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2in"/>
    </style:style>
    <style:style style:name="co2" style:family="table-column">
      <style:table-column-properties fo:break-before="auto" style:column-width="0.80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0.3783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0.8929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7217in"/>
    </style:style>
    <style:style style:name="co12" style:family="table-column">
      <style:table-column-properties fo:break-before="auto" style:column-width="1.4075in"/>
    </style:style>
    <style:style style:name="co13" style:family="table-column">
      <style:table-column-properties fo:break-before="auto" style:column-width="1.4929in"/>
    </style:style>
    <style:style style:name="co14" style:family="table-column">
      <style:table-column-properties fo:break-before="auto" style:column-width="2.1799in"/>
    </style:style>
    <style:style style:name="co15" style:family="table-column">
      <style:table-column-properties fo:break-before="auto" style:column-width="0.55in"/>
    </style:style>
    <style:style style:name="co16" style:family="table-column">
      <style:table-column-properties fo:break-before="auto" style:column-width="0.8in"/>
    </style:style>
    <style:style style:name="co17" style:family="table-column">
      <style:table-column-properties fo:break-before="auto" style:column-width="1.8366in"/>
    </style:style>
    <style:style style:name="co18" style:family="table-column">
      <style:table-column-properties fo:break-before="auto" style:column-width="1.3217in"/>
    </style:style>
    <style:style style:name="co19" style:family="table-column">
      <style:table-column-properties fo:break-before="auto" style:column-width="1.6646in"/>
    </style:style>
    <style:style style:name="co20" style:family="table-column">
      <style:table-column-properties fo:break-before="auto" style:column-width="3.8953in"/>
    </style:style>
    <style:style style:name="co21" style:family="table-column">
      <style:table-column-properties fo:break-before="auto" style:column-width="0.9783in"/>
    </style:style>
    <style:style style:name="co22" style:family="table-column">
      <style:table-column-properties fo:break-before="auto" style:column-width="6.2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7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in"/>
      <style:text-properties style:font-name="Courier New" fo:font-weight="normal" style:font-weight-asian="normal" style:font-weight-complex="normal"/>
    </style:style>
    <style:style style:name="ce2" style:family="table-cell" style:parent-style-name="Default">
      <style:table-cell-properties fo:border-bottom="none" fo:background-color="#ffffa6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Courier New" fo:font-weight="normal" style:font-weight-asian="normal" style:font-weight-complex="normal"/>
    </style:style>
    <style:style style:name="ce3" style:family="table-cell" style:parent-style-name="Default">
      <style:table-cell-properties fo:border-bottom="none" fo:background-color="#ffffa6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Courier New" fo:font-weight="normal" style:font-weight-asian="normal" style:font-weight-complex="normal"/>
    </style:style>
    <style:style style:name="ce4" style:family="table-cell" style:parent-style-name="Default">
      <style:table-cell-properties fo:border-bottom="0.74pt solid #000000" fo:background-color="#ffffa6" fo:border-left="0.74pt solid #000000" fo:border-right="0.74pt solid #000000" fo:border-top="none"/>
      <style:text-properties style:font-name="Courier New" fo:font-weight="normal" style:font-weight-asian="normal" style:font-weight-complex="normal"/>
    </style:style>
    <style:style style:name="ce51" style:family="table-cell" style:parent-style-name="Default">
      <style:table-cell-properties fo:background-color="#ffffa6" fo:border="0.74pt solid #000000"/>
      <style:text-properties style:font-name="Courier New"/>
    </style:style>
    <style:style style:name="ce52" style:family="table-cell" style:parent-style-name="Default">
      <style:text-properties style:font-name="Courier New"/>
    </style:style>
    <style:style style:name="ce53" style:family="table-cell" style:parent-style-name="Default" style:data-style-name="N100">
      <style:table-cell-properties fo:background-color="#ffffa6" style:text-align-source="fix" style:repeat-content="false" fo:border="0.74pt solid #000000"/>
      <style:paragraph-properties fo:text-align="center" fo:margin-left="0in"/>
      <style:text-properties style:font-name="Courier New" fo:font-weight="normal" style:font-weight-asian="normal" style:font-weight-complex="normal"/>
    </style:style>
    <style:style style:name="ce8" style:family="table-cell" style:parent-style-name="Default" style:data-style-name="N100">
      <style:table-cell-properties fo:background-color="#ffffa6" style:text-align-source="fix" style:repeat-content="false" fo:wrap-option="wrap" fo:border="0.74pt solid #000000" style:vertical-align="middle"/>
      <style:paragraph-properties fo:text-align="center" fo:margin-left="0in"/>
      <style:text-properties style:font-name="Courier New" fo:font-weight="normal" style:font-weight-asian="normal" style:font-weight-complex="normal"/>
    </style:style>
    <style:style style:name="ce55" style:family="table-cell" style:parent-style-name="Default" style:data-style-name="N100">
      <style:table-cell-properties fo:background-color="#ffffa6" style:text-align-source="fix" style:repeat-content="false" fo:wrap-option="wrap" fo:border="0.74pt solid #000000"/>
      <style:paragraph-properties fo:text-align="center" fo:margin-left="0in"/>
      <style:text-properties style:font-name="Courier New" fo:font-weight="normal" style:font-weight-asian="normal" style:font-weight-complex="normal"/>
    </style:style>
    <style:style style:name="ce56" style:family="table-cell" style:parent-style-name="Default" style:data-style-name="N100">
      <style:table-cell-properties fo:background-color="#77bc65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ce57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ce58" style:family="table-cell" style:parent-style-name="Default" style:data-style-name="N100">
      <style:table-cell-properties fo:background-color="#ffffd7" style:text-align-source="fix" style:repeat-content="false" fo:border="0.74pt solid #000000"/>
      <style:paragraph-properties fo:text-align="center" fo:margin-left="0in"/>
      <style:text-properties style:font-name="Courier New" fo:font-weight="normal" style:font-weight-asian="normal" style:font-weight-complex="normal"/>
    </style:style>
    <style:style style:name="ce13" style:family="table-cell" style:parent-style-name="Default" style:data-style-name="N100">
      <style:table-cell-properties fo:background-color="#ffffd7" style:text-align-source="fix" style:repeat-content="false" fo:wrap-option="wrap" fo:border="0.74pt solid #000000"/>
      <style:paragraph-properties fo:text-align="center" fo:margin-left="0in"/>
      <style:text-properties style:font-name="Courier New" fo:font-weight="normal" style:font-weight-asian="normal" style:font-weight-complex="normal"/>
    </style:style>
    <style:style style:name="ce60" style:family="table-cell" style:parent-style-name="Default" style:data-style-name="N100">
      <style:table-cell-properties fo:background-color="#afd095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ce61" style:family="table-cell" style:parent-style-name="Default" style:data-style-name="N100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in"/>
      <style:text-properties style:font-name="Courier New" fo:font-weight="normal" style:font-weight-asian="normal" style:font-weight-complex="normal"/>
    </style:style>
    <style:style style:name="ce62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ce27" style:family="table-cell" style:parent-style-name="Default" style:data-style-name="N0">
      <style:table-cell-properties fo:background-color="#ff6d6d" style:text-align-source="fix" style:repeat-content="false" fo:border="0.74pt solid #000000" style:vertical-align="middle"/>
      <style:paragraph-properties fo:text-align="center" fo:margin-left="0in"/>
      <style:text-properties style:font-name="Courier New"/>
    </style:style>
    <style:style style:name="ce45" style:family="table-cell" style:parent-style-name="Default" style:data-style-name="N0">
      <style:table-cell-properties fo:background-color="#ffa6a6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ce29" style:family="table-cell" style:parent-style-name="Default" style:data-style-name="N0">
      <style:table-cell-properties fo:background-color="#ffa6a6" style:text-align-source="fix" style:repeat-content="false" fo:border="0.74pt solid #000000" style:vertical-align="middle"/>
      <style:paragraph-properties fo:text-align="center" fo:margin-left="0in"/>
      <style:text-properties style:font-name="Courier New"/>
    </style:style>
    <style:style style:name="ce30" style:family="table-cell" style:parent-style-name="Default" style:data-style-name="N100">
      <style:table-cell-properties fo:background-color="#ffa6a6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ce31" style:family="table-cell" style:parent-style-name="Default" style:data-style-name="N0">
      <style:table-cell-properties fo:background-color="#ff6d6d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ce28" style:family="table-cell" style:parent-style-name="Default" style:data-style-name="N0">
      <style:table-cell-properties fo:background-color="#ffa6a6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ce80" style:family="table-cell" style:parent-style-name="Default" style:data-style-name="N100">
      <style:table-cell-properties fo:background-color="#ffffa6" style:text-align-source="fix" style:repeat-content="false" fo:wrap-option="no-wrap" fo:border="0.74pt solid #000000" style:vertical-align="middle"/>
      <style:paragraph-properties fo:text-align="center"/>
      <style:text-properties style:font-name="Courier New"/>
    </style:style>
    <style:style style:name="ce81" style:family="table-cell" style:parent-style-name="Default">
      <style:table-cell-properties fo:wrap-option="no-wrap"/>
      <style:text-properties style:font-name="Courier New"/>
    </style:style>
    <style:style style:name="ce82" style:family="table-cell" style:parent-style-name="Default">
      <style:table-cell-properties fo:background-color="#ffffa6" style:text-align-source="fix" style:repeat-content="false" fo:wrap-option="no-wrap" fo:border="0.74pt solid #000000" style:vertical-align="middle"/>
      <style:paragraph-properties fo:text-align="center" fo:margin-left="0in"/>
      <style:text-properties style:font-name="Courier New"/>
    </style:style>
    <style:style style:name="ce85" style:family="table-cell" style:parent-style-name="Default">
      <style:table-cell-properties fo:background-color="#ffffa6" style:text-align-source="fix" style:repeat-content="false" fo:wrap-option="no-wrap" fo:border="0.74pt solid #000000"/>
      <style:paragraph-properties fo:text-align="center" fo:margin-left="0in"/>
      <style:text-properties style:font-name="Courier New"/>
    </style:style>
    <style:style style:name="ce84" style:family="table-cell" style:parent-style-name="Default">
      <style:table-cell-properties fo:background-color="#ffffd7" style:text-align-source="fix" style:repeat-content="false" fo:wrap-option="no-wrap" fo:border="0.74pt solid #000000"/>
      <style:paragraph-properties fo:text-align="center" fo:margin-left="0in"/>
      <style:text-properties style:font-name="Courier New"/>
    </style:style>
    <style:style style:name="ce86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ce8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in"/>
      <style:text-properties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in"/>
      <style:text-properties style:font-name="Courier New"/>
    </style:style>
    <style:style style:name="ce90" style:family="table-cell" style:parent-style-name="Default" style:data-style-name="N0">
      <style:text-properties style:font-name="Courier New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Editor" table:style-name="ta1">
        <office:forms form:automatic-focus="false" form:apply-design-mode="false"/>
        <table:table-column table:style-name="co1" table:default-cell-style-name="ce52"/>
        <table:table-column table:style-name="co2" table:number-columns-repeated="36" table:default-cell-style-name="ce52"/>
        <table:table-column table:style-name="co3" table:number-columns-repeated="16345" table:default-cell-style-name="ce52"/>
        <table:table-row table:style-name="ro1">
          <table:table-cell table:style-name="ce47" office:value-type="string" calcext:value-type="string">
            <text:p>Dec</text:p>
          </table:table-cell>
          <table:table-cell table:style-name="ce53" office:value-type="string" calcext:value-type="string">
            <text:p>0</text:p>
          </table:table-cell>
          <table:table-cell table:style-name="ce58" office:value-type="string" calcext:value-type="string">
            <text:p>1</text:p>
          </table:table-cell>
          <table:table-cell table:style-name="ce53" office:value-type="string" calcext:value-type="string">
            <text:p>2</text:p>
          </table:table-cell>
          <table:table-cell table:style-name="ce58" office:value-type="string" calcext:value-type="string">
            <text:p>3</text:p>
          </table:table-cell>
          <table:table-cell table:style-name="ce53" office:value-type="string" calcext:value-type="string">
            <text:p>4</text:p>
          </table:table-cell>
          <table:table-cell table:style-name="ce58" office:value-type="string" calcext:value-type="string">
            <text:p>5</text:p>
          </table:table-cell>
          <table:table-cell table:style-name="ce53" office:value-type="string" calcext:value-type="string">
            <text:p>6</text:p>
          </table:table-cell>
          <table:table-cell table:style-name="ce58" office:value-type="string" calcext:value-type="string">
            <text:p>7</text:p>
          </table:table-cell>
          <table:table-cell table:style-name="ce53" office:value-type="string" calcext:value-type="string">
            <text:p>8</text:p>
          </table:table-cell>
          <table:table-cell table:style-name="ce58" office:value-type="string" calcext:value-type="string">
            <text:p>9</text:p>
          </table:table-cell>
          <table:table-cell table:style-name="ce53" office:value-type="string" calcext:value-type="string">
            <text:p>10</text:p>
          </table:table-cell>
          <table:table-cell table:style-name="ce58" office:value-type="string" calcext:value-type="string">
            <text:p>11</text:p>
          </table:table-cell>
          <table:table-cell table:style-name="ce53" office:value-type="string" calcext:value-type="string">
            <text:p>12</text:p>
          </table:table-cell>
          <table:table-cell table:style-name="ce58" office:value-type="string" calcext:value-type="string">
            <text:p>13</text:p>
          </table:table-cell>
          <table:table-cell table:style-name="ce53" office:value-type="string" calcext:value-type="string">
            <text:p>14</text:p>
          </table:table-cell>
          <table:table-cell table:style-name="ce58" office:value-type="string" calcext:value-type="string">
            <text:p>15</text:p>
          </table:table-cell>
          <table:table-cell table:style-name="ce53" office:value-type="string" calcext:value-type="string">
            <text:p>16</text:p>
          </table:table-cell>
          <table:table-cell table:style-name="ce58" office:value-type="string" calcext:value-type="string">
            <text:p>17</text:p>
          </table:table-cell>
          <table:table-cell table:style-name="ce53" office:value-type="string" calcext:value-type="string">
            <text:p>18</text:p>
          </table:table-cell>
          <table:table-cell table:style-name="ce58" office:value-type="string" calcext:value-type="string">
            <text:p>19</text:p>
          </table:table-cell>
          <table:table-cell table:style-name="ce53" office:value-type="string" calcext:value-type="string">
            <text:p>20</text:p>
          </table:table-cell>
          <table:table-cell table:style-name="ce58" office:value-type="string" calcext:value-type="string">
            <text:p>21</text:p>
          </table:table-cell>
          <table:table-cell table:style-name="ce53" office:value-type="string" calcext:value-type="string">
            <text:p>22</text:p>
          </table:table-cell>
          <table:table-cell table:style-name="ce58" office:value-type="string" calcext:value-type="string">
            <text:p>23</text:p>
          </table:table-cell>
          <table:table-cell table:style-name="ce53" office:value-type="string" calcext:value-type="string">
            <text:p>24</text:p>
          </table:table-cell>
          <table:table-cell table:style-name="ce58" office:value-type="string" calcext:value-type="string">
            <text:p>25</text:p>
          </table:table-cell>
          <table:table-cell table:style-name="ce53" office:value-type="string" calcext:value-type="string">
            <text:p>26</text:p>
          </table:table-cell>
          <table:table-cell table:style-name="ce58" office:value-type="string" calcext:value-type="string">
            <text:p>27</text:p>
          </table:table-cell>
          <table:table-cell table:style-name="ce53" office:value-type="string" calcext:value-type="string">
            <text:p>28</text:p>
          </table:table-cell>
          <table:table-cell table:style-name="ce58" office:value-type="string" calcext:value-type="string">
            <text:p>29</text:p>
          </table:table-cell>
          <table:table-cell table:style-name="ce53" office:value-type="string" calcext:value-type="string">
            <text:p>30</text:p>
          </table:table-cell>
          <table:table-cell table:style-name="ce58" office:value-type="string" calcext:value-type="string">
            <text:p>31</text:p>
          </table:table-cell>
          <table:table-cell table:style-name="ce53" office:value-type="string" calcext:value-type="string">
            <text:p>32</text:p>
          </table:table-cell>
          <table:table-cell table:style-name="ce58" office:value-type="string" calcext:value-type="string">
            <text:p>33</text:p>
          </table:table-cell>
          <table:table-cell table:style-name="ce53" office:value-type="string" calcext:value-type="string">
            <text:p>34</text:p>
          </table:table-cell>
          <table:table-cell table:style-name="ce58" office:value-type="string" calcext:value-type="string">
            <text:p>35</text:p>
          </table:table-cell>
          <table:table-cell table:number-columns-repeated="16345"/>
        </table:table-row>
        <table:table-row table:style-name="ro1">
          <table:table-cell table:style-name="ce47" office:value-type="string" calcext:value-type="string">
            <text:p>Hex</text:p>
          </table:table-cell>
          <table:table-cell table:style-name="ce53" office:value-type="string" calcext:value-type="string">
            <text:p>00</text:p>
          </table:table-cell>
          <table:table-cell table:style-name="ce58" office:value-type="string" calcext:value-type="string">
            <text:p>01</text:p>
          </table:table-cell>
          <table:table-cell table:style-name="ce53" office:value-type="string" calcext:value-type="string">
            <text:p>02</text:p>
          </table:table-cell>
          <table:table-cell table:style-name="ce58" office:value-type="string" calcext:value-type="string">
            <text:p>03</text:p>
          </table:table-cell>
          <table:table-cell table:style-name="ce53" office:value-type="string" calcext:value-type="string">
            <text:p>04</text:p>
          </table:table-cell>
          <table:table-cell table:style-name="ce58" office:value-type="string" calcext:value-type="string">
            <text:p>05</text:p>
          </table:table-cell>
          <table:table-cell table:style-name="ce53" office:value-type="string" calcext:value-type="string">
            <text:p>06</text:p>
          </table:table-cell>
          <table:table-cell table:style-name="ce58" office:value-type="string" calcext:value-type="string">
            <text:p>07</text:p>
          </table:table-cell>
          <table:table-cell table:style-name="ce53" office:value-type="string" calcext:value-type="string">
            <text:p>08</text:p>
          </table:table-cell>
          <table:table-cell table:style-name="ce58" office:value-type="string" calcext:value-type="string">
            <text:p>09</text:p>
          </table:table-cell>
          <table:table-cell table:style-name="ce53" office:value-type="string" calcext:value-type="string">
            <text:p>0A</text:p>
          </table:table-cell>
          <table:table-cell table:style-name="ce58" office:value-type="string" calcext:value-type="string">
            <text:p>0B</text:p>
          </table:table-cell>
          <table:table-cell table:style-name="ce53" office:value-type="string" calcext:value-type="string">
            <text:p>0C</text:p>
          </table:table-cell>
          <table:table-cell table:style-name="ce58" office:value-type="string" calcext:value-type="string">
            <text:p>0D</text:p>
          </table:table-cell>
          <table:table-cell table:style-name="ce53" office:value-type="string" calcext:value-type="string">
            <text:p>0E</text:p>
          </table:table-cell>
          <table:table-cell table:style-name="ce58" office:value-type="string" calcext:value-type="string">
            <text:p>0F</text:p>
          </table:table-cell>
          <table:table-cell table:style-name="ce53" office:value-type="string" calcext:value-type="string">
            <text:p>10</text:p>
          </table:table-cell>
          <table:table-cell table:style-name="ce58" office:value-type="string" calcext:value-type="string">
            <text:p>11</text:p>
          </table:table-cell>
          <table:table-cell table:style-name="ce53" office:value-type="string" calcext:value-type="string">
            <text:p>12</text:p>
          </table:table-cell>
          <table:table-cell table:style-name="ce58" office:value-type="string" calcext:value-type="string">
            <text:p>13</text:p>
          </table:table-cell>
          <table:table-cell table:style-name="ce53" office:value-type="string" calcext:value-type="string">
            <text:p>14</text:p>
          </table:table-cell>
          <table:table-cell table:style-name="ce58" office:value-type="string" calcext:value-type="string">
            <text:p>15</text:p>
          </table:table-cell>
          <table:table-cell table:style-name="ce53" office:value-type="string" calcext:value-type="string">
            <text:p>16</text:p>
          </table:table-cell>
          <table:table-cell table:style-name="ce58" office:value-type="string" calcext:value-type="string">
            <text:p>17</text:p>
          </table:table-cell>
          <table:table-cell table:style-name="ce53" office:value-type="string" calcext:value-type="string">
            <text:p>18</text:p>
          </table:table-cell>
          <table:table-cell table:style-name="ce58" office:value-type="string" calcext:value-type="string">
            <text:p>19</text:p>
          </table:table-cell>
          <table:table-cell table:style-name="ce53" office:value-type="string" calcext:value-type="string">
            <text:p>1A</text:p>
          </table:table-cell>
          <table:table-cell table:style-name="ce58" office:value-type="string" calcext:value-type="string">
            <text:p>1B</text:p>
          </table:table-cell>
          <table:table-cell table:style-name="ce53" office:value-type="string" calcext:value-type="string">
            <text:p>1C</text:p>
          </table:table-cell>
          <table:table-cell table:style-name="ce58" office:value-type="string" calcext:value-type="string">
            <text:p>1D</text:p>
          </table:table-cell>
          <table:table-cell table:style-name="ce53" office:value-type="string" calcext:value-type="string">
            <text:p>1E</text:p>
          </table:table-cell>
          <table:table-cell table:style-name="ce58" office:value-type="string" calcext:value-type="string">
            <text:p>1F</text:p>
          </table:table-cell>
          <table:table-cell table:style-name="ce53" office:value-type="float" office:value="20" calcext:value-type="float">
            <text:p>20</text:p>
          </table:table-cell>
          <table:table-cell table:style-name="ce58" office:value-type="float" office:value="21" calcext:value-type="float">
            <text:p>21</text:p>
          </table:table-cell>
          <table:table-cell table:style-name="ce53" office:value-type="float" office:value="22" calcext:value-type="float">
            <text:p>22</text:p>
          </table:table-cell>
          <table:table-cell table:style-name="ce58" office:value-type="float" office:value="23" calcext:value-type="float">
            <text:p>23</text:p>
          </table:table-cell>
          <table:table-cell table:number-columns-repeated="16345"/>
        </table:table-row>
        <table:table-row table:style-name="ro1">
          <table:table-cell table:style-name="ce2"/>
          <table:table-cell table:style-name="ce8" office:value-type="string" calcext:value-type="string" table:number-columns-spanned="2" table:number-rows-spanned="2">
            <office:annotation draw:style-name="gr1" draw:text-style-name="P2" svg:width="1.1413in" svg:height="0.7083in" svg:x="3.7752in" svg:y="0in" draw:caption-point-x="-0.2402in" draw:caption-point-y="0.3594in">
              <dc:date>2023-02-06T00:00:00</dc:date>
              <text:p text:style-name="P1"><text:span text:style-name="T1">Item Name Reference</text:span></text:p>
            </office:annotation>
            <text:p>Name</text:p>
          </table:table-cell>
          <table:covered-table-cell table:style-name="ce13"/>
          <table:table-cell table:style-name="ce8" office:value-type="string" calcext:value-type="string" table:number-columns-spanned="2" table:number-rows-spanned="2">
            <text:p>Price</text:p>
          </table:table-cell>
          <table:covered-table-cell table:style-name="ce13"/>
          <table:table-cell table:style-name="ce8" office:value-type="string" calcext:value-type="string" table:number-columns-spanned="2" table:number-rows-spanned="2">
            <office:annotation draw:style-name="gr1" draw:text-style-name="P2" svg:width="1.1413in" svg:height="0.7083in" svg:x="7.0083in" svg:y="0in" draw:caption-point-x="-0.2402in" draw:caption-point-y="0.3594in">
              <dc:date>2023-02-06T00:00:00</dc:date>
              <text:p text:style-name="P1"><text:span text:style-name="T1">Item Description Reference</text:span></text:p>
            </office:annotation>
            <text:p>Description</text:p>
          </table:table-cell>
          <table:covered-table-cell table:style-name="ce13"/>
          <table:table-cell table:style-name="ce8" office:value-type="string" calcext:value-type="string" table:number-columns-spanned="1" table:number-rows-spanned="3">
            <text:p>Item Type</text:p>
          </table:table-cell>
          <table:table-cell table:style-name="ce61" office:value-type="string" calcext:value-type="string" table:number-columns-spanned="1" table:number-rows-spanned="3">
            <text:p>Element</text:p>
          </table:table-cell>
          <table:table-cell table:style-name="ce8" office:value-type="string" calcext:value-type="string" table:number-columns-spanned="1" table:number-rows-spanned="3">
            <text:p>Slots</text:p>
          </table:table-cell>
          <table:table-cell table:style-name="ce61" office:value-type="string" calcext:value-type="string" table:number-columns-spanned="1" table:number-rows-spanned="3">
            <text:p>Animation</text:p>
          </table:table-cell>
          <table:table-cell table:style-name="ce8" office:value-type="string" calcext:value-type="string" table:number-columns-spanned="1" table:number-rows-spanned="3">
            <text:p>Range</text:p>
          </table:table-cell>
          <table:table-cell table:style-name="ce61" office:value-type="string" calcext:value-type="string" table:number-columns-spanned="1" table:number-rows-spanned="3">
            <text:p>Weight</text:p>
          </table:table-cell>
          <table:table-cell table:style-name="ce8" office:value-type="string" calcext:value-type="string" table:number-columns-spanned="1" table:number-rows-spanned="3">
            <text:p>Physical Power</text:p>
          </table:table-cell>
          <table:table-cell table:style-name="ce61" office:value-type="string" calcext:value-type="string" table:number-columns-spanned="1" table:number-rows-spanned="3">
            <text:p>Magical Power</text:p>
          </table:table-cell>
          <table:table-cell table:style-name="ce8" office:value-type="string" calcext:value-type="string" table:number-columns-spanned="1" table:number-rows-spanned="3">
            <text:p>On Hit Element</text:p>
          </table:table-cell>
          <table:table-cell table:style-name="ce61" office:value-type="string" calcext:value-type="string" table:number-columns-spanned="1" table:number-rows-spanned="3">
            <office:annotation draw:style-name="gr1" draw:text-style-name="P2" svg:width="1.1413in" svg:height="0.7083in" svg:x="15.0917in" svg:y="0in" draw:caption-point-x="-0.2402in" draw:caption-point-y="0.3594in">
              <dc:date>2023-02-05T00:00:00</dc:date>
              <text:p text:style-name="P1"><text:span text:style-name="T1">Padding?</text:span></text:p>
            </office:annotation>
            <text:p>?</text:p>
          </table:table-cell>
          <table:table-cell table:style-name="ce8" office:value-type="string" calcext:value-type="string" table:number-columns-spanned="1" table:number-rows-spanned="3">
            <text:p>Skill</text:p>
          </table:table-cell>
          <table:table-cell table:style-name="ce61" office:value-type="string" calcext:value-type="string" table:number-columns-spanned="1" table:number-rows-spanned="3">
            <text:p>On Hit Effect</text:p>
          </table:table-cell>
          <table:table-cell table:style-name="ce8" office:value-type="string" calcext:value-type="string" table:number-columns-spanned="1" table:number-rows-spanned="3">
            <text:p>Perks</text:p>
          </table:table-cell>
          <table:table-cell table:style-name="ce61" office:value-type="string" calcext:value-type="string" table:number-columns-spanned="1" table:number-rows-spanned="3">
            <text:p>Str</text:p>
            <text:p>Bonus</text:p>
          </table:table-cell>
          <table:table-cell table:style-name="ce8" office:value-type="string" calcext:value-type="string" table:number-columns-spanned="1" table:number-rows-spanned="3">
            <text:p>Int</text:p>
            <text:p> Bonus</text:p>
          </table:table-cell>
          <table:table-cell table:style-name="ce61" office:value-type="string" calcext:value-type="string" table:number-columns-spanned="1" table:number-rows-spanned="3">
            <text:p>Agi</text:p>
            <text:p>Bonus</text:p>
          </table:table-cell>
          <table:table-cell table:style-name="ce8" office:value-type="string" calcext:value-type="string" table:number-columns-spanned="1" table:number-rows-spanned="3">
            <office:annotation draw:style-name="gr2" draw:text-style-name="P2" svg:width="1.1413in" svg:height="0.8567in" svg:x="20.75in" svg:y="0in" draw:caption-point-x="-0.2402in" draw:caption-point-y="0.3594in">
              <dc:date>2023-02-18T00:00:00</dc:date>
              <text:p text:style-name="P1"><text:span text:style-name="T2">Damage from this element is increased or reduced by this percentage.</text:span></text:p>
            </office:annotation>
            <text:p>Physical Defense Modifier</text:p>
          </table:table-cell>
          <table:table-cell table:style-name="ce61" office:value-type="string" calcext:value-type="string" table:number-columns-spanned="1" table:number-rows-spanned="3">
            <office:annotation draw:style-name="gr2" draw:text-style-name="P2" svg:width="1.1413in" svg:height="0.8567in" svg:x="21.5583in" svg:y="0in" draw:caption-point-x="-0.2402in" draw:caption-point-y="0.3594in">
              <dc:date>2023-02-18T00:00:00</dc:date>
              <text:p text:style-name="P1"><text:span text:style-name="T2">Damage from this element is increased or reduced by this percentage.</text:span></text:p>
            </office:annotation>
            <text:p>Air Defense Modifier</text:p>
          </table:table-cell>
          <table:table-cell table:style-name="ce8" office:value-type="string" calcext:value-type="string" table:number-columns-spanned="1" table:number-rows-spanned="3">
            <office:annotation draw:style-name="gr2" draw:text-style-name="P2" svg:width="1.1413in" svg:height="0.8567in" svg:x="22.3669in" svg:y="0in" draw:caption-point-x="-0.2402in" draw:caption-point-y="0.3594in">
              <dc:date>2023-02-18T00:00:00</dc:date>
              <text:p text:style-name="P1"><text:span text:style-name="T2">Damage from this element is increased or reduced by this percentage.</text:span></text:p>
            </office:annotation>
            <text:p>Fire Defense Modifier</text:p>
          </table:table-cell>
          <table:table-cell table:style-name="ce61" office:value-type="string" calcext:value-type="string" table:number-columns-spanned="1" table:number-rows-spanned="3">
            <office:annotation draw:style-name="gr2" draw:text-style-name="P2" svg:width="1.1413in" svg:height="0.8567in" svg:x="23.1752in" svg:y="0in" draw:caption-point-x="-0.2402in" draw:caption-point-y="0.3594in">
              <dc:date>2023-02-18T00:00:00</dc:date>
              <text:p text:style-name="P1"><text:span text:style-name="T2">Damage from this element is increased or reduced by this percentage.</text:span></text:p>
            </office:annotation>
            <text:p>Earth Defense Modifier</text:p>
          </table:table-cell>
          <table:table-cell table:style-name="ce8" office:value-type="string" calcext:value-type="string" table:number-columns-spanned="1" table:number-rows-spanned="3">
            <office:annotation draw:style-name="gr2" draw:text-style-name="P2" svg:width="1.1413in" svg:height="0.8567in" svg:x="23.9835in" svg:y="0in" draw:caption-point-x="-0.2402in" draw:caption-point-y="0.3594in">
              <dc:date>2023-02-18T00:00:00</dc:date>
              <text:p text:style-name="P1"><text:span text:style-name="T2">Damage from this element is increased or reduced by this percentage.</text:span></text:p>
            </office:annotation>
            <text:p>Water Defense Modifier</text:p>
          </table:table-cell>
          <table:table-cell table:style-name="ce61" office:value-type="string" calcext:value-type="string" table:number-columns-spanned="1" table:number-rows-spanned="3">
            <office:annotation draw:style-name="gr2" draw:text-style-name="P2" svg:width="1.1413in" svg:height="0.8567in" svg:x="24.7917in" svg:y="0in" draw:caption-point-x="-0.2402in" draw:caption-point-y="0.3594in">
              <dc:date>2023-02-18T00:00:00</dc:date>
              <text:p text:style-name="P1"><text:span text:style-name="T2">Damage from this element is increased or reduced by this percentage.</text:span></text:p>
            </office:annotation>
            <text:p>Virtue Defense Modifier</text:p>
          </table:table-cell>
          <table:table-cell table:style-name="ce8" office:value-type="string" calcext:value-type="string" table:number-columns-spanned="1" table:number-rows-spanned="3">
            <office:annotation draw:style-name="gr2" draw:text-style-name="P2" svg:width="1.1413in" svg:height="0.8567in" svg:x="25.6in" svg:y="0in" draw:caption-point-x="-0.2402in" draw:caption-point-y="0.3594in">
              <dc:date>2023-02-18T00:00:00</dc:date>
              <text:p text:style-name="P1"><text:span text:style-name="T2">Damage from this element is increased or reduced by this percentage.</text:span></text:p>
            </office:annotation>
            <text:p>Bane Defense Modifier</text:p>
          </table:table-cell>
          <table:table-cell table:style-name="ce61" office:value-type="string" calcext:value-type="string" table:number-columns-spanned="1" table:number-rows-spanned="3">
            <office:annotation draw:style-name="gr2" draw:text-style-name="P2" svg:width="1.1413in" svg:height="0.8567in" svg:x="26.4083in" svg:y="0in" draw:caption-point-x="-0.2402in" draw:caption-point-y="0.3594in">
              <dc:date>2023-02-05T00:00:00</dc:date>
              <text:p text:style-name="P1"><text:span text:style-name="T1">Unverified.</text:span><text:span text:style-name="T1"><text:line-break/></text:span><text:span text:style-name="T1"><text:line-break/></text:span><text:span text:style-name="T1">Likely incomplete.</text:span></text:p>
            </office:annotation>
            <text:p>Gear Set Flags 1</text:p>
          </table:table-cell>
          <table:table-cell table:style-name="ce8" office:value-type="string" calcext:value-type="string" table:number-columns-spanned="1" table:number-rows-spanned="3">
            <office:annotation draw:style-name="gr1" draw:text-style-name="P2" svg:width="1.1413in" svg:height="0.7083in" svg:x="27.2169in" svg:y="0in" draw:caption-point-x="-0.2402in" draw:caption-point-y="0.3594in">
              <dc:date>2023-02-05T00:00:00</dc:date>
              <text:p text:style-name="P1"><text:span text:style-name="T1">Unverified. </text:span><text:span text:style-name="T1"><text:line-break/></text:span><text:span text:style-name="T1"> </text:span><text:span text:style-name="T1"><text:line-break/></text:span><text:span text:style-name="T1">Likely incomplete.</text:span></text:p>
            </office:annotation>
            <text:p>Gear Set Flags 2</text:p>
          </table:table-cell>
          <table:table-cell table:style-name="ce61" office:value-type="string" calcext:value-type="string" table:number-columns-spanned="1" table:number-rows-spanned="3">
            <office:annotation draw:style-name="gr1" draw:text-style-name="P2" svg:width="1.1413in" svg:height="0.7083in" svg:x="28.0252in" svg:y="0in" draw:caption-point-x="-0.2402in" draw:caption-point-y="0.3594in">
              <dc:date>2023-02-05T00:00:00</dc:date>
              <text:p text:style-name="P1"><text:span text:style-name="T1">Unverified. </text:span><text:span text:style-name="T1"><text:line-break/></text:span><text:span text:style-name="T1"> </text:span><text:span text:style-name="T1"><text:line-break/></text:span><text:span text:style-name="T1">Likely incomplete.</text:span></text:p>
            </office:annotation>
            <text:p>Candy &amp; Other Flags</text:p>
          </table:table-cell>
          <table:table-cell table:style-name="ce8" office:value-type="string" calcext:value-type="string" table:number-columns-spanned="1" table:number-rows-spanned="3">
            <text:p>Movement Types</text:p>
          </table:table-cell>
          <table:table-cell table:style-name="ce61" office:value-type="string" calcext:value-type="string" table:number-columns-spanned="1" table:number-rows-spanned="3">
            <office:annotation draw:style-name="gr1" draw:text-style-name="P2" svg:width="1.1413in" svg:height="0.7083in" svg:x="29.6417in" svg:y="0in" draw:caption-point-x="-0.2402in" draw:caption-point-y="0.3594in">
              <dc:date>2023-02-05T00:00:00</dc:date>
              <text:p text:style-name="P1"><text:span text:style-name="T1">Padding?</text:span></text:p>
            </office:annotation>
            <text:p>?</text:p>
          </table:table-cell>
          <table:table-cell table:style-name="ce8" office:value-type="string" calcext:value-type="string" table:number-columns-spanned="1" table:number-rows-spanned="3">
            <office:annotation draw:style-name="gr1" draw:text-style-name="P2" svg:width="1.1413in" svg:height="0.7083in" svg:x="30.45in" svg:y="0in" draw:caption-point-x="-0.2402in" draw:caption-point-y="0.3594in">
              <dc:date>2023-02-05T00:00:00</dc:date>
              <text:p text:style-name="P1"><text:span text:style-name="T1">Padding?</text:span></text:p>
            </office:annotation>
            <text:p>?</text:p>
          </table:table-cell>
          <table:table-cell table:style-name="ce61" office:value-type="string" calcext:value-type="string" table:number-columns-spanned="1" table:number-rows-spanned="3">
            <office:annotation draw:style-name="gr1" draw:text-style-name="P2" svg:width="1.1413in" svg:height="0.7083in" svg:x="31.2583in" svg:y="0in" draw:caption-point-x="-0.2402in" draw:caption-point-y="0.3594in">
              <dc:date>2023-02-05T00:00:00</dc:date>
              <text:p text:style-name="P1"><text:span text:style-name="T1">Padding?</text:span></text:p>
            </office:annotation>
            <text:p>?</text:p>
          </table:table-cell>
          <table:table-cell table:number-columns-repeated="16345"/>
        </table:table-row>
        <table:table-row table:style-name="ro1">
          <table:table-cell table:style-name="ce3" office:value-type="string" calcext:value-type="string">
            <text:p>Items</text:p>
          </table:table-cell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8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table-cell table:number-columns-repeated="16345"/>
        </table:table-row>
        <table:table-row table:style-name="ro1">
          <table:table-cell table:style-name="ce4"/>
          <table:table-cell table:style-name="ce53" office:value-type="string" calcext:value-type="string">
            <text:p>0x00??</text:p>
          </table:table-cell>
          <table:table-cell table:style-name="ce58" office:value-type="string" calcext:value-type="string">
            <text:p>0x??00</text:p>
          </table:table-cell>
          <table:table-cell table:style-name="ce53" office:value-type="string" calcext:value-type="string">
            <text:p>0x00??</text:p>
          </table:table-cell>
          <table:table-cell table:style-name="ce58" office:value-type="string" calcext:value-type="string">
            <text:p>0x??00</text:p>
          </table:table-cell>
          <table:table-cell table:style-name="ce53" office:value-type="string" calcext:value-type="string">
            <text:p>0x00??</text:p>
          </table:table-cell>
          <table:table-cell table:style-name="ce58" office:value-type="string" calcext:value-type="string">
            <text:p>0x??00</text:p>
          </table:table-cell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table-cell table:number-columns-repeated="16345"/>
        </table:table-row>
        <table:table-row table:style-name="ro1">
          <table:table-cell table:style-name="ce51" office:value-type="string" calcext:value-type="string">
            <text:p>Nothing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0</text:p>
          </table:table-cell>
          <table:table-cell table:style-name="ce62" office:value-type="string" calcext:value-type="string">
            <text:p>0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hort Sword</text:p>
          </table:table-cell>
          <table:table-cell table:style-name="ce56" office:value-type="string" calcext:value-type="string">
            <text:p>3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68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2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7</text:p>
          </table:table-cell>
          <table:table-cell table:style-name="ce62" office:value-type="string" calcext:value-type="string">
            <text:p>1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Long Sword</text:p>
          </table:table-cell>
          <table:table-cell table:style-name="ce56" office:value-type="string" calcext:value-type="string">
            <text:p>3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bc</text:p>
          </table:table-cell>
          <table:table-cell table:style-name="ce60" office:value-type="string" calcext:value-type="string">
            <text:p>02</text:p>
          </table:table-cell>
          <table:table-cell table:style-name="ce56" office:value-type="string" calcext:value-type="string">
            <text:p>2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1e</text:p>
          </table:table-cell>
          <table:table-cell table:style-name="ce56" office:value-type="string" calcext:value-type="string">
            <text:p>28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Claymore</text:p>
          </table:table-cell>
          <table:table-cell table:style-name="ce56" office:value-type="string" calcext:value-type="string">
            <text:p>3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b0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2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23</text:p>
          </table:table-cell>
          <table:table-cell table:style-name="ce56" office:value-type="string" calcext:value-type="string">
            <text:p>3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um Mannus</text:p>
          </table:table-cell>
          <table:table-cell table:style-name="ce56" office:value-type="string" calcext:value-type="string">
            <text:p>3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a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2d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20</text:p>
          </table:table-cell>
          <table:table-cell table:style-name="ce56" office:value-type="string" calcext:value-type="string">
            <text:p>3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fb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Firedrake Sword</text:p>
          </table:table-cell>
          <table:table-cell table:style-name="ce56" office:value-type="string" calcext:value-type="string">
            <text:p>3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a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2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2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21</text:p>
          </table:table-cell>
          <table:table-cell table:style-name="ce56" office:value-type="string" calcext:value-type="string">
            <text:p>38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Ice Blade</text:p>
          </table:table-cell>
          <table:table-cell table:style-name="ce56" office:value-type="string" calcext:value-type="string">
            <text:p>3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a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2f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1f</text:p>
          </table:table-cell>
          <table:table-cell table:style-name="ce56" office:value-type="string" calcext:value-type="string">
            <text:p>3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Fafnir</text:p>
          </table:table-cell>
          <table:table-cell table:style-name="ce56" office:value-type="string" calcext:value-type="string">
            <text:p>3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40</text:p>
          </table:table-cell>
          <table:table-cell table:style-name="ce60" office:value-type="string" calcext:value-type="string">
            <text:p>06</text:p>
          </table:table-cell>
          <table:table-cell table:style-name="ce56" office:value-type="string" calcext:value-type="string">
            <text:p>3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1f</text:p>
          </table:table-cell>
          <table:table-cell table:style-name="ce62" office:value-type="string" calcext:value-type="string">
            <text:p>3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2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word of Tiamat</text:p>
          </table:table-cell>
          <table:table-cell table:style-name="ce56" office:value-type="string" calcext:value-type="string">
            <text:p>37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ca</text:p>
          </table:table-cell>
          <table:table-cell table:style-name="ce60" office:value-type="string" calcext:value-type="string">
            <text:p>08</text:p>
          </table:table-cell>
          <table:table-cell table:style-name="ce56" office:value-type="string" calcext:value-type="string">
            <text:p>3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25</text:p>
          </table:table-cell>
          <table:table-cell table:style-name="ce62" office:value-type="string" calcext:value-type="string">
            <text:p>3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2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Balmung</text:p>
          </table:table-cell>
          <table:table-cell table:style-name="ce56" office:value-type="string" calcext:value-type="string">
            <text:p>38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30</text:p>
          </table:table-cell>
          <table:table-cell table:style-name="ce60" office:value-type="string" calcext:value-type="string">
            <text:p>0c</text:p>
          </table:table-cell>
          <table:table-cell table:style-name="ce56" office:value-type="string" calcext:value-type="string">
            <text:p>3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2b</text:p>
          </table:table-cell>
          <table:table-cell table:style-name="ce56" office:value-type="string" calcext:value-type="string">
            <text:p>4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2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Notos</text:p>
          </table:table-cell>
          <table:table-cell table:style-name="ce56" office:value-type="string" calcext:value-type="string">
            <text:p>39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30</text:p>
          </table:table-cell>
          <table:table-cell table:style-name="ce60" office:value-type="string" calcext:value-type="string">
            <text:p>0c</text:p>
          </table:table-cell>
          <table:table-cell table:style-name="ce56" office:value-type="string" calcext:value-type="string">
            <text:p>3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28</text:p>
          </table:table-cell>
          <table:table-cell table:style-name="ce62" office:value-type="string" calcext:value-type="string">
            <text:p>3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fb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Laevateinn</text:p>
          </table:table-cell>
          <table:table-cell table:style-name="ce56" office:value-type="string" calcext:value-type="string">
            <text:p>3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30</text:p>
          </table:table-cell>
          <table:table-cell table:style-name="ce60" office:value-type="string" calcext:value-type="string">
            <text:p>0c</text:p>
          </table:table-cell>
          <table:table-cell table:style-name="ce56" office:value-type="string" calcext:value-type="string">
            <text:p>3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2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20</text:p>
          </table:table-cell>
          <table:table-cell table:style-name="ce62" office:value-type="string" calcext:value-type="string">
            <text:p>3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Gram</text:p>
          </table:table-cell>
          <table:table-cell table:style-name="ce56" office:value-type="string" calcext:value-type="string">
            <text:p>3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ca</text:p>
          </table:table-cell>
          <table:table-cell table:style-name="ce60" office:value-type="string" calcext:value-type="string">
            <text:p>08</text:p>
          </table:table-cell>
          <table:table-cell table:style-name="ce56" office:value-type="string" calcext:value-type="string">
            <text:p>3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21</text:p>
          </table:table-cell>
          <table:table-cell table:style-name="ce62" office:value-type="string" calcext:value-type="string">
            <text:p>3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fb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Oracion</text:p>
          </table:table-cell>
          <table:table-cell table:style-name="ce56" office:value-type="string" calcext:value-type="string">
            <text:p>3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a0</text:p>
          </table:table-cell>
          <table:table-cell table:style-name="ce60" office:value-type="string" calcext:value-type="string">
            <text:p>0f</text:p>
          </table:table-cell>
          <table:table-cell table:style-name="ce56" office:value-type="string" calcext:value-type="string">
            <text:p>3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24</text:p>
          </table:table-cell>
          <table:table-cell table:style-name="ce56" office:value-type="string" calcext:value-type="string">
            <text:p>47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47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8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Fragarach</text:p>
          </table:table-cell>
          <table:table-cell table:style-name="ce56" office:value-type="string" calcext:value-type="string">
            <text:p>3d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d8</text:p>
          </table:table-cell>
          <table:table-cell table:style-name="ce60" office:value-type="string" calcext:value-type="string">
            <text:p>0e</text:p>
          </table:table-cell>
          <table:table-cell table:style-name="ce56" office:value-type="string" calcext:value-type="string">
            <text:p>37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6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27</text:p>
          </table:table-cell>
          <table:table-cell table:style-name="ce62" office:value-type="string" calcext:value-type="string">
            <text:p>4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d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fb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office:annotation draw:style-name="gr1" draw:text-style-name="P2" svg:width="1.1413in" svg:height="0.7083in" svg:x="2.1583in" svg:y="2.965in" draw:caption-point-x="-0.2402in" draw:caption-point-y="0.5945in">
              <dc:date>2023-02-04T00:00:00</dc:date>
              <text:p text:style-name="P1"><text:span text:style-name="T1">Enemy Only</text:span></text:p>
            </office:annotation>
            <text:p>Anbicion – E</text:p>
          </table:table-cell>
          <table:table-cell table:style-name="ce56" office:value-type="string" calcext:value-type="string">
            <text:p>3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38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1c</text:p>
          </table:table-cell>
          <table:table-cell table:style-name="ce62" office:value-type="string" calcext:value-type="string">
            <text:p>5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fb</text:p>
          </table:table-cell>
          <table:table-cell table:style-name="ce56" office:value-type="string" calcext:value-type="string">
            <text:p>f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office:annotation draw:style-name="gr1" draw:text-style-name="P2" svg:width="1.1413in" svg:height="0.7083in" svg:x="2.1583in" svg:y="3.1429in" draw:caption-point-x="-0.2402in" draw:caption-point-y="0.5945in">
              <dc:date>2023-02-04T00:00:00</dc:date>
              <text:p text:style-name="P1"><text:span text:style-name="T1">Player Only</text:span></text:p>
            </office:annotation>
            <text:p>Anbicion – P</text:p>
          </table:table-cell>
          <table:table-cell table:style-name="ce56" office:value-type="string" calcext:value-type="string">
            <text:p>3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39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1c</text:p>
          </table:table-cell>
          <table:table-cell table:style-name="ce56" office:value-type="string" calcext:value-type="string">
            <text:p>4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3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f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Wind Snapdragon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3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5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Fire Snapdragon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3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2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5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Earth Snapdragon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3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5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Water Snapdragon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3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5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Virtue Snapdragon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3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5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Bane Snapdragon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3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6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5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Matsukaze</text:p>
          </table:table-cell>
          <table:table-cell table:style-name="ce56" office:value-type="string" calcext:value-type="string">
            <text:p>3f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a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3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26</text:p>
          </table:table-cell>
          <table:table-cell table:style-name="ce56" office:value-type="string" calcext:value-type="string">
            <text:p>3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fb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Kagari-bi</text:p>
          </table:table-cell>
          <table:table-cell table:style-name="ce56" office:value-type="string" calcext:value-type="string">
            <text:p>4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a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3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2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26</text:p>
          </table:table-cell>
          <table:table-cell table:style-name="ce56" office:value-type="string" calcext:value-type="string">
            <text:p>3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Yomogi-u</text:p>
          </table:table-cell>
          <table:table-cell table:style-name="ce56" office:value-type="string" calcext:value-type="string">
            <text:p>4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a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3d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26</text:p>
          </table:table-cell>
          <table:table-cell table:style-name="ce56" office:value-type="string" calcext:value-type="string">
            <text:p>3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fb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Yu-giri</text:p>
          </table:table-cell>
          <table:table-cell table:style-name="ce56" office:value-type="string" calcext:value-type="string">
            <text:p>4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a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3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26</text:p>
          </table:table-cell>
          <table:table-cell table:style-name="ce56" office:value-type="string" calcext:value-type="string">
            <text:p>3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Rapier</text:p>
          </table:table-cell>
          <table:table-cell table:style-name="ce56" office:value-type="string" calcext:value-type="string">
            <text:p>4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a4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3f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11</text:p>
          </table:table-cell>
          <table:table-cell table:style-name="ce56" office:value-type="string" calcext:value-type="string">
            <text:p>2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Estoc</text:p>
          </table:table-cell>
          <table:table-cell table:style-name="ce56" office:value-type="string" calcext:value-type="string">
            <text:p>4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80</text:p>
          </table:table-cell>
          <table:table-cell table:style-name="ce60" office:value-type="string" calcext:value-type="string">
            <text:p>02</text:p>
          </table:table-cell>
          <table:table-cell table:style-name="ce56" office:value-type="string" calcext:value-type="string">
            <text:p>4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15</text:p>
          </table:table-cell>
          <table:table-cell table:style-name="ce56" office:value-type="string" calcext:value-type="string">
            <text:p>28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Dragon Gem Sword</text:p>
          </table:table-cell>
          <table:table-cell table:style-name="ce56" office:value-type="string" calcext:value-type="string">
            <text:p>4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70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4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17</text:p>
          </table:table-cell>
          <table:table-cell table:style-name="ce56" office:value-type="string" calcext:value-type="string">
            <text:p>3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9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Inca Rose</text:p>
          </table:table-cell>
          <table:table-cell table:style-name="ce56" office:value-type="string" calcext:value-type="string">
            <text:p>4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4c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4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2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19</text:p>
          </table:table-cell>
          <table:table-cell table:style-name="ce56" office:value-type="string" calcext:value-type="string">
            <text:p>3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Peridot Sword</text:p>
          </table:table-cell>
          <table:table-cell table:style-name="ce56" office:value-type="string" calcext:value-type="string">
            <text:p>47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a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4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19</text:p>
          </table:table-cell>
          <table:table-cell table:style-name="ce62" office:value-type="string" calcext:value-type="string">
            <text:p>3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Needle of Light</text:p>
          </table:table-cell>
          <table:table-cell table:style-name="ce56" office:value-type="string" calcext:value-type="string">
            <text:p>48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a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4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f</text:p>
          </table:table-cell>
          <table:table-cell table:style-name="ce62" office:value-type="string" calcext:value-type="string">
            <text:p>3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Answerer</text:p>
          </table:table-cell>
          <table:table-cell table:style-name="ce56" office:value-type="string" calcext:value-type="string">
            <text:p>49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d8</text:p>
          </table:table-cell>
          <table:table-cell table:style-name="ce60" office:value-type="string" calcext:value-type="string">
            <text:p>0e</text:p>
          </table:table-cell>
          <table:table-cell table:style-name="ce56" office:value-type="string" calcext:value-type="string">
            <text:p>4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6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1c</text:p>
          </table:table-cell>
          <table:table-cell table:style-name="ce56" office:value-type="string" calcext:value-type="string">
            <text:p>4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fb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Francisca</text:p>
          </table:table-cell>
          <table:table-cell table:style-name="ce56" office:value-type="string" calcext:value-type="string">
            <text:p>4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cc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4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14</text:p>
          </table:table-cell>
          <table:table-cell table:style-name="ce56" office:value-type="string" calcext:value-type="string">
            <text:p>28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Prox</text:p>
          </table:table-cell>
          <table:table-cell table:style-name="ce56" office:value-type="string" calcext:value-type="string">
            <text:p>4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ca</text:p>
          </table:table-cell>
          <table:table-cell table:style-name="ce60" office:value-type="string" calcext:value-type="string">
            <text:p>08</text:p>
          </table:table-cell>
          <table:table-cell table:style-name="ce56" office:value-type="string" calcext:value-type="string">
            <text:p>47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4</text:p>
          </table:table-cell>
          <table:table-cell table:style-name="ce60" office:value-type="string" calcext:value-type="string">
            <text:p>02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25</text:p>
          </table:table-cell>
          <table:table-cell table:style-name="ce56" office:value-type="string" calcext:value-type="string">
            <text:p>4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Earth Dragon Axe</text:p>
          </table:table-cell>
          <table:table-cell table:style-name="ce56" office:value-type="string" calcext:value-type="string">
            <text:p>4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ca</text:p>
          </table:table-cell>
          <table:table-cell table:style-name="ce60" office:value-type="string" calcext:value-type="string">
            <text:p>08</text:p>
          </table:table-cell>
          <table:table-cell table:style-name="ce56" office:value-type="string" calcext:value-type="string">
            <text:p>48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4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1e</text:p>
          </table:table-cell>
          <table:table-cell table:style-name="ce56" office:value-type="string" calcext:value-type="string">
            <text:p>4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2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fb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Frozen Axe</text:p>
          </table:table-cell>
          <table:table-cell table:style-name="ce56" office:value-type="string" calcext:value-type="string">
            <text:p>4d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ca</text:p>
          </table:table-cell>
          <table:table-cell table:style-name="ce60" office:value-type="string" calcext:value-type="string">
            <text:p>08</text:p>
          </table:table-cell>
          <table:table-cell table:style-name="ce56" office:value-type="string" calcext:value-type="string">
            <text:p>49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4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1f</text:p>
          </table:table-cell>
          <table:table-cell table:style-name="ce56" office:value-type="string" calcext:value-type="string">
            <text:p>4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Bloody Cleaver</text:p>
          </table:table-cell>
          <table:table-cell table:style-name="ce56" office:value-type="string" calcext:value-type="string">
            <text:p>4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ca</text:p>
          </table:table-cell>
          <table:table-cell table:style-name="ce60" office:value-type="string" calcext:value-type="string">
            <text:p>08</text:p>
          </table:table-cell>
          <table:table-cell table:style-name="ce56" office:value-type="string" calcext:value-type="string">
            <text:p>4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4</text:p>
          </table:table-cell>
          <table:table-cell table:style-name="ce60" office:value-type="string" calcext:value-type="string">
            <text:p>06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2b</text:p>
          </table:table-cell>
          <table:table-cell table:style-name="ce56" office:value-type="string" calcext:value-type="string">
            <text:p>48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2d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fb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Boreas</text:p>
          </table:table-cell>
          <table:table-cell table:style-name="ce56" office:value-type="string" calcext:value-type="string">
            <text:p>4f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30</text:p>
          </table:table-cell>
          <table:table-cell table:style-name="ce60" office:value-type="string" calcext:value-type="string">
            <text:p>0c</text:p>
          </table:table-cell>
          <table:table-cell table:style-name="ce56" office:value-type="string" calcext:value-type="string">
            <text:p>4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4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2a</text:p>
          </table:table-cell>
          <table:table-cell table:style-name="ce56" office:value-type="string" calcext:value-type="string">
            <text:p>4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fb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Halt Hammer</text:p>
          </table:table-cell>
          <table:table-cell table:style-name="ce56" office:value-type="string" calcext:value-type="string">
            <text:p>5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d0</text:p>
          </table:table-cell>
          <table:table-cell table:style-name="ce60" office:value-type="string" calcext:value-type="string">
            <text:p>02</text:p>
          </table:table-cell>
          <table:table-cell table:style-name="ce56" office:value-type="string" calcext:value-type="string">
            <text:p>4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e</text:p>
          </table:table-cell>
          <table:table-cell table:style-name="ce56" office:value-type="string" calcext:value-type="string">
            <text:p>28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Euros</text:p>
          </table:table-cell>
          <table:table-cell table:style-name="ce56" office:value-type="string" calcext:value-type="string">
            <text:p>5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30</text:p>
          </table:table-cell>
          <table:table-cell table:style-name="ce60" office:value-type="string" calcext:value-type="string">
            <text:p>0c</text:p>
          </table:table-cell>
          <table:table-cell table:style-name="ce56" office:value-type="string" calcext:value-type="string">
            <text:p>4d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20</text:p>
          </table:table-cell>
          <table:table-cell table:style-name="ce62" office:value-type="string" calcext:value-type="string">
            <text:p>3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fb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Flame Flail</text:p>
          </table:table-cell>
          <table:table-cell table:style-name="ce56" office:value-type="string" calcext:value-type="string">
            <text:p>5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ca</text:p>
          </table:table-cell>
          <table:table-cell table:style-name="ce60" office:value-type="string" calcext:value-type="string">
            <text:p>08</text:p>
          </table:table-cell>
          <table:table-cell table:style-name="ce56" office:value-type="string" calcext:value-type="string">
            <text:p>4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2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23</text:p>
          </table:table-cell>
          <table:table-cell table:style-name="ce62" office:value-type="string" calcext:value-type="string">
            <text:p>3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anscion</text:p>
          </table:table-cell>
          <table:table-cell table:style-name="ce56" office:value-type="string" calcext:value-type="string">
            <text:p>5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22</text:p>
          </table:table-cell>
          <table:table-cell table:style-name="ce60" office:value-type="string" calcext:value-type="string">
            <text:p>0b</text:p>
          </table:table-cell>
          <table:table-cell table:style-name="ce56" office:value-type="string" calcext:value-type="string">
            <text:p>4f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1f</text:p>
          </table:table-cell>
          <table:table-cell table:style-name="ce62" office:value-type="string" calcext:value-type="string">
            <text:p>4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1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f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fb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Hammer of Tears</text:p>
          </table:table-cell>
          <table:table-cell table:style-name="ce56" office:value-type="string" calcext:value-type="string">
            <text:p>5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22</text:p>
          </table:table-cell>
          <table:table-cell table:style-name="ce60" office:value-type="string" calcext:value-type="string">
            <text:p>0b</text:p>
          </table:table-cell>
          <table:table-cell table:style-name="ce56" office:value-type="string" calcext:value-type="string">
            <text:p>5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21</text:p>
          </table:table-cell>
          <table:table-cell table:style-name="ce62" office:value-type="string" calcext:value-type="string">
            <text:p>3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Mystic Hammer</text:p>
          </table:table-cell>
          <table:table-cell table:style-name="ce56" office:value-type="string" calcext:value-type="string">
            <text:p>5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22</text:p>
          </table:table-cell>
          <table:table-cell table:style-name="ce60" office:value-type="string" calcext:value-type="string">
            <text:p>0b</text:p>
          </table:table-cell>
          <table:table-cell table:style-name="ce56" office:value-type="string" calcext:value-type="string">
            <text:p>5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24</text:p>
          </table:table-cell>
          <table:table-cell table:style-name="ce62" office:value-type="string" calcext:value-type="string">
            <text:p>3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Battle Fan</text:p>
          </table:table-cell>
          <table:table-cell table:style-name="ce56" office:value-type="string" calcext:value-type="string">
            <text:p>5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4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5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1a</text:p>
          </table:table-cell>
          <table:table-cell table:style-name="ce62" office:value-type="string" calcext:value-type="string">
            <text:p>2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Caldia</text:p>
          </table:table-cell>
          <table:table-cell table:style-name="ce56" office:value-type="string" calcext:value-type="string">
            <text:p>57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b0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5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6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18</text:p>
          </table:table-cell>
          <table:table-cell table:style-name="ce56" office:value-type="string" calcext:value-type="string">
            <text:p>3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f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e</text:p>
          </table:table-cell>
          <table:table-cell table:style-name="ce56" office:value-type="string" calcext:value-type="string">
            <text:p>1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8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Hyacinth Fan</text:p>
          </table:table-cell>
          <table:table-cell table:style-name="ce56" office:value-type="string" calcext:value-type="string">
            <text:p>58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e8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5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6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16</text:p>
          </table:table-cell>
          <table:table-cell table:style-name="ce56" office:value-type="string" calcext:value-type="string">
            <text:p>3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fb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Gypsy Queen</text:p>
          </table:table-cell>
          <table:table-cell table:style-name="ce56" office:value-type="string" calcext:value-type="string">
            <text:p>59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a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5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6</text:p>
          </table:table-cell>
          <table:table-cell table:style-name="ce60" office:value-type="string" calcext:value-type="string">
            <text:p>06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18</text:p>
          </table:table-cell>
          <table:table-cell table:style-name="ce56" office:value-type="string" calcext:value-type="string">
            <text:p>3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6</text:p>
          </table:table-cell>
          <table:table-cell table:style-name="ce60" office:value-type="string" calcext:value-type="string">
            <text:p>1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f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fb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cipplay's Staff</text:p>
          </table:table-cell>
          <table:table-cell table:style-name="ce56" office:value-type="string" calcext:value-type="string">
            <text:p>5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e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5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7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2</text:p>
          </table:table-cell>
          <table:table-cell table:style-name="ce56" office:value-type="string" calcext:value-type="string">
            <text:p>14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Wind Wand</text:p>
          </table:table-cell>
          <table:table-cell table:style-name="ce56" office:value-type="string" calcext:value-type="string">
            <text:p>5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b0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57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7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9</text:p>
          </table:table-cell>
          <table:table-cell table:style-name="ce56" office:value-type="string" calcext:value-type="string">
            <text:p>18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fb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Fire Wand</text:p>
          </table:table-cell>
          <table:table-cell table:style-name="ce56" office:value-type="string" calcext:value-type="string">
            <text:p>5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b0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58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7</text:p>
          </table:table-cell>
          <table:table-cell table:style-name="ce60" office:value-type="string" calcext:value-type="string">
            <text:p>02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9</text:p>
          </table:table-cell>
          <table:table-cell table:style-name="ce62" office:value-type="string" calcext:value-type="string">
            <text:p>1a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9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Earth Wand</text:p>
          </table:table-cell>
          <table:table-cell table:style-name="ce56" office:value-type="string" calcext:value-type="string">
            <text:p>5d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b0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59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7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a</text:p>
          </table:table-cell>
          <table:table-cell table:style-name="ce62" office:value-type="string" calcext:value-type="string">
            <text:p>1a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fb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Ice Wand</text:p>
          </table:table-cell>
          <table:table-cell table:style-name="ce56" office:value-type="string" calcext:value-type="string">
            <text:p>5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b0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5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7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9</text:p>
          </table:table-cell>
          <table:table-cell table:style-name="ce56" office:value-type="string" calcext:value-type="string">
            <text:p>14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8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Ripple's Staff</text:p>
          </table:table-cell>
          <table:table-cell table:style-name="ce56" office:value-type="string" calcext:value-type="string">
            <text:p>5f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b0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5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7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e</text:p>
          </table:table-cell>
          <table:table-cell table:style-name="ce62" office:value-type="string" calcext:value-type="string">
            <text:p>1c</text:p>
          </table:table-cell>
          <table:table-cell table:style-name="ce60" office:value-type="string" calcext:value-type="string">
            <text:p>0a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2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Kerykeion</text:p>
          </table:table-cell>
          <table:table-cell table:style-name="ce56" office:value-type="string" calcext:value-type="string">
            <text:p>6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b0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5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7</text:p>
          </table:table-cell>
          <table:table-cell table:style-name="ce60" office:value-type="string" calcext:value-type="string">
            <text:p>06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c</text:p>
          </table:table-cell>
          <table:table-cell table:style-name="ce56" office:value-type="string" calcext:value-type="string">
            <text:p>20</text:p>
          </table:table-cell>
          <table:table-cell table:style-name="ce60" office:value-type="string" calcext:value-type="string">
            <text:p>0a</text:p>
          </table:table-cell>
          <table:table-cell table:style-name="ce56" office:value-type="string" calcext:value-type="string">
            <text:p>0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29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fb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Dowsing Rod</text:p>
          </table:table-cell>
          <table:table-cell table:style-name="ce56" office:value-type="string" calcext:value-type="string">
            <text:p>6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6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5d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7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2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ugar Cane</text:p>
          </table:table-cell>
          <table:table-cell table:style-name="ce56" office:value-type="string" calcext:value-type="string">
            <text:p>6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98</text:p>
          </table:table-cell>
          <table:table-cell table:style-name="ce60" office:value-type="string" calcext:value-type="string">
            <text:p>08</text:p>
          </table:table-cell>
          <table:table-cell table:style-name="ce56" office:value-type="string" calcext:value-type="string">
            <text:p>5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7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1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ff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Pike</text:p>
          </table:table-cell>
          <table:table-cell table:style-name="ce56" office:value-type="string" calcext:value-type="string">
            <text:p>6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8</text:p>
          </table:table-cell>
          <table:table-cell table:style-name="ce60" office:value-type="string" calcext:value-type="string">
            <text:p>02</text:p>
          </table:table-cell>
          <table:table-cell table:style-name="ce56" office:value-type="string" calcext:value-type="string">
            <text:p>5f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8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2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1c</text:p>
          </table:table-cell>
          <table:table-cell table:style-name="ce62" office:value-type="string" calcext:value-type="string">
            <text:p>2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Trident</text:p>
          </table:table-cell>
          <table:table-cell table:style-name="ce56" office:value-type="string" calcext:value-type="string">
            <text:p>6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4c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6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8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2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16</text:p>
          </table:table-cell>
          <table:table-cell table:style-name="ce56" office:value-type="string" calcext:value-type="string">
            <text:p>37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Zephyrus</text:p>
          </table:table-cell>
          <table:table-cell table:style-name="ce56" office:value-type="string" calcext:value-type="string">
            <text:p>6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30</text:p>
          </table:table-cell>
          <table:table-cell table:style-name="ce60" office:value-type="string" calcext:value-type="string">
            <text:p>0c</text:p>
          </table:table-cell>
          <table:table-cell table:style-name="ce56" office:value-type="string" calcext:value-type="string">
            <text:p>6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8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2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28</text:p>
          </table:table-cell>
          <table:table-cell table:style-name="ce56" office:value-type="string" calcext:value-type="string">
            <text:p>4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fb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Volcaetus</text:p>
          </table:table-cell>
          <table:table-cell table:style-name="ce56" office:value-type="string" calcext:value-type="string">
            <text:p>6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54</text:p>
          </table:table-cell>
          <table:table-cell table:style-name="ce60" office:value-type="string" calcext:value-type="string">
            <text:p>06</text:p>
          </table:table-cell>
          <table:table-cell table:style-name="ce56" office:value-type="string" calcext:value-type="string">
            <text:p>6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8</text:p>
          </table:table-cell>
          <table:table-cell table:style-name="ce60" office:value-type="string" calcext:value-type="string">
            <text:p>02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2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26</text:p>
          </table:table-cell>
          <table:table-cell table:style-name="ce56" office:value-type="string" calcext:value-type="string">
            <text:p>4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Earth Javelin</text:p>
          </table:table-cell>
          <table:table-cell table:style-name="ce56" office:value-type="string" calcext:value-type="string">
            <text:p>67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54</text:p>
          </table:table-cell>
          <table:table-cell table:style-name="ce60" office:value-type="string" calcext:value-type="string">
            <text:p>06</text:p>
          </table:table-cell>
          <table:table-cell table:style-name="ce56" office:value-type="string" calcext:value-type="string">
            <text:p>6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8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2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24</text:p>
          </table:table-cell>
          <table:table-cell table:style-name="ce56" office:value-type="string" calcext:value-type="string">
            <text:p>4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fb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Osric's Spear</text:p>
          </table:table-cell>
          <table:table-cell table:style-name="ce56" office:value-type="string" calcext:value-type="string">
            <text:p>68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54</text:p>
          </table:table-cell>
          <table:table-cell table:style-name="ce60" office:value-type="string" calcext:value-type="string">
            <text:p>06</text:p>
          </table:table-cell>
          <table:table-cell table:style-name="ce56" office:value-type="string" calcext:value-type="string">
            <text:p>6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8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2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25</text:p>
          </table:table-cell>
          <table:table-cell table:style-name="ce56" office:value-type="string" calcext:value-type="string">
            <text:p>4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Longicolnis</text:p>
          </table:table-cell>
          <table:table-cell table:style-name="ce56" office:value-type="string" calcext:value-type="string">
            <text:p>69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6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8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2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27</text:p>
          </table:table-cell>
          <table:table-cell table:style-name="ce62" office:value-type="string" calcext:value-type="string">
            <text:p>4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1d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33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fb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Brionac</text:p>
          </table:table-cell>
          <table:table-cell table:style-name="ce56" office:value-type="string" calcext:value-type="string">
            <text:p>6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d8</text:p>
          </table:table-cell>
          <table:table-cell table:style-name="ce60" office:value-type="string" calcext:value-type="string">
            <text:p>0e</text:p>
          </table:table-cell>
          <table:table-cell table:style-name="ce56" office:value-type="string" calcext:value-type="string">
            <text:p>6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8</text:p>
          </table:table-cell>
          <table:table-cell table:style-name="ce60" office:value-type="string" calcext:value-type="string">
            <text:p>06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2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28</text:p>
          </table:table-cell>
          <table:table-cell table:style-name="ce62" office:value-type="string" calcext:value-type="string">
            <text:p>3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6</text:p>
          </table:table-cell>
          <table:table-cell table:style-name="ce60" office:value-type="string" calcext:value-type="string">
            <text:p>13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12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fb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Leather Whip</text:p>
          </table:table-cell>
          <table:table-cell table:style-name="ce56" office:value-type="string" calcext:value-type="string">
            <text:p>6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c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67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9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1c</text:p>
          </table:table-cell>
          <table:table-cell table:style-name="ce62" office:value-type="string" calcext:value-type="string">
            <text:p>2d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Beast Whip</text:p>
          </table:table-cell>
          <table:table-cell table:style-name="ce56" office:value-type="string" calcext:value-type="string">
            <text:p>6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a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68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9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1c</text:p>
          </table:table-cell>
          <table:table-cell table:style-name="ce56" office:value-type="string" calcext:value-type="string">
            <text:p>3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Holy Comet</text:p>
          </table:table-cell>
          <table:table-cell table:style-name="ce56" office:value-type="string" calcext:value-type="string">
            <text:p>6d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54</text:p>
          </table:table-cell>
          <table:table-cell table:style-name="ce60" office:value-type="string" calcext:value-type="string">
            <text:p>06</text:p>
          </table:table-cell>
          <table:table-cell table:style-name="ce56" office:value-type="string" calcext:value-type="string">
            <text:p>69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9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23</text:p>
          </table:table-cell>
          <table:table-cell table:style-name="ce62" office:value-type="string" calcext:value-type="string">
            <text:p>3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Rapture Rose</text:p>
          </table:table-cell>
          <table:table-cell table:style-name="ce56" office:value-type="string" calcext:value-type="string">
            <text:p>6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54</text:p>
          </table:table-cell>
          <table:table-cell table:style-name="ce60" office:value-type="string" calcext:value-type="string">
            <text:p>06</text:p>
          </table:table-cell>
          <table:table-cell table:style-name="ce56" office:value-type="string" calcext:value-type="string">
            <text:p>6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9</text:p>
          </table:table-cell>
          <table:table-cell table:style-name="ce60" office:value-type="string" calcext:value-type="string">
            <text:p>06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1e</text:p>
          </table:table-cell>
          <table:table-cell table:style-name="ce56" office:value-type="string" calcext:value-type="string">
            <text:p>4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6</text:p>
          </table:table-cell>
          <table:table-cell table:style-name="ce60" office:value-type="string" calcext:value-type="string">
            <text:p>0f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e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fb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hort Bow</text:p>
          </table:table-cell>
          <table:table-cell table:style-name="ce56" office:value-type="string" calcext:value-type="string">
            <text:p>6f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e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6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6</text:p>
          </table:table-cell>
          <table:table-cell table:style-name="ce56" office:value-type="string" calcext:value-type="string">
            <text:p>1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Great Bow</text:p>
          </table:table-cell>
          <table:table-cell table:style-name="ce56" office:value-type="string" calcext:value-type="string">
            <text:p>7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e8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6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12</text:p>
          </table:table-cell>
          <table:table-cell table:style-name="ce56" office:value-type="string" calcext:value-type="string">
            <text:p>2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Thunder Bow</text:p>
          </table:table-cell>
          <table:table-cell table:style-name="ce56" office:value-type="string" calcext:value-type="string">
            <text:p>7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a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6d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a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06</text:p>
          </table:table-cell>
          <table:table-cell table:style-name="ce60" office:value-type="string" calcext:value-type="string">
            <text:p>23</text:p>
          </table:table-cell>
          <table:table-cell table:style-name="ce56" office:value-type="string" calcext:value-type="string">
            <text:p>3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fb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Flame Bow</text:p>
          </table:table-cell>
          <table:table-cell table:style-name="ce56" office:value-type="string" calcext:value-type="string">
            <text:p>7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a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6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a</text:p>
          </table:table-cell>
          <table:table-cell table:style-name="ce60" office:value-type="string" calcext:value-type="string">
            <text:p>02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06</text:p>
          </table:table-cell>
          <table:table-cell table:style-name="ce60" office:value-type="string" calcext:value-type="string">
            <text:p>24</text:p>
          </table:table-cell>
          <table:table-cell table:style-name="ce56" office:value-type="string" calcext:value-type="string">
            <text:p>3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andstorm Bow</text:p>
          </table:table-cell>
          <table:table-cell table:style-name="ce56" office:value-type="string" calcext:value-type="string">
            <text:p>7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a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6f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a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06</text:p>
          </table:table-cell>
          <table:table-cell table:style-name="ce60" office:value-type="string" calcext:value-type="string">
            <text:p>20</text:p>
          </table:table-cell>
          <table:table-cell table:style-name="ce56" office:value-type="string" calcext:value-type="string">
            <text:p>3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fb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Tundra Bow</text:p>
          </table:table-cell>
          <table:table-cell table:style-name="ce56" office:value-type="string" calcext:value-type="string">
            <text:p>7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a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7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a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06</text:p>
          </table:table-cell>
          <table:table-cell table:style-name="ce60" office:value-type="string" calcext:value-type="string">
            <text:p>27</text:p>
          </table:table-cell>
          <table:table-cell table:style-name="ce56" office:value-type="string" calcext:value-type="string">
            <text:p>3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Crescente</text:p>
          </table:table-cell>
          <table:table-cell table:style-name="ce56" office:value-type="string" calcext:value-type="string">
            <text:p>7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30</text:p>
          </table:table-cell>
          <table:table-cell table:style-name="ce60" office:value-type="string" calcext:value-type="string">
            <text:p>0c</text:p>
          </table:table-cell>
          <table:table-cell table:style-name="ce56" office:value-type="string" calcext:value-type="string">
            <text:p>7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a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07</text:p>
          </table:table-cell>
          <table:table-cell table:style-name="ce60" office:value-type="string" calcext:value-type="string">
            <text:p>2a</text:p>
          </table:table-cell>
          <table:table-cell table:style-name="ce62" office:value-type="string" calcext:value-type="string">
            <text:p>3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d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c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8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herwood Bow</text:p>
          </table:table-cell>
          <table:table-cell table:style-name="ce56" office:value-type="string" calcext:value-type="string">
            <text:p>7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22</text:p>
          </table:table-cell>
          <table:table-cell table:style-name="ce60" office:value-type="string" calcext:value-type="string">
            <text:p>0b</text:p>
          </table:table-cell>
          <table:table-cell table:style-name="ce56" office:value-type="string" calcext:value-type="string">
            <text:p>7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07</text:p>
          </table:table-cell>
          <table:table-cell table:style-name="ce60" office:value-type="string" calcext:value-type="string">
            <text:p>20</text:p>
          </table:table-cell>
          <table:table-cell table:style-name="ce56" office:value-type="string" calcext:value-type="string">
            <text:p>3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20</text:p>
          </table:table-cell>
          <table:table-cell table:style-name="ce60" office:value-type="string" calcext:value-type="string">
            <text:p>2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8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Bow Gun</text:p>
          </table:table-cell>
          <table:table-cell table:style-name="ce56" office:value-type="string" calcext:value-type="string">
            <text:p>77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c</text:p>
          </table:table-cell>
          <table:table-cell table:style-name="ce60" office:value-type="string" calcext:value-type="string">
            <text:p>02</text:p>
          </table:table-cell>
          <table:table-cell table:style-name="ce56" office:value-type="string" calcext:value-type="string">
            <text:p>7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06</text:p>
          </table:table-cell>
          <table:table-cell table:style-name="ce60" office:value-type="string" calcext:value-type="string">
            <text:p>18</text:p>
          </table:table-cell>
          <table:table-cell table:style-name="ce62" office:value-type="string" calcext:value-type="string">
            <text:p>1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Composite Bow</text:p>
          </table:table-cell>
          <table:table-cell table:style-name="ce56" office:value-type="string" calcext:value-type="string">
            <text:p>78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7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07</text:p>
          </table:table-cell>
          <table:table-cell table:style-name="ce60" office:value-type="string" calcext:value-type="string">
            <text:p>1e</text:p>
          </table:table-cell>
          <table:table-cell table:style-name="ce62" office:value-type="string" calcext:value-type="string">
            <text:p>2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Tathlum</text:p>
          </table:table-cell>
          <table:table-cell table:style-name="ce56" office:value-type="string" calcext:value-type="string">
            <text:p>79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d8</text:p>
          </table:table-cell>
          <table:table-cell table:style-name="ce60" office:value-type="string" calcext:value-type="string">
            <text:p>0e</text:p>
          </table:table-cell>
          <table:table-cell table:style-name="ce56" office:value-type="string" calcext:value-type="string">
            <text:p>7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a</text:p>
          </table:table-cell>
          <table:table-cell table:style-name="ce60" office:value-type="string" calcext:value-type="string">
            <text:p>06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07</text:p>
          </table:table-cell>
          <table:table-cell table:style-name="ce60" office:value-type="string" calcext:value-type="string">
            <text:p>26</text:p>
          </table:table-cell>
          <table:table-cell table:style-name="ce62" office:value-type="string" calcext:value-type="string">
            <text:p>2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6</text:p>
          </table:table-cell>
          <table:table-cell table:style-name="ce60" office:value-type="string" calcext:value-type="string">
            <text:p>22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fb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Tower Shield</text:p>
          </table:table-cell>
          <table:table-cell table:style-name="ce56" office:value-type="string" calcext:value-type="string">
            <text:p>7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8a</text:p>
          </table:table-cell>
          <table:table-cell table:style-name="ce60" office:value-type="string" calcext:value-type="string">
            <text:p>02</text:p>
          </table:table-cell>
          <table:table-cell table:style-name="ce56" office:value-type="string" calcext:value-type="string">
            <text:p>7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a</text:p>
          </table:table-cell>
          <table:table-cell table:style-name="ce62" office:value-type="string" calcext:value-type="string">
            <text:p>0f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Dragon Shield</text:p>
          </table:table-cell>
          <table:table-cell table:style-name="ce56" office:value-type="string" calcext:value-type="string">
            <text:p>7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c4</text:p>
          </table:table-cell>
          <table:table-cell table:style-name="ce60" office:value-type="string" calcext:value-type="string">
            <text:p>09</text:p>
          </table:table-cell>
          <table:table-cell table:style-name="ce56" office:value-type="string" calcext:value-type="string">
            <text:p>77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1e</text:p>
          </table:table-cell>
          <table:table-cell table:style-name="ce56" office:value-type="string" calcext:value-type="string">
            <text:p>14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9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e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Thunder Shield</text:p>
          </table:table-cell>
          <table:table-cell table:style-name="ce56" office:value-type="string" calcext:value-type="string">
            <text:p>7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c4</text:p>
          </table:table-cell>
          <table:table-cell table:style-name="ce60" office:value-type="string" calcext:value-type="string">
            <text:p>09</text:p>
          </table:table-cell>
          <table:table-cell table:style-name="ce56" office:value-type="string" calcext:value-type="string">
            <text:p>78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b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28</text:p>
          </table:table-cell>
          <table:table-cell table:style-name="ce56" office:value-type="string" calcext:value-type="string">
            <text:p>14</text:p>
          </table:table-cell>
          <table:table-cell table:style-name="ce60" office:value-type="string" calcext:value-type="string">
            <text:p>0a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e7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ec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Flame Shield</text:p>
          </table:table-cell>
          <table:table-cell table:style-name="ce56" office:value-type="string" calcext:value-type="string">
            <text:p>7d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c4</text:p>
          </table:table-cell>
          <table:table-cell table:style-name="ce60" office:value-type="string" calcext:value-type="string">
            <text:p>09</text:p>
          </table:table-cell>
          <table:table-cell table:style-name="ce56" office:value-type="string" calcext:value-type="string">
            <text:p>79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b</text:p>
          </table:table-cell>
          <table:table-cell table:style-name="ce60" office:value-type="string" calcext:value-type="string">
            <text:p>02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28</text:p>
          </table:table-cell>
          <table:table-cell table:style-name="ce56" office:value-type="string" calcext:value-type="string">
            <text:p>14</text:p>
          </table:table-cell>
          <table:table-cell table:style-name="ce60" office:value-type="string" calcext:value-type="string">
            <text:p>0a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e7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e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Earth Shield</text:p>
          </table:table-cell>
          <table:table-cell table:style-name="ce56" office:value-type="string" calcext:value-type="string">
            <text:p>7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c4</text:p>
          </table:table-cell>
          <table:table-cell table:style-name="ce60" office:value-type="string" calcext:value-type="string">
            <text:p>09</text:p>
          </table:table-cell>
          <table:table-cell table:style-name="ce56" office:value-type="string" calcext:value-type="string">
            <text:p>7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b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28</text:p>
          </table:table-cell>
          <table:table-cell table:style-name="ce56" office:value-type="string" calcext:value-type="string">
            <text:p>14</text:p>
          </table:table-cell>
          <table:table-cell table:style-name="ce60" office:value-type="string" calcext:value-type="string">
            <text:p>0a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e7</text:p>
          </table:table-cell>
          <table:table-cell table:style-name="ce60" office:value-type="string" calcext:value-type="string">
            <text:p>ec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Ice Shield</text:p>
          </table:table-cell>
          <table:table-cell table:style-name="ce56" office:value-type="string" calcext:value-type="string">
            <text:p>7f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c4</text:p>
          </table:table-cell>
          <table:table-cell table:style-name="ce60" office:value-type="string" calcext:value-type="string">
            <text:p>09</text:p>
          </table:table-cell>
          <table:table-cell table:style-name="ce56" office:value-type="string" calcext:value-type="string">
            <text:p>7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b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28</text:p>
          </table:table-cell>
          <table:table-cell table:style-name="ce56" office:value-type="string" calcext:value-type="string">
            <text:p>14</text:p>
          </table:table-cell>
          <table:table-cell table:style-name="ce60" office:value-type="string" calcext:value-type="string">
            <text:p>0a</text:p>
          </table:table-cell>
          <table:table-cell table:style-name="ce56" office:value-type="string" calcext:value-type="string">
            <text:p>0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e7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e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aint's Shield</text:p>
          </table:table-cell>
          <table:table-cell table:style-name="ce56" office:value-type="string" calcext:value-type="string">
            <text:p>8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c4</text:p>
          </table:table-cell>
          <table:table-cell table:style-name="ce60" office:value-type="string" calcext:value-type="string">
            <text:p>09</text:p>
          </table:table-cell>
          <table:table-cell table:style-name="ce56" office:value-type="string" calcext:value-type="string">
            <text:p>7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b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28</text:p>
          </table:table-cell>
          <table:table-cell table:style-name="ce56" office:value-type="string" calcext:value-type="string">
            <text:p>14</text:p>
          </table:table-cell>
          <table:table-cell table:style-name="ce60" office:value-type="string" calcext:value-type="string">
            <text:p>0f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e7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e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Dark Shield</text:p>
          </table:table-cell>
          <table:table-cell table:style-name="ce56" office:value-type="string" calcext:value-type="string">
            <text:p>8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c4</text:p>
          </table:table-cell>
          <table:table-cell table:style-name="ce60" office:value-type="string" calcext:value-type="string">
            <text:p>09</text:p>
          </table:table-cell>
          <table:table-cell table:style-name="ce56" office:value-type="string" calcext:value-type="string">
            <text:p>7d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b</text:p>
          </table:table-cell>
          <table:table-cell table:style-name="ce60" office:value-type="string" calcext:value-type="string">
            <text:p>06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28</text:p>
          </table:table-cell>
          <table:table-cell table:style-name="ce56" office:value-type="string" calcext:value-type="string">
            <text:p>14</text:p>
          </table:table-cell>
          <table:table-cell table:style-name="ce60" office:value-type="string" calcext:value-type="string">
            <text:p>0f</text:p>
          </table:table-cell>
          <table:table-cell table:style-name="ce56" office:value-type="string" calcext:value-type="string">
            <text:p>0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e7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ec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Chocolate Shield</text:p>
          </table:table-cell>
          <table:table-cell table:style-name="ce56" office:value-type="string" calcext:value-type="string">
            <text:p>8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98</text:p>
          </table:table-cell>
          <table:table-cell table:style-name="ce60" office:value-type="string" calcext:value-type="string">
            <text:p>08</text:p>
          </table:table-cell>
          <table:table-cell table:style-name="ce56" office:value-type="string" calcext:value-type="string">
            <text:p>7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14</text:p>
          </table:table-cell>
          <table:table-cell table:style-name="ce62" office:value-type="string" calcext:value-type="string">
            <text:p>0a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ff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Hard Leather</text:p>
          </table:table-cell>
          <table:table-cell table:style-name="ce56" office:value-type="string" calcext:value-type="string">
            <text:p>8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c</text:p>
          </table:table-cell>
          <table:table-cell table:style-name="ce60" office:value-type="string" calcext:value-type="string">
            <text:p>02</text:p>
          </table:table-cell>
          <table:table-cell table:style-name="ce56" office:value-type="string" calcext:value-type="string">
            <text:p>7f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8</text:p>
          </table:table-cell>
          <table:table-cell table:style-name="ce56" office:value-type="string" calcext:value-type="string">
            <text:p>09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d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Chain Mail</text:p>
          </table:table-cell>
          <table:table-cell table:style-name="ce56" office:value-type="string" calcext:value-type="string">
            <text:p>8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4c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8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c</text:p>
          </table:table-cell>
          <table:table-cell table:style-name="ce56" office:value-type="string" calcext:value-type="string">
            <text:p>12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Thunder Chain</text:p>
          </table:table-cell>
          <table:table-cell table:style-name="ce56" office:value-type="string" calcext:value-type="string">
            <text:p>8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a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8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c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e</text:p>
          </table:table-cell>
          <table:table-cell table:style-name="ce56" office:value-type="string" calcext:value-type="string">
            <text:p>12</text:p>
          </table:table-cell>
          <table:table-cell table:style-name="ce60" office:value-type="string" calcext:value-type="string">
            <text:p>0a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f6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Flame Leather</text:p>
          </table:table-cell>
          <table:table-cell table:style-name="ce56" office:value-type="string" calcext:value-type="string">
            <text:p>8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a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8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c</text:p>
          </table:table-cell>
          <table:table-cell table:style-name="ce60" office:value-type="string" calcext:value-type="string">
            <text:p>02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a</text:p>
          </table:table-cell>
          <table:table-cell table:style-name="ce56" office:value-type="string" calcext:value-type="string">
            <text:p>12</text:p>
          </table:table-cell>
          <table:table-cell table:style-name="ce60" office:value-type="string" calcext:value-type="string">
            <text:p>0a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Earth Leather</text:p>
          </table:table-cell>
          <table:table-cell table:style-name="ce56" office:value-type="string" calcext:value-type="string">
            <text:p>87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a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8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c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a</text:p>
          </table:table-cell>
          <table:table-cell table:style-name="ce56" office:value-type="string" calcext:value-type="string">
            <text:p>12</text:p>
          </table:table-cell>
          <table:table-cell table:style-name="ce60" office:value-type="string" calcext:value-type="string">
            <text:p>0a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a</text:p>
          </table:table-cell>
          <table:table-cell table:style-name="ce60" office:value-type="string" calcext:value-type="string">
            <text:p>f6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Ice Chain</text:p>
          </table:table-cell>
          <table:table-cell table:style-name="ce56" office:value-type="string" calcext:value-type="string">
            <text:p>88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a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8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c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e</text:p>
          </table:table-cell>
          <table:table-cell table:style-name="ce56" office:value-type="string" calcext:value-type="string">
            <text:p>12</text:p>
          </table:table-cell>
          <table:table-cell table:style-name="ce60" office:value-type="string" calcext:value-type="string">
            <text:p>0a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aint's Garb</text:p>
          </table:table-cell>
          <table:table-cell table:style-name="ce56" office:value-type="string" calcext:value-type="string">
            <text:p>89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a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8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c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b</text:p>
          </table:table-cell>
          <table:table-cell table:style-name="ce56" office:value-type="string" calcext:value-type="string">
            <text:p>12</text:p>
          </table:table-cell>
          <table:table-cell table:style-name="ce60" office:value-type="string" calcext:value-type="string">
            <text:p>0a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Cursed Garment</text:p>
          </table:table-cell>
          <table:table-cell table:style-name="ce56" office:value-type="string" calcext:value-type="string">
            <text:p>8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a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8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c</text:p>
          </table:table-cell>
          <table:table-cell table:style-name="ce60" office:value-type="string" calcext:value-type="string">
            <text:p>06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b</text:p>
          </table:table-cell>
          <table:table-cell table:style-name="ce56" office:value-type="string" calcext:value-type="string">
            <text:p>12</text:p>
          </table:table-cell>
          <table:table-cell table:style-name="ce60" office:value-type="string" calcext:value-type="string">
            <text:p>0a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f6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Plate Mail</text:p>
          </table:table-cell>
          <table:table-cell table:style-name="ce56" office:value-type="string" calcext:value-type="string">
            <text:p>8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a8</text:p>
          </table:table-cell>
          <table:table-cell table:style-name="ce60" office:value-type="string" calcext:value-type="string">
            <text:p>07</text:p>
          </table:table-cell>
          <table:table-cell table:style-name="ce56" office:value-type="string" calcext:value-type="string">
            <text:p>87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18</text:p>
          </table:table-cell>
          <table:table-cell table:style-name="ce62" office:value-type="string" calcext:value-type="string">
            <text:p>1e</text:p>
          </table:table-cell>
          <table:table-cell table:style-name="ce60" office:value-type="string" calcext:value-type="string">
            <text:p>0a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Heavy Armor</text:p>
          </table:table-cell>
          <table:table-cell table:style-name="ce56" office:value-type="string" calcext:value-type="string">
            <text:p>8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98</text:p>
          </table:table-cell>
          <table:table-cell table:style-name="ce60" office:value-type="string" calcext:value-type="string">
            <text:p>08</text:p>
          </table:table-cell>
          <table:table-cell table:style-name="ce56" office:value-type="string" calcext:value-type="string">
            <text:p>88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1e</text:p>
          </table:table-cell>
          <table:table-cell table:style-name="ce56" office:value-type="string" calcext:value-type="string">
            <text:p>27</text:p>
          </table:table-cell>
          <table:table-cell table:style-name="ce60" office:value-type="string" calcext:value-type="string">
            <text:p>0a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Peregrine Mail</text:p>
          </table:table-cell>
          <table:table-cell table:style-name="ce56" office:value-type="string" calcext:value-type="string">
            <text:p>8d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9c</text:p>
          </table:table-cell>
          <table:table-cell table:style-name="ce60" office:value-type="string" calcext:value-type="string">
            <text:p>09</text:p>
          </table:table-cell>
          <table:table-cell table:style-name="ce56" office:value-type="string" calcext:value-type="string">
            <text:p>89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c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1c</text:p>
          </table:table-cell>
          <table:table-cell table:style-name="ce56" office:value-type="string" calcext:value-type="string">
            <text:p>27</text:p>
          </table:table-cell>
          <table:table-cell table:style-name="ce60" office:value-type="string" calcext:value-type="string">
            <text:p>0f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f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Phoenix Mail</text:p>
          </table:table-cell>
          <table:table-cell table:style-name="ce56" office:value-type="string" calcext:value-type="string">
            <text:p>8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9c</text:p>
          </table:table-cell>
          <table:table-cell table:style-name="ce60" office:value-type="string" calcext:value-type="string">
            <text:p>09</text:p>
          </table:table-cell>
          <table:table-cell table:style-name="ce56" office:value-type="string" calcext:value-type="string">
            <text:p>8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c</text:p>
          </table:table-cell>
          <table:table-cell table:style-name="ce60" office:value-type="string" calcext:value-type="string">
            <text:p>02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1c</text:p>
          </table:table-cell>
          <table:table-cell table:style-name="ce56" office:value-type="string" calcext:value-type="string">
            <text:p>27</text:p>
          </table:table-cell>
          <table:table-cell table:style-name="ce60" office:value-type="string" calcext:value-type="string">
            <text:p>0f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Nathalork Mail</text:p>
          </table:table-cell>
          <table:table-cell table:style-name="ce56" office:value-type="string" calcext:value-type="string">
            <text:p>8f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9c</text:p>
          </table:table-cell>
          <table:table-cell table:style-name="ce60" office:value-type="string" calcext:value-type="string">
            <text:p>09</text:p>
          </table:table-cell>
          <table:table-cell table:style-name="ce56" office:value-type="string" calcext:value-type="string">
            <text:p>8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c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1c</text:p>
          </table:table-cell>
          <table:table-cell table:style-name="ce56" office:value-type="string" calcext:value-type="string">
            <text:p>27</text:p>
          </table:table-cell>
          <table:table-cell table:style-name="ce60" office:value-type="string" calcext:value-type="string">
            <text:p>0f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3</text:p>
          </table:table-cell>
          <table:table-cell table:style-name="ce60" office:value-type="string" calcext:value-type="string">
            <text:p>f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Leviathan Mail</text:p>
          </table:table-cell>
          <table:table-cell table:style-name="ce56" office:value-type="string" calcext:value-type="string">
            <text:p>9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9c</text:p>
          </table:table-cell>
          <table:table-cell table:style-name="ce60" office:value-type="string" calcext:value-type="string">
            <text:p>09</text:p>
          </table:table-cell>
          <table:table-cell table:style-name="ce56" office:value-type="string" calcext:value-type="string">
            <text:p>8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c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1c</text:p>
          </table:table-cell>
          <table:table-cell table:style-name="ce56" office:value-type="string" calcext:value-type="string">
            <text:p>27</text:p>
          </table:table-cell>
          <table:table-cell table:style-name="ce60" office:value-type="string" calcext:value-type="string">
            <text:p>0f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Rune Plate</text:p>
          </table:table-cell>
          <table:table-cell table:style-name="ce56" office:value-type="string" calcext:value-type="string">
            <text:p>9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9c</text:p>
          </table:table-cell>
          <table:table-cell table:style-name="ce60" office:value-type="string" calcext:value-type="string">
            <text:p>09</text:p>
          </table:table-cell>
          <table:table-cell table:style-name="ce56" office:value-type="string" calcext:value-type="string">
            <text:p>8d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c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1e</text:p>
          </table:table-cell>
          <table:table-cell table:style-name="ce56" office:value-type="string" calcext:value-type="string">
            <text:p>27</text:p>
          </table:table-cell>
          <table:table-cell table:style-name="ce60" office:value-type="string" calcext:value-type="string">
            <text:p>0f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Black Armor</text:p>
          </table:table-cell>
          <table:table-cell table:style-name="ce56" office:value-type="string" calcext:value-type="string">
            <text:p>9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9c</text:p>
          </table:table-cell>
          <table:table-cell table:style-name="ce60" office:value-type="string" calcext:value-type="string">
            <text:p>09</text:p>
          </table:table-cell>
          <table:table-cell table:style-name="ce56" office:value-type="string" calcext:value-type="string">
            <text:p>8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c</text:p>
          </table:table-cell>
          <table:table-cell table:style-name="ce60" office:value-type="string" calcext:value-type="string">
            <text:p>06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1e</text:p>
          </table:table-cell>
          <table:table-cell table:style-name="ce56" office:value-type="string" calcext:value-type="string">
            <text:p>27</text:p>
          </table:table-cell>
          <table:table-cell table:style-name="ce60" office:value-type="string" calcext:value-type="string">
            <text:p>0f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f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outhern Cross</text:p>
          </table:table-cell>
          <table:table-cell table:style-name="ce56" office:value-type="string" calcext:value-type="string">
            <text:p>9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80</text:p>
          </table:table-cell>
          <table:table-cell table:style-name="ce60" office:value-type="string" calcext:value-type="string">
            <text:p>0c</text:p>
          </table:table-cell>
          <table:table-cell table:style-name="ce56" office:value-type="string" calcext:value-type="string">
            <text:p>8f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c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1a</text:p>
          </table:table-cell>
          <table:table-cell table:style-name="ce62" office:value-type="string" calcext:value-type="string">
            <text:p>1e</text:p>
          </table:table-cell>
          <table:table-cell table:style-name="ce60" office:value-type="string" calcext:value-type="string">
            <text:p>1e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7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Dragon Armor</text:p>
          </table:table-cell>
          <table:table-cell table:style-name="ce56" office:value-type="string" calcext:value-type="string">
            <text:p>9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80</text:p>
          </table:table-cell>
          <table:table-cell table:style-name="ce60" office:value-type="string" calcext:value-type="string">
            <text:p>0c</text:p>
          </table:table-cell>
          <table:table-cell table:style-name="ce56" office:value-type="string" calcext:value-type="string">
            <text:p>9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1f</text:p>
          </table:table-cell>
          <table:table-cell table:style-name="ce62" office:value-type="string" calcext:value-type="string">
            <text:p>1e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Grincer Coat</text:p>
          </table:table-cell>
          <table:table-cell table:style-name="ce56" office:value-type="string" calcext:value-type="string">
            <text:p>9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80</text:p>
          </table:table-cell>
          <table:table-cell table:style-name="ce60" office:value-type="string" calcext:value-type="string">
            <text:p>0c</text:p>
          </table:table-cell>
          <table:table-cell table:style-name="ce56" office:value-type="string" calcext:value-type="string">
            <text:p>9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b</text:p>
          </table:table-cell>
          <table:table-cell table:style-name="ce56" office:value-type="string" calcext:value-type="string">
            <text:p>12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9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fe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Candy Armor</text:p>
          </table:table-cell>
          <table:table-cell table:style-name="ce56" office:value-type="string" calcext:value-type="string">
            <text:p>9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98</text:p>
          </table:table-cell>
          <table:table-cell table:style-name="ce60" office:value-type="string" calcext:value-type="string">
            <text:p>08</text:p>
          </table:table-cell>
          <table:table-cell table:style-name="ce56" office:value-type="string" calcext:value-type="string">
            <text:p>9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10</text:p>
          </table:table-cell>
          <table:table-cell table:style-name="ce56" office:value-type="string" calcext:value-type="string">
            <text:p>18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8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ff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Brigandine</text:p>
          </table:table-cell>
          <table:table-cell table:style-name="ce56" office:value-type="string" calcext:value-type="string">
            <text:p>97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80</text:p>
          </table:table-cell>
          <table:table-cell table:style-name="ce60" office:value-type="string" calcext:value-type="string">
            <text:p>0c</text:p>
          </table:table-cell>
          <table:table-cell table:style-name="ce56" office:value-type="string" calcext:value-type="string">
            <text:p>9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19</text:p>
          </table:table-cell>
          <table:table-cell table:style-name="ce62" office:value-type="string" calcext:value-type="string">
            <text:p>1e</text:p>
          </table:table-cell>
          <table:table-cell table:style-name="ce60" office:value-type="string" calcext:value-type="string">
            <text:p>0a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f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Robe</text:p>
          </table:table-cell>
          <table:table-cell table:style-name="ce56" office:value-type="string" calcext:value-type="string">
            <text:p>98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4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9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d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a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f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pell Robe</text:p>
          </table:table-cell>
          <table:table-cell table:style-name="ce56" office:value-type="string" calcext:value-type="string">
            <text:p>99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9c</text:p>
          </table:table-cell>
          <table:table-cell table:style-name="ce60" office:value-type="string" calcext:value-type="string">
            <text:p>09</text:p>
          </table:table-cell>
          <table:table-cell table:style-name="ce56" office:value-type="string" calcext:value-type="string">
            <text:p>9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d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3</text:p>
          </table:table-cell>
          <table:table-cell table:style-name="ce62" office:value-type="string" calcext:value-type="string">
            <text:p>0c</text:p>
          </table:table-cell>
          <table:table-cell table:style-name="ce60" office:value-type="string" calcext:value-type="string">
            <text:p>0f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Robe of the Wise</text:p>
          </table:table-cell>
          <table:table-cell table:style-name="ce56" office:value-type="string" calcext:value-type="string">
            <text:p>9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9c</text:p>
          </table:table-cell>
          <table:table-cell table:style-name="ce60" office:value-type="string" calcext:value-type="string">
            <text:p>09</text:p>
          </table:table-cell>
          <table:table-cell table:style-name="ce56" office:value-type="string" calcext:value-type="string">
            <text:p>9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d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6</text:p>
          </table:table-cell>
          <table:table-cell table:style-name="ce56" office:value-type="string" calcext:value-type="string">
            <text:p>12</text:p>
          </table:table-cell>
          <table:table-cell table:style-name="ce60" office:value-type="string" calcext:value-type="string">
            <text:p>19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Wind Garb</text:p>
          </table:table-cell>
          <table:table-cell table:style-name="ce56" office:value-type="string" calcext:value-type="string">
            <text:p>9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9c</text:p>
          </table:table-cell>
          <table:table-cell table:style-name="ce60" office:value-type="string" calcext:value-type="string">
            <text:p>09</text:p>
          </table:table-cell>
          <table:table-cell table:style-name="ce56" office:value-type="string" calcext:value-type="string">
            <text:p>97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d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62" office:value-type="string" calcext:value-type="string">
            <text:p>0f</text:p>
          </table:table-cell>
          <table:table-cell table:style-name="ce60" office:value-type="string" calcext:value-type="string">
            <text:p>14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f6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Fire Garb</text:p>
          </table:table-cell>
          <table:table-cell table:style-name="ce56" office:value-type="string" calcext:value-type="string">
            <text:p>9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9c</text:p>
          </table:table-cell>
          <table:table-cell table:style-name="ce60" office:value-type="string" calcext:value-type="string">
            <text:p>09</text:p>
          </table:table-cell>
          <table:table-cell table:style-name="ce56" office:value-type="string" calcext:value-type="string">
            <text:p>98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d</text:p>
          </table:table-cell>
          <table:table-cell table:style-name="ce60" office:value-type="string" calcext:value-type="string">
            <text:p>02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62" office:value-type="string" calcext:value-type="string">
            <text:p>0f</text:p>
          </table:table-cell>
          <table:table-cell table:style-name="ce60" office:value-type="string" calcext:value-type="string">
            <text:p>14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Earth Garb</text:p>
          </table:table-cell>
          <table:table-cell table:style-name="ce56" office:value-type="string" calcext:value-type="string">
            <text:p>9d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9c</text:p>
          </table:table-cell>
          <table:table-cell table:style-name="ce60" office:value-type="string" calcext:value-type="string">
            <text:p>09</text:p>
          </table:table-cell>
          <table:table-cell table:style-name="ce56" office:value-type="string" calcext:value-type="string">
            <text:p>99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d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62" office:value-type="string" calcext:value-type="string">
            <text:p>0f</text:p>
          </table:table-cell>
          <table:table-cell table:style-name="ce60" office:value-type="string" calcext:value-type="string">
            <text:p>14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f6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Water Garb</text:p>
          </table:table-cell>
          <table:table-cell table:style-name="ce56" office:value-type="string" calcext:value-type="string">
            <text:p>9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9c</text:p>
          </table:table-cell>
          <table:table-cell table:style-name="ce60" office:value-type="string" calcext:value-type="string">
            <text:p>09</text:p>
          </table:table-cell>
          <table:table-cell table:style-name="ce56" office:value-type="string" calcext:value-type="string">
            <text:p>9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d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62" office:value-type="string" calcext:value-type="string">
            <text:p>0f</text:p>
          </table:table-cell>
          <table:table-cell table:style-name="ce60" office:value-type="string" calcext:value-type="string">
            <text:p>14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Cloak of Oath</text:p>
          </table:table-cell>
          <table:table-cell table:style-name="ce56" office:value-type="string" calcext:value-type="string">
            <text:p>9f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9c</text:p>
          </table:table-cell>
          <table:table-cell table:style-name="ce60" office:value-type="string" calcext:value-type="string">
            <text:p>09</text:p>
          </table:table-cell>
          <table:table-cell table:style-name="ce56" office:value-type="string" calcext:value-type="string">
            <text:p>9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d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62" office:value-type="string" calcext:value-type="string">
            <text:p>0f</text:p>
          </table:table-cell>
          <table:table-cell table:style-name="ce60" office:value-type="string" calcext:value-type="string">
            <text:p>14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f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Robe of Abyss</text:p>
          </table:table-cell>
          <table:table-cell table:style-name="ce56" office:value-type="string" calcext:value-type="string">
            <text:p>a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9c</text:p>
          </table:table-cell>
          <table:table-cell table:style-name="ce60" office:value-type="string" calcext:value-type="string">
            <text:p>09</text:p>
          </table:table-cell>
          <table:table-cell table:style-name="ce56" office:value-type="string" calcext:value-type="string">
            <text:p>9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d</text:p>
          </table:table-cell>
          <table:table-cell table:style-name="ce60" office:value-type="string" calcext:value-type="string">
            <text:p>06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62" office:value-type="string" calcext:value-type="string">
            <text:p>0f</text:p>
          </table:table-cell>
          <table:table-cell table:style-name="ce60" office:value-type="string" calcext:value-type="string">
            <text:p>14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f6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Fur Coat</text:p>
          </table:table-cell>
          <table:table-cell table:style-name="ce56" office:value-type="string" calcext:value-type="string">
            <text:p>a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c0</text:p>
          </table:table-cell>
          <table:table-cell table:style-name="ce60" office:value-type="string" calcext:value-type="string">
            <text:p>12</text:p>
          </table:table-cell>
          <table:table-cell table:style-name="ce56" office:value-type="string" calcext:value-type="string">
            <text:p>9d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d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9</text:p>
          </table:table-cell>
          <table:table-cell table:style-name="ce62" office:value-type="string" calcext:value-type="string">
            <text:p>0f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Pure-White Dress</text:p>
          </table:table-cell>
          <table:table-cell table:style-name="ce56" office:value-type="string" calcext:value-type="string">
            <text:p>a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9c</text:p>
          </table:table-cell>
          <table:table-cell table:style-name="ce60" office:value-type="string" calcext:value-type="string">
            <text:p>09</text:p>
          </table:table-cell>
          <table:table-cell table:style-name="ce56" office:value-type="string" calcext:value-type="string">
            <text:p>9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d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a</text:p>
          </table:table-cell>
          <table:table-cell table:style-name="ce62" office:value-type="string" calcext:value-type="string">
            <text:p>0f</text:p>
          </table:table-cell>
          <table:table-cell table:style-name="ce60" office:value-type="string" calcext:value-type="string">
            <text:p>19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f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fb</text:p>
          </table:table-cell>
          <table:table-cell table:style-name="ce56" office:value-type="string" calcext:value-type="string">
            <text:p>f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Cloak of Authority</text:p>
          </table:table-cell>
          <table:table-cell table:style-name="ce56" office:value-type="string" calcext:value-type="string">
            <text:p>a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9c</text:p>
          </table:table-cell>
          <table:table-cell table:style-name="ce60" office:value-type="string" calcext:value-type="string">
            <text:p>09</text:p>
          </table:table-cell>
          <table:table-cell table:style-name="ce56" office:value-type="string" calcext:value-type="string">
            <text:p>9f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d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62" office:value-type="string" calcext:value-type="string">
            <text:p>0f</text:p>
          </table:table-cell>
          <table:table-cell table:style-name="ce60" office:value-type="string" calcext:value-type="string">
            <text:p>1e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fb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fb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Leather Hat</text:p>
          </table:table-cell>
          <table:table-cell table:style-name="ce56" office:value-type="string" calcext:value-type="string">
            <text:p>a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b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a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06</text:p>
          </table:table-cell>
          <table:table-cell table:style-name="ce60" office:value-type="string" calcext:value-type="string">
            <text:p>02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Bandanna</text:p>
          </table:table-cell>
          <table:table-cell table:style-name="ce56" office:value-type="string" calcext:value-type="string">
            <text:p>a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d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a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2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f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Plumed Headband</text:p>
          </table:table-cell>
          <table:table-cell table:style-name="ce56" office:value-type="string" calcext:value-type="string">
            <text:p>a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e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a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6</text:p>
          </table:table-cell>
          <table:table-cell table:style-name="ce56" office:value-type="string" calcext:value-type="string">
            <text:p>06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f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Iron Helm</text:p>
          </table:table-cell>
          <table:table-cell table:style-name="ce56" office:value-type="string" calcext:value-type="string">
            <text:p>a7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20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a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14</text:p>
          </table:table-cell>
          <table:table-cell table:style-name="ce62" office:value-type="string" calcext:value-type="string">
            <text:p>1e</text:p>
          </table:table-cell>
          <table:table-cell table:style-name="ce60" office:value-type="string" calcext:value-type="string">
            <text:p>02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Goblin Helm</text:p>
          </table:table-cell>
          <table:table-cell table:style-name="ce56" office:value-type="string" calcext:value-type="string">
            <text:p>a8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a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a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e</text:p>
          </table:table-cell>
          <table:table-cell table:style-name="ce60" office:value-type="string" calcext:value-type="string">
            <text:p>06</text:p>
          </table:table-cell>
          <table:table-cell table:style-name="ce56" office:value-type="string" calcext:value-type="string">
            <text:p>0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16</text:p>
          </table:table-cell>
          <table:table-cell table:style-name="ce56" office:value-type="string" calcext:value-type="string">
            <text:p>1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14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f9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fb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Holy Crown</text:p>
          </table:table-cell>
          <table:table-cell table:style-name="ce56" office:value-type="string" calcext:value-type="string">
            <text:p>a9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a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a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e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d</text:p>
          </table:table-cell>
          <table:table-cell table:style-name="ce56" office:value-type="string" calcext:value-type="string">
            <text:p>15</text:p>
          </table:table-cell>
          <table:table-cell table:style-name="ce60" office:value-type="string" calcext:value-type="string">
            <text:p>0a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9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Freude Helm</text:p>
          </table:table-cell>
          <table:table-cell table:style-name="ce56" office:value-type="string" calcext:value-type="string">
            <text:p>a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a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a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e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14</text:p>
          </table:table-cell>
          <table:table-cell table:style-name="ce62" office:value-type="string" calcext:value-type="string">
            <text:p>1e</text:p>
          </table:table-cell>
          <table:table-cell table:style-name="ce60" office:value-type="string" calcext:value-type="string">
            <text:p>0a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Dragon Helm</text:p>
          </table:table-cell>
          <table:table-cell table:style-name="ce56" office:value-type="string" calcext:value-type="string">
            <text:p>a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a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a7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10</text:p>
          </table:table-cell>
          <table:table-cell table:style-name="ce62" office:value-type="string" calcext:value-type="string">
            <text:p>1e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herwood Hat</text:p>
          </table:table-cell>
          <table:table-cell table:style-name="ce56" office:value-type="string" calcext:value-type="string">
            <text:p>a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a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a8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6</text:p>
          </table:table-cell>
          <table:table-cell table:style-name="ce56" office:value-type="string" calcext:value-type="string">
            <text:p>06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f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Candy Helm</text:p>
          </table:table-cell>
          <table:table-cell table:style-name="ce56" office:value-type="string" calcext:value-type="string">
            <text:p>ad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98</text:p>
          </table:table-cell>
          <table:table-cell table:style-name="ce60" office:value-type="string" calcext:value-type="string">
            <text:p>08</text:p>
          </table:table-cell>
          <table:table-cell table:style-name="ce56" office:value-type="string" calcext:value-type="string">
            <text:p>a9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a</text:p>
          </table:table-cell>
          <table:table-cell table:style-name="ce56" office:value-type="string" calcext:value-type="string">
            <text:p>15</text:p>
          </table:table-cell>
          <table:table-cell table:style-name="ce60" office:value-type="string" calcext:value-type="string">
            <text:p>02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9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ff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Pointy Hat</text:p>
          </table:table-cell>
          <table:table-cell table:style-name="ce56" office:value-type="string" calcext:value-type="string">
            <text:p>a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a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a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06</text:p>
          </table:table-cell>
          <table:table-cell table:style-name="ce60" office:value-type="string" calcext:value-type="string">
            <text:p>0a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Circlet of Wisdom</text:p>
          </table:table-cell>
          <table:table-cell table:style-name="ce56" office:value-type="string" calcext:value-type="string">
            <text:p>af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a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8</text:p>
          </table:table-cell>
          <table:table-cell table:style-name="ce62" office:value-type="string" calcext:value-type="string">
            <text:p>0f</text:p>
          </table:table-cell>
          <table:table-cell table:style-name="ce60" office:value-type="string" calcext:value-type="string">
            <text:p>0f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Winged Shoes</text:p>
          </table:table-cell>
          <table:table-cell table:style-name="ce56" office:value-type="string" calcext:value-type="string">
            <text:p>b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52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a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f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9</text:p>
          </table:table-cell>
          <table:table-cell table:style-name="ce60" office:value-type="string" calcext:value-type="string">
            <text:p>02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fd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Warp Shoes</text:p>
          </table:table-cell>
          <table:table-cell table:style-name="ce56" office:value-type="string" calcext:value-type="string">
            <text:p>b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52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ad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f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9</text:p>
          </table:table-cell>
          <table:table-cell table:style-name="ce60" office:value-type="string" calcext:value-type="string">
            <text:p>02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fd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Greasy Boots</text:p>
          </table:table-cell>
          <table:table-cell table:style-name="ce56" office:value-type="string" calcext:value-type="string">
            <text:p>b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52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a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f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9</text:p>
          </table:table-cell>
          <table:table-cell table:style-name="ce60" office:value-type="string" calcext:value-type="string">
            <text:p>02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fd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now Boots</text:p>
          </table:table-cell>
          <table:table-cell table:style-name="ce56" office:value-type="string" calcext:value-type="string">
            <text:p>b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52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af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f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9</text:p>
          </table:table-cell>
          <table:table-cell table:style-name="ce60" office:value-type="string" calcext:value-type="string">
            <text:p>02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fd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Forest Boots</text:p>
          </table:table-cell>
          <table:table-cell table:style-name="ce56" office:value-type="string" calcext:value-type="string">
            <text:p>b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52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b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f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9</text:p>
          </table:table-cell>
          <table:table-cell table:style-name="ce60" office:value-type="string" calcext:value-type="string">
            <text:p>02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fd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Ring of Flight</text:p>
          </table:table-cell>
          <table:table-cell table:style-name="ce56" office:value-type="string" calcext:value-type="string">
            <text:p>b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0</text:p>
          </table:table-cell>
          <table:table-cell table:style-name="ce60" office:value-type="string" calcext:value-type="string">
            <text:p>0a</text:p>
          </table:table-cell>
          <table:table-cell table:style-name="ce56" office:value-type="string" calcext:value-type="string">
            <text:p>b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Warp Ring</text:p>
          </table:table-cell>
          <table:table-cell table:style-name="ce56" office:value-type="string" calcext:value-type="string">
            <text:p>b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0</text:p>
          </table:table-cell>
          <table:table-cell table:style-name="ce60" office:value-type="string" calcext:value-type="string">
            <text:p>0a</text:p>
          </table:table-cell>
          <table:table-cell table:style-name="ce56" office:value-type="string" calcext:value-type="string">
            <text:p>b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Ring of Flotation</text:p>
          </table:table-cell>
          <table:table-cell table:style-name="ce56" office:value-type="string" calcext:value-type="string">
            <text:p>b7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0</text:p>
          </table:table-cell>
          <table:table-cell table:style-name="ce60" office:value-type="string" calcext:value-type="string">
            <text:p>0a</text:p>
          </table:table-cell>
          <table:table-cell table:style-name="ce56" office:value-type="string" calcext:value-type="string">
            <text:p>b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Armlet of Wisdom</text:p>
          </table:table-cell>
          <table:table-cell table:style-name="ce56" office:value-type="string" calcext:value-type="string">
            <text:p>b8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0</text:p>
          </table:table-cell>
          <table:table-cell table:style-name="ce60" office:value-type="string" calcext:value-type="string">
            <text:p>0a</text:p>
          </table:table-cell>
          <table:table-cell table:style-name="ce56" office:value-type="string" calcext:value-type="string">
            <text:p>b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a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f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Armlet of Agility</text:p>
          </table:table-cell>
          <table:table-cell table:style-name="ce56" office:value-type="string" calcext:value-type="string">
            <text:p>b9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0</text:p>
          </table:table-cell>
          <table:table-cell table:style-name="ce60" office:value-type="string" calcext:value-type="string">
            <text:p>0a</text:p>
          </table:table-cell>
          <table:table-cell table:style-name="ce56" office:value-type="string" calcext:value-type="string">
            <text:p>b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a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a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Wind Ring</text:p>
          </table:table-cell>
          <table:table-cell table:style-name="ce56" office:value-type="string" calcext:value-type="string">
            <text:p>b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20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b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a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4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fb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Firedrake Ring</text:p>
          </table:table-cell>
          <table:table-cell table:style-name="ce56" office:value-type="string" calcext:value-type="string">
            <text:p>b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20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b7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0</text:p>
          </table:table-cell>
          <table:table-cell table:style-name="ce60" office:value-type="string" calcext:value-type="string">
            <text:p>02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a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9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0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Earth Ring</text:p>
          </table:table-cell>
          <table:table-cell table:style-name="ce56" office:value-type="string" calcext:value-type="string">
            <text:p>b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20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b8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0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a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0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fb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Water Ring</text:p>
          </table:table-cell>
          <table:table-cell table:style-name="ce56" office:value-type="string" calcext:value-type="string">
            <text:p>bd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20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b9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0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a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8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4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acred Ring</text:p>
          </table:table-cell>
          <table:table-cell table:style-name="ce56" office:value-type="string" calcext:value-type="string">
            <text:p>b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20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b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a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2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8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Dark Ring</text:p>
          </table:table-cell>
          <table:table-cell table:style-name="ce56" office:value-type="string" calcext:value-type="string">
            <text:p>bf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20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b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0</text:p>
          </table:table-cell>
          <table:table-cell table:style-name="ce60" office:value-type="string" calcext:value-type="string">
            <text:p>06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a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29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8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fb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Dragon Eyes</text:p>
          </table:table-cell>
          <table:table-cell table:style-name="ce56" office:value-type="string" calcext:value-type="string">
            <text:p>c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0</text:p>
          </table:table-cell>
          <table:table-cell table:style-name="ce60" office:value-type="string" calcext:value-type="string">
            <text:p>0e</text:p>
          </table:table-cell>
          <table:table-cell table:style-name="ce56" office:value-type="string" calcext:value-type="string">
            <text:p>b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f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8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Ring of the Dead</text:p>
          </table:table-cell>
          <table:table-cell table:style-name="ce56" office:value-type="string" calcext:value-type="string">
            <text:p>c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5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bd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0</text:p>
          </table:table-cell>
          <table:table-cell table:style-name="ce60" office:value-type="string" calcext:value-type="string">
            <text:p>06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a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1f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8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Necklace of Resist</text:p>
          </table:table-cell>
          <table:table-cell table:style-name="ce56" office:value-type="string" calcext:value-type="string">
            <text:p>c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5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b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8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Pearl Necklace</text:p>
          </table:table-cell>
          <table:table-cell table:style-name="ce56" office:value-type="string" calcext:value-type="string">
            <text:p>c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bf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0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14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Amulet</text:p>
          </table:table-cell>
          <table:table-cell table:style-name="ce56" office:value-type="string" calcext:value-type="string">
            <text:p>c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a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c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14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f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7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Dragon Gem</text:p>
          </table:table-cell>
          <table:table-cell table:style-name="ce56" office:value-type="string" calcext:value-type="string">
            <text:p>c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a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c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a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9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Cassowary Feather</text:p>
          </table:table-cell>
          <table:table-cell table:style-name="ce56" office:value-type="string" calcext:value-type="string">
            <text:p>c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a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c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a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Glass Pumpkin</text:p>
          </table:table-cell>
          <table:table-cell table:style-name="ce56" office:value-type="string" calcext:value-type="string">
            <text:p>c7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a0</text:p>
          </table:table-cell>
          <table:table-cell table:style-name="ce60" office:value-type="string" calcext:value-type="string">
            <text:p>0f</text:p>
          </table:table-cell>
          <table:table-cell table:style-name="ce56" office:value-type="string" calcext:value-type="string">
            <text:p>c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2d</text:p>
          </table:table-cell>
          <table:table-cell table:style-name="ce62" office:value-type="string" calcext:value-type="string">
            <text:p>0f</text:p>
          </table:table-cell>
          <table:table-cell table:style-name="ce60" office:value-type="string" calcext:value-type="string">
            <text:p>0f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7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fb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fb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fb</text:p>
          </table:table-cell>
          <table:table-cell table:style-name="ce56" office:value-type="string" calcext:value-type="string">
            <text:p>f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Firecrest</text:p>
          </table:table-cell>
          <table:table-cell table:style-name="ce56" office:value-type="string" calcext:value-type="string">
            <text:p>c8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7d</text:p>
          </table:table-cell>
          <table:table-cell table:style-name="ce56" office:value-type="string" calcext:value-type="string">
            <text:p>c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1</text:p>
          </table:table-cell>
          <table:table-cell table:style-name="ce62" office:value-type="string" calcext:value-type="string">
            <text:p>5a</text:p>
          </table:table-cell>
          <table:table-cell table:style-name="ce60" office:value-type="string" calcext:value-type="string">
            <text:p>0f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e2</text:p>
          </table:table-cell>
          <table:table-cell table:style-name="ce60" office:value-type="string" calcext:value-type="string">
            <text:p>e2</text:p>
          </table:table-cell>
          <table:table-cell table:style-name="ce56" office:value-type="string" calcext:value-type="string">
            <text:p>e2</text:p>
          </table:table-cell>
          <table:table-cell table:style-name="ce60" office:value-type="string" calcext:value-type="string">
            <text:p>e2</text:p>
          </table:table-cell>
          <table:table-cell table:style-name="ce56" office:value-type="string" calcext:value-type="string">
            <text:p>e2</text:p>
          </table:table-cell>
          <table:table-cell table:style-name="ce60" office:value-type="string" calcext:value-type="string">
            <text:p>e2</text:p>
          </table:table-cell>
          <table:table-cell table:style-name="ce56" office:value-type="string" calcext:value-type="string">
            <text:p>e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acrificial Doll</text:p>
          </table:table-cell>
          <table:table-cell table:style-name="ce56" office:value-type="string" calcext:value-type="string">
            <text:p>c9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b0</text:p>
          </table:table-cell>
          <table:table-cell table:style-name="ce60" office:value-type="string" calcext:value-type="string">
            <text:p>04</text:p>
          </table:table-cell>
          <table:table-cell table:style-name="ce56" office:value-type="string" calcext:value-type="string">
            <text:p>c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acred Stone of Bliss</text:p>
          </table:table-cell>
          <table:table-cell table:style-name="ce56" office:value-type="string" calcext:value-type="string">
            <text:p>c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19</text:p>
          </table:table-cell>
          <table:table-cell table:style-name="ce56" office:value-type="string" calcext:value-type="string">
            <text:p>c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Transferring Stone</text:p>
          </table:table-cell>
          <table:table-cell table:style-name="ce56" office:value-type="string" calcext:value-type="string">
            <text:p>c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20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c7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eraph's Plume</text:p>
          </table:table-cell>
          <table:table-cell table:style-name="ce56" office:value-type="string" calcext:value-type="string">
            <text:p>c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20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c8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ec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a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Healing Leaf</text:p>
          </table:table-cell>
          <table:table-cell table:style-name="ce56" office:value-type="string" calcext:value-type="string">
            <text:p>cd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9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c9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1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5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Healing Seed</text:p>
          </table:table-cell>
          <table:table-cell table:style-name="ce56" office:value-type="string" calcext:value-type="string">
            <text:p>c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2c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c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1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5f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Healing Salve</text:p>
          </table:table-cell>
          <table:table-cell table:style-name="ce56" office:value-type="string" calcext:value-type="string">
            <text:p>cf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9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c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1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6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Healing Essence</text:p>
          </table:table-cell>
          <table:table-cell table:style-name="ce56" office:value-type="string" calcext:value-type="string">
            <text:p>d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e8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c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1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6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Magic Leaf</text:p>
          </table:table-cell>
          <table:table-cell table:style-name="ce56" office:value-type="string" calcext:value-type="string">
            <text:p>d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9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cd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1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6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Magic Seed</text:p>
          </table:table-cell>
          <table:table-cell table:style-name="ce56" office:value-type="string" calcext:value-type="string">
            <text:p>d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2c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c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1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6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Magic Salve</text:p>
          </table:table-cell>
          <table:table-cell table:style-name="ce56" office:value-type="string" calcext:value-type="string">
            <text:p>d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90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cf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1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6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Magic Essence</text:p>
          </table:table-cell>
          <table:table-cell table:style-name="ce56" office:value-type="string" calcext:value-type="string">
            <text:p>d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e8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d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1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6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Wisdom Fruit</text:p>
          </table:table-cell>
          <table:table-cell table:style-name="ce56" office:value-type="string" calcext:value-type="string">
            <text:p>d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e8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d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1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6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Angel Fruit</text:p>
          </table:table-cell>
          <table:table-cell table:style-name="ce56" office:value-type="string" calcext:value-type="string">
            <text:p>d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e8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d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1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67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Revive Stone</text:p>
          </table:table-cell>
          <table:table-cell table:style-name="ce56" office:value-type="string" calcext:value-type="string">
            <text:p>d7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4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d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1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68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Antidote</text:p>
          </table:table-cell>
          <table:table-cell table:style-name="ce56" office:value-type="string" calcext:value-type="string">
            <text:p>d8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f4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d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1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69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pirit Fruit</text:p>
          </table:table-cell>
          <table:table-cell table:style-name="ce56" office:value-type="string" calcext:value-type="string">
            <text:p>d9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e8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d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1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6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Orb</text:p>
          </table:table-cell>
          <table:table-cell table:style-name="ce56" office:value-type="string" calcext:value-type="string">
            <text:p>d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98</text:p>
          </table:table-cell>
          <table:table-cell table:style-name="ce60" office:value-type="string" calcext:value-type="string">
            <text:p>08</text:p>
          </table:table-cell>
          <table:table-cell table:style-name="ce56" office:value-type="string" calcext:value-type="string">
            <text:p>d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6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avage Bugle</text:p>
          </table:table-cell>
          <table:table-cell table:style-name="ce56" office:value-type="string" calcext:value-type="string">
            <text:p>d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e8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d7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1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6d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Coral Harp</text:p>
          </table:table-cell>
          <table:table-cell table:style-name="ce56" office:value-type="string" calcext:value-type="string">
            <text:p>d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e8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d8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1</text:p>
          </table:table-cell>
          <table:table-cell table:style-name="ce60" office:value-type="string" calcext:value-type="string">
            <text:p>02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6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napdragon</text:p>
          </table:table-cell>
          <table:table-cell table:style-name="ce56" office:value-type="string" calcext:value-type="string">
            <text:p>dd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d9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7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Reincarnation</text:p>
          </table:table-cell>
          <table:table-cell table:style-name="ce56" office:value-type="string" calcext:value-type="string">
            <text:p>d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5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d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7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word Emblem</text:p>
          </table:table-cell>
          <table:table-cell table:style-name="ce56" office:value-type="string" calcext:value-type="string">
            <text:p>df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e8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d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7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Crown of Intellect</text:p>
          </table:table-cell>
          <table:table-cell table:style-name="ce56" office:value-type="string" calcext:value-type="string">
            <text:p>e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e8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d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7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tone of Swiftness</text:p>
          </table:table-cell>
          <table:table-cell table:style-name="ce56" office:value-type="string" calcext:value-type="string">
            <text:p>e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e8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dd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7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Tome of Discipline</text:p>
          </table:table-cell>
          <table:table-cell table:style-name="ce56" office:value-type="string" calcext:value-type="string">
            <text:p>e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e8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de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b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7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Urn of Chaos</text:p>
          </table:table-cell>
          <table:table-cell table:style-name="ce56" office:value-type="string" calcext:value-type="string">
            <text:p>e3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e8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df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c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7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Mirror of the Gods</text:p>
          </table:table-cell>
          <table:table-cell table:style-name="ce56" office:value-type="string" calcext:value-type="string">
            <text:p>e4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e8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e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2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77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Cup of Life</text:p>
          </table:table-cell>
          <table:table-cell table:style-name="ce56" office:value-type="string" calcext:value-type="string">
            <text:p>e5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e8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e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78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orcerer's Cup</text:p>
          </table:table-cell>
          <table:table-cell table:style-name="ce56" office:value-type="string" calcext:value-type="string">
            <text:p>e6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e8</text:p>
          </table:table-cell>
          <table:table-cell table:style-name="ce60" office:value-type="string" calcext:value-type="string">
            <text:p>03</text:p>
          </table:table-cell>
          <table:table-cell table:style-name="ce56" office:value-type="string" calcext:value-type="string">
            <text:p>e2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1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1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79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Altar of Resurrection</text:p>
          </table:table-cell>
          <table:table-cell table:style-name="ce56" office:value-type="string" calcext:value-type="string">
            <text:p>98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98</text:p>
          </table:table-cell>
          <table:table-cell table:style-name="ce60" office:value-type="string" calcext:value-type="string">
            <text:p>08</text:p>
          </table:table-cell>
          <table:table-cell table:style-name="ce56" office:value-type="string" calcext:value-type="string">
            <text:p>76</text:p>
          </table:table-cell>
          <table:table-cell table:style-name="ce60" office:value-type="string" calcext:value-type="string">
            <text:p>01</text:p>
          </table:table-cell>
          <table:table-cell table:style-name="ce56" office:value-type="string" calcext:value-type="string">
            <text:p>11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5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7a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style-name="ce56" office:value-type="string" calcext:value-type="string">
            <text:p>00</text:p>
          </table:table-cell>
          <table:table-cell table:style-name="ce60" office:value-type="string" calcext:value-type="string">
            <text:p>00</text:p>
          </table:table-cell>
          <table:table-cell table:number-columns-repeated="16345"/>
        </table:table-row>
        <table:table-row table:style-name="ro1">
          <table:table-cell table:number-columns-repeated="16382"/>
        </table:table-row>
        <table:table-row table:style-name="ro1">
          <table:table-cell/>
          <table:table-cell table:number-columns-repeated="36" table:style-name="ce57" office:value-type="string" calcext:value-type="string">
            <text:p>--------</text:p>
          </table:table-cell>
          <table:table-cell table:number-columns-repeated="16345"/>
        </table:table-row>
        <table:table-row table:style-name="ro1" table:number-rows-repeated="1048376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Preview" table:style-name="ta1">
        <office:forms form:automatic-focus="false" form:apply-design-mode="false"/>
        <table:table-column table:style-name="co1" table:default-cell-style-name="ce52"/>
        <table:table-column table:style-name="co4" table:number-columns-repeated="4" table:default-cell-style-name="ce52"/>
        <table:table-column table:style-name="co5" table:number-columns-repeated="2" table:default-cell-style-name="ce52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52"/>
        <table:table-column table:style-name="co10" table:number-columns-repeated="2" table:default-cell-style-name="ce52"/>
        <table:table-column table:style-name="co2" table:number-columns-repeated="2" table:default-cell-style-name="ce52"/>
        <table:table-column table:style-name="co11" table:default-cell-style-name="ce52"/>
        <table:table-column table:style-name="co4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15" table:number-columns-repeated="3" table:default-cell-style-name="ce52"/>
        <table:table-column table:style-name="co16" table:number-columns-repeated="7" table:default-cell-style-name="ce52"/>
        <table:table-column table:style-name="co2" table:number-columns-repeated="3" table:default-cell-style-name="ce52"/>
        <table:table-column table:style-name="co6" table:default-cell-style-name="ce52"/>
        <table:table-column table:style-name="co5" table:number-columns-repeated="3" table:default-cell-style-name="ce52"/>
        <table:table-column table:style-name="co3" table:number-columns-repeated="16345" table:default-cell-style-name="ce52"/>
        <table:table-row table:style-name="ro1">
          <table:table-cell table:style-name="ce47" office:value-type="string" calcext:value-type="string">
            <text:p>Dec</text:p>
          </table:table-cell>
          <table:table-cell table:style-name="ce53" office:value-type="string" calcext:value-type="string">
            <text:p>0</text:p>
          </table:table-cell>
          <table:table-cell table:style-name="ce58" office:value-type="string" calcext:value-type="string">
            <text:p>1</text:p>
          </table:table-cell>
          <table:table-cell table:style-name="ce53" office:value-type="string" calcext:value-type="string">
            <text:p>2</text:p>
          </table:table-cell>
          <table:table-cell table:style-name="ce58" office:value-type="string" calcext:value-type="string">
            <text:p>3</text:p>
          </table:table-cell>
          <table:table-cell table:style-name="ce53" office:value-type="string" calcext:value-type="string">
            <text:p>4</text:p>
          </table:table-cell>
          <table:table-cell table:style-name="ce58" office:value-type="string" calcext:value-type="string">
            <text:p>5</text:p>
          </table:table-cell>
          <table:table-cell table:style-name="ce53" office:value-type="string" calcext:value-type="string">
            <text:p>6</text:p>
          </table:table-cell>
          <table:table-cell table:style-name="ce58" office:value-type="string" calcext:value-type="string">
            <text:p>7</text:p>
          </table:table-cell>
          <table:table-cell table:style-name="ce53" office:value-type="string" calcext:value-type="string">
            <text:p>8</text:p>
          </table:table-cell>
          <table:table-cell table:style-name="ce58" office:value-type="string" calcext:value-type="string">
            <text:p>9</text:p>
          </table:table-cell>
          <table:table-cell table:style-name="ce53" office:value-type="string" calcext:value-type="string">
            <text:p>10</text:p>
          </table:table-cell>
          <table:table-cell table:style-name="ce58" office:value-type="string" calcext:value-type="string">
            <text:p>11</text:p>
          </table:table-cell>
          <table:table-cell table:style-name="ce53" office:value-type="string" calcext:value-type="string">
            <text:p>12</text:p>
          </table:table-cell>
          <table:table-cell table:style-name="ce58" office:value-type="string" calcext:value-type="string">
            <text:p>13</text:p>
          </table:table-cell>
          <table:table-cell table:style-name="ce53" office:value-type="string" calcext:value-type="string">
            <text:p>14</text:p>
          </table:table-cell>
          <table:table-cell table:style-name="ce58" office:value-type="string" calcext:value-type="string">
            <text:p>15</text:p>
          </table:table-cell>
          <table:table-cell table:style-name="ce53" office:value-type="string" calcext:value-type="string">
            <text:p>16</text:p>
          </table:table-cell>
          <table:table-cell table:style-name="ce58" office:value-type="string" calcext:value-type="string">
            <text:p>17</text:p>
          </table:table-cell>
          <table:table-cell table:style-name="ce53" office:value-type="string" calcext:value-type="string">
            <text:p>18</text:p>
          </table:table-cell>
          <table:table-cell table:style-name="ce58" office:value-type="string" calcext:value-type="string">
            <text:p>19</text:p>
          </table:table-cell>
          <table:table-cell table:style-name="ce53" office:value-type="string" calcext:value-type="string">
            <text:p>20</text:p>
          </table:table-cell>
          <table:table-cell table:style-name="ce58" office:value-type="string" calcext:value-type="string">
            <text:p>21</text:p>
          </table:table-cell>
          <table:table-cell table:style-name="ce53" office:value-type="string" calcext:value-type="string">
            <text:p>22</text:p>
          </table:table-cell>
          <table:table-cell table:style-name="ce58" office:value-type="string" calcext:value-type="string">
            <text:p>23</text:p>
          </table:table-cell>
          <table:table-cell table:style-name="ce53" office:value-type="string" calcext:value-type="string">
            <text:p>24</text:p>
          </table:table-cell>
          <table:table-cell table:style-name="ce58" office:value-type="string" calcext:value-type="string">
            <text:p>25</text:p>
          </table:table-cell>
          <table:table-cell table:style-name="ce53" office:value-type="string" calcext:value-type="string">
            <text:p>26</text:p>
          </table:table-cell>
          <table:table-cell table:style-name="ce58" office:value-type="string" calcext:value-type="string">
            <text:p>27</text:p>
          </table:table-cell>
          <table:table-cell table:style-name="ce53" office:value-type="string" calcext:value-type="string">
            <text:p>28</text:p>
          </table:table-cell>
          <table:table-cell table:style-name="ce58" office:value-type="string" calcext:value-type="string">
            <text:p>29</text:p>
          </table:table-cell>
          <table:table-cell table:style-name="ce53" office:value-type="string" calcext:value-type="string">
            <text:p>30</text:p>
          </table:table-cell>
          <table:table-cell table:style-name="ce58" office:value-type="string" calcext:value-type="string">
            <text:p>31</text:p>
          </table:table-cell>
          <table:table-cell table:style-name="ce53" office:value-type="string" calcext:value-type="string">
            <text:p>32</text:p>
          </table:table-cell>
          <table:table-cell table:style-name="ce58" office:value-type="string" calcext:value-type="string">
            <text:p>33</text:p>
          </table:table-cell>
          <table:table-cell table:style-name="ce53" office:value-type="string" calcext:value-type="string">
            <text:p>34</text:p>
          </table:table-cell>
          <table:table-cell table:style-name="ce58" office:value-type="string" calcext:value-type="string">
            <text:p>35</text:p>
          </table:table-cell>
          <table:table-cell table:number-columns-repeated="16345"/>
        </table:table-row>
        <table:table-row table:style-name="ro1">
          <table:table-cell table:style-name="ce47" office:value-type="string" calcext:value-type="string">
            <text:p>Hex</text:p>
          </table:table-cell>
          <table:table-cell table:style-name="ce53" office:value-type="string" calcext:value-type="string">
            <text:p>00</text:p>
          </table:table-cell>
          <table:table-cell table:style-name="ce58" office:value-type="string" calcext:value-type="string">
            <text:p>01</text:p>
          </table:table-cell>
          <table:table-cell table:style-name="ce53" office:value-type="string" calcext:value-type="string">
            <text:p>02</text:p>
          </table:table-cell>
          <table:table-cell table:style-name="ce58" office:value-type="string" calcext:value-type="string">
            <text:p>03</text:p>
          </table:table-cell>
          <table:table-cell table:style-name="ce53" office:value-type="string" calcext:value-type="string">
            <text:p>04</text:p>
          </table:table-cell>
          <table:table-cell table:style-name="ce58" office:value-type="string" calcext:value-type="string">
            <text:p>05</text:p>
          </table:table-cell>
          <table:table-cell table:style-name="ce53" office:value-type="string" calcext:value-type="string">
            <text:p>06</text:p>
          </table:table-cell>
          <table:table-cell table:style-name="ce58" office:value-type="string" calcext:value-type="string">
            <text:p>07</text:p>
          </table:table-cell>
          <table:table-cell table:style-name="ce53" office:value-type="string" calcext:value-type="string">
            <text:p>08</text:p>
          </table:table-cell>
          <table:table-cell table:style-name="ce58" office:value-type="string" calcext:value-type="string">
            <text:p>09</text:p>
          </table:table-cell>
          <table:table-cell table:style-name="ce53" office:value-type="string" calcext:value-type="string">
            <text:p>0A</text:p>
          </table:table-cell>
          <table:table-cell table:style-name="ce58" office:value-type="string" calcext:value-type="string">
            <text:p>0B</text:p>
          </table:table-cell>
          <table:table-cell table:style-name="ce53" office:value-type="string" calcext:value-type="string">
            <text:p>0C</text:p>
          </table:table-cell>
          <table:table-cell table:style-name="ce58" office:value-type="string" calcext:value-type="string">
            <text:p>0D</text:p>
          </table:table-cell>
          <table:table-cell table:style-name="ce53" office:value-type="string" calcext:value-type="string">
            <text:p>0E</text:p>
          </table:table-cell>
          <table:table-cell table:style-name="ce58" office:value-type="string" calcext:value-type="string">
            <text:p>0F</text:p>
          </table:table-cell>
          <table:table-cell table:style-name="ce53" office:value-type="string" calcext:value-type="string">
            <text:p>10</text:p>
          </table:table-cell>
          <table:table-cell table:style-name="ce58" office:value-type="string" calcext:value-type="string">
            <text:p>11</text:p>
          </table:table-cell>
          <table:table-cell table:style-name="ce53" office:value-type="string" calcext:value-type="string">
            <text:p>12</text:p>
          </table:table-cell>
          <table:table-cell table:style-name="ce58" office:value-type="string" calcext:value-type="string">
            <text:p>13</text:p>
          </table:table-cell>
          <table:table-cell table:style-name="ce53" office:value-type="string" calcext:value-type="string">
            <text:p>14</text:p>
          </table:table-cell>
          <table:table-cell table:style-name="ce58" office:value-type="string" calcext:value-type="string">
            <text:p>15</text:p>
          </table:table-cell>
          <table:table-cell table:style-name="ce53" office:value-type="string" calcext:value-type="string">
            <text:p>16</text:p>
          </table:table-cell>
          <table:table-cell table:style-name="ce58" office:value-type="string" calcext:value-type="string">
            <text:p>17</text:p>
          </table:table-cell>
          <table:table-cell table:style-name="ce53" office:value-type="string" calcext:value-type="string">
            <text:p>18</text:p>
          </table:table-cell>
          <table:table-cell table:style-name="ce58" office:value-type="string" calcext:value-type="string">
            <text:p>19</text:p>
          </table:table-cell>
          <table:table-cell table:style-name="ce53" office:value-type="string" calcext:value-type="string">
            <text:p>1A</text:p>
          </table:table-cell>
          <table:table-cell table:style-name="ce58" office:value-type="string" calcext:value-type="string">
            <text:p>1B</text:p>
          </table:table-cell>
          <table:table-cell table:style-name="ce53" office:value-type="string" calcext:value-type="string">
            <text:p>1C</text:p>
          </table:table-cell>
          <table:table-cell table:style-name="ce58" office:value-type="string" calcext:value-type="string">
            <text:p>1D</text:p>
          </table:table-cell>
          <table:table-cell table:style-name="ce53" office:value-type="string" calcext:value-type="string">
            <text:p>1E</text:p>
          </table:table-cell>
          <table:table-cell table:style-name="ce58" office:value-type="string" calcext:value-type="string">
            <text:p>1F</text:p>
          </table:table-cell>
          <table:table-cell table:style-name="ce53" office:value-type="float" office:value="20" calcext:value-type="float">
            <text:p>20</text:p>
          </table:table-cell>
          <table:table-cell table:style-name="ce58" office:value-type="float" office:value="21" calcext:value-type="float">
            <text:p>21</text:p>
          </table:table-cell>
          <table:table-cell table:style-name="ce53" office:value-type="float" office:value="22" calcext:value-type="float">
            <text:p>22</text:p>
          </table:table-cell>
          <table:table-cell table:style-name="ce58" office:value-type="float" office:value="23" calcext:value-type="float">
            <text:p>23</text:p>
          </table:table-cell>
          <table:table-cell table:number-columns-repeated="16345"/>
        </table:table-row>
        <table:table-row table:style-name="ro1">
          <table:table-cell table:style-name="ce2"/>
          <table:table-cell table:style-name="ce8" office:value-type="string" calcext:value-type="string" table:number-columns-spanned="2" table:number-rows-spanned="3">
            <office:annotation draw:style-name="gr1" draw:text-style-name="P2" svg:width="1.1413in" svg:height="0.7083in" svg:x="2.7433in" svg:y="0in" draw:caption-point-x="-0.2402in" draw:caption-point-y="0.3594in">
              <dc:date>2023-02-06T00:00:00</dc:date>
              <text:p text:style-name="P1"><text:span text:style-name="T1">Item Name Reference</text:span></text:p>
            </office:annotation>
            <text:p>Name</text:p>
          </table:table-cell>
          <table:covered-table-cell table:style-name="ce13"/>
          <table:table-cell table:style-name="ce8" office:value-type="string" calcext:value-type="string" table:number-columns-spanned="2" table:number-rows-spanned="3">
            <text:p>Price</text:p>
          </table:table-cell>
          <table:covered-table-cell table:style-name="ce13"/>
          <table:table-cell table:style-name="ce8" office:value-type="string" calcext:value-type="string" table:number-columns-spanned="2" table:number-rows-spanned="3">
            <office:annotation draw:style-name="gr1" draw:text-style-name="P2" svg:width="1.1413in" svg:height="0.7083in" svg:x="4.0846in" svg:y="0in" draw:caption-point-x="-0.2402in" draw:caption-point-y="0.3594in">
              <dc:date>2023-02-06T00:00:00</dc:date>
              <text:p text:style-name="P1"><text:span text:style-name="T1">Item Description Reference</text:span></text:p>
            </office:annotation>
            <text:p>Description</text:p>
          </table:table-cell>
          <table:covered-table-cell table:style-name="ce13"/>
          <table:table-cell table:style-name="ce8" office:value-type="string" calcext:value-type="string" table:number-columns-spanned="1" table:number-rows-spanned="3">
            <text:p>Type</text:p>
          </table:table-cell>
          <table:table-cell table:style-name="ce61" office:value-type="string" calcext:value-type="string" table:number-columns-spanned="1" table:number-rows-spanned="3">
            <text:p>Element</text:p>
          </table:table-cell>
          <table:table-cell table:style-name="ce8" office:value-type="string" calcext:value-type="string" table:number-columns-spanned="1" table:number-rows-spanned="3">
            <text:p>Slots</text:p>
          </table:table-cell>
          <table:table-cell table:style-name="ce61" office:value-type="string" calcext:value-type="string" table:number-columns-spanned="1" table:number-rows-spanned="3">
            <text:p>Animation</text:p>
          </table:table-cell>
          <table:table-cell table:style-name="ce8" office:value-type="string" calcext:value-type="string" table:number-columns-spanned="1" table:number-rows-spanned="3">
            <text:p>Range</text:p>
          </table:table-cell>
          <table:table-cell table:style-name="ce61" office:value-type="string" calcext:value-type="string" table:number-columns-spanned="1" table:number-rows-spanned="3">
            <text:p>Weight</text:p>
          </table:table-cell>
          <table:table-cell table:style-name="ce8" office:value-type="string" calcext:value-type="string" table:number-columns-spanned="1" table:number-rows-spanned="3">
            <text:p>Physical Power / Defense</text:p>
          </table:table-cell>
          <table:table-cell table:style-name="ce61" office:value-type="string" calcext:value-type="string" table:number-columns-spanned="1" table:number-rows-spanned="3">
            <text:p>Magical Power / Defense</text:p>
          </table:table-cell>
          <table:table-cell table:style-name="ce8" office:value-type="string" calcext:value-type="string" table:number-columns-spanned="1" table:number-rows-spanned="3">
            <text:p>On Hit Element</text:p>
          </table:table-cell>
          <table:table-cell table:style-name="ce61" office:value-type="string" calcext:value-type="string" table:number-columns-spanned="1" table:number-rows-spanned="3">
            <office:annotation draw:style-name="gr1" draw:text-style-name="P2" svg:width="1.1413in" svg:height="0.7083in" svg:x="11.9008in" svg:y="0in" draw:caption-point-x="-0.2402in" draw:caption-point-y="0.3594in">
              <dc:date>2023-02-05T00:00:00</dc:date>
              <text:p text:style-name="P1"><text:span text:style-name="T1">Padding?</text:span></text:p>
            </office:annotation>
            <text:p>?</text:p>
          </table:table-cell>
          <table:table-cell table:style-name="ce8" office:value-type="string" calcext:value-type="string" table:number-columns-spanned="1" table:number-rows-spanned="3">
            <text:p>Skill</text:p>
          </table:table-cell>
          <table:table-cell table:style-name="ce61" office:value-type="string" calcext:value-type="string" table:number-columns-spanned="1" table:number-rows-spanned="3">
            <text:p>On Hit Effect</text:p>
          </table:table-cell>
          <table:table-cell table:style-name="ce8" office:value-type="string" calcext:value-type="string" table:number-columns-spanned="1" table:number-rows-spanned="3">
            <text:p>Perks</text:p>
          </table:table-cell>
          <table:table-cell table:style-name="ce61" office:value-type="string" calcext:value-type="string" table:number-columns-spanned="1" table:number-rows-spanned="3">
            <text:p>Str Bonus</text:p>
          </table:table-cell>
          <table:table-cell table:style-name="ce8" office:value-type="string" calcext:value-type="string" table:number-columns-spanned="1" table:number-rows-spanned="3">
            <text:p>Int Bonus</text:p>
          </table:table-cell>
          <table:table-cell table:style-name="ce61" office:value-type="string" calcext:value-type="string" table:number-columns-spanned="1" table:number-rows-spanned="3">
            <text:p>Agi Bonus</text:p>
          </table:table-cell>
          <table:table-cell table:style-name="ce8" office:value-type="string" calcext:value-type="string" table:number-columns-spanned="1" table:number-rows-spanned="3">
            <office:annotation draw:style-name="gr2" draw:text-style-name="P2" svg:width="1.1413in" svg:height="0.8567in" svg:x="19.4315in" svg:y="0in" draw:caption-point-x="-0.2402in" draw:caption-point-y="0.3594in">
              <dc:date>2023-02-18T00:00:00</dc:date>
              <text:p text:style-name="P1"><text:span text:style-name="T2">Damage from this element is increased or reduced by this percentage.</text:span></text:p>
            </office:annotation>
            <text:p>Physical Defense Modifier</text:p>
          </table:table-cell>
          <table:table-cell table:style-name="ce61" office:value-type="string" calcext:value-type="string" table:number-columns-spanned="1" table:number-rows-spanned="3">
            <office:annotation draw:style-name="gr2" draw:text-style-name="P2" svg:width="1.1413in" svg:height="0.8567in" svg:x="20.2315in" svg:y="0in" draw:caption-point-x="-0.2402in" draw:caption-point-y="0.3594in">
              <dc:date>2023-02-18T00:00:00</dc:date>
              <text:p text:style-name="P1"><text:span text:style-name="T2">Damage from this element is increased or reduced by this percentage.</text:span></text:p>
            </office:annotation>
            <text:p>Air Defense Modifier</text:p>
          </table:table-cell>
          <table:table-cell table:style-name="ce8" office:value-type="string" calcext:value-type="string" table:number-columns-spanned="1" table:number-rows-spanned="3">
            <office:annotation draw:style-name="gr2" draw:text-style-name="P2" svg:width="1.1413in" svg:height="0.8567in" svg:x="21.0315in" svg:y="0in" draw:caption-point-x="-0.2402in" draw:caption-point-y="0.3594in">
              <dc:date>2023-02-18T00:00:00</dc:date>
              <text:p text:style-name="P1"><text:span text:style-name="T2">Damage from this element is increased or reduced by this percentage.</text:span></text:p>
            </office:annotation>
            <text:p>Fire Defense Modifier</text:p>
          </table:table-cell>
          <table:table-cell table:style-name="ce61" office:value-type="string" calcext:value-type="string" table:number-columns-spanned="1" table:number-rows-spanned="3">
            <office:annotation draw:style-name="gr2" draw:text-style-name="P2" svg:width="1.1413in" svg:height="0.8567in" svg:x="21.8315in" svg:y="0in" draw:caption-point-x="-0.2402in" draw:caption-point-y="0.3594in">
              <dc:date>2023-02-18T00:00:00</dc:date>
              <text:p text:style-name="P1"><text:span text:style-name="T2">Damage from this element is increased or reduced by this percentage.</text:span></text:p>
            </office:annotation>
            <text:p>Earth Defense Modifier</text:p>
          </table:table-cell>
          <table:table-cell table:style-name="ce8" office:value-type="string" calcext:value-type="string" table:number-columns-spanned="1" table:number-rows-spanned="3">
            <office:annotation draw:style-name="gr2" draw:text-style-name="P2" svg:width="1.1413in" svg:height="0.8567in" svg:x="22.6315in" svg:y="0in" draw:caption-point-x="-0.2402in" draw:caption-point-y="0.3594in">
              <dc:date>2023-02-18T00:00:00</dc:date>
              <text:p text:style-name="P1"><text:span text:style-name="T2">Damage from this element is increased or reduced by this percentage.</text:span></text:p>
            </office:annotation>
            <text:p>Water Defense Modifier</text:p>
          </table:table-cell>
          <table:table-cell table:style-name="ce61" office:value-type="string" calcext:value-type="string" table:number-columns-spanned="1" table:number-rows-spanned="3">
            <office:annotation draw:style-name="gr2" draw:text-style-name="P2" svg:width="1.1413in" svg:height="0.8567in" svg:x="23.4315in" svg:y="0in" draw:caption-point-x="-0.2402in" draw:caption-point-y="0.3594in">
              <dc:date>2023-02-18T00:00:00</dc:date>
              <text:p text:style-name="P1"><text:span text:style-name="T2">Damage from this element is increased or reduced by this percentage.</text:span></text:p>
            </office:annotation>
            <text:p>Virtue Defense Modifier</text:p>
          </table:table-cell>
          <table:table-cell table:style-name="ce8" office:value-type="string" calcext:value-type="string" table:number-columns-spanned="1" table:number-rows-spanned="3">
            <office:annotation draw:style-name="gr2" draw:text-style-name="P2" svg:width="1.1413in" svg:height="0.8567in" svg:x="24.2315in" svg:y="0in" draw:caption-point-x="-0.2402in" draw:caption-point-y="0.3594in">
              <dc:date>2023-02-18T00:00:00</dc:date>
              <text:p text:style-name="P1"><text:span text:style-name="T2">Damage from this element is increased or reduced by this percentage.</text:span></text:p>
            </office:annotation>
            <text:p>Bane Defense Modifier</text:p>
          </table:table-cell>
          <table:table-cell table:style-name="ce61" office:value-type="string" calcext:value-type="string" table:number-columns-spanned="1" table:number-rows-spanned="3">
            <office:annotation draw:style-name="gr2" draw:text-style-name="P2" svg:width="1.1413in" svg:height="0.8567in" svg:x="25.0398in" svg:y="0in" draw:caption-point-x="-0.2402in" draw:caption-point-y="0.3594in">
              <dc:date>2023-02-05T00:00:00</dc:date>
              <text:p text:style-name="P1"><text:span text:style-name="T1">Unverified.</text:span><text:span text:style-name="T1"><text:line-break/></text:span><text:span text:style-name="T1"><text:line-break/></text:span><text:span text:style-name="T1">Likely incomplete.</text:span></text:p>
            </office:annotation>
            <text:p>Gear Set Flags 1</text:p>
          </table:table-cell>
          <table:table-cell table:style-name="ce8" office:value-type="string" calcext:value-type="string" table:number-columns-spanned="1" table:number-rows-spanned="3">
            <office:annotation draw:style-name="gr1" draw:text-style-name="P2" svg:width="1.1413in" svg:height="0.7083in" svg:x="25.848in" svg:y="0in" draw:caption-point-x="-0.2402in" draw:caption-point-y="0.3594in">
              <dc:date>2023-02-05T00:00:00</dc:date>
              <text:p text:style-name="P1"><text:span text:style-name="T1">Unverified. </text:span><text:span text:style-name="T1"><text:line-break/></text:span><text:span text:style-name="T1"> </text:span><text:span text:style-name="T1"><text:line-break/></text:span><text:span text:style-name="T1">Likely incomplete.</text:span></text:p>
            </office:annotation>
            <text:p>Gear Set Flags 2</text:p>
          </table:table-cell>
          <table:table-cell table:style-name="ce61" office:value-type="string" calcext:value-type="string" table:number-columns-spanned="1" table:number-rows-spanned="3">
            <office:annotation draw:style-name="gr1" draw:text-style-name="P2" svg:width="1.1413in" svg:height="0.7083in" svg:x="26.6563in" svg:y="0in" draw:caption-point-x="-0.2402in" draw:caption-point-y="0.3594in">
              <dc:date>2023-02-05T00:00:00</dc:date>
              <text:p text:style-name="P1"><text:span text:style-name="T1">Unverified. </text:span><text:span text:style-name="T1"><text:line-break/></text:span><text:span text:style-name="T1"> </text:span><text:span text:style-name="T1"><text:line-break/></text:span><text:span text:style-name="T1">Likely incomplete.</text:span></text:p>
            </office:annotation>
            <text:p>Candy &amp; Other Flags</text:p>
          </table:table-cell>
          <table:table-cell table:style-name="ce8" office:value-type="string" calcext:value-type="string" table:number-columns-spanned="1" table:number-rows-spanned="3">
            <text:p>Movement Types</text:p>
          </table:table-cell>
          <table:table-cell table:style-name="ce61" office:value-type="string" calcext:value-type="string" table:number-columns-spanned="1" table:number-rows-spanned="3">
            <office:annotation draw:style-name="gr1" draw:text-style-name="P2" svg:width="1.1413in" svg:height="0.7083in" svg:x="28.0996in" svg:y="0in" draw:caption-point-x="-0.2402in" draw:caption-point-y="0.3594in">
              <dc:date>2023-02-05T00:00:00</dc:date>
              <text:p text:style-name="P1"><text:span text:style-name="T1">Padding?</text:span></text:p>
            </office:annotation>
            <text:p>?</text:p>
          </table:table-cell>
          <table:table-cell table:style-name="ce8" office:value-type="string" calcext:value-type="string" table:number-columns-spanned="1" table:number-rows-spanned="3">
            <office:annotation draw:style-name="gr1" draw:text-style-name="P2" svg:width="1.1413in" svg:height="0.7083in" svg:x="28.478in" svg:y="0in" draw:caption-point-x="-0.2402in" draw:caption-point-y="0.3594in">
              <dc:date>2023-02-05T00:00:00</dc:date>
              <text:p text:style-name="P1"><text:span text:style-name="T1">Padding?</text:span></text:p>
            </office:annotation>
            <text:p>?</text:p>
          </table:table-cell>
          <table:table-cell table:style-name="ce61" office:value-type="string" calcext:value-type="string" table:number-columns-spanned="1" table:number-rows-spanned="3">
            <office:annotation draw:style-name="gr1" draw:text-style-name="P2" svg:width="1.1413in" svg:height="0.7083in" svg:x="28.8563in" svg:y="0in" draw:caption-point-x="-0.2402in" draw:caption-point-y="0.3594in">
              <dc:date>2023-02-05T00:00:00</dc:date>
              <text:p text:style-name="P1"><text:span text:style-name="T1">Padding?</text:span></text:p>
            </office:annotation>
            <text:p>?</text:p>
          </table:table-cell>
          <table:table-cell table:number-columns-repeated="16345"/>
        </table:table-row>
        <table:table-row table:style-name="ro1">
          <table:table-cell table:style-name="ce3" office:value-type="string" calcext:value-type="string">
            <text:p>Items</text:p>
          </table:table-cell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8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table-cell table:number-columns-repeated="16345"/>
        </table:table-row>
        <table:table-row table:style-name="ro1">
          <table:table-cell table:style-name="ce4"/>
          <table:covered-table-cell table:style-name="ce53"/>
          <table:covered-table-cell table:style-name="ce58"/>
          <table:covered-table-cell table:style-name="ce53"/>
          <table:covered-table-cell table:style-name="ce58"/>
          <table:covered-table-cell table:style-name="ce53"/>
          <table:covered-table-cell table:style-name="ce58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covered-table-cell table:style-name="ce55"/>
          <table:covered-table-cell table:style-name="ce13"/>
          <table:table-cell table:number-columns-repeated="16345"/>
        </table:table-row>
        <table:table-row table:style-name="ro1">
          <table:table-cell table:style-name="ce51" office:value-type="string" calcext:value-type="string">
            <text:p>Nothing</text:p>
          </table:table-cell>
          <table:table-cell table:style-name="ce27" table:formula="of:=COM.MICROSOFT.CONCAT([$Editor.C6];[$Editor.B6])" office:value-type="string" office:string-value="0000" calcext:value-type="string" table:number-columns-spanned="2" table:number-rows-spanned="1">
            <text:p>0000</text:p>
          </table:table-cell>
          <table:covered-table-cell table:style-name="ce45"/>
          <table:table-cell table:style-name="ce29" table:formula="of:=HEX2DEC(COM.MICROSOFT.CONCAT([$Editor.E6];[$Editor.D6]))" office:value-type="float" office:value="0" calcext:value-type="float" table:number-columns-spanned="2" table:number-rows-spanned="1">
            <text:p>0</text:p>
          </table:table-cell>
          <table:covered-table-cell table:style-name="ce30"/>
          <table:table-cell table:style-name="ce27" table:formula="of:=COM.MICROSOFT.CONCAT([$Editor.G6];[$Editor.F6])" office:value-type="string" office:string-value="0000" calcext:value-type="string" table:number-columns-spanned="2" table:number-rows-spanned="1">
            <text:p>0000</text:p>
          </table:table-cell>
          <table:covered-table-cell table:style-name="ce30"/>
          <table:table-cell table:style-name="ce31" table:formula="of:=VLOOKUP([$Editor.H6];[$Key.$A$2:.$G$19];7;1)" office:value-type="string" office:string-value="None" calcext:value-type="string">
            <text:p>None</text:p>
          </table:table-cell>
          <table:table-cell table:style-name="ce28" table:formula="of:=VLOOKUP([$Editor.I6];[$Key.$A$2:.$H$12];8;1)" office:value-type="float" office:value="0" calcext:value-type="float">
            <text:p/>
          </table:table-cell>
          <table:table-cell table:style-name="ce31" table:formula="of:=VLOOKUP([$Editor.J6];[$Key.$A$2:.$I$8];9;1)" office:value-type="string" office:string-value="1 Handed" calcext:value-type="string">
            <text:p>1 Handed</text:p>
          </table:table-cell>
          <table:table-cell table:style-name="ce28" table:formula="of:=VLOOKUP([$Editor.K6];[$Key.$A$2:.$J$6];10;1)" office:value-type="string" office:string-value="Close Ranged" calcext:value-type="string">
            <text:p>Close Ranged</text:p>
          </table:table-cell>
          <table:table-cell table:style-name="ce31" table:formula="of:=HEX2DEC([$Editor.L6])" office:value-type="float" office:value="1" calcext:value-type="float">
            <text:p>1</text:p>
          </table:table-cell>
          <table:table-cell table:style-name="ce28" table:formula="of:=VLOOKUP([$Editor.M6];[$Key.$A$2:.$C$257];3;1)" office:value-type="string" office:string-value="0" calcext:value-type="string">
            <text:p>0</text:p>
          </table:table-cell>
          <table:table-cell table:style-name="ce31" table:formula="of:=HEX2DEC([$Editor.N6])" office:value-type="float" office:value="10" calcext:value-type="float">
            <text:p>10</text:p>
          </table:table-cell>
          <table:table-cell table:style-name="ce28" table:formula="of:=HEX2DEC([$Editor.O6])" office:value-type="float" office:value="0" calcext:value-type="float">
            <text:p>0</text:p>
          </table:table-cell>
          <table:table-cell table:style-name="ce31" table:formula="of:=VLOOKUP([$Editor.P6];[$Key.$A$2:.$H$12];8;1)" office:value-type="float" office:value="0" calcext:value-type="float">
            <text:p/>
          </table:table-cell>
          <table:table-cell table:style-name="ce28" table:formula="of:=HEX2DEC([$Editor.Q6])" office:value-type="float" office:value="0" calcext:value-type="float">
            <text:p>0</text:p>
          </table:table-cell>
          <table:table-cell table:style-name="ce31" table:formula="of:=VLOOKUP([$Editor.R6];[$Key.$A$2:.$D$257];4;1)" office:value-type="float" office:value="0" calcext:value-type="float">
            <text:p/>
          </table:table-cell>
          <table:table-cell table:style-name="ce28" table:formula="of:=VLOOKUP([$Editor.S6];[$Key.$A$2:.$F$257];6;1)" office:value-type="float" office:value="0" calcext:value-type="float">
            <text:p/>
          </table:table-cell>
          <table:table-cell table:style-name="ce31" table:formula="of:=VLOOKUP([$Editor.T6];[$Key.$A$2:.$E$257];5;1)" office:value-type="float" office:value="0" calcext:value-type="float">
            <text:p/>
          </table:table-cell>
          <table:table-cell table:style-name="ce28" table:formula="of:=IF([$Editor.U6]=&quot;00&quot;;&quot;&quot;;HEX2DEC([$Editor.U6]))">
            <text:p/>
          </table:table-cell>
          <table:table-cell table:style-name="ce31" table:formula="of:=IF([$Editor.V6]=&quot;00&quot;;&quot;&quot;;HEX2DEC([$Editor.V6]))">
            <text:p/>
          </table:table-cell>
          <table:table-cell table:style-name="ce28" table:formula="of:=IF([$Editor.W6]=&quot;00&quot;;&quot;&quot;;HEX2DEC([$Editor.W6]))">
            <text:p/>
          </table:table-cell>
          <table:table-cell table:style-name="ce31" table:formula="of:=IF([$Editor.X6]=&quot;00&quot;;&quot;&quot;;COM.MICROSOFT.CONCAT(VLOOKUP([$Editor.X6];[$Key.$A$2:.$C$257];3;1);&quot;%&quot;))">
            <text:p/>
          </table:table-cell>
          <table:table-cell table:style-name="ce28" table:formula="of:=IF([$Editor.Y6]=&quot;00&quot;;&quot;&quot;;COM.MICROSOFT.CONCAT(VLOOKUP([$Editor.Y6];[$Key.$A$2:.$C$257];3;1);&quot;%&quot;))">
            <text:p/>
          </table:table-cell>
          <table:table-cell table:style-name="ce31" table:formula="of:=IF([$Editor.Z6]=&quot;00&quot;;&quot;&quot;;COM.MICROSOFT.CONCAT(VLOOKUP([$Editor.Z6];[$Key.$A$2:.$C$257];3;1);&quot;%&quot;))">
            <text:p/>
          </table:table-cell>
          <table:table-cell table:style-name="ce28" table:formula="of:=IF([$Editor.AA6]=&quot;00&quot;;&quot;&quot;;COM.MICROSOFT.CONCAT(VLOOKUP([$Editor.AA6];[$Key.$A$2:.$C$257];3;1);&quot;%&quot;))">
            <text:p/>
          </table:table-cell>
          <table:table-cell table:style-name="ce31" table:formula="of:=IF([$Editor.AB6]=&quot;00&quot;;&quot;&quot;;COM.MICROSOFT.CONCAT(VLOOKUP([$Editor.AB6];[$Key.$A$2:.$C$257];3;1);&quot;%&quot;))">
            <text:p/>
          </table:table-cell>
          <table:table-cell table:style-name="ce28" table:formula="of:=IF([$Editor.AC6]=&quot;00&quot;;&quot;&quot;;COM.MICROSOFT.CONCAT(VLOOKUP([$Editor.AC6];[$Key.$A$2:.$C$257];3;1);&quot;%&quot;))">
            <text:p/>
          </table:table-cell>
          <table:table-cell table:style-name="ce31" table:formula="of:=IF([$Editor.AD6]=&quot;00&quot;;&quot;&quot;;COM.MICROSOFT.CONCAT(VLOOKUP([$Editor.AD6];[$Key.$A$2:.$C$257];3;1);&quot;%&quot;))">
            <text:p/>
          </table:table-cell>
          <table:table-cell table:style-name="ce28" table:formula="of:=HEX2DEC([$Editor.AE6])" office:value-type="float" office:value="0" calcext:value-type="float">
            <text:p>0</text:p>
          </table:table-cell>
          <table:table-cell table:style-name="ce31" table:formula="of:=HEX2DEC([$Editor.AF6])" office:value-type="float" office:value="0" calcext:value-type="float">
            <text:p>0</text:p>
          </table:table-cell>
          <table:table-cell table:style-name="ce28" table:formula="of:=HEX2DEC([$Editor.AG6])" office:value-type="float" office:value="0" calcext:value-type="float">
            <text:p>0</text:p>
          </table:table-cell>
          <table:table-cell table:style-name="ce31" table:formula="of:=VLOOKUP([$Editor.AH6];[$Key.$A$2:.$K$6];11;1)" office:value-type="float" office:value="0" calcext:value-type="float">
            <text:p/>
          </table:table-cell>
          <table:table-cell table:style-name="ce28" table:formula="of:=HEX2DEC([$Editor.AI6])" office:value-type="float" office:value="0" calcext:value-type="float">
            <text:p>0</text:p>
          </table:table-cell>
          <table:table-cell table:style-name="ce31" table:formula="of:=HEX2DEC([$Editor.AJ6])" office:value-type="float" office:value="0" calcext:value-type="float">
            <text:p>0</text:p>
          </table:table-cell>
          <table:table-cell table:style-name="ce28" table:formula="of:=HEX2DEC([$Editor.AK6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hort Sword</text:p>
          </table:table-cell>
          <table:table-cell table:style-name="ce27" table:formula="of:=COM.MICROSOFT.CONCAT([$Editor.C7];[$Editor.B7])" office:value-type="string" office:string-value="0030" calcext:value-type="string" table:number-columns-spanned="2" table:number-rows-spanned="1">
            <text:p>0030</text:p>
          </table:table-cell>
          <table:covered-table-cell table:style-name="ce45"/>
          <table:table-cell table:style-name="ce29" table:formula="of:=HEX2DEC(COM.MICROSOFT.CONCAT([$Editor.E7];[$Editor.D7]))" office:value-type="float" office:value="360" calcext:value-type="float" table:number-columns-spanned="2" table:number-rows-spanned="1">
            <text:p>360</text:p>
          </table:table-cell>
          <table:covered-table-cell table:style-name="ce30"/>
          <table:table-cell table:style-name="ce27" table:formula="of:=COM.MICROSOFT.CONCAT([$Editor.G7];[$Editor.F7])" office:value-type="string" office:string-value="002a" calcext:value-type="string" table:number-columns-spanned="2" table:number-rows-spanned="1">
            <text:p>002a</text:p>
          </table:table-cell>
          <table:covered-table-cell table:style-name="ce30"/>
          <table:table-cell table:style-name="ce31" table:formula="of:=VLOOKUP([$Editor.H7];[$Key.$A$2:.$G$19];7;1)" office:value-type="string" office:string-value="Swords" calcext:value-type="string">
            <text:p>Swords</text:p>
          </table:table-cell>
          <table:table-cell table:style-name="ce28" table:formula="of:=VLOOKUP([$Editor.I7];[$Key.$A$2:.$H$12];8;1)" office:value-type="float" office:value="0" calcext:value-type="float">
            <text:p/>
          </table:table-cell>
          <table:table-cell table:style-name="ce31" table:formula="of:=VLOOKUP([$Editor.J7];[$Key.$A$2:.$I$8];9;1)" office:value-type="string" office:string-value="1 Handed" calcext:value-type="string">
            <text:p>1 Handed</text:p>
          </table:table-cell>
          <table:table-cell table:style-name="ce28" table:formula="of:=VLOOKUP([$Editor.K7];[$Key.$A$2:.$J$6];10;1)" office:value-type="string" office:string-value="Close Ranged" calcext:value-type="string">
            <text:p>Close Ranged</text:p>
          </table:table-cell>
          <table:table-cell table:style-name="ce31" table:formula="of:=HEX2DEC([$Editor.L7])" office:value-type="float" office:value="1" calcext:value-type="float">
            <text:p>1</text:p>
          </table:table-cell>
          <table:table-cell table:style-name="ce28" table:formula="of:=VLOOKUP([$Editor.M7];[$Key.$A$2:.$C$257];3;1)" office:value-type="string" office:string-value="7" calcext:value-type="string">
            <text:p>7</text:p>
          </table:table-cell>
          <table:table-cell table:style-name="ce31" table:formula="of:=HEX2DEC([$Editor.N7])" office:value-type="float" office:value="30" calcext:value-type="float">
            <text:p>30</text:p>
          </table:table-cell>
          <table:table-cell table:style-name="ce28" table:formula="of:=HEX2DEC([$Editor.O7])" office:value-type="float" office:value="0" calcext:value-type="float">
            <text:p>0</text:p>
          </table:table-cell>
          <table:table-cell table:style-name="ce31" table:formula="of:=VLOOKUP([$Editor.P7];[$Key.$A$2:.$H$12];8;1)" office:value-type="float" office:value="0" calcext:value-type="float">
            <text:p/>
          </table:table-cell>
          <table:table-cell table:style-name="ce28" table:formula="of:=HEX2DEC([$Editor.Q7])" office:value-type="float" office:value="0" calcext:value-type="float">
            <text:p>0</text:p>
          </table:table-cell>
          <table:table-cell table:style-name="ce31" table:formula="of:=VLOOKUP([$Editor.R7];[$Key.$A$2:.$D$257];4;1)" office:value-type="float" office:value="0" calcext:value-type="float">
            <text:p/>
          </table:table-cell>
          <table:table-cell table:style-name="ce28" table:formula="of:=VLOOKUP([$Editor.S7];[$Key.$A$2:.$F$257];6;1)" office:value-type="float" office:value="0" calcext:value-type="float">
            <text:p/>
          </table:table-cell>
          <table:table-cell table:style-name="ce31" table:formula="of:=VLOOKUP([$Editor.T7];[$Key.$A$2:.$E$257];5;1)" office:value-type="float" office:value="0" calcext:value-type="float">
            <text:p/>
          </table:table-cell>
          <table:table-cell table:style-name="ce28" table:formula="of:=IF([$Editor.U7]=&quot;00&quot;;&quot;&quot;;HEX2DEC([$Editor.U7]))">
            <text:p/>
          </table:table-cell>
          <table:table-cell table:style-name="ce31" table:formula="of:=IF([$Editor.V7]=&quot;00&quot;;&quot;&quot;;HEX2DEC([$Editor.V7]))">
            <text:p/>
          </table:table-cell>
          <table:table-cell table:style-name="ce28" table:formula="of:=IF([$Editor.W7]=&quot;00&quot;;&quot;&quot;;HEX2DEC([$Editor.W7]))">
            <text:p/>
          </table:table-cell>
          <table:table-cell table:style-name="ce31" table:formula="of:=IF([$Editor.X7]=&quot;00&quot;;&quot;&quot;;COM.MICROSOFT.CONCAT(VLOOKUP([$Editor.X7];[$Key.$A$2:.$C$257];3;1);&quot;%&quot;))">
            <text:p/>
          </table:table-cell>
          <table:table-cell table:style-name="ce28" table:formula="of:=IF([$Editor.Y7]=&quot;00&quot;;&quot;&quot;;COM.MICROSOFT.CONCAT(VLOOKUP([$Editor.Y7];[$Key.$A$2:.$C$257];3;1);&quot;%&quot;))">
            <text:p/>
          </table:table-cell>
          <table:table-cell table:style-name="ce31" table:formula="of:=IF([$Editor.Z7]=&quot;00&quot;;&quot;&quot;;COM.MICROSOFT.CONCAT(VLOOKUP([$Editor.Z7];[$Key.$A$2:.$C$257];3;1);&quot;%&quot;))">
            <text:p/>
          </table:table-cell>
          <table:table-cell table:style-name="ce28" table:formula="of:=IF([$Editor.AA7]=&quot;00&quot;;&quot;&quot;;COM.MICROSOFT.CONCAT(VLOOKUP([$Editor.AA7];[$Key.$A$2:.$C$257];3;1);&quot;%&quot;))">
            <text:p/>
          </table:table-cell>
          <table:table-cell table:style-name="ce31" table:formula="of:=IF([$Editor.AB7]=&quot;00&quot;;&quot;&quot;;COM.MICROSOFT.CONCAT(VLOOKUP([$Editor.AB7];[$Key.$A$2:.$C$257];3;1);&quot;%&quot;))">
            <text:p/>
          </table:table-cell>
          <table:table-cell table:style-name="ce28" table:formula="of:=IF([$Editor.AC7]=&quot;00&quot;;&quot;&quot;;COM.MICROSOFT.CONCAT(VLOOKUP([$Editor.AC7];[$Key.$A$2:.$C$257];3;1);&quot;%&quot;))">
            <text:p/>
          </table:table-cell>
          <table:table-cell table:style-name="ce31" table:formula="of:=IF([$Editor.AD7]=&quot;00&quot;;&quot;&quot;;COM.MICROSOFT.CONCAT(VLOOKUP([$Editor.AD7];[$Key.$A$2:.$C$257];3;1);&quot;%&quot;))">
            <text:p/>
          </table:table-cell>
          <table:table-cell table:style-name="ce28" table:formula="of:=HEX2DEC([$Editor.AE7])" office:value-type="float" office:value="0" calcext:value-type="float">
            <text:p>0</text:p>
          </table:table-cell>
          <table:table-cell table:style-name="ce31" table:formula="of:=HEX2DEC([$Editor.AF7])" office:value-type="float" office:value="0" calcext:value-type="float">
            <text:p>0</text:p>
          </table:table-cell>
          <table:table-cell table:style-name="ce28" table:formula="of:=HEX2DEC([$Editor.AG7])" office:value-type="float" office:value="0" calcext:value-type="float">
            <text:p>0</text:p>
          </table:table-cell>
          <table:table-cell table:style-name="ce31" table:formula="of:=VLOOKUP([$Editor.AH7];[$Key.$A$2:.$K$6];11;1)" office:value-type="float" office:value="0" calcext:value-type="float">
            <text:p/>
          </table:table-cell>
          <table:table-cell table:style-name="ce28" table:formula="of:=HEX2DEC([$Editor.AI7])" office:value-type="float" office:value="0" calcext:value-type="float">
            <text:p>0</text:p>
          </table:table-cell>
          <table:table-cell table:style-name="ce31" table:formula="of:=HEX2DEC([$Editor.AJ7])" office:value-type="float" office:value="0" calcext:value-type="float">
            <text:p>0</text:p>
          </table:table-cell>
          <table:table-cell table:style-name="ce28" table:formula="of:=HEX2DEC([$Editor.AK7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Long Sword</text:p>
          </table:table-cell>
          <table:table-cell table:style-name="ce27" table:formula="of:=COM.MICROSOFT.CONCAT([$Editor.C8];[$Editor.B8])" office:value-type="string" office:string-value="0031" calcext:value-type="string" table:number-columns-spanned="2" table:number-rows-spanned="1">
            <text:p>0031</text:p>
          </table:table-cell>
          <table:covered-table-cell table:style-name="ce45"/>
          <table:table-cell table:style-name="ce29" table:formula="of:=HEX2DEC(COM.MICROSOFT.CONCAT([$Editor.E8];[$Editor.D8]))" office:value-type="float" office:value="700" calcext:value-type="float" table:number-columns-spanned="2" table:number-rows-spanned="1">
            <text:p>700</text:p>
          </table:table-cell>
          <table:covered-table-cell table:style-name="ce30"/>
          <table:table-cell table:style-name="ce27" table:formula="of:=COM.MICROSOFT.CONCAT([$Editor.G8];[$Editor.F8])" office:value-type="string" office:string-value="002b" calcext:value-type="string" table:number-columns-spanned="2" table:number-rows-spanned="1">
            <text:p>002b</text:p>
          </table:table-cell>
          <table:covered-table-cell table:style-name="ce30"/>
          <table:table-cell table:style-name="ce31" table:formula="of:=VLOOKUP([$Editor.H8];[$Key.$A$2:.$G$19];7;1)" office:value-type="string" office:string-value="Swords" calcext:value-type="string">
            <text:p>Swords</text:p>
          </table:table-cell>
          <table:table-cell table:style-name="ce28" table:formula="of:=VLOOKUP([$Editor.I8];[$Key.$A$2:.$H$12];8;1)" office:value-type="float" office:value="0" calcext:value-type="float">
            <text:p/>
          </table:table-cell>
          <table:table-cell table:style-name="ce31" table:formula="of:=VLOOKUP([$Editor.J8];[$Key.$A$2:.$I$8];9;1)" office:value-type="string" office:string-value="1 Handed" calcext:value-type="string">
            <text:p>1 Handed</text:p>
          </table:table-cell>
          <table:table-cell table:style-name="ce28" table:formula="of:=VLOOKUP([$Editor.K8];[$Key.$A$2:.$J$6];10;1)" office:value-type="string" office:string-value="Close Ranged" calcext:value-type="string">
            <text:p>Close Ranged</text:p>
          </table:table-cell>
          <table:table-cell table:style-name="ce31" table:formula="of:=HEX2DEC([$Editor.L8])" office:value-type="float" office:value="1" calcext:value-type="float">
            <text:p>1</text:p>
          </table:table-cell>
          <table:table-cell table:style-name="ce28" table:formula="of:=VLOOKUP([$Editor.M8];[$Key.$A$2:.$C$257];3;1)" office:value-type="string" office:string-value="30" calcext:value-type="string">
            <text:p>30</text:p>
          </table:table-cell>
          <table:table-cell table:style-name="ce31" table:formula="of:=HEX2DEC([$Editor.N8])" office:value-type="float" office:value="40" calcext:value-type="float">
            <text:p>40</text:p>
          </table:table-cell>
          <table:table-cell table:style-name="ce28" table:formula="of:=HEX2DEC([$Editor.O8])" office:value-type="float" office:value="0" calcext:value-type="float">
            <text:p>0</text:p>
          </table:table-cell>
          <table:table-cell table:style-name="ce31" table:formula="of:=VLOOKUP([$Editor.P8];[$Key.$A$2:.$H$12];8;1)" office:value-type="float" office:value="0" calcext:value-type="float">
            <text:p/>
          </table:table-cell>
          <table:table-cell table:style-name="ce28" table:formula="of:=HEX2DEC([$Editor.Q8])" office:value-type="float" office:value="0" calcext:value-type="float">
            <text:p>0</text:p>
          </table:table-cell>
          <table:table-cell table:style-name="ce31" table:formula="of:=VLOOKUP([$Editor.R8];[$Key.$A$2:.$D$257];4;1)" office:value-type="float" office:value="0" calcext:value-type="float">
            <text:p/>
          </table:table-cell>
          <table:table-cell table:style-name="ce28" table:formula="of:=VLOOKUP([$Editor.S8];[$Key.$A$2:.$F$257];6;1)" office:value-type="float" office:value="0" calcext:value-type="float">
            <text:p/>
          </table:table-cell>
          <table:table-cell table:style-name="ce31" table:formula="of:=VLOOKUP([$Editor.T8];[$Key.$A$2:.$E$257];5;1)" office:value-type="float" office:value="0" calcext:value-type="float">
            <text:p/>
          </table:table-cell>
          <table:table-cell table:style-name="ce28" table:formula="of:=IF([$Editor.U8]=&quot;00&quot;;&quot;&quot;;HEX2DEC([$Editor.U8]))">
            <text:p/>
          </table:table-cell>
          <table:table-cell table:style-name="ce31" table:formula="of:=IF([$Editor.V8]=&quot;00&quot;;&quot;&quot;;HEX2DEC([$Editor.V8]))">
            <text:p/>
          </table:table-cell>
          <table:table-cell table:style-name="ce28" table:formula="of:=IF([$Editor.W8]=&quot;00&quot;;&quot;&quot;;HEX2DEC([$Editor.W8]))">
            <text:p/>
          </table:table-cell>
          <table:table-cell table:style-name="ce31" table:formula="of:=IF([$Editor.X8]=&quot;00&quot;;&quot;&quot;;COM.MICROSOFT.CONCAT(VLOOKUP([$Editor.X8];[$Key.$A$2:.$C$257];3;1);&quot;%&quot;))">
            <text:p/>
          </table:table-cell>
          <table:table-cell table:style-name="ce28" table:formula="of:=IF([$Editor.Y8]=&quot;00&quot;;&quot;&quot;;COM.MICROSOFT.CONCAT(VLOOKUP([$Editor.Y8];[$Key.$A$2:.$C$257];3;1);&quot;%&quot;))">
            <text:p/>
          </table:table-cell>
          <table:table-cell table:style-name="ce31" table:formula="of:=IF([$Editor.Z8]=&quot;00&quot;;&quot;&quot;;COM.MICROSOFT.CONCAT(VLOOKUP([$Editor.Z8];[$Key.$A$2:.$C$257];3;1);&quot;%&quot;))">
            <text:p/>
          </table:table-cell>
          <table:table-cell table:style-name="ce28" table:formula="of:=IF([$Editor.AA8]=&quot;00&quot;;&quot;&quot;;COM.MICROSOFT.CONCAT(VLOOKUP([$Editor.AA8];[$Key.$A$2:.$C$257];3;1);&quot;%&quot;))">
            <text:p/>
          </table:table-cell>
          <table:table-cell table:style-name="ce31" table:formula="of:=IF([$Editor.AB8]=&quot;00&quot;;&quot;&quot;;COM.MICROSOFT.CONCAT(VLOOKUP([$Editor.AB8];[$Key.$A$2:.$C$257];3;1);&quot;%&quot;))">
            <text:p/>
          </table:table-cell>
          <table:table-cell table:style-name="ce28" table:formula="of:=IF([$Editor.AC8]=&quot;00&quot;;&quot;&quot;;COM.MICROSOFT.CONCAT(VLOOKUP([$Editor.AC8];[$Key.$A$2:.$C$257];3;1);&quot;%&quot;))">
            <text:p/>
          </table:table-cell>
          <table:table-cell table:style-name="ce31" table:formula="of:=IF([$Editor.AD8]=&quot;00&quot;;&quot;&quot;;COM.MICROSOFT.CONCAT(VLOOKUP([$Editor.AD8];[$Key.$A$2:.$C$257];3;1);&quot;%&quot;))">
            <text:p/>
          </table:table-cell>
          <table:table-cell table:style-name="ce28" table:formula="of:=HEX2DEC([$Editor.AE8])" office:value-type="float" office:value="0" calcext:value-type="float">
            <text:p>0</text:p>
          </table:table-cell>
          <table:table-cell table:style-name="ce31" table:formula="of:=HEX2DEC([$Editor.AF8])" office:value-type="float" office:value="0" calcext:value-type="float">
            <text:p>0</text:p>
          </table:table-cell>
          <table:table-cell table:style-name="ce28" table:formula="of:=HEX2DEC([$Editor.AG8])" office:value-type="float" office:value="0" calcext:value-type="float">
            <text:p>0</text:p>
          </table:table-cell>
          <table:table-cell table:style-name="ce31" table:formula="of:=VLOOKUP([$Editor.AH8];[$Key.$A$2:.$K$6];11;1)" office:value-type="float" office:value="0" calcext:value-type="float">
            <text:p/>
          </table:table-cell>
          <table:table-cell table:style-name="ce28" table:formula="of:=HEX2DEC([$Editor.AI8])" office:value-type="float" office:value="0" calcext:value-type="float">
            <text:p>0</text:p>
          </table:table-cell>
          <table:table-cell table:style-name="ce31" table:formula="of:=HEX2DEC([$Editor.AJ8])" office:value-type="float" office:value="0" calcext:value-type="float">
            <text:p>0</text:p>
          </table:table-cell>
          <table:table-cell table:style-name="ce28" table:formula="of:=HEX2DEC([$Editor.AK8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Claymore</text:p>
          </table:table-cell>
          <table:table-cell table:style-name="ce27" table:formula="of:=COM.MICROSOFT.CONCAT([$Editor.C9];[$Editor.B9])" office:value-type="string" office:string-value="0032" calcext:value-type="string" table:number-columns-spanned="2" table:number-rows-spanned="1">
            <text:p>0032</text:p>
          </table:table-cell>
          <table:covered-table-cell table:style-name="ce45"/>
          <table:table-cell table:style-name="ce29" table:formula="of:=HEX2DEC(COM.MICROSOFT.CONCAT([$Editor.E9];[$Editor.D9]))" office:value-type="float" office:value="1200" calcext:value-type="float" table:number-columns-spanned="2" table:number-rows-spanned="1">
            <text:p>1200</text:p>
          </table:table-cell>
          <table:covered-table-cell table:style-name="ce30"/>
          <table:table-cell table:style-name="ce27" table:formula="of:=COM.MICROSOFT.CONCAT([$Editor.G9];[$Editor.F9])" office:value-type="string" office:string-value="002c" calcext:value-type="string" table:number-columns-spanned="2" table:number-rows-spanned="1">
            <text:p>002c</text:p>
          </table:table-cell>
          <table:covered-table-cell table:style-name="ce30"/>
          <table:table-cell table:style-name="ce31" table:formula="of:=VLOOKUP([$Editor.H9];[$Key.$A$2:.$G$19];7;1)" office:value-type="string" office:string-value="Swords" calcext:value-type="string">
            <text:p>Swords</text:p>
          </table:table-cell>
          <table:table-cell table:style-name="ce28" table:formula="of:=VLOOKUP([$Editor.I9];[$Key.$A$2:.$H$12];8;1)" office:value-type="float" office:value="0" calcext:value-type="float">
            <text:p/>
          </table:table-cell>
          <table:table-cell table:style-name="ce31" table:formula="of:=VLOOKUP([$Editor.J9];[$Key.$A$2:.$I$8];9;1)" office:value-type="string" office:string-value="2 Handed" calcext:value-type="string">
            <text:p>2 Handed</text:p>
          </table:table-cell>
          <table:table-cell table:style-name="ce28" table:formula="of:=VLOOKUP([$Editor.K9];[$Key.$A$2:.$J$6];10;1)" office:value-type="string" office:string-value="Close Ranged" calcext:value-type="string">
            <text:p>Close Ranged</text:p>
          </table:table-cell>
          <table:table-cell table:style-name="ce31" table:formula="of:=HEX2DEC([$Editor.L9])" office:value-type="float" office:value="1" calcext:value-type="float">
            <text:p>1</text:p>
          </table:table-cell>
          <table:table-cell table:style-name="ce28" table:formula="of:=VLOOKUP([$Editor.M9];[$Key.$A$2:.$C$257];3;1)" office:value-type="string" office:string-value="35" calcext:value-type="string">
            <text:p>35</text:p>
          </table:table-cell>
          <table:table-cell table:style-name="ce31" table:formula="of:=HEX2DEC([$Editor.N9])" office:value-type="float" office:value="48" calcext:value-type="float">
            <text:p>48</text:p>
          </table:table-cell>
          <table:table-cell table:style-name="ce28" table:formula="of:=HEX2DEC([$Editor.O9])" office:value-type="float" office:value="0" calcext:value-type="float">
            <text:p>0</text:p>
          </table:table-cell>
          <table:table-cell table:style-name="ce31" table:formula="of:=VLOOKUP([$Editor.P9];[$Key.$A$2:.$H$12];8;1)" office:value-type="float" office:value="0" calcext:value-type="float">
            <text:p/>
          </table:table-cell>
          <table:table-cell table:style-name="ce28" table:formula="of:=HEX2DEC([$Editor.Q9])" office:value-type="float" office:value="0" calcext:value-type="float">
            <text:p>0</text:p>
          </table:table-cell>
          <table:table-cell table:style-name="ce31" table:formula="of:=VLOOKUP([$Editor.R9];[$Key.$A$2:.$D$257];4;1)" office:value-type="float" office:value="0" calcext:value-type="float">
            <text:p/>
          </table:table-cell>
          <table:table-cell table:style-name="ce28" table:formula="of:=VLOOKUP([$Editor.S9];[$Key.$A$2:.$F$257];6;1)" office:value-type="float" office:value="0" calcext:value-type="float">
            <text:p/>
          </table:table-cell>
          <table:table-cell table:style-name="ce31" table:formula="of:=VLOOKUP([$Editor.T9];[$Key.$A$2:.$E$257];5;1)" office:value-type="float" office:value="0" calcext:value-type="float">
            <text:p/>
          </table:table-cell>
          <table:table-cell table:style-name="ce28" table:formula="of:=IF([$Editor.U9]=&quot;00&quot;;&quot;&quot;;HEX2DEC([$Editor.U9]))">
            <text:p/>
          </table:table-cell>
          <table:table-cell table:style-name="ce31" table:formula="of:=IF([$Editor.V9]=&quot;00&quot;;&quot;&quot;;HEX2DEC([$Editor.V9]))">
            <text:p/>
          </table:table-cell>
          <table:table-cell table:style-name="ce28" table:formula="of:=IF([$Editor.W9]=&quot;00&quot;;&quot;&quot;;HEX2DEC([$Editor.W9]))">
            <text:p/>
          </table:table-cell>
          <table:table-cell table:style-name="ce31" table:formula="of:=IF([$Editor.X9]=&quot;00&quot;;&quot;&quot;;COM.MICROSOFT.CONCAT(VLOOKUP([$Editor.X9];[$Key.$A$2:.$C$257];3;1);&quot;%&quot;))">
            <text:p/>
          </table:table-cell>
          <table:table-cell table:style-name="ce28" table:formula="of:=IF([$Editor.Y9]=&quot;00&quot;;&quot;&quot;;COM.MICROSOFT.CONCAT(VLOOKUP([$Editor.Y9];[$Key.$A$2:.$C$257];3;1);&quot;%&quot;))">
            <text:p/>
          </table:table-cell>
          <table:table-cell table:style-name="ce31" table:formula="of:=IF([$Editor.Z9]=&quot;00&quot;;&quot;&quot;;COM.MICROSOFT.CONCAT(VLOOKUP([$Editor.Z9];[$Key.$A$2:.$C$257];3;1);&quot;%&quot;))">
            <text:p/>
          </table:table-cell>
          <table:table-cell table:style-name="ce28" table:formula="of:=IF([$Editor.AA9]=&quot;00&quot;;&quot;&quot;;COM.MICROSOFT.CONCAT(VLOOKUP([$Editor.AA9];[$Key.$A$2:.$C$257];3;1);&quot;%&quot;))">
            <text:p/>
          </table:table-cell>
          <table:table-cell table:style-name="ce31" table:formula="of:=IF([$Editor.AB9]=&quot;00&quot;;&quot;&quot;;COM.MICROSOFT.CONCAT(VLOOKUP([$Editor.AB9];[$Key.$A$2:.$C$257];3;1);&quot;%&quot;))">
            <text:p/>
          </table:table-cell>
          <table:table-cell table:style-name="ce28" table:formula="of:=IF([$Editor.AC9]=&quot;00&quot;;&quot;&quot;;COM.MICROSOFT.CONCAT(VLOOKUP([$Editor.AC9];[$Key.$A$2:.$C$257];3;1);&quot;%&quot;))">
            <text:p/>
          </table:table-cell>
          <table:table-cell table:style-name="ce31" table:formula="of:=IF([$Editor.AD9]=&quot;00&quot;;&quot;&quot;;COM.MICROSOFT.CONCAT(VLOOKUP([$Editor.AD9];[$Key.$A$2:.$C$257];3;1);&quot;%&quot;))">
            <text:p/>
          </table:table-cell>
          <table:table-cell table:style-name="ce28" table:formula="of:=HEX2DEC([$Editor.AE9])" office:value-type="float" office:value="0" calcext:value-type="float">
            <text:p>0</text:p>
          </table:table-cell>
          <table:table-cell table:style-name="ce31" table:formula="of:=HEX2DEC([$Editor.AF9])" office:value-type="float" office:value="0" calcext:value-type="float">
            <text:p>0</text:p>
          </table:table-cell>
          <table:table-cell table:style-name="ce28" table:formula="of:=HEX2DEC([$Editor.AG9])" office:value-type="float" office:value="0" calcext:value-type="float">
            <text:p>0</text:p>
          </table:table-cell>
          <table:table-cell table:style-name="ce31" table:formula="of:=VLOOKUP([$Editor.AH9];[$Key.$A$2:.$K$6];11;1)" office:value-type="float" office:value="0" calcext:value-type="float">
            <text:p/>
          </table:table-cell>
          <table:table-cell table:style-name="ce28" table:formula="of:=HEX2DEC([$Editor.AI9])" office:value-type="float" office:value="0" calcext:value-type="float">
            <text:p>0</text:p>
          </table:table-cell>
          <table:table-cell table:style-name="ce31" table:formula="of:=HEX2DEC([$Editor.AJ9])" office:value-type="float" office:value="0" calcext:value-type="float">
            <text:p>0</text:p>
          </table:table-cell>
          <table:table-cell table:style-name="ce28" table:formula="of:=HEX2DEC([$Editor.AK9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um Mannus</text:p>
          </table:table-cell>
          <table:table-cell table:style-name="ce27" table:formula="of:=COM.MICROSOFT.CONCAT([$Editor.C10];[$Editor.B10])" office:value-type="string" office:string-value="0033" calcext:value-type="string" table:number-columns-spanned="2" table:number-rows-spanned="1">
            <text:p>0033</text:p>
          </table:table-cell>
          <table:covered-table-cell table:style-name="ce45"/>
          <table:table-cell table:style-name="ce29" table:formula="of:=HEX2DEC(COM.MICROSOFT.CONCAT([$Editor.E10];[$Editor.D10]))" office:value-type="float" office:value="1440" calcext:value-type="float" table:number-columns-spanned="2" table:number-rows-spanned="1">
            <text:p>1440</text:p>
          </table:table-cell>
          <table:covered-table-cell table:style-name="ce30"/>
          <table:table-cell table:style-name="ce27" table:formula="of:=COM.MICROSOFT.CONCAT([$Editor.G10];[$Editor.F10])" office:value-type="string" office:string-value="002d" calcext:value-type="string" table:number-columns-spanned="2" table:number-rows-spanned="1">
            <text:p>002d</text:p>
          </table:table-cell>
          <table:covered-table-cell table:style-name="ce30"/>
          <table:table-cell table:style-name="ce31" table:formula="of:=VLOOKUP([$Editor.H10];[$Key.$A$2:.$G$19];7;1)" office:value-type="string" office:string-value="Swords" calcext:value-type="string">
            <text:p>Swords</text:p>
          </table:table-cell>
          <table:table-cell table:style-name="ce28" table:formula="of:=VLOOKUP([$Editor.I10];[$Key.$A$2:.$H$12];8;1)" office:value-type="string" office:string-value="Wind" calcext:value-type="string">
            <text:p>Wind</text:p>
          </table:table-cell>
          <table:table-cell table:style-name="ce31" table:formula="of:=VLOOKUP([$Editor.J10];[$Key.$A$2:.$I$8];9;1)" office:value-type="string" office:string-value="1 Handed" calcext:value-type="string">
            <text:p>1 Handed</text:p>
          </table:table-cell>
          <table:table-cell table:style-name="ce28" table:formula="of:=VLOOKUP([$Editor.K10];[$Key.$A$2:.$J$6];10;1)" office:value-type="string" office:string-value="Close Ranged" calcext:value-type="string">
            <text:p>Close Ranged</text:p>
          </table:table-cell>
          <table:table-cell table:style-name="ce31" table:formula="of:=HEX2DEC([$Editor.L10])" office:value-type="float" office:value="1" calcext:value-type="float">
            <text:p>1</text:p>
          </table:table-cell>
          <table:table-cell table:style-name="ce28" table:formula="of:=VLOOKUP([$Editor.M10];[$Key.$A$2:.$C$257];3;1)" office:value-type="string" office:string-value="32" calcext:value-type="string">
            <text:p>32</text:p>
          </table:table-cell>
          <table:table-cell table:style-name="ce31" table:formula="of:=HEX2DEC([$Editor.N10])" office:value-type="float" office:value="54" calcext:value-type="float">
            <text:p>54</text:p>
          </table:table-cell>
          <table:table-cell table:style-name="ce28" table:formula="of:=HEX2DEC([$Editor.O10])" office:value-type="float" office:value="0" calcext:value-type="float">
            <text:p>0</text:p>
          </table:table-cell>
          <table:table-cell table:style-name="ce31" table:formula="of:=VLOOKUP([$Editor.P10];[$Key.$A$2:.$H$12];8;1)" office:value-type="string" office:string-value="Wind" calcext:value-type="string">
            <text:p>Wind</text:p>
          </table:table-cell>
          <table:table-cell table:style-name="ce28" table:formula="of:=HEX2DEC([$Editor.Q10])" office:value-type="float" office:value="0" calcext:value-type="float">
            <text:p>0</text:p>
          </table:table-cell>
          <table:table-cell table:style-name="ce31" table:formula="of:=VLOOKUP([$Editor.R10];[$Key.$A$2:.$D$257];4;1)" office:value-type="float" office:value="0" calcext:value-type="float">
            <text:p/>
          </table:table-cell>
          <table:table-cell table:style-name="ce28" table:formula="of:=VLOOKUP([$Editor.S10];[$Key.$A$2:.$F$257];6;1)" office:value-type="float" office:value="0" calcext:value-type="float">
            <text:p/>
          </table:table-cell>
          <table:table-cell table:style-name="ce31" table:formula="of:=VLOOKUP([$Editor.T10];[$Key.$A$2:.$E$257];5;1)" office:value-type="float" office:value="0" calcext:value-type="float">
            <text:p/>
          </table:table-cell>
          <table:table-cell table:style-name="ce28" table:formula="of:=IF([$Editor.U10]=&quot;00&quot;;&quot;&quot;;HEX2DEC([$Editor.U10]))">
            <text:p/>
          </table:table-cell>
          <table:table-cell table:style-name="ce31" table:formula="of:=IF([$Editor.V10]=&quot;00&quot;;&quot;&quot;;HEX2DEC([$Editor.V10]))">
            <text:p/>
          </table:table-cell>
          <table:table-cell table:style-name="ce28" table:formula="of:=IF([$Editor.W10]=&quot;00&quot;;&quot;&quot;;HEX2DEC([$Editor.W10]))">
            <text:p/>
          </table:table-cell>
          <table:table-cell table:style-name="ce31" table:formula="of:=IF([$Editor.X10]=&quot;00&quot;;&quot;&quot;;COM.MICROSOFT.CONCAT(VLOOKUP([$Editor.X10];[$Key.$A$2:.$C$257];3;1);&quot;%&quot;))">
            <text:p/>
          </table:table-cell>
          <table:table-cell table:style-name="ce28" table:formula="of:=IF([$Editor.Y10]=&quot;00&quot;;&quot;&quot;;COM.MICROSOFT.CONCAT(VLOOKUP([$Editor.Y10];[$Key.$A$2:.$C$257];3;1);&quot;%&quot;))">
            <text:p/>
          </table:table-cell>
          <table:table-cell table:style-name="ce31" table:formula="of:=IF([$Editor.Z10]=&quot;00&quot;;&quot;&quot;;COM.MICROSOFT.CONCAT(VLOOKUP([$Editor.Z10];[$Key.$A$2:.$C$257];3;1);&quot;%&quot;))">
            <text:p/>
          </table:table-cell>
          <table:table-cell table:style-name="ce28" table:formula="of:=IF([$Editor.AA10]=&quot;00&quot;;&quot;&quot;;COM.MICROSOFT.CONCAT(VLOOKUP([$Editor.AA10];[$Key.$A$2:.$C$257];3;1);&quot;%&quot;))" office:value-type="string" office:string-value="-5%" calcext:value-type="string">
            <text:p>-5%</text:p>
          </table:table-cell>
          <table:table-cell table:style-name="ce31" table:formula="of:=IF([$Editor.AB10]=&quot;00&quot;;&quot;&quot;;COM.MICROSOFT.CONCAT(VLOOKUP([$Editor.AB10];[$Key.$A$2:.$C$257];3;1);&quot;%&quot;))">
            <text:p/>
          </table:table-cell>
          <table:table-cell table:style-name="ce28" table:formula="of:=IF([$Editor.AC10]=&quot;00&quot;;&quot;&quot;;COM.MICROSOFT.CONCAT(VLOOKUP([$Editor.AC10];[$Key.$A$2:.$C$257];3;1);&quot;%&quot;))">
            <text:p/>
          </table:table-cell>
          <table:table-cell table:style-name="ce31" table:formula="of:=IF([$Editor.AD10]=&quot;00&quot;;&quot;&quot;;COM.MICROSOFT.CONCAT(VLOOKUP([$Editor.AD10];[$Key.$A$2:.$C$257];3;1);&quot;%&quot;))">
            <text:p/>
          </table:table-cell>
          <table:table-cell table:style-name="ce28" table:formula="of:=HEX2DEC([$Editor.AE10])" office:value-type="float" office:value="0" calcext:value-type="float">
            <text:p>0</text:p>
          </table:table-cell>
          <table:table-cell table:style-name="ce31" table:formula="of:=HEX2DEC([$Editor.AF10])" office:value-type="float" office:value="0" calcext:value-type="float">
            <text:p>0</text:p>
          </table:table-cell>
          <table:table-cell table:style-name="ce28" table:formula="of:=HEX2DEC([$Editor.AG10])" office:value-type="float" office:value="0" calcext:value-type="float">
            <text:p>0</text:p>
          </table:table-cell>
          <table:table-cell table:style-name="ce31" table:formula="of:=VLOOKUP([$Editor.AH10];[$Key.$A$2:.$K$6];11;1)" office:value-type="float" office:value="0" calcext:value-type="float">
            <text:p/>
          </table:table-cell>
          <table:table-cell table:style-name="ce28" table:formula="of:=HEX2DEC([$Editor.AI10])" office:value-type="float" office:value="0" calcext:value-type="float">
            <text:p>0</text:p>
          </table:table-cell>
          <table:table-cell table:style-name="ce31" table:formula="of:=HEX2DEC([$Editor.AJ10])" office:value-type="float" office:value="0" calcext:value-type="float">
            <text:p>0</text:p>
          </table:table-cell>
          <table:table-cell table:style-name="ce28" table:formula="of:=HEX2DEC([$Editor.AK10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Firedrake Sword</text:p>
          </table:table-cell>
          <table:table-cell table:style-name="ce27" table:formula="of:=COM.MICROSOFT.CONCAT([$Editor.C11];[$Editor.B11])" office:value-type="string" office:string-value="0034" calcext:value-type="string" table:number-columns-spanned="2" table:number-rows-spanned="1">
            <text:p>0034</text:p>
          </table:table-cell>
          <table:covered-table-cell table:style-name="ce45"/>
          <table:table-cell table:style-name="ce29" table:formula="of:=HEX2DEC(COM.MICROSOFT.CONCAT([$Editor.E11];[$Editor.D11]))" office:value-type="float" office:value="1440" calcext:value-type="float" table:number-columns-spanned="2" table:number-rows-spanned="1">
            <text:p>1440</text:p>
          </table:table-cell>
          <table:covered-table-cell table:style-name="ce30"/>
          <table:table-cell table:style-name="ce27" table:formula="of:=COM.MICROSOFT.CONCAT([$Editor.G11];[$Editor.F11])" office:value-type="string" office:string-value="002e" calcext:value-type="string" table:number-columns-spanned="2" table:number-rows-spanned="1">
            <text:p>002e</text:p>
          </table:table-cell>
          <table:covered-table-cell table:style-name="ce30"/>
          <table:table-cell table:style-name="ce31" table:formula="of:=VLOOKUP([$Editor.H11];[$Key.$A$2:.$G$19];7;1)" office:value-type="string" office:string-value="Swords" calcext:value-type="string">
            <text:p>Swords</text:p>
          </table:table-cell>
          <table:table-cell table:style-name="ce28" table:formula="of:=VLOOKUP([$Editor.I11];[$Key.$A$2:.$H$12];8;1)" office:value-type="string" office:string-value="Fire" calcext:value-type="string">
            <text:p>Fire</text:p>
          </table:table-cell>
          <table:table-cell table:style-name="ce31" table:formula="of:=VLOOKUP([$Editor.J11];[$Key.$A$2:.$I$8];9;1)" office:value-type="string" office:string-value="1 Handed" calcext:value-type="string">
            <text:p>1 Handed</text:p>
          </table:table-cell>
          <table:table-cell table:style-name="ce28" table:formula="of:=VLOOKUP([$Editor.K11];[$Key.$A$2:.$J$6];10;1)" office:value-type="string" office:string-value="Close Ranged" calcext:value-type="string">
            <text:p>Close Ranged</text:p>
          </table:table-cell>
          <table:table-cell table:style-name="ce31" table:formula="of:=HEX2DEC([$Editor.L11])" office:value-type="float" office:value="1" calcext:value-type="float">
            <text:p>1</text:p>
          </table:table-cell>
          <table:table-cell table:style-name="ce28" table:formula="of:=VLOOKUP([$Editor.M11];[$Key.$A$2:.$C$257];3;1)" office:value-type="string" office:string-value="33" calcext:value-type="string">
            <text:p>33</text:p>
          </table:table-cell>
          <table:table-cell table:style-name="ce31" table:formula="of:=HEX2DEC([$Editor.N11])" office:value-type="float" office:value="56" calcext:value-type="float">
            <text:p>56</text:p>
          </table:table-cell>
          <table:table-cell table:style-name="ce28" table:formula="of:=HEX2DEC([$Editor.O11])" office:value-type="float" office:value="0" calcext:value-type="float">
            <text:p>0</text:p>
          </table:table-cell>
          <table:table-cell table:style-name="ce31" table:formula="of:=VLOOKUP([$Editor.P11];[$Key.$A$2:.$H$12];8;1)" office:value-type="string" office:string-value="Fire" calcext:value-type="string">
            <text:p>Fire</text:p>
          </table:table-cell>
          <table:table-cell table:style-name="ce28" table:formula="of:=HEX2DEC([$Editor.Q11])" office:value-type="float" office:value="0" calcext:value-type="float">
            <text:p>0</text:p>
          </table:table-cell>
          <table:table-cell table:style-name="ce31" table:formula="of:=VLOOKUP([$Editor.R11];[$Key.$A$2:.$D$257];4;1)" office:value-type="float" office:value="0" calcext:value-type="float">
            <text:p/>
          </table:table-cell>
          <table:table-cell table:style-name="ce28" table:formula="of:=VLOOKUP([$Editor.S11];[$Key.$A$2:.$F$257];6;1)" office:value-type="float" office:value="0" calcext:value-type="float">
            <text:p/>
          </table:table-cell>
          <table:table-cell table:style-name="ce31" table:formula="of:=VLOOKUP([$Editor.T11];[$Key.$A$2:.$E$257];5;1)" office:value-type="float" office:value="0" calcext:value-type="float">
            <text:p/>
          </table:table-cell>
          <table:table-cell table:style-name="ce28" table:formula="of:=IF([$Editor.U11]=&quot;00&quot;;&quot;&quot;;HEX2DEC([$Editor.U11]))">
            <text:p/>
          </table:table-cell>
          <table:table-cell table:style-name="ce31" table:formula="of:=IF([$Editor.V11]=&quot;00&quot;;&quot;&quot;;HEX2DEC([$Editor.V11]))">
            <text:p/>
          </table:table-cell>
          <table:table-cell table:style-name="ce28" table:formula="of:=IF([$Editor.W11]=&quot;00&quot;;&quot;&quot;;HEX2DEC([$Editor.W11]))">
            <text:p/>
          </table:table-cell>
          <table:table-cell table:style-name="ce31" table:formula="of:=IF([$Editor.X11]=&quot;00&quot;;&quot;&quot;;COM.MICROSOFT.CONCAT(VLOOKUP([$Editor.X11];[$Key.$A$2:.$C$257];3;1);&quot;%&quot;))">
            <text:p/>
          </table:table-cell>
          <table:table-cell table:style-name="ce28" table:formula="of:=IF([$Editor.Y11]=&quot;00&quot;;&quot;&quot;;COM.MICROSOFT.CONCAT(VLOOKUP([$Editor.Y11];[$Key.$A$2:.$C$257];3;1);&quot;%&quot;))">
            <text:p/>
          </table:table-cell>
          <table:table-cell table:style-name="ce31" table:formula="of:=IF([$Editor.Z11]=&quot;00&quot;;&quot;&quot;;COM.MICROSOFT.CONCAT(VLOOKUP([$Editor.Z11];[$Key.$A$2:.$C$257];3;1);&quot;%&quot;))">
            <text:p/>
          </table:table-cell>
          <table:table-cell table:style-name="ce28" table:formula="of:=IF([$Editor.AA11]=&quot;00&quot;;&quot;&quot;;COM.MICROSOFT.CONCAT(VLOOKUP([$Editor.AA11];[$Key.$A$2:.$C$257];3;1);&quot;%&quot;))">
            <text:p/>
          </table:table-cell>
          <table:table-cell table:style-name="ce31" table:formula="of:=IF([$Editor.AB11]=&quot;00&quot;;&quot;&quot;;COM.MICROSOFT.CONCAT(VLOOKUP([$Editor.AB11];[$Key.$A$2:.$C$257];3;1);&quot;%&quot;))" office:value-type="string" office:string-value="-5%" calcext:value-type="string">
            <text:p>-5%</text:p>
          </table:table-cell>
          <table:table-cell table:style-name="ce28" table:formula="of:=IF([$Editor.AC11]=&quot;00&quot;;&quot;&quot;;COM.MICROSOFT.CONCAT(VLOOKUP([$Editor.AC11];[$Key.$A$2:.$C$257];3;1);&quot;%&quot;))">
            <text:p/>
          </table:table-cell>
          <table:table-cell table:style-name="ce31" table:formula="of:=IF([$Editor.AD11]=&quot;00&quot;;&quot;&quot;;COM.MICROSOFT.CONCAT(VLOOKUP([$Editor.AD11];[$Key.$A$2:.$C$257];3;1);&quot;%&quot;))">
            <text:p/>
          </table:table-cell>
          <table:table-cell table:style-name="ce28" table:formula="of:=HEX2DEC([$Editor.AE11])" office:value-type="float" office:value="0" calcext:value-type="float">
            <text:p>0</text:p>
          </table:table-cell>
          <table:table-cell table:style-name="ce31" table:formula="of:=HEX2DEC([$Editor.AF11])" office:value-type="float" office:value="0" calcext:value-type="float">
            <text:p>0</text:p>
          </table:table-cell>
          <table:table-cell table:style-name="ce28" table:formula="of:=HEX2DEC([$Editor.AG11])" office:value-type="float" office:value="0" calcext:value-type="float">
            <text:p>0</text:p>
          </table:table-cell>
          <table:table-cell table:style-name="ce31" table:formula="of:=VLOOKUP([$Editor.AH11];[$Key.$A$2:.$K$6];11;1)" office:value-type="float" office:value="0" calcext:value-type="float">
            <text:p/>
          </table:table-cell>
          <table:table-cell table:style-name="ce28" table:formula="of:=HEX2DEC([$Editor.AI11])" office:value-type="float" office:value="0" calcext:value-type="float">
            <text:p>0</text:p>
          </table:table-cell>
          <table:table-cell table:style-name="ce31" table:formula="of:=HEX2DEC([$Editor.AJ11])" office:value-type="float" office:value="0" calcext:value-type="float">
            <text:p>0</text:p>
          </table:table-cell>
          <table:table-cell table:style-name="ce28" table:formula="of:=HEX2DEC([$Editor.AK11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Ice Blade</text:p>
          </table:table-cell>
          <table:table-cell table:style-name="ce27" table:formula="of:=COM.MICROSOFT.CONCAT([$Editor.C12];[$Editor.B12])" office:value-type="string" office:string-value="0035" calcext:value-type="string" table:number-columns-spanned="2" table:number-rows-spanned="1">
            <text:p>0035</text:p>
          </table:table-cell>
          <table:covered-table-cell table:style-name="ce45"/>
          <table:table-cell table:style-name="ce29" table:formula="of:=HEX2DEC(COM.MICROSOFT.CONCAT([$Editor.E12];[$Editor.D12]))" office:value-type="float" office:value="1440" calcext:value-type="float" table:number-columns-spanned="2" table:number-rows-spanned="1">
            <text:p>1440</text:p>
          </table:table-cell>
          <table:covered-table-cell table:style-name="ce30"/>
          <table:table-cell table:style-name="ce27" table:formula="of:=COM.MICROSOFT.CONCAT([$Editor.G12];[$Editor.F12])" office:value-type="string" office:string-value="002f" calcext:value-type="string" table:number-columns-spanned="2" table:number-rows-spanned="1">
            <text:p>002f</text:p>
          </table:table-cell>
          <table:covered-table-cell table:style-name="ce30"/>
          <table:table-cell table:style-name="ce31" table:formula="of:=VLOOKUP([$Editor.H12];[$Key.$A$2:.$G$19];7;1)" office:value-type="string" office:string-value="Swords" calcext:value-type="string">
            <text:p>Swords</text:p>
          </table:table-cell>
          <table:table-cell table:style-name="ce28" table:formula="of:=VLOOKUP([$Editor.I12];[$Key.$A$2:.$H$12];8;1)" office:value-type="string" office:string-value="Water" calcext:value-type="string">
            <text:p>Water</text:p>
          </table:table-cell>
          <table:table-cell table:style-name="ce31" table:formula="of:=VLOOKUP([$Editor.J12];[$Key.$A$2:.$I$8];9;1)" office:value-type="string" office:string-value="1 Handed" calcext:value-type="string">
            <text:p>1 Handed</text:p>
          </table:table-cell>
          <table:table-cell table:style-name="ce28" table:formula="of:=VLOOKUP([$Editor.K12];[$Key.$A$2:.$J$6];10;1)" office:value-type="string" office:string-value="Close Ranged" calcext:value-type="string">
            <text:p>Close Ranged</text:p>
          </table:table-cell>
          <table:table-cell table:style-name="ce31" table:formula="of:=HEX2DEC([$Editor.L12])" office:value-type="float" office:value="1" calcext:value-type="float">
            <text:p>1</text:p>
          </table:table-cell>
          <table:table-cell table:style-name="ce28" table:formula="of:=VLOOKUP([$Editor.M12];[$Key.$A$2:.$C$257];3;1)" office:value-type="string" office:string-value="31" calcext:value-type="string">
            <text:p>31</text:p>
          </table:table-cell>
          <table:table-cell table:style-name="ce31" table:formula="of:=HEX2DEC([$Editor.N12])" office:value-type="float" office:value="52" calcext:value-type="float">
            <text:p>52</text:p>
          </table:table-cell>
          <table:table-cell table:style-name="ce28" table:formula="of:=HEX2DEC([$Editor.O12])" office:value-type="float" office:value="0" calcext:value-type="float">
            <text:p>0</text:p>
          </table:table-cell>
          <table:table-cell table:style-name="ce31" table:formula="of:=VLOOKUP([$Editor.P12];[$Key.$A$2:.$H$12];8;1)" office:value-type="string" office:string-value="Water" calcext:value-type="string">
            <text:p>Water</text:p>
          </table:table-cell>
          <table:table-cell table:style-name="ce28" table:formula="of:=HEX2DEC([$Editor.Q12])" office:value-type="float" office:value="0" calcext:value-type="float">
            <text:p>0</text:p>
          </table:table-cell>
          <table:table-cell table:style-name="ce31" table:formula="of:=VLOOKUP([$Editor.R12];[$Key.$A$2:.$D$257];4;1)" office:value-type="float" office:value="0" calcext:value-type="float">
            <text:p/>
          </table:table-cell>
          <table:table-cell table:style-name="ce28" table:formula="of:=VLOOKUP([$Editor.S12];[$Key.$A$2:.$F$257];6;1)" office:value-type="float" office:value="0" calcext:value-type="float">
            <text:p/>
          </table:table-cell>
          <table:table-cell table:style-name="ce31" table:formula="of:=VLOOKUP([$Editor.T12];[$Key.$A$2:.$E$257];5;1)" office:value-type="float" office:value="0" calcext:value-type="float">
            <text:p/>
          </table:table-cell>
          <table:table-cell table:style-name="ce28" table:formula="of:=IF([$Editor.U12]=&quot;00&quot;;&quot;&quot;;HEX2DEC([$Editor.U12]))">
            <text:p/>
          </table:table-cell>
          <table:table-cell table:style-name="ce31" table:formula="of:=IF([$Editor.V12]=&quot;00&quot;;&quot;&quot;;HEX2DEC([$Editor.V12]))">
            <text:p/>
          </table:table-cell>
          <table:table-cell table:style-name="ce28" table:formula="of:=IF([$Editor.W12]=&quot;00&quot;;&quot;&quot;;HEX2DEC([$Editor.W12]))">
            <text:p/>
          </table:table-cell>
          <table:table-cell table:style-name="ce31" table:formula="of:=IF([$Editor.X12]=&quot;00&quot;;&quot;&quot;;COM.MICROSOFT.CONCAT(VLOOKUP([$Editor.X12];[$Key.$A$2:.$C$257];3;1);&quot;%&quot;))">
            <text:p/>
          </table:table-cell>
          <table:table-cell table:style-name="ce28" table:formula="of:=IF([$Editor.Y12]=&quot;00&quot;;&quot;&quot;;COM.MICROSOFT.CONCAT(VLOOKUP([$Editor.Y12];[$Key.$A$2:.$C$257];3;1);&quot;%&quot;))">
            <text:p/>
          </table:table-cell>
          <table:table-cell table:style-name="ce31" table:formula="of:=IF([$Editor.Z12]=&quot;00&quot;;&quot;&quot;;COM.MICROSOFT.CONCAT(VLOOKUP([$Editor.Z12];[$Key.$A$2:.$C$257];3;1);&quot;%&quot;))" office:value-type="string" office:string-value="-5%" calcext:value-type="string">
            <text:p>-5%</text:p>
          </table:table-cell>
          <table:table-cell table:style-name="ce28" table:formula="of:=IF([$Editor.AA12]=&quot;00&quot;;&quot;&quot;;COM.MICROSOFT.CONCAT(VLOOKUP([$Editor.AA12];[$Key.$A$2:.$C$257];3;1);&quot;%&quot;))">
            <text:p/>
          </table:table-cell>
          <table:table-cell table:style-name="ce31" table:formula="of:=IF([$Editor.AB12]=&quot;00&quot;;&quot;&quot;;COM.MICROSOFT.CONCAT(VLOOKUP([$Editor.AB12];[$Key.$A$2:.$C$257];3;1);&quot;%&quot;))">
            <text:p/>
          </table:table-cell>
          <table:table-cell table:style-name="ce28" table:formula="of:=IF([$Editor.AC12]=&quot;00&quot;;&quot;&quot;;COM.MICROSOFT.CONCAT(VLOOKUP([$Editor.AC12];[$Key.$A$2:.$C$257];3;1);&quot;%&quot;))">
            <text:p/>
          </table:table-cell>
          <table:table-cell table:style-name="ce31" table:formula="of:=IF([$Editor.AD12]=&quot;00&quot;;&quot;&quot;;COM.MICROSOFT.CONCAT(VLOOKUP([$Editor.AD12];[$Key.$A$2:.$C$257];3;1);&quot;%&quot;))">
            <text:p/>
          </table:table-cell>
          <table:table-cell table:style-name="ce28" table:formula="of:=HEX2DEC([$Editor.AE12])" office:value-type="float" office:value="0" calcext:value-type="float">
            <text:p>0</text:p>
          </table:table-cell>
          <table:table-cell table:style-name="ce31" table:formula="of:=HEX2DEC([$Editor.AF12])" office:value-type="float" office:value="0" calcext:value-type="float">
            <text:p>0</text:p>
          </table:table-cell>
          <table:table-cell table:style-name="ce28" table:formula="of:=HEX2DEC([$Editor.AG12])" office:value-type="float" office:value="0" calcext:value-type="float">
            <text:p>0</text:p>
          </table:table-cell>
          <table:table-cell table:style-name="ce31" table:formula="of:=VLOOKUP([$Editor.AH12];[$Key.$A$2:.$K$6];11;1)" office:value-type="float" office:value="0" calcext:value-type="float">
            <text:p/>
          </table:table-cell>
          <table:table-cell table:style-name="ce28" table:formula="of:=HEX2DEC([$Editor.AI12])" office:value-type="float" office:value="0" calcext:value-type="float">
            <text:p>0</text:p>
          </table:table-cell>
          <table:table-cell table:style-name="ce31" table:formula="of:=HEX2DEC([$Editor.AJ12])" office:value-type="float" office:value="0" calcext:value-type="float">
            <text:p>0</text:p>
          </table:table-cell>
          <table:table-cell table:style-name="ce28" table:formula="of:=HEX2DEC([$Editor.AK12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Fafnir</text:p>
          </table:table-cell>
          <table:table-cell table:style-name="ce27" table:formula="of:=COM.MICROSOFT.CONCAT([$Editor.C13];[$Editor.B13])" office:value-type="string" office:string-value="0036" calcext:value-type="string" table:number-columns-spanned="2" table:number-rows-spanned="1">
            <text:p>0036</text:p>
          </table:table-cell>
          <table:covered-table-cell table:style-name="ce45"/>
          <table:table-cell table:style-name="ce29" table:formula="of:=HEX2DEC(COM.MICROSOFT.CONCAT([$Editor.E13];[$Editor.D13]))" office:value-type="float" office:value="1600" calcext:value-type="float" table:number-columns-spanned="2" table:number-rows-spanned="1">
            <text:p>1600</text:p>
          </table:table-cell>
          <table:covered-table-cell table:style-name="ce30"/>
          <table:table-cell table:style-name="ce27" table:formula="of:=COM.MICROSOFT.CONCAT([$Editor.G13];[$Editor.F13])" office:value-type="string" office:string-value="0030" calcext:value-type="string" table:number-columns-spanned="2" table:number-rows-spanned="1">
            <text:p>0030</text:p>
          </table:table-cell>
          <table:covered-table-cell table:style-name="ce30"/>
          <table:table-cell table:style-name="ce31" table:formula="of:=VLOOKUP([$Editor.H13];[$Key.$A$2:.$G$19];7;1)" office:value-type="string" office:string-value="Swords" calcext:value-type="string">
            <text:p>Swords</text:p>
          </table:table-cell>
          <table:table-cell table:style-name="ce28" table:formula="of:=VLOOKUP([$Editor.I13];[$Key.$A$2:.$H$12];8;1)" office:value-type="float" office:value="0" calcext:value-type="float">
            <text:p/>
          </table:table-cell>
          <table:table-cell table:style-name="ce31" table:formula="of:=VLOOKUP([$Editor.J13];[$Key.$A$2:.$I$8];9;1)" office:value-type="string" office:string-value="1 Handed" calcext:value-type="string">
            <text:p>1 Handed</text:p>
          </table:table-cell>
          <table:table-cell table:style-name="ce28" table:formula="of:=VLOOKUP([$Editor.K13];[$Key.$A$2:.$J$6];10;1)" office:value-type="string" office:string-value="Close Ranged" calcext:value-type="string">
            <text:p>Close Ranged</text:p>
          </table:table-cell>
          <table:table-cell table:style-name="ce31" table:formula="of:=HEX2DEC([$Editor.L13])" office:value-type="float" office:value="1" calcext:value-type="float">
            <text:p>1</text:p>
          </table:table-cell>
          <table:table-cell table:style-name="ce28" table:formula="of:=VLOOKUP([$Editor.M13];[$Key.$A$2:.$C$257];3;1)" office:value-type="string" office:string-value="31" calcext:value-type="string">
            <text:p>31</text:p>
          </table:table-cell>
          <table:table-cell table:style-name="ce31" table:formula="of:=HEX2DEC([$Editor.N13])" office:value-type="float" office:value="58" calcext:value-type="float">
            <text:p>58</text:p>
          </table:table-cell>
          <table:table-cell table:style-name="ce28" table:formula="of:=HEX2DEC([$Editor.O13])" office:value-type="float" office:value="0" calcext:value-type="float">
            <text:p>0</text:p>
          </table:table-cell>
          <table:table-cell table:style-name="ce31" table:formula="of:=VLOOKUP([$Editor.P13];[$Key.$A$2:.$H$12];8;1)" office:value-type="string" office:string-value="All" calcext:value-type="string">
            <text:p>All</text:p>
          </table:table-cell>
          <table:table-cell table:style-name="ce28" table:formula="of:=HEX2DEC([$Editor.Q13])" office:value-type="float" office:value="0" calcext:value-type="float">
            <text:p>0</text:p>
          </table:table-cell>
          <table:table-cell table:style-name="ce31" table:formula="of:=VLOOKUP([$Editor.R13];[$Key.$A$2:.$D$257];4;1)" office:value-type="float" office:value="0" calcext:value-type="float">
            <text:p/>
          </table:table-cell>
          <table:table-cell table:style-name="ce28" table:formula="of:=VLOOKUP([$Editor.S13];[$Key.$A$2:.$F$257];6;1)" office:value-type="float" office:value="0" calcext:value-type="float">
            <text:p/>
          </table:table-cell>
          <table:table-cell table:style-name="ce31" table:formula="of:=VLOOKUP([$Editor.T13];[$Key.$A$2:.$E$257];5;1)" office:value-type="string" office:string-value="Effective vs Dragons" calcext:value-type="string">
            <text:p>Effective vs Dragons</text:p>
          </table:table-cell>
          <table:table-cell table:style-name="ce28" table:formula="of:=IF([$Editor.U13]=&quot;00&quot;;&quot;&quot;;HEX2DEC([$Editor.U13]))">
            <text:p/>
          </table:table-cell>
          <table:table-cell table:style-name="ce31" table:formula="of:=IF([$Editor.V13]=&quot;00&quot;;&quot;&quot;;HEX2DEC([$Editor.V13]))">
            <text:p/>
          </table:table-cell>
          <table:table-cell table:style-name="ce28" table:formula="of:=IF([$Editor.W13]=&quot;00&quot;;&quot;&quot;;HEX2DEC([$Editor.W13]))">
            <text:p/>
          </table:table-cell>
          <table:table-cell table:style-name="ce31" table:formula="of:=IF([$Editor.X13]=&quot;00&quot;;&quot;&quot;;COM.MICROSOFT.CONCAT(VLOOKUP([$Editor.X13];[$Key.$A$2:.$C$257];3;1);&quot;%&quot;))">
            <text:p/>
          </table:table-cell>
          <table:table-cell table:style-name="ce28" table:formula="of:=IF([$Editor.Y13]=&quot;00&quot;;&quot;&quot;;COM.MICROSOFT.CONCAT(VLOOKUP([$Editor.Y13];[$Key.$A$2:.$C$257];3;1);&quot;%&quot;))">
            <text:p/>
          </table:table-cell>
          <table:table-cell table:style-name="ce31" table:formula="of:=IF([$Editor.Z13]=&quot;00&quot;;&quot;&quot;;COM.MICROSOFT.CONCAT(VLOOKUP([$Editor.Z13];[$Key.$A$2:.$C$257];3;1);&quot;%&quot;))">
            <text:p/>
          </table:table-cell>
          <table:table-cell table:style-name="ce28" table:formula="of:=IF([$Editor.AA13]=&quot;00&quot;;&quot;&quot;;COM.MICROSOFT.CONCAT(VLOOKUP([$Editor.AA13];[$Key.$A$2:.$C$257];3;1);&quot;%&quot;))">
            <text:p/>
          </table:table-cell>
          <table:table-cell table:style-name="ce31" table:formula="of:=IF([$Editor.AB13]=&quot;00&quot;;&quot;&quot;;COM.MICROSOFT.CONCAT(VLOOKUP([$Editor.AB13];[$Key.$A$2:.$C$257];3;1);&quot;%&quot;))">
            <text:p/>
          </table:table-cell>
          <table:table-cell table:style-name="ce28" table:formula="of:=IF([$Editor.AC13]=&quot;00&quot;;&quot;&quot;;COM.MICROSOFT.CONCAT(VLOOKUP([$Editor.AC13];[$Key.$A$2:.$C$257];3;1);&quot;%&quot;))">
            <text:p/>
          </table:table-cell>
          <table:table-cell table:style-name="ce31" table:formula="of:=IF([$Editor.AD13]=&quot;00&quot;;&quot;&quot;;COM.MICROSOFT.CONCAT(VLOOKUP([$Editor.AD13];[$Key.$A$2:.$C$257];3;1);&quot;%&quot;))">
            <text:p/>
          </table:table-cell>
          <table:table-cell table:style-name="ce28" table:formula="of:=HEX2DEC([$Editor.AE13])" office:value-type="float" office:value="0" calcext:value-type="float">
            <text:p>0</text:p>
          </table:table-cell>
          <table:table-cell table:style-name="ce31" table:formula="of:=HEX2DEC([$Editor.AF13])" office:value-type="float" office:value="0" calcext:value-type="float">
            <text:p>0</text:p>
          </table:table-cell>
          <table:table-cell table:style-name="ce28" table:formula="of:=HEX2DEC([$Editor.AG13])" office:value-type="float" office:value="0" calcext:value-type="float">
            <text:p>0</text:p>
          </table:table-cell>
          <table:table-cell table:style-name="ce31" table:formula="of:=VLOOKUP([$Editor.AH13];[$Key.$A$2:.$K$6];11;1)" office:value-type="float" office:value="0" calcext:value-type="float">
            <text:p/>
          </table:table-cell>
          <table:table-cell table:style-name="ce28" table:formula="of:=HEX2DEC([$Editor.AI13])" office:value-type="float" office:value="0" calcext:value-type="float">
            <text:p>0</text:p>
          </table:table-cell>
          <table:table-cell table:style-name="ce31" table:formula="of:=HEX2DEC([$Editor.AJ13])" office:value-type="float" office:value="0" calcext:value-type="float">
            <text:p>0</text:p>
          </table:table-cell>
          <table:table-cell table:style-name="ce28" table:formula="of:=HEX2DEC([$Editor.AK13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word of Tiamat</text:p>
          </table:table-cell>
          <table:table-cell table:style-name="ce27" table:formula="of:=COM.MICROSOFT.CONCAT([$Editor.C14];[$Editor.B14])" office:value-type="string" office:string-value="0037" calcext:value-type="string" table:number-columns-spanned="2" table:number-rows-spanned="1">
            <text:p>0037</text:p>
          </table:table-cell>
          <table:covered-table-cell table:style-name="ce45"/>
          <table:table-cell table:style-name="ce29" table:formula="of:=HEX2DEC(COM.MICROSOFT.CONCAT([$Editor.E14];[$Editor.D14]))" office:value-type="float" office:value="2250" calcext:value-type="float" table:number-columns-spanned="2" table:number-rows-spanned="1">
            <text:p>2250</text:p>
          </table:table-cell>
          <table:covered-table-cell table:style-name="ce30"/>
          <table:table-cell table:style-name="ce27" table:formula="of:=COM.MICROSOFT.CONCAT([$Editor.G14];[$Editor.F14])" office:value-type="string" office:string-value="0031" calcext:value-type="string" table:number-columns-spanned="2" table:number-rows-spanned="1">
            <text:p>0031</text:p>
          </table:table-cell>
          <table:covered-table-cell table:style-name="ce30"/>
          <table:table-cell table:style-name="ce31" table:formula="of:=VLOOKUP([$Editor.H14];[$Key.$A$2:.$G$19];7;1)" office:value-type="string" office:string-value="Swords" calcext:value-type="string">
            <text:p>Swords</text:p>
          </table:table-cell>
          <table:table-cell table:style-name="ce28" table:formula="of:=VLOOKUP([$Editor.I14];[$Key.$A$2:.$H$12];8;1)" office:value-type="float" office:value="0" calcext:value-type="float">
            <text:p/>
          </table:table-cell>
          <table:table-cell table:style-name="ce31" table:formula="of:=VLOOKUP([$Editor.J14];[$Key.$A$2:.$I$8];9;1)" office:value-type="string" office:string-value="2 Handed" calcext:value-type="string">
            <text:p>2 Handed</text:p>
          </table:table-cell>
          <table:table-cell table:style-name="ce28" table:formula="of:=VLOOKUP([$Editor.K14];[$Key.$A$2:.$J$6];10;1)" office:value-type="string" office:string-value="Close Ranged" calcext:value-type="string">
            <text:p>Close Ranged</text:p>
          </table:table-cell>
          <table:table-cell table:style-name="ce31" table:formula="of:=HEX2DEC([$Editor.L14])" office:value-type="float" office:value="1" calcext:value-type="float">
            <text:p>1</text:p>
          </table:table-cell>
          <table:table-cell table:style-name="ce28" table:formula="of:=VLOOKUP([$Editor.M14];[$Key.$A$2:.$C$257];3;1)" office:value-type="string" office:string-value="37" calcext:value-type="string">
            <text:p>37</text:p>
          </table:table-cell>
          <table:table-cell table:style-name="ce31" table:formula="of:=HEX2DEC([$Editor.N14])" office:value-type="float" office:value="60" calcext:value-type="float">
            <text:p>60</text:p>
          </table:table-cell>
          <table:table-cell table:style-name="ce28" table:formula="of:=HEX2DEC([$Editor.O14])" office:value-type="float" office:value="0" calcext:value-type="float">
            <text:p>0</text:p>
          </table:table-cell>
          <table:table-cell table:style-name="ce31" table:formula="of:=VLOOKUP([$Editor.P14];[$Key.$A$2:.$H$12];8;1)" office:value-type="string" office:string-value="All" calcext:value-type="string">
            <text:p>All</text:p>
          </table:table-cell>
          <table:table-cell table:style-name="ce28" table:formula="of:=HEX2DEC([$Editor.Q14])" office:value-type="float" office:value="0" calcext:value-type="float">
            <text:p>0</text:p>
          </table:table-cell>
          <table:table-cell table:style-name="ce31" table:formula="of:=VLOOKUP([$Editor.R14];[$Key.$A$2:.$D$257];4;1)" office:value-type="float" office:value="0" calcext:value-type="float">
            <text:p/>
          </table:table-cell>
          <table:table-cell table:style-name="ce28" table:formula="of:=VLOOKUP([$Editor.S14];[$Key.$A$2:.$F$257];6;1)" office:value-type="float" office:value="0" calcext:value-type="float">
            <text:p/>
          </table:table-cell>
          <table:table-cell table:style-name="ce31" table:formula="of:=VLOOKUP([$Editor.T14];[$Key.$A$2:.$E$257];5;1)" office:value-type="string" office:string-value="Effective vs Dragons" calcext:value-type="string">
            <text:p>Effective vs Dragons</text:p>
          </table:table-cell>
          <table:table-cell table:style-name="ce28" table:formula="of:=IF([$Editor.U14]=&quot;00&quot;;&quot;&quot;;HEX2DEC([$Editor.U14]))">
            <text:p/>
          </table:table-cell>
          <table:table-cell table:style-name="ce31" table:formula="of:=IF([$Editor.V14]=&quot;00&quot;;&quot;&quot;;HEX2DEC([$Editor.V14]))">
            <text:p/>
          </table:table-cell>
          <table:table-cell table:style-name="ce28" table:formula="of:=IF([$Editor.W14]=&quot;00&quot;;&quot;&quot;;HEX2DEC([$Editor.W14]))">
            <text:p/>
          </table:table-cell>
          <table:table-cell table:style-name="ce31" table:formula="of:=IF([$Editor.X14]=&quot;00&quot;;&quot;&quot;;COM.MICROSOFT.CONCAT(VLOOKUP([$Editor.X14];[$Key.$A$2:.$C$257];3;1);&quot;%&quot;))">
            <text:p/>
          </table:table-cell>
          <table:table-cell table:style-name="ce28" table:formula="of:=IF([$Editor.Y14]=&quot;00&quot;;&quot;&quot;;COM.MICROSOFT.CONCAT(VLOOKUP([$Editor.Y14];[$Key.$A$2:.$C$257];3;1);&quot;%&quot;))">
            <text:p/>
          </table:table-cell>
          <table:table-cell table:style-name="ce31" table:formula="of:=IF([$Editor.Z14]=&quot;00&quot;;&quot;&quot;;COM.MICROSOFT.CONCAT(VLOOKUP([$Editor.Z14];[$Key.$A$2:.$C$257];3;1);&quot;%&quot;))">
            <text:p/>
          </table:table-cell>
          <table:table-cell table:style-name="ce28" table:formula="of:=IF([$Editor.AA14]=&quot;00&quot;;&quot;&quot;;COM.MICROSOFT.CONCAT(VLOOKUP([$Editor.AA14];[$Key.$A$2:.$C$257];3;1);&quot;%&quot;))">
            <text:p/>
          </table:table-cell>
          <table:table-cell table:style-name="ce31" table:formula="of:=IF([$Editor.AB14]=&quot;00&quot;;&quot;&quot;;COM.MICROSOFT.CONCAT(VLOOKUP([$Editor.AB14];[$Key.$A$2:.$C$257];3;1);&quot;%&quot;))">
            <text:p/>
          </table:table-cell>
          <table:table-cell table:style-name="ce28" table:formula="of:=IF([$Editor.AC14]=&quot;00&quot;;&quot;&quot;;COM.MICROSOFT.CONCAT(VLOOKUP([$Editor.AC14];[$Key.$A$2:.$C$257];3;1);&quot;%&quot;))">
            <text:p/>
          </table:table-cell>
          <table:table-cell table:style-name="ce31" table:formula="of:=IF([$Editor.AD14]=&quot;00&quot;;&quot;&quot;;COM.MICROSOFT.CONCAT(VLOOKUP([$Editor.AD14];[$Key.$A$2:.$C$257];3;1);&quot;%&quot;))">
            <text:p/>
          </table:table-cell>
          <table:table-cell table:style-name="ce28" table:formula="of:=HEX2DEC([$Editor.AE14])" office:value-type="float" office:value="1" calcext:value-type="float">
            <text:p>1</text:p>
          </table:table-cell>
          <table:table-cell table:style-name="ce31" table:formula="of:=HEX2DEC([$Editor.AF14])" office:value-type="float" office:value="0" calcext:value-type="float">
            <text:p>0</text:p>
          </table:table-cell>
          <table:table-cell table:style-name="ce28" table:formula="of:=HEX2DEC([$Editor.AG14])" office:value-type="float" office:value="0" calcext:value-type="float">
            <text:p>0</text:p>
          </table:table-cell>
          <table:table-cell table:style-name="ce31" table:formula="of:=VLOOKUP([$Editor.AH14];[$Key.$A$2:.$K$6];11;1)" office:value-type="float" office:value="0" calcext:value-type="float">
            <text:p/>
          </table:table-cell>
          <table:table-cell table:style-name="ce28" table:formula="of:=HEX2DEC([$Editor.AI14])" office:value-type="float" office:value="0" calcext:value-type="float">
            <text:p>0</text:p>
          </table:table-cell>
          <table:table-cell table:style-name="ce31" table:formula="of:=HEX2DEC([$Editor.AJ14])" office:value-type="float" office:value="0" calcext:value-type="float">
            <text:p>0</text:p>
          </table:table-cell>
          <table:table-cell table:style-name="ce28" table:formula="of:=HEX2DEC([$Editor.AK14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Balmung</text:p>
          </table:table-cell>
          <table:table-cell table:style-name="ce27" table:formula="of:=COM.MICROSOFT.CONCAT([$Editor.C15];[$Editor.B15])" office:value-type="string" office:string-value="0038" calcext:value-type="string" table:number-columns-spanned="2" table:number-rows-spanned="1">
            <text:p>0038</text:p>
          </table:table-cell>
          <table:covered-table-cell table:style-name="ce45"/>
          <table:table-cell table:style-name="ce29" table:formula="of:=HEX2DEC(COM.MICROSOFT.CONCAT([$Editor.E15];[$Editor.D15]))" office:value-type="float" office:value="3120" calcext:value-type="float" table:number-columns-spanned="2" table:number-rows-spanned="1">
            <text:p>3120</text:p>
          </table:table-cell>
          <table:covered-table-cell table:style-name="ce30"/>
          <table:table-cell table:style-name="ce27" table:formula="of:=COM.MICROSOFT.CONCAT([$Editor.G15];[$Editor.F15])" office:value-type="string" office:string-value="0032" calcext:value-type="string" table:number-columns-spanned="2" table:number-rows-spanned="1">
            <text:p>0032</text:p>
          </table:table-cell>
          <table:covered-table-cell table:style-name="ce30"/>
          <table:table-cell table:style-name="ce31" table:formula="of:=VLOOKUP([$Editor.H15];[$Key.$A$2:.$G$19];7;1)" office:value-type="string" office:string-value="Swords" calcext:value-type="string">
            <text:p>Swords</text:p>
          </table:table-cell>
          <table:table-cell table:style-name="ce28" table:formula="of:=VLOOKUP([$Editor.I15];[$Key.$A$2:.$H$12];8;1)" office:value-type="float" office:value="0" calcext:value-type="float">
            <text:p/>
          </table:table-cell>
          <table:table-cell table:style-name="ce31" table:formula="of:=VLOOKUP([$Editor.J15];[$Key.$A$2:.$I$8];9;1)" office:value-type="string" office:string-value="2 Handed" calcext:value-type="string">
            <text:p>2 Handed</text:p>
          </table:table-cell>
          <table:table-cell table:style-name="ce28" table:formula="of:=VLOOKUP([$Editor.K15];[$Key.$A$2:.$J$6];10;1)" office:value-type="string" office:string-value="Close Ranged" calcext:value-type="string">
            <text:p>Close Ranged</text:p>
          </table:table-cell>
          <table:table-cell table:style-name="ce31" table:formula="of:=HEX2DEC([$Editor.L15])" office:value-type="float" office:value="1" calcext:value-type="float">
            <text:p>1</text:p>
          </table:table-cell>
          <table:table-cell table:style-name="ce28" table:formula="of:=VLOOKUP([$Editor.M15];[$Key.$A$2:.$C$257];3;1)" office:value-type="string" office:string-value="43" calcext:value-type="string">
            <text:p>43</text:p>
          </table:table-cell>
          <table:table-cell table:style-name="ce31" table:formula="of:=HEX2DEC([$Editor.N15])" office:value-type="float" office:value="64" calcext:value-type="float">
            <text:p>64</text:p>
          </table:table-cell>
          <table:table-cell table:style-name="ce28" table:formula="of:=HEX2DEC([$Editor.O15])" office:value-type="float" office:value="0" calcext:value-type="float">
            <text:p>0</text:p>
          </table:table-cell>
          <table:table-cell table:style-name="ce31" table:formula="of:=VLOOKUP([$Editor.P15];[$Key.$A$2:.$H$12];8;1)" office:value-type="string" office:string-value="All" calcext:value-type="string">
            <text:p>All</text:p>
          </table:table-cell>
          <table:table-cell table:style-name="ce28" table:formula="of:=HEX2DEC([$Editor.Q15])" office:value-type="float" office:value="0" calcext:value-type="float">
            <text:p>0</text:p>
          </table:table-cell>
          <table:table-cell table:style-name="ce31" table:formula="of:=VLOOKUP([$Editor.R15];[$Key.$A$2:.$D$257];4;1)" office:value-type="float" office:value="0" calcext:value-type="float">
            <text:p/>
          </table:table-cell>
          <table:table-cell table:style-name="ce28" table:formula="of:=VLOOKUP([$Editor.S15];[$Key.$A$2:.$F$257];6;1)" office:value-type="float" office:value="0" calcext:value-type="float">
            <text:p/>
          </table:table-cell>
          <table:table-cell table:style-name="ce31" table:formula="of:=VLOOKUP([$Editor.T15];[$Key.$A$2:.$E$257];5;1)" office:value-type="string" office:string-value="Effective vs Dragons" calcext:value-type="string">
            <text:p>Effective vs Dragons</text:p>
          </table:table-cell>
          <table:table-cell table:style-name="ce28" table:formula="of:=IF([$Editor.U15]=&quot;00&quot;;&quot;&quot;;HEX2DEC([$Editor.U15]))">
            <text:p/>
          </table:table-cell>
          <table:table-cell table:style-name="ce31" table:formula="of:=IF([$Editor.V15]=&quot;00&quot;;&quot;&quot;;HEX2DEC([$Editor.V15]))">
            <text:p/>
          </table:table-cell>
          <table:table-cell table:style-name="ce28" table:formula="of:=IF([$Editor.W15]=&quot;00&quot;;&quot;&quot;;HEX2DEC([$Editor.W15]))">
            <text:p/>
          </table:table-cell>
          <table:table-cell table:style-name="ce31" table:formula="of:=IF([$Editor.X15]=&quot;00&quot;;&quot;&quot;;COM.MICROSOFT.CONCAT(VLOOKUP([$Editor.X15];[$Key.$A$2:.$C$257];3;1);&quot;%&quot;))">
            <text:p/>
          </table:table-cell>
          <table:table-cell table:style-name="ce28" table:formula="of:=IF([$Editor.Y15]=&quot;00&quot;;&quot;&quot;;COM.MICROSOFT.CONCAT(VLOOKUP([$Editor.Y15];[$Key.$A$2:.$C$257];3;1);&quot;%&quot;))">
            <text:p/>
          </table:table-cell>
          <table:table-cell table:style-name="ce31" table:formula="of:=IF([$Editor.Z15]=&quot;00&quot;;&quot;&quot;;COM.MICROSOFT.CONCAT(VLOOKUP([$Editor.Z15];[$Key.$A$2:.$C$257];3;1);&quot;%&quot;))">
            <text:p/>
          </table:table-cell>
          <table:table-cell table:style-name="ce28" table:formula="of:=IF([$Editor.AA15]=&quot;00&quot;;&quot;&quot;;COM.MICROSOFT.CONCAT(VLOOKUP([$Editor.AA15];[$Key.$A$2:.$C$257];3;1);&quot;%&quot;))">
            <text:p/>
          </table:table-cell>
          <table:table-cell table:style-name="ce31" table:formula="of:=IF([$Editor.AB15]=&quot;00&quot;;&quot;&quot;;COM.MICROSOFT.CONCAT(VLOOKUP([$Editor.AB15];[$Key.$A$2:.$C$257];3;1);&quot;%&quot;))">
            <text:p/>
          </table:table-cell>
          <table:table-cell table:style-name="ce28" table:formula="of:=IF([$Editor.AC15]=&quot;00&quot;;&quot;&quot;;COM.MICROSOFT.CONCAT(VLOOKUP([$Editor.AC15];[$Key.$A$2:.$C$257];3;1);&quot;%&quot;))">
            <text:p/>
          </table:table-cell>
          <table:table-cell table:style-name="ce31" table:formula="of:=IF([$Editor.AD15]=&quot;00&quot;;&quot;&quot;;COM.MICROSOFT.CONCAT(VLOOKUP([$Editor.AD15];[$Key.$A$2:.$C$257];3;1);&quot;%&quot;))">
            <text:p/>
          </table:table-cell>
          <table:table-cell table:style-name="ce28" table:formula="of:=HEX2DEC([$Editor.AE15])" office:value-type="float" office:value="0" calcext:value-type="float">
            <text:p>0</text:p>
          </table:table-cell>
          <table:table-cell table:style-name="ce31" table:formula="of:=HEX2DEC([$Editor.AF15])" office:value-type="float" office:value="0" calcext:value-type="float">
            <text:p>0</text:p>
          </table:table-cell>
          <table:table-cell table:style-name="ce28" table:formula="of:=HEX2DEC([$Editor.AG15])" office:value-type="float" office:value="1" calcext:value-type="float">
            <text:p>1</text:p>
          </table:table-cell>
          <table:table-cell table:style-name="ce31" table:formula="of:=VLOOKUP([$Editor.AH15];[$Key.$A$2:.$K$6];11;1)" office:value-type="float" office:value="0" calcext:value-type="float">
            <text:p/>
          </table:table-cell>
          <table:table-cell table:style-name="ce28" table:formula="of:=HEX2DEC([$Editor.AI15])" office:value-type="float" office:value="0" calcext:value-type="float">
            <text:p>0</text:p>
          </table:table-cell>
          <table:table-cell table:style-name="ce31" table:formula="of:=HEX2DEC([$Editor.AJ15])" office:value-type="float" office:value="0" calcext:value-type="float">
            <text:p>0</text:p>
          </table:table-cell>
          <table:table-cell table:style-name="ce28" table:formula="of:=HEX2DEC([$Editor.AK15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Notos</text:p>
          </table:table-cell>
          <table:table-cell table:style-name="ce27" table:formula="of:=COM.MICROSOFT.CONCAT([$Editor.C16];[$Editor.B16])" office:value-type="string" office:string-value="0039" calcext:value-type="string" table:number-columns-spanned="2" table:number-rows-spanned="1">
            <text:p>0039</text:p>
          </table:table-cell>
          <table:covered-table-cell table:style-name="ce45"/>
          <table:table-cell table:style-name="ce29" table:formula="of:=HEX2DEC(COM.MICROSOFT.CONCAT([$Editor.E16];[$Editor.D16]))" office:value-type="float" office:value="3120" calcext:value-type="float" table:number-columns-spanned="2" table:number-rows-spanned="1">
            <text:p>3120</text:p>
          </table:table-cell>
          <table:covered-table-cell table:style-name="ce30"/>
          <table:table-cell table:style-name="ce27" table:formula="of:=COM.MICROSOFT.CONCAT([$Editor.G16];[$Editor.F16])" office:value-type="string" office:string-value="0033" calcext:value-type="string" table:number-columns-spanned="2" table:number-rows-spanned="1">
            <text:p>0033</text:p>
          </table:table-cell>
          <table:covered-table-cell table:style-name="ce30"/>
          <table:table-cell table:style-name="ce31" table:formula="of:=VLOOKUP([$Editor.H16];[$Key.$A$2:.$G$19];7;1)" office:value-type="string" office:string-value="Swords" calcext:value-type="string">
            <text:p>Swords</text:p>
          </table:table-cell>
          <table:table-cell table:style-name="ce28" table:formula="of:=VLOOKUP([$Editor.I16];[$Key.$A$2:.$H$12];8;1)" office:value-type="string" office:string-value="Wind" calcext:value-type="string">
            <text:p>Wind</text:p>
          </table:table-cell>
          <table:table-cell table:style-name="ce31" table:formula="of:=VLOOKUP([$Editor.J16];[$Key.$A$2:.$I$8];9;1)" office:value-type="string" office:string-value="2 Handed" calcext:value-type="string">
            <text:p>2 Handed</text:p>
          </table:table-cell>
          <table:table-cell table:style-name="ce28" table:formula="of:=VLOOKUP([$Editor.K16];[$Key.$A$2:.$J$6];10;1)" office:value-type="string" office:string-value="Close Ranged" calcext:value-type="string">
            <text:p>Close Ranged</text:p>
          </table:table-cell>
          <table:table-cell table:style-name="ce31" table:formula="of:=HEX2DEC([$Editor.L16])" office:value-type="float" office:value="1" calcext:value-type="float">
            <text:p>1</text:p>
          </table:table-cell>
          <table:table-cell table:style-name="ce28" table:formula="of:=VLOOKUP([$Editor.M16];[$Key.$A$2:.$C$257];3;1)" office:value-type="string" office:string-value="40" calcext:value-type="string">
            <text:p>40</text:p>
          </table:table-cell>
          <table:table-cell table:style-name="ce31" table:formula="of:=HEX2DEC([$Editor.N16])" office:value-type="float" office:value="62" calcext:value-type="float">
            <text:p>62</text:p>
          </table:table-cell>
          <table:table-cell table:style-name="ce28" table:formula="of:=HEX2DEC([$Editor.O16])" office:value-type="float" office:value="0" calcext:value-type="float">
            <text:p>0</text:p>
          </table:table-cell>
          <table:table-cell table:style-name="ce31" table:formula="of:=VLOOKUP([$Editor.P16];[$Key.$A$2:.$H$12];8;1)" office:value-type="string" office:string-value="Wind" calcext:value-type="string">
            <text:p>Wind</text:p>
          </table:table-cell>
          <table:table-cell table:style-name="ce28" table:formula="of:=HEX2DEC([$Editor.Q16])" office:value-type="float" office:value="0" calcext:value-type="float">
            <text:p>0</text:p>
          </table:table-cell>
          <table:table-cell table:style-name="ce31" table:formula="of:=VLOOKUP([$Editor.R16];[$Key.$A$2:.$D$257];4;1)" office:value-type="float" office:value="0" calcext:value-type="float">
            <text:p/>
          </table:table-cell>
          <table:table-cell table:style-name="ce28" table:formula="of:=VLOOKUP([$Editor.S16];[$Key.$A$2:.$F$257];6;1)" office:value-type="float" office:value="0" calcext:value-type="float">
            <text:p/>
          </table:table-cell>
          <table:table-cell table:style-name="ce31" table:formula="of:=VLOOKUP([$Editor.T16];[$Key.$A$2:.$E$257];5;1)" office:value-type="float" office:value="0" calcext:value-type="float">
            <text:p/>
          </table:table-cell>
          <table:table-cell table:style-name="ce28" table:formula="of:=IF([$Editor.U16]=&quot;00&quot;;&quot;&quot;;HEX2DEC([$Editor.U16]))">
            <text:p/>
          </table:table-cell>
          <table:table-cell table:style-name="ce31" table:formula="of:=IF([$Editor.V16]=&quot;00&quot;;&quot;&quot;;HEX2DEC([$Editor.V16]))">
            <text:p/>
          </table:table-cell>
          <table:table-cell table:style-name="ce28" table:formula="of:=IF([$Editor.W16]=&quot;00&quot;;&quot;&quot;;HEX2DEC([$Editor.W16]))">
            <text:p/>
          </table:table-cell>
          <table:table-cell table:style-name="ce31" table:formula="of:=IF([$Editor.X16]=&quot;00&quot;;&quot;&quot;;COM.MICROSOFT.CONCAT(VLOOKUP([$Editor.X16];[$Key.$A$2:.$C$257];3;1);&quot;%&quot;))">
            <text:p/>
          </table:table-cell>
          <table:table-cell table:style-name="ce28" table:formula="of:=IF([$Editor.Y16]=&quot;00&quot;;&quot;&quot;;COM.MICROSOFT.CONCAT(VLOOKUP([$Editor.Y16];[$Key.$A$2:.$C$257];3;1);&quot;%&quot;))">
            <text:p/>
          </table:table-cell>
          <table:table-cell table:style-name="ce31" table:formula="of:=IF([$Editor.Z16]=&quot;00&quot;;&quot;&quot;;COM.MICROSOFT.CONCAT(VLOOKUP([$Editor.Z16];[$Key.$A$2:.$C$257];3;1);&quot;%&quot;))">
            <text:p/>
          </table:table-cell>
          <table:table-cell table:style-name="ce28" table:formula="of:=IF([$Editor.AA16]=&quot;00&quot;;&quot;&quot;;COM.MICROSOFT.CONCAT(VLOOKUP([$Editor.AA16];[$Key.$A$2:.$C$257];3;1);&quot;%&quot;))" office:value-type="string" office:string-value="-5%" calcext:value-type="string">
            <text:p>-5%</text:p>
          </table:table-cell>
          <table:table-cell table:style-name="ce31" table:formula="of:=IF([$Editor.AB16]=&quot;00&quot;;&quot;&quot;;COM.MICROSOFT.CONCAT(VLOOKUP([$Editor.AB16];[$Key.$A$2:.$C$257];3;1);&quot;%&quot;))">
            <text:p/>
          </table:table-cell>
          <table:table-cell table:style-name="ce28" table:formula="of:=IF([$Editor.AC16]=&quot;00&quot;;&quot;&quot;;COM.MICROSOFT.CONCAT(VLOOKUP([$Editor.AC16];[$Key.$A$2:.$C$257];3;1);&quot;%&quot;))">
            <text:p/>
          </table:table-cell>
          <table:table-cell table:style-name="ce31" table:formula="of:=IF([$Editor.AD16]=&quot;00&quot;;&quot;&quot;;COM.MICROSOFT.CONCAT(VLOOKUP([$Editor.AD16];[$Key.$A$2:.$C$257];3;1);&quot;%&quot;))">
            <text:p/>
          </table:table-cell>
          <table:table-cell table:style-name="ce28" table:formula="of:=HEX2DEC([$Editor.AE16])" office:value-type="float" office:value="0" calcext:value-type="float">
            <text:p>0</text:p>
          </table:table-cell>
          <table:table-cell table:style-name="ce31" table:formula="of:=HEX2DEC([$Editor.AF16])" office:value-type="float" office:value="0" calcext:value-type="float">
            <text:p>0</text:p>
          </table:table-cell>
          <table:table-cell table:style-name="ce28" table:formula="of:=HEX2DEC([$Editor.AG16])" office:value-type="float" office:value="0" calcext:value-type="float">
            <text:p>0</text:p>
          </table:table-cell>
          <table:table-cell table:style-name="ce31" table:formula="of:=VLOOKUP([$Editor.AH16];[$Key.$A$2:.$K$6];11;1)" office:value-type="float" office:value="0" calcext:value-type="float">
            <text:p/>
          </table:table-cell>
          <table:table-cell table:style-name="ce28" table:formula="of:=HEX2DEC([$Editor.AI16])" office:value-type="float" office:value="0" calcext:value-type="float">
            <text:p>0</text:p>
          </table:table-cell>
          <table:table-cell table:style-name="ce31" table:formula="of:=HEX2DEC([$Editor.AJ16])" office:value-type="float" office:value="0" calcext:value-type="float">
            <text:p>0</text:p>
          </table:table-cell>
          <table:table-cell table:style-name="ce28" table:formula="of:=HEX2DEC([$Editor.AK16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Laevateinn</text:p>
          </table:table-cell>
          <table:table-cell table:style-name="ce27" table:formula="of:=COM.MICROSOFT.CONCAT([$Editor.C17];[$Editor.B17])" office:value-type="string" office:string-value="003a" calcext:value-type="string" table:number-columns-spanned="2" table:number-rows-spanned="1">
            <text:p>003a</text:p>
          </table:table-cell>
          <table:covered-table-cell table:style-name="ce45"/>
          <table:table-cell table:style-name="ce29" table:formula="of:=HEX2DEC(COM.MICROSOFT.CONCAT([$Editor.E17];[$Editor.D17]))" office:value-type="float" office:value="3120" calcext:value-type="float" table:number-columns-spanned="2" table:number-rows-spanned="1">
            <text:p>3120</text:p>
          </table:table-cell>
          <table:covered-table-cell table:style-name="ce30"/>
          <table:table-cell table:style-name="ce27" table:formula="of:=COM.MICROSOFT.CONCAT([$Editor.G17];[$Editor.F17])" office:value-type="string" office:string-value="0034" calcext:value-type="string" table:number-columns-spanned="2" table:number-rows-spanned="1">
            <text:p>0034</text:p>
          </table:table-cell>
          <table:covered-table-cell table:style-name="ce30"/>
          <table:table-cell table:style-name="ce31" table:formula="of:=VLOOKUP([$Editor.H17];[$Key.$A$2:.$G$19];7;1)" office:value-type="string" office:string-value="Swords" calcext:value-type="string">
            <text:p>Swords</text:p>
          </table:table-cell>
          <table:table-cell table:style-name="ce28" table:formula="of:=VLOOKUP([$Editor.I17];[$Key.$A$2:.$H$12];8;1)" office:value-type="string" office:string-value="Fire" calcext:value-type="string">
            <text:p>Fire</text:p>
          </table:table-cell>
          <table:table-cell table:style-name="ce31" table:formula="of:=VLOOKUP([$Editor.J17];[$Key.$A$2:.$I$8];9;1)" office:value-type="string" office:string-value="2 Handed" calcext:value-type="string">
            <text:p>2 Handed</text:p>
          </table:table-cell>
          <table:table-cell table:style-name="ce28" table:formula="of:=VLOOKUP([$Editor.K17];[$Key.$A$2:.$J$6];10;1)" office:value-type="string" office:string-value="Close Ranged" calcext:value-type="string">
            <text:p>Close Ranged</text:p>
          </table:table-cell>
          <table:table-cell table:style-name="ce31" table:formula="of:=HEX2DEC([$Editor.L17])" office:value-type="float" office:value="1" calcext:value-type="float">
            <text:p>1</text:p>
          </table:table-cell>
          <table:table-cell table:style-name="ce28" table:formula="of:=VLOOKUP([$Editor.M17];[$Key.$A$2:.$C$257];3;1)" office:value-type="string" office:string-value="32" calcext:value-type="string">
            <text:p>32</text:p>
          </table:table-cell>
          <table:table-cell table:style-name="ce31" table:formula="of:=HEX2DEC([$Editor.N17])" office:value-type="float" office:value="60" calcext:value-type="float">
            <text:p>60</text:p>
          </table:table-cell>
          <table:table-cell table:style-name="ce28" table:formula="of:=HEX2DEC([$Editor.O17])" office:value-type="float" office:value="0" calcext:value-type="float">
            <text:p>0</text:p>
          </table:table-cell>
          <table:table-cell table:style-name="ce31" table:formula="of:=VLOOKUP([$Editor.P17];[$Key.$A$2:.$H$12];8;1)" office:value-type="string" office:string-value="Fire" calcext:value-type="string">
            <text:p>Fire</text:p>
          </table:table-cell>
          <table:table-cell table:style-name="ce28" table:formula="of:=HEX2DEC([$Editor.Q17])" office:value-type="float" office:value="0" calcext:value-type="float">
            <text:p>0</text:p>
          </table:table-cell>
          <table:table-cell table:style-name="ce31" table:formula="of:=VLOOKUP([$Editor.R17];[$Key.$A$2:.$D$257];4;1)" office:value-type="float" office:value="0" calcext:value-type="float">
            <text:p/>
          </table:table-cell>
          <table:table-cell table:style-name="ce28" table:formula="of:=VLOOKUP([$Editor.S17];[$Key.$A$2:.$F$257];6;1)" office:value-type="float" office:value="0" calcext:value-type="float">
            <text:p/>
          </table:table-cell>
          <table:table-cell table:style-name="ce31" table:formula="of:=VLOOKUP([$Editor.T17];[$Key.$A$2:.$E$257];5;1)" office:value-type="float" office:value="0" calcext:value-type="float">
            <text:p/>
          </table:table-cell>
          <table:table-cell table:style-name="ce28" table:formula="of:=IF([$Editor.U17]=&quot;00&quot;;&quot;&quot;;HEX2DEC([$Editor.U17]))">
            <text:p/>
          </table:table-cell>
          <table:table-cell table:style-name="ce31" table:formula="of:=IF([$Editor.V17]=&quot;00&quot;;&quot;&quot;;HEX2DEC([$Editor.V17]))">
            <text:p/>
          </table:table-cell>
          <table:table-cell table:style-name="ce28" table:formula="of:=IF([$Editor.W17]=&quot;00&quot;;&quot;&quot;;HEX2DEC([$Editor.W17]))">
            <text:p/>
          </table:table-cell>
          <table:table-cell table:style-name="ce31" table:formula="of:=IF([$Editor.X17]=&quot;00&quot;;&quot;&quot;;COM.MICROSOFT.CONCAT(VLOOKUP([$Editor.X17];[$Key.$A$2:.$C$257];3;1);&quot;%&quot;))">
            <text:p/>
          </table:table-cell>
          <table:table-cell table:style-name="ce28" table:formula="of:=IF([$Editor.Y17]=&quot;00&quot;;&quot;&quot;;COM.MICROSOFT.CONCAT(VLOOKUP([$Editor.Y17];[$Key.$A$2:.$C$257];3;1);&quot;%&quot;))">
            <text:p/>
          </table:table-cell>
          <table:table-cell table:style-name="ce31" table:formula="of:=IF([$Editor.Z17]=&quot;00&quot;;&quot;&quot;;COM.MICROSOFT.CONCAT(VLOOKUP([$Editor.Z17];[$Key.$A$2:.$C$257];3;1);&quot;%&quot;))">
            <text:p/>
          </table:table-cell>
          <table:table-cell table:style-name="ce28" table:formula="of:=IF([$Editor.AA17]=&quot;00&quot;;&quot;&quot;;COM.MICROSOFT.CONCAT(VLOOKUP([$Editor.AA17];[$Key.$A$2:.$C$257];3;1);&quot;%&quot;))">
            <text:p/>
          </table:table-cell>
          <table:table-cell table:style-name="ce31" table:formula="of:=IF([$Editor.AB17]=&quot;00&quot;;&quot;&quot;;COM.MICROSOFT.CONCAT(VLOOKUP([$Editor.AB17];[$Key.$A$2:.$C$257];3;1);&quot;%&quot;))" office:value-type="string" office:string-value="-5%" calcext:value-type="string">
            <text:p>-5%</text:p>
          </table:table-cell>
          <table:table-cell table:style-name="ce28" table:formula="of:=IF([$Editor.AC17]=&quot;00&quot;;&quot;&quot;;COM.MICROSOFT.CONCAT(VLOOKUP([$Editor.AC17];[$Key.$A$2:.$C$257];3;1);&quot;%&quot;))">
            <text:p/>
          </table:table-cell>
          <table:table-cell table:style-name="ce31" table:formula="of:=IF([$Editor.AD17]=&quot;00&quot;;&quot;&quot;;COM.MICROSOFT.CONCAT(VLOOKUP([$Editor.AD17];[$Key.$A$2:.$C$257];3;1);&quot;%&quot;))">
            <text:p/>
          </table:table-cell>
          <table:table-cell table:style-name="ce28" table:formula="of:=HEX2DEC([$Editor.AE17])" office:value-type="float" office:value="0" calcext:value-type="float">
            <text:p>0</text:p>
          </table:table-cell>
          <table:table-cell table:style-name="ce31" table:formula="of:=HEX2DEC([$Editor.AF17])" office:value-type="float" office:value="0" calcext:value-type="float">
            <text:p>0</text:p>
          </table:table-cell>
          <table:table-cell table:style-name="ce28" table:formula="of:=HEX2DEC([$Editor.AG17])" office:value-type="float" office:value="0" calcext:value-type="float">
            <text:p>0</text:p>
          </table:table-cell>
          <table:table-cell table:style-name="ce31" table:formula="of:=VLOOKUP([$Editor.AH17];[$Key.$A$2:.$K$6];11;1)" office:value-type="float" office:value="0" calcext:value-type="float">
            <text:p/>
          </table:table-cell>
          <table:table-cell table:style-name="ce28" table:formula="of:=HEX2DEC([$Editor.AI17])" office:value-type="float" office:value="0" calcext:value-type="float">
            <text:p>0</text:p>
          </table:table-cell>
          <table:table-cell table:style-name="ce31" table:formula="of:=HEX2DEC([$Editor.AJ17])" office:value-type="float" office:value="0" calcext:value-type="float">
            <text:p>0</text:p>
          </table:table-cell>
          <table:table-cell table:style-name="ce28" table:formula="of:=HEX2DEC([$Editor.AK17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Gram</text:p>
          </table:table-cell>
          <table:table-cell table:style-name="ce27" table:formula="of:=COM.MICROSOFT.CONCAT([$Editor.C18];[$Editor.B18])" office:value-type="string" office:string-value="003b" calcext:value-type="string" table:number-columns-spanned="2" table:number-rows-spanned="1">
            <text:p>003b</text:p>
          </table:table-cell>
          <table:covered-table-cell table:style-name="ce45"/>
          <table:table-cell table:style-name="ce29" table:formula="of:=HEX2DEC(COM.MICROSOFT.CONCAT([$Editor.E18];[$Editor.D18]))" office:value-type="float" office:value="2250" calcext:value-type="float" table:number-columns-spanned="2" table:number-rows-spanned="1">
            <text:p>2250</text:p>
          </table:table-cell>
          <table:covered-table-cell table:style-name="ce30"/>
          <table:table-cell table:style-name="ce27" table:formula="of:=COM.MICROSOFT.CONCAT([$Editor.G18];[$Editor.F18])" office:value-type="string" office:string-value="0035" calcext:value-type="string" table:number-columns-spanned="2" table:number-rows-spanned="1">
            <text:p>0035</text:p>
          </table:table-cell>
          <table:covered-table-cell table:style-name="ce30"/>
          <table:table-cell table:style-name="ce31" table:formula="of:=VLOOKUP([$Editor.H18];[$Key.$A$2:.$G$19];7;1)" office:value-type="string" office:string-value="Swords" calcext:value-type="string">
            <text:p>Swords</text:p>
          </table:table-cell>
          <table:table-cell table:style-name="ce28" table:formula="of:=VLOOKUP([$Editor.I18];[$Key.$A$2:.$H$12];8;1)" office:value-type="string" office:string-value="Earth" calcext:value-type="string">
            <text:p>Earth</text:p>
          </table:table-cell>
          <table:table-cell table:style-name="ce31" table:formula="of:=VLOOKUP([$Editor.J18];[$Key.$A$2:.$I$8];9;1)" office:value-type="string" office:string-value="1 Handed" calcext:value-type="string">
            <text:p>1 Handed</text:p>
          </table:table-cell>
          <table:table-cell table:style-name="ce28" table:formula="of:=VLOOKUP([$Editor.K18];[$Key.$A$2:.$J$6];10;1)" office:value-type="string" office:string-value="Close Ranged" calcext:value-type="string">
            <text:p>Close Ranged</text:p>
          </table:table-cell>
          <table:table-cell table:style-name="ce31" table:formula="of:=HEX2DEC([$Editor.L18])" office:value-type="float" office:value="1" calcext:value-type="float">
            <text:p>1</text:p>
          </table:table-cell>
          <table:table-cell table:style-name="ce28" table:formula="of:=VLOOKUP([$Editor.M18];[$Key.$A$2:.$C$257];3;1)" office:value-type="string" office:string-value="33" calcext:value-type="string">
            <text:p>33</text:p>
          </table:table-cell>
          <table:table-cell table:style-name="ce31" table:formula="of:=HEX2DEC([$Editor.N18])" office:value-type="float" office:value="58" calcext:value-type="float">
            <text:p>58</text:p>
          </table:table-cell>
          <table:table-cell table:style-name="ce28" table:formula="of:=HEX2DEC([$Editor.O18])" office:value-type="float" office:value="0" calcext:value-type="float">
            <text:p>0</text:p>
          </table:table-cell>
          <table:table-cell table:style-name="ce31" table:formula="of:=VLOOKUP([$Editor.P18];[$Key.$A$2:.$H$12];8;1)" office:value-type="string" office:string-value="Earth" calcext:value-type="string">
            <text:p>Earth</text:p>
          </table:table-cell>
          <table:table-cell table:style-name="ce28" table:formula="of:=HEX2DEC([$Editor.Q18])" office:value-type="float" office:value="0" calcext:value-type="float">
            <text:p>0</text:p>
          </table:table-cell>
          <table:table-cell table:style-name="ce31" table:formula="of:=VLOOKUP([$Editor.R18];[$Key.$A$2:.$D$257];4;1)" office:value-type="float" office:value="0" calcext:value-type="float">
            <text:p/>
          </table:table-cell>
          <table:table-cell table:style-name="ce28" table:formula="of:=VLOOKUP([$Editor.S18];[$Key.$A$2:.$F$257];6;1)" office:value-type="float" office:value="0" calcext:value-type="float">
            <text:p/>
          </table:table-cell>
          <table:table-cell table:style-name="ce31" table:formula="of:=VLOOKUP([$Editor.T18];[$Key.$A$2:.$E$257];5;1)" office:value-type="float" office:value="0" calcext:value-type="float">
            <text:p/>
          </table:table-cell>
          <table:table-cell table:style-name="ce28" table:formula="of:=IF([$Editor.U18]=&quot;00&quot;;&quot;&quot;;HEX2DEC([$Editor.U18]))">
            <text:p/>
          </table:table-cell>
          <table:table-cell table:style-name="ce31" table:formula="of:=IF([$Editor.V18]=&quot;00&quot;;&quot;&quot;;HEX2DEC([$Editor.V18]))">
            <text:p/>
          </table:table-cell>
          <table:table-cell table:style-name="ce28" table:formula="of:=IF([$Editor.W18]=&quot;00&quot;;&quot;&quot;;HEX2DEC([$Editor.W18]))">
            <text:p/>
          </table:table-cell>
          <table:table-cell table:style-name="ce31" table:formula="of:=IF([$Editor.X18]=&quot;00&quot;;&quot;&quot;;COM.MICROSOFT.CONCAT(VLOOKUP([$Editor.X18];[$Key.$A$2:.$C$257];3;1);&quot;%&quot;))">
            <text:p/>
          </table:table-cell>
          <table:table-cell table:style-name="ce28" table:formula="of:=IF([$Editor.Y18]=&quot;00&quot;;&quot;&quot;;COM.MICROSOFT.CONCAT(VLOOKUP([$Editor.Y18];[$Key.$A$2:.$C$257];3;1);&quot;%&quot;))" office:value-type="string" office:string-value="-5%" calcext:value-type="string">
            <text:p>-5%</text:p>
          </table:table-cell>
          <table:table-cell table:style-name="ce31" table:formula="of:=IF([$Editor.Z18]=&quot;00&quot;;&quot;&quot;;COM.MICROSOFT.CONCAT(VLOOKUP([$Editor.Z18];[$Key.$A$2:.$C$257];3;1);&quot;%&quot;))">
            <text:p/>
          </table:table-cell>
          <table:table-cell table:style-name="ce28" table:formula="of:=IF([$Editor.AA18]=&quot;00&quot;;&quot;&quot;;COM.MICROSOFT.CONCAT(VLOOKUP([$Editor.AA18];[$Key.$A$2:.$C$257];3;1);&quot;%&quot;))">
            <text:p/>
          </table:table-cell>
          <table:table-cell table:style-name="ce31" table:formula="of:=IF([$Editor.AB18]=&quot;00&quot;;&quot;&quot;;COM.MICROSOFT.CONCAT(VLOOKUP([$Editor.AB18];[$Key.$A$2:.$C$257];3;1);&quot;%&quot;))">
            <text:p/>
          </table:table-cell>
          <table:table-cell table:style-name="ce28" table:formula="of:=IF([$Editor.AC18]=&quot;00&quot;;&quot;&quot;;COM.MICROSOFT.CONCAT(VLOOKUP([$Editor.AC18];[$Key.$A$2:.$C$257];3;1);&quot;%&quot;))">
            <text:p/>
          </table:table-cell>
          <table:table-cell table:style-name="ce31" table:formula="of:=IF([$Editor.AD18]=&quot;00&quot;;&quot;&quot;;COM.MICROSOFT.CONCAT(VLOOKUP([$Editor.AD18];[$Key.$A$2:.$C$257];3;1);&quot;%&quot;))">
            <text:p/>
          </table:table-cell>
          <table:table-cell table:style-name="ce28" table:formula="of:=HEX2DEC([$Editor.AE18])" office:value-type="float" office:value="0" calcext:value-type="float">
            <text:p>0</text:p>
          </table:table-cell>
          <table:table-cell table:style-name="ce31" table:formula="of:=HEX2DEC([$Editor.AF18])" office:value-type="float" office:value="0" calcext:value-type="float">
            <text:p>0</text:p>
          </table:table-cell>
          <table:table-cell table:style-name="ce28" table:formula="of:=HEX2DEC([$Editor.AG18])" office:value-type="float" office:value="0" calcext:value-type="float">
            <text:p>0</text:p>
          </table:table-cell>
          <table:table-cell table:style-name="ce31" table:formula="of:=VLOOKUP([$Editor.AH18];[$Key.$A$2:.$K$6];11;1)" office:value-type="float" office:value="0" calcext:value-type="float">
            <text:p/>
          </table:table-cell>
          <table:table-cell table:style-name="ce28" table:formula="of:=HEX2DEC([$Editor.AI18])" office:value-type="float" office:value="0" calcext:value-type="float">
            <text:p>0</text:p>
          </table:table-cell>
          <table:table-cell table:style-name="ce31" table:formula="of:=HEX2DEC([$Editor.AJ18])" office:value-type="float" office:value="0" calcext:value-type="float">
            <text:p>0</text:p>
          </table:table-cell>
          <table:table-cell table:style-name="ce28" table:formula="of:=HEX2DEC([$Editor.AK18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Oracion</text:p>
          </table:table-cell>
          <table:table-cell table:style-name="ce27" table:formula="of:=COM.MICROSOFT.CONCAT([$Editor.C19];[$Editor.B19])" office:value-type="string" office:string-value="003c" calcext:value-type="string" table:number-columns-spanned="2" table:number-rows-spanned="1">
            <text:p>003c</text:p>
          </table:table-cell>
          <table:covered-table-cell table:style-name="ce45"/>
          <table:table-cell table:style-name="ce29" table:formula="of:=HEX2DEC(COM.MICROSOFT.CONCAT([$Editor.E19];[$Editor.D19]))" office:value-type="float" office:value="4000" calcext:value-type="float" table:number-columns-spanned="2" table:number-rows-spanned="1">
            <text:p>4000</text:p>
          </table:table-cell>
          <table:covered-table-cell table:style-name="ce30"/>
          <table:table-cell table:style-name="ce27" table:formula="of:=COM.MICROSOFT.CONCAT([$Editor.G19];[$Editor.F19])" office:value-type="string" office:string-value="0036" calcext:value-type="string" table:number-columns-spanned="2" table:number-rows-spanned="1">
            <text:p>0036</text:p>
          </table:table-cell>
          <table:covered-table-cell table:style-name="ce30"/>
          <table:table-cell table:style-name="ce31" table:formula="of:=VLOOKUP([$Editor.H19];[$Key.$A$2:.$G$19];7;1)" office:value-type="string" office:string-value="Swords" calcext:value-type="string">
            <text:p>Swords</text:p>
          </table:table-cell>
          <table:table-cell table:style-name="ce28" table:formula="of:=VLOOKUP([$Editor.I19];[$Key.$A$2:.$H$12];8;1)" office:value-type="string" office:string-value="Virtue" calcext:value-type="string">
            <text:p>Virtue</text:p>
          </table:table-cell>
          <table:table-cell table:style-name="ce31" table:formula="of:=VLOOKUP([$Editor.J19];[$Key.$A$2:.$I$8];9;1)" office:value-type="string" office:string-value="1 Handed" calcext:value-type="string">
            <text:p>1 Handed</text:p>
          </table:table-cell>
          <table:table-cell table:style-name="ce28" table:formula="of:=VLOOKUP([$Editor.K19];[$Key.$A$2:.$J$6];10;1)" office:value-type="string" office:string-value="Close Ranged" calcext:value-type="string">
            <text:p>Close Ranged</text:p>
          </table:table-cell>
          <table:table-cell table:style-name="ce31" table:formula="of:=HEX2DEC([$Editor.L19])" office:value-type="float" office:value="1" calcext:value-type="float">
            <text:p>1</text:p>
          </table:table-cell>
          <table:table-cell table:style-name="ce28" table:formula="of:=VLOOKUP([$Editor.M19];[$Key.$A$2:.$C$257];3;1)" office:value-type="string" office:string-value="36" calcext:value-type="string">
            <text:p>36</text:p>
          </table:table-cell>
          <table:table-cell table:style-name="ce31" table:formula="of:=HEX2DEC([$Editor.N19])" office:value-type="float" office:value="71" calcext:value-type="float">
            <text:p>71</text:p>
          </table:table-cell>
          <table:table-cell table:style-name="ce28" table:formula="of:=HEX2DEC([$Editor.O19])" office:value-type="float" office:value="0" calcext:value-type="float">
            <text:p>0</text:p>
          </table:table-cell>
          <table:table-cell table:style-name="ce31" table:formula="of:=VLOOKUP([$Editor.P19];[$Key.$A$2:.$H$12];8;1)" office:value-type="string" office:string-value="Virtue" calcext:value-type="string">
            <text:p>Virtue</text:p>
          </table:table-cell>
          <table:table-cell table:style-name="ce28" table:formula="of:=HEX2DEC([$Editor.Q19])" office:value-type="float" office:value="0" calcext:value-type="float">
            <text:p>0</text:p>
          </table:table-cell>
          <table:table-cell table:style-name="ce31" table:formula="of:=VLOOKUP([$Editor.R19];[$Key.$A$2:.$D$257];4;1)" office:value-type="string" office:string-value="Banish" calcext:value-type="string">
            <text:p>Banish</text:p>
          </table:table-cell>
          <table:table-cell table:style-name="ce28" table:formula="of:=VLOOKUP([$Editor.S19];[$Key.$A$2:.$F$257];6;1)" office:value-type="float" office:value="0" calcext:value-type="float">
            <text:p/>
          </table:table-cell>
          <table:table-cell table:style-name="ce31" table:formula="of:=VLOOKUP([$Editor.T19];[$Key.$A$2:.$E$257];5;1)" office:value-type="float" office:value="0" calcext:value-type="float">
            <text:p/>
          </table:table-cell>
          <table:table-cell table:style-name="ce28" table:formula="of:=IF([$Editor.U19]=&quot;00&quot;;&quot;&quot;;HEX2DEC([$Editor.U19]))">
            <text:p/>
          </table:table-cell>
          <table:table-cell table:style-name="ce31" table:formula="of:=IF([$Editor.V19]=&quot;00&quot;;&quot;&quot;;HEX2DEC([$Editor.V19]))" office:value-type="float" office:value="8" calcext:value-type="float">
            <text:p>8</text:p>
          </table:table-cell>
          <table:table-cell table:style-name="ce28" table:formula="of:=IF([$Editor.W19]=&quot;00&quot;;&quot;&quot;;HEX2DEC([$Editor.W19]))">
            <text:p/>
          </table:table-cell>
          <table:table-cell table:style-name="ce31" table:formula="of:=IF([$Editor.X19]=&quot;00&quot;;&quot;&quot;;COM.MICROSOFT.CONCAT(VLOOKUP([$Editor.X19];[$Key.$A$2:.$C$257];3;1);&quot;%&quot;))">
            <text:p/>
          </table:table-cell>
          <table:table-cell table:style-name="ce28" table:formula="of:=IF([$Editor.Y19]=&quot;00&quot;;&quot;&quot;;COM.MICROSOFT.CONCAT(VLOOKUP([$Editor.Y19];[$Key.$A$2:.$C$257];3;1);&quot;%&quot;))">
            <text:p/>
          </table:table-cell>
          <table:table-cell table:style-name="ce31" table:formula="of:=IF([$Editor.Z19]=&quot;00&quot;;&quot;&quot;;COM.MICROSOFT.CONCAT(VLOOKUP([$Editor.Z19];[$Key.$A$2:.$C$257];3;1);&quot;%&quot;))">
            <text:p/>
          </table:table-cell>
          <table:table-cell table:style-name="ce28" table:formula="of:=IF([$Editor.AA19]=&quot;00&quot;;&quot;&quot;;COM.MICROSOFT.CONCAT(VLOOKUP([$Editor.AA19];[$Key.$A$2:.$C$257];3;1);&quot;%&quot;))">
            <text:p/>
          </table:table-cell>
          <table:table-cell table:style-name="ce31" table:formula="of:=IF([$Editor.AB19]=&quot;00&quot;;&quot;&quot;;COM.MICROSOFT.CONCAT(VLOOKUP([$Editor.AB19];[$Key.$A$2:.$C$257];3;1);&quot;%&quot;))">
            <text:p/>
          </table:table-cell>
          <table:table-cell table:style-name="ce28" table:formula="of:=IF([$Editor.AC19]=&quot;00&quot;;&quot;&quot;;COM.MICROSOFT.CONCAT(VLOOKUP([$Editor.AC19];[$Key.$A$2:.$C$257];3;1);&quot;%&quot;))">
            <text:p/>
          </table:table-cell>
          <table:table-cell table:style-name="ce31" table:formula="of:=IF([$Editor.AD19]=&quot;00&quot;;&quot;&quot;;COM.MICROSOFT.CONCAT(VLOOKUP([$Editor.AD19];[$Key.$A$2:.$C$257];3;1);&quot;%&quot;))" office:value-type="string" office:string-value="-5%" calcext:value-type="string">
            <text:p>-5%</text:p>
          </table:table-cell>
          <table:table-cell table:style-name="ce28" table:formula="of:=HEX2DEC([$Editor.AE19])" office:value-type="float" office:value="0" calcext:value-type="float">
            <text:p>0</text:p>
          </table:table-cell>
          <table:table-cell table:style-name="ce31" table:formula="of:=HEX2DEC([$Editor.AF19])" office:value-type="float" office:value="1" calcext:value-type="float">
            <text:p>1</text:p>
          </table:table-cell>
          <table:table-cell table:style-name="ce28" table:formula="of:=HEX2DEC([$Editor.AG19])" office:value-type="float" office:value="0" calcext:value-type="float">
            <text:p>0</text:p>
          </table:table-cell>
          <table:table-cell table:style-name="ce31" table:formula="of:=VLOOKUP([$Editor.AH19];[$Key.$A$2:.$K$6];11;1)" office:value-type="float" office:value="0" calcext:value-type="float">
            <text:p/>
          </table:table-cell>
          <table:table-cell table:style-name="ce28" table:formula="of:=HEX2DEC([$Editor.AI19])" office:value-type="float" office:value="0" calcext:value-type="float">
            <text:p>0</text:p>
          </table:table-cell>
          <table:table-cell table:style-name="ce31" table:formula="of:=HEX2DEC([$Editor.AJ19])" office:value-type="float" office:value="0" calcext:value-type="float">
            <text:p>0</text:p>
          </table:table-cell>
          <table:table-cell table:style-name="ce28" table:formula="of:=HEX2DEC([$Editor.AK19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Fragarach</text:p>
          </table:table-cell>
          <table:table-cell table:style-name="ce27" table:formula="of:=COM.MICROSOFT.CONCAT([$Editor.C20];[$Editor.B20])" office:value-type="string" office:string-value="003d" calcext:value-type="string" table:number-columns-spanned="2" table:number-rows-spanned="1">
            <text:p>003d</text:p>
          </table:table-cell>
          <table:covered-table-cell table:style-name="ce45"/>
          <table:table-cell table:style-name="ce29" table:formula="of:=HEX2DEC(COM.MICROSOFT.CONCAT([$Editor.E20];[$Editor.D20]))" office:value-type="float" office:value="3800" calcext:value-type="float" table:number-columns-spanned="2" table:number-rows-spanned="1">
            <text:p>3800</text:p>
          </table:table-cell>
          <table:covered-table-cell table:style-name="ce30"/>
          <table:table-cell table:style-name="ce27" table:formula="of:=COM.MICROSOFT.CONCAT([$Editor.G20];[$Editor.F20])" office:value-type="string" office:string-value="0037" calcext:value-type="string" table:number-columns-spanned="2" table:number-rows-spanned="1">
            <text:p>0037</text:p>
          </table:table-cell>
          <table:covered-table-cell table:style-name="ce30"/>
          <table:table-cell table:style-name="ce31" table:formula="of:=VLOOKUP([$Editor.H20];[$Key.$A$2:.$G$19];7;1)" office:value-type="string" office:string-value="Swords" calcext:value-type="string">
            <text:p>Swords</text:p>
          </table:table-cell>
          <table:table-cell table:style-name="ce28" table:formula="of:=VLOOKUP([$Editor.I20];[$Key.$A$2:.$H$12];8;1)" office:value-type="string" office:string-value="Bane" calcext:value-type="string">
            <text:p>Bane</text:p>
          </table:table-cell>
          <table:table-cell table:style-name="ce31" table:formula="of:=VLOOKUP([$Editor.J20];[$Key.$A$2:.$I$8];9;1)" office:value-type="string" office:string-value="2 Handed" calcext:value-type="string">
            <text:p>2 Handed</text:p>
          </table:table-cell>
          <table:table-cell table:style-name="ce28" table:formula="of:=VLOOKUP([$Editor.K20];[$Key.$A$2:.$J$6];10;1)" office:value-type="string" office:string-value="Close Ranged" calcext:value-type="string">
            <text:p>Close Ranged</text:p>
          </table:table-cell>
          <table:table-cell table:style-name="ce31" table:formula="of:=HEX2DEC([$Editor.L20])" office:value-type="float" office:value="1" calcext:value-type="float">
            <text:p>1</text:p>
          </table:table-cell>
          <table:table-cell table:style-name="ce28" table:formula="of:=VLOOKUP([$Editor.M20];[$Key.$A$2:.$C$257];3;1)" office:value-type="string" office:string-value="39" calcext:value-type="string">
            <text:p>39</text:p>
          </table:table-cell>
          <table:table-cell table:style-name="ce31" table:formula="of:=HEX2DEC([$Editor.N20])" office:value-type="float" office:value="75" calcext:value-type="float">
            <text:p>75</text:p>
          </table:table-cell>
          <table:table-cell table:style-name="ce28" table:formula="of:=HEX2DEC([$Editor.O20])" office:value-type="float" office:value="0" calcext:value-type="float">
            <text:p>0</text:p>
          </table:table-cell>
          <table:table-cell table:style-name="ce31" table:formula="of:=VLOOKUP([$Editor.P20];[$Key.$A$2:.$H$12];8;1)" office:value-type="string" office:string-value="Bane" calcext:value-type="string">
            <text:p>Bane</text:p>
          </table:table-cell>
          <table:table-cell table:style-name="ce28" table:formula="of:=HEX2DEC([$Editor.Q20])" office:value-type="float" office:value="0" calcext:value-type="float">
            <text:p>0</text:p>
          </table:table-cell>
          <table:table-cell table:style-name="ce31" table:formula="of:=VLOOKUP([$Editor.R20];[$Key.$A$2:.$D$257];4;1)" office:value-type="float" office:value="0" calcext:value-type="float">
            <text:p/>
          </table:table-cell>
          <table:table-cell table:style-name="ce28" table:formula="of:=VLOOKUP([$Editor.S20];[$Key.$A$2:.$F$257];6;1)" office:value-type="float" office:value="0" calcext:value-type="float">
            <text:p/>
          </table:table-cell>
          <table:table-cell table:style-name="ce31" table:formula="of:=VLOOKUP([$Editor.T20];[$Key.$A$2:.$E$257];5;1)" office:value-type="string" office:string-value="Atk Up as HP Down" calcext:value-type="string">
            <text:p>Atk Up as HP Down</text:p>
          </table:table-cell>
          <table:table-cell table:style-name="ce28" table:formula="of:=IF([$Editor.U20]=&quot;00&quot;;&quot;&quot;;HEX2DEC([$Editor.U20]))">
            <text:p/>
          </table:table-cell>
          <table:table-cell table:style-name="ce31" table:formula="of:=IF([$Editor.V20]=&quot;00&quot;;&quot;&quot;;HEX2DEC([$Editor.V20]))">
            <text:p/>
          </table:table-cell>
          <table:table-cell table:style-name="ce28" table:formula="of:=IF([$Editor.W20]=&quot;00&quot;;&quot;&quot;;HEX2DEC([$Editor.W20]))">
            <text:p/>
          </table:table-cell>
          <table:table-cell table:style-name="ce31" table:formula="of:=IF([$Editor.X20]=&quot;00&quot;;&quot;&quot;;COM.MICROSOFT.CONCAT(VLOOKUP([$Editor.X20];[$Key.$A$2:.$C$257];3;1);&quot;%&quot;))">
            <text:p/>
          </table:table-cell>
          <table:table-cell table:style-name="ce28" table:formula="of:=IF([$Editor.Y20]=&quot;00&quot;;&quot;&quot;;COM.MICROSOFT.CONCAT(VLOOKUP([$Editor.Y20];[$Key.$A$2:.$C$257];3;1);&quot;%&quot;))">
            <text:p/>
          </table:table-cell>
          <table:table-cell table:style-name="ce31" table:formula="of:=IF([$Editor.Z20]=&quot;00&quot;;&quot;&quot;;COM.MICROSOFT.CONCAT(VLOOKUP([$Editor.Z20];[$Key.$A$2:.$C$257];3;1);&quot;%&quot;))">
            <text:p/>
          </table:table-cell>
          <table:table-cell table:style-name="ce28" table:formula="of:=IF([$Editor.AA20]=&quot;00&quot;;&quot;&quot;;COM.MICROSOFT.CONCAT(VLOOKUP([$Editor.AA20];[$Key.$A$2:.$C$257];3;1);&quot;%&quot;))">
            <text:p/>
          </table:table-cell>
          <table:table-cell table:style-name="ce31" table:formula="of:=IF([$Editor.AB20]=&quot;00&quot;;&quot;&quot;;COM.MICROSOFT.CONCAT(VLOOKUP([$Editor.AB20];[$Key.$A$2:.$C$257];3;1);&quot;%&quot;))">
            <text:p/>
          </table:table-cell>
          <table:table-cell table:style-name="ce28" table:formula="of:=IF([$Editor.AC20]=&quot;00&quot;;&quot;&quot;;COM.MICROSOFT.CONCAT(VLOOKUP([$Editor.AC20];[$Key.$A$2:.$C$257];3;1);&quot;%&quot;))" office:value-type="string" office:string-value="-5%" calcext:value-type="string">
            <text:p>-5%</text:p>
          </table:table-cell>
          <table:table-cell table:style-name="ce31" table:formula="of:=IF([$Editor.AD20]=&quot;00&quot;;&quot;&quot;;COM.MICROSOFT.CONCAT(VLOOKUP([$Editor.AD20];[$Key.$A$2:.$C$257];3;1);&quot;%&quot;))" office:value-type="string" office:string-value="5%" calcext:value-type="string">
            <text:p>5%</text:p>
          </table:table-cell>
          <table:table-cell table:style-name="ce28" table:formula="of:=HEX2DEC([$Editor.AE20])" office:value-type="float" office:value="1" calcext:value-type="float">
            <text:p>1</text:p>
          </table:table-cell>
          <table:table-cell table:style-name="ce31" table:formula="of:=HEX2DEC([$Editor.AF20])" office:value-type="float" office:value="0" calcext:value-type="float">
            <text:p>0</text:p>
          </table:table-cell>
          <table:table-cell table:style-name="ce28" table:formula="of:=HEX2DEC([$Editor.AG20])" office:value-type="float" office:value="0" calcext:value-type="float">
            <text:p>0</text:p>
          </table:table-cell>
          <table:table-cell table:style-name="ce31" table:formula="of:=VLOOKUP([$Editor.AH20];[$Key.$A$2:.$K$6];11;1)" office:value-type="float" office:value="0" calcext:value-type="float">
            <text:p/>
          </table:table-cell>
          <table:table-cell table:style-name="ce28" table:formula="of:=HEX2DEC([$Editor.AI20])" office:value-type="float" office:value="0" calcext:value-type="float">
            <text:p>0</text:p>
          </table:table-cell>
          <table:table-cell table:style-name="ce31" table:formula="of:=HEX2DEC([$Editor.AJ20])" office:value-type="float" office:value="0" calcext:value-type="float">
            <text:p>0</text:p>
          </table:table-cell>
          <table:table-cell table:style-name="ce28" table:formula="of:=HEX2DEC([$Editor.AK20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office:annotation draw:style-name="gr1" draw:text-style-name="P2" svg:width="1.1413in" svg:height="0.7083in" svg:x="2.1583in" svg:y="2.965in" draw:caption-point-x="-0.2402in" draw:caption-point-y="0.5945in">
              <dc:date>2023-02-04T00:00:00</dc:date>
              <text:p text:style-name="P1"><text:span text:style-name="T1">Enemy Only</text:span></text:p>
            </office:annotation>
            <text:p>Anbicion – E</text:p>
          </table:table-cell>
          <table:table-cell table:style-name="ce27" table:formula="of:=COM.MICROSOFT.CONCAT([$Editor.C21];[$Editor.B21])" office:value-type="string" office:string-value="003e" calcext:value-type="string" table:number-columns-spanned="2" table:number-rows-spanned="1">
            <text:p>003e</text:p>
          </table:table-cell>
          <table:covered-table-cell table:style-name="ce45"/>
          <table:table-cell table:style-name="ce29" table:formula="of:=HEX2DEC(COM.MICROSOFT.CONCAT([$Editor.E21];[$Editor.D21]))" office:value-type="float" office:value="0" calcext:value-type="float" table:number-columns-spanned="2" table:number-rows-spanned="1">
            <text:p>0</text:p>
          </table:table-cell>
          <table:covered-table-cell table:style-name="ce30"/>
          <table:table-cell table:style-name="ce27" table:formula="of:=COM.MICROSOFT.CONCAT([$Editor.G21];[$Editor.F21])" office:value-type="string" office:string-value="0038" calcext:value-type="string" table:number-columns-spanned="2" table:number-rows-spanned="1">
            <text:p>0038</text:p>
          </table:table-cell>
          <table:covered-table-cell table:style-name="ce30"/>
          <table:table-cell table:style-name="ce31" table:formula="of:=VLOOKUP([$Editor.H21];[$Key.$A$2:.$G$19];7;1)" office:value-type="string" office:string-value="Swords" calcext:value-type="string">
            <text:p>Swords</text:p>
          </table:table-cell>
          <table:table-cell table:style-name="ce28" table:formula="of:=VLOOKUP([$Editor.I21];[$Key.$A$2:.$H$12];8;1)" office:value-type="string" office:string-value="Virtue" calcext:value-type="string">
            <text:p>Virtue</text:p>
          </table:table-cell>
          <table:table-cell table:style-name="ce31" table:formula="of:=VLOOKUP([$Editor.J21];[$Key.$A$2:.$I$8];9;1)" office:value-type="string" office:string-value="1 Handed" calcext:value-type="string">
            <text:p>1 Handed</text:p>
          </table:table-cell>
          <table:table-cell table:style-name="ce28" table:formula="of:=VLOOKUP([$Editor.K21];[$Key.$A$2:.$J$6];10;1)" office:value-type="string" office:string-value="Close Ranged" calcext:value-type="string">
            <text:p>Close Ranged</text:p>
          </table:table-cell>
          <table:table-cell table:style-name="ce31" table:formula="of:=HEX2DEC([$Editor.L21])" office:value-type="float" office:value="1" calcext:value-type="float">
            <text:p>1</text:p>
          </table:table-cell>
          <table:table-cell table:style-name="ce28" table:formula="of:=VLOOKUP([$Editor.M21];[$Key.$A$2:.$C$257];3;1)" office:value-type="string" office:string-value="28" calcext:value-type="string">
            <text:p>28</text:p>
          </table:table-cell>
          <table:table-cell table:style-name="ce31" table:formula="of:=HEX2DEC([$Editor.N21])" office:value-type="float" office:value="90" calcext:value-type="float">
            <text:p>90</text:p>
          </table:table-cell>
          <table:table-cell table:style-name="ce28" table:formula="of:=HEX2DEC([$Editor.O21])" office:value-type="float" office:value="0" calcext:value-type="float">
            <text:p>0</text:p>
          </table:table-cell>
          <table:table-cell table:style-name="ce31" table:formula="of:=VLOOKUP([$Editor.P21];[$Key.$A$2:.$H$12];8;1)" office:value-type="string" office:string-value="Virtue" calcext:value-type="string">
            <text:p>Virtue</text:p>
          </table:table-cell>
          <table:table-cell table:style-name="ce28" table:formula="of:=HEX2DEC([$Editor.Q21])" office:value-type="float" office:value="0" calcext:value-type="float">
            <text:p>0</text:p>
          </table:table-cell>
          <table:table-cell table:style-name="ce31" table:formula="of:=VLOOKUP([$Editor.R21];[$Key.$A$2:.$D$257];4;1)" office:value-type="float" office:value="0" calcext:value-type="float">
            <text:p/>
          </table:table-cell>
          <table:table-cell table:style-name="ce28" table:formula="of:=VLOOKUP([$Editor.S21];[$Key.$A$2:.$F$257];6;1)" office:value-type="float" office:value="0" calcext:value-type="float">
            <text:p/>
          </table:table-cell>
          <table:table-cell table:style-name="ce31" table:formula="of:=VLOOKUP([$Editor.T21];[$Key.$A$2:.$E$257];5;1)" office:value-type="float" office:value="0" calcext:value-type="float">
            <text:p/>
          </table:table-cell>
          <table:table-cell table:style-name="ce28" table:formula="of:=IF([$Editor.U21]=&quot;00&quot;;&quot;&quot;;HEX2DEC([$Editor.U21]))">
            <text:p/>
          </table:table-cell>
          <table:table-cell table:style-name="ce31" table:formula="of:=IF([$Editor.V21]=&quot;00&quot;;&quot;&quot;;HEX2DEC([$Editor.V21]))">
            <text:p/>
          </table:table-cell>
          <table:table-cell table:style-name="ce28" table:formula="of:=IF([$Editor.W21]=&quot;00&quot;;&quot;&quot;;HEX2DEC([$Editor.W21]))">
            <text:p/>
          </table:table-cell>
          <table:table-cell table:style-name="ce31" table:formula="of:=IF([$Editor.X21]=&quot;00&quot;;&quot;&quot;;COM.MICROSOFT.CONCAT(VLOOKUP([$Editor.X21];[$Key.$A$2:.$C$257];3;1);&quot;%&quot;))">
            <text:p/>
          </table:table-cell>
          <table:table-cell table:style-name="ce28" table:formula="of:=IF([$Editor.Y21]=&quot;00&quot;;&quot;&quot;;COM.MICROSOFT.CONCAT(VLOOKUP([$Editor.Y21];[$Key.$A$2:.$C$257];3;1);&quot;%&quot;))">
            <text:p/>
          </table:table-cell>
          <table:table-cell table:style-name="ce31" table:formula="of:=IF([$Editor.Z21]=&quot;00&quot;;&quot;&quot;;COM.MICROSOFT.CONCAT(VLOOKUP([$Editor.Z21];[$Key.$A$2:.$C$257];3;1);&quot;%&quot;))">
            <text:p/>
          </table:table-cell>
          <table:table-cell table:style-name="ce28" table:formula="of:=IF([$Editor.AA21]=&quot;00&quot;;&quot;&quot;;COM.MICROSOFT.CONCAT(VLOOKUP([$Editor.AA21];[$Key.$A$2:.$C$257];3;1);&quot;%&quot;))">
            <text:p/>
          </table:table-cell>
          <table:table-cell table:style-name="ce31" table:formula="of:=IF([$Editor.AB21]=&quot;00&quot;;&quot;&quot;;COM.MICROSOFT.CONCAT(VLOOKUP([$Editor.AB21];[$Key.$A$2:.$C$257];3;1);&quot;%&quot;))">
            <text:p/>
          </table:table-cell>
          <table:table-cell table:style-name="ce28" table:formula="of:=IF([$Editor.AC21]=&quot;00&quot;;&quot;&quot;;COM.MICROSOFT.CONCAT(VLOOKUP([$Editor.AC21];[$Key.$A$2:.$C$257];3;1);&quot;%&quot;))" office:value-type="string" office:string-value="-5%" calcext:value-type="string">
            <text:p>-5%</text:p>
          </table:table-cell>
          <table:table-cell table:style-name="ce31" table:formula="of:=IF([$Editor.AD21]=&quot;00&quot;;&quot;&quot;;COM.MICROSOFT.CONCAT(VLOOKUP([$Editor.AD21];[$Key.$A$2:.$C$257];3;1);&quot;%&quot;))" office:value-type="string" office:string-value="-15%" calcext:value-type="string">
            <text:p>-15%</text:p>
          </table:table-cell>
          <table:table-cell table:style-name="ce28" table:formula="of:=HEX2DEC([$Editor.AE21])" office:value-type="float" office:value="0" calcext:value-type="float">
            <text:p>0</text:p>
          </table:table-cell>
          <table:table-cell table:style-name="ce31" table:formula="of:=HEX2DEC([$Editor.AF21])" office:value-type="float" office:value="0" calcext:value-type="float">
            <text:p>0</text:p>
          </table:table-cell>
          <table:table-cell table:style-name="ce28" table:formula="of:=HEX2DEC([$Editor.AG21])" office:value-type="float" office:value="0" calcext:value-type="float">
            <text:p>0</text:p>
          </table:table-cell>
          <table:table-cell table:style-name="ce31" table:formula="of:=VLOOKUP([$Editor.AH21];[$Key.$A$2:.$K$6];11;1)" office:value-type="float" office:value="0" calcext:value-type="float">
            <text:p/>
          </table:table-cell>
          <table:table-cell table:style-name="ce28" table:formula="of:=HEX2DEC([$Editor.AI21])" office:value-type="float" office:value="0" calcext:value-type="float">
            <text:p>0</text:p>
          </table:table-cell>
          <table:table-cell table:style-name="ce31" table:formula="of:=HEX2DEC([$Editor.AJ21])" office:value-type="float" office:value="0" calcext:value-type="float">
            <text:p>0</text:p>
          </table:table-cell>
          <table:table-cell table:style-name="ce28" table:formula="of:=HEX2DEC([$Editor.AK21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office:annotation draw:style-name="gr1" draw:text-style-name="P2" svg:width="1.1413in" svg:height="0.7083in" svg:x="2.1583in" svg:y="3.1429in" draw:caption-point-x="-0.2402in" draw:caption-point-y="0.5945in">
              <dc:date>2023-02-04T00:00:00</dc:date>
              <text:p text:style-name="P1"><text:span text:style-name="T1">Player Only</text:span></text:p>
            </office:annotation>
            <text:p>Anbicion – P</text:p>
          </table:table-cell>
          <table:table-cell table:style-name="ce27" table:formula="of:=COM.MICROSOFT.CONCAT([$Editor.C22];[$Editor.B22])" office:value-type="string" office:string-value="003e" calcext:value-type="string" table:number-columns-spanned="2" table:number-rows-spanned="1">
            <text:p>003e</text:p>
          </table:table-cell>
          <table:covered-table-cell table:style-name="ce45"/>
          <table:table-cell table:style-name="ce29" table:formula="of:=HEX2DEC(COM.MICROSOFT.CONCAT([$Editor.E22];[$Editor.D22]))" office:value-type="float" office:value="0" calcext:value-type="float" table:number-columns-spanned="2" table:number-rows-spanned="1">
            <text:p>0</text:p>
          </table:table-cell>
          <table:covered-table-cell table:style-name="ce30"/>
          <table:table-cell table:style-name="ce27" table:formula="of:=COM.MICROSOFT.CONCAT([$Editor.G22];[$Editor.F22])" office:value-type="string" office:string-value="0039" calcext:value-type="string" table:number-columns-spanned="2" table:number-rows-spanned="1">
            <text:p>0039</text:p>
          </table:table-cell>
          <table:covered-table-cell table:style-name="ce30"/>
          <table:table-cell table:style-name="ce31" table:formula="of:=VLOOKUP([$Editor.H22];[$Key.$A$2:.$G$19];7;1)" office:value-type="string" office:string-value="Swords" calcext:value-type="string">
            <text:p>Swords</text:p>
          </table:table-cell>
          <table:table-cell table:style-name="ce28" table:formula="of:=VLOOKUP([$Editor.I22];[$Key.$A$2:.$H$12];8;1)" office:value-type="string" office:string-value="Virtue" calcext:value-type="string">
            <text:p>Virtue</text:p>
          </table:table-cell>
          <table:table-cell table:style-name="ce31" table:formula="of:=VLOOKUP([$Editor.J22];[$Key.$A$2:.$I$8];9;1)" office:value-type="string" office:string-value="1 Handed" calcext:value-type="string">
            <text:p>1 Handed</text:p>
          </table:table-cell>
          <table:table-cell table:style-name="ce28" table:formula="of:=VLOOKUP([$Editor.K22];[$Key.$A$2:.$J$6];10;1)" office:value-type="string" office:string-value="Close Ranged" calcext:value-type="string">
            <text:p>Close Ranged</text:p>
          </table:table-cell>
          <table:table-cell table:style-name="ce31" table:formula="of:=HEX2DEC([$Editor.L22])" office:value-type="float" office:value="1" calcext:value-type="float">
            <text:p>1</text:p>
          </table:table-cell>
          <table:table-cell table:style-name="ce28" table:formula="of:=VLOOKUP([$Editor.M22];[$Key.$A$2:.$C$257];3;1)" office:value-type="string" office:string-value="28" calcext:value-type="string">
            <text:p>28</text:p>
          </table:table-cell>
          <table:table-cell table:style-name="ce31" table:formula="of:=HEX2DEC([$Editor.N22])" office:value-type="float" office:value="68" calcext:value-type="float">
            <text:p>68</text:p>
          </table:table-cell>
          <table:table-cell table:style-name="ce28" table:formula="of:=HEX2DEC([$Editor.O22])" office:value-type="float" office:value="0" calcext:value-type="float">
            <text:p>0</text:p>
          </table:table-cell>
          <table:table-cell table:style-name="ce31" table:formula="of:=VLOOKUP([$Editor.P22];[$Key.$A$2:.$H$12];8;1)" office:value-type="string" office:string-value="Virtue" calcext:value-type="string">
            <text:p>Virtue</text:p>
          </table:table-cell>
          <table:table-cell table:style-name="ce28" table:formula="of:=HEX2DEC([$Editor.Q22])" office:value-type="float" office:value="0" calcext:value-type="float">
            <text:p>0</text:p>
          </table:table-cell>
          <table:table-cell table:style-name="ce31" table:formula="of:=VLOOKUP([$Editor.R22];[$Key.$A$2:.$D$257];4;1)" office:value-type="string" office:string-value="Anbicion – P" calcext:value-type="string">
            <text:p>Anbicion – P</text:p>
          </table:table-cell>
          <table:table-cell table:style-name="ce28" table:formula="of:=VLOOKUP([$Editor.S22];[$Key.$A$2:.$F$257];6;1)" office:value-type="float" office:value="0" calcext:value-type="float">
            <text:p/>
          </table:table-cell>
          <table:table-cell table:style-name="ce31" table:formula="of:=VLOOKUP([$Editor.T22];[$Key.$A$2:.$E$257];5;1)" office:value-type="float" office:value="0" calcext:value-type="float">
            <text:p/>
          </table:table-cell>
          <table:table-cell table:style-name="ce28" table:formula="of:=IF([$Editor.U22]=&quot;00&quot;;&quot;&quot;;HEX2DEC([$Editor.U22]))">
            <text:p/>
          </table:table-cell>
          <table:table-cell table:style-name="ce31" table:formula="of:=IF([$Editor.V22]=&quot;00&quot;;&quot;&quot;;HEX2DEC([$Editor.V22]))">
            <text:p/>
          </table:table-cell>
          <table:table-cell table:style-name="ce28" table:formula="of:=IF([$Editor.W22]=&quot;00&quot;;&quot;&quot;;HEX2DEC([$Editor.W22]))" office:value-type="float" office:value="5" calcext:value-type="float">
            <text:p>5</text:p>
          </table:table-cell>
          <table:table-cell table:style-name="ce31" table:formula="of:=IF([$Editor.X22]=&quot;00&quot;;&quot;&quot;;COM.MICROSOFT.CONCAT(VLOOKUP([$Editor.X22];[$Key.$A$2:.$C$257];3;1);&quot;%&quot;))">
            <text:p/>
          </table:table-cell>
          <table:table-cell table:style-name="ce28" table:formula="of:=IF([$Editor.Y22]=&quot;00&quot;;&quot;&quot;;COM.MICROSOFT.CONCAT(VLOOKUP([$Editor.Y22];[$Key.$A$2:.$C$257];3;1);&quot;%&quot;))">
            <text:p/>
          </table:table-cell>
          <table:table-cell table:style-name="ce31" table:formula="of:=IF([$Editor.Z22]=&quot;00&quot;;&quot;&quot;;COM.MICROSOFT.CONCAT(VLOOKUP([$Editor.Z22];[$Key.$A$2:.$C$257];3;1);&quot;%&quot;))">
            <text:p/>
          </table:table-cell>
          <table:table-cell table:style-name="ce28" table:formula="of:=IF([$Editor.AA22]=&quot;00&quot;;&quot;&quot;;COM.MICROSOFT.CONCAT(VLOOKUP([$Editor.AA22];[$Key.$A$2:.$C$257];3;1);&quot;%&quot;))">
            <text:p/>
          </table:table-cell>
          <table:table-cell table:style-name="ce31" table:formula="of:=IF([$Editor.AB22]=&quot;00&quot;;&quot;&quot;;COM.MICROSOFT.CONCAT(VLOOKUP([$Editor.AB22];[$Key.$A$2:.$C$257];3;1);&quot;%&quot;))">
            <text:p/>
          </table:table-cell>
          <table:table-cell table:style-name="ce28" table:formula="of:=IF([$Editor.AC22]=&quot;00&quot;;&quot;&quot;;COM.MICROSOFT.CONCAT(VLOOKUP([$Editor.AC22];[$Key.$A$2:.$C$257];3;1);&quot;%&quot;))" office:value-type="string" office:string-value="5%" calcext:value-type="string">
            <text:p>5%</text:p>
          </table:table-cell>
          <table:table-cell table:style-name="ce31" table:formula="of:=IF([$Editor.AD22]=&quot;00&quot;;&quot;&quot;;COM.MICROSOFT.CONCAT(VLOOKUP([$Editor.AD22];[$Key.$A$2:.$C$257];3;1);&quot;%&quot;))" office:value-type="string" office:string-value="-15%" calcext:value-type="string">
            <text:p>-15%</text:p>
          </table:table-cell>
          <table:table-cell table:style-name="ce28" table:formula="of:=HEX2DEC([$Editor.AE22])" office:value-type="float" office:value="0" calcext:value-type="float">
            <text:p>0</text:p>
          </table:table-cell>
          <table:table-cell table:style-name="ce31" table:formula="of:=HEX2DEC([$Editor.AF22])" office:value-type="float" office:value="0" calcext:value-type="float">
            <text:p>0</text:p>
          </table:table-cell>
          <table:table-cell table:style-name="ce28" table:formula="of:=HEX2DEC([$Editor.AG22])" office:value-type="float" office:value="0" calcext:value-type="float">
            <text:p>0</text:p>
          </table:table-cell>
          <table:table-cell table:style-name="ce31" table:formula="of:=VLOOKUP([$Editor.AH22];[$Key.$A$2:.$K$6];11;1)" office:value-type="float" office:value="0" calcext:value-type="float">
            <text:p/>
          </table:table-cell>
          <table:table-cell table:style-name="ce28" table:formula="of:=HEX2DEC([$Editor.AI22])" office:value-type="float" office:value="0" calcext:value-type="float">
            <text:p>0</text:p>
          </table:table-cell>
          <table:table-cell table:style-name="ce31" table:formula="of:=HEX2DEC([$Editor.AJ22])" office:value-type="float" office:value="0" calcext:value-type="float">
            <text:p>0</text:p>
          </table:table-cell>
          <table:table-cell table:style-name="ce28" table:formula="of:=HEX2DEC([$Editor.AK22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Wind Snapdragon</text:p>
          </table:table-cell>
          <table:table-cell table:style-name="ce27" table:formula="of:=COM.MICROSOFT.CONCAT([$Editor.C23];[$Editor.B23])" office:value-type="string" office:string-value="0000" calcext:value-type="string" table:number-columns-spanned="2" table:number-rows-spanned="1">
            <text:p>0000</text:p>
          </table:table-cell>
          <table:covered-table-cell table:style-name="ce45"/>
          <table:table-cell table:style-name="ce29" table:formula="of:=HEX2DEC(COM.MICROSOFT.CONCAT([$Editor.E23];[$Editor.D23]))" office:value-type="float" office:value="0" calcext:value-type="float" table:number-columns-spanned="2" table:number-rows-spanned="1">
            <text:p>0</text:p>
          </table:table-cell>
          <table:covered-table-cell table:style-name="ce30"/>
          <table:table-cell table:style-name="ce27" table:formula="of:=COM.MICROSOFT.CONCAT([$Editor.G23];[$Editor.F23])" office:value-type="string" office:string-value="003a" calcext:value-type="string" table:number-columns-spanned="2" table:number-rows-spanned="1">
            <text:p>003a</text:p>
          </table:table-cell>
          <table:covered-table-cell table:style-name="ce30"/>
          <table:table-cell table:style-name="ce31" table:formula="of:=VLOOKUP([$Editor.H23];[$Key.$A$2:.$G$19];7;1)" office:value-type="string" office:string-value="Swords" calcext:value-type="string">
            <text:p>Swords</text:p>
          </table:table-cell>
          <table:table-cell table:style-name="ce28" table:formula="of:=VLOOKUP([$Editor.I23];[$Key.$A$2:.$H$12];8;1)" office:value-type="string" office:string-value="Wind" calcext:value-type="string">
            <text:p>Wind</text:p>
          </table:table-cell>
          <table:table-cell table:style-name="ce31" table:formula="of:=VLOOKUP([$Editor.J23];[$Key.$A$2:.$I$8];9;1)" office:value-type="string" office:string-value="1 Handed" calcext:value-type="string">
            <text:p>1 Handed</text:p>
          </table:table-cell>
          <table:table-cell table:style-name="ce28" table:formula="of:=VLOOKUP([$Editor.K23];[$Key.$A$2:.$J$6];10;1)" office:value-type="string" office:string-value="Close Ranged" calcext:value-type="string">
            <text:p>Close Ranged</text:p>
          </table:table-cell>
          <table:table-cell table:style-name="ce31" table:formula="of:=HEX2DEC([$Editor.L23])" office:value-type="float" office:value="1" calcext:value-type="float">
            <text:p>1</text:p>
          </table:table-cell>
          <table:table-cell table:style-name="ce28" table:formula="of:=VLOOKUP([$Editor.M23];[$Key.$A$2:.$C$257];3;1)" office:value-type="string" office:string-value="0" calcext:value-type="string">
            <text:p>0</text:p>
          </table:table-cell>
          <table:table-cell table:style-name="ce31" table:formula="of:=HEX2DEC([$Editor.N23])" office:value-type="float" office:value="85" calcext:value-type="float">
            <text:p>85</text:p>
          </table:table-cell>
          <table:table-cell table:style-name="ce28" table:formula="of:=HEX2DEC([$Editor.O23])" office:value-type="float" office:value="0" calcext:value-type="float">
            <text:p>0</text:p>
          </table:table-cell>
          <table:table-cell table:style-name="ce31" table:formula="of:=VLOOKUP([$Editor.P23];[$Key.$A$2:.$H$12];8;1)" office:value-type="string" office:string-value="Wind" calcext:value-type="string">
            <text:p>Wind</text:p>
          </table:table-cell>
          <table:table-cell table:style-name="ce28" table:formula="of:=HEX2DEC([$Editor.Q23])" office:value-type="float" office:value="0" calcext:value-type="float">
            <text:p>0</text:p>
          </table:table-cell>
          <table:table-cell table:style-name="ce31" table:formula="of:=VLOOKUP([$Editor.R23];[$Key.$A$2:.$D$257];4;1)" office:value-type="float" office:value="0" calcext:value-type="float">
            <text:p/>
          </table:table-cell>
          <table:table-cell table:style-name="ce28" table:formula="of:=VLOOKUP([$Editor.S23];[$Key.$A$2:.$F$257];6;1)" office:value-type="float" office:value="0" calcext:value-type="float">
            <text:p/>
          </table:table-cell>
          <table:table-cell table:style-name="ce31" table:formula="of:=VLOOKUP([$Editor.T23];[$Key.$A$2:.$E$257];5;1)" office:value-type="float" office:value="0" calcext:value-type="float">
            <text:p/>
          </table:table-cell>
          <table:table-cell table:style-name="ce28" table:formula="of:=IF([$Editor.U23]=&quot;00&quot;;&quot;&quot;;HEX2DEC([$Editor.U23]))">
            <text:p/>
          </table:table-cell>
          <table:table-cell table:style-name="ce31" table:formula="of:=IF([$Editor.V23]=&quot;00&quot;;&quot;&quot;;HEX2DEC([$Editor.V23]))">
            <text:p/>
          </table:table-cell>
          <table:table-cell table:style-name="ce28" table:formula="of:=IF([$Editor.W23]=&quot;00&quot;;&quot;&quot;;HEX2DEC([$Editor.W23]))">
            <text:p/>
          </table:table-cell>
          <table:table-cell table:style-name="ce31" table:formula="of:=IF([$Editor.X23]=&quot;00&quot;;&quot;&quot;;COM.MICROSOFT.CONCAT(VLOOKUP([$Editor.X23];[$Key.$A$2:.$C$257];3;1);&quot;%&quot;))">
            <text:p/>
          </table:table-cell>
          <table:table-cell table:style-name="ce28" table:formula="of:=IF([$Editor.Y23]=&quot;00&quot;;&quot;&quot;;COM.MICROSOFT.CONCAT(VLOOKUP([$Editor.Y23];[$Key.$A$2:.$C$257];3;1);&quot;%&quot;))">
            <text:p/>
          </table:table-cell>
          <table:table-cell table:style-name="ce31" table:formula="of:=IF([$Editor.Z23]=&quot;00&quot;;&quot;&quot;;COM.MICROSOFT.CONCAT(VLOOKUP([$Editor.Z23];[$Key.$A$2:.$C$257];3;1);&quot;%&quot;))">
            <text:p/>
          </table:table-cell>
          <table:table-cell table:style-name="ce28" table:formula="of:=IF([$Editor.AA23]=&quot;00&quot;;&quot;&quot;;COM.MICROSOFT.CONCAT(VLOOKUP([$Editor.AA23];[$Key.$A$2:.$C$257];3;1);&quot;%&quot;))">
            <text:p/>
          </table:table-cell>
          <table:table-cell table:style-name="ce31" table:formula="of:=IF([$Editor.AB23]=&quot;00&quot;;&quot;&quot;;COM.MICROSOFT.CONCAT(VLOOKUP([$Editor.AB23];[$Key.$A$2:.$C$257];3;1);&quot;%&quot;))">
            <text:p/>
          </table:table-cell>
          <table:table-cell table:style-name="ce28" table:formula="of:=IF([$Editor.AC23]=&quot;00&quot;;&quot;&quot;;COM.MICROSOFT.CONCAT(VLOOKUP([$Editor.AC23];[$Key.$A$2:.$C$257];3;1);&quot;%&quot;))">
            <text:p/>
          </table:table-cell>
          <table:table-cell table:style-name="ce31" table:formula="of:=IF([$Editor.AD23]=&quot;00&quot;;&quot;&quot;;COM.MICROSOFT.CONCAT(VLOOKUP([$Editor.AD23];[$Key.$A$2:.$C$257];3;1);&quot;%&quot;))">
            <text:p/>
          </table:table-cell>
          <table:table-cell table:style-name="ce28" table:formula="of:=HEX2DEC([$Editor.AE23])" office:value-type="float" office:value="0" calcext:value-type="float">
            <text:p>0</text:p>
          </table:table-cell>
          <table:table-cell table:style-name="ce31" table:formula="of:=HEX2DEC([$Editor.AF23])" office:value-type="float" office:value="0" calcext:value-type="float">
            <text:p>0</text:p>
          </table:table-cell>
          <table:table-cell table:style-name="ce28" table:formula="of:=HEX2DEC([$Editor.AG23])" office:value-type="float" office:value="0" calcext:value-type="float">
            <text:p>0</text:p>
          </table:table-cell>
          <table:table-cell table:style-name="ce31" table:formula="of:=VLOOKUP([$Editor.AH23];[$Key.$A$2:.$K$6];11;1)" office:value-type="float" office:value="0" calcext:value-type="float">
            <text:p/>
          </table:table-cell>
          <table:table-cell table:style-name="ce28" table:formula="of:=HEX2DEC([$Editor.AI23])" office:value-type="float" office:value="0" calcext:value-type="float">
            <text:p>0</text:p>
          </table:table-cell>
          <table:table-cell table:style-name="ce31" table:formula="of:=HEX2DEC([$Editor.AJ23])" office:value-type="float" office:value="0" calcext:value-type="float">
            <text:p>0</text:p>
          </table:table-cell>
          <table:table-cell table:style-name="ce28" table:formula="of:=HEX2DEC([$Editor.AK23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Fire Snapdragon</text:p>
          </table:table-cell>
          <table:table-cell table:style-name="ce27" table:formula="of:=COM.MICROSOFT.CONCAT([$Editor.C24];[$Editor.B24])" office:value-type="string" office:string-value="0000" calcext:value-type="string" table:number-columns-spanned="2" table:number-rows-spanned="1">
            <text:p>0000</text:p>
          </table:table-cell>
          <table:covered-table-cell table:style-name="ce45"/>
          <table:table-cell table:style-name="ce29" table:formula="of:=HEX2DEC(COM.MICROSOFT.CONCAT([$Editor.E24];[$Editor.D24]))" office:value-type="float" office:value="0" calcext:value-type="float" table:number-columns-spanned="2" table:number-rows-spanned="1">
            <text:p>0</text:p>
          </table:table-cell>
          <table:covered-table-cell table:style-name="ce30"/>
          <table:table-cell table:style-name="ce27" table:formula="of:=COM.MICROSOFT.CONCAT([$Editor.G24];[$Editor.F24])" office:value-type="string" office:string-value="003a" calcext:value-type="string" table:number-columns-spanned="2" table:number-rows-spanned="1">
            <text:p>003a</text:p>
          </table:table-cell>
          <table:covered-table-cell table:style-name="ce30"/>
          <table:table-cell table:style-name="ce31" table:formula="of:=VLOOKUP([$Editor.H24];[$Key.$A$2:.$G$19];7;1)" office:value-type="string" office:string-value="Swords" calcext:value-type="string">
            <text:p>Swords</text:p>
          </table:table-cell>
          <table:table-cell table:style-name="ce28" table:formula="of:=VLOOKUP([$Editor.I24];[$Key.$A$2:.$H$12];8;1)" office:value-type="string" office:string-value="Fire" calcext:value-type="string">
            <text:p>Fire</text:p>
          </table:table-cell>
          <table:table-cell table:style-name="ce31" table:formula="of:=VLOOKUP([$Editor.J24];[$Key.$A$2:.$I$8];9;1)" office:value-type="string" office:string-value="1 Handed" calcext:value-type="string">
            <text:p>1 Handed</text:p>
          </table:table-cell>
          <table:table-cell table:style-name="ce28" table:formula="of:=VLOOKUP([$Editor.K24];[$Key.$A$2:.$J$6];10;1)" office:value-type="string" office:string-value="Close Ranged" calcext:value-type="string">
            <text:p>Close Ranged</text:p>
          </table:table-cell>
          <table:table-cell table:style-name="ce31" table:formula="of:=HEX2DEC([$Editor.L24])" office:value-type="float" office:value="1" calcext:value-type="float">
            <text:p>1</text:p>
          </table:table-cell>
          <table:table-cell table:style-name="ce28" table:formula="of:=VLOOKUP([$Editor.M24];[$Key.$A$2:.$C$257];3;1)" office:value-type="string" office:string-value="0" calcext:value-type="string">
            <text:p>0</text:p>
          </table:table-cell>
          <table:table-cell table:style-name="ce31" table:formula="of:=HEX2DEC([$Editor.N24])" office:value-type="float" office:value="85" calcext:value-type="float">
            <text:p>85</text:p>
          </table:table-cell>
          <table:table-cell table:style-name="ce28" table:formula="of:=HEX2DEC([$Editor.O24])" office:value-type="float" office:value="0" calcext:value-type="float">
            <text:p>0</text:p>
          </table:table-cell>
          <table:table-cell table:style-name="ce31" table:formula="of:=VLOOKUP([$Editor.P24];[$Key.$A$2:.$H$12];8;1)" office:value-type="string" office:string-value="Fire" calcext:value-type="string">
            <text:p>Fire</text:p>
          </table:table-cell>
          <table:table-cell table:style-name="ce28" table:formula="of:=HEX2DEC([$Editor.Q24])" office:value-type="float" office:value="0" calcext:value-type="float">
            <text:p>0</text:p>
          </table:table-cell>
          <table:table-cell table:style-name="ce31" table:formula="of:=VLOOKUP([$Editor.R24];[$Key.$A$2:.$D$257];4;1)" office:value-type="float" office:value="0" calcext:value-type="float">
            <text:p/>
          </table:table-cell>
          <table:table-cell table:style-name="ce28" table:formula="of:=VLOOKUP([$Editor.S24];[$Key.$A$2:.$F$257];6;1)" office:value-type="float" office:value="0" calcext:value-type="float">
            <text:p/>
          </table:table-cell>
          <table:table-cell table:style-name="ce31" table:formula="of:=VLOOKUP([$Editor.T24];[$Key.$A$2:.$E$257];5;1)" office:value-type="float" office:value="0" calcext:value-type="float">
            <text:p/>
          </table:table-cell>
          <table:table-cell table:style-name="ce28" table:formula="of:=IF([$Editor.U24]=&quot;00&quot;;&quot;&quot;;HEX2DEC([$Editor.U24]))">
            <text:p/>
          </table:table-cell>
          <table:table-cell table:style-name="ce31" table:formula="of:=IF([$Editor.V24]=&quot;00&quot;;&quot;&quot;;HEX2DEC([$Editor.V24]))">
            <text:p/>
          </table:table-cell>
          <table:table-cell table:style-name="ce28" table:formula="of:=IF([$Editor.W24]=&quot;00&quot;;&quot;&quot;;HEX2DEC([$Editor.W24]))">
            <text:p/>
          </table:table-cell>
          <table:table-cell table:style-name="ce31" table:formula="of:=IF([$Editor.X24]=&quot;00&quot;;&quot;&quot;;COM.MICROSOFT.CONCAT(VLOOKUP([$Editor.X24];[$Key.$A$2:.$C$257];3;1);&quot;%&quot;))">
            <text:p/>
          </table:table-cell>
          <table:table-cell table:style-name="ce28" table:formula="of:=IF([$Editor.Y24]=&quot;00&quot;;&quot;&quot;;COM.MICROSOFT.CONCAT(VLOOKUP([$Editor.Y24];[$Key.$A$2:.$C$257];3;1);&quot;%&quot;))">
            <text:p/>
          </table:table-cell>
          <table:table-cell table:style-name="ce31" table:formula="of:=IF([$Editor.Z24]=&quot;00&quot;;&quot;&quot;;COM.MICROSOFT.CONCAT(VLOOKUP([$Editor.Z24];[$Key.$A$2:.$C$257];3;1);&quot;%&quot;))">
            <text:p/>
          </table:table-cell>
          <table:table-cell table:style-name="ce28" table:formula="of:=IF([$Editor.AA24]=&quot;00&quot;;&quot;&quot;;COM.MICROSOFT.CONCAT(VLOOKUP([$Editor.AA24];[$Key.$A$2:.$C$257];3;1);&quot;%&quot;))">
            <text:p/>
          </table:table-cell>
          <table:table-cell table:style-name="ce31" table:formula="of:=IF([$Editor.AB24]=&quot;00&quot;;&quot;&quot;;COM.MICROSOFT.CONCAT(VLOOKUP([$Editor.AB24];[$Key.$A$2:.$C$257];3;1);&quot;%&quot;))">
            <text:p/>
          </table:table-cell>
          <table:table-cell table:style-name="ce28" table:formula="of:=IF([$Editor.AC24]=&quot;00&quot;;&quot;&quot;;COM.MICROSOFT.CONCAT(VLOOKUP([$Editor.AC24];[$Key.$A$2:.$C$257];3;1);&quot;%&quot;))">
            <text:p/>
          </table:table-cell>
          <table:table-cell table:style-name="ce31" table:formula="of:=IF([$Editor.AD24]=&quot;00&quot;;&quot;&quot;;COM.MICROSOFT.CONCAT(VLOOKUP([$Editor.AD24];[$Key.$A$2:.$C$257];3;1);&quot;%&quot;))">
            <text:p/>
          </table:table-cell>
          <table:table-cell table:style-name="ce28" table:formula="of:=HEX2DEC([$Editor.AE24])" office:value-type="float" office:value="0" calcext:value-type="float">
            <text:p>0</text:p>
          </table:table-cell>
          <table:table-cell table:style-name="ce31" table:formula="of:=HEX2DEC([$Editor.AF24])" office:value-type="float" office:value="0" calcext:value-type="float">
            <text:p>0</text:p>
          </table:table-cell>
          <table:table-cell table:style-name="ce28" table:formula="of:=HEX2DEC([$Editor.AG24])" office:value-type="float" office:value="0" calcext:value-type="float">
            <text:p>0</text:p>
          </table:table-cell>
          <table:table-cell table:style-name="ce31" table:formula="of:=VLOOKUP([$Editor.AH24];[$Key.$A$2:.$K$6];11;1)" office:value-type="float" office:value="0" calcext:value-type="float">
            <text:p/>
          </table:table-cell>
          <table:table-cell table:style-name="ce28" table:formula="of:=HEX2DEC([$Editor.AI24])" office:value-type="float" office:value="0" calcext:value-type="float">
            <text:p>0</text:p>
          </table:table-cell>
          <table:table-cell table:style-name="ce31" table:formula="of:=HEX2DEC([$Editor.AJ24])" office:value-type="float" office:value="0" calcext:value-type="float">
            <text:p>0</text:p>
          </table:table-cell>
          <table:table-cell table:style-name="ce28" table:formula="of:=HEX2DEC([$Editor.AK24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Earth Snapdragon</text:p>
          </table:table-cell>
          <table:table-cell table:style-name="ce27" table:formula="of:=COM.MICROSOFT.CONCAT([$Editor.C25];[$Editor.B25])" office:value-type="string" office:string-value="0000" calcext:value-type="string" table:number-columns-spanned="2" table:number-rows-spanned="1">
            <text:p>0000</text:p>
          </table:table-cell>
          <table:covered-table-cell table:style-name="ce45"/>
          <table:table-cell table:style-name="ce29" table:formula="of:=HEX2DEC(COM.MICROSOFT.CONCAT([$Editor.E25];[$Editor.D25]))" office:value-type="float" office:value="0" calcext:value-type="float" table:number-columns-spanned="2" table:number-rows-spanned="1">
            <text:p>0</text:p>
          </table:table-cell>
          <table:covered-table-cell table:style-name="ce30"/>
          <table:table-cell table:style-name="ce27" table:formula="of:=COM.MICROSOFT.CONCAT([$Editor.G25];[$Editor.F25])" office:value-type="string" office:string-value="003a" calcext:value-type="string" table:number-columns-spanned="2" table:number-rows-spanned="1">
            <text:p>003a</text:p>
          </table:table-cell>
          <table:covered-table-cell table:style-name="ce30"/>
          <table:table-cell table:style-name="ce31" table:formula="of:=VLOOKUP([$Editor.H25];[$Key.$A$2:.$G$19];7;1)" office:value-type="string" office:string-value="Swords" calcext:value-type="string">
            <text:p>Swords</text:p>
          </table:table-cell>
          <table:table-cell table:style-name="ce28" table:formula="of:=VLOOKUP([$Editor.I25];[$Key.$A$2:.$H$12];8;1)" office:value-type="string" office:string-value="Earth" calcext:value-type="string">
            <text:p>Earth</text:p>
          </table:table-cell>
          <table:table-cell table:style-name="ce31" table:formula="of:=VLOOKUP([$Editor.J25];[$Key.$A$2:.$I$8];9;1)" office:value-type="string" office:string-value="1 Handed" calcext:value-type="string">
            <text:p>1 Handed</text:p>
          </table:table-cell>
          <table:table-cell table:style-name="ce28" table:formula="of:=VLOOKUP([$Editor.K25];[$Key.$A$2:.$J$6];10;1)" office:value-type="string" office:string-value="Close Ranged" calcext:value-type="string">
            <text:p>Close Ranged</text:p>
          </table:table-cell>
          <table:table-cell table:style-name="ce31" table:formula="of:=HEX2DEC([$Editor.L25])" office:value-type="float" office:value="1" calcext:value-type="float">
            <text:p>1</text:p>
          </table:table-cell>
          <table:table-cell table:style-name="ce28" table:formula="of:=VLOOKUP([$Editor.M25];[$Key.$A$2:.$C$257];3;1)" office:value-type="string" office:string-value="0" calcext:value-type="string">
            <text:p>0</text:p>
          </table:table-cell>
          <table:table-cell table:style-name="ce31" table:formula="of:=HEX2DEC([$Editor.N25])" office:value-type="float" office:value="85" calcext:value-type="float">
            <text:p>85</text:p>
          </table:table-cell>
          <table:table-cell table:style-name="ce28" table:formula="of:=HEX2DEC([$Editor.O25])" office:value-type="float" office:value="0" calcext:value-type="float">
            <text:p>0</text:p>
          </table:table-cell>
          <table:table-cell table:style-name="ce31" table:formula="of:=VLOOKUP([$Editor.P25];[$Key.$A$2:.$H$12];8;1)" office:value-type="string" office:string-value="Earth" calcext:value-type="string">
            <text:p>Earth</text:p>
          </table:table-cell>
          <table:table-cell table:style-name="ce28" table:formula="of:=HEX2DEC([$Editor.Q25])" office:value-type="float" office:value="0" calcext:value-type="float">
            <text:p>0</text:p>
          </table:table-cell>
          <table:table-cell table:style-name="ce31" table:formula="of:=VLOOKUP([$Editor.R25];[$Key.$A$2:.$D$257];4;1)" office:value-type="float" office:value="0" calcext:value-type="float">
            <text:p/>
          </table:table-cell>
          <table:table-cell table:style-name="ce28" table:formula="of:=VLOOKUP([$Editor.S25];[$Key.$A$2:.$F$257];6;1)" office:value-type="float" office:value="0" calcext:value-type="float">
            <text:p/>
          </table:table-cell>
          <table:table-cell table:style-name="ce31" table:formula="of:=VLOOKUP([$Editor.T25];[$Key.$A$2:.$E$257];5;1)" office:value-type="float" office:value="0" calcext:value-type="float">
            <text:p/>
          </table:table-cell>
          <table:table-cell table:style-name="ce28" table:formula="of:=IF([$Editor.U25]=&quot;00&quot;;&quot;&quot;;HEX2DEC([$Editor.U25]))">
            <text:p/>
          </table:table-cell>
          <table:table-cell table:style-name="ce31" table:formula="of:=IF([$Editor.V25]=&quot;00&quot;;&quot;&quot;;HEX2DEC([$Editor.V25]))">
            <text:p/>
          </table:table-cell>
          <table:table-cell table:style-name="ce28" table:formula="of:=IF([$Editor.W25]=&quot;00&quot;;&quot;&quot;;HEX2DEC([$Editor.W25]))">
            <text:p/>
          </table:table-cell>
          <table:table-cell table:style-name="ce31" table:formula="of:=IF([$Editor.X25]=&quot;00&quot;;&quot;&quot;;COM.MICROSOFT.CONCAT(VLOOKUP([$Editor.X25];[$Key.$A$2:.$C$257];3;1);&quot;%&quot;))">
            <text:p/>
          </table:table-cell>
          <table:table-cell table:style-name="ce28" table:formula="of:=IF([$Editor.Y25]=&quot;00&quot;;&quot;&quot;;COM.MICROSOFT.CONCAT(VLOOKUP([$Editor.Y25];[$Key.$A$2:.$C$257];3;1);&quot;%&quot;))">
            <text:p/>
          </table:table-cell>
          <table:table-cell table:style-name="ce31" table:formula="of:=IF([$Editor.Z25]=&quot;00&quot;;&quot;&quot;;COM.MICROSOFT.CONCAT(VLOOKUP([$Editor.Z25];[$Key.$A$2:.$C$257];3;1);&quot;%&quot;))">
            <text:p/>
          </table:table-cell>
          <table:table-cell table:style-name="ce28" table:formula="of:=IF([$Editor.AA25]=&quot;00&quot;;&quot;&quot;;COM.MICROSOFT.CONCAT(VLOOKUP([$Editor.AA25];[$Key.$A$2:.$C$257];3;1);&quot;%&quot;))">
            <text:p/>
          </table:table-cell>
          <table:table-cell table:style-name="ce31" table:formula="of:=IF([$Editor.AB25]=&quot;00&quot;;&quot;&quot;;COM.MICROSOFT.CONCAT(VLOOKUP([$Editor.AB25];[$Key.$A$2:.$C$257];3;1);&quot;%&quot;))">
            <text:p/>
          </table:table-cell>
          <table:table-cell table:style-name="ce28" table:formula="of:=IF([$Editor.AC25]=&quot;00&quot;;&quot;&quot;;COM.MICROSOFT.CONCAT(VLOOKUP([$Editor.AC25];[$Key.$A$2:.$C$257];3;1);&quot;%&quot;))">
            <text:p/>
          </table:table-cell>
          <table:table-cell table:style-name="ce31" table:formula="of:=IF([$Editor.AD25]=&quot;00&quot;;&quot;&quot;;COM.MICROSOFT.CONCAT(VLOOKUP([$Editor.AD25];[$Key.$A$2:.$C$257];3;1);&quot;%&quot;))">
            <text:p/>
          </table:table-cell>
          <table:table-cell table:style-name="ce28" table:formula="of:=HEX2DEC([$Editor.AE25])" office:value-type="float" office:value="0" calcext:value-type="float">
            <text:p>0</text:p>
          </table:table-cell>
          <table:table-cell table:style-name="ce31" table:formula="of:=HEX2DEC([$Editor.AF25])" office:value-type="float" office:value="0" calcext:value-type="float">
            <text:p>0</text:p>
          </table:table-cell>
          <table:table-cell table:style-name="ce28" table:formula="of:=HEX2DEC([$Editor.AG25])" office:value-type="float" office:value="0" calcext:value-type="float">
            <text:p>0</text:p>
          </table:table-cell>
          <table:table-cell table:style-name="ce31" table:formula="of:=VLOOKUP([$Editor.AH25];[$Key.$A$2:.$K$6];11;1)" office:value-type="float" office:value="0" calcext:value-type="float">
            <text:p/>
          </table:table-cell>
          <table:table-cell table:style-name="ce28" table:formula="of:=HEX2DEC([$Editor.AI25])" office:value-type="float" office:value="0" calcext:value-type="float">
            <text:p>0</text:p>
          </table:table-cell>
          <table:table-cell table:style-name="ce31" table:formula="of:=HEX2DEC([$Editor.AJ25])" office:value-type="float" office:value="0" calcext:value-type="float">
            <text:p>0</text:p>
          </table:table-cell>
          <table:table-cell table:style-name="ce28" table:formula="of:=HEX2DEC([$Editor.AK25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Water Snapdragon</text:p>
          </table:table-cell>
          <table:table-cell table:style-name="ce27" table:formula="of:=COM.MICROSOFT.CONCAT([$Editor.C26];[$Editor.B26])" office:value-type="string" office:string-value="0000" calcext:value-type="string" table:number-columns-spanned="2" table:number-rows-spanned="1">
            <text:p>0000</text:p>
          </table:table-cell>
          <table:covered-table-cell table:style-name="ce45"/>
          <table:table-cell table:style-name="ce29" table:formula="of:=HEX2DEC(COM.MICROSOFT.CONCAT([$Editor.E26];[$Editor.D26]))" office:value-type="float" office:value="0" calcext:value-type="float" table:number-columns-spanned="2" table:number-rows-spanned="1">
            <text:p>0</text:p>
          </table:table-cell>
          <table:covered-table-cell table:style-name="ce30"/>
          <table:table-cell table:style-name="ce27" table:formula="of:=COM.MICROSOFT.CONCAT([$Editor.G26];[$Editor.F26])" office:value-type="string" office:string-value="003a" calcext:value-type="string" table:number-columns-spanned="2" table:number-rows-spanned="1">
            <text:p>003a</text:p>
          </table:table-cell>
          <table:covered-table-cell table:style-name="ce30"/>
          <table:table-cell table:style-name="ce31" table:formula="of:=VLOOKUP([$Editor.H26];[$Key.$A$2:.$G$19];7;1)" office:value-type="string" office:string-value="Swords" calcext:value-type="string">
            <text:p>Swords</text:p>
          </table:table-cell>
          <table:table-cell table:style-name="ce28" table:formula="of:=VLOOKUP([$Editor.I26];[$Key.$A$2:.$H$12];8;1)" office:value-type="string" office:string-value="Water" calcext:value-type="string">
            <text:p>Water</text:p>
          </table:table-cell>
          <table:table-cell table:style-name="ce31" table:formula="of:=VLOOKUP([$Editor.J26];[$Key.$A$2:.$I$8];9;1)" office:value-type="string" office:string-value="1 Handed" calcext:value-type="string">
            <text:p>1 Handed</text:p>
          </table:table-cell>
          <table:table-cell table:style-name="ce28" table:formula="of:=VLOOKUP([$Editor.K26];[$Key.$A$2:.$J$6];10;1)" office:value-type="string" office:string-value="Close Ranged" calcext:value-type="string">
            <text:p>Close Ranged</text:p>
          </table:table-cell>
          <table:table-cell table:style-name="ce31" table:formula="of:=HEX2DEC([$Editor.L26])" office:value-type="float" office:value="1" calcext:value-type="float">
            <text:p>1</text:p>
          </table:table-cell>
          <table:table-cell table:style-name="ce28" table:formula="of:=VLOOKUP([$Editor.M26];[$Key.$A$2:.$C$257];3;1)" office:value-type="string" office:string-value="0" calcext:value-type="string">
            <text:p>0</text:p>
          </table:table-cell>
          <table:table-cell table:style-name="ce31" table:formula="of:=HEX2DEC([$Editor.N26])" office:value-type="float" office:value="85" calcext:value-type="float">
            <text:p>85</text:p>
          </table:table-cell>
          <table:table-cell table:style-name="ce28" table:formula="of:=HEX2DEC([$Editor.O26])" office:value-type="float" office:value="0" calcext:value-type="float">
            <text:p>0</text:p>
          </table:table-cell>
          <table:table-cell table:style-name="ce31" table:formula="of:=VLOOKUP([$Editor.P26];[$Key.$A$2:.$H$12];8;1)" office:value-type="string" office:string-value="Water" calcext:value-type="string">
            <text:p>Water</text:p>
          </table:table-cell>
          <table:table-cell table:style-name="ce28" table:formula="of:=HEX2DEC([$Editor.Q26])" office:value-type="float" office:value="0" calcext:value-type="float">
            <text:p>0</text:p>
          </table:table-cell>
          <table:table-cell table:style-name="ce31" table:formula="of:=VLOOKUP([$Editor.R26];[$Key.$A$2:.$D$257];4;1)" office:value-type="float" office:value="0" calcext:value-type="float">
            <text:p/>
          </table:table-cell>
          <table:table-cell table:style-name="ce28" table:formula="of:=VLOOKUP([$Editor.S26];[$Key.$A$2:.$F$257];6;1)" office:value-type="float" office:value="0" calcext:value-type="float">
            <text:p/>
          </table:table-cell>
          <table:table-cell table:style-name="ce31" table:formula="of:=VLOOKUP([$Editor.T26];[$Key.$A$2:.$E$257];5;1)" office:value-type="float" office:value="0" calcext:value-type="float">
            <text:p/>
          </table:table-cell>
          <table:table-cell table:style-name="ce28" table:formula="of:=IF([$Editor.U26]=&quot;00&quot;;&quot;&quot;;HEX2DEC([$Editor.U26]))">
            <text:p/>
          </table:table-cell>
          <table:table-cell table:style-name="ce31" table:formula="of:=IF([$Editor.V26]=&quot;00&quot;;&quot;&quot;;HEX2DEC([$Editor.V26]))">
            <text:p/>
          </table:table-cell>
          <table:table-cell table:style-name="ce28" table:formula="of:=IF([$Editor.W26]=&quot;00&quot;;&quot;&quot;;HEX2DEC([$Editor.W26]))">
            <text:p/>
          </table:table-cell>
          <table:table-cell table:style-name="ce31" table:formula="of:=IF([$Editor.X26]=&quot;00&quot;;&quot;&quot;;COM.MICROSOFT.CONCAT(VLOOKUP([$Editor.X26];[$Key.$A$2:.$C$257];3;1);&quot;%&quot;))">
            <text:p/>
          </table:table-cell>
          <table:table-cell table:style-name="ce28" table:formula="of:=IF([$Editor.Y26]=&quot;00&quot;;&quot;&quot;;COM.MICROSOFT.CONCAT(VLOOKUP([$Editor.Y26];[$Key.$A$2:.$C$257];3;1);&quot;%&quot;))">
            <text:p/>
          </table:table-cell>
          <table:table-cell table:style-name="ce31" table:formula="of:=IF([$Editor.Z26]=&quot;00&quot;;&quot;&quot;;COM.MICROSOFT.CONCAT(VLOOKUP([$Editor.Z26];[$Key.$A$2:.$C$257];3;1);&quot;%&quot;))">
            <text:p/>
          </table:table-cell>
          <table:table-cell table:style-name="ce28" table:formula="of:=IF([$Editor.AA26]=&quot;00&quot;;&quot;&quot;;COM.MICROSOFT.CONCAT(VLOOKUP([$Editor.AA26];[$Key.$A$2:.$C$257];3;1);&quot;%&quot;))">
            <text:p/>
          </table:table-cell>
          <table:table-cell table:style-name="ce31" table:formula="of:=IF([$Editor.AB26]=&quot;00&quot;;&quot;&quot;;COM.MICROSOFT.CONCAT(VLOOKUP([$Editor.AB26];[$Key.$A$2:.$C$257];3;1);&quot;%&quot;))">
            <text:p/>
          </table:table-cell>
          <table:table-cell table:style-name="ce28" table:formula="of:=IF([$Editor.AC26]=&quot;00&quot;;&quot;&quot;;COM.MICROSOFT.CONCAT(VLOOKUP([$Editor.AC26];[$Key.$A$2:.$C$257];3;1);&quot;%&quot;))">
            <text:p/>
          </table:table-cell>
          <table:table-cell table:style-name="ce31" table:formula="of:=IF([$Editor.AD26]=&quot;00&quot;;&quot;&quot;;COM.MICROSOFT.CONCAT(VLOOKUP([$Editor.AD26];[$Key.$A$2:.$C$257];3;1);&quot;%&quot;))">
            <text:p/>
          </table:table-cell>
          <table:table-cell table:style-name="ce28" table:formula="of:=HEX2DEC([$Editor.AE26])" office:value-type="float" office:value="0" calcext:value-type="float">
            <text:p>0</text:p>
          </table:table-cell>
          <table:table-cell table:style-name="ce31" table:formula="of:=HEX2DEC([$Editor.AF26])" office:value-type="float" office:value="0" calcext:value-type="float">
            <text:p>0</text:p>
          </table:table-cell>
          <table:table-cell table:style-name="ce28" table:formula="of:=HEX2DEC([$Editor.AG26])" office:value-type="float" office:value="0" calcext:value-type="float">
            <text:p>0</text:p>
          </table:table-cell>
          <table:table-cell table:style-name="ce31" table:formula="of:=VLOOKUP([$Editor.AH26];[$Key.$A$2:.$K$6];11;1)" office:value-type="float" office:value="0" calcext:value-type="float">
            <text:p/>
          </table:table-cell>
          <table:table-cell table:style-name="ce28" table:formula="of:=HEX2DEC([$Editor.AI26])" office:value-type="float" office:value="0" calcext:value-type="float">
            <text:p>0</text:p>
          </table:table-cell>
          <table:table-cell table:style-name="ce31" table:formula="of:=HEX2DEC([$Editor.AJ26])" office:value-type="float" office:value="0" calcext:value-type="float">
            <text:p>0</text:p>
          </table:table-cell>
          <table:table-cell table:style-name="ce28" table:formula="of:=HEX2DEC([$Editor.AK26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Virtue Snapdragon</text:p>
          </table:table-cell>
          <table:table-cell table:style-name="ce27" table:formula="of:=COM.MICROSOFT.CONCAT([$Editor.C27];[$Editor.B27])" office:value-type="string" office:string-value="0000" calcext:value-type="string" table:number-columns-spanned="2" table:number-rows-spanned="1">
            <text:p>0000</text:p>
          </table:table-cell>
          <table:covered-table-cell table:style-name="ce45"/>
          <table:table-cell table:style-name="ce29" table:formula="of:=HEX2DEC(COM.MICROSOFT.CONCAT([$Editor.E27];[$Editor.D27]))" office:value-type="float" office:value="0" calcext:value-type="float" table:number-columns-spanned="2" table:number-rows-spanned="1">
            <text:p>0</text:p>
          </table:table-cell>
          <table:covered-table-cell table:style-name="ce30"/>
          <table:table-cell table:style-name="ce27" table:formula="of:=COM.MICROSOFT.CONCAT([$Editor.G27];[$Editor.F27])" office:value-type="string" office:string-value="003a" calcext:value-type="string" table:number-columns-spanned="2" table:number-rows-spanned="1">
            <text:p>003a</text:p>
          </table:table-cell>
          <table:covered-table-cell table:style-name="ce30"/>
          <table:table-cell table:style-name="ce31" table:formula="of:=VLOOKUP([$Editor.H27];[$Key.$A$2:.$G$19];7;1)" office:value-type="string" office:string-value="Swords" calcext:value-type="string">
            <text:p>Swords</text:p>
          </table:table-cell>
          <table:table-cell table:style-name="ce28" table:formula="of:=VLOOKUP([$Editor.I27];[$Key.$A$2:.$H$12];8;1)" office:value-type="string" office:string-value="Virtue" calcext:value-type="string">
            <text:p>Virtue</text:p>
          </table:table-cell>
          <table:table-cell table:style-name="ce31" table:formula="of:=VLOOKUP([$Editor.J27];[$Key.$A$2:.$I$8];9;1)" office:value-type="string" office:string-value="1 Handed" calcext:value-type="string">
            <text:p>1 Handed</text:p>
          </table:table-cell>
          <table:table-cell table:style-name="ce28" table:formula="of:=VLOOKUP([$Editor.K27];[$Key.$A$2:.$J$6];10;1)" office:value-type="string" office:string-value="Close Ranged" calcext:value-type="string">
            <text:p>Close Ranged</text:p>
          </table:table-cell>
          <table:table-cell table:style-name="ce31" table:formula="of:=HEX2DEC([$Editor.L27])" office:value-type="float" office:value="1" calcext:value-type="float">
            <text:p>1</text:p>
          </table:table-cell>
          <table:table-cell table:style-name="ce28" table:formula="of:=VLOOKUP([$Editor.M27];[$Key.$A$2:.$C$257];3;1)" office:value-type="string" office:string-value="0" calcext:value-type="string">
            <text:p>0</text:p>
          </table:table-cell>
          <table:table-cell table:style-name="ce31" table:formula="of:=HEX2DEC([$Editor.N27])" office:value-type="float" office:value="85" calcext:value-type="float">
            <text:p>85</text:p>
          </table:table-cell>
          <table:table-cell table:style-name="ce28" table:formula="of:=HEX2DEC([$Editor.O27])" office:value-type="float" office:value="0" calcext:value-type="float">
            <text:p>0</text:p>
          </table:table-cell>
          <table:table-cell table:style-name="ce31" table:formula="of:=VLOOKUP([$Editor.P27];[$Key.$A$2:.$H$12];8;1)" office:value-type="string" office:string-value="Virtue" calcext:value-type="string">
            <text:p>Virtue</text:p>
          </table:table-cell>
          <table:table-cell table:style-name="ce28" table:formula="of:=HEX2DEC([$Editor.Q27])" office:value-type="float" office:value="0" calcext:value-type="float">
            <text:p>0</text:p>
          </table:table-cell>
          <table:table-cell table:style-name="ce31" table:formula="of:=VLOOKUP([$Editor.R27];[$Key.$A$2:.$D$257];4;1)" office:value-type="float" office:value="0" calcext:value-type="float">
            <text:p/>
          </table:table-cell>
          <table:table-cell table:style-name="ce28" table:formula="of:=VLOOKUP([$Editor.S27];[$Key.$A$2:.$F$257];6;1)" office:value-type="float" office:value="0" calcext:value-type="float">
            <text:p/>
          </table:table-cell>
          <table:table-cell table:style-name="ce31" table:formula="of:=VLOOKUP([$Editor.T27];[$Key.$A$2:.$E$257];5;1)" office:value-type="float" office:value="0" calcext:value-type="float">
            <text:p/>
          </table:table-cell>
          <table:table-cell table:style-name="ce28" table:formula="of:=IF([$Editor.U27]=&quot;00&quot;;&quot;&quot;;HEX2DEC([$Editor.U27]))">
            <text:p/>
          </table:table-cell>
          <table:table-cell table:style-name="ce31" table:formula="of:=IF([$Editor.V27]=&quot;00&quot;;&quot;&quot;;HEX2DEC([$Editor.V27]))">
            <text:p/>
          </table:table-cell>
          <table:table-cell table:style-name="ce28" table:formula="of:=IF([$Editor.W27]=&quot;00&quot;;&quot;&quot;;HEX2DEC([$Editor.W27]))">
            <text:p/>
          </table:table-cell>
          <table:table-cell table:style-name="ce31" table:formula="of:=IF([$Editor.X27]=&quot;00&quot;;&quot;&quot;;COM.MICROSOFT.CONCAT(VLOOKUP([$Editor.X27];[$Key.$A$2:.$C$257];3;1);&quot;%&quot;))">
            <text:p/>
          </table:table-cell>
          <table:table-cell table:style-name="ce28" table:formula="of:=IF([$Editor.Y27]=&quot;00&quot;;&quot;&quot;;COM.MICROSOFT.CONCAT(VLOOKUP([$Editor.Y27];[$Key.$A$2:.$C$257];3;1);&quot;%&quot;))">
            <text:p/>
          </table:table-cell>
          <table:table-cell table:style-name="ce31" table:formula="of:=IF([$Editor.Z27]=&quot;00&quot;;&quot;&quot;;COM.MICROSOFT.CONCAT(VLOOKUP([$Editor.Z27];[$Key.$A$2:.$C$257];3;1);&quot;%&quot;))">
            <text:p/>
          </table:table-cell>
          <table:table-cell table:style-name="ce28" table:formula="of:=IF([$Editor.AA27]=&quot;00&quot;;&quot;&quot;;COM.MICROSOFT.CONCAT(VLOOKUP([$Editor.AA27];[$Key.$A$2:.$C$257];3;1);&quot;%&quot;))">
            <text:p/>
          </table:table-cell>
          <table:table-cell table:style-name="ce31" table:formula="of:=IF([$Editor.AB27]=&quot;00&quot;;&quot;&quot;;COM.MICROSOFT.CONCAT(VLOOKUP([$Editor.AB27];[$Key.$A$2:.$C$257];3;1);&quot;%&quot;))">
            <text:p/>
          </table:table-cell>
          <table:table-cell table:style-name="ce28" table:formula="of:=IF([$Editor.AC27]=&quot;00&quot;;&quot;&quot;;COM.MICROSOFT.CONCAT(VLOOKUP([$Editor.AC27];[$Key.$A$2:.$C$257];3;1);&quot;%&quot;))">
            <text:p/>
          </table:table-cell>
          <table:table-cell table:style-name="ce31" table:formula="of:=IF([$Editor.AD27]=&quot;00&quot;;&quot;&quot;;COM.MICROSOFT.CONCAT(VLOOKUP([$Editor.AD27];[$Key.$A$2:.$C$257];3;1);&quot;%&quot;))">
            <text:p/>
          </table:table-cell>
          <table:table-cell table:style-name="ce28" table:formula="of:=HEX2DEC([$Editor.AE27])" office:value-type="float" office:value="0" calcext:value-type="float">
            <text:p>0</text:p>
          </table:table-cell>
          <table:table-cell table:style-name="ce31" table:formula="of:=HEX2DEC([$Editor.AF27])" office:value-type="float" office:value="0" calcext:value-type="float">
            <text:p>0</text:p>
          </table:table-cell>
          <table:table-cell table:style-name="ce28" table:formula="of:=HEX2DEC([$Editor.AG27])" office:value-type="float" office:value="0" calcext:value-type="float">
            <text:p>0</text:p>
          </table:table-cell>
          <table:table-cell table:style-name="ce31" table:formula="of:=VLOOKUP([$Editor.AH27];[$Key.$A$2:.$K$6];11;1)" office:value-type="float" office:value="0" calcext:value-type="float">
            <text:p/>
          </table:table-cell>
          <table:table-cell table:style-name="ce28" table:formula="of:=HEX2DEC([$Editor.AI27])" office:value-type="float" office:value="0" calcext:value-type="float">
            <text:p>0</text:p>
          </table:table-cell>
          <table:table-cell table:style-name="ce31" table:formula="of:=HEX2DEC([$Editor.AJ27])" office:value-type="float" office:value="0" calcext:value-type="float">
            <text:p>0</text:p>
          </table:table-cell>
          <table:table-cell table:style-name="ce28" table:formula="of:=HEX2DEC([$Editor.AK27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Bane Snapdragon</text:p>
          </table:table-cell>
          <table:table-cell table:style-name="ce27" table:formula="of:=COM.MICROSOFT.CONCAT([$Editor.C28];[$Editor.B28])" office:value-type="string" office:string-value="0000" calcext:value-type="string" table:number-columns-spanned="2" table:number-rows-spanned="1">
            <text:p>0000</text:p>
          </table:table-cell>
          <table:covered-table-cell table:style-name="ce45"/>
          <table:table-cell table:style-name="ce29" table:formula="of:=HEX2DEC(COM.MICROSOFT.CONCAT([$Editor.E28];[$Editor.D28]))" office:value-type="float" office:value="0" calcext:value-type="float" table:number-columns-spanned="2" table:number-rows-spanned="1">
            <text:p>0</text:p>
          </table:table-cell>
          <table:covered-table-cell table:style-name="ce30"/>
          <table:table-cell table:style-name="ce27" table:formula="of:=COM.MICROSOFT.CONCAT([$Editor.G28];[$Editor.F28])" office:value-type="string" office:string-value="003a" calcext:value-type="string" table:number-columns-spanned="2" table:number-rows-spanned="1">
            <text:p>003a</text:p>
          </table:table-cell>
          <table:covered-table-cell table:style-name="ce30"/>
          <table:table-cell table:style-name="ce31" table:formula="of:=VLOOKUP([$Editor.H28];[$Key.$A$2:.$G$19];7;1)" office:value-type="string" office:string-value="Swords" calcext:value-type="string">
            <text:p>Swords</text:p>
          </table:table-cell>
          <table:table-cell table:style-name="ce28" table:formula="of:=VLOOKUP([$Editor.I28];[$Key.$A$2:.$H$12];8;1)" office:value-type="string" office:string-value="Bane" calcext:value-type="string">
            <text:p>Bane</text:p>
          </table:table-cell>
          <table:table-cell table:style-name="ce31" table:formula="of:=VLOOKUP([$Editor.J28];[$Key.$A$2:.$I$8];9;1)" office:value-type="string" office:string-value="1 Handed" calcext:value-type="string">
            <text:p>1 Handed</text:p>
          </table:table-cell>
          <table:table-cell table:style-name="ce28" table:formula="of:=VLOOKUP([$Editor.K28];[$Key.$A$2:.$J$6];10;1)" office:value-type="string" office:string-value="Close Ranged" calcext:value-type="string">
            <text:p>Close Ranged</text:p>
          </table:table-cell>
          <table:table-cell table:style-name="ce31" table:formula="of:=HEX2DEC([$Editor.L28])" office:value-type="float" office:value="1" calcext:value-type="float">
            <text:p>1</text:p>
          </table:table-cell>
          <table:table-cell table:style-name="ce28" table:formula="of:=VLOOKUP([$Editor.M28];[$Key.$A$2:.$C$257];3;1)" office:value-type="string" office:string-value="0" calcext:value-type="string">
            <text:p>0</text:p>
          </table:table-cell>
          <table:table-cell table:style-name="ce31" table:formula="of:=HEX2DEC([$Editor.N28])" office:value-type="float" office:value="85" calcext:value-type="float">
            <text:p>85</text:p>
          </table:table-cell>
          <table:table-cell table:style-name="ce28" table:formula="of:=HEX2DEC([$Editor.O28])" office:value-type="float" office:value="0" calcext:value-type="float">
            <text:p>0</text:p>
          </table:table-cell>
          <table:table-cell table:style-name="ce31" table:formula="of:=VLOOKUP([$Editor.P28];[$Key.$A$2:.$H$12];8;1)" office:value-type="string" office:string-value="Bane" calcext:value-type="string">
            <text:p>Bane</text:p>
          </table:table-cell>
          <table:table-cell table:style-name="ce28" table:formula="of:=HEX2DEC([$Editor.Q28])" office:value-type="float" office:value="0" calcext:value-type="float">
            <text:p>0</text:p>
          </table:table-cell>
          <table:table-cell table:style-name="ce31" table:formula="of:=VLOOKUP([$Editor.R28];[$Key.$A$2:.$D$257];4;1)" office:value-type="float" office:value="0" calcext:value-type="float">
            <text:p/>
          </table:table-cell>
          <table:table-cell table:style-name="ce28" table:formula="of:=VLOOKUP([$Editor.S28];[$Key.$A$2:.$F$257];6;1)" office:value-type="float" office:value="0" calcext:value-type="float">
            <text:p/>
          </table:table-cell>
          <table:table-cell table:style-name="ce31" table:formula="of:=VLOOKUP([$Editor.T28];[$Key.$A$2:.$E$257];5;1)" office:value-type="float" office:value="0" calcext:value-type="float">
            <text:p/>
          </table:table-cell>
          <table:table-cell table:style-name="ce28" table:formula="of:=IF([$Editor.U28]=&quot;00&quot;;&quot;&quot;;HEX2DEC([$Editor.U28]))">
            <text:p/>
          </table:table-cell>
          <table:table-cell table:style-name="ce31" table:formula="of:=IF([$Editor.V28]=&quot;00&quot;;&quot;&quot;;HEX2DEC([$Editor.V28]))">
            <text:p/>
          </table:table-cell>
          <table:table-cell table:style-name="ce28" table:formula="of:=IF([$Editor.W28]=&quot;00&quot;;&quot;&quot;;HEX2DEC([$Editor.W28]))">
            <text:p/>
          </table:table-cell>
          <table:table-cell table:style-name="ce31" table:formula="of:=IF([$Editor.X28]=&quot;00&quot;;&quot;&quot;;COM.MICROSOFT.CONCAT(VLOOKUP([$Editor.X28];[$Key.$A$2:.$C$257];3;1);&quot;%&quot;))">
            <text:p/>
          </table:table-cell>
          <table:table-cell table:style-name="ce28" table:formula="of:=IF([$Editor.Y28]=&quot;00&quot;;&quot;&quot;;COM.MICROSOFT.CONCAT(VLOOKUP([$Editor.Y28];[$Key.$A$2:.$C$257];3;1);&quot;%&quot;))">
            <text:p/>
          </table:table-cell>
          <table:table-cell table:style-name="ce31" table:formula="of:=IF([$Editor.Z28]=&quot;00&quot;;&quot;&quot;;COM.MICROSOFT.CONCAT(VLOOKUP([$Editor.Z28];[$Key.$A$2:.$C$257];3;1);&quot;%&quot;))">
            <text:p/>
          </table:table-cell>
          <table:table-cell table:style-name="ce28" table:formula="of:=IF([$Editor.AA28]=&quot;00&quot;;&quot;&quot;;COM.MICROSOFT.CONCAT(VLOOKUP([$Editor.AA28];[$Key.$A$2:.$C$257];3;1);&quot;%&quot;))">
            <text:p/>
          </table:table-cell>
          <table:table-cell table:style-name="ce31" table:formula="of:=IF([$Editor.AB28]=&quot;00&quot;;&quot;&quot;;COM.MICROSOFT.CONCAT(VLOOKUP([$Editor.AB28];[$Key.$A$2:.$C$257];3;1);&quot;%&quot;))">
            <text:p/>
          </table:table-cell>
          <table:table-cell table:style-name="ce28" table:formula="of:=IF([$Editor.AC28]=&quot;00&quot;;&quot;&quot;;COM.MICROSOFT.CONCAT(VLOOKUP([$Editor.AC28];[$Key.$A$2:.$C$257];3;1);&quot;%&quot;))">
            <text:p/>
          </table:table-cell>
          <table:table-cell table:style-name="ce31" table:formula="of:=IF([$Editor.AD28]=&quot;00&quot;;&quot;&quot;;COM.MICROSOFT.CONCAT(VLOOKUP([$Editor.AD28];[$Key.$A$2:.$C$257];3;1);&quot;%&quot;))">
            <text:p/>
          </table:table-cell>
          <table:table-cell table:style-name="ce28" table:formula="of:=HEX2DEC([$Editor.AE28])" office:value-type="float" office:value="0" calcext:value-type="float">
            <text:p>0</text:p>
          </table:table-cell>
          <table:table-cell table:style-name="ce31" table:formula="of:=HEX2DEC([$Editor.AF28])" office:value-type="float" office:value="0" calcext:value-type="float">
            <text:p>0</text:p>
          </table:table-cell>
          <table:table-cell table:style-name="ce28" table:formula="of:=HEX2DEC([$Editor.AG28])" office:value-type="float" office:value="0" calcext:value-type="float">
            <text:p>0</text:p>
          </table:table-cell>
          <table:table-cell table:style-name="ce31" table:formula="of:=VLOOKUP([$Editor.AH28];[$Key.$A$2:.$K$6];11;1)" office:value-type="float" office:value="0" calcext:value-type="float">
            <text:p/>
          </table:table-cell>
          <table:table-cell table:style-name="ce28" table:formula="of:=HEX2DEC([$Editor.AI28])" office:value-type="float" office:value="0" calcext:value-type="float">
            <text:p>0</text:p>
          </table:table-cell>
          <table:table-cell table:style-name="ce31" table:formula="of:=HEX2DEC([$Editor.AJ28])" office:value-type="float" office:value="0" calcext:value-type="float">
            <text:p>0</text:p>
          </table:table-cell>
          <table:table-cell table:style-name="ce28" table:formula="of:=HEX2DEC([$Editor.AK28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Matsukaze</text:p>
          </table:table-cell>
          <table:table-cell table:style-name="ce27" table:formula="of:=COM.MICROSOFT.CONCAT([$Editor.C29];[$Editor.B29])" office:value-type="string" office:string-value="003f" calcext:value-type="string" table:number-columns-spanned="2" table:number-rows-spanned="1">
            <text:p>003f</text:p>
          </table:table-cell>
          <table:covered-table-cell table:style-name="ce45"/>
          <table:table-cell table:style-name="ce29" table:formula="of:=HEX2DEC(COM.MICROSOFT.CONCAT([$Editor.E29];[$Editor.D29]))" office:value-type="float" office:value="1440" calcext:value-type="float" table:number-columns-spanned="2" table:number-rows-spanned="1">
            <text:p>1440</text:p>
          </table:table-cell>
          <table:covered-table-cell table:style-name="ce30"/>
          <table:table-cell table:style-name="ce27" table:formula="of:=COM.MICROSOFT.CONCAT([$Editor.G29];[$Editor.F29])" office:value-type="string" office:string-value="003b" calcext:value-type="string" table:number-columns-spanned="2" table:number-rows-spanned="1">
            <text:p>003b</text:p>
          </table:table-cell>
          <table:covered-table-cell table:style-name="ce30"/>
          <table:table-cell table:style-name="ce31" table:formula="of:=VLOOKUP([$Editor.H29];[$Key.$A$2:.$G$19];7;1)" office:value-type="string" office:string-value="Katana" calcext:value-type="string">
            <text:p>Katana</text:p>
          </table:table-cell>
          <table:table-cell table:style-name="ce28" table:formula="of:=VLOOKUP([$Editor.I29];[$Key.$A$2:.$H$12];8;1)" office:value-type="string" office:string-value="Wind" calcext:value-type="string">
            <text:p>Wind</text:p>
          </table:table-cell>
          <table:table-cell table:style-name="ce31" table:formula="of:=VLOOKUP([$Editor.J29];[$Key.$A$2:.$I$8];9;1)" office:value-type="string" office:string-value="2 Handed" calcext:value-type="string">
            <text:p>2 Handed</text:p>
          </table:table-cell>
          <table:table-cell table:style-name="ce28" table:formula="of:=VLOOKUP([$Editor.K29];[$Key.$A$2:.$J$6];10;1)" office:value-type="string" office:string-value="Close Ranged" calcext:value-type="string">
            <text:p>Close Ranged</text:p>
          </table:table-cell>
          <table:table-cell table:style-name="ce31" table:formula="of:=HEX2DEC([$Editor.L29])" office:value-type="float" office:value="1" calcext:value-type="float">
            <text:p>1</text:p>
          </table:table-cell>
          <table:table-cell table:style-name="ce28" table:formula="of:=VLOOKUP([$Editor.M29];[$Key.$A$2:.$C$257];3;1)" office:value-type="string" office:string-value="38" calcext:value-type="string">
            <text:p>38</text:p>
          </table:table-cell>
          <table:table-cell table:style-name="ce31" table:formula="of:=HEX2DEC([$Editor.N29])" office:value-type="float" office:value="52" calcext:value-type="float">
            <text:p>52</text:p>
          </table:table-cell>
          <table:table-cell table:style-name="ce28" table:formula="of:=HEX2DEC([$Editor.O29])" office:value-type="float" office:value="0" calcext:value-type="float">
            <text:p>0</text:p>
          </table:table-cell>
          <table:table-cell table:style-name="ce31" table:formula="of:=VLOOKUP([$Editor.P29];[$Key.$A$2:.$H$12];8;1)" office:value-type="string" office:string-value="Wind" calcext:value-type="string">
            <text:p>Wind</text:p>
          </table:table-cell>
          <table:table-cell table:style-name="ce28" table:formula="of:=HEX2DEC([$Editor.Q29])" office:value-type="float" office:value="0" calcext:value-type="float">
            <text:p>0</text:p>
          </table:table-cell>
          <table:table-cell table:style-name="ce31" table:formula="of:=VLOOKUP([$Editor.R29];[$Key.$A$2:.$D$257];4;1)" office:value-type="float" office:value="0" calcext:value-type="float">
            <text:p/>
          </table:table-cell>
          <table:table-cell table:style-name="ce28" table:formula="of:=VLOOKUP([$Editor.S29];[$Key.$A$2:.$F$257];6;1)" office:value-type="float" office:value="0" calcext:value-type="float">
            <text:p/>
          </table:table-cell>
          <table:table-cell table:style-name="ce31" table:formula="of:=VLOOKUP([$Editor.T29];[$Key.$A$2:.$E$257];5;1)" office:value-type="float" office:value="0" calcext:value-type="float">
            <text:p/>
          </table:table-cell>
          <table:table-cell table:style-name="ce28" table:formula="of:=IF([$Editor.U29]=&quot;00&quot;;&quot;&quot;;HEX2DEC([$Editor.U29]))">
            <text:p/>
          </table:table-cell>
          <table:table-cell table:style-name="ce31" table:formula="of:=IF([$Editor.V29]=&quot;00&quot;;&quot;&quot;;HEX2DEC([$Editor.V29]))">
            <text:p/>
          </table:table-cell>
          <table:table-cell table:style-name="ce28" table:formula="of:=IF([$Editor.W29]=&quot;00&quot;;&quot;&quot;;HEX2DEC([$Editor.W29]))" office:value-type="float" office:value="4" calcext:value-type="float">
            <text:p>4</text:p>
          </table:table-cell>
          <table:table-cell table:style-name="ce31" table:formula="of:=IF([$Editor.X29]=&quot;00&quot;;&quot;&quot;;COM.MICROSOFT.CONCAT(VLOOKUP([$Editor.X29];[$Key.$A$2:.$C$257];3;1);&quot;%&quot;))">
            <text:p/>
          </table:table-cell>
          <table:table-cell table:style-name="ce28" table:formula="of:=IF([$Editor.Y29]=&quot;00&quot;;&quot;&quot;;COM.MICROSOFT.CONCAT(VLOOKUP([$Editor.Y29];[$Key.$A$2:.$C$257];3;1);&quot;%&quot;))">
            <text:p/>
          </table:table-cell>
          <table:table-cell table:style-name="ce31" table:formula="of:=IF([$Editor.Z29]=&quot;00&quot;;&quot;&quot;;COM.MICROSOFT.CONCAT(VLOOKUP([$Editor.Z29];[$Key.$A$2:.$C$257];3;1);&quot;%&quot;))">
            <text:p/>
          </table:table-cell>
          <table:table-cell table:style-name="ce28" table:formula="of:=IF([$Editor.AA29]=&quot;00&quot;;&quot;&quot;;COM.MICROSOFT.CONCAT(VLOOKUP([$Editor.AA29];[$Key.$A$2:.$C$257];3;1);&quot;%&quot;))" office:value-type="string" office:string-value="-5%" calcext:value-type="string">
            <text:p>-5%</text:p>
          </table:table-cell>
          <table:table-cell table:style-name="ce31" table:formula="of:=IF([$Editor.AB29]=&quot;00&quot;;&quot;&quot;;COM.MICROSOFT.CONCAT(VLOOKUP([$Editor.AB29];[$Key.$A$2:.$C$257];3;1);&quot;%&quot;))">
            <text:p/>
          </table:table-cell>
          <table:table-cell table:style-name="ce28" table:formula="of:=IF([$Editor.AC29]=&quot;00&quot;;&quot;&quot;;COM.MICROSOFT.CONCAT(VLOOKUP([$Editor.AC29];[$Key.$A$2:.$C$257];3;1);&quot;%&quot;))">
            <text:p/>
          </table:table-cell>
          <table:table-cell table:style-name="ce31" table:formula="of:=IF([$Editor.AD29]=&quot;00&quot;;&quot;&quot;;COM.MICROSOFT.CONCAT(VLOOKUP([$Editor.AD29];[$Key.$A$2:.$C$257];3;1);&quot;%&quot;))">
            <text:p/>
          </table:table-cell>
          <table:table-cell table:style-name="ce28" table:formula="of:=HEX2DEC([$Editor.AE29])" office:value-type="float" office:value="0" calcext:value-type="float">
            <text:p>0</text:p>
          </table:table-cell>
          <table:table-cell table:style-name="ce31" table:formula="of:=HEX2DEC([$Editor.AF29])" office:value-type="float" office:value="0" calcext:value-type="float">
            <text:p>0</text:p>
          </table:table-cell>
          <table:table-cell table:style-name="ce28" table:formula="of:=HEX2DEC([$Editor.AG29])" office:value-type="float" office:value="1" calcext:value-type="float">
            <text:p>1</text:p>
          </table:table-cell>
          <table:table-cell table:style-name="ce31" table:formula="of:=VLOOKUP([$Editor.AH29];[$Key.$A$2:.$K$6];11;1)" office:value-type="float" office:value="0" calcext:value-type="float">
            <text:p/>
          </table:table-cell>
          <table:table-cell table:style-name="ce28" table:formula="of:=HEX2DEC([$Editor.AI29])" office:value-type="float" office:value="0" calcext:value-type="float">
            <text:p>0</text:p>
          </table:table-cell>
          <table:table-cell table:style-name="ce31" table:formula="of:=HEX2DEC([$Editor.AJ29])" office:value-type="float" office:value="0" calcext:value-type="float">
            <text:p>0</text:p>
          </table:table-cell>
          <table:table-cell table:style-name="ce28" table:formula="of:=HEX2DEC([$Editor.AK29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Kagari-bi</text:p>
          </table:table-cell>
          <table:table-cell table:style-name="ce27" table:formula="of:=COM.MICROSOFT.CONCAT([$Editor.C30];[$Editor.B30])" office:value-type="string" office:string-value="0040" calcext:value-type="string" table:number-columns-spanned="2" table:number-rows-spanned="1">
            <text:p>0040</text:p>
          </table:table-cell>
          <table:covered-table-cell table:style-name="ce45"/>
          <table:table-cell table:style-name="ce29" table:formula="of:=HEX2DEC(COM.MICROSOFT.CONCAT([$Editor.E30];[$Editor.D30]))" office:value-type="float" office:value="1440" calcext:value-type="float" table:number-columns-spanned="2" table:number-rows-spanned="1">
            <text:p>1440</text:p>
          </table:table-cell>
          <table:covered-table-cell table:style-name="ce30"/>
          <table:table-cell table:style-name="ce27" table:formula="of:=COM.MICROSOFT.CONCAT([$Editor.G30];[$Editor.F30])" office:value-type="string" office:string-value="003c" calcext:value-type="string" table:number-columns-spanned="2" table:number-rows-spanned="1">
            <text:p>003c</text:p>
          </table:table-cell>
          <table:covered-table-cell table:style-name="ce30"/>
          <table:table-cell table:style-name="ce31" table:formula="of:=VLOOKUP([$Editor.H30];[$Key.$A$2:.$G$19];7;1)" office:value-type="string" office:string-value="Katana" calcext:value-type="string">
            <text:p>Katana</text:p>
          </table:table-cell>
          <table:table-cell table:style-name="ce28" table:formula="of:=VLOOKUP([$Editor.I30];[$Key.$A$2:.$H$12];8;1)" office:value-type="string" office:string-value="Fire" calcext:value-type="string">
            <text:p>Fire</text:p>
          </table:table-cell>
          <table:table-cell table:style-name="ce31" table:formula="of:=VLOOKUP([$Editor.J30];[$Key.$A$2:.$I$8];9;1)" office:value-type="string" office:string-value="2 Handed" calcext:value-type="string">
            <text:p>2 Handed</text:p>
          </table:table-cell>
          <table:table-cell table:style-name="ce28" table:formula="of:=VLOOKUP([$Editor.K30];[$Key.$A$2:.$J$6];10;1)" office:value-type="string" office:string-value="Close Ranged" calcext:value-type="string">
            <text:p>Close Ranged</text:p>
          </table:table-cell>
          <table:table-cell table:style-name="ce31" table:formula="of:=HEX2DEC([$Editor.L30])" office:value-type="float" office:value="1" calcext:value-type="float">
            <text:p>1</text:p>
          </table:table-cell>
          <table:table-cell table:style-name="ce28" table:formula="of:=VLOOKUP([$Editor.M30];[$Key.$A$2:.$C$257];3;1)" office:value-type="string" office:string-value="38" calcext:value-type="string">
            <text:p>38</text:p>
          </table:table-cell>
          <table:table-cell table:style-name="ce31" table:formula="of:=HEX2DEC([$Editor.N30])" office:value-type="float" office:value="52" calcext:value-type="float">
            <text:p>52</text:p>
          </table:table-cell>
          <table:table-cell table:style-name="ce28" table:formula="of:=HEX2DEC([$Editor.O30])" office:value-type="float" office:value="0" calcext:value-type="float">
            <text:p>0</text:p>
          </table:table-cell>
          <table:table-cell table:style-name="ce31" table:formula="of:=VLOOKUP([$Editor.P30];[$Key.$A$2:.$H$12];8;1)" office:value-type="string" office:string-value="Fire" calcext:value-type="string">
            <text:p>Fire</text:p>
          </table:table-cell>
          <table:table-cell table:style-name="ce28" table:formula="of:=HEX2DEC([$Editor.Q30])" office:value-type="float" office:value="0" calcext:value-type="float">
            <text:p>0</text:p>
          </table:table-cell>
          <table:table-cell table:style-name="ce31" table:formula="of:=VLOOKUP([$Editor.R30];[$Key.$A$2:.$D$257];4;1)" office:value-type="float" office:value="0" calcext:value-type="float">
            <text:p/>
          </table:table-cell>
          <table:table-cell table:style-name="ce28" table:formula="of:=VLOOKUP([$Editor.S30];[$Key.$A$2:.$F$257];6;1)" office:value-type="float" office:value="0" calcext:value-type="float">
            <text:p/>
          </table:table-cell>
          <table:table-cell table:style-name="ce31" table:formula="of:=VLOOKUP([$Editor.T30];[$Key.$A$2:.$E$257];5;1)" office:value-type="float" office:value="0" calcext:value-type="float">
            <text:p/>
          </table:table-cell>
          <table:table-cell table:style-name="ce28" table:formula="of:=IF([$Editor.U30]=&quot;00&quot;;&quot;&quot;;HEX2DEC([$Editor.U30]))">
            <text:p/>
          </table:table-cell>
          <table:table-cell table:style-name="ce31" table:formula="of:=IF([$Editor.V30]=&quot;00&quot;;&quot;&quot;;HEX2DEC([$Editor.V30]))">
            <text:p/>
          </table:table-cell>
          <table:table-cell table:style-name="ce28" table:formula="of:=IF([$Editor.W30]=&quot;00&quot;;&quot;&quot;;HEX2DEC([$Editor.W30]))" office:value-type="float" office:value="4" calcext:value-type="float">
            <text:p>4</text:p>
          </table:table-cell>
          <table:table-cell table:style-name="ce31" table:formula="of:=IF([$Editor.X30]=&quot;00&quot;;&quot;&quot;;COM.MICROSOFT.CONCAT(VLOOKUP([$Editor.X30];[$Key.$A$2:.$C$257];3;1);&quot;%&quot;))">
            <text:p/>
          </table:table-cell>
          <table:table-cell table:style-name="ce28" table:formula="of:=IF([$Editor.Y30]=&quot;00&quot;;&quot;&quot;;COM.MICROSOFT.CONCAT(VLOOKUP([$Editor.Y30];[$Key.$A$2:.$C$257];3;1);&quot;%&quot;))">
            <text:p/>
          </table:table-cell>
          <table:table-cell table:style-name="ce31" table:formula="of:=IF([$Editor.Z30]=&quot;00&quot;;&quot;&quot;;COM.MICROSOFT.CONCAT(VLOOKUP([$Editor.Z30];[$Key.$A$2:.$C$257];3;1);&quot;%&quot;))">
            <text:p/>
          </table:table-cell>
          <table:table-cell table:style-name="ce28" table:formula="of:=IF([$Editor.AA30]=&quot;00&quot;;&quot;&quot;;COM.MICROSOFT.CONCAT(VLOOKUP([$Editor.AA30];[$Key.$A$2:.$C$257];3;1);&quot;%&quot;))">
            <text:p/>
          </table:table-cell>
          <table:table-cell table:style-name="ce31" table:formula="of:=IF([$Editor.AB30]=&quot;00&quot;;&quot;&quot;;COM.MICROSOFT.CONCAT(VLOOKUP([$Editor.AB30];[$Key.$A$2:.$C$257];3;1);&quot;%&quot;))" office:value-type="string" office:string-value="-5%" calcext:value-type="string">
            <text:p>-5%</text:p>
          </table:table-cell>
          <table:table-cell table:style-name="ce28" table:formula="of:=IF([$Editor.AC30]=&quot;00&quot;;&quot;&quot;;COM.MICROSOFT.CONCAT(VLOOKUP([$Editor.AC30];[$Key.$A$2:.$C$257];3;1);&quot;%&quot;))">
            <text:p/>
          </table:table-cell>
          <table:table-cell table:style-name="ce31" table:formula="of:=IF([$Editor.AD30]=&quot;00&quot;;&quot;&quot;;COM.MICROSOFT.CONCAT(VLOOKUP([$Editor.AD30];[$Key.$A$2:.$C$257];3;1);&quot;%&quot;))">
            <text:p/>
          </table:table-cell>
          <table:table-cell table:style-name="ce28" table:formula="of:=HEX2DEC([$Editor.AE30])" office:value-type="float" office:value="0" calcext:value-type="float">
            <text:p>0</text:p>
          </table:table-cell>
          <table:table-cell table:style-name="ce31" table:formula="of:=HEX2DEC([$Editor.AF30])" office:value-type="float" office:value="0" calcext:value-type="float">
            <text:p>0</text:p>
          </table:table-cell>
          <table:table-cell table:style-name="ce28" table:formula="of:=HEX2DEC([$Editor.AG30])" office:value-type="float" office:value="1" calcext:value-type="float">
            <text:p>1</text:p>
          </table:table-cell>
          <table:table-cell table:style-name="ce31" table:formula="of:=VLOOKUP([$Editor.AH30];[$Key.$A$2:.$K$6];11;1)" office:value-type="float" office:value="0" calcext:value-type="float">
            <text:p/>
          </table:table-cell>
          <table:table-cell table:style-name="ce28" table:formula="of:=HEX2DEC([$Editor.AI30])" office:value-type="float" office:value="0" calcext:value-type="float">
            <text:p>0</text:p>
          </table:table-cell>
          <table:table-cell table:style-name="ce31" table:formula="of:=HEX2DEC([$Editor.AJ30])" office:value-type="float" office:value="0" calcext:value-type="float">
            <text:p>0</text:p>
          </table:table-cell>
          <table:table-cell table:style-name="ce28" table:formula="of:=HEX2DEC([$Editor.AK30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Yomogi-u</text:p>
          </table:table-cell>
          <table:table-cell table:style-name="ce27" table:formula="of:=COM.MICROSOFT.CONCAT([$Editor.C31];[$Editor.B31])" office:value-type="string" office:string-value="0041" calcext:value-type="string" table:number-columns-spanned="2" table:number-rows-spanned="1">
            <text:p>0041</text:p>
          </table:table-cell>
          <table:covered-table-cell table:style-name="ce45"/>
          <table:table-cell table:style-name="ce29" table:formula="of:=HEX2DEC(COM.MICROSOFT.CONCAT([$Editor.E31];[$Editor.D31]))" office:value-type="float" office:value="1440" calcext:value-type="float" table:number-columns-spanned="2" table:number-rows-spanned="1">
            <text:p>1440</text:p>
          </table:table-cell>
          <table:covered-table-cell table:style-name="ce30"/>
          <table:table-cell table:style-name="ce27" table:formula="of:=COM.MICROSOFT.CONCAT([$Editor.G31];[$Editor.F31])" office:value-type="string" office:string-value="003d" calcext:value-type="string" table:number-columns-spanned="2" table:number-rows-spanned="1">
            <text:p>003d</text:p>
          </table:table-cell>
          <table:covered-table-cell table:style-name="ce30"/>
          <table:table-cell table:style-name="ce31" table:formula="of:=VLOOKUP([$Editor.H31];[$Key.$A$2:.$G$19];7;1)" office:value-type="string" office:string-value="Katana" calcext:value-type="string">
            <text:p>Katana</text:p>
          </table:table-cell>
          <table:table-cell table:style-name="ce28" table:formula="of:=VLOOKUP([$Editor.I31];[$Key.$A$2:.$H$12];8;1)" office:value-type="string" office:string-value="Earth" calcext:value-type="string">
            <text:p>Earth</text:p>
          </table:table-cell>
          <table:table-cell table:style-name="ce31" table:formula="of:=VLOOKUP([$Editor.J31];[$Key.$A$2:.$I$8];9;1)" office:value-type="string" office:string-value="2 Handed" calcext:value-type="string">
            <text:p>2 Handed</text:p>
          </table:table-cell>
          <table:table-cell table:style-name="ce28" table:formula="of:=VLOOKUP([$Editor.K31];[$Key.$A$2:.$J$6];10;1)" office:value-type="string" office:string-value="Close Ranged" calcext:value-type="string">
            <text:p>Close Ranged</text:p>
          </table:table-cell>
          <table:table-cell table:style-name="ce31" table:formula="of:=HEX2DEC([$Editor.L31])" office:value-type="float" office:value="1" calcext:value-type="float">
            <text:p>1</text:p>
          </table:table-cell>
          <table:table-cell table:style-name="ce28" table:formula="of:=VLOOKUP([$Editor.M31];[$Key.$A$2:.$C$257];3;1)" office:value-type="string" office:string-value="38" calcext:value-type="string">
            <text:p>38</text:p>
          </table:table-cell>
          <table:table-cell table:style-name="ce31" table:formula="of:=HEX2DEC([$Editor.N31])" office:value-type="float" office:value="52" calcext:value-type="float">
            <text:p>52</text:p>
          </table:table-cell>
          <table:table-cell table:style-name="ce28" table:formula="of:=HEX2DEC([$Editor.O31])" office:value-type="float" office:value="0" calcext:value-type="float">
            <text:p>0</text:p>
          </table:table-cell>
          <table:table-cell table:style-name="ce31" table:formula="of:=VLOOKUP([$Editor.P31];[$Key.$A$2:.$H$12];8;1)" office:value-type="string" office:string-value="Earth" calcext:value-type="string">
            <text:p>Earth</text:p>
          </table:table-cell>
          <table:table-cell table:style-name="ce28" table:formula="of:=HEX2DEC([$Editor.Q31])" office:value-type="float" office:value="0" calcext:value-type="float">
            <text:p>0</text:p>
          </table:table-cell>
          <table:table-cell table:style-name="ce31" table:formula="of:=VLOOKUP([$Editor.R31];[$Key.$A$2:.$D$257];4;1)" office:value-type="float" office:value="0" calcext:value-type="float">
            <text:p/>
          </table:table-cell>
          <table:table-cell table:style-name="ce28" table:formula="of:=VLOOKUP([$Editor.S31];[$Key.$A$2:.$F$257];6;1)" office:value-type="float" office:value="0" calcext:value-type="float">
            <text:p/>
          </table:table-cell>
          <table:table-cell table:style-name="ce31" table:formula="of:=VLOOKUP([$Editor.T31];[$Key.$A$2:.$E$257];5;1)" office:value-type="float" office:value="0" calcext:value-type="float">
            <text:p/>
          </table:table-cell>
          <table:table-cell table:style-name="ce28" table:formula="of:=IF([$Editor.U31]=&quot;00&quot;;&quot;&quot;;HEX2DEC([$Editor.U31]))">
            <text:p/>
          </table:table-cell>
          <table:table-cell table:style-name="ce31" table:formula="of:=IF([$Editor.V31]=&quot;00&quot;;&quot;&quot;;HEX2DEC([$Editor.V31]))">
            <text:p/>
          </table:table-cell>
          <table:table-cell table:style-name="ce28" table:formula="of:=IF([$Editor.W31]=&quot;00&quot;;&quot;&quot;;HEX2DEC([$Editor.W31]))" office:value-type="float" office:value="4" calcext:value-type="float">
            <text:p>4</text:p>
          </table:table-cell>
          <table:table-cell table:style-name="ce31" table:formula="of:=IF([$Editor.X31]=&quot;00&quot;;&quot;&quot;;COM.MICROSOFT.CONCAT(VLOOKUP([$Editor.X31];[$Key.$A$2:.$C$257];3;1);&quot;%&quot;))">
            <text:p/>
          </table:table-cell>
          <table:table-cell table:style-name="ce28" table:formula="of:=IF([$Editor.Y31]=&quot;00&quot;;&quot;&quot;;COM.MICROSOFT.CONCAT(VLOOKUP([$Editor.Y31];[$Key.$A$2:.$C$257];3;1);&quot;%&quot;))" office:value-type="string" office:string-value="-5%" calcext:value-type="string">
            <text:p>-5%</text:p>
          </table:table-cell>
          <table:table-cell table:style-name="ce31" table:formula="of:=IF([$Editor.Z31]=&quot;00&quot;;&quot;&quot;;COM.MICROSOFT.CONCAT(VLOOKUP([$Editor.Z31];[$Key.$A$2:.$C$257];3;1);&quot;%&quot;))">
            <text:p/>
          </table:table-cell>
          <table:table-cell table:style-name="ce28" table:formula="of:=IF([$Editor.AA31]=&quot;00&quot;;&quot;&quot;;COM.MICROSOFT.CONCAT(VLOOKUP([$Editor.AA31];[$Key.$A$2:.$C$257];3;1);&quot;%&quot;))">
            <text:p/>
          </table:table-cell>
          <table:table-cell table:style-name="ce31" table:formula="of:=IF([$Editor.AB31]=&quot;00&quot;;&quot;&quot;;COM.MICROSOFT.CONCAT(VLOOKUP([$Editor.AB31];[$Key.$A$2:.$C$257];3;1);&quot;%&quot;))">
            <text:p/>
          </table:table-cell>
          <table:table-cell table:style-name="ce28" table:formula="of:=IF([$Editor.AC31]=&quot;00&quot;;&quot;&quot;;COM.MICROSOFT.CONCAT(VLOOKUP([$Editor.AC31];[$Key.$A$2:.$C$257];3;1);&quot;%&quot;))">
            <text:p/>
          </table:table-cell>
          <table:table-cell table:style-name="ce31" table:formula="of:=IF([$Editor.AD31]=&quot;00&quot;;&quot;&quot;;COM.MICROSOFT.CONCAT(VLOOKUP([$Editor.AD31];[$Key.$A$2:.$C$257];3;1);&quot;%&quot;))">
            <text:p/>
          </table:table-cell>
          <table:table-cell table:style-name="ce28" table:formula="of:=HEX2DEC([$Editor.AE31])" office:value-type="float" office:value="0" calcext:value-type="float">
            <text:p>0</text:p>
          </table:table-cell>
          <table:table-cell table:style-name="ce31" table:formula="of:=HEX2DEC([$Editor.AF31])" office:value-type="float" office:value="0" calcext:value-type="float">
            <text:p>0</text:p>
          </table:table-cell>
          <table:table-cell table:style-name="ce28" table:formula="of:=HEX2DEC([$Editor.AG31])" office:value-type="float" office:value="1" calcext:value-type="float">
            <text:p>1</text:p>
          </table:table-cell>
          <table:table-cell table:style-name="ce31" table:formula="of:=VLOOKUP([$Editor.AH31];[$Key.$A$2:.$K$6];11;1)" office:value-type="float" office:value="0" calcext:value-type="float">
            <text:p/>
          </table:table-cell>
          <table:table-cell table:style-name="ce28" table:formula="of:=HEX2DEC([$Editor.AI31])" office:value-type="float" office:value="0" calcext:value-type="float">
            <text:p>0</text:p>
          </table:table-cell>
          <table:table-cell table:style-name="ce31" table:formula="of:=HEX2DEC([$Editor.AJ31])" office:value-type="float" office:value="0" calcext:value-type="float">
            <text:p>0</text:p>
          </table:table-cell>
          <table:table-cell table:style-name="ce28" table:formula="of:=HEX2DEC([$Editor.AK31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Yu-giri</text:p>
          </table:table-cell>
          <table:table-cell table:style-name="ce27" table:formula="of:=COM.MICROSOFT.CONCAT([$Editor.C32];[$Editor.B32])" office:value-type="string" office:string-value="0042" calcext:value-type="string" table:number-columns-spanned="2" table:number-rows-spanned="1">
            <text:p>0042</text:p>
          </table:table-cell>
          <table:covered-table-cell table:style-name="ce45"/>
          <table:table-cell table:style-name="ce29" table:formula="of:=HEX2DEC(COM.MICROSOFT.CONCAT([$Editor.E32];[$Editor.D32]))" office:value-type="float" office:value="1440" calcext:value-type="float" table:number-columns-spanned="2" table:number-rows-spanned="1">
            <text:p>1440</text:p>
          </table:table-cell>
          <table:covered-table-cell table:style-name="ce30"/>
          <table:table-cell table:style-name="ce27" table:formula="of:=COM.MICROSOFT.CONCAT([$Editor.G32];[$Editor.F32])" office:value-type="string" office:string-value="003e" calcext:value-type="string" table:number-columns-spanned="2" table:number-rows-spanned="1">
            <text:p>003e</text:p>
          </table:table-cell>
          <table:covered-table-cell table:style-name="ce30"/>
          <table:table-cell table:style-name="ce31" table:formula="of:=VLOOKUP([$Editor.H32];[$Key.$A$2:.$G$19];7;1)" office:value-type="string" office:string-value="Katana" calcext:value-type="string">
            <text:p>Katana</text:p>
          </table:table-cell>
          <table:table-cell table:style-name="ce28" table:formula="of:=VLOOKUP([$Editor.I32];[$Key.$A$2:.$H$12];8;1)" office:value-type="string" office:string-value="Water" calcext:value-type="string">
            <text:p>Water</text:p>
          </table:table-cell>
          <table:table-cell table:style-name="ce31" table:formula="of:=VLOOKUP([$Editor.J32];[$Key.$A$2:.$I$8];9;1)" office:value-type="string" office:string-value="2 Handed" calcext:value-type="string">
            <text:p>2 Handed</text:p>
          </table:table-cell>
          <table:table-cell table:style-name="ce28" table:formula="of:=VLOOKUP([$Editor.K32];[$Key.$A$2:.$J$6];10;1)" office:value-type="string" office:string-value="Close Ranged" calcext:value-type="string">
            <text:p>Close Ranged</text:p>
          </table:table-cell>
          <table:table-cell table:style-name="ce31" table:formula="of:=HEX2DEC([$Editor.L32])" office:value-type="float" office:value="1" calcext:value-type="float">
            <text:p>1</text:p>
          </table:table-cell>
          <table:table-cell table:style-name="ce28" table:formula="of:=VLOOKUP([$Editor.M32];[$Key.$A$2:.$C$257];3;1)" office:value-type="string" office:string-value="38" calcext:value-type="string">
            <text:p>38</text:p>
          </table:table-cell>
          <table:table-cell table:style-name="ce31" table:formula="of:=HEX2DEC([$Editor.N32])" office:value-type="float" office:value="52" calcext:value-type="float">
            <text:p>52</text:p>
          </table:table-cell>
          <table:table-cell table:style-name="ce28" table:formula="of:=HEX2DEC([$Editor.O32])" office:value-type="float" office:value="0" calcext:value-type="float">
            <text:p>0</text:p>
          </table:table-cell>
          <table:table-cell table:style-name="ce31" table:formula="of:=VLOOKUP([$Editor.P32];[$Key.$A$2:.$H$12];8;1)" office:value-type="string" office:string-value="Water" calcext:value-type="string">
            <text:p>Water</text:p>
          </table:table-cell>
          <table:table-cell table:style-name="ce28" table:formula="of:=HEX2DEC([$Editor.Q32])" office:value-type="float" office:value="0" calcext:value-type="float">
            <text:p>0</text:p>
          </table:table-cell>
          <table:table-cell table:style-name="ce31" table:formula="of:=VLOOKUP([$Editor.R32];[$Key.$A$2:.$D$257];4;1)" office:value-type="float" office:value="0" calcext:value-type="float">
            <text:p/>
          </table:table-cell>
          <table:table-cell table:style-name="ce28" table:formula="of:=VLOOKUP([$Editor.S32];[$Key.$A$2:.$F$257];6;1)" office:value-type="float" office:value="0" calcext:value-type="float">
            <text:p/>
          </table:table-cell>
          <table:table-cell table:style-name="ce31" table:formula="of:=VLOOKUP([$Editor.T32];[$Key.$A$2:.$E$257];5;1)" office:value-type="float" office:value="0" calcext:value-type="float">
            <text:p/>
          </table:table-cell>
          <table:table-cell table:style-name="ce28" table:formula="of:=IF([$Editor.U32]=&quot;00&quot;;&quot;&quot;;HEX2DEC([$Editor.U32]))">
            <text:p/>
          </table:table-cell>
          <table:table-cell table:style-name="ce31" table:formula="of:=IF([$Editor.V32]=&quot;00&quot;;&quot;&quot;;HEX2DEC([$Editor.V32]))">
            <text:p/>
          </table:table-cell>
          <table:table-cell table:style-name="ce28" table:formula="of:=IF([$Editor.W32]=&quot;00&quot;;&quot;&quot;;HEX2DEC([$Editor.W32]))" office:value-type="float" office:value="4" calcext:value-type="float">
            <text:p>4</text:p>
          </table:table-cell>
          <table:table-cell table:style-name="ce31" table:formula="of:=IF([$Editor.X32]=&quot;00&quot;;&quot;&quot;;COM.MICROSOFT.CONCAT(VLOOKUP([$Editor.X32];[$Key.$A$2:.$C$257];3;1);&quot;%&quot;))">
            <text:p/>
          </table:table-cell>
          <table:table-cell table:style-name="ce28" table:formula="of:=IF([$Editor.Y32]=&quot;00&quot;;&quot;&quot;;COM.MICROSOFT.CONCAT(VLOOKUP([$Editor.Y32];[$Key.$A$2:.$C$257];3;1);&quot;%&quot;))">
            <text:p/>
          </table:table-cell>
          <table:table-cell table:style-name="ce31" table:formula="of:=IF([$Editor.Z32]=&quot;00&quot;;&quot;&quot;;COM.MICROSOFT.CONCAT(VLOOKUP([$Editor.Z32];[$Key.$A$2:.$C$257];3;1);&quot;%&quot;))" office:value-type="string" office:string-value="-5%" calcext:value-type="string">
            <text:p>-5%</text:p>
          </table:table-cell>
          <table:table-cell table:style-name="ce28" table:formula="of:=IF([$Editor.AA32]=&quot;00&quot;;&quot;&quot;;COM.MICROSOFT.CONCAT(VLOOKUP([$Editor.AA32];[$Key.$A$2:.$C$257];3;1);&quot;%&quot;))">
            <text:p/>
          </table:table-cell>
          <table:table-cell table:style-name="ce31" table:formula="of:=IF([$Editor.AB32]=&quot;00&quot;;&quot;&quot;;COM.MICROSOFT.CONCAT(VLOOKUP([$Editor.AB32];[$Key.$A$2:.$C$257];3;1);&quot;%&quot;))">
            <text:p/>
          </table:table-cell>
          <table:table-cell table:style-name="ce28" table:formula="of:=IF([$Editor.AC32]=&quot;00&quot;;&quot;&quot;;COM.MICROSOFT.CONCAT(VLOOKUP([$Editor.AC32];[$Key.$A$2:.$C$257];3;1);&quot;%&quot;))">
            <text:p/>
          </table:table-cell>
          <table:table-cell table:style-name="ce31" table:formula="of:=IF([$Editor.AD32]=&quot;00&quot;;&quot;&quot;;COM.MICROSOFT.CONCAT(VLOOKUP([$Editor.AD32];[$Key.$A$2:.$C$257];3;1);&quot;%&quot;))">
            <text:p/>
          </table:table-cell>
          <table:table-cell table:style-name="ce28" table:formula="of:=HEX2DEC([$Editor.AE32])" office:value-type="float" office:value="0" calcext:value-type="float">
            <text:p>0</text:p>
          </table:table-cell>
          <table:table-cell table:style-name="ce31" table:formula="of:=HEX2DEC([$Editor.AF32])" office:value-type="float" office:value="0" calcext:value-type="float">
            <text:p>0</text:p>
          </table:table-cell>
          <table:table-cell table:style-name="ce28" table:formula="of:=HEX2DEC([$Editor.AG32])" office:value-type="float" office:value="1" calcext:value-type="float">
            <text:p>1</text:p>
          </table:table-cell>
          <table:table-cell table:style-name="ce31" table:formula="of:=VLOOKUP([$Editor.AH32];[$Key.$A$2:.$K$6];11;1)" office:value-type="float" office:value="0" calcext:value-type="float">
            <text:p/>
          </table:table-cell>
          <table:table-cell table:style-name="ce28" table:formula="of:=HEX2DEC([$Editor.AI32])" office:value-type="float" office:value="0" calcext:value-type="float">
            <text:p>0</text:p>
          </table:table-cell>
          <table:table-cell table:style-name="ce31" table:formula="of:=HEX2DEC([$Editor.AJ32])" office:value-type="float" office:value="0" calcext:value-type="float">
            <text:p>0</text:p>
          </table:table-cell>
          <table:table-cell table:style-name="ce28" table:formula="of:=HEX2DEC([$Editor.AK32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Rapier</text:p>
          </table:table-cell>
          <table:table-cell table:style-name="ce27" table:formula="of:=COM.MICROSOFT.CONCAT([$Editor.C33];[$Editor.B33])" office:value-type="string" office:string-value="0043" calcext:value-type="string" table:number-columns-spanned="2" table:number-rows-spanned="1">
            <text:p>0043</text:p>
          </table:table-cell>
          <table:covered-table-cell table:style-name="ce45"/>
          <table:table-cell table:style-name="ce29" table:formula="of:=HEX2DEC(COM.MICROSOFT.CONCAT([$Editor.E33];[$Editor.D33]))" office:value-type="float" office:value="420" calcext:value-type="float" table:number-columns-spanned="2" table:number-rows-spanned="1">
            <text:p>420</text:p>
          </table:table-cell>
          <table:covered-table-cell table:style-name="ce30"/>
          <table:table-cell table:style-name="ce27" table:formula="of:=COM.MICROSOFT.CONCAT([$Editor.G33];[$Editor.F33])" office:value-type="string" office:string-value="003f" calcext:value-type="string" table:number-columns-spanned="2" table:number-rows-spanned="1">
            <text:p>003f</text:p>
          </table:table-cell>
          <table:covered-table-cell table:style-name="ce30"/>
          <table:table-cell table:style-name="ce31" table:formula="of:=VLOOKUP([$Editor.H33];[$Key.$A$2:.$G$19];7;1)" office:value-type="string" office:string-value="Rapier" calcext:value-type="string">
            <text:p>Rapier</text:p>
          </table:table-cell>
          <table:table-cell table:style-name="ce28" table:formula="of:=VLOOKUP([$Editor.I33];[$Key.$A$2:.$H$12];8;1)" office:value-type="float" office:value="0" calcext:value-type="float">
            <text:p/>
          </table:table-cell>
          <table:table-cell table:style-name="ce31" table:formula="of:=VLOOKUP([$Editor.J33];[$Key.$A$2:.$I$8];9;1)" office:value-type="string" office:string-value="1 Handed" calcext:value-type="string">
            <text:p>1 Handed</text:p>
          </table:table-cell>
          <table:table-cell table:style-name="ce28" table:formula="of:=VLOOKUP([$Editor.K33];[$Key.$A$2:.$J$6];10;1)" office:value-type="string" office:string-value="Close Ranged" calcext:value-type="string">
            <text:p>Close Ranged</text:p>
          </table:table-cell>
          <table:table-cell table:style-name="ce31" table:formula="of:=HEX2DEC([$Editor.L33])" office:value-type="float" office:value="1" calcext:value-type="float">
            <text:p>1</text:p>
          </table:table-cell>
          <table:table-cell table:style-name="ce28" table:formula="of:=VLOOKUP([$Editor.M33];[$Key.$A$2:.$C$257];3;1)" office:value-type="string" office:string-value="17" calcext:value-type="string">
            <text:p>17</text:p>
          </table:table-cell>
          <table:table-cell table:style-name="ce31" table:formula="of:=HEX2DEC([$Editor.N33])" office:value-type="float" office:value="35" calcext:value-type="float">
            <text:p>35</text:p>
          </table:table-cell>
          <table:table-cell table:style-name="ce28" table:formula="of:=HEX2DEC([$Editor.O33])" office:value-type="float" office:value="0" calcext:value-type="float">
            <text:p>0</text:p>
          </table:table-cell>
          <table:table-cell table:style-name="ce31" table:formula="of:=VLOOKUP([$Editor.P33];[$Key.$A$2:.$H$12];8;1)" office:value-type="float" office:value="0" calcext:value-type="float">
            <text:p/>
          </table:table-cell>
          <table:table-cell table:style-name="ce28" table:formula="of:=HEX2DEC([$Editor.Q33])" office:value-type="float" office:value="0" calcext:value-type="float">
            <text:p>0</text:p>
          </table:table-cell>
          <table:table-cell table:style-name="ce31" table:formula="of:=VLOOKUP([$Editor.R33];[$Key.$A$2:.$D$257];4;1)" office:value-type="float" office:value="0" calcext:value-type="float">
            <text:p/>
          </table:table-cell>
          <table:table-cell table:style-name="ce28" table:formula="of:=VLOOKUP([$Editor.S33];[$Key.$A$2:.$F$257];6;1)" office:value-type="float" office:value="0" calcext:value-type="float">
            <text:p/>
          </table:table-cell>
          <table:table-cell table:style-name="ce31" table:formula="of:=VLOOKUP([$Editor.T33];[$Key.$A$2:.$E$257];5;1)" office:value-type="float" office:value="0" calcext:value-type="float">
            <text:p/>
          </table:table-cell>
          <table:table-cell table:style-name="ce28" table:formula="of:=IF([$Editor.U33]=&quot;00&quot;;&quot;&quot;;HEX2DEC([$Editor.U33]))">
            <text:p/>
          </table:table-cell>
          <table:table-cell table:style-name="ce31" table:formula="of:=IF([$Editor.V33]=&quot;00&quot;;&quot;&quot;;HEX2DEC([$Editor.V33]))">
            <text:p/>
          </table:table-cell>
          <table:table-cell table:style-name="ce28" table:formula="of:=IF([$Editor.W33]=&quot;00&quot;;&quot;&quot;;HEX2DEC([$Editor.W33]))">
            <text:p/>
          </table:table-cell>
          <table:table-cell table:style-name="ce31" table:formula="of:=IF([$Editor.X33]=&quot;00&quot;;&quot;&quot;;COM.MICROSOFT.CONCAT(VLOOKUP([$Editor.X33];[$Key.$A$2:.$C$257];3;1);&quot;%&quot;))">
            <text:p/>
          </table:table-cell>
          <table:table-cell table:style-name="ce28" table:formula="of:=IF([$Editor.Y33]=&quot;00&quot;;&quot;&quot;;COM.MICROSOFT.CONCAT(VLOOKUP([$Editor.Y33];[$Key.$A$2:.$C$257];3;1);&quot;%&quot;))">
            <text:p/>
          </table:table-cell>
          <table:table-cell table:style-name="ce31" table:formula="of:=IF([$Editor.Z33]=&quot;00&quot;;&quot;&quot;;COM.MICROSOFT.CONCAT(VLOOKUP([$Editor.Z33];[$Key.$A$2:.$C$257];3;1);&quot;%&quot;))">
            <text:p/>
          </table:table-cell>
          <table:table-cell table:style-name="ce28" table:formula="of:=IF([$Editor.AA33]=&quot;00&quot;;&quot;&quot;;COM.MICROSOFT.CONCAT(VLOOKUP([$Editor.AA33];[$Key.$A$2:.$C$257];3;1);&quot;%&quot;))">
            <text:p/>
          </table:table-cell>
          <table:table-cell table:style-name="ce31" table:formula="of:=IF([$Editor.AB33]=&quot;00&quot;;&quot;&quot;;COM.MICROSOFT.CONCAT(VLOOKUP([$Editor.AB33];[$Key.$A$2:.$C$257];3;1);&quot;%&quot;))">
            <text:p/>
          </table:table-cell>
          <table:table-cell table:style-name="ce28" table:formula="of:=IF([$Editor.AC33]=&quot;00&quot;;&quot;&quot;;COM.MICROSOFT.CONCAT(VLOOKUP([$Editor.AC33];[$Key.$A$2:.$C$257];3;1);&quot;%&quot;))">
            <text:p/>
          </table:table-cell>
          <table:table-cell table:style-name="ce31" table:formula="of:=IF([$Editor.AD33]=&quot;00&quot;;&quot;&quot;;COM.MICROSOFT.CONCAT(VLOOKUP([$Editor.AD33];[$Key.$A$2:.$C$257];3;1);&quot;%&quot;))">
            <text:p/>
          </table:table-cell>
          <table:table-cell table:style-name="ce28" table:formula="of:=HEX2DEC([$Editor.AE33])" office:value-type="float" office:value="0" calcext:value-type="float">
            <text:p>0</text:p>
          </table:table-cell>
          <table:table-cell table:style-name="ce31" table:formula="of:=HEX2DEC([$Editor.AF33])" office:value-type="float" office:value="0" calcext:value-type="float">
            <text:p>0</text:p>
          </table:table-cell>
          <table:table-cell table:style-name="ce28" table:formula="of:=HEX2DEC([$Editor.AG33])" office:value-type="float" office:value="0" calcext:value-type="float">
            <text:p>0</text:p>
          </table:table-cell>
          <table:table-cell table:style-name="ce31" table:formula="of:=VLOOKUP([$Editor.AH33];[$Key.$A$2:.$K$6];11;1)" office:value-type="float" office:value="0" calcext:value-type="float">
            <text:p/>
          </table:table-cell>
          <table:table-cell table:style-name="ce28" table:formula="of:=HEX2DEC([$Editor.AI33])" office:value-type="float" office:value="0" calcext:value-type="float">
            <text:p>0</text:p>
          </table:table-cell>
          <table:table-cell table:style-name="ce31" table:formula="of:=HEX2DEC([$Editor.AJ33])" office:value-type="float" office:value="0" calcext:value-type="float">
            <text:p>0</text:p>
          </table:table-cell>
          <table:table-cell table:style-name="ce28" table:formula="of:=HEX2DEC([$Editor.AK33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Estoc</text:p>
          </table:table-cell>
          <table:table-cell table:style-name="ce27" table:formula="of:=COM.MICROSOFT.CONCAT([$Editor.C34];[$Editor.B34])" office:value-type="string" office:string-value="0044" calcext:value-type="string" table:number-columns-spanned="2" table:number-rows-spanned="1">
            <text:p>0044</text:p>
          </table:table-cell>
          <table:covered-table-cell table:style-name="ce45"/>
          <table:table-cell table:style-name="ce29" table:formula="of:=HEX2DEC(COM.MICROSOFT.CONCAT([$Editor.E34];[$Editor.D34]))" office:value-type="float" office:value="640" calcext:value-type="float" table:number-columns-spanned="2" table:number-rows-spanned="1">
            <text:p>640</text:p>
          </table:table-cell>
          <table:covered-table-cell table:style-name="ce30"/>
          <table:table-cell table:style-name="ce27" table:formula="of:=COM.MICROSOFT.CONCAT([$Editor.G34];[$Editor.F34])" office:value-type="string" office:string-value="0040" calcext:value-type="string" table:number-columns-spanned="2" table:number-rows-spanned="1">
            <text:p>0040</text:p>
          </table:table-cell>
          <table:covered-table-cell table:style-name="ce30"/>
          <table:table-cell table:style-name="ce31" table:formula="of:=VLOOKUP([$Editor.H34];[$Key.$A$2:.$G$19];7;1)" office:value-type="string" office:string-value="Rapier" calcext:value-type="string">
            <text:p>Rapier</text:p>
          </table:table-cell>
          <table:table-cell table:style-name="ce28" table:formula="of:=VLOOKUP([$Editor.I34];[$Key.$A$2:.$H$12];8;1)" office:value-type="float" office:value="0" calcext:value-type="float">
            <text:p/>
          </table:table-cell>
          <table:table-cell table:style-name="ce31" table:formula="of:=VLOOKUP([$Editor.J34];[$Key.$A$2:.$I$8];9;1)" office:value-type="string" office:string-value="1 Handed" calcext:value-type="string">
            <text:p>1 Handed</text:p>
          </table:table-cell>
          <table:table-cell table:style-name="ce28" table:formula="of:=VLOOKUP([$Editor.K34];[$Key.$A$2:.$J$6];10;1)" office:value-type="string" office:string-value="Close Ranged" calcext:value-type="string">
            <text:p>Close Ranged</text:p>
          </table:table-cell>
          <table:table-cell table:style-name="ce31" table:formula="of:=HEX2DEC([$Editor.L34])" office:value-type="float" office:value="1" calcext:value-type="float">
            <text:p>1</text:p>
          </table:table-cell>
          <table:table-cell table:style-name="ce28" table:formula="of:=VLOOKUP([$Editor.M34];[$Key.$A$2:.$C$257];3;1)" office:value-type="string" office:string-value="21" calcext:value-type="string">
            <text:p>21</text:p>
          </table:table-cell>
          <table:table-cell table:style-name="ce31" table:formula="of:=HEX2DEC([$Editor.N34])" office:value-type="float" office:value="40" calcext:value-type="float">
            <text:p>40</text:p>
          </table:table-cell>
          <table:table-cell table:style-name="ce28" table:formula="of:=HEX2DEC([$Editor.O34])" office:value-type="float" office:value="0" calcext:value-type="float">
            <text:p>0</text:p>
          </table:table-cell>
          <table:table-cell table:style-name="ce31" table:formula="of:=VLOOKUP([$Editor.P34];[$Key.$A$2:.$H$12];8;1)" office:value-type="float" office:value="0" calcext:value-type="float">
            <text:p/>
          </table:table-cell>
          <table:table-cell table:style-name="ce28" table:formula="of:=HEX2DEC([$Editor.Q34])" office:value-type="float" office:value="0" calcext:value-type="float">
            <text:p>0</text:p>
          </table:table-cell>
          <table:table-cell table:style-name="ce31" table:formula="of:=VLOOKUP([$Editor.R34];[$Key.$A$2:.$D$257];4;1)" office:value-type="float" office:value="0" calcext:value-type="float">
            <text:p/>
          </table:table-cell>
          <table:table-cell table:style-name="ce28" table:formula="of:=VLOOKUP([$Editor.S34];[$Key.$A$2:.$F$257];6;1)" office:value-type="float" office:value="0" calcext:value-type="float">
            <text:p/>
          </table:table-cell>
          <table:table-cell table:style-name="ce31" table:formula="of:=VLOOKUP([$Editor.T34];[$Key.$A$2:.$E$257];5;1)" office:value-type="float" office:value="0" calcext:value-type="float">
            <text:p/>
          </table:table-cell>
          <table:table-cell table:style-name="ce28" table:formula="of:=IF([$Editor.U34]=&quot;00&quot;;&quot;&quot;;HEX2DEC([$Editor.U34]))">
            <text:p/>
          </table:table-cell>
          <table:table-cell table:style-name="ce31" table:formula="of:=IF([$Editor.V34]=&quot;00&quot;;&quot;&quot;;HEX2DEC([$Editor.V34]))">
            <text:p/>
          </table:table-cell>
          <table:table-cell table:style-name="ce28" table:formula="of:=IF([$Editor.W34]=&quot;00&quot;;&quot;&quot;;HEX2DEC([$Editor.W34]))">
            <text:p/>
          </table:table-cell>
          <table:table-cell table:style-name="ce31" table:formula="of:=IF([$Editor.X34]=&quot;00&quot;;&quot;&quot;;COM.MICROSOFT.CONCAT(VLOOKUP([$Editor.X34];[$Key.$A$2:.$C$257];3;1);&quot;%&quot;))">
            <text:p/>
          </table:table-cell>
          <table:table-cell table:style-name="ce28" table:formula="of:=IF([$Editor.Y34]=&quot;00&quot;;&quot;&quot;;COM.MICROSOFT.CONCAT(VLOOKUP([$Editor.Y34];[$Key.$A$2:.$C$257];3;1);&quot;%&quot;))">
            <text:p/>
          </table:table-cell>
          <table:table-cell table:style-name="ce31" table:formula="of:=IF([$Editor.Z34]=&quot;00&quot;;&quot;&quot;;COM.MICROSOFT.CONCAT(VLOOKUP([$Editor.Z34];[$Key.$A$2:.$C$257];3;1);&quot;%&quot;))">
            <text:p/>
          </table:table-cell>
          <table:table-cell table:style-name="ce28" table:formula="of:=IF([$Editor.AA34]=&quot;00&quot;;&quot;&quot;;COM.MICROSOFT.CONCAT(VLOOKUP([$Editor.AA34];[$Key.$A$2:.$C$257];3;1);&quot;%&quot;))">
            <text:p/>
          </table:table-cell>
          <table:table-cell table:style-name="ce31" table:formula="of:=IF([$Editor.AB34]=&quot;00&quot;;&quot;&quot;;COM.MICROSOFT.CONCAT(VLOOKUP([$Editor.AB34];[$Key.$A$2:.$C$257];3;1);&quot;%&quot;))">
            <text:p/>
          </table:table-cell>
          <table:table-cell table:style-name="ce28" table:formula="of:=IF([$Editor.AC34]=&quot;00&quot;;&quot;&quot;;COM.MICROSOFT.CONCAT(VLOOKUP([$Editor.AC34];[$Key.$A$2:.$C$257];3;1);&quot;%&quot;))">
            <text:p/>
          </table:table-cell>
          <table:table-cell table:style-name="ce31" table:formula="of:=IF([$Editor.AD34]=&quot;00&quot;;&quot;&quot;;COM.MICROSOFT.CONCAT(VLOOKUP([$Editor.AD34];[$Key.$A$2:.$C$257];3;1);&quot;%&quot;))">
            <text:p/>
          </table:table-cell>
          <table:table-cell table:style-name="ce28" table:formula="of:=HEX2DEC([$Editor.AE34])" office:value-type="float" office:value="0" calcext:value-type="float">
            <text:p>0</text:p>
          </table:table-cell>
          <table:table-cell table:style-name="ce31" table:formula="of:=HEX2DEC([$Editor.AF34])" office:value-type="float" office:value="0" calcext:value-type="float">
            <text:p>0</text:p>
          </table:table-cell>
          <table:table-cell table:style-name="ce28" table:formula="of:=HEX2DEC([$Editor.AG34])" office:value-type="float" office:value="0" calcext:value-type="float">
            <text:p>0</text:p>
          </table:table-cell>
          <table:table-cell table:style-name="ce31" table:formula="of:=VLOOKUP([$Editor.AH34];[$Key.$A$2:.$K$6];11;1)" office:value-type="float" office:value="0" calcext:value-type="float">
            <text:p/>
          </table:table-cell>
          <table:table-cell table:style-name="ce28" table:formula="of:=HEX2DEC([$Editor.AI34])" office:value-type="float" office:value="0" calcext:value-type="float">
            <text:p>0</text:p>
          </table:table-cell>
          <table:table-cell table:style-name="ce31" table:formula="of:=HEX2DEC([$Editor.AJ34])" office:value-type="float" office:value="0" calcext:value-type="float">
            <text:p>0</text:p>
          </table:table-cell>
          <table:table-cell table:style-name="ce28" table:formula="of:=HEX2DEC([$Editor.AK34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Dragon Gem Sword</text:p>
          </table:table-cell>
          <table:table-cell table:style-name="ce27" table:formula="of:=COM.MICROSOFT.CONCAT([$Editor.C35];[$Editor.B35])" office:value-type="string" office:string-value="0045" calcext:value-type="string" table:number-columns-spanned="2" table:number-rows-spanned="1">
            <text:p>0045</text:p>
          </table:table-cell>
          <table:covered-table-cell table:style-name="ce45"/>
          <table:table-cell table:style-name="ce29" table:formula="of:=HEX2DEC(COM.MICROSOFT.CONCAT([$Editor.E35];[$Editor.D35]))" office:value-type="float" office:value="880" calcext:value-type="float" table:number-columns-spanned="2" table:number-rows-spanned="1">
            <text:p>880</text:p>
          </table:table-cell>
          <table:covered-table-cell table:style-name="ce30"/>
          <table:table-cell table:style-name="ce27" table:formula="of:=COM.MICROSOFT.CONCAT([$Editor.G35];[$Editor.F35])" office:value-type="string" office:string-value="0041" calcext:value-type="string" table:number-columns-spanned="2" table:number-rows-spanned="1">
            <text:p>0041</text:p>
          </table:table-cell>
          <table:covered-table-cell table:style-name="ce30"/>
          <table:table-cell table:style-name="ce31" table:formula="of:=VLOOKUP([$Editor.H35];[$Key.$A$2:.$G$19];7;1)" office:value-type="string" office:string-value="Rapier" calcext:value-type="string">
            <text:p>Rapier</text:p>
          </table:table-cell>
          <table:table-cell table:style-name="ce28" table:formula="of:=VLOOKUP([$Editor.I35];[$Key.$A$2:.$H$12];8;1)" office:value-type="float" office:value="0" calcext:value-type="float">
            <text:p/>
          </table:table-cell>
          <table:table-cell table:style-name="ce31" table:formula="of:=VLOOKUP([$Editor.J35];[$Key.$A$2:.$I$8];9;1)" office:value-type="string" office:string-value="1 Handed" calcext:value-type="string">
            <text:p>1 Handed</text:p>
          </table:table-cell>
          <table:table-cell table:style-name="ce28" table:formula="of:=VLOOKUP([$Editor.K35];[$Key.$A$2:.$J$6];10;1)" office:value-type="string" office:string-value="Close Ranged" calcext:value-type="string">
            <text:p>Close Ranged</text:p>
          </table:table-cell>
          <table:table-cell table:style-name="ce31" table:formula="of:=HEX2DEC([$Editor.L35])" office:value-type="float" office:value="1" calcext:value-type="float">
            <text:p>1</text:p>
          </table:table-cell>
          <table:table-cell table:style-name="ce28" table:formula="of:=VLOOKUP([$Editor.M35];[$Key.$A$2:.$C$257];3;1)" office:value-type="string" office:string-value="23" calcext:value-type="string">
            <text:p>23</text:p>
          </table:table-cell>
          <table:table-cell table:style-name="ce31" table:formula="of:=HEX2DEC([$Editor.N35])" office:value-type="float" office:value="48" calcext:value-type="float">
            <text:p>48</text:p>
          </table:table-cell>
          <table:table-cell table:style-name="ce28" table:formula="of:=HEX2DEC([$Editor.O35])" office:value-type="float" office:value="0" calcext:value-type="float">
            <text:p>0</text:p>
          </table:table-cell>
          <table:table-cell table:style-name="ce31" table:formula="of:=VLOOKUP([$Editor.P35];[$Key.$A$2:.$H$12];8;1)" office:value-type="float" office:value="0" calcext:value-type="float">
            <text:p/>
          </table:table-cell>
          <table:table-cell table:style-name="ce28" table:formula="of:=HEX2DEC([$Editor.Q35])" office:value-type="float" office:value="0" calcext:value-type="float">
            <text:p>0</text:p>
          </table:table-cell>
          <table:table-cell table:style-name="ce31" table:formula="of:=VLOOKUP([$Editor.R35];[$Key.$A$2:.$D$257];4;1)" office:value-type="float" office:value="0" calcext:value-type="float">
            <text:p/>
          </table:table-cell>
          <table:table-cell table:style-name="ce28" table:formula="of:=VLOOKUP([$Editor.S35];[$Key.$A$2:.$F$257];6;1)" office:value-type="float" office:value="0" calcext:value-type="float">
            <text:p/>
          </table:table-cell>
          <table:table-cell table:style-name="ce31" table:formula="of:=VLOOKUP([$Editor.T35];[$Key.$A$2:.$E$257];5;1)" office:value-type="string" office:string-value="Support Nearby Dragons" calcext:value-type="string">
            <text:p>Support Nearby Dragons</text:p>
          </table:table-cell>
          <table:table-cell table:style-name="ce28" table:formula="of:=IF([$Editor.U35]=&quot;00&quot;;&quot;&quot;;HEX2DEC([$Editor.U35]))">
            <text:p/>
          </table:table-cell>
          <table:table-cell table:style-name="ce31" table:formula="of:=IF([$Editor.V35]=&quot;00&quot;;&quot;&quot;;HEX2DEC([$Editor.V35]))">
            <text:p/>
          </table:table-cell>
          <table:table-cell table:style-name="ce28" table:formula="of:=IF([$Editor.W35]=&quot;00&quot;;&quot;&quot;;HEX2DEC([$Editor.W35]))">
            <text:p/>
          </table:table-cell>
          <table:table-cell table:style-name="ce31" table:formula="of:=IF([$Editor.X35]=&quot;00&quot;;&quot;&quot;;COM.MICROSOFT.CONCAT(VLOOKUP([$Editor.X35];[$Key.$A$2:.$C$257];3;1);&quot;%&quot;))">
            <text:p/>
          </table:table-cell>
          <table:table-cell table:style-name="ce28" table:formula="of:=IF([$Editor.Y35]=&quot;00&quot;;&quot;&quot;;COM.MICROSOFT.CONCAT(VLOOKUP([$Editor.Y35];[$Key.$A$2:.$C$257];3;1);&quot;%&quot;))">
            <text:p/>
          </table:table-cell>
          <table:table-cell table:style-name="ce31" table:formula="of:=IF([$Editor.Z35]=&quot;00&quot;;&quot;&quot;;COM.MICROSOFT.CONCAT(VLOOKUP([$Editor.Z35];[$Key.$A$2:.$C$257];3;1);&quot;%&quot;))">
            <text:p/>
          </table:table-cell>
          <table:table-cell table:style-name="ce28" table:formula="of:=IF([$Editor.AA35]=&quot;00&quot;;&quot;&quot;;COM.MICROSOFT.CONCAT(VLOOKUP([$Editor.AA35];[$Key.$A$2:.$C$257];3;1);&quot;%&quot;))">
            <text:p/>
          </table:table-cell>
          <table:table-cell table:style-name="ce31" table:formula="of:=IF([$Editor.AB35]=&quot;00&quot;;&quot;&quot;;COM.MICROSOFT.CONCAT(VLOOKUP([$Editor.AB35];[$Key.$A$2:.$C$257];3;1);&quot;%&quot;))">
            <text:p/>
          </table:table-cell>
          <table:table-cell table:style-name="ce28" table:formula="of:=IF([$Editor.AC35]=&quot;00&quot;;&quot;&quot;;COM.MICROSOFT.CONCAT(VLOOKUP([$Editor.AC35];[$Key.$A$2:.$C$257];3;1);&quot;%&quot;))">
            <text:p/>
          </table:table-cell>
          <table:table-cell table:style-name="ce31" table:formula="of:=IF([$Editor.AD35]=&quot;00&quot;;&quot;&quot;;COM.MICROSOFT.CONCAT(VLOOKUP([$Editor.AD35];[$Key.$A$2:.$C$257];3;1);&quot;%&quot;))">
            <text:p/>
          </table:table-cell>
          <table:table-cell table:style-name="ce28" table:formula="of:=HEX2DEC([$Editor.AE35])" office:value-type="float" office:value="0" calcext:value-type="float">
            <text:p>0</text:p>
          </table:table-cell>
          <table:table-cell table:style-name="ce31" table:formula="of:=HEX2DEC([$Editor.AF35])" office:value-type="float" office:value="0" calcext:value-type="float">
            <text:p>0</text:p>
          </table:table-cell>
          <table:table-cell table:style-name="ce28" table:formula="of:=HEX2DEC([$Editor.AG35])" office:value-type="float" office:value="0" calcext:value-type="float">
            <text:p>0</text:p>
          </table:table-cell>
          <table:table-cell table:style-name="ce31" table:formula="of:=VLOOKUP([$Editor.AH35];[$Key.$A$2:.$K$6];11;1)" office:value-type="float" office:value="0" calcext:value-type="float">
            <text:p/>
          </table:table-cell>
          <table:table-cell table:style-name="ce28" table:formula="of:=HEX2DEC([$Editor.AI35])" office:value-type="float" office:value="0" calcext:value-type="float">
            <text:p>0</text:p>
          </table:table-cell>
          <table:table-cell table:style-name="ce31" table:formula="of:=HEX2DEC([$Editor.AJ35])" office:value-type="float" office:value="0" calcext:value-type="float">
            <text:p>0</text:p>
          </table:table-cell>
          <table:table-cell table:style-name="ce28" table:formula="of:=HEX2DEC([$Editor.AK35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Inca Rose</text:p>
          </table:table-cell>
          <table:table-cell table:style-name="ce27" table:formula="of:=COM.MICROSOFT.CONCAT([$Editor.C36];[$Editor.B36])" office:value-type="string" office:string-value="0046" calcext:value-type="string" table:number-columns-spanned="2" table:number-rows-spanned="1">
            <text:p>0046</text:p>
          </table:table-cell>
          <table:covered-table-cell table:style-name="ce45"/>
          <table:table-cell table:style-name="ce29" table:formula="of:=HEX2DEC(COM.MICROSOFT.CONCAT([$Editor.E36];[$Editor.D36]))" office:value-type="float" office:value="1100" calcext:value-type="float" table:number-columns-spanned="2" table:number-rows-spanned="1">
            <text:p>1100</text:p>
          </table:table-cell>
          <table:covered-table-cell table:style-name="ce30"/>
          <table:table-cell table:style-name="ce27" table:formula="of:=COM.MICROSOFT.CONCAT([$Editor.G36];[$Editor.F36])" office:value-type="string" office:string-value="0042" calcext:value-type="string" table:number-columns-spanned="2" table:number-rows-spanned="1">
            <text:p>0042</text:p>
          </table:table-cell>
          <table:covered-table-cell table:style-name="ce30"/>
          <table:table-cell table:style-name="ce31" table:formula="of:=VLOOKUP([$Editor.H36];[$Key.$A$2:.$G$19];7;1)" office:value-type="string" office:string-value="Rapier" calcext:value-type="string">
            <text:p>Rapier</text:p>
          </table:table-cell>
          <table:table-cell table:style-name="ce28" table:formula="of:=VLOOKUP([$Editor.I36];[$Key.$A$2:.$H$12];8;1)" office:value-type="string" office:string-value="Fire" calcext:value-type="string">
            <text:p>Fire</text:p>
          </table:table-cell>
          <table:table-cell table:style-name="ce31" table:formula="of:=VLOOKUP([$Editor.J36];[$Key.$A$2:.$I$8];9;1)" office:value-type="string" office:string-value="1 Handed" calcext:value-type="string">
            <text:p>1 Handed</text:p>
          </table:table-cell>
          <table:table-cell table:style-name="ce28" table:formula="of:=VLOOKUP([$Editor.K36];[$Key.$A$2:.$J$6];10;1)" office:value-type="string" office:string-value="Close Ranged" calcext:value-type="string">
            <text:p>Close Ranged</text:p>
          </table:table-cell>
          <table:table-cell table:style-name="ce31" table:formula="of:=HEX2DEC([$Editor.L36])" office:value-type="float" office:value="1" calcext:value-type="float">
            <text:p>1</text:p>
          </table:table-cell>
          <table:table-cell table:style-name="ce28" table:formula="of:=VLOOKUP([$Editor.M36];[$Key.$A$2:.$C$257];3;1)" office:value-type="string" office:string-value="25" calcext:value-type="string">
            <text:p>25</text:p>
          </table:table-cell>
          <table:table-cell table:style-name="ce31" table:formula="of:=HEX2DEC([$Editor.N36])" office:value-type="float" office:value="52" calcext:value-type="float">
            <text:p>52</text:p>
          </table:table-cell>
          <table:table-cell table:style-name="ce28" table:formula="of:=HEX2DEC([$Editor.O36])" office:value-type="float" office:value="0" calcext:value-type="float">
            <text:p>0</text:p>
          </table:table-cell>
          <table:table-cell table:style-name="ce31" table:formula="of:=VLOOKUP([$Editor.P36];[$Key.$A$2:.$H$12];8;1)" office:value-type="string" office:string-value="Fire" calcext:value-type="string">
            <text:p>Fire</text:p>
          </table:table-cell>
          <table:table-cell table:style-name="ce28" table:formula="of:=HEX2DEC([$Editor.Q36])" office:value-type="float" office:value="0" calcext:value-type="float">
            <text:p>0</text:p>
          </table:table-cell>
          <table:table-cell table:style-name="ce31" table:formula="of:=VLOOKUP([$Editor.R36];[$Key.$A$2:.$D$257];4;1)" office:value-type="float" office:value="0" calcext:value-type="float">
            <text:p/>
          </table:table-cell>
          <table:table-cell table:style-name="ce28" table:formula="of:=VLOOKUP([$Editor.S36];[$Key.$A$2:.$F$257];6;1)" office:value-type="float" office:value="0" calcext:value-type="float">
            <text:p/>
          </table:table-cell>
          <table:table-cell table:style-name="ce31" table:formula="of:=VLOOKUP([$Editor.T36];[$Key.$A$2:.$E$257];5;1)" office:value-type="float" office:value="0" calcext:value-type="float">
            <text:p/>
          </table:table-cell>
          <table:table-cell table:style-name="ce28" table:formula="of:=IF([$Editor.U36]=&quot;00&quot;;&quot;&quot;;HEX2DEC([$Editor.U36]))">
            <text:p/>
          </table:table-cell>
          <table:table-cell table:style-name="ce31" table:formula="of:=IF([$Editor.V36]=&quot;00&quot;;&quot;&quot;;HEX2DEC([$Editor.V36]))">
            <text:p/>
          </table:table-cell>
          <table:table-cell table:style-name="ce28" table:formula="of:=IF([$Editor.W36]=&quot;00&quot;;&quot;&quot;;HEX2DEC([$Editor.W36]))">
            <text:p/>
          </table:table-cell>
          <table:table-cell table:style-name="ce31" table:formula="of:=IF([$Editor.X36]=&quot;00&quot;;&quot;&quot;;COM.MICROSOFT.CONCAT(VLOOKUP([$Editor.X36];[$Key.$A$2:.$C$257];3;1);&quot;%&quot;))">
            <text:p/>
          </table:table-cell>
          <table:table-cell table:style-name="ce28" table:formula="of:=IF([$Editor.Y36]=&quot;00&quot;;&quot;&quot;;COM.MICROSOFT.CONCAT(VLOOKUP([$Editor.Y36];[$Key.$A$2:.$C$257];3;1);&quot;%&quot;))">
            <text:p/>
          </table:table-cell>
          <table:table-cell table:style-name="ce31" table:formula="of:=IF([$Editor.Z36]=&quot;00&quot;;&quot;&quot;;COM.MICROSOFT.CONCAT(VLOOKUP([$Editor.Z36];[$Key.$A$2:.$C$257];3;1);&quot;%&quot;))">
            <text:p/>
          </table:table-cell>
          <table:table-cell table:style-name="ce28" table:formula="of:=IF([$Editor.AA36]=&quot;00&quot;;&quot;&quot;;COM.MICROSOFT.CONCAT(VLOOKUP([$Editor.AA36];[$Key.$A$2:.$C$257];3;1);&quot;%&quot;))">
            <text:p/>
          </table:table-cell>
          <table:table-cell table:style-name="ce31" table:formula="of:=IF([$Editor.AB36]=&quot;00&quot;;&quot;&quot;;COM.MICROSOFT.CONCAT(VLOOKUP([$Editor.AB36];[$Key.$A$2:.$C$257];3;1);&quot;%&quot;))" office:value-type="string" office:string-value="-5%" calcext:value-type="string">
            <text:p>-5%</text:p>
          </table:table-cell>
          <table:table-cell table:style-name="ce28" table:formula="of:=IF([$Editor.AC36]=&quot;00&quot;;&quot;&quot;;COM.MICROSOFT.CONCAT(VLOOKUP([$Editor.AC36];[$Key.$A$2:.$C$257];3;1);&quot;%&quot;))">
            <text:p/>
          </table:table-cell>
          <table:table-cell table:style-name="ce31" table:formula="of:=IF([$Editor.AD36]=&quot;00&quot;;&quot;&quot;;COM.MICROSOFT.CONCAT(VLOOKUP([$Editor.AD36];[$Key.$A$2:.$C$257];3;1);&quot;%&quot;))">
            <text:p/>
          </table:table-cell>
          <table:table-cell table:style-name="ce28" table:formula="of:=HEX2DEC([$Editor.AE36])" office:value-type="float" office:value="0" calcext:value-type="float">
            <text:p>0</text:p>
          </table:table-cell>
          <table:table-cell table:style-name="ce31" table:formula="of:=HEX2DEC([$Editor.AF36])" office:value-type="float" office:value="0" calcext:value-type="float">
            <text:p>0</text:p>
          </table:table-cell>
          <table:table-cell table:style-name="ce28" table:formula="of:=HEX2DEC([$Editor.AG36])" office:value-type="float" office:value="0" calcext:value-type="float">
            <text:p>0</text:p>
          </table:table-cell>
          <table:table-cell table:style-name="ce31" table:formula="of:=VLOOKUP([$Editor.AH36];[$Key.$A$2:.$K$6];11;1)" office:value-type="float" office:value="0" calcext:value-type="float">
            <text:p/>
          </table:table-cell>
          <table:table-cell table:style-name="ce28" table:formula="of:=HEX2DEC([$Editor.AI36])" office:value-type="float" office:value="0" calcext:value-type="float">
            <text:p>0</text:p>
          </table:table-cell>
          <table:table-cell table:style-name="ce31" table:formula="of:=HEX2DEC([$Editor.AJ36])" office:value-type="float" office:value="0" calcext:value-type="float">
            <text:p>0</text:p>
          </table:table-cell>
          <table:table-cell table:style-name="ce28" table:formula="of:=HEX2DEC([$Editor.AK36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Peridot Sword</text:p>
          </table:table-cell>
          <table:table-cell table:style-name="ce27" table:formula="of:=COM.MICROSOFT.CONCAT([$Editor.C37];[$Editor.B37])" office:value-type="string" office:string-value="0047" calcext:value-type="string" table:number-columns-spanned="2" table:number-rows-spanned="1">
            <text:p>0047</text:p>
          </table:table-cell>
          <table:covered-table-cell table:style-name="ce45"/>
          <table:table-cell table:style-name="ce29" table:formula="of:=HEX2DEC(COM.MICROSOFT.CONCAT([$Editor.E37];[$Editor.D37]))" office:value-type="float" office:value="1440" calcext:value-type="float" table:number-columns-spanned="2" table:number-rows-spanned="1">
            <text:p>1440</text:p>
          </table:table-cell>
          <table:covered-table-cell table:style-name="ce30"/>
          <table:table-cell table:style-name="ce27" table:formula="of:=COM.MICROSOFT.CONCAT([$Editor.G37];[$Editor.F37])" office:value-type="string" office:string-value="0043" calcext:value-type="string" table:number-columns-spanned="2" table:number-rows-spanned="1">
            <text:p>0043</text:p>
          </table:table-cell>
          <table:covered-table-cell table:style-name="ce30"/>
          <table:table-cell table:style-name="ce31" table:formula="of:=VLOOKUP([$Editor.H37];[$Key.$A$2:.$G$19];7;1)" office:value-type="string" office:string-value="Rapier" calcext:value-type="string">
            <text:p>Rapier</text:p>
          </table:table-cell>
          <table:table-cell table:style-name="ce28" table:formula="of:=VLOOKUP([$Editor.I37];[$Key.$A$2:.$H$12];8;1)" office:value-type="string" office:string-value="Water" calcext:value-type="string">
            <text:p>Water</text:p>
          </table:table-cell>
          <table:table-cell table:style-name="ce31" table:formula="of:=VLOOKUP([$Editor.J37];[$Key.$A$2:.$I$8];9;1)" office:value-type="string" office:string-value="1 Handed" calcext:value-type="string">
            <text:p>1 Handed</text:p>
          </table:table-cell>
          <table:table-cell table:style-name="ce28" table:formula="of:=VLOOKUP([$Editor.K37];[$Key.$A$2:.$J$6];10;1)" office:value-type="string" office:string-value="Close Ranged" calcext:value-type="string">
            <text:p>Close Ranged</text:p>
          </table:table-cell>
          <table:table-cell table:style-name="ce31" table:formula="of:=HEX2DEC([$Editor.L37])" office:value-type="float" office:value="1" calcext:value-type="float">
            <text:p>1</text:p>
          </table:table-cell>
          <table:table-cell table:style-name="ce28" table:formula="of:=VLOOKUP([$Editor.M37];[$Key.$A$2:.$C$257];3;1)" office:value-type="string" office:string-value="25" calcext:value-type="string">
            <text:p>25</text:p>
          </table:table-cell>
          <table:table-cell table:style-name="ce31" table:formula="of:=HEX2DEC([$Editor.N37])" office:value-type="float" office:value="60" calcext:value-type="float">
            <text:p>60</text:p>
          </table:table-cell>
          <table:table-cell table:style-name="ce28" table:formula="of:=HEX2DEC([$Editor.O37])" office:value-type="float" office:value="0" calcext:value-type="float">
            <text:p>0</text:p>
          </table:table-cell>
          <table:table-cell table:style-name="ce31" table:formula="of:=VLOOKUP([$Editor.P37];[$Key.$A$2:.$H$12];8;1)" office:value-type="string" office:string-value="Water" calcext:value-type="string">
            <text:p>Water</text:p>
          </table:table-cell>
          <table:table-cell table:style-name="ce28" table:formula="of:=HEX2DEC([$Editor.Q37])" office:value-type="float" office:value="0" calcext:value-type="float">
            <text:p>0</text:p>
          </table:table-cell>
          <table:table-cell table:style-name="ce31" table:formula="of:=VLOOKUP([$Editor.R37];[$Key.$A$2:.$D$257];4;1)" office:value-type="float" office:value="0" calcext:value-type="float">
            <text:p/>
          </table:table-cell>
          <table:table-cell table:style-name="ce28" table:formula="of:=VLOOKUP([$Editor.S37];[$Key.$A$2:.$F$257];6;1)" office:value-type="float" office:value="0" calcext:value-type="float">
            <text:p/>
          </table:table-cell>
          <table:table-cell table:style-name="ce31" table:formula="of:=VLOOKUP([$Editor.T37];[$Key.$A$2:.$E$257];5;1)" office:value-type="float" office:value="0" calcext:value-type="float">
            <text:p/>
          </table:table-cell>
          <table:table-cell table:style-name="ce28" table:formula="of:=IF([$Editor.U37]=&quot;00&quot;;&quot;&quot;;HEX2DEC([$Editor.U37]))">
            <text:p/>
          </table:table-cell>
          <table:table-cell table:style-name="ce31" table:formula="of:=IF([$Editor.V37]=&quot;00&quot;;&quot;&quot;;HEX2DEC([$Editor.V37]))">
            <text:p/>
          </table:table-cell>
          <table:table-cell table:style-name="ce28" table:formula="of:=IF([$Editor.W37]=&quot;00&quot;;&quot;&quot;;HEX2DEC([$Editor.W37]))">
            <text:p/>
          </table:table-cell>
          <table:table-cell table:style-name="ce31" table:formula="of:=IF([$Editor.X37]=&quot;00&quot;;&quot;&quot;;COM.MICROSOFT.CONCAT(VLOOKUP([$Editor.X37];[$Key.$A$2:.$C$257];3;1);&quot;%&quot;))">
            <text:p/>
          </table:table-cell>
          <table:table-cell table:style-name="ce28" table:formula="of:=IF([$Editor.Y37]=&quot;00&quot;;&quot;&quot;;COM.MICROSOFT.CONCAT(VLOOKUP([$Editor.Y37];[$Key.$A$2:.$C$257];3;1);&quot;%&quot;))">
            <text:p/>
          </table:table-cell>
          <table:table-cell table:style-name="ce31" table:formula="of:=IF([$Editor.Z37]=&quot;00&quot;;&quot;&quot;;COM.MICROSOFT.CONCAT(VLOOKUP([$Editor.Z37];[$Key.$A$2:.$C$257];3;1);&quot;%&quot;))" office:value-type="string" office:string-value="-5%" calcext:value-type="string">
            <text:p>-5%</text:p>
          </table:table-cell>
          <table:table-cell table:style-name="ce28" table:formula="of:=IF([$Editor.AA37]=&quot;00&quot;;&quot;&quot;;COM.MICROSOFT.CONCAT(VLOOKUP([$Editor.AA37];[$Key.$A$2:.$C$257];3;1);&quot;%&quot;))">
            <text:p/>
          </table:table-cell>
          <table:table-cell table:style-name="ce31" table:formula="of:=IF([$Editor.AB37]=&quot;00&quot;;&quot;&quot;;COM.MICROSOFT.CONCAT(VLOOKUP([$Editor.AB37];[$Key.$A$2:.$C$257];3;1);&quot;%&quot;))">
            <text:p/>
          </table:table-cell>
          <table:table-cell table:style-name="ce28" table:formula="of:=IF([$Editor.AC37]=&quot;00&quot;;&quot;&quot;;COM.MICROSOFT.CONCAT(VLOOKUP([$Editor.AC37];[$Key.$A$2:.$C$257];3;1);&quot;%&quot;))">
            <text:p/>
          </table:table-cell>
          <table:table-cell table:style-name="ce31" table:formula="of:=IF([$Editor.AD37]=&quot;00&quot;;&quot;&quot;;COM.MICROSOFT.CONCAT(VLOOKUP([$Editor.AD37];[$Key.$A$2:.$C$257];3;1);&quot;%&quot;))">
            <text:p/>
          </table:table-cell>
          <table:table-cell table:style-name="ce28" table:formula="of:=HEX2DEC([$Editor.AE37])" office:value-type="float" office:value="0" calcext:value-type="float">
            <text:p>0</text:p>
          </table:table-cell>
          <table:table-cell table:style-name="ce31" table:formula="of:=HEX2DEC([$Editor.AF37])" office:value-type="float" office:value="0" calcext:value-type="float">
            <text:p>0</text:p>
          </table:table-cell>
          <table:table-cell table:style-name="ce28" table:formula="of:=HEX2DEC([$Editor.AG37])" office:value-type="float" office:value="0" calcext:value-type="float">
            <text:p>0</text:p>
          </table:table-cell>
          <table:table-cell table:style-name="ce31" table:formula="of:=VLOOKUP([$Editor.AH37];[$Key.$A$2:.$K$6];11;1)" office:value-type="float" office:value="0" calcext:value-type="float">
            <text:p/>
          </table:table-cell>
          <table:table-cell table:style-name="ce28" table:formula="of:=HEX2DEC([$Editor.AI37])" office:value-type="float" office:value="0" calcext:value-type="float">
            <text:p>0</text:p>
          </table:table-cell>
          <table:table-cell table:style-name="ce31" table:formula="of:=HEX2DEC([$Editor.AJ37])" office:value-type="float" office:value="0" calcext:value-type="float">
            <text:p>0</text:p>
          </table:table-cell>
          <table:table-cell table:style-name="ce28" table:formula="of:=HEX2DEC([$Editor.AK37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Needle of Light</text:p>
          </table:table-cell>
          <table:table-cell table:style-name="ce27" table:formula="of:=COM.MICROSOFT.CONCAT([$Editor.C38];[$Editor.B38])" office:value-type="string" office:string-value="0048" calcext:value-type="string" table:number-columns-spanned="2" table:number-rows-spanned="1">
            <text:p>0048</text:p>
          </table:table-cell>
          <table:covered-table-cell table:style-name="ce45"/>
          <table:table-cell table:style-name="ce29" table:formula="of:=HEX2DEC(COM.MICROSOFT.CONCAT([$Editor.E38];[$Editor.D38]))" office:value-type="float" office:value="1440" calcext:value-type="float" table:number-columns-spanned="2" table:number-rows-spanned="1">
            <text:p>1440</text:p>
          </table:table-cell>
          <table:covered-table-cell table:style-name="ce30"/>
          <table:table-cell table:style-name="ce27" table:formula="of:=COM.MICROSOFT.CONCAT([$Editor.G38];[$Editor.F38])" office:value-type="string" office:string-value="0044" calcext:value-type="string" table:number-columns-spanned="2" table:number-rows-spanned="1">
            <text:p>0044</text:p>
          </table:table-cell>
          <table:covered-table-cell table:style-name="ce30"/>
          <table:table-cell table:style-name="ce31" table:formula="of:=VLOOKUP([$Editor.H38];[$Key.$A$2:.$G$19];7;1)" office:value-type="string" office:string-value="Rapier" calcext:value-type="string">
            <text:p>Rapier</text:p>
          </table:table-cell>
          <table:table-cell table:style-name="ce28" table:formula="of:=VLOOKUP([$Editor.I38];[$Key.$A$2:.$H$12];8;1)" office:value-type="string" office:string-value="Virtue" calcext:value-type="string">
            <text:p>Virtue</text:p>
          </table:table-cell>
          <table:table-cell table:style-name="ce31" table:formula="of:=VLOOKUP([$Editor.J38];[$Key.$A$2:.$I$8];9;1)" office:value-type="string" office:string-value="1 Handed" calcext:value-type="string">
            <text:p>1 Handed</text:p>
          </table:table-cell>
          <table:table-cell table:style-name="ce28" table:formula="of:=VLOOKUP([$Editor.K38];[$Key.$A$2:.$J$6];10;1)" office:value-type="string" office:string-value="Close Ranged" calcext:value-type="string">
            <text:p>Close Ranged</text:p>
          </table:table-cell>
          <table:table-cell table:style-name="ce31" table:formula="of:=HEX2DEC([$Editor.L38])" office:value-type="float" office:value="1" calcext:value-type="float">
            <text:p>1</text:p>
          </table:table-cell>
          <table:table-cell table:style-name="ce28" table:formula="of:=VLOOKUP([$Editor.M38];[$Key.$A$2:.$C$257];3;1)" office:value-type="string" office:string-value="15" calcext:value-type="string">
            <text:p>15</text:p>
          </table:table-cell>
          <table:table-cell table:style-name="ce31" table:formula="of:=HEX2DEC([$Editor.N38])" office:value-type="float" office:value="60" calcext:value-type="float">
            <text:p>60</text:p>
          </table:table-cell>
          <table:table-cell table:style-name="ce28" table:formula="of:=HEX2DEC([$Editor.O38])" office:value-type="float" office:value="0" calcext:value-type="float">
            <text:p>0</text:p>
          </table:table-cell>
          <table:table-cell table:style-name="ce31" table:formula="of:=VLOOKUP([$Editor.P38];[$Key.$A$2:.$H$12];8;1)" office:value-type="string" office:string-value="Virtue" calcext:value-type="string">
            <text:p>Virtue</text:p>
          </table:table-cell>
          <table:table-cell table:style-name="ce28" table:formula="of:=HEX2DEC([$Editor.Q38])" office:value-type="float" office:value="0" calcext:value-type="float">
            <text:p>0</text:p>
          </table:table-cell>
          <table:table-cell table:style-name="ce31" table:formula="of:=VLOOKUP([$Editor.R38];[$Key.$A$2:.$D$257];4;1)" office:value-type="float" office:value="0" calcext:value-type="float">
            <text:p/>
          </table:table-cell>
          <table:table-cell table:style-name="ce28" table:formula="of:=VLOOKUP([$Editor.S38];[$Key.$A$2:.$F$257];6;1)" office:value-type="float" office:value="0" calcext:value-type="float">
            <text:p/>
          </table:table-cell>
          <table:table-cell table:style-name="ce31" table:formula="of:=VLOOKUP([$Editor.T38];[$Key.$A$2:.$E$257];5;1)" office:value-type="float" office:value="0" calcext:value-type="float">
            <text:p/>
          </table:table-cell>
          <table:table-cell table:style-name="ce28" table:formula="of:=IF([$Editor.U38]=&quot;00&quot;;&quot;&quot;;HEX2DEC([$Editor.U38]))">
            <text:p/>
          </table:table-cell>
          <table:table-cell table:style-name="ce31" table:formula="of:=IF([$Editor.V38]=&quot;00&quot;;&quot;&quot;;HEX2DEC([$Editor.V38]))">
            <text:p/>
          </table:table-cell>
          <table:table-cell table:style-name="ce28" table:formula="of:=IF([$Editor.W38]=&quot;00&quot;;&quot;&quot;;HEX2DEC([$Editor.W38]))">
            <text:p/>
          </table:table-cell>
          <table:table-cell table:style-name="ce31" table:formula="of:=IF([$Editor.X38]=&quot;00&quot;;&quot;&quot;;COM.MICROSOFT.CONCAT(VLOOKUP([$Editor.X38];[$Key.$A$2:.$C$257];3;1);&quot;%&quot;))">
            <text:p/>
          </table:table-cell>
          <table:table-cell table:style-name="ce28" table:formula="of:=IF([$Editor.Y38]=&quot;00&quot;;&quot;&quot;;COM.MICROSOFT.CONCAT(VLOOKUP([$Editor.Y38];[$Key.$A$2:.$C$257];3;1);&quot;%&quot;))">
            <text:p/>
          </table:table-cell>
          <table:table-cell table:style-name="ce31" table:formula="of:=IF([$Editor.Z38]=&quot;00&quot;;&quot;&quot;;COM.MICROSOFT.CONCAT(VLOOKUP([$Editor.Z38];[$Key.$A$2:.$C$257];3;1);&quot;%&quot;))">
            <text:p/>
          </table:table-cell>
          <table:table-cell table:style-name="ce28" table:formula="of:=IF([$Editor.AA38]=&quot;00&quot;;&quot;&quot;;COM.MICROSOFT.CONCAT(VLOOKUP([$Editor.AA38];[$Key.$A$2:.$C$257];3;1);&quot;%&quot;))">
            <text:p/>
          </table:table-cell>
          <table:table-cell table:style-name="ce31" table:formula="of:=IF([$Editor.AB38]=&quot;00&quot;;&quot;&quot;;COM.MICROSOFT.CONCAT(VLOOKUP([$Editor.AB38];[$Key.$A$2:.$C$257];3;1);&quot;%&quot;))">
            <text:p/>
          </table:table-cell>
          <table:table-cell table:style-name="ce28" table:formula="of:=IF([$Editor.AC38]=&quot;00&quot;;&quot;&quot;;COM.MICROSOFT.CONCAT(VLOOKUP([$Editor.AC38];[$Key.$A$2:.$C$257];3;1);&quot;%&quot;))">
            <text:p/>
          </table:table-cell>
          <table:table-cell table:style-name="ce31" table:formula="of:=IF([$Editor.AD38]=&quot;00&quot;;&quot;&quot;;COM.MICROSOFT.CONCAT(VLOOKUP([$Editor.AD38];[$Key.$A$2:.$C$257];3;1);&quot;%&quot;))" office:value-type="string" office:string-value="-5%" calcext:value-type="string">
            <text:p>-5%</text:p>
          </table:table-cell>
          <table:table-cell table:style-name="ce28" table:formula="of:=HEX2DEC([$Editor.AE38])" office:value-type="float" office:value="0" calcext:value-type="float">
            <text:p>0</text:p>
          </table:table-cell>
          <table:table-cell table:style-name="ce31" table:formula="of:=HEX2DEC([$Editor.AF38])" office:value-type="float" office:value="0" calcext:value-type="float">
            <text:p>0</text:p>
          </table:table-cell>
          <table:table-cell table:style-name="ce28" table:formula="of:=HEX2DEC([$Editor.AG38])" office:value-type="float" office:value="0" calcext:value-type="float">
            <text:p>0</text:p>
          </table:table-cell>
          <table:table-cell table:style-name="ce31" table:formula="of:=VLOOKUP([$Editor.AH38];[$Key.$A$2:.$K$6];11;1)" office:value-type="float" office:value="0" calcext:value-type="float">
            <text:p/>
          </table:table-cell>
          <table:table-cell table:style-name="ce28" table:formula="of:=HEX2DEC([$Editor.AI38])" office:value-type="float" office:value="0" calcext:value-type="float">
            <text:p>0</text:p>
          </table:table-cell>
          <table:table-cell table:style-name="ce31" table:formula="of:=HEX2DEC([$Editor.AJ38])" office:value-type="float" office:value="0" calcext:value-type="float">
            <text:p>0</text:p>
          </table:table-cell>
          <table:table-cell table:style-name="ce28" table:formula="of:=HEX2DEC([$Editor.AK38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Answerer</text:p>
          </table:table-cell>
          <table:table-cell table:style-name="ce27" table:formula="of:=COM.MICROSOFT.CONCAT([$Editor.C39];[$Editor.B39])" office:value-type="string" office:string-value="0049" calcext:value-type="string" table:number-columns-spanned="2" table:number-rows-spanned="1">
            <text:p>0049</text:p>
          </table:table-cell>
          <table:covered-table-cell table:style-name="ce45"/>
          <table:table-cell table:style-name="ce29" table:formula="of:=HEX2DEC(COM.MICROSOFT.CONCAT([$Editor.E39];[$Editor.D39]))" office:value-type="float" office:value="3800" calcext:value-type="float" table:number-columns-spanned="2" table:number-rows-spanned="1">
            <text:p>3800</text:p>
          </table:table-cell>
          <table:covered-table-cell table:style-name="ce30"/>
          <table:table-cell table:style-name="ce27" table:formula="of:=COM.MICROSOFT.CONCAT([$Editor.G39];[$Editor.F39])" office:value-type="string" office:string-value="0045" calcext:value-type="string" table:number-columns-spanned="2" table:number-rows-spanned="1">
            <text:p>0045</text:p>
          </table:table-cell>
          <table:covered-table-cell table:style-name="ce30"/>
          <table:table-cell table:style-name="ce31" table:formula="of:=VLOOKUP([$Editor.H39];[$Key.$A$2:.$G$19];7;1)" office:value-type="string" office:string-value="Rapier" calcext:value-type="string">
            <text:p>Rapier</text:p>
          </table:table-cell>
          <table:table-cell table:style-name="ce28" table:formula="of:=VLOOKUP([$Editor.I39];[$Key.$A$2:.$H$12];8;1)" office:value-type="string" office:string-value="Bane" calcext:value-type="string">
            <text:p>Bane</text:p>
          </table:table-cell>
          <table:table-cell table:style-name="ce31" table:formula="of:=VLOOKUP([$Editor.J39];[$Key.$A$2:.$I$8];9;1)" office:value-type="string" office:string-value="1 Handed" calcext:value-type="string">
            <text:p>1 Handed</text:p>
          </table:table-cell>
          <table:table-cell table:style-name="ce28" table:formula="of:=VLOOKUP([$Editor.K39];[$Key.$A$2:.$J$6];10;1)" office:value-type="string" office:string-value="Close Ranged" calcext:value-type="string">
            <text:p>Close Ranged</text:p>
          </table:table-cell>
          <table:table-cell table:style-name="ce31" table:formula="of:=HEX2DEC([$Editor.L39])" office:value-type="float" office:value="1" calcext:value-type="float">
            <text:p>1</text:p>
          </table:table-cell>
          <table:table-cell table:style-name="ce28" table:formula="of:=VLOOKUP([$Editor.M39];[$Key.$A$2:.$C$257];3;1)" office:value-type="string" office:string-value="28" calcext:value-type="string">
            <text:p>28</text:p>
          </table:table-cell>
          <table:table-cell table:style-name="ce31" table:formula="of:=HEX2DEC([$Editor.N39])" office:value-type="float" office:value="68" calcext:value-type="float">
            <text:p>68</text:p>
          </table:table-cell>
          <table:table-cell table:style-name="ce28" table:formula="of:=HEX2DEC([$Editor.O39])" office:value-type="float" office:value="0" calcext:value-type="float">
            <text:p>0</text:p>
          </table:table-cell>
          <table:table-cell table:style-name="ce31" table:formula="of:=VLOOKUP([$Editor.P39];[$Key.$A$2:.$H$12];8;1)" office:value-type="string" office:string-value="Bane" calcext:value-type="string">
            <text:p>Bane</text:p>
          </table:table-cell>
          <table:table-cell table:style-name="ce28" table:formula="of:=HEX2DEC([$Editor.Q39])" office:value-type="float" office:value="0" calcext:value-type="float">
            <text:p>0</text:p>
          </table:table-cell>
          <table:table-cell table:style-name="ce31" table:formula="of:=VLOOKUP([$Editor.R39];[$Key.$A$2:.$D$257];4;1)" office:value-type="float" office:value="0" calcext:value-type="float">
            <text:p/>
          </table:table-cell>
          <table:table-cell table:style-name="ce28" table:formula="of:=VLOOKUP([$Editor.S39];[$Key.$A$2:.$F$257];6;1)" office:value-type="float" office:value="0" calcext:value-type="float">
            <text:p/>
          </table:table-cell>
          <table:table-cell table:style-name="ce31" table:formula="of:=VLOOKUP([$Editor.T39];[$Key.$A$2:.$E$257];5;1)" office:value-type="string" office:string-value="Counter Damage Up" calcext:value-type="string">
            <text:p>Counter Damage Up</text:p>
          </table:table-cell>
          <table:table-cell table:style-name="ce28" table:formula="of:=IF([$Editor.U39]=&quot;00&quot;;&quot;&quot;;HEX2DEC([$Editor.U39]))">
            <text:p/>
          </table:table-cell>
          <table:table-cell table:style-name="ce31" table:formula="of:=IF([$Editor.V39]=&quot;00&quot;;&quot;&quot;;HEX2DEC([$Editor.V39]))">
            <text:p/>
          </table:table-cell>
          <table:table-cell table:style-name="ce28" table:formula="of:=IF([$Editor.W39]=&quot;00&quot;;&quot;&quot;;HEX2DEC([$Editor.W39]))">
            <text:p/>
          </table:table-cell>
          <table:table-cell table:style-name="ce31" table:formula="of:=IF([$Editor.X39]=&quot;00&quot;;&quot;&quot;;COM.MICROSOFT.CONCAT(VLOOKUP([$Editor.X39];[$Key.$A$2:.$C$257];3;1);&quot;%&quot;))">
            <text:p/>
          </table:table-cell>
          <table:table-cell table:style-name="ce28" table:formula="of:=IF([$Editor.Y39]=&quot;00&quot;;&quot;&quot;;COM.MICROSOFT.CONCAT(VLOOKUP([$Editor.Y39];[$Key.$A$2:.$C$257];3;1);&quot;%&quot;))">
            <text:p/>
          </table:table-cell>
          <table:table-cell table:style-name="ce31" table:formula="of:=IF([$Editor.Z39]=&quot;00&quot;;&quot;&quot;;COM.MICROSOFT.CONCAT(VLOOKUP([$Editor.Z39];[$Key.$A$2:.$C$257];3;1);&quot;%&quot;))">
            <text:p/>
          </table:table-cell>
          <table:table-cell table:style-name="ce28" table:formula="of:=IF([$Editor.AA39]=&quot;00&quot;;&quot;&quot;;COM.MICROSOFT.CONCAT(VLOOKUP([$Editor.AA39];[$Key.$A$2:.$C$257];3;1);&quot;%&quot;))">
            <text:p/>
          </table:table-cell>
          <table:table-cell table:style-name="ce31" table:formula="of:=IF([$Editor.AB39]=&quot;00&quot;;&quot;&quot;;COM.MICROSOFT.CONCAT(VLOOKUP([$Editor.AB39];[$Key.$A$2:.$C$257];3;1);&quot;%&quot;))">
            <text:p/>
          </table:table-cell>
          <table:table-cell table:style-name="ce28" table:formula="of:=IF([$Editor.AC39]=&quot;00&quot;;&quot;&quot;;COM.MICROSOFT.CONCAT(VLOOKUP([$Editor.AC39];[$Key.$A$2:.$C$257];3;1);&quot;%&quot;))" office:value-type="string" office:string-value="-5%" calcext:value-type="string">
            <text:p>-5%</text:p>
          </table:table-cell>
          <table:table-cell table:style-name="ce31" table:formula="of:=IF([$Editor.AD39]=&quot;00&quot;;&quot;&quot;;COM.MICROSOFT.CONCAT(VLOOKUP([$Editor.AD39];[$Key.$A$2:.$C$257];3;1);&quot;%&quot;))" office:value-type="string" office:string-value="5%" calcext:value-type="string">
            <text:p>5%</text:p>
          </table:table-cell>
          <table:table-cell table:style-name="ce28" table:formula="of:=HEX2DEC([$Editor.AE39])" office:value-type="float" office:value="1" calcext:value-type="float">
            <text:p>1</text:p>
          </table:table-cell>
          <table:table-cell table:style-name="ce31" table:formula="of:=HEX2DEC([$Editor.AF39])" office:value-type="float" office:value="0" calcext:value-type="float">
            <text:p>0</text:p>
          </table:table-cell>
          <table:table-cell table:style-name="ce28" table:formula="of:=HEX2DEC([$Editor.AG39])" office:value-type="float" office:value="0" calcext:value-type="float">
            <text:p>0</text:p>
          </table:table-cell>
          <table:table-cell table:style-name="ce31" table:formula="of:=VLOOKUP([$Editor.AH39];[$Key.$A$2:.$K$6];11;1)" office:value-type="float" office:value="0" calcext:value-type="float">
            <text:p/>
          </table:table-cell>
          <table:table-cell table:style-name="ce28" table:formula="of:=HEX2DEC([$Editor.AI39])" office:value-type="float" office:value="0" calcext:value-type="float">
            <text:p>0</text:p>
          </table:table-cell>
          <table:table-cell table:style-name="ce31" table:formula="of:=HEX2DEC([$Editor.AJ39])" office:value-type="float" office:value="0" calcext:value-type="float">
            <text:p>0</text:p>
          </table:table-cell>
          <table:table-cell table:style-name="ce28" table:formula="of:=HEX2DEC([$Editor.AK39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Francisca</text:p>
          </table:table-cell>
          <table:table-cell table:style-name="ce27" table:formula="of:=COM.MICROSOFT.CONCAT([$Editor.C40];[$Editor.B40])" office:value-type="string" office:string-value="004a" calcext:value-type="string" table:number-columns-spanned="2" table:number-rows-spanned="1">
            <text:p>004a</text:p>
          </table:table-cell>
          <table:covered-table-cell table:style-name="ce45"/>
          <table:table-cell table:style-name="ce29" table:formula="of:=HEX2DEC(COM.MICROSOFT.CONCAT([$Editor.E40];[$Editor.D40]))" office:value-type="float" office:value="460" calcext:value-type="float" table:number-columns-spanned="2" table:number-rows-spanned="1">
            <text:p>460</text:p>
          </table:table-cell>
          <table:covered-table-cell table:style-name="ce30"/>
          <table:table-cell table:style-name="ce27" table:formula="of:=COM.MICROSOFT.CONCAT([$Editor.G40];[$Editor.F40])" office:value-type="string" office:string-value="0046" calcext:value-type="string" table:number-columns-spanned="2" table:number-rows-spanned="1">
            <text:p>0046</text:p>
          </table:table-cell>
          <table:covered-table-cell table:style-name="ce30"/>
          <table:table-cell table:style-name="ce31" table:formula="of:=VLOOKUP([$Editor.H40];[$Key.$A$2:.$G$19];7;1)" office:value-type="string" office:string-value="Axe" calcext:value-type="string">
            <text:p>Axe</text:p>
          </table:table-cell>
          <table:table-cell table:style-name="ce28" table:formula="of:=VLOOKUP([$Editor.I40];[$Key.$A$2:.$H$12];8;1)" office:value-type="float" office:value="0" calcext:value-type="float">
            <text:p/>
          </table:table-cell>
          <table:table-cell table:style-name="ce31" table:formula="of:=VLOOKUP([$Editor.J40];[$Key.$A$2:.$I$8];9;1)" office:value-type="string" office:string-value="1 Handed" calcext:value-type="string">
            <text:p>1 Handed</text:p>
          </table:table-cell>
          <table:table-cell table:style-name="ce28" table:formula="of:=VLOOKUP([$Editor.K40];[$Key.$A$2:.$J$6];10;1)" office:value-type="string" office:string-value="Close Ranged" calcext:value-type="string">
            <text:p>Close Ranged</text:p>
          </table:table-cell>
          <table:table-cell table:style-name="ce31" table:formula="of:=HEX2DEC([$Editor.L40])" office:value-type="float" office:value="1" calcext:value-type="float">
            <text:p>1</text:p>
          </table:table-cell>
          <table:table-cell table:style-name="ce28" table:formula="of:=VLOOKUP([$Editor.M40];[$Key.$A$2:.$C$257];3;1)" office:value-type="string" office:string-value="20" calcext:value-type="string">
            <text:p>20</text:p>
          </table:table-cell>
          <table:table-cell table:style-name="ce31" table:formula="of:=HEX2DEC([$Editor.N40])" office:value-type="float" office:value="40" calcext:value-type="float">
            <text:p>40</text:p>
          </table:table-cell>
          <table:table-cell table:style-name="ce28" table:formula="of:=HEX2DEC([$Editor.O40])" office:value-type="float" office:value="0" calcext:value-type="float">
            <text:p>0</text:p>
          </table:table-cell>
          <table:table-cell table:style-name="ce31" table:formula="of:=VLOOKUP([$Editor.P40];[$Key.$A$2:.$H$12];8;1)" office:value-type="float" office:value="0" calcext:value-type="float">
            <text:p/>
          </table:table-cell>
          <table:table-cell table:style-name="ce28" table:formula="of:=HEX2DEC([$Editor.Q40])" office:value-type="float" office:value="0" calcext:value-type="float">
            <text:p>0</text:p>
          </table:table-cell>
          <table:table-cell table:style-name="ce31" table:formula="of:=VLOOKUP([$Editor.R40];[$Key.$A$2:.$D$257];4;1)" office:value-type="float" office:value="0" calcext:value-type="float">
            <text:p/>
          </table:table-cell>
          <table:table-cell table:style-name="ce28" table:formula="of:=VLOOKUP([$Editor.S40];[$Key.$A$2:.$F$257];6;1)" office:value-type="float" office:value="0" calcext:value-type="float">
            <text:p/>
          </table:table-cell>
          <table:table-cell table:style-name="ce31" table:formula="of:=VLOOKUP([$Editor.T40];[$Key.$A$2:.$E$257];5;1)" office:value-type="float" office:value="0" calcext:value-type="float">
            <text:p/>
          </table:table-cell>
          <table:table-cell table:style-name="ce28" table:formula="of:=IF([$Editor.U40]=&quot;00&quot;;&quot;&quot;;HEX2DEC([$Editor.U40]))">
            <text:p/>
          </table:table-cell>
          <table:table-cell table:style-name="ce31" table:formula="of:=IF([$Editor.V40]=&quot;00&quot;;&quot;&quot;;HEX2DEC([$Editor.V40]))">
            <text:p/>
          </table:table-cell>
          <table:table-cell table:style-name="ce28" table:formula="of:=IF([$Editor.W40]=&quot;00&quot;;&quot;&quot;;HEX2DEC([$Editor.W40]))">
            <text:p/>
          </table:table-cell>
          <table:table-cell table:style-name="ce31" table:formula="of:=IF([$Editor.X40]=&quot;00&quot;;&quot;&quot;;COM.MICROSOFT.CONCAT(VLOOKUP([$Editor.X40];[$Key.$A$2:.$C$257];3;1);&quot;%&quot;))">
            <text:p/>
          </table:table-cell>
          <table:table-cell table:style-name="ce28" table:formula="of:=IF([$Editor.Y40]=&quot;00&quot;;&quot;&quot;;COM.MICROSOFT.CONCAT(VLOOKUP([$Editor.Y40];[$Key.$A$2:.$C$257];3;1);&quot;%&quot;))">
            <text:p/>
          </table:table-cell>
          <table:table-cell table:style-name="ce31" table:formula="of:=IF([$Editor.Z40]=&quot;00&quot;;&quot;&quot;;COM.MICROSOFT.CONCAT(VLOOKUP([$Editor.Z40];[$Key.$A$2:.$C$257];3;1);&quot;%&quot;))">
            <text:p/>
          </table:table-cell>
          <table:table-cell table:style-name="ce28" table:formula="of:=IF([$Editor.AA40]=&quot;00&quot;;&quot;&quot;;COM.MICROSOFT.CONCAT(VLOOKUP([$Editor.AA40];[$Key.$A$2:.$C$257];3;1);&quot;%&quot;))">
            <text:p/>
          </table:table-cell>
          <table:table-cell table:style-name="ce31" table:formula="of:=IF([$Editor.AB40]=&quot;00&quot;;&quot;&quot;;COM.MICROSOFT.CONCAT(VLOOKUP([$Editor.AB40];[$Key.$A$2:.$C$257];3;1);&quot;%&quot;))">
            <text:p/>
          </table:table-cell>
          <table:table-cell table:style-name="ce28" table:formula="of:=IF([$Editor.AC40]=&quot;00&quot;;&quot;&quot;;COM.MICROSOFT.CONCAT(VLOOKUP([$Editor.AC40];[$Key.$A$2:.$C$257];3;1);&quot;%&quot;))">
            <text:p/>
          </table:table-cell>
          <table:table-cell table:style-name="ce31" table:formula="of:=IF([$Editor.AD40]=&quot;00&quot;;&quot;&quot;;COM.MICROSOFT.CONCAT(VLOOKUP([$Editor.AD40];[$Key.$A$2:.$C$257];3;1);&quot;%&quot;))">
            <text:p/>
          </table:table-cell>
          <table:table-cell table:style-name="ce28" table:formula="of:=HEX2DEC([$Editor.AE40])" office:value-type="float" office:value="0" calcext:value-type="float">
            <text:p>0</text:p>
          </table:table-cell>
          <table:table-cell table:style-name="ce31" table:formula="of:=HEX2DEC([$Editor.AF40])" office:value-type="float" office:value="0" calcext:value-type="float">
            <text:p>0</text:p>
          </table:table-cell>
          <table:table-cell table:style-name="ce28" table:formula="of:=HEX2DEC([$Editor.AG40])" office:value-type="float" office:value="0" calcext:value-type="float">
            <text:p>0</text:p>
          </table:table-cell>
          <table:table-cell table:style-name="ce31" table:formula="of:=VLOOKUP([$Editor.AH40];[$Key.$A$2:.$K$6];11;1)" office:value-type="float" office:value="0" calcext:value-type="float">
            <text:p/>
          </table:table-cell>
          <table:table-cell table:style-name="ce28" table:formula="of:=HEX2DEC([$Editor.AI40])" office:value-type="float" office:value="0" calcext:value-type="float">
            <text:p>0</text:p>
          </table:table-cell>
          <table:table-cell table:style-name="ce31" table:formula="of:=HEX2DEC([$Editor.AJ40])" office:value-type="float" office:value="0" calcext:value-type="float">
            <text:p>0</text:p>
          </table:table-cell>
          <table:table-cell table:style-name="ce28" table:formula="of:=HEX2DEC([$Editor.AK40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Prox</text:p>
          </table:table-cell>
          <table:table-cell table:style-name="ce27" table:formula="of:=COM.MICROSOFT.CONCAT([$Editor.C41];[$Editor.B41])" office:value-type="string" office:string-value="004b" calcext:value-type="string" table:number-columns-spanned="2" table:number-rows-spanned="1">
            <text:p>004b</text:p>
          </table:table-cell>
          <table:covered-table-cell table:style-name="ce45"/>
          <table:table-cell table:style-name="ce29" table:formula="of:=HEX2DEC(COM.MICROSOFT.CONCAT([$Editor.E41];[$Editor.D41]))" office:value-type="float" office:value="2250" calcext:value-type="float" table:number-columns-spanned="2" table:number-rows-spanned="1">
            <text:p>2250</text:p>
          </table:table-cell>
          <table:covered-table-cell table:style-name="ce30"/>
          <table:table-cell table:style-name="ce27" table:formula="of:=COM.MICROSOFT.CONCAT([$Editor.G41];[$Editor.F41])" office:value-type="string" office:string-value="0047" calcext:value-type="string" table:number-columns-spanned="2" table:number-rows-spanned="1">
            <text:p>0047</text:p>
          </table:table-cell>
          <table:covered-table-cell table:style-name="ce30"/>
          <table:table-cell table:style-name="ce31" table:formula="of:=VLOOKUP([$Editor.H41];[$Key.$A$2:.$G$19];7;1)" office:value-type="string" office:string-value="Axe" calcext:value-type="string">
            <text:p>Axe</text:p>
          </table:table-cell>
          <table:table-cell table:style-name="ce28" table:formula="of:=VLOOKUP([$Editor.I41];[$Key.$A$2:.$H$12];8;1)" office:value-type="string" office:string-value="Fire" calcext:value-type="string">
            <text:p>Fire</text:p>
          </table:table-cell>
          <table:table-cell table:style-name="ce31" table:formula="of:=VLOOKUP([$Editor.J41];[$Key.$A$2:.$I$8];9;1)" office:value-type="string" office:string-value="2 Handed" calcext:value-type="string">
            <text:p>2 Handed</text:p>
          </table:table-cell>
          <table:table-cell table:style-name="ce28" table:formula="of:=VLOOKUP([$Editor.K41];[$Key.$A$2:.$J$6];10;1)" office:value-type="string" office:string-value="Close Ranged" calcext:value-type="string">
            <text:p>Close Ranged</text:p>
          </table:table-cell>
          <table:table-cell table:style-name="ce31" table:formula="of:=HEX2DEC([$Editor.L41])" office:value-type="float" office:value="1" calcext:value-type="float">
            <text:p>1</text:p>
          </table:table-cell>
          <table:table-cell table:style-name="ce28" table:formula="of:=VLOOKUP([$Editor.M41];[$Key.$A$2:.$C$257];3;1)" office:value-type="string" office:string-value="37" calcext:value-type="string">
            <text:p>37</text:p>
          </table:table-cell>
          <table:table-cell table:style-name="ce31" table:formula="of:=HEX2DEC([$Editor.N41])" office:value-type="float" office:value="64" calcext:value-type="float">
            <text:p>64</text:p>
          </table:table-cell>
          <table:table-cell table:style-name="ce28" table:formula="of:=HEX2DEC([$Editor.O41])" office:value-type="float" office:value="0" calcext:value-type="float">
            <text:p>0</text:p>
          </table:table-cell>
          <table:table-cell table:style-name="ce31" table:formula="of:=VLOOKUP([$Editor.P41];[$Key.$A$2:.$H$12];8;1)" office:value-type="string" office:string-value="Fire" calcext:value-type="string">
            <text:p>Fire</text:p>
          </table:table-cell>
          <table:table-cell table:style-name="ce28" table:formula="of:=HEX2DEC([$Editor.Q41])" office:value-type="float" office:value="0" calcext:value-type="float">
            <text:p>0</text:p>
          </table:table-cell>
          <table:table-cell table:style-name="ce31" table:formula="of:=VLOOKUP([$Editor.R41];[$Key.$A$2:.$D$257];4;1)" office:value-type="float" office:value="0" calcext:value-type="float">
            <text:p/>
          </table:table-cell>
          <table:table-cell table:style-name="ce28" table:formula="of:=VLOOKUP([$Editor.S41];[$Key.$A$2:.$F$257];6;1)" office:value-type="float" office:value="0" calcext:value-type="float">
            <text:p/>
          </table:table-cell>
          <table:table-cell table:style-name="ce31" table:formula="of:=VLOOKUP([$Editor.T41];[$Key.$A$2:.$E$257];5;1)" office:value-type="float" office:value="0" calcext:value-type="float">
            <text:p/>
          </table:table-cell>
          <table:table-cell table:style-name="ce28" table:formula="of:=IF([$Editor.U41]=&quot;00&quot;;&quot;&quot;;HEX2DEC([$Editor.U41]))">
            <text:p/>
          </table:table-cell>
          <table:table-cell table:style-name="ce31" table:formula="of:=IF([$Editor.V41]=&quot;00&quot;;&quot;&quot;;HEX2DEC([$Editor.V41]))">
            <text:p/>
          </table:table-cell>
          <table:table-cell table:style-name="ce28" table:formula="of:=IF([$Editor.W41]=&quot;00&quot;;&quot;&quot;;HEX2DEC([$Editor.W41]))">
            <text:p/>
          </table:table-cell>
          <table:table-cell table:style-name="ce31" table:formula="of:=IF([$Editor.X41]=&quot;00&quot;;&quot;&quot;;COM.MICROSOFT.CONCAT(VLOOKUP([$Editor.X41];[$Key.$A$2:.$C$257];3;1);&quot;%&quot;))">
            <text:p/>
          </table:table-cell>
          <table:table-cell table:style-name="ce28" table:formula="of:=IF([$Editor.Y41]=&quot;00&quot;;&quot;&quot;;COM.MICROSOFT.CONCAT(VLOOKUP([$Editor.Y41];[$Key.$A$2:.$C$257];3;1);&quot;%&quot;))">
            <text:p/>
          </table:table-cell>
          <table:table-cell table:style-name="ce31" table:formula="of:=IF([$Editor.Z41]=&quot;00&quot;;&quot;&quot;;COM.MICROSOFT.CONCAT(VLOOKUP([$Editor.Z41];[$Key.$A$2:.$C$257];3;1);&quot;%&quot;))">
            <text:p/>
          </table:table-cell>
          <table:table-cell table:style-name="ce28" table:formula="of:=IF([$Editor.AA41]=&quot;00&quot;;&quot;&quot;;COM.MICROSOFT.CONCAT(VLOOKUP([$Editor.AA41];[$Key.$A$2:.$C$257];3;1);&quot;%&quot;))">
            <text:p/>
          </table:table-cell>
          <table:table-cell table:style-name="ce31" table:formula="of:=IF([$Editor.AB41]=&quot;00&quot;;&quot;&quot;;COM.MICROSOFT.CONCAT(VLOOKUP([$Editor.AB41];[$Key.$A$2:.$C$257];3;1);&quot;%&quot;))" office:value-type="string" office:string-value="-5%" calcext:value-type="string">
            <text:p>-5%</text:p>
          </table:table-cell>
          <table:table-cell table:style-name="ce28" table:formula="of:=IF([$Editor.AC41]=&quot;00&quot;;&quot;&quot;;COM.MICROSOFT.CONCAT(VLOOKUP([$Editor.AC41];[$Key.$A$2:.$C$257];3;1);&quot;%&quot;))">
            <text:p/>
          </table:table-cell>
          <table:table-cell table:style-name="ce31" table:formula="of:=IF([$Editor.AD41]=&quot;00&quot;;&quot;&quot;;COM.MICROSOFT.CONCAT(VLOOKUP([$Editor.AD41];[$Key.$A$2:.$C$257];3;1);&quot;%&quot;))">
            <text:p/>
          </table:table-cell>
          <table:table-cell table:style-name="ce28" table:formula="of:=HEX2DEC([$Editor.AE41])" office:value-type="float" office:value="0" calcext:value-type="float">
            <text:p>0</text:p>
          </table:table-cell>
          <table:table-cell table:style-name="ce31" table:formula="of:=HEX2DEC([$Editor.AF41])" office:value-type="float" office:value="0" calcext:value-type="float">
            <text:p>0</text:p>
          </table:table-cell>
          <table:table-cell table:style-name="ce28" table:formula="of:=HEX2DEC([$Editor.AG41])" office:value-type="float" office:value="0" calcext:value-type="float">
            <text:p>0</text:p>
          </table:table-cell>
          <table:table-cell table:style-name="ce31" table:formula="of:=VLOOKUP([$Editor.AH41];[$Key.$A$2:.$K$6];11;1)" office:value-type="float" office:value="0" calcext:value-type="float">
            <text:p/>
          </table:table-cell>
          <table:table-cell table:style-name="ce28" table:formula="of:=HEX2DEC([$Editor.AI41])" office:value-type="float" office:value="0" calcext:value-type="float">
            <text:p>0</text:p>
          </table:table-cell>
          <table:table-cell table:style-name="ce31" table:formula="of:=HEX2DEC([$Editor.AJ41])" office:value-type="float" office:value="0" calcext:value-type="float">
            <text:p>0</text:p>
          </table:table-cell>
          <table:table-cell table:style-name="ce28" table:formula="of:=HEX2DEC([$Editor.AK41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Earth Dragon Axe</text:p>
          </table:table-cell>
          <table:table-cell table:style-name="ce27" table:formula="of:=COM.MICROSOFT.CONCAT([$Editor.C42];[$Editor.B42])" office:value-type="string" office:string-value="004c" calcext:value-type="string" table:number-columns-spanned="2" table:number-rows-spanned="1">
            <text:p>004c</text:p>
          </table:table-cell>
          <table:covered-table-cell table:style-name="ce45"/>
          <table:table-cell table:style-name="ce29" table:formula="of:=HEX2DEC(COM.MICROSOFT.CONCAT([$Editor.E42];[$Editor.D42]))" office:value-type="float" office:value="2250" calcext:value-type="float" table:number-columns-spanned="2" table:number-rows-spanned="1">
            <text:p>2250</text:p>
          </table:table-cell>
          <table:covered-table-cell table:style-name="ce30"/>
          <table:table-cell table:style-name="ce27" table:formula="of:=COM.MICROSOFT.CONCAT([$Editor.G42];[$Editor.F42])" office:value-type="string" office:string-value="0048" calcext:value-type="string" table:number-columns-spanned="2" table:number-rows-spanned="1">
            <text:p>0048</text:p>
          </table:table-cell>
          <table:covered-table-cell table:style-name="ce30"/>
          <table:table-cell table:style-name="ce31" table:formula="of:=VLOOKUP([$Editor.H42];[$Key.$A$2:.$G$19];7;1)" office:value-type="string" office:string-value="Axe" calcext:value-type="string">
            <text:p>Axe</text:p>
          </table:table-cell>
          <table:table-cell table:style-name="ce28" table:formula="of:=VLOOKUP([$Editor.I42];[$Key.$A$2:.$H$12];8;1)" office:value-type="string" office:string-value="Earth" calcext:value-type="string">
            <text:p>Earth</text:p>
          </table:table-cell>
          <table:table-cell table:style-name="ce31" table:formula="of:=VLOOKUP([$Editor.J42];[$Key.$A$2:.$I$8];9;1)" office:value-type="string" office:string-value="2 Handed" calcext:value-type="string">
            <text:p>2 Handed</text:p>
          </table:table-cell>
          <table:table-cell table:style-name="ce28" table:formula="of:=VLOOKUP([$Editor.K42];[$Key.$A$2:.$J$6];10;1)" office:value-type="string" office:string-value="Close Ranged" calcext:value-type="string">
            <text:p>Close Ranged</text:p>
          </table:table-cell>
          <table:table-cell table:style-name="ce31" table:formula="of:=HEX2DEC([$Editor.L42])" office:value-type="float" office:value="1" calcext:value-type="float">
            <text:p>1</text:p>
          </table:table-cell>
          <table:table-cell table:style-name="ce28" table:formula="of:=VLOOKUP([$Editor.M42];[$Key.$A$2:.$C$257];3;1)" office:value-type="string" office:string-value="30" calcext:value-type="string">
            <text:p>30</text:p>
          </table:table-cell>
          <table:table-cell table:style-name="ce31" table:formula="of:=HEX2DEC([$Editor.N42])" office:value-type="float" office:value="68" calcext:value-type="float">
            <text:p>68</text:p>
          </table:table-cell>
          <table:table-cell table:style-name="ce28" table:formula="of:=HEX2DEC([$Editor.O42])" office:value-type="float" office:value="0" calcext:value-type="float">
            <text:p>0</text:p>
          </table:table-cell>
          <table:table-cell table:style-name="ce31" table:formula="of:=VLOOKUP([$Editor.P42];[$Key.$A$2:.$H$12];8;1)" office:value-type="string" office:string-value="Earth" calcext:value-type="string">
            <text:p>Earth</text:p>
          </table:table-cell>
          <table:table-cell table:style-name="ce28" table:formula="of:=HEX2DEC([$Editor.Q42])" office:value-type="float" office:value="32" calcext:value-type="float">
            <text:p>32</text:p>
          </table:table-cell>
          <table:table-cell table:style-name="ce31" table:formula="of:=VLOOKUP([$Editor.R42];[$Key.$A$2:.$D$257];4;1)" office:value-type="float" office:value="0" calcext:value-type="float">
            <text:p/>
          </table:table-cell>
          <table:table-cell table:style-name="ce28" table:formula="of:=VLOOKUP([$Editor.S42];[$Key.$A$2:.$F$257];6;1)" office:value-type="float" office:value="0" calcext:value-type="float">
            <text:p/>
          </table:table-cell>
          <table:table-cell table:style-name="ce31" table:formula="of:=VLOOKUP([$Editor.T42];[$Key.$A$2:.$E$257];5;1)" office:value-type="string" office:string-value="Effective vs Dragons" calcext:value-type="string">
            <text:p>Effective vs Dragons</text:p>
          </table:table-cell>
          <table:table-cell table:style-name="ce28" table:formula="of:=IF([$Editor.U42]=&quot;00&quot;;&quot;&quot;;HEX2DEC([$Editor.U42]))">
            <text:p/>
          </table:table-cell>
          <table:table-cell table:style-name="ce31" table:formula="of:=IF([$Editor.V42]=&quot;00&quot;;&quot;&quot;;HEX2DEC([$Editor.V42]))">
            <text:p/>
          </table:table-cell>
          <table:table-cell table:style-name="ce28" table:formula="of:=IF([$Editor.W42]=&quot;00&quot;;&quot;&quot;;HEX2DEC([$Editor.W42]))">
            <text:p/>
          </table:table-cell>
          <table:table-cell table:style-name="ce31" table:formula="of:=IF([$Editor.X42]=&quot;00&quot;;&quot;&quot;;COM.MICROSOFT.CONCAT(VLOOKUP([$Editor.X42];[$Key.$A$2:.$C$257];3;1);&quot;%&quot;))">
            <text:p/>
          </table:table-cell>
          <table:table-cell table:style-name="ce28" table:formula="of:=IF([$Editor.Y42]=&quot;00&quot;;&quot;&quot;;COM.MICROSOFT.CONCAT(VLOOKUP([$Editor.Y42];[$Key.$A$2:.$C$257];3;1);&quot;%&quot;))" office:value-type="string" office:string-value="-5%" calcext:value-type="string">
            <text:p>-5%</text:p>
          </table:table-cell>
          <table:table-cell table:style-name="ce31" table:formula="of:=IF([$Editor.Z42]=&quot;00&quot;;&quot;&quot;;COM.MICROSOFT.CONCAT(VLOOKUP([$Editor.Z42];[$Key.$A$2:.$C$257];3;1);&quot;%&quot;))">
            <text:p/>
          </table:table-cell>
          <table:table-cell table:style-name="ce28" table:formula="of:=IF([$Editor.AA42]=&quot;00&quot;;&quot;&quot;;COM.MICROSOFT.CONCAT(VLOOKUP([$Editor.AA42];[$Key.$A$2:.$C$257];3;1);&quot;%&quot;))">
            <text:p/>
          </table:table-cell>
          <table:table-cell table:style-name="ce31" table:formula="of:=IF([$Editor.AB42]=&quot;00&quot;;&quot;&quot;;COM.MICROSOFT.CONCAT(VLOOKUP([$Editor.AB42];[$Key.$A$2:.$C$257];3;1);&quot;%&quot;))">
            <text:p/>
          </table:table-cell>
          <table:table-cell table:style-name="ce28" table:formula="of:=IF([$Editor.AC42]=&quot;00&quot;;&quot;&quot;;COM.MICROSOFT.CONCAT(VLOOKUP([$Editor.AC42];[$Key.$A$2:.$C$257];3;1);&quot;%&quot;))">
            <text:p/>
          </table:table-cell>
          <table:table-cell table:style-name="ce31" table:formula="of:=IF([$Editor.AD42]=&quot;00&quot;;&quot;&quot;;COM.MICROSOFT.CONCAT(VLOOKUP([$Editor.AD42];[$Key.$A$2:.$C$257];3;1);&quot;%&quot;))">
            <text:p/>
          </table:table-cell>
          <table:table-cell table:style-name="ce28" table:formula="of:=HEX2DEC([$Editor.AE42])" office:value-type="float" office:value="0" calcext:value-type="float">
            <text:p>0</text:p>
          </table:table-cell>
          <table:table-cell table:style-name="ce31" table:formula="of:=HEX2DEC([$Editor.AF42])" office:value-type="float" office:value="0" calcext:value-type="float">
            <text:p>0</text:p>
          </table:table-cell>
          <table:table-cell table:style-name="ce28" table:formula="of:=HEX2DEC([$Editor.AG42])" office:value-type="float" office:value="0" calcext:value-type="float">
            <text:p>0</text:p>
          </table:table-cell>
          <table:table-cell table:style-name="ce31" table:formula="of:=VLOOKUP([$Editor.AH42];[$Key.$A$2:.$K$6];11;1)" office:value-type="float" office:value="0" calcext:value-type="float">
            <text:p/>
          </table:table-cell>
          <table:table-cell table:style-name="ce28" table:formula="of:=HEX2DEC([$Editor.AI42])" office:value-type="float" office:value="0" calcext:value-type="float">
            <text:p>0</text:p>
          </table:table-cell>
          <table:table-cell table:style-name="ce31" table:formula="of:=HEX2DEC([$Editor.AJ42])" office:value-type="float" office:value="0" calcext:value-type="float">
            <text:p>0</text:p>
          </table:table-cell>
          <table:table-cell table:style-name="ce28" table:formula="of:=HEX2DEC([$Editor.AK42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Frozen Axe</text:p>
          </table:table-cell>
          <table:table-cell table:style-name="ce27" table:formula="of:=COM.MICROSOFT.CONCAT([$Editor.C43];[$Editor.B43])" office:value-type="string" office:string-value="004d" calcext:value-type="string" table:number-columns-spanned="2" table:number-rows-spanned="1">
            <text:p>004d</text:p>
          </table:table-cell>
          <table:covered-table-cell table:style-name="ce45"/>
          <table:table-cell table:style-name="ce29" table:formula="of:=HEX2DEC(COM.MICROSOFT.CONCAT([$Editor.E43];[$Editor.D43]))" office:value-type="float" office:value="2250" calcext:value-type="float" table:number-columns-spanned="2" table:number-rows-spanned="1">
            <text:p>2250</text:p>
          </table:table-cell>
          <table:covered-table-cell table:style-name="ce30"/>
          <table:table-cell table:style-name="ce27" table:formula="of:=COM.MICROSOFT.CONCAT([$Editor.G43];[$Editor.F43])" office:value-type="string" office:string-value="0049" calcext:value-type="string" table:number-columns-spanned="2" table:number-rows-spanned="1">
            <text:p>0049</text:p>
          </table:table-cell>
          <table:covered-table-cell table:style-name="ce30"/>
          <table:table-cell table:style-name="ce31" table:formula="of:=VLOOKUP([$Editor.H43];[$Key.$A$2:.$G$19];7;1)" office:value-type="string" office:string-value="Axe" calcext:value-type="string">
            <text:p>Axe</text:p>
          </table:table-cell>
          <table:table-cell table:style-name="ce28" table:formula="of:=VLOOKUP([$Editor.I43];[$Key.$A$2:.$H$12];8;1)" office:value-type="string" office:string-value="Water" calcext:value-type="string">
            <text:p>Water</text:p>
          </table:table-cell>
          <table:table-cell table:style-name="ce31" table:formula="of:=VLOOKUP([$Editor.J43];[$Key.$A$2:.$I$8];9;1)" office:value-type="string" office:string-value="2 Handed" calcext:value-type="string">
            <text:p>2 Handed</text:p>
          </table:table-cell>
          <table:table-cell table:style-name="ce28" table:formula="of:=VLOOKUP([$Editor.K43];[$Key.$A$2:.$J$6];10;1)" office:value-type="string" office:string-value="Close Ranged" calcext:value-type="string">
            <text:p>Close Ranged</text:p>
          </table:table-cell>
          <table:table-cell table:style-name="ce31" table:formula="of:=HEX2DEC([$Editor.L43])" office:value-type="float" office:value="1" calcext:value-type="float">
            <text:p>1</text:p>
          </table:table-cell>
          <table:table-cell table:style-name="ce28" table:formula="of:=VLOOKUP([$Editor.M43];[$Key.$A$2:.$C$257];3;1)" office:value-type="string" office:string-value="31" calcext:value-type="string">
            <text:p>31</text:p>
          </table:table-cell>
          <table:table-cell table:style-name="ce31" table:formula="of:=HEX2DEC([$Editor.N43])" office:value-type="float" office:value="66" calcext:value-type="float">
            <text:p>66</text:p>
          </table:table-cell>
          <table:table-cell table:style-name="ce28" table:formula="of:=HEX2DEC([$Editor.O43])" office:value-type="float" office:value="0" calcext:value-type="float">
            <text:p>0</text:p>
          </table:table-cell>
          <table:table-cell table:style-name="ce31" table:formula="of:=VLOOKUP([$Editor.P43];[$Key.$A$2:.$H$12];8;1)" office:value-type="string" office:string-value="Water" calcext:value-type="string">
            <text:p>Water</text:p>
          </table:table-cell>
          <table:table-cell table:style-name="ce28" table:formula="of:=HEX2DEC([$Editor.Q43])" office:value-type="float" office:value="0" calcext:value-type="float">
            <text:p>0</text:p>
          </table:table-cell>
          <table:table-cell table:style-name="ce31" table:formula="of:=VLOOKUP([$Editor.R43];[$Key.$A$2:.$D$257];4;1)" office:value-type="float" office:value="0" calcext:value-type="float">
            <text:p/>
          </table:table-cell>
          <table:table-cell table:style-name="ce28" table:formula="of:=VLOOKUP([$Editor.S43];[$Key.$A$2:.$F$257];6;1)" office:value-type="float" office:value="0" calcext:value-type="float">
            <text:p/>
          </table:table-cell>
          <table:table-cell table:style-name="ce31" table:formula="of:=VLOOKUP([$Editor.T43];[$Key.$A$2:.$E$257];5;1)" office:value-type="string" office:string-value="“Useful in the cold”?" calcext:value-type="string">
            <text:p>“Useful in the cold”?</text:p>
          </table:table-cell>
          <table:table-cell table:style-name="ce28" table:formula="of:=IF([$Editor.U43]=&quot;00&quot;;&quot;&quot;;HEX2DEC([$Editor.U43]))">
            <text:p/>
          </table:table-cell>
          <table:table-cell table:style-name="ce31" table:formula="of:=IF([$Editor.V43]=&quot;00&quot;;&quot;&quot;;HEX2DEC([$Editor.V43]))">
            <text:p/>
          </table:table-cell>
          <table:table-cell table:style-name="ce28" table:formula="of:=IF([$Editor.W43]=&quot;00&quot;;&quot;&quot;;HEX2DEC([$Editor.W43]))">
            <text:p/>
          </table:table-cell>
          <table:table-cell table:style-name="ce31" table:formula="of:=IF([$Editor.X43]=&quot;00&quot;;&quot;&quot;;COM.MICROSOFT.CONCAT(VLOOKUP([$Editor.X43];[$Key.$A$2:.$C$257];3;1);&quot;%&quot;))">
            <text:p/>
          </table:table-cell>
          <table:table-cell table:style-name="ce28" table:formula="of:=IF([$Editor.Y43]=&quot;00&quot;;&quot;&quot;;COM.MICROSOFT.CONCAT(VLOOKUP([$Editor.Y43];[$Key.$A$2:.$C$257];3;1);&quot;%&quot;))">
            <text:p/>
          </table:table-cell>
          <table:table-cell table:style-name="ce31" table:formula="of:=IF([$Editor.Z43]=&quot;00&quot;;&quot;&quot;;COM.MICROSOFT.CONCAT(VLOOKUP([$Editor.Z43];[$Key.$A$2:.$C$257];3;1);&quot;%&quot;))" office:value-type="string" office:string-value="-5%" calcext:value-type="string">
            <text:p>-5%</text:p>
          </table:table-cell>
          <table:table-cell table:style-name="ce28" table:formula="of:=IF([$Editor.AA43]=&quot;00&quot;;&quot;&quot;;COM.MICROSOFT.CONCAT(VLOOKUP([$Editor.AA43];[$Key.$A$2:.$C$257];3;1);&quot;%&quot;))">
            <text:p/>
          </table:table-cell>
          <table:table-cell table:style-name="ce31" table:formula="of:=IF([$Editor.AB43]=&quot;00&quot;;&quot;&quot;;COM.MICROSOFT.CONCAT(VLOOKUP([$Editor.AB43];[$Key.$A$2:.$C$257];3;1);&quot;%&quot;))">
            <text:p/>
          </table:table-cell>
          <table:table-cell table:style-name="ce28" table:formula="of:=IF([$Editor.AC43]=&quot;00&quot;;&quot;&quot;;COM.MICROSOFT.CONCAT(VLOOKUP([$Editor.AC43];[$Key.$A$2:.$C$257];3;1);&quot;%&quot;))">
            <text:p/>
          </table:table-cell>
          <table:table-cell table:style-name="ce31" table:formula="of:=IF([$Editor.AD43]=&quot;00&quot;;&quot;&quot;;COM.MICROSOFT.CONCAT(VLOOKUP([$Editor.AD43];[$Key.$A$2:.$C$257];3;1);&quot;%&quot;))">
            <text:p/>
          </table:table-cell>
          <table:table-cell table:style-name="ce28" table:formula="of:=HEX2DEC([$Editor.AE43])" office:value-type="float" office:value="0" calcext:value-type="float">
            <text:p>0</text:p>
          </table:table-cell>
          <table:table-cell table:style-name="ce31" table:formula="of:=HEX2DEC([$Editor.AF43])" office:value-type="float" office:value="0" calcext:value-type="float">
            <text:p>0</text:p>
          </table:table-cell>
          <table:table-cell table:style-name="ce28" table:formula="of:=HEX2DEC([$Editor.AG43])" office:value-type="float" office:value="0" calcext:value-type="float">
            <text:p>0</text:p>
          </table:table-cell>
          <table:table-cell table:style-name="ce31" table:formula="of:=VLOOKUP([$Editor.AH43];[$Key.$A$2:.$K$6];11;1)" office:value-type="float" office:value="0" calcext:value-type="float">
            <text:p/>
          </table:table-cell>
          <table:table-cell table:style-name="ce28" table:formula="of:=HEX2DEC([$Editor.AI43])" office:value-type="float" office:value="0" calcext:value-type="float">
            <text:p>0</text:p>
          </table:table-cell>
          <table:table-cell table:style-name="ce31" table:formula="of:=HEX2DEC([$Editor.AJ43])" office:value-type="float" office:value="0" calcext:value-type="float">
            <text:p>0</text:p>
          </table:table-cell>
          <table:table-cell table:style-name="ce28" table:formula="of:=HEX2DEC([$Editor.AK43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Bloody Cleaver</text:p>
          </table:table-cell>
          <table:table-cell table:style-name="ce27" table:formula="of:=COM.MICROSOFT.CONCAT([$Editor.C44];[$Editor.B44])" office:value-type="string" office:string-value="004e" calcext:value-type="string" table:number-columns-spanned="2" table:number-rows-spanned="1">
            <text:p>004e</text:p>
          </table:table-cell>
          <table:covered-table-cell table:style-name="ce45"/>
          <table:table-cell table:style-name="ce29" table:formula="of:=HEX2DEC(COM.MICROSOFT.CONCAT([$Editor.E44];[$Editor.D44]))" office:value-type="float" office:value="2250" calcext:value-type="float" table:number-columns-spanned="2" table:number-rows-spanned="1">
            <text:p>2250</text:p>
          </table:table-cell>
          <table:covered-table-cell table:style-name="ce30"/>
          <table:table-cell table:style-name="ce27" table:formula="of:=COM.MICROSOFT.CONCAT([$Editor.G44];[$Editor.F44])" office:value-type="string" office:string-value="004a" calcext:value-type="string" table:number-columns-spanned="2" table:number-rows-spanned="1">
            <text:p>004a</text:p>
          </table:table-cell>
          <table:covered-table-cell table:style-name="ce30"/>
          <table:table-cell table:style-name="ce31" table:formula="of:=VLOOKUP([$Editor.H44];[$Key.$A$2:.$G$19];7;1)" office:value-type="string" office:string-value="Axe" calcext:value-type="string">
            <text:p>Axe</text:p>
          </table:table-cell>
          <table:table-cell table:style-name="ce28" table:formula="of:=VLOOKUP([$Editor.I44];[$Key.$A$2:.$H$12];8;1)" office:value-type="string" office:string-value="Bane" calcext:value-type="string">
            <text:p>Bane</text:p>
          </table:table-cell>
          <table:table-cell table:style-name="ce31" table:formula="of:=VLOOKUP([$Editor.J44];[$Key.$A$2:.$I$8];9;1)" office:value-type="string" office:string-value="2 Handed" calcext:value-type="string">
            <text:p>2 Handed</text:p>
          </table:table-cell>
          <table:table-cell table:style-name="ce28" table:formula="of:=VLOOKUP([$Editor.K44];[$Key.$A$2:.$J$6];10;1)" office:value-type="string" office:string-value="Close Ranged" calcext:value-type="string">
            <text:p>Close Ranged</text:p>
          </table:table-cell>
          <table:table-cell table:style-name="ce31" table:formula="of:=HEX2DEC([$Editor.L44])" office:value-type="float" office:value="1" calcext:value-type="float">
            <text:p>1</text:p>
          </table:table-cell>
          <table:table-cell table:style-name="ce28" table:formula="of:=VLOOKUP([$Editor.M44];[$Key.$A$2:.$C$257];3;1)" office:value-type="string" office:string-value="43" calcext:value-type="string">
            <text:p>43</text:p>
          </table:table-cell>
          <table:table-cell table:style-name="ce31" table:formula="of:=HEX2DEC([$Editor.N44])" office:value-type="float" office:value="72" calcext:value-type="float">
            <text:p>72</text:p>
          </table:table-cell>
          <table:table-cell table:style-name="ce28" table:formula="of:=HEX2DEC([$Editor.O44])" office:value-type="float" office:value="0" calcext:value-type="float">
            <text:p>0</text:p>
          </table:table-cell>
          <table:table-cell table:style-name="ce31" table:formula="of:=VLOOKUP([$Editor.P44];[$Key.$A$2:.$H$12];8;1)" office:value-type="string" office:string-value="Bane" calcext:value-type="string">
            <text:p>Bane</text:p>
          </table:table-cell>
          <table:table-cell table:style-name="ce28" table:formula="of:=HEX2DEC([$Editor.Q44])" office:value-type="float" office:value="0" calcext:value-type="float">
            <text:p>0</text:p>
          </table:table-cell>
          <table:table-cell table:style-name="ce31" table:formula="of:=VLOOKUP([$Editor.R44];[$Key.$A$2:.$D$257];4;1)" office:value-type="string" office:string-value="Enfeeble" calcext:value-type="string">
            <text:p>Enfeeble</text:p>
          </table:table-cell>
          <table:table-cell table:style-name="ce28" table:formula="of:=VLOOKUP([$Editor.S44];[$Key.$A$2:.$F$257];6;1)" office:value-type="float" office:value="0" calcext:value-type="float">
            <text:p/>
          </table:table-cell>
          <table:table-cell table:style-name="ce31" table:formula="of:=VLOOKUP([$Editor.T44];[$Key.$A$2:.$E$257];5;1)" office:value-type="float" office:value="0" calcext:value-type="float">
            <text:p/>
          </table:table-cell>
          <table:table-cell table:style-name="ce28" table:formula="of:=IF([$Editor.U44]=&quot;00&quot;;&quot;&quot;;HEX2DEC([$Editor.U44]))">
            <text:p/>
          </table:table-cell>
          <table:table-cell table:style-name="ce31" table:formula="of:=IF([$Editor.V44]=&quot;00&quot;;&quot;&quot;;HEX2DEC([$Editor.V44]))">
            <text:p/>
          </table:table-cell>
          <table:table-cell table:style-name="ce28" table:formula="of:=IF([$Editor.W44]=&quot;00&quot;;&quot;&quot;;HEX2DEC([$Editor.W44]))">
            <text:p/>
          </table:table-cell>
          <table:table-cell table:style-name="ce31" table:formula="of:=IF([$Editor.X44]=&quot;00&quot;;&quot;&quot;;COM.MICROSOFT.CONCAT(VLOOKUP([$Editor.X44];[$Key.$A$2:.$C$257];3;1);&quot;%&quot;))">
            <text:p/>
          </table:table-cell>
          <table:table-cell table:style-name="ce28" table:formula="of:=IF([$Editor.Y44]=&quot;00&quot;;&quot;&quot;;COM.MICROSOFT.CONCAT(VLOOKUP([$Editor.Y44];[$Key.$A$2:.$C$257];3;1);&quot;%&quot;))">
            <text:p/>
          </table:table-cell>
          <table:table-cell table:style-name="ce31" table:formula="of:=IF([$Editor.Z44]=&quot;00&quot;;&quot;&quot;;COM.MICROSOFT.CONCAT(VLOOKUP([$Editor.Z44];[$Key.$A$2:.$C$257];3;1);&quot;%&quot;))">
            <text:p/>
          </table:table-cell>
          <table:table-cell table:style-name="ce28" table:formula="of:=IF([$Editor.AA44]=&quot;00&quot;;&quot;&quot;;COM.MICROSOFT.CONCAT(VLOOKUP([$Editor.AA44];[$Key.$A$2:.$C$257];3;1);&quot;%&quot;))">
            <text:p/>
          </table:table-cell>
          <table:table-cell table:style-name="ce31" table:formula="of:=IF([$Editor.AB44]=&quot;00&quot;;&quot;&quot;;COM.MICROSOFT.CONCAT(VLOOKUP([$Editor.AB44];[$Key.$A$2:.$C$257];3;1);&quot;%&quot;))">
            <text:p/>
          </table:table-cell>
          <table:table-cell table:style-name="ce28" table:formula="of:=IF([$Editor.AC44]=&quot;00&quot;;&quot;&quot;;COM.MICROSOFT.CONCAT(VLOOKUP([$Editor.AC44];[$Key.$A$2:.$C$257];3;1);&quot;%&quot;))" office:value-type="string" office:string-value="-5%" calcext:value-type="string">
            <text:p>-5%</text:p>
          </table:table-cell>
          <table:table-cell table:style-name="ce31" table:formula="of:=IF([$Editor.AD44]=&quot;00&quot;;&quot;&quot;;COM.MICROSOFT.CONCAT(VLOOKUP([$Editor.AD44];[$Key.$A$2:.$C$257];3;1);&quot;%&quot;))">
            <text:p/>
          </table:table-cell>
          <table:table-cell table:style-name="ce28" table:formula="of:=HEX2DEC([$Editor.AE44])" office:value-type="float" office:value="1" calcext:value-type="float">
            <text:p>1</text:p>
          </table:table-cell>
          <table:table-cell table:style-name="ce31" table:formula="of:=HEX2DEC([$Editor.AF44])" office:value-type="float" office:value="0" calcext:value-type="float">
            <text:p>0</text:p>
          </table:table-cell>
          <table:table-cell table:style-name="ce28" table:formula="of:=HEX2DEC([$Editor.AG44])" office:value-type="float" office:value="0" calcext:value-type="float">
            <text:p>0</text:p>
          </table:table-cell>
          <table:table-cell table:style-name="ce31" table:formula="of:=VLOOKUP([$Editor.AH44];[$Key.$A$2:.$K$6];11;1)" office:value-type="float" office:value="0" calcext:value-type="float">
            <text:p/>
          </table:table-cell>
          <table:table-cell table:style-name="ce28" table:formula="of:=HEX2DEC([$Editor.AI44])" office:value-type="float" office:value="0" calcext:value-type="float">
            <text:p>0</text:p>
          </table:table-cell>
          <table:table-cell table:style-name="ce31" table:formula="of:=HEX2DEC([$Editor.AJ44])" office:value-type="float" office:value="0" calcext:value-type="float">
            <text:p>0</text:p>
          </table:table-cell>
          <table:table-cell table:style-name="ce28" table:formula="of:=HEX2DEC([$Editor.AK44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Boreas</text:p>
          </table:table-cell>
          <table:table-cell table:style-name="ce27" table:formula="of:=COM.MICROSOFT.CONCAT([$Editor.C45];[$Editor.B45])" office:value-type="string" office:string-value="004f" calcext:value-type="string" table:number-columns-spanned="2" table:number-rows-spanned="1">
            <text:p>004f</text:p>
          </table:table-cell>
          <table:covered-table-cell table:style-name="ce45"/>
          <table:table-cell table:style-name="ce29" table:formula="of:=HEX2DEC(COM.MICROSOFT.CONCAT([$Editor.E45];[$Editor.D45]))" office:value-type="float" office:value="3120" calcext:value-type="float" table:number-columns-spanned="2" table:number-rows-spanned="1">
            <text:p>3120</text:p>
          </table:table-cell>
          <table:covered-table-cell table:style-name="ce30"/>
          <table:table-cell table:style-name="ce27" table:formula="of:=COM.MICROSOFT.CONCAT([$Editor.G45];[$Editor.F45])" office:value-type="string" office:string-value="004b" calcext:value-type="string" table:number-columns-spanned="2" table:number-rows-spanned="1">
            <text:p>004b</text:p>
          </table:table-cell>
          <table:covered-table-cell table:style-name="ce30"/>
          <table:table-cell table:style-name="ce31" table:formula="of:=VLOOKUP([$Editor.H45];[$Key.$A$2:.$G$19];7;1)" office:value-type="string" office:string-value="Axe" calcext:value-type="string">
            <text:p>Axe</text:p>
          </table:table-cell>
          <table:table-cell table:style-name="ce28" table:formula="of:=VLOOKUP([$Editor.I45];[$Key.$A$2:.$H$12];8;1)" office:value-type="string" office:string-value="Wind" calcext:value-type="string">
            <text:p>Wind</text:p>
          </table:table-cell>
          <table:table-cell table:style-name="ce31" table:formula="of:=VLOOKUP([$Editor.J45];[$Key.$A$2:.$I$8];9;1)" office:value-type="string" office:string-value="2 Handed" calcext:value-type="string">
            <text:p>2 Handed</text:p>
          </table:table-cell>
          <table:table-cell table:style-name="ce28" table:formula="of:=VLOOKUP([$Editor.K45];[$Key.$A$2:.$J$6];10;1)" office:value-type="string" office:string-value="Close Ranged" calcext:value-type="string">
            <text:p>Close Ranged</text:p>
          </table:table-cell>
          <table:table-cell table:style-name="ce31" table:formula="of:=HEX2DEC([$Editor.L45])" office:value-type="float" office:value="1" calcext:value-type="float">
            <text:p>1</text:p>
          </table:table-cell>
          <table:table-cell table:style-name="ce28" table:formula="of:=VLOOKUP([$Editor.M45];[$Key.$A$2:.$C$257];3;1)" office:value-type="string" office:string-value="42" calcext:value-type="string">
            <text:p>42</text:p>
          </table:table-cell>
          <table:table-cell table:style-name="ce31" table:formula="of:=HEX2DEC([$Editor.N45])" office:value-type="float" office:value="70" calcext:value-type="float">
            <text:p>70</text:p>
          </table:table-cell>
          <table:table-cell table:style-name="ce28" table:formula="of:=HEX2DEC([$Editor.O45])" office:value-type="float" office:value="0" calcext:value-type="float">
            <text:p>0</text:p>
          </table:table-cell>
          <table:table-cell table:style-name="ce31" table:formula="of:=VLOOKUP([$Editor.P45];[$Key.$A$2:.$H$12];8;1)" office:value-type="string" office:string-value="Wind" calcext:value-type="string">
            <text:p>Wind</text:p>
          </table:table-cell>
          <table:table-cell table:style-name="ce28" table:formula="of:=HEX2DEC([$Editor.Q45])" office:value-type="float" office:value="0" calcext:value-type="float">
            <text:p>0</text:p>
          </table:table-cell>
          <table:table-cell table:style-name="ce31" table:formula="of:=VLOOKUP([$Editor.R45];[$Key.$A$2:.$D$257];4;1)" office:value-type="float" office:value="0" calcext:value-type="float">
            <text:p/>
          </table:table-cell>
          <table:table-cell table:style-name="ce28" table:formula="of:=VLOOKUP([$Editor.S45];[$Key.$A$2:.$F$257];6;1)" office:value-type="float" office:value="0" calcext:value-type="float">
            <text:p/>
          </table:table-cell>
          <table:table-cell table:style-name="ce31" table:formula="of:=VLOOKUP([$Editor.T45];[$Key.$A$2:.$E$257];5;1)" office:value-type="float" office:value="0" calcext:value-type="float">
            <text:p/>
          </table:table-cell>
          <table:table-cell table:style-name="ce28" table:formula="of:=IF([$Editor.U45]=&quot;00&quot;;&quot;&quot;;HEX2DEC([$Editor.U45]))">
            <text:p/>
          </table:table-cell>
          <table:table-cell table:style-name="ce31" table:formula="of:=IF([$Editor.V45]=&quot;00&quot;;&quot;&quot;;HEX2DEC([$Editor.V45]))">
            <text:p/>
          </table:table-cell>
          <table:table-cell table:style-name="ce28" table:formula="of:=IF([$Editor.W45]=&quot;00&quot;;&quot;&quot;;HEX2DEC([$Editor.W45]))">
            <text:p/>
          </table:table-cell>
          <table:table-cell table:style-name="ce31" table:formula="of:=IF([$Editor.X45]=&quot;00&quot;;&quot;&quot;;COM.MICROSOFT.CONCAT(VLOOKUP([$Editor.X45];[$Key.$A$2:.$C$257];3;1);&quot;%&quot;))">
            <text:p/>
          </table:table-cell>
          <table:table-cell table:style-name="ce28" table:formula="of:=IF([$Editor.Y45]=&quot;00&quot;;&quot;&quot;;COM.MICROSOFT.CONCAT(VLOOKUP([$Editor.Y45];[$Key.$A$2:.$C$257];3;1);&quot;%&quot;))">
            <text:p/>
          </table:table-cell>
          <table:table-cell table:style-name="ce31" table:formula="of:=IF([$Editor.Z45]=&quot;00&quot;;&quot;&quot;;COM.MICROSOFT.CONCAT(VLOOKUP([$Editor.Z45];[$Key.$A$2:.$C$257];3;1);&quot;%&quot;))">
            <text:p/>
          </table:table-cell>
          <table:table-cell table:style-name="ce28" table:formula="of:=IF([$Editor.AA45]=&quot;00&quot;;&quot;&quot;;COM.MICROSOFT.CONCAT(VLOOKUP([$Editor.AA45];[$Key.$A$2:.$C$257];3;1);&quot;%&quot;))" office:value-type="string" office:string-value="-5%" calcext:value-type="string">
            <text:p>-5%</text:p>
          </table:table-cell>
          <table:table-cell table:style-name="ce31" table:formula="of:=IF([$Editor.AB45]=&quot;00&quot;;&quot;&quot;;COM.MICROSOFT.CONCAT(VLOOKUP([$Editor.AB45];[$Key.$A$2:.$C$257];3;1);&quot;%&quot;))">
            <text:p/>
          </table:table-cell>
          <table:table-cell table:style-name="ce28" table:formula="of:=IF([$Editor.AC45]=&quot;00&quot;;&quot;&quot;;COM.MICROSOFT.CONCAT(VLOOKUP([$Editor.AC45];[$Key.$A$2:.$C$257];3;1);&quot;%&quot;))">
            <text:p/>
          </table:table-cell>
          <table:table-cell table:style-name="ce31" table:formula="of:=IF([$Editor.AD45]=&quot;00&quot;;&quot;&quot;;COM.MICROSOFT.CONCAT(VLOOKUP([$Editor.AD45];[$Key.$A$2:.$C$257];3;1);&quot;%&quot;))">
            <text:p/>
          </table:table-cell>
          <table:table-cell table:style-name="ce28" table:formula="of:=HEX2DEC([$Editor.AE45])" office:value-type="float" office:value="0" calcext:value-type="float">
            <text:p>0</text:p>
          </table:table-cell>
          <table:table-cell table:style-name="ce31" table:formula="of:=HEX2DEC([$Editor.AF45])" office:value-type="float" office:value="0" calcext:value-type="float">
            <text:p>0</text:p>
          </table:table-cell>
          <table:table-cell table:style-name="ce28" table:formula="of:=HEX2DEC([$Editor.AG45])" office:value-type="float" office:value="0" calcext:value-type="float">
            <text:p>0</text:p>
          </table:table-cell>
          <table:table-cell table:style-name="ce31" table:formula="of:=VLOOKUP([$Editor.AH45];[$Key.$A$2:.$K$6];11;1)" office:value-type="float" office:value="0" calcext:value-type="float">
            <text:p/>
          </table:table-cell>
          <table:table-cell table:style-name="ce28" table:formula="of:=HEX2DEC([$Editor.AI45])" office:value-type="float" office:value="0" calcext:value-type="float">
            <text:p>0</text:p>
          </table:table-cell>
          <table:table-cell table:style-name="ce31" table:formula="of:=HEX2DEC([$Editor.AJ45])" office:value-type="float" office:value="0" calcext:value-type="float">
            <text:p>0</text:p>
          </table:table-cell>
          <table:table-cell table:style-name="ce28" table:formula="of:=HEX2DEC([$Editor.AK45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Halt Hammer</text:p>
          </table:table-cell>
          <table:table-cell table:style-name="ce27" table:formula="of:=COM.MICROSOFT.CONCAT([$Editor.C46];[$Editor.B46])" office:value-type="string" office:string-value="0050" calcext:value-type="string" table:number-columns-spanned="2" table:number-rows-spanned="1">
            <text:p>0050</text:p>
          </table:table-cell>
          <table:covered-table-cell table:style-name="ce45"/>
          <table:table-cell table:style-name="ce29" table:formula="of:=HEX2DEC(COM.MICROSOFT.CONCAT([$Editor.E46];[$Editor.D46]))" office:value-type="float" office:value="720" calcext:value-type="float" table:number-columns-spanned="2" table:number-rows-spanned="1">
            <text:p>720</text:p>
          </table:table-cell>
          <table:covered-table-cell table:style-name="ce30"/>
          <table:table-cell table:style-name="ce27" table:formula="of:=COM.MICROSOFT.CONCAT([$Editor.G46];[$Editor.F46])" office:value-type="string" office:string-value="004c" calcext:value-type="string" table:number-columns-spanned="2" table:number-rows-spanned="1">
            <text:p>004c</text:p>
          </table:table-cell>
          <table:covered-table-cell table:style-name="ce30"/>
          <table:table-cell table:style-name="ce31" table:formula="of:=VLOOKUP([$Editor.H46];[$Key.$A$2:.$G$19];7;1)" office:value-type="string" office:string-value="Hammer" calcext:value-type="string">
            <text:p>Hammer</text:p>
          </table:table-cell>
          <table:table-cell table:style-name="ce28" table:formula="of:=VLOOKUP([$Editor.I46];[$Key.$A$2:.$H$12];8;1)" office:value-type="float" office:value="0" calcext:value-type="float">
            <text:p/>
          </table:table-cell>
          <table:table-cell table:style-name="ce31" table:formula="of:=VLOOKUP([$Editor.J46];[$Key.$A$2:.$I$8];9;1)" office:value-type="string" office:string-value="1 Handed" calcext:value-type="string">
            <text:p>1 Handed</text:p>
          </table:table-cell>
          <table:table-cell table:style-name="ce28" table:formula="of:=VLOOKUP([$Editor.K46];[$Key.$A$2:.$J$6];10;1)" office:value-type="string" office:string-value="Close Ranged" calcext:value-type="string">
            <text:p>Close Ranged</text:p>
          </table:table-cell>
          <table:table-cell table:style-name="ce31" table:formula="of:=HEX2DEC([$Editor.L46])" office:value-type="float" office:value="1" calcext:value-type="float">
            <text:p>1</text:p>
          </table:table-cell>
          <table:table-cell table:style-name="ce28" table:formula="of:=VLOOKUP([$Editor.M46];[$Key.$A$2:.$C$257];3;1)" office:value-type="string" office:string-value="14" calcext:value-type="string">
            <text:p>14</text:p>
          </table:table-cell>
          <table:table-cell table:style-name="ce31" table:formula="of:=HEX2DEC([$Editor.N46])" office:value-type="float" office:value="40" calcext:value-type="float">
            <text:p>40</text:p>
          </table:table-cell>
          <table:table-cell table:style-name="ce28" table:formula="of:=HEX2DEC([$Editor.O46])" office:value-type="float" office:value="0" calcext:value-type="float">
            <text:p>0</text:p>
          </table:table-cell>
          <table:table-cell table:style-name="ce31" table:formula="of:=VLOOKUP([$Editor.P46];[$Key.$A$2:.$H$12];8;1)" office:value-type="float" office:value="0" calcext:value-type="float">
            <text:p/>
          </table:table-cell>
          <table:table-cell table:style-name="ce28" table:formula="of:=HEX2DEC([$Editor.Q46])" office:value-type="float" office:value="0" calcext:value-type="float">
            <text:p>0</text:p>
          </table:table-cell>
          <table:table-cell table:style-name="ce31" table:formula="of:=VLOOKUP([$Editor.R46];[$Key.$A$2:.$D$257];4;1)" office:value-type="float" office:value="0" calcext:value-type="float">
            <text:p/>
          </table:table-cell>
          <table:table-cell table:style-name="ce28" table:formula="of:=VLOOKUP([$Editor.S46];[$Key.$A$2:.$F$257];6;1)" office:value-type="float" office:value="0" calcext:value-type="float">
            <text:p/>
          </table:table-cell>
          <table:table-cell table:style-name="ce31" table:formula="of:=VLOOKUP([$Editor.T46];[$Key.$A$2:.$E$257];5;1)" office:value-type="float" office:value="0" calcext:value-type="float">
            <text:p/>
          </table:table-cell>
          <table:table-cell table:style-name="ce28" table:formula="of:=IF([$Editor.U46]=&quot;00&quot;;&quot;&quot;;HEX2DEC([$Editor.U46]))">
            <text:p/>
          </table:table-cell>
          <table:table-cell table:style-name="ce31" table:formula="of:=IF([$Editor.V46]=&quot;00&quot;;&quot;&quot;;HEX2DEC([$Editor.V46]))">
            <text:p/>
          </table:table-cell>
          <table:table-cell table:style-name="ce28" table:formula="of:=IF([$Editor.W46]=&quot;00&quot;;&quot;&quot;;HEX2DEC([$Editor.W46]))">
            <text:p/>
          </table:table-cell>
          <table:table-cell table:style-name="ce31" table:formula="of:=IF([$Editor.X46]=&quot;00&quot;;&quot;&quot;;COM.MICROSOFT.CONCAT(VLOOKUP([$Editor.X46];[$Key.$A$2:.$C$257];3;1);&quot;%&quot;))">
            <text:p/>
          </table:table-cell>
          <table:table-cell table:style-name="ce28" table:formula="of:=IF([$Editor.Y46]=&quot;00&quot;;&quot;&quot;;COM.MICROSOFT.CONCAT(VLOOKUP([$Editor.Y46];[$Key.$A$2:.$C$257];3;1);&quot;%&quot;))">
            <text:p/>
          </table:table-cell>
          <table:table-cell table:style-name="ce31" table:formula="of:=IF([$Editor.Z46]=&quot;00&quot;;&quot;&quot;;COM.MICROSOFT.CONCAT(VLOOKUP([$Editor.Z46];[$Key.$A$2:.$C$257];3;1);&quot;%&quot;))">
            <text:p/>
          </table:table-cell>
          <table:table-cell table:style-name="ce28" table:formula="of:=IF([$Editor.AA46]=&quot;00&quot;;&quot;&quot;;COM.MICROSOFT.CONCAT(VLOOKUP([$Editor.AA46];[$Key.$A$2:.$C$257];3;1);&quot;%&quot;))">
            <text:p/>
          </table:table-cell>
          <table:table-cell table:style-name="ce31" table:formula="of:=IF([$Editor.AB46]=&quot;00&quot;;&quot;&quot;;COM.MICROSOFT.CONCAT(VLOOKUP([$Editor.AB46];[$Key.$A$2:.$C$257];3;1);&quot;%&quot;))">
            <text:p/>
          </table:table-cell>
          <table:table-cell table:style-name="ce28" table:formula="of:=IF([$Editor.AC46]=&quot;00&quot;;&quot;&quot;;COM.MICROSOFT.CONCAT(VLOOKUP([$Editor.AC46];[$Key.$A$2:.$C$257];3;1);&quot;%&quot;))">
            <text:p/>
          </table:table-cell>
          <table:table-cell table:style-name="ce31" table:formula="of:=IF([$Editor.AD46]=&quot;00&quot;;&quot;&quot;;COM.MICROSOFT.CONCAT(VLOOKUP([$Editor.AD46];[$Key.$A$2:.$C$257];3;1);&quot;%&quot;))">
            <text:p/>
          </table:table-cell>
          <table:table-cell table:style-name="ce28" table:formula="of:=HEX2DEC([$Editor.AE46])" office:value-type="float" office:value="0" calcext:value-type="float">
            <text:p>0</text:p>
          </table:table-cell>
          <table:table-cell table:style-name="ce31" table:formula="of:=HEX2DEC([$Editor.AF46])" office:value-type="float" office:value="0" calcext:value-type="float">
            <text:p>0</text:p>
          </table:table-cell>
          <table:table-cell table:style-name="ce28" table:formula="of:=HEX2DEC([$Editor.AG46])" office:value-type="float" office:value="0" calcext:value-type="float">
            <text:p>0</text:p>
          </table:table-cell>
          <table:table-cell table:style-name="ce31" table:formula="of:=VLOOKUP([$Editor.AH46];[$Key.$A$2:.$K$6];11;1)" office:value-type="float" office:value="0" calcext:value-type="float">
            <text:p/>
          </table:table-cell>
          <table:table-cell table:style-name="ce28" table:formula="of:=HEX2DEC([$Editor.AI46])" office:value-type="float" office:value="0" calcext:value-type="float">
            <text:p>0</text:p>
          </table:table-cell>
          <table:table-cell table:style-name="ce31" table:formula="of:=HEX2DEC([$Editor.AJ46])" office:value-type="float" office:value="0" calcext:value-type="float">
            <text:p>0</text:p>
          </table:table-cell>
          <table:table-cell table:style-name="ce28" table:formula="of:=HEX2DEC([$Editor.AK46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Euros</text:p>
          </table:table-cell>
          <table:table-cell table:style-name="ce27" table:formula="of:=COM.MICROSOFT.CONCAT([$Editor.C47];[$Editor.B47])" office:value-type="string" office:string-value="0051" calcext:value-type="string" table:number-columns-spanned="2" table:number-rows-spanned="1">
            <text:p>0051</text:p>
          </table:table-cell>
          <table:covered-table-cell table:style-name="ce45"/>
          <table:table-cell table:style-name="ce29" table:formula="of:=HEX2DEC(COM.MICROSOFT.CONCAT([$Editor.E47];[$Editor.D47]))" office:value-type="float" office:value="3120" calcext:value-type="float" table:number-columns-spanned="2" table:number-rows-spanned="1">
            <text:p>3120</text:p>
          </table:table-cell>
          <table:covered-table-cell table:style-name="ce30"/>
          <table:table-cell table:style-name="ce27" table:formula="of:=COM.MICROSOFT.CONCAT([$Editor.G47];[$Editor.F47])" office:value-type="string" office:string-value="004d" calcext:value-type="string" table:number-columns-spanned="2" table:number-rows-spanned="1">
            <text:p>004d</text:p>
          </table:table-cell>
          <table:covered-table-cell table:style-name="ce30"/>
          <table:table-cell table:style-name="ce31" table:formula="of:=VLOOKUP([$Editor.H47];[$Key.$A$2:.$G$19];7;1)" office:value-type="string" office:string-value="Hammer" calcext:value-type="string">
            <text:p>Hammer</text:p>
          </table:table-cell>
          <table:table-cell table:style-name="ce28" table:formula="of:=VLOOKUP([$Editor.I47];[$Key.$A$2:.$H$12];8;1)" office:value-type="string" office:string-value="Wind" calcext:value-type="string">
            <text:p>Wind</text:p>
          </table:table-cell>
          <table:table-cell table:style-name="ce31" table:formula="of:=VLOOKUP([$Editor.J47];[$Key.$A$2:.$I$8];9;1)" office:value-type="string" office:string-value="2 Handed" calcext:value-type="string">
            <text:p>2 Handed</text:p>
          </table:table-cell>
          <table:table-cell table:style-name="ce28" table:formula="of:=VLOOKUP([$Editor.K47];[$Key.$A$2:.$J$6];10;1)" office:value-type="string" office:string-value="Close Ranged" calcext:value-type="string">
            <text:p>Close Ranged</text:p>
          </table:table-cell>
          <table:table-cell table:style-name="ce31" table:formula="of:=HEX2DEC([$Editor.L47])" office:value-type="float" office:value="1" calcext:value-type="float">
            <text:p>1</text:p>
          </table:table-cell>
          <table:table-cell table:style-name="ce28" table:formula="of:=VLOOKUP([$Editor.M47];[$Key.$A$2:.$C$257];3;1)" office:value-type="string" office:string-value="32" calcext:value-type="string">
            <text:p>32</text:p>
          </table:table-cell>
          <table:table-cell table:style-name="ce31" table:formula="of:=HEX2DEC([$Editor.N47])" office:value-type="float" office:value="62" calcext:value-type="float">
            <text:p>62</text:p>
          </table:table-cell>
          <table:table-cell table:style-name="ce28" table:formula="of:=HEX2DEC([$Editor.O47])" office:value-type="float" office:value="0" calcext:value-type="float">
            <text:p>0</text:p>
          </table:table-cell>
          <table:table-cell table:style-name="ce31" table:formula="of:=VLOOKUP([$Editor.P47];[$Key.$A$2:.$H$12];8;1)" office:value-type="string" office:string-value="Wind" calcext:value-type="string">
            <text:p>Wind</text:p>
          </table:table-cell>
          <table:table-cell table:style-name="ce28" table:formula="of:=HEX2DEC([$Editor.Q47])" office:value-type="float" office:value="0" calcext:value-type="float">
            <text:p>0</text:p>
          </table:table-cell>
          <table:table-cell table:style-name="ce31" table:formula="of:=VLOOKUP([$Editor.R47];[$Key.$A$2:.$D$257];4;1)" office:value-type="float" office:value="0" calcext:value-type="float">
            <text:p/>
          </table:table-cell>
          <table:table-cell table:style-name="ce28" table:formula="of:=VLOOKUP([$Editor.S47];[$Key.$A$2:.$F$257];6;1)" office:value-type="float" office:value="0" calcext:value-type="float">
            <text:p/>
          </table:table-cell>
          <table:table-cell table:style-name="ce31" table:formula="of:=VLOOKUP([$Editor.T47];[$Key.$A$2:.$E$257];5;1)" office:value-type="float" office:value="0" calcext:value-type="float">
            <text:p/>
          </table:table-cell>
          <table:table-cell table:style-name="ce28" table:formula="of:=IF([$Editor.U47]=&quot;00&quot;;&quot;&quot;;HEX2DEC([$Editor.U47]))">
            <text:p/>
          </table:table-cell>
          <table:table-cell table:style-name="ce31" table:formula="of:=IF([$Editor.V47]=&quot;00&quot;;&quot;&quot;;HEX2DEC([$Editor.V47]))">
            <text:p/>
          </table:table-cell>
          <table:table-cell table:style-name="ce28" table:formula="of:=IF([$Editor.W47]=&quot;00&quot;;&quot;&quot;;HEX2DEC([$Editor.W47]))">
            <text:p/>
          </table:table-cell>
          <table:table-cell table:style-name="ce31" table:formula="of:=IF([$Editor.X47]=&quot;00&quot;;&quot;&quot;;COM.MICROSOFT.CONCAT(VLOOKUP([$Editor.X47];[$Key.$A$2:.$C$257];3;1);&quot;%&quot;))">
            <text:p/>
          </table:table-cell>
          <table:table-cell table:style-name="ce28" table:formula="of:=IF([$Editor.Y47]=&quot;00&quot;;&quot;&quot;;COM.MICROSOFT.CONCAT(VLOOKUP([$Editor.Y47];[$Key.$A$2:.$C$257];3;1);&quot;%&quot;))">
            <text:p/>
          </table:table-cell>
          <table:table-cell table:style-name="ce31" table:formula="of:=IF([$Editor.Z47]=&quot;00&quot;;&quot;&quot;;COM.MICROSOFT.CONCAT(VLOOKUP([$Editor.Z47];[$Key.$A$2:.$C$257];3;1);&quot;%&quot;))">
            <text:p/>
          </table:table-cell>
          <table:table-cell table:style-name="ce28" table:formula="of:=IF([$Editor.AA47]=&quot;00&quot;;&quot;&quot;;COM.MICROSOFT.CONCAT(VLOOKUP([$Editor.AA47];[$Key.$A$2:.$C$257];3;1);&quot;%&quot;))" office:value-type="string" office:string-value="-5%" calcext:value-type="string">
            <text:p>-5%</text:p>
          </table:table-cell>
          <table:table-cell table:style-name="ce31" table:formula="of:=IF([$Editor.AB47]=&quot;00&quot;;&quot;&quot;;COM.MICROSOFT.CONCAT(VLOOKUP([$Editor.AB47];[$Key.$A$2:.$C$257];3;1);&quot;%&quot;))">
            <text:p/>
          </table:table-cell>
          <table:table-cell table:style-name="ce28" table:formula="of:=IF([$Editor.AC47]=&quot;00&quot;;&quot;&quot;;COM.MICROSOFT.CONCAT(VLOOKUP([$Editor.AC47];[$Key.$A$2:.$C$257];3;1);&quot;%&quot;))">
            <text:p/>
          </table:table-cell>
          <table:table-cell table:style-name="ce31" table:formula="of:=IF([$Editor.AD47]=&quot;00&quot;;&quot;&quot;;COM.MICROSOFT.CONCAT(VLOOKUP([$Editor.AD47];[$Key.$A$2:.$C$257];3;1);&quot;%&quot;))">
            <text:p/>
          </table:table-cell>
          <table:table-cell table:style-name="ce28" table:formula="of:=HEX2DEC([$Editor.AE47])" office:value-type="float" office:value="0" calcext:value-type="float">
            <text:p>0</text:p>
          </table:table-cell>
          <table:table-cell table:style-name="ce31" table:formula="of:=HEX2DEC([$Editor.AF47])" office:value-type="float" office:value="0" calcext:value-type="float">
            <text:p>0</text:p>
          </table:table-cell>
          <table:table-cell table:style-name="ce28" table:formula="of:=HEX2DEC([$Editor.AG47])" office:value-type="float" office:value="0" calcext:value-type="float">
            <text:p>0</text:p>
          </table:table-cell>
          <table:table-cell table:style-name="ce31" table:formula="of:=VLOOKUP([$Editor.AH47];[$Key.$A$2:.$K$6];11;1)" office:value-type="float" office:value="0" calcext:value-type="float">
            <text:p/>
          </table:table-cell>
          <table:table-cell table:style-name="ce28" table:formula="of:=HEX2DEC([$Editor.AI47])" office:value-type="float" office:value="0" calcext:value-type="float">
            <text:p>0</text:p>
          </table:table-cell>
          <table:table-cell table:style-name="ce31" table:formula="of:=HEX2DEC([$Editor.AJ47])" office:value-type="float" office:value="0" calcext:value-type="float">
            <text:p>0</text:p>
          </table:table-cell>
          <table:table-cell table:style-name="ce28" table:formula="of:=HEX2DEC([$Editor.AK47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Flame Flail</text:p>
          </table:table-cell>
          <table:table-cell table:style-name="ce27" table:formula="of:=COM.MICROSOFT.CONCAT([$Editor.C48];[$Editor.B48])" office:value-type="string" office:string-value="0052" calcext:value-type="string" table:number-columns-spanned="2" table:number-rows-spanned="1">
            <text:p>0052</text:p>
          </table:table-cell>
          <table:covered-table-cell table:style-name="ce45"/>
          <table:table-cell table:style-name="ce29" table:formula="of:=HEX2DEC(COM.MICROSOFT.CONCAT([$Editor.E48];[$Editor.D48]))" office:value-type="float" office:value="2250" calcext:value-type="float" table:number-columns-spanned="2" table:number-rows-spanned="1">
            <text:p>2250</text:p>
          </table:table-cell>
          <table:covered-table-cell table:style-name="ce30"/>
          <table:table-cell table:style-name="ce27" table:formula="of:=COM.MICROSOFT.CONCAT([$Editor.G48];[$Editor.F48])" office:value-type="string" office:string-value="004e" calcext:value-type="string" table:number-columns-spanned="2" table:number-rows-spanned="1">
            <text:p>004e</text:p>
          </table:table-cell>
          <table:covered-table-cell table:style-name="ce30"/>
          <table:table-cell table:style-name="ce31" table:formula="of:=VLOOKUP([$Editor.H48];[$Key.$A$2:.$G$19];7;1)" office:value-type="string" office:string-value="Hammer" calcext:value-type="string">
            <text:p>Hammer</text:p>
          </table:table-cell>
          <table:table-cell table:style-name="ce28" table:formula="of:=VLOOKUP([$Editor.I48];[$Key.$A$2:.$H$12];8;1)" office:value-type="string" office:string-value="Fire" calcext:value-type="string">
            <text:p>Fire</text:p>
          </table:table-cell>
          <table:table-cell table:style-name="ce31" table:formula="of:=VLOOKUP([$Editor.J48];[$Key.$A$2:.$I$8];9;1)" office:value-type="string" office:string-value="2 Handed" calcext:value-type="string">
            <text:p>2 Handed</text:p>
          </table:table-cell>
          <table:table-cell table:style-name="ce28" table:formula="of:=VLOOKUP([$Editor.K48];[$Key.$A$2:.$J$6];10;1)" office:value-type="string" office:string-value="Close Ranged" calcext:value-type="string">
            <text:p>Close Ranged</text:p>
          </table:table-cell>
          <table:table-cell table:style-name="ce31" table:formula="of:=HEX2DEC([$Editor.L48])" office:value-type="float" office:value="1" calcext:value-type="float">
            <text:p>1</text:p>
          </table:table-cell>
          <table:table-cell table:style-name="ce28" table:formula="of:=VLOOKUP([$Editor.M48];[$Key.$A$2:.$C$257];3;1)" office:value-type="string" office:string-value="35" calcext:value-type="string">
            <text:p>35</text:p>
          </table:table-cell>
          <table:table-cell table:style-name="ce31" table:formula="of:=HEX2DEC([$Editor.N48])" office:value-type="float" office:value="60" calcext:value-type="float">
            <text:p>60</text:p>
          </table:table-cell>
          <table:table-cell table:style-name="ce28" table:formula="of:=HEX2DEC([$Editor.O48])" office:value-type="float" office:value="0" calcext:value-type="float">
            <text:p>0</text:p>
          </table:table-cell>
          <table:table-cell table:style-name="ce31" table:formula="of:=VLOOKUP([$Editor.P48];[$Key.$A$2:.$H$12];8;1)" office:value-type="string" office:string-value="Fire" calcext:value-type="string">
            <text:p>Fire</text:p>
          </table:table-cell>
          <table:table-cell table:style-name="ce28" table:formula="of:=HEX2DEC([$Editor.Q48])" office:value-type="float" office:value="0" calcext:value-type="float">
            <text:p>0</text:p>
          </table:table-cell>
          <table:table-cell table:style-name="ce31" table:formula="of:=VLOOKUP([$Editor.R48];[$Key.$A$2:.$D$257];4;1)" office:value-type="float" office:value="0" calcext:value-type="float">
            <text:p/>
          </table:table-cell>
          <table:table-cell table:style-name="ce28" table:formula="of:=VLOOKUP([$Editor.S48];[$Key.$A$2:.$F$257];6;1)" office:value-type="float" office:value="0" calcext:value-type="float">
            <text:p/>
          </table:table-cell>
          <table:table-cell table:style-name="ce31" table:formula="of:=VLOOKUP([$Editor.T48];[$Key.$A$2:.$E$257];5;1)" office:value-type="float" office:value="0" calcext:value-type="float">
            <text:p/>
          </table:table-cell>
          <table:table-cell table:style-name="ce28" table:formula="of:=IF([$Editor.U48]=&quot;00&quot;;&quot;&quot;;HEX2DEC([$Editor.U48]))">
            <text:p/>
          </table:table-cell>
          <table:table-cell table:style-name="ce31" table:formula="of:=IF([$Editor.V48]=&quot;00&quot;;&quot;&quot;;HEX2DEC([$Editor.V48]))">
            <text:p/>
          </table:table-cell>
          <table:table-cell table:style-name="ce28" table:formula="of:=IF([$Editor.W48]=&quot;00&quot;;&quot;&quot;;HEX2DEC([$Editor.W48]))">
            <text:p/>
          </table:table-cell>
          <table:table-cell table:style-name="ce31" table:formula="of:=IF([$Editor.X48]=&quot;00&quot;;&quot;&quot;;COM.MICROSOFT.CONCAT(VLOOKUP([$Editor.X48];[$Key.$A$2:.$C$257];3;1);&quot;%&quot;))">
            <text:p/>
          </table:table-cell>
          <table:table-cell table:style-name="ce28" table:formula="of:=IF([$Editor.Y48]=&quot;00&quot;;&quot;&quot;;COM.MICROSOFT.CONCAT(VLOOKUP([$Editor.Y48];[$Key.$A$2:.$C$257];3;1);&quot;%&quot;))">
            <text:p/>
          </table:table-cell>
          <table:table-cell table:style-name="ce31" table:formula="of:=IF([$Editor.Z48]=&quot;00&quot;;&quot;&quot;;COM.MICROSOFT.CONCAT(VLOOKUP([$Editor.Z48];[$Key.$A$2:.$C$257];3;1);&quot;%&quot;))">
            <text:p/>
          </table:table-cell>
          <table:table-cell table:style-name="ce28" table:formula="of:=IF([$Editor.AA48]=&quot;00&quot;;&quot;&quot;;COM.MICROSOFT.CONCAT(VLOOKUP([$Editor.AA48];[$Key.$A$2:.$C$257];3;1);&quot;%&quot;))">
            <text:p/>
          </table:table-cell>
          <table:table-cell table:style-name="ce31" table:formula="of:=IF([$Editor.AB48]=&quot;00&quot;;&quot;&quot;;COM.MICROSOFT.CONCAT(VLOOKUP([$Editor.AB48];[$Key.$A$2:.$C$257];3;1);&quot;%&quot;))" office:value-type="string" office:string-value="-5%" calcext:value-type="string">
            <text:p>-5%</text:p>
          </table:table-cell>
          <table:table-cell table:style-name="ce28" table:formula="of:=IF([$Editor.AC48]=&quot;00&quot;;&quot;&quot;;COM.MICROSOFT.CONCAT(VLOOKUP([$Editor.AC48];[$Key.$A$2:.$C$257];3;1);&quot;%&quot;))">
            <text:p/>
          </table:table-cell>
          <table:table-cell table:style-name="ce31" table:formula="of:=IF([$Editor.AD48]=&quot;00&quot;;&quot;&quot;;COM.MICROSOFT.CONCAT(VLOOKUP([$Editor.AD48];[$Key.$A$2:.$C$257];3;1);&quot;%&quot;))">
            <text:p/>
          </table:table-cell>
          <table:table-cell table:style-name="ce28" table:formula="of:=HEX2DEC([$Editor.AE48])" office:value-type="float" office:value="0" calcext:value-type="float">
            <text:p>0</text:p>
          </table:table-cell>
          <table:table-cell table:style-name="ce31" table:formula="of:=HEX2DEC([$Editor.AF48])" office:value-type="float" office:value="0" calcext:value-type="float">
            <text:p>0</text:p>
          </table:table-cell>
          <table:table-cell table:style-name="ce28" table:formula="of:=HEX2DEC([$Editor.AG48])" office:value-type="float" office:value="0" calcext:value-type="float">
            <text:p>0</text:p>
          </table:table-cell>
          <table:table-cell table:style-name="ce31" table:formula="of:=VLOOKUP([$Editor.AH48];[$Key.$A$2:.$K$6];11;1)" office:value-type="float" office:value="0" calcext:value-type="float">
            <text:p/>
          </table:table-cell>
          <table:table-cell table:style-name="ce28" table:formula="of:=HEX2DEC([$Editor.AI48])" office:value-type="float" office:value="0" calcext:value-type="float">
            <text:p>0</text:p>
          </table:table-cell>
          <table:table-cell table:style-name="ce31" table:formula="of:=HEX2DEC([$Editor.AJ48])" office:value-type="float" office:value="0" calcext:value-type="float">
            <text:p>0</text:p>
          </table:table-cell>
          <table:table-cell table:style-name="ce28" table:formula="of:=HEX2DEC([$Editor.AK48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anscion</text:p>
          </table:table-cell>
          <table:table-cell table:style-name="ce27" table:formula="of:=COM.MICROSOFT.CONCAT([$Editor.C49];[$Editor.B49])" office:value-type="string" office:string-value="0053" calcext:value-type="string" table:number-columns-spanned="2" table:number-rows-spanned="1">
            <text:p>0053</text:p>
          </table:table-cell>
          <table:covered-table-cell table:style-name="ce45"/>
          <table:table-cell table:style-name="ce29" table:formula="of:=HEX2DEC(COM.MICROSOFT.CONCAT([$Editor.E49];[$Editor.D49]))" office:value-type="float" office:value="2850" calcext:value-type="float" table:number-columns-spanned="2" table:number-rows-spanned="1">
            <text:p>2850</text:p>
          </table:table-cell>
          <table:covered-table-cell table:style-name="ce30"/>
          <table:table-cell table:style-name="ce27" table:formula="of:=COM.MICROSOFT.CONCAT([$Editor.G49];[$Editor.F49])" office:value-type="string" office:string-value="004f" calcext:value-type="string" table:number-columns-spanned="2" table:number-rows-spanned="1">
            <text:p>004f</text:p>
          </table:table-cell>
          <table:covered-table-cell table:style-name="ce30"/>
          <table:table-cell table:style-name="ce31" table:formula="of:=VLOOKUP([$Editor.H49];[$Key.$A$2:.$G$19];7;1)" office:value-type="string" office:string-value="Hammer" calcext:value-type="string">
            <text:p>Hammer</text:p>
          </table:table-cell>
          <table:table-cell table:style-name="ce28" table:formula="of:=VLOOKUP([$Editor.I49];[$Key.$A$2:.$H$12];8;1)" office:value-type="string" office:string-value="Earth" calcext:value-type="string">
            <text:p>Earth</text:p>
          </table:table-cell>
          <table:table-cell table:style-name="ce31" table:formula="of:=VLOOKUP([$Editor.J49];[$Key.$A$2:.$I$8];9;1)" office:value-type="string" office:string-value="2 Handed" calcext:value-type="string">
            <text:p>2 Handed</text:p>
          </table:table-cell>
          <table:table-cell table:style-name="ce28" table:formula="of:=VLOOKUP([$Editor.K49];[$Key.$A$2:.$J$6];10;1)" office:value-type="string" office:string-value="Close Ranged" calcext:value-type="string">
            <text:p>Close Ranged</text:p>
          </table:table-cell>
          <table:table-cell table:style-name="ce31" table:formula="of:=HEX2DEC([$Editor.L49])" office:value-type="float" office:value="1" calcext:value-type="float">
            <text:p>1</text:p>
          </table:table-cell>
          <table:table-cell table:style-name="ce28" table:formula="of:=VLOOKUP([$Editor.M49];[$Key.$A$2:.$C$257];3;1)" office:value-type="string" office:string-value="31" calcext:value-type="string">
            <text:p>31</text:p>
          </table:table-cell>
          <table:table-cell table:style-name="ce31" table:formula="of:=HEX2DEC([$Editor.N49])" office:value-type="float" office:value="76" calcext:value-type="float">
            <text:p>76</text:p>
          </table:table-cell>
          <table:table-cell table:style-name="ce28" table:formula="of:=HEX2DEC([$Editor.O49])" office:value-type="float" office:value="0" calcext:value-type="float">
            <text:p>0</text:p>
          </table:table-cell>
          <table:table-cell table:style-name="ce31" table:formula="of:=VLOOKUP([$Editor.P49];[$Key.$A$2:.$H$12];8;1)" office:value-type="string" office:string-value="Earth" calcext:value-type="string">
            <text:p>Earth</text:p>
          </table:table-cell>
          <table:table-cell table:style-name="ce28" table:formula="of:=HEX2DEC([$Editor.Q49])" office:value-type="float" office:value="16" calcext:value-type="float">
            <text:p>16</text:p>
          </table:table-cell>
          <table:table-cell table:style-name="ce31" table:formula="of:=VLOOKUP([$Editor.R49];[$Key.$A$2:.$D$257];4;1)" office:value-type="float" office:value="0" calcext:value-type="float">
            <text:p/>
          </table:table-cell>
          <table:table-cell table:style-name="ce28" table:formula="of:=VLOOKUP([$Editor.S49];[$Key.$A$2:.$F$257];6;1)" office:value-type="string" office:string-value="Confuse" calcext:value-type="string">
            <text:p>Confuse</text:p>
          </table:table-cell>
          <table:table-cell table:style-name="ce31" table:formula="of:=VLOOKUP([$Editor.T49];[$Key.$A$2:.$E$257];5;1)" office:value-type="float" office:value="0" calcext:value-type="float">
            <text:p/>
          </table:table-cell>
          <table:table-cell table:style-name="ce28" table:formula="of:=IF([$Editor.U49]=&quot;00&quot;;&quot;&quot;;HEX2DEC([$Editor.U49]))">
            <text:p/>
          </table:table-cell>
          <table:table-cell table:style-name="ce31" table:formula="of:=IF([$Editor.V49]=&quot;00&quot;;&quot;&quot;;HEX2DEC([$Editor.V49]))">
            <text:p/>
          </table:table-cell>
          <table:table-cell table:style-name="ce28" table:formula="of:=IF([$Editor.W49]=&quot;00&quot;;&quot;&quot;;HEX2DEC([$Editor.W49]))">
            <text:p/>
          </table:table-cell>
          <table:table-cell table:style-name="ce31" table:formula="of:=IF([$Editor.X49]=&quot;00&quot;;&quot;&quot;;COM.MICROSOFT.CONCAT(VLOOKUP([$Editor.X49];[$Key.$A$2:.$C$257];3;1);&quot;%&quot;))">
            <text:p/>
          </table:table-cell>
          <table:table-cell table:style-name="ce28" table:formula="of:=IF([$Editor.Y49]=&quot;00&quot;;&quot;&quot;;COM.MICROSOFT.CONCAT(VLOOKUP([$Editor.Y49];[$Key.$A$2:.$C$257];3;1);&quot;%&quot;))" office:value-type="string" office:string-value="-5%" calcext:value-type="string">
            <text:p>-5%</text:p>
          </table:table-cell>
          <table:table-cell table:style-name="ce31" table:formula="of:=IF([$Editor.Z49]=&quot;00&quot;;&quot;&quot;;COM.MICROSOFT.CONCAT(VLOOKUP([$Editor.Z49];[$Key.$A$2:.$C$257];3;1);&quot;%&quot;))">
            <text:p/>
          </table:table-cell>
          <table:table-cell table:style-name="ce28" table:formula="of:=IF([$Editor.AA49]=&quot;00&quot;;&quot;&quot;;COM.MICROSOFT.CONCAT(VLOOKUP([$Editor.AA49];[$Key.$A$2:.$C$257];3;1);&quot;%&quot;))">
            <text:p/>
          </table:table-cell>
          <table:table-cell table:style-name="ce31" table:formula="of:=IF([$Editor.AB49]=&quot;00&quot;;&quot;&quot;;COM.MICROSOFT.CONCAT(VLOOKUP([$Editor.AB49];[$Key.$A$2:.$C$257];3;1);&quot;%&quot;))">
            <text:p/>
          </table:table-cell>
          <table:table-cell table:style-name="ce28" table:formula="of:=IF([$Editor.AC49]=&quot;00&quot;;&quot;&quot;;COM.MICROSOFT.CONCAT(VLOOKUP([$Editor.AC49];[$Key.$A$2:.$C$257];3;1);&quot;%&quot;))">
            <text:p/>
          </table:table-cell>
          <table:table-cell table:style-name="ce31" table:formula="of:=IF([$Editor.AD49]=&quot;00&quot;;&quot;&quot;;COM.MICROSOFT.CONCAT(VLOOKUP([$Editor.AD49];[$Key.$A$2:.$C$257];3;1);&quot;%&quot;))">
            <text:p/>
          </table:table-cell>
          <table:table-cell table:style-name="ce28" table:formula="of:=HEX2DEC([$Editor.AE49])" office:value-type="float" office:value="0" calcext:value-type="float">
            <text:p>0</text:p>
          </table:table-cell>
          <table:table-cell table:style-name="ce31" table:formula="of:=HEX2DEC([$Editor.AF49])" office:value-type="float" office:value="0" calcext:value-type="float">
            <text:p>0</text:p>
          </table:table-cell>
          <table:table-cell table:style-name="ce28" table:formula="of:=HEX2DEC([$Editor.AG49])" office:value-type="float" office:value="0" calcext:value-type="float">
            <text:p>0</text:p>
          </table:table-cell>
          <table:table-cell table:style-name="ce31" table:formula="of:=VLOOKUP([$Editor.AH49];[$Key.$A$2:.$K$6];11;1)" office:value-type="float" office:value="0" calcext:value-type="float">
            <text:p/>
          </table:table-cell>
          <table:table-cell table:style-name="ce28" table:formula="of:=HEX2DEC([$Editor.AI49])" office:value-type="float" office:value="0" calcext:value-type="float">
            <text:p>0</text:p>
          </table:table-cell>
          <table:table-cell table:style-name="ce31" table:formula="of:=HEX2DEC([$Editor.AJ49])" office:value-type="float" office:value="0" calcext:value-type="float">
            <text:p>0</text:p>
          </table:table-cell>
          <table:table-cell table:style-name="ce28" table:formula="of:=HEX2DEC([$Editor.AK49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Hammer of Tears</text:p>
          </table:table-cell>
          <table:table-cell table:style-name="ce27" table:formula="of:=COM.MICROSOFT.CONCAT([$Editor.C50];[$Editor.B50])" office:value-type="string" office:string-value="0054" calcext:value-type="string" table:number-columns-spanned="2" table:number-rows-spanned="1">
            <text:p>0054</text:p>
          </table:table-cell>
          <table:covered-table-cell table:style-name="ce45"/>
          <table:table-cell table:style-name="ce29" table:formula="of:=HEX2DEC(COM.MICROSOFT.CONCAT([$Editor.E50];[$Editor.D50]))" office:value-type="float" office:value="2850" calcext:value-type="float" table:number-columns-spanned="2" table:number-rows-spanned="1">
            <text:p>2850</text:p>
          </table:table-cell>
          <table:covered-table-cell table:style-name="ce30"/>
          <table:table-cell table:style-name="ce27" table:formula="of:=COM.MICROSOFT.CONCAT([$Editor.G50];[$Editor.F50])" office:value-type="string" office:string-value="0050" calcext:value-type="string" table:number-columns-spanned="2" table:number-rows-spanned="1">
            <text:p>0050</text:p>
          </table:table-cell>
          <table:covered-table-cell table:style-name="ce30"/>
          <table:table-cell table:style-name="ce31" table:formula="of:=VLOOKUP([$Editor.H50];[$Key.$A$2:.$G$19];7;1)" office:value-type="string" office:string-value="Hammer" calcext:value-type="string">
            <text:p>Hammer</text:p>
          </table:table-cell>
          <table:table-cell table:style-name="ce28" table:formula="of:=VLOOKUP([$Editor.I50];[$Key.$A$2:.$H$12];8;1)" office:value-type="string" office:string-value="Water" calcext:value-type="string">
            <text:p>Water</text:p>
          </table:table-cell>
          <table:table-cell table:style-name="ce31" table:formula="of:=VLOOKUP([$Editor.J50];[$Key.$A$2:.$I$8];9;1)" office:value-type="string" office:string-value="2 Handed" calcext:value-type="string">
            <text:p>2 Handed</text:p>
          </table:table-cell>
          <table:table-cell table:style-name="ce28" table:formula="of:=VLOOKUP([$Editor.K50];[$Key.$A$2:.$J$6];10;1)" office:value-type="string" office:string-value="Close Ranged" calcext:value-type="string">
            <text:p>Close Ranged</text:p>
          </table:table-cell>
          <table:table-cell table:style-name="ce31" table:formula="of:=HEX2DEC([$Editor.L50])" office:value-type="float" office:value="1" calcext:value-type="float">
            <text:p>1</text:p>
          </table:table-cell>
          <table:table-cell table:style-name="ce28" table:formula="of:=VLOOKUP([$Editor.M50];[$Key.$A$2:.$C$257];3;1)" office:value-type="string" office:string-value="33" calcext:value-type="string">
            <text:p>33</text:p>
          </table:table-cell>
          <table:table-cell table:style-name="ce31" table:formula="of:=HEX2DEC([$Editor.N50])" office:value-type="float" office:value="62" calcext:value-type="float">
            <text:p>62</text:p>
          </table:table-cell>
          <table:table-cell table:style-name="ce28" table:formula="of:=HEX2DEC([$Editor.O50])" office:value-type="float" office:value="0" calcext:value-type="float">
            <text:p>0</text:p>
          </table:table-cell>
          <table:table-cell table:style-name="ce31" table:formula="of:=VLOOKUP([$Editor.P50];[$Key.$A$2:.$H$12];8;1)" office:value-type="string" office:string-value="Water" calcext:value-type="string">
            <text:p>Water</text:p>
          </table:table-cell>
          <table:table-cell table:style-name="ce28" table:formula="of:=HEX2DEC([$Editor.Q50])" office:value-type="float" office:value="0" calcext:value-type="float">
            <text:p>0</text:p>
          </table:table-cell>
          <table:table-cell table:style-name="ce31" table:formula="of:=VLOOKUP([$Editor.R50];[$Key.$A$2:.$D$257];4;1)" office:value-type="float" office:value="0" calcext:value-type="float">
            <text:p/>
          </table:table-cell>
          <table:table-cell table:style-name="ce28" table:formula="of:=VLOOKUP([$Editor.S50];[$Key.$A$2:.$F$257];6;1)" office:value-type="float" office:value="0" calcext:value-type="float">
            <text:p/>
          </table:table-cell>
          <table:table-cell table:style-name="ce31" table:formula="of:=VLOOKUP([$Editor.T50];[$Key.$A$2:.$E$257];5;1)" office:value-type="float" office:value="0" calcext:value-type="float">
            <text:p/>
          </table:table-cell>
          <table:table-cell table:style-name="ce28" table:formula="of:=IF([$Editor.U50]=&quot;00&quot;;&quot;&quot;;HEX2DEC([$Editor.U50]))">
            <text:p/>
          </table:table-cell>
          <table:table-cell table:style-name="ce31" table:formula="of:=IF([$Editor.V50]=&quot;00&quot;;&quot;&quot;;HEX2DEC([$Editor.V50]))">
            <text:p/>
          </table:table-cell>
          <table:table-cell table:style-name="ce28" table:formula="of:=IF([$Editor.W50]=&quot;00&quot;;&quot;&quot;;HEX2DEC([$Editor.W50]))">
            <text:p/>
          </table:table-cell>
          <table:table-cell table:style-name="ce31" table:formula="of:=IF([$Editor.X50]=&quot;00&quot;;&quot;&quot;;COM.MICROSOFT.CONCAT(VLOOKUP([$Editor.X50];[$Key.$A$2:.$C$257];3;1);&quot;%&quot;))">
            <text:p/>
          </table:table-cell>
          <table:table-cell table:style-name="ce28" table:formula="of:=IF([$Editor.Y50]=&quot;00&quot;;&quot;&quot;;COM.MICROSOFT.CONCAT(VLOOKUP([$Editor.Y50];[$Key.$A$2:.$C$257];3;1);&quot;%&quot;))">
            <text:p/>
          </table:table-cell>
          <table:table-cell table:style-name="ce31" table:formula="of:=IF([$Editor.Z50]=&quot;00&quot;;&quot;&quot;;COM.MICROSOFT.CONCAT(VLOOKUP([$Editor.Z50];[$Key.$A$2:.$C$257];3;1);&quot;%&quot;))" office:value-type="string" office:string-value="-5%" calcext:value-type="string">
            <text:p>-5%</text:p>
          </table:table-cell>
          <table:table-cell table:style-name="ce28" table:formula="of:=IF([$Editor.AA50]=&quot;00&quot;;&quot;&quot;;COM.MICROSOFT.CONCAT(VLOOKUP([$Editor.AA50];[$Key.$A$2:.$C$257];3;1);&quot;%&quot;))">
            <text:p/>
          </table:table-cell>
          <table:table-cell table:style-name="ce31" table:formula="of:=IF([$Editor.AB50]=&quot;00&quot;;&quot;&quot;;COM.MICROSOFT.CONCAT(VLOOKUP([$Editor.AB50];[$Key.$A$2:.$C$257];3;1);&quot;%&quot;))">
            <text:p/>
          </table:table-cell>
          <table:table-cell table:style-name="ce28" table:formula="of:=IF([$Editor.AC50]=&quot;00&quot;;&quot;&quot;;COM.MICROSOFT.CONCAT(VLOOKUP([$Editor.AC50];[$Key.$A$2:.$C$257];3;1);&quot;%&quot;))">
            <text:p/>
          </table:table-cell>
          <table:table-cell table:style-name="ce31" table:formula="of:=IF([$Editor.AD50]=&quot;00&quot;;&quot;&quot;;COM.MICROSOFT.CONCAT(VLOOKUP([$Editor.AD50];[$Key.$A$2:.$C$257];3;1);&quot;%&quot;))">
            <text:p/>
          </table:table-cell>
          <table:table-cell table:style-name="ce28" table:formula="of:=HEX2DEC([$Editor.AE50])" office:value-type="float" office:value="0" calcext:value-type="float">
            <text:p>0</text:p>
          </table:table-cell>
          <table:table-cell table:style-name="ce31" table:formula="of:=HEX2DEC([$Editor.AF50])" office:value-type="float" office:value="0" calcext:value-type="float">
            <text:p>0</text:p>
          </table:table-cell>
          <table:table-cell table:style-name="ce28" table:formula="of:=HEX2DEC([$Editor.AG50])" office:value-type="float" office:value="0" calcext:value-type="float">
            <text:p>0</text:p>
          </table:table-cell>
          <table:table-cell table:style-name="ce31" table:formula="of:=VLOOKUP([$Editor.AH50];[$Key.$A$2:.$K$6];11;1)" office:value-type="float" office:value="0" calcext:value-type="float">
            <text:p/>
          </table:table-cell>
          <table:table-cell table:style-name="ce28" table:formula="of:=HEX2DEC([$Editor.AI50])" office:value-type="float" office:value="0" calcext:value-type="float">
            <text:p>0</text:p>
          </table:table-cell>
          <table:table-cell table:style-name="ce31" table:formula="of:=HEX2DEC([$Editor.AJ50])" office:value-type="float" office:value="0" calcext:value-type="float">
            <text:p>0</text:p>
          </table:table-cell>
          <table:table-cell table:style-name="ce28" table:formula="of:=HEX2DEC([$Editor.AK50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Mystic Hammer</text:p>
          </table:table-cell>
          <table:table-cell table:style-name="ce27" table:formula="of:=COM.MICROSOFT.CONCAT([$Editor.C51];[$Editor.B51])" office:value-type="string" office:string-value="0055" calcext:value-type="string" table:number-columns-spanned="2" table:number-rows-spanned="1">
            <text:p>0055</text:p>
          </table:table-cell>
          <table:covered-table-cell table:style-name="ce45"/>
          <table:table-cell table:style-name="ce29" table:formula="of:=HEX2DEC(COM.MICROSOFT.CONCAT([$Editor.E51];[$Editor.D51]))" office:value-type="float" office:value="2850" calcext:value-type="float" table:number-columns-spanned="2" table:number-rows-spanned="1">
            <text:p>2850</text:p>
          </table:table-cell>
          <table:covered-table-cell table:style-name="ce30"/>
          <table:table-cell table:style-name="ce27" table:formula="of:=COM.MICROSOFT.CONCAT([$Editor.G51];[$Editor.F51])" office:value-type="string" office:string-value="0051" calcext:value-type="string" table:number-columns-spanned="2" table:number-rows-spanned="1">
            <text:p>0051</text:p>
          </table:table-cell>
          <table:covered-table-cell table:style-name="ce30"/>
          <table:table-cell table:style-name="ce31" table:formula="of:=VLOOKUP([$Editor.H51];[$Key.$A$2:.$G$19];7;1)" office:value-type="string" office:string-value="Hammer" calcext:value-type="string">
            <text:p>Hammer</text:p>
          </table:table-cell>
          <table:table-cell table:style-name="ce28" table:formula="of:=VLOOKUP([$Editor.I51];[$Key.$A$2:.$H$12];8;1)" office:value-type="string" office:string-value="Virtue" calcext:value-type="string">
            <text:p>Virtue</text:p>
          </table:table-cell>
          <table:table-cell table:style-name="ce31" table:formula="of:=VLOOKUP([$Editor.J51];[$Key.$A$2:.$I$8];9;1)" office:value-type="string" office:string-value="2 Handed" calcext:value-type="string">
            <text:p>2 Handed</text:p>
          </table:table-cell>
          <table:table-cell table:style-name="ce28" table:formula="of:=VLOOKUP([$Editor.K51];[$Key.$A$2:.$J$6];10;1)" office:value-type="string" office:string-value="Close Ranged" calcext:value-type="string">
            <text:p>Close Ranged</text:p>
          </table:table-cell>
          <table:table-cell table:style-name="ce31" table:formula="of:=HEX2DEC([$Editor.L51])" office:value-type="float" office:value="1" calcext:value-type="float">
            <text:p>1</text:p>
          </table:table-cell>
          <table:table-cell table:style-name="ce28" table:formula="of:=VLOOKUP([$Editor.M51];[$Key.$A$2:.$C$257];3;1)" office:value-type="string" office:string-value="36" calcext:value-type="string">
            <text:p>36</text:p>
          </table:table-cell>
          <table:table-cell table:style-name="ce31" table:formula="of:=HEX2DEC([$Editor.N51])" office:value-type="float" office:value="62" calcext:value-type="float">
            <text:p>62</text:p>
          </table:table-cell>
          <table:table-cell table:style-name="ce28" table:formula="of:=HEX2DEC([$Editor.O51])" office:value-type="float" office:value="0" calcext:value-type="float">
            <text:p>0</text:p>
          </table:table-cell>
          <table:table-cell table:style-name="ce31" table:formula="of:=VLOOKUP([$Editor.P51];[$Key.$A$2:.$H$12];8;1)" office:value-type="string" office:string-value="Virtue" calcext:value-type="string">
            <text:p>Virtue</text:p>
          </table:table-cell>
          <table:table-cell table:style-name="ce28" table:formula="of:=HEX2DEC([$Editor.Q51])" office:value-type="float" office:value="0" calcext:value-type="float">
            <text:p>0</text:p>
          </table:table-cell>
          <table:table-cell table:style-name="ce31" table:formula="of:=VLOOKUP([$Editor.R51];[$Key.$A$2:.$D$257];4;1)" office:value-type="float" office:value="0" calcext:value-type="float">
            <text:p/>
          </table:table-cell>
          <table:table-cell table:style-name="ce28" table:formula="of:=VLOOKUP([$Editor.S51];[$Key.$A$2:.$F$257];6;1)" office:value-type="float" office:value="0" calcext:value-type="float">
            <text:p/>
          </table:table-cell>
          <table:table-cell table:style-name="ce31" table:formula="of:=VLOOKUP([$Editor.T51];[$Key.$A$2:.$E$257];5;1)" office:value-type="float" office:value="0" calcext:value-type="float">
            <text:p/>
          </table:table-cell>
          <table:table-cell table:style-name="ce28" table:formula="of:=IF([$Editor.U51]=&quot;00&quot;;&quot;&quot;;HEX2DEC([$Editor.U51]))">
            <text:p/>
          </table:table-cell>
          <table:table-cell table:style-name="ce31" table:formula="of:=IF([$Editor.V51]=&quot;00&quot;;&quot;&quot;;HEX2DEC([$Editor.V51]))">
            <text:p/>
          </table:table-cell>
          <table:table-cell table:style-name="ce28" table:formula="of:=IF([$Editor.W51]=&quot;00&quot;;&quot;&quot;;HEX2DEC([$Editor.W51]))">
            <text:p/>
          </table:table-cell>
          <table:table-cell table:style-name="ce31" table:formula="of:=IF([$Editor.X51]=&quot;00&quot;;&quot;&quot;;COM.MICROSOFT.CONCAT(VLOOKUP([$Editor.X51];[$Key.$A$2:.$C$257];3;1);&quot;%&quot;))">
            <text:p/>
          </table:table-cell>
          <table:table-cell table:style-name="ce28" table:formula="of:=IF([$Editor.Y51]=&quot;00&quot;;&quot;&quot;;COM.MICROSOFT.CONCAT(VLOOKUP([$Editor.Y51];[$Key.$A$2:.$C$257];3;1);&quot;%&quot;))">
            <text:p/>
          </table:table-cell>
          <table:table-cell table:style-name="ce31" table:formula="of:=IF([$Editor.Z51]=&quot;00&quot;;&quot;&quot;;COM.MICROSOFT.CONCAT(VLOOKUP([$Editor.Z51];[$Key.$A$2:.$C$257];3;1);&quot;%&quot;))">
            <text:p/>
          </table:table-cell>
          <table:table-cell table:style-name="ce28" table:formula="of:=IF([$Editor.AA51]=&quot;00&quot;;&quot;&quot;;COM.MICROSOFT.CONCAT(VLOOKUP([$Editor.AA51];[$Key.$A$2:.$C$257];3;1);&quot;%&quot;))">
            <text:p/>
          </table:table-cell>
          <table:table-cell table:style-name="ce31" table:formula="of:=IF([$Editor.AB51]=&quot;00&quot;;&quot;&quot;;COM.MICROSOFT.CONCAT(VLOOKUP([$Editor.AB51];[$Key.$A$2:.$C$257];3;1);&quot;%&quot;))">
            <text:p/>
          </table:table-cell>
          <table:table-cell table:style-name="ce28" table:formula="of:=IF([$Editor.AC51]=&quot;00&quot;;&quot;&quot;;COM.MICROSOFT.CONCAT(VLOOKUP([$Editor.AC51];[$Key.$A$2:.$C$257];3;1);&quot;%&quot;))">
            <text:p/>
          </table:table-cell>
          <table:table-cell table:style-name="ce31" table:formula="of:=IF([$Editor.AD51]=&quot;00&quot;;&quot;&quot;;COM.MICROSOFT.CONCAT(VLOOKUP([$Editor.AD51];[$Key.$A$2:.$C$257];3;1);&quot;%&quot;))" office:value-type="string" office:string-value="-5%" calcext:value-type="string">
            <text:p>-5%</text:p>
          </table:table-cell>
          <table:table-cell table:style-name="ce28" table:formula="of:=HEX2DEC([$Editor.AE51])" office:value-type="float" office:value="0" calcext:value-type="float">
            <text:p>0</text:p>
          </table:table-cell>
          <table:table-cell table:style-name="ce31" table:formula="of:=HEX2DEC([$Editor.AF51])" office:value-type="float" office:value="0" calcext:value-type="float">
            <text:p>0</text:p>
          </table:table-cell>
          <table:table-cell table:style-name="ce28" table:formula="of:=HEX2DEC([$Editor.AG51])" office:value-type="float" office:value="0" calcext:value-type="float">
            <text:p>0</text:p>
          </table:table-cell>
          <table:table-cell table:style-name="ce31" table:formula="of:=VLOOKUP([$Editor.AH51];[$Key.$A$2:.$K$6];11;1)" office:value-type="float" office:value="0" calcext:value-type="float">
            <text:p/>
          </table:table-cell>
          <table:table-cell table:style-name="ce28" table:formula="of:=HEX2DEC([$Editor.AI51])" office:value-type="float" office:value="0" calcext:value-type="float">
            <text:p>0</text:p>
          </table:table-cell>
          <table:table-cell table:style-name="ce31" table:formula="of:=HEX2DEC([$Editor.AJ51])" office:value-type="float" office:value="0" calcext:value-type="float">
            <text:p>0</text:p>
          </table:table-cell>
          <table:table-cell table:style-name="ce28" table:formula="of:=HEX2DEC([$Editor.AK51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Battle Fan</text:p>
          </table:table-cell>
          <table:table-cell table:style-name="ce27" table:formula="of:=COM.MICROSOFT.CONCAT([$Editor.C52];[$Editor.B52])" office:value-type="string" office:string-value="0056" calcext:value-type="string" table:number-columns-spanned="2" table:number-rows-spanned="1">
            <text:p>0056</text:p>
          </table:table-cell>
          <table:covered-table-cell table:style-name="ce45"/>
          <table:table-cell table:style-name="ce29" table:formula="of:=HEX2DEC(COM.MICROSOFT.CONCAT([$Editor.E52];[$Editor.D52]))" office:value-type="float" office:value="320" calcext:value-type="float" table:number-columns-spanned="2" table:number-rows-spanned="1">
            <text:p>320</text:p>
          </table:table-cell>
          <table:covered-table-cell table:style-name="ce30"/>
          <table:table-cell table:style-name="ce27" table:formula="of:=COM.MICROSOFT.CONCAT([$Editor.G52];[$Editor.F52])" office:value-type="string" office:string-value="0052" calcext:value-type="string" table:number-columns-spanned="2" table:number-rows-spanned="1">
            <text:p>0052</text:p>
          </table:table-cell>
          <table:covered-table-cell table:style-name="ce30"/>
          <table:table-cell table:style-name="ce31" table:formula="of:=VLOOKUP([$Editor.H52];[$Key.$A$2:.$G$19];7;1)" office:value-type="string" office:string-value="Fan" calcext:value-type="string">
            <text:p>Fan</text:p>
          </table:table-cell>
          <table:table-cell table:style-name="ce28" table:formula="of:=VLOOKUP([$Editor.I52];[$Key.$A$2:.$H$12];8;1)" office:value-type="float" office:value="0" calcext:value-type="float">
            <text:p/>
          </table:table-cell>
          <table:table-cell table:style-name="ce31" table:formula="of:=VLOOKUP([$Editor.J52];[$Key.$A$2:.$I$8];9;1)" office:value-type="string" office:string-value="1 Handed" calcext:value-type="string">
            <text:p>1 Handed</text:p>
          </table:table-cell>
          <table:table-cell table:style-name="ce28" table:formula="of:=VLOOKUP([$Editor.K52];[$Key.$A$2:.$J$6];10;1)" office:value-type="string" office:string-value="Close Ranged" calcext:value-type="string">
            <text:p>Close Ranged</text:p>
          </table:table-cell>
          <table:table-cell table:style-name="ce31" table:formula="of:=HEX2DEC([$Editor.L52])" office:value-type="float" office:value="1" calcext:value-type="float">
            <text:p>1</text:p>
          </table:table-cell>
          <table:table-cell table:style-name="ce28" table:formula="of:=VLOOKUP([$Editor.M52];[$Key.$A$2:.$C$257];3;1)" office:value-type="string" office:string-value="26" calcext:value-type="string">
            <text:p>26</text:p>
          </table:table-cell>
          <table:table-cell table:style-name="ce31" table:formula="of:=HEX2DEC([$Editor.N52])" office:value-type="float" office:value="44" calcext:value-type="float">
            <text:p>44</text:p>
          </table:table-cell>
          <table:table-cell table:style-name="ce28" table:formula="of:=HEX2DEC([$Editor.O52])" office:value-type="float" office:value="0" calcext:value-type="float">
            <text:p>0</text:p>
          </table:table-cell>
          <table:table-cell table:style-name="ce31" table:formula="of:=VLOOKUP([$Editor.P52];[$Key.$A$2:.$H$12];8;1)" office:value-type="float" office:value="0" calcext:value-type="float">
            <text:p/>
          </table:table-cell>
          <table:table-cell table:style-name="ce28" table:formula="of:=HEX2DEC([$Editor.Q52])" office:value-type="float" office:value="0" calcext:value-type="float">
            <text:p>0</text:p>
          </table:table-cell>
          <table:table-cell table:style-name="ce31" table:formula="of:=VLOOKUP([$Editor.R52];[$Key.$A$2:.$D$257];4;1)" office:value-type="float" office:value="0" calcext:value-type="float">
            <text:p/>
          </table:table-cell>
          <table:table-cell table:style-name="ce28" table:formula="of:=VLOOKUP([$Editor.S52];[$Key.$A$2:.$F$257];6;1)" office:value-type="float" office:value="0" calcext:value-type="float">
            <text:p/>
          </table:table-cell>
          <table:table-cell table:style-name="ce31" table:formula="of:=VLOOKUP([$Editor.T52];[$Key.$A$2:.$E$257];5;1)" office:value-type="float" office:value="0" calcext:value-type="float">
            <text:p/>
          </table:table-cell>
          <table:table-cell table:style-name="ce28" table:formula="of:=IF([$Editor.U52]=&quot;00&quot;;&quot;&quot;;HEX2DEC([$Editor.U52]))">
            <text:p/>
          </table:table-cell>
          <table:table-cell table:style-name="ce31" table:formula="of:=IF([$Editor.V52]=&quot;00&quot;;&quot;&quot;;HEX2DEC([$Editor.V52]))">
            <text:p/>
          </table:table-cell>
          <table:table-cell table:style-name="ce28" table:formula="of:=IF([$Editor.W52]=&quot;00&quot;;&quot;&quot;;HEX2DEC([$Editor.W52]))">
            <text:p/>
          </table:table-cell>
          <table:table-cell table:style-name="ce31" table:formula="of:=IF([$Editor.X52]=&quot;00&quot;;&quot;&quot;;COM.MICROSOFT.CONCAT(VLOOKUP([$Editor.X52];[$Key.$A$2:.$C$257];3;1);&quot;%&quot;))">
            <text:p/>
          </table:table-cell>
          <table:table-cell table:style-name="ce28" table:formula="of:=IF([$Editor.Y52]=&quot;00&quot;;&quot;&quot;;COM.MICROSOFT.CONCAT(VLOOKUP([$Editor.Y52];[$Key.$A$2:.$C$257];3;1);&quot;%&quot;))">
            <text:p/>
          </table:table-cell>
          <table:table-cell table:style-name="ce31" table:formula="of:=IF([$Editor.Z52]=&quot;00&quot;;&quot;&quot;;COM.MICROSOFT.CONCAT(VLOOKUP([$Editor.Z52];[$Key.$A$2:.$C$257];3;1);&quot;%&quot;))">
            <text:p/>
          </table:table-cell>
          <table:table-cell table:style-name="ce28" table:formula="of:=IF([$Editor.AA52]=&quot;00&quot;;&quot;&quot;;COM.MICROSOFT.CONCAT(VLOOKUP([$Editor.AA52];[$Key.$A$2:.$C$257];3;1);&quot;%&quot;))">
            <text:p/>
          </table:table-cell>
          <table:table-cell table:style-name="ce31" table:formula="of:=IF([$Editor.AB52]=&quot;00&quot;;&quot;&quot;;COM.MICROSOFT.CONCAT(VLOOKUP([$Editor.AB52];[$Key.$A$2:.$C$257];3;1);&quot;%&quot;))">
            <text:p/>
          </table:table-cell>
          <table:table-cell table:style-name="ce28" table:formula="of:=IF([$Editor.AC52]=&quot;00&quot;;&quot;&quot;;COM.MICROSOFT.CONCAT(VLOOKUP([$Editor.AC52];[$Key.$A$2:.$C$257];3;1);&quot;%&quot;))">
            <text:p/>
          </table:table-cell>
          <table:table-cell table:style-name="ce31" table:formula="of:=IF([$Editor.AD52]=&quot;00&quot;;&quot;&quot;;COM.MICROSOFT.CONCAT(VLOOKUP([$Editor.AD52];[$Key.$A$2:.$C$257];3;1);&quot;%&quot;))">
            <text:p/>
          </table:table-cell>
          <table:table-cell table:style-name="ce28" table:formula="of:=HEX2DEC([$Editor.AE52])" office:value-type="float" office:value="0" calcext:value-type="float">
            <text:p>0</text:p>
          </table:table-cell>
          <table:table-cell table:style-name="ce31" table:formula="of:=HEX2DEC([$Editor.AF52])" office:value-type="float" office:value="0" calcext:value-type="float">
            <text:p>0</text:p>
          </table:table-cell>
          <table:table-cell table:style-name="ce28" table:formula="of:=HEX2DEC([$Editor.AG52])" office:value-type="float" office:value="0" calcext:value-type="float">
            <text:p>0</text:p>
          </table:table-cell>
          <table:table-cell table:style-name="ce31" table:formula="of:=VLOOKUP([$Editor.AH52];[$Key.$A$2:.$K$6];11;1)" office:value-type="float" office:value="0" calcext:value-type="float">
            <text:p/>
          </table:table-cell>
          <table:table-cell table:style-name="ce28" table:formula="of:=HEX2DEC([$Editor.AI52])" office:value-type="float" office:value="0" calcext:value-type="float">
            <text:p>0</text:p>
          </table:table-cell>
          <table:table-cell table:style-name="ce31" table:formula="of:=HEX2DEC([$Editor.AJ52])" office:value-type="float" office:value="0" calcext:value-type="float">
            <text:p>0</text:p>
          </table:table-cell>
          <table:table-cell table:style-name="ce28" table:formula="of:=HEX2DEC([$Editor.AK52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Caldia</text:p>
          </table:table-cell>
          <table:table-cell table:style-name="ce27" table:formula="of:=COM.MICROSOFT.CONCAT([$Editor.C53];[$Editor.B53])" office:value-type="string" office:string-value="0057" calcext:value-type="string" table:number-columns-spanned="2" table:number-rows-spanned="1">
            <text:p>0057</text:p>
          </table:table-cell>
          <table:covered-table-cell table:style-name="ce45"/>
          <table:table-cell table:style-name="ce29" table:formula="of:=HEX2DEC(COM.MICROSOFT.CONCAT([$Editor.E53];[$Editor.D53]))" office:value-type="float" office:value="1200" calcext:value-type="float" table:number-columns-spanned="2" table:number-rows-spanned="1">
            <text:p>1200</text:p>
          </table:table-cell>
          <table:covered-table-cell table:style-name="ce30"/>
          <table:table-cell table:style-name="ce27" table:formula="of:=COM.MICROSOFT.CONCAT([$Editor.G53];[$Editor.F53])" office:value-type="string" office:string-value="0053" calcext:value-type="string" table:number-columns-spanned="2" table:number-rows-spanned="1">
            <text:p>0053</text:p>
          </table:table-cell>
          <table:covered-table-cell table:style-name="ce30"/>
          <table:table-cell table:style-name="ce31" table:formula="of:=VLOOKUP([$Editor.H53];[$Key.$A$2:.$G$19];7;1)" office:value-type="string" office:string-value="Fan" calcext:value-type="string">
            <text:p>Fan</text:p>
          </table:table-cell>
          <table:table-cell table:style-name="ce28" table:formula="of:=VLOOKUP([$Editor.I53];[$Key.$A$2:.$H$12];8;1)" office:value-type="string" office:string-value="Virtue" calcext:value-type="string">
            <text:p>Virtue</text:p>
          </table:table-cell>
          <table:table-cell table:style-name="ce31" table:formula="of:=VLOOKUP([$Editor.J53];[$Key.$A$2:.$I$8];9;1)" office:value-type="string" office:string-value="1 Handed" calcext:value-type="string">
            <text:p>1 Handed</text:p>
          </table:table-cell>
          <table:table-cell table:style-name="ce28" table:formula="of:=VLOOKUP([$Editor.K53];[$Key.$A$2:.$J$6];10;1)" office:value-type="string" office:string-value="Close Ranged" calcext:value-type="string">
            <text:p>Close Ranged</text:p>
          </table:table-cell>
          <table:table-cell table:style-name="ce31" table:formula="of:=HEX2DEC([$Editor.L53])" office:value-type="float" office:value="1" calcext:value-type="float">
            <text:p>1</text:p>
          </table:table-cell>
          <table:table-cell table:style-name="ce28" table:formula="of:=VLOOKUP([$Editor.M53];[$Key.$A$2:.$C$257];3;1)" office:value-type="string" office:string-value="24" calcext:value-type="string">
            <text:p>24</text:p>
          </table:table-cell>
          <table:table-cell table:style-name="ce31" table:formula="of:=HEX2DEC([$Editor.N53])" office:value-type="float" office:value="52" calcext:value-type="float">
            <text:p>52</text:p>
          </table:table-cell>
          <table:table-cell table:style-name="ce28" table:formula="of:=HEX2DEC([$Editor.O53])" office:value-type="float" office:value="0" calcext:value-type="float">
            <text:p>0</text:p>
          </table:table-cell>
          <table:table-cell table:style-name="ce31" table:formula="of:=VLOOKUP([$Editor.P53];[$Key.$A$2:.$H$12];8;1)" office:value-type="string" office:string-value="Virtue" calcext:value-type="string">
            <text:p>Virtue</text:p>
          </table:table-cell>
          <table:table-cell table:style-name="ce28" table:formula="of:=HEX2DEC([$Editor.Q53])" office:value-type="float" office:value="15" calcext:value-type="float">
            <text:p>15</text:p>
          </table:table-cell>
          <table:table-cell table:style-name="ce31" table:formula="of:=VLOOKUP([$Editor.R53];[$Key.$A$2:.$D$257];4;1)" office:value-type="float" office:value="0" calcext:value-type="float">
            <text:p/>
          </table:table-cell>
          <table:table-cell table:style-name="ce28" table:formula="of:=VLOOKUP([$Editor.S53];[$Key.$A$2:.$F$257];6;1)" office:value-type="string" office:string-value="Charm" calcext:value-type="string">
            <text:p>Charm</text:p>
          </table:table-cell>
          <table:table-cell table:style-name="ce31" table:formula="of:=VLOOKUP([$Editor.T53];[$Key.$A$2:.$E$257];5;1)" office:value-type="string" office:string-value="Block Charm" calcext:value-type="string">
            <text:p>Block Charm</text:p>
          </table:table-cell>
          <table:table-cell table:style-name="ce28" table:formula="of:=IF([$Editor.U53]=&quot;00&quot;;&quot;&quot;;HEX2DEC([$Editor.U53]))">
            <text:p/>
          </table:table-cell>
          <table:table-cell table:style-name="ce31" table:formula="of:=IF([$Editor.V53]=&quot;00&quot;;&quot;&quot;;HEX2DEC([$Editor.V53]))">
            <text:p/>
          </table:table-cell>
          <table:table-cell table:style-name="ce28" table:formula="of:=IF([$Editor.W53]=&quot;00&quot;;&quot;&quot;;HEX2DEC([$Editor.W53]))" office:value-type="float" office:value="8" calcext:value-type="float">
            <text:p>8</text:p>
          </table:table-cell>
          <table:table-cell table:style-name="ce31" table:formula="of:=IF([$Editor.X53]=&quot;00&quot;;&quot;&quot;;COM.MICROSOFT.CONCAT(VLOOKUP([$Editor.X53];[$Key.$A$2:.$C$257];3;1);&quot;%&quot;))">
            <text:p/>
          </table:table-cell>
          <table:table-cell table:style-name="ce28" table:formula="of:=IF([$Editor.Y53]=&quot;00&quot;;&quot;&quot;;COM.MICROSOFT.CONCAT(VLOOKUP([$Editor.Y53];[$Key.$A$2:.$C$257];3;1);&quot;%&quot;))">
            <text:p/>
          </table:table-cell>
          <table:table-cell table:style-name="ce31" table:formula="of:=IF([$Editor.Z53]=&quot;00&quot;;&quot;&quot;;COM.MICROSOFT.CONCAT(VLOOKUP([$Editor.Z53];[$Key.$A$2:.$C$257];3;1);&quot;%&quot;))">
            <text:p/>
          </table:table-cell>
          <table:table-cell table:style-name="ce28" table:formula="of:=IF([$Editor.AA53]=&quot;00&quot;;&quot;&quot;;COM.MICROSOFT.CONCAT(VLOOKUP([$Editor.AA53];[$Key.$A$2:.$C$257];3;1);&quot;%&quot;))">
            <text:p/>
          </table:table-cell>
          <table:table-cell table:style-name="ce31" table:formula="of:=IF([$Editor.AB53]=&quot;00&quot;;&quot;&quot;;COM.MICROSOFT.CONCAT(VLOOKUP([$Editor.AB53];[$Key.$A$2:.$C$257];3;1);&quot;%&quot;))">
            <text:p/>
          </table:table-cell>
          <table:table-cell table:style-name="ce28" table:formula="of:=IF([$Editor.AC53]=&quot;00&quot;;&quot;&quot;;COM.MICROSOFT.CONCAT(VLOOKUP([$Editor.AC53];[$Key.$A$2:.$C$257];3;1);&quot;%&quot;))">
            <text:p/>
          </table:table-cell>
          <table:table-cell table:style-name="ce31" table:formula="of:=IF([$Editor.AD53]=&quot;00&quot;;&quot;&quot;;COM.MICROSOFT.CONCAT(VLOOKUP([$Editor.AD53];[$Key.$A$2:.$C$257];3;1);&quot;%&quot;))" office:value-type="string" office:string-value="-5%" calcext:value-type="string">
            <text:p>-5%</text:p>
          </table:table-cell>
          <table:table-cell table:style-name="ce28" table:formula="of:=HEX2DEC([$Editor.AE53])" office:value-type="float" office:value="0" calcext:value-type="float">
            <text:p>0</text:p>
          </table:table-cell>
          <table:table-cell table:style-name="ce31" table:formula="of:=HEX2DEC([$Editor.AF53])" office:value-type="float" office:value="0" calcext:value-type="float">
            <text:p>0</text:p>
          </table:table-cell>
          <table:table-cell table:style-name="ce28" table:formula="of:=HEX2DEC([$Editor.AG53])" office:value-type="float" office:value="0" calcext:value-type="float">
            <text:p>0</text:p>
          </table:table-cell>
          <table:table-cell table:style-name="ce31" table:formula="of:=VLOOKUP([$Editor.AH53];[$Key.$A$2:.$K$6];11;1)" office:value-type="float" office:value="0" calcext:value-type="float">
            <text:p/>
          </table:table-cell>
          <table:table-cell table:style-name="ce28" table:formula="of:=HEX2DEC([$Editor.AI53])" office:value-type="float" office:value="0" calcext:value-type="float">
            <text:p>0</text:p>
          </table:table-cell>
          <table:table-cell table:style-name="ce31" table:formula="of:=HEX2DEC([$Editor.AJ53])" office:value-type="float" office:value="0" calcext:value-type="float">
            <text:p>0</text:p>
          </table:table-cell>
          <table:table-cell table:style-name="ce28" table:formula="of:=HEX2DEC([$Editor.AK53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Hyacinth Fan</text:p>
          </table:table-cell>
          <table:table-cell table:style-name="ce27" table:formula="of:=COM.MICROSOFT.CONCAT([$Editor.C54];[$Editor.B54])" office:value-type="string" office:string-value="0058" calcext:value-type="string" table:number-columns-spanned="2" table:number-rows-spanned="1">
            <text:p>0058</text:p>
          </table:table-cell>
          <table:covered-table-cell table:style-name="ce45"/>
          <table:table-cell table:style-name="ce29" table:formula="of:=HEX2DEC(COM.MICROSOFT.CONCAT([$Editor.E54];[$Editor.D54]))" office:value-type="float" office:value="1000" calcext:value-type="float" table:number-columns-spanned="2" table:number-rows-spanned="1">
            <text:p>1000</text:p>
          </table:table-cell>
          <table:covered-table-cell table:style-name="ce30"/>
          <table:table-cell table:style-name="ce27" table:formula="of:=COM.MICROSOFT.CONCAT([$Editor.G54];[$Editor.F54])" office:value-type="string" office:string-value="0054" calcext:value-type="string" table:number-columns-spanned="2" table:number-rows-spanned="1">
            <text:p>0054</text:p>
          </table:table-cell>
          <table:covered-table-cell table:style-name="ce30"/>
          <table:table-cell table:style-name="ce31" table:formula="of:=VLOOKUP([$Editor.H54];[$Key.$A$2:.$G$19];7;1)" office:value-type="string" office:string-value="Fan" calcext:value-type="string">
            <text:p>Fan</text:p>
          </table:table-cell>
          <table:table-cell table:style-name="ce28" table:formula="of:=VLOOKUP([$Editor.I54];[$Key.$A$2:.$H$12];8;1)" office:value-type="string" office:string-value="Wind" calcext:value-type="string">
            <text:p>Wind</text:p>
          </table:table-cell>
          <table:table-cell table:style-name="ce31" table:formula="of:=VLOOKUP([$Editor.J54];[$Key.$A$2:.$I$8];9;1)" office:value-type="string" office:string-value="1 Handed" calcext:value-type="string">
            <text:p>1 Handed</text:p>
          </table:table-cell>
          <table:table-cell table:style-name="ce28" table:formula="of:=VLOOKUP([$Editor.K54];[$Key.$A$2:.$J$6];10;1)" office:value-type="string" office:string-value="Close Ranged" calcext:value-type="string">
            <text:p>Close Ranged</text:p>
          </table:table-cell>
          <table:table-cell table:style-name="ce31" table:formula="of:=HEX2DEC([$Editor.L54])" office:value-type="float" office:value="1" calcext:value-type="float">
            <text:p>1</text:p>
          </table:table-cell>
          <table:table-cell table:style-name="ce28" table:formula="of:=VLOOKUP([$Editor.M54];[$Key.$A$2:.$C$257];3;1)" office:value-type="string" office:string-value="22" calcext:value-type="string">
            <text:p>22</text:p>
          </table:table-cell>
          <table:table-cell table:style-name="ce31" table:formula="of:=HEX2DEC([$Editor.N54])" office:value-type="float" office:value="54" calcext:value-type="float">
            <text:p>54</text:p>
          </table:table-cell>
          <table:table-cell table:style-name="ce28" table:formula="of:=HEX2DEC([$Editor.O54])" office:value-type="float" office:value="0" calcext:value-type="float">
            <text:p>0</text:p>
          </table:table-cell>
          <table:table-cell table:style-name="ce31" table:formula="of:=VLOOKUP([$Editor.P54];[$Key.$A$2:.$H$12];8;1)" office:value-type="string" office:string-value="Wind" calcext:value-type="string">
            <text:p>Wind</text:p>
          </table:table-cell>
          <table:table-cell table:style-name="ce28" table:formula="of:=HEX2DEC([$Editor.Q54])" office:value-type="float" office:value="0" calcext:value-type="float">
            <text:p>0</text:p>
          </table:table-cell>
          <table:table-cell table:style-name="ce31" table:formula="of:=VLOOKUP([$Editor.R54];[$Key.$A$2:.$D$257];4;1)" office:value-type="float" office:value="0" calcext:value-type="float">
            <text:p/>
          </table:table-cell>
          <table:table-cell table:style-name="ce28" table:formula="of:=VLOOKUP([$Editor.S54];[$Key.$A$2:.$F$257];6;1)" office:value-type="float" office:value="0" calcext:value-type="float">
            <text:p/>
          </table:table-cell>
          <table:table-cell table:style-name="ce31" table:formula="of:=VLOOKUP([$Editor.T54];[$Key.$A$2:.$E$257];5;1)" office:value-type="float" office:value="0" calcext:value-type="float">
            <text:p/>
          </table:table-cell>
          <table:table-cell table:style-name="ce28" table:formula="of:=IF([$Editor.U54]=&quot;00&quot;;&quot;&quot;;HEX2DEC([$Editor.U54]))">
            <text:p/>
          </table:table-cell>
          <table:table-cell table:style-name="ce31" table:formula="of:=IF([$Editor.V54]=&quot;00&quot;;&quot;&quot;;HEX2DEC([$Editor.V54]))">
            <text:p/>
          </table:table-cell>
          <table:table-cell table:style-name="ce28" table:formula="of:=IF([$Editor.W54]=&quot;00&quot;;&quot;&quot;;HEX2DEC([$Editor.W54]))">
            <text:p/>
          </table:table-cell>
          <table:table-cell table:style-name="ce31" table:formula="of:=IF([$Editor.X54]=&quot;00&quot;;&quot;&quot;;COM.MICROSOFT.CONCAT(VLOOKUP([$Editor.X54];[$Key.$A$2:.$C$257];3;1);&quot;%&quot;))">
            <text:p/>
          </table:table-cell>
          <table:table-cell table:style-name="ce28" table:formula="of:=IF([$Editor.Y54]=&quot;00&quot;;&quot;&quot;;COM.MICROSOFT.CONCAT(VLOOKUP([$Editor.Y54];[$Key.$A$2:.$C$257];3;1);&quot;%&quot;))">
            <text:p/>
          </table:table-cell>
          <table:table-cell table:style-name="ce31" table:formula="of:=IF([$Editor.Z54]=&quot;00&quot;;&quot;&quot;;COM.MICROSOFT.CONCAT(VLOOKUP([$Editor.Z54];[$Key.$A$2:.$C$257];3;1);&quot;%&quot;))">
            <text:p/>
          </table:table-cell>
          <table:table-cell table:style-name="ce28" table:formula="of:=IF([$Editor.AA54]=&quot;00&quot;;&quot;&quot;;COM.MICROSOFT.CONCAT(VLOOKUP([$Editor.AA54];[$Key.$A$2:.$C$257];3;1);&quot;%&quot;))" office:value-type="string" office:string-value="-5%" calcext:value-type="string">
            <text:p>-5%</text:p>
          </table:table-cell>
          <table:table-cell table:style-name="ce31" table:formula="of:=IF([$Editor.AB54]=&quot;00&quot;;&quot;&quot;;COM.MICROSOFT.CONCAT(VLOOKUP([$Editor.AB54];[$Key.$A$2:.$C$257];3;1);&quot;%&quot;))">
            <text:p/>
          </table:table-cell>
          <table:table-cell table:style-name="ce28" table:formula="of:=IF([$Editor.AC54]=&quot;00&quot;;&quot;&quot;;COM.MICROSOFT.CONCAT(VLOOKUP([$Editor.AC54];[$Key.$A$2:.$C$257];3;1);&quot;%&quot;))">
            <text:p/>
          </table:table-cell>
          <table:table-cell table:style-name="ce31" table:formula="of:=IF([$Editor.AD54]=&quot;00&quot;;&quot;&quot;;COM.MICROSOFT.CONCAT(VLOOKUP([$Editor.AD54];[$Key.$A$2:.$C$257];3;1);&quot;%&quot;))">
            <text:p/>
          </table:table-cell>
          <table:table-cell table:style-name="ce28" table:formula="of:=HEX2DEC([$Editor.AE54])" office:value-type="float" office:value="0" calcext:value-type="float">
            <text:p>0</text:p>
          </table:table-cell>
          <table:table-cell table:style-name="ce31" table:formula="of:=HEX2DEC([$Editor.AF54])" office:value-type="float" office:value="0" calcext:value-type="float">
            <text:p>0</text:p>
          </table:table-cell>
          <table:table-cell table:style-name="ce28" table:formula="of:=HEX2DEC([$Editor.AG54])" office:value-type="float" office:value="0" calcext:value-type="float">
            <text:p>0</text:p>
          </table:table-cell>
          <table:table-cell table:style-name="ce31" table:formula="of:=VLOOKUP([$Editor.AH54];[$Key.$A$2:.$K$6];11;1)" office:value-type="float" office:value="0" calcext:value-type="float">
            <text:p/>
          </table:table-cell>
          <table:table-cell table:style-name="ce28" table:formula="of:=HEX2DEC([$Editor.AI54])" office:value-type="float" office:value="0" calcext:value-type="float">
            <text:p>0</text:p>
          </table:table-cell>
          <table:table-cell table:style-name="ce31" table:formula="of:=HEX2DEC([$Editor.AJ54])" office:value-type="float" office:value="0" calcext:value-type="float">
            <text:p>0</text:p>
          </table:table-cell>
          <table:table-cell table:style-name="ce28" table:formula="of:=HEX2DEC([$Editor.AK54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Gypsy Queen</text:p>
          </table:table-cell>
          <table:table-cell table:style-name="ce27" table:formula="of:=COM.MICROSOFT.CONCAT([$Editor.C55];[$Editor.B55])" office:value-type="string" office:string-value="0059" calcext:value-type="string" table:number-columns-spanned="2" table:number-rows-spanned="1">
            <text:p>0059</text:p>
          </table:table-cell>
          <table:covered-table-cell table:style-name="ce45"/>
          <table:table-cell table:style-name="ce29" table:formula="of:=HEX2DEC(COM.MICROSOFT.CONCAT([$Editor.E55];[$Editor.D55]))" office:value-type="float" office:value="1440" calcext:value-type="float" table:number-columns-spanned="2" table:number-rows-spanned="1">
            <text:p>1440</text:p>
          </table:table-cell>
          <table:covered-table-cell table:style-name="ce30"/>
          <table:table-cell table:style-name="ce27" table:formula="of:=COM.MICROSOFT.CONCAT([$Editor.G55];[$Editor.F55])" office:value-type="string" office:string-value="0055" calcext:value-type="string" table:number-columns-spanned="2" table:number-rows-spanned="1">
            <text:p>0055</text:p>
          </table:table-cell>
          <table:covered-table-cell table:style-name="ce30"/>
          <table:table-cell table:style-name="ce31" table:formula="of:=VLOOKUP([$Editor.H55];[$Key.$A$2:.$G$19];7;1)" office:value-type="string" office:string-value="Fan" calcext:value-type="string">
            <text:p>Fan</text:p>
          </table:table-cell>
          <table:table-cell table:style-name="ce28" table:formula="of:=VLOOKUP([$Editor.I55];[$Key.$A$2:.$H$12];8;1)" office:value-type="string" office:string-value="Bane" calcext:value-type="string">
            <text:p>Bane</text:p>
          </table:table-cell>
          <table:table-cell table:style-name="ce31" table:formula="of:=VLOOKUP([$Editor.J55];[$Key.$A$2:.$I$8];9;1)" office:value-type="string" office:string-value="1 Handed" calcext:value-type="string">
            <text:p>1 Handed</text:p>
          </table:table-cell>
          <table:table-cell table:style-name="ce28" table:formula="of:=VLOOKUP([$Editor.K55];[$Key.$A$2:.$J$6];10;1)" office:value-type="string" office:string-value="Close Ranged" calcext:value-type="string">
            <text:p>Close Ranged</text:p>
          </table:table-cell>
          <table:table-cell table:style-name="ce31" table:formula="of:=HEX2DEC([$Editor.L55])" office:value-type="float" office:value="1" calcext:value-type="float">
            <text:p>1</text:p>
          </table:table-cell>
          <table:table-cell table:style-name="ce28" table:formula="of:=VLOOKUP([$Editor.M55];[$Key.$A$2:.$C$257];3;1)" office:value-type="string" office:string-value="24" calcext:value-type="string">
            <text:p>24</text:p>
          </table:table-cell>
          <table:table-cell table:style-name="ce31" table:formula="of:=HEX2DEC([$Editor.N55])" office:value-type="float" office:value="52" calcext:value-type="float">
            <text:p>52</text:p>
          </table:table-cell>
          <table:table-cell table:style-name="ce28" table:formula="of:=HEX2DEC([$Editor.O55])" office:value-type="float" office:value="0" calcext:value-type="float">
            <text:p>0</text:p>
          </table:table-cell>
          <table:table-cell table:style-name="ce31" table:formula="of:=VLOOKUP([$Editor.P55];[$Key.$A$2:.$H$12];8;1)" office:value-type="string" office:string-value="Bane" calcext:value-type="string">
            <text:p>Bane</text:p>
          </table:table-cell>
          <table:table-cell table:style-name="ce28" table:formula="of:=HEX2DEC([$Editor.Q55])" office:value-type="float" office:value="16" calcext:value-type="float">
            <text:p>16</text:p>
          </table:table-cell>
          <table:table-cell table:style-name="ce31" table:formula="of:=VLOOKUP([$Editor.R55];[$Key.$A$2:.$D$257];4;1)" office:value-type="float" office:value="0" calcext:value-type="float">
            <text:p/>
          </table:table-cell>
          <table:table-cell table:style-name="ce28" table:formula="of:=VLOOKUP([$Editor.S55];[$Key.$A$2:.$F$257];6;1)" office:value-type="string" office:string-value="Confuse" calcext:value-type="string">
            <text:p>Confuse</text:p>
          </table:table-cell>
          <table:table-cell table:style-name="ce31" table:formula="of:=VLOOKUP([$Editor.T55];[$Key.$A$2:.$E$257];5;1)" office:value-type="float" office:value="0" calcext:value-type="float">
            <text:p/>
          </table:table-cell>
          <table:table-cell table:style-name="ce28" table:formula="of:=IF([$Editor.U55]=&quot;00&quot;;&quot;&quot;;HEX2DEC([$Editor.U55]))">
            <text:p/>
          </table:table-cell>
          <table:table-cell table:style-name="ce31" table:formula="of:=IF([$Editor.V55]=&quot;00&quot;;&quot;&quot;;HEX2DEC([$Editor.V55]))">
            <text:p/>
          </table:table-cell>
          <table:table-cell table:style-name="ce28" table:formula="of:=IF([$Editor.W55]=&quot;00&quot;;&quot;&quot;;HEX2DEC([$Editor.W55]))" office:value-type="float" office:value="4" calcext:value-type="float">
            <text:p>4</text:p>
          </table:table-cell>
          <table:table-cell table:style-name="ce31" table:formula="of:=IF([$Editor.X55]=&quot;00&quot;;&quot;&quot;;COM.MICROSOFT.CONCAT(VLOOKUP([$Editor.X55];[$Key.$A$2:.$C$257];3;1);&quot;%&quot;))">
            <text:p/>
          </table:table-cell>
          <table:table-cell table:style-name="ce28" table:formula="of:=IF([$Editor.Y55]=&quot;00&quot;;&quot;&quot;;COM.MICROSOFT.CONCAT(VLOOKUP([$Editor.Y55];[$Key.$A$2:.$C$257];3;1);&quot;%&quot;))">
            <text:p/>
          </table:table-cell>
          <table:table-cell table:style-name="ce31" table:formula="of:=IF([$Editor.Z55]=&quot;00&quot;;&quot;&quot;;COM.MICROSOFT.CONCAT(VLOOKUP([$Editor.Z55];[$Key.$A$2:.$C$257];3;1);&quot;%&quot;))">
            <text:p/>
          </table:table-cell>
          <table:table-cell table:style-name="ce28" table:formula="of:=IF([$Editor.AA55]=&quot;00&quot;;&quot;&quot;;COM.MICROSOFT.CONCAT(VLOOKUP([$Editor.AA55];[$Key.$A$2:.$C$257];3;1);&quot;%&quot;))">
            <text:p/>
          </table:table-cell>
          <table:table-cell table:style-name="ce31" table:formula="of:=IF([$Editor.AB55]=&quot;00&quot;;&quot;&quot;;COM.MICROSOFT.CONCAT(VLOOKUP([$Editor.AB55];[$Key.$A$2:.$C$257];3;1);&quot;%&quot;))">
            <text:p/>
          </table:table-cell>
          <table:table-cell table:style-name="ce28" table:formula="of:=IF([$Editor.AC55]=&quot;00&quot;;&quot;&quot;;COM.MICROSOFT.CONCAT(VLOOKUP([$Editor.AC55];[$Key.$A$2:.$C$257];3;1);&quot;%&quot;))" office:value-type="string" office:string-value="-5%" calcext:value-type="string">
            <text:p>-5%</text:p>
          </table:table-cell>
          <table:table-cell table:style-name="ce31" table:formula="of:=IF([$Editor.AD55]=&quot;00&quot;;&quot;&quot;;COM.MICROSOFT.CONCAT(VLOOKUP([$Editor.AD55];[$Key.$A$2:.$C$257];3;1);&quot;%&quot;))" office:value-type="string" office:string-value="2%" calcext:value-type="string">
            <text:p>2%</text:p>
          </table:table-cell>
          <table:table-cell table:style-name="ce28" table:formula="of:=HEX2DEC([$Editor.AE55])" office:value-type="float" office:value="0" calcext:value-type="float">
            <text:p>0</text:p>
          </table:table-cell>
          <table:table-cell table:style-name="ce31" table:formula="of:=HEX2DEC([$Editor.AF55])" office:value-type="float" office:value="0" calcext:value-type="float">
            <text:p>0</text:p>
          </table:table-cell>
          <table:table-cell table:style-name="ce28" table:formula="of:=HEX2DEC([$Editor.AG55])" office:value-type="float" office:value="0" calcext:value-type="float">
            <text:p>0</text:p>
          </table:table-cell>
          <table:table-cell table:style-name="ce31" table:formula="of:=VLOOKUP([$Editor.AH55];[$Key.$A$2:.$K$6];11;1)" office:value-type="float" office:value="0" calcext:value-type="float">
            <text:p/>
          </table:table-cell>
          <table:table-cell table:style-name="ce28" table:formula="of:=HEX2DEC([$Editor.AI55])" office:value-type="float" office:value="0" calcext:value-type="float">
            <text:p>0</text:p>
          </table:table-cell>
          <table:table-cell table:style-name="ce31" table:formula="of:=HEX2DEC([$Editor.AJ55])" office:value-type="float" office:value="0" calcext:value-type="float">
            <text:p>0</text:p>
          </table:table-cell>
          <table:table-cell table:style-name="ce28" table:formula="of:=HEX2DEC([$Editor.AK55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cipplay's Staff</text:p>
          </table:table-cell>
          <table:table-cell table:style-name="ce27" table:formula="of:=COM.MICROSOFT.CONCAT([$Editor.C56];[$Editor.B56])" office:value-type="string" office:string-value="005a" calcext:value-type="string" table:number-columns-spanned="2" table:number-rows-spanned="1">
            <text:p>005a</text:p>
          </table:table-cell>
          <table:covered-table-cell table:style-name="ce45"/>
          <table:table-cell table:style-name="ce29" table:formula="of:=HEX2DEC(COM.MICROSOFT.CONCAT([$Editor.E56];[$Editor.D56]))" office:value-type="float" office:value="270" calcext:value-type="float" table:number-columns-spanned="2" table:number-rows-spanned="1">
            <text:p>270</text:p>
          </table:table-cell>
          <table:covered-table-cell table:style-name="ce30"/>
          <table:table-cell table:style-name="ce27" table:formula="of:=COM.MICROSOFT.CONCAT([$Editor.G56];[$Editor.F56])" office:value-type="string" office:string-value="0056" calcext:value-type="string" table:number-columns-spanned="2" table:number-rows-spanned="1">
            <text:p>0056</text:p>
          </table:table-cell>
          <table:covered-table-cell table:style-name="ce30"/>
          <table:table-cell table:style-name="ce31" table:formula="of:=VLOOKUP([$Editor.H56];[$Key.$A$2:.$G$19];7;1)" office:value-type="string" office:string-value="Staff" calcext:value-type="string">
            <text:p>Staff</text:p>
          </table:table-cell>
          <table:table-cell table:style-name="ce28" table:formula="of:=VLOOKUP([$Editor.I56];[$Key.$A$2:.$H$12];8;1)" office:value-type="float" office:value="0" calcext:value-type="float">
            <text:p/>
          </table:table-cell>
          <table:table-cell table:style-name="ce31" table:formula="of:=VLOOKUP([$Editor.J56];[$Key.$A$2:.$I$8];9;1)" office:value-type="string" office:string-value="1 Handed" calcext:value-type="string">
            <text:p>1 Handed</text:p>
          </table:table-cell>
          <table:table-cell table:style-name="ce28" table:formula="of:=VLOOKUP([$Editor.K56];[$Key.$A$2:.$J$6];10;1)" office:value-type="string" office:string-value="Close Ranged" calcext:value-type="string">
            <text:p>Close Ranged</text:p>
          </table:table-cell>
          <table:table-cell table:style-name="ce31" table:formula="of:=HEX2DEC([$Editor.L56])" office:value-type="float" office:value="1" calcext:value-type="float">
            <text:p>1</text:p>
          </table:table-cell>
          <table:table-cell table:style-name="ce28" table:formula="of:=VLOOKUP([$Editor.M56];[$Key.$A$2:.$C$257];3;1)" office:value-type="string" office:string-value="2" calcext:value-type="string">
            <text:p>2</text:p>
          </table:table-cell>
          <table:table-cell table:style-name="ce31" table:formula="of:=HEX2DEC([$Editor.N56])" office:value-type="float" office:value="20" calcext:value-type="float">
            <text:p>20</text:p>
          </table:table-cell>
          <table:table-cell table:style-name="ce28" table:formula="of:=HEX2DEC([$Editor.O56])" office:value-type="float" office:value="5" calcext:value-type="float">
            <text:p>5</text:p>
          </table:table-cell>
          <table:table-cell table:style-name="ce31" table:formula="of:=VLOOKUP([$Editor.P56];[$Key.$A$2:.$H$12];8;1)" office:value-type="float" office:value="0" calcext:value-type="float">
            <text:p/>
          </table:table-cell>
          <table:table-cell table:style-name="ce28" table:formula="of:=HEX2DEC([$Editor.Q56])" office:value-type="float" office:value="0" calcext:value-type="float">
            <text:p>0</text:p>
          </table:table-cell>
          <table:table-cell table:style-name="ce31" table:formula="of:=VLOOKUP([$Editor.R56];[$Key.$A$2:.$D$257];4;1)" office:value-type="float" office:value="0" calcext:value-type="float">
            <text:p/>
          </table:table-cell>
          <table:table-cell table:style-name="ce28" table:formula="of:=VLOOKUP([$Editor.S56];[$Key.$A$2:.$F$257];6;1)" office:value-type="float" office:value="0" calcext:value-type="float">
            <text:p/>
          </table:table-cell>
          <table:table-cell table:style-name="ce31" table:formula="of:=VLOOKUP([$Editor.T56];[$Key.$A$2:.$E$257];5;1)" office:value-type="float" office:value="0" calcext:value-type="float">
            <text:p/>
          </table:table-cell>
          <table:table-cell table:style-name="ce28" table:formula="of:=IF([$Editor.U56]=&quot;00&quot;;&quot;&quot;;HEX2DEC([$Editor.U56]))">
            <text:p/>
          </table:table-cell>
          <table:table-cell table:style-name="ce31" table:formula="of:=IF([$Editor.V56]=&quot;00&quot;;&quot;&quot;;HEX2DEC([$Editor.V56]))" office:value-type="float" office:value="10" calcext:value-type="float">
            <text:p>10</text:p>
          </table:table-cell>
          <table:table-cell table:style-name="ce28" table:formula="of:=IF([$Editor.W56]=&quot;00&quot;;&quot;&quot;;HEX2DEC([$Editor.W56]))">
            <text:p/>
          </table:table-cell>
          <table:table-cell table:style-name="ce31" table:formula="of:=IF([$Editor.X56]=&quot;00&quot;;&quot;&quot;;COM.MICROSOFT.CONCAT(VLOOKUP([$Editor.X56];[$Key.$A$2:.$C$257];3;1);&quot;%&quot;))">
            <text:p/>
          </table:table-cell>
          <table:table-cell table:style-name="ce28" table:formula="of:=IF([$Editor.Y56]=&quot;00&quot;;&quot;&quot;;COM.MICROSOFT.CONCAT(VLOOKUP([$Editor.Y56];[$Key.$A$2:.$C$257];3;1);&quot;%&quot;))">
            <text:p/>
          </table:table-cell>
          <table:table-cell table:style-name="ce31" table:formula="of:=IF([$Editor.Z56]=&quot;00&quot;;&quot;&quot;;COM.MICROSOFT.CONCAT(VLOOKUP([$Editor.Z56];[$Key.$A$2:.$C$257];3;1);&quot;%&quot;))">
            <text:p/>
          </table:table-cell>
          <table:table-cell table:style-name="ce28" table:formula="of:=IF([$Editor.AA56]=&quot;00&quot;;&quot;&quot;;COM.MICROSOFT.CONCAT(VLOOKUP([$Editor.AA56];[$Key.$A$2:.$C$257];3;1);&quot;%&quot;))">
            <text:p/>
          </table:table-cell>
          <table:table-cell table:style-name="ce31" table:formula="of:=IF([$Editor.AB56]=&quot;00&quot;;&quot;&quot;;COM.MICROSOFT.CONCAT(VLOOKUP([$Editor.AB56];[$Key.$A$2:.$C$257];3;1);&quot;%&quot;))">
            <text:p/>
          </table:table-cell>
          <table:table-cell table:style-name="ce28" table:formula="of:=IF([$Editor.AC56]=&quot;00&quot;;&quot;&quot;;COM.MICROSOFT.CONCAT(VLOOKUP([$Editor.AC56];[$Key.$A$2:.$C$257];3;1);&quot;%&quot;))">
            <text:p/>
          </table:table-cell>
          <table:table-cell table:style-name="ce31" table:formula="of:=IF([$Editor.AD56]=&quot;00&quot;;&quot;&quot;;COM.MICROSOFT.CONCAT(VLOOKUP([$Editor.AD56];[$Key.$A$2:.$C$257];3;1);&quot;%&quot;))">
            <text:p/>
          </table:table-cell>
          <table:table-cell table:style-name="ce28" table:formula="of:=HEX2DEC([$Editor.AE56])" office:value-type="float" office:value="0" calcext:value-type="float">
            <text:p>0</text:p>
          </table:table-cell>
          <table:table-cell table:style-name="ce31" table:formula="of:=HEX2DEC([$Editor.AF56])" office:value-type="float" office:value="0" calcext:value-type="float">
            <text:p>0</text:p>
          </table:table-cell>
          <table:table-cell table:style-name="ce28" table:formula="of:=HEX2DEC([$Editor.AG56])" office:value-type="float" office:value="0" calcext:value-type="float">
            <text:p>0</text:p>
          </table:table-cell>
          <table:table-cell table:style-name="ce31" table:formula="of:=VLOOKUP([$Editor.AH56];[$Key.$A$2:.$K$6];11;1)" office:value-type="float" office:value="0" calcext:value-type="float">
            <text:p/>
          </table:table-cell>
          <table:table-cell table:style-name="ce28" table:formula="of:=HEX2DEC([$Editor.AI56])" office:value-type="float" office:value="0" calcext:value-type="float">
            <text:p>0</text:p>
          </table:table-cell>
          <table:table-cell table:style-name="ce31" table:formula="of:=HEX2DEC([$Editor.AJ56])" office:value-type="float" office:value="0" calcext:value-type="float">
            <text:p>0</text:p>
          </table:table-cell>
          <table:table-cell table:style-name="ce28" table:formula="of:=HEX2DEC([$Editor.AK56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Wind Wand</text:p>
          </table:table-cell>
          <table:table-cell table:style-name="ce27" table:formula="of:=COM.MICROSOFT.CONCAT([$Editor.C57];[$Editor.B57])" office:value-type="string" office:string-value="005b" calcext:value-type="string" table:number-columns-spanned="2" table:number-rows-spanned="1">
            <text:p>005b</text:p>
          </table:table-cell>
          <table:covered-table-cell table:style-name="ce45"/>
          <table:table-cell table:style-name="ce29" table:formula="of:=HEX2DEC(COM.MICROSOFT.CONCAT([$Editor.E57];[$Editor.D57]))" office:value-type="float" office:value="1200" calcext:value-type="float" table:number-columns-spanned="2" table:number-rows-spanned="1">
            <text:p>1200</text:p>
          </table:table-cell>
          <table:covered-table-cell table:style-name="ce30"/>
          <table:table-cell table:style-name="ce27" table:formula="of:=COM.MICROSOFT.CONCAT([$Editor.G57];[$Editor.F57])" office:value-type="string" office:string-value="0057" calcext:value-type="string" table:number-columns-spanned="2" table:number-rows-spanned="1">
            <text:p>0057</text:p>
          </table:table-cell>
          <table:covered-table-cell table:style-name="ce30"/>
          <table:table-cell table:style-name="ce31" table:formula="of:=VLOOKUP([$Editor.H57];[$Key.$A$2:.$G$19];7;1)" office:value-type="string" office:string-value="Staff" calcext:value-type="string">
            <text:p>Staff</text:p>
          </table:table-cell>
          <table:table-cell table:style-name="ce28" table:formula="of:=VLOOKUP([$Editor.I57];[$Key.$A$2:.$H$12];8;1)" office:value-type="string" office:string-value="Wind" calcext:value-type="string">
            <text:p>Wind</text:p>
          </table:table-cell>
          <table:table-cell table:style-name="ce31" table:formula="of:=VLOOKUP([$Editor.J57];[$Key.$A$2:.$I$8];9;1)" office:value-type="string" office:string-value="1 Handed" calcext:value-type="string">
            <text:p>1 Handed</text:p>
          </table:table-cell>
          <table:table-cell table:style-name="ce28" table:formula="of:=VLOOKUP([$Editor.K57];[$Key.$A$2:.$J$6];10;1)" office:value-type="string" office:string-value="Close Ranged" calcext:value-type="string">
            <text:p>Close Ranged</text:p>
          </table:table-cell>
          <table:table-cell table:style-name="ce31" table:formula="of:=HEX2DEC([$Editor.L57])" office:value-type="float" office:value="1" calcext:value-type="float">
            <text:p>1</text:p>
          </table:table-cell>
          <table:table-cell table:style-name="ce28" table:formula="of:=VLOOKUP([$Editor.M57];[$Key.$A$2:.$C$257];3;1)" office:value-type="string" office:string-value="9" calcext:value-type="string">
            <text:p>9</text:p>
          </table:table-cell>
          <table:table-cell table:style-name="ce31" table:formula="of:=HEX2DEC([$Editor.N57])" office:value-type="float" office:value="24" calcext:value-type="float">
            <text:p>24</text:p>
          </table:table-cell>
          <table:table-cell table:style-name="ce28" table:formula="of:=HEX2DEC([$Editor.O57])" office:value-type="float" office:value="5" calcext:value-type="float">
            <text:p>5</text:p>
          </table:table-cell>
          <table:table-cell table:style-name="ce31" table:formula="of:=VLOOKUP([$Editor.P57];[$Key.$A$2:.$H$12];8;1)" office:value-type="string" office:string-value="Wind" calcext:value-type="string">
            <text:p>Wind</text:p>
          </table:table-cell>
          <table:table-cell table:style-name="ce28" table:formula="of:=HEX2DEC([$Editor.Q57])" office:value-type="float" office:value="0" calcext:value-type="float">
            <text:p>0</text:p>
          </table:table-cell>
          <table:table-cell table:style-name="ce31" table:formula="of:=VLOOKUP([$Editor.R57];[$Key.$A$2:.$D$257];4;1)" office:value-type="string" office:string-value="Thunder Flare" calcext:value-type="string">
            <text:p>Thunder Flare</text:p>
          </table:table-cell>
          <table:table-cell table:style-name="ce28" table:formula="of:=VLOOKUP([$Editor.S57];[$Key.$A$2:.$F$257];6;1)" office:value-type="float" office:value="0" calcext:value-type="float">
            <text:p/>
          </table:table-cell>
          <table:table-cell table:style-name="ce31" table:formula="of:=VLOOKUP([$Editor.T57];[$Key.$A$2:.$E$257];5;1)" office:value-type="float" office:value="0" calcext:value-type="float">
            <text:p/>
          </table:table-cell>
          <table:table-cell table:style-name="ce28" table:formula="of:=IF([$Editor.U57]=&quot;00&quot;;&quot;&quot;;HEX2DEC([$Editor.U57]))">
            <text:p/>
          </table:table-cell>
          <table:table-cell table:style-name="ce31" table:formula="of:=IF([$Editor.V57]=&quot;00&quot;;&quot;&quot;;HEX2DEC([$Editor.V57]))" office:value-type="float" office:value="19" calcext:value-type="float">
            <text:p>19</text:p>
          </table:table-cell>
          <table:table-cell table:style-name="ce28" table:formula="of:=IF([$Editor.W57]=&quot;00&quot;;&quot;&quot;;HEX2DEC([$Editor.W57]))">
            <text:p/>
          </table:table-cell>
          <table:table-cell table:style-name="ce31" table:formula="of:=IF([$Editor.X57]=&quot;00&quot;;&quot;&quot;;COM.MICROSOFT.CONCAT(VLOOKUP([$Editor.X57];[$Key.$A$2:.$C$257];3;1);&quot;%&quot;))">
            <text:p/>
          </table:table-cell>
          <table:table-cell table:style-name="ce28" table:formula="of:=IF([$Editor.Y57]=&quot;00&quot;;&quot;&quot;;COM.MICROSOFT.CONCAT(VLOOKUP([$Editor.Y57];[$Key.$A$2:.$C$257];3;1);&quot;%&quot;))">
            <text:p/>
          </table:table-cell>
          <table:table-cell table:style-name="ce31" table:formula="of:=IF([$Editor.Z57]=&quot;00&quot;;&quot;&quot;;COM.MICROSOFT.CONCAT(VLOOKUP([$Editor.Z57];[$Key.$A$2:.$C$257];3;1);&quot;%&quot;))">
            <text:p/>
          </table:table-cell>
          <table:table-cell table:style-name="ce28" table:formula="of:=IF([$Editor.AA57]=&quot;00&quot;;&quot;&quot;;COM.MICROSOFT.CONCAT(VLOOKUP([$Editor.AA57];[$Key.$A$2:.$C$257];3;1);&quot;%&quot;))" office:value-type="string" office:string-value="-5%" calcext:value-type="string">
            <text:p>-5%</text:p>
          </table:table-cell>
          <table:table-cell table:style-name="ce31" table:formula="of:=IF([$Editor.AB57]=&quot;00&quot;;&quot;&quot;;COM.MICROSOFT.CONCAT(VLOOKUP([$Editor.AB57];[$Key.$A$2:.$C$257];3;1);&quot;%&quot;))">
            <text:p/>
          </table:table-cell>
          <table:table-cell table:style-name="ce28" table:formula="of:=IF([$Editor.AC57]=&quot;00&quot;;&quot;&quot;;COM.MICROSOFT.CONCAT(VLOOKUP([$Editor.AC57];[$Key.$A$2:.$C$257];3;1);&quot;%&quot;))">
            <text:p/>
          </table:table-cell>
          <table:table-cell table:style-name="ce31" table:formula="of:=IF([$Editor.AD57]=&quot;00&quot;;&quot;&quot;;COM.MICROSOFT.CONCAT(VLOOKUP([$Editor.AD57];[$Key.$A$2:.$C$257];3;1);&quot;%&quot;))">
            <text:p/>
          </table:table-cell>
          <table:table-cell table:style-name="ce28" table:formula="of:=HEX2DEC([$Editor.AE57])" office:value-type="float" office:value="0" calcext:value-type="float">
            <text:p>0</text:p>
          </table:table-cell>
          <table:table-cell table:style-name="ce31" table:formula="of:=HEX2DEC([$Editor.AF57])" office:value-type="float" office:value="0" calcext:value-type="float">
            <text:p>0</text:p>
          </table:table-cell>
          <table:table-cell table:style-name="ce28" table:formula="of:=HEX2DEC([$Editor.AG57])" office:value-type="float" office:value="0" calcext:value-type="float">
            <text:p>0</text:p>
          </table:table-cell>
          <table:table-cell table:style-name="ce31" table:formula="of:=VLOOKUP([$Editor.AH57];[$Key.$A$2:.$K$6];11;1)" office:value-type="float" office:value="0" calcext:value-type="float">
            <text:p/>
          </table:table-cell>
          <table:table-cell table:style-name="ce28" table:formula="of:=HEX2DEC([$Editor.AI57])" office:value-type="float" office:value="0" calcext:value-type="float">
            <text:p>0</text:p>
          </table:table-cell>
          <table:table-cell table:style-name="ce31" table:formula="of:=HEX2DEC([$Editor.AJ57])" office:value-type="float" office:value="0" calcext:value-type="float">
            <text:p>0</text:p>
          </table:table-cell>
          <table:table-cell table:style-name="ce28" table:formula="of:=HEX2DEC([$Editor.AK57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Fire Wand</text:p>
          </table:table-cell>
          <table:table-cell table:style-name="ce27" table:formula="of:=COM.MICROSOFT.CONCAT([$Editor.C58];[$Editor.B58])" office:value-type="string" office:string-value="005c" calcext:value-type="string" table:number-columns-spanned="2" table:number-rows-spanned="1">
            <text:p>005c</text:p>
          </table:table-cell>
          <table:covered-table-cell table:style-name="ce45"/>
          <table:table-cell table:style-name="ce29" table:formula="of:=HEX2DEC(COM.MICROSOFT.CONCAT([$Editor.E58];[$Editor.D58]))" office:value-type="float" office:value="1200" calcext:value-type="float" table:number-columns-spanned="2" table:number-rows-spanned="1">
            <text:p>1200</text:p>
          </table:table-cell>
          <table:covered-table-cell table:style-name="ce30"/>
          <table:table-cell table:style-name="ce27" table:formula="of:=COM.MICROSOFT.CONCAT([$Editor.G58];[$Editor.F58])" office:value-type="string" office:string-value="0058" calcext:value-type="string" table:number-columns-spanned="2" table:number-rows-spanned="1">
            <text:p>0058</text:p>
          </table:table-cell>
          <table:covered-table-cell table:style-name="ce30"/>
          <table:table-cell table:style-name="ce31" table:formula="of:=VLOOKUP([$Editor.H58];[$Key.$A$2:.$G$19];7;1)" office:value-type="string" office:string-value="Staff" calcext:value-type="string">
            <text:p>Staff</text:p>
          </table:table-cell>
          <table:table-cell table:style-name="ce28" table:formula="of:=VLOOKUP([$Editor.I58];[$Key.$A$2:.$H$12];8;1)" office:value-type="string" office:string-value="Fire" calcext:value-type="string">
            <text:p>Fire</text:p>
          </table:table-cell>
          <table:table-cell table:style-name="ce31" table:formula="of:=VLOOKUP([$Editor.J58];[$Key.$A$2:.$I$8];9;1)" office:value-type="string" office:string-value="1 Handed" calcext:value-type="string">
            <text:p>1 Handed</text:p>
          </table:table-cell>
          <table:table-cell table:style-name="ce28" table:formula="of:=VLOOKUP([$Editor.K58];[$Key.$A$2:.$J$6];10;1)" office:value-type="string" office:string-value="Close Ranged" calcext:value-type="string">
            <text:p>Close Ranged</text:p>
          </table:table-cell>
          <table:table-cell table:style-name="ce31" table:formula="of:=HEX2DEC([$Editor.L58])" office:value-type="float" office:value="1" calcext:value-type="float">
            <text:p>1</text:p>
          </table:table-cell>
          <table:table-cell table:style-name="ce28" table:formula="of:=VLOOKUP([$Editor.M58];[$Key.$A$2:.$C$257];3;1)" office:value-type="string" office:string-value="9" calcext:value-type="string">
            <text:p>9</text:p>
          </table:table-cell>
          <table:table-cell table:style-name="ce31" table:formula="of:=HEX2DEC([$Editor.N58])" office:value-type="float" office:value="26" calcext:value-type="float">
            <text:p>26</text:p>
          </table:table-cell>
          <table:table-cell table:style-name="ce28" table:formula="of:=HEX2DEC([$Editor.O58])" office:value-type="float" office:value="5" calcext:value-type="float">
            <text:p>5</text:p>
          </table:table-cell>
          <table:table-cell table:style-name="ce31" table:formula="of:=VLOOKUP([$Editor.P58];[$Key.$A$2:.$H$12];8;1)" office:value-type="float" office:value="0" calcext:value-type="float">
            <text:p/>
          </table:table-cell>
          <table:table-cell table:style-name="ce28" table:formula="of:=HEX2DEC([$Editor.Q58])" office:value-type="float" office:value="0" calcext:value-type="float">
            <text:p>0</text:p>
          </table:table-cell>
          <table:table-cell table:style-name="ce31" table:formula="of:=VLOOKUP([$Editor.R58];[$Key.$A$2:.$D$257];4;1)" office:value-type="string" office:string-value="Firestorm" calcext:value-type="string">
            <text:p>Firestorm</text:p>
          </table:table-cell>
          <table:table-cell table:style-name="ce28" table:formula="of:=VLOOKUP([$Editor.S58];[$Key.$A$2:.$F$257];6;1)" office:value-type="float" office:value="0" calcext:value-type="float">
            <text:p/>
          </table:table-cell>
          <table:table-cell table:style-name="ce31" table:formula="of:=VLOOKUP([$Editor.T58];[$Key.$A$2:.$E$257];5;1)" office:value-type="float" office:value="0" calcext:value-type="float">
            <text:p/>
          </table:table-cell>
          <table:table-cell table:style-name="ce28" table:formula="of:=IF([$Editor.U58]=&quot;00&quot;;&quot;&quot;;HEX2DEC([$Editor.U58]))">
            <text:p/>
          </table:table-cell>
          <table:table-cell table:style-name="ce31" table:formula="of:=IF([$Editor.V58]=&quot;00&quot;;&quot;&quot;;HEX2DEC([$Editor.V58]))" office:value-type="float" office:value="17" calcext:value-type="float">
            <text:p>17</text:p>
          </table:table-cell>
          <table:table-cell table:style-name="ce28" table:formula="of:=IF([$Editor.W58]=&quot;00&quot;;&quot;&quot;;HEX2DEC([$Editor.W58]))">
            <text:p/>
          </table:table-cell>
          <table:table-cell table:style-name="ce31" table:formula="of:=IF([$Editor.X58]=&quot;00&quot;;&quot;&quot;;COM.MICROSOFT.CONCAT(VLOOKUP([$Editor.X58];[$Key.$A$2:.$C$257];3;1);&quot;%&quot;))">
            <text:p/>
          </table:table-cell>
          <table:table-cell table:style-name="ce28" table:formula="of:=IF([$Editor.Y58]=&quot;00&quot;;&quot;&quot;;COM.MICROSOFT.CONCAT(VLOOKUP([$Editor.Y58];[$Key.$A$2:.$C$257];3;1);&quot;%&quot;))">
            <text:p/>
          </table:table-cell>
          <table:table-cell table:style-name="ce31" table:formula="of:=IF([$Editor.Z58]=&quot;00&quot;;&quot;&quot;;COM.MICROSOFT.CONCAT(VLOOKUP([$Editor.Z58];[$Key.$A$2:.$C$257];3;1);&quot;%&quot;))">
            <text:p/>
          </table:table-cell>
          <table:table-cell table:style-name="ce28" table:formula="of:=IF([$Editor.AA58]=&quot;00&quot;;&quot;&quot;;COM.MICROSOFT.CONCAT(VLOOKUP([$Editor.AA58];[$Key.$A$2:.$C$257];3;1);&quot;%&quot;))">
            <text:p/>
          </table:table-cell>
          <table:table-cell table:style-name="ce31" table:formula="of:=IF([$Editor.AB58]=&quot;00&quot;;&quot;&quot;;COM.MICROSOFT.CONCAT(VLOOKUP([$Editor.AB58];[$Key.$A$2:.$C$257];3;1);&quot;%&quot;))" office:value-type="string" office:string-value="-5%" calcext:value-type="string">
            <text:p>-5%</text:p>
          </table:table-cell>
          <table:table-cell table:style-name="ce28" table:formula="of:=IF([$Editor.AC58]=&quot;00&quot;;&quot;&quot;;COM.MICROSOFT.CONCAT(VLOOKUP([$Editor.AC58];[$Key.$A$2:.$C$257];3;1);&quot;%&quot;))">
            <text:p/>
          </table:table-cell>
          <table:table-cell table:style-name="ce31" table:formula="of:=IF([$Editor.AD58]=&quot;00&quot;;&quot;&quot;;COM.MICROSOFT.CONCAT(VLOOKUP([$Editor.AD58];[$Key.$A$2:.$C$257];3;1);&quot;%&quot;))">
            <text:p/>
          </table:table-cell>
          <table:table-cell table:style-name="ce28" table:formula="of:=HEX2DEC([$Editor.AE58])" office:value-type="float" office:value="0" calcext:value-type="float">
            <text:p>0</text:p>
          </table:table-cell>
          <table:table-cell table:style-name="ce31" table:formula="of:=HEX2DEC([$Editor.AF58])" office:value-type="float" office:value="0" calcext:value-type="float">
            <text:p>0</text:p>
          </table:table-cell>
          <table:table-cell table:style-name="ce28" table:formula="of:=HEX2DEC([$Editor.AG58])" office:value-type="float" office:value="0" calcext:value-type="float">
            <text:p>0</text:p>
          </table:table-cell>
          <table:table-cell table:style-name="ce31" table:formula="of:=VLOOKUP([$Editor.AH58];[$Key.$A$2:.$K$6];11;1)" office:value-type="float" office:value="0" calcext:value-type="float">
            <text:p/>
          </table:table-cell>
          <table:table-cell table:style-name="ce28" table:formula="of:=HEX2DEC([$Editor.AI58])" office:value-type="float" office:value="0" calcext:value-type="float">
            <text:p>0</text:p>
          </table:table-cell>
          <table:table-cell table:style-name="ce31" table:formula="of:=HEX2DEC([$Editor.AJ58])" office:value-type="float" office:value="0" calcext:value-type="float">
            <text:p>0</text:p>
          </table:table-cell>
          <table:table-cell table:style-name="ce28" table:formula="of:=HEX2DEC([$Editor.AK58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Earth Wand</text:p>
          </table:table-cell>
          <table:table-cell table:style-name="ce27" table:formula="of:=COM.MICROSOFT.CONCAT([$Editor.C59];[$Editor.B59])" office:value-type="string" office:string-value="005d" calcext:value-type="string" table:number-columns-spanned="2" table:number-rows-spanned="1">
            <text:p>005d</text:p>
          </table:table-cell>
          <table:covered-table-cell table:style-name="ce45"/>
          <table:table-cell table:style-name="ce29" table:formula="of:=HEX2DEC(COM.MICROSOFT.CONCAT([$Editor.E59];[$Editor.D59]))" office:value-type="float" office:value="1200" calcext:value-type="float" table:number-columns-spanned="2" table:number-rows-spanned="1">
            <text:p>1200</text:p>
          </table:table-cell>
          <table:covered-table-cell table:style-name="ce30"/>
          <table:table-cell table:style-name="ce27" table:formula="of:=COM.MICROSOFT.CONCAT([$Editor.G59];[$Editor.F59])" office:value-type="string" office:string-value="0059" calcext:value-type="string" table:number-columns-spanned="2" table:number-rows-spanned="1">
            <text:p>0059</text:p>
          </table:table-cell>
          <table:covered-table-cell table:style-name="ce30"/>
          <table:table-cell table:style-name="ce31" table:formula="of:=VLOOKUP([$Editor.H59];[$Key.$A$2:.$G$19];7;1)" office:value-type="string" office:string-value="Staff" calcext:value-type="string">
            <text:p>Staff</text:p>
          </table:table-cell>
          <table:table-cell table:style-name="ce28" table:formula="of:=VLOOKUP([$Editor.I59];[$Key.$A$2:.$H$12];8;1)" office:value-type="string" office:string-value="Earth" calcext:value-type="string">
            <text:p>Earth</text:p>
          </table:table-cell>
          <table:table-cell table:style-name="ce31" table:formula="of:=VLOOKUP([$Editor.J59];[$Key.$A$2:.$I$8];9;1)" office:value-type="string" office:string-value="1 Handed" calcext:value-type="string">
            <text:p>1 Handed</text:p>
          </table:table-cell>
          <table:table-cell table:style-name="ce28" table:formula="of:=VLOOKUP([$Editor.K59];[$Key.$A$2:.$J$6];10;1)" office:value-type="string" office:string-value="Close Ranged" calcext:value-type="string">
            <text:p>Close Ranged</text:p>
          </table:table-cell>
          <table:table-cell table:style-name="ce31" table:formula="of:=HEX2DEC([$Editor.L59])" office:value-type="float" office:value="1" calcext:value-type="float">
            <text:p>1</text:p>
          </table:table-cell>
          <table:table-cell table:style-name="ce28" table:formula="of:=VLOOKUP([$Editor.M59];[$Key.$A$2:.$C$257];3;1)" office:value-type="string" office:string-value="10" calcext:value-type="string">
            <text:p>10</text:p>
          </table:table-cell>
          <table:table-cell table:style-name="ce31" table:formula="of:=HEX2DEC([$Editor.N59])" office:value-type="float" office:value="26" calcext:value-type="float">
            <text:p>26</text:p>
          </table:table-cell>
          <table:table-cell table:style-name="ce28" table:formula="of:=HEX2DEC([$Editor.O59])" office:value-type="float" office:value="5" calcext:value-type="float">
            <text:p>5</text:p>
          </table:table-cell>
          <table:table-cell table:style-name="ce31" table:formula="of:=VLOOKUP([$Editor.P59];[$Key.$A$2:.$H$12];8;1)" office:value-type="string" office:string-value="Earth" calcext:value-type="string">
            <text:p>Earth</text:p>
          </table:table-cell>
          <table:table-cell table:style-name="ce28" table:formula="of:=HEX2DEC([$Editor.Q59])" office:value-type="float" office:value="0" calcext:value-type="float">
            <text:p>0</text:p>
          </table:table-cell>
          <table:table-cell table:style-name="ce31" table:formula="of:=VLOOKUP([$Editor.R59];[$Key.$A$2:.$D$257];4;1)" office:value-type="string" office:string-value="Crag Crush" calcext:value-type="string">
            <text:p>Crag Crush</text:p>
          </table:table-cell>
          <table:table-cell table:style-name="ce28" table:formula="of:=VLOOKUP([$Editor.S59];[$Key.$A$2:.$F$257];6;1)" office:value-type="float" office:value="0" calcext:value-type="float">
            <text:p/>
          </table:table-cell>
          <table:table-cell table:style-name="ce31" table:formula="of:=VLOOKUP([$Editor.T59];[$Key.$A$2:.$E$257];5;1)" office:value-type="float" office:value="0" calcext:value-type="float">
            <text:p/>
          </table:table-cell>
          <table:table-cell table:style-name="ce28" table:formula="of:=IF([$Editor.U59]=&quot;00&quot;;&quot;&quot;;HEX2DEC([$Editor.U59]))">
            <text:p/>
          </table:table-cell>
          <table:table-cell table:style-name="ce31" table:formula="of:=IF([$Editor.V59]=&quot;00&quot;;&quot;&quot;;HEX2DEC([$Editor.V59]))" office:value-type="float" office:value="18" calcext:value-type="float">
            <text:p>18</text:p>
          </table:table-cell>
          <table:table-cell table:style-name="ce28" table:formula="of:=IF([$Editor.W59]=&quot;00&quot;;&quot;&quot;;HEX2DEC([$Editor.W59]))">
            <text:p/>
          </table:table-cell>
          <table:table-cell table:style-name="ce31" table:formula="of:=IF([$Editor.X59]=&quot;00&quot;;&quot;&quot;;COM.MICROSOFT.CONCAT(VLOOKUP([$Editor.X59];[$Key.$A$2:.$C$257];3;1);&quot;%&quot;))">
            <text:p/>
          </table:table-cell>
          <table:table-cell table:style-name="ce28" table:formula="of:=IF([$Editor.Y59]=&quot;00&quot;;&quot;&quot;;COM.MICROSOFT.CONCAT(VLOOKUP([$Editor.Y59];[$Key.$A$2:.$C$257];3;1);&quot;%&quot;))" office:value-type="string" office:string-value="-5%" calcext:value-type="string">
            <text:p>-5%</text:p>
          </table:table-cell>
          <table:table-cell table:style-name="ce31" table:formula="of:=IF([$Editor.Z59]=&quot;00&quot;;&quot;&quot;;COM.MICROSOFT.CONCAT(VLOOKUP([$Editor.Z59];[$Key.$A$2:.$C$257];3;1);&quot;%&quot;))">
            <text:p/>
          </table:table-cell>
          <table:table-cell table:style-name="ce28" table:formula="of:=IF([$Editor.AA59]=&quot;00&quot;;&quot;&quot;;COM.MICROSOFT.CONCAT(VLOOKUP([$Editor.AA59];[$Key.$A$2:.$C$257];3;1);&quot;%&quot;))">
            <text:p/>
          </table:table-cell>
          <table:table-cell table:style-name="ce31" table:formula="of:=IF([$Editor.AB59]=&quot;00&quot;;&quot;&quot;;COM.MICROSOFT.CONCAT(VLOOKUP([$Editor.AB59];[$Key.$A$2:.$C$257];3;1);&quot;%&quot;))">
            <text:p/>
          </table:table-cell>
          <table:table-cell table:style-name="ce28" table:formula="of:=IF([$Editor.AC59]=&quot;00&quot;;&quot;&quot;;COM.MICROSOFT.CONCAT(VLOOKUP([$Editor.AC59];[$Key.$A$2:.$C$257];3;1);&quot;%&quot;))">
            <text:p/>
          </table:table-cell>
          <table:table-cell table:style-name="ce31" table:formula="of:=IF([$Editor.AD59]=&quot;00&quot;;&quot;&quot;;COM.MICROSOFT.CONCAT(VLOOKUP([$Editor.AD59];[$Key.$A$2:.$C$257];3;1);&quot;%&quot;))">
            <text:p/>
          </table:table-cell>
          <table:table-cell table:style-name="ce28" table:formula="of:=HEX2DEC([$Editor.AE59])" office:value-type="float" office:value="0" calcext:value-type="float">
            <text:p>0</text:p>
          </table:table-cell>
          <table:table-cell table:style-name="ce31" table:formula="of:=HEX2DEC([$Editor.AF59])" office:value-type="float" office:value="0" calcext:value-type="float">
            <text:p>0</text:p>
          </table:table-cell>
          <table:table-cell table:style-name="ce28" table:formula="of:=HEX2DEC([$Editor.AG59])" office:value-type="float" office:value="0" calcext:value-type="float">
            <text:p>0</text:p>
          </table:table-cell>
          <table:table-cell table:style-name="ce31" table:formula="of:=VLOOKUP([$Editor.AH59];[$Key.$A$2:.$K$6];11;1)" office:value-type="float" office:value="0" calcext:value-type="float">
            <text:p/>
          </table:table-cell>
          <table:table-cell table:style-name="ce28" table:formula="of:=HEX2DEC([$Editor.AI59])" office:value-type="float" office:value="0" calcext:value-type="float">
            <text:p>0</text:p>
          </table:table-cell>
          <table:table-cell table:style-name="ce31" table:formula="of:=HEX2DEC([$Editor.AJ59])" office:value-type="float" office:value="0" calcext:value-type="float">
            <text:p>0</text:p>
          </table:table-cell>
          <table:table-cell table:style-name="ce28" table:formula="of:=HEX2DEC([$Editor.AK59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Ice Wand</text:p>
          </table:table-cell>
          <table:table-cell table:style-name="ce27" table:formula="of:=COM.MICROSOFT.CONCAT([$Editor.C60];[$Editor.B60])" office:value-type="string" office:string-value="005e" calcext:value-type="string" table:number-columns-spanned="2" table:number-rows-spanned="1">
            <text:p>005e</text:p>
          </table:table-cell>
          <table:covered-table-cell table:style-name="ce45"/>
          <table:table-cell table:style-name="ce29" table:formula="of:=HEX2DEC(COM.MICROSOFT.CONCAT([$Editor.E60];[$Editor.D60]))" office:value-type="float" office:value="1200" calcext:value-type="float" table:number-columns-spanned="2" table:number-rows-spanned="1">
            <text:p>1200</text:p>
          </table:table-cell>
          <table:covered-table-cell table:style-name="ce30"/>
          <table:table-cell table:style-name="ce27" table:formula="of:=COM.MICROSOFT.CONCAT([$Editor.G60];[$Editor.F60])" office:value-type="string" office:string-value="005a" calcext:value-type="string" table:number-columns-spanned="2" table:number-rows-spanned="1">
            <text:p>005a</text:p>
          </table:table-cell>
          <table:covered-table-cell table:style-name="ce30"/>
          <table:table-cell table:style-name="ce31" table:formula="of:=VLOOKUP([$Editor.H60];[$Key.$A$2:.$G$19];7;1)" office:value-type="string" office:string-value="Staff" calcext:value-type="string">
            <text:p>Staff</text:p>
          </table:table-cell>
          <table:table-cell table:style-name="ce28" table:formula="of:=VLOOKUP([$Editor.I60];[$Key.$A$2:.$H$12];8;1)" office:value-type="string" office:string-value="Water" calcext:value-type="string">
            <text:p>Water</text:p>
          </table:table-cell>
          <table:table-cell table:style-name="ce31" table:formula="of:=VLOOKUP([$Editor.J60];[$Key.$A$2:.$I$8];9;1)" office:value-type="string" office:string-value="1 Handed" calcext:value-type="string">
            <text:p>1 Handed</text:p>
          </table:table-cell>
          <table:table-cell table:style-name="ce28" table:formula="of:=VLOOKUP([$Editor.K60];[$Key.$A$2:.$J$6];10;1)" office:value-type="string" office:string-value="Close Ranged" calcext:value-type="string">
            <text:p>Close Ranged</text:p>
          </table:table-cell>
          <table:table-cell table:style-name="ce31" table:formula="of:=HEX2DEC([$Editor.L60])" office:value-type="float" office:value="1" calcext:value-type="float">
            <text:p>1</text:p>
          </table:table-cell>
          <table:table-cell table:style-name="ce28" table:formula="of:=VLOOKUP([$Editor.M60];[$Key.$A$2:.$C$257];3;1)" office:value-type="string" office:string-value="9" calcext:value-type="string">
            <text:p>9</text:p>
          </table:table-cell>
          <table:table-cell table:style-name="ce31" table:formula="of:=HEX2DEC([$Editor.N60])" office:value-type="float" office:value="20" calcext:value-type="float">
            <text:p>20</text:p>
          </table:table-cell>
          <table:table-cell table:style-name="ce28" table:formula="of:=HEX2DEC([$Editor.O60])" office:value-type="float" office:value="5" calcext:value-type="float">
            <text:p>5</text:p>
          </table:table-cell>
          <table:table-cell table:style-name="ce31" table:formula="of:=VLOOKUP([$Editor.P60];[$Key.$A$2:.$H$12];8;1)" office:value-type="string" office:string-value="Water" calcext:value-type="string">
            <text:p>Water</text:p>
          </table:table-cell>
          <table:table-cell table:style-name="ce28" table:formula="of:=HEX2DEC([$Editor.Q60])" office:value-type="float" office:value="0" calcext:value-type="float">
            <text:p>0</text:p>
          </table:table-cell>
          <table:table-cell table:style-name="ce31" table:formula="of:=VLOOKUP([$Editor.R60];[$Key.$A$2:.$D$257];4;1)" office:value-type="string" office:string-value="Ice Field" calcext:value-type="string">
            <text:p>Ice Field</text:p>
          </table:table-cell>
          <table:table-cell table:style-name="ce28" table:formula="of:=VLOOKUP([$Editor.S60];[$Key.$A$2:.$F$257];6;1)" office:value-type="float" office:value="0" calcext:value-type="float">
            <text:p/>
          </table:table-cell>
          <table:table-cell table:style-name="ce31" table:formula="of:=VLOOKUP([$Editor.T60];[$Key.$A$2:.$E$257];5;1)" office:value-type="float" office:value="0" calcext:value-type="float">
            <text:p/>
          </table:table-cell>
          <table:table-cell table:style-name="ce28" table:formula="of:=IF([$Editor.U60]=&quot;00&quot;;&quot;&quot;;HEX2DEC([$Editor.U60]))">
            <text:p/>
          </table:table-cell>
          <table:table-cell table:style-name="ce31" table:formula="of:=IF([$Editor.V60]=&quot;00&quot;;&quot;&quot;;HEX2DEC([$Editor.V60]))" office:value-type="float" office:value="20" calcext:value-type="float">
            <text:p>20</text:p>
          </table:table-cell>
          <table:table-cell table:style-name="ce28" table:formula="of:=IF([$Editor.W60]=&quot;00&quot;;&quot;&quot;;HEX2DEC([$Editor.W60]))">
            <text:p/>
          </table:table-cell>
          <table:table-cell table:style-name="ce31" table:formula="of:=IF([$Editor.X60]=&quot;00&quot;;&quot;&quot;;COM.MICROSOFT.CONCAT(VLOOKUP([$Editor.X60];[$Key.$A$2:.$C$257];3;1);&quot;%&quot;))">
            <text:p/>
          </table:table-cell>
          <table:table-cell table:style-name="ce28" table:formula="of:=IF([$Editor.Y60]=&quot;00&quot;;&quot;&quot;;COM.MICROSOFT.CONCAT(VLOOKUP([$Editor.Y60];[$Key.$A$2:.$C$257];3;1);&quot;%&quot;))">
            <text:p/>
          </table:table-cell>
          <table:table-cell table:style-name="ce31" table:formula="of:=IF([$Editor.Z60]=&quot;00&quot;;&quot;&quot;;COM.MICROSOFT.CONCAT(VLOOKUP([$Editor.Z60];[$Key.$A$2:.$C$257];3;1);&quot;%&quot;))" office:value-type="string" office:string-value="-5%" calcext:value-type="string">
            <text:p>-5%</text:p>
          </table:table-cell>
          <table:table-cell table:style-name="ce28" table:formula="of:=IF([$Editor.AA60]=&quot;00&quot;;&quot;&quot;;COM.MICROSOFT.CONCAT(VLOOKUP([$Editor.AA60];[$Key.$A$2:.$C$257];3;1);&quot;%&quot;))">
            <text:p/>
          </table:table-cell>
          <table:table-cell table:style-name="ce31" table:formula="of:=IF([$Editor.AB60]=&quot;00&quot;;&quot;&quot;;COM.MICROSOFT.CONCAT(VLOOKUP([$Editor.AB60];[$Key.$A$2:.$C$257];3;1);&quot;%&quot;))">
            <text:p/>
          </table:table-cell>
          <table:table-cell table:style-name="ce28" table:formula="of:=IF([$Editor.AC60]=&quot;00&quot;;&quot;&quot;;COM.MICROSOFT.CONCAT(VLOOKUP([$Editor.AC60];[$Key.$A$2:.$C$257];3;1);&quot;%&quot;))">
            <text:p/>
          </table:table-cell>
          <table:table-cell table:style-name="ce31" table:formula="of:=IF([$Editor.AD60]=&quot;00&quot;;&quot;&quot;;COM.MICROSOFT.CONCAT(VLOOKUP([$Editor.AD60];[$Key.$A$2:.$C$257];3;1);&quot;%&quot;))">
            <text:p/>
          </table:table-cell>
          <table:table-cell table:style-name="ce28" table:formula="of:=HEX2DEC([$Editor.AE60])" office:value-type="float" office:value="0" calcext:value-type="float">
            <text:p>0</text:p>
          </table:table-cell>
          <table:table-cell table:style-name="ce31" table:formula="of:=HEX2DEC([$Editor.AF60])" office:value-type="float" office:value="0" calcext:value-type="float">
            <text:p>0</text:p>
          </table:table-cell>
          <table:table-cell table:style-name="ce28" table:formula="of:=HEX2DEC([$Editor.AG60])" office:value-type="float" office:value="0" calcext:value-type="float">
            <text:p>0</text:p>
          </table:table-cell>
          <table:table-cell table:style-name="ce31" table:formula="of:=VLOOKUP([$Editor.AH60];[$Key.$A$2:.$K$6];11;1)" office:value-type="float" office:value="0" calcext:value-type="float">
            <text:p/>
          </table:table-cell>
          <table:table-cell table:style-name="ce28" table:formula="of:=HEX2DEC([$Editor.AI60])" office:value-type="float" office:value="0" calcext:value-type="float">
            <text:p>0</text:p>
          </table:table-cell>
          <table:table-cell table:style-name="ce31" table:formula="of:=HEX2DEC([$Editor.AJ60])" office:value-type="float" office:value="0" calcext:value-type="float">
            <text:p>0</text:p>
          </table:table-cell>
          <table:table-cell table:style-name="ce28" table:formula="of:=HEX2DEC([$Editor.AK60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Ripple's Staff</text:p>
          </table:table-cell>
          <table:table-cell table:style-name="ce27" table:formula="of:=COM.MICROSOFT.CONCAT([$Editor.C61];[$Editor.B61])" office:value-type="string" office:string-value="005f" calcext:value-type="string" table:number-columns-spanned="2" table:number-rows-spanned="1">
            <text:p>005f</text:p>
          </table:table-cell>
          <table:covered-table-cell table:style-name="ce45"/>
          <table:table-cell table:style-name="ce29" table:formula="of:=HEX2DEC(COM.MICROSOFT.CONCAT([$Editor.E61];[$Editor.D61]))" office:value-type="float" office:value="1200" calcext:value-type="float" table:number-columns-spanned="2" table:number-rows-spanned="1">
            <text:p>1200</text:p>
          </table:table-cell>
          <table:covered-table-cell table:style-name="ce30"/>
          <table:table-cell table:style-name="ce27" table:formula="of:=COM.MICROSOFT.CONCAT([$Editor.G61];[$Editor.F61])" office:value-type="string" office:string-value="005b" calcext:value-type="string" table:number-columns-spanned="2" table:number-rows-spanned="1">
            <text:p>005b</text:p>
          </table:table-cell>
          <table:covered-table-cell table:style-name="ce30"/>
          <table:table-cell table:style-name="ce31" table:formula="of:=VLOOKUP([$Editor.H61];[$Key.$A$2:.$G$19];7;1)" office:value-type="string" office:string-value="Staff" calcext:value-type="string">
            <text:p>Staff</text:p>
          </table:table-cell>
          <table:table-cell table:style-name="ce28" table:formula="of:=VLOOKUP([$Editor.I61];[$Key.$A$2:.$H$12];8;1)" office:value-type="string" office:string-value="Virtue" calcext:value-type="string">
            <text:p>Virtue</text:p>
          </table:table-cell>
          <table:table-cell table:style-name="ce31" table:formula="of:=VLOOKUP([$Editor.J61];[$Key.$A$2:.$I$8];9;1)" office:value-type="string" office:string-value="1 Handed" calcext:value-type="string">
            <text:p>1 Handed</text:p>
          </table:table-cell>
          <table:table-cell table:style-name="ce28" table:formula="of:=VLOOKUP([$Editor.K61];[$Key.$A$2:.$J$6];10;1)" office:value-type="string" office:string-value="Close Ranged" calcext:value-type="string">
            <text:p>Close Ranged</text:p>
          </table:table-cell>
          <table:table-cell table:style-name="ce31" table:formula="of:=HEX2DEC([$Editor.L61])" office:value-type="float" office:value="1" calcext:value-type="float">
            <text:p>1</text:p>
          </table:table-cell>
          <table:table-cell table:style-name="ce28" table:formula="of:=VLOOKUP([$Editor.M61];[$Key.$A$2:.$C$257];3;1)" office:value-type="string" office:string-value="14" calcext:value-type="string">
            <text:p>14</text:p>
          </table:table-cell>
          <table:table-cell table:style-name="ce31" table:formula="of:=HEX2DEC([$Editor.N61])" office:value-type="float" office:value="28" calcext:value-type="float">
            <text:p>28</text:p>
          </table:table-cell>
          <table:table-cell table:style-name="ce28" table:formula="of:=HEX2DEC([$Editor.O61])" office:value-type="float" office:value="10" calcext:value-type="float">
            <text:p>10</text:p>
          </table:table-cell>
          <table:table-cell table:style-name="ce31" table:formula="of:=VLOOKUP([$Editor.P61];[$Key.$A$2:.$H$12];8;1)" office:value-type="string" office:string-value="Virtue" calcext:value-type="string">
            <text:p>Virtue</text:p>
          </table:table-cell>
          <table:table-cell table:style-name="ce28" table:formula="of:=HEX2DEC([$Editor.Q61])" office:value-type="float" office:value="0" calcext:value-type="float">
            <text:p>0</text:p>
          </table:table-cell>
          <table:table-cell table:style-name="ce31" table:formula="of:=VLOOKUP([$Editor.R61];[$Key.$A$2:.$D$257];4;1)" office:value-type="string" office:string-value="Divine Radiance" calcext:value-type="string">
            <text:p>Divine Radiance</text:p>
          </table:table-cell>
          <table:table-cell table:style-name="ce28" table:formula="of:=VLOOKUP([$Editor.S61];[$Key.$A$2:.$F$257];6;1)" office:value-type="float" office:value="0" calcext:value-type="float">
            <text:p/>
          </table:table-cell>
          <table:table-cell table:style-name="ce31" table:formula="of:=VLOOKUP([$Editor.T61];[$Key.$A$2:.$E$257];5;1)" office:value-type="float" office:value="0" calcext:value-type="float">
            <text:p/>
          </table:table-cell>
          <table:table-cell table:style-name="ce28" table:formula="of:=IF([$Editor.U61]=&quot;00&quot;;&quot;&quot;;HEX2DEC([$Editor.U61]))">
            <text:p/>
          </table:table-cell>
          <table:table-cell table:style-name="ce31" table:formula="of:=IF([$Editor.V61]=&quot;00&quot;;&quot;&quot;;HEX2DEC([$Editor.V61]))" office:value-type="float" office:value="30" calcext:value-type="float">
            <text:p>30</text:p>
          </table:table-cell>
          <table:table-cell table:style-name="ce28" table:formula="of:=IF([$Editor.W61]=&quot;00&quot;;&quot;&quot;;HEX2DEC([$Editor.W61]))">
            <text:p/>
          </table:table-cell>
          <table:table-cell table:style-name="ce31" table:formula="of:=IF([$Editor.X61]=&quot;00&quot;;&quot;&quot;;COM.MICROSOFT.CONCAT(VLOOKUP([$Editor.X61];[$Key.$A$2:.$C$257];3;1);&quot;%&quot;))">
            <text:p/>
          </table:table-cell>
          <table:table-cell table:style-name="ce28" table:formula="of:=IF([$Editor.Y61]=&quot;00&quot;;&quot;&quot;;COM.MICROSOFT.CONCAT(VLOOKUP([$Editor.Y61];[$Key.$A$2:.$C$257];3;1);&quot;%&quot;))">
            <text:p/>
          </table:table-cell>
          <table:table-cell table:style-name="ce31" table:formula="of:=IF([$Editor.Z61]=&quot;00&quot;;&quot;&quot;;COM.MICROSOFT.CONCAT(VLOOKUP([$Editor.Z61];[$Key.$A$2:.$C$257];3;1);&quot;%&quot;))">
            <text:p/>
          </table:table-cell>
          <table:table-cell table:style-name="ce28" table:formula="of:=IF([$Editor.AA61]=&quot;00&quot;;&quot;&quot;;COM.MICROSOFT.CONCAT(VLOOKUP([$Editor.AA61];[$Key.$A$2:.$C$257];3;1);&quot;%&quot;))">
            <text:p/>
          </table:table-cell>
          <table:table-cell table:style-name="ce31" table:formula="of:=IF([$Editor.AB61]=&quot;00&quot;;&quot;&quot;;COM.MICROSOFT.CONCAT(VLOOKUP([$Editor.AB61];[$Key.$A$2:.$C$257];3;1);&quot;%&quot;))">
            <text:p/>
          </table:table-cell>
          <table:table-cell table:style-name="ce28" table:formula="of:=IF([$Editor.AC61]=&quot;00&quot;;&quot;&quot;;COM.MICROSOFT.CONCAT(VLOOKUP([$Editor.AC61];[$Key.$A$2:.$C$257];3;1);&quot;%&quot;))">
            <text:p/>
          </table:table-cell>
          <table:table-cell table:style-name="ce31" table:formula="of:=IF([$Editor.AD61]=&quot;00&quot;;&quot;&quot;;COM.MICROSOFT.CONCAT(VLOOKUP([$Editor.AD61];[$Key.$A$2:.$C$257];3;1);&quot;%&quot;))" office:value-type="string" office:string-value="-5%" calcext:value-type="string">
            <text:p>-5%</text:p>
          </table:table-cell>
          <table:table-cell table:style-name="ce28" table:formula="of:=HEX2DEC([$Editor.AE61])" office:value-type="float" office:value="0" calcext:value-type="float">
            <text:p>0</text:p>
          </table:table-cell>
          <table:table-cell table:style-name="ce31" table:formula="of:=HEX2DEC([$Editor.AF61])" office:value-type="float" office:value="1" calcext:value-type="float">
            <text:p>1</text:p>
          </table:table-cell>
          <table:table-cell table:style-name="ce28" table:formula="of:=HEX2DEC([$Editor.AG61])" office:value-type="float" office:value="0" calcext:value-type="float">
            <text:p>0</text:p>
          </table:table-cell>
          <table:table-cell table:style-name="ce31" table:formula="of:=VLOOKUP([$Editor.AH61];[$Key.$A$2:.$K$6];11;1)" office:value-type="float" office:value="0" calcext:value-type="float">
            <text:p/>
          </table:table-cell>
          <table:table-cell table:style-name="ce28" table:formula="of:=HEX2DEC([$Editor.AI61])" office:value-type="float" office:value="0" calcext:value-type="float">
            <text:p>0</text:p>
          </table:table-cell>
          <table:table-cell table:style-name="ce31" table:formula="of:=HEX2DEC([$Editor.AJ61])" office:value-type="float" office:value="0" calcext:value-type="float">
            <text:p>0</text:p>
          </table:table-cell>
          <table:table-cell table:style-name="ce28" table:formula="of:=HEX2DEC([$Editor.AK61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Kerykeion</text:p>
          </table:table-cell>
          <table:table-cell table:style-name="ce27" table:formula="of:=COM.MICROSOFT.CONCAT([$Editor.C62];[$Editor.B62])" office:value-type="string" office:string-value="0060" calcext:value-type="string" table:number-columns-spanned="2" table:number-rows-spanned="1">
            <text:p>0060</text:p>
          </table:table-cell>
          <table:covered-table-cell table:style-name="ce45"/>
          <table:table-cell table:style-name="ce29" table:formula="of:=HEX2DEC(COM.MICROSOFT.CONCAT([$Editor.E62];[$Editor.D62]))" office:value-type="float" office:value="1200" calcext:value-type="float" table:number-columns-spanned="2" table:number-rows-spanned="1">
            <text:p>1200</text:p>
          </table:table-cell>
          <table:covered-table-cell table:style-name="ce30"/>
          <table:table-cell table:style-name="ce27" table:formula="of:=COM.MICROSOFT.CONCAT([$Editor.G62];[$Editor.F62])" office:value-type="string" office:string-value="005c" calcext:value-type="string" table:number-columns-spanned="2" table:number-rows-spanned="1">
            <text:p>005c</text:p>
          </table:table-cell>
          <table:covered-table-cell table:style-name="ce30"/>
          <table:table-cell table:style-name="ce31" table:formula="of:=VLOOKUP([$Editor.H62];[$Key.$A$2:.$G$19];7;1)" office:value-type="string" office:string-value="Staff" calcext:value-type="string">
            <text:p>Staff</text:p>
          </table:table-cell>
          <table:table-cell table:style-name="ce28" table:formula="of:=VLOOKUP([$Editor.I62];[$Key.$A$2:.$H$12];8;1)" office:value-type="string" office:string-value="Bane" calcext:value-type="string">
            <text:p>Bane</text:p>
          </table:table-cell>
          <table:table-cell table:style-name="ce31" table:formula="of:=VLOOKUP([$Editor.J62];[$Key.$A$2:.$I$8];9;1)" office:value-type="string" office:string-value="1 Handed" calcext:value-type="string">
            <text:p>1 Handed</text:p>
          </table:table-cell>
          <table:table-cell table:style-name="ce28" table:formula="of:=VLOOKUP([$Editor.K62];[$Key.$A$2:.$J$6];10;1)" office:value-type="string" office:string-value="Close Ranged" calcext:value-type="string">
            <text:p>Close Ranged</text:p>
          </table:table-cell>
          <table:table-cell table:style-name="ce31" table:formula="of:=HEX2DEC([$Editor.L62])" office:value-type="float" office:value="1" calcext:value-type="float">
            <text:p>1</text:p>
          </table:table-cell>
          <table:table-cell table:style-name="ce28" table:formula="of:=VLOOKUP([$Editor.M62];[$Key.$A$2:.$C$257];3;1)" office:value-type="string" office:string-value="12" calcext:value-type="string">
            <text:p>12</text:p>
          </table:table-cell>
          <table:table-cell table:style-name="ce31" table:formula="of:=HEX2DEC([$Editor.N62])" office:value-type="float" office:value="32" calcext:value-type="float">
            <text:p>32</text:p>
          </table:table-cell>
          <table:table-cell table:style-name="ce28" table:formula="of:=HEX2DEC([$Editor.O62])" office:value-type="float" office:value="10" calcext:value-type="float">
            <text:p>10</text:p>
          </table:table-cell>
          <table:table-cell table:style-name="ce31" table:formula="of:=VLOOKUP([$Editor.P62];[$Key.$A$2:.$H$12];8;1)" office:value-type="string" office:string-value="Bane" calcext:value-type="string">
            <text:p>Bane</text:p>
          </table:table-cell>
          <table:table-cell table:style-name="ce28" table:formula="of:=HEX2DEC([$Editor.Q62])" office:value-type="float" office:value="0" calcext:value-type="float">
            <text:p>0</text:p>
          </table:table-cell>
          <table:table-cell table:style-name="ce31" table:formula="of:=VLOOKUP([$Editor.R62];[$Key.$A$2:.$D$257];4;1)" office:value-type="string" office:string-value="Fiend's Grip" calcext:value-type="string">
            <text:p>Fiend's Grip</text:p>
          </table:table-cell>
          <table:table-cell table:style-name="ce28" table:formula="of:=VLOOKUP([$Editor.S62];[$Key.$A$2:.$F$257];6;1)" office:value-type="float" office:value="0" calcext:value-type="float">
            <text:p/>
          </table:table-cell>
          <table:table-cell table:style-name="ce31" table:formula="of:=VLOOKUP([$Editor.T62];[$Key.$A$2:.$E$257];5;1)" office:value-type="float" office:value="0" calcext:value-type="float">
            <text:p/>
          </table:table-cell>
          <table:table-cell table:style-name="ce28" table:formula="of:=IF([$Editor.U62]=&quot;00&quot;;&quot;&quot;;HEX2DEC([$Editor.U62]))">
            <text:p/>
          </table:table-cell>
          <table:table-cell table:style-name="ce31" table:formula="of:=IF([$Editor.V62]=&quot;00&quot;;&quot;&quot;;HEX2DEC([$Editor.V62]))" office:value-type="float" office:value="28" calcext:value-type="float">
            <text:p>28</text:p>
          </table:table-cell>
          <table:table-cell table:style-name="ce28" table:formula="of:=IF([$Editor.W62]=&quot;00&quot;;&quot;&quot;;HEX2DEC([$Editor.W62]))">
            <text:p/>
          </table:table-cell>
          <table:table-cell table:style-name="ce31" table:formula="of:=IF([$Editor.X62]=&quot;00&quot;;&quot;&quot;;COM.MICROSOFT.CONCAT(VLOOKUP([$Editor.X62];[$Key.$A$2:.$C$257];3;1);&quot;%&quot;))">
            <text:p/>
          </table:table-cell>
          <table:table-cell table:style-name="ce28" table:formula="of:=IF([$Editor.Y62]=&quot;00&quot;;&quot;&quot;;COM.MICROSOFT.CONCAT(VLOOKUP([$Editor.Y62];[$Key.$A$2:.$C$257];3;1);&quot;%&quot;))">
            <text:p/>
          </table:table-cell>
          <table:table-cell table:style-name="ce31" table:formula="of:=IF([$Editor.Z62]=&quot;00&quot;;&quot;&quot;;COM.MICROSOFT.CONCAT(VLOOKUP([$Editor.Z62];[$Key.$A$2:.$C$257];3;1);&quot;%&quot;))">
            <text:p/>
          </table:table-cell>
          <table:table-cell table:style-name="ce28" table:formula="of:=IF([$Editor.AA62]=&quot;00&quot;;&quot;&quot;;COM.MICROSOFT.CONCAT(VLOOKUP([$Editor.AA62];[$Key.$A$2:.$C$257];3;1);&quot;%&quot;))">
            <text:p/>
          </table:table-cell>
          <table:table-cell table:style-name="ce31" table:formula="of:=IF([$Editor.AB62]=&quot;00&quot;;&quot;&quot;;COM.MICROSOFT.CONCAT(VLOOKUP([$Editor.AB62];[$Key.$A$2:.$C$257];3;1);&quot;%&quot;))">
            <text:p/>
          </table:table-cell>
          <table:table-cell table:style-name="ce28" table:formula="of:=IF([$Editor.AC62]=&quot;00&quot;;&quot;&quot;;COM.MICROSOFT.CONCAT(VLOOKUP([$Editor.AC62];[$Key.$A$2:.$C$257];3;1);&quot;%&quot;))" office:value-type="string" office:string-value="-5%" calcext:value-type="string">
            <text:p>-5%</text:p>
          </table:table-cell>
          <table:table-cell table:style-name="ce31" table:formula="of:=IF([$Editor.AD62]=&quot;00&quot;;&quot;&quot;;COM.MICROSOFT.CONCAT(VLOOKUP([$Editor.AD62];[$Key.$A$2:.$C$257];3;1);&quot;%&quot;))">
            <text:p/>
          </table:table-cell>
          <table:table-cell table:style-name="ce28" table:formula="of:=HEX2DEC([$Editor.AE62])" office:value-type="float" office:value="0" calcext:value-type="float">
            <text:p>0</text:p>
          </table:table-cell>
          <table:table-cell table:style-name="ce31" table:formula="of:=HEX2DEC([$Editor.AF62])" office:value-type="float" office:value="0" calcext:value-type="float">
            <text:p>0</text:p>
          </table:table-cell>
          <table:table-cell table:style-name="ce28" table:formula="of:=HEX2DEC([$Editor.AG62])" office:value-type="float" office:value="0" calcext:value-type="float">
            <text:p>0</text:p>
          </table:table-cell>
          <table:table-cell table:style-name="ce31" table:formula="of:=VLOOKUP([$Editor.AH62];[$Key.$A$2:.$K$6];11;1)" office:value-type="float" office:value="0" calcext:value-type="float">
            <text:p/>
          </table:table-cell>
          <table:table-cell table:style-name="ce28" table:formula="of:=HEX2DEC([$Editor.AI62])" office:value-type="float" office:value="0" calcext:value-type="float">
            <text:p>0</text:p>
          </table:table-cell>
          <table:table-cell table:style-name="ce31" table:formula="of:=HEX2DEC([$Editor.AJ62])" office:value-type="float" office:value="0" calcext:value-type="float">
            <text:p>0</text:p>
          </table:table-cell>
          <table:table-cell table:style-name="ce28" table:formula="of:=HEX2DEC([$Editor.AK62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Dowsing Rod</text:p>
          </table:table-cell>
          <table:table-cell table:style-name="ce27" table:formula="of:=COM.MICROSOFT.CONCAT([$Editor.C63];[$Editor.B63])" office:value-type="string" office:string-value="0061" calcext:value-type="string" table:number-columns-spanned="2" table:number-rows-spanned="1">
            <text:p>0061</text:p>
          </table:table-cell>
          <table:covered-table-cell table:style-name="ce45"/>
          <table:table-cell table:style-name="ce29" table:formula="of:=HEX2DEC(COM.MICROSOFT.CONCAT([$Editor.E63];[$Editor.D63]))" office:value-type="float" office:value="100" calcext:value-type="float" table:number-columns-spanned="2" table:number-rows-spanned="1">
            <text:p>100</text:p>
          </table:table-cell>
          <table:covered-table-cell table:style-name="ce30"/>
          <table:table-cell table:style-name="ce27" table:formula="of:=COM.MICROSOFT.CONCAT([$Editor.G63];[$Editor.F63])" office:value-type="string" office:string-value="005d" calcext:value-type="string" table:number-columns-spanned="2" table:number-rows-spanned="1">
            <text:p>005d</text:p>
          </table:table-cell>
          <table:covered-table-cell table:style-name="ce30"/>
          <table:table-cell table:style-name="ce31" table:formula="of:=VLOOKUP([$Editor.H63];[$Key.$A$2:.$G$19];7;1)" office:value-type="string" office:string-value="Staff" calcext:value-type="string">
            <text:p>Staff</text:p>
          </table:table-cell>
          <table:table-cell table:style-name="ce28" table:formula="of:=VLOOKUP([$Editor.I63];[$Key.$A$2:.$H$12];8;1)" office:value-type="float" office:value="0" calcext:value-type="float">
            <text:p/>
          </table:table-cell>
          <table:table-cell table:style-name="ce31" table:formula="of:=VLOOKUP([$Editor.J63];[$Key.$A$2:.$I$8];9;1)" office:value-type="string" office:string-value="1 Handed" calcext:value-type="string">
            <text:p>1 Handed</text:p>
          </table:table-cell>
          <table:table-cell table:style-name="ce28" table:formula="of:=VLOOKUP([$Editor.K63];[$Key.$A$2:.$J$6];10;1)" office:value-type="string" office:string-value="Close Ranged" calcext:value-type="string">
            <text:p>Close Ranged</text:p>
          </table:table-cell>
          <table:table-cell table:style-name="ce31" table:formula="of:=HEX2DEC([$Editor.L63])" office:value-type="float" office:value="1" calcext:value-type="float">
            <text:p>1</text:p>
          </table:table-cell>
          <table:table-cell table:style-name="ce28" table:formula="of:=VLOOKUP([$Editor.M63];[$Key.$A$2:.$C$257];3;1)" office:value-type="string" office:string-value="2" calcext:value-type="string">
            <text:p>2</text:p>
          </table:table-cell>
          <table:table-cell table:style-name="ce31" table:formula="of:=HEX2DEC([$Editor.N63])" office:value-type="float" office:value="0" calcext:value-type="float">
            <text:p>0</text:p>
          </table:table-cell>
          <table:table-cell table:style-name="ce28" table:formula="of:=HEX2DEC([$Editor.O63])" office:value-type="float" office:value="0" calcext:value-type="float">
            <text:p>0</text:p>
          </table:table-cell>
          <table:table-cell table:style-name="ce31" table:formula="of:=VLOOKUP([$Editor.P63];[$Key.$A$2:.$H$12];8;1)" office:value-type="float" office:value="0" calcext:value-type="float">
            <text:p/>
          </table:table-cell>
          <table:table-cell table:style-name="ce28" table:formula="of:=HEX2DEC([$Editor.Q63])" office:value-type="float" office:value="0" calcext:value-type="float">
            <text:p>0</text:p>
          </table:table-cell>
          <table:table-cell table:style-name="ce31" table:formula="of:=VLOOKUP([$Editor.R63];[$Key.$A$2:.$D$257];4;1)" office:value-type="float" office:value="0" calcext:value-type="float">
            <text:p/>
          </table:table-cell>
          <table:table-cell table:style-name="ce28" table:formula="of:=VLOOKUP([$Editor.S63];[$Key.$A$2:.$F$257];6;1)" office:value-type="float" office:value="0" calcext:value-type="float">
            <text:p/>
          </table:table-cell>
          <table:table-cell table:style-name="ce31" table:formula="of:=VLOOKUP([$Editor.T63];[$Key.$A$2:.$E$257];5;1)" office:value-type="float" office:value="0" calcext:value-type="float">
            <text:p/>
          </table:table-cell>
          <table:table-cell table:style-name="ce28" table:formula="of:=IF([$Editor.U63]=&quot;00&quot;;&quot;&quot;;HEX2DEC([$Editor.U63]))">
            <text:p/>
          </table:table-cell>
          <table:table-cell table:style-name="ce31" table:formula="of:=IF([$Editor.V63]=&quot;00&quot;;&quot;&quot;;HEX2DEC([$Editor.V63]))">
            <text:p/>
          </table:table-cell>
          <table:table-cell table:style-name="ce28" table:formula="of:=IF([$Editor.W63]=&quot;00&quot;;&quot;&quot;;HEX2DEC([$Editor.W63]))">
            <text:p/>
          </table:table-cell>
          <table:table-cell table:style-name="ce31" table:formula="of:=IF([$Editor.X63]=&quot;00&quot;;&quot;&quot;;COM.MICROSOFT.CONCAT(VLOOKUP([$Editor.X63];[$Key.$A$2:.$C$257];3;1);&quot;%&quot;))">
            <text:p/>
          </table:table-cell>
          <table:table-cell table:style-name="ce28" table:formula="of:=IF([$Editor.Y63]=&quot;00&quot;;&quot;&quot;;COM.MICROSOFT.CONCAT(VLOOKUP([$Editor.Y63];[$Key.$A$2:.$C$257];3;1);&quot;%&quot;))">
            <text:p/>
          </table:table-cell>
          <table:table-cell table:style-name="ce31" table:formula="of:=IF([$Editor.Z63]=&quot;00&quot;;&quot;&quot;;COM.MICROSOFT.CONCAT(VLOOKUP([$Editor.Z63];[$Key.$A$2:.$C$257];3;1);&quot;%&quot;))">
            <text:p/>
          </table:table-cell>
          <table:table-cell table:style-name="ce28" table:formula="of:=IF([$Editor.AA63]=&quot;00&quot;;&quot;&quot;;COM.MICROSOFT.CONCAT(VLOOKUP([$Editor.AA63];[$Key.$A$2:.$C$257];3;1);&quot;%&quot;))">
            <text:p/>
          </table:table-cell>
          <table:table-cell table:style-name="ce31" table:formula="of:=IF([$Editor.AB63]=&quot;00&quot;;&quot;&quot;;COM.MICROSOFT.CONCAT(VLOOKUP([$Editor.AB63];[$Key.$A$2:.$C$257];3;1);&quot;%&quot;))">
            <text:p/>
          </table:table-cell>
          <table:table-cell table:style-name="ce28" table:formula="of:=IF([$Editor.AC63]=&quot;00&quot;;&quot;&quot;;COM.MICROSOFT.CONCAT(VLOOKUP([$Editor.AC63];[$Key.$A$2:.$C$257];3;1);&quot;%&quot;))">
            <text:p/>
          </table:table-cell>
          <table:table-cell table:style-name="ce31" table:formula="of:=IF([$Editor.AD63]=&quot;00&quot;;&quot;&quot;;COM.MICROSOFT.CONCAT(VLOOKUP([$Editor.AD63];[$Key.$A$2:.$C$257];3;1);&quot;%&quot;))">
            <text:p/>
          </table:table-cell>
          <table:table-cell table:style-name="ce28" table:formula="of:=HEX2DEC([$Editor.AE63])" office:value-type="float" office:value="0" calcext:value-type="float">
            <text:p>0</text:p>
          </table:table-cell>
          <table:table-cell table:style-name="ce31" table:formula="of:=HEX2DEC([$Editor.AF63])" office:value-type="float" office:value="0" calcext:value-type="float">
            <text:p>0</text:p>
          </table:table-cell>
          <table:table-cell table:style-name="ce28" table:formula="of:=HEX2DEC([$Editor.AG63])" office:value-type="float" office:value="0" calcext:value-type="float">
            <text:p>0</text:p>
          </table:table-cell>
          <table:table-cell table:style-name="ce31" table:formula="of:=VLOOKUP([$Editor.AH63];[$Key.$A$2:.$K$6];11;1)" office:value-type="float" office:value="0" calcext:value-type="float">
            <text:p/>
          </table:table-cell>
          <table:table-cell table:style-name="ce28" table:formula="of:=HEX2DEC([$Editor.AI63])" office:value-type="float" office:value="0" calcext:value-type="float">
            <text:p>0</text:p>
          </table:table-cell>
          <table:table-cell table:style-name="ce31" table:formula="of:=HEX2DEC([$Editor.AJ63])" office:value-type="float" office:value="0" calcext:value-type="float">
            <text:p>0</text:p>
          </table:table-cell>
          <table:table-cell table:style-name="ce28" table:formula="of:=HEX2DEC([$Editor.AK63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ugar Cane</text:p>
          </table:table-cell>
          <table:table-cell table:style-name="ce27" table:formula="of:=COM.MICROSOFT.CONCAT([$Editor.C64];[$Editor.B64])" office:value-type="string" office:string-value="0062" calcext:value-type="string" table:number-columns-spanned="2" table:number-rows-spanned="1">
            <text:p>0062</text:p>
          </table:table-cell>
          <table:covered-table-cell table:style-name="ce45"/>
          <table:table-cell table:style-name="ce29" table:formula="of:=HEX2DEC(COM.MICROSOFT.CONCAT([$Editor.E64];[$Editor.D64]))" office:value-type="float" office:value="2200" calcext:value-type="float" table:number-columns-spanned="2" table:number-rows-spanned="1">
            <text:p>2200</text:p>
          </table:table-cell>
          <table:covered-table-cell table:style-name="ce30"/>
          <table:table-cell table:style-name="ce27" table:formula="of:=COM.MICROSOFT.CONCAT([$Editor.G64];[$Editor.F64])" office:value-type="string" office:string-value="005e" calcext:value-type="string" table:number-columns-spanned="2" table:number-rows-spanned="1">
            <text:p>005e</text:p>
          </table:table-cell>
          <table:covered-table-cell table:style-name="ce30"/>
          <table:table-cell table:style-name="ce31" table:formula="of:=VLOOKUP([$Editor.H64];[$Key.$A$2:.$G$19];7;1)" office:value-type="string" office:string-value="Staff" calcext:value-type="string">
            <text:p>Staff</text:p>
          </table:table-cell>
          <table:table-cell table:style-name="ce28" table:formula="of:=VLOOKUP([$Editor.I64];[$Key.$A$2:.$H$12];8;1)" office:value-type="float" office:value="0" calcext:value-type="float">
            <text:p/>
          </table:table-cell>
          <table:table-cell table:style-name="ce31" table:formula="of:=VLOOKUP([$Editor.J64];[$Key.$A$2:.$I$8];9;1)" office:value-type="string" office:string-value="1 Handed" calcext:value-type="string">
            <text:p>1 Handed</text:p>
          </table:table-cell>
          <table:table-cell table:style-name="ce28" table:formula="of:=VLOOKUP([$Editor.K64];[$Key.$A$2:.$J$6];10;1)" office:value-type="string" office:string-value="Close Ranged" calcext:value-type="string">
            <text:p>Close Ranged</text:p>
          </table:table-cell>
          <table:table-cell table:style-name="ce31" table:formula="of:=HEX2DEC([$Editor.L64])" office:value-type="float" office:value="1" calcext:value-type="float">
            <text:p>1</text:p>
          </table:table-cell>
          <table:table-cell table:style-name="ce28" table:formula="of:=VLOOKUP([$Editor.M64];[$Key.$A$2:.$C$257];3;1)" office:value-type="string" office:string-value="3" calcext:value-type="string">
            <text:p>3</text:p>
          </table:table-cell>
          <table:table-cell table:style-name="ce31" table:formula="of:=HEX2DEC([$Editor.N64])" office:value-type="float" office:value="16" calcext:value-type="float">
            <text:p>16</text:p>
          </table:table-cell>
          <table:table-cell table:style-name="ce28" table:formula="of:=HEX2DEC([$Editor.O64])" office:value-type="float" office:value="5" calcext:value-type="float">
            <text:p>5</text:p>
          </table:table-cell>
          <table:table-cell table:style-name="ce31" table:formula="of:=VLOOKUP([$Editor.P64];[$Key.$A$2:.$H$12];8;1)" office:value-type="float" office:value="0" calcext:value-type="float">
            <text:p/>
          </table:table-cell>
          <table:table-cell table:style-name="ce28" table:formula="of:=HEX2DEC([$Editor.Q64])" office:value-type="float" office:value="0" calcext:value-type="float">
            <text:p>0</text:p>
          </table:table-cell>
          <table:table-cell table:style-name="ce31" table:formula="of:=VLOOKUP([$Editor.R64];[$Key.$A$2:.$D$257];4;1)" office:value-type="float" office:value="0" calcext:value-type="float">
            <text:p/>
          </table:table-cell>
          <table:table-cell table:style-name="ce28" table:formula="of:=VLOOKUP([$Editor.S64];[$Key.$A$2:.$F$257];6;1)" office:value-type="float" office:value="0" calcext:value-type="float">
            <text:p/>
          </table:table-cell>
          <table:table-cell table:style-name="ce31" table:formula="of:=VLOOKUP([$Editor.T64];[$Key.$A$2:.$E$257];5;1)" office:value-type="float" office:value="0" calcext:value-type="float">
            <text:p/>
          </table:table-cell>
          <table:table-cell table:style-name="ce28" table:formula="of:=IF([$Editor.U64]=&quot;00&quot;;&quot;&quot;;HEX2DEC([$Editor.U64]))">
            <text:p/>
          </table:table-cell>
          <table:table-cell table:style-name="ce31" table:formula="of:=IF([$Editor.V64]=&quot;00&quot;;&quot;&quot;;HEX2DEC([$Editor.V64]))">
            <text:p/>
          </table:table-cell>
          <table:table-cell table:style-name="ce28" table:formula="of:=IF([$Editor.W64]=&quot;00&quot;;&quot;&quot;;HEX2DEC([$Editor.W64]))">
            <text:p/>
          </table:table-cell>
          <table:table-cell table:style-name="ce31" table:formula="of:=IF([$Editor.X64]=&quot;00&quot;;&quot;&quot;;COM.MICROSOFT.CONCAT(VLOOKUP([$Editor.X64];[$Key.$A$2:.$C$257];3;1);&quot;%&quot;))">
            <text:p/>
          </table:table-cell>
          <table:table-cell table:style-name="ce28" table:formula="of:=IF([$Editor.Y64]=&quot;00&quot;;&quot;&quot;;COM.MICROSOFT.CONCAT(VLOOKUP([$Editor.Y64];[$Key.$A$2:.$C$257];3;1);&quot;%&quot;))">
            <text:p/>
          </table:table-cell>
          <table:table-cell table:style-name="ce31" table:formula="of:=IF([$Editor.Z64]=&quot;00&quot;;&quot;&quot;;COM.MICROSOFT.CONCAT(VLOOKUP([$Editor.Z64];[$Key.$A$2:.$C$257];3;1);&quot;%&quot;))">
            <text:p/>
          </table:table-cell>
          <table:table-cell table:style-name="ce28" table:formula="of:=IF([$Editor.AA64]=&quot;00&quot;;&quot;&quot;;COM.MICROSOFT.CONCAT(VLOOKUP([$Editor.AA64];[$Key.$A$2:.$C$257];3;1);&quot;%&quot;))">
            <text:p/>
          </table:table-cell>
          <table:table-cell table:style-name="ce31" table:formula="of:=IF([$Editor.AB64]=&quot;00&quot;;&quot;&quot;;COM.MICROSOFT.CONCAT(VLOOKUP([$Editor.AB64];[$Key.$A$2:.$C$257];3;1);&quot;%&quot;))">
            <text:p/>
          </table:table-cell>
          <table:table-cell table:style-name="ce28" table:formula="of:=IF([$Editor.AC64]=&quot;00&quot;;&quot;&quot;;COM.MICROSOFT.CONCAT(VLOOKUP([$Editor.AC64];[$Key.$A$2:.$C$257];3;1);&quot;%&quot;))">
            <text:p/>
          </table:table-cell>
          <table:table-cell table:style-name="ce31" table:formula="of:=IF([$Editor.AD64]=&quot;00&quot;;&quot;&quot;;COM.MICROSOFT.CONCAT(VLOOKUP([$Editor.AD64];[$Key.$A$2:.$C$257];3;1);&quot;%&quot;))">
            <text:p/>
          </table:table-cell>
          <table:table-cell table:style-name="ce28" table:formula="of:=HEX2DEC([$Editor.AE64])" office:value-type="float" office:value="0" calcext:value-type="float">
            <text:p>0</text:p>
          </table:table-cell>
          <table:table-cell table:style-name="ce31" table:formula="of:=HEX2DEC([$Editor.AF64])" office:value-type="float" office:value="0" calcext:value-type="float">
            <text:p>0</text:p>
          </table:table-cell>
          <table:table-cell table:style-name="ce28" table:formula="of:=HEX2DEC([$Editor.AG64])" office:value-type="float" office:value="255" calcext:value-type="float">
            <text:p>255</text:p>
          </table:table-cell>
          <table:table-cell table:style-name="ce31" table:formula="of:=VLOOKUP([$Editor.AH64];[$Key.$A$2:.$K$6];11;1)" office:value-type="float" office:value="0" calcext:value-type="float">
            <text:p/>
          </table:table-cell>
          <table:table-cell table:style-name="ce28" table:formula="of:=HEX2DEC([$Editor.AI64])" office:value-type="float" office:value="0" calcext:value-type="float">
            <text:p>0</text:p>
          </table:table-cell>
          <table:table-cell table:style-name="ce31" table:formula="of:=HEX2DEC([$Editor.AJ64])" office:value-type="float" office:value="0" calcext:value-type="float">
            <text:p>0</text:p>
          </table:table-cell>
          <table:table-cell table:style-name="ce28" table:formula="of:=HEX2DEC([$Editor.AK64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Pike</text:p>
          </table:table-cell>
          <table:table-cell table:style-name="ce27" table:formula="of:=COM.MICROSOFT.CONCAT([$Editor.C65];[$Editor.B65])" office:value-type="string" office:string-value="0063" calcext:value-type="string" table:number-columns-spanned="2" table:number-rows-spanned="1">
            <text:p>0063</text:p>
          </table:table-cell>
          <table:covered-table-cell table:style-name="ce45"/>
          <table:table-cell table:style-name="ce29" table:formula="of:=HEX2DEC(COM.MICROSOFT.CONCAT([$Editor.E65];[$Editor.D65]))" office:value-type="float" office:value="760" calcext:value-type="float" table:number-columns-spanned="2" table:number-rows-spanned="1">
            <text:p>760</text:p>
          </table:table-cell>
          <table:covered-table-cell table:style-name="ce30"/>
          <table:table-cell table:style-name="ce27" table:formula="of:=COM.MICROSOFT.CONCAT([$Editor.G65];[$Editor.F65])" office:value-type="string" office:string-value="005f" calcext:value-type="string" table:number-columns-spanned="2" table:number-rows-spanned="1">
            <text:p>005f</text:p>
          </table:table-cell>
          <table:covered-table-cell table:style-name="ce30"/>
          <table:table-cell table:style-name="ce31" table:formula="of:=VLOOKUP([$Editor.H65];[$Key.$A$2:.$G$19];7;1)" office:value-type="string" office:string-value="Lance" calcext:value-type="string">
            <text:p>Lance</text:p>
          </table:table-cell>
          <table:table-cell table:style-name="ce28" table:formula="of:=VLOOKUP([$Editor.I65];[$Key.$A$2:.$H$12];8;1)" office:value-type="float" office:value="0" calcext:value-type="float">
            <text:p/>
          </table:table-cell>
          <table:table-cell table:style-name="ce31" table:formula="of:=VLOOKUP([$Editor.J65];[$Key.$A$2:.$I$8];9;1)" office:value-type="string" office:string-value="2 Handed" calcext:value-type="string">
            <text:p>2 Handed</text:p>
          </table:table-cell>
          <table:table-cell table:style-name="ce28" table:formula="of:=VLOOKUP([$Editor.K65];[$Key.$A$2:.$J$6];10;1)" office:value-type="string" office:string-value="Lances" calcext:value-type="string">
            <text:p>Lances</text:p>
          </table:table-cell>
          <table:table-cell table:style-name="ce31" table:formula="of:=HEX2DEC([$Editor.L65])" office:value-type="float" office:value="2" calcext:value-type="float">
            <text:p>2</text:p>
          </table:table-cell>
          <table:table-cell table:style-name="ce28" table:formula="of:=VLOOKUP([$Editor.M65];[$Key.$A$2:.$C$257];3;1)" office:value-type="string" office:string-value="28" calcext:value-type="string">
            <text:p>28</text:p>
          </table:table-cell>
          <table:table-cell table:style-name="ce31" table:formula="of:=HEX2DEC([$Editor.N65])" office:value-type="float" office:value="42" calcext:value-type="float">
            <text:p>42</text:p>
          </table:table-cell>
          <table:table-cell table:style-name="ce28" table:formula="of:=HEX2DEC([$Editor.O65])" office:value-type="float" office:value="0" calcext:value-type="float">
            <text:p>0</text:p>
          </table:table-cell>
          <table:table-cell table:style-name="ce31" table:formula="of:=VLOOKUP([$Editor.P65];[$Key.$A$2:.$H$12];8;1)" office:value-type="float" office:value="0" calcext:value-type="float">
            <text:p/>
          </table:table-cell>
          <table:table-cell table:style-name="ce28" table:formula="of:=HEX2DEC([$Editor.Q65])" office:value-type="float" office:value="0" calcext:value-type="float">
            <text:p>0</text:p>
          </table:table-cell>
          <table:table-cell table:style-name="ce31" table:formula="of:=VLOOKUP([$Editor.R65];[$Key.$A$2:.$D$257];4;1)" office:value-type="float" office:value="0" calcext:value-type="float">
            <text:p/>
          </table:table-cell>
          <table:table-cell table:style-name="ce28" table:formula="of:=VLOOKUP([$Editor.S65];[$Key.$A$2:.$F$257];6;1)" office:value-type="float" office:value="0" calcext:value-type="float">
            <text:p/>
          </table:table-cell>
          <table:table-cell table:style-name="ce31" table:formula="of:=VLOOKUP([$Editor.T65];[$Key.$A$2:.$E$257];5;1)" office:value-type="float" office:value="0" calcext:value-type="float">
            <text:p/>
          </table:table-cell>
          <table:table-cell table:style-name="ce28" table:formula="of:=IF([$Editor.U65]=&quot;00&quot;;&quot;&quot;;HEX2DEC([$Editor.U65]))">
            <text:p/>
          </table:table-cell>
          <table:table-cell table:style-name="ce31" table:formula="of:=IF([$Editor.V65]=&quot;00&quot;;&quot;&quot;;HEX2DEC([$Editor.V65]))">
            <text:p/>
          </table:table-cell>
          <table:table-cell table:style-name="ce28" table:formula="of:=IF([$Editor.W65]=&quot;00&quot;;&quot;&quot;;HEX2DEC([$Editor.W65]))">
            <text:p/>
          </table:table-cell>
          <table:table-cell table:style-name="ce31" table:formula="of:=IF([$Editor.X65]=&quot;00&quot;;&quot;&quot;;COM.MICROSOFT.CONCAT(VLOOKUP([$Editor.X65];[$Key.$A$2:.$C$257];3;1);&quot;%&quot;))">
            <text:p/>
          </table:table-cell>
          <table:table-cell table:style-name="ce28" table:formula="of:=IF([$Editor.Y65]=&quot;00&quot;;&quot;&quot;;COM.MICROSOFT.CONCAT(VLOOKUP([$Editor.Y65];[$Key.$A$2:.$C$257];3;1);&quot;%&quot;))">
            <text:p/>
          </table:table-cell>
          <table:table-cell table:style-name="ce31" table:formula="of:=IF([$Editor.Z65]=&quot;00&quot;;&quot;&quot;;COM.MICROSOFT.CONCAT(VLOOKUP([$Editor.Z65];[$Key.$A$2:.$C$257];3;1);&quot;%&quot;))">
            <text:p/>
          </table:table-cell>
          <table:table-cell table:style-name="ce28" table:formula="of:=IF([$Editor.AA65]=&quot;00&quot;;&quot;&quot;;COM.MICROSOFT.CONCAT(VLOOKUP([$Editor.AA65];[$Key.$A$2:.$C$257];3;1);&quot;%&quot;))">
            <text:p/>
          </table:table-cell>
          <table:table-cell table:style-name="ce31" table:formula="of:=IF([$Editor.AB65]=&quot;00&quot;;&quot;&quot;;COM.MICROSOFT.CONCAT(VLOOKUP([$Editor.AB65];[$Key.$A$2:.$C$257];3;1);&quot;%&quot;))">
            <text:p/>
          </table:table-cell>
          <table:table-cell table:style-name="ce28" table:formula="of:=IF([$Editor.AC65]=&quot;00&quot;;&quot;&quot;;COM.MICROSOFT.CONCAT(VLOOKUP([$Editor.AC65];[$Key.$A$2:.$C$257];3;1);&quot;%&quot;))">
            <text:p/>
          </table:table-cell>
          <table:table-cell table:style-name="ce31" table:formula="of:=IF([$Editor.AD65]=&quot;00&quot;;&quot;&quot;;COM.MICROSOFT.CONCAT(VLOOKUP([$Editor.AD65];[$Key.$A$2:.$C$257];3;1);&quot;%&quot;))">
            <text:p/>
          </table:table-cell>
          <table:table-cell table:style-name="ce28" table:formula="of:=HEX2DEC([$Editor.AE65])" office:value-type="float" office:value="0" calcext:value-type="float">
            <text:p>0</text:p>
          </table:table-cell>
          <table:table-cell table:style-name="ce31" table:formula="of:=HEX2DEC([$Editor.AF65])" office:value-type="float" office:value="0" calcext:value-type="float">
            <text:p>0</text:p>
          </table:table-cell>
          <table:table-cell table:style-name="ce28" table:formula="of:=HEX2DEC([$Editor.AG65])" office:value-type="float" office:value="0" calcext:value-type="float">
            <text:p>0</text:p>
          </table:table-cell>
          <table:table-cell table:style-name="ce31" table:formula="of:=VLOOKUP([$Editor.AH65];[$Key.$A$2:.$K$6];11;1)" office:value-type="float" office:value="0" calcext:value-type="float">
            <text:p/>
          </table:table-cell>
          <table:table-cell table:style-name="ce28" table:formula="of:=HEX2DEC([$Editor.AI65])" office:value-type="float" office:value="0" calcext:value-type="float">
            <text:p>0</text:p>
          </table:table-cell>
          <table:table-cell table:style-name="ce31" table:formula="of:=HEX2DEC([$Editor.AJ65])" office:value-type="float" office:value="0" calcext:value-type="float">
            <text:p>0</text:p>
          </table:table-cell>
          <table:table-cell table:style-name="ce28" table:formula="of:=HEX2DEC([$Editor.AK65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Trident</text:p>
          </table:table-cell>
          <table:table-cell table:style-name="ce27" table:formula="of:=COM.MICROSOFT.CONCAT([$Editor.C66];[$Editor.B66])" office:value-type="string" office:string-value="0064" calcext:value-type="string" table:number-columns-spanned="2" table:number-rows-spanned="1">
            <text:p>0064</text:p>
          </table:table-cell>
          <table:covered-table-cell table:style-name="ce45"/>
          <table:table-cell table:style-name="ce29" table:formula="of:=HEX2DEC(COM.MICROSOFT.CONCAT([$Editor.E66];[$Editor.D66]))" office:value-type="float" office:value="1100" calcext:value-type="float" table:number-columns-spanned="2" table:number-rows-spanned="1">
            <text:p>1100</text:p>
          </table:table-cell>
          <table:covered-table-cell table:style-name="ce30"/>
          <table:table-cell table:style-name="ce27" table:formula="of:=COM.MICROSOFT.CONCAT([$Editor.G66];[$Editor.F66])" office:value-type="string" office:string-value="0060" calcext:value-type="string" table:number-columns-spanned="2" table:number-rows-spanned="1">
            <text:p>0060</text:p>
          </table:table-cell>
          <table:covered-table-cell table:style-name="ce30"/>
          <table:table-cell table:style-name="ce31" table:formula="of:=VLOOKUP([$Editor.H66];[$Key.$A$2:.$G$19];7;1)" office:value-type="string" office:string-value="Lance" calcext:value-type="string">
            <text:p>Lance</text:p>
          </table:table-cell>
          <table:table-cell table:style-name="ce28" table:formula="of:=VLOOKUP([$Editor.I66];[$Key.$A$2:.$H$12];8;1)" office:value-type="float" office:value="0" calcext:value-type="float">
            <text:p/>
          </table:table-cell>
          <table:table-cell table:style-name="ce31" table:formula="of:=VLOOKUP([$Editor.J66];[$Key.$A$2:.$I$8];9;1)" office:value-type="string" office:string-value="2 Handed" calcext:value-type="string">
            <text:p>2 Handed</text:p>
          </table:table-cell>
          <table:table-cell table:style-name="ce28" table:formula="of:=VLOOKUP([$Editor.K66];[$Key.$A$2:.$J$6];10;1)" office:value-type="string" office:string-value="Lances" calcext:value-type="string">
            <text:p>Lances</text:p>
          </table:table-cell>
          <table:table-cell table:style-name="ce31" table:formula="of:=HEX2DEC([$Editor.L66])" office:value-type="float" office:value="2" calcext:value-type="float">
            <text:p>2</text:p>
          </table:table-cell>
          <table:table-cell table:style-name="ce28" table:formula="of:=VLOOKUP([$Editor.M66];[$Key.$A$2:.$C$257];3;1)" office:value-type="string" office:string-value="22" calcext:value-type="string">
            <text:p>22</text:p>
          </table:table-cell>
          <table:table-cell table:style-name="ce31" table:formula="of:=HEX2DEC([$Editor.N66])" office:value-type="float" office:value="55" calcext:value-type="float">
            <text:p>55</text:p>
          </table:table-cell>
          <table:table-cell table:style-name="ce28" table:formula="of:=HEX2DEC([$Editor.O66])" office:value-type="float" office:value="0" calcext:value-type="float">
            <text:p>0</text:p>
          </table:table-cell>
          <table:table-cell table:style-name="ce31" table:formula="of:=VLOOKUP([$Editor.P66];[$Key.$A$2:.$H$12];8;1)" office:value-type="float" office:value="0" calcext:value-type="float">
            <text:p/>
          </table:table-cell>
          <table:table-cell table:style-name="ce28" table:formula="of:=HEX2DEC([$Editor.Q66])" office:value-type="float" office:value="0" calcext:value-type="float">
            <text:p>0</text:p>
          </table:table-cell>
          <table:table-cell table:style-name="ce31" table:formula="of:=VLOOKUP([$Editor.R66];[$Key.$A$2:.$D$257];4;1)" office:value-type="float" office:value="0" calcext:value-type="float">
            <text:p/>
          </table:table-cell>
          <table:table-cell table:style-name="ce28" table:formula="of:=VLOOKUP([$Editor.S66];[$Key.$A$2:.$F$257];6;1)" office:value-type="float" office:value="0" calcext:value-type="float">
            <text:p/>
          </table:table-cell>
          <table:table-cell table:style-name="ce31" table:formula="of:=VLOOKUP([$Editor.T66];[$Key.$A$2:.$E$257];5;1)" office:value-type="float" office:value="0" calcext:value-type="float">
            <text:p/>
          </table:table-cell>
          <table:table-cell table:style-name="ce28" table:formula="of:=IF([$Editor.U66]=&quot;00&quot;;&quot;&quot;;HEX2DEC([$Editor.U66]))">
            <text:p/>
          </table:table-cell>
          <table:table-cell table:style-name="ce31" table:formula="of:=IF([$Editor.V66]=&quot;00&quot;;&quot;&quot;;HEX2DEC([$Editor.V66]))">
            <text:p/>
          </table:table-cell>
          <table:table-cell table:style-name="ce28" table:formula="of:=IF([$Editor.W66]=&quot;00&quot;;&quot;&quot;;HEX2DEC([$Editor.W66]))" office:value-type="float" office:value="3" calcext:value-type="float">
            <text:p>3</text:p>
          </table:table-cell>
          <table:table-cell table:style-name="ce31" table:formula="of:=IF([$Editor.X66]=&quot;00&quot;;&quot;&quot;;COM.MICROSOFT.CONCAT(VLOOKUP([$Editor.X66];[$Key.$A$2:.$C$257];3;1);&quot;%&quot;))">
            <text:p/>
          </table:table-cell>
          <table:table-cell table:style-name="ce28" table:formula="of:=IF([$Editor.Y66]=&quot;00&quot;;&quot;&quot;;COM.MICROSOFT.CONCAT(VLOOKUP([$Editor.Y66];[$Key.$A$2:.$C$257];3;1);&quot;%&quot;))">
            <text:p/>
          </table:table-cell>
          <table:table-cell table:style-name="ce31" table:formula="of:=IF([$Editor.Z66]=&quot;00&quot;;&quot;&quot;;COM.MICROSOFT.CONCAT(VLOOKUP([$Editor.Z66];[$Key.$A$2:.$C$257];3;1);&quot;%&quot;))">
            <text:p/>
          </table:table-cell>
          <table:table-cell table:style-name="ce28" table:formula="of:=IF([$Editor.AA66]=&quot;00&quot;;&quot;&quot;;COM.MICROSOFT.CONCAT(VLOOKUP([$Editor.AA66];[$Key.$A$2:.$C$257];3;1);&quot;%&quot;))">
            <text:p/>
          </table:table-cell>
          <table:table-cell table:style-name="ce31" table:formula="of:=IF([$Editor.AB66]=&quot;00&quot;;&quot;&quot;;COM.MICROSOFT.CONCAT(VLOOKUP([$Editor.AB66];[$Key.$A$2:.$C$257];3;1);&quot;%&quot;))">
            <text:p/>
          </table:table-cell>
          <table:table-cell table:style-name="ce28" table:formula="of:=IF([$Editor.AC66]=&quot;00&quot;;&quot;&quot;;COM.MICROSOFT.CONCAT(VLOOKUP([$Editor.AC66];[$Key.$A$2:.$C$257];3;1);&quot;%&quot;))">
            <text:p/>
          </table:table-cell>
          <table:table-cell table:style-name="ce31" table:formula="of:=IF([$Editor.AD66]=&quot;00&quot;;&quot;&quot;;COM.MICROSOFT.CONCAT(VLOOKUP([$Editor.AD66];[$Key.$A$2:.$C$257];3;1);&quot;%&quot;))">
            <text:p/>
          </table:table-cell>
          <table:table-cell table:style-name="ce28" table:formula="of:=HEX2DEC([$Editor.AE66])" office:value-type="float" office:value="0" calcext:value-type="float">
            <text:p>0</text:p>
          </table:table-cell>
          <table:table-cell table:style-name="ce31" table:formula="of:=HEX2DEC([$Editor.AF66])" office:value-type="float" office:value="0" calcext:value-type="float">
            <text:p>0</text:p>
          </table:table-cell>
          <table:table-cell table:style-name="ce28" table:formula="of:=HEX2DEC([$Editor.AG66])" office:value-type="float" office:value="0" calcext:value-type="float">
            <text:p>0</text:p>
          </table:table-cell>
          <table:table-cell table:style-name="ce31" table:formula="of:=VLOOKUP([$Editor.AH66];[$Key.$A$2:.$K$6];11;1)" office:value-type="float" office:value="0" calcext:value-type="float">
            <text:p/>
          </table:table-cell>
          <table:table-cell table:style-name="ce28" table:formula="of:=HEX2DEC([$Editor.AI66])" office:value-type="float" office:value="0" calcext:value-type="float">
            <text:p>0</text:p>
          </table:table-cell>
          <table:table-cell table:style-name="ce31" table:formula="of:=HEX2DEC([$Editor.AJ66])" office:value-type="float" office:value="0" calcext:value-type="float">
            <text:p>0</text:p>
          </table:table-cell>
          <table:table-cell table:style-name="ce28" table:formula="of:=HEX2DEC([$Editor.AK66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Zephyrus</text:p>
          </table:table-cell>
          <table:table-cell table:style-name="ce27" table:formula="of:=COM.MICROSOFT.CONCAT([$Editor.C67];[$Editor.B67])" office:value-type="string" office:string-value="0065" calcext:value-type="string" table:number-columns-spanned="2" table:number-rows-spanned="1">
            <text:p>0065</text:p>
          </table:table-cell>
          <table:covered-table-cell table:style-name="ce45"/>
          <table:table-cell table:style-name="ce29" table:formula="of:=HEX2DEC(COM.MICROSOFT.CONCAT([$Editor.E67];[$Editor.D67]))" office:value-type="float" office:value="3120" calcext:value-type="float" table:number-columns-spanned="2" table:number-rows-spanned="1">
            <text:p>3120</text:p>
          </table:table-cell>
          <table:covered-table-cell table:style-name="ce30"/>
          <table:table-cell table:style-name="ce27" table:formula="of:=COM.MICROSOFT.CONCAT([$Editor.G67];[$Editor.F67])" office:value-type="string" office:string-value="0061" calcext:value-type="string" table:number-columns-spanned="2" table:number-rows-spanned="1">
            <text:p>0061</text:p>
          </table:table-cell>
          <table:covered-table-cell table:style-name="ce30"/>
          <table:table-cell table:style-name="ce31" table:formula="of:=VLOOKUP([$Editor.H67];[$Key.$A$2:.$G$19];7;1)" office:value-type="string" office:string-value="Lance" calcext:value-type="string">
            <text:p>Lance</text:p>
          </table:table-cell>
          <table:table-cell table:style-name="ce28" table:formula="of:=VLOOKUP([$Editor.I67];[$Key.$A$2:.$H$12];8;1)" office:value-type="string" office:string-value="Wind" calcext:value-type="string">
            <text:p>Wind</text:p>
          </table:table-cell>
          <table:table-cell table:style-name="ce31" table:formula="of:=VLOOKUP([$Editor.J67];[$Key.$A$2:.$I$8];9;1)" office:value-type="string" office:string-value="2 Handed" calcext:value-type="string">
            <text:p>2 Handed</text:p>
          </table:table-cell>
          <table:table-cell table:style-name="ce28" table:formula="of:=VLOOKUP([$Editor.K67];[$Key.$A$2:.$J$6];10;1)" office:value-type="string" office:string-value="Lances" calcext:value-type="string">
            <text:p>Lances</text:p>
          </table:table-cell>
          <table:table-cell table:style-name="ce31" table:formula="of:=HEX2DEC([$Editor.L67])" office:value-type="float" office:value="2" calcext:value-type="float">
            <text:p>2</text:p>
          </table:table-cell>
          <table:table-cell table:style-name="ce28" table:formula="of:=VLOOKUP([$Editor.M67];[$Key.$A$2:.$C$257];3;1)" office:value-type="string" office:string-value="40" calcext:value-type="string">
            <text:p>40</text:p>
          </table:table-cell>
          <table:table-cell table:style-name="ce31" table:formula="of:=HEX2DEC([$Editor.N67])" office:value-type="float" office:value="70" calcext:value-type="float">
            <text:p>70</text:p>
          </table:table-cell>
          <table:table-cell table:style-name="ce28" table:formula="of:=HEX2DEC([$Editor.O67])" office:value-type="float" office:value="0" calcext:value-type="float">
            <text:p>0</text:p>
          </table:table-cell>
          <table:table-cell table:style-name="ce31" table:formula="of:=VLOOKUP([$Editor.P67];[$Key.$A$2:.$H$12];8;1)" office:value-type="string" office:string-value="Wind" calcext:value-type="string">
            <text:p>Wind</text:p>
          </table:table-cell>
          <table:table-cell table:style-name="ce28" table:formula="of:=HEX2DEC([$Editor.Q67])" office:value-type="float" office:value="0" calcext:value-type="float">
            <text:p>0</text:p>
          </table:table-cell>
          <table:table-cell table:style-name="ce31" table:formula="of:=VLOOKUP([$Editor.R67];[$Key.$A$2:.$D$257];4;1)" office:value-type="float" office:value="0" calcext:value-type="float">
            <text:p/>
          </table:table-cell>
          <table:table-cell table:style-name="ce28" table:formula="of:=VLOOKUP([$Editor.S67];[$Key.$A$2:.$F$257];6;1)" office:value-type="float" office:value="0" calcext:value-type="float">
            <text:p/>
          </table:table-cell>
          <table:table-cell table:style-name="ce31" table:formula="of:=VLOOKUP([$Editor.T67];[$Key.$A$2:.$E$257];5;1)" office:value-type="float" office:value="0" calcext:value-type="float">
            <text:p/>
          </table:table-cell>
          <table:table-cell table:style-name="ce28" table:formula="of:=IF([$Editor.U67]=&quot;00&quot;;&quot;&quot;;HEX2DEC([$Editor.U67]))">
            <text:p/>
          </table:table-cell>
          <table:table-cell table:style-name="ce31" table:formula="of:=IF([$Editor.V67]=&quot;00&quot;;&quot;&quot;;HEX2DEC([$Editor.V67]))">
            <text:p/>
          </table:table-cell>
          <table:table-cell table:style-name="ce28" table:formula="of:=IF([$Editor.W67]=&quot;00&quot;;&quot;&quot;;HEX2DEC([$Editor.W67]))">
            <text:p/>
          </table:table-cell>
          <table:table-cell table:style-name="ce31" table:formula="of:=IF([$Editor.X67]=&quot;00&quot;;&quot;&quot;;COM.MICROSOFT.CONCAT(VLOOKUP([$Editor.X67];[$Key.$A$2:.$C$257];3;1);&quot;%&quot;))">
            <text:p/>
          </table:table-cell>
          <table:table-cell table:style-name="ce28" table:formula="of:=IF([$Editor.Y67]=&quot;00&quot;;&quot;&quot;;COM.MICROSOFT.CONCAT(VLOOKUP([$Editor.Y67];[$Key.$A$2:.$C$257];3;1);&quot;%&quot;))">
            <text:p/>
          </table:table-cell>
          <table:table-cell table:style-name="ce31" table:formula="of:=IF([$Editor.Z67]=&quot;00&quot;;&quot;&quot;;COM.MICROSOFT.CONCAT(VLOOKUP([$Editor.Z67];[$Key.$A$2:.$C$257];3;1);&quot;%&quot;))">
            <text:p/>
          </table:table-cell>
          <table:table-cell table:style-name="ce28" table:formula="of:=IF([$Editor.AA67]=&quot;00&quot;;&quot;&quot;;COM.MICROSOFT.CONCAT(VLOOKUP([$Editor.AA67];[$Key.$A$2:.$C$257];3;1);&quot;%&quot;))" office:value-type="string" office:string-value="-5%" calcext:value-type="string">
            <text:p>-5%</text:p>
          </table:table-cell>
          <table:table-cell table:style-name="ce31" table:formula="of:=IF([$Editor.AB67]=&quot;00&quot;;&quot;&quot;;COM.MICROSOFT.CONCAT(VLOOKUP([$Editor.AB67];[$Key.$A$2:.$C$257];3;1);&quot;%&quot;))">
            <text:p/>
          </table:table-cell>
          <table:table-cell table:style-name="ce28" table:formula="of:=IF([$Editor.AC67]=&quot;00&quot;;&quot;&quot;;COM.MICROSOFT.CONCAT(VLOOKUP([$Editor.AC67];[$Key.$A$2:.$C$257];3;1);&quot;%&quot;))">
            <text:p/>
          </table:table-cell>
          <table:table-cell table:style-name="ce31" table:formula="of:=IF([$Editor.AD67]=&quot;00&quot;;&quot;&quot;;COM.MICROSOFT.CONCAT(VLOOKUP([$Editor.AD67];[$Key.$A$2:.$C$257];3;1);&quot;%&quot;))">
            <text:p/>
          </table:table-cell>
          <table:table-cell table:style-name="ce28" table:formula="of:=HEX2DEC([$Editor.AE67])" office:value-type="float" office:value="0" calcext:value-type="float">
            <text:p>0</text:p>
          </table:table-cell>
          <table:table-cell table:style-name="ce31" table:formula="of:=HEX2DEC([$Editor.AF67])" office:value-type="float" office:value="0" calcext:value-type="float">
            <text:p>0</text:p>
          </table:table-cell>
          <table:table-cell table:style-name="ce28" table:formula="of:=HEX2DEC([$Editor.AG67])" office:value-type="float" office:value="0" calcext:value-type="float">
            <text:p>0</text:p>
          </table:table-cell>
          <table:table-cell table:style-name="ce31" table:formula="of:=VLOOKUP([$Editor.AH67];[$Key.$A$2:.$K$6];11;1)" office:value-type="float" office:value="0" calcext:value-type="float">
            <text:p/>
          </table:table-cell>
          <table:table-cell table:style-name="ce28" table:formula="of:=HEX2DEC([$Editor.AI67])" office:value-type="float" office:value="0" calcext:value-type="float">
            <text:p>0</text:p>
          </table:table-cell>
          <table:table-cell table:style-name="ce31" table:formula="of:=HEX2DEC([$Editor.AJ67])" office:value-type="float" office:value="0" calcext:value-type="float">
            <text:p>0</text:p>
          </table:table-cell>
          <table:table-cell table:style-name="ce28" table:formula="of:=HEX2DEC([$Editor.AK67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Volcaetus</text:p>
          </table:table-cell>
          <table:table-cell table:style-name="ce27" table:formula="of:=COM.MICROSOFT.CONCAT([$Editor.C68];[$Editor.B68])" office:value-type="string" office:string-value="0066" calcext:value-type="string" table:number-columns-spanned="2" table:number-rows-spanned="1">
            <text:p>0066</text:p>
          </table:table-cell>
          <table:covered-table-cell table:style-name="ce45"/>
          <table:table-cell table:style-name="ce29" table:formula="of:=HEX2DEC(COM.MICROSOFT.CONCAT([$Editor.E68];[$Editor.D68]))" office:value-type="float" office:value="1620" calcext:value-type="float" table:number-columns-spanned="2" table:number-rows-spanned="1">
            <text:p>1620</text:p>
          </table:table-cell>
          <table:covered-table-cell table:style-name="ce30"/>
          <table:table-cell table:style-name="ce27" table:formula="of:=COM.MICROSOFT.CONCAT([$Editor.G68];[$Editor.F68])" office:value-type="string" office:string-value="0062" calcext:value-type="string" table:number-columns-spanned="2" table:number-rows-spanned="1">
            <text:p>0062</text:p>
          </table:table-cell>
          <table:covered-table-cell table:style-name="ce30"/>
          <table:table-cell table:style-name="ce31" table:formula="of:=VLOOKUP([$Editor.H68];[$Key.$A$2:.$G$19];7;1)" office:value-type="string" office:string-value="Lance" calcext:value-type="string">
            <text:p>Lance</text:p>
          </table:table-cell>
          <table:table-cell table:style-name="ce28" table:formula="of:=VLOOKUP([$Editor.I68];[$Key.$A$2:.$H$12];8;1)" office:value-type="string" office:string-value="Fire" calcext:value-type="string">
            <text:p>Fire</text:p>
          </table:table-cell>
          <table:table-cell table:style-name="ce31" table:formula="of:=VLOOKUP([$Editor.J68];[$Key.$A$2:.$I$8];9;1)" office:value-type="string" office:string-value="2 Handed" calcext:value-type="string">
            <text:p>2 Handed</text:p>
          </table:table-cell>
          <table:table-cell table:style-name="ce28" table:formula="of:=VLOOKUP([$Editor.K68];[$Key.$A$2:.$J$6];10;1)" office:value-type="string" office:string-value="Lances" calcext:value-type="string">
            <text:p>Lances</text:p>
          </table:table-cell>
          <table:table-cell table:style-name="ce31" table:formula="of:=HEX2DEC([$Editor.L68])" office:value-type="float" office:value="2" calcext:value-type="float">
            <text:p>2</text:p>
          </table:table-cell>
          <table:table-cell table:style-name="ce28" table:formula="of:=VLOOKUP([$Editor.M68];[$Key.$A$2:.$C$257];3;1)" office:value-type="string" office:string-value="38" calcext:value-type="string">
            <text:p>38</text:p>
          </table:table-cell>
          <table:table-cell table:style-name="ce31" table:formula="of:=HEX2DEC([$Editor.N68])" office:value-type="float" office:value="64" calcext:value-type="float">
            <text:p>64</text:p>
          </table:table-cell>
          <table:table-cell table:style-name="ce28" table:formula="of:=HEX2DEC([$Editor.O68])" office:value-type="float" office:value="0" calcext:value-type="float">
            <text:p>0</text:p>
          </table:table-cell>
          <table:table-cell table:style-name="ce31" table:formula="of:=VLOOKUP([$Editor.P68];[$Key.$A$2:.$H$12];8;1)" office:value-type="string" office:string-value="Fire" calcext:value-type="string">
            <text:p>Fire</text:p>
          </table:table-cell>
          <table:table-cell table:style-name="ce28" table:formula="of:=HEX2DEC([$Editor.Q68])" office:value-type="float" office:value="0" calcext:value-type="float">
            <text:p>0</text:p>
          </table:table-cell>
          <table:table-cell table:style-name="ce31" table:formula="of:=VLOOKUP([$Editor.R68];[$Key.$A$2:.$D$257];4;1)" office:value-type="float" office:value="0" calcext:value-type="float">
            <text:p/>
          </table:table-cell>
          <table:table-cell table:style-name="ce28" table:formula="of:=VLOOKUP([$Editor.S68];[$Key.$A$2:.$F$257];6;1)" office:value-type="float" office:value="0" calcext:value-type="float">
            <text:p/>
          </table:table-cell>
          <table:table-cell table:style-name="ce31" table:formula="of:=VLOOKUP([$Editor.T68];[$Key.$A$2:.$E$257];5;1)" office:value-type="float" office:value="0" calcext:value-type="float">
            <text:p/>
          </table:table-cell>
          <table:table-cell table:style-name="ce28" table:formula="of:=IF([$Editor.U68]=&quot;00&quot;;&quot;&quot;;HEX2DEC([$Editor.U68]))">
            <text:p/>
          </table:table-cell>
          <table:table-cell table:style-name="ce31" table:formula="of:=IF([$Editor.V68]=&quot;00&quot;;&quot;&quot;;HEX2DEC([$Editor.V68]))">
            <text:p/>
          </table:table-cell>
          <table:table-cell table:style-name="ce28" table:formula="of:=IF([$Editor.W68]=&quot;00&quot;;&quot;&quot;;HEX2DEC([$Editor.W68]))">
            <text:p/>
          </table:table-cell>
          <table:table-cell table:style-name="ce31" table:formula="of:=IF([$Editor.X68]=&quot;00&quot;;&quot;&quot;;COM.MICROSOFT.CONCAT(VLOOKUP([$Editor.X68];[$Key.$A$2:.$C$257];3;1);&quot;%&quot;))">
            <text:p/>
          </table:table-cell>
          <table:table-cell table:style-name="ce28" table:formula="of:=IF([$Editor.Y68]=&quot;00&quot;;&quot;&quot;;COM.MICROSOFT.CONCAT(VLOOKUP([$Editor.Y68];[$Key.$A$2:.$C$257];3;1);&quot;%&quot;))">
            <text:p/>
          </table:table-cell>
          <table:table-cell table:style-name="ce31" table:formula="of:=IF([$Editor.Z68]=&quot;00&quot;;&quot;&quot;;COM.MICROSOFT.CONCAT(VLOOKUP([$Editor.Z68];[$Key.$A$2:.$C$257];3;1);&quot;%&quot;))">
            <text:p/>
          </table:table-cell>
          <table:table-cell table:style-name="ce28" table:formula="of:=IF([$Editor.AA68]=&quot;00&quot;;&quot;&quot;;COM.MICROSOFT.CONCAT(VLOOKUP([$Editor.AA68];[$Key.$A$2:.$C$257];3;1);&quot;%&quot;))">
            <text:p/>
          </table:table-cell>
          <table:table-cell table:style-name="ce31" table:formula="of:=IF([$Editor.AB68]=&quot;00&quot;;&quot;&quot;;COM.MICROSOFT.CONCAT(VLOOKUP([$Editor.AB68];[$Key.$A$2:.$C$257];3;1);&quot;%&quot;))" office:value-type="string" office:string-value="-5%" calcext:value-type="string">
            <text:p>-5%</text:p>
          </table:table-cell>
          <table:table-cell table:style-name="ce28" table:formula="of:=IF([$Editor.AC68]=&quot;00&quot;;&quot;&quot;;COM.MICROSOFT.CONCAT(VLOOKUP([$Editor.AC68];[$Key.$A$2:.$C$257];3;1);&quot;%&quot;))">
            <text:p/>
          </table:table-cell>
          <table:table-cell table:style-name="ce31" table:formula="of:=IF([$Editor.AD68]=&quot;00&quot;;&quot;&quot;;COM.MICROSOFT.CONCAT(VLOOKUP([$Editor.AD68];[$Key.$A$2:.$C$257];3;1);&quot;%&quot;))">
            <text:p/>
          </table:table-cell>
          <table:table-cell table:style-name="ce28" table:formula="of:=HEX2DEC([$Editor.AE68])" office:value-type="float" office:value="0" calcext:value-type="float">
            <text:p>0</text:p>
          </table:table-cell>
          <table:table-cell table:style-name="ce31" table:formula="of:=HEX2DEC([$Editor.AF68])" office:value-type="float" office:value="0" calcext:value-type="float">
            <text:p>0</text:p>
          </table:table-cell>
          <table:table-cell table:style-name="ce28" table:formula="of:=HEX2DEC([$Editor.AG68])" office:value-type="float" office:value="0" calcext:value-type="float">
            <text:p>0</text:p>
          </table:table-cell>
          <table:table-cell table:style-name="ce31" table:formula="of:=VLOOKUP([$Editor.AH68];[$Key.$A$2:.$K$6];11;1)" office:value-type="float" office:value="0" calcext:value-type="float">
            <text:p/>
          </table:table-cell>
          <table:table-cell table:style-name="ce28" table:formula="of:=HEX2DEC([$Editor.AI68])" office:value-type="float" office:value="0" calcext:value-type="float">
            <text:p>0</text:p>
          </table:table-cell>
          <table:table-cell table:style-name="ce31" table:formula="of:=HEX2DEC([$Editor.AJ68])" office:value-type="float" office:value="0" calcext:value-type="float">
            <text:p>0</text:p>
          </table:table-cell>
          <table:table-cell table:style-name="ce28" table:formula="of:=HEX2DEC([$Editor.AK68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Earth Javelin</text:p>
          </table:table-cell>
          <table:table-cell table:style-name="ce27" table:formula="of:=COM.MICROSOFT.CONCAT([$Editor.C69];[$Editor.B69])" office:value-type="string" office:string-value="0067" calcext:value-type="string" table:number-columns-spanned="2" table:number-rows-spanned="1">
            <text:p>0067</text:p>
          </table:table-cell>
          <table:covered-table-cell table:style-name="ce45"/>
          <table:table-cell table:style-name="ce29" table:formula="of:=HEX2DEC(COM.MICROSOFT.CONCAT([$Editor.E69];[$Editor.D69]))" office:value-type="float" office:value="1620" calcext:value-type="float" table:number-columns-spanned="2" table:number-rows-spanned="1">
            <text:p>1620</text:p>
          </table:table-cell>
          <table:covered-table-cell table:style-name="ce30"/>
          <table:table-cell table:style-name="ce27" table:formula="of:=COM.MICROSOFT.CONCAT([$Editor.G69];[$Editor.F69])" office:value-type="string" office:string-value="0063" calcext:value-type="string" table:number-columns-spanned="2" table:number-rows-spanned="1">
            <text:p>0063</text:p>
          </table:table-cell>
          <table:covered-table-cell table:style-name="ce30"/>
          <table:table-cell table:style-name="ce31" table:formula="of:=VLOOKUP([$Editor.H69];[$Key.$A$2:.$G$19];7;1)" office:value-type="string" office:string-value="Lance" calcext:value-type="string">
            <text:p>Lance</text:p>
          </table:table-cell>
          <table:table-cell table:style-name="ce28" table:formula="of:=VLOOKUP([$Editor.I69];[$Key.$A$2:.$H$12];8;1)" office:value-type="string" office:string-value="Earth" calcext:value-type="string">
            <text:p>Earth</text:p>
          </table:table-cell>
          <table:table-cell table:style-name="ce31" table:formula="of:=VLOOKUP([$Editor.J69];[$Key.$A$2:.$I$8];9;1)" office:value-type="string" office:string-value="2 Handed" calcext:value-type="string">
            <text:p>2 Handed</text:p>
          </table:table-cell>
          <table:table-cell table:style-name="ce28" table:formula="of:=VLOOKUP([$Editor.K69];[$Key.$A$2:.$J$6];10;1)" office:value-type="string" office:string-value="Lances" calcext:value-type="string">
            <text:p>Lances</text:p>
          </table:table-cell>
          <table:table-cell table:style-name="ce31" table:formula="of:=HEX2DEC([$Editor.L69])" office:value-type="float" office:value="2" calcext:value-type="float">
            <text:p>2</text:p>
          </table:table-cell>
          <table:table-cell table:style-name="ce28" table:formula="of:=VLOOKUP([$Editor.M69];[$Key.$A$2:.$C$257];3;1)" office:value-type="string" office:string-value="36" calcext:value-type="string">
            <text:p>36</text:p>
          </table:table-cell>
          <table:table-cell table:style-name="ce31" table:formula="of:=HEX2DEC([$Editor.N69])" office:value-type="float" office:value="68" calcext:value-type="float">
            <text:p>68</text:p>
          </table:table-cell>
          <table:table-cell table:style-name="ce28" table:formula="of:=HEX2DEC([$Editor.O69])" office:value-type="float" office:value="0" calcext:value-type="float">
            <text:p>0</text:p>
          </table:table-cell>
          <table:table-cell table:style-name="ce31" table:formula="of:=VLOOKUP([$Editor.P69];[$Key.$A$2:.$H$12];8;1)" office:value-type="string" office:string-value="Earth" calcext:value-type="string">
            <text:p>Earth</text:p>
          </table:table-cell>
          <table:table-cell table:style-name="ce28" table:formula="of:=HEX2DEC([$Editor.Q69])" office:value-type="float" office:value="0" calcext:value-type="float">
            <text:p>0</text:p>
          </table:table-cell>
          <table:table-cell table:style-name="ce31" table:formula="of:=VLOOKUP([$Editor.R69];[$Key.$A$2:.$D$257];4;1)" office:value-type="float" office:value="0" calcext:value-type="float">
            <text:p/>
          </table:table-cell>
          <table:table-cell table:style-name="ce28" table:formula="of:=VLOOKUP([$Editor.S69];[$Key.$A$2:.$F$257];6;1)" office:value-type="float" office:value="0" calcext:value-type="float">
            <text:p/>
          </table:table-cell>
          <table:table-cell table:style-name="ce31" table:formula="of:=VLOOKUP([$Editor.T69];[$Key.$A$2:.$E$257];5;1)" office:value-type="float" office:value="0" calcext:value-type="float">
            <text:p/>
          </table:table-cell>
          <table:table-cell table:style-name="ce28" table:formula="of:=IF([$Editor.U69]=&quot;00&quot;;&quot;&quot;;HEX2DEC([$Editor.U69]))">
            <text:p/>
          </table:table-cell>
          <table:table-cell table:style-name="ce31" table:formula="of:=IF([$Editor.V69]=&quot;00&quot;;&quot;&quot;;HEX2DEC([$Editor.V69]))">
            <text:p/>
          </table:table-cell>
          <table:table-cell table:style-name="ce28" table:formula="of:=IF([$Editor.W69]=&quot;00&quot;;&quot;&quot;;HEX2DEC([$Editor.W69]))">
            <text:p/>
          </table:table-cell>
          <table:table-cell table:style-name="ce31" table:formula="of:=IF([$Editor.X69]=&quot;00&quot;;&quot;&quot;;COM.MICROSOFT.CONCAT(VLOOKUP([$Editor.X69];[$Key.$A$2:.$C$257];3;1);&quot;%&quot;))">
            <text:p/>
          </table:table-cell>
          <table:table-cell table:style-name="ce28" table:formula="of:=IF([$Editor.Y69]=&quot;00&quot;;&quot;&quot;;COM.MICROSOFT.CONCAT(VLOOKUP([$Editor.Y69];[$Key.$A$2:.$C$257];3;1);&quot;%&quot;))" office:value-type="string" office:string-value="-5%" calcext:value-type="string">
            <text:p>-5%</text:p>
          </table:table-cell>
          <table:table-cell table:style-name="ce31" table:formula="of:=IF([$Editor.Z69]=&quot;00&quot;;&quot;&quot;;COM.MICROSOFT.CONCAT(VLOOKUP([$Editor.Z69];[$Key.$A$2:.$C$257];3;1);&quot;%&quot;))">
            <text:p/>
          </table:table-cell>
          <table:table-cell table:style-name="ce28" table:formula="of:=IF([$Editor.AA69]=&quot;00&quot;;&quot;&quot;;COM.MICROSOFT.CONCAT(VLOOKUP([$Editor.AA69];[$Key.$A$2:.$C$257];3;1);&quot;%&quot;))">
            <text:p/>
          </table:table-cell>
          <table:table-cell table:style-name="ce31" table:formula="of:=IF([$Editor.AB69]=&quot;00&quot;;&quot;&quot;;COM.MICROSOFT.CONCAT(VLOOKUP([$Editor.AB69];[$Key.$A$2:.$C$257];3;1);&quot;%&quot;))">
            <text:p/>
          </table:table-cell>
          <table:table-cell table:style-name="ce28" table:formula="of:=IF([$Editor.AC69]=&quot;00&quot;;&quot;&quot;;COM.MICROSOFT.CONCAT(VLOOKUP([$Editor.AC69];[$Key.$A$2:.$C$257];3;1);&quot;%&quot;))">
            <text:p/>
          </table:table-cell>
          <table:table-cell table:style-name="ce31" table:formula="of:=IF([$Editor.AD69]=&quot;00&quot;;&quot;&quot;;COM.MICROSOFT.CONCAT(VLOOKUP([$Editor.AD69];[$Key.$A$2:.$C$257];3;1);&quot;%&quot;))">
            <text:p/>
          </table:table-cell>
          <table:table-cell table:style-name="ce28" table:formula="of:=HEX2DEC([$Editor.AE69])" office:value-type="float" office:value="0" calcext:value-type="float">
            <text:p>0</text:p>
          </table:table-cell>
          <table:table-cell table:style-name="ce31" table:formula="of:=HEX2DEC([$Editor.AF69])" office:value-type="float" office:value="0" calcext:value-type="float">
            <text:p>0</text:p>
          </table:table-cell>
          <table:table-cell table:style-name="ce28" table:formula="of:=HEX2DEC([$Editor.AG69])" office:value-type="float" office:value="0" calcext:value-type="float">
            <text:p>0</text:p>
          </table:table-cell>
          <table:table-cell table:style-name="ce31" table:formula="of:=VLOOKUP([$Editor.AH69];[$Key.$A$2:.$K$6];11;1)" office:value-type="float" office:value="0" calcext:value-type="float">
            <text:p/>
          </table:table-cell>
          <table:table-cell table:style-name="ce28" table:formula="of:=HEX2DEC([$Editor.AI69])" office:value-type="float" office:value="0" calcext:value-type="float">
            <text:p>0</text:p>
          </table:table-cell>
          <table:table-cell table:style-name="ce31" table:formula="of:=HEX2DEC([$Editor.AJ69])" office:value-type="float" office:value="0" calcext:value-type="float">
            <text:p>0</text:p>
          </table:table-cell>
          <table:table-cell table:style-name="ce28" table:formula="of:=HEX2DEC([$Editor.AK69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Osric's Spear</text:p>
          </table:table-cell>
          <table:table-cell table:style-name="ce27" table:formula="of:=COM.MICROSOFT.CONCAT([$Editor.C70];[$Editor.B70])" office:value-type="string" office:string-value="0068" calcext:value-type="string" table:number-columns-spanned="2" table:number-rows-spanned="1">
            <text:p>0068</text:p>
          </table:table-cell>
          <table:covered-table-cell table:style-name="ce45"/>
          <table:table-cell table:style-name="ce29" table:formula="of:=HEX2DEC(COM.MICROSOFT.CONCAT([$Editor.E70];[$Editor.D70]))" office:value-type="float" office:value="1620" calcext:value-type="float" table:number-columns-spanned="2" table:number-rows-spanned="1">
            <text:p>1620</text:p>
          </table:table-cell>
          <table:covered-table-cell table:style-name="ce30"/>
          <table:table-cell table:style-name="ce27" table:formula="of:=COM.MICROSOFT.CONCAT([$Editor.G70];[$Editor.F70])" office:value-type="string" office:string-value="0064" calcext:value-type="string" table:number-columns-spanned="2" table:number-rows-spanned="1">
            <text:p>0064</text:p>
          </table:table-cell>
          <table:covered-table-cell table:style-name="ce30"/>
          <table:table-cell table:style-name="ce31" table:formula="of:=VLOOKUP([$Editor.H70];[$Key.$A$2:.$G$19];7;1)" office:value-type="string" office:string-value="Lance" calcext:value-type="string">
            <text:p>Lance</text:p>
          </table:table-cell>
          <table:table-cell table:style-name="ce28" table:formula="of:=VLOOKUP([$Editor.I70];[$Key.$A$2:.$H$12];8;1)" office:value-type="string" office:string-value="Water" calcext:value-type="string">
            <text:p>Water</text:p>
          </table:table-cell>
          <table:table-cell table:style-name="ce31" table:formula="of:=VLOOKUP([$Editor.J70];[$Key.$A$2:.$I$8];9;1)" office:value-type="string" office:string-value="2 Handed" calcext:value-type="string">
            <text:p>2 Handed</text:p>
          </table:table-cell>
          <table:table-cell table:style-name="ce28" table:formula="of:=VLOOKUP([$Editor.K70];[$Key.$A$2:.$J$6];10;1)" office:value-type="string" office:string-value="Lances" calcext:value-type="string">
            <text:p>Lances</text:p>
          </table:table-cell>
          <table:table-cell table:style-name="ce31" table:formula="of:=HEX2DEC([$Editor.L70])" office:value-type="float" office:value="2" calcext:value-type="float">
            <text:p>2</text:p>
          </table:table-cell>
          <table:table-cell table:style-name="ce28" table:formula="of:=VLOOKUP([$Editor.M70];[$Key.$A$2:.$C$257];3;1)" office:value-type="string" office:string-value="37" calcext:value-type="string">
            <text:p>37</text:p>
          </table:table-cell>
          <table:table-cell table:style-name="ce31" table:formula="of:=HEX2DEC([$Editor.N70])" office:value-type="float" office:value="66" calcext:value-type="float">
            <text:p>66</text:p>
          </table:table-cell>
          <table:table-cell table:style-name="ce28" table:formula="of:=HEX2DEC([$Editor.O70])" office:value-type="float" office:value="0" calcext:value-type="float">
            <text:p>0</text:p>
          </table:table-cell>
          <table:table-cell table:style-name="ce31" table:formula="of:=VLOOKUP([$Editor.P70];[$Key.$A$2:.$H$12];8;1)" office:value-type="string" office:string-value="Water" calcext:value-type="string">
            <text:p>Water</text:p>
          </table:table-cell>
          <table:table-cell table:style-name="ce28" table:formula="of:=HEX2DEC([$Editor.Q70])" office:value-type="float" office:value="0" calcext:value-type="float">
            <text:p>0</text:p>
          </table:table-cell>
          <table:table-cell table:style-name="ce31" table:formula="of:=VLOOKUP([$Editor.R70];[$Key.$A$2:.$D$257];4;1)" office:value-type="float" office:value="0" calcext:value-type="float">
            <text:p/>
          </table:table-cell>
          <table:table-cell table:style-name="ce28" table:formula="of:=VLOOKUP([$Editor.S70];[$Key.$A$2:.$F$257];6;1)" office:value-type="float" office:value="0" calcext:value-type="float">
            <text:p/>
          </table:table-cell>
          <table:table-cell table:style-name="ce31" table:formula="of:=VLOOKUP([$Editor.T70];[$Key.$A$2:.$E$257];5;1)" office:value-type="float" office:value="0" calcext:value-type="float">
            <text:p/>
          </table:table-cell>
          <table:table-cell table:style-name="ce28" table:formula="of:=IF([$Editor.U70]=&quot;00&quot;;&quot;&quot;;HEX2DEC([$Editor.U70]))">
            <text:p/>
          </table:table-cell>
          <table:table-cell table:style-name="ce31" table:formula="of:=IF([$Editor.V70]=&quot;00&quot;;&quot;&quot;;HEX2DEC([$Editor.V70]))">
            <text:p/>
          </table:table-cell>
          <table:table-cell table:style-name="ce28" table:formula="of:=IF([$Editor.W70]=&quot;00&quot;;&quot;&quot;;HEX2DEC([$Editor.W70]))">
            <text:p/>
          </table:table-cell>
          <table:table-cell table:style-name="ce31" table:formula="of:=IF([$Editor.X70]=&quot;00&quot;;&quot;&quot;;COM.MICROSOFT.CONCAT(VLOOKUP([$Editor.X70];[$Key.$A$2:.$C$257];3;1);&quot;%&quot;))">
            <text:p/>
          </table:table-cell>
          <table:table-cell table:style-name="ce28" table:formula="of:=IF([$Editor.Y70]=&quot;00&quot;;&quot;&quot;;COM.MICROSOFT.CONCAT(VLOOKUP([$Editor.Y70];[$Key.$A$2:.$C$257];3;1);&quot;%&quot;))">
            <text:p/>
          </table:table-cell>
          <table:table-cell table:style-name="ce31" table:formula="of:=IF([$Editor.Z70]=&quot;00&quot;;&quot;&quot;;COM.MICROSOFT.CONCAT(VLOOKUP([$Editor.Z70];[$Key.$A$2:.$C$257];3;1);&quot;%&quot;))" office:value-type="string" office:string-value="-5%" calcext:value-type="string">
            <text:p>-5%</text:p>
          </table:table-cell>
          <table:table-cell table:style-name="ce28" table:formula="of:=IF([$Editor.AA70]=&quot;00&quot;;&quot;&quot;;COM.MICROSOFT.CONCAT(VLOOKUP([$Editor.AA70];[$Key.$A$2:.$C$257];3;1);&quot;%&quot;))">
            <text:p/>
          </table:table-cell>
          <table:table-cell table:style-name="ce31" table:formula="of:=IF([$Editor.AB70]=&quot;00&quot;;&quot;&quot;;COM.MICROSOFT.CONCAT(VLOOKUP([$Editor.AB70];[$Key.$A$2:.$C$257];3;1);&quot;%&quot;))">
            <text:p/>
          </table:table-cell>
          <table:table-cell table:style-name="ce28" table:formula="of:=IF([$Editor.AC70]=&quot;00&quot;;&quot;&quot;;COM.MICROSOFT.CONCAT(VLOOKUP([$Editor.AC70];[$Key.$A$2:.$C$257];3;1);&quot;%&quot;))">
            <text:p/>
          </table:table-cell>
          <table:table-cell table:style-name="ce31" table:formula="of:=IF([$Editor.AD70]=&quot;00&quot;;&quot;&quot;;COM.MICROSOFT.CONCAT(VLOOKUP([$Editor.AD70];[$Key.$A$2:.$C$257];3;1);&quot;%&quot;))">
            <text:p/>
          </table:table-cell>
          <table:table-cell table:style-name="ce28" table:formula="of:=HEX2DEC([$Editor.AE70])" office:value-type="float" office:value="0" calcext:value-type="float">
            <text:p>0</text:p>
          </table:table-cell>
          <table:table-cell table:style-name="ce31" table:formula="of:=HEX2DEC([$Editor.AF70])" office:value-type="float" office:value="0" calcext:value-type="float">
            <text:p>0</text:p>
          </table:table-cell>
          <table:table-cell table:style-name="ce28" table:formula="of:=HEX2DEC([$Editor.AG70])" office:value-type="float" office:value="0" calcext:value-type="float">
            <text:p>0</text:p>
          </table:table-cell>
          <table:table-cell table:style-name="ce31" table:formula="of:=VLOOKUP([$Editor.AH70];[$Key.$A$2:.$K$6];11;1)" office:value-type="float" office:value="0" calcext:value-type="float">
            <text:p/>
          </table:table-cell>
          <table:table-cell table:style-name="ce28" table:formula="of:=HEX2DEC([$Editor.AI70])" office:value-type="float" office:value="0" calcext:value-type="float">
            <text:p>0</text:p>
          </table:table-cell>
          <table:table-cell table:style-name="ce31" table:formula="of:=HEX2DEC([$Editor.AJ70])" office:value-type="float" office:value="0" calcext:value-type="float">
            <text:p>0</text:p>
          </table:table-cell>
          <table:table-cell table:style-name="ce28" table:formula="of:=HEX2DEC([$Editor.AK70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Longicolnis</text:p>
          </table:table-cell>
          <table:table-cell table:style-name="ce27" table:formula="of:=COM.MICROSOFT.CONCAT([$Editor.C71];[$Editor.B71])" office:value-type="string" office:string-value="0069" calcext:value-type="string" table:number-columns-spanned="2" table:number-rows-spanned="1">
            <text:p>0069</text:p>
          </table:table-cell>
          <table:covered-table-cell table:style-name="ce45"/>
          <table:table-cell table:style-name="ce29" table:formula="of:=HEX2DEC(COM.MICROSOFT.CONCAT([$Editor.E71];[$Editor.D71]))" office:value-type="float" office:value="0" calcext:value-type="float" table:number-columns-spanned="2" table:number-rows-spanned="1">
            <text:p>0</text:p>
          </table:table-cell>
          <table:covered-table-cell table:style-name="ce30"/>
          <table:table-cell table:style-name="ce27" table:formula="of:=COM.MICROSOFT.CONCAT([$Editor.G71];[$Editor.F71])" office:value-type="string" office:string-value="0065" calcext:value-type="string" table:number-columns-spanned="2" table:number-rows-spanned="1">
            <text:p>0065</text:p>
          </table:table-cell>
          <table:covered-table-cell table:style-name="ce30"/>
          <table:table-cell table:style-name="ce31" table:formula="of:=VLOOKUP([$Editor.H71];[$Key.$A$2:.$G$19];7;1)" office:value-type="string" office:string-value="Lance" calcext:value-type="string">
            <text:p>Lance</text:p>
          </table:table-cell>
          <table:table-cell table:style-name="ce28" table:formula="of:=VLOOKUP([$Editor.I71];[$Key.$A$2:.$H$12];8;1)" office:value-type="string" office:string-value="Virtue" calcext:value-type="string">
            <text:p>Virtue</text:p>
          </table:table-cell>
          <table:table-cell table:style-name="ce31" table:formula="of:=VLOOKUP([$Editor.J71];[$Key.$A$2:.$I$8];9;1)" office:value-type="string" office:string-value="2 Handed" calcext:value-type="string">
            <text:p>2 Handed</text:p>
          </table:table-cell>
          <table:table-cell table:style-name="ce28" table:formula="of:=VLOOKUP([$Editor.K71];[$Key.$A$2:.$J$6];10;1)" office:value-type="string" office:string-value="Lances" calcext:value-type="string">
            <text:p>Lances</text:p>
          </table:table-cell>
          <table:table-cell table:style-name="ce31" table:formula="of:=HEX2DEC([$Editor.L71])" office:value-type="float" office:value="2" calcext:value-type="float">
            <text:p>2</text:p>
          </table:table-cell>
          <table:table-cell table:style-name="ce28" table:formula="of:=VLOOKUP([$Editor.M71];[$Key.$A$2:.$C$257];3;1)" office:value-type="string" office:string-value="39" calcext:value-type="string">
            <text:p>39</text:p>
          </table:table-cell>
          <table:table-cell table:style-name="ce31" table:formula="of:=HEX2DEC([$Editor.N71])" office:value-type="float" office:value="74" calcext:value-type="float">
            <text:p>74</text:p>
          </table:table-cell>
          <table:table-cell table:style-name="ce28" table:formula="of:=HEX2DEC([$Editor.O71])" office:value-type="float" office:value="0" calcext:value-type="float">
            <text:p>0</text:p>
          </table:table-cell>
          <table:table-cell table:style-name="ce31" table:formula="of:=VLOOKUP([$Editor.P71];[$Key.$A$2:.$H$12];8;1)" office:value-type="string" office:string-value="Virtue" calcext:value-type="string">
            <text:p>Virtue</text:p>
          </table:table-cell>
          <table:table-cell table:style-name="ce28" table:formula="of:=HEX2DEC([$Editor.Q71])" office:value-type="float" office:value="29" calcext:value-type="float">
            <text:p>29</text:p>
          </table:table-cell>
          <table:table-cell table:style-name="ce31" table:formula="of:=VLOOKUP([$Editor.R71];[$Key.$A$2:.$D$257];4;1)" office:value-type="float" office:value="0" calcext:value-type="float">
            <text:p/>
          </table:table-cell>
          <table:table-cell table:style-name="ce28" table:formula="of:=VLOOKUP([$Editor.S71];[$Key.$A$2:.$F$257];6;1)" office:value-type="string" office:string-value="Pierce" calcext:value-type="string">
            <text:p>Pierce</text:p>
          </table:table-cell>
          <table:table-cell table:style-name="ce31" table:formula="of:=VLOOKUP([$Editor.T71];[$Key.$A$2:.$E$257];5;1)" office:value-type="float" office:value="0" calcext:value-type="float">
            <text:p/>
          </table:table-cell>
          <table:table-cell table:style-name="ce28" table:formula="of:=IF([$Editor.U71]=&quot;00&quot;;&quot;&quot;;HEX2DEC([$Editor.U71]))">
            <text:p/>
          </table:table-cell>
          <table:table-cell table:style-name="ce31" table:formula="of:=IF([$Editor.V71]=&quot;00&quot;;&quot;&quot;;HEX2DEC([$Editor.V71]))">
            <text:p/>
          </table:table-cell>
          <table:table-cell table:style-name="ce28" table:formula="of:=IF([$Editor.W71]=&quot;00&quot;;&quot;&quot;;HEX2DEC([$Editor.W71]))">
            <text:p/>
          </table:table-cell>
          <table:table-cell table:style-name="ce31" table:formula="of:=IF([$Editor.X71]=&quot;00&quot;;&quot;&quot;;COM.MICROSOFT.CONCAT(VLOOKUP([$Editor.X71];[$Key.$A$2:.$C$257];3;1);&quot;%&quot;))">
            <text:p/>
          </table:table-cell>
          <table:table-cell table:style-name="ce28" table:formula="of:=IF([$Editor.Y71]=&quot;00&quot;;&quot;&quot;;COM.MICROSOFT.CONCAT(VLOOKUP([$Editor.Y71];[$Key.$A$2:.$C$257];3;1);&quot;%&quot;))">
            <text:p/>
          </table:table-cell>
          <table:table-cell table:style-name="ce31" table:formula="of:=IF([$Editor.Z71]=&quot;00&quot;;&quot;&quot;;COM.MICROSOFT.CONCAT(VLOOKUP([$Editor.Z71];[$Key.$A$2:.$C$257];3;1);&quot;%&quot;))">
            <text:p/>
          </table:table-cell>
          <table:table-cell table:style-name="ce28" table:formula="of:=IF([$Editor.AA71]=&quot;00&quot;;&quot;&quot;;COM.MICROSOFT.CONCAT(VLOOKUP([$Editor.AA71];[$Key.$A$2:.$C$257];3;1);&quot;%&quot;))">
            <text:p/>
          </table:table-cell>
          <table:table-cell table:style-name="ce31" table:formula="of:=IF([$Editor.AB71]=&quot;00&quot;;&quot;&quot;;COM.MICROSOFT.CONCAT(VLOOKUP([$Editor.AB71];[$Key.$A$2:.$C$257];3;1);&quot;%&quot;))">
            <text:p/>
          </table:table-cell>
          <table:table-cell table:style-name="ce28" table:formula="of:=IF([$Editor.AC71]=&quot;00&quot;;&quot;&quot;;COM.MICROSOFT.CONCAT(VLOOKUP([$Editor.AC71];[$Key.$A$2:.$C$257];3;1);&quot;%&quot;))" office:value-type="string" office:string-value="-5%" calcext:value-type="string">
            <text:p>-5%</text:p>
          </table:table-cell>
          <table:table-cell table:style-name="ce31" table:formula="of:=IF([$Editor.AD71]=&quot;00&quot;;&quot;&quot;;COM.MICROSOFT.CONCAT(VLOOKUP([$Editor.AD71];[$Key.$A$2:.$C$257];3;1);&quot;%&quot;))" office:value-type="string" office:string-value="-5%" calcext:value-type="string">
            <text:p>-5%</text:p>
          </table:table-cell>
          <table:table-cell table:style-name="ce28" table:formula="of:=HEX2DEC([$Editor.AE71])" office:value-type="float" office:value="0" calcext:value-type="float">
            <text:p>0</text:p>
          </table:table-cell>
          <table:table-cell table:style-name="ce31" table:formula="of:=HEX2DEC([$Editor.AF71])" office:value-type="float" office:value="0" calcext:value-type="float">
            <text:p>0</text:p>
          </table:table-cell>
          <table:table-cell table:style-name="ce28" table:formula="of:=HEX2DEC([$Editor.AG71])" office:value-type="float" office:value="0" calcext:value-type="float">
            <text:p>0</text:p>
          </table:table-cell>
          <table:table-cell table:style-name="ce31" table:formula="of:=VLOOKUP([$Editor.AH71];[$Key.$A$2:.$K$6];11;1)" office:value-type="float" office:value="0" calcext:value-type="float">
            <text:p/>
          </table:table-cell>
          <table:table-cell table:style-name="ce28" table:formula="of:=HEX2DEC([$Editor.AI71])" office:value-type="float" office:value="0" calcext:value-type="float">
            <text:p>0</text:p>
          </table:table-cell>
          <table:table-cell table:style-name="ce31" table:formula="of:=HEX2DEC([$Editor.AJ71])" office:value-type="float" office:value="0" calcext:value-type="float">
            <text:p>0</text:p>
          </table:table-cell>
          <table:table-cell table:style-name="ce28" table:formula="of:=HEX2DEC([$Editor.AK71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Brionac</text:p>
          </table:table-cell>
          <table:table-cell table:style-name="ce27" table:formula="of:=COM.MICROSOFT.CONCAT([$Editor.C72];[$Editor.B72])" office:value-type="string" office:string-value="006a" calcext:value-type="string" table:number-columns-spanned="2" table:number-rows-spanned="1">
            <text:p>006a</text:p>
          </table:table-cell>
          <table:covered-table-cell table:style-name="ce45"/>
          <table:table-cell table:style-name="ce29" table:formula="of:=HEX2DEC(COM.MICROSOFT.CONCAT([$Editor.E72];[$Editor.D72]))" office:value-type="float" office:value="3800" calcext:value-type="float" table:number-columns-spanned="2" table:number-rows-spanned="1">
            <text:p>3800</text:p>
          </table:table-cell>
          <table:covered-table-cell table:style-name="ce30"/>
          <table:table-cell table:style-name="ce27" table:formula="of:=COM.MICROSOFT.CONCAT([$Editor.G72];[$Editor.F72])" office:value-type="string" office:string-value="0066" calcext:value-type="string" table:number-columns-spanned="2" table:number-rows-spanned="1">
            <text:p>0066</text:p>
          </table:table-cell>
          <table:covered-table-cell table:style-name="ce30"/>
          <table:table-cell table:style-name="ce31" table:formula="of:=VLOOKUP([$Editor.H72];[$Key.$A$2:.$G$19];7;1)" office:value-type="string" office:string-value="Lance" calcext:value-type="string">
            <text:p>Lance</text:p>
          </table:table-cell>
          <table:table-cell table:style-name="ce28" table:formula="of:=VLOOKUP([$Editor.I72];[$Key.$A$2:.$H$12];8;1)" office:value-type="string" office:string-value="Bane" calcext:value-type="string">
            <text:p>Bane</text:p>
          </table:table-cell>
          <table:table-cell table:style-name="ce31" table:formula="of:=VLOOKUP([$Editor.J72];[$Key.$A$2:.$I$8];9;1)" office:value-type="string" office:string-value="2 Handed" calcext:value-type="string">
            <text:p>2 Handed</text:p>
          </table:table-cell>
          <table:table-cell table:style-name="ce28" table:formula="of:=VLOOKUP([$Editor.K72];[$Key.$A$2:.$J$6];10;1)" office:value-type="string" office:string-value="Lances" calcext:value-type="string">
            <text:p>Lances</text:p>
          </table:table-cell>
          <table:table-cell table:style-name="ce31" table:formula="of:=HEX2DEC([$Editor.L72])" office:value-type="float" office:value="2" calcext:value-type="float">
            <text:p>2</text:p>
          </table:table-cell>
          <table:table-cell table:style-name="ce28" table:formula="of:=VLOOKUP([$Editor.M72];[$Key.$A$2:.$C$257];3;1)" office:value-type="string" office:string-value="40" calcext:value-type="string">
            <text:p>40</text:p>
          </table:table-cell>
          <table:table-cell table:style-name="ce31" table:formula="of:=HEX2DEC([$Editor.N72])" office:value-type="float" office:value="62" calcext:value-type="float">
            <text:p>62</text:p>
          </table:table-cell>
          <table:table-cell table:style-name="ce28" table:formula="of:=HEX2DEC([$Editor.O72])" office:value-type="float" office:value="0" calcext:value-type="float">
            <text:p>0</text:p>
          </table:table-cell>
          <table:table-cell table:style-name="ce31" table:formula="of:=VLOOKUP([$Editor.P72];[$Key.$A$2:.$H$12];8;1)" office:value-type="string" office:string-value="Bane" calcext:value-type="string">
            <text:p>Bane</text:p>
          </table:table-cell>
          <table:table-cell table:style-name="ce28" table:formula="of:=HEX2DEC([$Editor.Q72])" office:value-type="float" office:value="19" calcext:value-type="float">
            <text:p>19</text:p>
          </table:table-cell>
          <table:table-cell table:style-name="ce31" table:formula="of:=VLOOKUP([$Editor.R72];[$Key.$A$2:.$D$257];4;1)" office:value-type="float" office:value="0" calcext:value-type="float">
            <text:p/>
          </table:table-cell>
          <table:table-cell table:style-name="ce28" table:formula="of:=VLOOKUP([$Editor.S72];[$Key.$A$2:.$F$257];6;1)" office:value-type="string" office:string-value="Instant KO" calcext:value-type="string">
            <text:p>Instant KO</text:p>
          </table:table-cell>
          <table:table-cell table:style-name="ce31" table:formula="of:=VLOOKUP([$Editor.T72];[$Key.$A$2:.$E$257];5;1)" office:value-type="float" office:value="0" calcext:value-type="float">
            <text:p/>
          </table:table-cell>
          <table:table-cell table:style-name="ce28" table:formula="of:=IF([$Editor.U72]=&quot;00&quot;;&quot;&quot;;HEX2DEC([$Editor.U72]))">
            <text:p/>
          </table:table-cell>
          <table:table-cell table:style-name="ce31" table:formula="of:=IF([$Editor.V72]=&quot;00&quot;;&quot;&quot;;HEX2DEC([$Editor.V72]))">
            <text:p/>
          </table:table-cell>
          <table:table-cell table:style-name="ce28" table:formula="of:=IF([$Editor.W72]=&quot;00&quot;;&quot;&quot;;HEX2DEC([$Editor.W72]))">
            <text:p/>
          </table:table-cell>
          <table:table-cell table:style-name="ce31" table:formula="of:=IF([$Editor.X72]=&quot;00&quot;;&quot;&quot;;COM.MICROSOFT.CONCAT(VLOOKUP([$Editor.X72];[$Key.$A$2:.$C$257];3;1);&quot;%&quot;))">
            <text:p/>
          </table:table-cell>
          <table:table-cell table:style-name="ce28" table:formula="of:=IF([$Editor.Y72]=&quot;00&quot;;&quot;&quot;;COM.MICROSOFT.CONCAT(VLOOKUP([$Editor.Y72];[$Key.$A$2:.$C$257];3;1);&quot;%&quot;))">
            <text:p/>
          </table:table-cell>
          <table:table-cell table:style-name="ce31" table:formula="of:=IF([$Editor.Z72]=&quot;00&quot;;&quot;&quot;;COM.MICROSOFT.CONCAT(VLOOKUP([$Editor.Z72];[$Key.$A$2:.$C$257];3;1);&quot;%&quot;))">
            <text:p/>
          </table:table-cell>
          <table:table-cell table:style-name="ce28" table:formula="of:=IF([$Editor.AA72]=&quot;00&quot;;&quot;&quot;;COM.MICROSOFT.CONCAT(VLOOKUP([$Editor.AA72];[$Key.$A$2:.$C$257];3;1);&quot;%&quot;))">
            <text:p/>
          </table:table-cell>
          <table:table-cell table:style-name="ce31" table:formula="of:=IF([$Editor.AB72]=&quot;00&quot;;&quot;&quot;;COM.MICROSOFT.CONCAT(VLOOKUP([$Editor.AB72];[$Key.$A$2:.$C$257];3;1);&quot;%&quot;))">
            <text:p/>
          </table:table-cell>
          <table:table-cell table:style-name="ce28" table:formula="of:=IF([$Editor.AC72]=&quot;00&quot;;&quot;&quot;;COM.MICROSOFT.CONCAT(VLOOKUP([$Editor.AC72];[$Key.$A$2:.$C$257];3;1);&quot;%&quot;))" office:value-type="string" office:string-value="-5%" calcext:value-type="string">
            <text:p>-5%</text:p>
          </table:table-cell>
          <table:table-cell table:style-name="ce31" table:formula="of:=IF([$Editor.AD72]=&quot;00&quot;;&quot;&quot;;COM.MICROSOFT.CONCAT(VLOOKUP([$Editor.AD72];[$Key.$A$2:.$C$257];3;1);&quot;%&quot;))">
            <text:p/>
          </table:table-cell>
          <table:table-cell table:style-name="ce28" table:formula="of:=HEX2DEC([$Editor.AE72])" office:value-type="float" office:value="0" calcext:value-type="float">
            <text:p>0</text:p>
          </table:table-cell>
          <table:table-cell table:style-name="ce31" table:formula="of:=HEX2DEC([$Editor.AF72])" office:value-type="float" office:value="0" calcext:value-type="float">
            <text:p>0</text:p>
          </table:table-cell>
          <table:table-cell table:style-name="ce28" table:formula="of:=HEX2DEC([$Editor.AG72])" office:value-type="float" office:value="1" calcext:value-type="float">
            <text:p>1</text:p>
          </table:table-cell>
          <table:table-cell table:style-name="ce31" table:formula="of:=VLOOKUP([$Editor.AH72];[$Key.$A$2:.$K$6];11;1)" office:value-type="float" office:value="0" calcext:value-type="float">
            <text:p/>
          </table:table-cell>
          <table:table-cell table:style-name="ce28" table:formula="of:=HEX2DEC([$Editor.AI72])" office:value-type="float" office:value="0" calcext:value-type="float">
            <text:p>0</text:p>
          </table:table-cell>
          <table:table-cell table:style-name="ce31" table:formula="of:=HEX2DEC([$Editor.AJ72])" office:value-type="float" office:value="0" calcext:value-type="float">
            <text:p>0</text:p>
          </table:table-cell>
          <table:table-cell table:style-name="ce28" table:formula="of:=HEX2DEC([$Editor.AK72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Leather Whip</text:p>
          </table:table-cell>
          <table:table-cell table:style-name="ce27" table:formula="of:=COM.MICROSOFT.CONCAT([$Editor.C73];[$Editor.B73])" office:value-type="string" office:string-value="006b" calcext:value-type="string" table:number-columns-spanned="2" table:number-rows-spanned="1">
            <text:p>006b</text:p>
          </table:table-cell>
          <table:covered-table-cell table:style-name="ce45"/>
          <table:table-cell table:style-name="ce29" table:formula="of:=HEX2DEC(COM.MICROSOFT.CONCAT([$Editor.E73];[$Editor.D73]))" office:value-type="float" office:value="780" calcext:value-type="float" table:number-columns-spanned="2" table:number-rows-spanned="1">
            <text:p>780</text:p>
          </table:table-cell>
          <table:covered-table-cell table:style-name="ce30"/>
          <table:table-cell table:style-name="ce27" table:formula="of:=COM.MICROSOFT.CONCAT([$Editor.G73];[$Editor.F73])" office:value-type="string" office:string-value="0067" calcext:value-type="string" table:number-columns-spanned="2" table:number-rows-spanned="1">
            <text:p>0067</text:p>
          </table:table-cell>
          <table:covered-table-cell table:style-name="ce30"/>
          <table:table-cell table:style-name="ce31" table:formula="of:=VLOOKUP([$Editor.H73];[$Key.$A$2:.$G$19];7;1)" office:value-type="string" office:string-value="Whip" calcext:value-type="string">
            <text:p>Whip</text:p>
          </table:table-cell>
          <table:table-cell table:style-name="ce28" table:formula="of:=VLOOKUP([$Editor.I73];[$Key.$A$2:.$H$12];8;1)" office:value-type="float" office:value="0" calcext:value-type="float">
            <text:p/>
          </table:table-cell>
          <table:table-cell table:style-name="ce31" table:formula="of:=VLOOKUP([$Editor.J73];[$Key.$A$2:.$I$8];9;1)" office:value-type="string" office:string-value="2 Handed" calcext:value-type="string">
            <text:p>2 Handed</text:p>
          </table:table-cell>
          <table:table-cell table:style-name="ce28" table:formula="of:=VLOOKUP([$Editor.K73];[$Key.$A$2:.$J$6];10;1)" office:value-type="string" office:string-value="Close Ranged" calcext:value-type="string">
            <text:p>Close Ranged</text:p>
          </table:table-cell>
          <table:table-cell table:style-name="ce31" table:formula="of:=HEX2DEC([$Editor.L73])" office:value-type="float" office:value="2" calcext:value-type="float">
            <text:p>2</text:p>
          </table:table-cell>
          <table:table-cell table:style-name="ce28" table:formula="of:=VLOOKUP([$Editor.M73];[$Key.$A$2:.$C$257];3;1)" office:value-type="string" office:string-value="28" calcext:value-type="string">
            <text:p>28</text:p>
          </table:table-cell>
          <table:table-cell table:style-name="ce31" table:formula="of:=HEX2DEC([$Editor.N73])" office:value-type="float" office:value="45" calcext:value-type="float">
            <text:p>45</text:p>
          </table:table-cell>
          <table:table-cell table:style-name="ce28" table:formula="of:=HEX2DEC([$Editor.O73])" office:value-type="float" office:value="0" calcext:value-type="float">
            <text:p>0</text:p>
          </table:table-cell>
          <table:table-cell table:style-name="ce31" table:formula="of:=VLOOKUP([$Editor.P73];[$Key.$A$2:.$H$12];8;1)" office:value-type="float" office:value="0" calcext:value-type="float">
            <text:p/>
          </table:table-cell>
          <table:table-cell table:style-name="ce28" table:formula="of:=HEX2DEC([$Editor.Q73])" office:value-type="float" office:value="0" calcext:value-type="float">
            <text:p>0</text:p>
          </table:table-cell>
          <table:table-cell table:style-name="ce31" table:formula="of:=VLOOKUP([$Editor.R73];[$Key.$A$2:.$D$257];4;1)" office:value-type="float" office:value="0" calcext:value-type="float">
            <text:p/>
          </table:table-cell>
          <table:table-cell table:style-name="ce28" table:formula="of:=VLOOKUP([$Editor.S73];[$Key.$A$2:.$F$257];6;1)" office:value-type="float" office:value="0" calcext:value-type="float">
            <text:p/>
          </table:table-cell>
          <table:table-cell table:style-name="ce31" table:formula="of:=VLOOKUP([$Editor.T73];[$Key.$A$2:.$E$257];5;1)" office:value-type="float" office:value="0" calcext:value-type="float">
            <text:p/>
          </table:table-cell>
          <table:table-cell table:style-name="ce28" table:formula="of:=IF([$Editor.U73]=&quot;00&quot;;&quot;&quot;;HEX2DEC([$Editor.U73]))">
            <text:p/>
          </table:table-cell>
          <table:table-cell table:style-name="ce31" table:formula="of:=IF([$Editor.V73]=&quot;00&quot;;&quot;&quot;;HEX2DEC([$Editor.V73]))">
            <text:p/>
          </table:table-cell>
          <table:table-cell table:style-name="ce28" table:formula="of:=IF([$Editor.W73]=&quot;00&quot;;&quot;&quot;;HEX2DEC([$Editor.W73]))">
            <text:p/>
          </table:table-cell>
          <table:table-cell table:style-name="ce31" table:formula="of:=IF([$Editor.X73]=&quot;00&quot;;&quot;&quot;;COM.MICROSOFT.CONCAT(VLOOKUP([$Editor.X73];[$Key.$A$2:.$C$257];3;1);&quot;%&quot;))">
            <text:p/>
          </table:table-cell>
          <table:table-cell table:style-name="ce28" table:formula="of:=IF([$Editor.Y73]=&quot;00&quot;;&quot;&quot;;COM.MICROSOFT.CONCAT(VLOOKUP([$Editor.Y73];[$Key.$A$2:.$C$257];3;1);&quot;%&quot;))">
            <text:p/>
          </table:table-cell>
          <table:table-cell table:style-name="ce31" table:formula="of:=IF([$Editor.Z73]=&quot;00&quot;;&quot;&quot;;COM.MICROSOFT.CONCAT(VLOOKUP([$Editor.Z73];[$Key.$A$2:.$C$257];3;1);&quot;%&quot;))">
            <text:p/>
          </table:table-cell>
          <table:table-cell table:style-name="ce28" table:formula="of:=IF([$Editor.AA73]=&quot;00&quot;;&quot;&quot;;COM.MICROSOFT.CONCAT(VLOOKUP([$Editor.AA73];[$Key.$A$2:.$C$257];3;1);&quot;%&quot;))">
            <text:p/>
          </table:table-cell>
          <table:table-cell table:style-name="ce31" table:formula="of:=IF([$Editor.AB73]=&quot;00&quot;;&quot;&quot;;COM.MICROSOFT.CONCAT(VLOOKUP([$Editor.AB73];[$Key.$A$2:.$C$257];3;1);&quot;%&quot;))">
            <text:p/>
          </table:table-cell>
          <table:table-cell table:style-name="ce28" table:formula="of:=IF([$Editor.AC73]=&quot;00&quot;;&quot;&quot;;COM.MICROSOFT.CONCAT(VLOOKUP([$Editor.AC73];[$Key.$A$2:.$C$257];3;1);&quot;%&quot;))">
            <text:p/>
          </table:table-cell>
          <table:table-cell table:style-name="ce31" table:formula="of:=IF([$Editor.AD73]=&quot;00&quot;;&quot;&quot;;COM.MICROSOFT.CONCAT(VLOOKUP([$Editor.AD73];[$Key.$A$2:.$C$257];3;1);&quot;%&quot;))">
            <text:p/>
          </table:table-cell>
          <table:table-cell table:style-name="ce28" table:formula="of:=HEX2DEC([$Editor.AE73])" office:value-type="float" office:value="0" calcext:value-type="float">
            <text:p>0</text:p>
          </table:table-cell>
          <table:table-cell table:style-name="ce31" table:formula="of:=HEX2DEC([$Editor.AF73])" office:value-type="float" office:value="0" calcext:value-type="float">
            <text:p>0</text:p>
          </table:table-cell>
          <table:table-cell table:style-name="ce28" table:formula="of:=HEX2DEC([$Editor.AG73])" office:value-type="float" office:value="0" calcext:value-type="float">
            <text:p>0</text:p>
          </table:table-cell>
          <table:table-cell table:style-name="ce31" table:formula="of:=VLOOKUP([$Editor.AH73];[$Key.$A$2:.$K$6];11;1)" office:value-type="float" office:value="0" calcext:value-type="float">
            <text:p/>
          </table:table-cell>
          <table:table-cell table:style-name="ce28" table:formula="of:=HEX2DEC([$Editor.AI73])" office:value-type="float" office:value="0" calcext:value-type="float">
            <text:p>0</text:p>
          </table:table-cell>
          <table:table-cell table:style-name="ce31" table:formula="of:=HEX2DEC([$Editor.AJ73])" office:value-type="float" office:value="0" calcext:value-type="float">
            <text:p>0</text:p>
          </table:table-cell>
          <table:table-cell table:style-name="ce28" table:formula="of:=HEX2DEC([$Editor.AK73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Beast Whip</text:p>
          </table:table-cell>
          <table:table-cell table:style-name="ce27" table:formula="of:=COM.MICROSOFT.CONCAT([$Editor.C74];[$Editor.B74])" office:value-type="string" office:string-value="006c" calcext:value-type="string" table:number-columns-spanned="2" table:number-rows-spanned="1">
            <text:p>006c</text:p>
          </table:table-cell>
          <table:covered-table-cell table:style-name="ce45"/>
          <table:table-cell table:style-name="ce29" table:formula="of:=HEX2DEC(COM.MICROSOFT.CONCAT([$Editor.E74];[$Editor.D74]))" office:value-type="float" office:value="1440" calcext:value-type="float" table:number-columns-spanned="2" table:number-rows-spanned="1">
            <text:p>1440</text:p>
          </table:table-cell>
          <table:covered-table-cell table:style-name="ce30"/>
          <table:table-cell table:style-name="ce27" table:formula="of:=COM.MICROSOFT.CONCAT([$Editor.G74];[$Editor.F74])" office:value-type="string" office:string-value="0068" calcext:value-type="string" table:number-columns-spanned="2" table:number-rows-spanned="1">
            <text:p>0068</text:p>
          </table:table-cell>
          <table:covered-table-cell table:style-name="ce30"/>
          <table:table-cell table:style-name="ce31" table:formula="of:=VLOOKUP([$Editor.H74];[$Key.$A$2:.$G$19];7;1)" office:value-type="string" office:string-value="Whip" calcext:value-type="string">
            <text:p>Whip</text:p>
          </table:table-cell>
          <table:table-cell table:style-name="ce28" table:formula="of:=VLOOKUP([$Editor.I74];[$Key.$A$2:.$H$12];8;1)" office:value-type="float" office:value="0" calcext:value-type="float">
            <text:p/>
          </table:table-cell>
          <table:table-cell table:style-name="ce31" table:formula="of:=VLOOKUP([$Editor.J74];[$Key.$A$2:.$I$8];9;1)" office:value-type="string" office:string-value="2 Handed" calcext:value-type="string">
            <text:p>2 Handed</text:p>
          </table:table-cell>
          <table:table-cell table:style-name="ce28" table:formula="of:=VLOOKUP([$Editor.K74];[$Key.$A$2:.$J$6];10;1)" office:value-type="string" office:string-value="Close Ranged" calcext:value-type="string">
            <text:p>Close Ranged</text:p>
          </table:table-cell>
          <table:table-cell table:style-name="ce31" table:formula="of:=HEX2DEC([$Editor.L74])" office:value-type="float" office:value="2" calcext:value-type="float">
            <text:p>2</text:p>
          </table:table-cell>
          <table:table-cell table:style-name="ce28" table:formula="of:=VLOOKUP([$Editor.M74];[$Key.$A$2:.$C$257];3;1)" office:value-type="string" office:string-value="28" calcext:value-type="string">
            <text:p>28</text:p>
          </table:table-cell>
          <table:table-cell table:style-name="ce31" table:formula="of:=HEX2DEC([$Editor.N74])" office:value-type="float" office:value="52" calcext:value-type="float">
            <text:p>52</text:p>
          </table:table-cell>
          <table:table-cell table:style-name="ce28" table:formula="of:=HEX2DEC([$Editor.O74])" office:value-type="float" office:value="0" calcext:value-type="float">
            <text:p>0</text:p>
          </table:table-cell>
          <table:table-cell table:style-name="ce31" table:formula="of:=VLOOKUP([$Editor.P74];[$Key.$A$2:.$H$12];8;1)" office:value-type="float" office:value="0" calcext:value-type="float">
            <text:p/>
          </table:table-cell>
          <table:table-cell table:style-name="ce28" table:formula="of:=HEX2DEC([$Editor.Q74])" office:value-type="float" office:value="0" calcext:value-type="float">
            <text:p>0</text:p>
          </table:table-cell>
          <table:table-cell table:style-name="ce31" table:formula="of:=VLOOKUP([$Editor.R74];[$Key.$A$2:.$D$257];4;1)" office:value-type="float" office:value="0" calcext:value-type="float">
            <text:p/>
          </table:table-cell>
          <table:table-cell table:style-name="ce28" table:formula="of:=VLOOKUP([$Editor.S74];[$Key.$A$2:.$F$257];6;1)" office:value-type="float" office:value="0" calcext:value-type="float">
            <text:p/>
          </table:table-cell>
          <table:table-cell table:style-name="ce31" table:formula="of:=VLOOKUP([$Editor.T74];[$Key.$A$2:.$E$257];5;1)" office:value-type="string" office:string-value="Support Nearby Beasts" calcext:value-type="string">
            <text:p>Support Nearby Beasts</text:p>
          </table:table-cell>
          <table:table-cell table:style-name="ce28" table:formula="of:=IF([$Editor.U74]=&quot;00&quot;;&quot;&quot;;HEX2DEC([$Editor.U74]))">
            <text:p/>
          </table:table-cell>
          <table:table-cell table:style-name="ce31" table:formula="of:=IF([$Editor.V74]=&quot;00&quot;;&quot;&quot;;HEX2DEC([$Editor.V74]))">
            <text:p/>
          </table:table-cell>
          <table:table-cell table:style-name="ce28" table:formula="of:=IF([$Editor.W74]=&quot;00&quot;;&quot;&quot;;HEX2DEC([$Editor.W74]))">
            <text:p/>
          </table:table-cell>
          <table:table-cell table:style-name="ce31" table:formula="of:=IF([$Editor.X74]=&quot;00&quot;;&quot;&quot;;COM.MICROSOFT.CONCAT(VLOOKUP([$Editor.X74];[$Key.$A$2:.$C$257];3;1);&quot;%&quot;))">
            <text:p/>
          </table:table-cell>
          <table:table-cell table:style-name="ce28" table:formula="of:=IF([$Editor.Y74]=&quot;00&quot;;&quot;&quot;;COM.MICROSOFT.CONCAT(VLOOKUP([$Editor.Y74];[$Key.$A$2:.$C$257];3;1);&quot;%&quot;))">
            <text:p/>
          </table:table-cell>
          <table:table-cell table:style-name="ce31" table:formula="of:=IF([$Editor.Z74]=&quot;00&quot;;&quot;&quot;;COM.MICROSOFT.CONCAT(VLOOKUP([$Editor.Z74];[$Key.$A$2:.$C$257];3;1);&quot;%&quot;))">
            <text:p/>
          </table:table-cell>
          <table:table-cell table:style-name="ce28" table:formula="of:=IF([$Editor.AA74]=&quot;00&quot;;&quot;&quot;;COM.MICROSOFT.CONCAT(VLOOKUP([$Editor.AA74];[$Key.$A$2:.$C$257];3;1);&quot;%&quot;))">
            <text:p/>
          </table:table-cell>
          <table:table-cell table:style-name="ce31" table:formula="of:=IF([$Editor.AB74]=&quot;00&quot;;&quot;&quot;;COM.MICROSOFT.CONCAT(VLOOKUP([$Editor.AB74];[$Key.$A$2:.$C$257];3;1);&quot;%&quot;))">
            <text:p/>
          </table:table-cell>
          <table:table-cell table:style-name="ce28" table:formula="of:=IF([$Editor.AC74]=&quot;00&quot;;&quot;&quot;;COM.MICROSOFT.CONCAT(VLOOKUP([$Editor.AC74];[$Key.$A$2:.$C$257];3;1);&quot;%&quot;))">
            <text:p/>
          </table:table-cell>
          <table:table-cell table:style-name="ce31" table:formula="of:=IF([$Editor.AD74]=&quot;00&quot;;&quot;&quot;;COM.MICROSOFT.CONCAT(VLOOKUP([$Editor.AD74];[$Key.$A$2:.$C$257];3;1);&quot;%&quot;))">
            <text:p/>
          </table:table-cell>
          <table:table-cell table:style-name="ce28" table:formula="of:=HEX2DEC([$Editor.AE74])" office:value-type="float" office:value="0" calcext:value-type="float">
            <text:p>0</text:p>
          </table:table-cell>
          <table:table-cell table:style-name="ce31" table:formula="of:=HEX2DEC([$Editor.AF74])" office:value-type="float" office:value="0" calcext:value-type="float">
            <text:p>0</text:p>
          </table:table-cell>
          <table:table-cell table:style-name="ce28" table:formula="of:=HEX2DEC([$Editor.AG74])" office:value-type="float" office:value="0" calcext:value-type="float">
            <text:p>0</text:p>
          </table:table-cell>
          <table:table-cell table:style-name="ce31" table:formula="of:=VLOOKUP([$Editor.AH74];[$Key.$A$2:.$K$6];11;1)" office:value-type="float" office:value="0" calcext:value-type="float">
            <text:p/>
          </table:table-cell>
          <table:table-cell table:style-name="ce28" table:formula="of:=HEX2DEC([$Editor.AI74])" office:value-type="float" office:value="0" calcext:value-type="float">
            <text:p>0</text:p>
          </table:table-cell>
          <table:table-cell table:style-name="ce31" table:formula="of:=HEX2DEC([$Editor.AJ74])" office:value-type="float" office:value="0" calcext:value-type="float">
            <text:p>0</text:p>
          </table:table-cell>
          <table:table-cell table:style-name="ce28" table:formula="of:=HEX2DEC([$Editor.AK74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Holy Comet</text:p>
          </table:table-cell>
          <table:table-cell table:style-name="ce27" table:formula="of:=COM.MICROSOFT.CONCAT([$Editor.C75];[$Editor.B75])" office:value-type="string" office:string-value="006d" calcext:value-type="string" table:number-columns-spanned="2" table:number-rows-spanned="1">
            <text:p>006d</text:p>
          </table:table-cell>
          <table:covered-table-cell table:style-name="ce45"/>
          <table:table-cell table:style-name="ce29" table:formula="of:=HEX2DEC(COM.MICROSOFT.CONCAT([$Editor.E75];[$Editor.D75]))" office:value-type="float" office:value="1620" calcext:value-type="float" table:number-columns-spanned="2" table:number-rows-spanned="1">
            <text:p>1620</text:p>
          </table:table-cell>
          <table:covered-table-cell table:style-name="ce30"/>
          <table:table-cell table:style-name="ce27" table:formula="of:=COM.MICROSOFT.CONCAT([$Editor.G75];[$Editor.F75])" office:value-type="string" office:string-value="0069" calcext:value-type="string" table:number-columns-spanned="2" table:number-rows-spanned="1">
            <text:p>0069</text:p>
          </table:table-cell>
          <table:covered-table-cell table:style-name="ce30"/>
          <table:table-cell table:style-name="ce31" table:formula="of:=VLOOKUP([$Editor.H75];[$Key.$A$2:.$G$19];7;1)" office:value-type="string" office:string-value="Whip" calcext:value-type="string">
            <text:p>Whip</text:p>
          </table:table-cell>
          <table:table-cell table:style-name="ce28" table:formula="of:=VLOOKUP([$Editor.I75];[$Key.$A$2:.$H$12];8;1)" office:value-type="string" office:string-value="Virtue" calcext:value-type="string">
            <text:p>Virtue</text:p>
          </table:table-cell>
          <table:table-cell table:style-name="ce31" table:formula="of:=VLOOKUP([$Editor.J75];[$Key.$A$2:.$I$8];9;1)" office:value-type="string" office:string-value="2 Handed" calcext:value-type="string">
            <text:p>2 Handed</text:p>
          </table:table-cell>
          <table:table-cell table:style-name="ce28" table:formula="of:=VLOOKUP([$Editor.K75];[$Key.$A$2:.$J$6];10;1)" office:value-type="string" office:string-value="Close Ranged" calcext:value-type="string">
            <text:p>Close Ranged</text:p>
          </table:table-cell>
          <table:table-cell table:style-name="ce31" table:formula="of:=HEX2DEC([$Editor.L75])" office:value-type="float" office:value="2" calcext:value-type="float">
            <text:p>2</text:p>
          </table:table-cell>
          <table:table-cell table:style-name="ce28" table:formula="of:=VLOOKUP([$Editor.M75];[$Key.$A$2:.$C$257];3;1)" office:value-type="string" office:string-value="35" calcext:value-type="string">
            <text:p>35</text:p>
          </table:table-cell>
          <table:table-cell table:style-name="ce31" table:formula="of:=HEX2DEC([$Editor.N75])" office:value-type="float" office:value="62" calcext:value-type="float">
            <text:p>62</text:p>
          </table:table-cell>
          <table:table-cell table:style-name="ce28" table:formula="of:=HEX2DEC([$Editor.O75])" office:value-type="float" office:value="0" calcext:value-type="float">
            <text:p>0</text:p>
          </table:table-cell>
          <table:table-cell table:style-name="ce31" table:formula="of:=VLOOKUP([$Editor.P75];[$Key.$A$2:.$H$12];8;1)" office:value-type="string" office:string-value="Virtue" calcext:value-type="string">
            <text:p>Virtue</text:p>
          </table:table-cell>
          <table:table-cell table:style-name="ce28" table:formula="of:=HEX2DEC([$Editor.Q75])" office:value-type="float" office:value="0" calcext:value-type="float">
            <text:p>0</text:p>
          </table:table-cell>
          <table:table-cell table:style-name="ce31" table:formula="of:=VLOOKUP([$Editor.R75];[$Key.$A$2:.$D$257];4;1)" office:value-type="float" office:value="0" calcext:value-type="float">
            <text:p/>
          </table:table-cell>
          <table:table-cell table:style-name="ce28" table:formula="of:=VLOOKUP([$Editor.S75];[$Key.$A$2:.$F$257];6;1)" office:value-type="float" office:value="0" calcext:value-type="float">
            <text:p/>
          </table:table-cell>
          <table:table-cell table:style-name="ce31" table:formula="of:=VLOOKUP([$Editor.T75];[$Key.$A$2:.$E$257];5;1)" office:value-type="float" office:value="0" calcext:value-type="float">
            <text:p/>
          </table:table-cell>
          <table:table-cell table:style-name="ce28" table:formula="of:=IF([$Editor.U75]=&quot;00&quot;;&quot;&quot;;HEX2DEC([$Editor.U75]))">
            <text:p/>
          </table:table-cell>
          <table:table-cell table:style-name="ce31" table:formula="of:=IF([$Editor.V75]=&quot;00&quot;;&quot;&quot;;HEX2DEC([$Editor.V75]))">
            <text:p/>
          </table:table-cell>
          <table:table-cell table:style-name="ce28" table:formula="of:=IF([$Editor.W75]=&quot;00&quot;;&quot;&quot;;HEX2DEC([$Editor.W75]))">
            <text:p/>
          </table:table-cell>
          <table:table-cell table:style-name="ce31" table:formula="of:=IF([$Editor.X75]=&quot;00&quot;;&quot;&quot;;COM.MICROSOFT.CONCAT(VLOOKUP([$Editor.X75];[$Key.$A$2:.$C$257];3;1);&quot;%&quot;))">
            <text:p/>
          </table:table-cell>
          <table:table-cell table:style-name="ce28" table:formula="of:=IF([$Editor.Y75]=&quot;00&quot;;&quot;&quot;;COM.MICROSOFT.CONCAT(VLOOKUP([$Editor.Y75];[$Key.$A$2:.$C$257];3;1);&quot;%&quot;))">
            <text:p/>
          </table:table-cell>
          <table:table-cell table:style-name="ce31" table:formula="of:=IF([$Editor.Z75]=&quot;00&quot;;&quot;&quot;;COM.MICROSOFT.CONCAT(VLOOKUP([$Editor.Z75];[$Key.$A$2:.$C$257];3;1);&quot;%&quot;))">
            <text:p/>
          </table:table-cell>
          <table:table-cell table:style-name="ce28" table:formula="of:=IF([$Editor.AA75]=&quot;00&quot;;&quot;&quot;;COM.MICROSOFT.CONCAT(VLOOKUP([$Editor.AA75];[$Key.$A$2:.$C$257];3;1);&quot;%&quot;))">
            <text:p/>
          </table:table-cell>
          <table:table-cell table:style-name="ce31" table:formula="of:=IF([$Editor.AB75]=&quot;00&quot;;&quot;&quot;;COM.MICROSOFT.CONCAT(VLOOKUP([$Editor.AB75];[$Key.$A$2:.$C$257];3;1);&quot;%&quot;))">
            <text:p/>
          </table:table-cell>
          <table:table-cell table:style-name="ce28" table:formula="of:=IF([$Editor.AC75]=&quot;00&quot;;&quot;&quot;;COM.MICROSOFT.CONCAT(VLOOKUP([$Editor.AC75];[$Key.$A$2:.$C$257];3;1);&quot;%&quot;))">
            <text:p/>
          </table:table-cell>
          <table:table-cell table:style-name="ce31" table:formula="of:=IF([$Editor.AD75]=&quot;00&quot;;&quot;&quot;;COM.MICROSOFT.CONCAT(VLOOKUP([$Editor.AD75];[$Key.$A$2:.$C$257];3;1);&quot;%&quot;))" office:value-type="string" office:string-value="-5%" calcext:value-type="string">
            <text:p>-5%</text:p>
          </table:table-cell>
          <table:table-cell table:style-name="ce28" table:formula="of:=HEX2DEC([$Editor.AE75])" office:value-type="float" office:value="0" calcext:value-type="float">
            <text:p>0</text:p>
          </table:table-cell>
          <table:table-cell table:style-name="ce31" table:formula="of:=HEX2DEC([$Editor.AF75])" office:value-type="float" office:value="0" calcext:value-type="float">
            <text:p>0</text:p>
          </table:table-cell>
          <table:table-cell table:style-name="ce28" table:formula="of:=HEX2DEC([$Editor.AG75])" office:value-type="float" office:value="0" calcext:value-type="float">
            <text:p>0</text:p>
          </table:table-cell>
          <table:table-cell table:style-name="ce31" table:formula="of:=VLOOKUP([$Editor.AH75];[$Key.$A$2:.$K$6];11;1)" office:value-type="float" office:value="0" calcext:value-type="float">
            <text:p/>
          </table:table-cell>
          <table:table-cell table:style-name="ce28" table:formula="of:=HEX2DEC([$Editor.AI75])" office:value-type="float" office:value="0" calcext:value-type="float">
            <text:p>0</text:p>
          </table:table-cell>
          <table:table-cell table:style-name="ce31" table:formula="of:=HEX2DEC([$Editor.AJ75])" office:value-type="float" office:value="0" calcext:value-type="float">
            <text:p>0</text:p>
          </table:table-cell>
          <table:table-cell table:style-name="ce28" table:formula="of:=HEX2DEC([$Editor.AK75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Rapture Rose</text:p>
          </table:table-cell>
          <table:table-cell table:style-name="ce27" table:formula="of:=COM.MICROSOFT.CONCAT([$Editor.C76];[$Editor.B76])" office:value-type="string" office:string-value="006e" calcext:value-type="string" table:number-columns-spanned="2" table:number-rows-spanned="1">
            <text:p>006e</text:p>
          </table:table-cell>
          <table:covered-table-cell table:style-name="ce45"/>
          <table:table-cell table:style-name="ce29" table:formula="of:=HEX2DEC(COM.MICROSOFT.CONCAT([$Editor.E76];[$Editor.D76]))" office:value-type="float" office:value="1620" calcext:value-type="float" table:number-columns-spanned="2" table:number-rows-spanned="1">
            <text:p>1620</text:p>
          </table:table-cell>
          <table:covered-table-cell table:style-name="ce30"/>
          <table:table-cell table:style-name="ce27" table:formula="of:=COM.MICROSOFT.CONCAT([$Editor.G76];[$Editor.F76])" office:value-type="string" office:string-value="006a" calcext:value-type="string" table:number-columns-spanned="2" table:number-rows-spanned="1">
            <text:p>006a</text:p>
          </table:table-cell>
          <table:covered-table-cell table:style-name="ce30"/>
          <table:table-cell table:style-name="ce31" table:formula="of:=VLOOKUP([$Editor.H76];[$Key.$A$2:.$G$19];7;1)" office:value-type="string" office:string-value="Whip" calcext:value-type="string">
            <text:p>Whip</text:p>
          </table:table-cell>
          <table:table-cell table:style-name="ce28" table:formula="of:=VLOOKUP([$Editor.I76];[$Key.$A$2:.$H$12];8;1)" office:value-type="string" office:string-value="Bane" calcext:value-type="string">
            <text:p>Bane</text:p>
          </table:table-cell>
          <table:table-cell table:style-name="ce31" table:formula="of:=VLOOKUP([$Editor.J76];[$Key.$A$2:.$I$8];9;1)" office:value-type="string" office:string-value="2 Handed" calcext:value-type="string">
            <text:p>2 Handed</text:p>
          </table:table-cell>
          <table:table-cell table:style-name="ce28" table:formula="of:=VLOOKUP([$Editor.K76];[$Key.$A$2:.$J$6];10;1)" office:value-type="string" office:string-value="Close Ranged" calcext:value-type="string">
            <text:p>Close Ranged</text:p>
          </table:table-cell>
          <table:table-cell table:style-name="ce31" table:formula="of:=HEX2DEC([$Editor.L76])" office:value-type="float" office:value="2" calcext:value-type="float">
            <text:p>2</text:p>
          </table:table-cell>
          <table:table-cell table:style-name="ce28" table:formula="of:=VLOOKUP([$Editor.M76];[$Key.$A$2:.$C$257];3;1)" office:value-type="string" office:string-value="30" calcext:value-type="string">
            <text:p>30</text:p>
          </table:table-cell>
          <table:table-cell table:style-name="ce31" table:formula="of:=HEX2DEC([$Editor.N76])" office:value-type="float" office:value="66" calcext:value-type="float">
            <text:p>66</text:p>
          </table:table-cell>
          <table:table-cell table:style-name="ce28" table:formula="of:=HEX2DEC([$Editor.O76])" office:value-type="float" office:value="0" calcext:value-type="float">
            <text:p>0</text:p>
          </table:table-cell>
          <table:table-cell table:style-name="ce31" table:formula="of:=VLOOKUP([$Editor.P76];[$Key.$A$2:.$H$12];8;1)" office:value-type="string" office:string-value="Bane" calcext:value-type="string">
            <text:p>Bane</text:p>
          </table:table-cell>
          <table:table-cell table:style-name="ce28" table:formula="of:=HEX2DEC([$Editor.Q76])" office:value-type="float" office:value="15" calcext:value-type="float">
            <text:p>15</text:p>
          </table:table-cell>
          <table:table-cell table:style-name="ce31" table:formula="of:=VLOOKUP([$Editor.R76];[$Key.$A$2:.$D$257];4;1)" office:value-type="float" office:value="0" calcext:value-type="float">
            <text:p/>
          </table:table-cell>
          <table:table-cell table:style-name="ce28" table:formula="of:=VLOOKUP([$Editor.S76];[$Key.$A$2:.$F$257];6;1)" office:value-type="string" office:string-value="Charm" calcext:value-type="string">
            <text:p>Charm</text:p>
          </table:table-cell>
          <table:table-cell table:style-name="ce31" table:formula="of:=VLOOKUP([$Editor.T76];[$Key.$A$2:.$E$257];5;1)" office:value-type="float" office:value="0" calcext:value-type="float">
            <text:p/>
          </table:table-cell>
          <table:table-cell table:style-name="ce28" table:formula="of:=IF([$Editor.U76]=&quot;00&quot;;&quot;&quot;;HEX2DEC([$Editor.U76]))">
            <text:p/>
          </table:table-cell>
          <table:table-cell table:style-name="ce31" table:formula="of:=IF([$Editor.V76]=&quot;00&quot;;&quot;&quot;;HEX2DEC([$Editor.V76]))">
            <text:p/>
          </table:table-cell>
          <table:table-cell table:style-name="ce28" table:formula="of:=IF([$Editor.W76]=&quot;00&quot;;&quot;&quot;;HEX2DEC([$Editor.W76]))">
            <text:p/>
          </table:table-cell>
          <table:table-cell table:style-name="ce31" table:formula="of:=IF([$Editor.X76]=&quot;00&quot;;&quot;&quot;;COM.MICROSOFT.CONCAT(VLOOKUP([$Editor.X76];[$Key.$A$2:.$C$257];3;1);&quot;%&quot;))">
            <text:p/>
          </table:table-cell>
          <table:table-cell table:style-name="ce28" table:formula="of:=IF([$Editor.Y76]=&quot;00&quot;;&quot;&quot;;COM.MICROSOFT.CONCAT(VLOOKUP([$Editor.Y76];[$Key.$A$2:.$C$257];3;1);&quot;%&quot;))">
            <text:p/>
          </table:table-cell>
          <table:table-cell table:style-name="ce31" table:formula="of:=IF([$Editor.Z76]=&quot;00&quot;;&quot;&quot;;COM.MICROSOFT.CONCAT(VLOOKUP([$Editor.Z76];[$Key.$A$2:.$C$257];3;1);&quot;%&quot;))">
            <text:p/>
          </table:table-cell>
          <table:table-cell table:style-name="ce28" table:formula="of:=IF([$Editor.AA76]=&quot;00&quot;;&quot;&quot;;COM.MICROSOFT.CONCAT(VLOOKUP([$Editor.AA76];[$Key.$A$2:.$C$257];3;1);&quot;%&quot;))">
            <text:p/>
          </table:table-cell>
          <table:table-cell table:style-name="ce31" table:formula="of:=IF([$Editor.AB76]=&quot;00&quot;;&quot;&quot;;COM.MICROSOFT.CONCAT(VLOOKUP([$Editor.AB76];[$Key.$A$2:.$C$257];3;1);&quot;%&quot;))">
            <text:p/>
          </table:table-cell>
          <table:table-cell table:style-name="ce28" table:formula="of:=IF([$Editor.AC76]=&quot;00&quot;;&quot;&quot;;COM.MICROSOFT.CONCAT(VLOOKUP([$Editor.AC76];[$Key.$A$2:.$C$257];3;1);&quot;%&quot;))" office:value-type="string" office:string-value="-5%" calcext:value-type="string">
            <text:p>-5%</text:p>
          </table:table-cell>
          <table:table-cell table:style-name="ce31" table:formula="of:=IF([$Editor.AD76]=&quot;00&quot;;&quot;&quot;;COM.MICROSOFT.CONCAT(VLOOKUP([$Editor.AD76];[$Key.$A$2:.$C$257];3;1);&quot;%&quot;))">
            <text:p/>
          </table:table-cell>
          <table:table-cell table:style-name="ce28" table:formula="of:=HEX2DEC([$Editor.AE76])" office:value-type="float" office:value="0" calcext:value-type="float">
            <text:p>0</text:p>
          </table:table-cell>
          <table:table-cell table:style-name="ce31" table:formula="of:=HEX2DEC([$Editor.AF76])" office:value-type="float" office:value="0" calcext:value-type="float">
            <text:p>0</text:p>
          </table:table-cell>
          <table:table-cell table:style-name="ce28" table:formula="of:=HEX2DEC([$Editor.AG76])" office:value-type="float" office:value="0" calcext:value-type="float">
            <text:p>0</text:p>
          </table:table-cell>
          <table:table-cell table:style-name="ce31" table:formula="of:=VLOOKUP([$Editor.AH76];[$Key.$A$2:.$K$6];11;1)" office:value-type="float" office:value="0" calcext:value-type="float">
            <text:p/>
          </table:table-cell>
          <table:table-cell table:style-name="ce28" table:formula="of:=HEX2DEC([$Editor.AI76])" office:value-type="float" office:value="0" calcext:value-type="float">
            <text:p>0</text:p>
          </table:table-cell>
          <table:table-cell table:style-name="ce31" table:formula="of:=HEX2DEC([$Editor.AJ76])" office:value-type="float" office:value="0" calcext:value-type="float">
            <text:p>0</text:p>
          </table:table-cell>
          <table:table-cell table:style-name="ce28" table:formula="of:=HEX2DEC([$Editor.AK76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hort Bow</text:p>
          </table:table-cell>
          <table:table-cell table:style-name="ce27" table:formula="of:=COM.MICROSOFT.CONCAT([$Editor.C77];[$Editor.B77])" office:value-type="string" office:string-value="006f" calcext:value-type="string" table:number-columns-spanned="2" table:number-rows-spanned="1">
            <text:p>006f</text:p>
          </table:table-cell>
          <table:covered-table-cell table:style-name="ce45"/>
          <table:table-cell table:style-name="ce29" table:formula="of:=HEX2DEC(COM.MICROSOFT.CONCAT([$Editor.E77];[$Editor.D77]))" office:value-type="float" office:value="480" calcext:value-type="float" table:number-columns-spanned="2" table:number-rows-spanned="1">
            <text:p>480</text:p>
          </table:table-cell>
          <table:covered-table-cell table:style-name="ce30"/>
          <table:table-cell table:style-name="ce27" table:formula="of:=COM.MICROSOFT.CONCAT([$Editor.G77];[$Editor.F77])" office:value-type="string" office:string-value="006b" calcext:value-type="string" table:number-columns-spanned="2" table:number-rows-spanned="1">
            <text:p>006b</text:p>
          </table:table-cell>
          <table:covered-table-cell table:style-name="ce30"/>
          <table:table-cell table:style-name="ce31" table:formula="of:=VLOOKUP([$Editor.H77];[$Key.$A$2:.$G$19];7;1)" office:value-type="string" office:string-value="Bow" calcext:value-type="string">
            <text:p>Bow</text:p>
          </table:table-cell>
          <table:table-cell table:style-name="ce28" table:formula="of:=VLOOKUP([$Editor.I77];[$Key.$A$2:.$H$12];8;1)" office:value-type="float" office:value="0" calcext:value-type="float">
            <text:p/>
          </table:table-cell>
          <table:table-cell table:style-name="ce31" table:formula="of:=VLOOKUP([$Editor.J77];[$Key.$A$2:.$I$8];9;1)" office:value-type="string" office:string-value="1 Handed" calcext:value-type="string">
            <text:p>1 Handed</text:p>
          </table:table-cell>
          <table:table-cell table:style-name="ce28" table:formula="of:=VLOOKUP([$Editor.K77];[$Key.$A$2:.$J$6];10;1)" office:value-type="string" office:string-value="Bows" calcext:value-type="string">
            <text:p>Bows</text:p>
          </table:table-cell>
          <table:table-cell table:style-name="ce31" table:formula="of:=HEX2DEC([$Editor.L77])" office:value-type="float" office:value="5" calcext:value-type="float">
            <text:p>5</text:p>
          </table:table-cell>
          <table:table-cell table:style-name="ce28" table:formula="of:=VLOOKUP([$Editor.M77];[$Key.$A$2:.$C$257];3;1)" office:value-type="string" office:string-value="6" calcext:value-type="string">
            <text:p>6</text:p>
          </table:table-cell>
          <table:table-cell table:style-name="ce31" table:formula="of:=HEX2DEC([$Editor.N77])" office:value-type="float" office:value="20" calcext:value-type="float">
            <text:p>20</text:p>
          </table:table-cell>
          <table:table-cell table:style-name="ce28" table:formula="of:=HEX2DEC([$Editor.O77])" office:value-type="float" office:value="0" calcext:value-type="float">
            <text:p>0</text:p>
          </table:table-cell>
          <table:table-cell table:style-name="ce31" table:formula="of:=VLOOKUP([$Editor.P77];[$Key.$A$2:.$H$12];8;1)" office:value-type="float" office:value="0" calcext:value-type="float">
            <text:p/>
          </table:table-cell>
          <table:table-cell table:style-name="ce28" table:formula="of:=HEX2DEC([$Editor.Q77])" office:value-type="float" office:value="0" calcext:value-type="float">
            <text:p>0</text:p>
          </table:table-cell>
          <table:table-cell table:style-name="ce31" table:formula="of:=VLOOKUP([$Editor.R77];[$Key.$A$2:.$D$257];4;1)" office:value-type="float" office:value="0" calcext:value-type="float">
            <text:p/>
          </table:table-cell>
          <table:table-cell table:style-name="ce28" table:formula="of:=VLOOKUP([$Editor.S77];[$Key.$A$2:.$F$257];6;1)" office:value-type="float" office:value="0" calcext:value-type="float">
            <text:p/>
          </table:table-cell>
          <table:table-cell table:style-name="ce31" table:formula="of:=VLOOKUP([$Editor.T77];[$Key.$A$2:.$E$257];5;1)" office:value-type="float" office:value="0" calcext:value-type="float">
            <text:p/>
          </table:table-cell>
          <table:table-cell table:style-name="ce28" table:formula="of:=IF([$Editor.U77]=&quot;00&quot;;&quot;&quot;;HEX2DEC([$Editor.U77]))">
            <text:p/>
          </table:table-cell>
          <table:table-cell table:style-name="ce31" table:formula="of:=IF([$Editor.V77]=&quot;00&quot;;&quot;&quot;;HEX2DEC([$Editor.V77]))">
            <text:p/>
          </table:table-cell>
          <table:table-cell table:style-name="ce28" table:formula="of:=IF([$Editor.W77]=&quot;00&quot;;&quot;&quot;;HEX2DEC([$Editor.W77]))">
            <text:p/>
          </table:table-cell>
          <table:table-cell table:style-name="ce31" table:formula="of:=IF([$Editor.X77]=&quot;00&quot;;&quot;&quot;;COM.MICROSOFT.CONCAT(VLOOKUP([$Editor.X77];[$Key.$A$2:.$C$257];3;1);&quot;%&quot;))">
            <text:p/>
          </table:table-cell>
          <table:table-cell table:style-name="ce28" table:formula="of:=IF([$Editor.Y77]=&quot;00&quot;;&quot;&quot;;COM.MICROSOFT.CONCAT(VLOOKUP([$Editor.Y77];[$Key.$A$2:.$C$257];3;1);&quot;%&quot;))">
            <text:p/>
          </table:table-cell>
          <table:table-cell table:style-name="ce31" table:formula="of:=IF([$Editor.Z77]=&quot;00&quot;;&quot;&quot;;COM.MICROSOFT.CONCAT(VLOOKUP([$Editor.Z77];[$Key.$A$2:.$C$257];3;1);&quot;%&quot;))">
            <text:p/>
          </table:table-cell>
          <table:table-cell table:style-name="ce28" table:formula="of:=IF([$Editor.AA77]=&quot;00&quot;;&quot;&quot;;COM.MICROSOFT.CONCAT(VLOOKUP([$Editor.AA77];[$Key.$A$2:.$C$257];3;1);&quot;%&quot;))">
            <text:p/>
          </table:table-cell>
          <table:table-cell table:style-name="ce31" table:formula="of:=IF([$Editor.AB77]=&quot;00&quot;;&quot;&quot;;COM.MICROSOFT.CONCAT(VLOOKUP([$Editor.AB77];[$Key.$A$2:.$C$257];3;1);&quot;%&quot;))">
            <text:p/>
          </table:table-cell>
          <table:table-cell table:style-name="ce28" table:formula="of:=IF([$Editor.AC77]=&quot;00&quot;;&quot;&quot;;COM.MICROSOFT.CONCAT(VLOOKUP([$Editor.AC77];[$Key.$A$2:.$C$257];3;1);&quot;%&quot;))">
            <text:p/>
          </table:table-cell>
          <table:table-cell table:style-name="ce31" table:formula="of:=IF([$Editor.AD77]=&quot;00&quot;;&quot;&quot;;COM.MICROSOFT.CONCAT(VLOOKUP([$Editor.AD77];[$Key.$A$2:.$C$257];3;1);&quot;%&quot;))">
            <text:p/>
          </table:table-cell>
          <table:table-cell table:style-name="ce28" table:formula="of:=HEX2DEC([$Editor.AE77])" office:value-type="float" office:value="0" calcext:value-type="float">
            <text:p>0</text:p>
          </table:table-cell>
          <table:table-cell table:style-name="ce31" table:formula="of:=HEX2DEC([$Editor.AF77])" office:value-type="float" office:value="0" calcext:value-type="float">
            <text:p>0</text:p>
          </table:table-cell>
          <table:table-cell table:style-name="ce28" table:formula="of:=HEX2DEC([$Editor.AG77])" office:value-type="float" office:value="0" calcext:value-type="float">
            <text:p>0</text:p>
          </table:table-cell>
          <table:table-cell table:style-name="ce31" table:formula="of:=VLOOKUP([$Editor.AH77];[$Key.$A$2:.$K$6];11;1)" office:value-type="float" office:value="0" calcext:value-type="float">
            <text:p/>
          </table:table-cell>
          <table:table-cell table:style-name="ce28" table:formula="of:=HEX2DEC([$Editor.AI77])" office:value-type="float" office:value="0" calcext:value-type="float">
            <text:p>0</text:p>
          </table:table-cell>
          <table:table-cell table:style-name="ce31" table:formula="of:=HEX2DEC([$Editor.AJ77])" office:value-type="float" office:value="0" calcext:value-type="float">
            <text:p>0</text:p>
          </table:table-cell>
          <table:table-cell table:style-name="ce28" table:formula="of:=HEX2DEC([$Editor.AK77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Great Bow</text:p>
          </table:table-cell>
          <table:table-cell table:style-name="ce27" table:formula="of:=COM.MICROSOFT.CONCAT([$Editor.C78];[$Editor.B78])" office:value-type="string" office:string-value="0070" calcext:value-type="string" table:number-columns-spanned="2" table:number-rows-spanned="1">
            <text:p>0070</text:p>
          </table:table-cell>
          <table:covered-table-cell table:style-name="ce45"/>
          <table:table-cell table:style-name="ce29" table:formula="of:=HEX2DEC(COM.MICROSOFT.CONCAT([$Editor.E78];[$Editor.D78]))" office:value-type="float" office:value="1000" calcext:value-type="float" table:number-columns-spanned="2" table:number-rows-spanned="1">
            <text:p>1000</text:p>
          </table:table-cell>
          <table:covered-table-cell table:style-name="ce30"/>
          <table:table-cell table:style-name="ce27" table:formula="of:=COM.MICROSOFT.CONCAT([$Editor.G78];[$Editor.F78])" office:value-type="string" office:string-value="006c" calcext:value-type="string" table:number-columns-spanned="2" table:number-rows-spanned="1">
            <text:p>006c</text:p>
          </table:table-cell>
          <table:covered-table-cell table:style-name="ce30"/>
          <table:table-cell table:style-name="ce31" table:formula="of:=VLOOKUP([$Editor.H78];[$Key.$A$2:.$G$19];7;1)" office:value-type="string" office:string-value="Bow" calcext:value-type="string">
            <text:p>Bow</text:p>
          </table:table-cell>
          <table:table-cell table:style-name="ce28" table:formula="of:=VLOOKUP([$Editor.I78];[$Key.$A$2:.$H$12];8;1)" office:value-type="float" office:value="0" calcext:value-type="float">
            <text:p/>
          </table:table-cell>
          <table:table-cell table:style-name="ce31" table:formula="of:=VLOOKUP([$Editor.J78];[$Key.$A$2:.$I$8];9;1)" office:value-type="string" office:string-value="2 Handed" calcext:value-type="string">
            <text:p>2 Handed</text:p>
          </table:table-cell>
          <table:table-cell table:style-name="ce28" table:formula="of:=VLOOKUP([$Editor.K78];[$Key.$A$2:.$J$6];10;1)" office:value-type="string" office:string-value="Bows" calcext:value-type="string">
            <text:p>Bows</text:p>
          </table:table-cell>
          <table:table-cell table:style-name="ce31" table:formula="of:=HEX2DEC([$Editor.L78])" office:value-type="float" office:value="5" calcext:value-type="float">
            <text:p>5</text:p>
          </table:table-cell>
          <table:table-cell table:style-name="ce28" table:formula="of:=VLOOKUP([$Editor.M78];[$Key.$A$2:.$C$257];3;1)" office:value-type="string" office:string-value="18" calcext:value-type="string">
            <text:p>18</text:p>
          </table:table-cell>
          <table:table-cell table:style-name="ce31" table:formula="of:=HEX2DEC([$Editor.N78])" office:value-type="float" office:value="35" calcext:value-type="float">
            <text:p>35</text:p>
          </table:table-cell>
          <table:table-cell table:style-name="ce28" table:formula="of:=HEX2DEC([$Editor.O78])" office:value-type="float" office:value="0" calcext:value-type="float">
            <text:p>0</text:p>
          </table:table-cell>
          <table:table-cell table:style-name="ce31" table:formula="of:=VLOOKUP([$Editor.P78];[$Key.$A$2:.$H$12];8;1)" office:value-type="float" office:value="0" calcext:value-type="float">
            <text:p/>
          </table:table-cell>
          <table:table-cell table:style-name="ce28" table:formula="of:=HEX2DEC([$Editor.Q78])" office:value-type="float" office:value="0" calcext:value-type="float">
            <text:p>0</text:p>
          </table:table-cell>
          <table:table-cell table:style-name="ce31" table:formula="of:=VLOOKUP([$Editor.R78];[$Key.$A$2:.$D$257];4;1)" office:value-type="float" office:value="0" calcext:value-type="float">
            <text:p/>
          </table:table-cell>
          <table:table-cell table:style-name="ce28" table:formula="of:=VLOOKUP([$Editor.S78];[$Key.$A$2:.$F$257];6;1)" office:value-type="float" office:value="0" calcext:value-type="float">
            <text:p/>
          </table:table-cell>
          <table:table-cell table:style-name="ce31" table:formula="of:=VLOOKUP([$Editor.T78];[$Key.$A$2:.$E$257];5;1)" office:value-type="float" office:value="0" calcext:value-type="float">
            <text:p/>
          </table:table-cell>
          <table:table-cell table:style-name="ce28" table:formula="of:=IF([$Editor.U78]=&quot;00&quot;;&quot;&quot;;HEX2DEC([$Editor.U78]))">
            <text:p/>
          </table:table-cell>
          <table:table-cell table:style-name="ce31" table:formula="of:=IF([$Editor.V78]=&quot;00&quot;;&quot;&quot;;HEX2DEC([$Editor.V78]))">
            <text:p/>
          </table:table-cell>
          <table:table-cell table:style-name="ce28" table:formula="of:=IF([$Editor.W78]=&quot;00&quot;;&quot;&quot;;HEX2DEC([$Editor.W78]))">
            <text:p/>
          </table:table-cell>
          <table:table-cell table:style-name="ce31" table:formula="of:=IF([$Editor.X78]=&quot;00&quot;;&quot;&quot;;COM.MICROSOFT.CONCAT(VLOOKUP([$Editor.X78];[$Key.$A$2:.$C$257];3;1);&quot;%&quot;))">
            <text:p/>
          </table:table-cell>
          <table:table-cell table:style-name="ce28" table:formula="of:=IF([$Editor.Y78]=&quot;00&quot;;&quot;&quot;;COM.MICROSOFT.CONCAT(VLOOKUP([$Editor.Y78];[$Key.$A$2:.$C$257];3;1);&quot;%&quot;))">
            <text:p/>
          </table:table-cell>
          <table:table-cell table:style-name="ce31" table:formula="of:=IF([$Editor.Z78]=&quot;00&quot;;&quot;&quot;;COM.MICROSOFT.CONCAT(VLOOKUP([$Editor.Z78];[$Key.$A$2:.$C$257];3;1);&quot;%&quot;))">
            <text:p/>
          </table:table-cell>
          <table:table-cell table:style-name="ce28" table:formula="of:=IF([$Editor.AA78]=&quot;00&quot;;&quot;&quot;;COM.MICROSOFT.CONCAT(VLOOKUP([$Editor.AA78];[$Key.$A$2:.$C$257];3;1);&quot;%&quot;))">
            <text:p/>
          </table:table-cell>
          <table:table-cell table:style-name="ce31" table:formula="of:=IF([$Editor.AB78]=&quot;00&quot;;&quot;&quot;;COM.MICROSOFT.CONCAT(VLOOKUP([$Editor.AB78];[$Key.$A$2:.$C$257];3;1);&quot;%&quot;))">
            <text:p/>
          </table:table-cell>
          <table:table-cell table:style-name="ce28" table:formula="of:=IF([$Editor.AC78]=&quot;00&quot;;&quot;&quot;;COM.MICROSOFT.CONCAT(VLOOKUP([$Editor.AC78];[$Key.$A$2:.$C$257];3;1);&quot;%&quot;))">
            <text:p/>
          </table:table-cell>
          <table:table-cell table:style-name="ce31" table:formula="of:=IF([$Editor.AD78]=&quot;00&quot;;&quot;&quot;;COM.MICROSOFT.CONCAT(VLOOKUP([$Editor.AD78];[$Key.$A$2:.$C$257];3;1);&quot;%&quot;))">
            <text:p/>
          </table:table-cell>
          <table:table-cell table:style-name="ce28" table:formula="of:=HEX2DEC([$Editor.AE78])" office:value-type="float" office:value="0" calcext:value-type="float">
            <text:p>0</text:p>
          </table:table-cell>
          <table:table-cell table:style-name="ce31" table:formula="of:=HEX2DEC([$Editor.AF78])" office:value-type="float" office:value="0" calcext:value-type="float">
            <text:p>0</text:p>
          </table:table-cell>
          <table:table-cell table:style-name="ce28" table:formula="of:=HEX2DEC([$Editor.AG78])" office:value-type="float" office:value="0" calcext:value-type="float">
            <text:p>0</text:p>
          </table:table-cell>
          <table:table-cell table:style-name="ce31" table:formula="of:=VLOOKUP([$Editor.AH78];[$Key.$A$2:.$K$6];11;1)" office:value-type="float" office:value="0" calcext:value-type="float">
            <text:p/>
          </table:table-cell>
          <table:table-cell table:style-name="ce28" table:formula="of:=HEX2DEC([$Editor.AI78])" office:value-type="float" office:value="0" calcext:value-type="float">
            <text:p>0</text:p>
          </table:table-cell>
          <table:table-cell table:style-name="ce31" table:formula="of:=HEX2DEC([$Editor.AJ78])" office:value-type="float" office:value="0" calcext:value-type="float">
            <text:p>0</text:p>
          </table:table-cell>
          <table:table-cell table:style-name="ce28" table:formula="of:=HEX2DEC([$Editor.AK78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Thunder Bow</text:p>
          </table:table-cell>
          <table:table-cell table:style-name="ce27" table:formula="of:=COM.MICROSOFT.CONCAT([$Editor.C79];[$Editor.B79])" office:value-type="string" office:string-value="0071" calcext:value-type="string" table:number-columns-spanned="2" table:number-rows-spanned="1">
            <text:p>0071</text:p>
          </table:table-cell>
          <table:covered-table-cell table:style-name="ce45"/>
          <table:table-cell table:style-name="ce29" table:formula="of:=HEX2DEC(COM.MICROSOFT.CONCAT([$Editor.E79];[$Editor.D79]))" office:value-type="float" office:value="1440" calcext:value-type="float" table:number-columns-spanned="2" table:number-rows-spanned="1">
            <text:p>1440</text:p>
          </table:table-cell>
          <table:covered-table-cell table:style-name="ce30"/>
          <table:table-cell table:style-name="ce27" table:formula="of:=COM.MICROSOFT.CONCAT([$Editor.G79];[$Editor.F79])" office:value-type="string" office:string-value="006d" calcext:value-type="string" table:number-columns-spanned="2" table:number-rows-spanned="1">
            <text:p>006d</text:p>
          </table:table-cell>
          <table:covered-table-cell table:style-name="ce30"/>
          <table:table-cell table:style-name="ce31" table:formula="of:=VLOOKUP([$Editor.H79];[$Key.$A$2:.$G$19];7;1)" office:value-type="string" office:string-value="Bow" calcext:value-type="string">
            <text:p>Bow</text:p>
          </table:table-cell>
          <table:table-cell table:style-name="ce28" table:formula="of:=VLOOKUP([$Editor.I79];[$Key.$A$2:.$H$12];8;1)" office:value-type="string" office:string-value="Wind" calcext:value-type="string">
            <text:p>Wind</text:p>
          </table:table-cell>
          <table:table-cell table:style-name="ce31" table:formula="of:=VLOOKUP([$Editor.J79];[$Key.$A$2:.$I$8];9;1)" office:value-type="string" office:string-value="2 Handed" calcext:value-type="string">
            <text:p>2 Handed</text:p>
          </table:table-cell>
          <table:table-cell table:style-name="ce28" table:formula="of:=VLOOKUP([$Editor.K79];[$Key.$A$2:.$J$6];10;1)" office:value-type="string" office:string-value="Bows" calcext:value-type="string">
            <text:p>Bows</text:p>
          </table:table-cell>
          <table:table-cell table:style-name="ce31" table:formula="of:=HEX2DEC([$Editor.L79])" office:value-type="float" office:value="6" calcext:value-type="float">
            <text:p>6</text:p>
          </table:table-cell>
          <table:table-cell table:style-name="ce28" table:formula="of:=VLOOKUP([$Editor.M79];[$Key.$A$2:.$C$257];3;1)" office:value-type="string" office:string-value="35" calcext:value-type="string">
            <text:p>35</text:p>
          </table:table-cell>
          <table:table-cell table:style-name="ce31" table:formula="of:=HEX2DEC([$Editor.N79])" office:value-type="float" office:value="50" calcext:value-type="float">
            <text:p>50</text:p>
          </table:table-cell>
          <table:table-cell table:style-name="ce28" table:formula="of:=HEX2DEC([$Editor.O79])" office:value-type="float" office:value="0" calcext:value-type="float">
            <text:p>0</text:p>
          </table:table-cell>
          <table:table-cell table:style-name="ce31" table:formula="of:=VLOOKUP([$Editor.P79];[$Key.$A$2:.$H$12];8;1)" office:value-type="string" office:string-value="Wind" calcext:value-type="string">
            <text:p>Wind</text:p>
          </table:table-cell>
          <table:table-cell table:style-name="ce28" table:formula="of:=HEX2DEC([$Editor.Q79])" office:value-type="float" office:value="0" calcext:value-type="float">
            <text:p>0</text:p>
          </table:table-cell>
          <table:table-cell table:style-name="ce31" table:formula="of:=VLOOKUP([$Editor.R79];[$Key.$A$2:.$D$257];4;1)" office:value-type="float" office:value="0" calcext:value-type="float">
            <text:p/>
          </table:table-cell>
          <table:table-cell table:style-name="ce28" table:formula="of:=VLOOKUP([$Editor.S79];[$Key.$A$2:.$F$257];6;1)" office:value-type="float" office:value="0" calcext:value-type="float">
            <text:p/>
          </table:table-cell>
          <table:table-cell table:style-name="ce31" table:formula="of:=VLOOKUP([$Editor.T79];[$Key.$A$2:.$E$257];5;1)" office:value-type="float" office:value="0" calcext:value-type="float">
            <text:p/>
          </table:table-cell>
          <table:table-cell table:style-name="ce28" table:formula="of:=IF([$Editor.U79]=&quot;00&quot;;&quot;&quot;;HEX2DEC([$Editor.U79]))">
            <text:p/>
          </table:table-cell>
          <table:table-cell table:style-name="ce31" table:formula="of:=IF([$Editor.V79]=&quot;00&quot;;&quot;&quot;;HEX2DEC([$Editor.V79]))">
            <text:p/>
          </table:table-cell>
          <table:table-cell table:style-name="ce28" table:formula="of:=IF([$Editor.W79]=&quot;00&quot;;&quot;&quot;;HEX2DEC([$Editor.W79]))">
            <text:p/>
          </table:table-cell>
          <table:table-cell table:style-name="ce31" table:formula="of:=IF([$Editor.X79]=&quot;00&quot;;&quot;&quot;;COM.MICROSOFT.CONCAT(VLOOKUP([$Editor.X79];[$Key.$A$2:.$C$257];3;1);&quot;%&quot;))">
            <text:p/>
          </table:table-cell>
          <table:table-cell table:style-name="ce28" table:formula="of:=IF([$Editor.Y79]=&quot;00&quot;;&quot;&quot;;COM.MICROSOFT.CONCAT(VLOOKUP([$Editor.Y79];[$Key.$A$2:.$C$257];3;1);&quot;%&quot;))">
            <text:p/>
          </table:table-cell>
          <table:table-cell table:style-name="ce31" table:formula="of:=IF([$Editor.Z79]=&quot;00&quot;;&quot;&quot;;COM.MICROSOFT.CONCAT(VLOOKUP([$Editor.Z79];[$Key.$A$2:.$C$257];3;1);&quot;%&quot;))">
            <text:p/>
          </table:table-cell>
          <table:table-cell table:style-name="ce28" table:formula="of:=IF([$Editor.AA79]=&quot;00&quot;;&quot;&quot;;COM.MICROSOFT.CONCAT(VLOOKUP([$Editor.AA79];[$Key.$A$2:.$C$257];3;1);&quot;%&quot;))" office:value-type="string" office:string-value="-5%" calcext:value-type="string">
            <text:p>-5%</text:p>
          </table:table-cell>
          <table:table-cell table:style-name="ce31" table:formula="of:=IF([$Editor.AB79]=&quot;00&quot;;&quot;&quot;;COM.MICROSOFT.CONCAT(VLOOKUP([$Editor.AB79];[$Key.$A$2:.$C$257];3;1);&quot;%&quot;))">
            <text:p/>
          </table:table-cell>
          <table:table-cell table:style-name="ce28" table:formula="of:=IF([$Editor.AC79]=&quot;00&quot;;&quot;&quot;;COM.MICROSOFT.CONCAT(VLOOKUP([$Editor.AC79];[$Key.$A$2:.$C$257];3;1);&quot;%&quot;))">
            <text:p/>
          </table:table-cell>
          <table:table-cell table:style-name="ce31" table:formula="of:=IF([$Editor.AD79]=&quot;00&quot;;&quot;&quot;;COM.MICROSOFT.CONCAT(VLOOKUP([$Editor.AD79];[$Key.$A$2:.$C$257];3;1);&quot;%&quot;))">
            <text:p/>
          </table:table-cell>
          <table:table-cell table:style-name="ce28" table:formula="of:=HEX2DEC([$Editor.AE79])" office:value-type="float" office:value="0" calcext:value-type="float">
            <text:p>0</text:p>
          </table:table-cell>
          <table:table-cell table:style-name="ce31" table:formula="of:=HEX2DEC([$Editor.AF79])" office:value-type="float" office:value="0" calcext:value-type="float">
            <text:p>0</text:p>
          </table:table-cell>
          <table:table-cell table:style-name="ce28" table:formula="of:=HEX2DEC([$Editor.AG79])" office:value-type="float" office:value="0" calcext:value-type="float">
            <text:p>0</text:p>
          </table:table-cell>
          <table:table-cell table:style-name="ce31" table:formula="of:=VLOOKUP([$Editor.AH79];[$Key.$A$2:.$K$6];11;1)" office:value-type="float" office:value="0" calcext:value-type="float">
            <text:p/>
          </table:table-cell>
          <table:table-cell table:style-name="ce28" table:formula="of:=HEX2DEC([$Editor.AI79])" office:value-type="float" office:value="0" calcext:value-type="float">
            <text:p>0</text:p>
          </table:table-cell>
          <table:table-cell table:style-name="ce31" table:formula="of:=HEX2DEC([$Editor.AJ79])" office:value-type="float" office:value="0" calcext:value-type="float">
            <text:p>0</text:p>
          </table:table-cell>
          <table:table-cell table:style-name="ce28" table:formula="of:=HEX2DEC([$Editor.AK79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Flame Bow</text:p>
          </table:table-cell>
          <table:table-cell table:style-name="ce27" table:formula="of:=COM.MICROSOFT.CONCAT([$Editor.C80];[$Editor.B80])" office:value-type="string" office:string-value="0072" calcext:value-type="string" table:number-columns-spanned="2" table:number-rows-spanned="1">
            <text:p>0072</text:p>
          </table:table-cell>
          <table:covered-table-cell table:style-name="ce45"/>
          <table:table-cell table:style-name="ce29" table:formula="of:=HEX2DEC(COM.MICROSOFT.CONCAT([$Editor.E80];[$Editor.D80]))" office:value-type="float" office:value="1440" calcext:value-type="float" table:number-columns-spanned="2" table:number-rows-spanned="1">
            <text:p>1440</text:p>
          </table:table-cell>
          <table:covered-table-cell table:style-name="ce30"/>
          <table:table-cell table:style-name="ce27" table:formula="of:=COM.MICROSOFT.CONCAT([$Editor.G80];[$Editor.F80])" office:value-type="string" office:string-value="006e" calcext:value-type="string" table:number-columns-spanned="2" table:number-rows-spanned="1">
            <text:p>006e</text:p>
          </table:table-cell>
          <table:covered-table-cell table:style-name="ce30"/>
          <table:table-cell table:style-name="ce31" table:formula="of:=VLOOKUP([$Editor.H80];[$Key.$A$2:.$G$19];7;1)" office:value-type="string" office:string-value="Bow" calcext:value-type="string">
            <text:p>Bow</text:p>
          </table:table-cell>
          <table:table-cell table:style-name="ce28" table:formula="of:=VLOOKUP([$Editor.I80];[$Key.$A$2:.$H$12];8;1)" office:value-type="string" office:string-value="Fire" calcext:value-type="string">
            <text:p>Fire</text:p>
          </table:table-cell>
          <table:table-cell table:style-name="ce31" table:formula="of:=VLOOKUP([$Editor.J80];[$Key.$A$2:.$I$8];9;1)" office:value-type="string" office:string-value="2 Handed" calcext:value-type="string">
            <text:p>2 Handed</text:p>
          </table:table-cell>
          <table:table-cell table:style-name="ce28" table:formula="of:=VLOOKUP([$Editor.K80];[$Key.$A$2:.$J$6];10;1)" office:value-type="string" office:string-value="Bows" calcext:value-type="string">
            <text:p>Bows</text:p>
          </table:table-cell>
          <table:table-cell table:style-name="ce31" table:formula="of:=HEX2DEC([$Editor.L80])" office:value-type="float" office:value="6" calcext:value-type="float">
            <text:p>6</text:p>
          </table:table-cell>
          <table:table-cell table:style-name="ce28" table:formula="of:=VLOOKUP([$Editor.M80];[$Key.$A$2:.$C$257];3;1)" office:value-type="string" office:string-value="36" calcext:value-type="string">
            <text:p>36</text:p>
          </table:table-cell>
          <table:table-cell table:style-name="ce31" table:formula="of:=HEX2DEC([$Editor.N80])" office:value-type="float" office:value="52" calcext:value-type="float">
            <text:p>52</text:p>
          </table:table-cell>
          <table:table-cell table:style-name="ce28" table:formula="of:=HEX2DEC([$Editor.O80])" office:value-type="float" office:value="0" calcext:value-type="float">
            <text:p>0</text:p>
          </table:table-cell>
          <table:table-cell table:style-name="ce31" table:formula="of:=VLOOKUP([$Editor.P80];[$Key.$A$2:.$H$12];8;1)" office:value-type="string" office:string-value="Fire" calcext:value-type="string">
            <text:p>Fire</text:p>
          </table:table-cell>
          <table:table-cell table:style-name="ce28" table:formula="of:=HEX2DEC([$Editor.Q80])" office:value-type="float" office:value="0" calcext:value-type="float">
            <text:p>0</text:p>
          </table:table-cell>
          <table:table-cell table:style-name="ce31" table:formula="of:=VLOOKUP([$Editor.R80];[$Key.$A$2:.$D$257];4;1)" office:value-type="float" office:value="0" calcext:value-type="float">
            <text:p/>
          </table:table-cell>
          <table:table-cell table:style-name="ce28" table:formula="of:=VLOOKUP([$Editor.S80];[$Key.$A$2:.$F$257];6;1)" office:value-type="float" office:value="0" calcext:value-type="float">
            <text:p/>
          </table:table-cell>
          <table:table-cell table:style-name="ce31" table:formula="of:=VLOOKUP([$Editor.T80];[$Key.$A$2:.$E$257];5;1)" office:value-type="float" office:value="0" calcext:value-type="float">
            <text:p/>
          </table:table-cell>
          <table:table-cell table:style-name="ce28" table:formula="of:=IF([$Editor.U80]=&quot;00&quot;;&quot;&quot;;HEX2DEC([$Editor.U80]))">
            <text:p/>
          </table:table-cell>
          <table:table-cell table:style-name="ce31" table:formula="of:=IF([$Editor.V80]=&quot;00&quot;;&quot;&quot;;HEX2DEC([$Editor.V80]))">
            <text:p/>
          </table:table-cell>
          <table:table-cell table:style-name="ce28" table:formula="of:=IF([$Editor.W80]=&quot;00&quot;;&quot;&quot;;HEX2DEC([$Editor.W80]))">
            <text:p/>
          </table:table-cell>
          <table:table-cell table:style-name="ce31" table:formula="of:=IF([$Editor.X80]=&quot;00&quot;;&quot;&quot;;COM.MICROSOFT.CONCAT(VLOOKUP([$Editor.X80];[$Key.$A$2:.$C$257];3;1);&quot;%&quot;))">
            <text:p/>
          </table:table-cell>
          <table:table-cell table:style-name="ce28" table:formula="of:=IF([$Editor.Y80]=&quot;00&quot;;&quot;&quot;;COM.MICROSOFT.CONCAT(VLOOKUP([$Editor.Y80];[$Key.$A$2:.$C$257];3;1);&quot;%&quot;))">
            <text:p/>
          </table:table-cell>
          <table:table-cell table:style-name="ce31" table:formula="of:=IF([$Editor.Z80]=&quot;00&quot;;&quot;&quot;;COM.MICROSOFT.CONCAT(VLOOKUP([$Editor.Z80];[$Key.$A$2:.$C$257];3;1);&quot;%&quot;))">
            <text:p/>
          </table:table-cell>
          <table:table-cell table:style-name="ce28" table:formula="of:=IF([$Editor.AA80]=&quot;00&quot;;&quot;&quot;;COM.MICROSOFT.CONCAT(VLOOKUP([$Editor.AA80];[$Key.$A$2:.$C$257];3;1);&quot;%&quot;))">
            <text:p/>
          </table:table-cell>
          <table:table-cell table:style-name="ce31" table:formula="of:=IF([$Editor.AB80]=&quot;00&quot;;&quot;&quot;;COM.MICROSOFT.CONCAT(VLOOKUP([$Editor.AB80];[$Key.$A$2:.$C$257];3;1);&quot;%&quot;))" office:value-type="string" office:string-value="-5%" calcext:value-type="string">
            <text:p>-5%</text:p>
          </table:table-cell>
          <table:table-cell table:style-name="ce28" table:formula="of:=IF([$Editor.AC80]=&quot;00&quot;;&quot;&quot;;COM.MICROSOFT.CONCAT(VLOOKUP([$Editor.AC80];[$Key.$A$2:.$C$257];3;1);&quot;%&quot;))">
            <text:p/>
          </table:table-cell>
          <table:table-cell table:style-name="ce31" table:formula="of:=IF([$Editor.AD80]=&quot;00&quot;;&quot;&quot;;COM.MICROSOFT.CONCAT(VLOOKUP([$Editor.AD80];[$Key.$A$2:.$C$257];3;1);&quot;%&quot;))">
            <text:p/>
          </table:table-cell>
          <table:table-cell table:style-name="ce28" table:formula="of:=HEX2DEC([$Editor.AE80])" office:value-type="float" office:value="0" calcext:value-type="float">
            <text:p>0</text:p>
          </table:table-cell>
          <table:table-cell table:style-name="ce31" table:formula="of:=HEX2DEC([$Editor.AF80])" office:value-type="float" office:value="0" calcext:value-type="float">
            <text:p>0</text:p>
          </table:table-cell>
          <table:table-cell table:style-name="ce28" table:formula="of:=HEX2DEC([$Editor.AG80])" office:value-type="float" office:value="0" calcext:value-type="float">
            <text:p>0</text:p>
          </table:table-cell>
          <table:table-cell table:style-name="ce31" table:formula="of:=VLOOKUP([$Editor.AH80];[$Key.$A$2:.$K$6];11;1)" office:value-type="float" office:value="0" calcext:value-type="float">
            <text:p/>
          </table:table-cell>
          <table:table-cell table:style-name="ce28" table:formula="of:=HEX2DEC([$Editor.AI80])" office:value-type="float" office:value="0" calcext:value-type="float">
            <text:p>0</text:p>
          </table:table-cell>
          <table:table-cell table:style-name="ce31" table:formula="of:=HEX2DEC([$Editor.AJ80])" office:value-type="float" office:value="0" calcext:value-type="float">
            <text:p>0</text:p>
          </table:table-cell>
          <table:table-cell table:style-name="ce28" table:formula="of:=HEX2DEC([$Editor.AK80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andstorm Bow</text:p>
          </table:table-cell>
          <table:table-cell table:style-name="ce27" table:formula="of:=COM.MICROSOFT.CONCAT([$Editor.C81];[$Editor.B81])" office:value-type="string" office:string-value="0073" calcext:value-type="string" table:number-columns-spanned="2" table:number-rows-spanned="1">
            <text:p>0073</text:p>
          </table:table-cell>
          <table:covered-table-cell table:style-name="ce45"/>
          <table:table-cell table:style-name="ce29" table:formula="of:=HEX2DEC(COM.MICROSOFT.CONCAT([$Editor.E81];[$Editor.D81]))" office:value-type="float" office:value="1440" calcext:value-type="float" table:number-columns-spanned="2" table:number-rows-spanned="1">
            <text:p>1440</text:p>
          </table:table-cell>
          <table:covered-table-cell table:style-name="ce30"/>
          <table:table-cell table:style-name="ce27" table:formula="of:=COM.MICROSOFT.CONCAT([$Editor.G81];[$Editor.F81])" office:value-type="string" office:string-value="006f" calcext:value-type="string" table:number-columns-spanned="2" table:number-rows-spanned="1">
            <text:p>006f</text:p>
          </table:table-cell>
          <table:covered-table-cell table:style-name="ce30"/>
          <table:table-cell table:style-name="ce31" table:formula="of:=VLOOKUP([$Editor.H81];[$Key.$A$2:.$G$19];7;1)" office:value-type="string" office:string-value="Bow" calcext:value-type="string">
            <text:p>Bow</text:p>
          </table:table-cell>
          <table:table-cell table:style-name="ce28" table:formula="of:=VLOOKUP([$Editor.I81];[$Key.$A$2:.$H$12];8;1)" office:value-type="string" office:string-value="Earth" calcext:value-type="string">
            <text:p>Earth</text:p>
          </table:table-cell>
          <table:table-cell table:style-name="ce31" table:formula="of:=VLOOKUP([$Editor.J81];[$Key.$A$2:.$I$8];9;1)" office:value-type="string" office:string-value="2 Handed" calcext:value-type="string">
            <text:p>2 Handed</text:p>
          </table:table-cell>
          <table:table-cell table:style-name="ce28" table:formula="of:=VLOOKUP([$Editor.K81];[$Key.$A$2:.$J$6];10;1)" office:value-type="string" office:string-value="Bows" calcext:value-type="string">
            <text:p>Bows</text:p>
          </table:table-cell>
          <table:table-cell table:style-name="ce31" table:formula="of:=HEX2DEC([$Editor.L81])" office:value-type="float" office:value="6" calcext:value-type="float">
            <text:p>6</text:p>
          </table:table-cell>
          <table:table-cell table:style-name="ce28" table:formula="of:=VLOOKUP([$Editor.M81];[$Key.$A$2:.$C$257];3;1)" office:value-type="string" office:string-value="32" calcext:value-type="string">
            <text:p>32</text:p>
          </table:table-cell>
          <table:table-cell table:style-name="ce31" table:formula="of:=HEX2DEC([$Editor.N81])" office:value-type="float" office:value="48" calcext:value-type="float">
            <text:p>48</text:p>
          </table:table-cell>
          <table:table-cell table:style-name="ce28" table:formula="of:=HEX2DEC([$Editor.O81])" office:value-type="float" office:value="0" calcext:value-type="float">
            <text:p>0</text:p>
          </table:table-cell>
          <table:table-cell table:style-name="ce31" table:formula="of:=VLOOKUP([$Editor.P81];[$Key.$A$2:.$H$12];8;1)" office:value-type="string" office:string-value="Earth" calcext:value-type="string">
            <text:p>Earth</text:p>
          </table:table-cell>
          <table:table-cell table:style-name="ce28" table:formula="of:=HEX2DEC([$Editor.Q81])" office:value-type="float" office:value="0" calcext:value-type="float">
            <text:p>0</text:p>
          </table:table-cell>
          <table:table-cell table:style-name="ce31" table:formula="of:=VLOOKUP([$Editor.R81];[$Key.$A$2:.$D$257];4;1)" office:value-type="float" office:value="0" calcext:value-type="float">
            <text:p/>
          </table:table-cell>
          <table:table-cell table:style-name="ce28" table:formula="of:=VLOOKUP([$Editor.S81];[$Key.$A$2:.$F$257];6;1)" office:value-type="float" office:value="0" calcext:value-type="float">
            <text:p/>
          </table:table-cell>
          <table:table-cell table:style-name="ce31" table:formula="of:=VLOOKUP([$Editor.T81];[$Key.$A$2:.$E$257];5;1)" office:value-type="float" office:value="0" calcext:value-type="float">
            <text:p/>
          </table:table-cell>
          <table:table-cell table:style-name="ce28" table:formula="of:=IF([$Editor.U81]=&quot;00&quot;;&quot;&quot;;HEX2DEC([$Editor.U81]))">
            <text:p/>
          </table:table-cell>
          <table:table-cell table:style-name="ce31" table:formula="of:=IF([$Editor.V81]=&quot;00&quot;;&quot;&quot;;HEX2DEC([$Editor.V81]))">
            <text:p/>
          </table:table-cell>
          <table:table-cell table:style-name="ce28" table:formula="of:=IF([$Editor.W81]=&quot;00&quot;;&quot;&quot;;HEX2DEC([$Editor.W81]))">
            <text:p/>
          </table:table-cell>
          <table:table-cell table:style-name="ce31" table:formula="of:=IF([$Editor.X81]=&quot;00&quot;;&quot;&quot;;COM.MICROSOFT.CONCAT(VLOOKUP([$Editor.X81];[$Key.$A$2:.$C$257];3;1);&quot;%&quot;))">
            <text:p/>
          </table:table-cell>
          <table:table-cell table:style-name="ce28" table:formula="of:=IF([$Editor.Y81]=&quot;00&quot;;&quot;&quot;;COM.MICROSOFT.CONCAT(VLOOKUP([$Editor.Y81];[$Key.$A$2:.$C$257];3;1);&quot;%&quot;))" office:value-type="string" office:string-value="-5%" calcext:value-type="string">
            <text:p>-5%</text:p>
          </table:table-cell>
          <table:table-cell table:style-name="ce31" table:formula="of:=IF([$Editor.Z81]=&quot;00&quot;;&quot;&quot;;COM.MICROSOFT.CONCAT(VLOOKUP([$Editor.Z81];[$Key.$A$2:.$C$257];3;1);&quot;%&quot;))">
            <text:p/>
          </table:table-cell>
          <table:table-cell table:style-name="ce28" table:formula="of:=IF([$Editor.AA81]=&quot;00&quot;;&quot;&quot;;COM.MICROSOFT.CONCAT(VLOOKUP([$Editor.AA81];[$Key.$A$2:.$C$257];3;1);&quot;%&quot;))">
            <text:p/>
          </table:table-cell>
          <table:table-cell table:style-name="ce31" table:formula="of:=IF([$Editor.AB81]=&quot;00&quot;;&quot;&quot;;COM.MICROSOFT.CONCAT(VLOOKUP([$Editor.AB81];[$Key.$A$2:.$C$257];3;1);&quot;%&quot;))">
            <text:p/>
          </table:table-cell>
          <table:table-cell table:style-name="ce28" table:formula="of:=IF([$Editor.AC81]=&quot;00&quot;;&quot;&quot;;COM.MICROSOFT.CONCAT(VLOOKUP([$Editor.AC81];[$Key.$A$2:.$C$257];3;1);&quot;%&quot;))">
            <text:p/>
          </table:table-cell>
          <table:table-cell table:style-name="ce31" table:formula="of:=IF([$Editor.AD81]=&quot;00&quot;;&quot;&quot;;COM.MICROSOFT.CONCAT(VLOOKUP([$Editor.AD81];[$Key.$A$2:.$C$257];3;1);&quot;%&quot;))">
            <text:p/>
          </table:table-cell>
          <table:table-cell table:style-name="ce28" table:formula="of:=HEX2DEC([$Editor.AE81])" office:value-type="float" office:value="0" calcext:value-type="float">
            <text:p>0</text:p>
          </table:table-cell>
          <table:table-cell table:style-name="ce31" table:formula="of:=HEX2DEC([$Editor.AF81])" office:value-type="float" office:value="0" calcext:value-type="float">
            <text:p>0</text:p>
          </table:table-cell>
          <table:table-cell table:style-name="ce28" table:formula="of:=HEX2DEC([$Editor.AG81])" office:value-type="float" office:value="0" calcext:value-type="float">
            <text:p>0</text:p>
          </table:table-cell>
          <table:table-cell table:style-name="ce31" table:formula="of:=VLOOKUP([$Editor.AH81];[$Key.$A$2:.$K$6];11;1)" office:value-type="float" office:value="0" calcext:value-type="float">
            <text:p/>
          </table:table-cell>
          <table:table-cell table:style-name="ce28" table:formula="of:=HEX2DEC([$Editor.AI81])" office:value-type="float" office:value="0" calcext:value-type="float">
            <text:p>0</text:p>
          </table:table-cell>
          <table:table-cell table:style-name="ce31" table:formula="of:=HEX2DEC([$Editor.AJ81])" office:value-type="float" office:value="0" calcext:value-type="float">
            <text:p>0</text:p>
          </table:table-cell>
          <table:table-cell table:style-name="ce28" table:formula="of:=HEX2DEC([$Editor.AK81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Tundra Bow</text:p>
          </table:table-cell>
          <table:table-cell table:style-name="ce27" table:formula="of:=COM.MICROSOFT.CONCAT([$Editor.C82];[$Editor.B82])" office:value-type="string" office:string-value="0074" calcext:value-type="string" table:number-columns-spanned="2" table:number-rows-spanned="1">
            <text:p>0074</text:p>
          </table:table-cell>
          <table:covered-table-cell table:style-name="ce45"/>
          <table:table-cell table:style-name="ce29" table:formula="of:=HEX2DEC(COM.MICROSOFT.CONCAT([$Editor.E82];[$Editor.D82]))" office:value-type="float" office:value="1440" calcext:value-type="float" table:number-columns-spanned="2" table:number-rows-spanned="1">
            <text:p>1440</text:p>
          </table:table-cell>
          <table:covered-table-cell table:style-name="ce30"/>
          <table:table-cell table:style-name="ce27" table:formula="of:=COM.MICROSOFT.CONCAT([$Editor.G82];[$Editor.F82])" office:value-type="string" office:string-value="0070" calcext:value-type="string" table:number-columns-spanned="2" table:number-rows-spanned="1">
            <text:p>0070</text:p>
          </table:table-cell>
          <table:covered-table-cell table:style-name="ce30"/>
          <table:table-cell table:style-name="ce31" table:formula="of:=VLOOKUP([$Editor.H82];[$Key.$A$2:.$G$19];7;1)" office:value-type="string" office:string-value="Bow" calcext:value-type="string">
            <text:p>Bow</text:p>
          </table:table-cell>
          <table:table-cell table:style-name="ce28" table:formula="of:=VLOOKUP([$Editor.I82];[$Key.$A$2:.$H$12];8;1)" office:value-type="string" office:string-value="Water" calcext:value-type="string">
            <text:p>Water</text:p>
          </table:table-cell>
          <table:table-cell table:style-name="ce31" table:formula="of:=VLOOKUP([$Editor.J82];[$Key.$A$2:.$I$8];9;1)" office:value-type="string" office:string-value="2 Handed" calcext:value-type="string">
            <text:p>2 Handed</text:p>
          </table:table-cell>
          <table:table-cell table:style-name="ce28" table:formula="of:=VLOOKUP([$Editor.K82];[$Key.$A$2:.$J$6];10;1)" office:value-type="string" office:string-value="Bows" calcext:value-type="string">
            <text:p>Bows</text:p>
          </table:table-cell>
          <table:table-cell table:style-name="ce31" table:formula="of:=HEX2DEC([$Editor.L82])" office:value-type="float" office:value="6" calcext:value-type="float">
            <text:p>6</text:p>
          </table:table-cell>
          <table:table-cell table:style-name="ce28" table:formula="of:=VLOOKUP([$Editor.M82];[$Key.$A$2:.$C$257];3;1)" office:value-type="string" office:string-value="39" calcext:value-type="string">
            <text:p>39</text:p>
          </table:table-cell>
          <table:table-cell table:style-name="ce31" table:formula="of:=HEX2DEC([$Editor.N82])" office:value-type="float" office:value="54" calcext:value-type="float">
            <text:p>54</text:p>
          </table:table-cell>
          <table:table-cell table:style-name="ce28" table:formula="of:=HEX2DEC([$Editor.O82])" office:value-type="float" office:value="0" calcext:value-type="float">
            <text:p>0</text:p>
          </table:table-cell>
          <table:table-cell table:style-name="ce31" table:formula="of:=VLOOKUP([$Editor.P82];[$Key.$A$2:.$H$12];8;1)" office:value-type="string" office:string-value="Water" calcext:value-type="string">
            <text:p>Water</text:p>
          </table:table-cell>
          <table:table-cell table:style-name="ce28" table:formula="of:=HEX2DEC([$Editor.Q82])" office:value-type="float" office:value="0" calcext:value-type="float">
            <text:p>0</text:p>
          </table:table-cell>
          <table:table-cell table:style-name="ce31" table:formula="of:=VLOOKUP([$Editor.R82];[$Key.$A$2:.$D$257];4;1)" office:value-type="float" office:value="0" calcext:value-type="float">
            <text:p/>
          </table:table-cell>
          <table:table-cell table:style-name="ce28" table:formula="of:=VLOOKUP([$Editor.S82];[$Key.$A$2:.$F$257];6;1)" office:value-type="float" office:value="0" calcext:value-type="float">
            <text:p/>
          </table:table-cell>
          <table:table-cell table:style-name="ce31" table:formula="of:=VLOOKUP([$Editor.T82];[$Key.$A$2:.$E$257];5;1)" office:value-type="float" office:value="0" calcext:value-type="float">
            <text:p/>
          </table:table-cell>
          <table:table-cell table:style-name="ce28" table:formula="of:=IF([$Editor.U82]=&quot;00&quot;;&quot;&quot;;HEX2DEC([$Editor.U82]))">
            <text:p/>
          </table:table-cell>
          <table:table-cell table:style-name="ce31" table:formula="of:=IF([$Editor.V82]=&quot;00&quot;;&quot;&quot;;HEX2DEC([$Editor.V82]))">
            <text:p/>
          </table:table-cell>
          <table:table-cell table:style-name="ce28" table:formula="of:=IF([$Editor.W82]=&quot;00&quot;;&quot;&quot;;HEX2DEC([$Editor.W82]))">
            <text:p/>
          </table:table-cell>
          <table:table-cell table:style-name="ce31" table:formula="of:=IF([$Editor.X82]=&quot;00&quot;;&quot;&quot;;COM.MICROSOFT.CONCAT(VLOOKUP([$Editor.X82];[$Key.$A$2:.$C$257];3;1);&quot;%&quot;))">
            <text:p/>
          </table:table-cell>
          <table:table-cell table:style-name="ce28" table:formula="of:=IF([$Editor.Y82]=&quot;00&quot;;&quot;&quot;;COM.MICROSOFT.CONCAT(VLOOKUP([$Editor.Y82];[$Key.$A$2:.$C$257];3;1);&quot;%&quot;))">
            <text:p/>
          </table:table-cell>
          <table:table-cell table:style-name="ce31" table:formula="of:=IF([$Editor.Z82]=&quot;00&quot;;&quot;&quot;;COM.MICROSOFT.CONCAT(VLOOKUP([$Editor.Z82];[$Key.$A$2:.$C$257];3;1);&quot;%&quot;))" office:value-type="string" office:string-value="-5%" calcext:value-type="string">
            <text:p>-5%</text:p>
          </table:table-cell>
          <table:table-cell table:style-name="ce28" table:formula="of:=IF([$Editor.AA82]=&quot;00&quot;;&quot;&quot;;COM.MICROSOFT.CONCAT(VLOOKUP([$Editor.AA82];[$Key.$A$2:.$C$257];3;1);&quot;%&quot;))">
            <text:p/>
          </table:table-cell>
          <table:table-cell table:style-name="ce31" table:formula="of:=IF([$Editor.AB82]=&quot;00&quot;;&quot;&quot;;COM.MICROSOFT.CONCAT(VLOOKUP([$Editor.AB82];[$Key.$A$2:.$C$257];3;1);&quot;%&quot;))">
            <text:p/>
          </table:table-cell>
          <table:table-cell table:style-name="ce28" table:formula="of:=IF([$Editor.AC82]=&quot;00&quot;;&quot;&quot;;COM.MICROSOFT.CONCAT(VLOOKUP([$Editor.AC82];[$Key.$A$2:.$C$257];3;1);&quot;%&quot;))">
            <text:p/>
          </table:table-cell>
          <table:table-cell table:style-name="ce31" table:formula="of:=IF([$Editor.AD82]=&quot;00&quot;;&quot;&quot;;COM.MICROSOFT.CONCAT(VLOOKUP([$Editor.AD82];[$Key.$A$2:.$C$257];3;1);&quot;%&quot;))">
            <text:p/>
          </table:table-cell>
          <table:table-cell table:style-name="ce28" table:formula="of:=HEX2DEC([$Editor.AE82])" office:value-type="float" office:value="0" calcext:value-type="float">
            <text:p>0</text:p>
          </table:table-cell>
          <table:table-cell table:style-name="ce31" table:formula="of:=HEX2DEC([$Editor.AF82])" office:value-type="float" office:value="0" calcext:value-type="float">
            <text:p>0</text:p>
          </table:table-cell>
          <table:table-cell table:style-name="ce28" table:formula="of:=HEX2DEC([$Editor.AG82])" office:value-type="float" office:value="0" calcext:value-type="float">
            <text:p>0</text:p>
          </table:table-cell>
          <table:table-cell table:style-name="ce31" table:formula="of:=VLOOKUP([$Editor.AH82];[$Key.$A$2:.$K$6];11;1)" office:value-type="float" office:value="0" calcext:value-type="float">
            <text:p/>
          </table:table-cell>
          <table:table-cell table:style-name="ce28" table:formula="of:=HEX2DEC([$Editor.AI82])" office:value-type="float" office:value="0" calcext:value-type="float">
            <text:p>0</text:p>
          </table:table-cell>
          <table:table-cell table:style-name="ce31" table:formula="of:=HEX2DEC([$Editor.AJ82])" office:value-type="float" office:value="0" calcext:value-type="float">
            <text:p>0</text:p>
          </table:table-cell>
          <table:table-cell table:style-name="ce28" table:formula="of:=HEX2DEC([$Editor.AK82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Crescente</text:p>
          </table:table-cell>
          <table:table-cell table:style-name="ce27" table:formula="of:=COM.MICROSOFT.CONCAT([$Editor.C83];[$Editor.B83])" office:value-type="string" office:string-value="0075" calcext:value-type="string" table:number-columns-spanned="2" table:number-rows-spanned="1">
            <text:p>0075</text:p>
          </table:table-cell>
          <table:covered-table-cell table:style-name="ce45"/>
          <table:table-cell table:style-name="ce29" table:formula="of:=HEX2DEC(COM.MICROSOFT.CONCAT([$Editor.E83];[$Editor.D83]))" office:value-type="float" office:value="3120" calcext:value-type="float" table:number-columns-spanned="2" table:number-rows-spanned="1">
            <text:p>3120</text:p>
          </table:table-cell>
          <table:covered-table-cell table:style-name="ce30"/>
          <table:table-cell table:style-name="ce27" table:formula="of:=COM.MICROSOFT.CONCAT([$Editor.G83];[$Editor.F83])" office:value-type="string" office:string-value="0071" calcext:value-type="string" table:number-columns-spanned="2" table:number-rows-spanned="1">
            <text:p>0071</text:p>
          </table:table-cell>
          <table:covered-table-cell table:style-name="ce30"/>
          <table:table-cell table:style-name="ce31" table:formula="of:=VLOOKUP([$Editor.H83];[$Key.$A$2:.$G$19];7;1)" office:value-type="string" office:string-value="Bow" calcext:value-type="string">
            <text:p>Bow</text:p>
          </table:table-cell>
          <table:table-cell table:style-name="ce28" table:formula="of:=VLOOKUP([$Editor.I83];[$Key.$A$2:.$H$12];8;1)" office:value-type="string" office:string-value="Virtue" calcext:value-type="string">
            <text:p>Virtue</text:p>
          </table:table-cell>
          <table:table-cell table:style-name="ce31" table:formula="of:=VLOOKUP([$Editor.J83];[$Key.$A$2:.$I$8];9;1)" office:value-type="string" office:string-value="2 Handed" calcext:value-type="string">
            <text:p>2 Handed</text:p>
          </table:table-cell>
          <table:table-cell table:style-name="ce28" table:formula="of:=VLOOKUP([$Editor.K83];[$Key.$A$2:.$J$6];10;1)" office:value-type="string" office:string-value="Bows" calcext:value-type="string">
            <text:p>Bows</text:p>
          </table:table-cell>
          <table:table-cell table:style-name="ce31" table:formula="of:=HEX2DEC([$Editor.L83])" office:value-type="float" office:value="7" calcext:value-type="float">
            <text:p>7</text:p>
          </table:table-cell>
          <table:table-cell table:style-name="ce28" table:formula="of:=VLOOKUP([$Editor.M83];[$Key.$A$2:.$C$257];3;1)" office:value-type="string" office:string-value="42" calcext:value-type="string">
            <text:p>42</text:p>
          </table:table-cell>
          <table:table-cell table:style-name="ce31" table:formula="of:=HEX2DEC([$Editor.N83])" office:value-type="float" office:value="60" calcext:value-type="float">
            <text:p>60</text:p>
          </table:table-cell>
          <table:table-cell table:style-name="ce28" table:formula="of:=HEX2DEC([$Editor.O83])" office:value-type="float" office:value="0" calcext:value-type="float">
            <text:p>0</text:p>
          </table:table-cell>
          <table:table-cell table:style-name="ce31" table:formula="of:=VLOOKUP([$Editor.P83];[$Key.$A$2:.$H$12];8;1)" office:value-type="string" office:string-value="Virtue" calcext:value-type="string">
            <text:p>Virtue</text:p>
          </table:table-cell>
          <table:table-cell table:style-name="ce28" table:formula="of:=HEX2DEC([$Editor.Q83])" office:value-type="float" office:value="13" calcext:value-type="float">
            <text:p>13</text:p>
          </table:table-cell>
          <table:table-cell table:style-name="ce31" table:formula="of:=VLOOKUP([$Editor.R83];[$Key.$A$2:.$D$257];4;1)" office:value-type="float" office:value="0" calcext:value-type="float">
            <text:p/>
          </table:table-cell>
          <table:table-cell table:style-name="ce28" table:formula="of:=VLOOKUP([$Editor.S83];[$Key.$A$2:.$F$257];6;1)" office:value-type="string" office:string-value="Paralyze" calcext:value-type="string">
            <text:p>Paralyze</text:p>
          </table:table-cell>
          <table:table-cell table:style-name="ce31" table:formula="of:=VLOOKUP([$Editor.T83];[$Key.$A$2:.$E$257];5;1)" office:value-type="float" office:value="0" calcext:value-type="float">
            <text:p/>
          </table:table-cell>
          <table:table-cell table:style-name="ce28" table:formula="of:=IF([$Editor.U83]=&quot;00&quot;;&quot;&quot;;HEX2DEC([$Editor.U83]))">
            <text:p/>
          </table:table-cell>
          <table:table-cell table:style-name="ce31" table:formula="of:=IF([$Editor.V83]=&quot;00&quot;;&quot;&quot;;HEX2DEC([$Editor.V83]))">
            <text:p/>
          </table:table-cell>
          <table:table-cell table:style-name="ce28" table:formula="of:=IF([$Editor.W83]=&quot;00&quot;;&quot;&quot;;HEX2DEC([$Editor.W83]))" office:value-type="float" office:value="8" calcext:value-type="float">
            <text:p>8</text:p>
          </table:table-cell>
          <table:table-cell table:style-name="ce31" table:formula="of:=IF([$Editor.X83]=&quot;00&quot;;&quot;&quot;;COM.MICROSOFT.CONCAT(VLOOKUP([$Editor.X83];[$Key.$A$2:.$C$257];3;1);&quot;%&quot;))">
            <text:p/>
          </table:table-cell>
          <table:table-cell table:style-name="ce28" table:formula="of:=IF([$Editor.Y83]=&quot;00&quot;;&quot;&quot;;COM.MICROSOFT.CONCAT(VLOOKUP([$Editor.Y83];[$Key.$A$2:.$C$257];3;1);&quot;%&quot;))">
            <text:p/>
          </table:table-cell>
          <table:table-cell table:style-name="ce31" table:formula="of:=IF([$Editor.Z83]=&quot;00&quot;;&quot;&quot;;COM.MICROSOFT.CONCAT(VLOOKUP([$Editor.Z83];[$Key.$A$2:.$C$257];3;1);&quot;%&quot;))">
            <text:p/>
          </table:table-cell>
          <table:table-cell table:style-name="ce28" table:formula="of:=IF([$Editor.AA83]=&quot;00&quot;;&quot;&quot;;COM.MICROSOFT.CONCAT(VLOOKUP([$Editor.AA83];[$Key.$A$2:.$C$257];3;1);&quot;%&quot;))">
            <text:p/>
          </table:table-cell>
          <table:table-cell table:style-name="ce31" table:formula="of:=IF([$Editor.AB83]=&quot;00&quot;;&quot;&quot;;COM.MICROSOFT.CONCAT(VLOOKUP([$Editor.AB83];[$Key.$A$2:.$C$257];3;1);&quot;%&quot;))">
            <text:p/>
          </table:table-cell>
          <table:table-cell table:style-name="ce28" table:formula="of:=IF([$Editor.AC83]=&quot;00&quot;;&quot;&quot;;COM.MICROSOFT.CONCAT(VLOOKUP([$Editor.AC83];[$Key.$A$2:.$C$257];3;1);&quot;%&quot;))">
            <text:p/>
          </table:table-cell>
          <table:table-cell table:style-name="ce31" table:formula="of:=IF([$Editor.AD83]=&quot;00&quot;;&quot;&quot;;COM.MICROSOFT.CONCAT(VLOOKUP([$Editor.AD83];[$Key.$A$2:.$C$257];3;1);&quot;%&quot;))" office:value-type="string" office:string-value="-5%" calcext:value-type="string">
            <text:p>-5%</text:p>
          </table:table-cell>
          <table:table-cell table:style-name="ce28" table:formula="of:=HEX2DEC([$Editor.AE83])" office:value-type="float" office:value="0" calcext:value-type="float">
            <text:p>0</text:p>
          </table:table-cell>
          <table:table-cell table:style-name="ce31" table:formula="of:=HEX2DEC([$Editor.AF83])" office:value-type="float" office:value="0" calcext:value-type="float">
            <text:p>0</text:p>
          </table:table-cell>
          <table:table-cell table:style-name="ce28" table:formula="of:=HEX2DEC([$Editor.AG83])" office:value-type="float" office:value="0" calcext:value-type="float">
            <text:p>0</text:p>
          </table:table-cell>
          <table:table-cell table:style-name="ce31" table:formula="of:=VLOOKUP([$Editor.AH83];[$Key.$A$2:.$K$6];11;1)" office:value-type="float" office:value="0" calcext:value-type="float">
            <text:p/>
          </table:table-cell>
          <table:table-cell table:style-name="ce28" table:formula="of:=HEX2DEC([$Editor.AI83])" office:value-type="float" office:value="0" calcext:value-type="float">
            <text:p>0</text:p>
          </table:table-cell>
          <table:table-cell table:style-name="ce31" table:formula="of:=HEX2DEC([$Editor.AJ83])" office:value-type="float" office:value="0" calcext:value-type="float">
            <text:p>0</text:p>
          </table:table-cell>
          <table:table-cell table:style-name="ce28" table:formula="of:=HEX2DEC([$Editor.AK83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herwood Bow</text:p>
          </table:table-cell>
          <table:table-cell table:style-name="ce27" table:formula="of:=COM.MICROSOFT.CONCAT([$Editor.C84];[$Editor.B84])" office:value-type="string" office:string-value="0076" calcext:value-type="string" table:number-columns-spanned="2" table:number-rows-spanned="1">
            <text:p>0076</text:p>
          </table:table-cell>
          <table:covered-table-cell table:style-name="ce45"/>
          <table:table-cell table:style-name="ce29" table:formula="of:=HEX2DEC(COM.MICROSOFT.CONCAT([$Editor.E84];[$Editor.D84]))" office:value-type="float" office:value="2850" calcext:value-type="float" table:number-columns-spanned="2" table:number-rows-spanned="1">
            <text:p>2850</text:p>
          </table:table-cell>
          <table:covered-table-cell table:style-name="ce30"/>
          <table:table-cell table:style-name="ce27" table:formula="of:=COM.MICROSOFT.CONCAT([$Editor.G84];[$Editor.F84])" office:value-type="string" office:string-value="0072" calcext:value-type="string" table:number-columns-spanned="2" table:number-rows-spanned="1">
            <text:p>0072</text:p>
          </table:table-cell>
          <table:covered-table-cell table:style-name="ce30"/>
          <table:table-cell table:style-name="ce31" table:formula="of:=VLOOKUP([$Editor.H84];[$Key.$A$2:.$G$19];7;1)" office:value-type="string" office:string-value="Bow" calcext:value-type="string">
            <text:p>Bow</text:p>
          </table:table-cell>
          <table:table-cell table:style-name="ce28" table:formula="of:=VLOOKUP([$Editor.I84];[$Key.$A$2:.$H$12];8;1)" office:value-type="float" office:value="0" calcext:value-type="float">
            <text:p/>
          </table:table-cell>
          <table:table-cell table:style-name="ce31" table:formula="of:=VLOOKUP([$Editor.J84];[$Key.$A$2:.$I$8];9;1)" office:value-type="string" office:string-value="2 Handed" calcext:value-type="string">
            <text:p>2 Handed</text:p>
          </table:table-cell>
          <table:table-cell table:style-name="ce28" table:formula="of:=VLOOKUP([$Editor.K84];[$Key.$A$2:.$J$6];10;1)" office:value-type="string" office:string-value="Bows" calcext:value-type="string">
            <text:p>Bows</text:p>
          </table:table-cell>
          <table:table-cell table:style-name="ce31" table:formula="of:=HEX2DEC([$Editor.L84])" office:value-type="float" office:value="7" calcext:value-type="float">
            <text:p>7</text:p>
          </table:table-cell>
          <table:table-cell table:style-name="ce28" table:formula="of:=VLOOKUP([$Editor.M84];[$Key.$A$2:.$C$257];3;1)" office:value-type="string" office:string-value="32" calcext:value-type="string">
            <text:p>32</text:p>
          </table:table-cell>
          <table:table-cell table:style-name="ce31" table:formula="of:=HEX2DEC([$Editor.N84])" office:value-type="float" office:value="54" calcext:value-type="float">
            <text:p>54</text:p>
          </table:table-cell>
          <table:table-cell table:style-name="ce28" table:formula="of:=HEX2DEC([$Editor.O84])" office:value-type="float" office:value="0" calcext:value-type="float">
            <text:p>0</text:p>
          </table:table-cell>
          <table:table-cell table:style-name="ce31" table:formula="of:=VLOOKUP([$Editor.P84];[$Key.$A$2:.$H$12];8;1)" office:value-type="string" office:string-value="All" calcext:value-type="string">
            <text:p>All</text:p>
          </table:table-cell>
          <table:table-cell table:style-name="ce28" table:formula="of:=HEX2DEC([$Editor.Q84])" office:value-type="float" office:value="33" calcext:value-type="float">
            <text:p>33</text:p>
          </table:table-cell>
          <table:table-cell table:style-name="ce31" table:formula="of:=VLOOKUP([$Editor.R84];[$Key.$A$2:.$D$257];4;1)" office:value-type="float" office:value="0" calcext:value-type="float">
            <text:p/>
          </table:table-cell>
          <table:table-cell table:style-name="ce28" table:formula="of:=VLOOKUP([$Editor.S84];[$Key.$A$2:.$F$257];6;1)" office:value-type="float" office:value="0" calcext:value-type="float">
            <text:p/>
          </table:table-cell>
          <table:table-cell table:style-name="ce31" table:formula="of:=VLOOKUP([$Editor.T84];[$Key.$A$2:.$E$257];5;1)" office:value-type="string" office:string-value="Effective vs Beasts" calcext:value-type="string">
            <text:p>Effective vs Beasts</text:p>
          </table:table-cell>
          <table:table-cell table:style-name="ce28" table:formula="of:=IF([$Editor.U84]=&quot;00&quot;;&quot;&quot;;HEX2DEC([$Editor.U84]))">
            <text:p/>
          </table:table-cell>
          <table:table-cell table:style-name="ce31" table:formula="of:=IF([$Editor.V84]=&quot;00&quot;;&quot;&quot;;HEX2DEC([$Editor.V84]))">
            <text:p/>
          </table:table-cell>
          <table:table-cell table:style-name="ce28" table:formula="of:=IF([$Editor.W84]=&quot;00&quot;;&quot;&quot;;HEX2DEC([$Editor.W84]))">
            <text:p/>
          </table:table-cell>
          <table:table-cell table:style-name="ce31" table:formula="of:=IF([$Editor.X84]=&quot;00&quot;;&quot;&quot;;COM.MICROSOFT.CONCAT(VLOOKUP([$Editor.X84];[$Key.$A$2:.$C$257];3;1);&quot;%&quot;))">
            <text:p/>
          </table:table-cell>
          <table:table-cell table:style-name="ce28" table:formula="of:=IF([$Editor.Y84]=&quot;00&quot;;&quot;&quot;;COM.MICROSOFT.CONCAT(VLOOKUP([$Editor.Y84];[$Key.$A$2:.$C$257];3;1);&quot;%&quot;))">
            <text:p/>
          </table:table-cell>
          <table:table-cell table:style-name="ce31" table:formula="of:=IF([$Editor.Z84]=&quot;00&quot;;&quot;&quot;;COM.MICROSOFT.CONCAT(VLOOKUP([$Editor.Z84];[$Key.$A$2:.$C$257];3;1);&quot;%&quot;))">
            <text:p/>
          </table:table-cell>
          <table:table-cell table:style-name="ce28" table:formula="of:=IF([$Editor.AA84]=&quot;00&quot;;&quot;&quot;;COM.MICROSOFT.CONCAT(VLOOKUP([$Editor.AA84];[$Key.$A$2:.$C$257];3;1);&quot;%&quot;))">
            <text:p/>
          </table:table-cell>
          <table:table-cell table:style-name="ce31" table:formula="of:=IF([$Editor.AB84]=&quot;00&quot;;&quot;&quot;;COM.MICROSOFT.CONCAT(VLOOKUP([$Editor.AB84];[$Key.$A$2:.$C$257];3;1);&quot;%&quot;))">
            <text:p/>
          </table:table-cell>
          <table:table-cell table:style-name="ce28" table:formula="of:=IF([$Editor.AC84]=&quot;00&quot;;&quot;&quot;;COM.MICROSOFT.CONCAT(VLOOKUP([$Editor.AC84];[$Key.$A$2:.$C$257];3;1);&quot;%&quot;))">
            <text:p/>
          </table:table-cell>
          <table:table-cell table:style-name="ce31" table:formula="of:=IF([$Editor.AD84]=&quot;00&quot;;&quot;&quot;;COM.MICROSOFT.CONCAT(VLOOKUP([$Editor.AD84];[$Key.$A$2:.$C$257];3;1);&quot;%&quot;))">
            <text:p/>
          </table:table-cell>
          <table:table-cell table:style-name="ce28" table:formula="of:=HEX2DEC([$Editor.AE84])" office:value-type="float" office:value="0" calcext:value-type="float">
            <text:p>0</text:p>
          </table:table-cell>
          <table:table-cell table:style-name="ce31" table:formula="of:=HEX2DEC([$Editor.AF84])" office:value-type="float" office:value="0" calcext:value-type="float">
            <text:p>0</text:p>
          </table:table-cell>
          <table:table-cell table:style-name="ce28" table:formula="of:=HEX2DEC([$Editor.AG84])" office:value-type="float" office:value="1" calcext:value-type="float">
            <text:p>1</text:p>
          </table:table-cell>
          <table:table-cell table:style-name="ce31" table:formula="of:=VLOOKUP([$Editor.AH84];[$Key.$A$2:.$K$6];11;1)" office:value-type="float" office:value="0" calcext:value-type="float">
            <text:p/>
          </table:table-cell>
          <table:table-cell table:style-name="ce28" table:formula="of:=HEX2DEC([$Editor.AI84])" office:value-type="float" office:value="0" calcext:value-type="float">
            <text:p>0</text:p>
          </table:table-cell>
          <table:table-cell table:style-name="ce31" table:formula="of:=HEX2DEC([$Editor.AJ84])" office:value-type="float" office:value="0" calcext:value-type="float">
            <text:p>0</text:p>
          </table:table-cell>
          <table:table-cell table:style-name="ce28" table:formula="of:=HEX2DEC([$Editor.AK84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Bow Gun</text:p>
          </table:table-cell>
          <table:table-cell table:style-name="ce27" table:formula="of:=COM.MICROSOFT.CONCAT([$Editor.C85];[$Editor.B85])" office:value-type="string" office:string-value="0077" calcext:value-type="string" table:number-columns-spanned="2" table:number-rows-spanned="1">
            <text:p>0077</text:p>
          </table:table-cell>
          <table:covered-table-cell table:style-name="ce45"/>
          <table:table-cell table:style-name="ce29" table:formula="of:=HEX2DEC(COM.MICROSOFT.CONCAT([$Editor.E85];[$Editor.D85]))" office:value-type="float" office:value="540" calcext:value-type="float" table:number-columns-spanned="2" table:number-rows-spanned="1">
            <text:p>540</text:p>
          </table:table-cell>
          <table:covered-table-cell table:style-name="ce30"/>
          <table:table-cell table:style-name="ce27" table:formula="of:=COM.MICROSOFT.CONCAT([$Editor.G85];[$Editor.F85])" office:value-type="string" office:string-value="0073" calcext:value-type="string" table:number-columns-spanned="2" table:number-rows-spanned="1">
            <text:p>0073</text:p>
          </table:table-cell>
          <table:covered-table-cell table:style-name="ce30"/>
          <table:table-cell table:style-name="ce31" table:formula="of:=VLOOKUP([$Editor.H85];[$Key.$A$2:.$G$19];7;1)" office:value-type="string" office:string-value="Bow" calcext:value-type="string">
            <text:p>Bow</text:p>
          </table:table-cell>
          <table:table-cell table:style-name="ce28" table:formula="of:=VLOOKUP([$Editor.I85];[$Key.$A$2:.$H$12];8;1)" office:value-type="float" office:value="0" calcext:value-type="float">
            <text:p/>
          </table:table-cell>
          <table:table-cell table:style-name="ce31" table:formula="of:=VLOOKUP([$Editor.J85];[$Key.$A$2:.$I$8];9;1)" office:value-type="string" office:string-value="1 Handed" calcext:value-type="string">
            <text:p>1 Handed</text:p>
          </table:table-cell>
          <table:table-cell table:style-name="ce28" table:formula="of:=VLOOKUP([$Editor.K85];[$Key.$A$2:.$J$6];10;1)" office:value-type="string" office:string-value="Crossbows" calcext:value-type="string">
            <text:p>Crossbows</text:p>
          </table:table-cell>
          <table:table-cell table:style-name="ce31" table:formula="of:=HEX2DEC([$Editor.L85])" office:value-type="float" office:value="6" calcext:value-type="float">
            <text:p>6</text:p>
          </table:table-cell>
          <table:table-cell table:style-name="ce28" table:formula="of:=VLOOKUP([$Editor.M85];[$Key.$A$2:.$C$257];3;1)" office:value-type="string" office:string-value="24" calcext:value-type="string">
            <text:p>24</text:p>
          </table:table-cell>
          <table:table-cell table:style-name="ce31" table:formula="of:=HEX2DEC([$Editor.N85])" office:value-type="float" office:value="30" calcext:value-type="float">
            <text:p>30</text:p>
          </table:table-cell>
          <table:table-cell table:style-name="ce28" table:formula="of:=HEX2DEC([$Editor.O85])" office:value-type="float" office:value="0" calcext:value-type="float">
            <text:p>0</text:p>
          </table:table-cell>
          <table:table-cell table:style-name="ce31" table:formula="of:=VLOOKUP([$Editor.P85];[$Key.$A$2:.$H$12];8;1)" office:value-type="float" office:value="0" calcext:value-type="float">
            <text:p/>
          </table:table-cell>
          <table:table-cell table:style-name="ce28" table:formula="of:=HEX2DEC([$Editor.Q85])" office:value-type="float" office:value="0" calcext:value-type="float">
            <text:p>0</text:p>
          </table:table-cell>
          <table:table-cell table:style-name="ce31" table:formula="of:=VLOOKUP([$Editor.R85];[$Key.$A$2:.$D$257];4;1)" office:value-type="float" office:value="0" calcext:value-type="float">
            <text:p/>
          </table:table-cell>
          <table:table-cell table:style-name="ce28" table:formula="of:=VLOOKUP([$Editor.S85];[$Key.$A$2:.$F$257];6;1)" office:value-type="float" office:value="0" calcext:value-type="float">
            <text:p/>
          </table:table-cell>
          <table:table-cell table:style-name="ce31" table:formula="of:=VLOOKUP([$Editor.T85];[$Key.$A$2:.$E$257];5;1)" office:value-type="float" office:value="0" calcext:value-type="float">
            <text:p/>
          </table:table-cell>
          <table:table-cell table:style-name="ce28" table:formula="of:=IF([$Editor.U85]=&quot;00&quot;;&quot;&quot;;HEX2DEC([$Editor.U85]))">
            <text:p/>
          </table:table-cell>
          <table:table-cell table:style-name="ce31" table:formula="of:=IF([$Editor.V85]=&quot;00&quot;;&quot;&quot;;HEX2DEC([$Editor.V85]))">
            <text:p/>
          </table:table-cell>
          <table:table-cell table:style-name="ce28" table:formula="of:=IF([$Editor.W85]=&quot;00&quot;;&quot;&quot;;HEX2DEC([$Editor.W85]))" office:value-type="float" office:value="1" calcext:value-type="float">
            <text:p>1</text:p>
          </table:table-cell>
          <table:table-cell table:style-name="ce31" table:formula="of:=IF([$Editor.X85]=&quot;00&quot;;&quot;&quot;;COM.MICROSOFT.CONCAT(VLOOKUP([$Editor.X85];[$Key.$A$2:.$C$257];3;1);&quot;%&quot;))">
            <text:p/>
          </table:table-cell>
          <table:table-cell table:style-name="ce28" table:formula="of:=IF([$Editor.Y85]=&quot;00&quot;;&quot;&quot;;COM.MICROSOFT.CONCAT(VLOOKUP([$Editor.Y85];[$Key.$A$2:.$C$257];3;1);&quot;%&quot;))">
            <text:p/>
          </table:table-cell>
          <table:table-cell table:style-name="ce31" table:formula="of:=IF([$Editor.Z85]=&quot;00&quot;;&quot;&quot;;COM.MICROSOFT.CONCAT(VLOOKUP([$Editor.Z85];[$Key.$A$2:.$C$257];3;1);&quot;%&quot;))">
            <text:p/>
          </table:table-cell>
          <table:table-cell table:style-name="ce28" table:formula="of:=IF([$Editor.AA85]=&quot;00&quot;;&quot;&quot;;COM.MICROSOFT.CONCAT(VLOOKUP([$Editor.AA85];[$Key.$A$2:.$C$257];3;1);&quot;%&quot;))">
            <text:p/>
          </table:table-cell>
          <table:table-cell table:style-name="ce31" table:formula="of:=IF([$Editor.AB85]=&quot;00&quot;;&quot;&quot;;COM.MICROSOFT.CONCAT(VLOOKUP([$Editor.AB85];[$Key.$A$2:.$C$257];3;1);&quot;%&quot;))">
            <text:p/>
          </table:table-cell>
          <table:table-cell table:style-name="ce28" table:formula="of:=IF([$Editor.AC85]=&quot;00&quot;;&quot;&quot;;COM.MICROSOFT.CONCAT(VLOOKUP([$Editor.AC85];[$Key.$A$2:.$C$257];3;1);&quot;%&quot;))">
            <text:p/>
          </table:table-cell>
          <table:table-cell table:style-name="ce31" table:formula="of:=IF([$Editor.AD85]=&quot;00&quot;;&quot;&quot;;COM.MICROSOFT.CONCAT(VLOOKUP([$Editor.AD85];[$Key.$A$2:.$C$257];3;1);&quot;%&quot;))">
            <text:p/>
          </table:table-cell>
          <table:table-cell table:style-name="ce28" table:formula="of:=HEX2DEC([$Editor.AE85])" office:value-type="float" office:value="0" calcext:value-type="float">
            <text:p>0</text:p>
          </table:table-cell>
          <table:table-cell table:style-name="ce31" table:formula="of:=HEX2DEC([$Editor.AF85])" office:value-type="float" office:value="0" calcext:value-type="float">
            <text:p>0</text:p>
          </table:table-cell>
          <table:table-cell table:style-name="ce28" table:formula="of:=HEX2DEC([$Editor.AG85])" office:value-type="float" office:value="0" calcext:value-type="float">
            <text:p>0</text:p>
          </table:table-cell>
          <table:table-cell table:style-name="ce31" table:formula="of:=VLOOKUP([$Editor.AH85];[$Key.$A$2:.$K$6];11;1)" office:value-type="float" office:value="0" calcext:value-type="float">
            <text:p/>
          </table:table-cell>
          <table:table-cell table:style-name="ce28" table:formula="of:=HEX2DEC([$Editor.AI85])" office:value-type="float" office:value="0" calcext:value-type="float">
            <text:p>0</text:p>
          </table:table-cell>
          <table:table-cell table:style-name="ce31" table:formula="of:=HEX2DEC([$Editor.AJ85])" office:value-type="float" office:value="0" calcext:value-type="float">
            <text:p>0</text:p>
          </table:table-cell>
          <table:table-cell table:style-name="ce28" table:formula="of:=HEX2DEC([$Editor.AK85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Composite Bow</text:p>
          </table:table-cell>
          <table:table-cell table:style-name="ce27" table:formula="of:=COM.MICROSOFT.CONCAT([$Editor.C86];[$Editor.B86])" office:value-type="string" office:string-value="0078" calcext:value-type="string" table:number-columns-spanned="2" table:number-rows-spanned="1">
            <text:p>0078</text:p>
          </table:table-cell>
          <table:covered-table-cell table:style-name="ce45"/>
          <table:table-cell table:style-name="ce29" table:formula="of:=HEX2DEC(COM.MICROSOFT.CONCAT([$Editor.E86];[$Editor.D86]))" office:value-type="float" office:value="1280" calcext:value-type="float" table:number-columns-spanned="2" table:number-rows-spanned="1">
            <text:p>1280</text:p>
          </table:table-cell>
          <table:covered-table-cell table:style-name="ce30"/>
          <table:table-cell table:style-name="ce27" table:formula="of:=COM.MICROSOFT.CONCAT([$Editor.G86];[$Editor.F86])" office:value-type="string" office:string-value="0074" calcext:value-type="string" table:number-columns-spanned="2" table:number-rows-spanned="1">
            <text:p>0074</text:p>
          </table:table-cell>
          <table:covered-table-cell table:style-name="ce30"/>
          <table:table-cell table:style-name="ce31" table:formula="of:=VLOOKUP([$Editor.H86];[$Key.$A$2:.$G$19];7;1)" office:value-type="string" office:string-value="Bow" calcext:value-type="string">
            <text:p>Bow</text:p>
          </table:table-cell>
          <table:table-cell table:style-name="ce28" table:formula="of:=VLOOKUP([$Editor.I86];[$Key.$A$2:.$H$12];8;1)" office:value-type="float" office:value="0" calcext:value-type="float">
            <text:p/>
          </table:table-cell>
          <table:table-cell table:style-name="ce31" table:formula="of:=VLOOKUP([$Editor.J86];[$Key.$A$2:.$I$8];9;1)" office:value-type="string" office:string-value="2 Handed" calcext:value-type="string">
            <text:p>2 Handed</text:p>
          </table:table-cell>
          <table:table-cell table:style-name="ce28" table:formula="of:=VLOOKUP([$Editor.K86];[$Key.$A$2:.$J$6];10;1)" office:value-type="string" office:string-value="Crossbows" calcext:value-type="string">
            <text:p>Crossbows</text:p>
          </table:table-cell>
          <table:table-cell table:style-name="ce31" table:formula="of:=HEX2DEC([$Editor.L86])" office:value-type="float" office:value="7" calcext:value-type="float">
            <text:p>7</text:p>
          </table:table-cell>
          <table:table-cell table:style-name="ce28" table:formula="of:=VLOOKUP([$Editor.M86];[$Key.$A$2:.$C$257];3;1)" office:value-type="string" office:string-value="30" calcext:value-type="string">
            <text:p>30</text:p>
          </table:table-cell>
          <table:table-cell table:style-name="ce31" table:formula="of:=HEX2DEC([$Editor.N86])" office:value-type="float" office:value="44" calcext:value-type="float">
            <text:p>44</text:p>
          </table:table-cell>
          <table:table-cell table:style-name="ce28" table:formula="of:=HEX2DEC([$Editor.O86])" office:value-type="float" office:value="0" calcext:value-type="float">
            <text:p>0</text:p>
          </table:table-cell>
          <table:table-cell table:style-name="ce31" table:formula="of:=VLOOKUP([$Editor.P86];[$Key.$A$2:.$H$12];8;1)" office:value-type="float" office:value="0" calcext:value-type="float">
            <text:p/>
          </table:table-cell>
          <table:table-cell table:style-name="ce28" table:formula="of:=HEX2DEC([$Editor.Q86])" office:value-type="float" office:value="0" calcext:value-type="float">
            <text:p>0</text:p>
          </table:table-cell>
          <table:table-cell table:style-name="ce31" table:formula="of:=VLOOKUP([$Editor.R86];[$Key.$A$2:.$D$257];4;1)" office:value-type="float" office:value="0" calcext:value-type="float">
            <text:p/>
          </table:table-cell>
          <table:table-cell table:style-name="ce28" table:formula="of:=VLOOKUP([$Editor.S86];[$Key.$A$2:.$F$257];6;1)" office:value-type="float" office:value="0" calcext:value-type="float">
            <text:p/>
          </table:table-cell>
          <table:table-cell table:style-name="ce31" table:formula="of:=VLOOKUP([$Editor.T86];[$Key.$A$2:.$E$257];5;1)" office:value-type="float" office:value="0" calcext:value-type="float">
            <text:p/>
          </table:table-cell>
          <table:table-cell table:style-name="ce28" table:formula="of:=IF([$Editor.U86]=&quot;00&quot;;&quot;&quot;;HEX2DEC([$Editor.U86]))">
            <text:p/>
          </table:table-cell>
          <table:table-cell table:style-name="ce31" table:formula="of:=IF([$Editor.V86]=&quot;00&quot;;&quot;&quot;;HEX2DEC([$Editor.V86]))">
            <text:p/>
          </table:table-cell>
          <table:table-cell table:style-name="ce28" table:formula="of:=IF([$Editor.W86]=&quot;00&quot;;&quot;&quot;;HEX2DEC([$Editor.W86]))" office:value-type="float" office:value="1" calcext:value-type="float">
            <text:p>1</text:p>
          </table:table-cell>
          <table:table-cell table:style-name="ce31" table:formula="of:=IF([$Editor.X86]=&quot;00&quot;;&quot;&quot;;COM.MICROSOFT.CONCAT(VLOOKUP([$Editor.X86];[$Key.$A$2:.$C$257];3;1);&quot;%&quot;))">
            <text:p/>
          </table:table-cell>
          <table:table-cell table:style-name="ce28" table:formula="of:=IF([$Editor.Y86]=&quot;00&quot;;&quot;&quot;;COM.MICROSOFT.CONCAT(VLOOKUP([$Editor.Y86];[$Key.$A$2:.$C$257];3;1);&quot;%&quot;))">
            <text:p/>
          </table:table-cell>
          <table:table-cell table:style-name="ce31" table:formula="of:=IF([$Editor.Z86]=&quot;00&quot;;&quot;&quot;;COM.MICROSOFT.CONCAT(VLOOKUP([$Editor.Z86];[$Key.$A$2:.$C$257];3;1);&quot;%&quot;))">
            <text:p/>
          </table:table-cell>
          <table:table-cell table:style-name="ce28" table:formula="of:=IF([$Editor.AA86]=&quot;00&quot;;&quot;&quot;;COM.MICROSOFT.CONCAT(VLOOKUP([$Editor.AA86];[$Key.$A$2:.$C$257];3;1);&quot;%&quot;))">
            <text:p/>
          </table:table-cell>
          <table:table-cell table:style-name="ce31" table:formula="of:=IF([$Editor.AB86]=&quot;00&quot;;&quot;&quot;;COM.MICROSOFT.CONCAT(VLOOKUP([$Editor.AB86];[$Key.$A$2:.$C$257];3;1);&quot;%&quot;))">
            <text:p/>
          </table:table-cell>
          <table:table-cell table:style-name="ce28" table:formula="of:=IF([$Editor.AC86]=&quot;00&quot;;&quot;&quot;;COM.MICROSOFT.CONCAT(VLOOKUP([$Editor.AC86];[$Key.$A$2:.$C$257];3;1);&quot;%&quot;))">
            <text:p/>
          </table:table-cell>
          <table:table-cell table:style-name="ce31" table:formula="of:=IF([$Editor.AD86]=&quot;00&quot;;&quot;&quot;;COM.MICROSOFT.CONCAT(VLOOKUP([$Editor.AD86];[$Key.$A$2:.$C$257];3;1);&quot;%&quot;))">
            <text:p/>
          </table:table-cell>
          <table:table-cell table:style-name="ce28" table:formula="of:=HEX2DEC([$Editor.AE86])" office:value-type="float" office:value="0" calcext:value-type="float">
            <text:p>0</text:p>
          </table:table-cell>
          <table:table-cell table:style-name="ce31" table:formula="of:=HEX2DEC([$Editor.AF86])" office:value-type="float" office:value="0" calcext:value-type="float">
            <text:p>0</text:p>
          </table:table-cell>
          <table:table-cell table:style-name="ce28" table:formula="of:=HEX2DEC([$Editor.AG86])" office:value-type="float" office:value="0" calcext:value-type="float">
            <text:p>0</text:p>
          </table:table-cell>
          <table:table-cell table:style-name="ce31" table:formula="of:=VLOOKUP([$Editor.AH86];[$Key.$A$2:.$K$6];11;1)" office:value-type="float" office:value="0" calcext:value-type="float">
            <text:p/>
          </table:table-cell>
          <table:table-cell table:style-name="ce28" table:formula="of:=HEX2DEC([$Editor.AI86])" office:value-type="float" office:value="0" calcext:value-type="float">
            <text:p>0</text:p>
          </table:table-cell>
          <table:table-cell table:style-name="ce31" table:formula="of:=HEX2DEC([$Editor.AJ86])" office:value-type="float" office:value="0" calcext:value-type="float">
            <text:p>0</text:p>
          </table:table-cell>
          <table:table-cell table:style-name="ce28" table:formula="of:=HEX2DEC([$Editor.AK86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Tathlum</text:p>
          </table:table-cell>
          <table:table-cell table:style-name="ce27" table:formula="of:=COM.MICROSOFT.CONCAT([$Editor.C87];[$Editor.B87])" office:value-type="string" office:string-value="0079" calcext:value-type="string" table:number-columns-spanned="2" table:number-rows-spanned="1">
            <text:p>0079</text:p>
          </table:table-cell>
          <table:covered-table-cell table:style-name="ce45"/>
          <table:table-cell table:style-name="ce29" table:formula="of:=HEX2DEC(COM.MICROSOFT.CONCAT([$Editor.E87];[$Editor.D87]))" office:value-type="float" office:value="3800" calcext:value-type="float" table:number-columns-spanned="2" table:number-rows-spanned="1">
            <text:p>3800</text:p>
          </table:table-cell>
          <table:covered-table-cell table:style-name="ce30"/>
          <table:table-cell table:style-name="ce27" table:formula="of:=COM.MICROSOFT.CONCAT([$Editor.G87];[$Editor.F87])" office:value-type="string" office:string-value="0075" calcext:value-type="string" table:number-columns-spanned="2" table:number-rows-spanned="1">
            <text:p>0075</text:p>
          </table:table-cell>
          <table:covered-table-cell table:style-name="ce30"/>
          <table:table-cell table:style-name="ce31" table:formula="of:=VLOOKUP([$Editor.H87];[$Key.$A$2:.$G$19];7;1)" office:value-type="string" office:string-value="Bow" calcext:value-type="string">
            <text:p>Bow</text:p>
          </table:table-cell>
          <table:table-cell table:style-name="ce28" table:formula="of:=VLOOKUP([$Editor.I87];[$Key.$A$2:.$H$12];8;1)" office:value-type="string" office:string-value="Bane" calcext:value-type="string">
            <text:p>Bane</text:p>
          </table:table-cell>
          <table:table-cell table:style-name="ce31" table:formula="of:=VLOOKUP([$Editor.J87];[$Key.$A$2:.$I$8];9;1)" office:value-type="string" office:string-value="2 Handed" calcext:value-type="string">
            <text:p>2 Handed</text:p>
          </table:table-cell>
          <table:table-cell table:style-name="ce28" table:formula="of:=VLOOKUP([$Editor.K87];[$Key.$A$2:.$J$6];10;1)" office:value-type="string" office:string-value="Crossbows" calcext:value-type="string">
            <text:p>Crossbows</text:p>
          </table:table-cell>
          <table:table-cell table:style-name="ce31" table:formula="of:=HEX2DEC([$Editor.L87])" office:value-type="float" office:value="7" calcext:value-type="float">
            <text:p>7</text:p>
          </table:table-cell>
          <table:table-cell table:style-name="ce28" table:formula="of:=VLOOKUP([$Editor.M87];[$Key.$A$2:.$C$257];3;1)" office:value-type="string" office:string-value="38" calcext:value-type="string">
            <text:p>38</text:p>
          </table:table-cell>
          <table:table-cell table:style-name="ce31" table:formula="of:=HEX2DEC([$Editor.N87])" office:value-type="float" office:value="44" calcext:value-type="float">
            <text:p>44</text:p>
          </table:table-cell>
          <table:table-cell table:style-name="ce28" table:formula="of:=HEX2DEC([$Editor.O87])" office:value-type="float" office:value="0" calcext:value-type="float">
            <text:p>0</text:p>
          </table:table-cell>
          <table:table-cell table:style-name="ce31" table:formula="of:=VLOOKUP([$Editor.P87];[$Key.$A$2:.$H$12];8;1)" office:value-type="string" office:string-value="Bane" calcext:value-type="string">
            <text:p>Bane</text:p>
          </table:table-cell>
          <table:table-cell table:style-name="ce28" table:formula="of:=HEX2DEC([$Editor.Q87])" office:value-type="float" office:value="34" calcext:value-type="float">
            <text:p>34</text:p>
          </table:table-cell>
          <table:table-cell table:style-name="ce31" table:formula="of:=VLOOKUP([$Editor.R87];[$Key.$A$2:.$D$257];4;1)" office:value-type="float" office:value="0" calcext:value-type="float">
            <text:p/>
          </table:table-cell>
          <table:table-cell table:style-name="ce28" table:formula="of:=VLOOKUP([$Editor.S87];[$Key.$A$2:.$F$257];6;1)" office:value-type="float" office:value="0" calcext:value-type="float">
            <text:p/>
          </table:table-cell>
          <table:table-cell table:style-name="ce31" table:formula="of:=VLOOKUP([$Editor.T87];[$Key.$A$2:.$E$257];5;1)" office:value-type="string" office:string-value="Unknown Tathlum Effect" calcext:value-type="string">
            <text:p>Unknown Tathlum Effect</text:p>
          </table:table-cell>
          <table:table-cell table:style-name="ce28" table:formula="of:=IF([$Editor.U87]=&quot;00&quot;;&quot;&quot;;HEX2DEC([$Editor.U87]))">
            <text:p/>
          </table:table-cell>
          <table:table-cell table:style-name="ce31" table:formula="of:=IF([$Editor.V87]=&quot;00&quot;;&quot;&quot;;HEX2DEC([$Editor.V87]))">
            <text:p/>
          </table:table-cell>
          <table:table-cell table:style-name="ce28" table:formula="of:=IF([$Editor.W87]=&quot;00&quot;;&quot;&quot;;HEX2DEC([$Editor.W87]))" office:value-type="float" office:value="1" calcext:value-type="float">
            <text:p>1</text:p>
          </table:table-cell>
          <table:table-cell table:style-name="ce31" table:formula="of:=IF([$Editor.X87]=&quot;00&quot;;&quot;&quot;;COM.MICROSOFT.CONCAT(VLOOKUP([$Editor.X87];[$Key.$A$2:.$C$257];3;1);&quot;%&quot;))">
            <text:p/>
          </table:table-cell>
          <table:table-cell table:style-name="ce28" table:formula="of:=IF([$Editor.Y87]=&quot;00&quot;;&quot;&quot;;COM.MICROSOFT.CONCAT(VLOOKUP([$Editor.Y87];[$Key.$A$2:.$C$257];3;1);&quot;%&quot;))">
            <text:p/>
          </table:table-cell>
          <table:table-cell table:style-name="ce31" table:formula="of:=IF([$Editor.Z87]=&quot;00&quot;;&quot;&quot;;COM.MICROSOFT.CONCAT(VLOOKUP([$Editor.Z87];[$Key.$A$2:.$C$257];3;1);&quot;%&quot;))">
            <text:p/>
          </table:table-cell>
          <table:table-cell table:style-name="ce28" table:formula="of:=IF([$Editor.AA87]=&quot;00&quot;;&quot;&quot;;COM.MICROSOFT.CONCAT(VLOOKUP([$Editor.AA87];[$Key.$A$2:.$C$257];3;1);&quot;%&quot;))">
            <text:p/>
          </table:table-cell>
          <table:table-cell table:style-name="ce31" table:formula="of:=IF([$Editor.AB87]=&quot;00&quot;;&quot;&quot;;COM.MICROSOFT.CONCAT(VLOOKUP([$Editor.AB87];[$Key.$A$2:.$C$257];3;1);&quot;%&quot;))">
            <text:p/>
          </table:table-cell>
          <table:table-cell table:style-name="ce28" table:formula="of:=IF([$Editor.AC87]=&quot;00&quot;;&quot;&quot;;COM.MICROSOFT.CONCAT(VLOOKUP([$Editor.AC87];[$Key.$A$2:.$C$257];3;1);&quot;%&quot;))" office:value-type="string" office:string-value="-5%" calcext:value-type="string">
            <text:p>-5%</text:p>
          </table:table-cell>
          <table:table-cell table:style-name="ce31" table:formula="of:=IF([$Editor.AD87]=&quot;00&quot;;&quot;&quot;;COM.MICROSOFT.CONCAT(VLOOKUP([$Editor.AD87];[$Key.$A$2:.$C$257];3;1);&quot;%&quot;))">
            <text:p/>
          </table:table-cell>
          <table:table-cell table:style-name="ce28" table:formula="of:=HEX2DEC([$Editor.AE87])" office:value-type="float" office:value="0" calcext:value-type="float">
            <text:p>0</text:p>
          </table:table-cell>
          <table:table-cell table:style-name="ce31" table:formula="of:=HEX2DEC([$Editor.AF87])" office:value-type="float" office:value="0" calcext:value-type="float">
            <text:p>0</text:p>
          </table:table-cell>
          <table:table-cell table:style-name="ce28" table:formula="of:=HEX2DEC([$Editor.AG87])" office:value-type="float" office:value="1" calcext:value-type="float">
            <text:p>1</text:p>
          </table:table-cell>
          <table:table-cell table:style-name="ce31" table:formula="of:=VLOOKUP([$Editor.AH87];[$Key.$A$2:.$K$6];11;1)" office:value-type="float" office:value="0" calcext:value-type="float">
            <text:p/>
          </table:table-cell>
          <table:table-cell table:style-name="ce28" table:formula="of:=HEX2DEC([$Editor.AI87])" office:value-type="float" office:value="0" calcext:value-type="float">
            <text:p>0</text:p>
          </table:table-cell>
          <table:table-cell table:style-name="ce31" table:formula="of:=HEX2DEC([$Editor.AJ87])" office:value-type="float" office:value="0" calcext:value-type="float">
            <text:p>0</text:p>
          </table:table-cell>
          <table:table-cell table:style-name="ce28" table:formula="of:=HEX2DEC([$Editor.AK87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Tower Shield</text:p>
          </table:table-cell>
          <table:table-cell table:style-name="ce27" table:formula="of:=COM.MICROSOFT.CONCAT([$Editor.C88];[$Editor.B88])" office:value-type="string" office:string-value="007a" calcext:value-type="string" table:number-columns-spanned="2" table:number-rows-spanned="1">
            <text:p>007a</text:p>
          </table:table-cell>
          <table:covered-table-cell table:style-name="ce45"/>
          <table:table-cell table:style-name="ce29" table:formula="of:=HEX2DEC(COM.MICROSOFT.CONCAT([$Editor.E88];[$Editor.D88]))" office:value-type="float" office:value="650" calcext:value-type="float" table:number-columns-spanned="2" table:number-rows-spanned="1">
            <text:p>650</text:p>
          </table:table-cell>
          <table:covered-table-cell table:style-name="ce30"/>
          <table:table-cell table:style-name="ce27" table:formula="of:=COM.MICROSOFT.CONCAT([$Editor.G88];[$Editor.F88])" office:value-type="string" office:string-value="0076" calcext:value-type="string" table:number-columns-spanned="2" table:number-rows-spanned="1">
            <text:p>0076</text:p>
          </table:table-cell>
          <table:covered-table-cell table:style-name="ce30"/>
          <table:table-cell table:style-name="ce31" table:formula="of:=VLOOKUP([$Editor.H88];[$Key.$A$2:.$G$19];7;1)" office:value-type="string" office:string-value="Shield" calcext:value-type="string">
            <text:p>Shield</text:p>
          </table:table-cell>
          <table:table-cell table:style-name="ce28" table:formula="of:=VLOOKUP([$Editor.I88];[$Key.$A$2:.$H$12];8;1)" office:value-type="float" office:value="0" calcext:value-type="float">
            <text:p/>
          </table:table-cell>
          <table:table-cell table:style-name="ce31" table:formula="of:=VLOOKUP([$Editor.J88];[$Key.$A$2:.$I$8];9;1)" office:value-type="string" office:string-value="1 Handed" calcext:value-type="string">
            <text:p>1 Handed</text:p>
          </table:table-cell>
          <table:table-cell table:style-name="ce28" table:formula="of:=VLOOKUP([$Editor.K88];[$Key.$A$2:.$J$6];10;1)" office:value-type="string" office:string-value="Close Ranged" calcext:value-type="string">
            <text:p>Close Ranged</text:p>
          </table:table-cell>
          <table:table-cell table:style-name="ce31" table:formula="of:=HEX2DEC([$Editor.L88])" office:value-type="float" office:value="1" calcext:value-type="float">
            <text:p>1</text:p>
          </table:table-cell>
          <table:table-cell table:style-name="ce28" table:formula="of:=VLOOKUP([$Editor.M88];[$Key.$A$2:.$C$257];3;1)" office:value-type="string" office:string-value="10" calcext:value-type="string">
            <text:p>10</text:p>
          </table:table-cell>
          <table:table-cell table:style-name="ce31" table:formula="of:=HEX2DEC([$Editor.N88])" office:value-type="float" office:value="15" calcext:value-type="float">
            <text:p>15</text:p>
          </table:table-cell>
          <table:table-cell table:style-name="ce28" table:formula="of:=HEX2DEC([$Editor.O88])" office:value-type="float" office:value="5" calcext:value-type="float">
            <text:p>5</text:p>
          </table:table-cell>
          <table:table-cell table:style-name="ce31" table:formula="of:=VLOOKUP([$Editor.P88];[$Key.$A$2:.$H$12];8;1)" office:value-type="float" office:value="0" calcext:value-type="float">
            <text:p/>
          </table:table-cell>
          <table:table-cell table:style-name="ce28" table:formula="of:=HEX2DEC([$Editor.Q88])" office:value-type="float" office:value="0" calcext:value-type="float">
            <text:p>0</text:p>
          </table:table-cell>
          <table:table-cell table:style-name="ce31" table:formula="of:=VLOOKUP([$Editor.R88];[$Key.$A$2:.$D$257];4;1)" office:value-type="float" office:value="0" calcext:value-type="float">
            <text:p/>
          </table:table-cell>
          <table:table-cell table:style-name="ce28" table:formula="of:=VLOOKUP([$Editor.S88];[$Key.$A$2:.$F$257];6;1)" office:value-type="float" office:value="0" calcext:value-type="float">
            <text:p/>
          </table:table-cell>
          <table:table-cell table:style-name="ce31" table:formula="of:=VLOOKUP([$Editor.T88];[$Key.$A$2:.$E$257];5;1)" office:value-type="float" office:value="0" calcext:value-type="float">
            <text:p/>
          </table:table-cell>
          <table:table-cell table:style-name="ce28" table:formula="of:=IF([$Editor.U88]=&quot;00&quot;;&quot;&quot;;HEX2DEC([$Editor.U88]))">
            <text:p/>
          </table:table-cell>
          <table:table-cell table:style-name="ce31" table:formula="of:=IF([$Editor.V88]=&quot;00&quot;;&quot;&quot;;HEX2DEC([$Editor.V88]))">
            <text:p/>
          </table:table-cell>
          <table:table-cell table:style-name="ce28" table:formula="of:=IF([$Editor.W88]=&quot;00&quot;;&quot;&quot;;HEX2DEC([$Editor.W88]))">
            <text:p/>
          </table:table-cell>
          <table:table-cell table:style-name="ce31" table:formula="of:=IF([$Editor.X88]=&quot;00&quot;;&quot;&quot;;COM.MICROSOFT.CONCAT(VLOOKUP([$Editor.X88];[$Key.$A$2:.$C$257];3;1);&quot;%&quot;))" office:value-type="string" office:string-value="-10%" calcext:value-type="string">
            <text:p>-10%</text:p>
          </table:table-cell>
          <table:table-cell table:style-name="ce28" table:formula="of:=IF([$Editor.Y88]=&quot;00&quot;;&quot;&quot;;COM.MICROSOFT.CONCAT(VLOOKUP([$Editor.Y88];[$Key.$A$2:.$C$257];3;1);&quot;%&quot;))">
            <text:p/>
          </table:table-cell>
          <table:table-cell table:style-name="ce31" table:formula="of:=IF([$Editor.Z88]=&quot;00&quot;;&quot;&quot;;COM.MICROSOFT.CONCAT(VLOOKUP([$Editor.Z88];[$Key.$A$2:.$C$257];3;1);&quot;%&quot;))">
            <text:p/>
          </table:table-cell>
          <table:table-cell table:style-name="ce28" table:formula="of:=IF([$Editor.AA88]=&quot;00&quot;;&quot;&quot;;COM.MICROSOFT.CONCAT(VLOOKUP([$Editor.AA88];[$Key.$A$2:.$C$257];3;1);&quot;%&quot;))">
            <text:p/>
          </table:table-cell>
          <table:table-cell table:style-name="ce31" table:formula="of:=IF([$Editor.AB88]=&quot;00&quot;;&quot;&quot;;COM.MICROSOFT.CONCAT(VLOOKUP([$Editor.AB88];[$Key.$A$2:.$C$257];3;1);&quot;%&quot;))">
            <text:p/>
          </table:table-cell>
          <table:table-cell table:style-name="ce28" table:formula="of:=IF([$Editor.AC88]=&quot;00&quot;;&quot;&quot;;COM.MICROSOFT.CONCAT(VLOOKUP([$Editor.AC88];[$Key.$A$2:.$C$257];3;1);&quot;%&quot;))">
            <text:p/>
          </table:table-cell>
          <table:table-cell table:style-name="ce31" table:formula="of:=IF([$Editor.AD88]=&quot;00&quot;;&quot;&quot;;COM.MICROSOFT.CONCAT(VLOOKUP([$Editor.AD88];[$Key.$A$2:.$C$257];3;1);&quot;%&quot;))">
            <text:p/>
          </table:table-cell>
          <table:table-cell table:style-name="ce28" table:formula="of:=HEX2DEC([$Editor.AE88])" office:value-type="float" office:value="0" calcext:value-type="float">
            <text:p>0</text:p>
          </table:table-cell>
          <table:table-cell table:style-name="ce31" table:formula="of:=HEX2DEC([$Editor.AF88])" office:value-type="float" office:value="0" calcext:value-type="float">
            <text:p>0</text:p>
          </table:table-cell>
          <table:table-cell table:style-name="ce28" table:formula="of:=HEX2DEC([$Editor.AG88])" office:value-type="float" office:value="0" calcext:value-type="float">
            <text:p>0</text:p>
          </table:table-cell>
          <table:table-cell table:style-name="ce31" table:formula="of:=VLOOKUP([$Editor.AH88];[$Key.$A$2:.$K$6];11;1)" office:value-type="float" office:value="0" calcext:value-type="float">
            <text:p/>
          </table:table-cell>
          <table:table-cell table:style-name="ce28" table:formula="of:=HEX2DEC([$Editor.AI88])" office:value-type="float" office:value="0" calcext:value-type="float">
            <text:p>0</text:p>
          </table:table-cell>
          <table:table-cell table:style-name="ce31" table:formula="of:=HEX2DEC([$Editor.AJ88])" office:value-type="float" office:value="0" calcext:value-type="float">
            <text:p>0</text:p>
          </table:table-cell>
          <table:table-cell table:style-name="ce28" table:formula="of:=HEX2DEC([$Editor.AK88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Dragon Shield</text:p>
          </table:table-cell>
          <table:table-cell table:style-name="ce27" table:formula="of:=COM.MICROSOFT.CONCAT([$Editor.C89];[$Editor.B89])" office:value-type="string" office:string-value="007b" calcext:value-type="string" table:number-columns-spanned="2" table:number-rows-spanned="1">
            <text:p>007b</text:p>
          </table:table-cell>
          <table:covered-table-cell table:style-name="ce45"/>
          <table:table-cell table:style-name="ce29" table:formula="of:=HEX2DEC(COM.MICROSOFT.CONCAT([$Editor.E89];[$Editor.D89]))" office:value-type="float" office:value="2500" calcext:value-type="float" table:number-columns-spanned="2" table:number-rows-spanned="1">
            <text:p>2500</text:p>
          </table:table-cell>
          <table:covered-table-cell table:style-name="ce30"/>
          <table:table-cell table:style-name="ce27" table:formula="of:=COM.MICROSOFT.CONCAT([$Editor.G89];[$Editor.F89])" office:value-type="string" office:string-value="0077" calcext:value-type="string" table:number-columns-spanned="2" table:number-rows-spanned="1">
            <text:p>0077</text:p>
          </table:table-cell>
          <table:covered-table-cell table:style-name="ce30"/>
          <table:table-cell table:style-name="ce31" table:formula="of:=VLOOKUP([$Editor.H89];[$Key.$A$2:.$G$19];7;1)" office:value-type="string" office:string-value="Shield" calcext:value-type="string">
            <text:p>Shield</text:p>
          </table:table-cell>
          <table:table-cell table:style-name="ce28" table:formula="of:=VLOOKUP([$Editor.I89];[$Key.$A$2:.$H$12];8;1)" office:value-type="float" office:value="0" calcext:value-type="float">
            <text:p/>
          </table:table-cell>
          <table:table-cell table:style-name="ce31" table:formula="of:=VLOOKUP([$Editor.J89];[$Key.$A$2:.$I$8];9;1)" office:value-type="string" office:string-value="1 Handed" calcext:value-type="string">
            <text:p>1 Handed</text:p>
          </table:table-cell>
          <table:table-cell table:style-name="ce28" table:formula="of:=VLOOKUP([$Editor.K89];[$Key.$A$2:.$J$6];10;1)" office:value-type="string" office:string-value="Close Ranged" calcext:value-type="string">
            <text:p>Close Ranged</text:p>
          </table:table-cell>
          <table:table-cell table:style-name="ce31" table:formula="of:=HEX2DEC([$Editor.L89])" office:value-type="float" office:value="1" calcext:value-type="float">
            <text:p>1</text:p>
          </table:table-cell>
          <table:table-cell table:style-name="ce28" table:formula="of:=VLOOKUP([$Editor.M89];[$Key.$A$2:.$C$257];3;1)" office:value-type="string" office:string-value="30" calcext:value-type="string">
            <text:p>30</text:p>
          </table:table-cell>
          <table:table-cell table:style-name="ce31" table:formula="of:=HEX2DEC([$Editor.N89])" office:value-type="float" office:value="20" calcext:value-type="float">
            <text:p>20</text:p>
          </table:table-cell>
          <table:table-cell table:style-name="ce28" table:formula="of:=HEX2DEC([$Editor.O89])" office:value-type="float" office:value="5" calcext:value-type="float">
            <text:p>5</text:p>
          </table:table-cell>
          <table:table-cell table:style-name="ce31" table:formula="of:=VLOOKUP([$Editor.P89];[$Key.$A$2:.$H$12];8;1)" office:value-type="float" office:value="0" calcext:value-type="float">
            <text:p/>
          </table:table-cell>
          <table:table-cell table:style-name="ce28" table:formula="of:=HEX2DEC([$Editor.Q89])" office:value-type="float" office:value="0" calcext:value-type="float">
            <text:p>0</text:p>
          </table:table-cell>
          <table:table-cell table:style-name="ce31" table:formula="of:=VLOOKUP([$Editor.R89];[$Key.$A$2:.$D$257];4;1)" office:value-type="float" office:value="0" calcext:value-type="float">
            <text:p/>
          </table:table-cell>
          <table:table-cell table:style-name="ce28" table:formula="of:=VLOOKUP([$Editor.S89];[$Key.$A$2:.$F$257];6;1)" office:value-type="float" office:value="0" calcext:value-type="float">
            <text:p/>
          </table:table-cell>
          <table:table-cell table:style-name="ce31" table:formula="of:=VLOOKUP([$Editor.T89];[$Key.$A$2:.$E$257];5;1)" office:value-type="string" office:string-value="Def Up vs Dragons/Beasts" calcext:value-type="string">
            <text:p>Def Up vs Dragons/Beasts</text:p>
          </table:table-cell>
          <table:table-cell table:style-name="ce28" table:formula="of:=IF([$Editor.U89]=&quot;00&quot;;&quot;&quot;;HEX2DEC([$Editor.U89]))">
            <text:p/>
          </table:table-cell>
          <table:table-cell table:style-name="ce31" table:formula="of:=IF([$Editor.V89]=&quot;00&quot;;&quot;&quot;;HEX2DEC([$Editor.V89]))">
            <text:p/>
          </table:table-cell>
          <table:table-cell table:style-name="ce28" table:formula="of:=IF([$Editor.W89]=&quot;00&quot;;&quot;&quot;;HEX2DEC([$Editor.W89]))">
            <text:p/>
          </table:table-cell>
          <table:table-cell table:style-name="ce31" table:formula="of:=IF([$Editor.X89]=&quot;00&quot;;&quot;&quot;;COM.MICROSOFT.CONCAT(VLOOKUP([$Editor.X89];[$Key.$A$2:.$C$257];3;1);&quot;%&quot;))" office:value-type="string" office:string-value="-20%" calcext:value-type="string">
            <text:p>-20%</text:p>
          </table:table-cell>
          <table:table-cell table:style-name="ce28" table:formula="of:=IF([$Editor.Y89]=&quot;00&quot;;&quot;&quot;;COM.MICROSOFT.CONCAT(VLOOKUP([$Editor.Y89];[$Key.$A$2:.$C$257];3;1);&quot;%&quot;))">
            <text:p/>
          </table:table-cell>
          <table:table-cell table:style-name="ce31" table:formula="of:=IF([$Editor.Z89]=&quot;00&quot;;&quot;&quot;;COM.MICROSOFT.CONCAT(VLOOKUP([$Editor.Z89];[$Key.$A$2:.$C$257];3;1);&quot;%&quot;))">
            <text:p/>
          </table:table-cell>
          <table:table-cell table:style-name="ce28" table:formula="of:=IF([$Editor.AA89]=&quot;00&quot;;&quot;&quot;;COM.MICROSOFT.CONCAT(VLOOKUP([$Editor.AA89];[$Key.$A$2:.$C$257];3;1);&quot;%&quot;))">
            <text:p/>
          </table:table-cell>
          <table:table-cell table:style-name="ce31" table:formula="of:=IF([$Editor.AB89]=&quot;00&quot;;&quot;&quot;;COM.MICROSOFT.CONCAT(VLOOKUP([$Editor.AB89];[$Key.$A$2:.$C$257];3;1);&quot;%&quot;))">
            <text:p/>
          </table:table-cell>
          <table:table-cell table:style-name="ce28" table:formula="of:=IF([$Editor.AC89]=&quot;00&quot;;&quot;&quot;;COM.MICROSOFT.CONCAT(VLOOKUP([$Editor.AC89];[$Key.$A$2:.$C$257];3;1);&quot;%&quot;))">
            <text:p/>
          </table:table-cell>
          <table:table-cell table:style-name="ce31" table:formula="of:=IF([$Editor.AD89]=&quot;00&quot;;&quot;&quot;;COM.MICROSOFT.CONCAT(VLOOKUP([$Editor.AD89];[$Key.$A$2:.$C$257];3;1);&quot;%&quot;))">
            <text:p/>
          </table:table-cell>
          <table:table-cell table:style-name="ce28" table:formula="of:=HEX2DEC([$Editor.AE89])" office:value-type="float" office:value="0" calcext:value-type="float">
            <text:p>0</text:p>
          </table:table-cell>
          <table:table-cell table:style-name="ce31" table:formula="of:=HEX2DEC([$Editor.AF89])" office:value-type="float" office:value="0" calcext:value-type="float">
            <text:p>0</text:p>
          </table:table-cell>
          <table:table-cell table:style-name="ce28" table:formula="of:=HEX2DEC([$Editor.AG89])" office:value-type="float" office:value="0" calcext:value-type="float">
            <text:p>0</text:p>
          </table:table-cell>
          <table:table-cell table:style-name="ce31" table:formula="of:=VLOOKUP([$Editor.AH89];[$Key.$A$2:.$K$6];11;1)" office:value-type="float" office:value="0" calcext:value-type="float">
            <text:p/>
          </table:table-cell>
          <table:table-cell table:style-name="ce28" table:formula="of:=HEX2DEC([$Editor.AI89])" office:value-type="float" office:value="0" calcext:value-type="float">
            <text:p>0</text:p>
          </table:table-cell>
          <table:table-cell table:style-name="ce31" table:formula="of:=HEX2DEC([$Editor.AJ89])" office:value-type="float" office:value="0" calcext:value-type="float">
            <text:p>0</text:p>
          </table:table-cell>
          <table:table-cell table:style-name="ce28" table:formula="of:=HEX2DEC([$Editor.AK89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Thunder Shield</text:p>
          </table:table-cell>
          <table:table-cell table:style-name="ce27" table:formula="of:=COM.MICROSOFT.CONCAT([$Editor.C90];[$Editor.B90])" office:value-type="string" office:string-value="007c" calcext:value-type="string" table:number-columns-spanned="2" table:number-rows-spanned="1">
            <text:p>007c</text:p>
          </table:table-cell>
          <table:covered-table-cell table:style-name="ce45"/>
          <table:table-cell table:style-name="ce29" table:formula="of:=HEX2DEC(COM.MICROSOFT.CONCAT([$Editor.E90];[$Editor.D90]))" office:value-type="float" office:value="2500" calcext:value-type="float" table:number-columns-spanned="2" table:number-rows-spanned="1">
            <text:p>2500</text:p>
          </table:table-cell>
          <table:covered-table-cell table:style-name="ce30"/>
          <table:table-cell table:style-name="ce27" table:formula="of:=COM.MICROSOFT.CONCAT([$Editor.G90];[$Editor.F90])" office:value-type="string" office:string-value="0078" calcext:value-type="string" table:number-columns-spanned="2" table:number-rows-spanned="1">
            <text:p>0078</text:p>
          </table:table-cell>
          <table:covered-table-cell table:style-name="ce30"/>
          <table:table-cell table:style-name="ce31" table:formula="of:=VLOOKUP([$Editor.H90];[$Key.$A$2:.$G$19];7;1)" office:value-type="string" office:string-value="Shield" calcext:value-type="string">
            <text:p>Shield</text:p>
          </table:table-cell>
          <table:table-cell table:style-name="ce28" table:formula="of:=VLOOKUP([$Editor.I90];[$Key.$A$2:.$H$12];8;1)" office:value-type="string" office:string-value="Wind" calcext:value-type="string">
            <text:p>Wind</text:p>
          </table:table-cell>
          <table:table-cell table:style-name="ce31" table:formula="of:=VLOOKUP([$Editor.J90];[$Key.$A$2:.$I$8];9;1)" office:value-type="string" office:string-value="1 Handed" calcext:value-type="string">
            <text:p>1 Handed</text:p>
          </table:table-cell>
          <table:table-cell table:style-name="ce28" table:formula="of:=VLOOKUP([$Editor.K90];[$Key.$A$2:.$J$6];10;1)" office:value-type="string" office:string-value="Close Ranged" calcext:value-type="string">
            <text:p>Close Ranged</text:p>
          </table:table-cell>
          <table:table-cell table:style-name="ce31" table:formula="of:=HEX2DEC([$Editor.L90])" office:value-type="float" office:value="1" calcext:value-type="float">
            <text:p>1</text:p>
          </table:table-cell>
          <table:table-cell table:style-name="ce28" table:formula="of:=VLOOKUP([$Editor.M90];[$Key.$A$2:.$C$257];3;1)" office:value-type="string" office:string-value="40" calcext:value-type="string">
            <text:p>40</text:p>
          </table:table-cell>
          <table:table-cell table:style-name="ce31" table:formula="of:=HEX2DEC([$Editor.N90])" office:value-type="float" office:value="20" calcext:value-type="float">
            <text:p>20</text:p>
          </table:table-cell>
          <table:table-cell table:style-name="ce28" table:formula="of:=HEX2DEC([$Editor.O90])" office:value-type="float" office:value="10" calcext:value-type="float">
            <text:p>10</text:p>
          </table:table-cell>
          <table:table-cell table:style-name="ce31" table:formula="of:=VLOOKUP([$Editor.P90];[$Key.$A$2:.$H$12];8;1)" office:value-type="string" office:string-value="Wind" calcext:value-type="string">
            <text:p>Wind</text:p>
          </table:table-cell>
          <table:table-cell table:style-name="ce28" table:formula="of:=HEX2DEC([$Editor.Q90])" office:value-type="float" office:value="0" calcext:value-type="float">
            <text:p>0</text:p>
          </table:table-cell>
          <table:table-cell table:style-name="ce31" table:formula="of:=VLOOKUP([$Editor.R90];[$Key.$A$2:.$D$257];4;1)" office:value-type="float" office:value="0" calcext:value-type="float">
            <text:p/>
          </table:table-cell>
          <table:table-cell table:style-name="ce28" table:formula="of:=VLOOKUP([$Editor.S90];[$Key.$A$2:.$F$257];6;1)" office:value-type="float" office:value="0" calcext:value-type="float">
            <text:p/>
          </table:table-cell>
          <table:table-cell table:style-name="ce31" table:formula="of:=VLOOKUP([$Editor.T90];[$Key.$A$2:.$E$257];5;1)" office:value-type="float" office:value="0" calcext:value-type="float">
            <text:p/>
          </table:table-cell>
          <table:table-cell table:style-name="ce28" table:formula="of:=IF([$Editor.U90]=&quot;00&quot;;&quot;&quot;;HEX2DEC([$Editor.U90]))">
            <text:p/>
          </table:table-cell>
          <table:table-cell table:style-name="ce31" table:formula="of:=IF([$Editor.V90]=&quot;00&quot;;&quot;&quot;;HEX2DEC([$Editor.V90]))">
            <text:p/>
          </table:table-cell>
          <table:table-cell table:style-name="ce28" table:formula="of:=IF([$Editor.W90]=&quot;00&quot;;&quot;&quot;;HEX2DEC([$Editor.W90]))">
            <text:p/>
          </table:table-cell>
          <table:table-cell table:style-name="ce31" table:formula="of:=IF([$Editor.X90]=&quot;00&quot;;&quot;&quot;;COM.MICROSOFT.CONCAT(VLOOKUP([$Editor.X90];[$Key.$A$2:.$C$257];3;1);&quot;%&quot;))" office:value-type="string" office:string-value="-25%" calcext:value-type="string">
            <text:p>-25%</text:p>
          </table:table-cell>
          <table:table-cell table:style-name="ce28" table:formula="of:=IF([$Editor.Y90]=&quot;00&quot;;&quot;&quot;;COM.MICROSOFT.CONCAT(VLOOKUP([$Editor.Y90];[$Key.$A$2:.$C$257];3;1);&quot;%&quot;))">
            <text:p/>
          </table:table-cell>
          <table:table-cell table:style-name="ce31" table:formula="of:=IF([$Editor.Z90]=&quot;00&quot;;&quot;&quot;;COM.MICROSOFT.CONCAT(VLOOKUP([$Editor.Z90];[$Key.$A$2:.$C$257];3;1);&quot;%&quot;))">
            <text:p/>
          </table:table-cell>
          <table:table-cell table:style-name="ce28" table:formula="of:=IF([$Editor.AA90]=&quot;00&quot;;&quot;&quot;;COM.MICROSOFT.CONCAT(VLOOKUP([$Editor.AA90];[$Key.$A$2:.$C$257];3;1);&quot;%&quot;))" office:value-type="string" office:string-value="-20%" calcext:value-type="string">
            <text:p>-20%</text:p>
          </table:table-cell>
          <table:table-cell table:style-name="ce31" table:formula="of:=IF([$Editor.AB90]=&quot;00&quot;;&quot;&quot;;COM.MICROSOFT.CONCAT(VLOOKUP([$Editor.AB90];[$Key.$A$2:.$C$257];3;1);&quot;%&quot;))">
            <text:p/>
          </table:table-cell>
          <table:table-cell table:style-name="ce28" table:formula="of:=IF([$Editor.AC90]=&quot;00&quot;;&quot;&quot;;COM.MICROSOFT.CONCAT(VLOOKUP([$Editor.AC90];[$Key.$A$2:.$C$257];3;1);&quot;%&quot;))">
            <text:p/>
          </table:table-cell>
          <table:table-cell table:style-name="ce31" table:formula="of:=IF([$Editor.AD90]=&quot;00&quot;;&quot;&quot;;COM.MICROSOFT.CONCAT(VLOOKUP([$Editor.AD90];[$Key.$A$2:.$C$257];3;1);&quot;%&quot;))">
            <text:p/>
          </table:table-cell>
          <table:table-cell table:style-name="ce28" table:formula="of:=HEX2DEC([$Editor.AE90])" office:value-type="float" office:value="0" calcext:value-type="float">
            <text:p>0</text:p>
          </table:table-cell>
          <table:table-cell table:style-name="ce31" table:formula="of:=HEX2DEC([$Editor.AF90])" office:value-type="float" office:value="0" calcext:value-type="float">
            <text:p>0</text:p>
          </table:table-cell>
          <table:table-cell table:style-name="ce28" table:formula="of:=HEX2DEC([$Editor.AG90])" office:value-type="float" office:value="0" calcext:value-type="float">
            <text:p>0</text:p>
          </table:table-cell>
          <table:table-cell table:style-name="ce31" table:formula="of:=VLOOKUP([$Editor.AH90];[$Key.$A$2:.$K$6];11;1)" office:value-type="float" office:value="0" calcext:value-type="float">
            <text:p/>
          </table:table-cell>
          <table:table-cell table:style-name="ce28" table:formula="of:=HEX2DEC([$Editor.AI90])" office:value-type="float" office:value="0" calcext:value-type="float">
            <text:p>0</text:p>
          </table:table-cell>
          <table:table-cell table:style-name="ce31" table:formula="of:=HEX2DEC([$Editor.AJ90])" office:value-type="float" office:value="0" calcext:value-type="float">
            <text:p>0</text:p>
          </table:table-cell>
          <table:table-cell table:style-name="ce28" table:formula="of:=HEX2DEC([$Editor.AK90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Flame Shield</text:p>
          </table:table-cell>
          <table:table-cell table:style-name="ce27" table:formula="of:=COM.MICROSOFT.CONCAT([$Editor.C91];[$Editor.B91])" office:value-type="string" office:string-value="007d" calcext:value-type="string" table:number-columns-spanned="2" table:number-rows-spanned="1">
            <text:p>007d</text:p>
          </table:table-cell>
          <table:covered-table-cell table:style-name="ce45"/>
          <table:table-cell table:style-name="ce29" table:formula="of:=HEX2DEC(COM.MICROSOFT.CONCAT([$Editor.E91];[$Editor.D91]))" office:value-type="float" office:value="2500" calcext:value-type="float" table:number-columns-spanned="2" table:number-rows-spanned="1">
            <text:p>2500</text:p>
          </table:table-cell>
          <table:covered-table-cell table:style-name="ce30"/>
          <table:table-cell table:style-name="ce27" table:formula="of:=COM.MICROSOFT.CONCAT([$Editor.G91];[$Editor.F91])" office:value-type="string" office:string-value="0079" calcext:value-type="string" table:number-columns-spanned="2" table:number-rows-spanned="1">
            <text:p>0079</text:p>
          </table:table-cell>
          <table:covered-table-cell table:style-name="ce30"/>
          <table:table-cell table:style-name="ce31" table:formula="of:=VLOOKUP([$Editor.H91];[$Key.$A$2:.$G$19];7;1)" office:value-type="string" office:string-value="Shield" calcext:value-type="string">
            <text:p>Shield</text:p>
          </table:table-cell>
          <table:table-cell table:style-name="ce28" table:formula="of:=VLOOKUP([$Editor.I91];[$Key.$A$2:.$H$12];8;1)" office:value-type="string" office:string-value="Fire" calcext:value-type="string">
            <text:p>Fire</text:p>
          </table:table-cell>
          <table:table-cell table:style-name="ce31" table:formula="of:=VLOOKUP([$Editor.J91];[$Key.$A$2:.$I$8];9;1)" office:value-type="string" office:string-value="1 Handed" calcext:value-type="string">
            <text:p>1 Handed</text:p>
          </table:table-cell>
          <table:table-cell table:style-name="ce28" table:formula="of:=VLOOKUP([$Editor.K91];[$Key.$A$2:.$J$6];10;1)" office:value-type="string" office:string-value="Close Ranged" calcext:value-type="string">
            <text:p>Close Ranged</text:p>
          </table:table-cell>
          <table:table-cell table:style-name="ce31" table:formula="of:=HEX2DEC([$Editor.L91])" office:value-type="float" office:value="1" calcext:value-type="float">
            <text:p>1</text:p>
          </table:table-cell>
          <table:table-cell table:style-name="ce28" table:formula="of:=VLOOKUP([$Editor.M91];[$Key.$A$2:.$C$257];3;1)" office:value-type="string" office:string-value="40" calcext:value-type="string">
            <text:p>40</text:p>
          </table:table-cell>
          <table:table-cell table:style-name="ce31" table:formula="of:=HEX2DEC([$Editor.N91])" office:value-type="float" office:value="20" calcext:value-type="float">
            <text:p>20</text:p>
          </table:table-cell>
          <table:table-cell table:style-name="ce28" table:formula="of:=HEX2DEC([$Editor.O91])" office:value-type="float" office:value="10" calcext:value-type="float">
            <text:p>10</text:p>
          </table:table-cell>
          <table:table-cell table:style-name="ce31" table:formula="of:=VLOOKUP([$Editor.P91];[$Key.$A$2:.$H$12];8;1)" office:value-type="string" office:string-value="Fire" calcext:value-type="string">
            <text:p>Fire</text:p>
          </table:table-cell>
          <table:table-cell table:style-name="ce28" table:formula="of:=HEX2DEC([$Editor.Q91])" office:value-type="float" office:value="0" calcext:value-type="float">
            <text:p>0</text:p>
          </table:table-cell>
          <table:table-cell table:style-name="ce31" table:formula="of:=VLOOKUP([$Editor.R91];[$Key.$A$2:.$D$257];4;1)" office:value-type="float" office:value="0" calcext:value-type="float">
            <text:p/>
          </table:table-cell>
          <table:table-cell table:style-name="ce28" table:formula="of:=VLOOKUP([$Editor.S91];[$Key.$A$2:.$F$257];6;1)" office:value-type="float" office:value="0" calcext:value-type="float">
            <text:p/>
          </table:table-cell>
          <table:table-cell table:style-name="ce31" table:formula="of:=VLOOKUP([$Editor.T91];[$Key.$A$2:.$E$257];5;1)" office:value-type="float" office:value="0" calcext:value-type="float">
            <text:p/>
          </table:table-cell>
          <table:table-cell table:style-name="ce28" table:formula="of:=IF([$Editor.U91]=&quot;00&quot;;&quot;&quot;;HEX2DEC([$Editor.U91]))">
            <text:p/>
          </table:table-cell>
          <table:table-cell table:style-name="ce31" table:formula="of:=IF([$Editor.V91]=&quot;00&quot;;&quot;&quot;;HEX2DEC([$Editor.V91]))">
            <text:p/>
          </table:table-cell>
          <table:table-cell table:style-name="ce28" table:formula="of:=IF([$Editor.W91]=&quot;00&quot;;&quot;&quot;;HEX2DEC([$Editor.W91]))">
            <text:p/>
          </table:table-cell>
          <table:table-cell table:style-name="ce31" table:formula="of:=IF([$Editor.X91]=&quot;00&quot;;&quot;&quot;;COM.MICROSOFT.CONCAT(VLOOKUP([$Editor.X91];[$Key.$A$2:.$C$257];3;1);&quot;%&quot;))" office:value-type="string" office:string-value="-25%" calcext:value-type="string">
            <text:p>-25%</text:p>
          </table:table-cell>
          <table:table-cell table:style-name="ce28" table:formula="of:=IF([$Editor.Y91]=&quot;00&quot;;&quot;&quot;;COM.MICROSOFT.CONCAT(VLOOKUP([$Editor.Y91];[$Key.$A$2:.$C$257];3;1);&quot;%&quot;))">
            <text:p/>
          </table:table-cell>
          <table:table-cell table:style-name="ce31" table:formula="of:=IF([$Editor.Z91]=&quot;00&quot;;&quot;&quot;;COM.MICROSOFT.CONCAT(VLOOKUP([$Editor.Z91];[$Key.$A$2:.$C$257];3;1);&quot;%&quot;))">
            <text:p/>
          </table:table-cell>
          <table:table-cell table:style-name="ce28" table:formula="of:=IF([$Editor.AA91]=&quot;00&quot;;&quot;&quot;;COM.MICROSOFT.CONCAT(VLOOKUP([$Editor.AA91];[$Key.$A$2:.$C$257];3;1);&quot;%&quot;))">
            <text:p/>
          </table:table-cell>
          <table:table-cell table:style-name="ce31" table:formula="of:=IF([$Editor.AB91]=&quot;00&quot;;&quot;&quot;;COM.MICROSOFT.CONCAT(VLOOKUP([$Editor.AB91];[$Key.$A$2:.$C$257];3;1);&quot;%&quot;))" office:value-type="string" office:string-value="-20%" calcext:value-type="string">
            <text:p>-20%</text:p>
          </table:table-cell>
          <table:table-cell table:style-name="ce28" table:formula="of:=IF([$Editor.AC91]=&quot;00&quot;;&quot;&quot;;COM.MICROSOFT.CONCAT(VLOOKUP([$Editor.AC91];[$Key.$A$2:.$C$257];3;1);&quot;%&quot;))">
            <text:p/>
          </table:table-cell>
          <table:table-cell table:style-name="ce31" table:formula="of:=IF([$Editor.AD91]=&quot;00&quot;;&quot;&quot;;COM.MICROSOFT.CONCAT(VLOOKUP([$Editor.AD91];[$Key.$A$2:.$C$257];3;1);&quot;%&quot;))">
            <text:p/>
          </table:table-cell>
          <table:table-cell table:style-name="ce28" table:formula="of:=HEX2DEC([$Editor.AE91])" office:value-type="float" office:value="0" calcext:value-type="float">
            <text:p>0</text:p>
          </table:table-cell>
          <table:table-cell table:style-name="ce31" table:formula="of:=HEX2DEC([$Editor.AF91])" office:value-type="float" office:value="0" calcext:value-type="float">
            <text:p>0</text:p>
          </table:table-cell>
          <table:table-cell table:style-name="ce28" table:formula="of:=HEX2DEC([$Editor.AG91])" office:value-type="float" office:value="0" calcext:value-type="float">
            <text:p>0</text:p>
          </table:table-cell>
          <table:table-cell table:style-name="ce31" table:formula="of:=VLOOKUP([$Editor.AH91];[$Key.$A$2:.$K$6];11;1)" office:value-type="float" office:value="0" calcext:value-type="float">
            <text:p/>
          </table:table-cell>
          <table:table-cell table:style-name="ce28" table:formula="of:=HEX2DEC([$Editor.AI91])" office:value-type="float" office:value="0" calcext:value-type="float">
            <text:p>0</text:p>
          </table:table-cell>
          <table:table-cell table:style-name="ce31" table:formula="of:=HEX2DEC([$Editor.AJ91])" office:value-type="float" office:value="0" calcext:value-type="float">
            <text:p>0</text:p>
          </table:table-cell>
          <table:table-cell table:style-name="ce28" table:formula="of:=HEX2DEC([$Editor.AK91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Earth Shield</text:p>
          </table:table-cell>
          <table:table-cell table:style-name="ce27" table:formula="of:=COM.MICROSOFT.CONCAT([$Editor.C92];[$Editor.B92])" office:value-type="string" office:string-value="007e" calcext:value-type="string" table:number-columns-spanned="2" table:number-rows-spanned="1">
            <text:p>007e</text:p>
          </table:table-cell>
          <table:covered-table-cell table:style-name="ce45"/>
          <table:table-cell table:style-name="ce29" table:formula="of:=HEX2DEC(COM.MICROSOFT.CONCAT([$Editor.E92];[$Editor.D92]))" office:value-type="float" office:value="2500" calcext:value-type="float" table:number-columns-spanned="2" table:number-rows-spanned="1">
            <text:p>2500</text:p>
          </table:table-cell>
          <table:covered-table-cell table:style-name="ce30"/>
          <table:table-cell table:style-name="ce27" table:formula="of:=COM.MICROSOFT.CONCAT([$Editor.G92];[$Editor.F92])" office:value-type="string" office:string-value="007a" calcext:value-type="string" table:number-columns-spanned="2" table:number-rows-spanned="1">
            <text:p>007a</text:p>
          </table:table-cell>
          <table:covered-table-cell table:style-name="ce30"/>
          <table:table-cell table:style-name="ce31" table:formula="of:=VLOOKUP([$Editor.H92];[$Key.$A$2:.$G$19];7;1)" office:value-type="string" office:string-value="Shield" calcext:value-type="string">
            <text:p>Shield</text:p>
          </table:table-cell>
          <table:table-cell table:style-name="ce28" table:formula="of:=VLOOKUP([$Editor.I92];[$Key.$A$2:.$H$12];8;1)" office:value-type="string" office:string-value="Earth" calcext:value-type="string">
            <text:p>Earth</text:p>
          </table:table-cell>
          <table:table-cell table:style-name="ce31" table:formula="of:=VLOOKUP([$Editor.J92];[$Key.$A$2:.$I$8];9;1)" office:value-type="string" office:string-value="1 Handed" calcext:value-type="string">
            <text:p>1 Handed</text:p>
          </table:table-cell>
          <table:table-cell table:style-name="ce28" table:formula="of:=VLOOKUP([$Editor.K92];[$Key.$A$2:.$J$6];10;1)" office:value-type="string" office:string-value="Close Ranged" calcext:value-type="string">
            <text:p>Close Ranged</text:p>
          </table:table-cell>
          <table:table-cell table:style-name="ce31" table:formula="of:=HEX2DEC([$Editor.L92])" office:value-type="float" office:value="1" calcext:value-type="float">
            <text:p>1</text:p>
          </table:table-cell>
          <table:table-cell table:style-name="ce28" table:formula="of:=VLOOKUP([$Editor.M92];[$Key.$A$2:.$C$257];3;1)" office:value-type="string" office:string-value="40" calcext:value-type="string">
            <text:p>40</text:p>
          </table:table-cell>
          <table:table-cell table:style-name="ce31" table:formula="of:=HEX2DEC([$Editor.N92])" office:value-type="float" office:value="20" calcext:value-type="float">
            <text:p>20</text:p>
          </table:table-cell>
          <table:table-cell table:style-name="ce28" table:formula="of:=HEX2DEC([$Editor.O92])" office:value-type="float" office:value="10" calcext:value-type="float">
            <text:p>10</text:p>
          </table:table-cell>
          <table:table-cell table:style-name="ce31" table:formula="of:=VLOOKUP([$Editor.P92];[$Key.$A$2:.$H$12];8;1)" office:value-type="string" office:string-value="Earth" calcext:value-type="string">
            <text:p>Earth</text:p>
          </table:table-cell>
          <table:table-cell table:style-name="ce28" table:formula="of:=HEX2DEC([$Editor.Q92])" office:value-type="float" office:value="0" calcext:value-type="float">
            <text:p>0</text:p>
          </table:table-cell>
          <table:table-cell table:style-name="ce31" table:formula="of:=VLOOKUP([$Editor.R92];[$Key.$A$2:.$D$257];4;1)" office:value-type="float" office:value="0" calcext:value-type="float">
            <text:p/>
          </table:table-cell>
          <table:table-cell table:style-name="ce28" table:formula="of:=VLOOKUP([$Editor.S92];[$Key.$A$2:.$F$257];6;1)" office:value-type="float" office:value="0" calcext:value-type="float">
            <text:p/>
          </table:table-cell>
          <table:table-cell table:style-name="ce31" table:formula="of:=VLOOKUP([$Editor.T92];[$Key.$A$2:.$E$257];5;1)" office:value-type="float" office:value="0" calcext:value-type="float">
            <text:p/>
          </table:table-cell>
          <table:table-cell table:style-name="ce28" table:formula="of:=IF([$Editor.U92]=&quot;00&quot;;&quot;&quot;;HEX2DEC([$Editor.U92]))">
            <text:p/>
          </table:table-cell>
          <table:table-cell table:style-name="ce31" table:formula="of:=IF([$Editor.V92]=&quot;00&quot;;&quot;&quot;;HEX2DEC([$Editor.V92]))">
            <text:p/>
          </table:table-cell>
          <table:table-cell table:style-name="ce28" table:formula="of:=IF([$Editor.W92]=&quot;00&quot;;&quot;&quot;;HEX2DEC([$Editor.W92]))">
            <text:p/>
          </table:table-cell>
          <table:table-cell table:style-name="ce31" table:formula="of:=IF([$Editor.X92]=&quot;00&quot;;&quot;&quot;;COM.MICROSOFT.CONCAT(VLOOKUP([$Editor.X92];[$Key.$A$2:.$C$257];3;1);&quot;%&quot;))" office:value-type="string" office:string-value="-25%" calcext:value-type="string">
            <text:p>-25%</text:p>
          </table:table-cell>
          <table:table-cell table:style-name="ce28" table:formula="of:=IF([$Editor.Y92]=&quot;00&quot;;&quot;&quot;;COM.MICROSOFT.CONCAT(VLOOKUP([$Editor.Y92];[$Key.$A$2:.$C$257];3;1);&quot;%&quot;))" office:value-type="string" office:string-value="-20%" calcext:value-type="string">
            <text:p>-20%</text:p>
          </table:table-cell>
          <table:table-cell table:style-name="ce31" table:formula="of:=IF([$Editor.Z92]=&quot;00&quot;;&quot;&quot;;COM.MICROSOFT.CONCAT(VLOOKUP([$Editor.Z92];[$Key.$A$2:.$C$257];3;1);&quot;%&quot;))">
            <text:p/>
          </table:table-cell>
          <table:table-cell table:style-name="ce28" table:formula="of:=IF([$Editor.AA92]=&quot;00&quot;;&quot;&quot;;COM.MICROSOFT.CONCAT(VLOOKUP([$Editor.AA92];[$Key.$A$2:.$C$257];3;1);&quot;%&quot;))">
            <text:p/>
          </table:table-cell>
          <table:table-cell table:style-name="ce31" table:formula="of:=IF([$Editor.AB92]=&quot;00&quot;;&quot;&quot;;COM.MICROSOFT.CONCAT(VLOOKUP([$Editor.AB92];[$Key.$A$2:.$C$257];3;1);&quot;%&quot;))">
            <text:p/>
          </table:table-cell>
          <table:table-cell table:style-name="ce28" table:formula="of:=IF([$Editor.AC92]=&quot;00&quot;;&quot;&quot;;COM.MICROSOFT.CONCAT(VLOOKUP([$Editor.AC92];[$Key.$A$2:.$C$257];3;1);&quot;%&quot;))">
            <text:p/>
          </table:table-cell>
          <table:table-cell table:style-name="ce31" table:formula="of:=IF([$Editor.AD92]=&quot;00&quot;;&quot;&quot;;COM.MICROSOFT.CONCAT(VLOOKUP([$Editor.AD92];[$Key.$A$2:.$C$257];3;1);&quot;%&quot;))">
            <text:p/>
          </table:table-cell>
          <table:table-cell table:style-name="ce28" table:formula="of:=HEX2DEC([$Editor.AE92])" office:value-type="float" office:value="0" calcext:value-type="float">
            <text:p>0</text:p>
          </table:table-cell>
          <table:table-cell table:style-name="ce31" table:formula="of:=HEX2DEC([$Editor.AF92])" office:value-type="float" office:value="0" calcext:value-type="float">
            <text:p>0</text:p>
          </table:table-cell>
          <table:table-cell table:style-name="ce28" table:formula="of:=HEX2DEC([$Editor.AG92])" office:value-type="float" office:value="0" calcext:value-type="float">
            <text:p>0</text:p>
          </table:table-cell>
          <table:table-cell table:style-name="ce31" table:formula="of:=VLOOKUP([$Editor.AH92];[$Key.$A$2:.$K$6];11;1)" office:value-type="float" office:value="0" calcext:value-type="float">
            <text:p/>
          </table:table-cell>
          <table:table-cell table:style-name="ce28" table:formula="of:=HEX2DEC([$Editor.AI92])" office:value-type="float" office:value="0" calcext:value-type="float">
            <text:p>0</text:p>
          </table:table-cell>
          <table:table-cell table:style-name="ce31" table:formula="of:=HEX2DEC([$Editor.AJ92])" office:value-type="float" office:value="0" calcext:value-type="float">
            <text:p>0</text:p>
          </table:table-cell>
          <table:table-cell table:style-name="ce28" table:formula="of:=HEX2DEC([$Editor.AK92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Ice Shield</text:p>
          </table:table-cell>
          <table:table-cell table:style-name="ce27" table:formula="of:=COM.MICROSOFT.CONCAT([$Editor.C93];[$Editor.B93])" office:value-type="string" office:string-value="007f" calcext:value-type="string" table:number-columns-spanned="2" table:number-rows-spanned="1">
            <text:p>007f</text:p>
          </table:table-cell>
          <table:covered-table-cell table:style-name="ce45"/>
          <table:table-cell table:style-name="ce29" table:formula="of:=HEX2DEC(COM.MICROSOFT.CONCAT([$Editor.E93];[$Editor.D93]))" office:value-type="float" office:value="2500" calcext:value-type="float" table:number-columns-spanned="2" table:number-rows-spanned="1">
            <text:p>2500</text:p>
          </table:table-cell>
          <table:covered-table-cell table:style-name="ce30"/>
          <table:table-cell table:style-name="ce27" table:formula="of:=COM.MICROSOFT.CONCAT([$Editor.G93];[$Editor.F93])" office:value-type="string" office:string-value="007b" calcext:value-type="string" table:number-columns-spanned="2" table:number-rows-spanned="1">
            <text:p>007b</text:p>
          </table:table-cell>
          <table:covered-table-cell table:style-name="ce30"/>
          <table:table-cell table:style-name="ce31" table:formula="of:=VLOOKUP([$Editor.H93];[$Key.$A$2:.$G$19];7;1)" office:value-type="string" office:string-value="Shield" calcext:value-type="string">
            <text:p>Shield</text:p>
          </table:table-cell>
          <table:table-cell table:style-name="ce28" table:formula="of:=VLOOKUP([$Editor.I93];[$Key.$A$2:.$H$12];8;1)" office:value-type="string" office:string-value="Water" calcext:value-type="string">
            <text:p>Water</text:p>
          </table:table-cell>
          <table:table-cell table:style-name="ce31" table:formula="of:=VLOOKUP([$Editor.J93];[$Key.$A$2:.$I$8];9;1)" office:value-type="string" office:string-value="1 Handed" calcext:value-type="string">
            <text:p>1 Handed</text:p>
          </table:table-cell>
          <table:table-cell table:style-name="ce28" table:formula="of:=VLOOKUP([$Editor.K93];[$Key.$A$2:.$J$6];10;1)" office:value-type="string" office:string-value="Close Ranged" calcext:value-type="string">
            <text:p>Close Ranged</text:p>
          </table:table-cell>
          <table:table-cell table:style-name="ce31" table:formula="of:=HEX2DEC([$Editor.L93])" office:value-type="float" office:value="1" calcext:value-type="float">
            <text:p>1</text:p>
          </table:table-cell>
          <table:table-cell table:style-name="ce28" table:formula="of:=VLOOKUP([$Editor.M93];[$Key.$A$2:.$C$257];3;1)" office:value-type="string" office:string-value="40" calcext:value-type="string">
            <text:p>40</text:p>
          </table:table-cell>
          <table:table-cell table:style-name="ce31" table:formula="of:=HEX2DEC([$Editor.N93])" office:value-type="float" office:value="20" calcext:value-type="float">
            <text:p>20</text:p>
          </table:table-cell>
          <table:table-cell table:style-name="ce28" table:formula="of:=HEX2DEC([$Editor.O93])" office:value-type="float" office:value="10" calcext:value-type="float">
            <text:p>10</text:p>
          </table:table-cell>
          <table:table-cell table:style-name="ce31" table:formula="of:=VLOOKUP([$Editor.P93];[$Key.$A$2:.$H$12];8;1)" office:value-type="string" office:string-value="Water" calcext:value-type="string">
            <text:p>Water</text:p>
          </table:table-cell>
          <table:table-cell table:style-name="ce28" table:formula="of:=HEX2DEC([$Editor.Q93])" office:value-type="float" office:value="0" calcext:value-type="float">
            <text:p>0</text:p>
          </table:table-cell>
          <table:table-cell table:style-name="ce31" table:formula="of:=VLOOKUP([$Editor.R93];[$Key.$A$2:.$D$257];4;1)" office:value-type="float" office:value="0" calcext:value-type="float">
            <text:p/>
          </table:table-cell>
          <table:table-cell table:style-name="ce28" table:formula="of:=VLOOKUP([$Editor.S93];[$Key.$A$2:.$F$257];6;1)" office:value-type="float" office:value="0" calcext:value-type="float">
            <text:p/>
          </table:table-cell>
          <table:table-cell table:style-name="ce31" table:formula="of:=VLOOKUP([$Editor.T93];[$Key.$A$2:.$E$257];5;1)" office:value-type="float" office:value="0" calcext:value-type="float">
            <text:p/>
          </table:table-cell>
          <table:table-cell table:style-name="ce28" table:formula="of:=IF([$Editor.U93]=&quot;00&quot;;&quot;&quot;;HEX2DEC([$Editor.U93]))">
            <text:p/>
          </table:table-cell>
          <table:table-cell table:style-name="ce31" table:formula="of:=IF([$Editor.V93]=&quot;00&quot;;&quot;&quot;;HEX2DEC([$Editor.V93]))">
            <text:p/>
          </table:table-cell>
          <table:table-cell table:style-name="ce28" table:formula="of:=IF([$Editor.W93]=&quot;00&quot;;&quot;&quot;;HEX2DEC([$Editor.W93]))">
            <text:p/>
          </table:table-cell>
          <table:table-cell table:style-name="ce31" table:formula="of:=IF([$Editor.X93]=&quot;00&quot;;&quot;&quot;;COM.MICROSOFT.CONCAT(VLOOKUP([$Editor.X93];[$Key.$A$2:.$C$257];3;1);&quot;%&quot;))" office:value-type="string" office:string-value="-25%" calcext:value-type="string">
            <text:p>-25%</text:p>
          </table:table-cell>
          <table:table-cell table:style-name="ce28" table:formula="of:=IF([$Editor.Y93]=&quot;00&quot;;&quot;&quot;;COM.MICROSOFT.CONCAT(VLOOKUP([$Editor.Y93];[$Key.$A$2:.$C$257];3;1);&quot;%&quot;))">
            <text:p/>
          </table:table-cell>
          <table:table-cell table:style-name="ce31" table:formula="of:=IF([$Editor.Z93]=&quot;00&quot;;&quot;&quot;;COM.MICROSOFT.CONCAT(VLOOKUP([$Editor.Z93];[$Key.$A$2:.$C$257];3;1);&quot;%&quot;))" office:value-type="string" office:string-value="-20%" calcext:value-type="string">
            <text:p>-20%</text:p>
          </table:table-cell>
          <table:table-cell table:style-name="ce28" table:formula="of:=IF([$Editor.AA93]=&quot;00&quot;;&quot;&quot;;COM.MICROSOFT.CONCAT(VLOOKUP([$Editor.AA93];[$Key.$A$2:.$C$257];3;1);&quot;%&quot;))">
            <text:p/>
          </table:table-cell>
          <table:table-cell table:style-name="ce31" table:formula="of:=IF([$Editor.AB93]=&quot;00&quot;;&quot;&quot;;COM.MICROSOFT.CONCAT(VLOOKUP([$Editor.AB93];[$Key.$A$2:.$C$257];3;1);&quot;%&quot;))">
            <text:p/>
          </table:table-cell>
          <table:table-cell table:style-name="ce28" table:formula="of:=IF([$Editor.AC93]=&quot;00&quot;;&quot;&quot;;COM.MICROSOFT.CONCAT(VLOOKUP([$Editor.AC93];[$Key.$A$2:.$C$257];3;1);&quot;%&quot;))">
            <text:p/>
          </table:table-cell>
          <table:table-cell table:style-name="ce31" table:formula="of:=IF([$Editor.AD93]=&quot;00&quot;;&quot;&quot;;COM.MICROSOFT.CONCAT(VLOOKUP([$Editor.AD93];[$Key.$A$2:.$C$257];3;1);&quot;%&quot;))">
            <text:p/>
          </table:table-cell>
          <table:table-cell table:style-name="ce28" table:formula="of:=HEX2DEC([$Editor.AE93])" office:value-type="float" office:value="0" calcext:value-type="float">
            <text:p>0</text:p>
          </table:table-cell>
          <table:table-cell table:style-name="ce31" table:formula="of:=HEX2DEC([$Editor.AF93])" office:value-type="float" office:value="0" calcext:value-type="float">
            <text:p>0</text:p>
          </table:table-cell>
          <table:table-cell table:style-name="ce28" table:formula="of:=HEX2DEC([$Editor.AG93])" office:value-type="float" office:value="0" calcext:value-type="float">
            <text:p>0</text:p>
          </table:table-cell>
          <table:table-cell table:style-name="ce31" table:formula="of:=VLOOKUP([$Editor.AH93];[$Key.$A$2:.$K$6];11;1)" office:value-type="float" office:value="0" calcext:value-type="float">
            <text:p/>
          </table:table-cell>
          <table:table-cell table:style-name="ce28" table:formula="of:=HEX2DEC([$Editor.AI93])" office:value-type="float" office:value="0" calcext:value-type="float">
            <text:p>0</text:p>
          </table:table-cell>
          <table:table-cell table:style-name="ce31" table:formula="of:=HEX2DEC([$Editor.AJ93])" office:value-type="float" office:value="0" calcext:value-type="float">
            <text:p>0</text:p>
          </table:table-cell>
          <table:table-cell table:style-name="ce28" table:formula="of:=HEX2DEC([$Editor.AK93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aint's Shield</text:p>
          </table:table-cell>
          <table:table-cell table:style-name="ce27" table:formula="of:=COM.MICROSOFT.CONCAT([$Editor.C94];[$Editor.B94])" office:value-type="string" office:string-value="0080" calcext:value-type="string" table:number-columns-spanned="2" table:number-rows-spanned="1">
            <text:p>0080</text:p>
          </table:table-cell>
          <table:covered-table-cell table:style-name="ce45"/>
          <table:table-cell table:style-name="ce29" table:formula="of:=HEX2DEC(COM.MICROSOFT.CONCAT([$Editor.E94];[$Editor.D94]))" office:value-type="float" office:value="2500" calcext:value-type="float" table:number-columns-spanned="2" table:number-rows-spanned="1">
            <text:p>2500</text:p>
          </table:table-cell>
          <table:covered-table-cell table:style-name="ce30"/>
          <table:table-cell table:style-name="ce27" table:formula="of:=COM.MICROSOFT.CONCAT([$Editor.G94];[$Editor.F94])" office:value-type="string" office:string-value="007c" calcext:value-type="string" table:number-columns-spanned="2" table:number-rows-spanned="1">
            <text:p>007c</text:p>
          </table:table-cell>
          <table:covered-table-cell table:style-name="ce30"/>
          <table:table-cell table:style-name="ce31" table:formula="of:=VLOOKUP([$Editor.H94];[$Key.$A$2:.$G$19];7;1)" office:value-type="string" office:string-value="Shield" calcext:value-type="string">
            <text:p>Shield</text:p>
          </table:table-cell>
          <table:table-cell table:style-name="ce28" table:formula="of:=VLOOKUP([$Editor.I94];[$Key.$A$2:.$H$12];8;1)" office:value-type="string" office:string-value="Virtue" calcext:value-type="string">
            <text:p>Virtue</text:p>
          </table:table-cell>
          <table:table-cell table:style-name="ce31" table:formula="of:=VLOOKUP([$Editor.J94];[$Key.$A$2:.$I$8];9;1)" office:value-type="string" office:string-value="1 Handed" calcext:value-type="string">
            <text:p>1 Handed</text:p>
          </table:table-cell>
          <table:table-cell table:style-name="ce28" table:formula="of:=VLOOKUP([$Editor.K94];[$Key.$A$2:.$J$6];10;1)" office:value-type="string" office:string-value="Close Ranged" calcext:value-type="string">
            <text:p>Close Ranged</text:p>
          </table:table-cell>
          <table:table-cell table:style-name="ce31" table:formula="of:=HEX2DEC([$Editor.L94])" office:value-type="float" office:value="1" calcext:value-type="float">
            <text:p>1</text:p>
          </table:table-cell>
          <table:table-cell table:style-name="ce28" table:formula="of:=VLOOKUP([$Editor.M94];[$Key.$A$2:.$C$257];3;1)" office:value-type="string" office:string-value="40" calcext:value-type="string">
            <text:p>40</text:p>
          </table:table-cell>
          <table:table-cell table:style-name="ce31" table:formula="of:=HEX2DEC([$Editor.N94])" office:value-type="float" office:value="20" calcext:value-type="float">
            <text:p>20</text:p>
          </table:table-cell>
          <table:table-cell table:style-name="ce28" table:formula="of:=HEX2DEC([$Editor.O94])" office:value-type="float" office:value="15" calcext:value-type="float">
            <text:p>15</text:p>
          </table:table-cell>
          <table:table-cell table:style-name="ce31" table:formula="of:=VLOOKUP([$Editor.P94];[$Key.$A$2:.$H$12];8;1)" office:value-type="string" office:string-value="Virtue" calcext:value-type="string">
            <text:p>Virtue</text:p>
          </table:table-cell>
          <table:table-cell table:style-name="ce28" table:formula="of:=HEX2DEC([$Editor.Q94])" office:value-type="float" office:value="0" calcext:value-type="float">
            <text:p>0</text:p>
          </table:table-cell>
          <table:table-cell table:style-name="ce31" table:formula="of:=VLOOKUP([$Editor.R94];[$Key.$A$2:.$D$257];4;1)" office:value-type="float" office:value="0" calcext:value-type="float">
            <text:p/>
          </table:table-cell>
          <table:table-cell table:style-name="ce28" table:formula="of:=VLOOKUP([$Editor.S94];[$Key.$A$2:.$F$257];6;1)" office:value-type="float" office:value="0" calcext:value-type="float">
            <text:p/>
          </table:table-cell>
          <table:table-cell table:style-name="ce31" table:formula="of:=VLOOKUP([$Editor.T94];[$Key.$A$2:.$E$257];5;1)" office:value-type="float" office:value="0" calcext:value-type="float">
            <text:p/>
          </table:table-cell>
          <table:table-cell table:style-name="ce28" table:formula="of:=IF([$Editor.U94]=&quot;00&quot;;&quot;&quot;;HEX2DEC([$Editor.U94]))">
            <text:p/>
          </table:table-cell>
          <table:table-cell table:style-name="ce31" table:formula="of:=IF([$Editor.V94]=&quot;00&quot;;&quot;&quot;;HEX2DEC([$Editor.V94]))">
            <text:p/>
          </table:table-cell>
          <table:table-cell table:style-name="ce28" table:formula="of:=IF([$Editor.W94]=&quot;00&quot;;&quot;&quot;;HEX2DEC([$Editor.W94]))">
            <text:p/>
          </table:table-cell>
          <table:table-cell table:style-name="ce31" table:formula="of:=IF([$Editor.X94]=&quot;00&quot;;&quot;&quot;;COM.MICROSOFT.CONCAT(VLOOKUP([$Editor.X94];[$Key.$A$2:.$C$257];3;1);&quot;%&quot;))" office:value-type="string" office:string-value="-25%" calcext:value-type="string">
            <text:p>-25%</text:p>
          </table:table-cell>
          <table:table-cell table:style-name="ce28" table:formula="of:=IF([$Editor.Y94]=&quot;00&quot;;&quot;&quot;;COM.MICROSOFT.CONCAT(VLOOKUP([$Editor.Y94];[$Key.$A$2:.$C$257];3;1);&quot;%&quot;))">
            <text:p/>
          </table:table-cell>
          <table:table-cell table:style-name="ce31" table:formula="of:=IF([$Editor.Z94]=&quot;00&quot;;&quot;&quot;;COM.MICROSOFT.CONCAT(VLOOKUP([$Editor.Z94];[$Key.$A$2:.$C$257];3;1);&quot;%&quot;))">
            <text:p/>
          </table:table-cell>
          <table:table-cell table:style-name="ce28" table:formula="of:=IF([$Editor.AA94]=&quot;00&quot;;&quot;&quot;;COM.MICROSOFT.CONCAT(VLOOKUP([$Editor.AA94];[$Key.$A$2:.$C$257];3;1);&quot;%&quot;))">
            <text:p/>
          </table:table-cell>
          <table:table-cell table:style-name="ce31" table:formula="of:=IF([$Editor.AB94]=&quot;00&quot;;&quot;&quot;;COM.MICROSOFT.CONCAT(VLOOKUP([$Editor.AB94];[$Key.$A$2:.$C$257];3;1);&quot;%&quot;))">
            <text:p/>
          </table:table-cell>
          <table:table-cell table:style-name="ce28" table:formula="of:=IF([$Editor.AC94]=&quot;00&quot;;&quot;&quot;;COM.MICROSOFT.CONCAT(VLOOKUP([$Editor.AC94];[$Key.$A$2:.$C$257];3;1);&quot;%&quot;))">
            <text:p/>
          </table:table-cell>
          <table:table-cell table:style-name="ce31" table:formula="of:=IF([$Editor.AD94]=&quot;00&quot;;&quot;&quot;;COM.MICROSOFT.CONCAT(VLOOKUP([$Editor.AD94];[$Key.$A$2:.$C$257];3;1);&quot;%&quot;))" office:value-type="string" office:string-value="-20%" calcext:value-type="string">
            <text:p>-20%</text:p>
          </table:table-cell>
          <table:table-cell table:style-name="ce28" table:formula="of:=HEX2DEC([$Editor.AE94])" office:value-type="float" office:value="0" calcext:value-type="float">
            <text:p>0</text:p>
          </table:table-cell>
          <table:table-cell table:style-name="ce31" table:formula="of:=HEX2DEC([$Editor.AF94])" office:value-type="float" office:value="0" calcext:value-type="float">
            <text:p>0</text:p>
          </table:table-cell>
          <table:table-cell table:style-name="ce28" table:formula="of:=HEX2DEC([$Editor.AG94])" office:value-type="float" office:value="0" calcext:value-type="float">
            <text:p>0</text:p>
          </table:table-cell>
          <table:table-cell table:style-name="ce31" table:formula="of:=VLOOKUP([$Editor.AH94];[$Key.$A$2:.$K$6];11;1)" office:value-type="float" office:value="0" calcext:value-type="float">
            <text:p/>
          </table:table-cell>
          <table:table-cell table:style-name="ce28" table:formula="of:=HEX2DEC([$Editor.AI94])" office:value-type="float" office:value="0" calcext:value-type="float">
            <text:p>0</text:p>
          </table:table-cell>
          <table:table-cell table:style-name="ce31" table:formula="of:=HEX2DEC([$Editor.AJ94])" office:value-type="float" office:value="0" calcext:value-type="float">
            <text:p>0</text:p>
          </table:table-cell>
          <table:table-cell table:style-name="ce28" table:formula="of:=HEX2DEC([$Editor.AK94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Dark Shield</text:p>
          </table:table-cell>
          <table:table-cell table:style-name="ce27" table:formula="of:=COM.MICROSOFT.CONCAT([$Editor.C95];[$Editor.B95])" office:value-type="string" office:string-value="0081" calcext:value-type="string" table:number-columns-spanned="2" table:number-rows-spanned="1">
            <text:p>0081</text:p>
          </table:table-cell>
          <table:covered-table-cell table:style-name="ce45"/>
          <table:table-cell table:style-name="ce29" table:formula="of:=HEX2DEC(COM.MICROSOFT.CONCAT([$Editor.E95];[$Editor.D95]))" office:value-type="float" office:value="2500" calcext:value-type="float" table:number-columns-spanned="2" table:number-rows-spanned="1">
            <text:p>2500</text:p>
          </table:table-cell>
          <table:covered-table-cell table:style-name="ce30"/>
          <table:table-cell table:style-name="ce27" table:formula="of:=COM.MICROSOFT.CONCAT([$Editor.G95];[$Editor.F95])" office:value-type="string" office:string-value="007d" calcext:value-type="string" table:number-columns-spanned="2" table:number-rows-spanned="1">
            <text:p>007d</text:p>
          </table:table-cell>
          <table:covered-table-cell table:style-name="ce30"/>
          <table:table-cell table:style-name="ce31" table:formula="of:=VLOOKUP([$Editor.H95];[$Key.$A$2:.$G$19];7;1)" office:value-type="string" office:string-value="Shield" calcext:value-type="string">
            <text:p>Shield</text:p>
          </table:table-cell>
          <table:table-cell table:style-name="ce28" table:formula="of:=VLOOKUP([$Editor.I95];[$Key.$A$2:.$H$12];8;1)" office:value-type="string" office:string-value="Bane" calcext:value-type="string">
            <text:p>Bane</text:p>
          </table:table-cell>
          <table:table-cell table:style-name="ce31" table:formula="of:=VLOOKUP([$Editor.J95];[$Key.$A$2:.$I$8];9;1)" office:value-type="string" office:string-value="1 Handed" calcext:value-type="string">
            <text:p>1 Handed</text:p>
          </table:table-cell>
          <table:table-cell table:style-name="ce28" table:formula="of:=VLOOKUP([$Editor.K95];[$Key.$A$2:.$J$6];10;1)" office:value-type="string" office:string-value="Close Ranged" calcext:value-type="string">
            <text:p>Close Ranged</text:p>
          </table:table-cell>
          <table:table-cell table:style-name="ce31" table:formula="of:=HEX2DEC([$Editor.L95])" office:value-type="float" office:value="1" calcext:value-type="float">
            <text:p>1</text:p>
          </table:table-cell>
          <table:table-cell table:style-name="ce28" table:formula="of:=VLOOKUP([$Editor.M95];[$Key.$A$2:.$C$257];3;1)" office:value-type="string" office:string-value="40" calcext:value-type="string">
            <text:p>40</text:p>
          </table:table-cell>
          <table:table-cell table:style-name="ce31" table:formula="of:=HEX2DEC([$Editor.N95])" office:value-type="float" office:value="20" calcext:value-type="float">
            <text:p>20</text:p>
          </table:table-cell>
          <table:table-cell table:style-name="ce28" table:formula="of:=HEX2DEC([$Editor.O95])" office:value-type="float" office:value="15" calcext:value-type="float">
            <text:p>15</text:p>
          </table:table-cell>
          <table:table-cell table:style-name="ce31" table:formula="of:=VLOOKUP([$Editor.P95];[$Key.$A$2:.$H$12];8;1)" office:value-type="string" office:string-value="Bane" calcext:value-type="string">
            <text:p>Bane</text:p>
          </table:table-cell>
          <table:table-cell table:style-name="ce28" table:formula="of:=HEX2DEC([$Editor.Q95])" office:value-type="float" office:value="0" calcext:value-type="float">
            <text:p>0</text:p>
          </table:table-cell>
          <table:table-cell table:style-name="ce31" table:formula="of:=VLOOKUP([$Editor.R95];[$Key.$A$2:.$D$257];4;1)" office:value-type="float" office:value="0" calcext:value-type="float">
            <text:p/>
          </table:table-cell>
          <table:table-cell table:style-name="ce28" table:formula="of:=VLOOKUP([$Editor.S95];[$Key.$A$2:.$F$257];6;1)" office:value-type="float" office:value="0" calcext:value-type="float">
            <text:p/>
          </table:table-cell>
          <table:table-cell table:style-name="ce31" table:formula="of:=VLOOKUP([$Editor.T95];[$Key.$A$2:.$E$257];5;1)" office:value-type="float" office:value="0" calcext:value-type="float">
            <text:p/>
          </table:table-cell>
          <table:table-cell table:style-name="ce28" table:formula="of:=IF([$Editor.U95]=&quot;00&quot;;&quot;&quot;;HEX2DEC([$Editor.U95]))">
            <text:p/>
          </table:table-cell>
          <table:table-cell table:style-name="ce31" table:formula="of:=IF([$Editor.V95]=&quot;00&quot;;&quot;&quot;;HEX2DEC([$Editor.V95]))">
            <text:p/>
          </table:table-cell>
          <table:table-cell table:style-name="ce28" table:formula="of:=IF([$Editor.W95]=&quot;00&quot;;&quot;&quot;;HEX2DEC([$Editor.W95]))">
            <text:p/>
          </table:table-cell>
          <table:table-cell table:style-name="ce31" table:formula="of:=IF([$Editor.X95]=&quot;00&quot;;&quot;&quot;;COM.MICROSOFT.CONCAT(VLOOKUP([$Editor.X95];[$Key.$A$2:.$C$257];3;1);&quot;%&quot;))" office:value-type="string" office:string-value="-25%" calcext:value-type="string">
            <text:p>-25%</text:p>
          </table:table-cell>
          <table:table-cell table:style-name="ce28" table:formula="of:=IF([$Editor.Y95]=&quot;00&quot;;&quot;&quot;;COM.MICROSOFT.CONCAT(VLOOKUP([$Editor.Y95];[$Key.$A$2:.$C$257];3;1);&quot;%&quot;))">
            <text:p/>
          </table:table-cell>
          <table:table-cell table:style-name="ce31" table:formula="of:=IF([$Editor.Z95]=&quot;00&quot;;&quot;&quot;;COM.MICROSOFT.CONCAT(VLOOKUP([$Editor.Z95];[$Key.$A$2:.$C$257];3;1);&quot;%&quot;))">
            <text:p/>
          </table:table-cell>
          <table:table-cell table:style-name="ce28" table:formula="of:=IF([$Editor.AA95]=&quot;00&quot;;&quot;&quot;;COM.MICROSOFT.CONCAT(VLOOKUP([$Editor.AA95];[$Key.$A$2:.$C$257];3;1);&quot;%&quot;))">
            <text:p/>
          </table:table-cell>
          <table:table-cell table:style-name="ce31" table:formula="of:=IF([$Editor.AB95]=&quot;00&quot;;&quot;&quot;;COM.MICROSOFT.CONCAT(VLOOKUP([$Editor.AB95];[$Key.$A$2:.$C$257];3;1);&quot;%&quot;))">
            <text:p/>
          </table:table-cell>
          <table:table-cell table:style-name="ce28" table:formula="of:=IF([$Editor.AC95]=&quot;00&quot;;&quot;&quot;;COM.MICROSOFT.CONCAT(VLOOKUP([$Editor.AC95];[$Key.$A$2:.$C$257];3;1);&quot;%&quot;))" office:value-type="string" office:string-value="-20%" calcext:value-type="string">
            <text:p>-20%</text:p>
          </table:table-cell>
          <table:table-cell table:style-name="ce31" table:formula="of:=IF([$Editor.AD95]=&quot;00&quot;;&quot;&quot;;COM.MICROSOFT.CONCAT(VLOOKUP([$Editor.AD95];[$Key.$A$2:.$C$257];3;1);&quot;%&quot;))">
            <text:p/>
          </table:table-cell>
          <table:table-cell table:style-name="ce28" table:formula="of:=HEX2DEC([$Editor.AE95])" office:value-type="float" office:value="0" calcext:value-type="float">
            <text:p>0</text:p>
          </table:table-cell>
          <table:table-cell table:style-name="ce31" table:formula="of:=HEX2DEC([$Editor.AF95])" office:value-type="float" office:value="0" calcext:value-type="float">
            <text:p>0</text:p>
          </table:table-cell>
          <table:table-cell table:style-name="ce28" table:formula="of:=HEX2DEC([$Editor.AG95])" office:value-type="float" office:value="0" calcext:value-type="float">
            <text:p>0</text:p>
          </table:table-cell>
          <table:table-cell table:style-name="ce31" table:formula="of:=VLOOKUP([$Editor.AH95];[$Key.$A$2:.$K$6];11;1)" office:value-type="float" office:value="0" calcext:value-type="float">
            <text:p/>
          </table:table-cell>
          <table:table-cell table:style-name="ce28" table:formula="of:=HEX2DEC([$Editor.AI95])" office:value-type="float" office:value="0" calcext:value-type="float">
            <text:p>0</text:p>
          </table:table-cell>
          <table:table-cell table:style-name="ce31" table:formula="of:=HEX2DEC([$Editor.AJ95])" office:value-type="float" office:value="0" calcext:value-type="float">
            <text:p>0</text:p>
          </table:table-cell>
          <table:table-cell table:style-name="ce28" table:formula="of:=HEX2DEC([$Editor.AK95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Chocolate Shield</text:p>
          </table:table-cell>
          <table:table-cell table:style-name="ce27" table:formula="of:=COM.MICROSOFT.CONCAT([$Editor.C96];[$Editor.B96])" office:value-type="string" office:string-value="0082" calcext:value-type="string" table:number-columns-spanned="2" table:number-rows-spanned="1">
            <text:p>0082</text:p>
          </table:table-cell>
          <table:covered-table-cell table:style-name="ce45"/>
          <table:table-cell table:style-name="ce29" table:formula="of:=HEX2DEC(COM.MICROSOFT.CONCAT([$Editor.E96];[$Editor.D96]))" office:value-type="float" office:value="2200" calcext:value-type="float" table:number-columns-spanned="2" table:number-rows-spanned="1">
            <text:p>2200</text:p>
          </table:table-cell>
          <table:covered-table-cell table:style-name="ce30"/>
          <table:table-cell table:style-name="ce27" table:formula="of:=COM.MICROSOFT.CONCAT([$Editor.G96];[$Editor.F96])" office:value-type="string" office:string-value="007e" calcext:value-type="string" table:number-columns-spanned="2" table:number-rows-spanned="1">
            <text:p>007e</text:p>
          </table:table-cell>
          <table:covered-table-cell table:style-name="ce30"/>
          <table:table-cell table:style-name="ce31" table:formula="of:=VLOOKUP([$Editor.H96];[$Key.$A$2:.$G$19];7;1)" office:value-type="string" office:string-value="Shield" calcext:value-type="string">
            <text:p>Shield</text:p>
          </table:table-cell>
          <table:table-cell table:style-name="ce28" table:formula="of:=VLOOKUP([$Editor.I96];[$Key.$A$2:.$H$12];8;1)" office:value-type="float" office:value="0" calcext:value-type="float">
            <text:p/>
          </table:table-cell>
          <table:table-cell table:style-name="ce31" table:formula="of:=VLOOKUP([$Editor.J96];[$Key.$A$2:.$I$8];9;1)" office:value-type="string" office:string-value="1 Handed" calcext:value-type="string">
            <text:p>1 Handed</text:p>
          </table:table-cell>
          <table:table-cell table:style-name="ce28" table:formula="of:=VLOOKUP([$Editor.K96];[$Key.$A$2:.$J$6];10;1)" office:value-type="string" office:string-value="Close Ranged" calcext:value-type="string">
            <text:p>Close Ranged</text:p>
          </table:table-cell>
          <table:table-cell table:style-name="ce31" table:formula="of:=HEX2DEC([$Editor.L96])" office:value-type="float" office:value="1" calcext:value-type="float">
            <text:p>1</text:p>
          </table:table-cell>
          <table:table-cell table:style-name="ce28" table:formula="of:=VLOOKUP([$Editor.M96];[$Key.$A$2:.$C$257];3;1)" office:value-type="string" office:string-value="20" calcext:value-type="string">
            <text:p>20</text:p>
          </table:table-cell>
          <table:table-cell table:style-name="ce31" table:formula="of:=HEX2DEC([$Editor.N96])" office:value-type="float" office:value="10" calcext:value-type="float">
            <text:p>10</text:p>
          </table:table-cell>
          <table:table-cell table:style-name="ce28" table:formula="of:=HEX2DEC([$Editor.O96])" office:value-type="float" office:value="5" calcext:value-type="float">
            <text:p>5</text:p>
          </table:table-cell>
          <table:table-cell table:style-name="ce31" table:formula="of:=VLOOKUP([$Editor.P96];[$Key.$A$2:.$H$12];8;1)" office:value-type="float" office:value="0" calcext:value-type="float">
            <text:p/>
          </table:table-cell>
          <table:table-cell table:style-name="ce28" table:formula="of:=HEX2DEC([$Editor.Q96])" office:value-type="float" office:value="0" calcext:value-type="float">
            <text:p>0</text:p>
          </table:table-cell>
          <table:table-cell table:style-name="ce31" table:formula="of:=VLOOKUP([$Editor.R96];[$Key.$A$2:.$D$257];4;1)" office:value-type="float" office:value="0" calcext:value-type="float">
            <text:p/>
          </table:table-cell>
          <table:table-cell table:style-name="ce28" table:formula="of:=VLOOKUP([$Editor.S96];[$Key.$A$2:.$F$257];6;1)" office:value-type="float" office:value="0" calcext:value-type="float">
            <text:p/>
          </table:table-cell>
          <table:table-cell table:style-name="ce31" table:formula="of:=VLOOKUP([$Editor.T96];[$Key.$A$2:.$E$257];5;1)" office:value-type="float" office:value="0" calcext:value-type="float">
            <text:p/>
          </table:table-cell>
          <table:table-cell table:style-name="ce28" table:formula="of:=IF([$Editor.U96]=&quot;00&quot;;&quot;&quot;;HEX2DEC([$Editor.U96]))">
            <text:p/>
          </table:table-cell>
          <table:table-cell table:style-name="ce31" table:formula="of:=IF([$Editor.V96]=&quot;00&quot;;&quot;&quot;;HEX2DEC([$Editor.V96]))">
            <text:p/>
          </table:table-cell>
          <table:table-cell table:style-name="ce28" table:formula="of:=IF([$Editor.W96]=&quot;00&quot;;&quot;&quot;;HEX2DEC([$Editor.W96]))">
            <text:p/>
          </table:table-cell>
          <table:table-cell table:style-name="ce31" table:formula="of:=IF([$Editor.X96]=&quot;00&quot;;&quot;&quot;;COM.MICROSOFT.CONCAT(VLOOKUP([$Editor.X96];[$Key.$A$2:.$C$257];3;1);&quot;%&quot;))" office:value-type="string" office:string-value="-15%" calcext:value-type="string">
            <text:p>-15%</text:p>
          </table:table-cell>
          <table:table-cell table:style-name="ce28" table:formula="of:=IF([$Editor.Y96]=&quot;00&quot;;&quot;&quot;;COM.MICROSOFT.CONCAT(VLOOKUP([$Editor.Y96];[$Key.$A$2:.$C$257];3;1);&quot;%&quot;))">
            <text:p/>
          </table:table-cell>
          <table:table-cell table:style-name="ce31" table:formula="of:=IF([$Editor.Z96]=&quot;00&quot;;&quot;&quot;;COM.MICROSOFT.CONCAT(VLOOKUP([$Editor.Z96];[$Key.$A$2:.$C$257];3;1);&quot;%&quot;))">
            <text:p/>
          </table:table-cell>
          <table:table-cell table:style-name="ce28" table:formula="of:=IF([$Editor.AA96]=&quot;00&quot;;&quot;&quot;;COM.MICROSOFT.CONCAT(VLOOKUP([$Editor.AA96];[$Key.$A$2:.$C$257];3;1);&quot;%&quot;))">
            <text:p/>
          </table:table-cell>
          <table:table-cell table:style-name="ce31" table:formula="of:=IF([$Editor.AB96]=&quot;00&quot;;&quot;&quot;;COM.MICROSOFT.CONCAT(VLOOKUP([$Editor.AB96];[$Key.$A$2:.$C$257];3;1);&quot;%&quot;))">
            <text:p/>
          </table:table-cell>
          <table:table-cell table:style-name="ce28" table:formula="of:=IF([$Editor.AC96]=&quot;00&quot;;&quot;&quot;;COM.MICROSOFT.CONCAT(VLOOKUP([$Editor.AC96];[$Key.$A$2:.$C$257];3;1);&quot;%&quot;))">
            <text:p/>
          </table:table-cell>
          <table:table-cell table:style-name="ce31" table:formula="of:=IF([$Editor.AD96]=&quot;00&quot;;&quot;&quot;;COM.MICROSOFT.CONCAT(VLOOKUP([$Editor.AD96];[$Key.$A$2:.$C$257];3;1);&quot;%&quot;))">
            <text:p/>
          </table:table-cell>
          <table:table-cell table:style-name="ce28" table:formula="of:=HEX2DEC([$Editor.AE96])" office:value-type="float" office:value="0" calcext:value-type="float">
            <text:p>0</text:p>
          </table:table-cell>
          <table:table-cell table:style-name="ce31" table:formula="of:=HEX2DEC([$Editor.AF96])" office:value-type="float" office:value="0" calcext:value-type="float">
            <text:p>0</text:p>
          </table:table-cell>
          <table:table-cell table:style-name="ce28" table:formula="of:=HEX2DEC([$Editor.AG96])" office:value-type="float" office:value="255" calcext:value-type="float">
            <text:p>255</text:p>
          </table:table-cell>
          <table:table-cell table:style-name="ce31" table:formula="of:=VLOOKUP([$Editor.AH96];[$Key.$A$2:.$K$6];11;1)" office:value-type="float" office:value="0" calcext:value-type="float">
            <text:p/>
          </table:table-cell>
          <table:table-cell table:style-name="ce28" table:formula="of:=HEX2DEC([$Editor.AI96])" office:value-type="float" office:value="0" calcext:value-type="float">
            <text:p>0</text:p>
          </table:table-cell>
          <table:table-cell table:style-name="ce31" table:formula="of:=HEX2DEC([$Editor.AJ96])" office:value-type="float" office:value="0" calcext:value-type="float">
            <text:p>0</text:p>
          </table:table-cell>
          <table:table-cell table:style-name="ce28" table:formula="of:=HEX2DEC([$Editor.AK96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Hard Leather</text:p>
          </table:table-cell>
          <table:table-cell table:style-name="ce27" table:formula="of:=COM.MICROSOFT.CONCAT([$Editor.C97];[$Editor.B97])" office:value-type="string" office:string-value="0083" calcext:value-type="string" table:number-columns-spanned="2" table:number-rows-spanned="1">
            <text:p>0083</text:p>
          </table:table-cell>
          <table:covered-table-cell table:style-name="ce45"/>
          <table:table-cell table:style-name="ce29" table:formula="of:=HEX2DEC(COM.MICROSOFT.CONCAT([$Editor.E97];[$Editor.D97]))" office:value-type="float" office:value="540" calcext:value-type="float" table:number-columns-spanned="2" table:number-rows-spanned="1">
            <text:p>540</text:p>
          </table:table-cell>
          <table:covered-table-cell table:style-name="ce30"/>
          <table:table-cell table:style-name="ce27" table:formula="of:=COM.MICROSOFT.CONCAT([$Editor.G97];[$Editor.F97])" office:value-type="string" office:string-value="007f" calcext:value-type="string" table:number-columns-spanned="2" table:number-rows-spanned="1">
            <text:p>007f</text:p>
          </table:table-cell>
          <table:covered-table-cell table:style-name="ce30"/>
          <table:table-cell table:style-name="ce31" table:formula="of:=VLOOKUP([$Editor.H97];[$Key.$A$2:.$G$19];7;1)" office:value-type="string" office:string-value="Armor" calcext:value-type="string">
            <text:p>Armor</text:p>
          </table:table-cell>
          <table:table-cell table:style-name="ce28" table:formula="of:=VLOOKUP([$Editor.I97];[$Key.$A$2:.$H$12];8;1)" office:value-type="float" office:value="0" calcext:value-type="float">
            <text:p/>
          </table:table-cell>
          <table:table-cell table:style-name="ce31" table:formula="of:=VLOOKUP([$Editor.J97];[$Key.$A$2:.$I$8];9;1)" office:value-type="string" office:string-value="Body" calcext:value-type="string">
            <text:p>Body</text:p>
          </table:table-cell>
          <table:table-cell table:style-name="ce28" table:formula="of:=VLOOKUP([$Editor.K97];[$Key.$A$2:.$J$6];10;1)" office:value-type="string" office:string-value="None" calcext:value-type="string">
            <text:p>None</text:p>
          </table:table-cell>
          <table:table-cell table:style-name="ce31" table:formula="of:=HEX2DEC([$Editor.L97])" office:value-type="float" office:value="0" calcext:value-type="float">
            <text:p>0</text:p>
          </table:table-cell>
          <table:table-cell table:style-name="ce28" table:formula="of:=VLOOKUP([$Editor.M97];[$Key.$A$2:.$C$257];3;1)" office:value-type="string" office:string-value="8" calcext:value-type="string">
            <text:p>8</text:p>
          </table:table-cell>
          <table:table-cell table:style-name="ce31" table:formula="of:=HEX2DEC([$Editor.N97])" office:value-type="float" office:value="9" calcext:value-type="float">
            <text:p>9</text:p>
          </table:table-cell>
          <table:table-cell table:style-name="ce28" table:formula="of:=HEX2DEC([$Editor.O97])" office:value-type="float" office:value="5" calcext:value-type="float">
            <text:p>5</text:p>
          </table:table-cell>
          <table:table-cell table:style-name="ce31" table:formula="of:=VLOOKUP([$Editor.P97];[$Key.$A$2:.$H$12];8;1)" office:value-type="float" office:value="0" calcext:value-type="float">
            <text:p/>
          </table:table-cell>
          <table:table-cell table:style-name="ce28" table:formula="of:=HEX2DEC([$Editor.Q97])" office:value-type="float" office:value="0" calcext:value-type="float">
            <text:p>0</text:p>
          </table:table-cell>
          <table:table-cell table:style-name="ce31" table:formula="of:=VLOOKUP([$Editor.R97];[$Key.$A$2:.$D$257];4;1)" office:value-type="float" office:value="0" calcext:value-type="float">
            <text:p/>
          </table:table-cell>
          <table:table-cell table:style-name="ce28" table:formula="of:=VLOOKUP([$Editor.S97];[$Key.$A$2:.$F$257];6;1)" office:value-type="float" office:value="0" calcext:value-type="float">
            <text:p/>
          </table:table-cell>
          <table:table-cell table:style-name="ce31" table:formula="of:=VLOOKUP([$Editor.T97];[$Key.$A$2:.$E$257];5;1)" office:value-type="float" office:value="0" calcext:value-type="float">
            <text:p/>
          </table:table-cell>
          <table:table-cell table:style-name="ce28" table:formula="of:=IF([$Editor.U97]=&quot;00&quot;;&quot;&quot;;HEX2DEC([$Editor.U97]))">
            <text:p/>
          </table:table-cell>
          <table:table-cell table:style-name="ce31" table:formula="of:=IF([$Editor.V97]=&quot;00&quot;;&quot;&quot;;HEX2DEC([$Editor.V97]))">
            <text:p/>
          </table:table-cell>
          <table:table-cell table:style-name="ce28" table:formula="of:=IF([$Editor.W97]=&quot;00&quot;;&quot;&quot;;HEX2DEC([$Editor.W97]))">
            <text:p/>
          </table:table-cell>
          <table:table-cell table:style-name="ce31" table:formula="of:=IF([$Editor.X97]=&quot;00&quot;;&quot;&quot;;COM.MICROSOFT.CONCAT(VLOOKUP([$Editor.X97];[$Key.$A$2:.$C$257];3;1);&quot;%&quot;))" office:value-type="string" office:string-value="-3%" calcext:value-type="string">
            <text:p>-3%</text:p>
          </table:table-cell>
          <table:table-cell table:style-name="ce28" table:formula="of:=IF([$Editor.Y97]=&quot;00&quot;;&quot;&quot;;COM.MICROSOFT.CONCAT(VLOOKUP([$Editor.Y97];[$Key.$A$2:.$C$257];3;1);&quot;%&quot;))">
            <text:p/>
          </table:table-cell>
          <table:table-cell table:style-name="ce31" table:formula="of:=IF([$Editor.Z97]=&quot;00&quot;;&quot;&quot;;COM.MICROSOFT.CONCAT(VLOOKUP([$Editor.Z97];[$Key.$A$2:.$C$257];3;1);&quot;%&quot;))">
            <text:p/>
          </table:table-cell>
          <table:table-cell table:style-name="ce28" table:formula="of:=IF([$Editor.AA97]=&quot;00&quot;;&quot;&quot;;COM.MICROSOFT.CONCAT(VLOOKUP([$Editor.AA97];[$Key.$A$2:.$C$257];3;1);&quot;%&quot;))">
            <text:p/>
          </table:table-cell>
          <table:table-cell table:style-name="ce31" table:formula="of:=IF([$Editor.AB97]=&quot;00&quot;;&quot;&quot;;COM.MICROSOFT.CONCAT(VLOOKUP([$Editor.AB97];[$Key.$A$2:.$C$257];3;1);&quot;%&quot;))">
            <text:p/>
          </table:table-cell>
          <table:table-cell table:style-name="ce28" table:formula="of:=IF([$Editor.AC97]=&quot;00&quot;;&quot;&quot;;COM.MICROSOFT.CONCAT(VLOOKUP([$Editor.AC97];[$Key.$A$2:.$C$257];3;1);&quot;%&quot;))">
            <text:p/>
          </table:table-cell>
          <table:table-cell table:style-name="ce31" table:formula="of:=IF([$Editor.AD97]=&quot;00&quot;;&quot;&quot;;COM.MICROSOFT.CONCAT(VLOOKUP([$Editor.AD97];[$Key.$A$2:.$C$257];3;1);&quot;%&quot;))">
            <text:p/>
          </table:table-cell>
          <table:table-cell table:style-name="ce28" table:formula="of:=HEX2DEC([$Editor.AE97])" office:value-type="float" office:value="0" calcext:value-type="float">
            <text:p>0</text:p>
          </table:table-cell>
          <table:table-cell table:style-name="ce31" table:formula="of:=HEX2DEC([$Editor.AF97])" office:value-type="float" office:value="0" calcext:value-type="float">
            <text:p>0</text:p>
          </table:table-cell>
          <table:table-cell table:style-name="ce28" table:formula="of:=HEX2DEC([$Editor.AG97])" office:value-type="float" office:value="0" calcext:value-type="float">
            <text:p>0</text:p>
          </table:table-cell>
          <table:table-cell table:style-name="ce31" table:formula="of:=VLOOKUP([$Editor.AH97];[$Key.$A$2:.$K$6];11;1)" office:value-type="float" office:value="0" calcext:value-type="float">
            <text:p/>
          </table:table-cell>
          <table:table-cell table:style-name="ce28" table:formula="of:=HEX2DEC([$Editor.AI97])" office:value-type="float" office:value="0" calcext:value-type="float">
            <text:p>0</text:p>
          </table:table-cell>
          <table:table-cell table:style-name="ce31" table:formula="of:=HEX2DEC([$Editor.AJ97])" office:value-type="float" office:value="0" calcext:value-type="float">
            <text:p>0</text:p>
          </table:table-cell>
          <table:table-cell table:style-name="ce28" table:formula="of:=HEX2DEC([$Editor.AK97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Chain Mail</text:p>
          </table:table-cell>
          <table:table-cell table:style-name="ce27" table:formula="of:=COM.MICROSOFT.CONCAT([$Editor.C98];[$Editor.B98])" office:value-type="string" office:string-value="0084" calcext:value-type="string" table:number-columns-spanned="2" table:number-rows-spanned="1">
            <text:p>0084</text:p>
          </table:table-cell>
          <table:covered-table-cell table:style-name="ce45"/>
          <table:table-cell table:style-name="ce29" table:formula="of:=HEX2DEC(COM.MICROSOFT.CONCAT([$Editor.E98];[$Editor.D98]))" office:value-type="float" office:value="1100" calcext:value-type="float" table:number-columns-spanned="2" table:number-rows-spanned="1">
            <text:p>1100</text:p>
          </table:table-cell>
          <table:covered-table-cell table:style-name="ce30"/>
          <table:table-cell table:style-name="ce27" table:formula="of:=COM.MICROSOFT.CONCAT([$Editor.G98];[$Editor.F98])" office:value-type="string" office:string-value="0080" calcext:value-type="string" table:number-columns-spanned="2" table:number-rows-spanned="1">
            <text:p>0080</text:p>
          </table:table-cell>
          <table:covered-table-cell table:style-name="ce30"/>
          <table:table-cell table:style-name="ce31" table:formula="of:=VLOOKUP([$Editor.H98];[$Key.$A$2:.$G$19];7;1)" office:value-type="string" office:string-value="Armor" calcext:value-type="string">
            <text:p>Armor</text:p>
          </table:table-cell>
          <table:table-cell table:style-name="ce28" table:formula="of:=VLOOKUP([$Editor.I98];[$Key.$A$2:.$H$12];8;1)" office:value-type="float" office:value="0" calcext:value-type="float">
            <text:p/>
          </table:table-cell>
          <table:table-cell table:style-name="ce31" table:formula="of:=VLOOKUP([$Editor.J98];[$Key.$A$2:.$I$8];9;1)" office:value-type="string" office:string-value="Body" calcext:value-type="string">
            <text:p>Body</text:p>
          </table:table-cell>
          <table:table-cell table:style-name="ce28" table:formula="of:=VLOOKUP([$Editor.K98];[$Key.$A$2:.$J$6];10;1)" office:value-type="string" office:string-value="None" calcext:value-type="string">
            <text:p>None</text:p>
          </table:table-cell>
          <table:table-cell table:style-name="ce31" table:formula="of:=HEX2DEC([$Editor.L98])" office:value-type="float" office:value="0" calcext:value-type="float">
            <text:p>0</text:p>
          </table:table-cell>
          <table:table-cell table:style-name="ce28" table:formula="of:=VLOOKUP([$Editor.M98];[$Key.$A$2:.$C$257];3;1)" office:value-type="string" office:string-value="12" calcext:value-type="string">
            <text:p>12</text:p>
          </table:table-cell>
          <table:table-cell table:style-name="ce31" table:formula="of:=HEX2DEC([$Editor.N98])" office:value-type="float" office:value="18" calcext:value-type="float">
            <text:p>18</text:p>
          </table:table-cell>
          <table:table-cell table:style-name="ce28" table:formula="of:=HEX2DEC([$Editor.O98])" office:value-type="float" office:value="5" calcext:value-type="float">
            <text:p>5</text:p>
          </table:table-cell>
          <table:table-cell table:style-name="ce31" table:formula="of:=VLOOKUP([$Editor.P98];[$Key.$A$2:.$H$12];8;1)" office:value-type="float" office:value="0" calcext:value-type="float">
            <text:p/>
          </table:table-cell>
          <table:table-cell table:style-name="ce28" table:formula="of:=HEX2DEC([$Editor.Q98])" office:value-type="float" office:value="0" calcext:value-type="float">
            <text:p>0</text:p>
          </table:table-cell>
          <table:table-cell table:style-name="ce31" table:formula="of:=VLOOKUP([$Editor.R98];[$Key.$A$2:.$D$257];4;1)" office:value-type="float" office:value="0" calcext:value-type="float">
            <text:p/>
          </table:table-cell>
          <table:table-cell table:style-name="ce28" table:formula="of:=VLOOKUP([$Editor.S98];[$Key.$A$2:.$F$257];6;1)" office:value-type="float" office:value="0" calcext:value-type="float">
            <text:p/>
          </table:table-cell>
          <table:table-cell table:style-name="ce31" table:formula="of:=VLOOKUP([$Editor.T98];[$Key.$A$2:.$E$257];5;1)" office:value-type="float" office:value="0" calcext:value-type="float">
            <text:p/>
          </table:table-cell>
          <table:table-cell table:style-name="ce28" table:formula="of:=IF([$Editor.U98]=&quot;00&quot;;&quot;&quot;;HEX2DEC([$Editor.U98]))">
            <text:p/>
          </table:table-cell>
          <table:table-cell table:style-name="ce31" table:formula="of:=IF([$Editor.V98]=&quot;00&quot;;&quot;&quot;;HEX2DEC([$Editor.V98]))">
            <text:p/>
          </table:table-cell>
          <table:table-cell table:style-name="ce28" table:formula="of:=IF([$Editor.W98]=&quot;00&quot;;&quot;&quot;;HEX2DEC([$Editor.W98]))">
            <text:p/>
          </table:table-cell>
          <table:table-cell table:style-name="ce31" table:formula="of:=IF([$Editor.X98]=&quot;00&quot;;&quot;&quot;;COM.MICROSOFT.CONCAT(VLOOKUP([$Editor.X98];[$Key.$A$2:.$C$257];3;1);&quot;%&quot;))" office:value-type="string" office:string-value="-6%" calcext:value-type="string">
            <text:p>-6%</text:p>
          </table:table-cell>
          <table:table-cell table:style-name="ce28" table:formula="of:=IF([$Editor.Y98]=&quot;00&quot;;&quot;&quot;;COM.MICROSOFT.CONCAT(VLOOKUP([$Editor.Y98];[$Key.$A$2:.$C$257];3;1);&quot;%&quot;))">
            <text:p/>
          </table:table-cell>
          <table:table-cell table:style-name="ce31" table:formula="of:=IF([$Editor.Z98]=&quot;00&quot;;&quot;&quot;;COM.MICROSOFT.CONCAT(VLOOKUP([$Editor.Z98];[$Key.$A$2:.$C$257];3;1);&quot;%&quot;))">
            <text:p/>
          </table:table-cell>
          <table:table-cell table:style-name="ce28" table:formula="of:=IF([$Editor.AA98]=&quot;00&quot;;&quot;&quot;;COM.MICROSOFT.CONCAT(VLOOKUP([$Editor.AA98];[$Key.$A$2:.$C$257];3;1);&quot;%&quot;))">
            <text:p/>
          </table:table-cell>
          <table:table-cell table:style-name="ce31" table:formula="of:=IF([$Editor.AB98]=&quot;00&quot;;&quot;&quot;;COM.MICROSOFT.CONCAT(VLOOKUP([$Editor.AB98];[$Key.$A$2:.$C$257];3;1);&quot;%&quot;))">
            <text:p/>
          </table:table-cell>
          <table:table-cell table:style-name="ce28" table:formula="of:=IF([$Editor.AC98]=&quot;00&quot;;&quot;&quot;;COM.MICROSOFT.CONCAT(VLOOKUP([$Editor.AC98];[$Key.$A$2:.$C$257];3;1);&quot;%&quot;))">
            <text:p/>
          </table:table-cell>
          <table:table-cell table:style-name="ce31" table:formula="of:=IF([$Editor.AD98]=&quot;00&quot;;&quot;&quot;;COM.MICROSOFT.CONCAT(VLOOKUP([$Editor.AD98];[$Key.$A$2:.$C$257];3;1);&quot;%&quot;))">
            <text:p/>
          </table:table-cell>
          <table:table-cell table:style-name="ce28" table:formula="of:=HEX2DEC([$Editor.AE98])" office:value-type="float" office:value="0" calcext:value-type="float">
            <text:p>0</text:p>
          </table:table-cell>
          <table:table-cell table:style-name="ce31" table:formula="of:=HEX2DEC([$Editor.AF98])" office:value-type="float" office:value="0" calcext:value-type="float">
            <text:p>0</text:p>
          </table:table-cell>
          <table:table-cell table:style-name="ce28" table:formula="of:=HEX2DEC([$Editor.AG98])" office:value-type="float" office:value="0" calcext:value-type="float">
            <text:p>0</text:p>
          </table:table-cell>
          <table:table-cell table:style-name="ce31" table:formula="of:=VLOOKUP([$Editor.AH98];[$Key.$A$2:.$K$6];11;1)" office:value-type="float" office:value="0" calcext:value-type="float">
            <text:p/>
          </table:table-cell>
          <table:table-cell table:style-name="ce28" table:formula="of:=HEX2DEC([$Editor.AI98])" office:value-type="float" office:value="0" calcext:value-type="float">
            <text:p>0</text:p>
          </table:table-cell>
          <table:table-cell table:style-name="ce31" table:formula="of:=HEX2DEC([$Editor.AJ98])" office:value-type="float" office:value="0" calcext:value-type="float">
            <text:p>0</text:p>
          </table:table-cell>
          <table:table-cell table:style-name="ce28" table:formula="of:=HEX2DEC([$Editor.AK98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Thunder Chain</text:p>
          </table:table-cell>
          <table:table-cell table:style-name="ce27" table:formula="of:=COM.MICROSOFT.CONCAT([$Editor.C99];[$Editor.B99])" office:value-type="string" office:string-value="0085" calcext:value-type="string" table:number-columns-spanned="2" table:number-rows-spanned="1">
            <text:p>0085</text:p>
          </table:table-cell>
          <table:covered-table-cell table:style-name="ce45"/>
          <table:table-cell table:style-name="ce29" table:formula="of:=HEX2DEC(COM.MICROSOFT.CONCAT([$Editor.E99];[$Editor.D99]))" office:value-type="float" office:value="1440" calcext:value-type="float" table:number-columns-spanned="2" table:number-rows-spanned="1">
            <text:p>1440</text:p>
          </table:table-cell>
          <table:covered-table-cell table:style-name="ce30"/>
          <table:table-cell table:style-name="ce27" table:formula="of:=COM.MICROSOFT.CONCAT([$Editor.G99];[$Editor.F99])" office:value-type="string" office:string-value="0081" calcext:value-type="string" table:number-columns-spanned="2" table:number-rows-spanned="1">
            <text:p>0081</text:p>
          </table:table-cell>
          <table:covered-table-cell table:style-name="ce30"/>
          <table:table-cell table:style-name="ce31" table:formula="of:=VLOOKUP([$Editor.H99];[$Key.$A$2:.$G$19];7;1)" office:value-type="string" office:string-value="Armor" calcext:value-type="string">
            <text:p>Armor</text:p>
          </table:table-cell>
          <table:table-cell table:style-name="ce28" table:formula="of:=VLOOKUP([$Editor.I99];[$Key.$A$2:.$H$12];8;1)" office:value-type="string" office:string-value="Wind" calcext:value-type="string">
            <text:p>Wind</text:p>
          </table:table-cell>
          <table:table-cell table:style-name="ce31" table:formula="of:=VLOOKUP([$Editor.J99];[$Key.$A$2:.$I$8];9;1)" office:value-type="string" office:string-value="Body" calcext:value-type="string">
            <text:p>Body</text:p>
          </table:table-cell>
          <table:table-cell table:style-name="ce28" table:formula="of:=VLOOKUP([$Editor.K99];[$Key.$A$2:.$J$6];10;1)" office:value-type="string" office:string-value="None" calcext:value-type="string">
            <text:p>None</text:p>
          </table:table-cell>
          <table:table-cell table:style-name="ce31" table:formula="of:=HEX2DEC([$Editor.L99])" office:value-type="float" office:value="0" calcext:value-type="float">
            <text:p>0</text:p>
          </table:table-cell>
          <table:table-cell table:style-name="ce28" table:formula="of:=VLOOKUP([$Editor.M99];[$Key.$A$2:.$C$257];3;1)" office:value-type="string" office:string-value="14" calcext:value-type="string">
            <text:p>14</text:p>
          </table:table-cell>
          <table:table-cell table:style-name="ce31" table:formula="of:=HEX2DEC([$Editor.N99])" office:value-type="float" office:value="18" calcext:value-type="float">
            <text:p>18</text:p>
          </table:table-cell>
          <table:table-cell table:style-name="ce28" table:formula="of:=HEX2DEC([$Editor.O99])" office:value-type="float" office:value="10" calcext:value-type="float">
            <text:p>10</text:p>
          </table:table-cell>
          <table:table-cell table:style-name="ce31" table:formula="of:=VLOOKUP([$Editor.P99];[$Key.$A$2:.$H$12];8;1)" office:value-type="float" office:value="0" calcext:value-type="float">
            <text:p/>
          </table:table-cell>
          <table:table-cell table:style-name="ce28" table:formula="of:=HEX2DEC([$Editor.Q99])" office:value-type="float" office:value="0" calcext:value-type="float">
            <text:p>0</text:p>
          </table:table-cell>
          <table:table-cell table:style-name="ce31" table:formula="of:=VLOOKUP([$Editor.R99];[$Key.$A$2:.$D$257];4;1)" office:value-type="float" office:value="0" calcext:value-type="float">
            <text:p/>
          </table:table-cell>
          <table:table-cell table:style-name="ce28" table:formula="of:=VLOOKUP([$Editor.S99];[$Key.$A$2:.$F$257];6;1)" office:value-type="float" office:value="0" calcext:value-type="float">
            <text:p/>
          </table:table-cell>
          <table:table-cell table:style-name="ce31" table:formula="of:=VLOOKUP([$Editor.T99];[$Key.$A$2:.$E$257];5;1)" office:value-type="float" office:value="0" calcext:value-type="float">
            <text:p/>
          </table:table-cell>
          <table:table-cell table:style-name="ce28" table:formula="of:=IF([$Editor.U99]=&quot;00&quot;;&quot;&quot;;HEX2DEC([$Editor.U99]))">
            <text:p/>
          </table:table-cell>
          <table:table-cell table:style-name="ce31" table:formula="of:=IF([$Editor.V99]=&quot;00&quot;;&quot;&quot;;HEX2DEC([$Editor.V99]))">
            <text:p/>
          </table:table-cell>
          <table:table-cell table:style-name="ce28" table:formula="of:=IF([$Editor.W99]=&quot;00&quot;;&quot;&quot;;HEX2DEC([$Editor.W99]))">
            <text:p/>
          </table:table-cell>
          <table:table-cell table:style-name="ce31" table:formula="of:=IF([$Editor.X99]=&quot;00&quot;;&quot;&quot;;COM.MICROSOFT.CONCAT(VLOOKUP([$Editor.X99];[$Key.$A$2:.$C$257];3;1);&quot;%&quot;))" office:value-type="string" office:string-value="-6%" calcext:value-type="string">
            <text:p>-6%</text:p>
          </table:table-cell>
          <table:table-cell table:style-name="ce28" table:formula="of:=IF([$Editor.Y99]=&quot;00&quot;;&quot;&quot;;COM.MICROSOFT.CONCAT(VLOOKUP([$Editor.Y99];[$Key.$A$2:.$C$257];3;1);&quot;%&quot;))">
            <text:p/>
          </table:table-cell>
          <table:table-cell table:style-name="ce31" table:formula="of:=IF([$Editor.Z99]=&quot;00&quot;;&quot;&quot;;COM.MICROSOFT.CONCAT(VLOOKUP([$Editor.Z99];[$Key.$A$2:.$C$257];3;1);&quot;%&quot;))">
            <text:p/>
          </table:table-cell>
          <table:table-cell table:style-name="ce28" table:formula="of:=IF([$Editor.AA99]=&quot;00&quot;;&quot;&quot;;COM.MICROSOFT.CONCAT(VLOOKUP([$Editor.AA99];[$Key.$A$2:.$C$257];3;1);&quot;%&quot;))" office:value-type="string" office:string-value="-10%" calcext:value-type="string">
            <text:p>-10%</text:p>
          </table:table-cell>
          <table:table-cell table:style-name="ce31" table:formula="of:=IF([$Editor.AB99]=&quot;00&quot;;&quot;&quot;;COM.MICROSOFT.CONCAT(VLOOKUP([$Editor.AB99];[$Key.$A$2:.$C$257];3;1);&quot;%&quot;))">
            <text:p/>
          </table:table-cell>
          <table:table-cell table:style-name="ce28" table:formula="of:=IF([$Editor.AC99]=&quot;00&quot;;&quot;&quot;;COM.MICROSOFT.CONCAT(VLOOKUP([$Editor.AC99];[$Key.$A$2:.$C$257];3;1);&quot;%&quot;))">
            <text:p/>
          </table:table-cell>
          <table:table-cell table:style-name="ce31" table:formula="of:=IF([$Editor.AD99]=&quot;00&quot;;&quot;&quot;;COM.MICROSOFT.CONCAT(VLOOKUP([$Editor.AD99];[$Key.$A$2:.$C$257];3;1);&quot;%&quot;))">
            <text:p/>
          </table:table-cell>
          <table:table-cell table:style-name="ce28" table:formula="of:=HEX2DEC([$Editor.AE99])" office:value-type="float" office:value="0" calcext:value-type="float">
            <text:p>0</text:p>
          </table:table-cell>
          <table:table-cell table:style-name="ce31" table:formula="of:=HEX2DEC([$Editor.AF99])" office:value-type="float" office:value="0" calcext:value-type="float">
            <text:p>0</text:p>
          </table:table-cell>
          <table:table-cell table:style-name="ce28" table:formula="of:=HEX2DEC([$Editor.AG99])" office:value-type="float" office:value="0" calcext:value-type="float">
            <text:p>0</text:p>
          </table:table-cell>
          <table:table-cell table:style-name="ce31" table:formula="of:=VLOOKUP([$Editor.AH99];[$Key.$A$2:.$K$6];11;1)" office:value-type="float" office:value="0" calcext:value-type="float">
            <text:p/>
          </table:table-cell>
          <table:table-cell table:style-name="ce28" table:formula="of:=HEX2DEC([$Editor.AI99])" office:value-type="float" office:value="0" calcext:value-type="float">
            <text:p>0</text:p>
          </table:table-cell>
          <table:table-cell table:style-name="ce31" table:formula="of:=HEX2DEC([$Editor.AJ99])" office:value-type="float" office:value="0" calcext:value-type="float">
            <text:p>0</text:p>
          </table:table-cell>
          <table:table-cell table:style-name="ce28" table:formula="of:=HEX2DEC([$Editor.AK99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Flame Leather</text:p>
          </table:table-cell>
          <table:table-cell table:style-name="ce27" table:formula="of:=COM.MICROSOFT.CONCAT([$Editor.C100];[$Editor.B100])" office:value-type="string" office:string-value="0086" calcext:value-type="string" table:number-columns-spanned="2" table:number-rows-spanned="1">
            <text:p>0086</text:p>
          </table:table-cell>
          <table:covered-table-cell table:style-name="ce45"/>
          <table:table-cell table:style-name="ce29" table:formula="of:=HEX2DEC(COM.MICROSOFT.CONCAT([$Editor.E100];[$Editor.D100]))" office:value-type="float" office:value="1440" calcext:value-type="float" table:number-columns-spanned="2" table:number-rows-spanned="1">
            <text:p>1440</text:p>
          </table:table-cell>
          <table:covered-table-cell table:style-name="ce30"/>
          <table:table-cell table:style-name="ce27" table:formula="of:=COM.MICROSOFT.CONCAT([$Editor.G100];[$Editor.F100])" office:value-type="string" office:string-value="0082" calcext:value-type="string" table:number-columns-spanned="2" table:number-rows-spanned="1">
            <text:p>0082</text:p>
          </table:table-cell>
          <table:covered-table-cell table:style-name="ce30"/>
          <table:table-cell table:style-name="ce31" table:formula="of:=VLOOKUP([$Editor.H100];[$Key.$A$2:.$G$19];7;1)" office:value-type="string" office:string-value="Armor" calcext:value-type="string">
            <text:p>Armor</text:p>
          </table:table-cell>
          <table:table-cell table:style-name="ce28" table:formula="of:=VLOOKUP([$Editor.I100];[$Key.$A$2:.$H$12];8;1)" office:value-type="string" office:string-value="Fire" calcext:value-type="string">
            <text:p>Fire</text:p>
          </table:table-cell>
          <table:table-cell table:style-name="ce31" table:formula="of:=VLOOKUP([$Editor.J100];[$Key.$A$2:.$I$8];9;1)" office:value-type="string" office:string-value="Body" calcext:value-type="string">
            <text:p>Body</text:p>
          </table:table-cell>
          <table:table-cell table:style-name="ce28" table:formula="of:=VLOOKUP([$Editor.K100];[$Key.$A$2:.$J$6];10;1)" office:value-type="string" office:string-value="None" calcext:value-type="string">
            <text:p>None</text:p>
          </table:table-cell>
          <table:table-cell table:style-name="ce31" table:formula="of:=HEX2DEC([$Editor.L100])" office:value-type="float" office:value="0" calcext:value-type="float">
            <text:p>0</text:p>
          </table:table-cell>
          <table:table-cell table:style-name="ce28" table:formula="of:=VLOOKUP([$Editor.M100];[$Key.$A$2:.$C$257];3;1)" office:value-type="string" office:string-value="10" calcext:value-type="string">
            <text:p>10</text:p>
          </table:table-cell>
          <table:table-cell table:style-name="ce31" table:formula="of:=HEX2DEC([$Editor.N100])" office:value-type="float" office:value="18" calcext:value-type="float">
            <text:p>18</text:p>
          </table:table-cell>
          <table:table-cell table:style-name="ce28" table:formula="of:=HEX2DEC([$Editor.O100])" office:value-type="float" office:value="10" calcext:value-type="float">
            <text:p>10</text:p>
          </table:table-cell>
          <table:table-cell table:style-name="ce31" table:formula="of:=VLOOKUP([$Editor.P100];[$Key.$A$2:.$H$12];8;1)" office:value-type="float" office:value="0" calcext:value-type="float">
            <text:p/>
          </table:table-cell>
          <table:table-cell table:style-name="ce28" table:formula="of:=HEX2DEC([$Editor.Q100])" office:value-type="float" office:value="0" calcext:value-type="float">
            <text:p>0</text:p>
          </table:table-cell>
          <table:table-cell table:style-name="ce31" table:formula="of:=VLOOKUP([$Editor.R100];[$Key.$A$2:.$D$257];4;1)" office:value-type="float" office:value="0" calcext:value-type="float">
            <text:p/>
          </table:table-cell>
          <table:table-cell table:style-name="ce28" table:formula="of:=VLOOKUP([$Editor.S100];[$Key.$A$2:.$F$257];6;1)" office:value-type="float" office:value="0" calcext:value-type="float">
            <text:p/>
          </table:table-cell>
          <table:table-cell table:style-name="ce31" table:formula="of:=VLOOKUP([$Editor.T100];[$Key.$A$2:.$E$257];5;1)" office:value-type="float" office:value="0" calcext:value-type="float">
            <text:p/>
          </table:table-cell>
          <table:table-cell table:style-name="ce28" table:formula="of:=IF([$Editor.U100]=&quot;00&quot;;&quot;&quot;;HEX2DEC([$Editor.U100]))">
            <text:p/>
          </table:table-cell>
          <table:table-cell table:style-name="ce31" table:formula="of:=IF([$Editor.V100]=&quot;00&quot;;&quot;&quot;;HEX2DEC([$Editor.V100]))">
            <text:p/>
          </table:table-cell>
          <table:table-cell table:style-name="ce28" table:formula="of:=IF([$Editor.W100]=&quot;00&quot;;&quot;&quot;;HEX2DEC([$Editor.W100]))">
            <text:p/>
          </table:table-cell>
          <table:table-cell table:style-name="ce31" table:formula="of:=IF([$Editor.X100]=&quot;00&quot;;&quot;&quot;;COM.MICROSOFT.CONCAT(VLOOKUP([$Editor.X100];[$Key.$A$2:.$C$257];3;1);&quot;%&quot;))" office:value-type="string" office:string-value="-6%" calcext:value-type="string">
            <text:p>-6%</text:p>
          </table:table-cell>
          <table:table-cell table:style-name="ce28" table:formula="of:=IF([$Editor.Y100]=&quot;00&quot;;&quot;&quot;;COM.MICROSOFT.CONCAT(VLOOKUP([$Editor.Y100];[$Key.$A$2:.$C$257];3;1);&quot;%&quot;))">
            <text:p/>
          </table:table-cell>
          <table:table-cell table:style-name="ce31" table:formula="of:=IF([$Editor.Z100]=&quot;00&quot;;&quot;&quot;;COM.MICROSOFT.CONCAT(VLOOKUP([$Editor.Z100];[$Key.$A$2:.$C$257];3;1);&quot;%&quot;))">
            <text:p/>
          </table:table-cell>
          <table:table-cell table:style-name="ce28" table:formula="of:=IF([$Editor.AA100]=&quot;00&quot;;&quot;&quot;;COM.MICROSOFT.CONCAT(VLOOKUP([$Editor.AA100];[$Key.$A$2:.$C$257];3;1);&quot;%&quot;))">
            <text:p/>
          </table:table-cell>
          <table:table-cell table:style-name="ce31" table:formula="of:=IF([$Editor.AB100]=&quot;00&quot;;&quot;&quot;;COM.MICROSOFT.CONCAT(VLOOKUP([$Editor.AB100];[$Key.$A$2:.$C$257];3;1);&quot;%&quot;))" office:value-type="string" office:string-value="-10%" calcext:value-type="string">
            <text:p>-10%</text:p>
          </table:table-cell>
          <table:table-cell table:style-name="ce28" table:formula="of:=IF([$Editor.AC100]=&quot;00&quot;;&quot;&quot;;COM.MICROSOFT.CONCAT(VLOOKUP([$Editor.AC100];[$Key.$A$2:.$C$257];3;1);&quot;%&quot;))">
            <text:p/>
          </table:table-cell>
          <table:table-cell table:style-name="ce31" table:formula="of:=IF([$Editor.AD100]=&quot;00&quot;;&quot;&quot;;COM.MICROSOFT.CONCAT(VLOOKUP([$Editor.AD100];[$Key.$A$2:.$C$257];3;1);&quot;%&quot;))">
            <text:p/>
          </table:table-cell>
          <table:table-cell table:style-name="ce28" table:formula="of:=HEX2DEC([$Editor.AE100])" office:value-type="float" office:value="0" calcext:value-type="float">
            <text:p>0</text:p>
          </table:table-cell>
          <table:table-cell table:style-name="ce31" table:formula="of:=HEX2DEC([$Editor.AF100])" office:value-type="float" office:value="0" calcext:value-type="float">
            <text:p>0</text:p>
          </table:table-cell>
          <table:table-cell table:style-name="ce28" table:formula="of:=HEX2DEC([$Editor.AG100])" office:value-type="float" office:value="0" calcext:value-type="float">
            <text:p>0</text:p>
          </table:table-cell>
          <table:table-cell table:style-name="ce31" table:formula="of:=VLOOKUP([$Editor.AH100];[$Key.$A$2:.$K$6];11;1)" office:value-type="float" office:value="0" calcext:value-type="float">
            <text:p/>
          </table:table-cell>
          <table:table-cell table:style-name="ce28" table:formula="of:=HEX2DEC([$Editor.AI100])" office:value-type="float" office:value="0" calcext:value-type="float">
            <text:p>0</text:p>
          </table:table-cell>
          <table:table-cell table:style-name="ce31" table:formula="of:=HEX2DEC([$Editor.AJ100])" office:value-type="float" office:value="0" calcext:value-type="float">
            <text:p>0</text:p>
          </table:table-cell>
          <table:table-cell table:style-name="ce28" table:formula="of:=HEX2DEC([$Editor.AK100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Earth Leather</text:p>
          </table:table-cell>
          <table:table-cell table:style-name="ce27" table:formula="of:=COM.MICROSOFT.CONCAT([$Editor.C101];[$Editor.B101])" office:value-type="string" office:string-value="0087" calcext:value-type="string" table:number-columns-spanned="2" table:number-rows-spanned="1">
            <text:p>0087</text:p>
          </table:table-cell>
          <table:covered-table-cell table:style-name="ce45"/>
          <table:table-cell table:style-name="ce29" table:formula="of:=HEX2DEC(COM.MICROSOFT.CONCAT([$Editor.E101];[$Editor.D101]))" office:value-type="float" office:value="1440" calcext:value-type="float" table:number-columns-spanned="2" table:number-rows-spanned="1">
            <text:p>1440</text:p>
          </table:table-cell>
          <table:covered-table-cell table:style-name="ce30"/>
          <table:table-cell table:style-name="ce27" table:formula="of:=COM.MICROSOFT.CONCAT([$Editor.G101];[$Editor.F101])" office:value-type="string" office:string-value="0083" calcext:value-type="string" table:number-columns-spanned="2" table:number-rows-spanned="1">
            <text:p>0083</text:p>
          </table:table-cell>
          <table:covered-table-cell table:style-name="ce30"/>
          <table:table-cell table:style-name="ce31" table:formula="of:=VLOOKUP([$Editor.H101];[$Key.$A$2:.$G$19];7;1)" office:value-type="string" office:string-value="Armor" calcext:value-type="string">
            <text:p>Armor</text:p>
          </table:table-cell>
          <table:table-cell table:style-name="ce28" table:formula="of:=VLOOKUP([$Editor.I101];[$Key.$A$2:.$H$12];8;1)" office:value-type="string" office:string-value="Earth" calcext:value-type="string">
            <text:p>Earth</text:p>
          </table:table-cell>
          <table:table-cell table:style-name="ce31" table:formula="of:=VLOOKUP([$Editor.J101];[$Key.$A$2:.$I$8];9;1)" office:value-type="string" office:string-value="Body" calcext:value-type="string">
            <text:p>Body</text:p>
          </table:table-cell>
          <table:table-cell table:style-name="ce28" table:formula="of:=VLOOKUP([$Editor.K101];[$Key.$A$2:.$J$6];10;1)" office:value-type="string" office:string-value="None" calcext:value-type="string">
            <text:p>None</text:p>
          </table:table-cell>
          <table:table-cell table:style-name="ce31" table:formula="of:=HEX2DEC([$Editor.L101])" office:value-type="float" office:value="0" calcext:value-type="float">
            <text:p>0</text:p>
          </table:table-cell>
          <table:table-cell table:style-name="ce28" table:formula="of:=VLOOKUP([$Editor.M101];[$Key.$A$2:.$C$257];3;1)" office:value-type="string" office:string-value="10" calcext:value-type="string">
            <text:p>10</text:p>
          </table:table-cell>
          <table:table-cell table:style-name="ce31" table:formula="of:=HEX2DEC([$Editor.N101])" office:value-type="float" office:value="18" calcext:value-type="float">
            <text:p>18</text:p>
          </table:table-cell>
          <table:table-cell table:style-name="ce28" table:formula="of:=HEX2DEC([$Editor.O101])" office:value-type="float" office:value="10" calcext:value-type="float">
            <text:p>10</text:p>
          </table:table-cell>
          <table:table-cell table:style-name="ce31" table:formula="of:=VLOOKUP([$Editor.P101];[$Key.$A$2:.$H$12];8;1)" office:value-type="float" office:value="0" calcext:value-type="float">
            <text:p/>
          </table:table-cell>
          <table:table-cell table:style-name="ce28" table:formula="of:=HEX2DEC([$Editor.Q101])" office:value-type="float" office:value="0" calcext:value-type="float">
            <text:p>0</text:p>
          </table:table-cell>
          <table:table-cell table:style-name="ce31" table:formula="of:=VLOOKUP([$Editor.R101];[$Key.$A$2:.$D$257];4;1)" office:value-type="float" office:value="0" calcext:value-type="float">
            <text:p/>
          </table:table-cell>
          <table:table-cell table:style-name="ce28" table:formula="of:=VLOOKUP([$Editor.S101];[$Key.$A$2:.$F$257];6;1)" office:value-type="float" office:value="0" calcext:value-type="float">
            <text:p/>
          </table:table-cell>
          <table:table-cell table:style-name="ce31" table:formula="of:=VLOOKUP([$Editor.T101];[$Key.$A$2:.$E$257];5;1)" office:value-type="float" office:value="0" calcext:value-type="float">
            <text:p/>
          </table:table-cell>
          <table:table-cell table:style-name="ce28" table:formula="of:=IF([$Editor.U101]=&quot;00&quot;;&quot;&quot;;HEX2DEC([$Editor.U101]))">
            <text:p/>
          </table:table-cell>
          <table:table-cell table:style-name="ce31" table:formula="of:=IF([$Editor.V101]=&quot;00&quot;;&quot;&quot;;HEX2DEC([$Editor.V101]))">
            <text:p/>
          </table:table-cell>
          <table:table-cell table:style-name="ce28" table:formula="of:=IF([$Editor.W101]=&quot;00&quot;;&quot;&quot;;HEX2DEC([$Editor.W101]))">
            <text:p/>
          </table:table-cell>
          <table:table-cell table:style-name="ce31" table:formula="of:=IF([$Editor.X101]=&quot;00&quot;;&quot;&quot;;COM.MICROSOFT.CONCAT(VLOOKUP([$Editor.X101];[$Key.$A$2:.$C$257];3;1);&quot;%&quot;))" office:value-type="string" office:string-value="-6%" calcext:value-type="string">
            <text:p>-6%</text:p>
          </table:table-cell>
          <table:table-cell table:style-name="ce28" table:formula="of:=IF([$Editor.Y101]=&quot;00&quot;;&quot;&quot;;COM.MICROSOFT.CONCAT(VLOOKUP([$Editor.Y101];[$Key.$A$2:.$C$257];3;1);&quot;%&quot;))" office:value-type="string" office:string-value="-10%" calcext:value-type="string">
            <text:p>-10%</text:p>
          </table:table-cell>
          <table:table-cell table:style-name="ce31" table:formula="of:=IF([$Editor.Z101]=&quot;00&quot;;&quot;&quot;;COM.MICROSOFT.CONCAT(VLOOKUP([$Editor.Z101];[$Key.$A$2:.$C$257];3;1);&quot;%&quot;))">
            <text:p/>
          </table:table-cell>
          <table:table-cell table:style-name="ce28" table:formula="of:=IF([$Editor.AA101]=&quot;00&quot;;&quot;&quot;;COM.MICROSOFT.CONCAT(VLOOKUP([$Editor.AA101];[$Key.$A$2:.$C$257];3;1);&quot;%&quot;))">
            <text:p/>
          </table:table-cell>
          <table:table-cell table:style-name="ce31" table:formula="of:=IF([$Editor.AB101]=&quot;00&quot;;&quot;&quot;;COM.MICROSOFT.CONCAT(VLOOKUP([$Editor.AB101];[$Key.$A$2:.$C$257];3;1);&quot;%&quot;))">
            <text:p/>
          </table:table-cell>
          <table:table-cell table:style-name="ce28" table:formula="of:=IF([$Editor.AC101]=&quot;00&quot;;&quot;&quot;;COM.MICROSOFT.CONCAT(VLOOKUP([$Editor.AC101];[$Key.$A$2:.$C$257];3;1);&quot;%&quot;))">
            <text:p/>
          </table:table-cell>
          <table:table-cell table:style-name="ce31" table:formula="of:=IF([$Editor.AD101]=&quot;00&quot;;&quot;&quot;;COM.MICROSOFT.CONCAT(VLOOKUP([$Editor.AD101];[$Key.$A$2:.$C$257];3;1);&quot;%&quot;))">
            <text:p/>
          </table:table-cell>
          <table:table-cell table:style-name="ce28" table:formula="of:=HEX2DEC([$Editor.AE101])" office:value-type="float" office:value="0" calcext:value-type="float">
            <text:p>0</text:p>
          </table:table-cell>
          <table:table-cell table:style-name="ce31" table:formula="of:=HEX2DEC([$Editor.AF101])" office:value-type="float" office:value="0" calcext:value-type="float">
            <text:p>0</text:p>
          </table:table-cell>
          <table:table-cell table:style-name="ce28" table:formula="of:=HEX2DEC([$Editor.AG101])" office:value-type="float" office:value="0" calcext:value-type="float">
            <text:p>0</text:p>
          </table:table-cell>
          <table:table-cell table:style-name="ce31" table:formula="of:=VLOOKUP([$Editor.AH101];[$Key.$A$2:.$K$6];11;1)" office:value-type="float" office:value="0" calcext:value-type="float">
            <text:p/>
          </table:table-cell>
          <table:table-cell table:style-name="ce28" table:formula="of:=HEX2DEC([$Editor.AI101])" office:value-type="float" office:value="0" calcext:value-type="float">
            <text:p>0</text:p>
          </table:table-cell>
          <table:table-cell table:style-name="ce31" table:formula="of:=HEX2DEC([$Editor.AJ101])" office:value-type="float" office:value="0" calcext:value-type="float">
            <text:p>0</text:p>
          </table:table-cell>
          <table:table-cell table:style-name="ce28" table:formula="of:=HEX2DEC([$Editor.AK101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Ice Chain</text:p>
          </table:table-cell>
          <table:table-cell table:style-name="ce27" table:formula="of:=COM.MICROSOFT.CONCAT([$Editor.C102];[$Editor.B102])" office:value-type="string" office:string-value="0088" calcext:value-type="string" table:number-columns-spanned="2" table:number-rows-spanned="1">
            <text:p>0088</text:p>
          </table:table-cell>
          <table:covered-table-cell table:style-name="ce45"/>
          <table:table-cell table:style-name="ce29" table:formula="of:=HEX2DEC(COM.MICROSOFT.CONCAT([$Editor.E102];[$Editor.D102]))" office:value-type="float" office:value="1440" calcext:value-type="float" table:number-columns-spanned="2" table:number-rows-spanned="1">
            <text:p>1440</text:p>
          </table:table-cell>
          <table:covered-table-cell table:style-name="ce30"/>
          <table:table-cell table:style-name="ce27" table:formula="of:=COM.MICROSOFT.CONCAT([$Editor.G102];[$Editor.F102])" office:value-type="string" office:string-value="0084" calcext:value-type="string" table:number-columns-spanned="2" table:number-rows-spanned="1">
            <text:p>0084</text:p>
          </table:table-cell>
          <table:covered-table-cell table:style-name="ce30"/>
          <table:table-cell table:style-name="ce31" table:formula="of:=VLOOKUP([$Editor.H102];[$Key.$A$2:.$G$19];7;1)" office:value-type="string" office:string-value="Armor" calcext:value-type="string">
            <text:p>Armor</text:p>
          </table:table-cell>
          <table:table-cell table:style-name="ce28" table:formula="of:=VLOOKUP([$Editor.I102];[$Key.$A$2:.$H$12];8;1)" office:value-type="string" office:string-value="Water" calcext:value-type="string">
            <text:p>Water</text:p>
          </table:table-cell>
          <table:table-cell table:style-name="ce31" table:formula="of:=VLOOKUP([$Editor.J102];[$Key.$A$2:.$I$8];9;1)" office:value-type="string" office:string-value="Body" calcext:value-type="string">
            <text:p>Body</text:p>
          </table:table-cell>
          <table:table-cell table:style-name="ce28" table:formula="of:=VLOOKUP([$Editor.K102];[$Key.$A$2:.$J$6];10;1)" office:value-type="string" office:string-value="None" calcext:value-type="string">
            <text:p>None</text:p>
          </table:table-cell>
          <table:table-cell table:style-name="ce31" table:formula="of:=HEX2DEC([$Editor.L102])" office:value-type="float" office:value="0" calcext:value-type="float">
            <text:p>0</text:p>
          </table:table-cell>
          <table:table-cell table:style-name="ce28" table:formula="of:=VLOOKUP([$Editor.M102];[$Key.$A$2:.$C$257];3;1)" office:value-type="string" office:string-value="14" calcext:value-type="string">
            <text:p>14</text:p>
          </table:table-cell>
          <table:table-cell table:style-name="ce31" table:formula="of:=HEX2DEC([$Editor.N102])" office:value-type="float" office:value="18" calcext:value-type="float">
            <text:p>18</text:p>
          </table:table-cell>
          <table:table-cell table:style-name="ce28" table:formula="of:=HEX2DEC([$Editor.O102])" office:value-type="float" office:value="10" calcext:value-type="float">
            <text:p>10</text:p>
          </table:table-cell>
          <table:table-cell table:style-name="ce31" table:formula="of:=VLOOKUP([$Editor.P102];[$Key.$A$2:.$H$12];8;1)" office:value-type="float" office:value="0" calcext:value-type="float">
            <text:p/>
          </table:table-cell>
          <table:table-cell table:style-name="ce28" table:formula="of:=HEX2DEC([$Editor.Q102])" office:value-type="float" office:value="0" calcext:value-type="float">
            <text:p>0</text:p>
          </table:table-cell>
          <table:table-cell table:style-name="ce31" table:formula="of:=VLOOKUP([$Editor.R102];[$Key.$A$2:.$D$257];4;1)" office:value-type="float" office:value="0" calcext:value-type="float">
            <text:p/>
          </table:table-cell>
          <table:table-cell table:style-name="ce28" table:formula="of:=VLOOKUP([$Editor.S102];[$Key.$A$2:.$F$257];6;1)" office:value-type="float" office:value="0" calcext:value-type="float">
            <text:p/>
          </table:table-cell>
          <table:table-cell table:style-name="ce31" table:formula="of:=VLOOKUP([$Editor.T102];[$Key.$A$2:.$E$257];5;1)" office:value-type="float" office:value="0" calcext:value-type="float">
            <text:p/>
          </table:table-cell>
          <table:table-cell table:style-name="ce28" table:formula="of:=IF([$Editor.U102]=&quot;00&quot;;&quot;&quot;;HEX2DEC([$Editor.U102]))">
            <text:p/>
          </table:table-cell>
          <table:table-cell table:style-name="ce31" table:formula="of:=IF([$Editor.V102]=&quot;00&quot;;&quot;&quot;;HEX2DEC([$Editor.V102]))">
            <text:p/>
          </table:table-cell>
          <table:table-cell table:style-name="ce28" table:formula="of:=IF([$Editor.W102]=&quot;00&quot;;&quot;&quot;;HEX2DEC([$Editor.W102]))">
            <text:p/>
          </table:table-cell>
          <table:table-cell table:style-name="ce31" table:formula="of:=IF([$Editor.X102]=&quot;00&quot;;&quot;&quot;;COM.MICROSOFT.CONCAT(VLOOKUP([$Editor.X102];[$Key.$A$2:.$C$257];3;1);&quot;%&quot;))" office:value-type="string" office:string-value="-6%" calcext:value-type="string">
            <text:p>-6%</text:p>
          </table:table-cell>
          <table:table-cell table:style-name="ce28" table:formula="of:=IF([$Editor.Y102]=&quot;00&quot;;&quot;&quot;;COM.MICROSOFT.CONCAT(VLOOKUP([$Editor.Y102];[$Key.$A$2:.$C$257];3;1);&quot;%&quot;))">
            <text:p/>
          </table:table-cell>
          <table:table-cell table:style-name="ce31" table:formula="of:=IF([$Editor.Z102]=&quot;00&quot;;&quot;&quot;;COM.MICROSOFT.CONCAT(VLOOKUP([$Editor.Z102];[$Key.$A$2:.$C$257];3;1);&quot;%&quot;))" office:value-type="string" office:string-value="-10%" calcext:value-type="string">
            <text:p>-10%</text:p>
          </table:table-cell>
          <table:table-cell table:style-name="ce28" table:formula="of:=IF([$Editor.AA102]=&quot;00&quot;;&quot;&quot;;COM.MICROSOFT.CONCAT(VLOOKUP([$Editor.AA102];[$Key.$A$2:.$C$257];3;1);&quot;%&quot;))">
            <text:p/>
          </table:table-cell>
          <table:table-cell table:style-name="ce31" table:formula="of:=IF([$Editor.AB102]=&quot;00&quot;;&quot;&quot;;COM.MICROSOFT.CONCAT(VLOOKUP([$Editor.AB102];[$Key.$A$2:.$C$257];3;1);&quot;%&quot;))">
            <text:p/>
          </table:table-cell>
          <table:table-cell table:style-name="ce28" table:formula="of:=IF([$Editor.AC102]=&quot;00&quot;;&quot;&quot;;COM.MICROSOFT.CONCAT(VLOOKUP([$Editor.AC102];[$Key.$A$2:.$C$257];3;1);&quot;%&quot;))">
            <text:p/>
          </table:table-cell>
          <table:table-cell table:style-name="ce31" table:formula="of:=IF([$Editor.AD102]=&quot;00&quot;;&quot;&quot;;COM.MICROSOFT.CONCAT(VLOOKUP([$Editor.AD102];[$Key.$A$2:.$C$257];3;1);&quot;%&quot;))">
            <text:p/>
          </table:table-cell>
          <table:table-cell table:style-name="ce28" table:formula="of:=HEX2DEC([$Editor.AE102])" office:value-type="float" office:value="0" calcext:value-type="float">
            <text:p>0</text:p>
          </table:table-cell>
          <table:table-cell table:style-name="ce31" table:formula="of:=HEX2DEC([$Editor.AF102])" office:value-type="float" office:value="0" calcext:value-type="float">
            <text:p>0</text:p>
          </table:table-cell>
          <table:table-cell table:style-name="ce28" table:formula="of:=HEX2DEC([$Editor.AG102])" office:value-type="float" office:value="0" calcext:value-type="float">
            <text:p>0</text:p>
          </table:table-cell>
          <table:table-cell table:style-name="ce31" table:formula="of:=VLOOKUP([$Editor.AH102];[$Key.$A$2:.$K$6];11;1)" office:value-type="float" office:value="0" calcext:value-type="float">
            <text:p/>
          </table:table-cell>
          <table:table-cell table:style-name="ce28" table:formula="of:=HEX2DEC([$Editor.AI102])" office:value-type="float" office:value="0" calcext:value-type="float">
            <text:p>0</text:p>
          </table:table-cell>
          <table:table-cell table:style-name="ce31" table:formula="of:=HEX2DEC([$Editor.AJ102])" office:value-type="float" office:value="0" calcext:value-type="float">
            <text:p>0</text:p>
          </table:table-cell>
          <table:table-cell table:style-name="ce28" table:formula="of:=HEX2DEC([$Editor.AK102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aint's Garb</text:p>
          </table:table-cell>
          <table:table-cell table:style-name="ce27" table:formula="of:=COM.MICROSOFT.CONCAT([$Editor.C103];[$Editor.B103])" office:value-type="string" office:string-value="0089" calcext:value-type="string" table:number-columns-spanned="2" table:number-rows-spanned="1">
            <text:p>0089</text:p>
          </table:table-cell>
          <table:covered-table-cell table:style-name="ce45"/>
          <table:table-cell table:style-name="ce29" table:formula="of:=HEX2DEC(COM.MICROSOFT.CONCAT([$Editor.E103];[$Editor.D103]))" office:value-type="float" office:value="1440" calcext:value-type="float" table:number-columns-spanned="2" table:number-rows-spanned="1">
            <text:p>1440</text:p>
          </table:table-cell>
          <table:covered-table-cell table:style-name="ce30"/>
          <table:table-cell table:style-name="ce27" table:formula="of:=COM.MICROSOFT.CONCAT([$Editor.G103];[$Editor.F103])" office:value-type="string" office:string-value="0085" calcext:value-type="string" table:number-columns-spanned="2" table:number-rows-spanned="1">
            <text:p>0085</text:p>
          </table:table-cell>
          <table:covered-table-cell table:style-name="ce30"/>
          <table:table-cell table:style-name="ce31" table:formula="of:=VLOOKUP([$Editor.H103];[$Key.$A$2:.$G$19];7;1)" office:value-type="string" office:string-value="Armor" calcext:value-type="string">
            <text:p>Armor</text:p>
          </table:table-cell>
          <table:table-cell table:style-name="ce28" table:formula="of:=VLOOKUP([$Editor.I103];[$Key.$A$2:.$H$12];8;1)" office:value-type="string" office:string-value="Virtue" calcext:value-type="string">
            <text:p>Virtue</text:p>
          </table:table-cell>
          <table:table-cell table:style-name="ce31" table:formula="of:=VLOOKUP([$Editor.J103];[$Key.$A$2:.$I$8];9;1)" office:value-type="string" office:string-value="Body" calcext:value-type="string">
            <text:p>Body</text:p>
          </table:table-cell>
          <table:table-cell table:style-name="ce28" table:formula="of:=VLOOKUP([$Editor.K103];[$Key.$A$2:.$J$6];10;1)" office:value-type="string" office:string-value="None" calcext:value-type="string">
            <text:p>None</text:p>
          </table:table-cell>
          <table:table-cell table:style-name="ce31" table:formula="of:=HEX2DEC([$Editor.L103])" office:value-type="float" office:value="0" calcext:value-type="float">
            <text:p>0</text:p>
          </table:table-cell>
          <table:table-cell table:style-name="ce28" table:formula="of:=VLOOKUP([$Editor.M103];[$Key.$A$2:.$C$257];3;1)" office:value-type="string" office:string-value="11" calcext:value-type="string">
            <text:p>11</text:p>
          </table:table-cell>
          <table:table-cell table:style-name="ce31" table:formula="of:=HEX2DEC([$Editor.N103])" office:value-type="float" office:value="18" calcext:value-type="float">
            <text:p>18</text:p>
          </table:table-cell>
          <table:table-cell table:style-name="ce28" table:formula="of:=HEX2DEC([$Editor.O103])" office:value-type="float" office:value="10" calcext:value-type="float">
            <text:p>10</text:p>
          </table:table-cell>
          <table:table-cell table:style-name="ce31" table:formula="of:=VLOOKUP([$Editor.P103];[$Key.$A$2:.$H$12];8;1)" office:value-type="float" office:value="0" calcext:value-type="float">
            <text:p/>
          </table:table-cell>
          <table:table-cell table:style-name="ce28" table:formula="of:=HEX2DEC([$Editor.Q103])" office:value-type="float" office:value="0" calcext:value-type="float">
            <text:p>0</text:p>
          </table:table-cell>
          <table:table-cell table:style-name="ce31" table:formula="of:=VLOOKUP([$Editor.R103];[$Key.$A$2:.$D$257];4;1)" office:value-type="float" office:value="0" calcext:value-type="float">
            <text:p/>
          </table:table-cell>
          <table:table-cell table:style-name="ce28" table:formula="of:=VLOOKUP([$Editor.S103];[$Key.$A$2:.$F$257];6;1)" office:value-type="float" office:value="0" calcext:value-type="float">
            <text:p/>
          </table:table-cell>
          <table:table-cell table:style-name="ce31" table:formula="of:=VLOOKUP([$Editor.T103];[$Key.$A$2:.$E$257];5;1)" office:value-type="float" office:value="0" calcext:value-type="float">
            <text:p/>
          </table:table-cell>
          <table:table-cell table:style-name="ce28" table:formula="of:=IF([$Editor.U103]=&quot;00&quot;;&quot;&quot;;HEX2DEC([$Editor.U103]))">
            <text:p/>
          </table:table-cell>
          <table:table-cell table:style-name="ce31" table:formula="of:=IF([$Editor.V103]=&quot;00&quot;;&quot;&quot;;HEX2DEC([$Editor.V103]))">
            <text:p/>
          </table:table-cell>
          <table:table-cell table:style-name="ce28" table:formula="of:=IF([$Editor.W103]=&quot;00&quot;;&quot;&quot;;HEX2DEC([$Editor.W103]))">
            <text:p/>
          </table:table-cell>
          <table:table-cell table:style-name="ce31" table:formula="of:=IF([$Editor.X103]=&quot;00&quot;;&quot;&quot;;COM.MICROSOFT.CONCAT(VLOOKUP([$Editor.X103];[$Key.$A$2:.$C$257];3;1);&quot;%&quot;))" office:value-type="string" office:string-value="-6%" calcext:value-type="string">
            <text:p>-6%</text:p>
          </table:table-cell>
          <table:table-cell table:style-name="ce28" table:formula="of:=IF([$Editor.Y103]=&quot;00&quot;;&quot;&quot;;COM.MICROSOFT.CONCAT(VLOOKUP([$Editor.Y103];[$Key.$A$2:.$C$257];3;1);&quot;%&quot;))">
            <text:p/>
          </table:table-cell>
          <table:table-cell table:style-name="ce31" table:formula="of:=IF([$Editor.Z103]=&quot;00&quot;;&quot;&quot;;COM.MICROSOFT.CONCAT(VLOOKUP([$Editor.Z103];[$Key.$A$2:.$C$257];3;1);&quot;%&quot;))">
            <text:p/>
          </table:table-cell>
          <table:table-cell table:style-name="ce28" table:formula="of:=IF([$Editor.AA103]=&quot;00&quot;;&quot;&quot;;COM.MICROSOFT.CONCAT(VLOOKUP([$Editor.AA103];[$Key.$A$2:.$C$257];3;1);&quot;%&quot;))">
            <text:p/>
          </table:table-cell>
          <table:table-cell table:style-name="ce31" table:formula="of:=IF([$Editor.AB103]=&quot;00&quot;;&quot;&quot;;COM.MICROSOFT.CONCAT(VLOOKUP([$Editor.AB103];[$Key.$A$2:.$C$257];3;1);&quot;%&quot;))">
            <text:p/>
          </table:table-cell>
          <table:table-cell table:style-name="ce28" table:formula="of:=IF([$Editor.AC103]=&quot;00&quot;;&quot;&quot;;COM.MICROSOFT.CONCAT(VLOOKUP([$Editor.AC103];[$Key.$A$2:.$C$257];3;1);&quot;%&quot;))">
            <text:p/>
          </table:table-cell>
          <table:table-cell table:style-name="ce31" table:formula="of:=IF([$Editor.AD103]=&quot;00&quot;;&quot;&quot;;COM.MICROSOFT.CONCAT(VLOOKUP([$Editor.AD103];[$Key.$A$2:.$C$257];3;1);&quot;%&quot;))" office:value-type="string" office:string-value="-10%" calcext:value-type="string">
            <text:p>-10%</text:p>
          </table:table-cell>
          <table:table-cell table:style-name="ce28" table:formula="of:=HEX2DEC([$Editor.AE103])" office:value-type="float" office:value="0" calcext:value-type="float">
            <text:p>0</text:p>
          </table:table-cell>
          <table:table-cell table:style-name="ce31" table:formula="of:=HEX2DEC([$Editor.AF103])" office:value-type="float" office:value="0" calcext:value-type="float">
            <text:p>0</text:p>
          </table:table-cell>
          <table:table-cell table:style-name="ce28" table:formula="of:=HEX2DEC([$Editor.AG103])" office:value-type="float" office:value="0" calcext:value-type="float">
            <text:p>0</text:p>
          </table:table-cell>
          <table:table-cell table:style-name="ce31" table:formula="of:=VLOOKUP([$Editor.AH103];[$Key.$A$2:.$K$6];11;1)" office:value-type="float" office:value="0" calcext:value-type="float">
            <text:p/>
          </table:table-cell>
          <table:table-cell table:style-name="ce28" table:formula="of:=HEX2DEC([$Editor.AI103])" office:value-type="float" office:value="0" calcext:value-type="float">
            <text:p>0</text:p>
          </table:table-cell>
          <table:table-cell table:style-name="ce31" table:formula="of:=HEX2DEC([$Editor.AJ103])" office:value-type="float" office:value="0" calcext:value-type="float">
            <text:p>0</text:p>
          </table:table-cell>
          <table:table-cell table:style-name="ce28" table:formula="of:=HEX2DEC([$Editor.AK103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Cursed Garment</text:p>
          </table:table-cell>
          <table:table-cell table:style-name="ce27" table:formula="of:=COM.MICROSOFT.CONCAT([$Editor.C104];[$Editor.B104])" office:value-type="string" office:string-value="008a" calcext:value-type="string" table:number-columns-spanned="2" table:number-rows-spanned="1">
            <text:p>008a</text:p>
          </table:table-cell>
          <table:covered-table-cell table:style-name="ce45"/>
          <table:table-cell table:style-name="ce29" table:formula="of:=HEX2DEC(COM.MICROSOFT.CONCAT([$Editor.E104];[$Editor.D104]))" office:value-type="float" office:value="1440" calcext:value-type="float" table:number-columns-spanned="2" table:number-rows-spanned="1">
            <text:p>1440</text:p>
          </table:table-cell>
          <table:covered-table-cell table:style-name="ce30"/>
          <table:table-cell table:style-name="ce27" table:formula="of:=COM.MICROSOFT.CONCAT([$Editor.G104];[$Editor.F104])" office:value-type="string" office:string-value="0086" calcext:value-type="string" table:number-columns-spanned="2" table:number-rows-spanned="1">
            <text:p>0086</text:p>
          </table:table-cell>
          <table:covered-table-cell table:style-name="ce30"/>
          <table:table-cell table:style-name="ce31" table:formula="of:=VLOOKUP([$Editor.H104];[$Key.$A$2:.$G$19];7;1)" office:value-type="string" office:string-value="Armor" calcext:value-type="string">
            <text:p>Armor</text:p>
          </table:table-cell>
          <table:table-cell table:style-name="ce28" table:formula="of:=VLOOKUP([$Editor.I104];[$Key.$A$2:.$H$12];8;1)" office:value-type="string" office:string-value="Bane" calcext:value-type="string">
            <text:p>Bane</text:p>
          </table:table-cell>
          <table:table-cell table:style-name="ce31" table:formula="of:=VLOOKUP([$Editor.J104];[$Key.$A$2:.$I$8];9;1)" office:value-type="string" office:string-value="Body" calcext:value-type="string">
            <text:p>Body</text:p>
          </table:table-cell>
          <table:table-cell table:style-name="ce28" table:formula="of:=VLOOKUP([$Editor.K104];[$Key.$A$2:.$J$6];10;1)" office:value-type="string" office:string-value="None" calcext:value-type="string">
            <text:p>None</text:p>
          </table:table-cell>
          <table:table-cell table:style-name="ce31" table:formula="of:=HEX2DEC([$Editor.L104])" office:value-type="float" office:value="0" calcext:value-type="float">
            <text:p>0</text:p>
          </table:table-cell>
          <table:table-cell table:style-name="ce28" table:formula="of:=VLOOKUP([$Editor.M104];[$Key.$A$2:.$C$257];3;1)" office:value-type="string" office:string-value="11" calcext:value-type="string">
            <text:p>11</text:p>
          </table:table-cell>
          <table:table-cell table:style-name="ce31" table:formula="of:=HEX2DEC([$Editor.N104])" office:value-type="float" office:value="18" calcext:value-type="float">
            <text:p>18</text:p>
          </table:table-cell>
          <table:table-cell table:style-name="ce28" table:formula="of:=HEX2DEC([$Editor.O104])" office:value-type="float" office:value="10" calcext:value-type="float">
            <text:p>10</text:p>
          </table:table-cell>
          <table:table-cell table:style-name="ce31" table:formula="of:=VLOOKUP([$Editor.P104];[$Key.$A$2:.$H$12];8;1)" office:value-type="float" office:value="0" calcext:value-type="float">
            <text:p/>
          </table:table-cell>
          <table:table-cell table:style-name="ce28" table:formula="of:=HEX2DEC([$Editor.Q104])" office:value-type="float" office:value="0" calcext:value-type="float">
            <text:p>0</text:p>
          </table:table-cell>
          <table:table-cell table:style-name="ce31" table:formula="of:=VLOOKUP([$Editor.R104];[$Key.$A$2:.$D$257];4;1)" office:value-type="float" office:value="0" calcext:value-type="float">
            <text:p/>
          </table:table-cell>
          <table:table-cell table:style-name="ce28" table:formula="of:=VLOOKUP([$Editor.S104];[$Key.$A$2:.$F$257];6;1)" office:value-type="float" office:value="0" calcext:value-type="float">
            <text:p/>
          </table:table-cell>
          <table:table-cell table:style-name="ce31" table:formula="of:=VLOOKUP([$Editor.T104];[$Key.$A$2:.$E$257];5;1)" office:value-type="float" office:value="0" calcext:value-type="float">
            <text:p/>
          </table:table-cell>
          <table:table-cell table:style-name="ce28" table:formula="of:=IF([$Editor.U104]=&quot;00&quot;;&quot;&quot;;HEX2DEC([$Editor.U104]))">
            <text:p/>
          </table:table-cell>
          <table:table-cell table:style-name="ce31" table:formula="of:=IF([$Editor.V104]=&quot;00&quot;;&quot;&quot;;HEX2DEC([$Editor.V104]))">
            <text:p/>
          </table:table-cell>
          <table:table-cell table:style-name="ce28" table:formula="of:=IF([$Editor.W104]=&quot;00&quot;;&quot;&quot;;HEX2DEC([$Editor.W104]))">
            <text:p/>
          </table:table-cell>
          <table:table-cell table:style-name="ce31" table:formula="of:=IF([$Editor.X104]=&quot;00&quot;;&quot;&quot;;COM.MICROSOFT.CONCAT(VLOOKUP([$Editor.X104];[$Key.$A$2:.$C$257];3;1);&quot;%&quot;))" office:value-type="string" office:string-value="-6%" calcext:value-type="string">
            <text:p>-6%</text:p>
          </table:table-cell>
          <table:table-cell table:style-name="ce28" table:formula="of:=IF([$Editor.Y104]=&quot;00&quot;;&quot;&quot;;COM.MICROSOFT.CONCAT(VLOOKUP([$Editor.Y104];[$Key.$A$2:.$C$257];3;1);&quot;%&quot;))">
            <text:p/>
          </table:table-cell>
          <table:table-cell table:style-name="ce31" table:formula="of:=IF([$Editor.Z104]=&quot;00&quot;;&quot;&quot;;COM.MICROSOFT.CONCAT(VLOOKUP([$Editor.Z104];[$Key.$A$2:.$C$257];3;1);&quot;%&quot;))">
            <text:p/>
          </table:table-cell>
          <table:table-cell table:style-name="ce28" table:formula="of:=IF([$Editor.AA104]=&quot;00&quot;;&quot;&quot;;COM.MICROSOFT.CONCAT(VLOOKUP([$Editor.AA104];[$Key.$A$2:.$C$257];3;1);&quot;%&quot;))">
            <text:p/>
          </table:table-cell>
          <table:table-cell table:style-name="ce31" table:formula="of:=IF([$Editor.AB104]=&quot;00&quot;;&quot;&quot;;COM.MICROSOFT.CONCAT(VLOOKUP([$Editor.AB104];[$Key.$A$2:.$C$257];3;1);&quot;%&quot;))">
            <text:p/>
          </table:table-cell>
          <table:table-cell table:style-name="ce28" table:formula="of:=IF([$Editor.AC104]=&quot;00&quot;;&quot;&quot;;COM.MICROSOFT.CONCAT(VLOOKUP([$Editor.AC104];[$Key.$A$2:.$C$257];3;1);&quot;%&quot;))" office:value-type="string" office:string-value="-10%" calcext:value-type="string">
            <text:p>-10%</text:p>
          </table:table-cell>
          <table:table-cell table:style-name="ce31" table:formula="of:=IF([$Editor.AD104]=&quot;00&quot;;&quot;&quot;;COM.MICROSOFT.CONCAT(VLOOKUP([$Editor.AD104];[$Key.$A$2:.$C$257];3;1);&quot;%&quot;))">
            <text:p/>
          </table:table-cell>
          <table:table-cell table:style-name="ce28" table:formula="of:=HEX2DEC([$Editor.AE104])" office:value-type="float" office:value="0" calcext:value-type="float">
            <text:p>0</text:p>
          </table:table-cell>
          <table:table-cell table:style-name="ce31" table:formula="of:=HEX2DEC([$Editor.AF104])" office:value-type="float" office:value="0" calcext:value-type="float">
            <text:p>0</text:p>
          </table:table-cell>
          <table:table-cell table:style-name="ce28" table:formula="of:=HEX2DEC([$Editor.AG104])" office:value-type="float" office:value="0" calcext:value-type="float">
            <text:p>0</text:p>
          </table:table-cell>
          <table:table-cell table:style-name="ce31" table:formula="of:=VLOOKUP([$Editor.AH104];[$Key.$A$2:.$K$6];11;1)" office:value-type="float" office:value="0" calcext:value-type="float">
            <text:p/>
          </table:table-cell>
          <table:table-cell table:style-name="ce28" table:formula="of:=HEX2DEC([$Editor.AI104])" office:value-type="float" office:value="0" calcext:value-type="float">
            <text:p>0</text:p>
          </table:table-cell>
          <table:table-cell table:style-name="ce31" table:formula="of:=HEX2DEC([$Editor.AJ104])" office:value-type="float" office:value="0" calcext:value-type="float">
            <text:p>0</text:p>
          </table:table-cell>
          <table:table-cell table:style-name="ce28" table:formula="of:=HEX2DEC([$Editor.AK104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Plate Mail</text:p>
          </table:table-cell>
          <table:table-cell table:style-name="ce27" table:formula="of:=COM.MICROSOFT.CONCAT([$Editor.C105];[$Editor.B105])" office:value-type="string" office:string-value="008b" calcext:value-type="string" table:number-columns-spanned="2" table:number-rows-spanned="1">
            <text:p>008b</text:p>
          </table:table-cell>
          <table:covered-table-cell table:style-name="ce45"/>
          <table:table-cell table:style-name="ce29" table:formula="of:=HEX2DEC(COM.MICROSOFT.CONCAT([$Editor.E105];[$Editor.D105]))" office:value-type="float" office:value="1960" calcext:value-type="float" table:number-columns-spanned="2" table:number-rows-spanned="1">
            <text:p>1960</text:p>
          </table:table-cell>
          <table:covered-table-cell table:style-name="ce30"/>
          <table:table-cell table:style-name="ce27" table:formula="of:=COM.MICROSOFT.CONCAT([$Editor.G105];[$Editor.F105])" office:value-type="string" office:string-value="0087" calcext:value-type="string" table:number-columns-spanned="2" table:number-rows-spanned="1">
            <text:p>0087</text:p>
          </table:table-cell>
          <table:covered-table-cell table:style-name="ce30"/>
          <table:table-cell table:style-name="ce31" table:formula="of:=VLOOKUP([$Editor.H105];[$Key.$A$2:.$G$19];7;1)" office:value-type="string" office:string-value="Armor" calcext:value-type="string">
            <text:p>Armor</text:p>
          </table:table-cell>
          <table:table-cell table:style-name="ce28" table:formula="of:=VLOOKUP([$Editor.I105];[$Key.$A$2:.$H$12];8;1)" office:value-type="float" office:value="0" calcext:value-type="float">
            <text:p/>
          </table:table-cell>
          <table:table-cell table:style-name="ce31" table:formula="of:=VLOOKUP([$Editor.J105];[$Key.$A$2:.$I$8];9;1)" office:value-type="string" office:string-value="Body" calcext:value-type="string">
            <text:p>Body</text:p>
          </table:table-cell>
          <table:table-cell table:style-name="ce28" table:formula="of:=VLOOKUP([$Editor.K105];[$Key.$A$2:.$J$6];10;1)" office:value-type="string" office:string-value="None" calcext:value-type="string">
            <text:p>None</text:p>
          </table:table-cell>
          <table:table-cell table:style-name="ce31" table:formula="of:=HEX2DEC([$Editor.L105])" office:value-type="float" office:value="0" calcext:value-type="float">
            <text:p>0</text:p>
          </table:table-cell>
          <table:table-cell table:style-name="ce28" table:formula="of:=VLOOKUP([$Editor.M105];[$Key.$A$2:.$C$257];3;1)" office:value-type="string" office:string-value="24" calcext:value-type="string">
            <text:p>24</text:p>
          </table:table-cell>
          <table:table-cell table:style-name="ce31" table:formula="of:=HEX2DEC([$Editor.N105])" office:value-type="float" office:value="30" calcext:value-type="float">
            <text:p>30</text:p>
          </table:table-cell>
          <table:table-cell table:style-name="ce28" table:formula="of:=HEX2DEC([$Editor.O105])" office:value-type="float" office:value="10" calcext:value-type="float">
            <text:p>10</text:p>
          </table:table-cell>
          <table:table-cell table:style-name="ce31" table:formula="of:=VLOOKUP([$Editor.P105];[$Key.$A$2:.$H$12];8;1)" office:value-type="float" office:value="0" calcext:value-type="float">
            <text:p/>
          </table:table-cell>
          <table:table-cell table:style-name="ce28" table:formula="of:=HEX2DEC([$Editor.Q105])" office:value-type="float" office:value="0" calcext:value-type="float">
            <text:p>0</text:p>
          </table:table-cell>
          <table:table-cell table:style-name="ce31" table:formula="of:=VLOOKUP([$Editor.R105];[$Key.$A$2:.$D$257];4;1)" office:value-type="float" office:value="0" calcext:value-type="float">
            <text:p/>
          </table:table-cell>
          <table:table-cell table:style-name="ce28" table:formula="of:=VLOOKUP([$Editor.S105];[$Key.$A$2:.$F$257];6;1)" office:value-type="float" office:value="0" calcext:value-type="float">
            <text:p/>
          </table:table-cell>
          <table:table-cell table:style-name="ce31" table:formula="of:=VLOOKUP([$Editor.T105];[$Key.$A$2:.$E$257];5;1)" office:value-type="float" office:value="0" calcext:value-type="float">
            <text:p/>
          </table:table-cell>
          <table:table-cell table:style-name="ce28" table:formula="of:=IF([$Editor.U105]=&quot;00&quot;;&quot;&quot;;HEX2DEC([$Editor.U105]))">
            <text:p/>
          </table:table-cell>
          <table:table-cell table:style-name="ce31" table:formula="of:=IF([$Editor.V105]=&quot;00&quot;;&quot;&quot;;HEX2DEC([$Editor.V105]))">
            <text:p/>
          </table:table-cell>
          <table:table-cell table:style-name="ce28" table:formula="of:=IF([$Editor.W105]=&quot;00&quot;;&quot;&quot;;HEX2DEC([$Editor.W105]))">
            <text:p/>
          </table:table-cell>
          <table:table-cell table:style-name="ce31" table:formula="of:=IF([$Editor.X105]=&quot;00&quot;;&quot;&quot;;COM.MICROSOFT.CONCAT(VLOOKUP([$Editor.X105];[$Key.$A$2:.$C$257];3;1);&quot;%&quot;))" office:value-type="string" office:string-value="-10%" calcext:value-type="string">
            <text:p>-10%</text:p>
          </table:table-cell>
          <table:table-cell table:style-name="ce28" table:formula="of:=IF([$Editor.Y105]=&quot;00&quot;;&quot;&quot;;COM.MICROSOFT.CONCAT(VLOOKUP([$Editor.Y105];[$Key.$A$2:.$C$257];3;1);&quot;%&quot;))">
            <text:p/>
          </table:table-cell>
          <table:table-cell table:style-name="ce31" table:formula="of:=IF([$Editor.Z105]=&quot;00&quot;;&quot;&quot;;COM.MICROSOFT.CONCAT(VLOOKUP([$Editor.Z105];[$Key.$A$2:.$C$257];3;1);&quot;%&quot;))">
            <text:p/>
          </table:table-cell>
          <table:table-cell table:style-name="ce28" table:formula="of:=IF([$Editor.AA105]=&quot;00&quot;;&quot;&quot;;COM.MICROSOFT.CONCAT(VLOOKUP([$Editor.AA105];[$Key.$A$2:.$C$257];3;1);&quot;%&quot;))">
            <text:p/>
          </table:table-cell>
          <table:table-cell table:style-name="ce31" table:formula="of:=IF([$Editor.AB105]=&quot;00&quot;;&quot;&quot;;COM.MICROSOFT.CONCAT(VLOOKUP([$Editor.AB105];[$Key.$A$2:.$C$257];3;1);&quot;%&quot;))">
            <text:p/>
          </table:table-cell>
          <table:table-cell table:style-name="ce28" table:formula="of:=IF([$Editor.AC105]=&quot;00&quot;;&quot;&quot;;COM.MICROSOFT.CONCAT(VLOOKUP([$Editor.AC105];[$Key.$A$2:.$C$257];3;1);&quot;%&quot;))">
            <text:p/>
          </table:table-cell>
          <table:table-cell table:style-name="ce31" table:formula="of:=IF([$Editor.AD105]=&quot;00&quot;;&quot;&quot;;COM.MICROSOFT.CONCAT(VLOOKUP([$Editor.AD105];[$Key.$A$2:.$C$257];3;1);&quot;%&quot;))">
            <text:p/>
          </table:table-cell>
          <table:table-cell table:style-name="ce28" table:formula="of:=HEX2DEC([$Editor.AE105])" office:value-type="float" office:value="0" calcext:value-type="float">
            <text:p>0</text:p>
          </table:table-cell>
          <table:table-cell table:style-name="ce31" table:formula="of:=HEX2DEC([$Editor.AF105])" office:value-type="float" office:value="0" calcext:value-type="float">
            <text:p>0</text:p>
          </table:table-cell>
          <table:table-cell table:style-name="ce28" table:formula="of:=HEX2DEC([$Editor.AG105])" office:value-type="float" office:value="0" calcext:value-type="float">
            <text:p>0</text:p>
          </table:table-cell>
          <table:table-cell table:style-name="ce31" table:formula="of:=VLOOKUP([$Editor.AH105];[$Key.$A$2:.$K$6];11;1)" office:value-type="float" office:value="0" calcext:value-type="float">
            <text:p/>
          </table:table-cell>
          <table:table-cell table:style-name="ce28" table:formula="of:=HEX2DEC([$Editor.AI105])" office:value-type="float" office:value="0" calcext:value-type="float">
            <text:p>0</text:p>
          </table:table-cell>
          <table:table-cell table:style-name="ce31" table:formula="of:=HEX2DEC([$Editor.AJ105])" office:value-type="float" office:value="0" calcext:value-type="float">
            <text:p>0</text:p>
          </table:table-cell>
          <table:table-cell table:style-name="ce28" table:formula="of:=HEX2DEC([$Editor.AK105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Heavy Armor</text:p>
          </table:table-cell>
          <table:table-cell table:style-name="ce27" table:formula="of:=COM.MICROSOFT.CONCAT([$Editor.C106];[$Editor.B106])" office:value-type="string" office:string-value="008c" calcext:value-type="string" table:number-columns-spanned="2" table:number-rows-spanned="1">
            <text:p>008c</text:p>
          </table:table-cell>
          <table:covered-table-cell table:style-name="ce45"/>
          <table:table-cell table:style-name="ce29" table:formula="of:=HEX2DEC(COM.MICROSOFT.CONCAT([$Editor.E106];[$Editor.D106]))" office:value-type="float" office:value="2200" calcext:value-type="float" table:number-columns-spanned="2" table:number-rows-spanned="1">
            <text:p>2200</text:p>
          </table:table-cell>
          <table:covered-table-cell table:style-name="ce30"/>
          <table:table-cell table:style-name="ce27" table:formula="of:=COM.MICROSOFT.CONCAT([$Editor.G106];[$Editor.F106])" office:value-type="string" office:string-value="0088" calcext:value-type="string" table:number-columns-spanned="2" table:number-rows-spanned="1">
            <text:p>0088</text:p>
          </table:table-cell>
          <table:covered-table-cell table:style-name="ce30"/>
          <table:table-cell table:style-name="ce31" table:formula="of:=VLOOKUP([$Editor.H106];[$Key.$A$2:.$G$19];7;1)" office:value-type="string" office:string-value="Armor" calcext:value-type="string">
            <text:p>Armor</text:p>
          </table:table-cell>
          <table:table-cell table:style-name="ce28" table:formula="of:=VLOOKUP([$Editor.I106];[$Key.$A$2:.$H$12];8;1)" office:value-type="float" office:value="0" calcext:value-type="float">
            <text:p/>
          </table:table-cell>
          <table:table-cell table:style-name="ce31" table:formula="of:=VLOOKUP([$Editor.J106];[$Key.$A$2:.$I$8];9;1)" office:value-type="string" office:string-value="Body" calcext:value-type="string">
            <text:p>Body</text:p>
          </table:table-cell>
          <table:table-cell table:style-name="ce28" table:formula="of:=VLOOKUP([$Editor.K106];[$Key.$A$2:.$J$6];10;1)" office:value-type="string" office:string-value="None" calcext:value-type="string">
            <text:p>None</text:p>
          </table:table-cell>
          <table:table-cell table:style-name="ce31" table:formula="of:=HEX2DEC([$Editor.L106])" office:value-type="float" office:value="0" calcext:value-type="float">
            <text:p>0</text:p>
          </table:table-cell>
          <table:table-cell table:style-name="ce28" table:formula="of:=VLOOKUP([$Editor.M106];[$Key.$A$2:.$C$257];3;1)" office:value-type="string" office:string-value="30" calcext:value-type="string">
            <text:p>30</text:p>
          </table:table-cell>
          <table:table-cell table:style-name="ce31" table:formula="of:=HEX2DEC([$Editor.N106])" office:value-type="float" office:value="39" calcext:value-type="float">
            <text:p>39</text:p>
          </table:table-cell>
          <table:table-cell table:style-name="ce28" table:formula="of:=HEX2DEC([$Editor.O106])" office:value-type="float" office:value="10" calcext:value-type="float">
            <text:p>10</text:p>
          </table:table-cell>
          <table:table-cell table:style-name="ce31" table:formula="of:=VLOOKUP([$Editor.P106];[$Key.$A$2:.$H$12];8;1)" office:value-type="float" office:value="0" calcext:value-type="float">
            <text:p/>
          </table:table-cell>
          <table:table-cell table:style-name="ce28" table:formula="of:=HEX2DEC([$Editor.Q106])" office:value-type="float" office:value="0" calcext:value-type="float">
            <text:p>0</text:p>
          </table:table-cell>
          <table:table-cell table:style-name="ce31" table:formula="of:=VLOOKUP([$Editor.R106];[$Key.$A$2:.$D$257];4;1)" office:value-type="float" office:value="0" calcext:value-type="float">
            <text:p/>
          </table:table-cell>
          <table:table-cell table:style-name="ce28" table:formula="of:=VLOOKUP([$Editor.S106];[$Key.$A$2:.$F$257];6;1)" office:value-type="float" office:value="0" calcext:value-type="float">
            <text:p/>
          </table:table-cell>
          <table:table-cell table:style-name="ce31" table:formula="of:=VLOOKUP([$Editor.T106];[$Key.$A$2:.$E$257];5;1)" office:value-type="float" office:value="0" calcext:value-type="float">
            <text:p/>
          </table:table-cell>
          <table:table-cell table:style-name="ce28" table:formula="of:=IF([$Editor.U106]=&quot;00&quot;;&quot;&quot;;HEX2DEC([$Editor.U106]))">
            <text:p/>
          </table:table-cell>
          <table:table-cell table:style-name="ce31" table:formula="of:=IF([$Editor.V106]=&quot;00&quot;;&quot;&quot;;HEX2DEC([$Editor.V106]))">
            <text:p/>
          </table:table-cell>
          <table:table-cell table:style-name="ce28" table:formula="of:=IF([$Editor.W106]=&quot;00&quot;;&quot;&quot;;HEX2DEC([$Editor.W106]))">
            <text:p/>
          </table:table-cell>
          <table:table-cell table:style-name="ce31" table:formula="of:=IF([$Editor.X106]=&quot;00&quot;;&quot;&quot;;COM.MICROSOFT.CONCAT(VLOOKUP([$Editor.X106];[$Key.$A$2:.$C$257];3;1);&quot;%&quot;))" office:value-type="string" office:string-value="-13%" calcext:value-type="string">
            <text:p>-13%</text:p>
          </table:table-cell>
          <table:table-cell table:style-name="ce28" table:formula="of:=IF([$Editor.Y106]=&quot;00&quot;;&quot;&quot;;COM.MICROSOFT.CONCAT(VLOOKUP([$Editor.Y106];[$Key.$A$2:.$C$257];3;1);&quot;%&quot;))">
            <text:p/>
          </table:table-cell>
          <table:table-cell table:style-name="ce31" table:formula="of:=IF([$Editor.Z106]=&quot;00&quot;;&quot;&quot;;COM.MICROSOFT.CONCAT(VLOOKUP([$Editor.Z106];[$Key.$A$2:.$C$257];3;1);&quot;%&quot;))">
            <text:p/>
          </table:table-cell>
          <table:table-cell table:style-name="ce28" table:formula="of:=IF([$Editor.AA106]=&quot;00&quot;;&quot;&quot;;COM.MICROSOFT.CONCAT(VLOOKUP([$Editor.AA106];[$Key.$A$2:.$C$257];3;1);&quot;%&quot;))">
            <text:p/>
          </table:table-cell>
          <table:table-cell table:style-name="ce31" table:formula="of:=IF([$Editor.AB106]=&quot;00&quot;;&quot;&quot;;COM.MICROSOFT.CONCAT(VLOOKUP([$Editor.AB106];[$Key.$A$2:.$C$257];3;1);&quot;%&quot;))">
            <text:p/>
          </table:table-cell>
          <table:table-cell table:style-name="ce28" table:formula="of:=IF([$Editor.AC106]=&quot;00&quot;;&quot;&quot;;COM.MICROSOFT.CONCAT(VLOOKUP([$Editor.AC106];[$Key.$A$2:.$C$257];3;1);&quot;%&quot;))">
            <text:p/>
          </table:table-cell>
          <table:table-cell table:style-name="ce31" table:formula="of:=IF([$Editor.AD106]=&quot;00&quot;;&quot;&quot;;COM.MICROSOFT.CONCAT(VLOOKUP([$Editor.AD106];[$Key.$A$2:.$C$257];3;1);&quot;%&quot;))">
            <text:p/>
          </table:table-cell>
          <table:table-cell table:style-name="ce28" table:formula="of:=HEX2DEC([$Editor.AE106])" office:value-type="float" office:value="0" calcext:value-type="float">
            <text:p>0</text:p>
          </table:table-cell>
          <table:table-cell table:style-name="ce31" table:formula="of:=HEX2DEC([$Editor.AF106])" office:value-type="float" office:value="0" calcext:value-type="float">
            <text:p>0</text:p>
          </table:table-cell>
          <table:table-cell table:style-name="ce28" table:formula="of:=HEX2DEC([$Editor.AG106])" office:value-type="float" office:value="0" calcext:value-type="float">
            <text:p>0</text:p>
          </table:table-cell>
          <table:table-cell table:style-name="ce31" table:formula="of:=VLOOKUP([$Editor.AH106];[$Key.$A$2:.$K$6];11;1)" office:value-type="float" office:value="0" calcext:value-type="float">
            <text:p/>
          </table:table-cell>
          <table:table-cell table:style-name="ce28" table:formula="of:=HEX2DEC([$Editor.AI106])" office:value-type="float" office:value="0" calcext:value-type="float">
            <text:p>0</text:p>
          </table:table-cell>
          <table:table-cell table:style-name="ce31" table:formula="of:=HEX2DEC([$Editor.AJ106])" office:value-type="float" office:value="0" calcext:value-type="float">
            <text:p>0</text:p>
          </table:table-cell>
          <table:table-cell table:style-name="ce28" table:formula="of:=HEX2DEC([$Editor.AK106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Peregrine Mail</text:p>
          </table:table-cell>
          <table:table-cell table:style-name="ce27" table:formula="of:=COM.MICROSOFT.CONCAT([$Editor.C107];[$Editor.B107])" office:value-type="string" office:string-value="008d" calcext:value-type="string" table:number-columns-spanned="2" table:number-rows-spanned="1">
            <text:p>008d</text:p>
          </table:table-cell>
          <table:covered-table-cell table:style-name="ce45"/>
          <table:table-cell table:style-name="ce29" table:formula="of:=HEX2DEC(COM.MICROSOFT.CONCAT([$Editor.E107];[$Editor.D107]))" office:value-type="float" office:value="2460" calcext:value-type="float" table:number-columns-spanned="2" table:number-rows-spanned="1">
            <text:p>2460</text:p>
          </table:table-cell>
          <table:covered-table-cell table:style-name="ce30"/>
          <table:table-cell table:style-name="ce27" table:formula="of:=COM.MICROSOFT.CONCAT([$Editor.G107];[$Editor.F107])" office:value-type="string" office:string-value="0089" calcext:value-type="string" table:number-columns-spanned="2" table:number-rows-spanned="1">
            <text:p>0089</text:p>
          </table:table-cell>
          <table:covered-table-cell table:style-name="ce30"/>
          <table:table-cell table:style-name="ce31" table:formula="of:=VLOOKUP([$Editor.H107];[$Key.$A$2:.$G$19];7;1)" office:value-type="string" office:string-value="Armor" calcext:value-type="string">
            <text:p>Armor</text:p>
          </table:table-cell>
          <table:table-cell table:style-name="ce28" table:formula="of:=VLOOKUP([$Editor.I107];[$Key.$A$2:.$H$12];8;1)" office:value-type="string" office:string-value="Wind" calcext:value-type="string">
            <text:p>Wind</text:p>
          </table:table-cell>
          <table:table-cell table:style-name="ce31" table:formula="of:=VLOOKUP([$Editor.J107];[$Key.$A$2:.$I$8];9;1)" office:value-type="string" office:string-value="Body" calcext:value-type="string">
            <text:p>Body</text:p>
          </table:table-cell>
          <table:table-cell table:style-name="ce28" table:formula="of:=VLOOKUP([$Editor.K107];[$Key.$A$2:.$J$6];10;1)" office:value-type="string" office:string-value="None" calcext:value-type="string">
            <text:p>None</text:p>
          </table:table-cell>
          <table:table-cell table:style-name="ce31" table:formula="of:=HEX2DEC([$Editor.L107])" office:value-type="float" office:value="0" calcext:value-type="float">
            <text:p>0</text:p>
          </table:table-cell>
          <table:table-cell table:style-name="ce28" table:formula="of:=VLOOKUP([$Editor.M107];[$Key.$A$2:.$C$257];3;1)" office:value-type="string" office:string-value="28" calcext:value-type="string">
            <text:p>28</text:p>
          </table:table-cell>
          <table:table-cell table:style-name="ce31" table:formula="of:=HEX2DEC([$Editor.N107])" office:value-type="float" office:value="39" calcext:value-type="float">
            <text:p>39</text:p>
          </table:table-cell>
          <table:table-cell table:style-name="ce28" table:formula="of:=HEX2DEC([$Editor.O107])" office:value-type="float" office:value="15" calcext:value-type="float">
            <text:p>15</text:p>
          </table:table-cell>
          <table:table-cell table:style-name="ce31" table:formula="of:=VLOOKUP([$Editor.P107];[$Key.$A$2:.$H$12];8;1)" office:value-type="float" office:value="0" calcext:value-type="float">
            <text:p/>
          </table:table-cell>
          <table:table-cell table:style-name="ce28" table:formula="of:=HEX2DEC([$Editor.Q107])" office:value-type="float" office:value="0" calcext:value-type="float">
            <text:p>0</text:p>
          </table:table-cell>
          <table:table-cell table:style-name="ce31" table:formula="of:=VLOOKUP([$Editor.R107];[$Key.$A$2:.$D$257];4;1)" office:value-type="float" office:value="0" calcext:value-type="float">
            <text:p/>
          </table:table-cell>
          <table:table-cell table:style-name="ce28" table:formula="of:=VLOOKUP([$Editor.S107];[$Key.$A$2:.$F$257];6;1)" office:value-type="float" office:value="0" calcext:value-type="float">
            <text:p/>
          </table:table-cell>
          <table:table-cell table:style-name="ce31" table:formula="of:=VLOOKUP([$Editor.T107];[$Key.$A$2:.$E$257];5;1)" office:value-type="float" office:value="0" calcext:value-type="float">
            <text:p/>
          </table:table-cell>
          <table:table-cell table:style-name="ce28" table:formula="of:=IF([$Editor.U107]=&quot;00&quot;;&quot;&quot;;HEX2DEC([$Editor.U107]))">
            <text:p/>
          </table:table-cell>
          <table:table-cell table:style-name="ce31" table:formula="of:=IF([$Editor.V107]=&quot;00&quot;;&quot;&quot;;HEX2DEC([$Editor.V107]))">
            <text:p/>
          </table:table-cell>
          <table:table-cell table:style-name="ce28" table:formula="of:=IF([$Editor.W107]=&quot;00&quot;;&quot;&quot;;HEX2DEC([$Editor.W107]))">
            <text:p/>
          </table:table-cell>
          <table:table-cell table:style-name="ce31" table:formula="of:=IF([$Editor.X107]=&quot;00&quot;;&quot;&quot;;COM.MICROSOFT.CONCAT(VLOOKUP([$Editor.X107];[$Key.$A$2:.$C$257];3;1);&quot;%&quot;))" office:value-type="string" office:string-value="-13%" calcext:value-type="string">
            <text:p>-13%</text:p>
          </table:table-cell>
          <table:table-cell table:style-name="ce28" table:formula="of:=IF([$Editor.Y107]=&quot;00&quot;;&quot;&quot;;COM.MICROSOFT.CONCAT(VLOOKUP([$Editor.Y107];[$Key.$A$2:.$C$257];3;1);&quot;%&quot;))">
            <text:p/>
          </table:table-cell>
          <table:table-cell table:style-name="ce31" table:formula="of:=IF([$Editor.Z107]=&quot;00&quot;;&quot;&quot;;COM.MICROSOFT.CONCAT(VLOOKUP([$Editor.Z107];[$Key.$A$2:.$C$257];3;1);&quot;%&quot;))">
            <text:p/>
          </table:table-cell>
          <table:table-cell table:style-name="ce28" table:formula="of:=IF([$Editor.AA107]=&quot;00&quot;;&quot;&quot;;COM.MICROSOFT.CONCAT(VLOOKUP([$Editor.AA107];[$Key.$A$2:.$C$257];3;1);&quot;%&quot;))" office:value-type="string" office:string-value="-15%" calcext:value-type="string">
            <text:p>-15%</text:p>
          </table:table-cell>
          <table:table-cell table:style-name="ce31" table:formula="of:=IF([$Editor.AB107]=&quot;00&quot;;&quot;&quot;;COM.MICROSOFT.CONCAT(VLOOKUP([$Editor.AB107];[$Key.$A$2:.$C$257];3;1);&quot;%&quot;))">
            <text:p/>
          </table:table-cell>
          <table:table-cell table:style-name="ce28" table:formula="of:=IF([$Editor.AC107]=&quot;00&quot;;&quot;&quot;;COM.MICROSOFT.CONCAT(VLOOKUP([$Editor.AC107];[$Key.$A$2:.$C$257];3;1);&quot;%&quot;))">
            <text:p/>
          </table:table-cell>
          <table:table-cell table:style-name="ce31" table:formula="of:=IF([$Editor.AD107]=&quot;00&quot;;&quot;&quot;;COM.MICROSOFT.CONCAT(VLOOKUP([$Editor.AD107];[$Key.$A$2:.$C$257];3;1);&quot;%&quot;))">
            <text:p/>
          </table:table-cell>
          <table:table-cell table:style-name="ce28" table:formula="of:=HEX2DEC([$Editor.AE107])" office:value-type="float" office:value="0" calcext:value-type="float">
            <text:p>0</text:p>
          </table:table-cell>
          <table:table-cell table:style-name="ce31" table:formula="of:=HEX2DEC([$Editor.AF107])" office:value-type="float" office:value="0" calcext:value-type="float">
            <text:p>0</text:p>
          </table:table-cell>
          <table:table-cell table:style-name="ce28" table:formula="of:=HEX2DEC([$Editor.AG107])" office:value-type="float" office:value="0" calcext:value-type="float">
            <text:p>0</text:p>
          </table:table-cell>
          <table:table-cell table:style-name="ce31" table:formula="of:=VLOOKUP([$Editor.AH107];[$Key.$A$2:.$K$6];11;1)" office:value-type="float" office:value="0" calcext:value-type="float">
            <text:p/>
          </table:table-cell>
          <table:table-cell table:style-name="ce28" table:formula="of:=HEX2DEC([$Editor.AI107])" office:value-type="float" office:value="0" calcext:value-type="float">
            <text:p>0</text:p>
          </table:table-cell>
          <table:table-cell table:style-name="ce31" table:formula="of:=HEX2DEC([$Editor.AJ107])" office:value-type="float" office:value="0" calcext:value-type="float">
            <text:p>0</text:p>
          </table:table-cell>
          <table:table-cell table:style-name="ce28" table:formula="of:=HEX2DEC([$Editor.AK107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Phoenix Mail</text:p>
          </table:table-cell>
          <table:table-cell table:style-name="ce27" table:formula="of:=COM.MICROSOFT.CONCAT([$Editor.C108];[$Editor.B108])" office:value-type="string" office:string-value="008e" calcext:value-type="string" table:number-columns-spanned="2" table:number-rows-spanned="1">
            <text:p>008e</text:p>
          </table:table-cell>
          <table:covered-table-cell table:style-name="ce45"/>
          <table:table-cell table:style-name="ce29" table:formula="of:=HEX2DEC(COM.MICROSOFT.CONCAT([$Editor.E108];[$Editor.D108]))" office:value-type="float" office:value="2460" calcext:value-type="float" table:number-columns-spanned="2" table:number-rows-spanned="1">
            <text:p>2460</text:p>
          </table:table-cell>
          <table:covered-table-cell table:style-name="ce30"/>
          <table:table-cell table:style-name="ce27" table:formula="of:=COM.MICROSOFT.CONCAT([$Editor.G108];[$Editor.F108])" office:value-type="string" office:string-value="008a" calcext:value-type="string" table:number-columns-spanned="2" table:number-rows-spanned="1">
            <text:p>008a</text:p>
          </table:table-cell>
          <table:covered-table-cell table:style-name="ce30"/>
          <table:table-cell table:style-name="ce31" table:formula="of:=VLOOKUP([$Editor.H108];[$Key.$A$2:.$G$19];7;1)" office:value-type="string" office:string-value="Armor" calcext:value-type="string">
            <text:p>Armor</text:p>
          </table:table-cell>
          <table:table-cell table:style-name="ce28" table:formula="of:=VLOOKUP([$Editor.I108];[$Key.$A$2:.$H$12];8;1)" office:value-type="string" office:string-value="Fire" calcext:value-type="string">
            <text:p>Fire</text:p>
          </table:table-cell>
          <table:table-cell table:style-name="ce31" table:formula="of:=VLOOKUP([$Editor.J108];[$Key.$A$2:.$I$8];9;1)" office:value-type="string" office:string-value="Body" calcext:value-type="string">
            <text:p>Body</text:p>
          </table:table-cell>
          <table:table-cell table:style-name="ce28" table:formula="of:=VLOOKUP([$Editor.K108];[$Key.$A$2:.$J$6];10;1)" office:value-type="string" office:string-value="None" calcext:value-type="string">
            <text:p>None</text:p>
          </table:table-cell>
          <table:table-cell table:style-name="ce31" table:formula="of:=HEX2DEC([$Editor.L108])" office:value-type="float" office:value="0" calcext:value-type="float">
            <text:p>0</text:p>
          </table:table-cell>
          <table:table-cell table:style-name="ce28" table:formula="of:=VLOOKUP([$Editor.M108];[$Key.$A$2:.$C$257];3;1)" office:value-type="string" office:string-value="28" calcext:value-type="string">
            <text:p>28</text:p>
          </table:table-cell>
          <table:table-cell table:style-name="ce31" table:formula="of:=HEX2DEC([$Editor.N108])" office:value-type="float" office:value="39" calcext:value-type="float">
            <text:p>39</text:p>
          </table:table-cell>
          <table:table-cell table:style-name="ce28" table:formula="of:=HEX2DEC([$Editor.O108])" office:value-type="float" office:value="15" calcext:value-type="float">
            <text:p>15</text:p>
          </table:table-cell>
          <table:table-cell table:style-name="ce31" table:formula="of:=VLOOKUP([$Editor.P108];[$Key.$A$2:.$H$12];8;1)" office:value-type="float" office:value="0" calcext:value-type="float">
            <text:p/>
          </table:table-cell>
          <table:table-cell table:style-name="ce28" table:formula="of:=HEX2DEC([$Editor.Q108])" office:value-type="float" office:value="0" calcext:value-type="float">
            <text:p>0</text:p>
          </table:table-cell>
          <table:table-cell table:style-name="ce31" table:formula="of:=VLOOKUP([$Editor.R108];[$Key.$A$2:.$D$257];4;1)" office:value-type="float" office:value="0" calcext:value-type="float">
            <text:p/>
          </table:table-cell>
          <table:table-cell table:style-name="ce28" table:formula="of:=VLOOKUP([$Editor.S108];[$Key.$A$2:.$F$257];6;1)" office:value-type="float" office:value="0" calcext:value-type="float">
            <text:p/>
          </table:table-cell>
          <table:table-cell table:style-name="ce31" table:formula="of:=VLOOKUP([$Editor.T108];[$Key.$A$2:.$E$257];5;1)" office:value-type="float" office:value="0" calcext:value-type="float">
            <text:p/>
          </table:table-cell>
          <table:table-cell table:style-name="ce28" table:formula="of:=IF([$Editor.U108]=&quot;00&quot;;&quot;&quot;;HEX2DEC([$Editor.U108]))">
            <text:p/>
          </table:table-cell>
          <table:table-cell table:style-name="ce31" table:formula="of:=IF([$Editor.V108]=&quot;00&quot;;&quot;&quot;;HEX2DEC([$Editor.V108]))">
            <text:p/>
          </table:table-cell>
          <table:table-cell table:style-name="ce28" table:formula="of:=IF([$Editor.W108]=&quot;00&quot;;&quot;&quot;;HEX2DEC([$Editor.W108]))">
            <text:p/>
          </table:table-cell>
          <table:table-cell table:style-name="ce31" table:formula="of:=IF([$Editor.X108]=&quot;00&quot;;&quot;&quot;;COM.MICROSOFT.CONCAT(VLOOKUP([$Editor.X108];[$Key.$A$2:.$C$257];3;1);&quot;%&quot;))" office:value-type="string" office:string-value="-13%" calcext:value-type="string">
            <text:p>-13%</text:p>
          </table:table-cell>
          <table:table-cell table:style-name="ce28" table:formula="of:=IF([$Editor.Y108]=&quot;00&quot;;&quot;&quot;;COM.MICROSOFT.CONCAT(VLOOKUP([$Editor.Y108];[$Key.$A$2:.$C$257];3;1);&quot;%&quot;))">
            <text:p/>
          </table:table-cell>
          <table:table-cell table:style-name="ce31" table:formula="of:=IF([$Editor.Z108]=&quot;00&quot;;&quot;&quot;;COM.MICROSOFT.CONCAT(VLOOKUP([$Editor.Z108];[$Key.$A$2:.$C$257];3;1);&quot;%&quot;))">
            <text:p/>
          </table:table-cell>
          <table:table-cell table:style-name="ce28" table:formula="of:=IF([$Editor.AA108]=&quot;00&quot;;&quot;&quot;;COM.MICROSOFT.CONCAT(VLOOKUP([$Editor.AA108];[$Key.$A$2:.$C$257];3;1);&quot;%&quot;))">
            <text:p/>
          </table:table-cell>
          <table:table-cell table:style-name="ce31" table:formula="of:=IF([$Editor.AB108]=&quot;00&quot;;&quot;&quot;;COM.MICROSOFT.CONCAT(VLOOKUP([$Editor.AB108];[$Key.$A$2:.$C$257];3;1);&quot;%&quot;))" office:value-type="string" office:string-value="-15%" calcext:value-type="string">
            <text:p>-15%</text:p>
          </table:table-cell>
          <table:table-cell table:style-name="ce28" table:formula="of:=IF([$Editor.AC108]=&quot;00&quot;;&quot;&quot;;COM.MICROSOFT.CONCAT(VLOOKUP([$Editor.AC108];[$Key.$A$2:.$C$257];3;1);&quot;%&quot;))">
            <text:p/>
          </table:table-cell>
          <table:table-cell table:style-name="ce31" table:formula="of:=IF([$Editor.AD108]=&quot;00&quot;;&quot;&quot;;COM.MICROSOFT.CONCAT(VLOOKUP([$Editor.AD108];[$Key.$A$2:.$C$257];3;1);&quot;%&quot;))">
            <text:p/>
          </table:table-cell>
          <table:table-cell table:style-name="ce28" table:formula="of:=HEX2DEC([$Editor.AE108])" office:value-type="float" office:value="0" calcext:value-type="float">
            <text:p>0</text:p>
          </table:table-cell>
          <table:table-cell table:style-name="ce31" table:formula="of:=HEX2DEC([$Editor.AF108])" office:value-type="float" office:value="0" calcext:value-type="float">
            <text:p>0</text:p>
          </table:table-cell>
          <table:table-cell table:style-name="ce28" table:formula="of:=HEX2DEC([$Editor.AG108])" office:value-type="float" office:value="0" calcext:value-type="float">
            <text:p>0</text:p>
          </table:table-cell>
          <table:table-cell table:style-name="ce31" table:formula="of:=VLOOKUP([$Editor.AH108];[$Key.$A$2:.$K$6];11;1)" office:value-type="float" office:value="0" calcext:value-type="float">
            <text:p/>
          </table:table-cell>
          <table:table-cell table:style-name="ce28" table:formula="of:=HEX2DEC([$Editor.AI108])" office:value-type="float" office:value="0" calcext:value-type="float">
            <text:p>0</text:p>
          </table:table-cell>
          <table:table-cell table:style-name="ce31" table:formula="of:=HEX2DEC([$Editor.AJ108])" office:value-type="float" office:value="0" calcext:value-type="float">
            <text:p>0</text:p>
          </table:table-cell>
          <table:table-cell table:style-name="ce28" table:formula="of:=HEX2DEC([$Editor.AK108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Nathalork Mail</text:p>
          </table:table-cell>
          <table:table-cell table:style-name="ce27" table:formula="of:=COM.MICROSOFT.CONCAT([$Editor.C109];[$Editor.B109])" office:value-type="string" office:string-value="008f" calcext:value-type="string" table:number-columns-spanned="2" table:number-rows-spanned="1">
            <text:p>008f</text:p>
          </table:table-cell>
          <table:covered-table-cell table:style-name="ce45"/>
          <table:table-cell table:style-name="ce29" table:formula="of:=HEX2DEC(COM.MICROSOFT.CONCAT([$Editor.E109];[$Editor.D109]))" office:value-type="float" office:value="2460" calcext:value-type="float" table:number-columns-spanned="2" table:number-rows-spanned="1">
            <text:p>2460</text:p>
          </table:table-cell>
          <table:covered-table-cell table:style-name="ce30"/>
          <table:table-cell table:style-name="ce27" table:formula="of:=COM.MICROSOFT.CONCAT([$Editor.G109];[$Editor.F109])" office:value-type="string" office:string-value="008b" calcext:value-type="string" table:number-columns-spanned="2" table:number-rows-spanned="1">
            <text:p>008b</text:p>
          </table:table-cell>
          <table:covered-table-cell table:style-name="ce30"/>
          <table:table-cell table:style-name="ce31" table:formula="of:=VLOOKUP([$Editor.H109];[$Key.$A$2:.$G$19];7;1)" office:value-type="string" office:string-value="Armor" calcext:value-type="string">
            <text:p>Armor</text:p>
          </table:table-cell>
          <table:table-cell table:style-name="ce28" table:formula="of:=VLOOKUP([$Editor.I109];[$Key.$A$2:.$H$12];8;1)" office:value-type="string" office:string-value="Earth" calcext:value-type="string">
            <text:p>Earth</text:p>
          </table:table-cell>
          <table:table-cell table:style-name="ce31" table:formula="of:=VLOOKUP([$Editor.J109];[$Key.$A$2:.$I$8];9;1)" office:value-type="string" office:string-value="Body" calcext:value-type="string">
            <text:p>Body</text:p>
          </table:table-cell>
          <table:table-cell table:style-name="ce28" table:formula="of:=VLOOKUP([$Editor.K109];[$Key.$A$2:.$J$6];10;1)" office:value-type="string" office:string-value="None" calcext:value-type="string">
            <text:p>None</text:p>
          </table:table-cell>
          <table:table-cell table:style-name="ce31" table:formula="of:=HEX2DEC([$Editor.L109])" office:value-type="float" office:value="0" calcext:value-type="float">
            <text:p>0</text:p>
          </table:table-cell>
          <table:table-cell table:style-name="ce28" table:formula="of:=VLOOKUP([$Editor.M109];[$Key.$A$2:.$C$257];3;1)" office:value-type="string" office:string-value="28" calcext:value-type="string">
            <text:p>28</text:p>
          </table:table-cell>
          <table:table-cell table:style-name="ce31" table:formula="of:=HEX2DEC([$Editor.N109])" office:value-type="float" office:value="39" calcext:value-type="float">
            <text:p>39</text:p>
          </table:table-cell>
          <table:table-cell table:style-name="ce28" table:formula="of:=HEX2DEC([$Editor.O109])" office:value-type="float" office:value="15" calcext:value-type="float">
            <text:p>15</text:p>
          </table:table-cell>
          <table:table-cell table:style-name="ce31" table:formula="of:=VLOOKUP([$Editor.P109];[$Key.$A$2:.$H$12];8;1)" office:value-type="float" office:value="0" calcext:value-type="float">
            <text:p/>
          </table:table-cell>
          <table:table-cell table:style-name="ce28" table:formula="of:=HEX2DEC([$Editor.Q109])" office:value-type="float" office:value="0" calcext:value-type="float">
            <text:p>0</text:p>
          </table:table-cell>
          <table:table-cell table:style-name="ce31" table:formula="of:=VLOOKUP([$Editor.R109];[$Key.$A$2:.$D$257];4;1)" office:value-type="float" office:value="0" calcext:value-type="float">
            <text:p/>
          </table:table-cell>
          <table:table-cell table:style-name="ce28" table:formula="of:=VLOOKUP([$Editor.S109];[$Key.$A$2:.$F$257];6;1)" office:value-type="float" office:value="0" calcext:value-type="float">
            <text:p/>
          </table:table-cell>
          <table:table-cell table:style-name="ce31" table:formula="of:=VLOOKUP([$Editor.T109];[$Key.$A$2:.$E$257];5;1)" office:value-type="float" office:value="0" calcext:value-type="float">
            <text:p/>
          </table:table-cell>
          <table:table-cell table:style-name="ce28" table:formula="of:=IF([$Editor.U109]=&quot;00&quot;;&quot;&quot;;HEX2DEC([$Editor.U109]))">
            <text:p/>
          </table:table-cell>
          <table:table-cell table:style-name="ce31" table:formula="of:=IF([$Editor.V109]=&quot;00&quot;;&quot;&quot;;HEX2DEC([$Editor.V109]))">
            <text:p/>
          </table:table-cell>
          <table:table-cell table:style-name="ce28" table:formula="of:=IF([$Editor.W109]=&quot;00&quot;;&quot;&quot;;HEX2DEC([$Editor.W109]))">
            <text:p/>
          </table:table-cell>
          <table:table-cell table:style-name="ce31" table:formula="of:=IF([$Editor.X109]=&quot;00&quot;;&quot;&quot;;COM.MICROSOFT.CONCAT(VLOOKUP([$Editor.X109];[$Key.$A$2:.$C$257];3;1);&quot;%&quot;))" office:value-type="string" office:string-value="-13%" calcext:value-type="string">
            <text:p>-13%</text:p>
          </table:table-cell>
          <table:table-cell table:style-name="ce28" table:formula="of:=IF([$Editor.Y109]=&quot;00&quot;;&quot;&quot;;COM.MICROSOFT.CONCAT(VLOOKUP([$Editor.Y109];[$Key.$A$2:.$C$257];3;1);&quot;%&quot;))" office:value-type="string" office:string-value="-15%" calcext:value-type="string">
            <text:p>-15%</text:p>
          </table:table-cell>
          <table:table-cell table:style-name="ce31" table:formula="of:=IF([$Editor.Z109]=&quot;00&quot;;&quot;&quot;;COM.MICROSOFT.CONCAT(VLOOKUP([$Editor.Z109];[$Key.$A$2:.$C$257];3;1);&quot;%&quot;))">
            <text:p/>
          </table:table-cell>
          <table:table-cell table:style-name="ce28" table:formula="of:=IF([$Editor.AA109]=&quot;00&quot;;&quot;&quot;;COM.MICROSOFT.CONCAT(VLOOKUP([$Editor.AA109];[$Key.$A$2:.$C$257];3;1);&quot;%&quot;))">
            <text:p/>
          </table:table-cell>
          <table:table-cell table:style-name="ce31" table:formula="of:=IF([$Editor.AB109]=&quot;00&quot;;&quot;&quot;;COM.MICROSOFT.CONCAT(VLOOKUP([$Editor.AB109];[$Key.$A$2:.$C$257];3;1);&quot;%&quot;))">
            <text:p/>
          </table:table-cell>
          <table:table-cell table:style-name="ce28" table:formula="of:=IF([$Editor.AC109]=&quot;00&quot;;&quot;&quot;;COM.MICROSOFT.CONCAT(VLOOKUP([$Editor.AC109];[$Key.$A$2:.$C$257];3;1);&quot;%&quot;))">
            <text:p/>
          </table:table-cell>
          <table:table-cell table:style-name="ce31" table:formula="of:=IF([$Editor.AD109]=&quot;00&quot;;&quot;&quot;;COM.MICROSOFT.CONCAT(VLOOKUP([$Editor.AD109];[$Key.$A$2:.$C$257];3;1);&quot;%&quot;))">
            <text:p/>
          </table:table-cell>
          <table:table-cell table:style-name="ce28" table:formula="of:=HEX2DEC([$Editor.AE109])" office:value-type="float" office:value="0" calcext:value-type="float">
            <text:p>0</text:p>
          </table:table-cell>
          <table:table-cell table:style-name="ce31" table:formula="of:=HEX2DEC([$Editor.AF109])" office:value-type="float" office:value="0" calcext:value-type="float">
            <text:p>0</text:p>
          </table:table-cell>
          <table:table-cell table:style-name="ce28" table:formula="of:=HEX2DEC([$Editor.AG109])" office:value-type="float" office:value="0" calcext:value-type="float">
            <text:p>0</text:p>
          </table:table-cell>
          <table:table-cell table:style-name="ce31" table:formula="of:=VLOOKUP([$Editor.AH109];[$Key.$A$2:.$K$6];11;1)" office:value-type="float" office:value="0" calcext:value-type="float">
            <text:p/>
          </table:table-cell>
          <table:table-cell table:style-name="ce28" table:formula="of:=HEX2DEC([$Editor.AI109])" office:value-type="float" office:value="0" calcext:value-type="float">
            <text:p>0</text:p>
          </table:table-cell>
          <table:table-cell table:style-name="ce31" table:formula="of:=HEX2DEC([$Editor.AJ109])" office:value-type="float" office:value="0" calcext:value-type="float">
            <text:p>0</text:p>
          </table:table-cell>
          <table:table-cell table:style-name="ce28" table:formula="of:=HEX2DEC([$Editor.AK109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Leviathan Mail</text:p>
          </table:table-cell>
          <table:table-cell table:style-name="ce27" table:formula="of:=COM.MICROSOFT.CONCAT([$Editor.C110];[$Editor.B110])" office:value-type="string" office:string-value="0090" calcext:value-type="string" table:number-columns-spanned="2" table:number-rows-spanned="1">
            <text:p>0090</text:p>
          </table:table-cell>
          <table:covered-table-cell table:style-name="ce45"/>
          <table:table-cell table:style-name="ce29" table:formula="of:=HEX2DEC(COM.MICROSOFT.CONCAT([$Editor.E110];[$Editor.D110]))" office:value-type="float" office:value="2460" calcext:value-type="float" table:number-columns-spanned="2" table:number-rows-spanned="1">
            <text:p>2460</text:p>
          </table:table-cell>
          <table:covered-table-cell table:style-name="ce30"/>
          <table:table-cell table:style-name="ce27" table:formula="of:=COM.MICROSOFT.CONCAT([$Editor.G110];[$Editor.F110])" office:value-type="string" office:string-value="008c" calcext:value-type="string" table:number-columns-spanned="2" table:number-rows-spanned="1">
            <text:p>008c</text:p>
          </table:table-cell>
          <table:covered-table-cell table:style-name="ce30"/>
          <table:table-cell table:style-name="ce31" table:formula="of:=VLOOKUP([$Editor.H110];[$Key.$A$2:.$G$19];7;1)" office:value-type="string" office:string-value="Armor" calcext:value-type="string">
            <text:p>Armor</text:p>
          </table:table-cell>
          <table:table-cell table:style-name="ce28" table:formula="of:=VLOOKUP([$Editor.I110];[$Key.$A$2:.$H$12];8;1)" office:value-type="string" office:string-value="Water" calcext:value-type="string">
            <text:p>Water</text:p>
          </table:table-cell>
          <table:table-cell table:style-name="ce31" table:formula="of:=VLOOKUP([$Editor.J110];[$Key.$A$2:.$I$8];9;1)" office:value-type="string" office:string-value="Body" calcext:value-type="string">
            <text:p>Body</text:p>
          </table:table-cell>
          <table:table-cell table:style-name="ce28" table:formula="of:=VLOOKUP([$Editor.K110];[$Key.$A$2:.$J$6];10;1)" office:value-type="string" office:string-value="None" calcext:value-type="string">
            <text:p>None</text:p>
          </table:table-cell>
          <table:table-cell table:style-name="ce31" table:formula="of:=HEX2DEC([$Editor.L110])" office:value-type="float" office:value="0" calcext:value-type="float">
            <text:p>0</text:p>
          </table:table-cell>
          <table:table-cell table:style-name="ce28" table:formula="of:=VLOOKUP([$Editor.M110];[$Key.$A$2:.$C$257];3;1)" office:value-type="string" office:string-value="28" calcext:value-type="string">
            <text:p>28</text:p>
          </table:table-cell>
          <table:table-cell table:style-name="ce31" table:formula="of:=HEX2DEC([$Editor.N110])" office:value-type="float" office:value="39" calcext:value-type="float">
            <text:p>39</text:p>
          </table:table-cell>
          <table:table-cell table:style-name="ce28" table:formula="of:=HEX2DEC([$Editor.O110])" office:value-type="float" office:value="15" calcext:value-type="float">
            <text:p>15</text:p>
          </table:table-cell>
          <table:table-cell table:style-name="ce31" table:formula="of:=VLOOKUP([$Editor.P110];[$Key.$A$2:.$H$12];8;1)" office:value-type="float" office:value="0" calcext:value-type="float">
            <text:p/>
          </table:table-cell>
          <table:table-cell table:style-name="ce28" table:formula="of:=HEX2DEC([$Editor.Q110])" office:value-type="float" office:value="0" calcext:value-type="float">
            <text:p>0</text:p>
          </table:table-cell>
          <table:table-cell table:style-name="ce31" table:formula="of:=VLOOKUP([$Editor.R110];[$Key.$A$2:.$D$257];4;1)" office:value-type="float" office:value="0" calcext:value-type="float">
            <text:p/>
          </table:table-cell>
          <table:table-cell table:style-name="ce28" table:formula="of:=VLOOKUP([$Editor.S110];[$Key.$A$2:.$F$257];6;1)" office:value-type="float" office:value="0" calcext:value-type="float">
            <text:p/>
          </table:table-cell>
          <table:table-cell table:style-name="ce31" table:formula="of:=VLOOKUP([$Editor.T110];[$Key.$A$2:.$E$257];5;1)" office:value-type="float" office:value="0" calcext:value-type="float">
            <text:p/>
          </table:table-cell>
          <table:table-cell table:style-name="ce28" table:formula="of:=IF([$Editor.U110]=&quot;00&quot;;&quot;&quot;;HEX2DEC([$Editor.U110]))">
            <text:p/>
          </table:table-cell>
          <table:table-cell table:style-name="ce31" table:formula="of:=IF([$Editor.V110]=&quot;00&quot;;&quot;&quot;;HEX2DEC([$Editor.V110]))">
            <text:p/>
          </table:table-cell>
          <table:table-cell table:style-name="ce28" table:formula="of:=IF([$Editor.W110]=&quot;00&quot;;&quot;&quot;;HEX2DEC([$Editor.W110]))">
            <text:p/>
          </table:table-cell>
          <table:table-cell table:style-name="ce31" table:formula="of:=IF([$Editor.X110]=&quot;00&quot;;&quot;&quot;;COM.MICROSOFT.CONCAT(VLOOKUP([$Editor.X110];[$Key.$A$2:.$C$257];3;1);&quot;%&quot;))" office:value-type="string" office:string-value="-13%" calcext:value-type="string">
            <text:p>-13%</text:p>
          </table:table-cell>
          <table:table-cell table:style-name="ce28" table:formula="of:=IF([$Editor.Y110]=&quot;00&quot;;&quot;&quot;;COM.MICROSOFT.CONCAT(VLOOKUP([$Editor.Y110];[$Key.$A$2:.$C$257];3;1);&quot;%&quot;))">
            <text:p/>
          </table:table-cell>
          <table:table-cell table:style-name="ce31" table:formula="of:=IF([$Editor.Z110]=&quot;00&quot;;&quot;&quot;;COM.MICROSOFT.CONCAT(VLOOKUP([$Editor.Z110];[$Key.$A$2:.$C$257];3;1);&quot;%&quot;))" office:value-type="string" office:string-value="-15%" calcext:value-type="string">
            <text:p>-15%</text:p>
          </table:table-cell>
          <table:table-cell table:style-name="ce28" table:formula="of:=IF([$Editor.AA110]=&quot;00&quot;;&quot;&quot;;COM.MICROSOFT.CONCAT(VLOOKUP([$Editor.AA110];[$Key.$A$2:.$C$257];3;1);&quot;%&quot;))">
            <text:p/>
          </table:table-cell>
          <table:table-cell table:style-name="ce31" table:formula="of:=IF([$Editor.AB110]=&quot;00&quot;;&quot;&quot;;COM.MICROSOFT.CONCAT(VLOOKUP([$Editor.AB110];[$Key.$A$2:.$C$257];3;1);&quot;%&quot;))">
            <text:p/>
          </table:table-cell>
          <table:table-cell table:style-name="ce28" table:formula="of:=IF([$Editor.AC110]=&quot;00&quot;;&quot;&quot;;COM.MICROSOFT.CONCAT(VLOOKUP([$Editor.AC110];[$Key.$A$2:.$C$257];3;1);&quot;%&quot;))">
            <text:p/>
          </table:table-cell>
          <table:table-cell table:style-name="ce31" table:formula="of:=IF([$Editor.AD110]=&quot;00&quot;;&quot;&quot;;COM.MICROSOFT.CONCAT(VLOOKUP([$Editor.AD110];[$Key.$A$2:.$C$257];3;1);&quot;%&quot;))">
            <text:p/>
          </table:table-cell>
          <table:table-cell table:style-name="ce28" table:formula="of:=HEX2DEC([$Editor.AE110])" office:value-type="float" office:value="0" calcext:value-type="float">
            <text:p>0</text:p>
          </table:table-cell>
          <table:table-cell table:style-name="ce31" table:formula="of:=HEX2DEC([$Editor.AF110])" office:value-type="float" office:value="0" calcext:value-type="float">
            <text:p>0</text:p>
          </table:table-cell>
          <table:table-cell table:style-name="ce28" table:formula="of:=HEX2DEC([$Editor.AG110])" office:value-type="float" office:value="0" calcext:value-type="float">
            <text:p>0</text:p>
          </table:table-cell>
          <table:table-cell table:style-name="ce31" table:formula="of:=VLOOKUP([$Editor.AH110];[$Key.$A$2:.$K$6];11;1)" office:value-type="float" office:value="0" calcext:value-type="float">
            <text:p/>
          </table:table-cell>
          <table:table-cell table:style-name="ce28" table:formula="of:=HEX2DEC([$Editor.AI110])" office:value-type="float" office:value="0" calcext:value-type="float">
            <text:p>0</text:p>
          </table:table-cell>
          <table:table-cell table:style-name="ce31" table:formula="of:=HEX2DEC([$Editor.AJ110])" office:value-type="float" office:value="0" calcext:value-type="float">
            <text:p>0</text:p>
          </table:table-cell>
          <table:table-cell table:style-name="ce28" table:formula="of:=HEX2DEC([$Editor.AK110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Rune Plate</text:p>
          </table:table-cell>
          <table:table-cell table:style-name="ce27" table:formula="of:=COM.MICROSOFT.CONCAT([$Editor.C111];[$Editor.B111])" office:value-type="string" office:string-value="0091" calcext:value-type="string" table:number-columns-spanned="2" table:number-rows-spanned="1">
            <text:p>0091</text:p>
          </table:table-cell>
          <table:covered-table-cell table:style-name="ce45"/>
          <table:table-cell table:style-name="ce29" table:formula="of:=HEX2DEC(COM.MICROSOFT.CONCAT([$Editor.E111];[$Editor.D111]))" office:value-type="float" office:value="2460" calcext:value-type="float" table:number-columns-spanned="2" table:number-rows-spanned="1">
            <text:p>2460</text:p>
          </table:table-cell>
          <table:covered-table-cell table:style-name="ce30"/>
          <table:table-cell table:style-name="ce27" table:formula="of:=COM.MICROSOFT.CONCAT([$Editor.G111];[$Editor.F111])" office:value-type="string" office:string-value="008d" calcext:value-type="string" table:number-columns-spanned="2" table:number-rows-spanned="1">
            <text:p>008d</text:p>
          </table:table-cell>
          <table:covered-table-cell table:style-name="ce30"/>
          <table:table-cell table:style-name="ce31" table:formula="of:=VLOOKUP([$Editor.H111];[$Key.$A$2:.$G$19];7;1)" office:value-type="string" office:string-value="Armor" calcext:value-type="string">
            <text:p>Armor</text:p>
          </table:table-cell>
          <table:table-cell table:style-name="ce28" table:formula="of:=VLOOKUP([$Editor.I111];[$Key.$A$2:.$H$12];8;1)" office:value-type="string" office:string-value="Virtue" calcext:value-type="string">
            <text:p>Virtue</text:p>
          </table:table-cell>
          <table:table-cell table:style-name="ce31" table:formula="of:=VLOOKUP([$Editor.J111];[$Key.$A$2:.$I$8];9;1)" office:value-type="string" office:string-value="Body" calcext:value-type="string">
            <text:p>Body</text:p>
          </table:table-cell>
          <table:table-cell table:style-name="ce28" table:formula="of:=VLOOKUP([$Editor.K111];[$Key.$A$2:.$J$6];10;1)" office:value-type="string" office:string-value="None" calcext:value-type="string">
            <text:p>None</text:p>
          </table:table-cell>
          <table:table-cell table:style-name="ce31" table:formula="of:=HEX2DEC([$Editor.L111])" office:value-type="float" office:value="0" calcext:value-type="float">
            <text:p>0</text:p>
          </table:table-cell>
          <table:table-cell table:style-name="ce28" table:formula="of:=VLOOKUP([$Editor.M111];[$Key.$A$2:.$C$257];3;1)" office:value-type="string" office:string-value="30" calcext:value-type="string">
            <text:p>30</text:p>
          </table:table-cell>
          <table:table-cell table:style-name="ce31" table:formula="of:=HEX2DEC([$Editor.N111])" office:value-type="float" office:value="39" calcext:value-type="float">
            <text:p>39</text:p>
          </table:table-cell>
          <table:table-cell table:style-name="ce28" table:formula="of:=HEX2DEC([$Editor.O111])" office:value-type="float" office:value="15" calcext:value-type="float">
            <text:p>15</text:p>
          </table:table-cell>
          <table:table-cell table:style-name="ce31" table:formula="of:=VLOOKUP([$Editor.P111];[$Key.$A$2:.$H$12];8;1)" office:value-type="float" office:value="0" calcext:value-type="float">
            <text:p/>
          </table:table-cell>
          <table:table-cell table:style-name="ce28" table:formula="of:=HEX2DEC([$Editor.Q111])" office:value-type="float" office:value="0" calcext:value-type="float">
            <text:p>0</text:p>
          </table:table-cell>
          <table:table-cell table:style-name="ce31" table:formula="of:=VLOOKUP([$Editor.R111];[$Key.$A$2:.$D$257];4;1)" office:value-type="float" office:value="0" calcext:value-type="float">
            <text:p/>
          </table:table-cell>
          <table:table-cell table:style-name="ce28" table:formula="of:=VLOOKUP([$Editor.S111];[$Key.$A$2:.$F$257];6;1)" office:value-type="float" office:value="0" calcext:value-type="float">
            <text:p/>
          </table:table-cell>
          <table:table-cell table:style-name="ce31" table:formula="of:=VLOOKUP([$Editor.T111];[$Key.$A$2:.$E$257];5;1)" office:value-type="float" office:value="0" calcext:value-type="float">
            <text:p/>
          </table:table-cell>
          <table:table-cell table:style-name="ce28" table:formula="of:=IF([$Editor.U111]=&quot;00&quot;;&quot;&quot;;HEX2DEC([$Editor.U111]))">
            <text:p/>
          </table:table-cell>
          <table:table-cell table:style-name="ce31" table:formula="of:=IF([$Editor.V111]=&quot;00&quot;;&quot;&quot;;HEX2DEC([$Editor.V111]))">
            <text:p/>
          </table:table-cell>
          <table:table-cell table:style-name="ce28" table:formula="of:=IF([$Editor.W111]=&quot;00&quot;;&quot;&quot;;HEX2DEC([$Editor.W111]))">
            <text:p/>
          </table:table-cell>
          <table:table-cell table:style-name="ce31" table:formula="of:=IF([$Editor.X111]=&quot;00&quot;;&quot;&quot;;COM.MICROSOFT.CONCAT(VLOOKUP([$Editor.X111];[$Key.$A$2:.$C$257];3;1);&quot;%&quot;))" office:value-type="string" office:string-value="-13%" calcext:value-type="string">
            <text:p>-13%</text:p>
          </table:table-cell>
          <table:table-cell table:style-name="ce28" table:formula="of:=IF([$Editor.Y111]=&quot;00&quot;;&quot;&quot;;COM.MICROSOFT.CONCAT(VLOOKUP([$Editor.Y111];[$Key.$A$2:.$C$257];3;1);&quot;%&quot;))">
            <text:p/>
          </table:table-cell>
          <table:table-cell table:style-name="ce31" table:formula="of:=IF([$Editor.Z111]=&quot;00&quot;;&quot;&quot;;COM.MICROSOFT.CONCAT(VLOOKUP([$Editor.Z111];[$Key.$A$2:.$C$257];3;1);&quot;%&quot;))">
            <text:p/>
          </table:table-cell>
          <table:table-cell table:style-name="ce28" table:formula="of:=IF([$Editor.AA111]=&quot;00&quot;;&quot;&quot;;COM.MICROSOFT.CONCAT(VLOOKUP([$Editor.AA111];[$Key.$A$2:.$C$257];3;1);&quot;%&quot;))">
            <text:p/>
          </table:table-cell>
          <table:table-cell table:style-name="ce31" table:formula="of:=IF([$Editor.AB111]=&quot;00&quot;;&quot;&quot;;COM.MICROSOFT.CONCAT(VLOOKUP([$Editor.AB111];[$Key.$A$2:.$C$257];3;1);&quot;%&quot;))">
            <text:p/>
          </table:table-cell>
          <table:table-cell table:style-name="ce28" table:formula="of:=IF([$Editor.AC111]=&quot;00&quot;;&quot;&quot;;COM.MICROSOFT.CONCAT(VLOOKUP([$Editor.AC111];[$Key.$A$2:.$C$257];3;1);&quot;%&quot;))">
            <text:p/>
          </table:table-cell>
          <table:table-cell table:style-name="ce31" table:formula="of:=IF([$Editor.AD111]=&quot;00&quot;;&quot;&quot;;COM.MICROSOFT.CONCAT(VLOOKUP([$Editor.AD111];[$Key.$A$2:.$C$257];3;1);&quot;%&quot;))" office:value-type="string" office:string-value="-15%" calcext:value-type="string">
            <text:p>-15%</text:p>
          </table:table-cell>
          <table:table-cell table:style-name="ce28" table:formula="of:=HEX2DEC([$Editor.AE111])" office:value-type="float" office:value="1" calcext:value-type="float">
            <text:p>1</text:p>
          </table:table-cell>
          <table:table-cell table:style-name="ce31" table:formula="of:=HEX2DEC([$Editor.AF111])" office:value-type="float" office:value="0" calcext:value-type="float">
            <text:p>0</text:p>
          </table:table-cell>
          <table:table-cell table:style-name="ce28" table:formula="of:=HEX2DEC([$Editor.AG111])" office:value-type="float" office:value="0" calcext:value-type="float">
            <text:p>0</text:p>
          </table:table-cell>
          <table:table-cell table:style-name="ce31" table:formula="of:=VLOOKUP([$Editor.AH111];[$Key.$A$2:.$K$6];11;1)" office:value-type="float" office:value="0" calcext:value-type="float">
            <text:p/>
          </table:table-cell>
          <table:table-cell table:style-name="ce28" table:formula="of:=HEX2DEC([$Editor.AI111])" office:value-type="float" office:value="0" calcext:value-type="float">
            <text:p>0</text:p>
          </table:table-cell>
          <table:table-cell table:style-name="ce31" table:formula="of:=HEX2DEC([$Editor.AJ111])" office:value-type="float" office:value="0" calcext:value-type="float">
            <text:p>0</text:p>
          </table:table-cell>
          <table:table-cell table:style-name="ce28" table:formula="of:=HEX2DEC([$Editor.AK111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Black Armor</text:p>
          </table:table-cell>
          <table:table-cell table:style-name="ce27" table:formula="of:=COM.MICROSOFT.CONCAT([$Editor.C112];[$Editor.B112])" office:value-type="string" office:string-value="0092" calcext:value-type="string" table:number-columns-spanned="2" table:number-rows-spanned="1">
            <text:p>0092</text:p>
          </table:table-cell>
          <table:covered-table-cell table:style-name="ce45"/>
          <table:table-cell table:style-name="ce29" table:formula="of:=HEX2DEC(COM.MICROSOFT.CONCAT([$Editor.E112];[$Editor.D112]))" office:value-type="float" office:value="2460" calcext:value-type="float" table:number-columns-spanned="2" table:number-rows-spanned="1">
            <text:p>2460</text:p>
          </table:table-cell>
          <table:covered-table-cell table:style-name="ce30"/>
          <table:table-cell table:style-name="ce27" table:formula="of:=COM.MICROSOFT.CONCAT([$Editor.G112];[$Editor.F112])" office:value-type="string" office:string-value="008e" calcext:value-type="string" table:number-columns-spanned="2" table:number-rows-spanned="1">
            <text:p>008e</text:p>
          </table:table-cell>
          <table:covered-table-cell table:style-name="ce30"/>
          <table:table-cell table:style-name="ce31" table:formula="of:=VLOOKUP([$Editor.H112];[$Key.$A$2:.$G$19];7;1)" office:value-type="string" office:string-value="Armor" calcext:value-type="string">
            <text:p>Armor</text:p>
          </table:table-cell>
          <table:table-cell table:style-name="ce28" table:formula="of:=VLOOKUP([$Editor.I112];[$Key.$A$2:.$H$12];8;1)" office:value-type="string" office:string-value="Bane" calcext:value-type="string">
            <text:p>Bane</text:p>
          </table:table-cell>
          <table:table-cell table:style-name="ce31" table:formula="of:=VLOOKUP([$Editor.J112];[$Key.$A$2:.$I$8];9;1)" office:value-type="string" office:string-value="Body" calcext:value-type="string">
            <text:p>Body</text:p>
          </table:table-cell>
          <table:table-cell table:style-name="ce28" table:formula="of:=VLOOKUP([$Editor.K112];[$Key.$A$2:.$J$6];10;1)" office:value-type="string" office:string-value="None" calcext:value-type="string">
            <text:p>None</text:p>
          </table:table-cell>
          <table:table-cell table:style-name="ce31" table:formula="of:=HEX2DEC([$Editor.L112])" office:value-type="float" office:value="0" calcext:value-type="float">
            <text:p>0</text:p>
          </table:table-cell>
          <table:table-cell table:style-name="ce28" table:formula="of:=VLOOKUP([$Editor.M112];[$Key.$A$2:.$C$257];3;1)" office:value-type="string" office:string-value="30" calcext:value-type="string">
            <text:p>30</text:p>
          </table:table-cell>
          <table:table-cell table:style-name="ce31" table:formula="of:=HEX2DEC([$Editor.N112])" office:value-type="float" office:value="39" calcext:value-type="float">
            <text:p>39</text:p>
          </table:table-cell>
          <table:table-cell table:style-name="ce28" table:formula="of:=HEX2DEC([$Editor.O112])" office:value-type="float" office:value="15" calcext:value-type="float">
            <text:p>15</text:p>
          </table:table-cell>
          <table:table-cell table:style-name="ce31" table:formula="of:=VLOOKUP([$Editor.P112];[$Key.$A$2:.$H$12];8;1)" office:value-type="float" office:value="0" calcext:value-type="float">
            <text:p/>
          </table:table-cell>
          <table:table-cell table:style-name="ce28" table:formula="of:=HEX2DEC([$Editor.Q112])" office:value-type="float" office:value="0" calcext:value-type="float">
            <text:p>0</text:p>
          </table:table-cell>
          <table:table-cell table:style-name="ce31" table:formula="of:=VLOOKUP([$Editor.R112];[$Key.$A$2:.$D$257];4;1)" office:value-type="float" office:value="0" calcext:value-type="float">
            <text:p/>
          </table:table-cell>
          <table:table-cell table:style-name="ce28" table:formula="of:=VLOOKUP([$Editor.S112];[$Key.$A$2:.$F$257];6;1)" office:value-type="float" office:value="0" calcext:value-type="float">
            <text:p/>
          </table:table-cell>
          <table:table-cell table:style-name="ce31" table:formula="of:=VLOOKUP([$Editor.T112];[$Key.$A$2:.$E$257];5;1)" office:value-type="float" office:value="0" calcext:value-type="float">
            <text:p/>
          </table:table-cell>
          <table:table-cell table:style-name="ce28" table:formula="of:=IF([$Editor.U112]=&quot;00&quot;;&quot;&quot;;HEX2DEC([$Editor.U112]))">
            <text:p/>
          </table:table-cell>
          <table:table-cell table:style-name="ce31" table:formula="of:=IF([$Editor.V112]=&quot;00&quot;;&quot;&quot;;HEX2DEC([$Editor.V112]))">
            <text:p/>
          </table:table-cell>
          <table:table-cell table:style-name="ce28" table:formula="of:=IF([$Editor.W112]=&quot;00&quot;;&quot;&quot;;HEX2DEC([$Editor.W112]))">
            <text:p/>
          </table:table-cell>
          <table:table-cell table:style-name="ce31" table:formula="of:=IF([$Editor.X112]=&quot;00&quot;;&quot;&quot;;COM.MICROSOFT.CONCAT(VLOOKUP([$Editor.X112];[$Key.$A$2:.$C$257];3;1);&quot;%&quot;))" office:value-type="string" office:string-value="-13%" calcext:value-type="string">
            <text:p>-13%</text:p>
          </table:table-cell>
          <table:table-cell table:style-name="ce28" table:formula="of:=IF([$Editor.Y112]=&quot;00&quot;;&quot;&quot;;COM.MICROSOFT.CONCAT(VLOOKUP([$Editor.Y112];[$Key.$A$2:.$C$257];3;1);&quot;%&quot;))">
            <text:p/>
          </table:table-cell>
          <table:table-cell table:style-name="ce31" table:formula="of:=IF([$Editor.Z112]=&quot;00&quot;;&quot;&quot;;COM.MICROSOFT.CONCAT(VLOOKUP([$Editor.Z112];[$Key.$A$2:.$C$257];3;1);&quot;%&quot;))">
            <text:p/>
          </table:table-cell>
          <table:table-cell table:style-name="ce28" table:formula="of:=IF([$Editor.AA112]=&quot;00&quot;;&quot;&quot;;COM.MICROSOFT.CONCAT(VLOOKUP([$Editor.AA112];[$Key.$A$2:.$C$257];3;1);&quot;%&quot;))">
            <text:p/>
          </table:table-cell>
          <table:table-cell table:style-name="ce31" table:formula="of:=IF([$Editor.AB112]=&quot;00&quot;;&quot;&quot;;COM.MICROSOFT.CONCAT(VLOOKUP([$Editor.AB112];[$Key.$A$2:.$C$257];3;1);&quot;%&quot;))">
            <text:p/>
          </table:table-cell>
          <table:table-cell table:style-name="ce28" table:formula="of:=IF([$Editor.AC112]=&quot;00&quot;;&quot;&quot;;COM.MICROSOFT.CONCAT(VLOOKUP([$Editor.AC112];[$Key.$A$2:.$C$257];3;1);&quot;%&quot;))" office:value-type="string" office:string-value="-15%" calcext:value-type="string">
            <text:p>-15%</text:p>
          </table:table-cell>
          <table:table-cell table:style-name="ce31" table:formula="of:=IF([$Editor.AD112]=&quot;00&quot;;&quot;&quot;;COM.MICROSOFT.CONCAT(VLOOKUP([$Editor.AD112];[$Key.$A$2:.$C$257];3;1);&quot;%&quot;))">
            <text:p/>
          </table:table-cell>
          <table:table-cell table:style-name="ce28" table:formula="of:=HEX2DEC([$Editor.AE112])" office:value-type="float" office:value="1" calcext:value-type="float">
            <text:p>1</text:p>
          </table:table-cell>
          <table:table-cell table:style-name="ce31" table:formula="of:=HEX2DEC([$Editor.AF112])" office:value-type="float" office:value="0" calcext:value-type="float">
            <text:p>0</text:p>
          </table:table-cell>
          <table:table-cell table:style-name="ce28" table:formula="of:=HEX2DEC([$Editor.AG112])" office:value-type="float" office:value="0" calcext:value-type="float">
            <text:p>0</text:p>
          </table:table-cell>
          <table:table-cell table:style-name="ce31" table:formula="of:=VLOOKUP([$Editor.AH112];[$Key.$A$2:.$K$6];11;1)" office:value-type="float" office:value="0" calcext:value-type="float">
            <text:p/>
          </table:table-cell>
          <table:table-cell table:style-name="ce28" table:formula="of:=HEX2DEC([$Editor.AI112])" office:value-type="float" office:value="0" calcext:value-type="float">
            <text:p>0</text:p>
          </table:table-cell>
          <table:table-cell table:style-name="ce31" table:formula="of:=HEX2DEC([$Editor.AJ112])" office:value-type="float" office:value="0" calcext:value-type="float">
            <text:p>0</text:p>
          </table:table-cell>
          <table:table-cell table:style-name="ce28" table:formula="of:=HEX2DEC([$Editor.AK112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outhern Cross</text:p>
          </table:table-cell>
          <table:table-cell table:style-name="ce27" table:formula="of:=COM.MICROSOFT.CONCAT([$Editor.C113];[$Editor.B113])" office:value-type="string" office:string-value="0093" calcext:value-type="string" table:number-columns-spanned="2" table:number-rows-spanned="1">
            <text:p>0093</text:p>
          </table:table-cell>
          <table:covered-table-cell table:style-name="ce45"/>
          <table:table-cell table:style-name="ce29" table:formula="of:=HEX2DEC(COM.MICROSOFT.CONCAT([$Editor.E113];[$Editor.D113]))" office:value-type="float" office:value="3200" calcext:value-type="float" table:number-columns-spanned="2" table:number-rows-spanned="1">
            <text:p>3200</text:p>
          </table:table-cell>
          <table:covered-table-cell table:style-name="ce30"/>
          <table:table-cell table:style-name="ce27" table:formula="of:=COM.MICROSOFT.CONCAT([$Editor.G113];[$Editor.F113])" office:value-type="string" office:string-value="008f" calcext:value-type="string" table:number-columns-spanned="2" table:number-rows-spanned="1">
            <text:p>008f</text:p>
          </table:table-cell>
          <table:covered-table-cell table:style-name="ce30"/>
          <table:table-cell table:style-name="ce31" table:formula="of:=VLOOKUP([$Editor.H113];[$Key.$A$2:.$G$19];7;1)" office:value-type="string" office:string-value="Armor" calcext:value-type="string">
            <text:p>Armor</text:p>
          </table:table-cell>
          <table:table-cell table:style-name="ce28" table:formula="of:=VLOOKUP([$Editor.I113];[$Key.$A$2:.$H$12];8;1)" office:value-type="string" office:string-value="Virtue" calcext:value-type="string">
            <text:p>Virtue</text:p>
          </table:table-cell>
          <table:table-cell table:style-name="ce31" table:formula="of:=VLOOKUP([$Editor.J113];[$Key.$A$2:.$I$8];9;1)" office:value-type="string" office:string-value="Body" calcext:value-type="string">
            <text:p>Body</text:p>
          </table:table-cell>
          <table:table-cell table:style-name="ce28" table:formula="of:=VLOOKUP([$Editor.K113];[$Key.$A$2:.$J$6];10;1)" office:value-type="string" office:string-value="None" calcext:value-type="string">
            <text:p>None</text:p>
          </table:table-cell>
          <table:table-cell table:style-name="ce31" table:formula="of:=HEX2DEC([$Editor.L113])" office:value-type="float" office:value="0" calcext:value-type="float">
            <text:p>0</text:p>
          </table:table-cell>
          <table:table-cell table:style-name="ce28" table:formula="of:=VLOOKUP([$Editor.M113];[$Key.$A$2:.$C$257];3;1)" office:value-type="string" office:string-value="26" calcext:value-type="string">
            <text:p>26</text:p>
          </table:table-cell>
          <table:table-cell table:style-name="ce31" table:formula="of:=HEX2DEC([$Editor.N113])" office:value-type="float" office:value="30" calcext:value-type="float">
            <text:p>30</text:p>
          </table:table-cell>
          <table:table-cell table:style-name="ce28" table:formula="of:=HEX2DEC([$Editor.O113])" office:value-type="float" office:value="30" calcext:value-type="float">
            <text:p>30</text:p>
          </table:table-cell>
          <table:table-cell table:style-name="ce31" table:formula="of:=VLOOKUP([$Editor.P113];[$Key.$A$2:.$H$12];8;1)" office:value-type="float" office:value="0" calcext:value-type="float">
            <text:p/>
          </table:table-cell>
          <table:table-cell table:style-name="ce28" table:formula="of:=HEX2DEC([$Editor.Q113])" office:value-type="float" office:value="0" calcext:value-type="float">
            <text:p>0</text:p>
          </table:table-cell>
          <table:table-cell table:style-name="ce31" table:formula="of:=VLOOKUP([$Editor.R113];[$Key.$A$2:.$D$257];4;1)" office:value-type="float" office:value="0" calcext:value-type="float">
            <text:p/>
          </table:table-cell>
          <table:table-cell table:style-name="ce28" table:formula="of:=VLOOKUP([$Editor.S113];[$Key.$A$2:.$F$257];6;1)" office:value-type="float" office:value="0" calcext:value-type="float">
            <text:p/>
          </table:table-cell>
          <table:table-cell table:style-name="ce31" table:formula="of:=VLOOKUP([$Editor.T113];[$Key.$A$2:.$E$257];5;1)" office:value-type="string" office:string-value="Critical Rate Up" calcext:value-type="string">
            <text:p>Critical Rate Up</text:p>
          </table:table-cell>
          <table:table-cell table:style-name="ce28" table:formula="of:=IF([$Editor.U113]=&quot;00&quot;;&quot;&quot;;HEX2DEC([$Editor.U113]))">
            <text:p/>
          </table:table-cell>
          <table:table-cell table:style-name="ce31" table:formula="of:=IF([$Editor.V113]=&quot;00&quot;;&quot;&quot;;HEX2DEC([$Editor.V113]))" office:value-type="float" office:value="5" calcext:value-type="float">
            <text:p>5</text:p>
          </table:table-cell>
          <table:table-cell table:style-name="ce28" table:formula="of:=IF([$Editor.W113]=&quot;00&quot;;&quot;&quot;;HEX2DEC([$Editor.W113]))">
            <text:p/>
          </table:table-cell>
          <table:table-cell table:style-name="ce31" table:formula="of:=IF([$Editor.X113]=&quot;00&quot;;&quot;&quot;;COM.MICROSOFT.CONCAT(VLOOKUP([$Editor.X113];[$Key.$A$2:.$C$257];3;1);&quot;%&quot;))" office:value-type="string" office:string-value="-10%" calcext:value-type="string">
            <text:p>-10%</text:p>
          </table:table-cell>
          <table:table-cell table:style-name="ce28" table:formula="of:=IF([$Editor.Y113]=&quot;00&quot;;&quot;&quot;;COM.MICROSOFT.CONCAT(VLOOKUP([$Editor.Y113];[$Key.$A$2:.$C$257];3;1);&quot;%&quot;))">
            <text:p/>
          </table:table-cell>
          <table:table-cell table:style-name="ce31" table:formula="of:=IF([$Editor.Z113]=&quot;00&quot;;&quot;&quot;;COM.MICROSOFT.CONCAT(VLOOKUP([$Editor.Z113];[$Key.$A$2:.$C$257];3;1);&quot;%&quot;))">
            <text:p/>
          </table:table-cell>
          <table:table-cell table:style-name="ce28" table:formula="of:=IF([$Editor.AA113]=&quot;00&quot;;&quot;&quot;;COM.MICROSOFT.CONCAT(VLOOKUP([$Editor.AA113];[$Key.$A$2:.$C$257];3;1);&quot;%&quot;))">
            <text:p/>
          </table:table-cell>
          <table:table-cell table:style-name="ce31" table:formula="of:=IF([$Editor.AB113]=&quot;00&quot;;&quot;&quot;;COM.MICROSOFT.CONCAT(VLOOKUP([$Editor.AB113];[$Key.$A$2:.$C$257];3;1);&quot;%&quot;))">
            <text:p/>
          </table:table-cell>
          <table:table-cell table:style-name="ce28" table:formula="of:=IF([$Editor.AC113]=&quot;00&quot;;&quot;&quot;;COM.MICROSOFT.CONCAT(VLOOKUP([$Editor.AC113];[$Key.$A$2:.$C$257];3;1);&quot;%&quot;))">
            <text:p/>
          </table:table-cell>
          <table:table-cell table:style-name="ce31" table:formula="of:=IF([$Editor.AD113]=&quot;00&quot;;&quot;&quot;;COM.MICROSOFT.CONCAT(VLOOKUP([$Editor.AD113];[$Key.$A$2:.$C$257];3;1);&quot;%&quot;))" office:value-type="string" office:string-value="-15%" calcext:value-type="string">
            <text:p>-15%</text:p>
          </table:table-cell>
          <table:table-cell table:style-name="ce28" table:formula="of:=HEX2DEC([$Editor.AE113])" office:value-type="float" office:value="0" calcext:value-type="float">
            <text:p>0</text:p>
          </table:table-cell>
          <table:table-cell table:style-name="ce31" table:formula="of:=HEX2DEC([$Editor.AF113])" office:value-type="float" office:value="0" calcext:value-type="float">
            <text:p>0</text:p>
          </table:table-cell>
          <table:table-cell table:style-name="ce28" table:formula="of:=HEX2DEC([$Editor.AG113])" office:value-type="float" office:value="0" calcext:value-type="float">
            <text:p>0</text:p>
          </table:table-cell>
          <table:table-cell table:style-name="ce31" table:formula="of:=VLOOKUP([$Editor.AH113];[$Key.$A$2:.$K$6];11;1)" office:value-type="float" office:value="0" calcext:value-type="float">
            <text:p/>
          </table:table-cell>
          <table:table-cell table:style-name="ce28" table:formula="of:=HEX2DEC([$Editor.AI113])" office:value-type="float" office:value="0" calcext:value-type="float">
            <text:p>0</text:p>
          </table:table-cell>
          <table:table-cell table:style-name="ce31" table:formula="of:=HEX2DEC([$Editor.AJ113])" office:value-type="float" office:value="0" calcext:value-type="float">
            <text:p>0</text:p>
          </table:table-cell>
          <table:table-cell table:style-name="ce28" table:formula="of:=HEX2DEC([$Editor.AK113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Dragon Armor</text:p>
          </table:table-cell>
          <table:table-cell table:style-name="ce27" table:formula="of:=COM.MICROSOFT.CONCAT([$Editor.C114];[$Editor.B114])" office:value-type="string" office:string-value="0094" calcext:value-type="string" table:number-columns-spanned="2" table:number-rows-spanned="1">
            <text:p>0094</text:p>
          </table:table-cell>
          <table:covered-table-cell table:style-name="ce45"/>
          <table:table-cell table:style-name="ce29" table:formula="of:=HEX2DEC(COM.MICROSOFT.CONCAT([$Editor.E114];[$Editor.D114]))" office:value-type="float" office:value="3200" calcext:value-type="float" table:number-columns-spanned="2" table:number-rows-spanned="1">
            <text:p>3200</text:p>
          </table:table-cell>
          <table:covered-table-cell table:style-name="ce30"/>
          <table:table-cell table:style-name="ce27" table:formula="of:=COM.MICROSOFT.CONCAT([$Editor.G114];[$Editor.F114])" office:value-type="string" office:string-value="0090" calcext:value-type="string" table:number-columns-spanned="2" table:number-rows-spanned="1">
            <text:p>0090</text:p>
          </table:table-cell>
          <table:covered-table-cell table:style-name="ce30"/>
          <table:table-cell table:style-name="ce31" table:formula="of:=VLOOKUP([$Editor.H114];[$Key.$A$2:.$G$19];7;1)" office:value-type="string" office:string-value="Armor" calcext:value-type="string">
            <text:p>Armor</text:p>
          </table:table-cell>
          <table:table-cell table:style-name="ce28" table:formula="of:=VLOOKUP([$Editor.I114];[$Key.$A$2:.$H$12];8;1)" office:value-type="float" office:value="0" calcext:value-type="float">
            <text:p/>
          </table:table-cell>
          <table:table-cell table:style-name="ce31" table:formula="of:=VLOOKUP([$Editor.J114];[$Key.$A$2:.$I$8];9;1)" office:value-type="string" office:string-value="Body" calcext:value-type="string">
            <text:p>Body</text:p>
          </table:table-cell>
          <table:table-cell table:style-name="ce28" table:formula="of:=VLOOKUP([$Editor.K114];[$Key.$A$2:.$J$6];10;1)" office:value-type="string" office:string-value="None" calcext:value-type="string">
            <text:p>None</text:p>
          </table:table-cell>
          <table:table-cell table:style-name="ce31" table:formula="of:=HEX2DEC([$Editor.L114])" office:value-type="float" office:value="0" calcext:value-type="float">
            <text:p>0</text:p>
          </table:table-cell>
          <table:table-cell table:style-name="ce28" table:formula="of:=VLOOKUP([$Editor.M114];[$Key.$A$2:.$C$257];3;1)" office:value-type="string" office:string-value="31" calcext:value-type="string">
            <text:p>31</text:p>
          </table:table-cell>
          <table:table-cell table:style-name="ce31" table:formula="of:=HEX2DEC([$Editor.N114])" office:value-type="float" office:value="30" calcext:value-type="float">
            <text:p>30</text:p>
          </table:table-cell>
          <table:table-cell table:style-name="ce28" table:formula="of:=HEX2DEC([$Editor.O114])" office:value-type="float" office:value="5" calcext:value-type="float">
            <text:p>5</text:p>
          </table:table-cell>
          <table:table-cell table:style-name="ce31" table:formula="of:=VLOOKUP([$Editor.P114];[$Key.$A$2:.$H$12];8;1)" office:value-type="float" office:value="0" calcext:value-type="float">
            <text:p/>
          </table:table-cell>
          <table:table-cell table:style-name="ce28" table:formula="of:=HEX2DEC([$Editor.Q114])" office:value-type="float" office:value="0" calcext:value-type="float">
            <text:p>0</text:p>
          </table:table-cell>
          <table:table-cell table:style-name="ce31" table:formula="of:=VLOOKUP([$Editor.R114];[$Key.$A$2:.$D$257];4;1)" office:value-type="float" office:value="0" calcext:value-type="float">
            <text:p/>
          </table:table-cell>
          <table:table-cell table:style-name="ce28" table:formula="of:=VLOOKUP([$Editor.S114];[$Key.$A$2:.$F$257];6;1)" office:value-type="float" office:value="0" calcext:value-type="float">
            <text:p/>
          </table:table-cell>
          <table:table-cell table:style-name="ce31" table:formula="of:=VLOOKUP([$Editor.T114];[$Key.$A$2:.$E$257];5;1)" office:value-type="string" office:string-value="Resist Dragon Breath" calcext:value-type="string">
            <text:p>Resist Dragon Breath</text:p>
          </table:table-cell>
          <table:table-cell table:style-name="ce28" table:formula="of:=IF([$Editor.U114]=&quot;00&quot;;&quot;&quot;;HEX2DEC([$Editor.U114]))">
            <text:p/>
          </table:table-cell>
          <table:table-cell table:style-name="ce31" table:formula="of:=IF([$Editor.V114]=&quot;00&quot;;&quot;&quot;;HEX2DEC([$Editor.V114]))">
            <text:p/>
          </table:table-cell>
          <table:table-cell table:style-name="ce28" table:formula="of:=IF([$Editor.W114]=&quot;00&quot;;&quot;&quot;;HEX2DEC([$Editor.W114]))">
            <text:p/>
          </table:table-cell>
          <table:table-cell table:style-name="ce31" table:formula="of:=IF([$Editor.X114]=&quot;00&quot;;&quot;&quot;;COM.MICROSOFT.CONCAT(VLOOKUP([$Editor.X114];[$Key.$A$2:.$C$257];3;1);&quot;%&quot;))" office:value-type="string" office:string-value="-10%" calcext:value-type="string">
            <text:p>-10%</text:p>
          </table:table-cell>
          <table:table-cell table:style-name="ce28" table:formula="of:=IF([$Editor.Y114]=&quot;00&quot;;&quot;&quot;;COM.MICROSOFT.CONCAT(VLOOKUP([$Editor.Y114];[$Key.$A$2:.$C$257];3;1);&quot;%&quot;))">
            <text:p/>
          </table:table-cell>
          <table:table-cell table:style-name="ce31" table:formula="of:=IF([$Editor.Z114]=&quot;00&quot;;&quot;&quot;;COM.MICROSOFT.CONCAT(VLOOKUP([$Editor.Z114];[$Key.$A$2:.$C$257];3;1);&quot;%&quot;))">
            <text:p/>
          </table:table-cell>
          <table:table-cell table:style-name="ce28" table:formula="of:=IF([$Editor.AA114]=&quot;00&quot;;&quot;&quot;;COM.MICROSOFT.CONCAT(VLOOKUP([$Editor.AA114];[$Key.$A$2:.$C$257];3;1);&quot;%&quot;))">
            <text:p/>
          </table:table-cell>
          <table:table-cell table:style-name="ce31" table:formula="of:=IF([$Editor.AB114]=&quot;00&quot;;&quot;&quot;;COM.MICROSOFT.CONCAT(VLOOKUP([$Editor.AB114];[$Key.$A$2:.$C$257];3;1);&quot;%&quot;))">
            <text:p/>
          </table:table-cell>
          <table:table-cell table:style-name="ce28" table:formula="of:=IF([$Editor.AC114]=&quot;00&quot;;&quot;&quot;;COM.MICROSOFT.CONCAT(VLOOKUP([$Editor.AC114];[$Key.$A$2:.$C$257];3;1);&quot;%&quot;))">
            <text:p/>
          </table:table-cell>
          <table:table-cell table:style-name="ce31" table:formula="of:=IF([$Editor.AD114]=&quot;00&quot;;&quot;&quot;;COM.MICROSOFT.CONCAT(VLOOKUP([$Editor.AD114];[$Key.$A$2:.$C$257];3;1);&quot;%&quot;))">
            <text:p/>
          </table:table-cell>
          <table:table-cell table:style-name="ce28" table:formula="of:=HEX2DEC([$Editor.AE114])" office:value-type="float" office:value="0" calcext:value-type="float">
            <text:p>0</text:p>
          </table:table-cell>
          <table:table-cell table:style-name="ce31" table:formula="of:=HEX2DEC([$Editor.AF114])" office:value-type="float" office:value="0" calcext:value-type="float">
            <text:p>0</text:p>
          </table:table-cell>
          <table:table-cell table:style-name="ce28" table:formula="of:=HEX2DEC([$Editor.AG114])" office:value-type="float" office:value="0" calcext:value-type="float">
            <text:p>0</text:p>
          </table:table-cell>
          <table:table-cell table:style-name="ce31" table:formula="of:=VLOOKUP([$Editor.AH114];[$Key.$A$2:.$K$6];11;1)" office:value-type="float" office:value="0" calcext:value-type="float">
            <text:p/>
          </table:table-cell>
          <table:table-cell table:style-name="ce28" table:formula="of:=HEX2DEC([$Editor.AI114])" office:value-type="float" office:value="0" calcext:value-type="float">
            <text:p>0</text:p>
          </table:table-cell>
          <table:table-cell table:style-name="ce31" table:formula="of:=HEX2DEC([$Editor.AJ114])" office:value-type="float" office:value="0" calcext:value-type="float">
            <text:p>0</text:p>
          </table:table-cell>
          <table:table-cell table:style-name="ce28" table:formula="of:=HEX2DEC([$Editor.AK114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Grincer Coat</text:p>
          </table:table-cell>
          <table:table-cell table:style-name="ce27" table:formula="of:=COM.MICROSOFT.CONCAT([$Editor.C115];[$Editor.B115])" office:value-type="string" office:string-value="0095" calcext:value-type="string" table:number-columns-spanned="2" table:number-rows-spanned="1">
            <text:p>0095</text:p>
          </table:table-cell>
          <table:covered-table-cell table:style-name="ce45"/>
          <table:table-cell table:style-name="ce29" table:formula="of:=HEX2DEC(COM.MICROSOFT.CONCAT([$Editor.E115];[$Editor.D115]))" office:value-type="float" office:value="3200" calcext:value-type="float" table:number-columns-spanned="2" table:number-rows-spanned="1">
            <text:p>3200</text:p>
          </table:table-cell>
          <table:covered-table-cell table:style-name="ce30"/>
          <table:table-cell table:style-name="ce27" table:formula="of:=COM.MICROSOFT.CONCAT([$Editor.G115];[$Editor.F115])" office:value-type="string" office:string-value="0091" calcext:value-type="string" table:number-columns-spanned="2" table:number-rows-spanned="1">
            <text:p>0091</text:p>
          </table:table-cell>
          <table:covered-table-cell table:style-name="ce30"/>
          <table:table-cell table:style-name="ce31" table:formula="of:=VLOOKUP([$Editor.H115];[$Key.$A$2:.$G$19];7;1)" office:value-type="string" office:string-value="Armor" calcext:value-type="string">
            <text:p>Armor</text:p>
          </table:table-cell>
          <table:table-cell table:style-name="ce28" table:formula="of:=VLOOKUP([$Editor.I115];[$Key.$A$2:.$H$12];8;1)" office:value-type="float" office:value="0" calcext:value-type="float">
            <text:p/>
          </table:table-cell>
          <table:table-cell table:style-name="ce31" table:formula="of:=VLOOKUP([$Editor.J115];[$Key.$A$2:.$I$8];9;1)" office:value-type="string" office:string-value="Body" calcext:value-type="string">
            <text:p>Body</text:p>
          </table:table-cell>
          <table:table-cell table:style-name="ce28" table:formula="of:=VLOOKUP([$Editor.K115];[$Key.$A$2:.$J$6];10;1)" office:value-type="string" office:string-value="None" calcext:value-type="string">
            <text:p>None</text:p>
          </table:table-cell>
          <table:table-cell table:style-name="ce31" table:formula="of:=HEX2DEC([$Editor.L115])" office:value-type="float" office:value="0" calcext:value-type="float">
            <text:p>0</text:p>
          </table:table-cell>
          <table:table-cell table:style-name="ce28" table:formula="of:=VLOOKUP([$Editor.M115];[$Key.$A$2:.$C$257];3;1)" office:value-type="string" office:string-value="11" calcext:value-type="string">
            <text:p>11</text:p>
          </table:table-cell>
          <table:table-cell table:style-name="ce31" table:formula="of:=HEX2DEC([$Editor.N115])" office:value-type="float" office:value="18" calcext:value-type="float">
            <text:p>18</text:p>
          </table:table-cell>
          <table:table-cell table:style-name="ce28" table:formula="of:=HEX2DEC([$Editor.O115])" office:value-type="float" office:value="5" calcext:value-type="float">
            <text:p>5</text:p>
          </table:table-cell>
          <table:table-cell table:style-name="ce31" table:formula="of:=VLOOKUP([$Editor.P115];[$Key.$A$2:.$H$12];8;1)" office:value-type="float" office:value="0" calcext:value-type="float">
            <text:p/>
          </table:table-cell>
          <table:table-cell table:style-name="ce28" table:formula="of:=HEX2DEC([$Editor.Q115])" office:value-type="float" office:value="0" calcext:value-type="float">
            <text:p>0</text:p>
          </table:table-cell>
          <table:table-cell table:style-name="ce31" table:formula="of:=VLOOKUP([$Editor.R115];[$Key.$A$2:.$D$257];4;1)" office:value-type="float" office:value="0" calcext:value-type="float">
            <text:p/>
          </table:table-cell>
          <table:table-cell table:style-name="ce28" table:formula="of:=VLOOKUP([$Editor.S115];[$Key.$A$2:.$F$257];6;1)" office:value-type="float" office:value="0" calcext:value-type="float">
            <text:p/>
          </table:table-cell>
          <table:table-cell table:style-name="ce31" table:formula="of:=VLOOKUP([$Editor.T115];[$Key.$A$2:.$E$257];5;1)" office:value-type="string" office:string-value="Def Up vs Dragons/Beasts" calcext:value-type="string">
            <text:p>Def Up vs Dragons/Beasts</text:p>
          </table:table-cell>
          <table:table-cell table:style-name="ce28" table:formula="of:=IF([$Editor.U115]=&quot;00&quot;;&quot;&quot;;HEX2DEC([$Editor.U115]))">
            <text:p/>
          </table:table-cell>
          <table:table-cell table:style-name="ce31" table:formula="of:=IF([$Editor.V115]=&quot;00&quot;;&quot;&quot;;HEX2DEC([$Editor.V115]))">
            <text:p/>
          </table:table-cell>
          <table:table-cell table:style-name="ce28" table:formula="of:=IF([$Editor.W115]=&quot;00&quot;;&quot;&quot;;HEX2DEC([$Editor.W115]))">
            <text:p/>
          </table:table-cell>
          <table:table-cell table:style-name="ce31" table:formula="of:=IF([$Editor.X115]=&quot;00&quot;;&quot;&quot;;COM.MICROSOFT.CONCAT(VLOOKUP([$Editor.X115];[$Key.$A$2:.$C$257];3;1);&quot;%&quot;))" office:value-type="string" office:string-value="-6%" calcext:value-type="string">
            <text:p>-6%</text:p>
          </table:table-cell>
          <table:table-cell table:style-name="ce28" table:formula="of:=IF([$Editor.Y115]=&quot;00&quot;;&quot;&quot;;COM.MICROSOFT.CONCAT(VLOOKUP([$Editor.Y115];[$Key.$A$2:.$C$257];3;1);&quot;%&quot;))">
            <text:p/>
          </table:table-cell>
          <table:table-cell table:style-name="ce31" table:formula="of:=IF([$Editor.Z115]=&quot;00&quot;;&quot;&quot;;COM.MICROSOFT.CONCAT(VLOOKUP([$Editor.Z115];[$Key.$A$2:.$C$257];3;1);&quot;%&quot;))">
            <text:p/>
          </table:table-cell>
          <table:table-cell table:style-name="ce28" table:formula="of:=IF([$Editor.AA115]=&quot;00&quot;;&quot;&quot;;COM.MICROSOFT.CONCAT(VLOOKUP([$Editor.AA115];[$Key.$A$2:.$C$257];3;1);&quot;%&quot;))" office:value-type="string" office:string-value="-2%" calcext:value-type="string">
            <text:p>-2%</text:p>
          </table:table-cell>
          <table:table-cell table:style-name="ce31" table:formula="of:=IF([$Editor.AB115]=&quot;00&quot;;&quot;&quot;;COM.MICROSOFT.CONCAT(VLOOKUP([$Editor.AB115];[$Key.$A$2:.$C$257];3;1);&quot;%&quot;))">
            <text:p/>
          </table:table-cell>
          <table:table-cell table:style-name="ce28" table:formula="of:=IF([$Editor.AC115]=&quot;00&quot;;&quot;&quot;;COM.MICROSOFT.CONCAT(VLOOKUP([$Editor.AC115];[$Key.$A$2:.$C$257];3;1);&quot;%&quot;))">
            <text:p/>
          </table:table-cell>
          <table:table-cell table:style-name="ce31" table:formula="of:=IF([$Editor.AD115]=&quot;00&quot;;&quot;&quot;;COM.MICROSOFT.CONCAT(VLOOKUP([$Editor.AD115];[$Key.$A$2:.$C$257];3;1);&quot;%&quot;))">
            <text:p/>
          </table:table-cell>
          <table:table-cell table:style-name="ce28" table:formula="of:=HEX2DEC([$Editor.AE115])" office:value-type="float" office:value="0" calcext:value-type="float">
            <text:p>0</text:p>
          </table:table-cell>
          <table:table-cell table:style-name="ce31" table:formula="of:=HEX2DEC([$Editor.AF115])" office:value-type="float" office:value="0" calcext:value-type="float">
            <text:p>0</text:p>
          </table:table-cell>
          <table:table-cell table:style-name="ce28" table:formula="of:=HEX2DEC([$Editor.AG115])" office:value-type="float" office:value="0" calcext:value-type="float">
            <text:p>0</text:p>
          </table:table-cell>
          <table:table-cell table:style-name="ce31" table:formula="of:=VLOOKUP([$Editor.AH115];[$Key.$A$2:.$K$6];11;1)" office:value-type="float" office:value="0" calcext:value-type="float">
            <text:p/>
          </table:table-cell>
          <table:table-cell table:style-name="ce28" table:formula="of:=HEX2DEC([$Editor.AI115])" office:value-type="float" office:value="0" calcext:value-type="float">
            <text:p>0</text:p>
          </table:table-cell>
          <table:table-cell table:style-name="ce31" table:formula="of:=HEX2DEC([$Editor.AJ115])" office:value-type="float" office:value="0" calcext:value-type="float">
            <text:p>0</text:p>
          </table:table-cell>
          <table:table-cell table:style-name="ce28" table:formula="of:=HEX2DEC([$Editor.AK115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Candy Armor</text:p>
          </table:table-cell>
          <table:table-cell table:style-name="ce27" table:formula="of:=COM.MICROSOFT.CONCAT([$Editor.C116];[$Editor.B116])" office:value-type="string" office:string-value="0096" calcext:value-type="string" table:number-columns-spanned="2" table:number-rows-spanned="1">
            <text:p>0096</text:p>
          </table:table-cell>
          <table:covered-table-cell table:style-name="ce45"/>
          <table:table-cell table:style-name="ce29" table:formula="of:=HEX2DEC(COM.MICROSOFT.CONCAT([$Editor.E116];[$Editor.D116]))" office:value-type="float" office:value="2200" calcext:value-type="float" table:number-columns-spanned="2" table:number-rows-spanned="1">
            <text:p>2200</text:p>
          </table:table-cell>
          <table:covered-table-cell table:style-name="ce30"/>
          <table:table-cell table:style-name="ce27" table:formula="of:=COM.MICROSOFT.CONCAT([$Editor.G116];[$Editor.F116])" office:value-type="string" office:string-value="0092" calcext:value-type="string" table:number-columns-spanned="2" table:number-rows-spanned="1">
            <text:p>0092</text:p>
          </table:table-cell>
          <table:covered-table-cell table:style-name="ce30"/>
          <table:table-cell table:style-name="ce31" table:formula="of:=VLOOKUP([$Editor.H116];[$Key.$A$2:.$G$19];7;1)" office:value-type="string" office:string-value="Armor" calcext:value-type="string">
            <text:p>Armor</text:p>
          </table:table-cell>
          <table:table-cell table:style-name="ce28" table:formula="of:=VLOOKUP([$Editor.I116];[$Key.$A$2:.$H$12];8;1)" office:value-type="float" office:value="0" calcext:value-type="float">
            <text:p/>
          </table:table-cell>
          <table:table-cell table:style-name="ce31" table:formula="of:=VLOOKUP([$Editor.J116];[$Key.$A$2:.$I$8];9;1)" office:value-type="string" office:string-value="Body" calcext:value-type="string">
            <text:p>Body</text:p>
          </table:table-cell>
          <table:table-cell table:style-name="ce28" table:formula="of:=VLOOKUP([$Editor.K116];[$Key.$A$2:.$J$6];10;1)" office:value-type="string" office:string-value="None" calcext:value-type="string">
            <text:p>None</text:p>
          </table:table-cell>
          <table:table-cell table:style-name="ce31" table:formula="of:=HEX2DEC([$Editor.L116])" office:value-type="float" office:value="0" calcext:value-type="float">
            <text:p>0</text:p>
          </table:table-cell>
          <table:table-cell table:style-name="ce28" table:formula="of:=VLOOKUP([$Editor.M116];[$Key.$A$2:.$C$257];3;1)" office:value-type="string" office:string-value="16" calcext:value-type="string">
            <text:p>16</text:p>
          </table:table-cell>
          <table:table-cell table:style-name="ce31" table:formula="of:=HEX2DEC([$Editor.N116])" office:value-type="float" office:value="24" calcext:value-type="float">
            <text:p>24</text:p>
          </table:table-cell>
          <table:table-cell table:style-name="ce28" table:formula="of:=HEX2DEC([$Editor.O116])" office:value-type="float" office:value="5" calcext:value-type="float">
            <text:p>5</text:p>
          </table:table-cell>
          <table:table-cell table:style-name="ce31" table:formula="of:=VLOOKUP([$Editor.P116];[$Key.$A$2:.$H$12];8;1)" office:value-type="float" office:value="0" calcext:value-type="float">
            <text:p/>
          </table:table-cell>
          <table:table-cell table:style-name="ce28" table:formula="of:=HEX2DEC([$Editor.Q116])" office:value-type="float" office:value="0" calcext:value-type="float">
            <text:p>0</text:p>
          </table:table-cell>
          <table:table-cell table:style-name="ce31" table:formula="of:=VLOOKUP([$Editor.R116];[$Key.$A$2:.$D$257];4;1)" office:value-type="float" office:value="0" calcext:value-type="float">
            <text:p/>
          </table:table-cell>
          <table:table-cell table:style-name="ce28" table:formula="of:=VLOOKUP([$Editor.S116];[$Key.$A$2:.$F$257];6;1)" office:value-type="float" office:value="0" calcext:value-type="float">
            <text:p/>
          </table:table-cell>
          <table:table-cell table:style-name="ce31" table:formula="of:=VLOOKUP([$Editor.T116];[$Key.$A$2:.$E$257];5;1)" office:value-type="float" office:value="0" calcext:value-type="float">
            <text:p/>
          </table:table-cell>
          <table:table-cell table:style-name="ce28" table:formula="of:=IF([$Editor.U116]=&quot;00&quot;;&quot;&quot;;HEX2DEC([$Editor.U116]))">
            <text:p/>
          </table:table-cell>
          <table:table-cell table:style-name="ce31" table:formula="of:=IF([$Editor.V116]=&quot;00&quot;;&quot;&quot;;HEX2DEC([$Editor.V116]))">
            <text:p/>
          </table:table-cell>
          <table:table-cell table:style-name="ce28" table:formula="of:=IF([$Editor.W116]=&quot;00&quot;;&quot;&quot;;HEX2DEC([$Editor.W116]))">
            <text:p/>
          </table:table-cell>
          <table:table-cell table:style-name="ce31" table:formula="of:=IF([$Editor.X116]=&quot;00&quot;;&quot;&quot;;COM.MICROSOFT.CONCAT(VLOOKUP([$Editor.X116];[$Key.$A$2:.$C$257];3;1);&quot;%&quot;))" office:value-type="string" office:string-value="-8%" calcext:value-type="string">
            <text:p>-8%</text:p>
          </table:table-cell>
          <table:table-cell table:style-name="ce28" table:formula="of:=IF([$Editor.Y116]=&quot;00&quot;;&quot;&quot;;COM.MICROSOFT.CONCAT(VLOOKUP([$Editor.Y116];[$Key.$A$2:.$C$257];3;1);&quot;%&quot;))">
            <text:p/>
          </table:table-cell>
          <table:table-cell table:style-name="ce31" table:formula="of:=IF([$Editor.Z116]=&quot;00&quot;;&quot;&quot;;COM.MICROSOFT.CONCAT(VLOOKUP([$Editor.Z116];[$Key.$A$2:.$C$257];3;1);&quot;%&quot;))">
            <text:p/>
          </table:table-cell>
          <table:table-cell table:style-name="ce28" table:formula="of:=IF([$Editor.AA116]=&quot;00&quot;;&quot;&quot;;COM.MICROSOFT.CONCAT(VLOOKUP([$Editor.AA116];[$Key.$A$2:.$C$257];3;1);&quot;%&quot;))">
            <text:p/>
          </table:table-cell>
          <table:table-cell table:style-name="ce31" table:formula="of:=IF([$Editor.AB116]=&quot;00&quot;;&quot;&quot;;COM.MICROSOFT.CONCAT(VLOOKUP([$Editor.AB116];[$Key.$A$2:.$C$257];3;1);&quot;%&quot;))">
            <text:p/>
          </table:table-cell>
          <table:table-cell table:style-name="ce28" table:formula="of:=IF([$Editor.AC116]=&quot;00&quot;;&quot;&quot;;COM.MICROSOFT.CONCAT(VLOOKUP([$Editor.AC116];[$Key.$A$2:.$C$257];3;1);&quot;%&quot;))">
            <text:p/>
          </table:table-cell>
          <table:table-cell table:style-name="ce31" table:formula="of:=IF([$Editor.AD116]=&quot;00&quot;;&quot;&quot;;COM.MICROSOFT.CONCAT(VLOOKUP([$Editor.AD116];[$Key.$A$2:.$C$257];3;1);&quot;%&quot;))">
            <text:p/>
          </table:table-cell>
          <table:table-cell table:style-name="ce28" table:formula="of:=HEX2DEC([$Editor.AE116])" office:value-type="float" office:value="0" calcext:value-type="float">
            <text:p>0</text:p>
          </table:table-cell>
          <table:table-cell table:style-name="ce31" table:formula="of:=HEX2DEC([$Editor.AF116])" office:value-type="float" office:value="0" calcext:value-type="float">
            <text:p>0</text:p>
          </table:table-cell>
          <table:table-cell table:style-name="ce28" table:formula="of:=HEX2DEC([$Editor.AG116])" office:value-type="float" office:value="255" calcext:value-type="float">
            <text:p>255</text:p>
          </table:table-cell>
          <table:table-cell table:style-name="ce31" table:formula="of:=VLOOKUP([$Editor.AH116];[$Key.$A$2:.$K$6];11;1)" office:value-type="float" office:value="0" calcext:value-type="float">
            <text:p/>
          </table:table-cell>
          <table:table-cell table:style-name="ce28" table:formula="of:=HEX2DEC([$Editor.AI116])" office:value-type="float" office:value="0" calcext:value-type="float">
            <text:p>0</text:p>
          </table:table-cell>
          <table:table-cell table:style-name="ce31" table:formula="of:=HEX2DEC([$Editor.AJ116])" office:value-type="float" office:value="0" calcext:value-type="float">
            <text:p>0</text:p>
          </table:table-cell>
          <table:table-cell table:style-name="ce28" table:formula="of:=HEX2DEC([$Editor.AK116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Brigandine</text:p>
          </table:table-cell>
          <table:table-cell table:style-name="ce27" table:formula="of:=COM.MICROSOFT.CONCAT([$Editor.C117];[$Editor.B117])" office:value-type="string" office:string-value="0097" calcext:value-type="string" table:number-columns-spanned="2" table:number-rows-spanned="1">
            <text:p>0097</text:p>
          </table:table-cell>
          <table:covered-table-cell table:style-name="ce45"/>
          <table:table-cell table:style-name="ce29" table:formula="of:=HEX2DEC(COM.MICROSOFT.CONCAT([$Editor.E117];[$Editor.D117]))" office:value-type="float" office:value="3200" calcext:value-type="float" table:number-columns-spanned="2" table:number-rows-spanned="1">
            <text:p>3200</text:p>
          </table:table-cell>
          <table:covered-table-cell table:style-name="ce30"/>
          <table:table-cell table:style-name="ce27" table:formula="of:=COM.MICROSOFT.CONCAT([$Editor.G117];[$Editor.F117])" office:value-type="string" office:string-value="0093" calcext:value-type="string" table:number-columns-spanned="2" table:number-rows-spanned="1">
            <text:p>0093</text:p>
          </table:table-cell>
          <table:covered-table-cell table:style-name="ce30"/>
          <table:table-cell table:style-name="ce31" table:formula="of:=VLOOKUP([$Editor.H117];[$Key.$A$2:.$G$19];7;1)" office:value-type="string" office:string-value="Armor" calcext:value-type="string">
            <text:p>Armor</text:p>
          </table:table-cell>
          <table:table-cell table:style-name="ce28" table:formula="of:=VLOOKUP([$Editor.I117];[$Key.$A$2:.$H$12];8;1)" office:value-type="float" office:value="0" calcext:value-type="float">
            <text:p/>
          </table:table-cell>
          <table:table-cell table:style-name="ce31" table:formula="of:=VLOOKUP([$Editor.J117];[$Key.$A$2:.$I$8];9;1)" office:value-type="string" office:string-value="Body" calcext:value-type="string">
            <text:p>Body</text:p>
          </table:table-cell>
          <table:table-cell table:style-name="ce28" table:formula="of:=VLOOKUP([$Editor.K117];[$Key.$A$2:.$J$6];10;1)" office:value-type="string" office:string-value="None" calcext:value-type="string">
            <text:p>None</text:p>
          </table:table-cell>
          <table:table-cell table:style-name="ce31" table:formula="of:=HEX2DEC([$Editor.L117])" office:value-type="float" office:value="0" calcext:value-type="float">
            <text:p>0</text:p>
          </table:table-cell>
          <table:table-cell table:style-name="ce28" table:formula="of:=VLOOKUP([$Editor.M117];[$Key.$A$2:.$C$257];3;1)" office:value-type="string" office:string-value="25" calcext:value-type="string">
            <text:p>25</text:p>
          </table:table-cell>
          <table:table-cell table:style-name="ce31" table:formula="of:=HEX2DEC([$Editor.N117])" office:value-type="float" office:value="30" calcext:value-type="float">
            <text:p>30</text:p>
          </table:table-cell>
          <table:table-cell table:style-name="ce28" table:formula="of:=HEX2DEC([$Editor.O117])" office:value-type="float" office:value="10" calcext:value-type="float">
            <text:p>10</text:p>
          </table:table-cell>
          <table:table-cell table:style-name="ce31" table:formula="of:=VLOOKUP([$Editor.P117];[$Key.$A$2:.$H$12];8;1)" office:value-type="float" office:value="0" calcext:value-type="float">
            <text:p/>
          </table:table-cell>
          <table:table-cell table:style-name="ce28" table:formula="of:=HEX2DEC([$Editor.Q117])" office:value-type="float" office:value="0" calcext:value-type="float">
            <text:p>0</text:p>
          </table:table-cell>
          <table:table-cell table:style-name="ce31" table:formula="of:=VLOOKUP([$Editor.R117];[$Key.$A$2:.$D$257];4;1)" office:value-type="float" office:value="0" calcext:value-type="float">
            <text:p/>
          </table:table-cell>
          <table:table-cell table:style-name="ce28" table:formula="of:=VLOOKUP([$Editor.S117];[$Key.$A$2:.$F$257];6;1)" office:value-type="float" office:value="0" calcext:value-type="float">
            <text:p/>
          </table:table-cell>
          <table:table-cell table:style-name="ce31" table:formula="of:=VLOOKUP([$Editor.T117];[$Key.$A$2:.$E$257];5;1)" office:value-type="float" office:value="0" calcext:value-type="float">
            <text:p/>
          </table:table-cell>
          <table:table-cell table:style-name="ce28" table:formula="of:=IF([$Editor.U117]=&quot;00&quot;;&quot;&quot;;HEX2DEC([$Editor.U117]))">
            <text:p/>
          </table:table-cell>
          <table:table-cell table:style-name="ce31" table:formula="of:=IF([$Editor.V117]=&quot;00&quot;;&quot;&quot;;HEX2DEC([$Editor.V117]))">
            <text:p/>
          </table:table-cell>
          <table:table-cell table:style-name="ce28" table:formula="of:=IF([$Editor.W117]=&quot;00&quot;;&quot;&quot;;HEX2DEC([$Editor.W117]))" office:value-type="float" office:value="5" calcext:value-type="float">
            <text:p>5</text:p>
          </table:table-cell>
          <table:table-cell table:style-name="ce31" table:formula="of:=IF([$Editor.X117]=&quot;00&quot;;&quot;&quot;;COM.MICROSOFT.CONCAT(VLOOKUP([$Editor.X117];[$Key.$A$2:.$C$257];3;1);&quot;%&quot;))" office:value-type="string" office:string-value="-10%" calcext:value-type="string">
            <text:p>-10%</text:p>
          </table:table-cell>
          <table:table-cell table:style-name="ce28" table:formula="of:=IF([$Editor.Y117]=&quot;00&quot;;&quot;&quot;;COM.MICROSOFT.CONCAT(VLOOKUP([$Editor.Y117];[$Key.$A$2:.$C$257];3;1);&quot;%&quot;))">
            <text:p/>
          </table:table-cell>
          <table:table-cell table:style-name="ce31" table:formula="of:=IF([$Editor.Z117]=&quot;00&quot;;&quot;&quot;;COM.MICROSOFT.CONCAT(VLOOKUP([$Editor.Z117];[$Key.$A$2:.$C$257];3;1);&quot;%&quot;))">
            <text:p/>
          </table:table-cell>
          <table:table-cell table:style-name="ce28" table:formula="of:=IF([$Editor.AA117]=&quot;00&quot;;&quot;&quot;;COM.MICROSOFT.CONCAT(VLOOKUP([$Editor.AA117];[$Key.$A$2:.$C$257];3;1);&quot;%&quot;))">
            <text:p/>
          </table:table-cell>
          <table:table-cell table:style-name="ce31" table:formula="of:=IF([$Editor.AB117]=&quot;00&quot;;&quot;&quot;;COM.MICROSOFT.CONCAT(VLOOKUP([$Editor.AB117];[$Key.$A$2:.$C$257];3;1);&quot;%&quot;))">
            <text:p/>
          </table:table-cell>
          <table:table-cell table:style-name="ce28" table:formula="of:=IF([$Editor.AC117]=&quot;00&quot;;&quot;&quot;;COM.MICROSOFT.CONCAT(VLOOKUP([$Editor.AC117];[$Key.$A$2:.$C$257];3;1);&quot;%&quot;))">
            <text:p/>
          </table:table-cell>
          <table:table-cell table:style-name="ce31" table:formula="of:=IF([$Editor.AD117]=&quot;00&quot;;&quot;&quot;;COM.MICROSOFT.CONCAT(VLOOKUP([$Editor.AD117];[$Key.$A$2:.$C$257];3;1);&quot;%&quot;))">
            <text:p/>
          </table:table-cell>
          <table:table-cell table:style-name="ce28" table:formula="of:=HEX2DEC([$Editor.AE117])" office:value-type="float" office:value="0" calcext:value-type="float">
            <text:p>0</text:p>
          </table:table-cell>
          <table:table-cell table:style-name="ce31" table:formula="of:=HEX2DEC([$Editor.AF117])" office:value-type="float" office:value="0" calcext:value-type="float">
            <text:p>0</text:p>
          </table:table-cell>
          <table:table-cell table:style-name="ce28" table:formula="of:=HEX2DEC([$Editor.AG117])" office:value-type="float" office:value="0" calcext:value-type="float">
            <text:p>0</text:p>
          </table:table-cell>
          <table:table-cell table:style-name="ce31" table:formula="of:=VLOOKUP([$Editor.AH117];[$Key.$A$2:.$K$6];11;1)" office:value-type="float" office:value="0" calcext:value-type="float">
            <text:p/>
          </table:table-cell>
          <table:table-cell table:style-name="ce28" table:formula="of:=HEX2DEC([$Editor.AI117])" office:value-type="float" office:value="0" calcext:value-type="float">
            <text:p>0</text:p>
          </table:table-cell>
          <table:table-cell table:style-name="ce31" table:formula="of:=HEX2DEC([$Editor.AJ117])" office:value-type="float" office:value="0" calcext:value-type="float">
            <text:p>0</text:p>
          </table:table-cell>
          <table:table-cell table:style-name="ce28" table:formula="of:=HEX2DEC([$Editor.AK117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Robe</text:p>
          </table:table-cell>
          <table:table-cell table:style-name="ce27" table:formula="of:=COM.MICROSOFT.CONCAT([$Editor.C118];[$Editor.B118])" office:value-type="string" office:string-value="0098" calcext:value-type="string" table:number-columns-spanned="2" table:number-rows-spanned="1">
            <text:p>0098</text:p>
          </table:table-cell>
          <table:covered-table-cell table:style-name="ce45"/>
          <table:table-cell table:style-name="ce29" table:formula="of:=HEX2DEC(COM.MICROSOFT.CONCAT([$Editor.E118];[$Editor.D118]))" office:value-type="float" office:value="320" calcext:value-type="float" table:number-columns-spanned="2" table:number-rows-spanned="1">
            <text:p>320</text:p>
          </table:table-cell>
          <table:covered-table-cell table:style-name="ce30"/>
          <table:table-cell table:style-name="ce27" table:formula="of:=COM.MICROSOFT.CONCAT([$Editor.G118];[$Editor.F118])" office:value-type="string" office:string-value="0094" calcext:value-type="string" table:number-columns-spanned="2" table:number-rows-spanned="1">
            <text:p>0094</text:p>
          </table:table-cell>
          <table:covered-table-cell table:style-name="ce30"/>
          <table:table-cell table:style-name="ce31" table:formula="of:=VLOOKUP([$Editor.H118];[$Key.$A$2:.$G$19];7;1)" office:value-type="string" office:string-value="Robes" calcext:value-type="string">
            <text:p>Robes</text:p>
          </table:table-cell>
          <table:table-cell table:style-name="ce28" table:formula="of:=VLOOKUP([$Editor.I118];[$Key.$A$2:.$H$12];8;1)" office:value-type="float" office:value="0" calcext:value-type="float">
            <text:p/>
          </table:table-cell>
          <table:table-cell table:style-name="ce31" table:formula="of:=VLOOKUP([$Editor.J118];[$Key.$A$2:.$I$8];9;1)" office:value-type="string" office:string-value="Body" calcext:value-type="string">
            <text:p>Body</text:p>
          </table:table-cell>
          <table:table-cell table:style-name="ce28" table:formula="of:=VLOOKUP([$Editor.K118];[$Key.$A$2:.$J$6];10;1)" office:value-type="string" office:string-value="None" calcext:value-type="string">
            <text:p>None</text:p>
          </table:table-cell>
          <table:table-cell table:style-name="ce31" table:formula="of:=HEX2DEC([$Editor.L118])" office:value-type="float" office:value="0" calcext:value-type="float">
            <text:p>0</text:p>
          </table:table-cell>
          <table:table-cell table:style-name="ce28" table:formula="of:=VLOOKUP([$Editor.M118];[$Key.$A$2:.$C$257];3;1)" office:value-type="string" office:string-value="1" calcext:value-type="string">
            <text:p>1</text:p>
          </table:table-cell>
          <table:table-cell table:style-name="ce31" table:formula="of:=HEX2DEC([$Editor.N118])" office:value-type="float" office:value="3" calcext:value-type="float">
            <text:p>3</text:p>
          </table:table-cell>
          <table:table-cell table:style-name="ce28" table:formula="of:=HEX2DEC([$Editor.O118])" office:value-type="float" office:value="10" calcext:value-type="float">
            <text:p>10</text:p>
          </table:table-cell>
          <table:table-cell table:style-name="ce31" table:formula="of:=VLOOKUP([$Editor.P118];[$Key.$A$2:.$H$12];8;1)" office:value-type="float" office:value="0" calcext:value-type="float">
            <text:p/>
          </table:table-cell>
          <table:table-cell table:style-name="ce28" table:formula="of:=HEX2DEC([$Editor.Q118])" office:value-type="float" office:value="0" calcext:value-type="float">
            <text:p>0</text:p>
          </table:table-cell>
          <table:table-cell table:style-name="ce31" table:formula="of:=VLOOKUP([$Editor.R118];[$Key.$A$2:.$D$257];4;1)" office:value-type="float" office:value="0" calcext:value-type="float">
            <text:p/>
          </table:table-cell>
          <table:table-cell table:style-name="ce28" table:formula="of:=VLOOKUP([$Editor.S118];[$Key.$A$2:.$F$257];6;1)" office:value-type="float" office:value="0" calcext:value-type="float">
            <text:p/>
          </table:table-cell>
          <table:table-cell table:style-name="ce31" table:formula="of:=VLOOKUP([$Editor.T118];[$Key.$A$2:.$E$257];5;1)" office:value-type="float" office:value="0" calcext:value-type="float">
            <text:p/>
          </table:table-cell>
          <table:table-cell table:style-name="ce28" table:formula="of:=IF([$Editor.U118]=&quot;00&quot;;&quot;&quot;;HEX2DEC([$Editor.U118]))">
            <text:p/>
          </table:table-cell>
          <table:table-cell table:style-name="ce31" table:formula="of:=IF([$Editor.V118]=&quot;00&quot;;&quot;&quot;;HEX2DEC([$Editor.V118]))">
            <text:p/>
          </table:table-cell>
          <table:table-cell table:style-name="ce28" table:formula="of:=IF([$Editor.W118]=&quot;00&quot;;&quot;&quot;;HEX2DEC([$Editor.W118]))">
            <text:p/>
          </table:table-cell>
          <table:table-cell table:style-name="ce31" table:formula="of:=IF([$Editor.X118]=&quot;00&quot;;&quot;&quot;;COM.MICROSOFT.CONCAT(VLOOKUP([$Editor.X118];[$Key.$A$2:.$C$257];3;1);&quot;%&quot;))" office:value-type="string" office:string-value="-1%" calcext:value-type="string">
            <text:p>-1%</text:p>
          </table:table-cell>
          <table:table-cell table:style-name="ce28" table:formula="of:=IF([$Editor.Y118]=&quot;00&quot;;&quot;&quot;;COM.MICROSOFT.CONCAT(VLOOKUP([$Editor.Y118];[$Key.$A$2:.$C$257];3;1);&quot;%&quot;))">
            <text:p/>
          </table:table-cell>
          <table:table-cell table:style-name="ce31" table:formula="of:=IF([$Editor.Z118]=&quot;00&quot;;&quot;&quot;;COM.MICROSOFT.CONCAT(VLOOKUP([$Editor.Z118];[$Key.$A$2:.$C$257];3;1);&quot;%&quot;))">
            <text:p/>
          </table:table-cell>
          <table:table-cell table:style-name="ce28" table:formula="of:=IF([$Editor.AA118]=&quot;00&quot;;&quot;&quot;;COM.MICROSOFT.CONCAT(VLOOKUP([$Editor.AA118];[$Key.$A$2:.$C$257];3;1);&quot;%&quot;))">
            <text:p/>
          </table:table-cell>
          <table:table-cell table:style-name="ce31" table:formula="of:=IF([$Editor.AB118]=&quot;00&quot;;&quot;&quot;;COM.MICROSOFT.CONCAT(VLOOKUP([$Editor.AB118];[$Key.$A$2:.$C$257];3;1);&quot;%&quot;))">
            <text:p/>
          </table:table-cell>
          <table:table-cell table:style-name="ce28" table:formula="of:=IF([$Editor.AC118]=&quot;00&quot;;&quot;&quot;;COM.MICROSOFT.CONCAT(VLOOKUP([$Editor.AC118];[$Key.$A$2:.$C$257];3;1);&quot;%&quot;))">
            <text:p/>
          </table:table-cell>
          <table:table-cell table:style-name="ce31" table:formula="of:=IF([$Editor.AD118]=&quot;00&quot;;&quot;&quot;;COM.MICROSOFT.CONCAT(VLOOKUP([$Editor.AD118];[$Key.$A$2:.$C$257];3;1);&quot;%&quot;))">
            <text:p/>
          </table:table-cell>
          <table:table-cell table:style-name="ce28" table:formula="of:=HEX2DEC([$Editor.AE118])" office:value-type="float" office:value="0" calcext:value-type="float">
            <text:p>0</text:p>
          </table:table-cell>
          <table:table-cell table:style-name="ce31" table:formula="of:=HEX2DEC([$Editor.AF118])" office:value-type="float" office:value="0" calcext:value-type="float">
            <text:p>0</text:p>
          </table:table-cell>
          <table:table-cell table:style-name="ce28" table:formula="of:=HEX2DEC([$Editor.AG118])" office:value-type="float" office:value="0" calcext:value-type="float">
            <text:p>0</text:p>
          </table:table-cell>
          <table:table-cell table:style-name="ce31" table:formula="of:=VLOOKUP([$Editor.AH118];[$Key.$A$2:.$K$6];11;1)" office:value-type="float" office:value="0" calcext:value-type="float">
            <text:p/>
          </table:table-cell>
          <table:table-cell table:style-name="ce28" table:formula="of:=HEX2DEC([$Editor.AI118])" office:value-type="float" office:value="0" calcext:value-type="float">
            <text:p>0</text:p>
          </table:table-cell>
          <table:table-cell table:style-name="ce31" table:formula="of:=HEX2DEC([$Editor.AJ118])" office:value-type="float" office:value="0" calcext:value-type="float">
            <text:p>0</text:p>
          </table:table-cell>
          <table:table-cell table:style-name="ce28" table:formula="of:=HEX2DEC([$Editor.AK118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pell Robe</text:p>
          </table:table-cell>
          <table:table-cell table:style-name="ce27" table:formula="of:=COM.MICROSOFT.CONCAT([$Editor.C119];[$Editor.B119])" office:value-type="string" office:string-value="0099" calcext:value-type="string" table:number-columns-spanned="2" table:number-rows-spanned="1">
            <text:p>0099</text:p>
          </table:table-cell>
          <table:covered-table-cell table:style-name="ce45"/>
          <table:table-cell table:style-name="ce29" table:formula="of:=HEX2DEC(COM.MICROSOFT.CONCAT([$Editor.E119];[$Editor.D119]))" office:value-type="float" office:value="2460" calcext:value-type="float" table:number-columns-spanned="2" table:number-rows-spanned="1">
            <text:p>2460</text:p>
          </table:table-cell>
          <table:covered-table-cell table:style-name="ce30"/>
          <table:table-cell table:style-name="ce27" table:formula="of:=COM.MICROSOFT.CONCAT([$Editor.G119];[$Editor.F119])" office:value-type="string" office:string-value="0095" calcext:value-type="string" table:number-columns-spanned="2" table:number-rows-spanned="1">
            <text:p>0095</text:p>
          </table:table-cell>
          <table:covered-table-cell table:style-name="ce30"/>
          <table:table-cell table:style-name="ce31" table:formula="of:=VLOOKUP([$Editor.H119];[$Key.$A$2:.$G$19];7;1)" office:value-type="string" office:string-value="Robes" calcext:value-type="string">
            <text:p>Robes</text:p>
          </table:table-cell>
          <table:table-cell table:style-name="ce28" table:formula="of:=VLOOKUP([$Editor.I119];[$Key.$A$2:.$H$12];8;1)" office:value-type="float" office:value="0" calcext:value-type="float">
            <text:p/>
          </table:table-cell>
          <table:table-cell table:style-name="ce31" table:formula="of:=VLOOKUP([$Editor.J119];[$Key.$A$2:.$I$8];9;1)" office:value-type="string" office:string-value="Body" calcext:value-type="string">
            <text:p>Body</text:p>
          </table:table-cell>
          <table:table-cell table:style-name="ce28" table:formula="of:=VLOOKUP([$Editor.K119];[$Key.$A$2:.$J$6];10;1)" office:value-type="string" office:string-value="None" calcext:value-type="string">
            <text:p>None</text:p>
          </table:table-cell>
          <table:table-cell table:style-name="ce31" table:formula="of:=HEX2DEC([$Editor.L119])" office:value-type="float" office:value="0" calcext:value-type="float">
            <text:p>0</text:p>
          </table:table-cell>
          <table:table-cell table:style-name="ce28" table:formula="of:=VLOOKUP([$Editor.M119];[$Key.$A$2:.$C$257];3;1)" office:value-type="string" office:string-value="3" calcext:value-type="string">
            <text:p>3</text:p>
          </table:table-cell>
          <table:table-cell table:style-name="ce31" table:formula="of:=HEX2DEC([$Editor.N119])" office:value-type="float" office:value="12" calcext:value-type="float">
            <text:p>12</text:p>
          </table:table-cell>
          <table:table-cell table:style-name="ce28" table:formula="of:=HEX2DEC([$Editor.O119])" office:value-type="float" office:value="15" calcext:value-type="float">
            <text:p>15</text:p>
          </table:table-cell>
          <table:table-cell table:style-name="ce31" table:formula="of:=VLOOKUP([$Editor.P119];[$Key.$A$2:.$H$12];8;1)" office:value-type="float" office:value="0" calcext:value-type="float">
            <text:p/>
          </table:table-cell>
          <table:table-cell table:style-name="ce28" table:formula="of:=HEX2DEC([$Editor.Q119])" office:value-type="float" office:value="0" calcext:value-type="float">
            <text:p>0</text:p>
          </table:table-cell>
          <table:table-cell table:style-name="ce31" table:formula="of:=VLOOKUP([$Editor.R119];[$Key.$A$2:.$D$257];4;1)" office:value-type="float" office:value="0" calcext:value-type="float">
            <text:p/>
          </table:table-cell>
          <table:table-cell table:style-name="ce28" table:formula="of:=VLOOKUP([$Editor.S119];[$Key.$A$2:.$F$257];6;1)" office:value-type="float" office:value="0" calcext:value-type="float">
            <text:p/>
          </table:table-cell>
          <table:table-cell table:style-name="ce31" table:formula="of:=VLOOKUP([$Editor.T119];[$Key.$A$2:.$E$257];5;1)" office:value-type="float" office:value="0" calcext:value-type="float">
            <text:p/>
          </table:table-cell>
          <table:table-cell table:style-name="ce28" table:formula="of:=IF([$Editor.U119]=&quot;00&quot;;&quot;&quot;;HEX2DEC([$Editor.U119]))">
            <text:p/>
          </table:table-cell>
          <table:table-cell table:style-name="ce31" table:formula="of:=IF([$Editor.V119]=&quot;00&quot;;&quot;&quot;;HEX2DEC([$Editor.V119]))" office:value-type="float" office:value="5" calcext:value-type="float">
            <text:p>5</text:p>
          </table:table-cell>
          <table:table-cell table:style-name="ce28" table:formula="of:=IF([$Editor.W119]=&quot;00&quot;;&quot;&quot;;HEX2DEC([$Editor.W119]))">
            <text:p/>
          </table:table-cell>
          <table:table-cell table:style-name="ce31" table:formula="of:=IF([$Editor.X119]=&quot;00&quot;;&quot;&quot;;COM.MICROSOFT.CONCAT(VLOOKUP([$Editor.X119];[$Key.$A$2:.$C$257];3;1);&quot;%&quot;))" office:value-type="string" office:string-value="-4%" calcext:value-type="string">
            <text:p>-4%</text:p>
          </table:table-cell>
          <table:table-cell table:style-name="ce28" table:formula="of:=IF([$Editor.Y119]=&quot;00&quot;;&quot;&quot;;COM.MICROSOFT.CONCAT(VLOOKUP([$Editor.Y119];[$Key.$A$2:.$C$257];3;1);&quot;%&quot;))">
            <text:p/>
          </table:table-cell>
          <table:table-cell table:style-name="ce31" table:formula="of:=IF([$Editor.Z119]=&quot;00&quot;;&quot;&quot;;COM.MICROSOFT.CONCAT(VLOOKUP([$Editor.Z119];[$Key.$A$2:.$C$257];3;1);&quot;%&quot;))">
            <text:p/>
          </table:table-cell>
          <table:table-cell table:style-name="ce28" table:formula="of:=IF([$Editor.AA119]=&quot;00&quot;;&quot;&quot;;COM.MICROSOFT.CONCAT(VLOOKUP([$Editor.AA119];[$Key.$A$2:.$C$257];3;1);&quot;%&quot;))">
            <text:p/>
          </table:table-cell>
          <table:table-cell table:style-name="ce31" table:formula="of:=IF([$Editor.AB119]=&quot;00&quot;;&quot;&quot;;COM.MICROSOFT.CONCAT(VLOOKUP([$Editor.AB119];[$Key.$A$2:.$C$257];3;1);&quot;%&quot;))">
            <text:p/>
          </table:table-cell>
          <table:table-cell table:style-name="ce28" table:formula="of:=IF([$Editor.AC119]=&quot;00&quot;;&quot;&quot;;COM.MICROSOFT.CONCAT(VLOOKUP([$Editor.AC119];[$Key.$A$2:.$C$257];3;1);&quot;%&quot;))">
            <text:p/>
          </table:table-cell>
          <table:table-cell table:style-name="ce31" table:formula="of:=IF([$Editor.AD119]=&quot;00&quot;;&quot;&quot;;COM.MICROSOFT.CONCAT(VLOOKUP([$Editor.AD119];[$Key.$A$2:.$C$257];3;1);&quot;%&quot;))">
            <text:p/>
          </table:table-cell>
          <table:table-cell table:style-name="ce28" table:formula="of:=HEX2DEC([$Editor.AE119])" office:value-type="float" office:value="0" calcext:value-type="float">
            <text:p>0</text:p>
          </table:table-cell>
          <table:table-cell table:style-name="ce31" table:formula="of:=HEX2DEC([$Editor.AF119])" office:value-type="float" office:value="0" calcext:value-type="float">
            <text:p>0</text:p>
          </table:table-cell>
          <table:table-cell table:style-name="ce28" table:formula="of:=HEX2DEC([$Editor.AG119])" office:value-type="float" office:value="0" calcext:value-type="float">
            <text:p>0</text:p>
          </table:table-cell>
          <table:table-cell table:style-name="ce31" table:formula="of:=VLOOKUP([$Editor.AH119];[$Key.$A$2:.$K$6];11;1)" office:value-type="float" office:value="0" calcext:value-type="float">
            <text:p/>
          </table:table-cell>
          <table:table-cell table:style-name="ce28" table:formula="of:=HEX2DEC([$Editor.AI119])" office:value-type="float" office:value="0" calcext:value-type="float">
            <text:p>0</text:p>
          </table:table-cell>
          <table:table-cell table:style-name="ce31" table:formula="of:=HEX2DEC([$Editor.AJ119])" office:value-type="float" office:value="0" calcext:value-type="float">
            <text:p>0</text:p>
          </table:table-cell>
          <table:table-cell table:style-name="ce28" table:formula="of:=HEX2DEC([$Editor.AK119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Robe of the Wise</text:p>
          </table:table-cell>
          <table:table-cell table:style-name="ce27" table:formula="of:=COM.MICROSOFT.CONCAT([$Editor.C120];[$Editor.B120])" office:value-type="string" office:string-value="009a" calcext:value-type="string" table:number-columns-spanned="2" table:number-rows-spanned="1">
            <text:p>009a</text:p>
          </table:table-cell>
          <table:covered-table-cell table:style-name="ce45"/>
          <table:table-cell table:style-name="ce29" table:formula="of:=HEX2DEC(COM.MICROSOFT.CONCAT([$Editor.E120];[$Editor.D120]))" office:value-type="float" office:value="2460" calcext:value-type="float" table:number-columns-spanned="2" table:number-rows-spanned="1">
            <text:p>2460</text:p>
          </table:table-cell>
          <table:covered-table-cell table:style-name="ce30"/>
          <table:table-cell table:style-name="ce27" table:formula="of:=COM.MICROSOFT.CONCAT([$Editor.G120];[$Editor.F120])" office:value-type="string" office:string-value="0096" calcext:value-type="string" table:number-columns-spanned="2" table:number-rows-spanned="1">
            <text:p>0096</text:p>
          </table:table-cell>
          <table:covered-table-cell table:style-name="ce30"/>
          <table:table-cell table:style-name="ce31" table:formula="of:=VLOOKUP([$Editor.H120];[$Key.$A$2:.$G$19];7;1)" office:value-type="string" office:string-value="Robes" calcext:value-type="string">
            <text:p>Robes</text:p>
          </table:table-cell>
          <table:table-cell table:style-name="ce28" table:formula="of:=VLOOKUP([$Editor.I120];[$Key.$A$2:.$H$12];8;1)" office:value-type="float" office:value="0" calcext:value-type="float">
            <text:p/>
          </table:table-cell>
          <table:table-cell table:style-name="ce31" table:formula="of:=VLOOKUP([$Editor.J120];[$Key.$A$2:.$I$8];9;1)" office:value-type="string" office:string-value="Body" calcext:value-type="string">
            <text:p>Body</text:p>
          </table:table-cell>
          <table:table-cell table:style-name="ce28" table:formula="of:=VLOOKUP([$Editor.K120];[$Key.$A$2:.$J$6];10;1)" office:value-type="string" office:string-value="None" calcext:value-type="string">
            <text:p>None</text:p>
          </table:table-cell>
          <table:table-cell table:style-name="ce31" table:formula="of:=HEX2DEC([$Editor.L120])" office:value-type="float" office:value="0" calcext:value-type="float">
            <text:p>0</text:p>
          </table:table-cell>
          <table:table-cell table:style-name="ce28" table:formula="of:=VLOOKUP([$Editor.M120];[$Key.$A$2:.$C$257];3;1)" office:value-type="string" office:string-value="6" calcext:value-type="string">
            <text:p>6</text:p>
          </table:table-cell>
          <table:table-cell table:style-name="ce31" table:formula="of:=HEX2DEC([$Editor.N120])" office:value-type="float" office:value="18" calcext:value-type="float">
            <text:p>18</text:p>
          </table:table-cell>
          <table:table-cell table:style-name="ce28" table:formula="of:=HEX2DEC([$Editor.O120])" office:value-type="float" office:value="25" calcext:value-type="float">
            <text:p>25</text:p>
          </table:table-cell>
          <table:table-cell table:style-name="ce31" table:formula="of:=VLOOKUP([$Editor.P120];[$Key.$A$2:.$H$12];8;1)" office:value-type="float" office:value="0" calcext:value-type="float">
            <text:p/>
          </table:table-cell>
          <table:table-cell table:style-name="ce28" table:formula="of:=HEX2DEC([$Editor.Q120])" office:value-type="float" office:value="0" calcext:value-type="float">
            <text:p>0</text:p>
          </table:table-cell>
          <table:table-cell table:style-name="ce31" table:formula="of:=VLOOKUP([$Editor.R120];[$Key.$A$2:.$D$257];4;1)" office:value-type="float" office:value="0" calcext:value-type="float">
            <text:p/>
          </table:table-cell>
          <table:table-cell table:style-name="ce28" table:formula="of:=VLOOKUP([$Editor.S120];[$Key.$A$2:.$F$257];6;1)" office:value-type="float" office:value="0" calcext:value-type="float">
            <text:p/>
          </table:table-cell>
          <table:table-cell table:style-name="ce31" table:formula="of:=VLOOKUP([$Editor.T120];[$Key.$A$2:.$E$257];5;1)" office:value-type="float" office:value="0" calcext:value-type="float">
            <text:p/>
          </table:table-cell>
          <table:table-cell table:style-name="ce28" table:formula="of:=IF([$Editor.U120]=&quot;00&quot;;&quot;&quot;;HEX2DEC([$Editor.U120]))">
            <text:p/>
          </table:table-cell>
          <table:table-cell table:style-name="ce31" table:formula="of:=IF([$Editor.V120]=&quot;00&quot;;&quot;&quot;;HEX2DEC([$Editor.V120]))" office:value-type="float" office:value="5" calcext:value-type="float">
            <text:p>5</text:p>
          </table:table-cell>
          <table:table-cell table:style-name="ce28" table:formula="of:=IF([$Editor.W120]=&quot;00&quot;;&quot;&quot;;HEX2DEC([$Editor.W120]))">
            <text:p/>
          </table:table-cell>
          <table:table-cell table:style-name="ce31" table:formula="of:=IF([$Editor.X120]=&quot;00&quot;;&quot;&quot;;COM.MICROSOFT.CONCAT(VLOOKUP([$Editor.X120];[$Key.$A$2:.$C$257];3;1);&quot;%&quot;))" office:value-type="string" office:string-value="-6%" calcext:value-type="string">
            <text:p>-6%</text:p>
          </table:table-cell>
          <table:table-cell table:style-name="ce28" table:formula="of:=IF([$Editor.Y120]=&quot;00&quot;;&quot;&quot;;COM.MICROSOFT.CONCAT(VLOOKUP([$Editor.Y120];[$Key.$A$2:.$C$257];3;1);&quot;%&quot;))">
            <text:p/>
          </table:table-cell>
          <table:table-cell table:style-name="ce31" table:formula="of:=IF([$Editor.Z120]=&quot;00&quot;;&quot;&quot;;COM.MICROSOFT.CONCAT(VLOOKUP([$Editor.Z120];[$Key.$A$2:.$C$257];3;1);&quot;%&quot;))">
            <text:p/>
          </table:table-cell>
          <table:table-cell table:style-name="ce28" table:formula="of:=IF([$Editor.AA120]=&quot;00&quot;;&quot;&quot;;COM.MICROSOFT.CONCAT(VLOOKUP([$Editor.AA120];[$Key.$A$2:.$C$257];3;1);&quot;%&quot;))">
            <text:p/>
          </table:table-cell>
          <table:table-cell table:style-name="ce31" table:formula="of:=IF([$Editor.AB120]=&quot;00&quot;;&quot;&quot;;COM.MICROSOFT.CONCAT(VLOOKUP([$Editor.AB120];[$Key.$A$2:.$C$257];3;1);&quot;%&quot;))">
            <text:p/>
          </table:table-cell>
          <table:table-cell table:style-name="ce28" table:formula="of:=IF([$Editor.AC120]=&quot;00&quot;;&quot;&quot;;COM.MICROSOFT.CONCAT(VLOOKUP([$Editor.AC120];[$Key.$A$2:.$C$257];3;1);&quot;%&quot;))">
            <text:p/>
          </table:table-cell>
          <table:table-cell table:style-name="ce31" table:formula="of:=IF([$Editor.AD120]=&quot;00&quot;;&quot;&quot;;COM.MICROSOFT.CONCAT(VLOOKUP([$Editor.AD120];[$Key.$A$2:.$C$257];3;1);&quot;%&quot;))">
            <text:p/>
          </table:table-cell>
          <table:table-cell table:style-name="ce28" table:formula="of:=HEX2DEC([$Editor.AE120])" office:value-type="float" office:value="0" calcext:value-type="float">
            <text:p>0</text:p>
          </table:table-cell>
          <table:table-cell table:style-name="ce31" table:formula="of:=HEX2DEC([$Editor.AF120])" office:value-type="float" office:value="0" calcext:value-type="float">
            <text:p>0</text:p>
          </table:table-cell>
          <table:table-cell table:style-name="ce28" table:formula="of:=HEX2DEC([$Editor.AG120])" office:value-type="float" office:value="1" calcext:value-type="float">
            <text:p>1</text:p>
          </table:table-cell>
          <table:table-cell table:style-name="ce31" table:formula="of:=VLOOKUP([$Editor.AH120];[$Key.$A$2:.$K$6];11;1)" office:value-type="float" office:value="0" calcext:value-type="float">
            <text:p/>
          </table:table-cell>
          <table:table-cell table:style-name="ce28" table:formula="of:=HEX2DEC([$Editor.AI120])" office:value-type="float" office:value="0" calcext:value-type="float">
            <text:p>0</text:p>
          </table:table-cell>
          <table:table-cell table:style-name="ce31" table:formula="of:=HEX2DEC([$Editor.AJ120])" office:value-type="float" office:value="0" calcext:value-type="float">
            <text:p>0</text:p>
          </table:table-cell>
          <table:table-cell table:style-name="ce28" table:formula="of:=HEX2DEC([$Editor.AK120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Wind Garb</text:p>
          </table:table-cell>
          <table:table-cell table:style-name="ce27" table:formula="of:=COM.MICROSOFT.CONCAT([$Editor.C121];[$Editor.B121])" office:value-type="string" office:string-value="009b" calcext:value-type="string" table:number-columns-spanned="2" table:number-rows-spanned="1">
            <text:p>009b</text:p>
          </table:table-cell>
          <table:covered-table-cell table:style-name="ce45"/>
          <table:table-cell table:style-name="ce29" table:formula="of:=HEX2DEC(COM.MICROSOFT.CONCAT([$Editor.E121];[$Editor.D121]))" office:value-type="float" office:value="2460" calcext:value-type="float" table:number-columns-spanned="2" table:number-rows-spanned="1">
            <text:p>2460</text:p>
          </table:table-cell>
          <table:covered-table-cell table:style-name="ce30"/>
          <table:table-cell table:style-name="ce27" table:formula="of:=COM.MICROSOFT.CONCAT([$Editor.G121];[$Editor.F121])" office:value-type="string" office:string-value="0097" calcext:value-type="string" table:number-columns-spanned="2" table:number-rows-spanned="1">
            <text:p>0097</text:p>
          </table:table-cell>
          <table:covered-table-cell table:style-name="ce30"/>
          <table:table-cell table:style-name="ce31" table:formula="of:=VLOOKUP([$Editor.H121];[$Key.$A$2:.$G$19];7;1)" office:value-type="string" office:string-value="Robes" calcext:value-type="string">
            <text:p>Robes</text:p>
          </table:table-cell>
          <table:table-cell table:style-name="ce28" table:formula="of:=VLOOKUP([$Editor.I121];[$Key.$A$2:.$H$12];8;1)" office:value-type="string" office:string-value="Wind" calcext:value-type="string">
            <text:p>Wind</text:p>
          </table:table-cell>
          <table:table-cell table:style-name="ce31" table:formula="of:=VLOOKUP([$Editor.J121];[$Key.$A$2:.$I$8];9;1)" office:value-type="string" office:string-value="Body" calcext:value-type="string">
            <text:p>Body</text:p>
          </table:table-cell>
          <table:table-cell table:style-name="ce28" table:formula="of:=VLOOKUP([$Editor.K121];[$Key.$A$2:.$J$6];10;1)" office:value-type="string" office:string-value="None" calcext:value-type="string">
            <text:p>None</text:p>
          </table:table-cell>
          <table:table-cell table:style-name="ce31" table:formula="of:=HEX2DEC([$Editor.L121])" office:value-type="float" office:value="0" calcext:value-type="float">
            <text:p>0</text:p>
          </table:table-cell>
          <table:table-cell table:style-name="ce28" table:formula="of:=VLOOKUP([$Editor.M121];[$Key.$A$2:.$C$257];3;1)" office:value-type="string" office:string-value="5" calcext:value-type="string">
            <text:p>5</text:p>
          </table:table-cell>
          <table:table-cell table:style-name="ce31" table:formula="of:=HEX2DEC([$Editor.N121])" office:value-type="float" office:value="15" calcext:value-type="float">
            <text:p>15</text:p>
          </table:table-cell>
          <table:table-cell table:style-name="ce28" table:formula="of:=HEX2DEC([$Editor.O121])" office:value-type="float" office:value="20" calcext:value-type="float">
            <text:p>20</text:p>
          </table:table-cell>
          <table:table-cell table:style-name="ce31" table:formula="of:=VLOOKUP([$Editor.P121];[$Key.$A$2:.$H$12];8;1)" office:value-type="float" office:value="0" calcext:value-type="float">
            <text:p/>
          </table:table-cell>
          <table:table-cell table:style-name="ce28" table:formula="of:=HEX2DEC([$Editor.Q121])" office:value-type="float" office:value="0" calcext:value-type="float">
            <text:p>0</text:p>
          </table:table-cell>
          <table:table-cell table:style-name="ce31" table:formula="of:=VLOOKUP([$Editor.R121];[$Key.$A$2:.$D$257];4;1)" office:value-type="float" office:value="0" calcext:value-type="float">
            <text:p/>
          </table:table-cell>
          <table:table-cell table:style-name="ce28" table:formula="of:=VLOOKUP([$Editor.S121];[$Key.$A$2:.$F$257];6;1)" office:value-type="float" office:value="0" calcext:value-type="float">
            <text:p/>
          </table:table-cell>
          <table:table-cell table:style-name="ce31" table:formula="of:=VLOOKUP([$Editor.T121];[$Key.$A$2:.$E$257];5;1)" office:value-type="float" office:value="0" calcext:value-type="float">
            <text:p/>
          </table:table-cell>
          <table:table-cell table:style-name="ce28" table:formula="of:=IF([$Editor.U121]=&quot;00&quot;;&quot;&quot;;HEX2DEC([$Editor.U121]))">
            <text:p/>
          </table:table-cell>
          <table:table-cell table:style-name="ce31" table:formula="of:=IF([$Editor.V121]=&quot;00&quot;;&quot;&quot;;HEX2DEC([$Editor.V121]))" office:value-type="float" office:value="5" calcext:value-type="float">
            <text:p>5</text:p>
          </table:table-cell>
          <table:table-cell table:style-name="ce28" table:formula="of:=IF([$Editor.W121]=&quot;00&quot;;&quot;&quot;;HEX2DEC([$Editor.W121]))">
            <text:p/>
          </table:table-cell>
          <table:table-cell table:style-name="ce31" table:formula="of:=IF([$Editor.X121]=&quot;00&quot;;&quot;&quot;;COM.MICROSOFT.CONCAT(VLOOKUP([$Editor.X121];[$Key.$A$2:.$C$257];3;1);&quot;%&quot;))" office:value-type="string" office:string-value="-5%" calcext:value-type="string">
            <text:p>-5%</text:p>
          </table:table-cell>
          <table:table-cell table:style-name="ce28" table:formula="of:=IF([$Editor.Y121]=&quot;00&quot;;&quot;&quot;;COM.MICROSOFT.CONCAT(VLOOKUP([$Editor.Y121];[$Key.$A$2:.$C$257];3;1);&quot;%&quot;))">
            <text:p/>
          </table:table-cell>
          <table:table-cell table:style-name="ce31" table:formula="of:=IF([$Editor.Z121]=&quot;00&quot;;&quot;&quot;;COM.MICROSOFT.CONCAT(VLOOKUP([$Editor.Z121];[$Key.$A$2:.$C$257];3;1);&quot;%&quot;))">
            <text:p/>
          </table:table-cell>
          <table:table-cell table:style-name="ce28" table:formula="of:=IF([$Editor.AA121]=&quot;00&quot;;&quot;&quot;;COM.MICROSOFT.CONCAT(VLOOKUP([$Editor.AA121];[$Key.$A$2:.$C$257];3;1);&quot;%&quot;))" office:value-type="string" office:string-value="-10%" calcext:value-type="string">
            <text:p>-10%</text:p>
          </table:table-cell>
          <table:table-cell table:style-name="ce31" table:formula="of:=IF([$Editor.AB121]=&quot;00&quot;;&quot;&quot;;COM.MICROSOFT.CONCAT(VLOOKUP([$Editor.AB121];[$Key.$A$2:.$C$257];3;1);&quot;%&quot;))">
            <text:p/>
          </table:table-cell>
          <table:table-cell table:style-name="ce28" table:formula="of:=IF([$Editor.AC121]=&quot;00&quot;;&quot;&quot;;COM.MICROSOFT.CONCAT(VLOOKUP([$Editor.AC121];[$Key.$A$2:.$C$257];3;1);&quot;%&quot;))">
            <text:p/>
          </table:table-cell>
          <table:table-cell table:style-name="ce31" table:formula="of:=IF([$Editor.AD121]=&quot;00&quot;;&quot;&quot;;COM.MICROSOFT.CONCAT(VLOOKUP([$Editor.AD121];[$Key.$A$2:.$C$257];3;1);&quot;%&quot;))">
            <text:p/>
          </table:table-cell>
          <table:table-cell table:style-name="ce28" table:formula="of:=HEX2DEC([$Editor.AE121])" office:value-type="float" office:value="0" calcext:value-type="float">
            <text:p>0</text:p>
          </table:table-cell>
          <table:table-cell table:style-name="ce31" table:formula="of:=HEX2DEC([$Editor.AF121])" office:value-type="float" office:value="0" calcext:value-type="float">
            <text:p>0</text:p>
          </table:table-cell>
          <table:table-cell table:style-name="ce28" table:formula="of:=HEX2DEC([$Editor.AG121])" office:value-type="float" office:value="0" calcext:value-type="float">
            <text:p>0</text:p>
          </table:table-cell>
          <table:table-cell table:style-name="ce31" table:formula="of:=VLOOKUP([$Editor.AH121];[$Key.$A$2:.$K$6];11;1)" office:value-type="float" office:value="0" calcext:value-type="float">
            <text:p/>
          </table:table-cell>
          <table:table-cell table:style-name="ce28" table:formula="of:=HEX2DEC([$Editor.AI121])" office:value-type="float" office:value="0" calcext:value-type="float">
            <text:p>0</text:p>
          </table:table-cell>
          <table:table-cell table:style-name="ce31" table:formula="of:=HEX2DEC([$Editor.AJ121])" office:value-type="float" office:value="0" calcext:value-type="float">
            <text:p>0</text:p>
          </table:table-cell>
          <table:table-cell table:style-name="ce28" table:formula="of:=HEX2DEC([$Editor.AK121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Fire Garb</text:p>
          </table:table-cell>
          <table:table-cell table:style-name="ce27" table:formula="of:=COM.MICROSOFT.CONCAT([$Editor.C122];[$Editor.B122])" office:value-type="string" office:string-value="009c" calcext:value-type="string" table:number-columns-spanned="2" table:number-rows-spanned="1">
            <text:p>009c</text:p>
          </table:table-cell>
          <table:covered-table-cell table:style-name="ce45"/>
          <table:table-cell table:style-name="ce29" table:formula="of:=HEX2DEC(COM.MICROSOFT.CONCAT([$Editor.E122];[$Editor.D122]))" office:value-type="float" office:value="2460" calcext:value-type="float" table:number-columns-spanned="2" table:number-rows-spanned="1">
            <text:p>2460</text:p>
          </table:table-cell>
          <table:covered-table-cell table:style-name="ce30"/>
          <table:table-cell table:style-name="ce27" table:formula="of:=COM.MICROSOFT.CONCAT([$Editor.G122];[$Editor.F122])" office:value-type="string" office:string-value="0098" calcext:value-type="string" table:number-columns-spanned="2" table:number-rows-spanned="1">
            <text:p>0098</text:p>
          </table:table-cell>
          <table:covered-table-cell table:style-name="ce30"/>
          <table:table-cell table:style-name="ce31" table:formula="of:=VLOOKUP([$Editor.H122];[$Key.$A$2:.$G$19];7;1)" office:value-type="string" office:string-value="Robes" calcext:value-type="string">
            <text:p>Robes</text:p>
          </table:table-cell>
          <table:table-cell table:style-name="ce28" table:formula="of:=VLOOKUP([$Editor.I122];[$Key.$A$2:.$H$12];8;1)" office:value-type="string" office:string-value="Fire" calcext:value-type="string">
            <text:p>Fire</text:p>
          </table:table-cell>
          <table:table-cell table:style-name="ce31" table:formula="of:=VLOOKUP([$Editor.J122];[$Key.$A$2:.$I$8];9;1)" office:value-type="string" office:string-value="Body" calcext:value-type="string">
            <text:p>Body</text:p>
          </table:table-cell>
          <table:table-cell table:style-name="ce28" table:formula="of:=VLOOKUP([$Editor.K122];[$Key.$A$2:.$J$6];10;1)" office:value-type="string" office:string-value="None" calcext:value-type="string">
            <text:p>None</text:p>
          </table:table-cell>
          <table:table-cell table:style-name="ce31" table:formula="of:=HEX2DEC([$Editor.L122])" office:value-type="float" office:value="0" calcext:value-type="float">
            <text:p>0</text:p>
          </table:table-cell>
          <table:table-cell table:style-name="ce28" table:formula="of:=VLOOKUP([$Editor.M122];[$Key.$A$2:.$C$257];3;1)" office:value-type="string" office:string-value="5" calcext:value-type="string">
            <text:p>5</text:p>
          </table:table-cell>
          <table:table-cell table:style-name="ce31" table:formula="of:=HEX2DEC([$Editor.N122])" office:value-type="float" office:value="15" calcext:value-type="float">
            <text:p>15</text:p>
          </table:table-cell>
          <table:table-cell table:style-name="ce28" table:formula="of:=HEX2DEC([$Editor.O122])" office:value-type="float" office:value="20" calcext:value-type="float">
            <text:p>20</text:p>
          </table:table-cell>
          <table:table-cell table:style-name="ce31" table:formula="of:=VLOOKUP([$Editor.P122];[$Key.$A$2:.$H$12];8;1)" office:value-type="float" office:value="0" calcext:value-type="float">
            <text:p/>
          </table:table-cell>
          <table:table-cell table:style-name="ce28" table:formula="of:=HEX2DEC([$Editor.Q122])" office:value-type="float" office:value="0" calcext:value-type="float">
            <text:p>0</text:p>
          </table:table-cell>
          <table:table-cell table:style-name="ce31" table:formula="of:=VLOOKUP([$Editor.R122];[$Key.$A$2:.$D$257];4;1)" office:value-type="float" office:value="0" calcext:value-type="float">
            <text:p/>
          </table:table-cell>
          <table:table-cell table:style-name="ce28" table:formula="of:=VLOOKUP([$Editor.S122];[$Key.$A$2:.$F$257];6;1)" office:value-type="float" office:value="0" calcext:value-type="float">
            <text:p/>
          </table:table-cell>
          <table:table-cell table:style-name="ce31" table:formula="of:=VLOOKUP([$Editor.T122];[$Key.$A$2:.$E$257];5;1)" office:value-type="float" office:value="0" calcext:value-type="float">
            <text:p/>
          </table:table-cell>
          <table:table-cell table:style-name="ce28" table:formula="of:=IF([$Editor.U122]=&quot;00&quot;;&quot;&quot;;HEX2DEC([$Editor.U122]))">
            <text:p/>
          </table:table-cell>
          <table:table-cell table:style-name="ce31" table:formula="of:=IF([$Editor.V122]=&quot;00&quot;;&quot;&quot;;HEX2DEC([$Editor.V122]))" office:value-type="float" office:value="5" calcext:value-type="float">
            <text:p>5</text:p>
          </table:table-cell>
          <table:table-cell table:style-name="ce28" table:formula="of:=IF([$Editor.W122]=&quot;00&quot;;&quot;&quot;;HEX2DEC([$Editor.W122]))">
            <text:p/>
          </table:table-cell>
          <table:table-cell table:style-name="ce31" table:formula="of:=IF([$Editor.X122]=&quot;00&quot;;&quot;&quot;;COM.MICROSOFT.CONCAT(VLOOKUP([$Editor.X122];[$Key.$A$2:.$C$257];3;1);&quot;%&quot;))" office:value-type="string" office:string-value="-5%" calcext:value-type="string">
            <text:p>-5%</text:p>
          </table:table-cell>
          <table:table-cell table:style-name="ce28" table:formula="of:=IF([$Editor.Y122]=&quot;00&quot;;&quot;&quot;;COM.MICROSOFT.CONCAT(VLOOKUP([$Editor.Y122];[$Key.$A$2:.$C$257];3;1);&quot;%&quot;))">
            <text:p/>
          </table:table-cell>
          <table:table-cell table:style-name="ce31" table:formula="of:=IF([$Editor.Z122]=&quot;00&quot;;&quot;&quot;;COM.MICROSOFT.CONCAT(VLOOKUP([$Editor.Z122];[$Key.$A$2:.$C$257];3;1);&quot;%&quot;))">
            <text:p/>
          </table:table-cell>
          <table:table-cell table:style-name="ce28" table:formula="of:=IF([$Editor.AA122]=&quot;00&quot;;&quot;&quot;;COM.MICROSOFT.CONCAT(VLOOKUP([$Editor.AA122];[$Key.$A$2:.$C$257];3;1);&quot;%&quot;))">
            <text:p/>
          </table:table-cell>
          <table:table-cell table:style-name="ce31" table:formula="of:=IF([$Editor.AB122]=&quot;00&quot;;&quot;&quot;;COM.MICROSOFT.CONCAT(VLOOKUP([$Editor.AB122];[$Key.$A$2:.$C$257];3;1);&quot;%&quot;))" office:value-type="string" office:string-value="-10%" calcext:value-type="string">
            <text:p>-10%</text:p>
          </table:table-cell>
          <table:table-cell table:style-name="ce28" table:formula="of:=IF([$Editor.AC122]=&quot;00&quot;;&quot;&quot;;COM.MICROSOFT.CONCAT(VLOOKUP([$Editor.AC122];[$Key.$A$2:.$C$257];3;1);&quot;%&quot;))">
            <text:p/>
          </table:table-cell>
          <table:table-cell table:style-name="ce31" table:formula="of:=IF([$Editor.AD122]=&quot;00&quot;;&quot;&quot;;COM.MICROSOFT.CONCAT(VLOOKUP([$Editor.AD122];[$Key.$A$2:.$C$257];3;1);&quot;%&quot;))">
            <text:p/>
          </table:table-cell>
          <table:table-cell table:style-name="ce28" table:formula="of:=HEX2DEC([$Editor.AE122])" office:value-type="float" office:value="0" calcext:value-type="float">
            <text:p>0</text:p>
          </table:table-cell>
          <table:table-cell table:style-name="ce31" table:formula="of:=HEX2DEC([$Editor.AF122])" office:value-type="float" office:value="0" calcext:value-type="float">
            <text:p>0</text:p>
          </table:table-cell>
          <table:table-cell table:style-name="ce28" table:formula="of:=HEX2DEC([$Editor.AG122])" office:value-type="float" office:value="0" calcext:value-type="float">
            <text:p>0</text:p>
          </table:table-cell>
          <table:table-cell table:style-name="ce31" table:formula="of:=VLOOKUP([$Editor.AH122];[$Key.$A$2:.$K$6];11;1)" office:value-type="float" office:value="0" calcext:value-type="float">
            <text:p/>
          </table:table-cell>
          <table:table-cell table:style-name="ce28" table:formula="of:=HEX2DEC([$Editor.AI122])" office:value-type="float" office:value="0" calcext:value-type="float">
            <text:p>0</text:p>
          </table:table-cell>
          <table:table-cell table:style-name="ce31" table:formula="of:=HEX2DEC([$Editor.AJ122])" office:value-type="float" office:value="0" calcext:value-type="float">
            <text:p>0</text:p>
          </table:table-cell>
          <table:table-cell table:style-name="ce28" table:formula="of:=HEX2DEC([$Editor.AK122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Earth Garb</text:p>
          </table:table-cell>
          <table:table-cell table:style-name="ce27" table:formula="of:=COM.MICROSOFT.CONCAT([$Editor.C123];[$Editor.B123])" office:value-type="string" office:string-value="009d" calcext:value-type="string" table:number-columns-spanned="2" table:number-rows-spanned="1">
            <text:p>009d</text:p>
          </table:table-cell>
          <table:covered-table-cell table:style-name="ce45"/>
          <table:table-cell table:style-name="ce29" table:formula="of:=HEX2DEC(COM.MICROSOFT.CONCAT([$Editor.E123];[$Editor.D123]))" office:value-type="float" office:value="2460" calcext:value-type="float" table:number-columns-spanned="2" table:number-rows-spanned="1">
            <text:p>2460</text:p>
          </table:table-cell>
          <table:covered-table-cell table:style-name="ce30"/>
          <table:table-cell table:style-name="ce27" table:formula="of:=COM.MICROSOFT.CONCAT([$Editor.G123];[$Editor.F123])" office:value-type="string" office:string-value="0099" calcext:value-type="string" table:number-columns-spanned="2" table:number-rows-spanned="1">
            <text:p>0099</text:p>
          </table:table-cell>
          <table:covered-table-cell table:style-name="ce30"/>
          <table:table-cell table:style-name="ce31" table:formula="of:=VLOOKUP([$Editor.H123];[$Key.$A$2:.$G$19];7;1)" office:value-type="string" office:string-value="Robes" calcext:value-type="string">
            <text:p>Robes</text:p>
          </table:table-cell>
          <table:table-cell table:style-name="ce28" table:formula="of:=VLOOKUP([$Editor.I123];[$Key.$A$2:.$H$12];8;1)" office:value-type="string" office:string-value="Earth" calcext:value-type="string">
            <text:p>Earth</text:p>
          </table:table-cell>
          <table:table-cell table:style-name="ce31" table:formula="of:=VLOOKUP([$Editor.J123];[$Key.$A$2:.$I$8];9;1)" office:value-type="string" office:string-value="Body" calcext:value-type="string">
            <text:p>Body</text:p>
          </table:table-cell>
          <table:table-cell table:style-name="ce28" table:formula="of:=VLOOKUP([$Editor.K123];[$Key.$A$2:.$J$6];10;1)" office:value-type="string" office:string-value="None" calcext:value-type="string">
            <text:p>None</text:p>
          </table:table-cell>
          <table:table-cell table:style-name="ce31" table:formula="of:=HEX2DEC([$Editor.L123])" office:value-type="float" office:value="0" calcext:value-type="float">
            <text:p>0</text:p>
          </table:table-cell>
          <table:table-cell table:style-name="ce28" table:formula="of:=VLOOKUP([$Editor.M123];[$Key.$A$2:.$C$257];3;1)" office:value-type="string" office:string-value="5" calcext:value-type="string">
            <text:p>5</text:p>
          </table:table-cell>
          <table:table-cell table:style-name="ce31" table:formula="of:=HEX2DEC([$Editor.N123])" office:value-type="float" office:value="15" calcext:value-type="float">
            <text:p>15</text:p>
          </table:table-cell>
          <table:table-cell table:style-name="ce28" table:formula="of:=HEX2DEC([$Editor.O123])" office:value-type="float" office:value="20" calcext:value-type="float">
            <text:p>20</text:p>
          </table:table-cell>
          <table:table-cell table:style-name="ce31" table:formula="of:=VLOOKUP([$Editor.P123];[$Key.$A$2:.$H$12];8;1)" office:value-type="float" office:value="0" calcext:value-type="float">
            <text:p/>
          </table:table-cell>
          <table:table-cell table:style-name="ce28" table:formula="of:=HEX2DEC([$Editor.Q123])" office:value-type="float" office:value="0" calcext:value-type="float">
            <text:p>0</text:p>
          </table:table-cell>
          <table:table-cell table:style-name="ce31" table:formula="of:=VLOOKUP([$Editor.R123];[$Key.$A$2:.$D$257];4;1)" office:value-type="float" office:value="0" calcext:value-type="float">
            <text:p/>
          </table:table-cell>
          <table:table-cell table:style-name="ce28" table:formula="of:=VLOOKUP([$Editor.S123];[$Key.$A$2:.$F$257];6;1)" office:value-type="float" office:value="0" calcext:value-type="float">
            <text:p/>
          </table:table-cell>
          <table:table-cell table:style-name="ce31" table:formula="of:=VLOOKUP([$Editor.T123];[$Key.$A$2:.$E$257];5;1)" office:value-type="float" office:value="0" calcext:value-type="float">
            <text:p/>
          </table:table-cell>
          <table:table-cell table:style-name="ce28" table:formula="of:=IF([$Editor.U123]=&quot;00&quot;;&quot;&quot;;HEX2DEC([$Editor.U123]))">
            <text:p/>
          </table:table-cell>
          <table:table-cell table:style-name="ce31" table:formula="of:=IF([$Editor.V123]=&quot;00&quot;;&quot;&quot;;HEX2DEC([$Editor.V123]))" office:value-type="float" office:value="5" calcext:value-type="float">
            <text:p>5</text:p>
          </table:table-cell>
          <table:table-cell table:style-name="ce28" table:formula="of:=IF([$Editor.W123]=&quot;00&quot;;&quot;&quot;;HEX2DEC([$Editor.W123]))">
            <text:p/>
          </table:table-cell>
          <table:table-cell table:style-name="ce31" table:formula="of:=IF([$Editor.X123]=&quot;00&quot;;&quot;&quot;;COM.MICROSOFT.CONCAT(VLOOKUP([$Editor.X123];[$Key.$A$2:.$C$257];3;1);&quot;%&quot;))" office:value-type="string" office:string-value="-5%" calcext:value-type="string">
            <text:p>-5%</text:p>
          </table:table-cell>
          <table:table-cell table:style-name="ce28" table:formula="of:=IF([$Editor.Y123]=&quot;00&quot;;&quot;&quot;;COM.MICROSOFT.CONCAT(VLOOKUP([$Editor.Y123];[$Key.$A$2:.$C$257];3;1);&quot;%&quot;))" office:value-type="string" office:string-value="-10%" calcext:value-type="string">
            <text:p>-10%</text:p>
          </table:table-cell>
          <table:table-cell table:style-name="ce31" table:formula="of:=IF([$Editor.Z123]=&quot;00&quot;;&quot;&quot;;COM.MICROSOFT.CONCAT(VLOOKUP([$Editor.Z123];[$Key.$A$2:.$C$257];3;1);&quot;%&quot;))">
            <text:p/>
          </table:table-cell>
          <table:table-cell table:style-name="ce28" table:formula="of:=IF([$Editor.AA123]=&quot;00&quot;;&quot;&quot;;COM.MICROSOFT.CONCAT(VLOOKUP([$Editor.AA123];[$Key.$A$2:.$C$257];3;1);&quot;%&quot;))">
            <text:p/>
          </table:table-cell>
          <table:table-cell table:style-name="ce31" table:formula="of:=IF([$Editor.AB123]=&quot;00&quot;;&quot;&quot;;COM.MICROSOFT.CONCAT(VLOOKUP([$Editor.AB123];[$Key.$A$2:.$C$257];3;1);&quot;%&quot;))">
            <text:p/>
          </table:table-cell>
          <table:table-cell table:style-name="ce28" table:formula="of:=IF([$Editor.AC123]=&quot;00&quot;;&quot;&quot;;COM.MICROSOFT.CONCAT(VLOOKUP([$Editor.AC123];[$Key.$A$2:.$C$257];3;1);&quot;%&quot;))">
            <text:p/>
          </table:table-cell>
          <table:table-cell table:style-name="ce31" table:formula="of:=IF([$Editor.AD123]=&quot;00&quot;;&quot;&quot;;COM.MICROSOFT.CONCAT(VLOOKUP([$Editor.AD123];[$Key.$A$2:.$C$257];3;1);&quot;%&quot;))">
            <text:p/>
          </table:table-cell>
          <table:table-cell table:style-name="ce28" table:formula="of:=HEX2DEC([$Editor.AE123])" office:value-type="float" office:value="0" calcext:value-type="float">
            <text:p>0</text:p>
          </table:table-cell>
          <table:table-cell table:style-name="ce31" table:formula="of:=HEX2DEC([$Editor.AF123])" office:value-type="float" office:value="0" calcext:value-type="float">
            <text:p>0</text:p>
          </table:table-cell>
          <table:table-cell table:style-name="ce28" table:formula="of:=HEX2DEC([$Editor.AG123])" office:value-type="float" office:value="0" calcext:value-type="float">
            <text:p>0</text:p>
          </table:table-cell>
          <table:table-cell table:style-name="ce31" table:formula="of:=VLOOKUP([$Editor.AH123];[$Key.$A$2:.$K$6];11;1)" office:value-type="float" office:value="0" calcext:value-type="float">
            <text:p/>
          </table:table-cell>
          <table:table-cell table:style-name="ce28" table:formula="of:=HEX2DEC([$Editor.AI123])" office:value-type="float" office:value="0" calcext:value-type="float">
            <text:p>0</text:p>
          </table:table-cell>
          <table:table-cell table:style-name="ce31" table:formula="of:=HEX2DEC([$Editor.AJ123])" office:value-type="float" office:value="0" calcext:value-type="float">
            <text:p>0</text:p>
          </table:table-cell>
          <table:table-cell table:style-name="ce28" table:formula="of:=HEX2DEC([$Editor.AK123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Water Garb</text:p>
          </table:table-cell>
          <table:table-cell table:style-name="ce27" table:formula="of:=COM.MICROSOFT.CONCAT([$Editor.C124];[$Editor.B124])" office:value-type="string" office:string-value="009e" calcext:value-type="string" table:number-columns-spanned="2" table:number-rows-spanned="1">
            <text:p>009e</text:p>
          </table:table-cell>
          <table:covered-table-cell table:style-name="ce45"/>
          <table:table-cell table:style-name="ce29" table:formula="of:=HEX2DEC(COM.MICROSOFT.CONCAT([$Editor.E124];[$Editor.D124]))" office:value-type="float" office:value="2460" calcext:value-type="float" table:number-columns-spanned="2" table:number-rows-spanned="1">
            <text:p>2460</text:p>
          </table:table-cell>
          <table:covered-table-cell table:style-name="ce30"/>
          <table:table-cell table:style-name="ce27" table:formula="of:=COM.MICROSOFT.CONCAT([$Editor.G124];[$Editor.F124])" office:value-type="string" office:string-value="009a" calcext:value-type="string" table:number-columns-spanned="2" table:number-rows-spanned="1">
            <text:p>009a</text:p>
          </table:table-cell>
          <table:covered-table-cell table:style-name="ce30"/>
          <table:table-cell table:style-name="ce31" table:formula="of:=VLOOKUP([$Editor.H124];[$Key.$A$2:.$G$19];7;1)" office:value-type="string" office:string-value="Robes" calcext:value-type="string">
            <text:p>Robes</text:p>
          </table:table-cell>
          <table:table-cell table:style-name="ce28" table:formula="of:=VLOOKUP([$Editor.I124];[$Key.$A$2:.$H$12];8;1)" office:value-type="string" office:string-value="Water" calcext:value-type="string">
            <text:p>Water</text:p>
          </table:table-cell>
          <table:table-cell table:style-name="ce31" table:formula="of:=VLOOKUP([$Editor.J124];[$Key.$A$2:.$I$8];9;1)" office:value-type="string" office:string-value="Body" calcext:value-type="string">
            <text:p>Body</text:p>
          </table:table-cell>
          <table:table-cell table:style-name="ce28" table:formula="of:=VLOOKUP([$Editor.K124];[$Key.$A$2:.$J$6];10;1)" office:value-type="string" office:string-value="None" calcext:value-type="string">
            <text:p>None</text:p>
          </table:table-cell>
          <table:table-cell table:style-name="ce31" table:formula="of:=HEX2DEC([$Editor.L124])" office:value-type="float" office:value="0" calcext:value-type="float">
            <text:p>0</text:p>
          </table:table-cell>
          <table:table-cell table:style-name="ce28" table:formula="of:=VLOOKUP([$Editor.M124];[$Key.$A$2:.$C$257];3;1)" office:value-type="string" office:string-value="5" calcext:value-type="string">
            <text:p>5</text:p>
          </table:table-cell>
          <table:table-cell table:style-name="ce31" table:formula="of:=HEX2DEC([$Editor.N124])" office:value-type="float" office:value="15" calcext:value-type="float">
            <text:p>15</text:p>
          </table:table-cell>
          <table:table-cell table:style-name="ce28" table:formula="of:=HEX2DEC([$Editor.O124])" office:value-type="float" office:value="20" calcext:value-type="float">
            <text:p>20</text:p>
          </table:table-cell>
          <table:table-cell table:style-name="ce31" table:formula="of:=VLOOKUP([$Editor.P124];[$Key.$A$2:.$H$12];8;1)" office:value-type="float" office:value="0" calcext:value-type="float">
            <text:p/>
          </table:table-cell>
          <table:table-cell table:style-name="ce28" table:formula="of:=HEX2DEC([$Editor.Q124])" office:value-type="float" office:value="0" calcext:value-type="float">
            <text:p>0</text:p>
          </table:table-cell>
          <table:table-cell table:style-name="ce31" table:formula="of:=VLOOKUP([$Editor.R124];[$Key.$A$2:.$D$257];4;1)" office:value-type="float" office:value="0" calcext:value-type="float">
            <text:p/>
          </table:table-cell>
          <table:table-cell table:style-name="ce28" table:formula="of:=VLOOKUP([$Editor.S124];[$Key.$A$2:.$F$257];6;1)" office:value-type="float" office:value="0" calcext:value-type="float">
            <text:p/>
          </table:table-cell>
          <table:table-cell table:style-name="ce31" table:formula="of:=VLOOKUP([$Editor.T124];[$Key.$A$2:.$E$257];5;1)" office:value-type="float" office:value="0" calcext:value-type="float">
            <text:p/>
          </table:table-cell>
          <table:table-cell table:style-name="ce28" table:formula="of:=IF([$Editor.U124]=&quot;00&quot;;&quot;&quot;;HEX2DEC([$Editor.U124]))">
            <text:p/>
          </table:table-cell>
          <table:table-cell table:style-name="ce31" table:formula="of:=IF([$Editor.V124]=&quot;00&quot;;&quot;&quot;;HEX2DEC([$Editor.V124]))" office:value-type="float" office:value="5" calcext:value-type="float">
            <text:p>5</text:p>
          </table:table-cell>
          <table:table-cell table:style-name="ce28" table:formula="of:=IF([$Editor.W124]=&quot;00&quot;;&quot;&quot;;HEX2DEC([$Editor.W124]))">
            <text:p/>
          </table:table-cell>
          <table:table-cell table:style-name="ce31" table:formula="of:=IF([$Editor.X124]=&quot;00&quot;;&quot;&quot;;COM.MICROSOFT.CONCAT(VLOOKUP([$Editor.X124];[$Key.$A$2:.$C$257];3;1);&quot;%&quot;))" office:value-type="string" office:string-value="-5%" calcext:value-type="string">
            <text:p>-5%</text:p>
          </table:table-cell>
          <table:table-cell table:style-name="ce28" table:formula="of:=IF([$Editor.Y124]=&quot;00&quot;;&quot;&quot;;COM.MICROSOFT.CONCAT(VLOOKUP([$Editor.Y124];[$Key.$A$2:.$C$257];3;1);&quot;%&quot;))">
            <text:p/>
          </table:table-cell>
          <table:table-cell table:style-name="ce31" table:formula="of:=IF([$Editor.Z124]=&quot;00&quot;;&quot;&quot;;COM.MICROSOFT.CONCAT(VLOOKUP([$Editor.Z124];[$Key.$A$2:.$C$257];3;1);&quot;%&quot;))" office:value-type="string" office:string-value="-10%" calcext:value-type="string">
            <text:p>-10%</text:p>
          </table:table-cell>
          <table:table-cell table:style-name="ce28" table:formula="of:=IF([$Editor.AA124]=&quot;00&quot;;&quot;&quot;;COM.MICROSOFT.CONCAT(VLOOKUP([$Editor.AA124];[$Key.$A$2:.$C$257];3;1);&quot;%&quot;))">
            <text:p/>
          </table:table-cell>
          <table:table-cell table:style-name="ce31" table:formula="of:=IF([$Editor.AB124]=&quot;00&quot;;&quot;&quot;;COM.MICROSOFT.CONCAT(VLOOKUP([$Editor.AB124];[$Key.$A$2:.$C$257];3;1);&quot;%&quot;))">
            <text:p/>
          </table:table-cell>
          <table:table-cell table:style-name="ce28" table:formula="of:=IF([$Editor.AC124]=&quot;00&quot;;&quot;&quot;;COM.MICROSOFT.CONCAT(VLOOKUP([$Editor.AC124];[$Key.$A$2:.$C$257];3;1);&quot;%&quot;))">
            <text:p/>
          </table:table-cell>
          <table:table-cell table:style-name="ce31" table:formula="of:=IF([$Editor.AD124]=&quot;00&quot;;&quot;&quot;;COM.MICROSOFT.CONCAT(VLOOKUP([$Editor.AD124];[$Key.$A$2:.$C$257];3;1);&quot;%&quot;))">
            <text:p/>
          </table:table-cell>
          <table:table-cell table:style-name="ce28" table:formula="of:=HEX2DEC([$Editor.AE124])" office:value-type="float" office:value="0" calcext:value-type="float">
            <text:p>0</text:p>
          </table:table-cell>
          <table:table-cell table:style-name="ce31" table:formula="of:=HEX2DEC([$Editor.AF124])" office:value-type="float" office:value="0" calcext:value-type="float">
            <text:p>0</text:p>
          </table:table-cell>
          <table:table-cell table:style-name="ce28" table:formula="of:=HEX2DEC([$Editor.AG124])" office:value-type="float" office:value="0" calcext:value-type="float">
            <text:p>0</text:p>
          </table:table-cell>
          <table:table-cell table:style-name="ce31" table:formula="of:=VLOOKUP([$Editor.AH124];[$Key.$A$2:.$K$6];11;1)" office:value-type="float" office:value="0" calcext:value-type="float">
            <text:p/>
          </table:table-cell>
          <table:table-cell table:style-name="ce28" table:formula="of:=HEX2DEC([$Editor.AI124])" office:value-type="float" office:value="0" calcext:value-type="float">
            <text:p>0</text:p>
          </table:table-cell>
          <table:table-cell table:style-name="ce31" table:formula="of:=HEX2DEC([$Editor.AJ124])" office:value-type="float" office:value="0" calcext:value-type="float">
            <text:p>0</text:p>
          </table:table-cell>
          <table:table-cell table:style-name="ce28" table:formula="of:=HEX2DEC([$Editor.AK124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Cloak of Oath</text:p>
          </table:table-cell>
          <table:table-cell table:style-name="ce27" table:formula="of:=COM.MICROSOFT.CONCAT([$Editor.C125];[$Editor.B125])" office:value-type="string" office:string-value="009f" calcext:value-type="string" table:number-columns-spanned="2" table:number-rows-spanned="1">
            <text:p>009f</text:p>
          </table:table-cell>
          <table:covered-table-cell table:style-name="ce45"/>
          <table:table-cell table:style-name="ce29" table:formula="of:=HEX2DEC(COM.MICROSOFT.CONCAT([$Editor.E125];[$Editor.D125]))" office:value-type="float" office:value="2460" calcext:value-type="float" table:number-columns-spanned="2" table:number-rows-spanned="1">
            <text:p>2460</text:p>
          </table:table-cell>
          <table:covered-table-cell table:style-name="ce30"/>
          <table:table-cell table:style-name="ce27" table:formula="of:=COM.MICROSOFT.CONCAT([$Editor.G125];[$Editor.F125])" office:value-type="string" office:string-value="009b" calcext:value-type="string" table:number-columns-spanned="2" table:number-rows-spanned="1">
            <text:p>009b</text:p>
          </table:table-cell>
          <table:covered-table-cell table:style-name="ce30"/>
          <table:table-cell table:style-name="ce31" table:formula="of:=VLOOKUP([$Editor.H125];[$Key.$A$2:.$G$19];7;1)" office:value-type="string" office:string-value="Robes" calcext:value-type="string">
            <text:p>Robes</text:p>
          </table:table-cell>
          <table:table-cell table:style-name="ce28" table:formula="of:=VLOOKUP([$Editor.I125];[$Key.$A$2:.$H$12];8;1)" office:value-type="string" office:string-value="Virtue" calcext:value-type="string">
            <text:p>Virtue</text:p>
          </table:table-cell>
          <table:table-cell table:style-name="ce31" table:formula="of:=VLOOKUP([$Editor.J125];[$Key.$A$2:.$I$8];9;1)" office:value-type="string" office:string-value="Body" calcext:value-type="string">
            <text:p>Body</text:p>
          </table:table-cell>
          <table:table-cell table:style-name="ce28" table:formula="of:=VLOOKUP([$Editor.K125];[$Key.$A$2:.$J$6];10;1)" office:value-type="string" office:string-value="None" calcext:value-type="string">
            <text:p>None</text:p>
          </table:table-cell>
          <table:table-cell table:style-name="ce31" table:formula="of:=HEX2DEC([$Editor.L125])" office:value-type="float" office:value="0" calcext:value-type="float">
            <text:p>0</text:p>
          </table:table-cell>
          <table:table-cell table:style-name="ce28" table:formula="of:=VLOOKUP([$Editor.M125];[$Key.$A$2:.$C$257];3;1)" office:value-type="string" office:string-value="5" calcext:value-type="string">
            <text:p>5</text:p>
          </table:table-cell>
          <table:table-cell table:style-name="ce31" table:formula="of:=HEX2DEC([$Editor.N125])" office:value-type="float" office:value="15" calcext:value-type="float">
            <text:p>15</text:p>
          </table:table-cell>
          <table:table-cell table:style-name="ce28" table:formula="of:=HEX2DEC([$Editor.O125])" office:value-type="float" office:value="20" calcext:value-type="float">
            <text:p>20</text:p>
          </table:table-cell>
          <table:table-cell table:style-name="ce31" table:formula="of:=VLOOKUP([$Editor.P125];[$Key.$A$2:.$H$12];8;1)" office:value-type="float" office:value="0" calcext:value-type="float">
            <text:p/>
          </table:table-cell>
          <table:table-cell table:style-name="ce28" table:formula="of:=HEX2DEC([$Editor.Q125])" office:value-type="float" office:value="0" calcext:value-type="float">
            <text:p>0</text:p>
          </table:table-cell>
          <table:table-cell table:style-name="ce31" table:formula="of:=VLOOKUP([$Editor.R125];[$Key.$A$2:.$D$257];4;1)" office:value-type="float" office:value="0" calcext:value-type="float">
            <text:p/>
          </table:table-cell>
          <table:table-cell table:style-name="ce28" table:formula="of:=VLOOKUP([$Editor.S125];[$Key.$A$2:.$F$257];6;1)" office:value-type="float" office:value="0" calcext:value-type="float">
            <text:p/>
          </table:table-cell>
          <table:table-cell table:style-name="ce31" table:formula="of:=VLOOKUP([$Editor.T125];[$Key.$A$2:.$E$257];5;1)" office:value-type="float" office:value="0" calcext:value-type="float">
            <text:p/>
          </table:table-cell>
          <table:table-cell table:style-name="ce28" table:formula="of:=IF([$Editor.U125]=&quot;00&quot;;&quot;&quot;;HEX2DEC([$Editor.U125]))">
            <text:p/>
          </table:table-cell>
          <table:table-cell table:style-name="ce31" table:formula="of:=IF([$Editor.V125]=&quot;00&quot;;&quot;&quot;;HEX2DEC([$Editor.V125]))" office:value-type="float" office:value="10" calcext:value-type="float">
            <text:p>10</text:p>
          </table:table-cell>
          <table:table-cell table:style-name="ce28" table:formula="of:=IF([$Editor.W125]=&quot;00&quot;;&quot;&quot;;HEX2DEC([$Editor.W125]))">
            <text:p/>
          </table:table-cell>
          <table:table-cell table:style-name="ce31" table:formula="of:=IF([$Editor.X125]=&quot;00&quot;;&quot;&quot;;COM.MICROSOFT.CONCAT(VLOOKUP([$Editor.X125];[$Key.$A$2:.$C$257];3;1);&quot;%&quot;))" office:value-type="string" office:string-value="-5%" calcext:value-type="string">
            <text:p>-5%</text:p>
          </table:table-cell>
          <table:table-cell table:style-name="ce28" table:formula="of:=IF([$Editor.Y125]=&quot;00&quot;;&quot;&quot;;COM.MICROSOFT.CONCAT(VLOOKUP([$Editor.Y125];[$Key.$A$2:.$C$257];3;1);&quot;%&quot;))">
            <text:p/>
          </table:table-cell>
          <table:table-cell table:style-name="ce31" table:formula="of:=IF([$Editor.Z125]=&quot;00&quot;;&quot;&quot;;COM.MICROSOFT.CONCAT(VLOOKUP([$Editor.Z125];[$Key.$A$2:.$C$257];3;1);&quot;%&quot;))">
            <text:p/>
          </table:table-cell>
          <table:table-cell table:style-name="ce28" table:formula="of:=IF([$Editor.AA125]=&quot;00&quot;;&quot;&quot;;COM.MICROSOFT.CONCAT(VLOOKUP([$Editor.AA125];[$Key.$A$2:.$C$257];3;1);&quot;%&quot;))">
            <text:p/>
          </table:table-cell>
          <table:table-cell table:style-name="ce31" table:formula="of:=IF([$Editor.AB125]=&quot;00&quot;;&quot;&quot;;COM.MICROSOFT.CONCAT(VLOOKUP([$Editor.AB125];[$Key.$A$2:.$C$257];3;1);&quot;%&quot;))">
            <text:p/>
          </table:table-cell>
          <table:table-cell table:style-name="ce28" table:formula="of:=IF([$Editor.AC125]=&quot;00&quot;;&quot;&quot;;COM.MICROSOFT.CONCAT(VLOOKUP([$Editor.AC125];[$Key.$A$2:.$C$257];3;1);&quot;%&quot;))" office:value-type="string" office:string-value="5%" calcext:value-type="string">
            <text:p>5%</text:p>
          </table:table-cell>
          <table:table-cell table:style-name="ce31" table:formula="of:=IF([$Editor.AD125]=&quot;00&quot;;&quot;&quot;;COM.MICROSOFT.CONCAT(VLOOKUP([$Editor.AD125];[$Key.$A$2:.$C$257];3;1);&quot;%&quot;))" office:value-type="string" office:string-value="-10%" calcext:value-type="string">
            <text:p>-10%</text:p>
          </table:table-cell>
          <table:table-cell table:style-name="ce28" table:formula="of:=HEX2DEC([$Editor.AE125])" office:value-type="float" office:value="0" calcext:value-type="float">
            <text:p>0</text:p>
          </table:table-cell>
          <table:table-cell table:style-name="ce31" table:formula="of:=HEX2DEC([$Editor.AF125])" office:value-type="float" office:value="0" calcext:value-type="float">
            <text:p>0</text:p>
          </table:table-cell>
          <table:table-cell table:style-name="ce28" table:formula="of:=HEX2DEC([$Editor.AG125])" office:value-type="float" office:value="1" calcext:value-type="float">
            <text:p>1</text:p>
          </table:table-cell>
          <table:table-cell table:style-name="ce31" table:formula="of:=VLOOKUP([$Editor.AH125];[$Key.$A$2:.$K$6];11;1)" office:value-type="float" office:value="0" calcext:value-type="float">
            <text:p/>
          </table:table-cell>
          <table:table-cell table:style-name="ce28" table:formula="of:=HEX2DEC([$Editor.AI125])" office:value-type="float" office:value="0" calcext:value-type="float">
            <text:p>0</text:p>
          </table:table-cell>
          <table:table-cell table:style-name="ce31" table:formula="of:=HEX2DEC([$Editor.AJ125])" office:value-type="float" office:value="0" calcext:value-type="float">
            <text:p>0</text:p>
          </table:table-cell>
          <table:table-cell table:style-name="ce28" table:formula="of:=HEX2DEC([$Editor.AK125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Robe of Abyss</text:p>
          </table:table-cell>
          <table:table-cell table:style-name="ce27" table:formula="of:=COM.MICROSOFT.CONCAT([$Editor.C126];[$Editor.B126])" office:value-type="string" office:string-value="00a0" calcext:value-type="string" table:number-columns-spanned="2" table:number-rows-spanned="1">
            <text:p>00a0</text:p>
          </table:table-cell>
          <table:covered-table-cell table:style-name="ce45"/>
          <table:table-cell table:style-name="ce29" table:formula="of:=HEX2DEC(COM.MICROSOFT.CONCAT([$Editor.E126];[$Editor.D126]))" office:value-type="float" office:value="2460" calcext:value-type="float" table:number-columns-spanned="2" table:number-rows-spanned="1">
            <text:p>2460</text:p>
          </table:table-cell>
          <table:covered-table-cell table:style-name="ce30"/>
          <table:table-cell table:style-name="ce27" table:formula="of:=COM.MICROSOFT.CONCAT([$Editor.G126];[$Editor.F126])" office:value-type="string" office:string-value="009c" calcext:value-type="string" table:number-columns-spanned="2" table:number-rows-spanned="1">
            <text:p>009c</text:p>
          </table:table-cell>
          <table:covered-table-cell table:style-name="ce30"/>
          <table:table-cell table:style-name="ce31" table:formula="of:=VLOOKUP([$Editor.H126];[$Key.$A$2:.$G$19];7;1)" office:value-type="string" office:string-value="Robes" calcext:value-type="string">
            <text:p>Robes</text:p>
          </table:table-cell>
          <table:table-cell table:style-name="ce28" table:formula="of:=VLOOKUP([$Editor.I126];[$Key.$A$2:.$H$12];8;1)" office:value-type="string" office:string-value="Bane" calcext:value-type="string">
            <text:p>Bane</text:p>
          </table:table-cell>
          <table:table-cell table:style-name="ce31" table:formula="of:=VLOOKUP([$Editor.J126];[$Key.$A$2:.$I$8];9;1)" office:value-type="string" office:string-value="Body" calcext:value-type="string">
            <text:p>Body</text:p>
          </table:table-cell>
          <table:table-cell table:style-name="ce28" table:formula="of:=VLOOKUP([$Editor.K126];[$Key.$A$2:.$J$6];10;1)" office:value-type="string" office:string-value="None" calcext:value-type="string">
            <text:p>None</text:p>
          </table:table-cell>
          <table:table-cell table:style-name="ce31" table:formula="of:=HEX2DEC([$Editor.L126])" office:value-type="float" office:value="0" calcext:value-type="float">
            <text:p>0</text:p>
          </table:table-cell>
          <table:table-cell table:style-name="ce28" table:formula="of:=VLOOKUP([$Editor.M126];[$Key.$A$2:.$C$257];3;1)" office:value-type="string" office:string-value="5" calcext:value-type="string">
            <text:p>5</text:p>
          </table:table-cell>
          <table:table-cell table:style-name="ce31" table:formula="of:=HEX2DEC([$Editor.N126])" office:value-type="float" office:value="15" calcext:value-type="float">
            <text:p>15</text:p>
          </table:table-cell>
          <table:table-cell table:style-name="ce28" table:formula="of:=HEX2DEC([$Editor.O126])" office:value-type="float" office:value="20" calcext:value-type="float">
            <text:p>20</text:p>
          </table:table-cell>
          <table:table-cell table:style-name="ce31" table:formula="of:=VLOOKUP([$Editor.P126];[$Key.$A$2:.$H$12];8;1)" office:value-type="float" office:value="0" calcext:value-type="float">
            <text:p/>
          </table:table-cell>
          <table:table-cell table:style-name="ce28" table:formula="of:=HEX2DEC([$Editor.Q126])" office:value-type="float" office:value="0" calcext:value-type="float">
            <text:p>0</text:p>
          </table:table-cell>
          <table:table-cell table:style-name="ce31" table:formula="of:=VLOOKUP([$Editor.R126];[$Key.$A$2:.$D$257];4;1)" office:value-type="float" office:value="0" calcext:value-type="float">
            <text:p/>
          </table:table-cell>
          <table:table-cell table:style-name="ce28" table:formula="of:=VLOOKUP([$Editor.S126];[$Key.$A$2:.$F$257];6;1)" office:value-type="float" office:value="0" calcext:value-type="float">
            <text:p/>
          </table:table-cell>
          <table:table-cell table:style-name="ce31" table:formula="of:=VLOOKUP([$Editor.T126];[$Key.$A$2:.$E$257];5;1)" office:value-type="float" office:value="0" calcext:value-type="float">
            <text:p/>
          </table:table-cell>
          <table:table-cell table:style-name="ce28" table:formula="of:=IF([$Editor.U126]=&quot;00&quot;;&quot;&quot;;HEX2DEC([$Editor.U126]))">
            <text:p/>
          </table:table-cell>
          <table:table-cell table:style-name="ce31" table:formula="of:=IF([$Editor.V126]=&quot;00&quot;;&quot;&quot;;HEX2DEC([$Editor.V126]))" office:value-type="float" office:value="10" calcext:value-type="float">
            <text:p>10</text:p>
          </table:table-cell>
          <table:table-cell table:style-name="ce28" table:formula="of:=IF([$Editor.W126]=&quot;00&quot;;&quot;&quot;;HEX2DEC([$Editor.W126]))">
            <text:p/>
          </table:table-cell>
          <table:table-cell table:style-name="ce31" table:formula="of:=IF([$Editor.X126]=&quot;00&quot;;&quot;&quot;;COM.MICROSOFT.CONCAT(VLOOKUP([$Editor.X126];[$Key.$A$2:.$C$257];3;1);&quot;%&quot;))" office:value-type="string" office:string-value="-5%" calcext:value-type="string">
            <text:p>-5%</text:p>
          </table:table-cell>
          <table:table-cell table:style-name="ce28" table:formula="of:=IF([$Editor.Y126]=&quot;00&quot;;&quot;&quot;;COM.MICROSOFT.CONCAT(VLOOKUP([$Editor.Y126];[$Key.$A$2:.$C$257];3;1);&quot;%&quot;))">
            <text:p/>
          </table:table-cell>
          <table:table-cell table:style-name="ce31" table:formula="of:=IF([$Editor.Z126]=&quot;00&quot;;&quot;&quot;;COM.MICROSOFT.CONCAT(VLOOKUP([$Editor.Z126];[$Key.$A$2:.$C$257];3;1);&quot;%&quot;))">
            <text:p/>
          </table:table-cell>
          <table:table-cell table:style-name="ce28" table:formula="of:=IF([$Editor.AA126]=&quot;00&quot;;&quot;&quot;;COM.MICROSOFT.CONCAT(VLOOKUP([$Editor.AA126];[$Key.$A$2:.$C$257];3;1);&quot;%&quot;))">
            <text:p/>
          </table:table-cell>
          <table:table-cell table:style-name="ce31" table:formula="of:=IF([$Editor.AB126]=&quot;00&quot;;&quot;&quot;;COM.MICROSOFT.CONCAT(VLOOKUP([$Editor.AB126];[$Key.$A$2:.$C$257];3;1);&quot;%&quot;))">
            <text:p/>
          </table:table-cell>
          <table:table-cell table:style-name="ce28" table:formula="of:=IF([$Editor.AC126]=&quot;00&quot;;&quot;&quot;;COM.MICROSOFT.CONCAT(VLOOKUP([$Editor.AC126];[$Key.$A$2:.$C$257];3;1);&quot;%&quot;))" office:value-type="string" office:string-value="-10%" calcext:value-type="string">
            <text:p>-10%</text:p>
          </table:table-cell>
          <table:table-cell table:style-name="ce31" table:formula="of:=IF([$Editor.AD126]=&quot;00&quot;;&quot;&quot;;COM.MICROSOFT.CONCAT(VLOOKUP([$Editor.AD126];[$Key.$A$2:.$C$257];3;1);&quot;%&quot;))" office:value-type="string" office:string-value="5%" calcext:value-type="string">
            <text:p>5%</text:p>
          </table:table-cell>
          <table:table-cell table:style-name="ce28" table:formula="of:=HEX2DEC([$Editor.AE126])" office:value-type="float" office:value="0" calcext:value-type="float">
            <text:p>0</text:p>
          </table:table-cell>
          <table:table-cell table:style-name="ce31" table:formula="of:=HEX2DEC([$Editor.AF126])" office:value-type="float" office:value="0" calcext:value-type="float">
            <text:p>0</text:p>
          </table:table-cell>
          <table:table-cell table:style-name="ce28" table:formula="of:=HEX2DEC([$Editor.AG126])" office:value-type="float" office:value="1" calcext:value-type="float">
            <text:p>1</text:p>
          </table:table-cell>
          <table:table-cell table:style-name="ce31" table:formula="of:=VLOOKUP([$Editor.AH126];[$Key.$A$2:.$K$6];11;1)" office:value-type="float" office:value="0" calcext:value-type="float">
            <text:p/>
          </table:table-cell>
          <table:table-cell table:style-name="ce28" table:formula="of:=HEX2DEC([$Editor.AI126])" office:value-type="float" office:value="0" calcext:value-type="float">
            <text:p>0</text:p>
          </table:table-cell>
          <table:table-cell table:style-name="ce31" table:formula="of:=HEX2DEC([$Editor.AJ126])" office:value-type="float" office:value="0" calcext:value-type="float">
            <text:p>0</text:p>
          </table:table-cell>
          <table:table-cell table:style-name="ce28" table:formula="of:=HEX2DEC([$Editor.AK126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Fur Coat</text:p>
          </table:table-cell>
          <table:table-cell table:style-name="ce27" table:formula="of:=COM.MICROSOFT.CONCAT([$Editor.C127];[$Editor.B127])" office:value-type="string" office:string-value="00a1" calcext:value-type="string" table:number-columns-spanned="2" table:number-rows-spanned="1">
            <text:p>00a1</text:p>
          </table:table-cell>
          <table:covered-table-cell table:style-name="ce45"/>
          <table:table-cell table:style-name="ce29" table:formula="of:=HEX2DEC(COM.MICROSOFT.CONCAT([$Editor.E127];[$Editor.D127]))" office:value-type="float" office:value="4800" calcext:value-type="float" table:number-columns-spanned="2" table:number-rows-spanned="1">
            <text:p>4800</text:p>
          </table:table-cell>
          <table:covered-table-cell table:style-name="ce30"/>
          <table:table-cell table:style-name="ce27" table:formula="of:=COM.MICROSOFT.CONCAT([$Editor.G127];[$Editor.F127])" office:value-type="string" office:string-value="009d" calcext:value-type="string" table:number-columns-spanned="2" table:number-rows-spanned="1">
            <text:p>009d</text:p>
          </table:table-cell>
          <table:covered-table-cell table:style-name="ce30"/>
          <table:table-cell table:style-name="ce31" table:formula="of:=VLOOKUP([$Editor.H127];[$Key.$A$2:.$G$19];7;1)" office:value-type="string" office:string-value="Robes" calcext:value-type="string">
            <text:p>Robes</text:p>
          </table:table-cell>
          <table:table-cell table:style-name="ce28" table:formula="of:=VLOOKUP([$Editor.I127];[$Key.$A$2:.$H$12];8;1)" office:value-type="float" office:value="0" calcext:value-type="float">
            <text:p/>
          </table:table-cell>
          <table:table-cell table:style-name="ce31" table:formula="of:=VLOOKUP([$Editor.J127];[$Key.$A$2:.$I$8];9;1)" office:value-type="string" office:string-value="Body" calcext:value-type="string">
            <text:p>Body</text:p>
          </table:table-cell>
          <table:table-cell table:style-name="ce28" table:formula="of:=VLOOKUP([$Editor.K127];[$Key.$A$2:.$J$6];10;1)" office:value-type="string" office:string-value="None" calcext:value-type="string">
            <text:p>None</text:p>
          </table:table-cell>
          <table:table-cell table:style-name="ce31" table:formula="of:=HEX2DEC([$Editor.L127])" office:value-type="float" office:value="0" calcext:value-type="float">
            <text:p>0</text:p>
          </table:table-cell>
          <table:table-cell table:style-name="ce28" table:formula="of:=VLOOKUP([$Editor.M127];[$Key.$A$2:.$C$257];3;1)" office:value-type="string" office:string-value="9" calcext:value-type="string">
            <text:p>9</text:p>
          </table:table-cell>
          <table:table-cell table:style-name="ce31" table:formula="of:=HEX2DEC([$Editor.N127])" office:value-type="float" office:value="15" calcext:value-type="float">
            <text:p>15</text:p>
          </table:table-cell>
          <table:table-cell table:style-name="ce28" table:formula="of:=HEX2DEC([$Editor.O127])" office:value-type="float" office:value="5" calcext:value-type="float">
            <text:p>5</text:p>
          </table:table-cell>
          <table:table-cell table:style-name="ce31" table:formula="of:=VLOOKUP([$Editor.P127];[$Key.$A$2:.$H$12];8;1)" office:value-type="float" office:value="0" calcext:value-type="float">
            <text:p/>
          </table:table-cell>
          <table:table-cell table:style-name="ce28" table:formula="of:=HEX2DEC([$Editor.Q127])" office:value-type="float" office:value="0" calcext:value-type="float">
            <text:p>0</text:p>
          </table:table-cell>
          <table:table-cell table:style-name="ce31" table:formula="of:=VLOOKUP([$Editor.R127];[$Key.$A$2:.$D$257];4;1)" office:value-type="float" office:value="0" calcext:value-type="float">
            <text:p/>
          </table:table-cell>
          <table:table-cell table:style-name="ce28" table:formula="of:=VLOOKUP([$Editor.S127];[$Key.$A$2:.$F$257];6;1)" office:value-type="float" office:value="0" calcext:value-type="float">
            <text:p/>
          </table:table-cell>
          <table:table-cell table:style-name="ce31" table:formula="of:=VLOOKUP([$Editor.T127];[$Key.$A$2:.$E$257];5;1)" office:value-type="float" office:value="0" calcext:value-type="float">
            <text:p/>
          </table:table-cell>
          <table:table-cell table:style-name="ce28" table:formula="of:=IF([$Editor.U127]=&quot;00&quot;;&quot;&quot;;HEX2DEC([$Editor.U127]))">
            <text:p/>
          </table:table-cell>
          <table:table-cell table:style-name="ce31" table:formula="of:=IF([$Editor.V127]=&quot;00&quot;;&quot;&quot;;HEX2DEC([$Editor.V127]))" office:value-type="float" office:value="5" calcext:value-type="float">
            <text:p>5</text:p>
          </table:table-cell>
          <table:table-cell table:style-name="ce28" table:formula="of:=IF([$Editor.W127]=&quot;00&quot;;&quot;&quot;;HEX2DEC([$Editor.W127]))">
            <text:p/>
          </table:table-cell>
          <table:table-cell table:style-name="ce31" table:formula="of:=IF([$Editor.X127]=&quot;00&quot;;&quot;&quot;;COM.MICROSOFT.CONCAT(VLOOKUP([$Editor.X127];[$Key.$A$2:.$C$257];3;1);&quot;%&quot;))" office:value-type="string" office:string-value="-5%" calcext:value-type="string">
            <text:p>-5%</text:p>
          </table:table-cell>
          <table:table-cell table:style-name="ce28" table:formula="of:=IF([$Editor.Y127]=&quot;00&quot;;&quot;&quot;;COM.MICROSOFT.CONCAT(VLOOKUP([$Editor.Y127];[$Key.$A$2:.$C$257];3;1);&quot;%&quot;))">
            <text:p/>
          </table:table-cell>
          <table:table-cell table:style-name="ce31" table:formula="of:=IF([$Editor.Z127]=&quot;00&quot;;&quot;&quot;;COM.MICROSOFT.CONCAT(VLOOKUP([$Editor.Z127];[$Key.$A$2:.$C$257];3;1);&quot;%&quot;))">
            <text:p/>
          </table:table-cell>
          <table:table-cell table:style-name="ce28" table:formula="of:=IF([$Editor.AA127]=&quot;00&quot;;&quot;&quot;;COM.MICROSOFT.CONCAT(VLOOKUP([$Editor.AA127];[$Key.$A$2:.$C$257];3;1);&quot;%&quot;))">
            <text:p/>
          </table:table-cell>
          <table:table-cell table:style-name="ce31" table:formula="of:=IF([$Editor.AB127]=&quot;00&quot;;&quot;&quot;;COM.MICROSOFT.CONCAT(VLOOKUP([$Editor.AB127];[$Key.$A$2:.$C$257];3;1);&quot;%&quot;))">
            <text:p/>
          </table:table-cell>
          <table:table-cell table:style-name="ce28" table:formula="of:=IF([$Editor.AC127]=&quot;00&quot;;&quot;&quot;;COM.MICROSOFT.CONCAT(VLOOKUP([$Editor.AC127];[$Key.$A$2:.$C$257];3;1);&quot;%&quot;))">
            <text:p/>
          </table:table-cell>
          <table:table-cell table:style-name="ce31" table:formula="of:=IF([$Editor.AD127]=&quot;00&quot;;&quot;&quot;;COM.MICROSOFT.CONCAT(VLOOKUP([$Editor.AD127];[$Key.$A$2:.$C$257];3;1);&quot;%&quot;))">
            <text:p/>
          </table:table-cell>
          <table:table-cell table:style-name="ce28" table:formula="of:=HEX2DEC([$Editor.AE127])" office:value-type="float" office:value="0" calcext:value-type="float">
            <text:p>0</text:p>
          </table:table-cell>
          <table:table-cell table:style-name="ce31" table:formula="of:=HEX2DEC([$Editor.AF127])" office:value-type="float" office:value="1" calcext:value-type="float">
            <text:p>1</text:p>
          </table:table-cell>
          <table:table-cell table:style-name="ce28" table:formula="of:=HEX2DEC([$Editor.AG127])" office:value-type="float" office:value="0" calcext:value-type="float">
            <text:p>0</text:p>
          </table:table-cell>
          <table:table-cell table:style-name="ce31" table:formula="of:=VLOOKUP([$Editor.AH127];[$Key.$A$2:.$K$6];11;1)" office:value-type="float" office:value="0" calcext:value-type="float">
            <text:p/>
          </table:table-cell>
          <table:table-cell table:style-name="ce28" table:formula="of:=HEX2DEC([$Editor.AI127])" office:value-type="float" office:value="0" calcext:value-type="float">
            <text:p>0</text:p>
          </table:table-cell>
          <table:table-cell table:style-name="ce31" table:formula="of:=HEX2DEC([$Editor.AJ127])" office:value-type="float" office:value="0" calcext:value-type="float">
            <text:p>0</text:p>
          </table:table-cell>
          <table:table-cell table:style-name="ce28" table:formula="of:=HEX2DEC([$Editor.AK127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Pure-White Dress</text:p>
          </table:table-cell>
          <table:table-cell table:style-name="ce27" table:formula="of:=COM.MICROSOFT.CONCAT([$Editor.C128];[$Editor.B128])" office:value-type="string" office:string-value="00a2" calcext:value-type="string" table:number-columns-spanned="2" table:number-rows-spanned="1">
            <text:p>00a2</text:p>
          </table:table-cell>
          <table:covered-table-cell table:style-name="ce45"/>
          <table:table-cell table:style-name="ce29" table:formula="of:=HEX2DEC(COM.MICROSOFT.CONCAT([$Editor.E128];[$Editor.D128]))" office:value-type="float" office:value="2460" calcext:value-type="float" table:number-columns-spanned="2" table:number-rows-spanned="1">
            <text:p>2460</text:p>
          </table:table-cell>
          <table:covered-table-cell table:style-name="ce30"/>
          <table:table-cell table:style-name="ce27" table:formula="of:=COM.MICROSOFT.CONCAT([$Editor.G128];[$Editor.F128])" office:value-type="string" office:string-value="009e" calcext:value-type="string" table:number-columns-spanned="2" table:number-rows-spanned="1">
            <text:p>009e</text:p>
          </table:table-cell>
          <table:covered-table-cell table:style-name="ce30"/>
          <table:table-cell table:style-name="ce31" table:formula="of:=VLOOKUP([$Editor.H128];[$Key.$A$2:.$G$19];7;1)" office:value-type="string" office:string-value="Robes" calcext:value-type="string">
            <text:p>Robes</text:p>
          </table:table-cell>
          <table:table-cell table:style-name="ce28" table:formula="of:=VLOOKUP([$Editor.I128];[$Key.$A$2:.$H$12];8;1)" office:value-type="string" office:string-value="Virtue" calcext:value-type="string">
            <text:p>Virtue</text:p>
          </table:table-cell>
          <table:table-cell table:style-name="ce31" table:formula="of:=VLOOKUP([$Editor.J128];[$Key.$A$2:.$I$8];9;1)" office:value-type="string" office:string-value="Body" calcext:value-type="string">
            <text:p>Body</text:p>
          </table:table-cell>
          <table:table-cell table:style-name="ce28" table:formula="of:=VLOOKUP([$Editor.K128];[$Key.$A$2:.$J$6];10;1)" office:value-type="string" office:string-value="None" calcext:value-type="string">
            <text:p>None</text:p>
          </table:table-cell>
          <table:table-cell table:style-name="ce31" table:formula="of:=HEX2DEC([$Editor.L128])" office:value-type="float" office:value="0" calcext:value-type="float">
            <text:p>0</text:p>
          </table:table-cell>
          <table:table-cell table:style-name="ce28" table:formula="of:=VLOOKUP([$Editor.M128];[$Key.$A$2:.$C$257];3;1)" office:value-type="string" office:string-value="10" calcext:value-type="string">
            <text:p>10</text:p>
          </table:table-cell>
          <table:table-cell table:style-name="ce31" table:formula="of:=HEX2DEC([$Editor.N128])" office:value-type="float" office:value="15" calcext:value-type="float">
            <text:p>15</text:p>
          </table:table-cell>
          <table:table-cell table:style-name="ce28" table:formula="of:=HEX2DEC([$Editor.O128])" office:value-type="float" office:value="25" calcext:value-type="float">
            <text:p>25</text:p>
          </table:table-cell>
          <table:table-cell table:style-name="ce31" table:formula="of:=VLOOKUP([$Editor.P128];[$Key.$A$2:.$H$12];8;1)" office:value-type="float" office:value="0" calcext:value-type="float">
            <text:p/>
          </table:table-cell>
          <table:table-cell table:style-name="ce28" table:formula="of:=HEX2DEC([$Editor.Q128])" office:value-type="float" office:value="0" calcext:value-type="float">
            <text:p>0</text:p>
          </table:table-cell>
          <table:table-cell table:style-name="ce31" table:formula="of:=VLOOKUP([$Editor.R128];[$Key.$A$2:.$D$257];4;1)" office:value-type="float" office:value="0" calcext:value-type="float">
            <text:p/>
          </table:table-cell>
          <table:table-cell table:style-name="ce28" table:formula="of:=VLOOKUP([$Editor.S128];[$Key.$A$2:.$F$257];6;1)" office:value-type="float" office:value="0" calcext:value-type="float">
            <text:p/>
          </table:table-cell>
          <table:table-cell table:style-name="ce31" table:formula="of:=VLOOKUP([$Editor.T128];[$Key.$A$2:.$E$257];5;1)" office:value-type="string" office:string-value="Block Debuffs" calcext:value-type="string">
            <text:p>Block Debuffs</text:p>
          </table:table-cell>
          <table:table-cell table:style-name="ce28" table:formula="of:=IF([$Editor.U128]=&quot;00&quot;;&quot;&quot;;HEX2DEC([$Editor.U128]))">
            <text:p/>
          </table:table-cell>
          <table:table-cell table:style-name="ce31" table:formula="of:=IF([$Editor.V128]=&quot;00&quot;;&quot;&quot;;HEX2DEC([$Editor.V128]))" office:value-type="float" office:value="15" calcext:value-type="float">
            <text:p>15</text:p>
          </table:table-cell>
          <table:table-cell table:style-name="ce28" table:formula="of:=IF([$Editor.W128]=&quot;00&quot;;&quot;&quot;;HEX2DEC([$Editor.W128]))">
            <text:p/>
          </table:table-cell>
          <table:table-cell table:style-name="ce31" table:formula="of:=IF([$Editor.X128]=&quot;00&quot;;&quot;&quot;;COM.MICROSOFT.CONCAT(VLOOKUP([$Editor.X128];[$Key.$A$2:.$C$257];3;1);&quot;%&quot;))" office:value-type="string" office:string-value="-5%" calcext:value-type="string">
            <text:p>-5%</text:p>
          </table:table-cell>
          <table:table-cell table:style-name="ce28" table:formula="of:=IF([$Editor.Y128]=&quot;00&quot;;&quot;&quot;;COM.MICROSOFT.CONCAT(VLOOKUP([$Editor.Y128];[$Key.$A$2:.$C$257];3;1);&quot;%&quot;))">
            <text:p/>
          </table:table-cell>
          <table:table-cell table:style-name="ce31" table:formula="of:=IF([$Editor.Z128]=&quot;00&quot;;&quot;&quot;;COM.MICROSOFT.CONCAT(VLOOKUP([$Editor.Z128];[$Key.$A$2:.$C$257];3;1);&quot;%&quot;))">
            <text:p/>
          </table:table-cell>
          <table:table-cell table:style-name="ce28" table:formula="of:=IF([$Editor.AA128]=&quot;00&quot;;&quot;&quot;;COM.MICROSOFT.CONCAT(VLOOKUP([$Editor.AA128];[$Key.$A$2:.$C$257];3;1);&quot;%&quot;))">
            <text:p/>
          </table:table-cell>
          <table:table-cell table:style-name="ce31" table:formula="of:=IF([$Editor.AB128]=&quot;00&quot;;&quot;&quot;;COM.MICROSOFT.CONCAT(VLOOKUP([$Editor.AB128];[$Key.$A$2:.$C$257];3;1);&quot;%&quot;))">
            <text:p/>
          </table:table-cell>
          <table:table-cell table:style-name="ce28" table:formula="of:=IF([$Editor.AC128]=&quot;00&quot;;&quot;&quot;;COM.MICROSOFT.CONCAT(VLOOKUP([$Editor.AC128];[$Key.$A$2:.$C$257];3;1);&quot;%&quot;))" office:value-type="string" office:string-value="-5%" calcext:value-type="string">
            <text:p>-5%</text:p>
          </table:table-cell>
          <table:table-cell table:style-name="ce31" table:formula="of:=IF([$Editor.AD128]=&quot;00&quot;;&quot;&quot;;COM.MICROSOFT.CONCAT(VLOOKUP([$Editor.AD128];[$Key.$A$2:.$C$257];3;1);&quot;%&quot;))" office:value-type="string" office:string-value="-10%" calcext:value-type="string">
            <text:p>-10%</text:p>
          </table:table-cell>
          <table:table-cell table:style-name="ce28" table:formula="of:=HEX2DEC([$Editor.AE128])" office:value-type="float" office:value="0" calcext:value-type="float">
            <text:p>0</text:p>
          </table:table-cell>
          <table:table-cell table:style-name="ce31" table:formula="of:=HEX2DEC([$Editor.AF128])" office:value-type="float" office:value="0" calcext:value-type="float">
            <text:p>0</text:p>
          </table:table-cell>
          <table:table-cell table:style-name="ce28" table:formula="of:=HEX2DEC([$Editor.AG128])" office:value-type="float" office:value="0" calcext:value-type="float">
            <text:p>0</text:p>
          </table:table-cell>
          <table:table-cell table:style-name="ce31" table:formula="of:=VLOOKUP([$Editor.AH128];[$Key.$A$2:.$K$6];11;1)" office:value-type="float" office:value="0" calcext:value-type="float">
            <text:p/>
          </table:table-cell>
          <table:table-cell table:style-name="ce28" table:formula="of:=HEX2DEC([$Editor.AI128])" office:value-type="float" office:value="0" calcext:value-type="float">
            <text:p>0</text:p>
          </table:table-cell>
          <table:table-cell table:style-name="ce31" table:formula="of:=HEX2DEC([$Editor.AJ128])" office:value-type="float" office:value="0" calcext:value-type="float">
            <text:p>0</text:p>
          </table:table-cell>
          <table:table-cell table:style-name="ce28" table:formula="of:=HEX2DEC([$Editor.AK128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Cloak of Authority</text:p>
          </table:table-cell>
          <table:table-cell table:style-name="ce27" table:formula="of:=COM.MICROSOFT.CONCAT([$Editor.C129];[$Editor.B129])" office:value-type="string" office:string-value="00a3" calcext:value-type="string" table:number-columns-spanned="2" table:number-rows-spanned="1">
            <text:p>00a3</text:p>
          </table:table-cell>
          <table:covered-table-cell table:style-name="ce45"/>
          <table:table-cell table:style-name="ce29" table:formula="of:=HEX2DEC(COM.MICROSOFT.CONCAT([$Editor.E129];[$Editor.D129]))" office:value-type="float" office:value="2460" calcext:value-type="float" table:number-columns-spanned="2" table:number-rows-spanned="1">
            <text:p>2460</text:p>
          </table:table-cell>
          <table:covered-table-cell table:style-name="ce30"/>
          <table:table-cell table:style-name="ce27" table:formula="of:=COM.MICROSOFT.CONCAT([$Editor.G129];[$Editor.F129])" office:value-type="string" office:string-value="009f" calcext:value-type="string" table:number-columns-spanned="2" table:number-rows-spanned="1">
            <text:p>009f</text:p>
          </table:table-cell>
          <table:covered-table-cell table:style-name="ce30"/>
          <table:table-cell table:style-name="ce31" table:formula="of:=VLOOKUP([$Editor.H129];[$Key.$A$2:.$G$19];7;1)" office:value-type="string" office:string-value="Robes" calcext:value-type="string">
            <text:p>Robes</text:p>
          </table:table-cell>
          <table:table-cell table:style-name="ce28" table:formula="of:=VLOOKUP([$Editor.I129];[$Key.$A$2:.$H$12];8;1)" office:value-type="float" office:value="0" calcext:value-type="float">
            <text:p/>
          </table:table-cell>
          <table:table-cell table:style-name="ce31" table:formula="of:=VLOOKUP([$Editor.J129];[$Key.$A$2:.$I$8];9;1)" office:value-type="string" office:string-value="Body" calcext:value-type="string">
            <text:p>Body</text:p>
          </table:table-cell>
          <table:table-cell table:style-name="ce28" table:formula="of:=VLOOKUP([$Editor.K129];[$Key.$A$2:.$J$6];10;1)" office:value-type="string" office:string-value="None" calcext:value-type="string">
            <text:p>None</text:p>
          </table:table-cell>
          <table:table-cell table:style-name="ce31" table:formula="of:=HEX2DEC([$Editor.L129])" office:value-type="float" office:value="0" calcext:value-type="float">
            <text:p>0</text:p>
          </table:table-cell>
          <table:table-cell table:style-name="ce28" table:formula="of:=VLOOKUP([$Editor.M129];[$Key.$A$2:.$C$257];3;1)" office:value-type="string" office:string-value="5" calcext:value-type="string">
            <text:p>5</text:p>
          </table:table-cell>
          <table:table-cell table:style-name="ce31" table:formula="of:=HEX2DEC([$Editor.N129])" office:value-type="float" office:value="15" calcext:value-type="float">
            <text:p>15</text:p>
          </table:table-cell>
          <table:table-cell table:style-name="ce28" table:formula="of:=HEX2DEC([$Editor.O129])" office:value-type="float" office:value="30" calcext:value-type="float">
            <text:p>30</text:p>
          </table:table-cell>
          <table:table-cell table:style-name="ce31" table:formula="of:=VLOOKUP([$Editor.P129];[$Key.$A$2:.$H$12];8;1)" office:value-type="float" office:value="0" calcext:value-type="float">
            <text:p/>
          </table:table-cell>
          <table:table-cell table:style-name="ce28" table:formula="of:=HEX2DEC([$Editor.Q129])" office:value-type="float" office:value="0" calcext:value-type="float">
            <text:p>0</text:p>
          </table:table-cell>
          <table:table-cell table:style-name="ce31" table:formula="of:=VLOOKUP([$Editor.R129];[$Key.$A$2:.$D$257];4;1)" office:value-type="float" office:value="0" calcext:value-type="float">
            <text:p/>
          </table:table-cell>
          <table:table-cell table:style-name="ce28" table:formula="of:=VLOOKUP([$Editor.S129];[$Key.$A$2:.$F$257];6;1)" office:value-type="float" office:value="0" calcext:value-type="float">
            <text:p/>
          </table:table-cell>
          <table:table-cell table:style-name="ce31" table:formula="of:=VLOOKUP([$Editor.T129];[$Key.$A$2:.$E$257];5;1)" office:value-type="float" office:value="0" calcext:value-type="float">
            <text:p/>
          </table:table-cell>
          <table:table-cell table:style-name="ce28" table:formula="of:=IF([$Editor.U129]=&quot;00&quot;;&quot;&quot;;HEX2DEC([$Editor.U129]))">
            <text:p/>
          </table:table-cell>
          <table:table-cell table:style-name="ce31" table:formula="of:=IF([$Editor.V129]=&quot;00&quot;;&quot;&quot;;HEX2DEC([$Editor.V129]))">
            <text:p/>
          </table:table-cell>
          <table:table-cell table:style-name="ce28" table:formula="of:=IF([$Editor.W129]=&quot;00&quot;;&quot;&quot;;HEX2DEC([$Editor.W129]))">
            <text:p/>
          </table:table-cell>
          <table:table-cell table:style-name="ce31" table:formula="of:=IF([$Editor.X129]=&quot;00&quot;;&quot;&quot;;COM.MICROSOFT.CONCAT(VLOOKUP([$Editor.X129];[$Key.$A$2:.$C$257];3;1);&quot;%&quot;))" office:value-type="string" office:string-value="-5%" calcext:value-type="string">
            <text:p>-5%</text:p>
          </table:table-cell>
          <table:table-cell table:style-name="ce28" table:formula="of:=IF([$Editor.Y129]=&quot;00&quot;;&quot;&quot;;COM.MICROSOFT.CONCAT(VLOOKUP([$Editor.Y129];[$Key.$A$2:.$C$257];3;1);&quot;%&quot;))" office:value-type="string" office:string-value="-5%" calcext:value-type="string">
            <text:p>-5%</text:p>
          </table:table-cell>
          <table:table-cell table:style-name="ce31" table:formula="of:=IF([$Editor.Z129]=&quot;00&quot;;&quot;&quot;;COM.MICROSOFT.CONCAT(VLOOKUP([$Editor.Z129];[$Key.$A$2:.$C$257];3;1);&quot;%&quot;))" office:value-type="string" office:string-value="-5%" calcext:value-type="string">
            <text:p>-5%</text:p>
          </table:table-cell>
          <table:table-cell table:style-name="ce28" table:formula="of:=IF([$Editor.AA129]=&quot;00&quot;;&quot;&quot;;COM.MICROSOFT.CONCAT(VLOOKUP([$Editor.AA129];[$Key.$A$2:.$C$257];3;1);&quot;%&quot;))" office:value-type="string" office:string-value="-5%" calcext:value-type="string">
            <text:p>-5%</text:p>
          </table:table-cell>
          <table:table-cell table:style-name="ce31" table:formula="of:=IF([$Editor.AB129]=&quot;00&quot;;&quot;&quot;;COM.MICROSOFT.CONCAT(VLOOKUP([$Editor.AB129];[$Key.$A$2:.$C$257];3;1);&quot;%&quot;))" office:value-type="string" office:string-value="-5%" calcext:value-type="string">
            <text:p>-5%</text:p>
          </table:table-cell>
          <table:table-cell table:style-name="ce28" table:formula="of:=IF([$Editor.AC129]=&quot;00&quot;;&quot;&quot;;COM.MICROSOFT.CONCAT(VLOOKUP([$Editor.AC129];[$Key.$A$2:.$C$257];3;1);&quot;%&quot;))">
            <text:p/>
          </table:table-cell>
          <table:table-cell table:style-name="ce31" table:formula="of:=IF([$Editor.AD129]=&quot;00&quot;;&quot;&quot;;COM.MICROSOFT.CONCAT(VLOOKUP([$Editor.AD129];[$Key.$A$2:.$C$257];3;1);&quot;%&quot;))">
            <text:p/>
          </table:table-cell>
          <table:table-cell table:style-name="ce28" table:formula="of:=HEX2DEC([$Editor.AE129])" office:value-type="float" office:value="0" calcext:value-type="float">
            <text:p>0</text:p>
          </table:table-cell>
          <table:table-cell table:style-name="ce31" table:formula="of:=HEX2DEC([$Editor.AF129])" office:value-type="float" office:value="0" calcext:value-type="float">
            <text:p>0</text:p>
          </table:table-cell>
          <table:table-cell table:style-name="ce28" table:formula="of:=HEX2DEC([$Editor.AG129])" office:value-type="float" office:value="0" calcext:value-type="float">
            <text:p>0</text:p>
          </table:table-cell>
          <table:table-cell table:style-name="ce31" table:formula="of:=VLOOKUP([$Editor.AH129];[$Key.$A$2:.$K$6];11;1)" office:value-type="float" office:value="0" calcext:value-type="float">
            <text:p/>
          </table:table-cell>
          <table:table-cell table:style-name="ce28" table:formula="of:=HEX2DEC([$Editor.AI129])" office:value-type="float" office:value="0" calcext:value-type="float">
            <text:p>0</text:p>
          </table:table-cell>
          <table:table-cell table:style-name="ce31" table:formula="of:=HEX2DEC([$Editor.AJ129])" office:value-type="float" office:value="0" calcext:value-type="float">
            <text:p>0</text:p>
          </table:table-cell>
          <table:table-cell table:style-name="ce28" table:formula="of:=HEX2DEC([$Editor.AK129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Leather Hat</text:p>
          </table:table-cell>
          <table:table-cell table:style-name="ce27" table:formula="of:=COM.MICROSOFT.CONCAT([$Editor.C130];[$Editor.B130])" office:value-type="string" office:string-value="00a4" calcext:value-type="string" table:number-columns-spanned="2" table:number-rows-spanned="1">
            <text:p>00a4</text:p>
          </table:table-cell>
          <table:covered-table-cell table:style-name="ce45"/>
          <table:table-cell table:style-name="ce29" table:formula="of:=HEX2DEC(COM.MICROSOFT.CONCAT([$Editor.E130];[$Editor.D130]))" office:value-type="float" office:value="180" calcext:value-type="float" table:number-columns-spanned="2" table:number-rows-spanned="1">
            <text:p>180</text:p>
          </table:table-cell>
          <table:covered-table-cell table:style-name="ce30"/>
          <table:table-cell table:style-name="ce27" table:formula="of:=COM.MICROSOFT.CONCAT([$Editor.G130];[$Editor.F130])" office:value-type="string" office:string-value="00a0" calcext:value-type="string" table:number-columns-spanned="2" table:number-rows-spanned="1">
            <text:p>00a0</text:p>
          </table:table-cell>
          <table:covered-table-cell table:style-name="ce30"/>
          <table:table-cell table:style-name="ce31" table:formula="of:=VLOOKUP([$Editor.H130];[$Key.$A$2:.$G$19];7;1)" office:value-type="string" office:string-value="Hats" calcext:value-type="string">
            <text:p>Hats</text:p>
          </table:table-cell>
          <table:table-cell table:style-name="ce28" table:formula="of:=VLOOKUP([$Editor.I130];[$Key.$A$2:.$H$12];8;1)" office:value-type="float" office:value="0" calcext:value-type="float">
            <text:p/>
          </table:table-cell>
          <table:table-cell table:style-name="ce31" table:formula="of:=VLOOKUP([$Editor.J130];[$Key.$A$2:.$I$8];9;1)" office:value-type="string" office:string-value="Head" calcext:value-type="string">
            <text:p>Head</text:p>
          </table:table-cell>
          <table:table-cell table:style-name="ce28" table:formula="of:=VLOOKUP([$Editor.K130];[$Key.$A$2:.$J$6];10;1)" office:value-type="string" office:string-value="None" calcext:value-type="string">
            <text:p>None</text:p>
          </table:table-cell>
          <table:table-cell table:style-name="ce31" table:formula="of:=HEX2DEC([$Editor.L130])" office:value-type="float" office:value="0" calcext:value-type="float">
            <text:p>0</text:p>
          </table:table-cell>
          <table:table-cell table:style-name="ce28" table:formula="of:=VLOOKUP([$Editor.M130];[$Key.$A$2:.$C$257];3;1)" office:value-type="string" office:string-value="4" calcext:value-type="string">
            <text:p>4</text:p>
          </table:table-cell>
          <table:table-cell table:style-name="ce31" table:formula="of:=HEX2DEC([$Editor.N130])" office:value-type="float" office:value="6" calcext:value-type="float">
            <text:p>6</text:p>
          </table:table-cell>
          <table:table-cell table:style-name="ce28" table:formula="of:=HEX2DEC([$Editor.O130])" office:value-type="float" office:value="2" calcext:value-type="float">
            <text:p>2</text:p>
          </table:table-cell>
          <table:table-cell table:style-name="ce31" table:formula="of:=VLOOKUP([$Editor.P130];[$Key.$A$2:.$H$12];8;1)" office:value-type="float" office:value="0" calcext:value-type="float">
            <text:p/>
          </table:table-cell>
          <table:table-cell table:style-name="ce28" table:formula="of:=HEX2DEC([$Editor.Q130])" office:value-type="float" office:value="0" calcext:value-type="float">
            <text:p>0</text:p>
          </table:table-cell>
          <table:table-cell table:style-name="ce31" table:formula="of:=VLOOKUP([$Editor.R130];[$Key.$A$2:.$D$257];4;1)" office:value-type="float" office:value="0" calcext:value-type="float">
            <text:p/>
          </table:table-cell>
          <table:table-cell table:style-name="ce28" table:formula="of:=VLOOKUP([$Editor.S130];[$Key.$A$2:.$F$257];6;1)" office:value-type="float" office:value="0" calcext:value-type="float">
            <text:p/>
          </table:table-cell>
          <table:table-cell table:style-name="ce31" table:formula="of:=VLOOKUP([$Editor.T130];[$Key.$A$2:.$E$257];5;1)" office:value-type="float" office:value="0" calcext:value-type="float">
            <text:p/>
          </table:table-cell>
          <table:table-cell table:style-name="ce28" table:formula="of:=IF([$Editor.U130]=&quot;00&quot;;&quot;&quot;;HEX2DEC([$Editor.U130]))">
            <text:p/>
          </table:table-cell>
          <table:table-cell table:style-name="ce31" table:formula="of:=IF([$Editor.V130]=&quot;00&quot;;&quot;&quot;;HEX2DEC([$Editor.V130]))">
            <text:p/>
          </table:table-cell>
          <table:table-cell table:style-name="ce28" table:formula="of:=IF([$Editor.W130]=&quot;00&quot;;&quot;&quot;;HEX2DEC([$Editor.W130]))">
            <text:p/>
          </table:table-cell>
          <table:table-cell table:style-name="ce31" table:formula="of:=IF([$Editor.X130]=&quot;00&quot;;&quot;&quot;;COM.MICROSOFT.CONCAT(VLOOKUP([$Editor.X130];[$Key.$A$2:.$C$257];3;1);&quot;%&quot;))" office:value-type="string" office:string-value="-2%" calcext:value-type="string">
            <text:p>-2%</text:p>
          </table:table-cell>
          <table:table-cell table:style-name="ce28" table:formula="of:=IF([$Editor.Y130]=&quot;00&quot;;&quot;&quot;;COM.MICROSOFT.CONCAT(VLOOKUP([$Editor.Y130];[$Key.$A$2:.$C$257];3;1);&quot;%&quot;))">
            <text:p/>
          </table:table-cell>
          <table:table-cell table:style-name="ce31" table:formula="of:=IF([$Editor.Z130]=&quot;00&quot;;&quot;&quot;;COM.MICROSOFT.CONCAT(VLOOKUP([$Editor.Z130];[$Key.$A$2:.$C$257];3;1);&quot;%&quot;))">
            <text:p/>
          </table:table-cell>
          <table:table-cell table:style-name="ce28" table:formula="of:=IF([$Editor.AA130]=&quot;00&quot;;&quot;&quot;;COM.MICROSOFT.CONCAT(VLOOKUP([$Editor.AA130];[$Key.$A$2:.$C$257];3;1);&quot;%&quot;))">
            <text:p/>
          </table:table-cell>
          <table:table-cell table:style-name="ce31" table:formula="of:=IF([$Editor.AB130]=&quot;00&quot;;&quot;&quot;;COM.MICROSOFT.CONCAT(VLOOKUP([$Editor.AB130];[$Key.$A$2:.$C$257];3;1);&quot;%&quot;))">
            <text:p/>
          </table:table-cell>
          <table:table-cell table:style-name="ce28" table:formula="of:=IF([$Editor.AC130]=&quot;00&quot;;&quot;&quot;;COM.MICROSOFT.CONCAT(VLOOKUP([$Editor.AC130];[$Key.$A$2:.$C$257];3;1);&quot;%&quot;))">
            <text:p/>
          </table:table-cell>
          <table:table-cell table:style-name="ce31" table:formula="of:=IF([$Editor.AD130]=&quot;00&quot;;&quot;&quot;;COM.MICROSOFT.CONCAT(VLOOKUP([$Editor.AD130];[$Key.$A$2:.$C$257];3;1);&quot;%&quot;))">
            <text:p/>
          </table:table-cell>
          <table:table-cell table:style-name="ce28" table:formula="of:=HEX2DEC([$Editor.AE130])" office:value-type="float" office:value="0" calcext:value-type="float">
            <text:p>0</text:p>
          </table:table-cell>
          <table:table-cell table:style-name="ce31" table:formula="of:=HEX2DEC([$Editor.AF130])" office:value-type="float" office:value="0" calcext:value-type="float">
            <text:p>0</text:p>
          </table:table-cell>
          <table:table-cell table:style-name="ce28" table:formula="of:=HEX2DEC([$Editor.AG130])" office:value-type="float" office:value="0" calcext:value-type="float">
            <text:p>0</text:p>
          </table:table-cell>
          <table:table-cell table:style-name="ce31" table:formula="of:=VLOOKUP([$Editor.AH130];[$Key.$A$2:.$K$6];11;1)" office:value-type="float" office:value="0" calcext:value-type="float">
            <text:p/>
          </table:table-cell>
          <table:table-cell table:style-name="ce28" table:formula="of:=HEX2DEC([$Editor.AI130])" office:value-type="float" office:value="0" calcext:value-type="float">
            <text:p>0</text:p>
          </table:table-cell>
          <table:table-cell table:style-name="ce31" table:formula="of:=HEX2DEC([$Editor.AJ130])" office:value-type="float" office:value="0" calcext:value-type="float">
            <text:p>0</text:p>
          </table:table-cell>
          <table:table-cell table:style-name="ce28" table:formula="of:=HEX2DEC([$Editor.AK130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Bandanna</text:p>
          </table:table-cell>
          <table:table-cell table:style-name="ce27" table:formula="of:=COM.MICROSOFT.CONCAT([$Editor.C131];[$Editor.B131])" office:value-type="string" office:string-value="00a5" calcext:value-type="string" table:number-columns-spanned="2" table:number-rows-spanned="1">
            <text:p>00a5</text:p>
          </table:table-cell>
          <table:covered-table-cell table:style-name="ce45"/>
          <table:table-cell table:style-name="ce29" table:formula="of:=HEX2DEC(COM.MICROSOFT.CONCAT([$Editor.E131];[$Editor.D131]))" office:value-type="float" office:value="220" calcext:value-type="float" table:number-columns-spanned="2" table:number-rows-spanned="1">
            <text:p>220</text:p>
          </table:table-cell>
          <table:covered-table-cell table:style-name="ce30"/>
          <table:table-cell table:style-name="ce27" table:formula="of:=COM.MICROSOFT.CONCAT([$Editor.G131];[$Editor.F131])" office:value-type="string" office:string-value="00a1" calcext:value-type="string" table:number-columns-spanned="2" table:number-rows-spanned="1">
            <text:p>00a1</text:p>
          </table:table-cell>
          <table:covered-table-cell table:style-name="ce30"/>
          <table:table-cell table:style-name="ce31" table:formula="of:=VLOOKUP([$Editor.H131];[$Key.$A$2:.$G$19];7;1)" office:value-type="string" office:string-value="Hats" calcext:value-type="string">
            <text:p>Hats</text:p>
          </table:table-cell>
          <table:table-cell table:style-name="ce28" table:formula="of:=VLOOKUP([$Editor.I131];[$Key.$A$2:.$H$12];8;1)" office:value-type="float" office:value="0" calcext:value-type="float">
            <text:p/>
          </table:table-cell>
          <table:table-cell table:style-name="ce31" table:formula="of:=VLOOKUP([$Editor.J131];[$Key.$A$2:.$I$8];9;1)" office:value-type="string" office:string-value="Head" calcext:value-type="string">
            <text:p>Head</text:p>
          </table:table-cell>
          <table:table-cell table:style-name="ce28" table:formula="of:=VLOOKUP([$Editor.K131];[$Key.$A$2:.$J$6];10;1)" office:value-type="string" office:string-value="None" calcext:value-type="string">
            <text:p>None</text:p>
          </table:table-cell>
          <table:table-cell table:style-name="ce31" table:formula="of:=HEX2DEC([$Editor.L131])" office:value-type="float" office:value="0" calcext:value-type="float">
            <text:p>0</text:p>
          </table:table-cell>
          <table:table-cell table:style-name="ce28" table:formula="of:=VLOOKUP([$Editor.M131];[$Key.$A$2:.$C$257];3;1)" office:value-type="string" office:string-value="4" calcext:value-type="string">
            <text:p>4</text:p>
          </table:table-cell>
          <table:table-cell table:style-name="ce31" table:formula="of:=HEX2DEC([$Editor.N131])" office:value-type="float" office:value="3" calcext:value-type="float">
            <text:p>3</text:p>
          </table:table-cell>
          <table:table-cell table:style-name="ce28" table:formula="of:=HEX2DEC([$Editor.O131])" office:value-type="float" office:value="2" calcext:value-type="float">
            <text:p>2</text:p>
          </table:table-cell>
          <table:table-cell table:style-name="ce31" table:formula="of:=VLOOKUP([$Editor.P131];[$Key.$A$2:.$H$12];8;1)" office:value-type="float" office:value="0" calcext:value-type="float">
            <text:p/>
          </table:table-cell>
          <table:table-cell table:style-name="ce28" table:formula="of:=HEX2DEC([$Editor.Q131])" office:value-type="float" office:value="0" calcext:value-type="float">
            <text:p>0</text:p>
          </table:table-cell>
          <table:table-cell table:style-name="ce31" table:formula="of:=VLOOKUP([$Editor.R131];[$Key.$A$2:.$D$257];4;1)" office:value-type="float" office:value="0" calcext:value-type="float">
            <text:p/>
          </table:table-cell>
          <table:table-cell table:style-name="ce28" table:formula="of:=VLOOKUP([$Editor.S131];[$Key.$A$2:.$F$257];6;1)" office:value-type="float" office:value="0" calcext:value-type="float">
            <text:p/>
          </table:table-cell>
          <table:table-cell table:style-name="ce31" table:formula="of:=VLOOKUP([$Editor.T131];[$Key.$A$2:.$E$257];5;1)" office:value-type="float" office:value="0" calcext:value-type="float">
            <text:p/>
          </table:table-cell>
          <table:table-cell table:style-name="ce28" table:formula="of:=IF([$Editor.U131]=&quot;00&quot;;&quot;&quot;;HEX2DEC([$Editor.U131]))">
            <text:p/>
          </table:table-cell>
          <table:table-cell table:style-name="ce31" table:formula="of:=IF([$Editor.V131]=&quot;00&quot;;&quot;&quot;;HEX2DEC([$Editor.V131]))" office:value-type="float" office:value="5" calcext:value-type="float">
            <text:p>5</text:p>
          </table:table-cell>
          <table:table-cell table:style-name="ce28" table:formula="of:=IF([$Editor.W131]=&quot;00&quot;;&quot;&quot;;HEX2DEC([$Editor.W131]))">
            <text:p/>
          </table:table-cell>
          <table:table-cell table:style-name="ce31" table:formula="of:=IF([$Editor.X131]=&quot;00&quot;;&quot;&quot;;COM.MICROSOFT.CONCAT(VLOOKUP([$Editor.X131];[$Key.$A$2:.$C$257];3;1);&quot;%&quot;))" office:value-type="string" office:string-value="-1%" calcext:value-type="string">
            <text:p>-1%</text:p>
          </table:table-cell>
          <table:table-cell table:style-name="ce28" table:formula="of:=IF([$Editor.Y131]=&quot;00&quot;;&quot;&quot;;COM.MICROSOFT.CONCAT(VLOOKUP([$Editor.Y131];[$Key.$A$2:.$C$257];3;1);&quot;%&quot;))">
            <text:p/>
          </table:table-cell>
          <table:table-cell table:style-name="ce31" table:formula="of:=IF([$Editor.Z131]=&quot;00&quot;;&quot;&quot;;COM.MICROSOFT.CONCAT(VLOOKUP([$Editor.Z131];[$Key.$A$2:.$C$257];3;1);&quot;%&quot;))">
            <text:p/>
          </table:table-cell>
          <table:table-cell table:style-name="ce28" table:formula="of:=IF([$Editor.AA131]=&quot;00&quot;;&quot;&quot;;COM.MICROSOFT.CONCAT(VLOOKUP([$Editor.AA131];[$Key.$A$2:.$C$257];3;1);&quot;%&quot;))">
            <text:p/>
          </table:table-cell>
          <table:table-cell table:style-name="ce31" table:formula="of:=IF([$Editor.AB131]=&quot;00&quot;;&quot;&quot;;COM.MICROSOFT.CONCAT(VLOOKUP([$Editor.AB131];[$Key.$A$2:.$C$257];3;1);&quot;%&quot;))">
            <text:p/>
          </table:table-cell>
          <table:table-cell table:style-name="ce28" table:formula="of:=IF([$Editor.AC131]=&quot;00&quot;;&quot;&quot;;COM.MICROSOFT.CONCAT(VLOOKUP([$Editor.AC131];[$Key.$A$2:.$C$257];3;1);&quot;%&quot;))">
            <text:p/>
          </table:table-cell>
          <table:table-cell table:style-name="ce31" table:formula="of:=IF([$Editor.AD131]=&quot;00&quot;;&quot;&quot;;COM.MICROSOFT.CONCAT(VLOOKUP([$Editor.AD131];[$Key.$A$2:.$C$257];3;1);&quot;%&quot;))">
            <text:p/>
          </table:table-cell>
          <table:table-cell table:style-name="ce28" table:formula="of:=HEX2DEC([$Editor.AE131])" office:value-type="float" office:value="0" calcext:value-type="float">
            <text:p>0</text:p>
          </table:table-cell>
          <table:table-cell table:style-name="ce31" table:formula="of:=HEX2DEC([$Editor.AF131])" office:value-type="float" office:value="0" calcext:value-type="float">
            <text:p>0</text:p>
          </table:table-cell>
          <table:table-cell table:style-name="ce28" table:formula="of:=HEX2DEC([$Editor.AG131])" office:value-type="float" office:value="0" calcext:value-type="float">
            <text:p>0</text:p>
          </table:table-cell>
          <table:table-cell table:style-name="ce31" table:formula="of:=VLOOKUP([$Editor.AH131];[$Key.$A$2:.$K$6];11;1)" office:value-type="float" office:value="0" calcext:value-type="float">
            <text:p/>
          </table:table-cell>
          <table:table-cell table:style-name="ce28" table:formula="of:=HEX2DEC([$Editor.AI131])" office:value-type="float" office:value="0" calcext:value-type="float">
            <text:p>0</text:p>
          </table:table-cell>
          <table:table-cell table:style-name="ce31" table:formula="of:=HEX2DEC([$Editor.AJ131])" office:value-type="float" office:value="0" calcext:value-type="float">
            <text:p>0</text:p>
          </table:table-cell>
          <table:table-cell table:style-name="ce28" table:formula="of:=HEX2DEC([$Editor.AK131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Plumed Headband</text:p>
          </table:table-cell>
          <table:table-cell table:style-name="ce27" table:formula="of:=COM.MICROSOFT.CONCAT([$Editor.C132];[$Editor.B132])" office:value-type="string" office:string-value="00a6" calcext:value-type="string" table:number-columns-spanned="2" table:number-rows-spanned="1">
            <text:p>00a6</text:p>
          </table:table-cell>
          <table:covered-table-cell table:style-name="ce45"/>
          <table:table-cell table:style-name="ce29" table:formula="of:=HEX2DEC(COM.MICROSOFT.CONCAT([$Editor.E132];[$Editor.D132]))" office:value-type="float" office:value="480" calcext:value-type="float" table:number-columns-spanned="2" table:number-rows-spanned="1">
            <text:p>480</text:p>
          </table:table-cell>
          <table:covered-table-cell table:style-name="ce30"/>
          <table:table-cell table:style-name="ce27" table:formula="of:=COM.MICROSOFT.CONCAT([$Editor.G132];[$Editor.F132])" office:value-type="string" office:string-value="00a2" calcext:value-type="string" table:number-columns-spanned="2" table:number-rows-spanned="1">
            <text:p>00a2</text:p>
          </table:table-cell>
          <table:covered-table-cell table:style-name="ce30"/>
          <table:table-cell table:style-name="ce31" table:formula="of:=VLOOKUP([$Editor.H132];[$Key.$A$2:.$G$19];7;1)" office:value-type="string" office:string-value="Hats" calcext:value-type="string">
            <text:p>Hats</text:p>
          </table:table-cell>
          <table:table-cell table:style-name="ce28" table:formula="of:=VLOOKUP([$Editor.I132];[$Key.$A$2:.$H$12];8;1)" office:value-type="float" office:value="0" calcext:value-type="float">
            <text:p/>
          </table:table-cell>
          <table:table-cell table:style-name="ce31" table:formula="of:=VLOOKUP([$Editor.J132];[$Key.$A$2:.$I$8];9;1)" office:value-type="string" office:string-value="Head" calcext:value-type="string">
            <text:p>Head</text:p>
          </table:table-cell>
          <table:table-cell table:style-name="ce28" table:formula="of:=VLOOKUP([$Editor.K132];[$Key.$A$2:.$J$6];10;1)" office:value-type="string" office:string-value="None" calcext:value-type="string">
            <text:p>None</text:p>
          </table:table-cell>
          <table:table-cell table:style-name="ce31" table:formula="of:=HEX2DEC([$Editor.L132])" office:value-type="float" office:value="0" calcext:value-type="float">
            <text:p>0</text:p>
          </table:table-cell>
          <table:table-cell table:style-name="ce28" table:formula="of:=VLOOKUP([$Editor.M132];[$Key.$A$2:.$C$257];3;1)" office:value-type="string" office:string-value="6" calcext:value-type="string">
            <text:p>6</text:p>
          </table:table-cell>
          <table:table-cell table:style-name="ce31" table:formula="of:=HEX2DEC([$Editor.N132])" office:value-type="float" office:value="6" calcext:value-type="float">
            <text:p>6</text:p>
          </table:table-cell>
          <table:table-cell table:style-name="ce28" table:formula="of:=HEX2DEC([$Editor.O132])" office:value-type="float" office:value="5" calcext:value-type="float">
            <text:p>5</text:p>
          </table:table-cell>
          <table:table-cell table:style-name="ce31" table:formula="of:=VLOOKUP([$Editor.P132];[$Key.$A$2:.$H$12];8;1)" office:value-type="float" office:value="0" calcext:value-type="float">
            <text:p/>
          </table:table-cell>
          <table:table-cell table:style-name="ce28" table:formula="of:=HEX2DEC([$Editor.Q132])" office:value-type="float" office:value="0" calcext:value-type="float">
            <text:p>0</text:p>
          </table:table-cell>
          <table:table-cell table:style-name="ce31" table:formula="of:=VLOOKUP([$Editor.R132];[$Key.$A$2:.$D$257];4;1)" office:value-type="float" office:value="0" calcext:value-type="float">
            <text:p/>
          </table:table-cell>
          <table:table-cell table:style-name="ce28" table:formula="of:=VLOOKUP([$Editor.S132];[$Key.$A$2:.$F$257];6;1)" office:value-type="float" office:value="0" calcext:value-type="float">
            <text:p/>
          </table:table-cell>
          <table:table-cell table:style-name="ce31" table:formula="of:=VLOOKUP([$Editor.T132];[$Key.$A$2:.$E$257];5;1)" office:value-type="float" office:value="0" calcext:value-type="float">
            <text:p/>
          </table:table-cell>
          <table:table-cell table:style-name="ce28" table:formula="of:=IF([$Editor.U132]=&quot;00&quot;;&quot;&quot;;HEX2DEC([$Editor.U132]))">
            <text:p/>
          </table:table-cell>
          <table:table-cell table:style-name="ce31" table:formula="of:=IF([$Editor.V132]=&quot;00&quot;;&quot;&quot;;HEX2DEC([$Editor.V132]))">
            <text:p/>
          </table:table-cell>
          <table:table-cell table:style-name="ce28" table:formula="of:=IF([$Editor.W132]=&quot;00&quot;;&quot;&quot;;HEX2DEC([$Editor.W132]))" office:value-type="float" office:value="5" calcext:value-type="float">
            <text:p>5</text:p>
          </table:table-cell>
          <table:table-cell table:style-name="ce31" table:formula="of:=IF([$Editor.X132]=&quot;00&quot;;&quot;&quot;;COM.MICROSOFT.CONCAT(VLOOKUP([$Editor.X132];[$Key.$A$2:.$C$257];3;1);&quot;%&quot;))" office:value-type="string" office:string-value="-2%" calcext:value-type="string">
            <text:p>-2%</text:p>
          </table:table-cell>
          <table:table-cell table:style-name="ce28" table:formula="of:=IF([$Editor.Y132]=&quot;00&quot;;&quot;&quot;;COM.MICROSOFT.CONCAT(VLOOKUP([$Editor.Y132];[$Key.$A$2:.$C$257];3;1);&quot;%&quot;))">
            <text:p/>
          </table:table-cell>
          <table:table-cell table:style-name="ce31" table:formula="of:=IF([$Editor.Z132]=&quot;00&quot;;&quot;&quot;;COM.MICROSOFT.CONCAT(VLOOKUP([$Editor.Z132];[$Key.$A$2:.$C$257];3;1);&quot;%&quot;))">
            <text:p/>
          </table:table-cell>
          <table:table-cell table:style-name="ce28" table:formula="of:=IF([$Editor.AA132]=&quot;00&quot;;&quot;&quot;;COM.MICROSOFT.CONCAT(VLOOKUP([$Editor.AA132];[$Key.$A$2:.$C$257];3;1);&quot;%&quot;))">
            <text:p/>
          </table:table-cell>
          <table:table-cell table:style-name="ce31" table:formula="of:=IF([$Editor.AB132]=&quot;00&quot;;&quot;&quot;;COM.MICROSOFT.CONCAT(VLOOKUP([$Editor.AB132];[$Key.$A$2:.$C$257];3;1);&quot;%&quot;))">
            <text:p/>
          </table:table-cell>
          <table:table-cell table:style-name="ce28" table:formula="of:=IF([$Editor.AC132]=&quot;00&quot;;&quot;&quot;;COM.MICROSOFT.CONCAT(VLOOKUP([$Editor.AC132];[$Key.$A$2:.$C$257];3;1);&quot;%&quot;))">
            <text:p/>
          </table:table-cell>
          <table:table-cell table:style-name="ce31" table:formula="of:=IF([$Editor.AD132]=&quot;00&quot;;&quot;&quot;;COM.MICROSOFT.CONCAT(VLOOKUP([$Editor.AD132];[$Key.$A$2:.$C$257];3;1);&quot;%&quot;))" office:value-type="string" office:string-value="-4%" calcext:value-type="string">
            <text:p>-4%</text:p>
          </table:table-cell>
          <table:table-cell table:style-name="ce28" table:formula="of:=HEX2DEC([$Editor.AE132])" office:value-type="float" office:value="0" calcext:value-type="float">
            <text:p>0</text:p>
          </table:table-cell>
          <table:table-cell table:style-name="ce31" table:formula="of:=HEX2DEC([$Editor.AF132])" office:value-type="float" office:value="0" calcext:value-type="float">
            <text:p>0</text:p>
          </table:table-cell>
          <table:table-cell table:style-name="ce28" table:formula="of:=HEX2DEC([$Editor.AG132])" office:value-type="float" office:value="0" calcext:value-type="float">
            <text:p>0</text:p>
          </table:table-cell>
          <table:table-cell table:style-name="ce31" table:formula="of:=VLOOKUP([$Editor.AH132];[$Key.$A$2:.$K$6];11;1)" office:value-type="float" office:value="0" calcext:value-type="float">
            <text:p/>
          </table:table-cell>
          <table:table-cell table:style-name="ce28" table:formula="of:=HEX2DEC([$Editor.AI132])" office:value-type="float" office:value="0" calcext:value-type="float">
            <text:p>0</text:p>
          </table:table-cell>
          <table:table-cell table:style-name="ce31" table:formula="of:=HEX2DEC([$Editor.AJ132])" office:value-type="float" office:value="0" calcext:value-type="float">
            <text:p>0</text:p>
          </table:table-cell>
          <table:table-cell table:style-name="ce28" table:formula="of:=HEX2DEC([$Editor.AK132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Iron Helm</text:p>
          </table:table-cell>
          <table:table-cell table:style-name="ce27" table:formula="of:=COM.MICROSOFT.CONCAT([$Editor.C133];[$Editor.B133])" office:value-type="string" office:string-value="00a7" calcext:value-type="string" table:number-columns-spanned="2" table:number-rows-spanned="1">
            <text:p>00a7</text:p>
          </table:table-cell>
          <table:covered-table-cell table:style-name="ce45"/>
          <table:table-cell table:style-name="ce29" table:formula="of:=HEX2DEC(COM.MICROSOFT.CONCAT([$Editor.E133];[$Editor.D133]))" office:value-type="float" office:value="800" calcext:value-type="float" table:number-columns-spanned="2" table:number-rows-spanned="1">
            <text:p>800</text:p>
          </table:table-cell>
          <table:covered-table-cell table:style-name="ce30"/>
          <table:table-cell table:style-name="ce27" table:formula="of:=COM.MICROSOFT.CONCAT([$Editor.G133];[$Editor.F133])" office:value-type="string" office:string-value="00a3" calcext:value-type="string" table:number-columns-spanned="2" table:number-rows-spanned="1">
            <text:p>00a3</text:p>
          </table:table-cell>
          <table:covered-table-cell table:style-name="ce30"/>
          <table:table-cell table:style-name="ce31" table:formula="of:=VLOOKUP([$Editor.H133];[$Key.$A$2:.$G$19];7;1)" office:value-type="string" office:string-value="Hats" calcext:value-type="string">
            <text:p>Hats</text:p>
          </table:table-cell>
          <table:table-cell table:style-name="ce28" table:formula="of:=VLOOKUP([$Editor.I133];[$Key.$A$2:.$H$12];8;1)" office:value-type="float" office:value="0" calcext:value-type="float">
            <text:p/>
          </table:table-cell>
          <table:table-cell table:style-name="ce31" table:formula="of:=VLOOKUP([$Editor.J133];[$Key.$A$2:.$I$8];9;1)" office:value-type="string" office:string-value="Head" calcext:value-type="string">
            <text:p>Head</text:p>
          </table:table-cell>
          <table:table-cell table:style-name="ce28" table:formula="of:=VLOOKUP([$Editor.K133];[$Key.$A$2:.$J$6];10;1)" office:value-type="string" office:string-value="None" calcext:value-type="string">
            <text:p>None</text:p>
          </table:table-cell>
          <table:table-cell table:style-name="ce31" table:formula="of:=HEX2DEC([$Editor.L133])" office:value-type="float" office:value="0" calcext:value-type="float">
            <text:p>0</text:p>
          </table:table-cell>
          <table:table-cell table:style-name="ce28" table:formula="of:=VLOOKUP([$Editor.M133];[$Key.$A$2:.$C$257];3;1)" office:value-type="string" office:string-value="20" calcext:value-type="string">
            <text:p>20</text:p>
          </table:table-cell>
          <table:table-cell table:style-name="ce31" table:formula="of:=HEX2DEC([$Editor.N133])" office:value-type="float" office:value="30" calcext:value-type="float">
            <text:p>30</text:p>
          </table:table-cell>
          <table:table-cell table:style-name="ce28" table:formula="of:=HEX2DEC([$Editor.O133])" office:value-type="float" office:value="2" calcext:value-type="float">
            <text:p>2</text:p>
          </table:table-cell>
          <table:table-cell table:style-name="ce31" table:formula="of:=VLOOKUP([$Editor.P133];[$Key.$A$2:.$H$12];8;1)" office:value-type="float" office:value="0" calcext:value-type="float">
            <text:p/>
          </table:table-cell>
          <table:table-cell table:style-name="ce28" table:formula="of:=HEX2DEC([$Editor.Q133])" office:value-type="float" office:value="0" calcext:value-type="float">
            <text:p>0</text:p>
          </table:table-cell>
          <table:table-cell table:style-name="ce31" table:formula="of:=VLOOKUP([$Editor.R133];[$Key.$A$2:.$D$257];4;1)" office:value-type="float" office:value="0" calcext:value-type="float">
            <text:p/>
          </table:table-cell>
          <table:table-cell table:style-name="ce28" table:formula="of:=VLOOKUP([$Editor.S133];[$Key.$A$2:.$F$257];6;1)" office:value-type="float" office:value="0" calcext:value-type="float">
            <text:p/>
          </table:table-cell>
          <table:table-cell table:style-name="ce31" table:formula="of:=VLOOKUP([$Editor.T133];[$Key.$A$2:.$E$257];5;1)" office:value-type="float" office:value="0" calcext:value-type="float">
            <text:p/>
          </table:table-cell>
          <table:table-cell table:style-name="ce28" table:formula="of:=IF([$Editor.U133]=&quot;00&quot;;&quot;&quot;;HEX2DEC([$Editor.U133]))">
            <text:p/>
          </table:table-cell>
          <table:table-cell table:style-name="ce31" table:formula="of:=IF([$Editor.V133]=&quot;00&quot;;&quot;&quot;;HEX2DEC([$Editor.V133]))">
            <text:p/>
          </table:table-cell>
          <table:table-cell table:style-name="ce28" table:formula="of:=IF([$Editor.W133]=&quot;00&quot;;&quot;&quot;;HEX2DEC([$Editor.W133]))">
            <text:p/>
          </table:table-cell>
          <table:table-cell table:style-name="ce31" table:formula="of:=IF([$Editor.X133]=&quot;00&quot;;&quot;&quot;;COM.MICROSOFT.CONCAT(VLOOKUP([$Editor.X133];[$Key.$A$2:.$C$257];3;1);&quot;%&quot;))" office:value-type="string" office:string-value="-10%" calcext:value-type="string">
            <text:p>-10%</text:p>
          </table:table-cell>
          <table:table-cell table:style-name="ce28" table:formula="of:=IF([$Editor.Y133]=&quot;00&quot;;&quot;&quot;;COM.MICROSOFT.CONCAT(VLOOKUP([$Editor.Y133];[$Key.$A$2:.$C$257];3;1);&quot;%&quot;))">
            <text:p/>
          </table:table-cell>
          <table:table-cell table:style-name="ce31" table:formula="of:=IF([$Editor.Z133]=&quot;00&quot;;&quot;&quot;;COM.MICROSOFT.CONCAT(VLOOKUP([$Editor.Z133];[$Key.$A$2:.$C$257];3;1);&quot;%&quot;))">
            <text:p/>
          </table:table-cell>
          <table:table-cell table:style-name="ce28" table:formula="of:=IF([$Editor.AA133]=&quot;00&quot;;&quot;&quot;;COM.MICROSOFT.CONCAT(VLOOKUP([$Editor.AA133];[$Key.$A$2:.$C$257];3;1);&quot;%&quot;))">
            <text:p/>
          </table:table-cell>
          <table:table-cell table:style-name="ce31" table:formula="of:=IF([$Editor.AB133]=&quot;00&quot;;&quot;&quot;;COM.MICROSOFT.CONCAT(VLOOKUP([$Editor.AB133];[$Key.$A$2:.$C$257];3;1);&quot;%&quot;))">
            <text:p/>
          </table:table-cell>
          <table:table-cell table:style-name="ce28" table:formula="of:=IF([$Editor.AC133]=&quot;00&quot;;&quot;&quot;;COM.MICROSOFT.CONCAT(VLOOKUP([$Editor.AC133];[$Key.$A$2:.$C$257];3;1);&quot;%&quot;))">
            <text:p/>
          </table:table-cell>
          <table:table-cell table:style-name="ce31" table:formula="of:=IF([$Editor.AD133]=&quot;00&quot;;&quot;&quot;;COM.MICROSOFT.CONCAT(VLOOKUP([$Editor.AD133];[$Key.$A$2:.$C$257];3;1);&quot;%&quot;))">
            <text:p/>
          </table:table-cell>
          <table:table-cell table:style-name="ce28" table:formula="of:=HEX2DEC([$Editor.AE133])" office:value-type="float" office:value="0" calcext:value-type="float">
            <text:p>0</text:p>
          </table:table-cell>
          <table:table-cell table:style-name="ce31" table:formula="of:=HEX2DEC([$Editor.AF133])" office:value-type="float" office:value="0" calcext:value-type="float">
            <text:p>0</text:p>
          </table:table-cell>
          <table:table-cell table:style-name="ce28" table:formula="of:=HEX2DEC([$Editor.AG133])" office:value-type="float" office:value="0" calcext:value-type="float">
            <text:p>0</text:p>
          </table:table-cell>
          <table:table-cell table:style-name="ce31" table:formula="of:=VLOOKUP([$Editor.AH133];[$Key.$A$2:.$K$6];11;1)" office:value-type="float" office:value="0" calcext:value-type="float">
            <text:p/>
          </table:table-cell>
          <table:table-cell table:style-name="ce28" table:formula="of:=HEX2DEC([$Editor.AI133])" office:value-type="float" office:value="0" calcext:value-type="float">
            <text:p>0</text:p>
          </table:table-cell>
          <table:table-cell table:style-name="ce31" table:formula="of:=HEX2DEC([$Editor.AJ133])" office:value-type="float" office:value="0" calcext:value-type="float">
            <text:p>0</text:p>
          </table:table-cell>
          <table:table-cell table:style-name="ce28" table:formula="of:=HEX2DEC([$Editor.AK133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Goblin Helm</text:p>
          </table:table-cell>
          <table:table-cell table:style-name="ce27" table:formula="of:=COM.MICROSOFT.CONCAT([$Editor.C134];[$Editor.B134])" office:value-type="string" office:string-value="00a8" calcext:value-type="string" table:number-columns-spanned="2" table:number-rows-spanned="1">
            <text:p>00a8</text:p>
          </table:table-cell>
          <table:covered-table-cell table:style-name="ce45"/>
          <table:table-cell table:style-name="ce29" table:formula="of:=HEX2DEC(COM.MICROSOFT.CONCAT([$Editor.E134];[$Editor.D134]))" office:value-type="float" office:value="1440" calcext:value-type="float" table:number-columns-spanned="2" table:number-rows-spanned="1">
            <text:p>1440</text:p>
          </table:table-cell>
          <table:covered-table-cell table:style-name="ce30"/>
          <table:table-cell table:style-name="ce27" table:formula="of:=COM.MICROSOFT.CONCAT([$Editor.G134];[$Editor.F134])" office:value-type="string" office:string-value="00a4" calcext:value-type="string" table:number-columns-spanned="2" table:number-rows-spanned="1">
            <text:p>00a4</text:p>
          </table:table-cell>
          <table:covered-table-cell table:style-name="ce30"/>
          <table:table-cell table:style-name="ce31" table:formula="of:=VLOOKUP([$Editor.H134];[$Key.$A$2:.$G$19];7;1)" office:value-type="string" office:string-value="Hats" calcext:value-type="string">
            <text:p>Hats</text:p>
          </table:table-cell>
          <table:table-cell table:style-name="ce28" table:formula="of:=VLOOKUP([$Editor.I134];[$Key.$A$2:.$H$12];8;1)" office:value-type="string" office:string-value="Bane" calcext:value-type="string">
            <text:p>Bane</text:p>
          </table:table-cell>
          <table:table-cell table:style-name="ce31" table:formula="of:=VLOOKUP([$Editor.J134];[$Key.$A$2:.$I$8];9;1)" office:value-type="string" office:string-value="Head" calcext:value-type="string">
            <text:p>Head</text:p>
          </table:table-cell>
          <table:table-cell table:style-name="ce28" table:formula="of:=VLOOKUP([$Editor.K134];[$Key.$A$2:.$J$6];10;1)" office:value-type="string" office:string-value="None" calcext:value-type="string">
            <text:p>None</text:p>
          </table:table-cell>
          <table:table-cell table:style-name="ce31" table:formula="of:=HEX2DEC([$Editor.L134])" office:value-type="float" office:value="0" calcext:value-type="float">
            <text:p>0</text:p>
          </table:table-cell>
          <table:table-cell table:style-name="ce28" table:formula="of:=VLOOKUP([$Editor.M134];[$Key.$A$2:.$C$257];3;1)" office:value-type="string" office:string-value="22" calcext:value-type="string">
            <text:p>22</text:p>
          </table:table-cell>
          <table:table-cell table:style-name="ce31" table:formula="of:=HEX2DEC([$Editor.N134])" office:value-type="float" office:value="21" calcext:value-type="float">
            <text:p>21</text:p>
          </table:table-cell>
          <table:table-cell table:style-name="ce28" table:formula="of:=HEX2DEC([$Editor.O134])" office:value-type="float" office:value="0" calcext:value-type="float">
            <text:p>0</text:p>
          </table:table-cell>
          <table:table-cell table:style-name="ce31" table:formula="of:=VLOOKUP([$Editor.P134];[$Key.$A$2:.$H$12];8;1)" office:value-type="float" office:value="0" calcext:value-type="float">
            <text:p/>
          </table:table-cell>
          <table:table-cell table:style-name="ce28" table:formula="of:=HEX2DEC([$Editor.Q134])" office:value-type="float" office:value="0" calcext:value-type="float">
            <text:p>0</text:p>
          </table:table-cell>
          <table:table-cell table:style-name="ce31" table:formula="of:=VLOOKUP([$Editor.R134];[$Key.$A$2:.$D$257];4;1)" office:value-type="float" office:value="0" calcext:value-type="float">
            <text:p/>
          </table:table-cell>
          <table:table-cell table:style-name="ce28" table:formula="of:=VLOOKUP([$Editor.S134];[$Key.$A$2:.$F$257];6;1)" office:value-type="float" office:value="0" calcext:value-type="float">
            <text:p/>
          </table:table-cell>
          <table:table-cell table:style-name="ce31" table:formula="of:=VLOOKUP([$Editor.T134];[$Key.$A$2:.$E$257];5;1)" office:value-type="float" office:value="0" calcext:value-type="float">
            <text:p/>
          </table:table-cell>
          <table:table-cell table:style-name="ce28" table:formula="of:=IF([$Editor.U134]=&quot;00&quot;;&quot;&quot;;HEX2DEC([$Editor.U134]))" office:value-type="float" office:value="20" calcext:value-type="float">
            <text:p>20</text:p>
          </table:table-cell>
          <table:table-cell table:style-name="ce31" table:formula="of:=IF([$Editor.V134]=&quot;00&quot;;&quot;&quot;;HEX2DEC([$Editor.V134]))">
            <text:p/>
          </table:table-cell>
          <table:table-cell table:style-name="ce28" table:formula="of:=IF([$Editor.W134]=&quot;00&quot;;&quot;&quot;;HEX2DEC([$Editor.W134]))" office:value-type="float" office:value="5" calcext:value-type="float">
            <text:p>5</text:p>
          </table:table-cell>
          <table:table-cell table:style-name="ce31" table:formula="of:=IF([$Editor.X134]=&quot;00&quot;;&quot;&quot;;COM.MICROSOFT.CONCAT(VLOOKUP([$Editor.X134];[$Key.$A$2:.$C$257];3;1);&quot;%&quot;))" office:value-type="string" office:string-value="-7%" calcext:value-type="string">
            <text:p>-7%</text:p>
          </table:table-cell>
          <table:table-cell table:style-name="ce28" table:formula="of:=IF([$Editor.Y134]=&quot;00&quot;;&quot;&quot;;COM.MICROSOFT.CONCAT(VLOOKUP([$Editor.Y134];[$Key.$A$2:.$C$257];3;1);&quot;%&quot;))">
            <text:p/>
          </table:table-cell>
          <table:table-cell table:style-name="ce31" table:formula="of:=IF([$Editor.Z134]=&quot;00&quot;;&quot;&quot;;COM.MICROSOFT.CONCAT(VLOOKUP([$Editor.Z134];[$Key.$A$2:.$C$257];3;1);&quot;%&quot;))">
            <text:p/>
          </table:table-cell>
          <table:table-cell table:style-name="ce28" table:formula="of:=IF([$Editor.AA134]=&quot;00&quot;;&quot;&quot;;COM.MICROSOFT.CONCAT(VLOOKUP([$Editor.AA134];[$Key.$A$2:.$C$257];3;1);&quot;%&quot;))">
            <text:p/>
          </table:table-cell>
          <table:table-cell table:style-name="ce31" table:formula="of:=IF([$Editor.AB134]=&quot;00&quot;;&quot;&quot;;COM.MICROSOFT.CONCAT(VLOOKUP([$Editor.AB134];[$Key.$A$2:.$C$257];3;1);&quot;%&quot;))">
            <text:p/>
          </table:table-cell>
          <table:table-cell table:style-name="ce28" table:formula="of:=IF([$Editor.AC134]=&quot;00&quot;;&quot;&quot;;COM.MICROSOFT.CONCAT(VLOOKUP([$Editor.AC134];[$Key.$A$2:.$C$257];3;1);&quot;%&quot;))" office:value-type="string" office:string-value="-5%" calcext:value-type="string">
            <text:p>-5%</text:p>
          </table:table-cell>
          <table:table-cell table:style-name="ce31" table:formula="of:=IF([$Editor.AD134]=&quot;00&quot;;&quot;&quot;;COM.MICROSOFT.CONCAT(VLOOKUP([$Editor.AD134];[$Key.$A$2:.$C$257];3;1);&quot;%&quot;))">
            <text:p/>
          </table:table-cell>
          <table:table-cell table:style-name="ce28" table:formula="of:=HEX2DEC([$Editor.AE134])" office:value-type="float" office:value="1" calcext:value-type="float">
            <text:p>1</text:p>
          </table:table-cell>
          <table:table-cell table:style-name="ce31" table:formula="of:=HEX2DEC([$Editor.AF134])" office:value-type="float" office:value="0" calcext:value-type="float">
            <text:p>0</text:p>
          </table:table-cell>
          <table:table-cell table:style-name="ce28" table:formula="of:=HEX2DEC([$Editor.AG134])" office:value-type="float" office:value="0" calcext:value-type="float">
            <text:p>0</text:p>
          </table:table-cell>
          <table:table-cell table:style-name="ce31" table:formula="of:=VLOOKUP([$Editor.AH134];[$Key.$A$2:.$K$6];11;1)" office:value-type="float" office:value="0" calcext:value-type="float">
            <text:p/>
          </table:table-cell>
          <table:table-cell table:style-name="ce28" table:formula="of:=HEX2DEC([$Editor.AI134])" office:value-type="float" office:value="0" calcext:value-type="float">
            <text:p>0</text:p>
          </table:table-cell>
          <table:table-cell table:style-name="ce31" table:formula="of:=HEX2DEC([$Editor.AJ134])" office:value-type="float" office:value="0" calcext:value-type="float">
            <text:p>0</text:p>
          </table:table-cell>
          <table:table-cell table:style-name="ce28" table:formula="of:=HEX2DEC([$Editor.AK134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Holy Crown</text:p>
          </table:table-cell>
          <table:table-cell table:style-name="ce27" table:formula="of:=COM.MICROSOFT.CONCAT([$Editor.C135];[$Editor.B135])" office:value-type="string" office:string-value="00a9" calcext:value-type="string" table:number-columns-spanned="2" table:number-rows-spanned="1">
            <text:p>00a9</text:p>
          </table:table-cell>
          <table:covered-table-cell table:style-name="ce45"/>
          <table:table-cell table:style-name="ce29" table:formula="of:=HEX2DEC(COM.MICROSOFT.CONCAT([$Editor.E135];[$Editor.D135]))" office:value-type="float" office:value="1440" calcext:value-type="float" table:number-columns-spanned="2" table:number-rows-spanned="1">
            <text:p>1440</text:p>
          </table:table-cell>
          <table:covered-table-cell table:style-name="ce30"/>
          <table:table-cell table:style-name="ce27" table:formula="of:=COM.MICROSOFT.CONCAT([$Editor.G135];[$Editor.F135])" office:value-type="string" office:string-value="00a5" calcext:value-type="string" table:number-columns-spanned="2" table:number-rows-spanned="1">
            <text:p>00a5</text:p>
          </table:table-cell>
          <table:covered-table-cell table:style-name="ce30"/>
          <table:table-cell table:style-name="ce31" table:formula="of:=VLOOKUP([$Editor.H135];[$Key.$A$2:.$G$19];7;1)" office:value-type="string" office:string-value="Hats" calcext:value-type="string">
            <text:p>Hats</text:p>
          </table:table-cell>
          <table:table-cell table:style-name="ce28" table:formula="of:=VLOOKUP([$Editor.I135];[$Key.$A$2:.$H$12];8;1)" office:value-type="string" office:string-value="Virtue" calcext:value-type="string">
            <text:p>Virtue</text:p>
          </table:table-cell>
          <table:table-cell table:style-name="ce31" table:formula="of:=VLOOKUP([$Editor.J135];[$Key.$A$2:.$I$8];9;1)" office:value-type="string" office:string-value="Head" calcext:value-type="string">
            <text:p>Head</text:p>
          </table:table-cell>
          <table:table-cell table:style-name="ce28" table:formula="of:=VLOOKUP([$Editor.K135];[$Key.$A$2:.$J$6];10;1)" office:value-type="string" office:string-value="None" calcext:value-type="string">
            <text:p>None</text:p>
          </table:table-cell>
          <table:table-cell table:style-name="ce31" table:formula="of:=HEX2DEC([$Editor.L135])" office:value-type="float" office:value="0" calcext:value-type="float">
            <text:p>0</text:p>
          </table:table-cell>
          <table:table-cell table:style-name="ce28" table:formula="of:=VLOOKUP([$Editor.M135];[$Key.$A$2:.$C$257];3;1)" office:value-type="string" office:string-value="13" calcext:value-type="string">
            <text:p>13</text:p>
          </table:table-cell>
          <table:table-cell table:style-name="ce31" table:formula="of:=HEX2DEC([$Editor.N135])" office:value-type="float" office:value="21" calcext:value-type="float">
            <text:p>21</text:p>
          </table:table-cell>
          <table:table-cell table:style-name="ce28" table:formula="of:=HEX2DEC([$Editor.O135])" office:value-type="float" office:value="10" calcext:value-type="float">
            <text:p>10</text:p>
          </table:table-cell>
          <table:table-cell table:style-name="ce31" table:formula="of:=VLOOKUP([$Editor.P135];[$Key.$A$2:.$H$12];8;1)" office:value-type="float" office:value="0" calcext:value-type="float">
            <text:p/>
          </table:table-cell>
          <table:table-cell table:style-name="ce28" table:formula="of:=HEX2DEC([$Editor.Q135])" office:value-type="float" office:value="0" calcext:value-type="float">
            <text:p>0</text:p>
          </table:table-cell>
          <table:table-cell table:style-name="ce31" table:formula="of:=VLOOKUP([$Editor.R135];[$Key.$A$2:.$D$257];4;1)" office:value-type="float" office:value="0" calcext:value-type="float">
            <text:p/>
          </table:table-cell>
          <table:table-cell table:style-name="ce28" table:formula="of:=VLOOKUP([$Editor.S135];[$Key.$A$2:.$F$257];6;1)" office:value-type="float" office:value="0" calcext:value-type="float">
            <text:p/>
          </table:table-cell>
          <table:table-cell table:style-name="ce31" table:formula="of:=VLOOKUP([$Editor.T135];[$Key.$A$2:.$E$257];5;1)" office:value-type="float" office:value="0" calcext:value-type="float">
            <text:p/>
          </table:table-cell>
          <table:table-cell table:style-name="ce28" table:formula="of:=IF([$Editor.U135]=&quot;00&quot;;&quot;&quot;;HEX2DEC([$Editor.U135]))">
            <text:p/>
          </table:table-cell>
          <table:table-cell table:style-name="ce31" table:formula="of:=IF([$Editor.V135]=&quot;00&quot;;&quot;&quot;;HEX2DEC([$Editor.V135]))" office:value-type="float" office:value="5" calcext:value-type="float">
            <text:p>5</text:p>
          </table:table-cell>
          <table:table-cell table:style-name="ce28" table:formula="of:=IF([$Editor.W135]=&quot;00&quot;;&quot;&quot;;HEX2DEC([$Editor.W135]))">
            <text:p/>
          </table:table-cell>
          <table:table-cell table:style-name="ce31" table:formula="of:=IF([$Editor.X135]=&quot;00&quot;;&quot;&quot;;COM.MICROSOFT.CONCAT(VLOOKUP([$Editor.X135];[$Key.$A$2:.$C$257];3;1);&quot;%&quot;))" office:value-type="string" office:string-value="-7%" calcext:value-type="string">
            <text:p>-7%</text:p>
          </table:table-cell>
          <table:table-cell table:style-name="ce28" table:formula="of:=IF([$Editor.Y135]=&quot;00&quot;;&quot;&quot;;COM.MICROSOFT.CONCAT(VLOOKUP([$Editor.Y135];[$Key.$A$2:.$C$257];3;1);&quot;%&quot;))">
            <text:p/>
          </table:table-cell>
          <table:table-cell table:style-name="ce31" table:formula="of:=IF([$Editor.Z135]=&quot;00&quot;;&quot;&quot;;COM.MICROSOFT.CONCAT(VLOOKUP([$Editor.Z135];[$Key.$A$2:.$C$257];3;1);&quot;%&quot;))">
            <text:p/>
          </table:table-cell>
          <table:table-cell table:style-name="ce28" table:formula="of:=IF([$Editor.AA135]=&quot;00&quot;;&quot;&quot;;COM.MICROSOFT.CONCAT(VLOOKUP([$Editor.AA135];[$Key.$A$2:.$C$257];3;1);&quot;%&quot;))">
            <text:p/>
          </table:table-cell>
          <table:table-cell table:style-name="ce31" table:formula="of:=IF([$Editor.AB135]=&quot;00&quot;;&quot;&quot;;COM.MICROSOFT.CONCAT(VLOOKUP([$Editor.AB135];[$Key.$A$2:.$C$257];3;1);&quot;%&quot;))">
            <text:p/>
          </table:table-cell>
          <table:table-cell table:style-name="ce28" table:formula="of:=IF([$Editor.AC135]=&quot;00&quot;;&quot;&quot;;COM.MICROSOFT.CONCAT(VLOOKUP([$Editor.AC135];[$Key.$A$2:.$C$257];3;1);&quot;%&quot;))">
            <text:p/>
          </table:table-cell>
          <table:table-cell table:style-name="ce31" table:formula="of:=IF([$Editor.AD135]=&quot;00&quot;;&quot;&quot;;COM.MICROSOFT.CONCAT(VLOOKUP([$Editor.AD135];[$Key.$A$2:.$C$257];3;1);&quot;%&quot;))" office:value-type="string" office:string-value="-5%" calcext:value-type="string">
            <text:p>-5%</text:p>
          </table:table-cell>
          <table:table-cell table:style-name="ce28" table:formula="of:=HEX2DEC([$Editor.AE135])" office:value-type="float" office:value="0" calcext:value-type="float">
            <text:p>0</text:p>
          </table:table-cell>
          <table:table-cell table:style-name="ce31" table:formula="of:=HEX2DEC([$Editor.AF135])" office:value-type="float" office:value="0" calcext:value-type="float">
            <text:p>0</text:p>
          </table:table-cell>
          <table:table-cell table:style-name="ce28" table:formula="of:=HEX2DEC([$Editor.AG135])" office:value-type="float" office:value="0" calcext:value-type="float">
            <text:p>0</text:p>
          </table:table-cell>
          <table:table-cell table:style-name="ce31" table:formula="of:=VLOOKUP([$Editor.AH135];[$Key.$A$2:.$K$6];11;1)" office:value-type="float" office:value="0" calcext:value-type="float">
            <text:p/>
          </table:table-cell>
          <table:table-cell table:style-name="ce28" table:formula="of:=HEX2DEC([$Editor.AI135])" office:value-type="float" office:value="0" calcext:value-type="float">
            <text:p>0</text:p>
          </table:table-cell>
          <table:table-cell table:style-name="ce31" table:formula="of:=HEX2DEC([$Editor.AJ135])" office:value-type="float" office:value="0" calcext:value-type="float">
            <text:p>0</text:p>
          </table:table-cell>
          <table:table-cell table:style-name="ce28" table:formula="of:=HEX2DEC([$Editor.AK135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Freude Helm</text:p>
          </table:table-cell>
          <table:table-cell table:style-name="ce27" table:formula="of:=COM.MICROSOFT.CONCAT([$Editor.C136];[$Editor.B136])" office:value-type="string" office:string-value="00aa" calcext:value-type="string" table:number-columns-spanned="2" table:number-rows-spanned="1">
            <text:p>00aa</text:p>
          </table:table-cell>
          <table:covered-table-cell table:style-name="ce45"/>
          <table:table-cell table:style-name="ce29" table:formula="of:=HEX2DEC(COM.MICROSOFT.CONCAT([$Editor.E136];[$Editor.D136]))" office:value-type="float" office:value="1440" calcext:value-type="float" table:number-columns-spanned="2" table:number-rows-spanned="1">
            <text:p>1440</text:p>
          </table:table-cell>
          <table:covered-table-cell table:style-name="ce30"/>
          <table:table-cell table:style-name="ce27" table:formula="of:=COM.MICROSOFT.CONCAT([$Editor.G136];[$Editor.F136])" office:value-type="string" office:string-value="00a6" calcext:value-type="string" table:number-columns-spanned="2" table:number-rows-spanned="1">
            <text:p>00a6</text:p>
          </table:table-cell>
          <table:covered-table-cell table:style-name="ce30"/>
          <table:table-cell table:style-name="ce31" table:formula="of:=VLOOKUP([$Editor.H136];[$Key.$A$2:.$G$19];7;1)" office:value-type="string" office:string-value="Hats" calcext:value-type="string">
            <text:p>Hats</text:p>
          </table:table-cell>
          <table:table-cell table:style-name="ce28" table:formula="of:=VLOOKUP([$Editor.I136];[$Key.$A$2:.$H$12];8;1)" office:value-type="string" office:string-value="Virtue" calcext:value-type="string">
            <text:p>Virtue</text:p>
          </table:table-cell>
          <table:table-cell table:style-name="ce31" table:formula="of:=VLOOKUP([$Editor.J136];[$Key.$A$2:.$I$8];9;1)" office:value-type="string" office:string-value="Head" calcext:value-type="string">
            <text:p>Head</text:p>
          </table:table-cell>
          <table:table-cell table:style-name="ce28" table:formula="of:=VLOOKUP([$Editor.K136];[$Key.$A$2:.$J$6];10;1)" office:value-type="string" office:string-value="None" calcext:value-type="string">
            <text:p>None</text:p>
          </table:table-cell>
          <table:table-cell table:style-name="ce31" table:formula="of:=HEX2DEC([$Editor.L136])" office:value-type="float" office:value="0" calcext:value-type="float">
            <text:p>0</text:p>
          </table:table-cell>
          <table:table-cell table:style-name="ce28" table:formula="of:=VLOOKUP([$Editor.M136];[$Key.$A$2:.$C$257];3;1)" office:value-type="string" office:string-value="20" calcext:value-type="string">
            <text:p>20</text:p>
          </table:table-cell>
          <table:table-cell table:style-name="ce31" table:formula="of:=HEX2DEC([$Editor.N136])" office:value-type="float" office:value="30" calcext:value-type="float">
            <text:p>30</text:p>
          </table:table-cell>
          <table:table-cell table:style-name="ce28" table:formula="of:=HEX2DEC([$Editor.O136])" office:value-type="float" office:value="10" calcext:value-type="float">
            <text:p>10</text:p>
          </table:table-cell>
          <table:table-cell table:style-name="ce31" table:formula="of:=VLOOKUP([$Editor.P136];[$Key.$A$2:.$H$12];8;1)" office:value-type="float" office:value="0" calcext:value-type="float">
            <text:p/>
          </table:table-cell>
          <table:table-cell table:style-name="ce28" table:formula="of:=HEX2DEC([$Editor.Q136])" office:value-type="float" office:value="0" calcext:value-type="float">
            <text:p>0</text:p>
          </table:table-cell>
          <table:table-cell table:style-name="ce31" table:formula="of:=VLOOKUP([$Editor.R136];[$Key.$A$2:.$D$257];4;1)" office:value-type="float" office:value="0" calcext:value-type="float">
            <text:p/>
          </table:table-cell>
          <table:table-cell table:style-name="ce28" table:formula="of:=VLOOKUP([$Editor.S136];[$Key.$A$2:.$F$257];6;1)" office:value-type="float" office:value="0" calcext:value-type="float">
            <text:p/>
          </table:table-cell>
          <table:table-cell table:style-name="ce31" table:formula="of:=VLOOKUP([$Editor.T136];[$Key.$A$2:.$E$257];5;1)" office:value-type="float" office:value="0" calcext:value-type="float">
            <text:p/>
          </table:table-cell>
          <table:table-cell table:style-name="ce28" table:formula="of:=IF([$Editor.U136]=&quot;00&quot;;&quot;&quot;;HEX2DEC([$Editor.U136]))">
            <text:p/>
          </table:table-cell>
          <table:table-cell table:style-name="ce31" table:formula="of:=IF([$Editor.V136]=&quot;00&quot;;&quot;&quot;;HEX2DEC([$Editor.V136]))">
            <text:p/>
          </table:table-cell>
          <table:table-cell table:style-name="ce28" table:formula="of:=IF([$Editor.W136]=&quot;00&quot;;&quot;&quot;;HEX2DEC([$Editor.W136]))">
            <text:p/>
          </table:table-cell>
          <table:table-cell table:style-name="ce31" table:formula="of:=IF([$Editor.X136]=&quot;00&quot;;&quot;&quot;;COM.MICROSOFT.CONCAT(VLOOKUP([$Editor.X136];[$Key.$A$2:.$C$257];3;1);&quot;%&quot;))" office:value-type="string" office:string-value="-10%" calcext:value-type="string">
            <text:p>-10%</text:p>
          </table:table-cell>
          <table:table-cell table:style-name="ce28" table:formula="of:=IF([$Editor.Y136]=&quot;00&quot;;&quot;&quot;;COM.MICROSOFT.CONCAT(VLOOKUP([$Editor.Y136];[$Key.$A$2:.$C$257];3;1);&quot;%&quot;))">
            <text:p/>
          </table:table-cell>
          <table:table-cell table:style-name="ce31" table:formula="of:=IF([$Editor.Z136]=&quot;00&quot;;&quot;&quot;;COM.MICROSOFT.CONCAT(VLOOKUP([$Editor.Z136];[$Key.$A$2:.$C$257];3;1);&quot;%&quot;))">
            <text:p/>
          </table:table-cell>
          <table:table-cell table:style-name="ce28" table:formula="of:=IF([$Editor.AA136]=&quot;00&quot;;&quot;&quot;;COM.MICROSOFT.CONCAT(VLOOKUP([$Editor.AA136];[$Key.$A$2:.$C$257];3;1);&quot;%&quot;))">
            <text:p/>
          </table:table-cell>
          <table:table-cell table:style-name="ce31" table:formula="of:=IF([$Editor.AB136]=&quot;00&quot;;&quot;&quot;;COM.MICROSOFT.CONCAT(VLOOKUP([$Editor.AB136];[$Key.$A$2:.$C$257];3;1);&quot;%&quot;))">
            <text:p/>
          </table:table-cell>
          <table:table-cell table:style-name="ce28" table:formula="of:=IF([$Editor.AC136]=&quot;00&quot;;&quot;&quot;;COM.MICROSOFT.CONCAT(VLOOKUP([$Editor.AC136];[$Key.$A$2:.$C$257];3;1);&quot;%&quot;))">
            <text:p/>
          </table:table-cell>
          <table:table-cell table:style-name="ce31" table:formula="of:=IF([$Editor.AD136]=&quot;00&quot;;&quot;&quot;;COM.MICROSOFT.CONCAT(VLOOKUP([$Editor.AD136];[$Key.$A$2:.$C$257];3;1);&quot;%&quot;))" office:value-type="string" office:string-value="-10%" calcext:value-type="string">
            <text:p>-10%</text:p>
          </table:table-cell>
          <table:table-cell table:style-name="ce28" table:formula="of:=HEX2DEC([$Editor.AE136])" office:value-type="float" office:value="0" calcext:value-type="float">
            <text:p>0</text:p>
          </table:table-cell>
          <table:table-cell table:style-name="ce31" table:formula="of:=HEX2DEC([$Editor.AF136])" office:value-type="float" office:value="0" calcext:value-type="float">
            <text:p>0</text:p>
          </table:table-cell>
          <table:table-cell table:style-name="ce28" table:formula="of:=HEX2DEC([$Editor.AG136])" office:value-type="float" office:value="0" calcext:value-type="float">
            <text:p>0</text:p>
          </table:table-cell>
          <table:table-cell table:style-name="ce31" table:formula="of:=VLOOKUP([$Editor.AH136];[$Key.$A$2:.$K$6];11;1)" office:value-type="float" office:value="0" calcext:value-type="float">
            <text:p/>
          </table:table-cell>
          <table:table-cell table:style-name="ce28" table:formula="of:=HEX2DEC([$Editor.AI136])" office:value-type="float" office:value="0" calcext:value-type="float">
            <text:p>0</text:p>
          </table:table-cell>
          <table:table-cell table:style-name="ce31" table:formula="of:=HEX2DEC([$Editor.AJ136])" office:value-type="float" office:value="0" calcext:value-type="float">
            <text:p>0</text:p>
          </table:table-cell>
          <table:table-cell table:style-name="ce28" table:formula="of:=HEX2DEC([$Editor.AK136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Dragon Helm</text:p>
          </table:table-cell>
          <table:table-cell table:style-name="ce27" table:formula="of:=COM.MICROSOFT.CONCAT([$Editor.C137];[$Editor.B137])" office:value-type="string" office:string-value="00ab" calcext:value-type="string" table:number-columns-spanned="2" table:number-rows-spanned="1">
            <text:p>00ab</text:p>
          </table:table-cell>
          <table:covered-table-cell table:style-name="ce45"/>
          <table:table-cell table:style-name="ce29" table:formula="of:=HEX2DEC(COM.MICROSOFT.CONCAT([$Editor.E137];[$Editor.D137]))" office:value-type="float" office:value="1440" calcext:value-type="float" table:number-columns-spanned="2" table:number-rows-spanned="1">
            <text:p>1440</text:p>
          </table:table-cell>
          <table:covered-table-cell table:style-name="ce30"/>
          <table:table-cell table:style-name="ce27" table:formula="of:=COM.MICROSOFT.CONCAT([$Editor.G137];[$Editor.F137])" office:value-type="string" office:string-value="00a7" calcext:value-type="string" table:number-columns-spanned="2" table:number-rows-spanned="1">
            <text:p>00a7</text:p>
          </table:table-cell>
          <table:covered-table-cell table:style-name="ce30"/>
          <table:table-cell table:style-name="ce31" table:formula="of:=VLOOKUP([$Editor.H137];[$Key.$A$2:.$G$19];7;1)" office:value-type="string" office:string-value="Hats" calcext:value-type="string">
            <text:p>Hats</text:p>
          </table:table-cell>
          <table:table-cell table:style-name="ce28" table:formula="of:=VLOOKUP([$Editor.I137];[$Key.$A$2:.$H$12];8;1)" office:value-type="float" office:value="0" calcext:value-type="float">
            <text:p/>
          </table:table-cell>
          <table:table-cell table:style-name="ce31" table:formula="of:=VLOOKUP([$Editor.J137];[$Key.$A$2:.$I$8];9;1)" office:value-type="string" office:string-value="Head" calcext:value-type="string">
            <text:p>Head</text:p>
          </table:table-cell>
          <table:table-cell table:style-name="ce28" table:formula="of:=VLOOKUP([$Editor.K137];[$Key.$A$2:.$J$6];10;1)" office:value-type="string" office:string-value="None" calcext:value-type="string">
            <text:p>None</text:p>
          </table:table-cell>
          <table:table-cell table:style-name="ce31" table:formula="of:=HEX2DEC([$Editor.L137])" office:value-type="float" office:value="0" calcext:value-type="float">
            <text:p>0</text:p>
          </table:table-cell>
          <table:table-cell table:style-name="ce28" table:formula="of:=VLOOKUP([$Editor.M137];[$Key.$A$2:.$C$257];3;1)" office:value-type="string" office:string-value="16" calcext:value-type="string">
            <text:p>16</text:p>
          </table:table-cell>
          <table:table-cell table:style-name="ce31" table:formula="of:=HEX2DEC([$Editor.N137])" office:value-type="float" office:value="30" calcext:value-type="float">
            <text:p>30</text:p>
          </table:table-cell>
          <table:table-cell table:style-name="ce28" table:formula="of:=HEX2DEC([$Editor.O137])" office:value-type="float" office:value="5" calcext:value-type="float">
            <text:p>5</text:p>
          </table:table-cell>
          <table:table-cell table:style-name="ce31" table:formula="of:=VLOOKUP([$Editor.P137];[$Key.$A$2:.$H$12];8;1)" office:value-type="float" office:value="0" calcext:value-type="float">
            <text:p/>
          </table:table-cell>
          <table:table-cell table:style-name="ce28" table:formula="of:=HEX2DEC([$Editor.Q137])" office:value-type="float" office:value="0" calcext:value-type="float">
            <text:p>0</text:p>
          </table:table-cell>
          <table:table-cell table:style-name="ce31" table:formula="of:=VLOOKUP([$Editor.R137];[$Key.$A$2:.$D$257];4;1)" office:value-type="float" office:value="0" calcext:value-type="float">
            <text:p/>
          </table:table-cell>
          <table:table-cell table:style-name="ce28" table:formula="of:=VLOOKUP([$Editor.S137];[$Key.$A$2:.$F$257];6;1)" office:value-type="float" office:value="0" calcext:value-type="float">
            <text:p/>
          </table:table-cell>
          <table:table-cell table:style-name="ce31" table:formula="of:=VLOOKUP([$Editor.T137];[$Key.$A$2:.$E$257];5;1)" office:value-type="string" office:string-value="Resist Dragon Breath" calcext:value-type="string">
            <text:p>Resist Dragon Breath</text:p>
          </table:table-cell>
          <table:table-cell table:style-name="ce28" table:formula="of:=IF([$Editor.U137]=&quot;00&quot;;&quot;&quot;;HEX2DEC([$Editor.U137]))">
            <text:p/>
          </table:table-cell>
          <table:table-cell table:style-name="ce31" table:formula="of:=IF([$Editor.V137]=&quot;00&quot;;&quot;&quot;;HEX2DEC([$Editor.V137]))">
            <text:p/>
          </table:table-cell>
          <table:table-cell table:style-name="ce28" table:formula="of:=IF([$Editor.W137]=&quot;00&quot;;&quot;&quot;;HEX2DEC([$Editor.W137]))">
            <text:p/>
          </table:table-cell>
          <table:table-cell table:style-name="ce31" table:formula="of:=IF([$Editor.X137]=&quot;00&quot;;&quot;&quot;;COM.MICROSOFT.CONCAT(VLOOKUP([$Editor.X137];[$Key.$A$2:.$C$257];3;1);&quot;%&quot;))" office:value-type="string" office:string-value="-10%" calcext:value-type="string">
            <text:p>-10%</text:p>
          </table:table-cell>
          <table:table-cell table:style-name="ce28" table:formula="of:=IF([$Editor.Y137]=&quot;00&quot;;&quot;&quot;;COM.MICROSOFT.CONCAT(VLOOKUP([$Editor.Y137];[$Key.$A$2:.$C$257];3;1);&quot;%&quot;))">
            <text:p/>
          </table:table-cell>
          <table:table-cell table:style-name="ce31" table:formula="of:=IF([$Editor.Z137]=&quot;00&quot;;&quot;&quot;;COM.MICROSOFT.CONCAT(VLOOKUP([$Editor.Z137];[$Key.$A$2:.$C$257];3;1);&quot;%&quot;))">
            <text:p/>
          </table:table-cell>
          <table:table-cell table:style-name="ce28" table:formula="of:=IF([$Editor.AA137]=&quot;00&quot;;&quot;&quot;;COM.MICROSOFT.CONCAT(VLOOKUP([$Editor.AA137];[$Key.$A$2:.$C$257];3;1);&quot;%&quot;))">
            <text:p/>
          </table:table-cell>
          <table:table-cell table:style-name="ce31" table:formula="of:=IF([$Editor.AB137]=&quot;00&quot;;&quot;&quot;;COM.MICROSOFT.CONCAT(VLOOKUP([$Editor.AB137];[$Key.$A$2:.$C$257];3;1);&quot;%&quot;))">
            <text:p/>
          </table:table-cell>
          <table:table-cell table:style-name="ce28" table:formula="of:=IF([$Editor.AC137]=&quot;00&quot;;&quot;&quot;;COM.MICROSOFT.CONCAT(VLOOKUP([$Editor.AC137];[$Key.$A$2:.$C$257];3;1);&quot;%&quot;))">
            <text:p/>
          </table:table-cell>
          <table:table-cell table:style-name="ce31" table:formula="of:=IF([$Editor.AD137]=&quot;00&quot;;&quot;&quot;;COM.MICROSOFT.CONCAT(VLOOKUP([$Editor.AD137];[$Key.$A$2:.$C$257];3;1);&quot;%&quot;))">
            <text:p/>
          </table:table-cell>
          <table:table-cell table:style-name="ce28" table:formula="of:=HEX2DEC([$Editor.AE137])" office:value-type="float" office:value="0" calcext:value-type="float">
            <text:p>0</text:p>
          </table:table-cell>
          <table:table-cell table:style-name="ce31" table:formula="of:=HEX2DEC([$Editor.AF137])" office:value-type="float" office:value="0" calcext:value-type="float">
            <text:p>0</text:p>
          </table:table-cell>
          <table:table-cell table:style-name="ce28" table:formula="of:=HEX2DEC([$Editor.AG137])" office:value-type="float" office:value="0" calcext:value-type="float">
            <text:p>0</text:p>
          </table:table-cell>
          <table:table-cell table:style-name="ce31" table:formula="of:=VLOOKUP([$Editor.AH137];[$Key.$A$2:.$K$6];11;1)" office:value-type="float" office:value="0" calcext:value-type="float">
            <text:p/>
          </table:table-cell>
          <table:table-cell table:style-name="ce28" table:formula="of:=HEX2DEC([$Editor.AI137])" office:value-type="float" office:value="0" calcext:value-type="float">
            <text:p>0</text:p>
          </table:table-cell>
          <table:table-cell table:style-name="ce31" table:formula="of:=HEX2DEC([$Editor.AJ137])" office:value-type="float" office:value="0" calcext:value-type="float">
            <text:p>0</text:p>
          </table:table-cell>
          <table:table-cell table:style-name="ce28" table:formula="of:=HEX2DEC([$Editor.AK137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herwood Hat</text:p>
          </table:table-cell>
          <table:table-cell table:style-name="ce27" table:formula="of:=COM.MICROSOFT.CONCAT([$Editor.C138];[$Editor.B138])" office:value-type="string" office:string-value="00ac" calcext:value-type="string" table:number-columns-spanned="2" table:number-rows-spanned="1">
            <text:p>00ac</text:p>
          </table:table-cell>
          <table:covered-table-cell table:style-name="ce45"/>
          <table:table-cell table:style-name="ce29" table:formula="of:=HEX2DEC(COM.MICROSOFT.CONCAT([$Editor.E138];[$Editor.D138]))" office:value-type="float" office:value="1440" calcext:value-type="float" table:number-columns-spanned="2" table:number-rows-spanned="1">
            <text:p>1440</text:p>
          </table:table-cell>
          <table:covered-table-cell table:style-name="ce30"/>
          <table:table-cell table:style-name="ce27" table:formula="of:=COM.MICROSOFT.CONCAT([$Editor.G138];[$Editor.F138])" office:value-type="string" office:string-value="00a8" calcext:value-type="string" table:number-columns-spanned="2" table:number-rows-spanned="1">
            <text:p>00a8</text:p>
          </table:table-cell>
          <table:covered-table-cell table:style-name="ce30"/>
          <table:table-cell table:style-name="ce31" table:formula="of:=VLOOKUP([$Editor.H138];[$Key.$A$2:.$G$19];7;1)" office:value-type="string" office:string-value="Hats" calcext:value-type="string">
            <text:p>Hats</text:p>
          </table:table-cell>
          <table:table-cell table:style-name="ce28" table:formula="of:=VLOOKUP([$Editor.I138];[$Key.$A$2:.$H$12];8;1)" office:value-type="float" office:value="0" calcext:value-type="float">
            <text:p/>
          </table:table-cell>
          <table:table-cell table:style-name="ce31" table:formula="of:=VLOOKUP([$Editor.J138];[$Key.$A$2:.$I$8];9;1)" office:value-type="string" office:string-value="Head" calcext:value-type="string">
            <text:p>Head</text:p>
          </table:table-cell>
          <table:table-cell table:style-name="ce28" table:formula="of:=VLOOKUP([$Editor.K138];[$Key.$A$2:.$J$6];10;1)" office:value-type="string" office:string-value="None" calcext:value-type="string">
            <text:p>None</text:p>
          </table:table-cell>
          <table:table-cell table:style-name="ce31" table:formula="of:=HEX2DEC([$Editor.L138])" office:value-type="float" office:value="0" calcext:value-type="float">
            <text:p>0</text:p>
          </table:table-cell>
          <table:table-cell table:style-name="ce28" table:formula="of:=VLOOKUP([$Editor.M138];[$Key.$A$2:.$C$257];3;1)" office:value-type="string" office:string-value="6" calcext:value-type="string">
            <text:p>6</text:p>
          </table:table-cell>
          <table:table-cell table:style-name="ce31" table:formula="of:=HEX2DEC([$Editor.N138])" office:value-type="float" office:value="6" calcext:value-type="float">
            <text:p>6</text:p>
          </table:table-cell>
          <table:table-cell table:style-name="ce28" table:formula="of:=HEX2DEC([$Editor.O138])" office:value-type="float" office:value="5" calcext:value-type="float">
            <text:p>5</text:p>
          </table:table-cell>
          <table:table-cell table:style-name="ce31" table:formula="of:=VLOOKUP([$Editor.P138];[$Key.$A$2:.$H$12];8;1)" office:value-type="float" office:value="0" calcext:value-type="float">
            <text:p/>
          </table:table-cell>
          <table:table-cell table:style-name="ce28" table:formula="of:=HEX2DEC([$Editor.Q138])" office:value-type="float" office:value="0" calcext:value-type="float">
            <text:p>0</text:p>
          </table:table-cell>
          <table:table-cell table:style-name="ce31" table:formula="of:=VLOOKUP([$Editor.R138];[$Key.$A$2:.$D$257];4;1)" office:value-type="float" office:value="0" calcext:value-type="float">
            <text:p/>
          </table:table-cell>
          <table:table-cell table:style-name="ce28" table:formula="of:=VLOOKUP([$Editor.S138];[$Key.$A$2:.$F$257];6;1)" office:value-type="float" office:value="0" calcext:value-type="float">
            <text:p/>
          </table:table-cell>
          <table:table-cell table:style-name="ce31" table:formula="of:=VLOOKUP([$Editor.T138];[$Key.$A$2:.$E$257];5;1)" office:value-type="float" office:value="0" calcext:value-type="float">
            <text:p/>
          </table:table-cell>
          <table:table-cell table:style-name="ce28" table:formula="of:=IF([$Editor.U138]=&quot;00&quot;;&quot;&quot;;HEX2DEC([$Editor.U138]))">
            <text:p/>
          </table:table-cell>
          <table:table-cell table:style-name="ce31" table:formula="of:=IF([$Editor.V138]=&quot;00&quot;;&quot;&quot;;HEX2DEC([$Editor.V138]))">
            <text:p/>
          </table:table-cell>
          <table:table-cell table:style-name="ce28" table:formula="of:=IF([$Editor.W138]=&quot;00&quot;;&quot;&quot;;HEX2DEC([$Editor.W138]))" office:value-type="float" office:value="5" calcext:value-type="float">
            <text:p>5</text:p>
          </table:table-cell>
          <table:table-cell table:style-name="ce31" table:formula="of:=IF([$Editor.X138]=&quot;00&quot;;&quot;&quot;;COM.MICROSOFT.CONCAT(VLOOKUP([$Editor.X138];[$Key.$A$2:.$C$257];3;1);&quot;%&quot;))" office:value-type="string" office:string-value="-2%" calcext:value-type="string">
            <text:p>-2%</text:p>
          </table:table-cell>
          <table:table-cell table:style-name="ce28" table:formula="of:=IF([$Editor.Y138]=&quot;00&quot;;&quot;&quot;;COM.MICROSOFT.CONCAT(VLOOKUP([$Editor.Y138];[$Key.$A$2:.$C$257];3;1);&quot;%&quot;))">
            <text:p/>
          </table:table-cell>
          <table:table-cell table:style-name="ce31" table:formula="of:=IF([$Editor.Z138]=&quot;00&quot;;&quot;&quot;;COM.MICROSOFT.CONCAT(VLOOKUP([$Editor.Z138];[$Key.$A$2:.$C$257];3;1);&quot;%&quot;))">
            <text:p/>
          </table:table-cell>
          <table:table-cell table:style-name="ce28" table:formula="of:=IF([$Editor.AA138]=&quot;00&quot;;&quot;&quot;;COM.MICROSOFT.CONCAT(VLOOKUP([$Editor.AA138];[$Key.$A$2:.$C$257];3;1);&quot;%&quot;))">
            <text:p/>
          </table:table-cell>
          <table:table-cell table:style-name="ce31" table:formula="of:=IF([$Editor.AB138]=&quot;00&quot;;&quot;&quot;;COM.MICROSOFT.CONCAT(VLOOKUP([$Editor.AB138];[$Key.$A$2:.$C$257];3;1);&quot;%&quot;))">
            <text:p/>
          </table:table-cell>
          <table:table-cell table:style-name="ce28" table:formula="of:=IF([$Editor.AC138]=&quot;00&quot;;&quot;&quot;;COM.MICROSOFT.CONCAT(VLOOKUP([$Editor.AC138];[$Key.$A$2:.$C$257];3;1);&quot;%&quot;))">
            <text:p/>
          </table:table-cell>
          <table:table-cell table:style-name="ce31" table:formula="of:=IF([$Editor.AD138]=&quot;00&quot;;&quot;&quot;;COM.MICROSOFT.CONCAT(VLOOKUP([$Editor.AD138];[$Key.$A$2:.$C$257];3;1);&quot;%&quot;))">
            <text:p/>
          </table:table-cell>
          <table:table-cell table:style-name="ce28" table:formula="of:=HEX2DEC([$Editor.AE138])" office:value-type="float" office:value="0" calcext:value-type="float">
            <text:p>0</text:p>
          </table:table-cell>
          <table:table-cell table:style-name="ce31" table:formula="of:=HEX2DEC([$Editor.AF138])" office:value-type="float" office:value="0" calcext:value-type="float">
            <text:p>0</text:p>
          </table:table-cell>
          <table:table-cell table:style-name="ce28" table:formula="of:=HEX2DEC([$Editor.AG138])" office:value-type="float" office:value="1" calcext:value-type="float">
            <text:p>1</text:p>
          </table:table-cell>
          <table:table-cell table:style-name="ce31" table:formula="of:=VLOOKUP([$Editor.AH138];[$Key.$A$2:.$K$6];11;1)" office:value-type="float" office:value="0" calcext:value-type="float">
            <text:p/>
          </table:table-cell>
          <table:table-cell table:style-name="ce28" table:formula="of:=HEX2DEC([$Editor.AI138])" office:value-type="float" office:value="0" calcext:value-type="float">
            <text:p>0</text:p>
          </table:table-cell>
          <table:table-cell table:style-name="ce31" table:formula="of:=HEX2DEC([$Editor.AJ138])" office:value-type="float" office:value="0" calcext:value-type="float">
            <text:p>0</text:p>
          </table:table-cell>
          <table:table-cell table:style-name="ce28" table:formula="of:=HEX2DEC([$Editor.AK138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Candy Helm</text:p>
          </table:table-cell>
          <table:table-cell table:style-name="ce27" table:formula="of:=COM.MICROSOFT.CONCAT([$Editor.C139];[$Editor.B139])" office:value-type="string" office:string-value="00ad" calcext:value-type="string" table:number-columns-spanned="2" table:number-rows-spanned="1">
            <text:p>00ad</text:p>
          </table:table-cell>
          <table:covered-table-cell table:style-name="ce45"/>
          <table:table-cell table:style-name="ce29" table:formula="of:=HEX2DEC(COM.MICROSOFT.CONCAT([$Editor.E139];[$Editor.D139]))" office:value-type="float" office:value="2200" calcext:value-type="float" table:number-columns-spanned="2" table:number-rows-spanned="1">
            <text:p>2200</text:p>
          </table:table-cell>
          <table:covered-table-cell table:style-name="ce30"/>
          <table:table-cell table:style-name="ce27" table:formula="of:=COM.MICROSOFT.CONCAT([$Editor.G139];[$Editor.F139])" office:value-type="string" office:string-value="00a9" calcext:value-type="string" table:number-columns-spanned="2" table:number-rows-spanned="1">
            <text:p>00a9</text:p>
          </table:table-cell>
          <table:covered-table-cell table:style-name="ce30"/>
          <table:table-cell table:style-name="ce31" table:formula="of:=VLOOKUP([$Editor.H139];[$Key.$A$2:.$G$19];7;1)" office:value-type="string" office:string-value="Hats" calcext:value-type="string">
            <text:p>Hats</text:p>
          </table:table-cell>
          <table:table-cell table:style-name="ce28" table:formula="of:=VLOOKUP([$Editor.I139];[$Key.$A$2:.$H$12];8;1)" office:value-type="float" office:value="0" calcext:value-type="float">
            <text:p/>
          </table:table-cell>
          <table:table-cell table:style-name="ce31" table:formula="of:=VLOOKUP([$Editor.J139];[$Key.$A$2:.$I$8];9;1)" office:value-type="string" office:string-value="Head" calcext:value-type="string">
            <text:p>Head</text:p>
          </table:table-cell>
          <table:table-cell table:style-name="ce28" table:formula="of:=VLOOKUP([$Editor.K139];[$Key.$A$2:.$J$6];10;1)" office:value-type="string" office:string-value="None" calcext:value-type="string">
            <text:p>None</text:p>
          </table:table-cell>
          <table:table-cell table:style-name="ce31" table:formula="of:=HEX2DEC([$Editor.L139])" office:value-type="float" office:value="0" calcext:value-type="float">
            <text:p>0</text:p>
          </table:table-cell>
          <table:table-cell table:style-name="ce28" table:formula="of:=VLOOKUP([$Editor.M139];[$Key.$A$2:.$C$257];3;1)" office:value-type="string" office:string-value="10" calcext:value-type="string">
            <text:p>10</text:p>
          </table:table-cell>
          <table:table-cell table:style-name="ce31" table:formula="of:=HEX2DEC([$Editor.N139])" office:value-type="float" office:value="21" calcext:value-type="float">
            <text:p>21</text:p>
          </table:table-cell>
          <table:table-cell table:style-name="ce28" table:formula="of:=HEX2DEC([$Editor.O139])" office:value-type="float" office:value="2" calcext:value-type="float">
            <text:p>2</text:p>
          </table:table-cell>
          <table:table-cell table:style-name="ce31" table:formula="of:=VLOOKUP([$Editor.P139];[$Key.$A$2:.$H$12];8;1)" office:value-type="float" office:value="0" calcext:value-type="float">
            <text:p/>
          </table:table-cell>
          <table:table-cell table:style-name="ce28" table:formula="of:=HEX2DEC([$Editor.Q139])" office:value-type="float" office:value="0" calcext:value-type="float">
            <text:p>0</text:p>
          </table:table-cell>
          <table:table-cell table:style-name="ce31" table:formula="of:=VLOOKUP([$Editor.R139];[$Key.$A$2:.$D$257];4;1)" office:value-type="float" office:value="0" calcext:value-type="float">
            <text:p/>
          </table:table-cell>
          <table:table-cell table:style-name="ce28" table:formula="of:=VLOOKUP([$Editor.S139];[$Key.$A$2:.$F$257];6;1)" office:value-type="float" office:value="0" calcext:value-type="float">
            <text:p/>
          </table:table-cell>
          <table:table-cell table:style-name="ce31" table:formula="of:=VLOOKUP([$Editor.T139];[$Key.$A$2:.$E$257];5;1)" office:value-type="float" office:value="0" calcext:value-type="float">
            <text:p/>
          </table:table-cell>
          <table:table-cell table:style-name="ce28" table:formula="of:=IF([$Editor.U139]=&quot;00&quot;;&quot;&quot;;HEX2DEC([$Editor.U139]))">
            <text:p/>
          </table:table-cell>
          <table:table-cell table:style-name="ce31" table:formula="of:=IF([$Editor.V139]=&quot;00&quot;;&quot;&quot;;HEX2DEC([$Editor.V139]))">
            <text:p/>
          </table:table-cell>
          <table:table-cell table:style-name="ce28" table:formula="of:=IF([$Editor.W139]=&quot;00&quot;;&quot;&quot;;HEX2DEC([$Editor.W139]))">
            <text:p/>
          </table:table-cell>
          <table:table-cell table:style-name="ce31" table:formula="of:=IF([$Editor.X139]=&quot;00&quot;;&quot;&quot;;COM.MICROSOFT.CONCAT(VLOOKUP([$Editor.X139];[$Key.$A$2:.$C$257];3;1);&quot;%&quot;))" office:value-type="string" office:string-value="-7%" calcext:value-type="string">
            <text:p>-7%</text:p>
          </table:table-cell>
          <table:table-cell table:style-name="ce28" table:formula="of:=IF([$Editor.Y139]=&quot;00&quot;;&quot;&quot;;COM.MICROSOFT.CONCAT(VLOOKUP([$Editor.Y139];[$Key.$A$2:.$C$257];3;1);&quot;%&quot;))">
            <text:p/>
          </table:table-cell>
          <table:table-cell table:style-name="ce31" table:formula="of:=IF([$Editor.Z139]=&quot;00&quot;;&quot;&quot;;COM.MICROSOFT.CONCAT(VLOOKUP([$Editor.Z139];[$Key.$A$2:.$C$257];3;1);&quot;%&quot;))">
            <text:p/>
          </table:table-cell>
          <table:table-cell table:style-name="ce28" table:formula="of:=IF([$Editor.AA139]=&quot;00&quot;;&quot;&quot;;COM.MICROSOFT.CONCAT(VLOOKUP([$Editor.AA139];[$Key.$A$2:.$C$257];3;1);&quot;%&quot;))">
            <text:p/>
          </table:table-cell>
          <table:table-cell table:style-name="ce31" table:formula="of:=IF([$Editor.AB139]=&quot;00&quot;;&quot;&quot;;COM.MICROSOFT.CONCAT(VLOOKUP([$Editor.AB139];[$Key.$A$2:.$C$257];3;1);&quot;%&quot;))">
            <text:p/>
          </table:table-cell>
          <table:table-cell table:style-name="ce28" table:formula="of:=IF([$Editor.AC139]=&quot;00&quot;;&quot;&quot;;COM.MICROSOFT.CONCAT(VLOOKUP([$Editor.AC139];[$Key.$A$2:.$C$257];3;1);&quot;%&quot;))">
            <text:p/>
          </table:table-cell>
          <table:table-cell table:style-name="ce31" table:formula="of:=IF([$Editor.AD139]=&quot;00&quot;;&quot;&quot;;COM.MICROSOFT.CONCAT(VLOOKUP([$Editor.AD139];[$Key.$A$2:.$C$257];3;1);&quot;%&quot;))">
            <text:p/>
          </table:table-cell>
          <table:table-cell table:style-name="ce28" table:formula="of:=HEX2DEC([$Editor.AE139])" office:value-type="float" office:value="0" calcext:value-type="float">
            <text:p>0</text:p>
          </table:table-cell>
          <table:table-cell table:style-name="ce31" table:formula="of:=HEX2DEC([$Editor.AF139])" office:value-type="float" office:value="0" calcext:value-type="float">
            <text:p>0</text:p>
          </table:table-cell>
          <table:table-cell table:style-name="ce28" table:formula="of:=HEX2DEC([$Editor.AG139])" office:value-type="float" office:value="255" calcext:value-type="float">
            <text:p>255</text:p>
          </table:table-cell>
          <table:table-cell table:style-name="ce31" table:formula="of:=VLOOKUP([$Editor.AH139];[$Key.$A$2:.$K$6];11;1)" office:value-type="float" office:value="0" calcext:value-type="float">
            <text:p/>
          </table:table-cell>
          <table:table-cell table:style-name="ce28" table:formula="of:=HEX2DEC([$Editor.AI139])" office:value-type="float" office:value="0" calcext:value-type="float">
            <text:p>0</text:p>
          </table:table-cell>
          <table:table-cell table:style-name="ce31" table:formula="of:=HEX2DEC([$Editor.AJ139])" office:value-type="float" office:value="0" calcext:value-type="float">
            <text:p>0</text:p>
          </table:table-cell>
          <table:table-cell table:style-name="ce28" table:formula="of:=HEX2DEC([$Editor.AK139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Pointy Hat</text:p>
          </table:table-cell>
          <table:table-cell table:style-name="ce27" table:formula="of:=COM.MICROSOFT.CONCAT([$Editor.C140];[$Editor.B140])" office:value-type="string" office:string-value="00ae" calcext:value-type="string" table:number-columns-spanned="2" table:number-rows-spanned="1">
            <text:p>00ae</text:p>
          </table:table-cell>
          <table:covered-table-cell table:style-name="ce45"/>
          <table:table-cell table:style-name="ce29" table:formula="of:=HEX2DEC(COM.MICROSOFT.CONCAT([$Editor.E140];[$Editor.D140]))" office:value-type="float" office:value="1440" calcext:value-type="float" table:number-columns-spanned="2" table:number-rows-spanned="1">
            <text:p>1440</text:p>
          </table:table-cell>
          <table:covered-table-cell table:style-name="ce30"/>
          <table:table-cell table:style-name="ce27" table:formula="of:=COM.MICROSOFT.CONCAT([$Editor.G140];[$Editor.F140])" office:value-type="string" office:string-value="00aa" calcext:value-type="string" table:number-columns-spanned="2" table:number-rows-spanned="1">
            <text:p>00aa</text:p>
          </table:table-cell>
          <table:covered-table-cell table:style-name="ce30"/>
          <table:table-cell table:style-name="ce31" table:formula="of:=VLOOKUP([$Editor.H140];[$Key.$A$2:.$G$19];7;1)" office:value-type="string" office:string-value="Hats" calcext:value-type="string">
            <text:p>Hats</text:p>
          </table:table-cell>
          <table:table-cell table:style-name="ce28" table:formula="of:=VLOOKUP([$Editor.I140];[$Key.$A$2:.$H$12];8;1)" office:value-type="float" office:value="0" calcext:value-type="float">
            <text:p/>
          </table:table-cell>
          <table:table-cell table:style-name="ce31" table:formula="of:=VLOOKUP([$Editor.J140];[$Key.$A$2:.$I$8];9;1)" office:value-type="string" office:string-value="Head" calcext:value-type="string">
            <text:p>Head</text:p>
          </table:table-cell>
          <table:table-cell table:style-name="ce28" table:formula="of:=VLOOKUP([$Editor.K140];[$Key.$A$2:.$J$6];10;1)" office:value-type="string" office:string-value="None" calcext:value-type="string">
            <text:p>None</text:p>
          </table:table-cell>
          <table:table-cell table:style-name="ce31" table:formula="of:=HEX2DEC([$Editor.L140])" office:value-type="float" office:value="0" calcext:value-type="float">
            <text:p>0</text:p>
          </table:table-cell>
          <table:table-cell table:style-name="ce28" table:formula="of:=VLOOKUP([$Editor.M140];[$Key.$A$2:.$C$257];3;1)" office:value-type="string" office:string-value="4" calcext:value-type="string">
            <text:p>4</text:p>
          </table:table-cell>
          <table:table-cell table:style-name="ce31" table:formula="of:=HEX2DEC([$Editor.N140])" office:value-type="float" office:value="6" calcext:value-type="float">
            <text:p>6</text:p>
          </table:table-cell>
          <table:table-cell table:style-name="ce28" table:formula="of:=HEX2DEC([$Editor.O140])" office:value-type="float" office:value="10" calcext:value-type="float">
            <text:p>10</text:p>
          </table:table-cell>
          <table:table-cell table:style-name="ce31" table:formula="of:=VLOOKUP([$Editor.P140];[$Key.$A$2:.$H$12];8;1)" office:value-type="float" office:value="0" calcext:value-type="float">
            <text:p/>
          </table:table-cell>
          <table:table-cell table:style-name="ce28" table:formula="of:=HEX2DEC([$Editor.Q140])" office:value-type="float" office:value="0" calcext:value-type="float">
            <text:p>0</text:p>
          </table:table-cell>
          <table:table-cell table:style-name="ce31" table:formula="of:=VLOOKUP([$Editor.R140];[$Key.$A$2:.$D$257];4;1)" office:value-type="float" office:value="0" calcext:value-type="float">
            <text:p/>
          </table:table-cell>
          <table:table-cell table:style-name="ce28" table:formula="of:=VLOOKUP([$Editor.S140];[$Key.$A$2:.$F$257];6;1)" office:value-type="float" office:value="0" calcext:value-type="float">
            <text:p/>
          </table:table-cell>
          <table:table-cell table:style-name="ce31" table:formula="of:=VLOOKUP([$Editor.T140];[$Key.$A$2:.$E$257];5;1)" office:value-type="float" office:value="0" calcext:value-type="float">
            <text:p/>
          </table:table-cell>
          <table:table-cell table:style-name="ce28" table:formula="of:=IF([$Editor.U140]=&quot;00&quot;;&quot;&quot;;HEX2DEC([$Editor.U140]))">
            <text:p/>
          </table:table-cell>
          <table:table-cell table:style-name="ce31" table:formula="of:=IF([$Editor.V140]=&quot;00&quot;;&quot;&quot;;HEX2DEC([$Editor.V140]))" office:value-type="float" office:value="5" calcext:value-type="float">
            <text:p>5</text:p>
          </table:table-cell>
          <table:table-cell table:style-name="ce28" table:formula="of:=IF([$Editor.W140]=&quot;00&quot;;&quot;&quot;;HEX2DEC([$Editor.W140]))">
            <text:p/>
          </table:table-cell>
          <table:table-cell table:style-name="ce31" table:formula="of:=IF([$Editor.X140]=&quot;00&quot;;&quot;&quot;;COM.MICROSOFT.CONCAT(VLOOKUP([$Editor.X140];[$Key.$A$2:.$C$257];3;1);&quot;%&quot;))" office:value-type="string" office:string-value="-2%" calcext:value-type="string">
            <text:p>-2%</text:p>
          </table:table-cell>
          <table:table-cell table:style-name="ce28" table:formula="of:=IF([$Editor.Y140]=&quot;00&quot;;&quot;&quot;;COM.MICROSOFT.CONCAT(VLOOKUP([$Editor.Y140];[$Key.$A$2:.$C$257];3;1);&quot;%&quot;))">
            <text:p/>
          </table:table-cell>
          <table:table-cell table:style-name="ce31" table:formula="of:=IF([$Editor.Z140]=&quot;00&quot;;&quot;&quot;;COM.MICROSOFT.CONCAT(VLOOKUP([$Editor.Z140];[$Key.$A$2:.$C$257];3;1);&quot;%&quot;))">
            <text:p/>
          </table:table-cell>
          <table:table-cell table:style-name="ce28" table:formula="of:=IF([$Editor.AA140]=&quot;00&quot;;&quot;&quot;;COM.MICROSOFT.CONCAT(VLOOKUP([$Editor.AA140];[$Key.$A$2:.$C$257];3;1);&quot;%&quot;))">
            <text:p/>
          </table:table-cell>
          <table:table-cell table:style-name="ce31" table:formula="of:=IF([$Editor.AB140]=&quot;00&quot;;&quot;&quot;;COM.MICROSOFT.CONCAT(VLOOKUP([$Editor.AB140];[$Key.$A$2:.$C$257];3;1);&quot;%&quot;))">
            <text:p/>
          </table:table-cell>
          <table:table-cell table:style-name="ce28" table:formula="of:=IF([$Editor.AC140]=&quot;00&quot;;&quot;&quot;;COM.MICROSOFT.CONCAT(VLOOKUP([$Editor.AC140];[$Key.$A$2:.$C$257];3;1);&quot;%&quot;))">
            <text:p/>
          </table:table-cell>
          <table:table-cell table:style-name="ce31" table:formula="of:=IF([$Editor.AD140]=&quot;00&quot;;&quot;&quot;;COM.MICROSOFT.CONCAT(VLOOKUP([$Editor.AD140];[$Key.$A$2:.$C$257];3;1);&quot;%&quot;))">
            <text:p/>
          </table:table-cell>
          <table:table-cell table:style-name="ce28" table:formula="of:=HEX2DEC([$Editor.AE140])" office:value-type="float" office:value="0" calcext:value-type="float">
            <text:p>0</text:p>
          </table:table-cell>
          <table:table-cell table:style-name="ce31" table:formula="of:=HEX2DEC([$Editor.AF140])" office:value-type="float" office:value="0" calcext:value-type="float">
            <text:p>0</text:p>
          </table:table-cell>
          <table:table-cell table:style-name="ce28" table:formula="of:=HEX2DEC([$Editor.AG140])" office:value-type="float" office:value="0" calcext:value-type="float">
            <text:p>0</text:p>
          </table:table-cell>
          <table:table-cell table:style-name="ce31" table:formula="of:=VLOOKUP([$Editor.AH140];[$Key.$A$2:.$K$6];11;1)" office:value-type="float" office:value="0" calcext:value-type="float">
            <text:p/>
          </table:table-cell>
          <table:table-cell table:style-name="ce28" table:formula="of:=HEX2DEC([$Editor.AI140])" office:value-type="float" office:value="0" calcext:value-type="float">
            <text:p>0</text:p>
          </table:table-cell>
          <table:table-cell table:style-name="ce31" table:formula="of:=HEX2DEC([$Editor.AJ140])" office:value-type="float" office:value="0" calcext:value-type="float">
            <text:p>0</text:p>
          </table:table-cell>
          <table:table-cell table:style-name="ce28" table:formula="of:=HEX2DEC([$Editor.AK140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Circlet of Wisdom</text:p>
          </table:table-cell>
          <table:table-cell table:style-name="ce27" table:formula="of:=COM.MICROSOFT.CONCAT([$Editor.C141];[$Editor.B141])" office:value-type="string" office:string-value="00af" calcext:value-type="string" table:number-columns-spanned="2" table:number-rows-spanned="1">
            <text:p>00af</text:p>
          </table:table-cell>
          <table:covered-table-cell table:style-name="ce45"/>
          <table:table-cell table:style-name="ce29" table:formula="of:=HEX2DEC(COM.MICROSOFT.CONCAT([$Editor.E141];[$Editor.D141]))" office:value-type="float" office:value="0" calcext:value-type="float" table:number-columns-spanned="2" table:number-rows-spanned="1">
            <text:p>0</text:p>
          </table:table-cell>
          <table:covered-table-cell table:style-name="ce30"/>
          <table:table-cell table:style-name="ce27" table:formula="of:=COM.MICROSOFT.CONCAT([$Editor.G141];[$Editor.F141])" office:value-type="string" office:string-value="00ab" calcext:value-type="string" table:number-columns-spanned="2" table:number-rows-spanned="1">
            <text:p>00ab</text:p>
          </table:table-cell>
          <table:covered-table-cell table:style-name="ce30"/>
          <table:table-cell table:style-name="ce31" table:formula="of:=VLOOKUP([$Editor.H141];[$Key.$A$2:.$G$19];7;1)" office:value-type="string" office:string-value="Hats" calcext:value-type="string">
            <text:p>Hats</text:p>
          </table:table-cell>
          <table:table-cell table:style-name="ce28" table:formula="of:=VLOOKUP([$Editor.I141];[$Key.$A$2:.$H$12];8;1)" office:value-type="float" office:value="0" calcext:value-type="float">
            <text:p/>
          </table:table-cell>
          <table:table-cell table:style-name="ce31" table:formula="of:=VLOOKUP([$Editor.J141];[$Key.$A$2:.$I$8];9;1)" office:value-type="string" office:string-value="Head" calcext:value-type="string">
            <text:p>Head</text:p>
          </table:table-cell>
          <table:table-cell table:style-name="ce28" table:formula="of:=VLOOKUP([$Editor.K141];[$Key.$A$2:.$J$6];10;1)" office:value-type="string" office:string-value="None" calcext:value-type="string">
            <text:p>None</text:p>
          </table:table-cell>
          <table:table-cell table:style-name="ce31" table:formula="of:=HEX2DEC([$Editor.L141])" office:value-type="float" office:value="0" calcext:value-type="float">
            <text:p>0</text:p>
          </table:table-cell>
          <table:table-cell table:style-name="ce28" table:formula="of:=VLOOKUP([$Editor.M141];[$Key.$A$2:.$C$257];3;1)" office:value-type="string" office:string-value="8" calcext:value-type="string">
            <text:p>8</text:p>
          </table:table-cell>
          <table:table-cell table:style-name="ce31" table:formula="of:=HEX2DEC([$Editor.N141])" office:value-type="float" office:value="15" calcext:value-type="float">
            <text:p>15</text:p>
          </table:table-cell>
          <table:table-cell table:style-name="ce28" table:formula="of:=HEX2DEC([$Editor.O141])" office:value-type="float" office:value="15" calcext:value-type="float">
            <text:p>15</text:p>
          </table:table-cell>
          <table:table-cell table:style-name="ce31" table:formula="of:=VLOOKUP([$Editor.P141];[$Key.$A$2:.$H$12];8;1)" office:value-type="float" office:value="0" calcext:value-type="float">
            <text:p/>
          </table:table-cell>
          <table:table-cell table:style-name="ce28" table:formula="of:=HEX2DEC([$Editor.Q141])" office:value-type="float" office:value="0" calcext:value-type="float">
            <text:p>0</text:p>
          </table:table-cell>
          <table:table-cell table:style-name="ce31" table:formula="of:=VLOOKUP([$Editor.R141];[$Key.$A$2:.$D$257];4;1)" office:value-type="float" office:value="0" calcext:value-type="float">
            <text:p/>
          </table:table-cell>
          <table:table-cell table:style-name="ce28" table:formula="of:=VLOOKUP([$Editor.S141];[$Key.$A$2:.$F$257];6;1)" office:value-type="float" office:value="0" calcext:value-type="float">
            <text:p/>
          </table:table-cell>
          <table:table-cell table:style-name="ce31" table:formula="of:=VLOOKUP([$Editor.T141];[$Key.$A$2:.$E$257];5;1)" office:value-type="float" office:value="0" calcext:value-type="float">
            <text:p/>
          </table:table-cell>
          <table:table-cell table:style-name="ce28" table:formula="of:=IF([$Editor.U141]=&quot;00&quot;;&quot;&quot;;HEX2DEC([$Editor.U141]))">
            <text:p/>
          </table:table-cell>
          <table:table-cell table:style-name="ce31" table:formula="of:=IF([$Editor.V141]=&quot;00&quot;;&quot;&quot;;HEX2DEC([$Editor.V141]))" office:value-type="float" office:value="10" calcext:value-type="float">
            <text:p>10</text:p>
          </table:table-cell>
          <table:table-cell table:style-name="ce28" table:formula="of:=IF([$Editor.W141]=&quot;00&quot;;&quot;&quot;;HEX2DEC([$Editor.W141]))">
            <text:p/>
          </table:table-cell>
          <table:table-cell table:style-name="ce31" table:formula="of:=IF([$Editor.X141]=&quot;00&quot;;&quot;&quot;;COM.MICROSOFT.CONCAT(VLOOKUP([$Editor.X141];[$Key.$A$2:.$C$257];3;1);&quot;%&quot;))" office:value-type="string" office:string-value="-5%" calcext:value-type="string">
            <text:p>-5%</text:p>
          </table:table-cell>
          <table:table-cell table:style-name="ce28" table:formula="of:=IF([$Editor.Y141]=&quot;00&quot;;&quot;&quot;;COM.MICROSOFT.CONCAT(VLOOKUP([$Editor.Y141];[$Key.$A$2:.$C$257];3;1);&quot;%&quot;))">
            <text:p/>
          </table:table-cell>
          <table:table-cell table:style-name="ce31" table:formula="of:=IF([$Editor.Z141]=&quot;00&quot;;&quot;&quot;;COM.MICROSOFT.CONCAT(VLOOKUP([$Editor.Z141];[$Key.$A$2:.$C$257];3;1);&quot;%&quot;))">
            <text:p/>
          </table:table-cell>
          <table:table-cell table:style-name="ce28" table:formula="of:=IF([$Editor.AA141]=&quot;00&quot;;&quot;&quot;;COM.MICROSOFT.CONCAT(VLOOKUP([$Editor.AA141];[$Key.$A$2:.$C$257];3;1);&quot;%&quot;))">
            <text:p/>
          </table:table-cell>
          <table:table-cell table:style-name="ce31" table:formula="of:=IF([$Editor.AB141]=&quot;00&quot;;&quot;&quot;;COM.MICROSOFT.CONCAT(VLOOKUP([$Editor.AB141];[$Key.$A$2:.$C$257];3;1);&quot;%&quot;))">
            <text:p/>
          </table:table-cell>
          <table:table-cell table:style-name="ce28" table:formula="of:=IF([$Editor.AC141]=&quot;00&quot;;&quot;&quot;;COM.MICROSOFT.CONCAT(VLOOKUP([$Editor.AC141];[$Key.$A$2:.$C$257];3;1);&quot;%&quot;))">
            <text:p/>
          </table:table-cell>
          <table:table-cell table:style-name="ce31" table:formula="of:=IF([$Editor.AD141]=&quot;00&quot;;&quot;&quot;;COM.MICROSOFT.CONCAT(VLOOKUP([$Editor.AD141];[$Key.$A$2:.$C$257];3;1);&quot;%&quot;))">
            <text:p/>
          </table:table-cell>
          <table:table-cell table:style-name="ce28" table:formula="of:=HEX2DEC([$Editor.AE141])" office:value-type="float" office:value="0" calcext:value-type="float">
            <text:p>0</text:p>
          </table:table-cell>
          <table:table-cell table:style-name="ce31" table:formula="of:=HEX2DEC([$Editor.AF141])" office:value-type="float" office:value="1" calcext:value-type="float">
            <text:p>1</text:p>
          </table:table-cell>
          <table:table-cell table:style-name="ce28" table:formula="of:=HEX2DEC([$Editor.AG141])" office:value-type="float" office:value="0" calcext:value-type="float">
            <text:p>0</text:p>
          </table:table-cell>
          <table:table-cell table:style-name="ce31" table:formula="of:=VLOOKUP([$Editor.AH141];[$Key.$A$2:.$K$6];11;1)" office:value-type="float" office:value="0" calcext:value-type="float">
            <text:p/>
          </table:table-cell>
          <table:table-cell table:style-name="ce28" table:formula="of:=HEX2DEC([$Editor.AI141])" office:value-type="float" office:value="0" calcext:value-type="float">
            <text:p>0</text:p>
          </table:table-cell>
          <table:table-cell table:style-name="ce31" table:formula="of:=HEX2DEC([$Editor.AJ141])" office:value-type="float" office:value="0" calcext:value-type="float">
            <text:p>0</text:p>
          </table:table-cell>
          <table:table-cell table:style-name="ce28" table:formula="of:=HEX2DEC([$Editor.AK141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Winged Shoes</text:p>
          </table:table-cell>
          <table:table-cell table:style-name="ce27" table:formula="of:=COM.MICROSOFT.CONCAT([$Editor.C142];[$Editor.B142])" office:value-type="string" office:string-value="00b0" calcext:value-type="string" table:number-columns-spanned="2" table:number-rows-spanned="1">
            <text:p>00b0</text:p>
          </table:table-cell>
          <table:covered-table-cell table:style-name="ce45"/>
          <table:table-cell table:style-name="ce29" table:formula="of:=HEX2DEC(COM.MICROSOFT.CONCAT([$Editor.E142];[$Editor.D142]))" office:value-type="float" office:value="850" calcext:value-type="float" table:number-columns-spanned="2" table:number-rows-spanned="1">
            <text:p>850</text:p>
          </table:table-cell>
          <table:covered-table-cell table:style-name="ce30"/>
          <table:table-cell table:style-name="ce27" table:formula="of:=COM.MICROSOFT.CONCAT([$Editor.G142];[$Editor.F142])" office:value-type="string" office:string-value="00ac" calcext:value-type="string" table:number-columns-spanned="2" table:number-rows-spanned="1">
            <text:p>00ac</text:p>
          </table:table-cell>
          <table:covered-table-cell table:style-name="ce30"/>
          <table:table-cell table:style-name="ce31" table:formula="of:=VLOOKUP([$Editor.H142];[$Key.$A$2:.$G$19];7;1)" office:value-type="string" office:string-value="Shoes" calcext:value-type="string">
            <text:p>Shoes</text:p>
          </table:table-cell>
          <table:table-cell table:style-name="ce28" table:formula="of:=VLOOKUP([$Editor.I142];[$Key.$A$2:.$H$12];8;1)" office:value-type="float" office:value="0" calcext:value-type="float">
            <text:p/>
          </table:table-cell>
          <table:table-cell table:style-name="ce31" table:formula="of:=VLOOKUP([$Editor.J142];[$Key.$A$2:.$I$8];9;1)" office:value-type="string" office:string-value="Feet" calcext:value-type="string">
            <text:p>Feet</text:p>
          </table:table-cell>
          <table:table-cell table:style-name="ce28" table:formula="of:=VLOOKUP([$Editor.K142];[$Key.$A$2:.$J$6];10;1)" office:value-type="string" office:string-value="None" calcext:value-type="string">
            <text:p>None</text:p>
          </table:table-cell>
          <table:table-cell table:style-name="ce31" table:formula="of:=HEX2DEC([$Editor.L142])" office:value-type="float" office:value="0" calcext:value-type="float">
            <text:p>0</text:p>
          </table:table-cell>
          <table:table-cell table:style-name="ce28" table:formula="of:=VLOOKUP([$Editor.M142];[$Key.$A$2:.$C$257];3;1)" office:value-type="string" office:string-value="5" calcext:value-type="string">
            <text:p>5</text:p>
          </table:table-cell>
          <table:table-cell table:style-name="ce31" table:formula="of:=HEX2DEC([$Editor.N142])" office:value-type="float" office:value="9" calcext:value-type="float">
            <text:p>9</text:p>
          </table:table-cell>
          <table:table-cell table:style-name="ce28" table:formula="of:=HEX2DEC([$Editor.O142])" office:value-type="float" office:value="2" calcext:value-type="float">
            <text:p>2</text:p>
          </table:table-cell>
          <table:table-cell table:style-name="ce31" table:formula="of:=VLOOKUP([$Editor.P142];[$Key.$A$2:.$H$12];8;1)" office:value-type="float" office:value="0" calcext:value-type="float">
            <text:p/>
          </table:table-cell>
          <table:table-cell table:style-name="ce28" table:formula="of:=HEX2DEC([$Editor.Q142])" office:value-type="float" office:value="0" calcext:value-type="float">
            <text:p>0</text:p>
          </table:table-cell>
          <table:table-cell table:style-name="ce31" table:formula="of:=VLOOKUP([$Editor.R142];[$Key.$A$2:.$D$257];4;1)" office:value-type="float" office:value="0" calcext:value-type="float">
            <text:p/>
          </table:table-cell>
          <table:table-cell table:style-name="ce28" table:formula="of:=VLOOKUP([$Editor.S142];[$Key.$A$2:.$F$257];6;1)" office:value-type="float" office:value="0" calcext:value-type="float">
            <text:p/>
          </table:table-cell>
          <table:table-cell table:style-name="ce31" table:formula="of:=VLOOKUP([$Editor.T142];[$Key.$A$2:.$E$257];5;1)" office:value-type="float" office:value="0" calcext:value-type="float">
            <text:p/>
          </table:table-cell>
          <table:table-cell table:style-name="ce28" table:formula="of:=IF([$Editor.U142]=&quot;00&quot;;&quot;&quot;;HEX2DEC([$Editor.U142]))">
            <text:p/>
          </table:table-cell>
          <table:table-cell table:style-name="ce31" table:formula="of:=IF([$Editor.V142]=&quot;00&quot;;&quot;&quot;;HEX2DEC([$Editor.V142]))">
            <text:p/>
          </table:table-cell>
          <table:table-cell table:style-name="ce28" table:formula="of:=IF([$Editor.W142]=&quot;00&quot;;&quot;&quot;;HEX2DEC([$Editor.W142]))" office:value-type="float" office:value="4" calcext:value-type="float">
            <text:p>4</text:p>
          </table:table-cell>
          <table:table-cell table:style-name="ce31" table:formula="of:=IF([$Editor.X142]=&quot;00&quot;;&quot;&quot;;COM.MICROSOFT.CONCAT(VLOOKUP([$Editor.X142];[$Key.$A$2:.$C$257];3;1);&quot;%&quot;))" office:value-type="string" office:string-value="-3%" calcext:value-type="string">
            <text:p>-3%</text:p>
          </table:table-cell>
          <table:table-cell table:style-name="ce28" table:formula="of:=IF([$Editor.Y142]=&quot;00&quot;;&quot;&quot;;COM.MICROSOFT.CONCAT(VLOOKUP([$Editor.Y142];[$Key.$A$2:.$C$257];3;1);&quot;%&quot;))">
            <text:p/>
          </table:table-cell>
          <table:table-cell table:style-name="ce31" table:formula="of:=IF([$Editor.Z142]=&quot;00&quot;;&quot;&quot;;COM.MICROSOFT.CONCAT(VLOOKUP([$Editor.Z142];[$Key.$A$2:.$C$257];3;1);&quot;%&quot;))">
            <text:p/>
          </table:table-cell>
          <table:table-cell table:style-name="ce28" table:formula="of:=IF([$Editor.AA142]=&quot;00&quot;;&quot;&quot;;COM.MICROSOFT.CONCAT(VLOOKUP([$Editor.AA142];[$Key.$A$2:.$C$257];3;1);&quot;%&quot;))">
            <text:p/>
          </table:table-cell>
          <table:table-cell table:style-name="ce31" table:formula="of:=IF([$Editor.AB142]=&quot;00&quot;;&quot;&quot;;COM.MICROSOFT.CONCAT(VLOOKUP([$Editor.AB142];[$Key.$A$2:.$C$257];3;1);&quot;%&quot;))">
            <text:p/>
          </table:table-cell>
          <table:table-cell table:style-name="ce28" table:formula="of:=IF([$Editor.AC142]=&quot;00&quot;;&quot;&quot;;COM.MICROSOFT.CONCAT(VLOOKUP([$Editor.AC142];[$Key.$A$2:.$C$257];3;1);&quot;%&quot;))">
            <text:p/>
          </table:table-cell>
          <table:table-cell table:style-name="ce31" table:formula="of:=IF([$Editor.AD142]=&quot;00&quot;;&quot;&quot;;COM.MICROSOFT.CONCAT(VLOOKUP([$Editor.AD142];[$Key.$A$2:.$C$257];3;1);&quot;%&quot;))">
            <text:p/>
          </table:table-cell>
          <table:table-cell table:style-name="ce28" table:formula="of:=HEX2DEC([$Editor.AE142])" office:value-type="float" office:value="0" calcext:value-type="float">
            <text:p>0</text:p>
          </table:table-cell>
          <table:table-cell table:style-name="ce31" table:formula="of:=HEX2DEC([$Editor.AF142])" office:value-type="float" office:value="0" calcext:value-type="float">
            <text:p>0</text:p>
          </table:table-cell>
          <table:table-cell table:style-name="ce28" table:formula="of:=HEX2DEC([$Editor.AG142])" office:value-type="float" office:value="0" calcext:value-type="float">
            <text:p>0</text:p>
          </table:table-cell>
          <table:table-cell table:style-name="ce31" table:formula="of:=VLOOKUP([$Editor.AH142];[$Key.$A$2:.$K$6];11;1)" office:value-type="string" office:string-value="Flight" calcext:value-type="string">
            <text:p>Flight</text:p>
          </table:table-cell>
          <table:table-cell table:style-name="ce28" table:formula="of:=HEX2DEC([$Editor.AI142])" office:value-type="float" office:value="0" calcext:value-type="float">
            <text:p>0</text:p>
          </table:table-cell>
          <table:table-cell table:style-name="ce31" table:formula="of:=HEX2DEC([$Editor.AJ142])" office:value-type="float" office:value="0" calcext:value-type="float">
            <text:p>0</text:p>
          </table:table-cell>
          <table:table-cell table:style-name="ce28" table:formula="of:=HEX2DEC([$Editor.AK142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Warp Shoes</text:p>
          </table:table-cell>
          <table:table-cell table:style-name="ce27" table:formula="of:=COM.MICROSOFT.CONCAT([$Editor.C143];[$Editor.B143])" office:value-type="string" office:string-value="00b1" calcext:value-type="string" table:number-columns-spanned="2" table:number-rows-spanned="1">
            <text:p>00b1</text:p>
          </table:table-cell>
          <table:covered-table-cell table:style-name="ce45"/>
          <table:table-cell table:style-name="ce29" table:formula="of:=HEX2DEC(COM.MICROSOFT.CONCAT([$Editor.E143];[$Editor.D143]))" office:value-type="float" office:value="850" calcext:value-type="float" table:number-columns-spanned="2" table:number-rows-spanned="1">
            <text:p>850</text:p>
          </table:table-cell>
          <table:covered-table-cell table:style-name="ce30"/>
          <table:table-cell table:style-name="ce27" table:formula="of:=COM.MICROSOFT.CONCAT([$Editor.G143];[$Editor.F143])" office:value-type="string" office:string-value="00ad" calcext:value-type="string" table:number-columns-spanned="2" table:number-rows-spanned="1">
            <text:p>00ad</text:p>
          </table:table-cell>
          <table:covered-table-cell table:style-name="ce30"/>
          <table:table-cell table:style-name="ce31" table:formula="of:=VLOOKUP([$Editor.H143];[$Key.$A$2:.$G$19];7;1)" office:value-type="string" office:string-value="Shoes" calcext:value-type="string">
            <text:p>Shoes</text:p>
          </table:table-cell>
          <table:table-cell table:style-name="ce28" table:formula="of:=VLOOKUP([$Editor.I143];[$Key.$A$2:.$H$12];8;1)" office:value-type="float" office:value="0" calcext:value-type="float">
            <text:p/>
          </table:table-cell>
          <table:table-cell table:style-name="ce31" table:formula="of:=VLOOKUP([$Editor.J143];[$Key.$A$2:.$I$8];9;1)" office:value-type="string" office:string-value="Feet" calcext:value-type="string">
            <text:p>Feet</text:p>
          </table:table-cell>
          <table:table-cell table:style-name="ce28" table:formula="of:=VLOOKUP([$Editor.K143];[$Key.$A$2:.$J$6];10;1)" office:value-type="string" office:string-value="None" calcext:value-type="string">
            <text:p>None</text:p>
          </table:table-cell>
          <table:table-cell table:style-name="ce31" table:formula="of:=HEX2DEC([$Editor.L143])" office:value-type="float" office:value="0" calcext:value-type="float">
            <text:p>0</text:p>
          </table:table-cell>
          <table:table-cell table:style-name="ce28" table:formula="of:=VLOOKUP([$Editor.M143];[$Key.$A$2:.$C$257];3;1)" office:value-type="string" office:string-value="5" calcext:value-type="string">
            <text:p>5</text:p>
          </table:table-cell>
          <table:table-cell table:style-name="ce31" table:formula="of:=HEX2DEC([$Editor.N143])" office:value-type="float" office:value="9" calcext:value-type="float">
            <text:p>9</text:p>
          </table:table-cell>
          <table:table-cell table:style-name="ce28" table:formula="of:=HEX2DEC([$Editor.O143])" office:value-type="float" office:value="2" calcext:value-type="float">
            <text:p>2</text:p>
          </table:table-cell>
          <table:table-cell table:style-name="ce31" table:formula="of:=VLOOKUP([$Editor.P143];[$Key.$A$2:.$H$12];8;1)" office:value-type="float" office:value="0" calcext:value-type="float">
            <text:p/>
          </table:table-cell>
          <table:table-cell table:style-name="ce28" table:formula="of:=HEX2DEC([$Editor.Q143])" office:value-type="float" office:value="0" calcext:value-type="float">
            <text:p>0</text:p>
          </table:table-cell>
          <table:table-cell table:style-name="ce31" table:formula="of:=VLOOKUP([$Editor.R143];[$Key.$A$2:.$D$257];4;1)" office:value-type="float" office:value="0" calcext:value-type="float">
            <text:p/>
          </table:table-cell>
          <table:table-cell table:style-name="ce28" table:formula="of:=VLOOKUP([$Editor.S143];[$Key.$A$2:.$F$257];6;1)" office:value-type="float" office:value="0" calcext:value-type="float">
            <text:p/>
          </table:table-cell>
          <table:table-cell table:style-name="ce31" table:formula="of:=VLOOKUP([$Editor.T143];[$Key.$A$2:.$E$257];5;1)" office:value-type="float" office:value="0" calcext:value-type="float">
            <text:p/>
          </table:table-cell>
          <table:table-cell table:style-name="ce28" table:formula="of:=IF([$Editor.U143]=&quot;00&quot;;&quot;&quot;;HEX2DEC([$Editor.U143]))">
            <text:p/>
          </table:table-cell>
          <table:table-cell table:style-name="ce31" table:formula="of:=IF([$Editor.V143]=&quot;00&quot;;&quot;&quot;;HEX2DEC([$Editor.V143]))">
            <text:p/>
          </table:table-cell>
          <table:table-cell table:style-name="ce28" table:formula="of:=IF([$Editor.W143]=&quot;00&quot;;&quot;&quot;;HEX2DEC([$Editor.W143]))" office:value-type="float" office:value="4" calcext:value-type="float">
            <text:p>4</text:p>
          </table:table-cell>
          <table:table-cell table:style-name="ce31" table:formula="of:=IF([$Editor.X143]=&quot;00&quot;;&quot;&quot;;COM.MICROSOFT.CONCAT(VLOOKUP([$Editor.X143];[$Key.$A$2:.$C$257];3;1);&quot;%&quot;))" office:value-type="string" office:string-value="-3%" calcext:value-type="string">
            <text:p>-3%</text:p>
          </table:table-cell>
          <table:table-cell table:style-name="ce28" table:formula="of:=IF([$Editor.Y143]=&quot;00&quot;;&quot;&quot;;COM.MICROSOFT.CONCAT(VLOOKUP([$Editor.Y143];[$Key.$A$2:.$C$257];3;1);&quot;%&quot;))">
            <text:p/>
          </table:table-cell>
          <table:table-cell table:style-name="ce31" table:formula="of:=IF([$Editor.Z143]=&quot;00&quot;;&quot;&quot;;COM.MICROSOFT.CONCAT(VLOOKUP([$Editor.Z143];[$Key.$A$2:.$C$257];3;1);&quot;%&quot;))">
            <text:p/>
          </table:table-cell>
          <table:table-cell table:style-name="ce28" table:formula="of:=IF([$Editor.AA143]=&quot;00&quot;;&quot;&quot;;COM.MICROSOFT.CONCAT(VLOOKUP([$Editor.AA143];[$Key.$A$2:.$C$257];3;1);&quot;%&quot;))">
            <text:p/>
          </table:table-cell>
          <table:table-cell table:style-name="ce31" table:formula="of:=IF([$Editor.AB143]=&quot;00&quot;;&quot;&quot;;COM.MICROSOFT.CONCAT(VLOOKUP([$Editor.AB143];[$Key.$A$2:.$C$257];3;1);&quot;%&quot;))">
            <text:p/>
          </table:table-cell>
          <table:table-cell table:style-name="ce28" table:formula="of:=IF([$Editor.AC143]=&quot;00&quot;;&quot;&quot;;COM.MICROSOFT.CONCAT(VLOOKUP([$Editor.AC143];[$Key.$A$2:.$C$257];3;1);&quot;%&quot;))">
            <text:p/>
          </table:table-cell>
          <table:table-cell table:style-name="ce31" table:formula="of:=IF([$Editor.AD143]=&quot;00&quot;;&quot;&quot;;COM.MICROSOFT.CONCAT(VLOOKUP([$Editor.AD143];[$Key.$A$2:.$C$257];3;1);&quot;%&quot;))">
            <text:p/>
          </table:table-cell>
          <table:table-cell table:style-name="ce28" table:formula="of:=HEX2DEC([$Editor.AE143])" office:value-type="float" office:value="0" calcext:value-type="float">
            <text:p>0</text:p>
          </table:table-cell>
          <table:table-cell table:style-name="ce31" table:formula="of:=HEX2DEC([$Editor.AF143])" office:value-type="float" office:value="0" calcext:value-type="float">
            <text:p>0</text:p>
          </table:table-cell>
          <table:table-cell table:style-name="ce28" table:formula="of:=HEX2DEC([$Editor.AG143])" office:value-type="float" office:value="0" calcext:value-type="float">
            <text:p>0</text:p>
          </table:table-cell>
          <table:table-cell table:style-name="ce31" table:formula="of:=VLOOKUP([$Editor.AH143];[$Key.$A$2:.$K$6];11;1)" office:value-type="string" office:string-value="Teleport" calcext:value-type="string">
            <text:p>Teleport</text:p>
          </table:table-cell>
          <table:table-cell table:style-name="ce28" table:formula="of:=HEX2DEC([$Editor.AI143])" office:value-type="float" office:value="0" calcext:value-type="float">
            <text:p>0</text:p>
          </table:table-cell>
          <table:table-cell table:style-name="ce31" table:formula="of:=HEX2DEC([$Editor.AJ143])" office:value-type="float" office:value="0" calcext:value-type="float">
            <text:p>0</text:p>
          </table:table-cell>
          <table:table-cell table:style-name="ce28" table:formula="of:=HEX2DEC([$Editor.AK143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Greasy Boots</text:p>
          </table:table-cell>
          <table:table-cell table:style-name="ce27" table:formula="of:=COM.MICROSOFT.CONCAT([$Editor.C144];[$Editor.B144])" office:value-type="string" office:string-value="00b2" calcext:value-type="string" table:number-columns-spanned="2" table:number-rows-spanned="1">
            <text:p>00b2</text:p>
          </table:table-cell>
          <table:covered-table-cell table:style-name="ce45"/>
          <table:table-cell table:style-name="ce29" table:formula="of:=HEX2DEC(COM.MICROSOFT.CONCAT([$Editor.E144];[$Editor.D144]))" office:value-type="float" office:value="850" calcext:value-type="float" table:number-columns-spanned="2" table:number-rows-spanned="1">
            <text:p>850</text:p>
          </table:table-cell>
          <table:covered-table-cell table:style-name="ce30"/>
          <table:table-cell table:style-name="ce27" table:formula="of:=COM.MICROSOFT.CONCAT([$Editor.G144];[$Editor.F144])" office:value-type="string" office:string-value="00ae" calcext:value-type="string" table:number-columns-spanned="2" table:number-rows-spanned="1">
            <text:p>00ae</text:p>
          </table:table-cell>
          <table:covered-table-cell table:style-name="ce30"/>
          <table:table-cell table:style-name="ce31" table:formula="of:=VLOOKUP([$Editor.H144];[$Key.$A$2:.$G$19];7;1)" office:value-type="string" office:string-value="Shoes" calcext:value-type="string">
            <text:p>Shoes</text:p>
          </table:table-cell>
          <table:table-cell table:style-name="ce28" table:formula="of:=VLOOKUP([$Editor.I144];[$Key.$A$2:.$H$12];8;1)" office:value-type="float" office:value="0" calcext:value-type="float">
            <text:p/>
          </table:table-cell>
          <table:table-cell table:style-name="ce31" table:formula="of:=VLOOKUP([$Editor.J144];[$Key.$A$2:.$I$8];9;1)" office:value-type="string" office:string-value="Feet" calcext:value-type="string">
            <text:p>Feet</text:p>
          </table:table-cell>
          <table:table-cell table:style-name="ce28" table:formula="of:=VLOOKUP([$Editor.K144];[$Key.$A$2:.$J$6];10;1)" office:value-type="string" office:string-value="None" calcext:value-type="string">
            <text:p>None</text:p>
          </table:table-cell>
          <table:table-cell table:style-name="ce31" table:formula="of:=HEX2DEC([$Editor.L144])" office:value-type="float" office:value="0" calcext:value-type="float">
            <text:p>0</text:p>
          </table:table-cell>
          <table:table-cell table:style-name="ce28" table:formula="of:=VLOOKUP([$Editor.M144];[$Key.$A$2:.$C$257];3;1)" office:value-type="string" office:string-value="5" calcext:value-type="string">
            <text:p>5</text:p>
          </table:table-cell>
          <table:table-cell table:style-name="ce31" table:formula="of:=HEX2DEC([$Editor.N144])" office:value-type="float" office:value="9" calcext:value-type="float">
            <text:p>9</text:p>
          </table:table-cell>
          <table:table-cell table:style-name="ce28" table:formula="of:=HEX2DEC([$Editor.O144])" office:value-type="float" office:value="2" calcext:value-type="float">
            <text:p>2</text:p>
          </table:table-cell>
          <table:table-cell table:style-name="ce31" table:formula="of:=VLOOKUP([$Editor.P144];[$Key.$A$2:.$H$12];8;1)" office:value-type="float" office:value="0" calcext:value-type="float">
            <text:p/>
          </table:table-cell>
          <table:table-cell table:style-name="ce28" table:formula="of:=HEX2DEC([$Editor.Q144])" office:value-type="float" office:value="0" calcext:value-type="float">
            <text:p>0</text:p>
          </table:table-cell>
          <table:table-cell table:style-name="ce31" table:formula="of:=VLOOKUP([$Editor.R144];[$Key.$A$2:.$D$257];4;1)" office:value-type="float" office:value="0" calcext:value-type="float">
            <text:p/>
          </table:table-cell>
          <table:table-cell table:style-name="ce28" table:formula="of:=VLOOKUP([$Editor.S144];[$Key.$A$2:.$F$257];6;1)" office:value-type="float" office:value="0" calcext:value-type="float">
            <text:p/>
          </table:table-cell>
          <table:table-cell table:style-name="ce31" table:formula="of:=VLOOKUP([$Editor.T144];[$Key.$A$2:.$E$257];5;1)" office:value-type="float" office:value="0" calcext:value-type="float">
            <text:p/>
          </table:table-cell>
          <table:table-cell table:style-name="ce28" table:formula="of:=IF([$Editor.U144]=&quot;00&quot;;&quot;&quot;;HEX2DEC([$Editor.U144]))">
            <text:p/>
          </table:table-cell>
          <table:table-cell table:style-name="ce31" table:formula="of:=IF([$Editor.V144]=&quot;00&quot;;&quot;&quot;;HEX2DEC([$Editor.V144]))">
            <text:p/>
          </table:table-cell>
          <table:table-cell table:style-name="ce28" table:formula="of:=IF([$Editor.W144]=&quot;00&quot;;&quot;&quot;;HEX2DEC([$Editor.W144]))" office:value-type="float" office:value="4" calcext:value-type="float">
            <text:p>4</text:p>
          </table:table-cell>
          <table:table-cell table:style-name="ce31" table:formula="of:=IF([$Editor.X144]=&quot;00&quot;;&quot;&quot;;COM.MICROSOFT.CONCAT(VLOOKUP([$Editor.X144];[$Key.$A$2:.$C$257];3;1);&quot;%&quot;))" office:value-type="string" office:string-value="-3%" calcext:value-type="string">
            <text:p>-3%</text:p>
          </table:table-cell>
          <table:table-cell table:style-name="ce28" table:formula="of:=IF([$Editor.Y144]=&quot;00&quot;;&quot;&quot;;COM.MICROSOFT.CONCAT(VLOOKUP([$Editor.Y144];[$Key.$A$2:.$C$257];3;1);&quot;%&quot;))">
            <text:p/>
          </table:table-cell>
          <table:table-cell table:style-name="ce31" table:formula="of:=IF([$Editor.Z144]=&quot;00&quot;;&quot;&quot;;COM.MICROSOFT.CONCAT(VLOOKUP([$Editor.Z144];[$Key.$A$2:.$C$257];3;1);&quot;%&quot;))">
            <text:p/>
          </table:table-cell>
          <table:table-cell table:style-name="ce28" table:formula="of:=IF([$Editor.AA144]=&quot;00&quot;;&quot;&quot;;COM.MICROSOFT.CONCAT(VLOOKUP([$Editor.AA144];[$Key.$A$2:.$C$257];3;1);&quot;%&quot;))">
            <text:p/>
          </table:table-cell>
          <table:table-cell table:style-name="ce31" table:formula="of:=IF([$Editor.AB144]=&quot;00&quot;;&quot;&quot;;COM.MICROSOFT.CONCAT(VLOOKUP([$Editor.AB144];[$Key.$A$2:.$C$257];3;1);&quot;%&quot;))">
            <text:p/>
          </table:table-cell>
          <table:table-cell table:style-name="ce28" table:formula="of:=IF([$Editor.AC144]=&quot;00&quot;;&quot;&quot;;COM.MICROSOFT.CONCAT(VLOOKUP([$Editor.AC144];[$Key.$A$2:.$C$257];3;1);&quot;%&quot;))">
            <text:p/>
          </table:table-cell>
          <table:table-cell table:style-name="ce31" table:formula="of:=IF([$Editor.AD144]=&quot;00&quot;;&quot;&quot;;COM.MICROSOFT.CONCAT(VLOOKUP([$Editor.AD144];[$Key.$A$2:.$C$257];3;1);&quot;%&quot;))">
            <text:p/>
          </table:table-cell>
          <table:table-cell table:style-name="ce28" table:formula="of:=HEX2DEC([$Editor.AE144])" office:value-type="float" office:value="0" calcext:value-type="float">
            <text:p>0</text:p>
          </table:table-cell>
          <table:table-cell table:style-name="ce31" table:formula="of:=HEX2DEC([$Editor.AF144])" office:value-type="float" office:value="0" calcext:value-type="float">
            <text:p>0</text:p>
          </table:table-cell>
          <table:table-cell table:style-name="ce28" table:formula="of:=HEX2DEC([$Editor.AG144])" office:value-type="float" office:value="0" calcext:value-type="float">
            <text:p>0</text:p>
          </table:table-cell>
          <table:table-cell table:style-name="ce31" table:formula="of:=VLOOKUP([$Editor.AH144];[$Key.$A$2:.$K$6];11;1)" office:value-type="string" office:string-value="Water Walk" calcext:value-type="string">
            <text:p>Water Walk</text:p>
          </table:table-cell>
          <table:table-cell table:style-name="ce28" table:formula="of:=HEX2DEC([$Editor.AI144])" office:value-type="float" office:value="0" calcext:value-type="float">
            <text:p>0</text:p>
          </table:table-cell>
          <table:table-cell table:style-name="ce31" table:formula="of:=HEX2DEC([$Editor.AJ144])" office:value-type="float" office:value="0" calcext:value-type="float">
            <text:p>0</text:p>
          </table:table-cell>
          <table:table-cell table:style-name="ce28" table:formula="of:=HEX2DEC([$Editor.AK144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now Boots</text:p>
          </table:table-cell>
          <table:table-cell table:style-name="ce27" table:formula="of:=COM.MICROSOFT.CONCAT([$Editor.C145];[$Editor.B145])" office:value-type="string" office:string-value="00b3" calcext:value-type="string" table:number-columns-spanned="2" table:number-rows-spanned="1">
            <text:p>00b3</text:p>
          </table:table-cell>
          <table:covered-table-cell table:style-name="ce45"/>
          <table:table-cell table:style-name="ce29" table:formula="of:=HEX2DEC(COM.MICROSOFT.CONCAT([$Editor.E145];[$Editor.D145]))" office:value-type="float" office:value="850" calcext:value-type="float" table:number-columns-spanned="2" table:number-rows-spanned="1">
            <text:p>850</text:p>
          </table:table-cell>
          <table:covered-table-cell table:style-name="ce30"/>
          <table:table-cell table:style-name="ce27" table:formula="of:=COM.MICROSOFT.CONCAT([$Editor.G145];[$Editor.F145])" office:value-type="string" office:string-value="00af" calcext:value-type="string" table:number-columns-spanned="2" table:number-rows-spanned="1">
            <text:p>00af</text:p>
          </table:table-cell>
          <table:covered-table-cell table:style-name="ce30"/>
          <table:table-cell table:style-name="ce31" table:formula="of:=VLOOKUP([$Editor.H145];[$Key.$A$2:.$G$19];7;1)" office:value-type="string" office:string-value="Shoes" calcext:value-type="string">
            <text:p>Shoes</text:p>
          </table:table-cell>
          <table:table-cell table:style-name="ce28" table:formula="of:=VLOOKUP([$Editor.I145];[$Key.$A$2:.$H$12];8;1)" office:value-type="float" office:value="0" calcext:value-type="float">
            <text:p/>
          </table:table-cell>
          <table:table-cell table:style-name="ce31" table:formula="of:=VLOOKUP([$Editor.J145];[$Key.$A$2:.$I$8];9;1)" office:value-type="string" office:string-value="Feet" calcext:value-type="string">
            <text:p>Feet</text:p>
          </table:table-cell>
          <table:table-cell table:style-name="ce28" table:formula="of:=VLOOKUP([$Editor.K145];[$Key.$A$2:.$J$6];10;1)" office:value-type="string" office:string-value="None" calcext:value-type="string">
            <text:p>None</text:p>
          </table:table-cell>
          <table:table-cell table:style-name="ce31" table:formula="of:=HEX2DEC([$Editor.L145])" office:value-type="float" office:value="0" calcext:value-type="float">
            <text:p>0</text:p>
          </table:table-cell>
          <table:table-cell table:style-name="ce28" table:formula="of:=VLOOKUP([$Editor.M145];[$Key.$A$2:.$C$257];3;1)" office:value-type="string" office:string-value="5" calcext:value-type="string">
            <text:p>5</text:p>
          </table:table-cell>
          <table:table-cell table:style-name="ce31" table:formula="of:=HEX2DEC([$Editor.N145])" office:value-type="float" office:value="9" calcext:value-type="float">
            <text:p>9</text:p>
          </table:table-cell>
          <table:table-cell table:style-name="ce28" table:formula="of:=HEX2DEC([$Editor.O145])" office:value-type="float" office:value="2" calcext:value-type="float">
            <text:p>2</text:p>
          </table:table-cell>
          <table:table-cell table:style-name="ce31" table:formula="of:=VLOOKUP([$Editor.P145];[$Key.$A$2:.$H$12];8;1)" office:value-type="float" office:value="0" calcext:value-type="float">
            <text:p/>
          </table:table-cell>
          <table:table-cell table:style-name="ce28" table:formula="of:=HEX2DEC([$Editor.Q145])" office:value-type="float" office:value="0" calcext:value-type="float">
            <text:p>0</text:p>
          </table:table-cell>
          <table:table-cell table:style-name="ce31" table:formula="of:=VLOOKUP([$Editor.R145];[$Key.$A$2:.$D$257];4;1)" office:value-type="float" office:value="0" calcext:value-type="float">
            <text:p/>
          </table:table-cell>
          <table:table-cell table:style-name="ce28" table:formula="of:=VLOOKUP([$Editor.S145];[$Key.$A$2:.$F$257];6;1)" office:value-type="float" office:value="0" calcext:value-type="float">
            <text:p/>
          </table:table-cell>
          <table:table-cell table:style-name="ce31" table:formula="of:=VLOOKUP([$Editor.T145];[$Key.$A$2:.$E$257];5;1)" office:value-type="float" office:value="0" calcext:value-type="float">
            <text:p/>
          </table:table-cell>
          <table:table-cell table:style-name="ce28" table:formula="of:=IF([$Editor.U145]=&quot;00&quot;;&quot;&quot;;HEX2DEC([$Editor.U145]))">
            <text:p/>
          </table:table-cell>
          <table:table-cell table:style-name="ce31" table:formula="of:=IF([$Editor.V145]=&quot;00&quot;;&quot;&quot;;HEX2DEC([$Editor.V145]))">
            <text:p/>
          </table:table-cell>
          <table:table-cell table:style-name="ce28" table:formula="of:=IF([$Editor.W145]=&quot;00&quot;;&quot;&quot;;HEX2DEC([$Editor.W145]))" office:value-type="float" office:value="4" calcext:value-type="float">
            <text:p>4</text:p>
          </table:table-cell>
          <table:table-cell table:style-name="ce31" table:formula="of:=IF([$Editor.X145]=&quot;00&quot;;&quot;&quot;;COM.MICROSOFT.CONCAT(VLOOKUP([$Editor.X145];[$Key.$A$2:.$C$257];3;1);&quot;%&quot;))" office:value-type="string" office:string-value="-3%" calcext:value-type="string">
            <text:p>-3%</text:p>
          </table:table-cell>
          <table:table-cell table:style-name="ce28" table:formula="of:=IF([$Editor.Y145]=&quot;00&quot;;&quot;&quot;;COM.MICROSOFT.CONCAT(VLOOKUP([$Editor.Y145];[$Key.$A$2:.$C$257];3;1);&quot;%&quot;))">
            <text:p/>
          </table:table-cell>
          <table:table-cell table:style-name="ce31" table:formula="of:=IF([$Editor.Z145]=&quot;00&quot;;&quot;&quot;;COM.MICROSOFT.CONCAT(VLOOKUP([$Editor.Z145];[$Key.$A$2:.$C$257];3;1);&quot;%&quot;))">
            <text:p/>
          </table:table-cell>
          <table:table-cell table:style-name="ce28" table:formula="of:=IF([$Editor.AA145]=&quot;00&quot;;&quot;&quot;;COM.MICROSOFT.CONCAT(VLOOKUP([$Editor.AA145];[$Key.$A$2:.$C$257];3;1);&quot;%&quot;))">
            <text:p/>
          </table:table-cell>
          <table:table-cell table:style-name="ce31" table:formula="of:=IF([$Editor.AB145]=&quot;00&quot;;&quot;&quot;;COM.MICROSOFT.CONCAT(VLOOKUP([$Editor.AB145];[$Key.$A$2:.$C$257];3;1);&quot;%&quot;))">
            <text:p/>
          </table:table-cell>
          <table:table-cell table:style-name="ce28" table:formula="of:=IF([$Editor.AC145]=&quot;00&quot;;&quot;&quot;;COM.MICROSOFT.CONCAT(VLOOKUP([$Editor.AC145];[$Key.$A$2:.$C$257];3;1);&quot;%&quot;))">
            <text:p/>
          </table:table-cell>
          <table:table-cell table:style-name="ce31" table:formula="of:=IF([$Editor.AD145]=&quot;00&quot;;&quot;&quot;;COM.MICROSOFT.CONCAT(VLOOKUP([$Editor.AD145];[$Key.$A$2:.$C$257];3;1);&quot;%&quot;))">
            <text:p/>
          </table:table-cell>
          <table:table-cell table:style-name="ce28" table:formula="of:=HEX2DEC([$Editor.AE145])" office:value-type="float" office:value="0" calcext:value-type="float">
            <text:p>0</text:p>
          </table:table-cell>
          <table:table-cell table:style-name="ce31" table:formula="of:=HEX2DEC([$Editor.AF145])" office:value-type="float" office:value="0" calcext:value-type="float">
            <text:p>0</text:p>
          </table:table-cell>
          <table:table-cell table:style-name="ce28" table:formula="of:=HEX2DEC([$Editor.AG145])" office:value-type="float" office:value="0" calcext:value-type="float">
            <text:p>0</text:p>
          </table:table-cell>
          <table:table-cell table:style-name="ce31" table:formula="of:=VLOOKUP([$Editor.AH145];[$Key.$A$2:.$K$6];11;1)" office:value-type="string" office:string-value="+Snow []" calcext:value-type="string">
            <text:p>+Snow []</text:p>
          </table:table-cell>
          <table:table-cell table:style-name="ce28" table:formula="of:=HEX2DEC([$Editor.AI145])" office:value-type="float" office:value="0" calcext:value-type="float">
            <text:p>0</text:p>
          </table:table-cell>
          <table:table-cell table:style-name="ce31" table:formula="of:=HEX2DEC([$Editor.AJ145])" office:value-type="float" office:value="0" calcext:value-type="float">
            <text:p>0</text:p>
          </table:table-cell>
          <table:table-cell table:style-name="ce28" table:formula="of:=HEX2DEC([$Editor.AK145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Forest Boots</text:p>
          </table:table-cell>
          <table:table-cell table:style-name="ce27" table:formula="of:=COM.MICROSOFT.CONCAT([$Editor.C146];[$Editor.B146])" office:value-type="string" office:string-value="00b4" calcext:value-type="string" table:number-columns-spanned="2" table:number-rows-spanned="1">
            <text:p>00b4</text:p>
          </table:table-cell>
          <table:covered-table-cell table:style-name="ce45"/>
          <table:table-cell table:style-name="ce29" table:formula="of:=HEX2DEC(COM.MICROSOFT.CONCAT([$Editor.E146];[$Editor.D146]))" office:value-type="float" office:value="850" calcext:value-type="float" table:number-columns-spanned="2" table:number-rows-spanned="1">
            <text:p>850</text:p>
          </table:table-cell>
          <table:covered-table-cell table:style-name="ce30"/>
          <table:table-cell table:style-name="ce27" table:formula="of:=COM.MICROSOFT.CONCAT([$Editor.G146];[$Editor.F146])" office:value-type="string" office:string-value="00b0" calcext:value-type="string" table:number-columns-spanned="2" table:number-rows-spanned="1">
            <text:p>00b0</text:p>
          </table:table-cell>
          <table:covered-table-cell table:style-name="ce30"/>
          <table:table-cell table:style-name="ce31" table:formula="of:=VLOOKUP([$Editor.H146];[$Key.$A$2:.$G$19];7;1)" office:value-type="string" office:string-value="Shoes" calcext:value-type="string">
            <text:p>Shoes</text:p>
          </table:table-cell>
          <table:table-cell table:style-name="ce28" table:formula="of:=VLOOKUP([$Editor.I146];[$Key.$A$2:.$H$12];8;1)" office:value-type="float" office:value="0" calcext:value-type="float">
            <text:p/>
          </table:table-cell>
          <table:table-cell table:style-name="ce31" table:formula="of:=VLOOKUP([$Editor.J146];[$Key.$A$2:.$I$8];9;1)" office:value-type="string" office:string-value="Feet" calcext:value-type="string">
            <text:p>Feet</text:p>
          </table:table-cell>
          <table:table-cell table:style-name="ce28" table:formula="of:=VLOOKUP([$Editor.K146];[$Key.$A$2:.$J$6];10;1)" office:value-type="string" office:string-value="None" calcext:value-type="string">
            <text:p>None</text:p>
          </table:table-cell>
          <table:table-cell table:style-name="ce31" table:formula="of:=HEX2DEC([$Editor.L146])" office:value-type="float" office:value="0" calcext:value-type="float">
            <text:p>0</text:p>
          </table:table-cell>
          <table:table-cell table:style-name="ce28" table:formula="of:=VLOOKUP([$Editor.M146];[$Key.$A$2:.$C$257];3;1)" office:value-type="string" office:string-value="5" calcext:value-type="string">
            <text:p>5</text:p>
          </table:table-cell>
          <table:table-cell table:style-name="ce31" table:formula="of:=HEX2DEC([$Editor.N146])" office:value-type="float" office:value="9" calcext:value-type="float">
            <text:p>9</text:p>
          </table:table-cell>
          <table:table-cell table:style-name="ce28" table:formula="of:=HEX2DEC([$Editor.O146])" office:value-type="float" office:value="2" calcext:value-type="float">
            <text:p>2</text:p>
          </table:table-cell>
          <table:table-cell table:style-name="ce31" table:formula="of:=VLOOKUP([$Editor.P146];[$Key.$A$2:.$H$12];8;1)" office:value-type="float" office:value="0" calcext:value-type="float">
            <text:p/>
          </table:table-cell>
          <table:table-cell table:style-name="ce28" table:formula="of:=HEX2DEC([$Editor.Q146])" office:value-type="float" office:value="0" calcext:value-type="float">
            <text:p>0</text:p>
          </table:table-cell>
          <table:table-cell table:style-name="ce31" table:formula="of:=VLOOKUP([$Editor.R146];[$Key.$A$2:.$D$257];4;1)" office:value-type="float" office:value="0" calcext:value-type="float">
            <text:p/>
          </table:table-cell>
          <table:table-cell table:style-name="ce28" table:formula="of:=VLOOKUP([$Editor.S146];[$Key.$A$2:.$F$257];6;1)" office:value-type="float" office:value="0" calcext:value-type="float">
            <text:p/>
          </table:table-cell>
          <table:table-cell table:style-name="ce31" table:formula="of:=VLOOKUP([$Editor.T146];[$Key.$A$2:.$E$257];5;1)" office:value-type="float" office:value="0" calcext:value-type="float">
            <text:p/>
          </table:table-cell>
          <table:table-cell table:style-name="ce28" table:formula="of:=IF([$Editor.U146]=&quot;00&quot;;&quot;&quot;;HEX2DEC([$Editor.U146]))">
            <text:p/>
          </table:table-cell>
          <table:table-cell table:style-name="ce31" table:formula="of:=IF([$Editor.V146]=&quot;00&quot;;&quot;&quot;;HEX2DEC([$Editor.V146]))">
            <text:p/>
          </table:table-cell>
          <table:table-cell table:style-name="ce28" table:formula="of:=IF([$Editor.W146]=&quot;00&quot;;&quot;&quot;;HEX2DEC([$Editor.W146]))" office:value-type="float" office:value="4" calcext:value-type="float">
            <text:p>4</text:p>
          </table:table-cell>
          <table:table-cell table:style-name="ce31" table:formula="of:=IF([$Editor.X146]=&quot;00&quot;;&quot;&quot;;COM.MICROSOFT.CONCAT(VLOOKUP([$Editor.X146];[$Key.$A$2:.$C$257];3;1);&quot;%&quot;))" office:value-type="string" office:string-value="-3%" calcext:value-type="string">
            <text:p>-3%</text:p>
          </table:table-cell>
          <table:table-cell table:style-name="ce28" table:formula="of:=IF([$Editor.Y146]=&quot;00&quot;;&quot;&quot;;COM.MICROSOFT.CONCAT(VLOOKUP([$Editor.Y146];[$Key.$A$2:.$C$257];3;1);&quot;%&quot;))">
            <text:p/>
          </table:table-cell>
          <table:table-cell table:style-name="ce31" table:formula="of:=IF([$Editor.Z146]=&quot;00&quot;;&quot;&quot;;COM.MICROSOFT.CONCAT(VLOOKUP([$Editor.Z146];[$Key.$A$2:.$C$257];3;1);&quot;%&quot;))">
            <text:p/>
          </table:table-cell>
          <table:table-cell table:style-name="ce28" table:formula="of:=IF([$Editor.AA146]=&quot;00&quot;;&quot;&quot;;COM.MICROSOFT.CONCAT(VLOOKUP([$Editor.AA146];[$Key.$A$2:.$C$257];3;1);&quot;%&quot;))">
            <text:p/>
          </table:table-cell>
          <table:table-cell table:style-name="ce31" table:formula="of:=IF([$Editor.AB146]=&quot;00&quot;;&quot;&quot;;COM.MICROSOFT.CONCAT(VLOOKUP([$Editor.AB146];[$Key.$A$2:.$C$257];3;1);&quot;%&quot;))">
            <text:p/>
          </table:table-cell>
          <table:table-cell table:style-name="ce28" table:formula="of:=IF([$Editor.AC146]=&quot;00&quot;;&quot;&quot;;COM.MICROSOFT.CONCAT(VLOOKUP([$Editor.AC146];[$Key.$A$2:.$C$257];3;1);&quot;%&quot;))">
            <text:p/>
          </table:table-cell>
          <table:table-cell table:style-name="ce31" table:formula="of:=IF([$Editor.AD146]=&quot;00&quot;;&quot;&quot;;COM.MICROSOFT.CONCAT(VLOOKUP([$Editor.AD146];[$Key.$A$2:.$C$257];3;1);&quot;%&quot;))">
            <text:p/>
          </table:table-cell>
          <table:table-cell table:style-name="ce28" table:formula="of:=HEX2DEC([$Editor.AE146])" office:value-type="float" office:value="0" calcext:value-type="float">
            <text:p>0</text:p>
          </table:table-cell>
          <table:table-cell table:style-name="ce31" table:formula="of:=HEX2DEC([$Editor.AF146])" office:value-type="float" office:value="0" calcext:value-type="float">
            <text:p>0</text:p>
          </table:table-cell>
          <table:table-cell table:style-name="ce28" table:formula="of:=HEX2DEC([$Editor.AG146])" office:value-type="float" office:value="0" calcext:value-type="float">
            <text:p>0</text:p>
          </table:table-cell>
          <table:table-cell table:style-name="ce31" table:formula="of:=VLOOKUP([$Editor.AH146];[$Key.$A$2:.$K$6];11;1)" office:value-type="float" office:value="0" calcext:value-type="float">
            <text:p/>
          </table:table-cell>
          <table:table-cell table:style-name="ce28" table:formula="of:=HEX2DEC([$Editor.AI146])" office:value-type="float" office:value="0" calcext:value-type="float">
            <text:p>0</text:p>
          </table:table-cell>
          <table:table-cell table:style-name="ce31" table:formula="of:=HEX2DEC([$Editor.AJ146])" office:value-type="float" office:value="0" calcext:value-type="float">
            <text:p>0</text:p>
          </table:table-cell>
          <table:table-cell table:style-name="ce28" table:formula="of:=HEX2DEC([$Editor.AK146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Ring of Flight</text:p>
          </table:table-cell>
          <table:table-cell table:style-name="ce27" table:formula="of:=COM.MICROSOFT.CONCAT([$Editor.C147];[$Editor.B147])" office:value-type="string" office:string-value="00b5" calcext:value-type="string" table:number-columns-spanned="2" table:number-rows-spanned="1">
            <text:p>00b5</text:p>
          </table:table-cell>
          <table:covered-table-cell table:style-name="ce45"/>
          <table:table-cell table:style-name="ce29" table:formula="of:=HEX2DEC(COM.MICROSOFT.CONCAT([$Editor.E147];[$Editor.D147]))" office:value-type="float" office:value="2800" calcext:value-type="float" table:number-columns-spanned="2" table:number-rows-spanned="1">
            <text:p>2800</text:p>
          </table:table-cell>
          <table:covered-table-cell table:style-name="ce30"/>
          <table:table-cell table:style-name="ce27" table:formula="of:=COM.MICROSOFT.CONCAT([$Editor.G147];[$Editor.F147])" office:value-type="string" office:string-value="00b1" calcext:value-type="string" table:number-columns-spanned="2" table:number-rows-spanned="1">
            <text:p>00b1</text:p>
          </table:table-cell>
          <table:covered-table-cell table:style-name="ce30"/>
          <table:table-cell table:style-name="ce31" table:formula="of:=VLOOKUP([$Editor.H147];[$Key.$A$2:.$G$19];7;1)" office:value-type="string" office:string-value="Rings" calcext:value-type="string">
            <text:p>Rings</text:p>
          </table:table-cell>
          <table:table-cell table:style-name="ce28" table:formula="of:=VLOOKUP([$Editor.I147];[$Key.$A$2:.$H$12];8;1)" office:value-type="float" office:value="0" calcext:value-type="float">
            <text:p/>
          </table:table-cell>
          <table:table-cell table:style-name="ce31" table:formula="of:=VLOOKUP([$Editor.J147];[$Key.$A$2:.$I$8];9;1)" office:value-type="string" office:string-value="Accessory" calcext:value-type="string">
            <text:p>Accessory</text:p>
          </table:table-cell>
          <table:table-cell table:style-name="ce28" table:formula="of:=VLOOKUP([$Editor.K147];[$Key.$A$2:.$J$6];10;1)" office:value-type="string" office:string-value="None" calcext:value-type="string">
            <text:p>None</text:p>
          </table:table-cell>
          <table:table-cell table:style-name="ce31" table:formula="of:=HEX2DEC([$Editor.L147])" office:value-type="float" office:value="0" calcext:value-type="float">
            <text:p>0</text:p>
          </table:table-cell>
          <table:table-cell table:style-name="ce28" table:formula="of:=VLOOKUP([$Editor.M147];[$Key.$A$2:.$C$257];3;1)" office:value-type="string" office:string-value="1" calcext:value-type="string">
            <text:p>1</text:p>
          </table:table-cell>
          <table:table-cell table:style-name="ce31" table:formula="of:=HEX2DEC([$Editor.N147])" office:value-type="float" office:value="0" calcext:value-type="float">
            <text:p>0</text:p>
          </table:table-cell>
          <table:table-cell table:style-name="ce28" table:formula="of:=HEX2DEC([$Editor.O147])" office:value-type="float" office:value="5" calcext:value-type="float">
            <text:p>5</text:p>
          </table:table-cell>
          <table:table-cell table:style-name="ce31" table:formula="of:=VLOOKUP([$Editor.P147];[$Key.$A$2:.$H$12];8;1)" office:value-type="float" office:value="0" calcext:value-type="float">
            <text:p/>
          </table:table-cell>
          <table:table-cell table:style-name="ce28" table:formula="of:=HEX2DEC([$Editor.Q147])" office:value-type="float" office:value="0" calcext:value-type="float">
            <text:p>0</text:p>
          </table:table-cell>
          <table:table-cell table:style-name="ce31" table:formula="of:=VLOOKUP([$Editor.R147];[$Key.$A$2:.$D$257];4;1)" office:value-type="float" office:value="0" calcext:value-type="float">
            <text:p/>
          </table:table-cell>
          <table:table-cell table:style-name="ce28" table:formula="of:=VLOOKUP([$Editor.S147];[$Key.$A$2:.$F$257];6;1)" office:value-type="float" office:value="0" calcext:value-type="float">
            <text:p/>
          </table:table-cell>
          <table:table-cell table:style-name="ce31" table:formula="of:=VLOOKUP([$Editor.T147];[$Key.$A$2:.$E$257];5;1)" office:value-type="float" office:value="0" calcext:value-type="float">
            <text:p/>
          </table:table-cell>
          <table:table-cell table:style-name="ce28" table:formula="of:=IF([$Editor.U147]=&quot;00&quot;;&quot;&quot;;HEX2DEC([$Editor.U147]))">
            <text:p/>
          </table:table-cell>
          <table:table-cell table:style-name="ce31" table:formula="of:=IF([$Editor.V147]=&quot;00&quot;;&quot;&quot;;HEX2DEC([$Editor.V147]))" office:value-type="float" office:value="3" calcext:value-type="float">
            <text:p>3</text:p>
          </table:table-cell>
          <table:table-cell table:style-name="ce28" table:formula="of:=IF([$Editor.W147]=&quot;00&quot;;&quot;&quot;;HEX2DEC([$Editor.W147]))" office:value-type="float" office:value="4" calcext:value-type="float">
            <text:p>4</text:p>
          </table:table-cell>
          <table:table-cell table:style-name="ce31" table:formula="of:=IF([$Editor.X147]=&quot;00&quot;;&quot;&quot;;COM.MICROSOFT.CONCAT(VLOOKUP([$Editor.X147];[$Key.$A$2:.$C$257];3;1);&quot;%&quot;))">
            <text:p/>
          </table:table-cell>
          <table:table-cell table:style-name="ce28" table:formula="of:=IF([$Editor.Y147]=&quot;00&quot;;&quot;&quot;;COM.MICROSOFT.CONCAT(VLOOKUP([$Editor.Y147];[$Key.$A$2:.$C$257];3;1);&quot;%&quot;))">
            <text:p/>
          </table:table-cell>
          <table:table-cell table:style-name="ce31" table:formula="of:=IF([$Editor.Z147]=&quot;00&quot;;&quot;&quot;;COM.MICROSOFT.CONCAT(VLOOKUP([$Editor.Z147];[$Key.$A$2:.$C$257];3;1);&quot;%&quot;))">
            <text:p/>
          </table:table-cell>
          <table:table-cell table:style-name="ce28" table:formula="of:=IF([$Editor.AA147]=&quot;00&quot;;&quot;&quot;;COM.MICROSOFT.CONCAT(VLOOKUP([$Editor.AA147];[$Key.$A$2:.$C$257];3;1);&quot;%&quot;))">
            <text:p/>
          </table:table-cell>
          <table:table-cell table:style-name="ce31" table:formula="of:=IF([$Editor.AB147]=&quot;00&quot;;&quot;&quot;;COM.MICROSOFT.CONCAT(VLOOKUP([$Editor.AB147];[$Key.$A$2:.$C$257];3;1);&quot;%&quot;))">
            <text:p/>
          </table:table-cell>
          <table:table-cell table:style-name="ce28" table:formula="of:=IF([$Editor.AC147]=&quot;00&quot;;&quot;&quot;;COM.MICROSOFT.CONCAT(VLOOKUP([$Editor.AC147];[$Key.$A$2:.$C$257];3;1);&quot;%&quot;))">
            <text:p/>
          </table:table-cell>
          <table:table-cell table:style-name="ce31" table:formula="of:=IF([$Editor.AD147]=&quot;00&quot;;&quot;&quot;;COM.MICROSOFT.CONCAT(VLOOKUP([$Editor.AD147];[$Key.$A$2:.$C$257];3;1);&quot;%&quot;))">
            <text:p/>
          </table:table-cell>
          <table:table-cell table:style-name="ce28" table:formula="of:=HEX2DEC([$Editor.AE147])" office:value-type="float" office:value="0" calcext:value-type="float">
            <text:p>0</text:p>
          </table:table-cell>
          <table:table-cell table:style-name="ce31" table:formula="of:=HEX2DEC([$Editor.AF147])" office:value-type="float" office:value="0" calcext:value-type="float">
            <text:p>0</text:p>
          </table:table-cell>
          <table:table-cell table:style-name="ce28" table:formula="of:=HEX2DEC([$Editor.AG147])" office:value-type="float" office:value="0" calcext:value-type="float">
            <text:p>0</text:p>
          </table:table-cell>
          <table:table-cell table:style-name="ce31" table:formula="of:=VLOOKUP([$Editor.AH147];[$Key.$A$2:.$K$6];11;1)" office:value-type="string" office:string-value="Flight" calcext:value-type="string">
            <text:p>Flight</text:p>
          </table:table-cell>
          <table:table-cell table:style-name="ce28" table:formula="of:=HEX2DEC([$Editor.AI147])" office:value-type="float" office:value="0" calcext:value-type="float">
            <text:p>0</text:p>
          </table:table-cell>
          <table:table-cell table:style-name="ce31" table:formula="of:=HEX2DEC([$Editor.AJ147])" office:value-type="float" office:value="0" calcext:value-type="float">
            <text:p>0</text:p>
          </table:table-cell>
          <table:table-cell table:style-name="ce28" table:formula="of:=HEX2DEC([$Editor.AK147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Warp Ring</text:p>
          </table:table-cell>
          <table:table-cell table:style-name="ce27" table:formula="of:=COM.MICROSOFT.CONCAT([$Editor.C148];[$Editor.B148])" office:value-type="string" office:string-value="00b6" calcext:value-type="string" table:number-columns-spanned="2" table:number-rows-spanned="1">
            <text:p>00b6</text:p>
          </table:table-cell>
          <table:covered-table-cell table:style-name="ce45"/>
          <table:table-cell table:style-name="ce29" table:formula="of:=HEX2DEC(COM.MICROSOFT.CONCAT([$Editor.E148];[$Editor.D148]))" office:value-type="float" office:value="2800" calcext:value-type="float" table:number-columns-spanned="2" table:number-rows-spanned="1">
            <text:p>2800</text:p>
          </table:table-cell>
          <table:covered-table-cell table:style-name="ce30"/>
          <table:table-cell table:style-name="ce27" table:formula="of:=COM.MICROSOFT.CONCAT([$Editor.G148];[$Editor.F148])" office:value-type="string" office:string-value="00b2" calcext:value-type="string" table:number-columns-spanned="2" table:number-rows-spanned="1">
            <text:p>00b2</text:p>
          </table:table-cell>
          <table:covered-table-cell table:style-name="ce30"/>
          <table:table-cell table:style-name="ce31" table:formula="of:=VLOOKUP([$Editor.H148];[$Key.$A$2:.$G$19];7;1)" office:value-type="string" office:string-value="Rings" calcext:value-type="string">
            <text:p>Rings</text:p>
          </table:table-cell>
          <table:table-cell table:style-name="ce28" table:formula="of:=VLOOKUP([$Editor.I148];[$Key.$A$2:.$H$12];8;1)" office:value-type="float" office:value="0" calcext:value-type="float">
            <text:p/>
          </table:table-cell>
          <table:table-cell table:style-name="ce31" table:formula="of:=VLOOKUP([$Editor.J148];[$Key.$A$2:.$I$8];9;1)" office:value-type="string" office:string-value="Accessory" calcext:value-type="string">
            <text:p>Accessory</text:p>
          </table:table-cell>
          <table:table-cell table:style-name="ce28" table:formula="of:=VLOOKUP([$Editor.K148];[$Key.$A$2:.$J$6];10;1)" office:value-type="string" office:string-value="None" calcext:value-type="string">
            <text:p>None</text:p>
          </table:table-cell>
          <table:table-cell table:style-name="ce31" table:formula="of:=HEX2DEC([$Editor.L148])" office:value-type="float" office:value="0" calcext:value-type="float">
            <text:p>0</text:p>
          </table:table-cell>
          <table:table-cell table:style-name="ce28" table:formula="of:=VLOOKUP([$Editor.M148];[$Key.$A$2:.$C$257];3;1)" office:value-type="string" office:string-value="1" calcext:value-type="string">
            <text:p>1</text:p>
          </table:table-cell>
          <table:table-cell table:style-name="ce31" table:formula="of:=HEX2DEC([$Editor.N148])" office:value-type="float" office:value="0" calcext:value-type="float">
            <text:p>0</text:p>
          </table:table-cell>
          <table:table-cell table:style-name="ce28" table:formula="of:=HEX2DEC([$Editor.O148])" office:value-type="float" office:value="5" calcext:value-type="float">
            <text:p>5</text:p>
          </table:table-cell>
          <table:table-cell table:style-name="ce31" table:formula="of:=VLOOKUP([$Editor.P148];[$Key.$A$2:.$H$12];8;1)" office:value-type="float" office:value="0" calcext:value-type="float">
            <text:p/>
          </table:table-cell>
          <table:table-cell table:style-name="ce28" table:formula="of:=HEX2DEC([$Editor.Q148])" office:value-type="float" office:value="0" calcext:value-type="float">
            <text:p>0</text:p>
          </table:table-cell>
          <table:table-cell table:style-name="ce31" table:formula="of:=VLOOKUP([$Editor.R148];[$Key.$A$2:.$D$257];4;1)" office:value-type="float" office:value="0" calcext:value-type="float">
            <text:p/>
          </table:table-cell>
          <table:table-cell table:style-name="ce28" table:formula="of:=VLOOKUP([$Editor.S148];[$Key.$A$2:.$F$257];6;1)" office:value-type="float" office:value="0" calcext:value-type="float">
            <text:p/>
          </table:table-cell>
          <table:table-cell table:style-name="ce31" table:formula="of:=VLOOKUP([$Editor.T148];[$Key.$A$2:.$E$257];5;1)" office:value-type="float" office:value="0" calcext:value-type="float">
            <text:p/>
          </table:table-cell>
          <table:table-cell table:style-name="ce28" table:formula="of:=IF([$Editor.U148]=&quot;00&quot;;&quot;&quot;;HEX2DEC([$Editor.U148]))">
            <text:p/>
          </table:table-cell>
          <table:table-cell table:style-name="ce31" table:formula="of:=IF([$Editor.V148]=&quot;00&quot;;&quot;&quot;;HEX2DEC([$Editor.V148]))" office:value-type="float" office:value="3" calcext:value-type="float">
            <text:p>3</text:p>
          </table:table-cell>
          <table:table-cell table:style-name="ce28" table:formula="of:=IF([$Editor.W148]=&quot;00&quot;;&quot;&quot;;HEX2DEC([$Editor.W148]))" office:value-type="float" office:value="4" calcext:value-type="float">
            <text:p>4</text:p>
          </table:table-cell>
          <table:table-cell table:style-name="ce31" table:formula="of:=IF([$Editor.X148]=&quot;00&quot;;&quot;&quot;;COM.MICROSOFT.CONCAT(VLOOKUP([$Editor.X148];[$Key.$A$2:.$C$257];3;1);&quot;%&quot;))">
            <text:p/>
          </table:table-cell>
          <table:table-cell table:style-name="ce28" table:formula="of:=IF([$Editor.Y148]=&quot;00&quot;;&quot;&quot;;COM.MICROSOFT.CONCAT(VLOOKUP([$Editor.Y148];[$Key.$A$2:.$C$257];3;1);&quot;%&quot;))">
            <text:p/>
          </table:table-cell>
          <table:table-cell table:style-name="ce31" table:formula="of:=IF([$Editor.Z148]=&quot;00&quot;;&quot;&quot;;COM.MICROSOFT.CONCAT(VLOOKUP([$Editor.Z148];[$Key.$A$2:.$C$257];3;1);&quot;%&quot;))">
            <text:p/>
          </table:table-cell>
          <table:table-cell table:style-name="ce28" table:formula="of:=IF([$Editor.AA148]=&quot;00&quot;;&quot;&quot;;COM.MICROSOFT.CONCAT(VLOOKUP([$Editor.AA148];[$Key.$A$2:.$C$257];3;1);&quot;%&quot;))">
            <text:p/>
          </table:table-cell>
          <table:table-cell table:style-name="ce31" table:formula="of:=IF([$Editor.AB148]=&quot;00&quot;;&quot;&quot;;COM.MICROSOFT.CONCAT(VLOOKUP([$Editor.AB148];[$Key.$A$2:.$C$257];3;1);&quot;%&quot;))">
            <text:p/>
          </table:table-cell>
          <table:table-cell table:style-name="ce28" table:formula="of:=IF([$Editor.AC148]=&quot;00&quot;;&quot;&quot;;COM.MICROSOFT.CONCAT(VLOOKUP([$Editor.AC148];[$Key.$A$2:.$C$257];3;1);&quot;%&quot;))">
            <text:p/>
          </table:table-cell>
          <table:table-cell table:style-name="ce31" table:formula="of:=IF([$Editor.AD148]=&quot;00&quot;;&quot;&quot;;COM.MICROSOFT.CONCAT(VLOOKUP([$Editor.AD148];[$Key.$A$2:.$C$257];3;1);&quot;%&quot;))">
            <text:p/>
          </table:table-cell>
          <table:table-cell table:style-name="ce28" table:formula="of:=HEX2DEC([$Editor.AE148])" office:value-type="float" office:value="0" calcext:value-type="float">
            <text:p>0</text:p>
          </table:table-cell>
          <table:table-cell table:style-name="ce31" table:formula="of:=HEX2DEC([$Editor.AF148])" office:value-type="float" office:value="0" calcext:value-type="float">
            <text:p>0</text:p>
          </table:table-cell>
          <table:table-cell table:style-name="ce28" table:formula="of:=HEX2DEC([$Editor.AG148])" office:value-type="float" office:value="0" calcext:value-type="float">
            <text:p>0</text:p>
          </table:table-cell>
          <table:table-cell table:style-name="ce31" table:formula="of:=VLOOKUP([$Editor.AH148];[$Key.$A$2:.$K$6];11;1)" office:value-type="string" office:string-value="Teleport" calcext:value-type="string">
            <text:p>Teleport</text:p>
          </table:table-cell>
          <table:table-cell table:style-name="ce28" table:formula="of:=HEX2DEC([$Editor.AI148])" office:value-type="float" office:value="0" calcext:value-type="float">
            <text:p>0</text:p>
          </table:table-cell>
          <table:table-cell table:style-name="ce31" table:formula="of:=HEX2DEC([$Editor.AJ148])" office:value-type="float" office:value="0" calcext:value-type="float">
            <text:p>0</text:p>
          </table:table-cell>
          <table:table-cell table:style-name="ce28" table:formula="of:=HEX2DEC([$Editor.AK148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Ring of Flotation</text:p>
          </table:table-cell>
          <table:table-cell table:style-name="ce27" table:formula="of:=COM.MICROSOFT.CONCAT([$Editor.C149];[$Editor.B149])" office:value-type="string" office:string-value="00b7" calcext:value-type="string" table:number-columns-spanned="2" table:number-rows-spanned="1">
            <text:p>00b7</text:p>
          </table:table-cell>
          <table:covered-table-cell table:style-name="ce45"/>
          <table:table-cell table:style-name="ce29" table:formula="of:=HEX2DEC(COM.MICROSOFT.CONCAT([$Editor.E149];[$Editor.D149]))" office:value-type="float" office:value="2800" calcext:value-type="float" table:number-columns-spanned="2" table:number-rows-spanned="1">
            <text:p>2800</text:p>
          </table:table-cell>
          <table:covered-table-cell table:style-name="ce30"/>
          <table:table-cell table:style-name="ce27" table:formula="of:=COM.MICROSOFT.CONCAT([$Editor.G149];[$Editor.F149])" office:value-type="string" office:string-value="00b3" calcext:value-type="string" table:number-columns-spanned="2" table:number-rows-spanned="1">
            <text:p>00b3</text:p>
          </table:table-cell>
          <table:covered-table-cell table:style-name="ce30"/>
          <table:table-cell table:style-name="ce31" table:formula="of:=VLOOKUP([$Editor.H149];[$Key.$A$2:.$G$19];7;1)" office:value-type="string" office:string-value="Rings" calcext:value-type="string">
            <text:p>Rings</text:p>
          </table:table-cell>
          <table:table-cell table:style-name="ce28" table:formula="of:=VLOOKUP([$Editor.I149];[$Key.$A$2:.$H$12];8;1)" office:value-type="float" office:value="0" calcext:value-type="float">
            <text:p/>
          </table:table-cell>
          <table:table-cell table:style-name="ce31" table:formula="of:=VLOOKUP([$Editor.J149];[$Key.$A$2:.$I$8];9;1)" office:value-type="string" office:string-value="Accessory" calcext:value-type="string">
            <text:p>Accessory</text:p>
          </table:table-cell>
          <table:table-cell table:style-name="ce28" table:formula="of:=VLOOKUP([$Editor.K149];[$Key.$A$2:.$J$6];10;1)" office:value-type="string" office:string-value="None" calcext:value-type="string">
            <text:p>None</text:p>
          </table:table-cell>
          <table:table-cell table:style-name="ce31" table:formula="of:=HEX2DEC([$Editor.L149])" office:value-type="float" office:value="0" calcext:value-type="float">
            <text:p>0</text:p>
          </table:table-cell>
          <table:table-cell table:style-name="ce28" table:formula="of:=VLOOKUP([$Editor.M149];[$Key.$A$2:.$C$257];3;1)" office:value-type="string" office:string-value="1" calcext:value-type="string">
            <text:p>1</text:p>
          </table:table-cell>
          <table:table-cell table:style-name="ce31" table:formula="of:=HEX2DEC([$Editor.N149])" office:value-type="float" office:value="0" calcext:value-type="float">
            <text:p>0</text:p>
          </table:table-cell>
          <table:table-cell table:style-name="ce28" table:formula="of:=HEX2DEC([$Editor.O149])" office:value-type="float" office:value="5" calcext:value-type="float">
            <text:p>5</text:p>
          </table:table-cell>
          <table:table-cell table:style-name="ce31" table:formula="of:=VLOOKUP([$Editor.P149];[$Key.$A$2:.$H$12];8;1)" office:value-type="float" office:value="0" calcext:value-type="float">
            <text:p/>
          </table:table-cell>
          <table:table-cell table:style-name="ce28" table:formula="of:=HEX2DEC([$Editor.Q149])" office:value-type="float" office:value="0" calcext:value-type="float">
            <text:p>0</text:p>
          </table:table-cell>
          <table:table-cell table:style-name="ce31" table:formula="of:=VLOOKUP([$Editor.R149];[$Key.$A$2:.$D$257];4;1)" office:value-type="float" office:value="0" calcext:value-type="float">
            <text:p/>
          </table:table-cell>
          <table:table-cell table:style-name="ce28" table:formula="of:=VLOOKUP([$Editor.S149];[$Key.$A$2:.$F$257];6;1)" office:value-type="float" office:value="0" calcext:value-type="float">
            <text:p/>
          </table:table-cell>
          <table:table-cell table:style-name="ce31" table:formula="of:=VLOOKUP([$Editor.T149];[$Key.$A$2:.$E$257];5;1)" office:value-type="float" office:value="0" calcext:value-type="float">
            <text:p/>
          </table:table-cell>
          <table:table-cell table:style-name="ce28" table:formula="of:=IF([$Editor.U149]=&quot;00&quot;;&quot;&quot;;HEX2DEC([$Editor.U149]))">
            <text:p/>
          </table:table-cell>
          <table:table-cell table:style-name="ce31" table:formula="of:=IF([$Editor.V149]=&quot;00&quot;;&quot;&quot;;HEX2DEC([$Editor.V149]))" office:value-type="float" office:value="3" calcext:value-type="float">
            <text:p>3</text:p>
          </table:table-cell>
          <table:table-cell table:style-name="ce28" table:formula="of:=IF([$Editor.W149]=&quot;00&quot;;&quot;&quot;;HEX2DEC([$Editor.W149]))" office:value-type="float" office:value="4" calcext:value-type="float">
            <text:p>4</text:p>
          </table:table-cell>
          <table:table-cell table:style-name="ce31" table:formula="of:=IF([$Editor.X149]=&quot;00&quot;;&quot;&quot;;COM.MICROSOFT.CONCAT(VLOOKUP([$Editor.X149];[$Key.$A$2:.$C$257];3;1);&quot;%&quot;))">
            <text:p/>
          </table:table-cell>
          <table:table-cell table:style-name="ce28" table:formula="of:=IF([$Editor.Y149]=&quot;00&quot;;&quot;&quot;;COM.MICROSOFT.CONCAT(VLOOKUP([$Editor.Y149];[$Key.$A$2:.$C$257];3;1);&quot;%&quot;))">
            <text:p/>
          </table:table-cell>
          <table:table-cell table:style-name="ce31" table:formula="of:=IF([$Editor.Z149]=&quot;00&quot;;&quot;&quot;;COM.MICROSOFT.CONCAT(VLOOKUP([$Editor.Z149];[$Key.$A$2:.$C$257];3;1);&quot;%&quot;))">
            <text:p/>
          </table:table-cell>
          <table:table-cell table:style-name="ce28" table:formula="of:=IF([$Editor.AA149]=&quot;00&quot;;&quot;&quot;;COM.MICROSOFT.CONCAT(VLOOKUP([$Editor.AA149];[$Key.$A$2:.$C$257];3;1);&quot;%&quot;))">
            <text:p/>
          </table:table-cell>
          <table:table-cell table:style-name="ce31" table:formula="of:=IF([$Editor.AB149]=&quot;00&quot;;&quot;&quot;;COM.MICROSOFT.CONCAT(VLOOKUP([$Editor.AB149];[$Key.$A$2:.$C$257];3;1);&quot;%&quot;))">
            <text:p/>
          </table:table-cell>
          <table:table-cell table:style-name="ce28" table:formula="of:=IF([$Editor.AC149]=&quot;00&quot;;&quot;&quot;;COM.MICROSOFT.CONCAT(VLOOKUP([$Editor.AC149];[$Key.$A$2:.$C$257];3;1);&quot;%&quot;))">
            <text:p/>
          </table:table-cell>
          <table:table-cell table:style-name="ce31" table:formula="of:=IF([$Editor.AD149]=&quot;00&quot;;&quot;&quot;;COM.MICROSOFT.CONCAT(VLOOKUP([$Editor.AD149];[$Key.$A$2:.$C$257];3;1);&quot;%&quot;))">
            <text:p/>
          </table:table-cell>
          <table:table-cell table:style-name="ce28" table:formula="of:=HEX2DEC([$Editor.AE149])" office:value-type="float" office:value="0" calcext:value-type="float">
            <text:p>0</text:p>
          </table:table-cell>
          <table:table-cell table:style-name="ce31" table:formula="of:=HEX2DEC([$Editor.AF149])" office:value-type="float" office:value="0" calcext:value-type="float">
            <text:p>0</text:p>
          </table:table-cell>
          <table:table-cell table:style-name="ce28" table:formula="of:=HEX2DEC([$Editor.AG149])" office:value-type="float" office:value="0" calcext:value-type="float">
            <text:p>0</text:p>
          </table:table-cell>
          <table:table-cell table:style-name="ce31" table:formula="of:=VLOOKUP([$Editor.AH149];[$Key.$A$2:.$K$6];11;1)" office:value-type="string" office:string-value="Water Walk" calcext:value-type="string">
            <text:p>Water Walk</text:p>
          </table:table-cell>
          <table:table-cell table:style-name="ce28" table:formula="of:=HEX2DEC([$Editor.AI149])" office:value-type="float" office:value="0" calcext:value-type="float">
            <text:p>0</text:p>
          </table:table-cell>
          <table:table-cell table:style-name="ce31" table:formula="of:=HEX2DEC([$Editor.AJ149])" office:value-type="float" office:value="0" calcext:value-type="float">
            <text:p>0</text:p>
          </table:table-cell>
          <table:table-cell table:style-name="ce28" table:formula="of:=HEX2DEC([$Editor.AK149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Armlet of Wisdom</text:p>
          </table:table-cell>
          <table:table-cell table:style-name="ce27" table:formula="of:=COM.MICROSOFT.CONCAT([$Editor.C150];[$Editor.B150])" office:value-type="string" office:string-value="00b8" calcext:value-type="string" table:number-columns-spanned="2" table:number-rows-spanned="1">
            <text:p>00b8</text:p>
          </table:table-cell>
          <table:covered-table-cell table:style-name="ce45"/>
          <table:table-cell table:style-name="ce29" table:formula="of:=HEX2DEC(COM.MICROSOFT.CONCAT([$Editor.E150];[$Editor.D150]))" office:value-type="float" office:value="2800" calcext:value-type="float" table:number-columns-spanned="2" table:number-rows-spanned="1">
            <text:p>2800</text:p>
          </table:table-cell>
          <table:covered-table-cell table:style-name="ce30"/>
          <table:table-cell table:style-name="ce27" table:formula="of:=COM.MICROSOFT.CONCAT([$Editor.G150];[$Editor.F150])" office:value-type="string" office:string-value="00b4" calcext:value-type="string" table:number-columns-spanned="2" table:number-rows-spanned="1">
            <text:p>00b4</text:p>
          </table:table-cell>
          <table:covered-table-cell table:style-name="ce30"/>
          <table:table-cell table:style-name="ce31" table:formula="of:=VLOOKUP([$Editor.H150];[$Key.$A$2:.$G$19];7;1)" office:value-type="string" office:string-value="Rings" calcext:value-type="string">
            <text:p>Rings</text:p>
          </table:table-cell>
          <table:table-cell table:style-name="ce28" table:formula="of:=VLOOKUP([$Editor.I150];[$Key.$A$2:.$H$12];8;1)" office:value-type="float" office:value="0" calcext:value-type="float">
            <text:p/>
          </table:table-cell>
          <table:table-cell table:style-name="ce31" table:formula="of:=VLOOKUP([$Editor.J150];[$Key.$A$2:.$I$8];9;1)" office:value-type="string" office:string-value="Accessory" calcext:value-type="string">
            <text:p>Accessory</text:p>
          </table:table-cell>
          <table:table-cell table:style-name="ce28" table:formula="of:=VLOOKUP([$Editor.K150];[$Key.$A$2:.$J$6];10;1)" office:value-type="string" office:string-value="None" calcext:value-type="string">
            <text:p>None</text:p>
          </table:table-cell>
          <table:table-cell table:style-name="ce31" table:formula="of:=HEX2DEC([$Editor.L150])" office:value-type="float" office:value="0" calcext:value-type="float">
            <text:p>0</text:p>
          </table:table-cell>
          <table:table-cell table:style-name="ce28" table:formula="of:=VLOOKUP([$Editor.M150];[$Key.$A$2:.$C$257];3;1)" office:value-type="string" office:string-value="1" calcext:value-type="string">
            <text:p>1</text:p>
          </table:table-cell>
          <table:table-cell table:style-name="ce31" table:formula="of:=HEX2DEC([$Editor.N150])" office:value-type="float" office:value="0" calcext:value-type="float">
            <text:p>0</text:p>
          </table:table-cell>
          <table:table-cell table:style-name="ce28" table:formula="of:=HEX2DEC([$Editor.O150])" office:value-type="float" office:value="10" calcext:value-type="float">
            <text:p>10</text:p>
          </table:table-cell>
          <table:table-cell table:style-name="ce31" table:formula="of:=VLOOKUP([$Editor.P150];[$Key.$A$2:.$H$12];8;1)" office:value-type="float" office:value="0" calcext:value-type="float">
            <text:p/>
          </table:table-cell>
          <table:table-cell table:style-name="ce28" table:formula="of:=HEX2DEC([$Editor.Q150])" office:value-type="float" office:value="0" calcext:value-type="float">
            <text:p>0</text:p>
          </table:table-cell>
          <table:table-cell table:style-name="ce31" table:formula="of:=VLOOKUP([$Editor.R150];[$Key.$A$2:.$D$257];4;1)" office:value-type="float" office:value="0" calcext:value-type="float">
            <text:p/>
          </table:table-cell>
          <table:table-cell table:style-name="ce28" table:formula="of:=VLOOKUP([$Editor.S150];[$Key.$A$2:.$F$257];6;1)" office:value-type="float" office:value="0" calcext:value-type="float">
            <text:p/>
          </table:table-cell>
          <table:table-cell table:style-name="ce31" table:formula="of:=VLOOKUP([$Editor.T150];[$Key.$A$2:.$E$257];5;1)" office:value-type="float" office:value="0" calcext:value-type="float">
            <text:p/>
          </table:table-cell>
          <table:table-cell table:style-name="ce28" table:formula="of:=IF([$Editor.U150]=&quot;00&quot;;&quot;&quot;;HEX2DEC([$Editor.U150]))">
            <text:p/>
          </table:table-cell>
          <table:table-cell table:style-name="ce31" table:formula="of:=IF([$Editor.V150]=&quot;00&quot;;&quot;&quot;;HEX2DEC([$Editor.V150]))" office:value-type="float" office:value="15" calcext:value-type="float">
            <text:p>15</text:p>
          </table:table-cell>
          <table:table-cell table:style-name="ce28" table:formula="of:=IF([$Editor.W150]=&quot;00&quot;;&quot;&quot;;HEX2DEC([$Editor.W150]))">
            <text:p/>
          </table:table-cell>
          <table:table-cell table:style-name="ce31" table:formula="of:=IF([$Editor.X150]=&quot;00&quot;;&quot;&quot;;COM.MICROSOFT.CONCAT(VLOOKUP([$Editor.X150];[$Key.$A$2:.$C$257];3;1);&quot;%&quot;))">
            <text:p/>
          </table:table-cell>
          <table:table-cell table:style-name="ce28" table:formula="of:=IF([$Editor.Y150]=&quot;00&quot;;&quot;&quot;;COM.MICROSOFT.CONCAT(VLOOKUP([$Editor.Y150];[$Key.$A$2:.$C$257];3;1);&quot;%&quot;))">
            <text:p/>
          </table:table-cell>
          <table:table-cell table:style-name="ce31" table:formula="of:=IF([$Editor.Z150]=&quot;00&quot;;&quot;&quot;;COM.MICROSOFT.CONCAT(VLOOKUP([$Editor.Z150];[$Key.$A$2:.$C$257];3;1);&quot;%&quot;))">
            <text:p/>
          </table:table-cell>
          <table:table-cell table:style-name="ce28" table:formula="of:=IF([$Editor.AA150]=&quot;00&quot;;&quot;&quot;;COM.MICROSOFT.CONCAT(VLOOKUP([$Editor.AA150];[$Key.$A$2:.$C$257];3;1);&quot;%&quot;))">
            <text:p/>
          </table:table-cell>
          <table:table-cell table:style-name="ce31" table:formula="of:=IF([$Editor.AB150]=&quot;00&quot;;&quot;&quot;;COM.MICROSOFT.CONCAT(VLOOKUP([$Editor.AB150];[$Key.$A$2:.$C$257];3;1);&quot;%&quot;))">
            <text:p/>
          </table:table-cell>
          <table:table-cell table:style-name="ce28" table:formula="of:=IF([$Editor.AC150]=&quot;00&quot;;&quot;&quot;;COM.MICROSOFT.CONCAT(VLOOKUP([$Editor.AC150];[$Key.$A$2:.$C$257];3;1);&quot;%&quot;))">
            <text:p/>
          </table:table-cell>
          <table:table-cell table:style-name="ce31" table:formula="of:=IF([$Editor.AD150]=&quot;00&quot;;&quot;&quot;;COM.MICROSOFT.CONCAT(VLOOKUP([$Editor.AD150];[$Key.$A$2:.$C$257];3;1);&quot;%&quot;))">
            <text:p/>
          </table:table-cell>
          <table:table-cell table:style-name="ce28" table:formula="of:=HEX2DEC([$Editor.AE150])" office:value-type="float" office:value="0" calcext:value-type="float">
            <text:p>0</text:p>
          </table:table-cell>
          <table:table-cell table:style-name="ce31" table:formula="of:=HEX2DEC([$Editor.AF150])" office:value-type="float" office:value="0" calcext:value-type="float">
            <text:p>0</text:p>
          </table:table-cell>
          <table:table-cell table:style-name="ce28" table:formula="of:=HEX2DEC([$Editor.AG150])" office:value-type="float" office:value="0" calcext:value-type="float">
            <text:p>0</text:p>
          </table:table-cell>
          <table:table-cell table:style-name="ce31" table:formula="of:=VLOOKUP([$Editor.AH150];[$Key.$A$2:.$K$6];11;1)" office:value-type="float" office:value="0" calcext:value-type="float">
            <text:p/>
          </table:table-cell>
          <table:table-cell table:style-name="ce28" table:formula="of:=HEX2DEC([$Editor.AI150])" office:value-type="float" office:value="0" calcext:value-type="float">
            <text:p>0</text:p>
          </table:table-cell>
          <table:table-cell table:style-name="ce31" table:formula="of:=HEX2DEC([$Editor.AJ150])" office:value-type="float" office:value="0" calcext:value-type="float">
            <text:p>0</text:p>
          </table:table-cell>
          <table:table-cell table:style-name="ce28" table:formula="of:=HEX2DEC([$Editor.AK150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Armlet of Agility</text:p>
          </table:table-cell>
          <table:table-cell table:style-name="ce27" table:formula="of:=COM.MICROSOFT.CONCAT([$Editor.C151];[$Editor.B151])" office:value-type="string" office:string-value="00b9" calcext:value-type="string" table:number-columns-spanned="2" table:number-rows-spanned="1">
            <text:p>00b9</text:p>
          </table:table-cell>
          <table:covered-table-cell table:style-name="ce45"/>
          <table:table-cell table:style-name="ce29" table:formula="of:=HEX2DEC(COM.MICROSOFT.CONCAT([$Editor.E151];[$Editor.D151]))" office:value-type="float" office:value="2800" calcext:value-type="float" table:number-columns-spanned="2" table:number-rows-spanned="1">
            <text:p>2800</text:p>
          </table:table-cell>
          <table:covered-table-cell table:style-name="ce30"/>
          <table:table-cell table:style-name="ce27" table:formula="of:=COM.MICROSOFT.CONCAT([$Editor.G151];[$Editor.F151])" office:value-type="string" office:string-value="00b5" calcext:value-type="string" table:number-columns-spanned="2" table:number-rows-spanned="1">
            <text:p>00b5</text:p>
          </table:table-cell>
          <table:covered-table-cell table:style-name="ce30"/>
          <table:table-cell table:style-name="ce31" table:formula="of:=VLOOKUP([$Editor.H151];[$Key.$A$2:.$G$19];7;1)" office:value-type="string" office:string-value="Rings" calcext:value-type="string">
            <text:p>Rings</text:p>
          </table:table-cell>
          <table:table-cell table:style-name="ce28" table:formula="of:=VLOOKUP([$Editor.I151];[$Key.$A$2:.$H$12];8;1)" office:value-type="float" office:value="0" calcext:value-type="float">
            <text:p/>
          </table:table-cell>
          <table:table-cell table:style-name="ce31" table:formula="of:=VLOOKUP([$Editor.J151];[$Key.$A$2:.$I$8];9;1)" office:value-type="string" office:string-value="Accessory" calcext:value-type="string">
            <text:p>Accessory</text:p>
          </table:table-cell>
          <table:table-cell table:style-name="ce28" table:formula="of:=VLOOKUP([$Editor.K151];[$Key.$A$2:.$J$6];10;1)" office:value-type="string" office:string-value="None" calcext:value-type="string">
            <text:p>None</text:p>
          </table:table-cell>
          <table:table-cell table:style-name="ce31" table:formula="of:=HEX2DEC([$Editor.L151])" office:value-type="float" office:value="0" calcext:value-type="float">
            <text:p>0</text:p>
          </table:table-cell>
          <table:table-cell table:style-name="ce28" table:formula="of:=VLOOKUP([$Editor.M151];[$Key.$A$2:.$C$257];3;1)" office:value-type="string" office:string-value="1" calcext:value-type="string">
            <text:p>1</text:p>
          </table:table-cell>
          <table:table-cell table:style-name="ce31" table:formula="of:=HEX2DEC([$Editor.N151])" office:value-type="float" office:value="0" calcext:value-type="float">
            <text:p>0</text:p>
          </table:table-cell>
          <table:table-cell table:style-name="ce28" table:formula="of:=HEX2DEC([$Editor.O151])" office:value-type="float" office:value="10" calcext:value-type="float">
            <text:p>10</text:p>
          </table:table-cell>
          <table:table-cell table:style-name="ce31" table:formula="of:=VLOOKUP([$Editor.P151];[$Key.$A$2:.$H$12];8;1)" office:value-type="float" office:value="0" calcext:value-type="float">
            <text:p/>
          </table:table-cell>
          <table:table-cell table:style-name="ce28" table:formula="of:=HEX2DEC([$Editor.Q151])" office:value-type="float" office:value="0" calcext:value-type="float">
            <text:p>0</text:p>
          </table:table-cell>
          <table:table-cell table:style-name="ce31" table:formula="of:=VLOOKUP([$Editor.R151];[$Key.$A$2:.$D$257];4;1)" office:value-type="float" office:value="0" calcext:value-type="float">
            <text:p/>
          </table:table-cell>
          <table:table-cell table:style-name="ce28" table:formula="of:=VLOOKUP([$Editor.S151];[$Key.$A$2:.$F$257];6;1)" office:value-type="float" office:value="0" calcext:value-type="float">
            <text:p/>
          </table:table-cell>
          <table:table-cell table:style-name="ce31" table:formula="of:=VLOOKUP([$Editor.T151];[$Key.$A$2:.$E$257];5;1)" office:value-type="float" office:value="0" calcext:value-type="float">
            <text:p/>
          </table:table-cell>
          <table:table-cell table:style-name="ce28" table:formula="of:=IF([$Editor.U151]=&quot;00&quot;;&quot;&quot;;HEX2DEC([$Editor.U151]))">
            <text:p/>
          </table:table-cell>
          <table:table-cell table:style-name="ce31" table:formula="of:=IF([$Editor.V151]=&quot;00&quot;;&quot;&quot;;HEX2DEC([$Editor.V151]))">
            <text:p/>
          </table:table-cell>
          <table:table-cell table:style-name="ce28" table:formula="of:=IF([$Editor.W151]=&quot;00&quot;;&quot;&quot;;HEX2DEC([$Editor.W151]))" office:value-type="float" office:value="10" calcext:value-type="float">
            <text:p>10</text:p>
          </table:table-cell>
          <table:table-cell table:style-name="ce31" table:formula="of:=IF([$Editor.X151]=&quot;00&quot;;&quot;&quot;;COM.MICROSOFT.CONCAT(VLOOKUP([$Editor.X151];[$Key.$A$2:.$C$257];3;1);&quot;%&quot;))">
            <text:p/>
          </table:table-cell>
          <table:table-cell table:style-name="ce28" table:formula="of:=IF([$Editor.Y151]=&quot;00&quot;;&quot;&quot;;COM.MICROSOFT.CONCAT(VLOOKUP([$Editor.Y151];[$Key.$A$2:.$C$257];3;1);&quot;%&quot;))">
            <text:p/>
          </table:table-cell>
          <table:table-cell table:style-name="ce31" table:formula="of:=IF([$Editor.Z151]=&quot;00&quot;;&quot;&quot;;COM.MICROSOFT.CONCAT(VLOOKUP([$Editor.Z151];[$Key.$A$2:.$C$257];3;1);&quot;%&quot;))">
            <text:p/>
          </table:table-cell>
          <table:table-cell table:style-name="ce28" table:formula="of:=IF([$Editor.AA151]=&quot;00&quot;;&quot;&quot;;COM.MICROSOFT.CONCAT(VLOOKUP([$Editor.AA151];[$Key.$A$2:.$C$257];3;1);&quot;%&quot;))">
            <text:p/>
          </table:table-cell>
          <table:table-cell table:style-name="ce31" table:formula="of:=IF([$Editor.AB151]=&quot;00&quot;;&quot;&quot;;COM.MICROSOFT.CONCAT(VLOOKUP([$Editor.AB151];[$Key.$A$2:.$C$257];3;1);&quot;%&quot;))">
            <text:p/>
          </table:table-cell>
          <table:table-cell table:style-name="ce28" table:formula="of:=IF([$Editor.AC151]=&quot;00&quot;;&quot;&quot;;COM.MICROSOFT.CONCAT(VLOOKUP([$Editor.AC151];[$Key.$A$2:.$C$257];3;1);&quot;%&quot;))">
            <text:p/>
          </table:table-cell>
          <table:table-cell table:style-name="ce31" table:formula="of:=IF([$Editor.AD151]=&quot;00&quot;;&quot;&quot;;COM.MICROSOFT.CONCAT(VLOOKUP([$Editor.AD151];[$Key.$A$2:.$C$257];3;1);&quot;%&quot;))">
            <text:p/>
          </table:table-cell>
          <table:table-cell table:style-name="ce28" table:formula="of:=HEX2DEC([$Editor.AE151])" office:value-type="float" office:value="0" calcext:value-type="float">
            <text:p>0</text:p>
          </table:table-cell>
          <table:table-cell table:style-name="ce31" table:formula="of:=HEX2DEC([$Editor.AF151])" office:value-type="float" office:value="0" calcext:value-type="float">
            <text:p>0</text:p>
          </table:table-cell>
          <table:table-cell table:style-name="ce28" table:formula="of:=HEX2DEC([$Editor.AG151])" office:value-type="float" office:value="0" calcext:value-type="float">
            <text:p>0</text:p>
          </table:table-cell>
          <table:table-cell table:style-name="ce31" table:formula="of:=VLOOKUP([$Editor.AH151];[$Key.$A$2:.$K$6];11;1)" office:value-type="float" office:value="0" calcext:value-type="float">
            <text:p/>
          </table:table-cell>
          <table:table-cell table:style-name="ce28" table:formula="of:=HEX2DEC([$Editor.AI151])" office:value-type="float" office:value="0" calcext:value-type="float">
            <text:p>0</text:p>
          </table:table-cell>
          <table:table-cell table:style-name="ce31" table:formula="of:=HEX2DEC([$Editor.AJ151])" office:value-type="float" office:value="0" calcext:value-type="float">
            <text:p>0</text:p>
          </table:table-cell>
          <table:table-cell table:style-name="ce28" table:formula="of:=HEX2DEC([$Editor.AK151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Wind Ring</text:p>
          </table:table-cell>
          <table:table-cell table:style-name="ce27" table:formula="of:=COM.MICROSOFT.CONCAT([$Editor.C152];[$Editor.B152])" office:value-type="string" office:string-value="00ba" calcext:value-type="string" table:number-columns-spanned="2" table:number-rows-spanned="1">
            <text:p>00ba</text:p>
          </table:table-cell>
          <table:covered-table-cell table:style-name="ce45"/>
          <table:table-cell table:style-name="ce29" table:formula="of:=HEX2DEC(COM.MICROSOFT.CONCAT([$Editor.E152];[$Editor.D152]))" office:value-type="float" office:value="800" calcext:value-type="float" table:number-columns-spanned="2" table:number-rows-spanned="1">
            <text:p>800</text:p>
          </table:table-cell>
          <table:covered-table-cell table:style-name="ce30"/>
          <table:table-cell table:style-name="ce27" table:formula="of:=COM.MICROSOFT.CONCAT([$Editor.G152];[$Editor.F152])" office:value-type="string" office:string-value="00b6" calcext:value-type="string" table:number-columns-spanned="2" table:number-rows-spanned="1">
            <text:p>00b6</text:p>
          </table:table-cell>
          <table:covered-table-cell table:style-name="ce30"/>
          <table:table-cell table:style-name="ce31" table:formula="of:=VLOOKUP([$Editor.H152];[$Key.$A$2:.$G$19];7;1)" office:value-type="string" office:string-value="Rings" calcext:value-type="string">
            <text:p>Rings</text:p>
          </table:table-cell>
          <table:table-cell table:style-name="ce28" table:formula="of:=VLOOKUP([$Editor.I152];[$Key.$A$2:.$H$12];8;1)" office:value-type="string" office:string-value="Wind" calcext:value-type="string">
            <text:p>Wind</text:p>
          </table:table-cell>
          <table:table-cell table:style-name="ce31" table:formula="of:=VLOOKUP([$Editor.J152];[$Key.$A$2:.$I$8];9;1)" office:value-type="string" office:string-value="Accessory" calcext:value-type="string">
            <text:p>Accessory</text:p>
          </table:table-cell>
          <table:table-cell table:style-name="ce28" table:formula="of:=VLOOKUP([$Editor.K152];[$Key.$A$2:.$J$6];10;1)" office:value-type="string" office:string-value="None" calcext:value-type="string">
            <text:p>None</text:p>
          </table:table-cell>
          <table:table-cell table:style-name="ce31" table:formula="of:=HEX2DEC([$Editor.L152])" office:value-type="float" office:value="0" calcext:value-type="float">
            <text:p>0</text:p>
          </table:table-cell>
          <table:table-cell table:style-name="ce28" table:formula="of:=VLOOKUP([$Editor.M152];[$Key.$A$2:.$C$257];3;1)" office:value-type="string" office:string-value="1" calcext:value-type="string">
            <text:p>1</text:p>
          </table:table-cell>
          <table:table-cell table:style-name="ce31" table:formula="of:=HEX2DEC([$Editor.N152])" office:value-type="float" office:value="0" calcext:value-type="float">
            <text:p>0</text:p>
          </table:table-cell>
          <table:table-cell table:style-name="ce28" table:formula="of:=HEX2DEC([$Editor.O152])" office:value-type="float" office:value="10" calcext:value-type="float">
            <text:p>10</text:p>
          </table:table-cell>
          <table:table-cell table:style-name="ce31" table:formula="of:=VLOOKUP([$Editor.P152];[$Key.$A$2:.$H$12];8;1)" office:value-type="float" office:value="0" calcext:value-type="float">
            <text:p/>
          </table:table-cell>
          <table:table-cell table:style-name="ce28" table:formula="of:=HEX2DEC([$Editor.Q152])" office:value-type="float" office:value="0" calcext:value-type="float">
            <text:p>0</text:p>
          </table:table-cell>
          <table:table-cell table:style-name="ce31" table:formula="of:=VLOOKUP([$Editor.R152];[$Key.$A$2:.$D$257];4;1)" office:value-type="string" office:string-value="Thunder Flare" calcext:value-type="string">
            <text:p>Thunder Flare</text:p>
          </table:table-cell>
          <table:table-cell table:style-name="ce28" table:formula="of:=VLOOKUP([$Editor.S152];[$Key.$A$2:.$F$257];6;1)" office:value-type="float" office:value="0" calcext:value-type="float">
            <text:p/>
          </table:table-cell>
          <table:table-cell table:style-name="ce31" table:formula="of:=VLOOKUP([$Editor.T152];[$Key.$A$2:.$E$257];5;1)" office:value-type="float" office:value="0" calcext:value-type="float">
            <text:p/>
          </table:table-cell>
          <table:table-cell table:style-name="ce28" table:formula="of:=IF([$Editor.U152]=&quot;00&quot;;&quot;&quot;;HEX2DEC([$Editor.U152]))">
            <text:p/>
          </table:table-cell>
          <table:table-cell table:style-name="ce31" table:formula="of:=IF([$Editor.V152]=&quot;00&quot;;&quot;&quot;;HEX2DEC([$Editor.V152]))" office:value-type="float" office:value="4" calcext:value-type="float">
            <text:p>4</text:p>
          </table:table-cell>
          <table:table-cell table:style-name="ce28" table:formula="of:=IF([$Editor.W152]=&quot;00&quot;;&quot;&quot;;HEX2DEC([$Editor.W152]))" office:value-type="float" office:value="4" calcext:value-type="float">
            <text:p>4</text:p>
          </table:table-cell>
          <table:table-cell table:style-name="ce31" table:formula="of:=IF([$Editor.X152]=&quot;00&quot;;&quot;&quot;;COM.MICROSOFT.CONCAT(VLOOKUP([$Editor.X152];[$Key.$A$2:.$C$257];3;1);&quot;%&quot;))">
            <text:p/>
          </table:table-cell>
          <table:table-cell table:style-name="ce28" table:formula="of:=IF([$Editor.Y152]=&quot;00&quot;;&quot;&quot;;COM.MICROSOFT.CONCAT(VLOOKUP([$Editor.Y152];[$Key.$A$2:.$C$257];3;1);&quot;%&quot;))">
            <text:p/>
          </table:table-cell>
          <table:table-cell table:style-name="ce31" table:formula="of:=IF([$Editor.Z152]=&quot;00&quot;;&quot;&quot;;COM.MICROSOFT.CONCAT(VLOOKUP([$Editor.Z152];[$Key.$A$2:.$C$257];3;1);&quot;%&quot;))">
            <text:p/>
          </table:table-cell>
          <table:table-cell table:style-name="ce28" table:formula="of:=IF([$Editor.AA152]=&quot;00&quot;;&quot;&quot;;COM.MICROSOFT.CONCAT(VLOOKUP([$Editor.AA152];[$Key.$A$2:.$C$257];3;1);&quot;%&quot;))" office:value-type="string" office:string-value="-5%" calcext:value-type="string">
            <text:p>-5%</text:p>
          </table:table-cell>
          <table:table-cell table:style-name="ce31" table:formula="of:=IF([$Editor.AB152]=&quot;00&quot;;&quot;&quot;;COM.MICROSOFT.CONCAT(VLOOKUP([$Editor.AB152];[$Key.$A$2:.$C$257];3;1);&quot;%&quot;))">
            <text:p/>
          </table:table-cell>
          <table:table-cell table:style-name="ce28" table:formula="of:=IF([$Editor.AC152]=&quot;00&quot;;&quot;&quot;;COM.MICROSOFT.CONCAT(VLOOKUP([$Editor.AC152];[$Key.$A$2:.$C$257];3;1);&quot;%&quot;))">
            <text:p/>
          </table:table-cell>
          <table:table-cell table:style-name="ce31" table:formula="of:=IF([$Editor.AD152]=&quot;00&quot;;&quot;&quot;;COM.MICROSOFT.CONCAT(VLOOKUP([$Editor.AD152];[$Key.$A$2:.$C$257];3;1);&quot;%&quot;))">
            <text:p/>
          </table:table-cell>
          <table:table-cell table:style-name="ce28" table:formula="of:=HEX2DEC([$Editor.AE152])" office:value-type="float" office:value="0" calcext:value-type="float">
            <text:p>0</text:p>
          </table:table-cell>
          <table:table-cell table:style-name="ce31" table:formula="of:=HEX2DEC([$Editor.AF152])" office:value-type="float" office:value="0" calcext:value-type="float">
            <text:p>0</text:p>
          </table:table-cell>
          <table:table-cell table:style-name="ce28" table:formula="of:=HEX2DEC([$Editor.AG152])" office:value-type="float" office:value="0" calcext:value-type="float">
            <text:p>0</text:p>
          </table:table-cell>
          <table:table-cell table:style-name="ce31" table:formula="of:=VLOOKUP([$Editor.AH152];[$Key.$A$2:.$K$6];11;1)" office:value-type="float" office:value="0" calcext:value-type="float">
            <text:p/>
          </table:table-cell>
          <table:table-cell table:style-name="ce28" table:formula="of:=HEX2DEC([$Editor.AI152])" office:value-type="float" office:value="0" calcext:value-type="float">
            <text:p>0</text:p>
          </table:table-cell>
          <table:table-cell table:style-name="ce31" table:formula="of:=HEX2DEC([$Editor.AJ152])" office:value-type="float" office:value="0" calcext:value-type="float">
            <text:p>0</text:p>
          </table:table-cell>
          <table:table-cell table:style-name="ce28" table:formula="of:=HEX2DEC([$Editor.AK152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Firedrake Ring</text:p>
          </table:table-cell>
          <table:table-cell table:style-name="ce27" table:formula="of:=COM.MICROSOFT.CONCAT([$Editor.C153];[$Editor.B153])" office:value-type="string" office:string-value="00bb" calcext:value-type="string" table:number-columns-spanned="2" table:number-rows-spanned="1">
            <text:p>00bb</text:p>
          </table:table-cell>
          <table:covered-table-cell table:style-name="ce45"/>
          <table:table-cell table:style-name="ce29" table:formula="of:=HEX2DEC(COM.MICROSOFT.CONCAT([$Editor.E153];[$Editor.D153]))" office:value-type="float" office:value="800" calcext:value-type="float" table:number-columns-spanned="2" table:number-rows-spanned="1">
            <text:p>800</text:p>
          </table:table-cell>
          <table:covered-table-cell table:style-name="ce30"/>
          <table:table-cell table:style-name="ce27" table:formula="of:=COM.MICROSOFT.CONCAT([$Editor.G153];[$Editor.F153])" office:value-type="string" office:string-value="00b7" calcext:value-type="string" table:number-columns-spanned="2" table:number-rows-spanned="1">
            <text:p>00b7</text:p>
          </table:table-cell>
          <table:covered-table-cell table:style-name="ce30"/>
          <table:table-cell table:style-name="ce31" table:formula="of:=VLOOKUP([$Editor.H153];[$Key.$A$2:.$G$19];7;1)" office:value-type="string" office:string-value="Rings" calcext:value-type="string">
            <text:p>Rings</text:p>
          </table:table-cell>
          <table:table-cell table:style-name="ce28" table:formula="of:=VLOOKUP([$Editor.I153];[$Key.$A$2:.$H$12];8;1)" office:value-type="string" office:string-value="Fire" calcext:value-type="string">
            <text:p>Fire</text:p>
          </table:table-cell>
          <table:table-cell table:style-name="ce31" table:formula="of:=VLOOKUP([$Editor.J153];[$Key.$A$2:.$I$8];9;1)" office:value-type="string" office:string-value="Accessory" calcext:value-type="string">
            <text:p>Accessory</text:p>
          </table:table-cell>
          <table:table-cell table:style-name="ce28" table:formula="of:=VLOOKUP([$Editor.K153];[$Key.$A$2:.$J$6];10;1)" office:value-type="string" office:string-value="None" calcext:value-type="string">
            <text:p>None</text:p>
          </table:table-cell>
          <table:table-cell table:style-name="ce31" table:formula="of:=HEX2DEC([$Editor.L153])" office:value-type="float" office:value="0" calcext:value-type="float">
            <text:p>0</text:p>
          </table:table-cell>
          <table:table-cell table:style-name="ce28" table:formula="of:=VLOOKUP([$Editor.M153];[$Key.$A$2:.$C$257];3;1)" office:value-type="string" office:string-value="1" calcext:value-type="string">
            <text:p>1</text:p>
          </table:table-cell>
          <table:table-cell table:style-name="ce31" table:formula="of:=HEX2DEC([$Editor.N153])" office:value-type="float" office:value="0" calcext:value-type="float">
            <text:p>0</text:p>
          </table:table-cell>
          <table:table-cell table:style-name="ce28" table:formula="of:=HEX2DEC([$Editor.O153])" office:value-type="float" office:value="10" calcext:value-type="float">
            <text:p>10</text:p>
          </table:table-cell>
          <table:table-cell table:style-name="ce31" table:formula="of:=VLOOKUP([$Editor.P153];[$Key.$A$2:.$H$12];8;1)" office:value-type="float" office:value="0" calcext:value-type="float">
            <text:p/>
          </table:table-cell>
          <table:table-cell table:style-name="ce28" table:formula="of:=HEX2DEC([$Editor.Q153])" office:value-type="float" office:value="0" calcext:value-type="float">
            <text:p>0</text:p>
          </table:table-cell>
          <table:table-cell table:style-name="ce31" table:formula="of:=VLOOKUP([$Editor.R153];[$Key.$A$2:.$D$257];4;1)" office:value-type="string" office:string-value="Firestorm" calcext:value-type="string">
            <text:p>Firestorm</text:p>
          </table:table-cell>
          <table:table-cell table:style-name="ce28" table:formula="of:=VLOOKUP([$Editor.S153];[$Key.$A$2:.$F$257];6;1)" office:value-type="float" office:value="0" calcext:value-type="float">
            <text:p/>
          </table:table-cell>
          <table:table-cell table:style-name="ce31" table:formula="of:=VLOOKUP([$Editor.T153];[$Key.$A$2:.$E$257];5;1)" office:value-type="float" office:value="0" calcext:value-type="float">
            <text:p/>
          </table:table-cell>
          <table:table-cell table:style-name="ce28" table:formula="of:=IF([$Editor.U153]=&quot;00&quot;;&quot;&quot;;HEX2DEC([$Editor.U153]))" office:value-type="float" office:value="4" calcext:value-type="float">
            <text:p>4</text:p>
          </table:table-cell>
          <table:table-cell table:style-name="ce31" table:formula="of:=IF([$Editor.V153]=&quot;00&quot;;&quot;&quot;;HEX2DEC([$Editor.V153]))" office:value-type="float" office:value="4" calcext:value-type="float">
            <text:p>4</text:p>
          </table:table-cell>
          <table:table-cell table:style-name="ce28" table:formula="of:=IF([$Editor.W153]=&quot;00&quot;;&quot;&quot;;HEX2DEC([$Editor.W153]))">
            <text:p/>
          </table:table-cell>
          <table:table-cell table:style-name="ce31" table:formula="of:=IF([$Editor.X153]=&quot;00&quot;;&quot;&quot;;COM.MICROSOFT.CONCAT(VLOOKUP([$Editor.X153];[$Key.$A$2:.$C$257];3;1);&quot;%&quot;))">
            <text:p/>
          </table:table-cell>
          <table:table-cell table:style-name="ce28" table:formula="of:=IF([$Editor.Y153]=&quot;00&quot;;&quot;&quot;;COM.MICROSOFT.CONCAT(VLOOKUP([$Editor.Y153];[$Key.$A$2:.$C$257];3;1);&quot;%&quot;))">
            <text:p/>
          </table:table-cell>
          <table:table-cell table:style-name="ce31" table:formula="of:=IF([$Editor.Z153]=&quot;00&quot;;&quot;&quot;;COM.MICROSOFT.CONCAT(VLOOKUP([$Editor.Z153];[$Key.$A$2:.$C$257];3;1);&quot;%&quot;))">
            <text:p/>
          </table:table-cell>
          <table:table-cell table:style-name="ce28" table:formula="of:=IF([$Editor.AA153]=&quot;00&quot;;&quot;&quot;;COM.MICROSOFT.CONCAT(VLOOKUP([$Editor.AA153];[$Key.$A$2:.$C$257];3;1);&quot;%&quot;))">
            <text:p/>
          </table:table-cell>
          <table:table-cell table:style-name="ce31" table:formula="of:=IF([$Editor.AB153]=&quot;00&quot;;&quot;&quot;;COM.MICROSOFT.CONCAT(VLOOKUP([$Editor.AB153];[$Key.$A$2:.$C$257];3;1);&quot;%&quot;))" office:value-type="string" office:string-value="-5%" calcext:value-type="string">
            <text:p>-5%</text:p>
          </table:table-cell>
          <table:table-cell table:style-name="ce28" table:formula="of:=IF([$Editor.AC153]=&quot;00&quot;;&quot;&quot;;COM.MICROSOFT.CONCAT(VLOOKUP([$Editor.AC153];[$Key.$A$2:.$C$257];3;1);&quot;%&quot;))">
            <text:p/>
          </table:table-cell>
          <table:table-cell table:style-name="ce31" table:formula="of:=IF([$Editor.AD153]=&quot;00&quot;;&quot;&quot;;COM.MICROSOFT.CONCAT(VLOOKUP([$Editor.AD153];[$Key.$A$2:.$C$257];3;1);&quot;%&quot;))">
            <text:p/>
          </table:table-cell>
          <table:table-cell table:style-name="ce28" table:formula="of:=HEX2DEC([$Editor.AE153])" office:value-type="float" office:value="0" calcext:value-type="float">
            <text:p>0</text:p>
          </table:table-cell>
          <table:table-cell table:style-name="ce31" table:formula="of:=HEX2DEC([$Editor.AF153])" office:value-type="float" office:value="0" calcext:value-type="float">
            <text:p>0</text:p>
          </table:table-cell>
          <table:table-cell table:style-name="ce28" table:formula="of:=HEX2DEC([$Editor.AG153])" office:value-type="float" office:value="0" calcext:value-type="float">
            <text:p>0</text:p>
          </table:table-cell>
          <table:table-cell table:style-name="ce31" table:formula="of:=VLOOKUP([$Editor.AH153];[$Key.$A$2:.$K$6];11;1)" office:value-type="float" office:value="0" calcext:value-type="float">
            <text:p/>
          </table:table-cell>
          <table:table-cell table:style-name="ce28" table:formula="of:=HEX2DEC([$Editor.AI153])" office:value-type="float" office:value="0" calcext:value-type="float">
            <text:p>0</text:p>
          </table:table-cell>
          <table:table-cell table:style-name="ce31" table:formula="of:=HEX2DEC([$Editor.AJ153])" office:value-type="float" office:value="0" calcext:value-type="float">
            <text:p>0</text:p>
          </table:table-cell>
          <table:table-cell table:style-name="ce28" table:formula="of:=HEX2DEC([$Editor.AK153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Earth Ring</text:p>
          </table:table-cell>
          <table:table-cell table:style-name="ce27" table:formula="of:=COM.MICROSOFT.CONCAT([$Editor.C154];[$Editor.B154])" office:value-type="string" office:string-value="00bc" calcext:value-type="string" table:number-columns-spanned="2" table:number-rows-spanned="1">
            <text:p>00bc</text:p>
          </table:table-cell>
          <table:covered-table-cell table:style-name="ce45"/>
          <table:table-cell table:style-name="ce29" table:formula="of:=HEX2DEC(COM.MICROSOFT.CONCAT([$Editor.E154];[$Editor.D154]))" office:value-type="float" office:value="800" calcext:value-type="float" table:number-columns-spanned="2" table:number-rows-spanned="1">
            <text:p>800</text:p>
          </table:table-cell>
          <table:covered-table-cell table:style-name="ce30"/>
          <table:table-cell table:style-name="ce27" table:formula="of:=COM.MICROSOFT.CONCAT([$Editor.G154];[$Editor.F154])" office:value-type="string" office:string-value="00b8" calcext:value-type="string" table:number-columns-spanned="2" table:number-rows-spanned="1">
            <text:p>00b8</text:p>
          </table:table-cell>
          <table:covered-table-cell table:style-name="ce30"/>
          <table:table-cell table:style-name="ce31" table:formula="of:=VLOOKUP([$Editor.H154];[$Key.$A$2:.$G$19];7;1)" office:value-type="string" office:string-value="Rings" calcext:value-type="string">
            <text:p>Rings</text:p>
          </table:table-cell>
          <table:table-cell table:style-name="ce28" table:formula="of:=VLOOKUP([$Editor.I154];[$Key.$A$2:.$H$12];8;1)" office:value-type="string" office:string-value="Earth" calcext:value-type="string">
            <text:p>Earth</text:p>
          </table:table-cell>
          <table:table-cell table:style-name="ce31" table:formula="of:=VLOOKUP([$Editor.J154];[$Key.$A$2:.$I$8];9;1)" office:value-type="string" office:string-value="Accessory" calcext:value-type="string">
            <text:p>Accessory</text:p>
          </table:table-cell>
          <table:table-cell table:style-name="ce28" table:formula="of:=VLOOKUP([$Editor.K154];[$Key.$A$2:.$J$6];10;1)" office:value-type="string" office:string-value="None" calcext:value-type="string">
            <text:p>None</text:p>
          </table:table-cell>
          <table:table-cell table:style-name="ce31" table:formula="of:=HEX2DEC([$Editor.L154])" office:value-type="float" office:value="0" calcext:value-type="float">
            <text:p>0</text:p>
          </table:table-cell>
          <table:table-cell table:style-name="ce28" table:formula="of:=VLOOKUP([$Editor.M154];[$Key.$A$2:.$C$257];3;1)" office:value-type="string" office:string-value="1" calcext:value-type="string">
            <text:p>1</text:p>
          </table:table-cell>
          <table:table-cell table:style-name="ce31" table:formula="of:=HEX2DEC([$Editor.N154])" office:value-type="float" office:value="0" calcext:value-type="float">
            <text:p>0</text:p>
          </table:table-cell>
          <table:table-cell table:style-name="ce28" table:formula="of:=HEX2DEC([$Editor.O154])" office:value-type="float" office:value="10" calcext:value-type="float">
            <text:p>10</text:p>
          </table:table-cell>
          <table:table-cell table:style-name="ce31" table:formula="of:=VLOOKUP([$Editor.P154];[$Key.$A$2:.$H$12];8;1)" office:value-type="float" office:value="0" calcext:value-type="float">
            <text:p/>
          </table:table-cell>
          <table:table-cell table:style-name="ce28" table:formula="of:=HEX2DEC([$Editor.Q154])" office:value-type="float" office:value="0" calcext:value-type="float">
            <text:p>0</text:p>
          </table:table-cell>
          <table:table-cell table:style-name="ce31" table:formula="of:=VLOOKUP([$Editor.R154];[$Key.$A$2:.$D$257];4;1)" office:value-type="string" office:string-value="Crag Crush" calcext:value-type="string">
            <text:p>Crag Crush</text:p>
          </table:table-cell>
          <table:table-cell table:style-name="ce28" table:formula="of:=VLOOKUP([$Editor.S154];[$Key.$A$2:.$F$257];6;1)" office:value-type="float" office:value="0" calcext:value-type="float">
            <text:p/>
          </table:table-cell>
          <table:table-cell table:style-name="ce31" table:formula="of:=VLOOKUP([$Editor.T154];[$Key.$A$2:.$E$257];5;1)" office:value-type="float" office:value="0" calcext:value-type="float">
            <text:p/>
          </table:table-cell>
          <table:table-cell table:style-name="ce28" table:formula="of:=IF([$Editor.U154]=&quot;00&quot;;&quot;&quot;;HEX2DEC([$Editor.U154]))" office:value-type="float" office:value="4" calcext:value-type="float">
            <text:p>4</text:p>
          </table:table-cell>
          <table:table-cell table:style-name="ce31" table:formula="of:=IF([$Editor.V154]=&quot;00&quot;;&quot;&quot;;HEX2DEC([$Editor.V154]))" office:value-type="float" office:value="4" calcext:value-type="float">
            <text:p>4</text:p>
          </table:table-cell>
          <table:table-cell table:style-name="ce28" table:formula="of:=IF([$Editor.W154]=&quot;00&quot;;&quot;&quot;;HEX2DEC([$Editor.W154]))">
            <text:p/>
          </table:table-cell>
          <table:table-cell table:style-name="ce31" table:formula="of:=IF([$Editor.X154]=&quot;00&quot;;&quot;&quot;;COM.MICROSOFT.CONCAT(VLOOKUP([$Editor.X154];[$Key.$A$2:.$C$257];3;1);&quot;%&quot;))">
            <text:p/>
          </table:table-cell>
          <table:table-cell table:style-name="ce28" table:formula="of:=IF([$Editor.Y154]=&quot;00&quot;;&quot;&quot;;COM.MICROSOFT.CONCAT(VLOOKUP([$Editor.Y154];[$Key.$A$2:.$C$257];3;1);&quot;%&quot;))" office:value-type="string" office:string-value="-5%" calcext:value-type="string">
            <text:p>-5%</text:p>
          </table:table-cell>
          <table:table-cell table:style-name="ce31" table:formula="of:=IF([$Editor.Z154]=&quot;00&quot;;&quot;&quot;;COM.MICROSOFT.CONCAT(VLOOKUP([$Editor.Z154];[$Key.$A$2:.$C$257];3;1);&quot;%&quot;))">
            <text:p/>
          </table:table-cell>
          <table:table-cell table:style-name="ce28" table:formula="of:=IF([$Editor.AA154]=&quot;00&quot;;&quot;&quot;;COM.MICROSOFT.CONCAT(VLOOKUP([$Editor.AA154];[$Key.$A$2:.$C$257];3;1);&quot;%&quot;))">
            <text:p/>
          </table:table-cell>
          <table:table-cell table:style-name="ce31" table:formula="of:=IF([$Editor.AB154]=&quot;00&quot;;&quot;&quot;;COM.MICROSOFT.CONCAT(VLOOKUP([$Editor.AB154];[$Key.$A$2:.$C$257];3;1);&quot;%&quot;))">
            <text:p/>
          </table:table-cell>
          <table:table-cell table:style-name="ce28" table:formula="of:=IF([$Editor.AC154]=&quot;00&quot;;&quot;&quot;;COM.MICROSOFT.CONCAT(VLOOKUP([$Editor.AC154];[$Key.$A$2:.$C$257];3;1);&quot;%&quot;))">
            <text:p/>
          </table:table-cell>
          <table:table-cell table:style-name="ce31" table:formula="of:=IF([$Editor.AD154]=&quot;00&quot;;&quot;&quot;;COM.MICROSOFT.CONCAT(VLOOKUP([$Editor.AD154];[$Key.$A$2:.$C$257];3;1);&quot;%&quot;))">
            <text:p/>
          </table:table-cell>
          <table:table-cell table:style-name="ce28" table:formula="of:=HEX2DEC([$Editor.AE154])" office:value-type="float" office:value="0" calcext:value-type="float">
            <text:p>0</text:p>
          </table:table-cell>
          <table:table-cell table:style-name="ce31" table:formula="of:=HEX2DEC([$Editor.AF154])" office:value-type="float" office:value="0" calcext:value-type="float">
            <text:p>0</text:p>
          </table:table-cell>
          <table:table-cell table:style-name="ce28" table:formula="of:=HEX2DEC([$Editor.AG154])" office:value-type="float" office:value="0" calcext:value-type="float">
            <text:p>0</text:p>
          </table:table-cell>
          <table:table-cell table:style-name="ce31" table:formula="of:=VLOOKUP([$Editor.AH154];[$Key.$A$2:.$K$6];11;1)" office:value-type="float" office:value="0" calcext:value-type="float">
            <text:p/>
          </table:table-cell>
          <table:table-cell table:style-name="ce28" table:formula="of:=HEX2DEC([$Editor.AI154])" office:value-type="float" office:value="0" calcext:value-type="float">
            <text:p>0</text:p>
          </table:table-cell>
          <table:table-cell table:style-name="ce31" table:formula="of:=HEX2DEC([$Editor.AJ154])" office:value-type="float" office:value="0" calcext:value-type="float">
            <text:p>0</text:p>
          </table:table-cell>
          <table:table-cell table:style-name="ce28" table:formula="of:=HEX2DEC([$Editor.AK154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Water Ring</text:p>
          </table:table-cell>
          <table:table-cell table:style-name="ce27" table:formula="of:=COM.MICROSOFT.CONCAT([$Editor.C155];[$Editor.B155])" office:value-type="string" office:string-value="00bd" calcext:value-type="string" table:number-columns-spanned="2" table:number-rows-spanned="1">
            <text:p>00bd</text:p>
          </table:table-cell>
          <table:covered-table-cell table:style-name="ce45"/>
          <table:table-cell table:style-name="ce29" table:formula="of:=HEX2DEC(COM.MICROSOFT.CONCAT([$Editor.E155];[$Editor.D155]))" office:value-type="float" office:value="800" calcext:value-type="float" table:number-columns-spanned="2" table:number-rows-spanned="1">
            <text:p>800</text:p>
          </table:table-cell>
          <table:covered-table-cell table:style-name="ce30"/>
          <table:table-cell table:style-name="ce27" table:formula="of:=COM.MICROSOFT.CONCAT([$Editor.G155];[$Editor.F155])" office:value-type="string" office:string-value="00b9" calcext:value-type="string" table:number-columns-spanned="2" table:number-rows-spanned="1">
            <text:p>00b9</text:p>
          </table:table-cell>
          <table:covered-table-cell table:style-name="ce30"/>
          <table:table-cell table:style-name="ce31" table:formula="of:=VLOOKUP([$Editor.H155];[$Key.$A$2:.$G$19];7;1)" office:value-type="string" office:string-value="Rings" calcext:value-type="string">
            <text:p>Rings</text:p>
          </table:table-cell>
          <table:table-cell table:style-name="ce28" table:formula="of:=VLOOKUP([$Editor.I155];[$Key.$A$2:.$H$12];8;1)" office:value-type="string" office:string-value="Water" calcext:value-type="string">
            <text:p>Water</text:p>
          </table:table-cell>
          <table:table-cell table:style-name="ce31" table:formula="of:=VLOOKUP([$Editor.J155];[$Key.$A$2:.$I$8];9;1)" office:value-type="string" office:string-value="Accessory" calcext:value-type="string">
            <text:p>Accessory</text:p>
          </table:table-cell>
          <table:table-cell table:style-name="ce28" table:formula="of:=VLOOKUP([$Editor.K155];[$Key.$A$2:.$J$6];10;1)" office:value-type="string" office:string-value="None" calcext:value-type="string">
            <text:p>None</text:p>
          </table:table-cell>
          <table:table-cell table:style-name="ce31" table:formula="of:=HEX2DEC([$Editor.L155])" office:value-type="float" office:value="0" calcext:value-type="float">
            <text:p>0</text:p>
          </table:table-cell>
          <table:table-cell table:style-name="ce28" table:formula="of:=VLOOKUP([$Editor.M155];[$Key.$A$2:.$C$257];3;1)" office:value-type="string" office:string-value="1" calcext:value-type="string">
            <text:p>1</text:p>
          </table:table-cell>
          <table:table-cell table:style-name="ce31" table:formula="of:=HEX2DEC([$Editor.N155])" office:value-type="float" office:value="0" calcext:value-type="float">
            <text:p>0</text:p>
          </table:table-cell>
          <table:table-cell table:style-name="ce28" table:formula="of:=HEX2DEC([$Editor.O155])" office:value-type="float" office:value="10" calcext:value-type="float">
            <text:p>10</text:p>
          </table:table-cell>
          <table:table-cell table:style-name="ce31" table:formula="of:=VLOOKUP([$Editor.P155];[$Key.$A$2:.$H$12];8;1)" office:value-type="float" office:value="0" calcext:value-type="float">
            <text:p/>
          </table:table-cell>
          <table:table-cell table:style-name="ce28" table:formula="of:=HEX2DEC([$Editor.Q155])" office:value-type="float" office:value="0" calcext:value-type="float">
            <text:p>0</text:p>
          </table:table-cell>
          <table:table-cell table:style-name="ce31" table:formula="of:=VLOOKUP([$Editor.R155];[$Key.$A$2:.$D$257];4;1)" office:value-type="string" office:string-value="Ice Field" calcext:value-type="string">
            <text:p>Ice Field</text:p>
          </table:table-cell>
          <table:table-cell table:style-name="ce28" table:formula="of:=VLOOKUP([$Editor.S155];[$Key.$A$2:.$F$257];6;1)" office:value-type="float" office:value="0" calcext:value-type="float">
            <text:p/>
          </table:table-cell>
          <table:table-cell table:style-name="ce31" table:formula="of:=VLOOKUP([$Editor.T155];[$Key.$A$2:.$E$257];5;1)" office:value-type="float" office:value="0" calcext:value-type="float">
            <text:p/>
          </table:table-cell>
          <table:table-cell table:style-name="ce28" table:formula="of:=IF([$Editor.U155]=&quot;00&quot;;&quot;&quot;;HEX2DEC([$Editor.U155]))">
            <text:p/>
          </table:table-cell>
          <table:table-cell table:style-name="ce31" table:formula="of:=IF([$Editor.V155]=&quot;00&quot;;&quot;&quot;;HEX2DEC([$Editor.V155]))" office:value-type="float" office:value="4" calcext:value-type="float">
            <text:p>4</text:p>
          </table:table-cell>
          <table:table-cell table:style-name="ce28" table:formula="of:=IF([$Editor.W155]=&quot;00&quot;;&quot;&quot;;HEX2DEC([$Editor.W155]))" office:value-type="float" office:value="4" calcext:value-type="float">
            <text:p>4</text:p>
          </table:table-cell>
          <table:table-cell table:style-name="ce31" table:formula="of:=IF([$Editor.X155]=&quot;00&quot;;&quot;&quot;;COM.MICROSOFT.CONCAT(VLOOKUP([$Editor.X155];[$Key.$A$2:.$C$257];3;1);&quot;%&quot;))">
            <text:p/>
          </table:table-cell>
          <table:table-cell table:style-name="ce28" table:formula="of:=IF([$Editor.Y155]=&quot;00&quot;;&quot;&quot;;COM.MICROSOFT.CONCAT(VLOOKUP([$Editor.Y155];[$Key.$A$2:.$C$257];3;1);&quot;%&quot;))">
            <text:p/>
          </table:table-cell>
          <table:table-cell table:style-name="ce31" table:formula="of:=IF([$Editor.Z155]=&quot;00&quot;;&quot;&quot;;COM.MICROSOFT.CONCAT(VLOOKUP([$Editor.Z155];[$Key.$A$2:.$C$257];3;1);&quot;%&quot;))" office:value-type="string" office:string-value="-5%" calcext:value-type="string">
            <text:p>-5%</text:p>
          </table:table-cell>
          <table:table-cell table:style-name="ce28" table:formula="of:=IF([$Editor.AA155]=&quot;00&quot;;&quot;&quot;;COM.MICROSOFT.CONCAT(VLOOKUP([$Editor.AA155];[$Key.$A$2:.$C$257];3;1);&quot;%&quot;))">
            <text:p/>
          </table:table-cell>
          <table:table-cell table:style-name="ce31" table:formula="of:=IF([$Editor.AB155]=&quot;00&quot;;&quot;&quot;;COM.MICROSOFT.CONCAT(VLOOKUP([$Editor.AB155];[$Key.$A$2:.$C$257];3;1);&quot;%&quot;))">
            <text:p/>
          </table:table-cell>
          <table:table-cell table:style-name="ce28" table:formula="of:=IF([$Editor.AC155]=&quot;00&quot;;&quot;&quot;;COM.MICROSOFT.CONCAT(VLOOKUP([$Editor.AC155];[$Key.$A$2:.$C$257];3;1);&quot;%&quot;))">
            <text:p/>
          </table:table-cell>
          <table:table-cell table:style-name="ce31" table:formula="of:=IF([$Editor.AD155]=&quot;00&quot;;&quot;&quot;;COM.MICROSOFT.CONCAT(VLOOKUP([$Editor.AD155];[$Key.$A$2:.$C$257];3;1);&quot;%&quot;))">
            <text:p/>
          </table:table-cell>
          <table:table-cell table:style-name="ce28" table:formula="of:=HEX2DEC([$Editor.AE155])" office:value-type="float" office:value="0" calcext:value-type="float">
            <text:p>0</text:p>
          </table:table-cell>
          <table:table-cell table:style-name="ce31" table:formula="of:=HEX2DEC([$Editor.AF155])" office:value-type="float" office:value="0" calcext:value-type="float">
            <text:p>0</text:p>
          </table:table-cell>
          <table:table-cell table:style-name="ce28" table:formula="of:=HEX2DEC([$Editor.AG155])" office:value-type="float" office:value="0" calcext:value-type="float">
            <text:p>0</text:p>
          </table:table-cell>
          <table:table-cell table:style-name="ce31" table:formula="of:=VLOOKUP([$Editor.AH155];[$Key.$A$2:.$K$6];11;1)" office:value-type="float" office:value="0" calcext:value-type="float">
            <text:p/>
          </table:table-cell>
          <table:table-cell table:style-name="ce28" table:formula="of:=HEX2DEC([$Editor.AI155])" office:value-type="float" office:value="0" calcext:value-type="float">
            <text:p>0</text:p>
          </table:table-cell>
          <table:table-cell table:style-name="ce31" table:formula="of:=HEX2DEC([$Editor.AJ155])" office:value-type="float" office:value="0" calcext:value-type="float">
            <text:p>0</text:p>
          </table:table-cell>
          <table:table-cell table:style-name="ce28" table:formula="of:=HEX2DEC([$Editor.AK155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acred Ring</text:p>
          </table:table-cell>
          <table:table-cell table:style-name="ce27" table:formula="of:=COM.MICROSOFT.CONCAT([$Editor.C156];[$Editor.B156])" office:value-type="string" office:string-value="00be" calcext:value-type="string" table:number-columns-spanned="2" table:number-rows-spanned="1">
            <text:p>00be</text:p>
          </table:table-cell>
          <table:covered-table-cell table:style-name="ce45"/>
          <table:table-cell table:style-name="ce29" table:formula="of:=HEX2DEC(COM.MICROSOFT.CONCAT([$Editor.E156];[$Editor.D156]))" office:value-type="float" office:value="800" calcext:value-type="float" table:number-columns-spanned="2" table:number-rows-spanned="1">
            <text:p>800</text:p>
          </table:table-cell>
          <table:covered-table-cell table:style-name="ce30"/>
          <table:table-cell table:style-name="ce27" table:formula="of:=COM.MICROSOFT.CONCAT([$Editor.G156];[$Editor.F156])" office:value-type="string" office:string-value="00ba" calcext:value-type="string" table:number-columns-spanned="2" table:number-rows-spanned="1">
            <text:p>00ba</text:p>
          </table:table-cell>
          <table:covered-table-cell table:style-name="ce30"/>
          <table:table-cell table:style-name="ce31" table:formula="of:=VLOOKUP([$Editor.H156];[$Key.$A$2:.$G$19];7;1)" office:value-type="string" office:string-value="Rings" calcext:value-type="string">
            <text:p>Rings</text:p>
          </table:table-cell>
          <table:table-cell table:style-name="ce28" table:formula="of:=VLOOKUP([$Editor.I156];[$Key.$A$2:.$H$12];8;1)" office:value-type="string" office:string-value="Virtue" calcext:value-type="string">
            <text:p>Virtue</text:p>
          </table:table-cell>
          <table:table-cell table:style-name="ce31" table:formula="of:=VLOOKUP([$Editor.J156];[$Key.$A$2:.$I$8];9;1)" office:value-type="string" office:string-value="Accessory" calcext:value-type="string">
            <text:p>Accessory</text:p>
          </table:table-cell>
          <table:table-cell table:style-name="ce28" table:formula="of:=VLOOKUP([$Editor.K156];[$Key.$A$2:.$J$6];10;1)" office:value-type="string" office:string-value="None" calcext:value-type="string">
            <text:p>None</text:p>
          </table:table-cell>
          <table:table-cell table:style-name="ce31" table:formula="of:=HEX2DEC([$Editor.L156])" office:value-type="float" office:value="0" calcext:value-type="float">
            <text:p>0</text:p>
          </table:table-cell>
          <table:table-cell table:style-name="ce28" table:formula="of:=VLOOKUP([$Editor.M156];[$Key.$A$2:.$C$257];3;1)" office:value-type="string" office:string-value="1" calcext:value-type="string">
            <text:p>1</text:p>
          </table:table-cell>
          <table:table-cell table:style-name="ce31" table:formula="of:=HEX2DEC([$Editor.N156])" office:value-type="float" office:value="0" calcext:value-type="float">
            <text:p>0</text:p>
          </table:table-cell>
          <table:table-cell table:style-name="ce28" table:formula="of:=HEX2DEC([$Editor.O156])" office:value-type="float" office:value="10" calcext:value-type="float">
            <text:p>10</text:p>
          </table:table-cell>
          <table:table-cell table:style-name="ce31" table:formula="of:=VLOOKUP([$Editor.P156];[$Key.$A$2:.$H$12];8;1)" office:value-type="float" office:value="0" calcext:value-type="float">
            <text:p/>
          </table:table-cell>
          <table:table-cell table:style-name="ce28" table:formula="of:=HEX2DEC([$Editor.Q156])" office:value-type="float" office:value="0" calcext:value-type="float">
            <text:p>0</text:p>
          </table:table-cell>
          <table:table-cell table:style-name="ce31" table:formula="of:=VLOOKUP([$Editor.R156];[$Key.$A$2:.$D$257];4;1)" office:value-type="string" office:string-value="Heal" calcext:value-type="string">
            <text:p>Heal</text:p>
          </table:table-cell>
          <table:table-cell table:style-name="ce28" table:formula="of:=VLOOKUP([$Editor.S156];[$Key.$A$2:.$F$257];6;1)" office:value-type="float" office:value="0" calcext:value-type="float">
            <text:p/>
          </table:table-cell>
          <table:table-cell table:style-name="ce31" table:formula="of:=VLOOKUP([$Editor.T156];[$Key.$A$2:.$E$257];5;1)" office:value-type="float" office:value="0" calcext:value-type="float">
            <text:p/>
          </table:table-cell>
          <table:table-cell table:style-name="ce28" table:formula="of:=IF([$Editor.U156]=&quot;00&quot;;&quot;&quot;;HEX2DEC([$Editor.U156]))">
            <text:p/>
          </table:table-cell>
          <table:table-cell table:style-name="ce31" table:formula="of:=IF([$Editor.V156]=&quot;00&quot;;&quot;&quot;;HEX2DEC([$Editor.V156]))" office:value-type="float" office:value="8" calcext:value-type="float">
            <text:p>8</text:p>
          </table:table-cell>
          <table:table-cell table:style-name="ce28" table:formula="of:=IF([$Editor.W156]=&quot;00&quot;;&quot;&quot;;HEX2DEC([$Editor.W156]))">
            <text:p/>
          </table:table-cell>
          <table:table-cell table:style-name="ce31" table:formula="of:=IF([$Editor.X156]=&quot;00&quot;;&quot;&quot;;COM.MICROSOFT.CONCAT(VLOOKUP([$Editor.X156];[$Key.$A$2:.$C$257];3;1);&quot;%&quot;))">
            <text:p/>
          </table:table-cell>
          <table:table-cell table:style-name="ce28" table:formula="of:=IF([$Editor.Y156]=&quot;00&quot;;&quot;&quot;;COM.MICROSOFT.CONCAT(VLOOKUP([$Editor.Y156];[$Key.$A$2:.$C$257];3;1);&quot;%&quot;))">
            <text:p/>
          </table:table-cell>
          <table:table-cell table:style-name="ce31" table:formula="of:=IF([$Editor.Z156]=&quot;00&quot;;&quot;&quot;;COM.MICROSOFT.CONCAT(VLOOKUP([$Editor.Z156];[$Key.$A$2:.$C$257];3;1);&quot;%&quot;))">
            <text:p/>
          </table:table-cell>
          <table:table-cell table:style-name="ce28" table:formula="of:=IF([$Editor.AA156]=&quot;00&quot;;&quot;&quot;;COM.MICROSOFT.CONCAT(VLOOKUP([$Editor.AA156];[$Key.$A$2:.$C$257];3;1);&quot;%&quot;))">
            <text:p/>
          </table:table-cell>
          <table:table-cell table:style-name="ce31" table:formula="of:=IF([$Editor.AB156]=&quot;00&quot;;&quot;&quot;;COM.MICROSOFT.CONCAT(VLOOKUP([$Editor.AB156];[$Key.$A$2:.$C$257];3;1);&quot;%&quot;))">
            <text:p/>
          </table:table-cell>
          <table:table-cell table:style-name="ce28" table:formula="of:=IF([$Editor.AC156]=&quot;00&quot;;&quot;&quot;;COM.MICROSOFT.CONCAT(VLOOKUP([$Editor.AC156];[$Key.$A$2:.$C$257];3;1);&quot;%&quot;))">
            <text:p/>
          </table:table-cell>
          <table:table-cell table:style-name="ce31" table:formula="of:=IF([$Editor.AD156]=&quot;00&quot;;&quot;&quot;;COM.MICROSOFT.CONCAT(VLOOKUP([$Editor.AD156];[$Key.$A$2:.$C$257];3;1);&quot;%&quot;))" office:value-type="string" office:string-value="-5%" calcext:value-type="string">
            <text:p>-5%</text:p>
          </table:table-cell>
          <table:table-cell table:style-name="ce28" table:formula="of:=HEX2DEC([$Editor.AE156])" office:value-type="float" office:value="0" calcext:value-type="float">
            <text:p>0</text:p>
          </table:table-cell>
          <table:table-cell table:style-name="ce31" table:formula="of:=HEX2DEC([$Editor.AF156])" office:value-type="float" office:value="0" calcext:value-type="float">
            <text:p>0</text:p>
          </table:table-cell>
          <table:table-cell table:style-name="ce28" table:formula="of:=HEX2DEC([$Editor.AG156])" office:value-type="float" office:value="0" calcext:value-type="float">
            <text:p>0</text:p>
          </table:table-cell>
          <table:table-cell table:style-name="ce31" table:formula="of:=VLOOKUP([$Editor.AH156];[$Key.$A$2:.$K$6];11;1)" office:value-type="float" office:value="0" calcext:value-type="float">
            <text:p/>
          </table:table-cell>
          <table:table-cell table:style-name="ce28" table:formula="of:=HEX2DEC([$Editor.AI156])" office:value-type="float" office:value="0" calcext:value-type="float">
            <text:p>0</text:p>
          </table:table-cell>
          <table:table-cell table:style-name="ce31" table:formula="of:=HEX2DEC([$Editor.AJ156])" office:value-type="float" office:value="0" calcext:value-type="float">
            <text:p>0</text:p>
          </table:table-cell>
          <table:table-cell table:style-name="ce28" table:formula="of:=HEX2DEC([$Editor.AK156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Dark Ring</text:p>
          </table:table-cell>
          <table:table-cell table:style-name="ce27" table:formula="of:=COM.MICROSOFT.CONCAT([$Editor.C157];[$Editor.B157])" office:value-type="string" office:string-value="00bf" calcext:value-type="string" table:number-columns-spanned="2" table:number-rows-spanned="1">
            <text:p>00bf</text:p>
          </table:table-cell>
          <table:covered-table-cell table:style-name="ce45"/>
          <table:table-cell table:style-name="ce29" table:formula="of:=HEX2DEC(COM.MICROSOFT.CONCAT([$Editor.E157];[$Editor.D157]))" office:value-type="float" office:value="800" calcext:value-type="float" table:number-columns-spanned="2" table:number-rows-spanned="1">
            <text:p>800</text:p>
          </table:table-cell>
          <table:covered-table-cell table:style-name="ce30"/>
          <table:table-cell table:style-name="ce27" table:formula="of:=COM.MICROSOFT.CONCAT([$Editor.G157];[$Editor.F157])" office:value-type="string" office:string-value="00bb" calcext:value-type="string" table:number-columns-spanned="2" table:number-rows-spanned="1">
            <text:p>00bb</text:p>
          </table:table-cell>
          <table:covered-table-cell table:style-name="ce30"/>
          <table:table-cell table:style-name="ce31" table:formula="of:=VLOOKUP([$Editor.H157];[$Key.$A$2:.$G$19];7;1)" office:value-type="string" office:string-value="Rings" calcext:value-type="string">
            <text:p>Rings</text:p>
          </table:table-cell>
          <table:table-cell table:style-name="ce28" table:formula="of:=VLOOKUP([$Editor.I157];[$Key.$A$2:.$H$12];8;1)" office:value-type="string" office:string-value="Bane" calcext:value-type="string">
            <text:p>Bane</text:p>
          </table:table-cell>
          <table:table-cell table:style-name="ce31" table:formula="of:=VLOOKUP([$Editor.J157];[$Key.$A$2:.$I$8];9;1)" office:value-type="string" office:string-value="Accessory" calcext:value-type="string">
            <text:p>Accessory</text:p>
          </table:table-cell>
          <table:table-cell table:style-name="ce28" table:formula="of:=VLOOKUP([$Editor.K157];[$Key.$A$2:.$J$6];10;1)" office:value-type="string" office:string-value="None" calcext:value-type="string">
            <text:p>None</text:p>
          </table:table-cell>
          <table:table-cell table:style-name="ce31" table:formula="of:=HEX2DEC([$Editor.L157])" office:value-type="float" office:value="0" calcext:value-type="float">
            <text:p>0</text:p>
          </table:table-cell>
          <table:table-cell table:style-name="ce28" table:formula="of:=VLOOKUP([$Editor.M157];[$Key.$A$2:.$C$257];3;1)" office:value-type="string" office:string-value="1" calcext:value-type="string">
            <text:p>1</text:p>
          </table:table-cell>
          <table:table-cell table:style-name="ce31" table:formula="of:=HEX2DEC([$Editor.N157])" office:value-type="float" office:value="0" calcext:value-type="float">
            <text:p>0</text:p>
          </table:table-cell>
          <table:table-cell table:style-name="ce28" table:formula="of:=HEX2DEC([$Editor.O157])" office:value-type="float" office:value="10" calcext:value-type="float">
            <text:p>10</text:p>
          </table:table-cell>
          <table:table-cell table:style-name="ce31" table:formula="of:=VLOOKUP([$Editor.P157];[$Key.$A$2:.$H$12];8;1)" office:value-type="float" office:value="0" calcext:value-type="float">
            <text:p/>
          </table:table-cell>
          <table:table-cell table:style-name="ce28" table:formula="of:=HEX2DEC([$Editor.Q157])" office:value-type="float" office:value="0" calcext:value-type="float">
            <text:p>0</text:p>
          </table:table-cell>
          <table:table-cell table:style-name="ce31" table:formula="of:=VLOOKUP([$Editor.R157];[$Key.$A$2:.$D$257];4;1)" office:value-type="string" office:string-value="Fiend's Grip" calcext:value-type="string">
            <text:p>Fiend's Grip</text:p>
          </table:table-cell>
          <table:table-cell table:style-name="ce28" table:formula="of:=VLOOKUP([$Editor.S157];[$Key.$A$2:.$F$257];6;1)" office:value-type="float" office:value="0" calcext:value-type="float">
            <text:p/>
          </table:table-cell>
          <table:table-cell table:style-name="ce31" table:formula="of:=VLOOKUP([$Editor.T157];[$Key.$A$2:.$E$257];5;1)" office:value-type="float" office:value="0" calcext:value-type="float">
            <text:p/>
          </table:table-cell>
          <table:table-cell table:style-name="ce28" table:formula="of:=IF([$Editor.U157]=&quot;00&quot;;&quot;&quot;;HEX2DEC([$Editor.U157]))">
            <text:p/>
          </table:table-cell>
          <table:table-cell table:style-name="ce31" table:formula="of:=IF([$Editor.V157]=&quot;00&quot;;&quot;&quot;;HEX2DEC([$Editor.V157]))" office:value-type="float" office:value="8" calcext:value-type="float">
            <text:p>8</text:p>
          </table:table-cell>
          <table:table-cell table:style-name="ce28" table:formula="of:=IF([$Editor.W157]=&quot;00&quot;;&quot;&quot;;HEX2DEC([$Editor.W157]))">
            <text:p/>
          </table:table-cell>
          <table:table-cell table:style-name="ce31" table:formula="of:=IF([$Editor.X157]=&quot;00&quot;;&quot;&quot;;COM.MICROSOFT.CONCAT(VLOOKUP([$Editor.X157];[$Key.$A$2:.$C$257];3;1);&quot;%&quot;))">
            <text:p/>
          </table:table-cell>
          <table:table-cell table:style-name="ce28" table:formula="of:=IF([$Editor.Y157]=&quot;00&quot;;&quot;&quot;;COM.MICROSOFT.CONCAT(VLOOKUP([$Editor.Y157];[$Key.$A$2:.$C$257];3;1);&quot;%&quot;))">
            <text:p/>
          </table:table-cell>
          <table:table-cell table:style-name="ce31" table:formula="of:=IF([$Editor.Z157]=&quot;00&quot;;&quot;&quot;;COM.MICROSOFT.CONCAT(VLOOKUP([$Editor.Z157];[$Key.$A$2:.$C$257];3;1);&quot;%&quot;))">
            <text:p/>
          </table:table-cell>
          <table:table-cell table:style-name="ce28" table:formula="of:=IF([$Editor.AA157]=&quot;00&quot;;&quot;&quot;;COM.MICROSOFT.CONCAT(VLOOKUP([$Editor.AA157];[$Key.$A$2:.$C$257];3;1);&quot;%&quot;))">
            <text:p/>
          </table:table-cell>
          <table:table-cell table:style-name="ce31" table:formula="of:=IF([$Editor.AB157]=&quot;00&quot;;&quot;&quot;;COM.MICROSOFT.CONCAT(VLOOKUP([$Editor.AB157];[$Key.$A$2:.$C$257];3;1);&quot;%&quot;))">
            <text:p/>
          </table:table-cell>
          <table:table-cell table:style-name="ce28" table:formula="of:=IF([$Editor.AC157]=&quot;00&quot;;&quot;&quot;;COM.MICROSOFT.CONCAT(VLOOKUP([$Editor.AC157];[$Key.$A$2:.$C$257];3;1);&quot;%&quot;))" office:value-type="string" office:string-value="-5%" calcext:value-type="string">
            <text:p>-5%</text:p>
          </table:table-cell>
          <table:table-cell table:style-name="ce31" table:formula="of:=IF([$Editor.AD157]=&quot;00&quot;;&quot;&quot;;COM.MICROSOFT.CONCAT(VLOOKUP([$Editor.AD157];[$Key.$A$2:.$C$257];3;1);&quot;%&quot;))">
            <text:p/>
          </table:table-cell>
          <table:table-cell table:style-name="ce28" table:formula="of:=HEX2DEC([$Editor.AE157])" office:value-type="float" office:value="0" calcext:value-type="float">
            <text:p>0</text:p>
          </table:table-cell>
          <table:table-cell table:style-name="ce31" table:formula="of:=HEX2DEC([$Editor.AF157])" office:value-type="float" office:value="0" calcext:value-type="float">
            <text:p>0</text:p>
          </table:table-cell>
          <table:table-cell table:style-name="ce28" table:formula="of:=HEX2DEC([$Editor.AG157])" office:value-type="float" office:value="0" calcext:value-type="float">
            <text:p>0</text:p>
          </table:table-cell>
          <table:table-cell table:style-name="ce31" table:formula="of:=VLOOKUP([$Editor.AH157];[$Key.$A$2:.$K$6];11;1)" office:value-type="float" office:value="0" calcext:value-type="float">
            <text:p/>
          </table:table-cell>
          <table:table-cell table:style-name="ce28" table:formula="of:=HEX2DEC([$Editor.AI157])" office:value-type="float" office:value="0" calcext:value-type="float">
            <text:p>0</text:p>
          </table:table-cell>
          <table:table-cell table:style-name="ce31" table:formula="of:=HEX2DEC([$Editor.AJ157])" office:value-type="float" office:value="0" calcext:value-type="float">
            <text:p>0</text:p>
          </table:table-cell>
          <table:table-cell table:style-name="ce28" table:formula="of:=HEX2DEC([$Editor.AK157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Dragon Eyes</text:p>
          </table:table-cell>
          <table:table-cell table:style-name="ce27" table:formula="of:=COM.MICROSOFT.CONCAT([$Editor.C158];[$Editor.B158])" office:value-type="string" office:string-value="00c0" calcext:value-type="string" table:number-columns-spanned="2" table:number-rows-spanned="1">
            <text:p>00c0</text:p>
          </table:table-cell>
          <table:covered-table-cell table:style-name="ce45"/>
          <table:table-cell table:style-name="ce29" table:formula="of:=HEX2DEC(COM.MICROSOFT.CONCAT([$Editor.E158];[$Editor.D158]))" office:value-type="float" office:value="3600" calcext:value-type="float" table:number-columns-spanned="2" table:number-rows-spanned="1">
            <text:p>3600</text:p>
          </table:table-cell>
          <table:covered-table-cell table:style-name="ce30"/>
          <table:table-cell table:style-name="ce27" table:formula="of:=COM.MICROSOFT.CONCAT([$Editor.G158];[$Editor.F158])" office:value-type="string" office:string-value="00bc" calcext:value-type="string" table:number-columns-spanned="2" table:number-rows-spanned="1">
            <text:p>00bc</text:p>
          </table:table-cell>
          <table:covered-table-cell table:style-name="ce30"/>
          <table:table-cell table:style-name="ce31" table:formula="of:=VLOOKUP([$Editor.H158];[$Key.$A$2:.$G$19];7;1)" office:value-type="string" office:string-value="Rings" calcext:value-type="string">
            <text:p>Rings</text:p>
          </table:table-cell>
          <table:table-cell table:style-name="ce28" table:formula="of:=VLOOKUP([$Editor.I158];[$Key.$A$2:.$H$12];8;1)" office:value-type="float" office:value="0" calcext:value-type="float">
            <text:p/>
          </table:table-cell>
          <table:table-cell table:style-name="ce31" table:formula="of:=VLOOKUP([$Editor.J158];[$Key.$A$2:.$I$8];9;1)" office:value-type="string" office:string-value="Accessory" calcext:value-type="string">
            <text:p>Accessory</text:p>
          </table:table-cell>
          <table:table-cell table:style-name="ce28" table:formula="of:=VLOOKUP([$Editor.K158];[$Key.$A$2:.$J$6];10;1)" office:value-type="string" office:string-value="None" calcext:value-type="string">
            <text:p>None</text:p>
          </table:table-cell>
          <table:table-cell table:style-name="ce31" table:formula="of:=HEX2DEC([$Editor.L158])" office:value-type="float" office:value="0" calcext:value-type="float">
            <text:p>0</text:p>
          </table:table-cell>
          <table:table-cell table:style-name="ce28" table:formula="of:=VLOOKUP([$Editor.M158];[$Key.$A$2:.$C$257];3;1)" office:value-type="string" office:string-value="1" calcext:value-type="string">
            <text:p>1</text:p>
          </table:table-cell>
          <table:table-cell table:style-name="ce31" table:formula="of:=HEX2DEC([$Editor.N158])" office:value-type="float" office:value="0" calcext:value-type="float">
            <text:p>0</text:p>
          </table:table-cell>
          <table:table-cell table:style-name="ce28" table:formula="of:=HEX2DEC([$Editor.O158])" office:value-type="float" office:value="15" calcext:value-type="float">
            <text:p>15</text:p>
          </table:table-cell>
          <table:table-cell table:style-name="ce31" table:formula="of:=VLOOKUP([$Editor.P158];[$Key.$A$2:.$H$12];8;1)" office:value-type="float" office:value="0" calcext:value-type="float">
            <text:p/>
          </table:table-cell>
          <table:table-cell table:style-name="ce28" table:formula="of:=HEX2DEC([$Editor.Q158])" office:value-type="float" office:value="0" calcext:value-type="float">
            <text:p>0</text:p>
          </table:table-cell>
          <table:table-cell table:style-name="ce31" table:formula="of:=VLOOKUP([$Editor.R158];[$Key.$A$2:.$D$257];4;1)" office:value-type="float" office:value="0" calcext:value-type="float">
            <text:p/>
          </table:table-cell>
          <table:table-cell table:style-name="ce28" table:formula="of:=VLOOKUP([$Editor.S158];[$Key.$A$2:.$F$257];6;1)" office:value-type="float" office:value="0" calcext:value-type="float">
            <text:p/>
          </table:table-cell>
          <table:table-cell table:style-name="ce31" table:formula="of:=VLOOKUP([$Editor.T158];[$Key.$A$2:.$E$257];5;1)" office:value-type="string" office:string-value="Block Debuffs" calcext:value-type="string">
            <text:p>Block Debuffs</text:p>
          </table:table-cell>
          <table:table-cell table:style-name="ce28" table:formula="of:=IF([$Editor.U158]=&quot;00&quot;;&quot;&quot;;HEX2DEC([$Editor.U158]))">
            <text:p/>
          </table:table-cell>
          <table:table-cell table:style-name="ce31" table:formula="of:=IF([$Editor.V158]=&quot;00&quot;;&quot;&quot;;HEX2DEC([$Editor.V158]))" office:value-type="float" office:value="8" calcext:value-type="float">
            <text:p>8</text:p>
          </table:table-cell>
          <table:table-cell table:style-name="ce28" table:formula="of:=IF([$Editor.W158]=&quot;00&quot;;&quot;&quot;;HEX2DEC([$Editor.W158]))">
            <text:p/>
          </table:table-cell>
          <table:table-cell table:style-name="ce31" table:formula="of:=IF([$Editor.X158]=&quot;00&quot;;&quot;&quot;;COM.MICROSOFT.CONCAT(VLOOKUP([$Editor.X158];[$Key.$A$2:.$C$257];3;1);&quot;%&quot;))">
            <text:p/>
          </table:table-cell>
          <table:table-cell table:style-name="ce28" table:formula="of:=IF([$Editor.Y158]=&quot;00&quot;;&quot;&quot;;COM.MICROSOFT.CONCAT(VLOOKUP([$Editor.Y158];[$Key.$A$2:.$C$257];3;1);&quot;%&quot;))">
            <text:p/>
          </table:table-cell>
          <table:table-cell table:style-name="ce31" table:formula="of:=IF([$Editor.Z158]=&quot;00&quot;;&quot;&quot;;COM.MICROSOFT.CONCAT(VLOOKUP([$Editor.Z158];[$Key.$A$2:.$C$257];3;1);&quot;%&quot;))">
            <text:p/>
          </table:table-cell>
          <table:table-cell table:style-name="ce28" table:formula="of:=IF([$Editor.AA158]=&quot;00&quot;;&quot;&quot;;COM.MICROSOFT.CONCAT(VLOOKUP([$Editor.AA158];[$Key.$A$2:.$C$257];3;1);&quot;%&quot;))">
            <text:p/>
          </table:table-cell>
          <table:table-cell table:style-name="ce31" table:formula="of:=IF([$Editor.AB158]=&quot;00&quot;;&quot;&quot;;COM.MICROSOFT.CONCAT(VLOOKUP([$Editor.AB158];[$Key.$A$2:.$C$257];3;1);&quot;%&quot;))">
            <text:p/>
          </table:table-cell>
          <table:table-cell table:style-name="ce28" table:formula="of:=IF([$Editor.AC158]=&quot;00&quot;;&quot;&quot;;COM.MICROSOFT.CONCAT(VLOOKUP([$Editor.AC158];[$Key.$A$2:.$C$257];3;1);&quot;%&quot;))">
            <text:p/>
          </table:table-cell>
          <table:table-cell table:style-name="ce31" table:formula="of:=IF([$Editor.AD158]=&quot;00&quot;;&quot;&quot;;COM.MICROSOFT.CONCAT(VLOOKUP([$Editor.AD158];[$Key.$A$2:.$C$257];3;1);&quot;%&quot;))">
            <text:p/>
          </table:table-cell>
          <table:table-cell table:style-name="ce28" table:formula="of:=HEX2DEC([$Editor.AE158])" office:value-type="float" office:value="0" calcext:value-type="float">
            <text:p>0</text:p>
          </table:table-cell>
          <table:table-cell table:style-name="ce31" table:formula="of:=HEX2DEC([$Editor.AF158])" office:value-type="float" office:value="0" calcext:value-type="float">
            <text:p>0</text:p>
          </table:table-cell>
          <table:table-cell table:style-name="ce28" table:formula="of:=HEX2DEC([$Editor.AG158])" office:value-type="float" office:value="0" calcext:value-type="float">
            <text:p>0</text:p>
          </table:table-cell>
          <table:table-cell table:style-name="ce31" table:formula="of:=VLOOKUP([$Editor.AH158];[$Key.$A$2:.$K$6];11;1)" office:value-type="float" office:value="0" calcext:value-type="float">
            <text:p/>
          </table:table-cell>
          <table:table-cell table:style-name="ce28" table:formula="of:=HEX2DEC([$Editor.AI158])" office:value-type="float" office:value="0" calcext:value-type="float">
            <text:p>0</text:p>
          </table:table-cell>
          <table:table-cell table:style-name="ce31" table:formula="of:=HEX2DEC([$Editor.AJ158])" office:value-type="float" office:value="0" calcext:value-type="float">
            <text:p>0</text:p>
          </table:table-cell>
          <table:table-cell table:style-name="ce28" table:formula="of:=HEX2DEC([$Editor.AK158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Ring of the Dead</text:p>
          </table:table-cell>
          <table:table-cell table:style-name="ce27" table:formula="of:=COM.MICROSOFT.CONCAT([$Editor.C159];[$Editor.B159])" office:value-type="string" office:string-value="00c1" calcext:value-type="string" table:number-columns-spanned="2" table:number-rows-spanned="1">
            <text:p>00c1</text:p>
          </table:table-cell>
          <table:covered-table-cell table:style-name="ce45"/>
          <table:table-cell table:style-name="ce29" table:formula="of:=HEX2DEC(COM.MICROSOFT.CONCAT([$Editor.E159];[$Editor.D159]))" office:value-type="float" office:value="80" calcext:value-type="float" table:number-columns-spanned="2" table:number-rows-spanned="1">
            <text:p>80</text:p>
          </table:table-cell>
          <table:covered-table-cell table:style-name="ce30"/>
          <table:table-cell table:style-name="ce27" table:formula="of:=COM.MICROSOFT.CONCAT([$Editor.G159];[$Editor.F159])" office:value-type="string" office:string-value="00bd" calcext:value-type="string" table:number-columns-spanned="2" table:number-rows-spanned="1">
            <text:p>00bd</text:p>
          </table:table-cell>
          <table:covered-table-cell table:style-name="ce30"/>
          <table:table-cell table:style-name="ce31" table:formula="of:=VLOOKUP([$Editor.H159];[$Key.$A$2:.$G$19];7;1)" office:value-type="string" office:string-value="Rings" calcext:value-type="string">
            <text:p>Rings</text:p>
          </table:table-cell>
          <table:table-cell table:style-name="ce28" table:formula="of:=VLOOKUP([$Editor.I159];[$Key.$A$2:.$H$12];8;1)" office:value-type="string" office:string-value="Bane" calcext:value-type="string">
            <text:p>Bane</text:p>
          </table:table-cell>
          <table:table-cell table:style-name="ce31" table:formula="of:=VLOOKUP([$Editor.J159];[$Key.$A$2:.$I$8];9;1)" office:value-type="string" office:string-value="Accessory" calcext:value-type="string">
            <text:p>Accessory</text:p>
          </table:table-cell>
          <table:table-cell table:style-name="ce28" table:formula="of:=VLOOKUP([$Editor.K159];[$Key.$A$2:.$J$6];10;1)" office:value-type="string" office:string-value="None" calcext:value-type="string">
            <text:p>None</text:p>
          </table:table-cell>
          <table:table-cell table:style-name="ce31" table:formula="of:=HEX2DEC([$Editor.L159])" office:value-type="float" office:value="0" calcext:value-type="float">
            <text:p>0</text:p>
          </table:table-cell>
          <table:table-cell table:style-name="ce28" table:formula="of:=VLOOKUP([$Editor.M159];[$Key.$A$2:.$C$257];3;1)" office:value-type="string" office:string-value="1" calcext:value-type="string">
            <text:p>1</text:p>
          </table:table-cell>
          <table:table-cell table:style-name="ce31" table:formula="of:=HEX2DEC([$Editor.N159])" office:value-type="float" office:value="0" calcext:value-type="float">
            <text:p>0</text:p>
          </table:table-cell>
          <table:table-cell table:style-name="ce28" table:formula="of:=HEX2DEC([$Editor.O159])" office:value-type="float" office:value="10" calcext:value-type="float">
            <text:p>10</text:p>
          </table:table-cell>
          <table:table-cell table:style-name="ce31" table:formula="of:=VLOOKUP([$Editor.P159];[$Key.$A$2:.$H$12];8;1)" office:value-type="float" office:value="0" calcext:value-type="float">
            <text:p/>
          </table:table-cell>
          <table:table-cell table:style-name="ce28" table:formula="of:=HEX2DEC([$Editor.Q159])" office:value-type="float" office:value="0" calcext:value-type="float">
            <text:p>0</text:p>
          </table:table-cell>
          <table:table-cell table:style-name="ce31" table:formula="of:=VLOOKUP([$Editor.R159];[$Key.$A$2:.$D$257];4;1)" office:value-type="float" office:value="0" calcext:value-type="float">
            <text:p/>
          </table:table-cell>
          <table:table-cell table:style-name="ce28" table:formula="of:=VLOOKUP([$Editor.S159];[$Key.$A$2:.$F$257];6;1)" office:value-type="string" office:string-value="Ring of the Dead" calcext:value-type="string">
            <text:p>Ring of the Dead</text:p>
          </table:table-cell>
          <table:table-cell table:style-name="ce31" table:formula="of:=VLOOKUP([$Editor.T159];[$Key.$A$2:.$E$257];5;1)" office:value-type="float" office:value="0" calcext:value-type="float">
            <text:p/>
          </table:table-cell>
          <table:table-cell table:style-name="ce28" table:formula="of:=IF([$Editor.U159]=&quot;00&quot;;&quot;&quot;;HEX2DEC([$Editor.U159]))">
            <text:p/>
          </table:table-cell>
          <table:table-cell table:style-name="ce31" table:formula="of:=IF([$Editor.V159]=&quot;00&quot;;&quot;&quot;;HEX2DEC([$Editor.V159]))" office:value-type="float" office:value="8" calcext:value-type="float">
            <text:p>8</text:p>
          </table:table-cell>
          <table:table-cell table:style-name="ce28" table:formula="of:=IF([$Editor.W159]=&quot;00&quot;;&quot;&quot;;HEX2DEC([$Editor.W159]))">
            <text:p/>
          </table:table-cell>
          <table:table-cell table:style-name="ce31" table:formula="of:=IF([$Editor.X159]=&quot;00&quot;;&quot;&quot;;COM.MICROSOFT.CONCAT(VLOOKUP([$Editor.X159];[$Key.$A$2:.$C$257];3;1);&quot;%&quot;))">
            <text:p/>
          </table:table-cell>
          <table:table-cell table:style-name="ce28" table:formula="of:=IF([$Editor.Y159]=&quot;00&quot;;&quot;&quot;;COM.MICROSOFT.CONCAT(VLOOKUP([$Editor.Y159];[$Key.$A$2:.$C$257];3;1);&quot;%&quot;))">
            <text:p/>
          </table:table-cell>
          <table:table-cell table:style-name="ce31" table:formula="of:=IF([$Editor.Z159]=&quot;00&quot;;&quot;&quot;;COM.MICROSOFT.CONCAT(VLOOKUP([$Editor.Z159];[$Key.$A$2:.$C$257];3;1);&quot;%&quot;))">
            <text:p/>
          </table:table-cell>
          <table:table-cell table:style-name="ce28" table:formula="of:=IF([$Editor.AA159]=&quot;00&quot;;&quot;&quot;;COM.MICROSOFT.CONCAT(VLOOKUP([$Editor.AA159];[$Key.$A$2:.$C$257];3;1);&quot;%&quot;))">
            <text:p/>
          </table:table-cell>
          <table:table-cell table:style-name="ce31" table:formula="of:=IF([$Editor.AB159]=&quot;00&quot;;&quot;&quot;;COM.MICROSOFT.CONCAT(VLOOKUP([$Editor.AB159];[$Key.$A$2:.$C$257];3;1);&quot;%&quot;))">
            <text:p/>
          </table:table-cell>
          <table:table-cell table:style-name="ce28" table:formula="of:=IF([$Editor.AC159]=&quot;00&quot;;&quot;&quot;;COM.MICROSOFT.CONCAT(VLOOKUP([$Editor.AC159];[$Key.$A$2:.$C$257];3;1);&quot;%&quot;))">
            <text:p/>
          </table:table-cell>
          <table:table-cell table:style-name="ce31" table:formula="of:=IF([$Editor.AD159]=&quot;00&quot;;&quot;&quot;;COM.MICROSOFT.CONCAT(VLOOKUP([$Editor.AD159];[$Key.$A$2:.$C$257];3;1);&quot;%&quot;))">
            <text:p/>
          </table:table-cell>
          <table:table-cell table:style-name="ce28" table:formula="of:=HEX2DEC([$Editor.AE159])" office:value-type="float" office:value="0" calcext:value-type="float">
            <text:p>0</text:p>
          </table:table-cell>
          <table:table-cell table:style-name="ce31" table:formula="of:=HEX2DEC([$Editor.AF159])" office:value-type="float" office:value="0" calcext:value-type="float">
            <text:p>0</text:p>
          </table:table-cell>
          <table:table-cell table:style-name="ce28" table:formula="of:=HEX2DEC([$Editor.AG159])" office:value-type="float" office:value="0" calcext:value-type="float">
            <text:p>0</text:p>
          </table:table-cell>
          <table:table-cell table:style-name="ce31" table:formula="of:=VLOOKUP([$Editor.AH159];[$Key.$A$2:.$K$6];11;1)" office:value-type="float" office:value="0" calcext:value-type="float">
            <text:p/>
          </table:table-cell>
          <table:table-cell table:style-name="ce28" table:formula="of:=HEX2DEC([$Editor.AI159])" office:value-type="float" office:value="0" calcext:value-type="float">
            <text:p>0</text:p>
          </table:table-cell>
          <table:table-cell table:style-name="ce31" table:formula="of:=HEX2DEC([$Editor.AJ159])" office:value-type="float" office:value="0" calcext:value-type="float">
            <text:p>0</text:p>
          </table:table-cell>
          <table:table-cell table:style-name="ce28" table:formula="of:=HEX2DEC([$Editor.AK159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Necklace of Resist</text:p>
          </table:table-cell>
          <table:table-cell table:style-name="ce27" table:formula="of:=COM.MICROSOFT.CONCAT([$Editor.C160];[$Editor.B160])" office:value-type="string" office:string-value="00c2" calcext:value-type="string" table:number-columns-spanned="2" table:number-rows-spanned="1">
            <text:p>00c2</text:p>
          </table:table-cell>
          <table:covered-table-cell table:style-name="ce45"/>
          <table:table-cell table:style-name="ce29" table:formula="of:=HEX2DEC(COM.MICROSOFT.CONCAT([$Editor.E160];[$Editor.D160]))" office:value-type="float" office:value="80" calcext:value-type="float" table:number-columns-spanned="2" table:number-rows-spanned="1">
            <text:p>80</text:p>
          </table:table-cell>
          <table:covered-table-cell table:style-name="ce30"/>
          <table:table-cell table:style-name="ce27" table:formula="of:=COM.MICROSOFT.CONCAT([$Editor.G160];[$Editor.F160])" office:value-type="string" office:string-value="00be" calcext:value-type="string" table:number-columns-spanned="2" table:number-rows-spanned="1">
            <text:p>00be</text:p>
          </table:table-cell>
          <table:covered-table-cell table:style-name="ce30"/>
          <table:table-cell table:style-name="ce31" table:formula="of:=VLOOKUP([$Editor.H160];[$Key.$A$2:.$G$19];7;1)" office:value-type="string" office:string-value="Rings" calcext:value-type="string">
            <text:p>Rings</text:p>
          </table:table-cell>
          <table:table-cell table:style-name="ce28" table:formula="of:=VLOOKUP([$Editor.I160];[$Key.$A$2:.$H$12];8;1)" office:value-type="string" office:string-value="Virtue" calcext:value-type="string">
            <text:p>Virtue</text:p>
          </table:table-cell>
          <table:table-cell table:style-name="ce31" table:formula="of:=VLOOKUP([$Editor.J160];[$Key.$A$2:.$I$8];9;1)" office:value-type="string" office:string-value="Accessory" calcext:value-type="string">
            <text:p>Accessory</text:p>
          </table:table-cell>
          <table:table-cell table:style-name="ce28" table:formula="of:=VLOOKUP([$Editor.K160];[$Key.$A$2:.$J$6];10;1)" office:value-type="string" office:string-value="None" calcext:value-type="string">
            <text:p>None</text:p>
          </table:table-cell>
          <table:table-cell table:style-name="ce31" table:formula="of:=HEX2DEC([$Editor.L160])" office:value-type="float" office:value="0" calcext:value-type="float">
            <text:p>0</text:p>
          </table:table-cell>
          <table:table-cell table:style-name="ce28" table:formula="of:=VLOOKUP([$Editor.M160];[$Key.$A$2:.$C$257];3;1)" office:value-type="string" office:string-value="1" calcext:value-type="string">
            <text:p>1</text:p>
          </table:table-cell>
          <table:table-cell table:style-name="ce31" table:formula="of:=HEX2DEC([$Editor.N160])" office:value-type="float" office:value="0" calcext:value-type="float">
            <text:p>0</text:p>
          </table:table-cell>
          <table:table-cell table:style-name="ce28" table:formula="of:=HEX2DEC([$Editor.O160])" office:value-type="float" office:value="0" calcext:value-type="float">
            <text:p>0</text:p>
          </table:table-cell>
          <table:table-cell table:style-name="ce31" table:formula="of:=VLOOKUP([$Editor.P160];[$Key.$A$2:.$H$12];8;1)" office:value-type="float" office:value="0" calcext:value-type="float">
            <text:p/>
          </table:table-cell>
          <table:table-cell table:style-name="ce28" table:formula="of:=HEX2DEC([$Editor.Q160])" office:value-type="float" office:value="0" calcext:value-type="float">
            <text:p>0</text:p>
          </table:table-cell>
          <table:table-cell table:style-name="ce31" table:formula="of:=VLOOKUP([$Editor.R160];[$Key.$A$2:.$D$257];4;1)" office:value-type="float" office:value="0" calcext:value-type="float">
            <text:p/>
          </table:table-cell>
          <table:table-cell table:style-name="ce28" table:formula="of:=VLOOKUP([$Editor.S160];[$Key.$A$2:.$F$257];6;1)" office:value-type="float" office:value="0" calcext:value-type="float">
            <text:p/>
          </table:table-cell>
          <table:table-cell table:style-name="ce31" table:formula="of:=VLOOKUP([$Editor.T160];[$Key.$A$2:.$E$257];5;1)" office:value-type="string" office:string-value="Block All Magic" calcext:value-type="string">
            <text:p>Block All Magic</text:p>
          </table:table-cell>
          <table:table-cell table:style-name="ce28" table:formula="of:=IF([$Editor.U160]=&quot;00&quot;;&quot;&quot;;HEX2DEC([$Editor.U160]))">
            <text:p/>
          </table:table-cell>
          <table:table-cell table:style-name="ce31" table:formula="of:=IF([$Editor.V160]=&quot;00&quot;;&quot;&quot;;HEX2DEC([$Editor.V160]))" office:value-type="float" office:value="10" calcext:value-type="float">
            <text:p>10</text:p>
          </table:table-cell>
          <table:table-cell table:style-name="ce28" table:formula="of:=IF([$Editor.W160]=&quot;00&quot;;&quot;&quot;;HEX2DEC([$Editor.W160]))">
            <text:p/>
          </table:table-cell>
          <table:table-cell table:style-name="ce31" table:formula="of:=IF([$Editor.X160]=&quot;00&quot;;&quot;&quot;;COM.MICROSOFT.CONCAT(VLOOKUP([$Editor.X160];[$Key.$A$2:.$C$257];3;1);&quot;%&quot;))">
            <text:p/>
          </table:table-cell>
          <table:table-cell table:style-name="ce28" table:formula="of:=IF([$Editor.Y160]=&quot;00&quot;;&quot;&quot;;COM.MICROSOFT.CONCAT(VLOOKUP([$Editor.Y160];[$Key.$A$2:.$C$257];3;1);&quot;%&quot;))">
            <text:p/>
          </table:table-cell>
          <table:table-cell table:style-name="ce31" table:formula="of:=IF([$Editor.Z160]=&quot;00&quot;;&quot;&quot;;COM.MICROSOFT.CONCAT(VLOOKUP([$Editor.Z160];[$Key.$A$2:.$C$257];3;1);&quot;%&quot;))">
            <text:p/>
          </table:table-cell>
          <table:table-cell table:style-name="ce28" table:formula="of:=IF([$Editor.AA160]=&quot;00&quot;;&quot;&quot;;COM.MICROSOFT.CONCAT(VLOOKUP([$Editor.AA160];[$Key.$A$2:.$C$257];3;1);&quot;%&quot;))">
            <text:p/>
          </table:table-cell>
          <table:table-cell table:style-name="ce31" table:formula="of:=IF([$Editor.AB160]=&quot;00&quot;;&quot;&quot;;COM.MICROSOFT.CONCAT(VLOOKUP([$Editor.AB160];[$Key.$A$2:.$C$257];3;1);&quot;%&quot;))">
            <text:p/>
          </table:table-cell>
          <table:table-cell table:style-name="ce28" table:formula="of:=IF([$Editor.AC160]=&quot;00&quot;;&quot;&quot;;COM.MICROSOFT.CONCAT(VLOOKUP([$Editor.AC160];[$Key.$A$2:.$C$257];3;1);&quot;%&quot;))">
            <text:p/>
          </table:table-cell>
          <table:table-cell table:style-name="ce31" table:formula="of:=IF([$Editor.AD160]=&quot;00&quot;;&quot;&quot;;COM.MICROSOFT.CONCAT(VLOOKUP([$Editor.AD160];[$Key.$A$2:.$C$257];3;1);&quot;%&quot;))" office:value-type="string" office:string-value="-5%" calcext:value-type="string">
            <text:p>-5%</text:p>
          </table:table-cell>
          <table:table-cell table:style-name="ce28" table:formula="of:=HEX2DEC([$Editor.AE160])" office:value-type="float" office:value="0" calcext:value-type="float">
            <text:p>0</text:p>
          </table:table-cell>
          <table:table-cell table:style-name="ce31" table:formula="of:=HEX2DEC([$Editor.AF160])" office:value-type="float" office:value="0" calcext:value-type="float">
            <text:p>0</text:p>
          </table:table-cell>
          <table:table-cell table:style-name="ce28" table:formula="of:=HEX2DEC([$Editor.AG160])" office:value-type="float" office:value="0" calcext:value-type="float">
            <text:p>0</text:p>
          </table:table-cell>
          <table:table-cell table:style-name="ce31" table:formula="of:=VLOOKUP([$Editor.AH160];[$Key.$A$2:.$K$6];11;1)" office:value-type="float" office:value="0" calcext:value-type="float">
            <text:p/>
          </table:table-cell>
          <table:table-cell table:style-name="ce28" table:formula="of:=HEX2DEC([$Editor.AI160])" office:value-type="float" office:value="0" calcext:value-type="float">
            <text:p>0</text:p>
          </table:table-cell>
          <table:table-cell table:style-name="ce31" table:formula="of:=HEX2DEC([$Editor.AJ160])" office:value-type="float" office:value="0" calcext:value-type="float">
            <text:p>0</text:p>
          </table:table-cell>
          <table:table-cell table:style-name="ce28" table:formula="of:=HEX2DEC([$Editor.AK160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Pearl Necklace</text:p>
          </table:table-cell>
          <table:table-cell table:style-name="ce27" table:formula="of:=COM.MICROSOFT.CONCAT([$Editor.C161];[$Editor.B161])" office:value-type="string" office:string-value="00c3" calcext:value-type="string" table:number-columns-spanned="2" table:number-rows-spanned="1">
            <text:p>00c3</text:p>
          </table:table-cell>
          <table:covered-table-cell table:style-name="ce45"/>
          <table:table-cell table:style-name="ce29" table:formula="of:=HEX2DEC(COM.MICROSOFT.CONCAT([$Editor.E161];[$Editor.D161]))" office:value-type="float" office:value="0" calcext:value-type="float" table:number-columns-spanned="2" table:number-rows-spanned="1">
            <text:p>0</text:p>
          </table:table-cell>
          <table:covered-table-cell table:style-name="ce30"/>
          <table:table-cell table:style-name="ce27" table:formula="of:=COM.MICROSOFT.CONCAT([$Editor.G161];[$Editor.F161])" office:value-type="string" office:string-value="00bf" calcext:value-type="string" table:number-columns-spanned="2" table:number-rows-spanned="1">
            <text:p>00bf</text:p>
          </table:table-cell>
          <table:covered-table-cell table:style-name="ce30"/>
          <table:table-cell table:style-name="ce31" table:formula="of:=VLOOKUP([$Editor.H161];[$Key.$A$2:.$G$19];7;1)" office:value-type="string" office:string-value="Rings" calcext:value-type="string">
            <text:p>Rings</text:p>
          </table:table-cell>
          <table:table-cell table:style-name="ce28" table:formula="of:=VLOOKUP([$Editor.I161];[$Key.$A$2:.$H$12];8;1)" office:value-type="string" office:string-value="Water" calcext:value-type="string">
            <text:p>Water</text:p>
          </table:table-cell>
          <table:table-cell table:style-name="ce31" table:formula="of:=VLOOKUP([$Editor.J161];[$Key.$A$2:.$I$8];9;1)" office:value-type="string" office:string-value="Accessory" calcext:value-type="string">
            <text:p>Accessory</text:p>
          </table:table-cell>
          <table:table-cell table:style-name="ce28" table:formula="of:=VLOOKUP([$Editor.K161];[$Key.$A$2:.$J$6];10;1)" office:value-type="string" office:string-value="None" calcext:value-type="string">
            <text:p>None</text:p>
          </table:table-cell>
          <table:table-cell table:style-name="ce31" table:formula="of:=HEX2DEC([$Editor.L161])" office:value-type="float" office:value="0" calcext:value-type="float">
            <text:p>0</text:p>
          </table:table-cell>
          <table:table-cell table:style-name="ce28" table:formula="of:=VLOOKUP([$Editor.M161];[$Key.$A$2:.$C$257];3;1)" office:value-type="string" office:string-value="1" calcext:value-type="string">
            <text:p>1</text:p>
          </table:table-cell>
          <table:table-cell table:style-name="ce31" table:formula="of:=HEX2DEC([$Editor.N161])" office:value-type="float" office:value="0" calcext:value-type="float">
            <text:p>0</text:p>
          </table:table-cell>
          <table:table-cell table:style-name="ce28" table:formula="of:=HEX2DEC([$Editor.O161])" office:value-type="float" office:value="20" calcext:value-type="float">
            <text:p>20</text:p>
          </table:table-cell>
          <table:table-cell table:style-name="ce31" table:formula="of:=VLOOKUP([$Editor.P161];[$Key.$A$2:.$H$12];8;1)" office:value-type="float" office:value="0" calcext:value-type="float">
            <text:p/>
          </table:table-cell>
          <table:table-cell table:style-name="ce28" table:formula="of:=HEX2DEC([$Editor.Q161])" office:value-type="float" office:value="0" calcext:value-type="float">
            <text:p>0</text:p>
          </table:table-cell>
          <table:table-cell table:style-name="ce31" table:formula="of:=VLOOKUP([$Editor.R161];[$Key.$A$2:.$D$257];4;1)" office:value-type="float" office:value="0" calcext:value-type="float">
            <text:p/>
          </table:table-cell>
          <table:table-cell table:style-name="ce28" table:formula="of:=VLOOKUP([$Editor.S161];[$Key.$A$2:.$F$257];6;1)" office:value-type="float" office:value="0" calcext:value-type="float">
            <text:p/>
          </table:table-cell>
          <table:table-cell table:style-name="ce31" table:formula="of:=VLOOKUP([$Editor.T161];[$Key.$A$2:.$E$257];5;1)" office:value-type="string" office:string-value="Block Debuffs" calcext:value-type="string">
            <text:p>Block Debuffs</text:p>
          </table:table-cell>
          <table:table-cell table:style-name="ce28" table:formula="of:=IF([$Editor.U161]=&quot;00&quot;;&quot;&quot;;HEX2DEC([$Editor.U161]))">
            <text:p/>
          </table:table-cell>
          <table:table-cell table:style-name="ce31" table:formula="of:=IF([$Editor.V161]=&quot;00&quot;;&quot;&quot;;HEX2DEC([$Editor.V161]))">
            <text:p/>
          </table:table-cell>
          <table:table-cell table:style-name="ce28" table:formula="of:=IF([$Editor.W161]=&quot;00&quot;;&quot;&quot;;HEX2DEC([$Editor.W161]))">
            <text:p/>
          </table:table-cell>
          <table:table-cell table:style-name="ce31" table:formula="of:=IF([$Editor.X161]=&quot;00&quot;;&quot;&quot;;COM.MICROSOFT.CONCAT(VLOOKUP([$Editor.X161];[$Key.$A$2:.$C$257];3;1);&quot;%&quot;))">
            <text:p/>
          </table:table-cell>
          <table:table-cell table:style-name="ce28" table:formula="of:=IF([$Editor.Y161]=&quot;00&quot;;&quot;&quot;;COM.MICROSOFT.CONCAT(VLOOKUP([$Editor.Y161];[$Key.$A$2:.$C$257];3;1);&quot;%&quot;))">
            <text:p/>
          </table:table-cell>
          <table:table-cell table:style-name="ce31" table:formula="of:=IF([$Editor.Z161]=&quot;00&quot;;&quot;&quot;;COM.MICROSOFT.CONCAT(VLOOKUP([$Editor.Z161];[$Key.$A$2:.$C$257];3;1);&quot;%&quot;))" office:value-type="string" office:string-value="-10%" calcext:value-type="string">
            <text:p>-10%</text:p>
          </table:table-cell>
          <table:table-cell table:style-name="ce28" table:formula="of:=IF([$Editor.AA161]=&quot;00&quot;;&quot;&quot;;COM.MICROSOFT.CONCAT(VLOOKUP([$Editor.AA161];[$Key.$A$2:.$C$257];3;1);&quot;%&quot;))">
            <text:p/>
          </table:table-cell>
          <table:table-cell table:style-name="ce31" table:formula="of:=IF([$Editor.AB161]=&quot;00&quot;;&quot;&quot;;COM.MICROSOFT.CONCAT(VLOOKUP([$Editor.AB161];[$Key.$A$2:.$C$257];3;1);&quot;%&quot;))">
            <text:p/>
          </table:table-cell>
          <table:table-cell table:style-name="ce28" table:formula="of:=IF([$Editor.AC161]=&quot;00&quot;;&quot;&quot;;COM.MICROSOFT.CONCAT(VLOOKUP([$Editor.AC161];[$Key.$A$2:.$C$257];3;1);&quot;%&quot;))">
            <text:p/>
          </table:table-cell>
          <table:table-cell table:style-name="ce31" table:formula="of:=IF([$Editor.AD161]=&quot;00&quot;;&quot;&quot;;COM.MICROSOFT.CONCAT(VLOOKUP([$Editor.AD161];[$Key.$A$2:.$C$257];3;1);&quot;%&quot;))">
            <text:p/>
          </table:table-cell>
          <table:table-cell table:style-name="ce28" table:formula="of:=HEX2DEC([$Editor.AE161])" office:value-type="float" office:value="0" calcext:value-type="float">
            <text:p>0</text:p>
          </table:table-cell>
          <table:table-cell table:style-name="ce31" table:formula="of:=HEX2DEC([$Editor.AF161])" office:value-type="float" office:value="0" calcext:value-type="float">
            <text:p>0</text:p>
          </table:table-cell>
          <table:table-cell table:style-name="ce28" table:formula="of:=HEX2DEC([$Editor.AG161])" office:value-type="float" office:value="0" calcext:value-type="float">
            <text:p>0</text:p>
          </table:table-cell>
          <table:table-cell table:style-name="ce31" table:formula="of:=VLOOKUP([$Editor.AH161];[$Key.$A$2:.$K$6];11;1)" office:value-type="float" office:value="0" calcext:value-type="float">
            <text:p/>
          </table:table-cell>
          <table:table-cell table:style-name="ce28" table:formula="of:=HEX2DEC([$Editor.AI161])" office:value-type="float" office:value="0" calcext:value-type="float">
            <text:p>0</text:p>
          </table:table-cell>
          <table:table-cell table:style-name="ce31" table:formula="of:=HEX2DEC([$Editor.AJ161])" office:value-type="float" office:value="0" calcext:value-type="float">
            <text:p>0</text:p>
          </table:table-cell>
          <table:table-cell table:style-name="ce28" table:formula="of:=HEX2DEC([$Editor.AK161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Amulet</text:p>
          </table:table-cell>
          <table:table-cell table:style-name="ce27" table:formula="of:=COM.MICROSOFT.CONCAT([$Editor.C162];[$Editor.B162])" office:value-type="string" office:string-value="00c4" calcext:value-type="string" table:number-columns-spanned="2" table:number-rows-spanned="1">
            <text:p>00c4</text:p>
          </table:table-cell>
          <table:covered-table-cell table:style-name="ce45"/>
          <table:table-cell table:style-name="ce29" table:formula="of:=HEX2DEC(COM.MICROSOFT.CONCAT([$Editor.E162];[$Editor.D162]))" office:value-type="float" office:value="1440" calcext:value-type="float" table:number-columns-spanned="2" table:number-rows-spanned="1">
            <text:p>1440</text:p>
          </table:table-cell>
          <table:covered-table-cell table:style-name="ce30"/>
          <table:table-cell table:style-name="ce27" table:formula="of:=COM.MICROSOFT.CONCAT([$Editor.G162];[$Editor.F162])" office:value-type="string" office:string-value="00c0" calcext:value-type="string" table:number-columns-spanned="2" table:number-rows-spanned="1">
            <text:p>00c0</text:p>
          </table:table-cell>
          <table:covered-table-cell table:style-name="ce30"/>
          <table:table-cell table:style-name="ce31" table:formula="of:=VLOOKUP([$Editor.H162];[$Key.$A$2:.$G$19];7;1)" office:value-type="string" office:string-value="Rings" calcext:value-type="string">
            <text:p>Rings</text:p>
          </table:table-cell>
          <table:table-cell table:style-name="ce28" table:formula="of:=VLOOKUP([$Editor.I162];[$Key.$A$2:.$H$12];8;1)" office:value-type="float" office:value="0" calcext:value-type="float">
            <text:p/>
          </table:table-cell>
          <table:table-cell table:style-name="ce31" table:formula="of:=VLOOKUP([$Editor.J162];[$Key.$A$2:.$I$8];9;1)" office:value-type="string" office:string-value="Accessory" calcext:value-type="string">
            <text:p>Accessory</text:p>
          </table:table-cell>
          <table:table-cell table:style-name="ce28" table:formula="of:=VLOOKUP([$Editor.K162];[$Key.$A$2:.$J$6];10;1)" office:value-type="string" office:string-value="None" calcext:value-type="string">
            <text:p>None</text:p>
          </table:table-cell>
          <table:table-cell table:style-name="ce31" table:formula="of:=HEX2DEC([$Editor.L162])" office:value-type="float" office:value="0" calcext:value-type="float">
            <text:p>0</text:p>
          </table:table-cell>
          <table:table-cell table:style-name="ce28" table:formula="of:=VLOOKUP([$Editor.M162];[$Key.$A$2:.$C$257];3;1)" office:value-type="string" office:string-value="1" calcext:value-type="string">
            <text:p>1</text:p>
          </table:table-cell>
          <table:table-cell table:style-name="ce31" table:formula="of:=HEX2DEC([$Editor.N162])" office:value-type="float" office:value="0" calcext:value-type="float">
            <text:p>0</text:p>
          </table:table-cell>
          <table:table-cell table:style-name="ce28" table:formula="of:=HEX2DEC([$Editor.O162])" office:value-type="float" office:value="20" calcext:value-type="float">
            <text:p>20</text:p>
          </table:table-cell>
          <table:table-cell table:style-name="ce31" table:formula="of:=VLOOKUP([$Editor.P162];[$Key.$A$2:.$H$12];8;1)" office:value-type="float" office:value="0" calcext:value-type="float">
            <text:p/>
          </table:table-cell>
          <table:table-cell table:style-name="ce28" table:formula="of:=HEX2DEC([$Editor.Q162])" office:value-type="float" office:value="0" calcext:value-type="float">
            <text:p>0</text:p>
          </table:table-cell>
          <table:table-cell table:style-name="ce31" table:formula="of:=VLOOKUP([$Editor.R162];[$Key.$A$2:.$D$257];4;1)" office:value-type="float" office:value="0" calcext:value-type="float">
            <text:p/>
          </table:table-cell>
          <table:table-cell table:style-name="ce28" table:formula="of:=VLOOKUP([$Editor.S162];[$Key.$A$2:.$F$257];6;1)" office:value-type="float" office:value="0" calcext:value-type="float">
            <text:p/>
          </table:table-cell>
          <table:table-cell table:style-name="ce31" table:formula="of:=VLOOKUP([$Editor.T162];[$Key.$A$2:.$E$257];5;1)" office:value-type="string" office:string-value="Block Petrify" calcext:value-type="string">
            <text:p>Block Petrify</text:p>
          </table:table-cell>
          <table:table-cell table:style-name="ce28" table:formula="of:=IF([$Editor.U162]=&quot;00&quot;;&quot;&quot;;HEX2DEC([$Editor.U162]))">
            <text:p/>
          </table:table-cell>
          <table:table-cell table:style-name="ce31" table:formula="of:=IF([$Editor.V162]=&quot;00&quot;;&quot;&quot;;HEX2DEC([$Editor.V162]))" office:value-type="float" office:value="7" calcext:value-type="float">
            <text:p>7</text:p>
          </table:table-cell>
          <table:table-cell table:style-name="ce28" table:formula="of:=IF([$Editor.W162]=&quot;00&quot;;&quot;&quot;;HEX2DEC([$Editor.W162]))">
            <text:p/>
          </table:table-cell>
          <table:table-cell table:style-name="ce31" table:formula="of:=IF([$Editor.X162]=&quot;00&quot;;&quot;&quot;;COM.MICROSOFT.CONCAT(VLOOKUP([$Editor.X162];[$Key.$A$2:.$C$257];3;1);&quot;%&quot;))">
            <text:p/>
          </table:table-cell>
          <table:table-cell table:style-name="ce28" table:formula="of:=IF([$Editor.Y162]=&quot;00&quot;;&quot;&quot;;COM.MICROSOFT.CONCAT(VLOOKUP([$Editor.Y162];[$Key.$A$2:.$C$257];3;1);&quot;%&quot;))">
            <text:p/>
          </table:table-cell>
          <table:table-cell table:style-name="ce31" table:formula="of:=IF([$Editor.Z162]=&quot;00&quot;;&quot;&quot;;COM.MICROSOFT.CONCAT(VLOOKUP([$Editor.Z162];[$Key.$A$2:.$C$257];3;1);&quot;%&quot;))">
            <text:p/>
          </table:table-cell>
          <table:table-cell table:style-name="ce28" table:formula="of:=IF([$Editor.AA162]=&quot;00&quot;;&quot;&quot;;COM.MICROSOFT.CONCAT(VLOOKUP([$Editor.AA162];[$Key.$A$2:.$C$257];3;1);&quot;%&quot;))">
            <text:p/>
          </table:table-cell>
          <table:table-cell table:style-name="ce31" table:formula="of:=IF([$Editor.AB162]=&quot;00&quot;;&quot;&quot;;COM.MICROSOFT.CONCAT(VLOOKUP([$Editor.AB162];[$Key.$A$2:.$C$257];3;1);&quot;%&quot;))">
            <text:p/>
          </table:table-cell>
          <table:table-cell table:style-name="ce28" table:formula="of:=IF([$Editor.AC162]=&quot;00&quot;;&quot;&quot;;COM.MICROSOFT.CONCAT(VLOOKUP([$Editor.AC162];[$Key.$A$2:.$C$257];3;1);&quot;%&quot;))">
            <text:p/>
          </table:table-cell>
          <table:table-cell table:style-name="ce31" table:formula="of:=IF([$Editor.AD162]=&quot;00&quot;;&quot;&quot;;COM.MICROSOFT.CONCAT(VLOOKUP([$Editor.AD162];[$Key.$A$2:.$C$257];3;1);&quot;%&quot;))">
            <text:p/>
          </table:table-cell>
          <table:table-cell table:style-name="ce28" table:formula="of:=HEX2DEC([$Editor.AE162])" office:value-type="float" office:value="0" calcext:value-type="float">
            <text:p>0</text:p>
          </table:table-cell>
          <table:table-cell table:style-name="ce31" table:formula="of:=HEX2DEC([$Editor.AF162])" office:value-type="float" office:value="0" calcext:value-type="float">
            <text:p>0</text:p>
          </table:table-cell>
          <table:table-cell table:style-name="ce28" table:formula="of:=HEX2DEC([$Editor.AG162])" office:value-type="float" office:value="0" calcext:value-type="float">
            <text:p>0</text:p>
          </table:table-cell>
          <table:table-cell table:style-name="ce31" table:formula="of:=VLOOKUP([$Editor.AH162];[$Key.$A$2:.$K$6];11;1)" office:value-type="float" office:value="0" calcext:value-type="float">
            <text:p/>
          </table:table-cell>
          <table:table-cell table:style-name="ce28" table:formula="of:=HEX2DEC([$Editor.AI162])" office:value-type="float" office:value="0" calcext:value-type="float">
            <text:p>0</text:p>
          </table:table-cell>
          <table:table-cell table:style-name="ce31" table:formula="of:=HEX2DEC([$Editor.AJ162])" office:value-type="float" office:value="0" calcext:value-type="float">
            <text:p>0</text:p>
          </table:table-cell>
          <table:table-cell table:style-name="ce28" table:formula="of:=HEX2DEC([$Editor.AK162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Dragon Gem</text:p>
          </table:table-cell>
          <table:table-cell table:style-name="ce27" table:formula="of:=COM.MICROSOFT.CONCAT([$Editor.C163];[$Editor.B163])" office:value-type="string" office:string-value="00c5" calcext:value-type="string" table:number-columns-spanned="2" table:number-rows-spanned="1">
            <text:p>00c5</text:p>
          </table:table-cell>
          <table:covered-table-cell table:style-name="ce45"/>
          <table:table-cell table:style-name="ce29" table:formula="of:=HEX2DEC(COM.MICROSOFT.CONCAT([$Editor.E163];[$Editor.D163]))" office:value-type="float" office:value="1440" calcext:value-type="float" table:number-columns-spanned="2" table:number-rows-spanned="1">
            <text:p>1440</text:p>
          </table:table-cell>
          <table:covered-table-cell table:style-name="ce30"/>
          <table:table-cell table:style-name="ce27" table:formula="of:=COM.MICROSOFT.CONCAT([$Editor.G163];[$Editor.F163])" office:value-type="string" office:string-value="00c1" calcext:value-type="string" table:number-columns-spanned="2" table:number-rows-spanned="1">
            <text:p>00c1</text:p>
          </table:table-cell>
          <table:covered-table-cell table:style-name="ce30"/>
          <table:table-cell table:style-name="ce31" table:formula="of:=VLOOKUP([$Editor.H163];[$Key.$A$2:.$G$19];7;1)" office:value-type="string" office:string-value="Rings" calcext:value-type="string">
            <text:p>Rings</text:p>
          </table:table-cell>
          <table:table-cell table:style-name="ce28" table:formula="of:=VLOOKUP([$Editor.I163];[$Key.$A$2:.$H$12];8;1)" office:value-type="float" office:value="0" calcext:value-type="float">
            <text:p/>
          </table:table-cell>
          <table:table-cell table:style-name="ce31" table:formula="of:=VLOOKUP([$Editor.J163];[$Key.$A$2:.$I$8];9;1)" office:value-type="string" office:string-value="Accessory" calcext:value-type="string">
            <text:p>Accessory</text:p>
          </table:table-cell>
          <table:table-cell table:style-name="ce28" table:formula="of:=VLOOKUP([$Editor.K163];[$Key.$A$2:.$J$6];10;1)" office:value-type="string" office:string-value="None" calcext:value-type="string">
            <text:p>None</text:p>
          </table:table-cell>
          <table:table-cell table:style-name="ce31" table:formula="of:=HEX2DEC([$Editor.L163])" office:value-type="float" office:value="0" calcext:value-type="float">
            <text:p>0</text:p>
          </table:table-cell>
          <table:table-cell table:style-name="ce28" table:formula="of:=VLOOKUP([$Editor.M163];[$Key.$A$2:.$C$257];3;1)" office:value-type="string" office:string-value="1" calcext:value-type="string">
            <text:p>1</text:p>
          </table:table-cell>
          <table:table-cell table:style-name="ce31" table:formula="of:=HEX2DEC([$Editor.N163])" office:value-type="float" office:value="0" calcext:value-type="float">
            <text:p>0</text:p>
          </table:table-cell>
          <table:table-cell table:style-name="ce28" table:formula="of:=HEX2DEC([$Editor.O163])" office:value-type="float" office:value="10" calcext:value-type="float">
            <text:p>10</text:p>
          </table:table-cell>
          <table:table-cell table:style-name="ce31" table:formula="of:=VLOOKUP([$Editor.P163];[$Key.$A$2:.$H$12];8;1)" office:value-type="float" office:value="0" calcext:value-type="float">
            <text:p/>
          </table:table-cell>
          <table:table-cell table:style-name="ce28" table:formula="of:=HEX2DEC([$Editor.Q163])" office:value-type="float" office:value="0" calcext:value-type="float">
            <text:p>0</text:p>
          </table:table-cell>
          <table:table-cell table:style-name="ce31" table:formula="of:=VLOOKUP([$Editor.R163];[$Key.$A$2:.$D$257];4;1)" office:value-type="float" office:value="0" calcext:value-type="float">
            <text:p/>
          </table:table-cell>
          <table:table-cell table:style-name="ce28" table:formula="of:=VLOOKUP([$Editor.S163];[$Key.$A$2:.$F$257];6;1)" office:value-type="float" office:value="0" calcext:value-type="float">
            <text:p/>
          </table:table-cell>
          <table:table-cell table:style-name="ce31" table:formula="of:=VLOOKUP([$Editor.T163];[$Key.$A$2:.$E$257];5;1)" office:value-type="string" office:string-value="Support Nearby Dragons" calcext:value-type="string">
            <text:p>Support Nearby Dragons</text:p>
          </table:table-cell>
          <table:table-cell table:style-name="ce28" table:formula="of:=IF([$Editor.U163]=&quot;00&quot;;&quot;&quot;;HEX2DEC([$Editor.U163]))">
            <text:p/>
          </table:table-cell>
          <table:table-cell table:style-name="ce31" table:formula="of:=IF([$Editor.V163]=&quot;00&quot;;&quot;&quot;;HEX2DEC([$Editor.V163]))">
            <text:p/>
          </table:table-cell>
          <table:table-cell table:style-name="ce28" table:formula="of:=IF([$Editor.W163]=&quot;00&quot;;&quot;&quot;;HEX2DEC([$Editor.W163]))">
            <text:p/>
          </table:table-cell>
          <table:table-cell table:style-name="ce31" table:formula="of:=IF([$Editor.X163]=&quot;00&quot;;&quot;&quot;;COM.MICROSOFT.CONCAT(VLOOKUP([$Editor.X163];[$Key.$A$2:.$C$257];3;1);&quot;%&quot;))">
            <text:p/>
          </table:table-cell>
          <table:table-cell table:style-name="ce28" table:formula="of:=IF([$Editor.Y163]=&quot;00&quot;;&quot;&quot;;COM.MICROSOFT.CONCAT(VLOOKUP([$Editor.Y163];[$Key.$A$2:.$C$257];3;1);&quot;%&quot;))">
            <text:p/>
          </table:table-cell>
          <table:table-cell table:style-name="ce31" table:formula="of:=IF([$Editor.Z163]=&quot;00&quot;;&quot;&quot;;COM.MICROSOFT.CONCAT(VLOOKUP([$Editor.Z163];[$Key.$A$2:.$C$257];3;1);&quot;%&quot;))">
            <text:p/>
          </table:table-cell>
          <table:table-cell table:style-name="ce28" table:formula="of:=IF([$Editor.AA163]=&quot;00&quot;;&quot;&quot;;COM.MICROSOFT.CONCAT(VLOOKUP([$Editor.AA163];[$Key.$A$2:.$C$257];3;1);&quot;%&quot;))">
            <text:p/>
          </table:table-cell>
          <table:table-cell table:style-name="ce31" table:formula="of:=IF([$Editor.AB163]=&quot;00&quot;;&quot;&quot;;COM.MICROSOFT.CONCAT(VLOOKUP([$Editor.AB163];[$Key.$A$2:.$C$257];3;1);&quot;%&quot;))">
            <text:p/>
          </table:table-cell>
          <table:table-cell table:style-name="ce28" table:formula="of:=IF([$Editor.AC163]=&quot;00&quot;;&quot;&quot;;COM.MICROSOFT.CONCAT(VLOOKUP([$Editor.AC163];[$Key.$A$2:.$C$257];3;1);&quot;%&quot;))">
            <text:p/>
          </table:table-cell>
          <table:table-cell table:style-name="ce31" table:formula="of:=IF([$Editor.AD163]=&quot;00&quot;;&quot;&quot;;COM.MICROSOFT.CONCAT(VLOOKUP([$Editor.AD163];[$Key.$A$2:.$C$257];3;1);&quot;%&quot;))">
            <text:p/>
          </table:table-cell>
          <table:table-cell table:style-name="ce28" table:formula="of:=HEX2DEC([$Editor.AE163])" office:value-type="float" office:value="0" calcext:value-type="float">
            <text:p>0</text:p>
          </table:table-cell>
          <table:table-cell table:style-name="ce31" table:formula="of:=HEX2DEC([$Editor.AF163])" office:value-type="float" office:value="0" calcext:value-type="float">
            <text:p>0</text:p>
          </table:table-cell>
          <table:table-cell table:style-name="ce28" table:formula="of:=HEX2DEC([$Editor.AG163])" office:value-type="float" office:value="0" calcext:value-type="float">
            <text:p>0</text:p>
          </table:table-cell>
          <table:table-cell table:style-name="ce31" table:formula="of:=VLOOKUP([$Editor.AH163];[$Key.$A$2:.$K$6];11;1)" office:value-type="float" office:value="0" calcext:value-type="float">
            <text:p/>
          </table:table-cell>
          <table:table-cell table:style-name="ce28" table:formula="of:=HEX2DEC([$Editor.AI163])" office:value-type="float" office:value="0" calcext:value-type="float">
            <text:p>0</text:p>
          </table:table-cell>
          <table:table-cell table:style-name="ce31" table:formula="of:=HEX2DEC([$Editor.AJ163])" office:value-type="float" office:value="0" calcext:value-type="float">
            <text:p>0</text:p>
          </table:table-cell>
          <table:table-cell table:style-name="ce28" table:formula="of:=HEX2DEC([$Editor.AK163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Cassowary Feather</text:p>
          </table:table-cell>
          <table:table-cell table:style-name="ce27" table:formula="of:=COM.MICROSOFT.CONCAT([$Editor.C164];[$Editor.B164])" office:value-type="string" office:string-value="00c6" calcext:value-type="string" table:number-columns-spanned="2" table:number-rows-spanned="1">
            <text:p>00c6</text:p>
          </table:table-cell>
          <table:covered-table-cell table:style-name="ce45"/>
          <table:table-cell table:style-name="ce29" table:formula="of:=HEX2DEC(COM.MICROSOFT.CONCAT([$Editor.E164];[$Editor.D164]))" office:value-type="float" office:value="1440" calcext:value-type="float" table:number-columns-spanned="2" table:number-rows-spanned="1">
            <text:p>1440</text:p>
          </table:table-cell>
          <table:covered-table-cell table:style-name="ce30"/>
          <table:table-cell table:style-name="ce27" table:formula="of:=COM.MICROSOFT.CONCAT([$Editor.G164];[$Editor.F164])" office:value-type="string" office:string-value="00c2" calcext:value-type="string" table:number-columns-spanned="2" table:number-rows-spanned="1">
            <text:p>00c2</text:p>
          </table:table-cell>
          <table:covered-table-cell table:style-name="ce30"/>
          <table:table-cell table:style-name="ce31" table:formula="of:=VLOOKUP([$Editor.H164];[$Key.$A$2:.$G$19];7;1)" office:value-type="string" office:string-value="Rings" calcext:value-type="string">
            <text:p>Rings</text:p>
          </table:table-cell>
          <table:table-cell table:style-name="ce28" table:formula="of:=VLOOKUP([$Editor.I164];[$Key.$A$2:.$H$12];8;1)" office:value-type="float" office:value="0" calcext:value-type="float">
            <text:p/>
          </table:table-cell>
          <table:table-cell table:style-name="ce31" table:formula="of:=VLOOKUP([$Editor.J164];[$Key.$A$2:.$I$8];9;1)" office:value-type="string" office:string-value="Accessory" calcext:value-type="string">
            <text:p>Accessory</text:p>
          </table:table-cell>
          <table:table-cell table:style-name="ce28" table:formula="of:=VLOOKUP([$Editor.K164];[$Key.$A$2:.$J$6];10;1)" office:value-type="string" office:string-value="None" calcext:value-type="string">
            <text:p>None</text:p>
          </table:table-cell>
          <table:table-cell table:style-name="ce31" table:formula="of:=HEX2DEC([$Editor.L164])" office:value-type="float" office:value="0" calcext:value-type="float">
            <text:p>0</text:p>
          </table:table-cell>
          <table:table-cell table:style-name="ce28" table:formula="of:=VLOOKUP([$Editor.M164];[$Key.$A$2:.$C$257];3;1)" office:value-type="string" office:string-value="1" calcext:value-type="string">
            <text:p>1</text:p>
          </table:table-cell>
          <table:table-cell table:style-name="ce31" table:formula="of:=HEX2DEC([$Editor.N164])" office:value-type="float" office:value="0" calcext:value-type="float">
            <text:p>0</text:p>
          </table:table-cell>
          <table:table-cell table:style-name="ce28" table:formula="of:=HEX2DEC([$Editor.O164])" office:value-type="float" office:value="10" calcext:value-type="float">
            <text:p>10</text:p>
          </table:table-cell>
          <table:table-cell table:style-name="ce31" table:formula="of:=VLOOKUP([$Editor.P164];[$Key.$A$2:.$H$12];8;1)" office:value-type="float" office:value="0" calcext:value-type="float">
            <text:p/>
          </table:table-cell>
          <table:table-cell table:style-name="ce28" table:formula="of:=HEX2DEC([$Editor.Q164])" office:value-type="float" office:value="0" calcext:value-type="float">
            <text:p>0</text:p>
          </table:table-cell>
          <table:table-cell table:style-name="ce31" table:formula="of:=VLOOKUP([$Editor.R164];[$Key.$A$2:.$D$257];4;1)" office:value-type="float" office:value="0" calcext:value-type="float">
            <text:p/>
          </table:table-cell>
          <table:table-cell table:style-name="ce28" table:formula="of:=VLOOKUP([$Editor.S164];[$Key.$A$2:.$F$257];6;1)" office:value-type="float" office:value="0" calcext:value-type="float">
            <text:p/>
          </table:table-cell>
          <table:table-cell table:style-name="ce31" table:formula="of:=VLOOKUP([$Editor.T164];[$Key.$A$2:.$E$257];5;1)" office:value-type="string" office:string-value="Support Nearby Beasts" calcext:value-type="string">
            <text:p>Support Nearby Beasts</text:p>
          </table:table-cell>
          <table:table-cell table:style-name="ce28" table:formula="of:=IF([$Editor.U164]=&quot;00&quot;;&quot;&quot;;HEX2DEC([$Editor.U164]))">
            <text:p/>
          </table:table-cell>
          <table:table-cell table:style-name="ce31" table:formula="of:=IF([$Editor.V164]=&quot;00&quot;;&quot;&quot;;HEX2DEC([$Editor.V164]))">
            <text:p/>
          </table:table-cell>
          <table:table-cell table:style-name="ce28" table:formula="of:=IF([$Editor.W164]=&quot;00&quot;;&quot;&quot;;HEX2DEC([$Editor.W164]))">
            <text:p/>
          </table:table-cell>
          <table:table-cell table:style-name="ce31" table:formula="of:=IF([$Editor.X164]=&quot;00&quot;;&quot;&quot;;COM.MICROSOFT.CONCAT(VLOOKUP([$Editor.X164];[$Key.$A$2:.$C$257];3;1);&quot;%&quot;))">
            <text:p/>
          </table:table-cell>
          <table:table-cell table:style-name="ce28" table:formula="of:=IF([$Editor.Y164]=&quot;00&quot;;&quot;&quot;;COM.MICROSOFT.CONCAT(VLOOKUP([$Editor.Y164];[$Key.$A$2:.$C$257];3;1);&quot;%&quot;))">
            <text:p/>
          </table:table-cell>
          <table:table-cell table:style-name="ce31" table:formula="of:=IF([$Editor.Z164]=&quot;00&quot;;&quot;&quot;;COM.MICROSOFT.CONCAT(VLOOKUP([$Editor.Z164];[$Key.$A$2:.$C$257];3;1);&quot;%&quot;))">
            <text:p/>
          </table:table-cell>
          <table:table-cell table:style-name="ce28" table:formula="of:=IF([$Editor.AA164]=&quot;00&quot;;&quot;&quot;;COM.MICROSOFT.CONCAT(VLOOKUP([$Editor.AA164];[$Key.$A$2:.$C$257];3;1);&quot;%&quot;))">
            <text:p/>
          </table:table-cell>
          <table:table-cell table:style-name="ce31" table:formula="of:=IF([$Editor.AB164]=&quot;00&quot;;&quot;&quot;;COM.MICROSOFT.CONCAT(VLOOKUP([$Editor.AB164];[$Key.$A$2:.$C$257];3;1);&quot;%&quot;))">
            <text:p/>
          </table:table-cell>
          <table:table-cell table:style-name="ce28" table:formula="of:=IF([$Editor.AC164]=&quot;00&quot;;&quot;&quot;;COM.MICROSOFT.CONCAT(VLOOKUP([$Editor.AC164];[$Key.$A$2:.$C$257];3;1);&quot;%&quot;))">
            <text:p/>
          </table:table-cell>
          <table:table-cell table:style-name="ce31" table:formula="of:=IF([$Editor.AD164]=&quot;00&quot;;&quot;&quot;;COM.MICROSOFT.CONCAT(VLOOKUP([$Editor.AD164];[$Key.$A$2:.$C$257];3;1);&quot;%&quot;))">
            <text:p/>
          </table:table-cell>
          <table:table-cell table:style-name="ce28" table:formula="of:=HEX2DEC([$Editor.AE164])" office:value-type="float" office:value="0" calcext:value-type="float">
            <text:p>0</text:p>
          </table:table-cell>
          <table:table-cell table:style-name="ce31" table:formula="of:=HEX2DEC([$Editor.AF164])" office:value-type="float" office:value="0" calcext:value-type="float">
            <text:p>0</text:p>
          </table:table-cell>
          <table:table-cell table:style-name="ce28" table:formula="of:=HEX2DEC([$Editor.AG164])" office:value-type="float" office:value="0" calcext:value-type="float">
            <text:p>0</text:p>
          </table:table-cell>
          <table:table-cell table:style-name="ce31" table:formula="of:=VLOOKUP([$Editor.AH164];[$Key.$A$2:.$K$6];11;1)" office:value-type="float" office:value="0" calcext:value-type="float">
            <text:p/>
          </table:table-cell>
          <table:table-cell table:style-name="ce28" table:formula="of:=HEX2DEC([$Editor.AI164])" office:value-type="float" office:value="0" calcext:value-type="float">
            <text:p>0</text:p>
          </table:table-cell>
          <table:table-cell table:style-name="ce31" table:formula="of:=HEX2DEC([$Editor.AJ164])" office:value-type="float" office:value="0" calcext:value-type="float">
            <text:p>0</text:p>
          </table:table-cell>
          <table:table-cell table:style-name="ce28" table:formula="of:=HEX2DEC([$Editor.AK164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Glass Pumpkin</text:p>
          </table:table-cell>
          <table:table-cell table:style-name="ce27" table:formula="of:=COM.MICROSOFT.CONCAT([$Editor.C165];[$Editor.B165])" office:value-type="string" office:string-value="00c7" calcext:value-type="string" table:number-columns-spanned="2" table:number-rows-spanned="1">
            <text:p>00c7</text:p>
          </table:table-cell>
          <table:covered-table-cell table:style-name="ce45"/>
          <table:table-cell table:style-name="ce29" table:formula="of:=HEX2DEC(COM.MICROSOFT.CONCAT([$Editor.E165];[$Editor.D165]))" office:value-type="float" office:value="4000" calcext:value-type="float" table:number-columns-spanned="2" table:number-rows-spanned="1">
            <text:p>4000</text:p>
          </table:table-cell>
          <table:covered-table-cell table:style-name="ce30"/>
          <table:table-cell table:style-name="ce27" table:formula="of:=COM.MICROSOFT.CONCAT([$Editor.G165];[$Editor.F165])" office:value-type="string" office:string-value="00c3" calcext:value-type="string" table:number-columns-spanned="2" table:number-rows-spanned="1">
            <text:p>00c3</text:p>
          </table:table-cell>
          <table:covered-table-cell table:style-name="ce30"/>
          <table:table-cell table:style-name="ce31" table:formula="of:=VLOOKUP([$Editor.H165];[$Key.$A$2:.$G$19];7;1)" office:value-type="string" office:string-value="Rings" calcext:value-type="string">
            <text:p>Rings</text:p>
          </table:table-cell>
          <table:table-cell table:style-name="ce28" table:formula="of:=VLOOKUP([$Editor.I165];[$Key.$A$2:.$H$12];8;1)" office:value-type="float" office:value="0" calcext:value-type="float">
            <text:p/>
          </table:table-cell>
          <table:table-cell table:style-name="ce31" table:formula="of:=VLOOKUP([$Editor.J165];[$Key.$A$2:.$I$8];9;1)" office:value-type="string" office:string-value="Accessory" calcext:value-type="string">
            <text:p>Accessory</text:p>
          </table:table-cell>
          <table:table-cell table:style-name="ce28" table:formula="of:=VLOOKUP([$Editor.K165];[$Key.$A$2:.$J$6];10;1)" office:value-type="string" office:string-value="None" calcext:value-type="string">
            <text:p>None</text:p>
          </table:table-cell>
          <table:table-cell table:style-name="ce31" table:formula="of:=HEX2DEC([$Editor.L165])" office:value-type="float" office:value="0" calcext:value-type="float">
            <text:p>0</text:p>
          </table:table-cell>
          <table:table-cell table:style-name="ce28" table:formula="of:=VLOOKUP([$Editor.M165];[$Key.$A$2:.$C$257];3;1)" office:value-type="string" office:string-value="45" calcext:value-type="string">
            <text:p>45</text:p>
          </table:table-cell>
          <table:table-cell table:style-name="ce31" table:formula="of:=HEX2DEC([$Editor.N165])" office:value-type="float" office:value="15" calcext:value-type="float">
            <text:p>15</text:p>
          </table:table-cell>
          <table:table-cell table:style-name="ce28" table:formula="of:=HEX2DEC([$Editor.O165])" office:value-type="float" office:value="15" calcext:value-type="float">
            <text:p>15</text:p>
          </table:table-cell>
          <table:table-cell table:style-name="ce31" table:formula="of:=VLOOKUP([$Editor.P165];[$Key.$A$2:.$H$12];8;1)" office:value-type="float" office:value="0" calcext:value-type="float">
            <text:p/>
          </table:table-cell>
          <table:table-cell table:style-name="ce28" table:formula="of:=HEX2DEC([$Editor.Q165])" office:value-type="float" office:value="0" calcext:value-type="float">
            <text:p>0</text:p>
          </table:table-cell>
          <table:table-cell table:style-name="ce31" table:formula="of:=VLOOKUP([$Editor.R165];[$Key.$A$2:.$D$257];4;1)" office:value-type="float" office:value="0" calcext:value-type="float">
            <text:p/>
          </table:table-cell>
          <table:table-cell table:style-name="ce28" table:formula="of:=VLOOKUP([$Editor.S165];[$Key.$A$2:.$F$257];6;1)" office:value-type="float" office:value="0" calcext:value-type="float">
            <text:p/>
          </table:table-cell>
          <table:table-cell table:style-name="ce31" table:formula="of:=VLOOKUP([$Editor.T165];[$Key.$A$2:.$E$257];5;1)" office:value-type="string" office:string-value="Critical Rate Up" calcext:value-type="string">
            <text:p>Critical Rate Up</text:p>
          </table:table-cell>
          <table:table-cell table:style-name="ce28" table:formula="of:=IF([$Editor.U165]=&quot;00&quot;;&quot;&quot;;HEX2DEC([$Editor.U165]))">
            <text:p/>
          </table:table-cell>
          <table:table-cell table:style-name="ce31" table:formula="of:=IF([$Editor.V165]=&quot;00&quot;;&quot;&quot;;HEX2DEC([$Editor.V165]))">
            <text:p/>
          </table:table-cell>
          <table:table-cell table:style-name="ce28" table:formula="of:=IF([$Editor.W165]=&quot;00&quot;;&quot;&quot;;HEX2DEC([$Editor.W165]))">
            <text:p/>
          </table:table-cell>
          <table:table-cell table:style-name="ce31" table:formula="of:=IF([$Editor.X165]=&quot;00&quot;;&quot;&quot;;COM.MICROSOFT.CONCAT(VLOOKUP([$Editor.X165];[$Key.$A$2:.$C$257];3;1);&quot;%&quot;))" office:value-type="string" office:string-value="-5%" calcext:value-type="string">
            <text:p>-5%</text:p>
          </table:table-cell>
          <table:table-cell table:style-name="ce28" table:formula="of:=IF([$Editor.Y165]=&quot;00&quot;;&quot;&quot;;COM.MICROSOFT.CONCAT(VLOOKUP([$Editor.Y165];[$Key.$A$2:.$C$257];3;1);&quot;%&quot;))" office:value-type="string" office:string-value="-5%" calcext:value-type="string">
            <text:p>-5%</text:p>
          </table:table-cell>
          <table:table-cell table:style-name="ce31" table:formula="of:=IF([$Editor.Z165]=&quot;00&quot;;&quot;&quot;;COM.MICROSOFT.CONCAT(VLOOKUP([$Editor.Z165];[$Key.$A$2:.$C$257];3;1);&quot;%&quot;))" office:value-type="string" office:string-value="-5%" calcext:value-type="string">
            <text:p>-5%</text:p>
          </table:table-cell>
          <table:table-cell table:style-name="ce28" table:formula="of:=IF([$Editor.AA165]=&quot;00&quot;;&quot;&quot;;COM.MICROSOFT.CONCAT(VLOOKUP([$Editor.AA165];[$Key.$A$2:.$C$257];3;1);&quot;%&quot;))" office:value-type="string" office:string-value="-5%" calcext:value-type="string">
            <text:p>-5%</text:p>
          </table:table-cell>
          <table:table-cell table:style-name="ce31" table:formula="of:=IF([$Editor.AB165]=&quot;00&quot;;&quot;&quot;;COM.MICROSOFT.CONCAT(VLOOKUP([$Editor.AB165];[$Key.$A$2:.$C$257];3;1);&quot;%&quot;))" office:value-type="string" office:string-value="-5%" calcext:value-type="string">
            <text:p>-5%</text:p>
          </table:table-cell>
          <table:table-cell table:style-name="ce28" table:formula="of:=IF([$Editor.AC165]=&quot;00&quot;;&quot;&quot;;COM.MICROSOFT.CONCAT(VLOOKUP([$Editor.AC165];[$Key.$A$2:.$C$257];3;1);&quot;%&quot;))" office:value-type="string" office:string-value="-5%" calcext:value-type="string">
            <text:p>-5%</text:p>
          </table:table-cell>
          <table:table-cell table:style-name="ce31" table:formula="of:=IF([$Editor.AD165]=&quot;00&quot;;&quot;&quot;;COM.MICROSOFT.CONCAT(VLOOKUP([$Editor.AD165];[$Key.$A$2:.$C$257];3;1);&quot;%&quot;))" office:value-type="string" office:string-value="-5%" calcext:value-type="string">
            <text:p>-5%</text:p>
          </table:table-cell>
          <table:table-cell table:style-name="ce28" table:formula="of:=HEX2DEC([$Editor.AE165])" office:value-type="float" office:value="0" calcext:value-type="float">
            <text:p>0</text:p>
          </table:table-cell>
          <table:table-cell table:style-name="ce31" table:formula="of:=HEX2DEC([$Editor.AF165])" office:value-type="float" office:value="0" calcext:value-type="float">
            <text:p>0</text:p>
          </table:table-cell>
          <table:table-cell table:style-name="ce28" table:formula="of:=HEX2DEC([$Editor.AG165])" office:value-type="float" office:value="0" calcext:value-type="float">
            <text:p>0</text:p>
          </table:table-cell>
          <table:table-cell table:style-name="ce31" table:formula="of:=VLOOKUP([$Editor.AH165];[$Key.$A$2:.$K$6];11;1)" office:value-type="float" office:value="0" calcext:value-type="float">
            <text:p/>
          </table:table-cell>
          <table:table-cell table:style-name="ce28" table:formula="of:=HEX2DEC([$Editor.AI165])" office:value-type="float" office:value="0" calcext:value-type="float">
            <text:p>0</text:p>
          </table:table-cell>
          <table:table-cell table:style-name="ce31" table:formula="of:=HEX2DEC([$Editor.AJ165])" office:value-type="float" office:value="0" calcext:value-type="float">
            <text:p>0</text:p>
          </table:table-cell>
          <table:table-cell table:style-name="ce28" table:formula="of:=HEX2DEC([$Editor.AK165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Firecrest</text:p>
          </table:table-cell>
          <table:table-cell table:style-name="ce27" table:formula="of:=COM.MICROSOFT.CONCAT([$Editor.C166];[$Editor.B166])" office:value-type="string" office:string-value="00c8" calcext:value-type="string" table:number-columns-spanned="2" table:number-rows-spanned="1">
            <text:p>00c8</text:p>
          </table:table-cell>
          <table:covered-table-cell table:style-name="ce45"/>
          <table:table-cell table:style-name="ce29" table:formula="of:=HEX2DEC(COM.MICROSOFT.CONCAT([$Editor.E166];[$Editor.D166]))" office:value-type="float" office:value="32000" calcext:value-type="float" table:number-columns-spanned="2" table:number-rows-spanned="1">
            <text:p>32000</text:p>
          </table:table-cell>
          <table:covered-table-cell table:style-name="ce30"/>
          <table:table-cell table:style-name="ce27" table:formula="of:=COM.MICROSOFT.CONCAT([$Editor.G166];[$Editor.F166])" office:value-type="string" office:string-value="00c4" calcext:value-type="string" table:number-columns-spanned="2" table:number-rows-spanned="1">
            <text:p>00c4</text:p>
          </table:table-cell>
          <table:covered-table-cell table:style-name="ce30"/>
          <table:table-cell table:style-name="ce31" table:formula="of:=VLOOKUP([$Editor.H166];[$Key.$A$2:.$G$19];7;1)" office:value-type="string" office:string-value="Rings" calcext:value-type="string">
            <text:p>Rings</text:p>
          </table:table-cell>
          <table:table-cell table:style-name="ce28" table:formula="of:=VLOOKUP([$Editor.I166];[$Key.$A$2:.$H$12];8;1)" office:value-type="float" office:value="0" calcext:value-type="float">
            <text:p/>
          </table:table-cell>
          <table:table-cell table:style-name="ce31" table:formula="of:=VLOOKUP([$Editor.J166];[$Key.$A$2:.$I$8];9;1)" office:value-type="string" office:string-value="Accessory" calcext:value-type="string">
            <text:p>Accessory</text:p>
          </table:table-cell>
          <table:table-cell table:style-name="ce28" table:formula="of:=VLOOKUP([$Editor.K166];[$Key.$A$2:.$J$6];10;1)" office:value-type="string" office:string-value="None" calcext:value-type="string">
            <text:p>None</text:p>
          </table:table-cell>
          <table:table-cell table:style-name="ce31" table:formula="of:=HEX2DEC([$Editor.L166])" office:value-type="float" office:value="0" calcext:value-type="float">
            <text:p>0</text:p>
          </table:table-cell>
          <table:table-cell table:style-name="ce28" table:formula="of:=VLOOKUP([$Editor.M166];[$Key.$A$2:.$C$257];3;1)" office:value-type="string" office:string-value="1" calcext:value-type="string">
            <text:p>1</text:p>
          </table:table-cell>
          <table:table-cell table:style-name="ce31" table:formula="of:=HEX2DEC([$Editor.N166])" office:value-type="float" office:value="90" calcext:value-type="float">
            <text:p>90</text:p>
          </table:table-cell>
          <table:table-cell table:style-name="ce28" table:formula="of:=HEX2DEC([$Editor.O166])" office:value-type="float" office:value="15" calcext:value-type="float">
            <text:p>15</text:p>
          </table:table-cell>
          <table:table-cell table:style-name="ce31" table:formula="of:=VLOOKUP([$Editor.P166];[$Key.$A$2:.$H$12];8;1)" office:value-type="float" office:value="0" calcext:value-type="float">
            <text:p/>
          </table:table-cell>
          <table:table-cell table:style-name="ce28" table:formula="of:=HEX2DEC([$Editor.Q166])" office:value-type="float" office:value="0" calcext:value-type="float">
            <text:p>0</text:p>
          </table:table-cell>
          <table:table-cell table:style-name="ce31" table:formula="of:=VLOOKUP([$Editor.R166];[$Key.$A$2:.$D$257];4;1)" office:value-type="float" office:value="0" calcext:value-type="float">
            <text:p/>
          </table:table-cell>
          <table:table-cell table:style-name="ce28" table:formula="of:=VLOOKUP([$Editor.S166];[$Key.$A$2:.$F$257];6;1)" office:value-type="float" office:value="0" calcext:value-type="float">
            <text:p/>
          </table:table-cell>
          <table:table-cell table:style-name="ce31" table:formula="of:=VLOOKUP([$Editor.T166];[$Key.$A$2:.$E$257];5;1)" office:value-type="float" office:value="0" calcext:value-type="float">
            <text:p/>
          </table:table-cell>
          <table:table-cell table:style-name="ce28" table:formula="of:=IF([$Editor.U166]=&quot;00&quot;;&quot;&quot;;HEX2DEC([$Editor.U166]))">
            <text:p/>
          </table:table-cell>
          <table:table-cell table:style-name="ce31" table:formula="of:=IF([$Editor.V166]=&quot;00&quot;;&quot;&quot;;HEX2DEC([$Editor.V166]))">
            <text:p/>
          </table:table-cell>
          <table:table-cell table:style-name="ce28" table:formula="of:=IF([$Editor.W166]=&quot;00&quot;;&quot;&quot;;HEX2DEC([$Editor.W166]))">
            <text:p/>
          </table:table-cell>
          <table:table-cell table:style-name="ce31" table:formula="of:=IF([$Editor.X166]=&quot;00&quot;;&quot;&quot;;COM.MICROSOFT.CONCAT(VLOOKUP([$Editor.X166];[$Key.$A$2:.$C$257];3;1);&quot;%&quot;))" office:value-type="string" office:string-value="-30%" calcext:value-type="string">
            <text:p>-30%</text:p>
          </table:table-cell>
          <table:table-cell table:style-name="ce28" table:formula="of:=IF([$Editor.Y166]=&quot;00&quot;;&quot;&quot;;COM.MICROSOFT.CONCAT(VLOOKUP([$Editor.Y166];[$Key.$A$2:.$C$257];3;1);&quot;%&quot;))" office:value-type="string" office:string-value="-30%" calcext:value-type="string">
            <text:p>-30%</text:p>
          </table:table-cell>
          <table:table-cell table:style-name="ce31" table:formula="of:=IF([$Editor.Z166]=&quot;00&quot;;&quot;&quot;;COM.MICROSOFT.CONCAT(VLOOKUP([$Editor.Z166];[$Key.$A$2:.$C$257];3;1);&quot;%&quot;))" office:value-type="string" office:string-value="-30%" calcext:value-type="string">
            <text:p>-30%</text:p>
          </table:table-cell>
          <table:table-cell table:style-name="ce28" table:formula="of:=IF([$Editor.AA166]=&quot;00&quot;;&quot;&quot;;COM.MICROSOFT.CONCAT(VLOOKUP([$Editor.AA166];[$Key.$A$2:.$C$257];3;1);&quot;%&quot;))" office:value-type="string" office:string-value="-30%" calcext:value-type="string">
            <text:p>-30%</text:p>
          </table:table-cell>
          <table:table-cell table:style-name="ce31" table:formula="of:=IF([$Editor.AB166]=&quot;00&quot;;&quot;&quot;;COM.MICROSOFT.CONCAT(VLOOKUP([$Editor.AB166];[$Key.$A$2:.$C$257];3;1);&quot;%&quot;))" office:value-type="string" office:string-value="-30%" calcext:value-type="string">
            <text:p>-30%</text:p>
          </table:table-cell>
          <table:table-cell table:style-name="ce28" table:formula="of:=IF([$Editor.AC166]=&quot;00&quot;;&quot;&quot;;COM.MICROSOFT.CONCAT(VLOOKUP([$Editor.AC166];[$Key.$A$2:.$C$257];3;1);&quot;%&quot;))" office:value-type="string" office:string-value="-30%" calcext:value-type="string">
            <text:p>-30%</text:p>
          </table:table-cell>
          <table:table-cell table:style-name="ce31" table:formula="of:=IF([$Editor.AD166]=&quot;00&quot;;&quot;&quot;;COM.MICROSOFT.CONCAT(VLOOKUP([$Editor.AD166];[$Key.$A$2:.$C$257];3;1);&quot;%&quot;))" office:value-type="string" office:string-value="-30%" calcext:value-type="string">
            <text:p>-30%</text:p>
          </table:table-cell>
          <table:table-cell table:style-name="ce28" table:formula="of:=HEX2DEC([$Editor.AE166])" office:value-type="float" office:value="0" calcext:value-type="float">
            <text:p>0</text:p>
          </table:table-cell>
          <table:table-cell table:style-name="ce31" table:formula="of:=HEX2DEC([$Editor.AF166])" office:value-type="float" office:value="0" calcext:value-type="float">
            <text:p>0</text:p>
          </table:table-cell>
          <table:table-cell table:style-name="ce28" table:formula="of:=HEX2DEC([$Editor.AG166])" office:value-type="float" office:value="0" calcext:value-type="float">
            <text:p>0</text:p>
          </table:table-cell>
          <table:table-cell table:style-name="ce31" table:formula="of:=VLOOKUP([$Editor.AH166];[$Key.$A$2:.$K$6];11;1)" office:value-type="float" office:value="0" calcext:value-type="float">
            <text:p/>
          </table:table-cell>
          <table:table-cell table:style-name="ce28" table:formula="of:=HEX2DEC([$Editor.AI166])" office:value-type="float" office:value="0" calcext:value-type="float">
            <text:p>0</text:p>
          </table:table-cell>
          <table:table-cell table:style-name="ce31" table:formula="of:=HEX2DEC([$Editor.AJ166])" office:value-type="float" office:value="0" calcext:value-type="float">
            <text:p>0</text:p>
          </table:table-cell>
          <table:table-cell table:style-name="ce28" table:formula="of:=HEX2DEC([$Editor.AK166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acrificial Doll</text:p>
          </table:table-cell>
          <table:table-cell table:style-name="ce27" table:formula="of:=COM.MICROSOFT.CONCAT([$Editor.C167];[$Editor.B167])" office:value-type="string" office:string-value="00c9" calcext:value-type="string" table:number-columns-spanned="2" table:number-rows-spanned="1">
            <text:p>00c9</text:p>
          </table:table-cell>
          <table:covered-table-cell table:style-name="ce45"/>
          <table:table-cell table:style-name="ce29" table:formula="of:=HEX2DEC(COM.MICROSOFT.CONCAT([$Editor.E167];[$Editor.D167]))" office:value-type="float" office:value="1200" calcext:value-type="float" table:number-columns-spanned="2" table:number-rows-spanned="1">
            <text:p>1200</text:p>
          </table:table-cell>
          <table:covered-table-cell table:style-name="ce30"/>
          <table:table-cell table:style-name="ce27" table:formula="of:=COM.MICROSOFT.CONCAT([$Editor.G167];[$Editor.F167])" office:value-type="string" office:string-value="00c5" calcext:value-type="string" table:number-columns-spanned="2" table:number-rows-spanned="1">
            <text:p>00c5</text:p>
          </table:table-cell>
          <table:covered-table-cell table:style-name="ce30"/>
          <table:table-cell table:style-name="ce31" table:formula="of:=VLOOKUP([$Editor.H167];[$Key.$A$2:.$G$19];7;1)" office:value-type="string" office:string-value="Rings" calcext:value-type="string">
            <text:p>Rings</text:p>
          </table:table-cell>
          <table:table-cell table:style-name="ce28" table:formula="of:=VLOOKUP([$Editor.I167];[$Key.$A$2:.$H$12];8;1)" office:value-type="float" office:value="0" calcext:value-type="float">
            <text:p/>
          </table:table-cell>
          <table:table-cell table:style-name="ce31" table:formula="of:=VLOOKUP([$Editor.J167];[$Key.$A$2:.$I$8];9;1)" office:value-type="string" office:string-value="Accessory" calcext:value-type="string">
            <text:p>Accessory</text:p>
          </table:table-cell>
          <table:table-cell table:style-name="ce28" table:formula="of:=VLOOKUP([$Editor.K167];[$Key.$A$2:.$J$6];10;1)" office:value-type="string" office:string-value="None" calcext:value-type="string">
            <text:p>None</text:p>
          </table:table-cell>
          <table:table-cell table:style-name="ce31" table:formula="of:=HEX2DEC([$Editor.L167])" office:value-type="float" office:value="0" calcext:value-type="float">
            <text:p>0</text:p>
          </table:table-cell>
          <table:table-cell table:style-name="ce28" table:formula="of:=VLOOKUP([$Editor.M167];[$Key.$A$2:.$C$257];3;1)" office:value-type="string" office:string-value="1" calcext:value-type="string">
            <text:p>1</text:p>
          </table:table-cell>
          <table:table-cell table:style-name="ce31" table:formula="of:=HEX2DEC([$Editor.N167])" office:value-type="float" office:value="0" calcext:value-type="float">
            <text:p>0</text:p>
          </table:table-cell>
          <table:table-cell table:style-name="ce28" table:formula="of:=HEX2DEC([$Editor.O167])" office:value-type="float" office:value="0" calcext:value-type="float">
            <text:p>0</text:p>
          </table:table-cell>
          <table:table-cell table:style-name="ce31" table:formula="of:=VLOOKUP([$Editor.P167];[$Key.$A$2:.$H$12];8;1)" office:value-type="float" office:value="0" calcext:value-type="float">
            <text:p/>
          </table:table-cell>
          <table:table-cell table:style-name="ce28" table:formula="of:=HEX2DEC([$Editor.Q167])" office:value-type="float" office:value="0" calcext:value-type="float">
            <text:p>0</text:p>
          </table:table-cell>
          <table:table-cell table:style-name="ce31" table:formula="of:=VLOOKUP([$Editor.R167];[$Key.$A$2:.$D$257];4;1)" office:value-type="float" office:value="0" calcext:value-type="float">
            <text:p/>
          </table:table-cell>
          <table:table-cell table:style-name="ce28" table:formula="of:=VLOOKUP([$Editor.S167];[$Key.$A$2:.$F$257];6;1)" office:value-type="float" office:value="0" calcext:value-type="float">
            <text:p/>
          </table:table-cell>
          <table:table-cell table:style-name="ce31" table:formula="of:=VLOOKUP([$Editor.T167];[$Key.$A$2:.$E$257];5;1)" office:value-type="string" office:string-value="Block Instant KO" calcext:value-type="string">
            <text:p>Block Instant KO</text:p>
          </table:table-cell>
          <table:table-cell table:style-name="ce28" table:formula="of:=IF([$Editor.U167]=&quot;00&quot;;&quot;&quot;;HEX2DEC([$Editor.U167]))">
            <text:p/>
          </table:table-cell>
          <table:table-cell table:style-name="ce31" table:formula="of:=IF([$Editor.V167]=&quot;00&quot;;&quot;&quot;;HEX2DEC([$Editor.V167]))">
            <text:p/>
          </table:table-cell>
          <table:table-cell table:style-name="ce28" table:formula="of:=IF([$Editor.W167]=&quot;00&quot;;&quot;&quot;;HEX2DEC([$Editor.W167]))">
            <text:p/>
          </table:table-cell>
          <table:table-cell table:style-name="ce31" table:formula="of:=IF([$Editor.X167]=&quot;00&quot;;&quot;&quot;;COM.MICROSOFT.CONCAT(VLOOKUP([$Editor.X167];[$Key.$A$2:.$C$257];3;1);&quot;%&quot;))">
            <text:p/>
          </table:table-cell>
          <table:table-cell table:style-name="ce28" table:formula="of:=IF([$Editor.Y167]=&quot;00&quot;;&quot;&quot;;COM.MICROSOFT.CONCAT(VLOOKUP([$Editor.Y167];[$Key.$A$2:.$C$257];3;1);&quot;%&quot;))">
            <text:p/>
          </table:table-cell>
          <table:table-cell table:style-name="ce31" table:formula="of:=IF([$Editor.Z167]=&quot;00&quot;;&quot;&quot;;COM.MICROSOFT.CONCAT(VLOOKUP([$Editor.Z167];[$Key.$A$2:.$C$257];3;1);&quot;%&quot;))">
            <text:p/>
          </table:table-cell>
          <table:table-cell table:style-name="ce28" table:formula="of:=IF([$Editor.AA167]=&quot;00&quot;;&quot;&quot;;COM.MICROSOFT.CONCAT(VLOOKUP([$Editor.AA167];[$Key.$A$2:.$C$257];3;1);&quot;%&quot;))">
            <text:p/>
          </table:table-cell>
          <table:table-cell table:style-name="ce31" table:formula="of:=IF([$Editor.AB167]=&quot;00&quot;;&quot;&quot;;COM.MICROSOFT.CONCAT(VLOOKUP([$Editor.AB167];[$Key.$A$2:.$C$257];3;1);&quot;%&quot;))">
            <text:p/>
          </table:table-cell>
          <table:table-cell table:style-name="ce28" table:formula="of:=IF([$Editor.AC167]=&quot;00&quot;;&quot;&quot;;COM.MICROSOFT.CONCAT(VLOOKUP([$Editor.AC167];[$Key.$A$2:.$C$257];3;1);&quot;%&quot;))">
            <text:p/>
          </table:table-cell>
          <table:table-cell table:style-name="ce31" table:formula="of:=IF([$Editor.AD167]=&quot;00&quot;;&quot;&quot;;COM.MICROSOFT.CONCAT(VLOOKUP([$Editor.AD167];[$Key.$A$2:.$C$257];3;1);&quot;%&quot;))">
            <text:p/>
          </table:table-cell>
          <table:table-cell table:style-name="ce28" table:formula="of:=HEX2DEC([$Editor.AE167])" office:value-type="float" office:value="0" calcext:value-type="float">
            <text:p>0</text:p>
          </table:table-cell>
          <table:table-cell table:style-name="ce31" table:formula="of:=HEX2DEC([$Editor.AF167])" office:value-type="float" office:value="0" calcext:value-type="float">
            <text:p>0</text:p>
          </table:table-cell>
          <table:table-cell table:style-name="ce28" table:formula="of:=HEX2DEC([$Editor.AG167])" office:value-type="float" office:value="0" calcext:value-type="float">
            <text:p>0</text:p>
          </table:table-cell>
          <table:table-cell table:style-name="ce31" table:formula="of:=VLOOKUP([$Editor.AH167];[$Key.$A$2:.$K$6];11;1)" office:value-type="float" office:value="0" calcext:value-type="float">
            <text:p/>
          </table:table-cell>
          <table:table-cell table:style-name="ce28" table:formula="of:=HEX2DEC([$Editor.AI167])" office:value-type="float" office:value="0" calcext:value-type="float">
            <text:p>0</text:p>
          </table:table-cell>
          <table:table-cell table:style-name="ce31" table:formula="of:=HEX2DEC([$Editor.AJ167])" office:value-type="float" office:value="0" calcext:value-type="float">
            <text:p>0</text:p>
          </table:table-cell>
          <table:table-cell table:style-name="ce28" table:formula="of:=HEX2DEC([$Editor.AK167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acred Stone of Bliss</text:p>
          </table:table-cell>
          <table:table-cell table:style-name="ce27" table:formula="of:=COM.MICROSOFT.CONCAT([$Editor.C168];[$Editor.B168])" office:value-type="string" office:string-value="00ca" calcext:value-type="string" table:number-columns-spanned="2" table:number-rows-spanned="1">
            <text:p>00ca</text:p>
          </table:table-cell>
          <table:covered-table-cell table:style-name="ce45"/>
          <table:table-cell table:style-name="ce29" table:formula="of:=HEX2DEC(COM.MICROSOFT.CONCAT([$Editor.E168];[$Editor.D168]))" office:value-type="float" office:value="6400" calcext:value-type="float" table:number-columns-spanned="2" table:number-rows-spanned="1">
            <text:p>6400</text:p>
          </table:table-cell>
          <table:covered-table-cell table:style-name="ce30"/>
          <table:table-cell table:style-name="ce27" table:formula="of:=COM.MICROSOFT.CONCAT([$Editor.G168];[$Editor.F168])" office:value-type="string" office:string-value="00c6" calcext:value-type="string" table:number-columns-spanned="2" table:number-rows-spanned="1">
            <text:p>00c6</text:p>
          </table:table-cell>
          <table:covered-table-cell table:style-name="ce30"/>
          <table:table-cell table:style-name="ce31" table:formula="of:=VLOOKUP([$Editor.H168];[$Key.$A$2:.$G$19];7;1)" office:value-type="string" office:string-value="Rings" calcext:value-type="string">
            <text:p>Rings</text:p>
          </table:table-cell>
          <table:table-cell table:style-name="ce28" table:formula="of:=VLOOKUP([$Editor.I168];[$Key.$A$2:.$H$12];8;1)" office:value-type="string" office:string-value="Virtue" calcext:value-type="string">
            <text:p>Virtue</text:p>
          </table:table-cell>
          <table:table-cell table:style-name="ce31" table:formula="of:=VLOOKUP([$Editor.J168];[$Key.$A$2:.$I$8];9;1)" office:value-type="string" office:string-value="Accessory" calcext:value-type="string">
            <text:p>Accessory</text:p>
          </table:table-cell>
          <table:table-cell table:style-name="ce28" table:formula="of:=VLOOKUP([$Editor.K168];[$Key.$A$2:.$J$6];10;1)" office:value-type="string" office:string-value="None" calcext:value-type="string">
            <text:p>None</text:p>
          </table:table-cell>
          <table:table-cell table:style-name="ce31" table:formula="of:=HEX2DEC([$Editor.L168])" office:value-type="float" office:value="0" calcext:value-type="float">
            <text:p>0</text:p>
          </table:table-cell>
          <table:table-cell table:style-name="ce28" table:formula="of:=VLOOKUP([$Editor.M168];[$Key.$A$2:.$C$257];3;1)" office:value-type="string" office:string-value="1" calcext:value-type="string">
            <text:p>1</text:p>
          </table:table-cell>
          <table:table-cell table:style-name="ce31" table:formula="of:=HEX2DEC([$Editor.N168])" office:value-type="float" office:value="0" calcext:value-type="float">
            <text:p>0</text:p>
          </table:table-cell>
          <table:table-cell table:style-name="ce28" table:formula="of:=HEX2DEC([$Editor.O168])" office:value-type="float" office:value="5" calcext:value-type="float">
            <text:p>5</text:p>
          </table:table-cell>
          <table:table-cell table:style-name="ce31" table:formula="of:=VLOOKUP([$Editor.P168];[$Key.$A$2:.$H$12];8;1)" office:value-type="float" office:value="0" calcext:value-type="float">
            <text:p/>
          </table:table-cell>
          <table:table-cell table:style-name="ce28" table:formula="of:=HEX2DEC([$Editor.Q168])" office:value-type="float" office:value="0" calcext:value-type="float">
            <text:p>0</text:p>
          </table:table-cell>
          <table:table-cell table:style-name="ce31" table:formula="of:=VLOOKUP([$Editor.R168];[$Key.$A$2:.$D$257];4;1)" office:value-type="float" office:value="0" calcext:value-type="float">
            <text:p/>
          </table:table-cell>
          <table:table-cell table:style-name="ce28" table:formula="of:=VLOOKUP([$Editor.S168];[$Key.$A$2:.$F$257];6;1)" office:value-type="float" office:value="0" calcext:value-type="float">
            <text:p/>
          </table:table-cell>
          <table:table-cell table:style-name="ce31" table:formula="of:=VLOOKUP([$Editor.T168];[$Key.$A$2:.$E$257];5;1)" office:value-type="float" office:value="0" calcext:value-type="float">
            <text:p/>
          </table:table-cell>
          <table:table-cell table:style-name="ce28" table:formula="of:=IF([$Editor.U168]=&quot;00&quot;;&quot;&quot;;HEX2DEC([$Editor.U168]))">
            <text:p/>
          </table:table-cell>
          <table:table-cell table:style-name="ce31" table:formula="of:=IF([$Editor.V168]=&quot;00&quot;;&quot;&quot;;HEX2DEC([$Editor.V168]))">
            <text:p/>
          </table:table-cell>
          <table:table-cell table:style-name="ce28" table:formula="of:=IF([$Editor.W168]=&quot;00&quot;;&quot;&quot;;HEX2DEC([$Editor.W168]))">
            <text:p/>
          </table:table-cell>
          <table:table-cell table:style-name="ce31" table:formula="of:=IF([$Editor.X168]=&quot;00&quot;;&quot;&quot;;COM.MICROSOFT.CONCAT(VLOOKUP([$Editor.X168];[$Key.$A$2:.$C$257];3;1);&quot;%&quot;))">
            <text:p/>
          </table:table-cell>
          <table:table-cell table:style-name="ce28" table:formula="of:=IF([$Editor.Y168]=&quot;00&quot;;&quot;&quot;;COM.MICROSOFT.CONCAT(VLOOKUP([$Editor.Y168];[$Key.$A$2:.$C$257];3;1);&quot;%&quot;))">
            <text:p/>
          </table:table-cell>
          <table:table-cell table:style-name="ce31" table:formula="of:=IF([$Editor.Z168]=&quot;00&quot;;&quot;&quot;;COM.MICROSOFT.CONCAT(VLOOKUP([$Editor.Z168];[$Key.$A$2:.$C$257];3;1);&quot;%&quot;))">
            <text:p/>
          </table:table-cell>
          <table:table-cell table:style-name="ce28" table:formula="of:=IF([$Editor.AA168]=&quot;00&quot;;&quot;&quot;;COM.MICROSOFT.CONCAT(VLOOKUP([$Editor.AA168];[$Key.$A$2:.$C$257];3;1);&quot;%&quot;))">
            <text:p/>
          </table:table-cell>
          <table:table-cell table:style-name="ce31" table:formula="of:=IF([$Editor.AB168]=&quot;00&quot;;&quot;&quot;;COM.MICROSOFT.CONCAT(VLOOKUP([$Editor.AB168];[$Key.$A$2:.$C$257];3;1);&quot;%&quot;))">
            <text:p/>
          </table:table-cell>
          <table:table-cell table:style-name="ce28" table:formula="of:=IF([$Editor.AC168]=&quot;00&quot;;&quot;&quot;;COM.MICROSOFT.CONCAT(VLOOKUP([$Editor.AC168];[$Key.$A$2:.$C$257];3;1);&quot;%&quot;))">
            <text:p/>
          </table:table-cell>
          <table:table-cell table:style-name="ce31" table:formula="of:=IF([$Editor.AD168]=&quot;00&quot;;&quot;&quot;;COM.MICROSOFT.CONCAT(VLOOKUP([$Editor.AD168];[$Key.$A$2:.$C$257];3;1);&quot;%&quot;))">
            <text:p/>
          </table:table-cell>
          <table:table-cell table:style-name="ce28" table:formula="of:=HEX2DEC([$Editor.AE168])" office:value-type="float" office:value="0" calcext:value-type="float">
            <text:p>0</text:p>
          </table:table-cell>
          <table:table-cell table:style-name="ce31" table:formula="of:=HEX2DEC([$Editor.AF168])" office:value-type="float" office:value="0" calcext:value-type="float">
            <text:p>0</text:p>
          </table:table-cell>
          <table:table-cell table:style-name="ce28" table:formula="of:=HEX2DEC([$Editor.AG168])" office:value-type="float" office:value="0" calcext:value-type="float">
            <text:p>0</text:p>
          </table:table-cell>
          <table:table-cell table:style-name="ce31" table:formula="of:=VLOOKUP([$Editor.AH168];[$Key.$A$2:.$K$6];11;1)" office:value-type="float" office:value="0" calcext:value-type="float">
            <text:p/>
          </table:table-cell>
          <table:table-cell table:style-name="ce28" table:formula="of:=HEX2DEC([$Editor.AI168])" office:value-type="float" office:value="0" calcext:value-type="float">
            <text:p>0</text:p>
          </table:table-cell>
          <table:table-cell table:style-name="ce31" table:formula="of:=HEX2DEC([$Editor.AJ168])" office:value-type="float" office:value="0" calcext:value-type="float">
            <text:p>0</text:p>
          </table:table-cell>
          <table:table-cell table:style-name="ce28" table:formula="of:=HEX2DEC([$Editor.AK168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Transferring Stone</text:p>
          </table:table-cell>
          <table:table-cell table:style-name="ce27" table:formula="of:=COM.MICROSOFT.CONCAT([$Editor.C169];[$Editor.B169])" office:value-type="string" office:string-value="00cb" calcext:value-type="string" table:number-columns-spanned="2" table:number-rows-spanned="1">
            <text:p>00cb</text:p>
          </table:table-cell>
          <table:covered-table-cell table:style-name="ce45"/>
          <table:table-cell table:style-name="ce29" table:formula="of:=HEX2DEC(COM.MICROSOFT.CONCAT([$Editor.E169];[$Editor.D169]))" office:value-type="float" office:value="800" calcext:value-type="float" table:number-columns-spanned="2" table:number-rows-spanned="1">
            <text:p>800</text:p>
          </table:table-cell>
          <table:covered-table-cell table:style-name="ce30"/>
          <table:table-cell table:style-name="ce27" table:formula="of:=COM.MICROSOFT.CONCAT([$Editor.G169];[$Editor.F169])" office:value-type="string" office:string-value="00c7" calcext:value-type="string" table:number-columns-spanned="2" table:number-rows-spanned="1">
            <text:p>00c7</text:p>
          </table:table-cell>
          <table:covered-table-cell table:style-name="ce30"/>
          <table:table-cell table:style-name="ce31" table:formula="of:=VLOOKUP([$Editor.H169];[$Key.$A$2:.$G$19];7;1)" office:value-type="string" office:string-value="Rings" calcext:value-type="string">
            <text:p>Rings</text:p>
          </table:table-cell>
          <table:table-cell table:style-name="ce28" table:formula="of:=VLOOKUP([$Editor.I169];[$Key.$A$2:.$H$12];8;1)" office:value-type="float" office:value="0" calcext:value-type="float">
            <text:p/>
          </table:table-cell>
          <table:table-cell table:style-name="ce31" table:formula="of:=VLOOKUP([$Editor.J169];[$Key.$A$2:.$I$8];9;1)" office:value-type="string" office:string-value="Accessory" calcext:value-type="string">
            <text:p>Accessory</text:p>
          </table:table-cell>
          <table:table-cell table:style-name="ce28" table:formula="of:=VLOOKUP([$Editor.K169];[$Key.$A$2:.$J$6];10;1)" office:value-type="string" office:string-value="None" calcext:value-type="string">
            <text:p>None</text:p>
          </table:table-cell>
          <table:table-cell table:style-name="ce31" table:formula="of:=HEX2DEC([$Editor.L169])" office:value-type="float" office:value="0" calcext:value-type="float">
            <text:p>0</text:p>
          </table:table-cell>
          <table:table-cell table:style-name="ce28" table:formula="of:=VLOOKUP([$Editor.M169];[$Key.$A$2:.$C$257];3;1)" office:value-type="string" office:string-value="1" calcext:value-type="string">
            <text:p>1</text:p>
          </table:table-cell>
          <table:table-cell table:style-name="ce31" table:formula="of:=HEX2DEC([$Editor.N169])" office:value-type="float" office:value="0" calcext:value-type="float">
            <text:p>0</text:p>
          </table:table-cell>
          <table:table-cell table:style-name="ce28" table:formula="of:=HEX2DEC([$Editor.O169])" office:value-type="float" office:value="0" calcext:value-type="float">
            <text:p>0</text:p>
          </table:table-cell>
          <table:table-cell table:style-name="ce31" table:formula="of:=VLOOKUP([$Editor.P169];[$Key.$A$2:.$H$12];8;1)" office:value-type="float" office:value="0" calcext:value-type="float">
            <text:p/>
          </table:table-cell>
          <table:table-cell table:style-name="ce28" table:formula="of:=HEX2DEC([$Editor.Q169])" office:value-type="float" office:value="0" calcext:value-type="float">
            <text:p>0</text:p>
          </table:table-cell>
          <table:table-cell table:style-name="ce31" table:formula="of:=VLOOKUP([$Editor.R169];[$Key.$A$2:.$D$257];4;1)" office:value-type="float" office:value="0" calcext:value-type="float">
            <text:p/>
          </table:table-cell>
          <table:table-cell table:style-name="ce28" table:formula="of:=VLOOKUP([$Editor.S169];[$Key.$A$2:.$F$257];6;1)" office:value-type="float" office:value="0" calcext:value-type="float">
            <text:p/>
          </table:table-cell>
          <table:table-cell table:style-name="ce31" table:formula="of:=VLOOKUP([$Editor.T169];[$Key.$A$2:.$E$257];5;1)" office:value-type="float" office:value="0" calcext:value-type="float">
            <text:p/>
          </table:table-cell>
          <table:table-cell table:style-name="ce28" table:formula="of:=IF([$Editor.U169]=&quot;00&quot;;&quot;&quot;;HEX2DEC([$Editor.U169]))">
            <text:p/>
          </table:table-cell>
          <table:table-cell table:style-name="ce31" table:formula="of:=IF([$Editor.V169]=&quot;00&quot;;&quot;&quot;;HEX2DEC([$Editor.V169]))">
            <text:p/>
          </table:table-cell>
          <table:table-cell table:style-name="ce28" table:formula="of:=IF([$Editor.W169]=&quot;00&quot;;&quot;&quot;;HEX2DEC([$Editor.W169]))">
            <text:p/>
          </table:table-cell>
          <table:table-cell table:style-name="ce31" table:formula="of:=IF([$Editor.X169]=&quot;00&quot;;&quot;&quot;;COM.MICROSOFT.CONCAT(VLOOKUP([$Editor.X169];[$Key.$A$2:.$C$257];3;1);&quot;%&quot;))">
            <text:p/>
          </table:table-cell>
          <table:table-cell table:style-name="ce28" table:formula="of:=IF([$Editor.Y169]=&quot;00&quot;;&quot;&quot;;COM.MICROSOFT.CONCAT(VLOOKUP([$Editor.Y169];[$Key.$A$2:.$C$257];3;1);&quot;%&quot;))">
            <text:p/>
          </table:table-cell>
          <table:table-cell table:style-name="ce31" table:formula="of:=IF([$Editor.Z169]=&quot;00&quot;;&quot;&quot;;COM.MICROSOFT.CONCAT(VLOOKUP([$Editor.Z169];[$Key.$A$2:.$C$257];3;1);&quot;%&quot;))">
            <text:p/>
          </table:table-cell>
          <table:table-cell table:style-name="ce28" table:formula="of:=IF([$Editor.AA169]=&quot;00&quot;;&quot;&quot;;COM.MICROSOFT.CONCAT(VLOOKUP([$Editor.AA169];[$Key.$A$2:.$C$257];3;1);&quot;%&quot;))">
            <text:p/>
          </table:table-cell>
          <table:table-cell table:style-name="ce31" table:formula="of:=IF([$Editor.AB169]=&quot;00&quot;;&quot;&quot;;COM.MICROSOFT.CONCAT(VLOOKUP([$Editor.AB169];[$Key.$A$2:.$C$257];3;1);&quot;%&quot;))">
            <text:p/>
          </table:table-cell>
          <table:table-cell table:style-name="ce28" table:formula="of:=IF([$Editor.AC169]=&quot;00&quot;;&quot;&quot;;COM.MICROSOFT.CONCAT(VLOOKUP([$Editor.AC169];[$Key.$A$2:.$C$257];3;1);&quot;%&quot;))">
            <text:p/>
          </table:table-cell>
          <table:table-cell table:style-name="ce31" table:formula="of:=IF([$Editor.AD169]=&quot;00&quot;;&quot;&quot;;COM.MICROSOFT.CONCAT(VLOOKUP([$Editor.AD169];[$Key.$A$2:.$C$257];3;1);&quot;%&quot;))">
            <text:p/>
          </table:table-cell>
          <table:table-cell table:style-name="ce28" table:formula="of:=HEX2DEC([$Editor.AE169])" office:value-type="float" office:value="0" calcext:value-type="float">
            <text:p>0</text:p>
          </table:table-cell>
          <table:table-cell table:style-name="ce31" table:formula="of:=HEX2DEC([$Editor.AF169])" office:value-type="float" office:value="0" calcext:value-type="float">
            <text:p>0</text:p>
          </table:table-cell>
          <table:table-cell table:style-name="ce28" table:formula="of:=HEX2DEC([$Editor.AG169])" office:value-type="float" office:value="0" calcext:value-type="float">
            <text:p>0</text:p>
          </table:table-cell>
          <table:table-cell table:style-name="ce31" table:formula="of:=VLOOKUP([$Editor.AH169];[$Key.$A$2:.$K$6];11;1)" office:value-type="float" office:value="0" calcext:value-type="float">
            <text:p/>
          </table:table-cell>
          <table:table-cell table:style-name="ce28" table:formula="of:=HEX2DEC([$Editor.AI169])" office:value-type="float" office:value="0" calcext:value-type="float">
            <text:p>0</text:p>
          </table:table-cell>
          <table:table-cell table:style-name="ce31" table:formula="of:=HEX2DEC([$Editor.AJ169])" office:value-type="float" office:value="0" calcext:value-type="float">
            <text:p>0</text:p>
          </table:table-cell>
          <table:table-cell table:style-name="ce28" table:formula="of:=HEX2DEC([$Editor.AK169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eraph's Plume</text:p>
          </table:table-cell>
          <table:table-cell table:style-name="ce27" table:formula="of:=COM.MICROSOFT.CONCAT([$Editor.C170];[$Editor.B170])" office:value-type="string" office:string-value="00cc" calcext:value-type="string" table:number-columns-spanned="2" table:number-rows-spanned="1">
            <text:p>00cc</text:p>
          </table:table-cell>
          <table:covered-table-cell table:style-name="ce45"/>
          <table:table-cell table:style-name="ce29" table:formula="of:=HEX2DEC(COM.MICROSOFT.CONCAT([$Editor.E170];[$Editor.D170]))" office:value-type="float" office:value="800" calcext:value-type="float" table:number-columns-spanned="2" table:number-rows-spanned="1">
            <text:p>800</text:p>
          </table:table-cell>
          <table:covered-table-cell table:style-name="ce30"/>
          <table:table-cell table:style-name="ce27" table:formula="of:=COM.MICROSOFT.CONCAT([$Editor.G170];[$Editor.F170])" office:value-type="string" office:string-value="00c8" calcext:value-type="string" table:number-columns-spanned="2" table:number-rows-spanned="1">
            <text:p>00c8</text:p>
          </table:table-cell>
          <table:covered-table-cell table:style-name="ce30"/>
          <table:table-cell table:style-name="ce31" table:formula="of:=VLOOKUP([$Editor.H170];[$Key.$A$2:.$G$19];7;1)" office:value-type="string" office:string-value="Rings" calcext:value-type="string">
            <text:p>Rings</text:p>
          </table:table-cell>
          <table:table-cell table:style-name="ce28" table:formula="of:=VLOOKUP([$Editor.I170];[$Key.$A$2:.$H$12];8;1)" office:value-type="float" office:value="0" calcext:value-type="float">
            <text:p/>
          </table:table-cell>
          <table:table-cell table:style-name="ce31" table:formula="of:=VLOOKUP([$Editor.J170];[$Key.$A$2:.$I$8];9;1)" office:value-type="string" office:string-value="Accessory" calcext:value-type="string">
            <text:p>Accessory</text:p>
          </table:table-cell>
          <table:table-cell table:style-name="ce28" table:formula="of:=VLOOKUP([$Editor.K170];[$Key.$A$2:.$J$6];10;1)" office:value-type="string" office:string-value="None" calcext:value-type="string">
            <text:p>None</text:p>
          </table:table-cell>
          <table:table-cell table:style-name="ce31" table:formula="of:=HEX2DEC([$Editor.L170])" office:value-type="float" office:value="0" calcext:value-type="float">
            <text:p>0</text:p>
          </table:table-cell>
          <table:table-cell table:style-name="ce28" table:formula="of:=VLOOKUP([$Editor.M170];[$Key.$A$2:.$C$257];3;1)" office:value-type="string" office:string-value="-20" calcext:value-type="string">
            <text:p>-20</text:p>
          </table:table-cell>
          <table:table-cell table:style-name="ce31" table:formula="of:=HEX2DEC([$Editor.N170])" office:value-type="float" office:value="0" calcext:value-type="float">
            <text:p>0</text:p>
          </table:table-cell>
          <table:table-cell table:style-name="ce28" table:formula="of:=HEX2DEC([$Editor.O170])" office:value-type="float" office:value="10" calcext:value-type="float">
            <text:p>10</text:p>
          </table:table-cell>
          <table:table-cell table:style-name="ce31" table:formula="of:=VLOOKUP([$Editor.P170];[$Key.$A$2:.$H$12];8;1)" office:value-type="float" office:value="0" calcext:value-type="float">
            <text:p/>
          </table:table-cell>
          <table:table-cell table:style-name="ce28" table:formula="of:=HEX2DEC([$Editor.Q170])" office:value-type="float" office:value="0" calcext:value-type="float">
            <text:p>0</text:p>
          </table:table-cell>
          <table:table-cell table:style-name="ce31" table:formula="of:=VLOOKUP([$Editor.R170];[$Key.$A$2:.$D$257];4;1)" office:value-type="float" office:value="0" calcext:value-type="float">
            <text:p/>
          </table:table-cell>
          <table:table-cell table:style-name="ce28" table:formula="of:=VLOOKUP([$Editor.S170];[$Key.$A$2:.$F$257];6;1)" office:value-type="float" office:value="0" calcext:value-type="float">
            <text:p/>
          </table:table-cell>
          <table:table-cell table:style-name="ce31" table:formula="of:=VLOOKUP([$Editor.T170];[$Key.$A$2:.$E$257];5;1)" office:value-type="float" office:value="0" calcext:value-type="float">
            <text:p/>
          </table:table-cell>
          <table:table-cell table:style-name="ce28" table:formula="of:=IF([$Editor.U170]=&quot;00&quot;;&quot;&quot;;HEX2DEC([$Editor.U170]))">
            <text:p/>
          </table:table-cell>
          <table:table-cell table:style-name="ce31" table:formula="of:=IF([$Editor.V170]=&quot;00&quot;;&quot;&quot;;HEX2DEC([$Editor.V170]))">
            <text:p/>
          </table:table-cell>
          <table:table-cell table:style-name="ce28" table:formula="of:=IF([$Editor.W170]=&quot;00&quot;;&quot;&quot;;HEX2DEC([$Editor.W170]))">
            <text:p/>
          </table:table-cell>
          <table:table-cell table:style-name="ce31" table:formula="of:=IF([$Editor.X170]=&quot;00&quot;;&quot;&quot;;COM.MICROSOFT.CONCAT(VLOOKUP([$Editor.X170];[$Key.$A$2:.$C$257];3;1);&quot;%&quot;))">
            <text:p/>
          </table:table-cell>
          <table:table-cell table:style-name="ce28" table:formula="of:=IF([$Editor.Y170]=&quot;00&quot;;&quot;&quot;;COM.MICROSOFT.CONCAT(VLOOKUP([$Editor.Y170];[$Key.$A$2:.$C$257];3;1);&quot;%&quot;))">
            <text:p/>
          </table:table-cell>
          <table:table-cell table:style-name="ce31" table:formula="of:=IF([$Editor.Z170]=&quot;00&quot;;&quot;&quot;;COM.MICROSOFT.CONCAT(VLOOKUP([$Editor.Z170];[$Key.$A$2:.$C$257];3;1);&quot;%&quot;))">
            <text:p/>
          </table:table-cell>
          <table:table-cell table:style-name="ce28" table:formula="of:=IF([$Editor.AA170]=&quot;00&quot;;&quot;&quot;;COM.MICROSOFT.CONCAT(VLOOKUP([$Editor.AA170];[$Key.$A$2:.$C$257];3;1);&quot;%&quot;))">
            <text:p/>
          </table:table-cell>
          <table:table-cell table:style-name="ce31" table:formula="of:=IF([$Editor.AB170]=&quot;00&quot;;&quot;&quot;;COM.MICROSOFT.CONCAT(VLOOKUP([$Editor.AB170];[$Key.$A$2:.$C$257];3;1);&quot;%&quot;))">
            <text:p/>
          </table:table-cell>
          <table:table-cell table:style-name="ce28" table:formula="of:=IF([$Editor.AC170]=&quot;00&quot;;&quot;&quot;;COM.MICROSOFT.CONCAT(VLOOKUP([$Editor.AC170];[$Key.$A$2:.$C$257];3;1);&quot;%&quot;))">
            <text:p/>
          </table:table-cell>
          <table:table-cell table:style-name="ce31" table:formula="of:=IF([$Editor.AD170]=&quot;00&quot;;&quot;&quot;;COM.MICROSOFT.CONCAT(VLOOKUP([$Editor.AD170];[$Key.$A$2:.$C$257];3;1);&quot;%&quot;))">
            <text:p/>
          </table:table-cell>
          <table:table-cell table:style-name="ce28" table:formula="of:=HEX2DEC([$Editor.AE170])" office:value-type="float" office:value="0" calcext:value-type="float">
            <text:p>0</text:p>
          </table:table-cell>
          <table:table-cell table:style-name="ce31" table:formula="of:=HEX2DEC([$Editor.AF170])" office:value-type="float" office:value="0" calcext:value-type="float">
            <text:p>0</text:p>
          </table:table-cell>
          <table:table-cell table:style-name="ce28" table:formula="of:=HEX2DEC([$Editor.AG170])" office:value-type="float" office:value="0" calcext:value-type="float">
            <text:p>0</text:p>
          </table:table-cell>
          <table:table-cell table:style-name="ce31" table:formula="of:=VLOOKUP([$Editor.AH170];[$Key.$A$2:.$K$6];11;1)" office:value-type="float" office:value="0" calcext:value-type="float">
            <text:p/>
          </table:table-cell>
          <table:table-cell table:style-name="ce28" table:formula="of:=HEX2DEC([$Editor.AI170])" office:value-type="float" office:value="0" calcext:value-type="float">
            <text:p>0</text:p>
          </table:table-cell>
          <table:table-cell table:style-name="ce31" table:formula="of:=HEX2DEC([$Editor.AJ170])" office:value-type="float" office:value="0" calcext:value-type="float">
            <text:p>0</text:p>
          </table:table-cell>
          <table:table-cell table:style-name="ce28" table:formula="of:=HEX2DEC([$Editor.AK170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Healing Leaf</text:p>
          </table:table-cell>
          <table:table-cell table:style-name="ce27" table:formula="of:=COM.MICROSOFT.CONCAT([$Editor.C171];[$Editor.B171])" office:value-type="string" office:string-value="00cd" calcext:value-type="string" table:number-columns-spanned="2" table:number-rows-spanned="1">
            <text:p>00cd</text:p>
          </table:table-cell>
          <table:covered-table-cell table:style-name="ce45"/>
          <table:table-cell table:style-name="ce29" table:formula="of:=HEX2DEC(COM.MICROSOFT.CONCAT([$Editor.E171];[$Editor.D171]))" office:value-type="float" office:value="150" calcext:value-type="float" table:number-columns-spanned="2" table:number-rows-spanned="1">
            <text:p>150</text:p>
          </table:table-cell>
          <table:covered-table-cell table:style-name="ce30"/>
          <table:table-cell table:style-name="ce27" table:formula="of:=COM.MICROSOFT.CONCAT([$Editor.G171];[$Editor.F171])" office:value-type="string" office:string-value="00c9" calcext:value-type="string" table:number-columns-spanned="2" table:number-rows-spanned="1">
            <text:p>00c9</text:p>
          </table:table-cell>
          <table:covered-table-cell table:style-name="ce30"/>
          <table:table-cell table:style-name="ce31" table:formula="of:=VLOOKUP([$Editor.H171];[$Key.$A$2:.$G$19];7;1)" office:value-type="string" office:string-value="Consumables" calcext:value-type="string">
            <text:p>Consumables</text:p>
          </table:table-cell>
          <table:table-cell table:style-name="ce28" table:formula="of:=VLOOKUP([$Editor.I171];[$Key.$A$2:.$H$12];8;1)" office:value-type="string" office:string-value="Virtue" calcext:value-type="string">
            <text:p>Virtue</text:p>
          </table:table-cell>
          <table:table-cell table:style-name="ce31" table:formula="of:=VLOOKUP([$Editor.J171];[$Key.$A$2:.$I$8];9;1)" office:value-type="string" office:string-value="None" calcext:value-type="string">
            <text:p>None</text:p>
          </table:table-cell>
          <table:table-cell table:style-name="ce28" table:formula="of:=VLOOKUP([$Editor.K171];[$Key.$A$2:.$J$6];10;1)" office:value-type="string" office:string-value="None" calcext:value-type="string">
            <text:p>None</text:p>
          </table:table-cell>
          <table:table-cell table:style-name="ce31" table:formula="of:=HEX2DEC([$Editor.L171])" office:value-type="float" office:value="0" calcext:value-type="float">
            <text:p>0</text:p>
          </table:table-cell>
          <table:table-cell table:style-name="ce28" table:formula="of:=VLOOKUP([$Editor.M171];[$Key.$A$2:.$C$257];3;1)" office:value-type="string" office:string-value="5" calcext:value-type="string">
            <text:p>5</text:p>
          </table:table-cell>
          <table:table-cell table:style-name="ce31" table:formula="of:=HEX2DEC([$Editor.N171])" office:value-type="float" office:value="0" calcext:value-type="float">
            <text:p>0</text:p>
          </table:table-cell>
          <table:table-cell table:style-name="ce28" table:formula="of:=HEX2DEC([$Editor.O171])" office:value-type="float" office:value="0" calcext:value-type="float">
            <text:p>0</text:p>
          </table:table-cell>
          <table:table-cell table:style-name="ce31" table:formula="of:=VLOOKUP([$Editor.P171];[$Key.$A$2:.$H$12];8;1)" office:value-type="string" office:string-value="All" calcext:value-type="string">
            <text:p>All</text:p>
          </table:table-cell>
          <table:table-cell table:style-name="ce28" table:formula="of:=HEX2DEC([$Editor.Q171])" office:value-type="float" office:value="0" calcext:value-type="float">
            <text:p>0</text:p>
          </table:table-cell>
          <table:table-cell table:style-name="ce31" table:formula="of:=VLOOKUP([$Editor.R171];[$Key.$A$2:.$D$257];4;1)" office:value-type="string" office:string-value="50 Heal" calcext:value-type="string">
            <text:p>50 Heal</text:p>
          </table:table-cell>
          <table:table-cell table:style-name="ce28" table:formula="of:=VLOOKUP([$Editor.S171];[$Key.$A$2:.$F$257];6;1)" office:value-type="float" office:value="0" calcext:value-type="float">
            <text:p/>
          </table:table-cell>
          <table:table-cell table:style-name="ce31" table:formula="of:=VLOOKUP([$Editor.T171];[$Key.$A$2:.$E$257];5;1)" office:value-type="float" office:value="0" calcext:value-type="float">
            <text:p/>
          </table:table-cell>
          <table:table-cell table:style-name="ce28" table:formula="of:=IF([$Editor.U171]=&quot;00&quot;;&quot;&quot;;HEX2DEC([$Editor.U171]))">
            <text:p/>
          </table:table-cell>
          <table:table-cell table:style-name="ce31" table:formula="of:=IF([$Editor.V171]=&quot;00&quot;;&quot;&quot;;HEX2DEC([$Editor.V171]))">
            <text:p/>
          </table:table-cell>
          <table:table-cell table:style-name="ce28" table:formula="of:=IF([$Editor.W171]=&quot;00&quot;;&quot;&quot;;HEX2DEC([$Editor.W171]))">
            <text:p/>
          </table:table-cell>
          <table:table-cell table:style-name="ce31" table:formula="of:=IF([$Editor.X171]=&quot;00&quot;;&quot;&quot;;COM.MICROSOFT.CONCAT(VLOOKUP([$Editor.X171];[$Key.$A$2:.$C$257];3;1);&quot;%&quot;))">
            <text:p/>
          </table:table-cell>
          <table:table-cell table:style-name="ce28" table:formula="of:=IF([$Editor.Y171]=&quot;00&quot;;&quot;&quot;;COM.MICROSOFT.CONCAT(VLOOKUP([$Editor.Y171];[$Key.$A$2:.$C$257];3;1);&quot;%&quot;))">
            <text:p/>
          </table:table-cell>
          <table:table-cell table:style-name="ce31" table:formula="of:=IF([$Editor.Z171]=&quot;00&quot;;&quot;&quot;;COM.MICROSOFT.CONCAT(VLOOKUP([$Editor.Z171];[$Key.$A$2:.$C$257];3;1);&quot;%&quot;))">
            <text:p/>
          </table:table-cell>
          <table:table-cell table:style-name="ce28" table:formula="of:=IF([$Editor.AA171]=&quot;00&quot;;&quot;&quot;;COM.MICROSOFT.CONCAT(VLOOKUP([$Editor.AA171];[$Key.$A$2:.$C$257];3;1);&quot;%&quot;))">
            <text:p/>
          </table:table-cell>
          <table:table-cell table:style-name="ce31" table:formula="of:=IF([$Editor.AB171]=&quot;00&quot;;&quot;&quot;;COM.MICROSOFT.CONCAT(VLOOKUP([$Editor.AB171];[$Key.$A$2:.$C$257];3;1);&quot;%&quot;))">
            <text:p/>
          </table:table-cell>
          <table:table-cell table:style-name="ce28" table:formula="of:=IF([$Editor.AC171]=&quot;00&quot;;&quot;&quot;;COM.MICROSOFT.CONCAT(VLOOKUP([$Editor.AC171];[$Key.$A$2:.$C$257];3;1);&quot;%&quot;))">
            <text:p/>
          </table:table-cell>
          <table:table-cell table:style-name="ce31" table:formula="of:=IF([$Editor.AD171]=&quot;00&quot;;&quot;&quot;;COM.MICROSOFT.CONCAT(VLOOKUP([$Editor.AD171];[$Key.$A$2:.$C$257];3;1);&quot;%&quot;))">
            <text:p/>
          </table:table-cell>
          <table:table-cell table:style-name="ce28" table:formula="of:=HEX2DEC([$Editor.AE171])" office:value-type="float" office:value="0" calcext:value-type="float">
            <text:p>0</text:p>
          </table:table-cell>
          <table:table-cell table:style-name="ce31" table:formula="of:=HEX2DEC([$Editor.AF171])" office:value-type="float" office:value="0" calcext:value-type="float">
            <text:p>0</text:p>
          </table:table-cell>
          <table:table-cell table:style-name="ce28" table:formula="of:=HEX2DEC([$Editor.AG171])" office:value-type="float" office:value="0" calcext:value-type="float">
            <text:p>0</text:p>
          </table:table-cell>
          <table:table-cell table:style-name="ce31" table:formula="of:=VLOOKUP([$Editor.AH171];[$Key.$A$2:.$K$6];11;1)" office:value-type="float" office:value="0" calcext:value-type="float">
            <text:p/>
          </table:table-cell>
          <table:table-cell table:style-name="ce28" table:formula="of:=HEX2DEC([$Editor.AI171])" office:value-type="float" office:value="0" calcext:value-type="float">
            <text:p>0</text:p>
          </table:table-cell>
          <table:table-cell table:style-name="ce31" table:formula="of:=HEX2DEC([$Editor.AJ171])" office:value-type="float" office:value="0" calcext:value-type="float">
            <text:p>0</text:p>
          </table:table-cell>
          <table:table-cell table:style-name="ce28" table:formula="of:=HEX2DEC([$Editor.AK171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Healing Seed</text:p>
          </table:table-cell>
          <table:table-cell table:style-name="ce27" table:formula="of:=COM.MICROSOFT.CONCAT([$Editor.C172];[$Editor.B172])" office:value-type="string" office:string-value="00ce" calcext:value-type="string" table:number-columns-spanned="2" table:number-rows-spanned="1">
            <text:p>00ce</text:p>
          </table:table-cell>
          <table:covered-table-cell table:style-name="ce45"/>
          <table:table-cell table:style-name="ce29" table:formula="of:=HEX2DEC(COM.MICROSOFT.CONCAT([$Editor.E172];[$Editor.D172]))" office:value-type="float" office:value="300" calcext:value-type="float" table:number-columns-spanned="2" table:number-rows-spanned="1">
            <text:p>300</text:p>
          </table:table-cell>
          <table:covered-table-cell table:style-name="ce30"/>
          <table:table-cell table:style-name="ce27" table:formula="of:=COM.MICROSOFT.CONCAT([$Editor.G172];[$Editor.F172])" office:value-type="string" office:string-value="00ca" calcext:value-type="string" table:number-columns-spanned="2" table:number-rows-spanned="1">
            <text:p>00ca</text:p>
          </table:table-cell>
          <table:covered-table-cell table:style-name="ce30"/>
          <table:table-cell table:style-name="ce31" table:formula="of:=VLOOKUP([$Editor.H172];[$Key.$A$2:.$G$19];7;1)" office:value-type="string" office:string-value="Consumables" calcext:value-type="string">
            <text:p>Consumables</text:p>
          </table:table-cell>
          <table:table-cell table:style-name="ce28" table:formula="of:=VLOOKUP([$Editor.I172];[$Key.$A$2:.$H$12];8;1)" office:value-type="string" office:string-value="Virtue" calcext:value-type="string">
            <text:p>Virtue</text:p>
          </table:table-cell>
          <table:table-cell table:style-name="ce31" table:formula="of:=VLOOKUP([$Editor.J172];[$Key.$A$2:.$I$8];9;1)" office:value-type="string" office:string-value="None" calcext:value-type="string">
            <text:p>None</text:p>
          </table:table-cell>
          <table:table-cell table:style-name="ce28" table:formula="of:=VLOOKUP([$Editor.K172];[$Key.$A$2:.$J$6];10;1)" office:value-type="string" office:string-value="None" calcext:value-type="string">
            <text:p>None</text:p>
          </table:table-cell>
          <table:table-cell table:style-name="ce31" table:formula="of:=HEX2DEC([$Editor.L172])" office:value-type="float" office:value="0" calcext:value-type="float">
            <text:p>0</text:p>
          </table:table-cell>
          <table:table-cell table:style-name="ce28" table:formula="of:=VLOOKUP([$Editor.M172];[$Key.$A$2:.$C$257];3;1)" office:value-type="string" office:string-value="5" calcext:value-type="string">
            <text:p>5</text:p>
          </table:table-cell>
          <table:table-cell table:style-name="ce31" table:formula="of:=HEX2DEC([$Editor.N172])" office:value-type="float" office:value="0" calcext:value-type="float">
            <text:p>0</text:p>
          </table:table-cell>
          <table:table-cell table:style-name="ce28" table:formula="of:=HEX2DEC([$Editor.O172])" office:value-type="float" office:value="0" calcext:value-type="float">
            <text:p>0</text:p>
          </table:table-cell>
          <table:table-cell table:style-name="ce31" table:formula="of:=VLOOKUP([$Editor.P172];[$Key.$A$2:.$H$12];8;1)" office:value-type="string" office:string-value="All" calcext:value-type="string">
            <text:p>All</text:p>
          </table:table-cell>
          <table:table-cell table:style-name="ce28" table:formula="of:=HEX2DEC([$Editor.Q172])" office:value-type="float" office:value="0" calcext:value-type="float">
            <text:p>0</text:p>
          </table:table-cell>
          <table:table-cell table:style-name="ce31" table:formula="of:=VLOOKUP([$Editor.R172];[$Key.$A$2:.$D$257];4;1)" office:value-type="string" office:string-value="100 Heal" calcext:value-type="string">
            <text:p>100 Heal</text:p>
          </table:table-cell>
          <table:table-cell table:style-name="ce28" table:formula="of:=VLOOKUP([$Editor.S172];[$Key.$A$2:.$F$257];6;1)" office:value-type="float" office:value="0" calcext:value-type="float">
            <text:p/>
          </table:table-cell>
          <table:table-cell table:style-name="ce31" table:formula="of:=VLOOKUP([$Editor.T172];[$Key.$A$2:.$E$257];5;1)" office:value-type="float" office:value="0" calcext:value-type="float">
            <text:p/>
          </table:table-cell>
          <table:table-cell table:style-name="ce28" table:formula="of:=IF([$Editor.U172]=&quot;00&quot;;&quot;&quot;;HEX2DEC([$Editor.U172]))">
            <text:p/>
          </table:table-cell>
          <table:table-cell table:style-name="ce31" table:formula="of:=IF([$Editor.V172]=&quot;00&quot;;&quot;&quot;;HEX2DEC([$Editor.V172]))">
            <text:p/>
          </table:table-cell>
          <table:table-cell table:style-name="ce28" table:formula="of:=IF([$Editor.W172]=&quot;00&quot;;&quot;&quot;;HEX2DEC([$Editor.W172]))">
            <text:p/>
          </table:table-cell>
          <table:table-cell table:style-name="ce31" table:formula="of:=IF([$Editor.X172]=&quot;00&quot;;&quot;&quot;;COM.MICROSOFT.CONCAT(VLOOKUP([$Editor.X172];[$Key.$A$2:.$C$257];3;1);&quot;%&quot;))">
            <text:p/>
          </table:table-cell>
          <table:table-cell table:style-name="ce28" table:formula="of:=IF([$Editor.Y172]=&quot;00&quot;;&quot;&quot;;COM.MICROSOFT.CONCAT(VLOOKUP([$Editor.Y172];[$Key.$A$2:.$C$257];3;1);&quot;%&quot;))">
            <text:p/>
          </table:table-cell>
          <table:table-cell table:style-name="ce31" table:formula="of:=IF([$Editor.Z172]=&quot;00&quot;;&quot;&quot;;COM.MICROSOFT.CONCAT(VLOOKUP([$Editor.Z172];[$Key.$A$2:.$C$257];3;1);&quot;%&quot;))">
            <text:p/>
          </table:table-cell>
          <table:table-cell table:style-name="ce28" table:formula="of:=IF([$Editor.AA172]=&quot;00&quot;;&quot;&quot;;COM.MICROSOFT.CONCAT(VLOOKUP([$Editor.AA172];[$Key.$A$2:.$C$257];3;1);&quot;%&quot;))">
            <text:p/>
          </table:table-cell>
          <table:table-cell table:style-name="ce31" table:formula="of:=IF([$Editor.AB172]=&quot;00&quot;;&quot;&quot;;COM.MICROSOFT.CONCAT(VLOOKUP([$Editor.AB172];[$Key.$A$2:.$C$257];3;1);&quot;%&quot;))">
            <text:p/>
          </table:table-cell>
          <table:table-cell table:style-name="ce28" table:formula="of:=IF([$Editor.AC172]=&quot;00&quot;;&quot;&quot;;COM.MICROSOFT.CONCAT(VLOOKUP([$Editor.AC172];[$Key.$A$2:.$C$257];3;1);&quot;%&quot;))">
            <text:p/>
          </table:table-cell>
          <table:table-cell table:style-name="ce31" table:formula="of:=IF([$Editor.AD172]=&quot;00&quot;;&quot;&quot;;COM.MICROSOFT.CONCAT(VLOOKUP([$Editor.AD172];[$Key.$A$2:.$C$257];3;1);&quot;%&quot;))">
            <text:p/>
          </table:table-cell>
          <table:table-cell table:style-name="ce28" table:formula="of:=HEX2DEC([$Editor.AE172])" office:value-type="float" office:value="0" calcext:value-type="float">
            <text:p>0</text:p>
          </table:table-cell>
          <table:table-cell table:style-name="ce31" table:formula="of:=HEX2DEC([$Editor.AF172])" office:value-type="float" office:value="0" calcext:value-type="float">
            <text:p>0</text:p>
          </table:table-cell>
          <table:table-cell table:style-name="ce28" table:formula="of:=HEX2DEC([$Editor.AG172])" office:value-type="float" office:value="0" calcext:value-type="float">
            <text:p>0</text:p>
          </table:table-cell>
          <table:table-cell table:style-name="ce31" table:formula="of:=VLOOKUP([$Editor.AH172];[$Key.$A$2:.$K$6];11;1)" office:value-type="float" office:value="0" calcext:value-type="float">
            <text:p/>
          </table:table-cell>
          <table:table-cell table:style-name="ce28" table:formula="of:=HEX2DEC([$Editor.AI172])" office:value-type="float" office:value="0" calcext:value-type="float">
            <text:p>0</text:p>
          </table:table-cell>
          <table:table-cell table:style-name="ce31" table:formula="of:=HEX2DEC([$Editor.AJ172])" office:value-type="float" office:value="0" calcext:value-type="float">
            <text:p>0</text:p>
          </table:table-cell>
          <table:table-cell table:style-name="ce28" table:formula="of:=HEX2DEC([$Editor.AK172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Healing Salve</text:p>
          </table:table-cell>
          <table:table-cell table:style-name="ce27" table:formula="of:=COM.MICROSOFT.CONCAT([$Editor.C173];[$Editor.B173])" office:value-type="string" office:string-value="00cf" calcext:value-type="string" table:number-columns-spanned="2" table:number-rows-spanned="1">
            <text:p>00cf</text:p>
          </table:table-cell>
          <table:covered-table-cell table:style-name="ce45"/>
          <table:table-cell table:style-name="ce29" table:formula="of:=HEX2DEC(COM.MICROSOFT.CONCAT([$Editor.E173];[$Editor.D173]))" office:value-type="float" office:value="400" calcext:value-type="float" table:number-columns-spanned="2" table:number-rows-spanned="1">
            <text:p>400</text:p>
          </table:table-cell>
          <table:covered-table-cell table:style-name="ce30"/>
          <table:table-cell table:style-name="ce27" table:formula="of:=COM.MICROSOFT.CONCAT([$Editor.G173];[$Editor.F173])" office:value-type="string" office:string-value="00cb" calcext:value-type="string" table:number-columns-spanned="2" table:number-rows-spanned="1">
            <text:p>00cb</text:p>
          </table:table-cell>
          <table:covered-table-cell table:style-name="ce30"/>
          <table:table-cell table:style-name="ce31" table:formula="of:=VLOOKUP([$Editor.H173];[$Key.$A$2:.$G$19];7;1)" office:value-type="string" office:string-value="Consumables" calcext:value-type="string">
            <text:p>Consumables</text:p>
          </table:table-cell>
          <table:table-cell table:style-name="ce28" table:formula="of:=VLOOKUP([$Editor.I173];[$Key.$A$2:.$H$12];8;1)" office:value-type="string" office:string-value="Virtue" calcext:value-type="string">
            <text:p>Virtue</text:p>
          </table:table-cell>
          <table:table-cell table:style-name="ce31" table:formula="of:=VLOOKUP([$Editor.J173];[$Key.$A$2:.$I$8];9;1)" office:value-type="string" office:string-value="None" calcext:value-type="string">
            <text:p>None</text:p>
          </table:table-cell>
          <table:table-cell table:style-name="ce28" table:formula="of:=VLOOKUP([$Editor.K173];[$Key.$A$2:.$J$6];10;1)" office:value-type="string" office:string-value="None" calcext:value-type="string">
            <text:p>None</text:p>
          </table:table-cell>
          <table:table-cell table:style-name="ce31" table:formula="of:=HEX2DEC([$Editor.L173])" office:value-type="float" office:value="0" calcext:value-type="float">
            <text:p>0</text:p>
          </table:table-cell>
          <table:table-cell table:style-name="ce28" table:formula="of:=VLOOKUP([$Editor.M173];[$Key.$A$2:.$C$257];3;1)" office:value-type="string" office:string-value="5" calcext:value-type="string">
            <text:p>5</text:p>
          </table:table-cell>
          <table:table-cell table:style-name="ce31" table:formula="of:=HEX2DEC([$Editor.N173])" office:value-type="float" office:value="0" calcext:value-type="float">
            <text:p>0</text:p>
          </table:table-cell>
          <table:table-cell table:style-name="ce28" table:formula="of:=HEX2DEC([$Editor.O173])" office:value-type="float" office:value="0" calcext:value-type="float">
            <text:p>0</text:p>
          </table:table-cell>
          <table:table-cell table:style-name="ce31" table:formula="of:=VLOOKUP([$Editor.P173];[$Key.$A$2:.$H$12];8;1)" office:value-type="string" office:string-value="All" calcext:value-type="string">
            <text:p>All</text:p>
          </table:table-cell>
          <table:table-cell table:style-name="ce28" table:formula="of:=HEX2DEC([$Editor.Q173])" office:value-type="float" office:value="0" calcext:value-type="float">
            <text:p>0</text:p>
          </table:table-cell>
          <table:table-cell table:style-name="ce31" table:formula="of:=VLOOKUP([$Editor.R173];[$Key.$A$2:.$D$257];4;1)" office:value-type="string" office:string-value="150 Heal" calcext:value-type="string">
            <text:p>150 Heal</text:p>
          </table:table-cell>
          <table:table-cell table:style-name="ce28" table:formula="of:=VLOOKUP([$Editor.S173];[$Key.$A$2:.$F$257];6;1)" office:value-type="float" office:value="0" calcext:value-type="float">
            <text:p/>
          </table:table-cell>
          <table:table-cell table:style-name="ce31" table:formula="of:=VLOOKUP([$Editor.T173];[$Key.$A$2:.$E$257];5;1)" office:value-type="float" office:value="0" calcext:value-type="float">
            <text:p/>
          </table:table-cell>
          <table:table-cell table:style-name="ce28" table:formula="of:=IF([$Editor.U173]=&quot;00&quot;;&quot;&quot;;HEX2DEC([$Editor.U173]))">
            <text:p/>
          </table:table-cell>
          <table:table-cell table:style-name="ce31" table:formula="of:=IF([$Editor.V173]=&quot;00&quot;;&quot;&quot;;HEX2DEC([$Editor.V173]))">
            <text:p/>
          </table:table-cell>
          <table:table-cell table:style-name="ce28" table:formula="of:=IF([$Editor.W173]=&quot;00&quot;;&quot;&quot;;HEX2DEC([$Editor.W173]))">
            <text:p/>
          </table:table-cell>
          <table:table-cell table:style-name="ce31" table:formula="of:=IF([$Editor.X173]=&quot;00&quot;;&quot;&quot;;COM.MICROSOFT.CONCAT(VLOOKUP([$Editor.X173];[$Key.$A$2:.$C$257];3;1);&quot;%&quot;))">
            <text:p/>
          </table:table-cell>
          <table:table-cell table:style-name="ce28" table:formula="of:=IF([$Editor.Y173]=&quot;00&quot;;&quot;&quot;;COM.MICROSOFT.CONCAT(VLOOKUP([$Editor.Y173];[$Key.$A$2:.$C$257];3;1);&quot;%&quot;))">
            <text:p/>
          </table:table-cell>
          <table:table-cell table:style-name="ce31" table:formula="of:=IF([$Editor.Z173]=&quot;00&quot;;&quot;&quot;;COM.MICROSOFT.CONCAT(VLOOKUP([$Editor.Z173];[$Key.$A$2:.$C$257];3;1);&quot;%&quot;))">
            <text:p/>
          </table:table-cell>
          <table:table-cell table:style-name="ce28" table:formula="of:=IF([$Editor.AA173]=&quot;00&quot;;&quot;&quot;;COM.MICROSOFT.CONCAT(VLOOKUP([$Editor.AA173];[$Key.$A$2:.$C$257];3;1);&quot;%&quot;))">
            <text:p/>
          </table:table-cell>
          <table:table-cell table:style-name="ce31" table:formula="of:=IF([$Editor.AB173]=&quot;00&quot;;&quot;&quot;;COM.MICROSOFT.CONCAT(VLOOKUP([$Editor.AB173];[$Key.$A$2:.$C$257];3;1);&quot;%&quot;))">
            <text:p/>
          </table:table-cell>
          <table:table-cell table:style-name="ce28" table:formula="of:=IF([$Editor.AC173]=&quot;00&quot;;&quot;&quot;;COM.MICROSOFT.CONCAT(VLOOKUP([$Editor.AC173];[$Key.$A$2:.$C$257];3;1);&quot;%&quot;))">
            <text:p/>
          </table:table-cell>
          <table:table-cell table:style-name="ce31" table:formula="of:=IF([$Editor.AD173]=&quot;00&quot;;&quot;&quot;;COM.MICROSOFT.CONCAT(VLOOKUP([$Editor.AD173];[$Key.$A$2:.$C$257];3;1);&quot;%&quot;))">
            <text:p/>
          </table:table-cell>
          <table:table-cell table:style-name="ce28" table:formula="of:=HEX2DEC([$Editor.AE173])" office:value-type="float" office:value="0" calcext:value-type="float">
            <text:p>0</text:p>
          </table:table-cell>
          <table:table-cell table:style-name="ce31" table:formula="of:=HEX2DEC([$Editor.AF173])" office:value-type="float" office:value="0" calcext:value-type="float">
            <text:p>0</text:p>
          </table:table-cell>
          <table:table-cell table:style-name="ce28" table:formula="of:=HEX2DEC([$Editor.AG173])" office:value-type="float" office:value="0" calcext:value-type="float">
            <text:p>0</text:p>
          </table:table-cell>
          <table:table-cell table:style-name="ce31" table:formula="of:=VLOOKUP([$Editor.AH173];[$Key.$A$2:.$K$6];11;1)" office:value-type="float" office:value="0" calcext:value-type="float">
            <text:p/>
          </table:table-cell>
          <table:table-cell table:style-name="ce28" table:formula="of:=HEX2DEC([$Editor.AI173])" office:value-type="float" office:value="0" calcext:value-type="float">
            <text:p>0</text:p>
          </table:table-cell>
          <table:table-cell table:style-name="ce31" table:formula="of:=HEX2DEC([$Editor.AJ173])" office:value-type="float" office:value="0" calcext:value-type="float">
            <text:p>0</text:p>
          </table:table-cell>
          <table:table-cell table:style-name="ce28" table:formula="of:=HEX2DEC([$Editor.AK173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Healing Essence</text:p>
          </table:table-cell>
          <table:table-cell table:style-name="ce27" table:formula="of:=COM.MICROSOFT.CONCAT([$Editor.C174];[$Editor.B174])" office:value-type="string" office:string-value="00d0" calcext:value-type="string" table:number-columns-spanned="2" table:number-rows-spanned="1">
            <text:p>00d0</text:p>
          </table:table-cell>
          <table:covered-table-cell table:style-name="ce45"/>
          <table:table-cell table:style-name="ce29" table:formula="of:=HEX2DEC(COM.MICROSOFT.CONCAT([$Editor.E174];[$Editor.D174]))" office:value-type="float" office:value="1000" calcext:value-type="float" table:number-columns-spanned="2" table:number-rows-spanned="1">
            <text:p>1000</text:p>
          </table:table-cell>
          <table:covered-table-cell table:style-name="ce30"/>
          <table:table-cell table:style-name="ce27" table:formula="of:=COM.MICROSOFT.CONCAT([$Editor.G174];[$Editor.F174])" office:value-type="string" office:string-value="00cc" calcext:value-type="string" table:number-columns-spanned="2" table:number-rows-spanned="1">
            <text:p>00cc</text:p>
          </table:table-cell>
          <table:covered-table-cell table:style-name="ce30"/>
          <table:table-cell table:style-name="ce31" table:formula="of:=VLOOKUP([$Editor.H174];[$Key.$A$2:.$G$19];7;1)" office:value-type="string" office:string-value="Consumables" calcext:value-type="string">
            <text:p>Consumables</text:p>
          </table:table-cell>
          <table:table-cell table:style-name="ce28" table:formula="of:=VLOOKUP([$Editor.I174];[$Key.$A$2:.$H$12];8;1)" office:value-type="string" office:string-value="Virtue" calcext:value-type="string">
            <text:p>Virtue</text:p>
          </table:table-cell>
          <table:table-cell table:style-name="ce31" table:formula="of:=VLOOKUP([$Editor.J174];[$Key.$A$2:.$I$8];9;1)" office:value-type="string" office:string-value="None" calcext:value-type="string">
            <text:p>None</text:p>
          </table:table-cell>
          <table:table-cell table:style-name="ce28" table:formula="of:=VLOOKUP([$Editor.K174];[$Key.$A$2:.$J$6];10;1)" office:value-type="string" office:string-value="None" calcext:value-type="string">
            <text:p>None</text:p>
          </table:table-cell>
          <table:table-cell table:style-name="ce31" table:formula="of:=HEX2DEC([$Editor.L174])" office:value-type="float" office:value="0" calcext:value-type="float">
            <text:p>0</text:p>
          </table:table-cell>
          <table:table-cell table:style-name="ce28" table:formula="of:=VLOOKUP([$Editor.M174];[$Key.$A$2:.$C$257];3;1)" office:value-type="string" office:string-value="5" calcext:value-type="string">
            <text:p>5</text:p>
          </table:table-cell>
          <table:table-cell table:style-name="ce31" table:formula="of:=HEX2DEC([$Editor.N174])" office:value-type="float" office:value="0" calcext:value-type="float">
            <text:p>0</text:p>
          </table:table-cell>
          <table:table-cell table:style-name="ce28" table:formula="of:=HEX2DEC([$Editor.O174])" office:value-type="float" office:value="0" calcext:value-type="float">
            <text:p>0</text:p>
          </table:table-cell>
          <table:table-cell table:style-name="ce31" table:formula="of:=VLOOKUP([$Editor.P174];[$Key.$A$2:.$H$12];8;1)" office:value-type="string" office:string-value="All" calcext:value-type="string">
            <text:p>All</text:p>
          </table:table-cell>
          <table:table-cell table:style-name="ce28" table:formula="of:=HEX2DEC([$Editor.Q174])" office:value-type="float" office:value="0" calcext:value-type="float">
            <text:p>0</text:p>
          </table:table-cell>
          <table:table-cell table:style-name="ce31" table:formula="of:=VLOOKUP([$Editor.R174];[$Key.$A$2:.$D$257];4;1)" office:value-type="string" office:string-value="Maximum Heal" calcext:value-type="string">
            <text:p>Maximum Heal</text:p>
          </table:table-cell>
          <table:table-cell table:style-name="ce28" table:formula="of:=VLOOKUP([$Editor.S174];[$Key.$A$2:.$F$257];6;1)" office:value-type="float" office:value="0" calcext:value-type="float">
            <text:p/>
          </table:table-cell>
          <table:table-cell table:style-name="ce31" table:formula="of:=VLOOKUP([$Editor.T174];[$Key.$A$2:.$E$257];5;1)" office:value-type="float" office:value="0" calcext:value-type="float">
            <text:p/>
          </table:table-cell>
          <table:table-cell table:style-name="ce28" table:formula="of:=IF([$Editor.U174]=&quot;00&quot;;&quot;&quot;;HEX2DEC([$Editor.U174]))">
            <text:p/>
          </table:table-cell>
          <table:table-cell table:style-name="ce31" table:formula="of:=IF([$Editor.V174]=&quot;00&quot;;&quot;&quot;;HEX2DEC([$Editor.V174]))">
            <text:p/>
          </table:table-cell>
          <table:table-cell table:style-name="ce28" table:formula="of:=IF([$Editor.W174]=&quot;00&quot;;&quot;&quot;;HEX2DEC([$Editor.W174]))">
            <text:p/>
          </table:table-cell>
          <table:table-cell table:style-name="ce31" table:formula="of:=IF([$Editor.X174]=&quot;00&quot;;&quot;&quot;;COM.MICROSOFT.CONCAT(VLOOKUP([$Editor.X174];[$Key.$A$2:.$C$257];3;1);&quot;%&quot;))">
            <text:p/>
          </table:table-cell>
          <table:table-cell table:style-name="ce28" table:formula="of:=IF([$Editor.Y174]=&quot;00&quot;;&quot;&quot;;COM.MICROSOFT.CONCAT(VLOOKUP([$Editor.Y174];[$Key.$A$2:.$C$257];3;1);&quot;%&quot;))">
            <text:p/>
          </table:table-cell>
          <table:table-cell table:style-name="ce31" table:formula="of:=IF([$Editor.Z174]=&quot;00&quot;;&quot;&quot;;COM.MICROSOFT.CONCAT(VLOOKUP([$Editor.Z174];[$Key.$A$2:.$C$257];3;1);&quot;%&quot;))">
            <text:p/>
          </table:table-cell>
          <table:table-cell table:style-name="ce28" table:formula="of:=IF([$Editor.AA174]=&quot;00&quot;;&quot;&quot;;COM.MICROSOFT.CONCAT(VLOOKUP([$Editor.AA174];[$Key.$A$2:.$C$257];3;1);&quot;%&quot;))">
            <text:p/>
          </table:table-cell>
          <table:table-cell table:style-name="ce31" table:formula="of:=IF([$Editor.AB174]=&quot;00&quot;;&quot;&quot;;COM.MICROSOFT.CONCAT(VLOOKUP([$Editor.AB174];[$Key.$A$2:.$C$257];3;1);&quot;%&quot;))">
            <text:p/>
          </table:table-cell>
          <table:table-cell table:style-name="ce28" table:formula="of:=IF([$Editor.AC174]=&quot;00&quot;;&quot;&quot;;COM.MICROSOFT.CONCAT(VLOOKUP([$Editor.AC174];[$Key.$A$2:.$C$257];3;1);&quot;%&quot;))">
            <text:p/>
          </table:table-cell>
          <table:table-cell table:style-name="ce31" table:formula="of:=IF([$Editor.AD174]=&quot;00&quot;;&quot;&quot;;COM.MICROSOFT.CONCAT(VLOOKUP([$Editor.AD174];[$Key.$A$2:.$C$257];3;1);&quot;%&quot;))">
            <text:p/>
          </table:table-cell>
          <table:table-cell table:style-name="ce28" table:formula="of:=HEX2DEC([$Editor.AE174])" office:value-type="float" office:value="0" calcext:value-type="float">
            <text:p>0</text:p>
          </table:table-cell>
          <table:table-cell table:style-name="ce31" table:formula="of:=HEX2DEC([$Editor.AF174])" office:value-type="float" office:value="0" calcext:value-type="float">
            <text:p>0</text:p>
          </table:table-cell>
          <table:table-cell table:style-name="ce28" table:formula="of:=HEX2DEC([$Editor.AG174])" office:value-type="float" office:value="0" calcext:value-type="float">
            <text:p>0</text:p>
          </table:table-cell>
          <table:table-cell table:style-name="ce31" table:formula="of:=VLOOKUP([$Editor.AH174];[$Key.$A$2:.$K$6];11;1)" office:value-type="float" office:value="0" calcext:value-type="float">
            <text:p/>
          </table:table-cell>
          <table:table-cell table:style-name="ce28" table:formula="of:=HEX2DEC([$Editor.AI174])" office:value-type="float" office:value="0" calcext:value-type="float">
            <text:p>0</text:p>
          </table:table-cell>
          <table:table-cell table:style-name="ce31" table:formula="of:=HEX2DEC([$Editor.AJ174])" office:value-type="float" office:value="0" calcext:value-type="float">
            <text:p>0</text:p>
          </table:table-cell>
          <table:table-cell table:style-name="ce28" table:formula="of:=HEX2DEC([$Editor.AK174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Magic Leaf</text:p>
          </table:table-cell>
          <table:table-cell table:style-name="ce27" table:formula="of:=COM.MICROSOFT.CONCAT([$Editor.C175];[$Editor.B175])" office:value-type="string" office:string-value="00d1" calcext:value-type="string" table:number-columns-spanned="2" table:number-rows-spanned="1">
            <text:p>00d1</text:p>
          </table:table-cell>
          <table:covered-table-cell table:style-name="ce45"/>
          <table:table-cell table:style-name="ce29" table:formula="of:=HEX2DEC(COM.MICROSOFT.CONCAT([$Editor.E175];[$Editor.D175]))" office:value-type="float" office:value="150" calcext:value-type="float" table:number-columns-spanned="2" table:number-rows-spanned="1">
            <text:p>150</text:p>
          </table:table-cell>
          <table:covered-table-cell table:style-name="ce30"/>
          <table:table-cell table:style-name="ce27" table:formula="of:=COM.MICROSOFT.CONCAT([$Editor.G175];[$Editor.F175])" office:value-type="string" office:string-value="00cd" calcext:value-type="string" table:number-columns-spanned="2" table:number-rows-spanned="1">
            <text:p>00cd</text:p>
          </table:table-cell>
          <table:covered-table-cell table:style-name="ce30"/>
          <table:table-cell table:style-name="ce31" table:formula="of:=VLOOKUP([$Editor.H175];[$Key.$A$2:.$G$19];7;1)" office:value-type="string" office:string-value="Consumables" calcext:value-type="string">
            <text:p>Consumables</text:p>
          </table:table-cell>
          <table:table-cell table:style-name="ce28" table:formula="of:=VLOOKUP([$Editor.I175];[$Key.$A$2:.$H$12];8;1)" office:value-type="string" office:string-value="Virtue" calcext:value-type="string">
            <text:p>Virtue</text:p>
          </table:table-cell>
          <table:table-cell table:style-name="ce31" table:formula="of:=VLOOKUP([$Editor.J175];[$Key.$A$2:.$I$8];9;1)" office:value-type="string" office:string-value="None" calcext:value-type="string">
            <text:p>None</text:p>
          </table:table-cell>
          <table:table-cell table:style-name="ce28" table:formula="of:=VLOOKUP([$Editor.K175];[$Key.$A$2:.$J$6];10;1)" office:value-type="string" office:string-value="None" calcext:value-type="string">
            <text:p>None</text:p>
          </table:table-cell>
          <table:table-cell table:style-name="ce31" table:formula="of:=HEX2DEC([$Editor.L175])" office:value-type="float" office:value="0" calcext:value-type="float">
            <text:p>0</text:p>
          </table:table-cell>
          <table:table-cell table:style-name="ce28" table:formula="of:=VLOOKUP([$Editor.M175];[$Key.$A$2:.$C$257];3;1)" office:value-type="string" office:string-value="5" calcext:value-type="string">
            <text:p>5</text:p>
          </table:table-cell>
          <table:table-cell table:style-name="ce31" table:formula="of:=HEX2DEC([$Editor.N175])" office:value-type="float" office:value="0" calcext:value-type="float">
            <text:p>0</text:p>
          </table:table-cell>
          <table:table-cell table:style-name="ce28" table:formula="of:=HEX2DEC([$Editor.O175])" office:value-type="float" office:value="0" calcext:value-type="float">
            <text:p>0</text:p>
          </table:table-cell>
          <table:table-cell table:style-name="ce31" table:formula="of:=VLOOKUP([$Editor.P175];[$Key.$A$2:.$H$12];8;1)" office:value-type="string" office:string-value="All" calcext:value-type="string">
            <text:p>All</text:p>
          </table:table-cell>
          <table:table-cell table:style-name="ce28" table:formula="of:=HEX2DEC([$Editor.Q175])" office:value-type="float" office:value="0" calcext:value-type="float">
            <text:p>0</text:p>
          </table:table-cell>
          <table:table-cell table:style-name="ce31" table:formula="of:=VLOOKUP([$Editor.R175];[$Key.$A$2:.$D$257];4;1)" office:value-type="string" office:string-value="25 Charge" calcext:value-type="string">
            <text:p>25 Charge</text:p>
          </table:table-cell>
          <table:table-cell table:style-name="ce28" table:formula="of:=VLOOKUP([$Editor.S175];[$Key.$A$2:.$F$257];6;1)" office:value-type="float" office:value="0" calcext:value-type="float">
            <text:p/>
          </table:table-cell>
          <table:table-cell table:style-name="ce31" table:formula="of:=VLOOKUP([$Editor.T175];[$Key.$A$2:.$E$257];5;1)" office:value-type="float" office:value="0" calcext:value-type="float">
            <text:p/>
          </table:table-cell>
          <table:table-cell table:style-name="ce28" table:formula="of:=IF([$Editor.U175]=&quot;00&quot;;&quot;&quot;;HEX2DEC([$Editor.U175]))">
            <text:p/>
          </table:table-cell>
          <table:table-cell table:style-name="ce31" table:formula="of:=IF([$Editor.V175]=&quot;00&quot;;&quot;&quot;;HEX2DEC([$Editor.V175]))">
            <text:p/>
          </table:table-cell>
          <table:table-cell table:style-name="ce28" table:formula="of:=IF([$Editor.W175]=&quot;00&quot;;&quot;&quot;;HEX2DEC([$Editor.W175]))">
            <text:p/>
          </table:table-cell>
          <table:table-cell table:style-name="ce31" table:formula="of:=IF([$Editor.X175]=&quot;00&quot;;&quot;&quot;;COM.MICROSOFT.CONCAT(VLOOKUP([$Editor.X175];[$Key.$A$2:.$C$257];3;1);&quot;%&quot;))">
            <text:p/>
          </table:table-cell>
          <table:table-cell table:style-name="ce28" table:formula="of:=IF([$Editor.Y175]=&quot;00&quot;;&quot;&quot;;COM.MICROSOFT.CONCAT(VLOOKUP([$Editor.Y175];[$Key.$A$2:.$C$257];3;1);&quot;%&quot;))">
            <text:p/>
          </table:table-cell>
          <table:table-cell table:style-name="ce31" table:formula="of:=IF([$Editor.Z175]=&quot;00&quot;;&quot;&quot;;COM.MICROSOFT.CONCAT(VLOOKUP([$Editor.Z175];[$Key.$A$2:.$C$257];3;1);&quot;%&quot;))">
            <text:p/>
          </table:table-cell>
          <table:table-cell table:style-name="ce28" table:formula="of:=IF([$Editor.AA175]=&quot;00&quot;;&quot;&quot;;COM.MICROSOFT.CONCAT(VLOOKUP([$Editor.AA175];[$Key.$A$2:.$C$257];3;1);&quot;%&quot;))">
            <text:p/>
          </table:table-cell>
          <table:table-cell table:style-name="ce31" table:formula="of:=IF([$Editor.AB175]=&quot;00&quot;;&quot;&quot;;COM.MICROSOFT.CONCAT(VLOOKUP([$Editor.AB175];[$Key.$A$2:.$C$257];3;1);&quot;%&quot;))">
            <text:p/>
          </table:table-cell>
          <table:table-cell table:style-name="ce28" table:formula="of:=IF([$Editor.AC175]=&quot;00&quot;;&quot;&quot;;COM.MICROSOFT.CONCAT(VLOOKUP([$Editor.AC175];[$Key.$A$2:.$C$257];3;1);&quot;%&quot;))">
            <text:p/>
          </table:table-cell>
          <table:table-cell table:style-name="ce31" table:formula="of:=IF([$Editor.AD175]=&quot;00&quot;;&quot;&quot;;COM.MICROSOFT.CONCAT(VLOOKUP([$Editor.AD175];[$Key.$A$2:.$C$257];3;1);&quot;%&quot;))">
            <text:p/>
          </table:table-cell>
          <table:table-cell table:style-name="ce28" table:formula="of:=HEX2DEC([$Editor.AE175])" office:value-type="float" office:value="0" calcext:value-type="float">
            <text:p>0</text:p>
          </table:table-cell>
          <table:table-cell table:style-name="ce31" table:formula="of:=HEX2DEC([$Editor.AF175])" office:value-type="float" office:value="0" calcext:value-type="float">
            <text:p>0</text:p>
          </table:table-cell>
          <table:table-cell table:style-name="ce28" table:formula="of:=HEX2DEC([$Editor.AG175])" office:value-type="float" office:value="0" calcext:value-type="float">
            <text:p>0</text:p>
          </table:table-cell>
          <table:table-cell table:style-name="ce31" table:formula="of:=VLOOKUP([$Editor.AH175];[$Key.$A$2:.$K$6];11;1)" office:value-type="float" office:value="0" calcext:value-type="float">
            <text:p/>
          </table:table-cell>
          <table:table-cell table:style-name="ce28" table:formula="of:=HEX2DEC([$Editor.AI175])" office:value-type="float" office:value="0" calcext:value-type="float">
            <text:p>0</text:p>
          </table:table-cell>
          <table:table-cell table:style-name="ce31" table:formula="of:=HEX2DEC([$Editor.AJ175])" office:value-type="float" office:value="0" calcext:value-type="float">
            <text:p>0</text:p>
          </table:table-cell>
          <table:table-cell table:style-name="ce28" table:formula="of:=HEX2DEC([$Editor.AK175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Magic Seed</text:p>
          </table:table-cell>
          <table:table-cell table:style-name="ce27" table:formula="of:=COM.MICROSOFT.CONCAT([$Editor.C176];[$Editor.B176])" office:value-type="string" office:string-value="00d2" calcext:value-type="string" table:number-columns-spanned="2" table:number-rows-spanned="1">
            <text:p>00d2</text:p>
          </table:table-cell>
          <table:covered-table-cell table:style-name="ce45"/>
          <table:table-cell table:style-name="ce29" table:formula="of:=HEX2DEC(COM.MICROSOFT.CONCAT([$Editor.E176];[$Editor.D176]))" office:value-type="float" office:value="300" calcext:value-type="float" table:number-columns-spanned="2" table:number-rows-spanned="1">
            <text:p>300</text:p>
          </table:table-cell>
          <table:covered-table-cell table:style-name="ce30"/>
          <table:table-cell table:style-name="ce27" table:formula="of:=COM.MICROSOFT.CONCAT([$Editor.G176];[$Editor.F176])" office:value-type="string" office:string-value="00ce" calcext:value-type="string" table:number-columns-spanned="2" table:number-rows-spanned="1">
            <text:p>00ce</text:p>
          </table:table-cell>
          <table:covered-table-cell table:style-name="ce30"/>
          <table:table-cell table:style-name="ce31" table:formula="of:=VLOOKUP([$Editor.H176];[$Key.$A$2:.$G$19];7;1)" office:value-type="string" office:string-value="Consumables" calcext:value-type="string">
            <text:p>Consumables</text:p>
          </table:table-cell>
          <table:table-cell table:style-name="ce28" table:formula="of:=VLOOKUP([$Editor.I176];[$Key.$A$2:.$H$12];8;1)" office:value-type="string" office:string-value="Virtue" calcext:value-type="string">
            <text:p>Virtue</text:p>
          </table:table-cell>
          <table:table-cell table:style-name="ce31" table:formula="of:=VLOOKUP([$Editor.J176];[$Key.$A$2:.$I$8];9;1)" office:value-type="string" office:string-value="None" calcext:value-type="string">
            <text:p>None</text:p>
          </table:table-cell>
          <table:table-cell table:style-name="ce28" table:formula="of:=VLOOKUP([$Editor.K176];[$Key.$A$2:.$J$6];10;1)" office:value-type="string" office:string-value="None" calcext:value-type="string">
            <text:p>None</text:p>
          </table:table-cell>
          <table:table-cell table:style-name="ce31" table:formula="of:=HEX2DEC([$Editor.L176])" office:value-type="float" office:value="0" calcext:value-type="float">
            <text:p>0</text:p>
          </table:table-cell>
          <table:table-cell table:style-name="ce28" table:formula="of:=VLOOKUP([$Editor.M176];[$Key.$A$2:.$C$257];3;1)" office:value-type="string" office:string-value="5" calcext:value-type="string">
            <text:p>5</text:p>
          </table:table-cell>
          <table:table-cell table:style-name="ce31" table:formula="of:=HEX2DEC([$Editor.N176])" office:value-type="float" office:value="0" calcext:value-type="float">
            <text:p>0</text:p>
          </table:table-cell>
          <table:table-cell table:style-name="ce28" table:formula="of:=HEX2DEC([$Editor.O176])" office:value-type="float" office:value="0" calcext:value-type="float">
            <text:p>0</text:p>
          </table:table-cell>
          <table:table-cell table:style-name="ce31" table:formula="of:=VLOOKUP([$Editor.P176];[$Key.$A$2:.$H$12];8;1)" office:value-type="string" office:string-value="All" calcext:value-type="string">
            <text:p>All</text:p>
          </table:table-cell>
          <table:table-cell table:style-name="ce28" table:formula="of:=HEX2DEC([$Editor.Q176])" office:value-type="float" office:value="0" calcext:value-type="float">
            <text:p>0</text:p>
          </table:table-cell>
          <table:table-cell table:style-name="ce31" table:formula="of:=VLOOKUP([$Editor.R176];[$Key.$A$2:.$D$257];4;1)" office:value-type="string" office:string-value="50 Charge" calcext:value-type="string">
            <text:p>50 Charge</text:p>
          </table:table-cell>
          <table:table-cell table:style-name="ce28" table:formula="of:=VLOOKUP([$Editor.S176];[$Key.$A$2:.$F$257];6;1)" office:value-type="float" office:value="0" calcext:value-type="float">
            <text:p/>
          </table:table-cell>
          <table:table-cell table:style-name="ce31" table:formula="of:=VLOOKUP([$Editor.T176];[$Key.$A$2:.$E$257];5;1)" office:value-type="float" office:value="0" calcext:value-type="float">
            <text:p/>
          </table:table-cell>
          <table:table-cell table:style-name="ce28" table:formula="of:=IF([$Editor.U176]=&quot;00&quot;;&quot;&quot;;HEX2DEC([$Editor.U176]))">
            <text:p/>
          </table:table-cell>
          <table:table-cell table:style-name="ce31" table:formula="of:=IF([$Editor.V176]=&quot;00&quot;;&quot;&quot;;HEX2DEC([$Editor.V176]))">
            <text:p/>
          </table:table-cell>
          <table:table-cell table:style-name="ce28" table:formula="of:=IF([$Editor.W176]=&quot;00&quot;;&quot;&quot;;HEX2DEC([$Editor.W176]))">
            <text:p/>
          </table:table-cell>
          <table:table-cell table:style-name="ce31" table:formula="of:=IF([$Editor.X176]=&quot;00&quot;;&quot;&quot;;COM.MICROSOFT.CONCAT(VLOOKUP([$Editor.X176];[$Key.$A$2:.$C$257];3;1);&quot;%&quot;))">
            <text:p/>
          </table:table-cell>
          <table:table-cell table:style-name="ce28" table:formula="of:=IF([$Editor.Y176]=&quot;00&quot;;&quot;&quot;;COM.MICROSOFT.CONCAT(VLOOKUP([$Editor.Y176];[$Key.$A$2:.$C$257];3;1);&quot;%&quot;))">
            <text:p/>
          </table:table-cell>
          <table:table-cell table:style-name="ce31" table:formula="of:=IF([$Editor.Z176]=&quot;00&quot;;&quot;&quot;;COM.MICROSOFT.CONCAT(VLOOKUP([$Editor.Z176];[$Key.$A$2:.$C$257];3;1);&quot;%&quot;))">
            <text:p/>
          </table:table-cell>
          <table:table-cell table:style-name="ce28" table:formula="of:=IF([$Editor.AA176]=&quot;00&quot;;&quot;&quot;;COM.MICROSOFT.CONCAT(VLOOKUP([$Editor.AA176];[$Key.$A$2:.$C$257];3;1);&quot;%&quot;))">
            <text:p/>
          </table:table-cell>
          <table:table-cell table:style-name="ce31" table:formula="of:=IF([$Editor.AB176]=&quot;00&quot;;&quot;&quot;;COM.MICROSOFT.CONCAT(VLOOKUP([$Editor.AB176];[$Key.$A$2:.$C$257];3;1);&quot;%&quot;))">
            <text:p/>
          </table:table-cell>
          <table:table-cell table:style-name="ce28" table:formula="of:=IF([$Editor.AC176]=&quot;00&quot;;&quot;&quot;;COM.MICROSOFT.CONCAT(VLOOKUP([$Editor.AC176];[$Key.$A$2:.$C$257];3;1);&quot;%&quot;))">
            <text:p/>
          </table:table-cell>
          <table:table-cell table:style-name="ce31" table:formula="of:=IF([$Editor.AD176]=&quot;00&quot;;&quot;&quot;;COM.MICROSOFT.CONCAT(VLOOKUP([$Editor.AD176];[$Key.$A$2:.$C$257];3;1);&quot;%&quot;))">
            <text:p/>
          </table:table-cell>
          <table:table-cell table:style-name="ce28" table:formula="of:=HEX2DEC([$Editor.AE176])" office:value-type="float" office:value="0" calcext:value-type="float">
            <text:p>0</text:p>
          </table:table-cell>
          <table:table-cell table:style-name="ce31" table:formula="of:=HEX2DEC([$Editor.AF176])" office:value-type="float" office:value="0" calcext:value-type="float">
            <text:p>0</text:p>
          </table:table-cell>
          <table:table-cell table:style-name="ce28" table:formula="of:=HEX2DEC([$Editor.AG176])" office:value-type="float" office:value="0" calcext:value-type="float">
            <text:p>0</text:p>
          </table:table-cell>
          <table:table-cell table:style-name="ce31" table:formula="of:=VLOOKUP([$Editor.AH176];[$Key.$A$2:.$K$6];11;1)" office:value-type="float" office:value="0" calcext:value-type="float">
            <text:p/>
          </table:table-cell>
          <table:table-cell table:style-name="ce28" table:formula="of:=HEX2DEC([$Editor.AI176])" office:value-type="float" office:value="0" calcext:value-type="float">
            <text:p>0</text:p>
          </table:table-cell>
          <table:table-cell table:style-name="ce31" table:formula="of:=HEX2DEC([$Editor.AJ176])" office:value-type="float" office:value="0" calcext:value-type="float">
            <text:p>0</text:p>
          </table:table-cell>
          <table:table-cell table:style-name="ce28" table:formula="of:=HEX2DEC([$Editor.AK176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Magic Salve</text:p>
          </table:table-cell>
          <table:table-cell table:style-name="ce27" table:formula="of:=COM.MICROSOFT.CONCAT([$Editor.C177];[$Editor.B177])" office:value-type="string" office:string-value="00d3" calcext:value-type="string" table:number-columns-spanned="2" table:number-rows-spanned="1">
            <text:p>00d3</text:p>
          </table:table-cell>
          <table:covered-table-cell table:style-name="ce45"/>
          <table:table-cell table:style-name="ce29" table:formula="of:=HEX2DEC(COM.MICROSOFT.CONCAT([$Editor.E177];[$Editor.D177]))" office:value-type="float" office:value="400" calcext:value-type="float" table:number-columns-spanned="2" table:number-rows-spanned="1">
            <text:p>400</text:p>
          </table:table-cell>
          <table:covered-table-cell table:style-name="ce30"/>
          <table:table-cell table:style-name="ce27" table:formula="of:=COM.MICROSOFT.CONCAT([$Editor.G177];[$Editor.F177])" office:value-type="string" office:string-value="00cf" calcext:value-type="string" table:number-columns-spanned="2" table:number-rows-spanned="1">
            <text:p>00cf</text:p>
          </table:table-cell>
          <table:covered-table-cell table:style-name="ce30"/>
          <table:table-cell table:style-name="ce31" table:formula="of:=VLOOKUP([$Editor.H177];[$Key.$A$2:.$G$19];7;1)" office:value-type="string" office:string-value="Consumables" calcext:value-type="string">
            <text:p>Consumables</text:p>
          </table:table-cell>
          <table:table-cell table:style-name="ce28" table:formula="of:=VLOOKUP([$Editor.I177];[$Key.$A$2:.$H$12];8;1)" office:value-type="string" office:string-value="Virtue" calcext:value-type="string">
            <text:p>Virtue</text:p>
          </table:table-cell>
          <table:table-cell table:style-name="ce31" table:formula="of:=VLOOKUP([$Editor.J177];[$Key.$A$2:.$I$8];9;1)" office:value-type="string" office:string-value="None" calcext:value-type="string">
            <text:p>None</text:p>
          </table:table-cell>
          <table:table-cell table:style-name="ce28" table:formula="of:=VLOOKUP([$Editor.K177];[$Key.$A$2:.$J$6];10;1)" office:value-type="string" office:string-value="None" calcext:value-type="string">
            <text:p>None</text:p>
          </table:table-cell>
          <table:table-cell table:style-name="ce31" table:formula="of:=HEX2DEC([$Editor.L177])" office:value-type="float" office:value="0" calcext:value-type="float">
            <text:p>0</text:p>
          </table:table-cell>
          <table:table-cell table:style-name="ce28" table:formula="of:=VLOOKUP([$Editor.M177];[$Key.$A$2:.$C$257];3;1)" office:value-type="string" office:string-value="5" calcext:value-type="string">
            <text:p>5</text:p>
          </table:table-cell>
          <table:table-cell table:style-name="ce31" table:formula="of:=HEX2DEC([$Editor.N177])" office:value-type="float" office:value="0" calcext:value-type="float">
            <text:p>0</text:p>
          </table:table-cell>
          <table:table-cell table:style-name="ce28" table:formula="of:=HEX2DEC([$Editor.O177])" office:value-type="float" office:value="0" calcext:value-type="float">
            <text:p>0</text:p>
          </table:table-cell>
          <table:table-cell table:style-name="ce31" table:formula="of:=VLOOKUP([$Editor.P177];[$Key.$A$2:.$H$12];8;1)" office:value-type="string" office:string-value="All" calcext:value-type="string">
            <text:p>All</text:p>
          </table:table-cell>
          <table:table-cell table:style-name="ce28" table:formula="of:=HEX2DEC([$Editor.Q177])" office:value-type="float" office:value="0" calcext:value-type="float">
            <text:p>0</text:p>
          </table:table-cell>
          <table:table-cell table:style-name="ce31" table:formula="of:=VLOOKUP([$Editor.R177];[$Key.$A$2:.$D$257];4;1)" office:value-type="string" office:string-value="100 Charge" calcext:value-type="string">
            <text:p>100 Charge</text:p>
          </table:table-cell>
          <table:table-cell table:style-name="ce28" table:formula="of:=VLOOKUP([$Editor.S177];[$Key.$A$2:.$F$257];6;1)" office:value-type="float" office:value="0" calcext:value-type="float">
            <text:p/>
          </table:table-cell>
          <table:table-cell table:style-name="ce31" table:formula="of:=VLOOKUP([$Editor.T177];[$Key.$A$2:.$E$257];5;1)" office:value-type="float" office:value="0" calcext:value-type="float">
            <text:p/>
          </table:table-cell>
          <table:table-cell table:style-name="ce28" table:formula="of:=IF([$Editor.U177]=&quot;00&quot;;&quot;&quot;;HEX2DEC([$Editor.U177]))">
            <text:p/>
          </table:table-cell>
          <table:table-cell table:style-name="ce31" table:formula="of:=IF([$Editor.V177]=&quot;00&quot;;&quot;&quot;;HEX2DEC([$Editor.V177]))">
            <text:p/>
          </table:table-cell>
          <table:table-cell table:style-name="ce28" table:formula="of:=IF([$Editor.W177]=&quot;00&quot;;&quot;&quot;;HEX2DEC([$Editor.W177]))">
            <text:p/>
          </table:table-cell>
          <table:table-cell table:style-name="ce31" table:formula="of:=IF([$Editor.X177]=&quot;00&quot;;&quot;&quot;;COM.MICROSOFT.CONCAT(VLOOKUP([$Editor.X177];[$Key.$A$2:.$C$257];3;1);&quot;%&quot;))">
            <text:p/>
          </table:table-cell>
          <table:table-cell table:style-name="ce28" table:formula="of:=IF([$Editor.Y177]=&quot;00&quot;;&quot;&quot;;COM.MICROSOFT.CONCAT(VLOOKUP([$Editor.Y177];[$Key.$A$2:.$C$257];3;1);&quot;%&quot;))">
            <text:p/>
          </table:table-cell>
          <table:table-cell table:style-name="ce31" table:formula="of:=IF([$Editor.Z177]=&quot;00&quot;;&quot;&quot;;COM.MICROSOFT.CONCAT(VLOOKUP([$Editor.Z177];[$Key.$A$2:.$C$257];3;1);&quot;%&quot;))">
            <text:p/>
          </table:table-cell>
          <table:table-cell table:style-name="ce28" table:formula="of:=IF([$Editor.AA177]=&quot;00&quot;;&quot;&quot;;COM.MICROSOFT.CONCAT(VLOOKUP([$Editor.AA177];[$Key.$A$2:.$C$257];3;1);&quot;%&quot;))">
            <text:p/>
          </table:table-cell>
          <table:table-cell table:style-name="ce31" table:formula="of:=IF([$Editor.AB177]=&quot;00&quot;;&quot;&quot;;COM.MICROSOFT.CONCAT(VLOOKUP([$Editor.AB177];[$Key.$A$2:.$C$257];3;1);&quot;%&quot;))">
            <text:p/>
          </table:table-cell>
          <table:table-cell table:style-name="ce28" table:formula="of:=IF([$Editor.AC177]=&quot;00&quot;;&quot;&quot;;COM.MICROSOFT.CONCAT(VLOOKUP([$Editor.AC177];[$Key.$A$2:.$C$257];3;1);&quot;%&quot;))">
            <text:p/>
          </table:table-cell>
          <table:table-cell table:style-name="ce31" table:formula="of:=IF([$Editor.AD177]=&quot;00&quot;;&quot;&quot;;COM.MICROSOFT.CONCAT(VLOOKUP([$Editor.AD177];[$Key.$A$2:.$C$257];3;1);&quot;%&quot;))">
            <text:p/>
          </table:table-cell>
          <table:table-cell table:style-name="ce28" table:formula="of:=HEX2DEC([$Editor.AE177])" office:value-type="float" office:value="0" calcext:value-type="float">
            <text:p>0</text:p>
          </table:table-cell>
          <table:table-cell table:style-name="ce31" table:formula="of:=HEX2DEC([$Editor.AF177])" office:value-type="float" office:value="0" calcext:value-type="float">
            <text:p>0</text:p>
          </table:table-cell>
          <table:table-cell table:style-name="ce28" table:formula="of:=HEX2DEC([$Editor.AG177])" office:value-type="float" office:value="0" calcext:value-type="float">
            <text:p>0</text:p>
          </table:table-cell>
          <table:table-cell table:style-name="ce31" table:formula="of:=VLOOKUP([$Editor.AH177];[$Key.$A$2:.$K$6];11;1)" office:value-type="float" office:value="0" calcext:value-type="float">
            <text:p/>
          </table:table-cell>
          <table:table-cell table:style-name="ce28" table:formula="of:=HEX2DEC([$Editor.AI177])" office:value-type="float" office:value="0" calcext:value-type="float">
            <text:p>0</text:p>
          </table:table-cell>
          <table:table-cell table:style-name="ce31" table:formula="of:=HEX2DEC([$Editor.AJ177])" office:value-type="float" office:value="0" calcext:value-type="float">
            <text:p>0</text:p>
          </table:table-cell>
          <table:table-cell table:style-name="ce28" table:formula="of:=HEX2DEC([$Editor.AK177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Magic Essence</text:p>
          </table:table-cell>
          <table:table-cell table:style-name="ce27" table:formula="of:=COM.MICROSOFT.CONCAT([$Editor.C178];[$Editor.B178])" office:value-type="string" office:string-value="00d4" calcext:value-type="string" table:number-columns-spanned="2" table:number-rows-spanned="1">
            <text:p>00d4</text:p>
          </table:table-cell>
          <table:covered-table-cell table:style-name="ce45"/>
          <table:table-cell table:style-name="ce29" table:formula="of:=HEX2DEC(COM.MICROSOFT.CONCAT([$Editor.E178];[$Editor.D178]))" office:value-type="float" office:value="1000" calcext:value-type="float" table:number-columns-spanned="2" table:number-rows-spanned="1">
            <text:p>1000</text:p>
          </table:table-cell>
          <table:covered-table-cell table:style-name="ce30"/>
          <table:table-cell table:style-name="ce27" table:formula="of:=COM.MICROSOFT.CONCAT([$Editor.G178];[$Editor.F178])" office:value-type="string" office:string-value="00d0" calcext:value-type="string" table:number-columns-spanned="2" table:number-rows-spanned="1">
            <text:p>00d0</text:p>
          </table:table-cell>
          <table:covered-table-cell table:style-name="ce30"/>
          <table:table-cell table:style-name="ce31" table:formula="of:=VLOOKUP([$Editor.H178];[$Key.$A$2:.$G$19];7;1)" office:value-type="string" office:string-value="Consumables" calcext:value-type="string">
            <text:p>Consumables</text:p>
          </table:table-cell>
          <table:table-cell table:style-name="ce28" table:formula="of:=VLOOKUP([$Editor.I178];[$Key.$A$2:.$H$12];8;1)" office:value-type="string" office:string-value="Virtue" calcext:value-type="string">
            <text:p>Virtue</text:p>
          </table:table-cell>
          <table:table-cell table:style-name="ce31" table:formula="of:=VLOOKUP([$Editor.J178];[$Key.$A$2:.$I$8];9;1)" office:value-type="string" office:string-value="None" calcext:value-type="string">
            <text:p>None</text:p>
          </table:table-cell>
          <table:table-cell table:style-name="ce28" table:formula="of:=VLOOKUP([$Editor.K178];[$Key.$A$2:.$J$6];10;1)" office:value-type="string" office:string-value="None" calcext:value-type="string">
            <text:p>None</text:p>
          </table:table-cell>
          <table:table-cell table:style-name="ce31" table:formula="of:=HEX2DEC([$Editor.L178])" office:value-type="float" office:value="0" calcext:value-type="float">
            <text:p>0</text:p>
          </table:table-cell>
          <table:table-cell table:style-name="ce28" table:formula="of:=VLOOKUP([$Editor.M178];[$Key.$A$2:.$C$257];3;1)" office:value-type="string" office:string-value="5" calcext:value-type="string">
            <text:p>5</text:p>
          </table:table-cell>
          <table:table-cell table:style-name="ce31" table:formula="of:=HEX2DEC([$Editor.N178])" office:value-type="float" office:value="0" calcext:value-type="float">
            <text:p>0</text:p>
          </table:table-cell>
          <table:table-cell table:style-name="ce28" table:formula="of:=HEX2DEC([$Editor.O178])" office:value-type="float" office:value="0" calcext:value-type="float">
            <text:p>0</text:p>
          </table:table-cell>
          <table:table-cell table:style-name="ce31" table:formula="of:=VLOOKUP([$Editor.P178];[$Key.$A$2:.$H$12];8;1)" office:value-type="string" office:string-value="All" calcext:value-type="string">
            <text:p>All</text:p>
          </table:table-cell>
          <table:table-cell table:style-name="ce28" table:formula="of:=HEX2DEC([$Editor.Q178])" office:value-type="float" office:value="0" calcext:value-type="float">
            <text:p>0</text:p>
          </table:table-cell>
          <table:table-cell table:style-name="ce31" table:formula="of:=VLOOKUP([$Editor.R178];[$Key.$A$2:.$D$257];4;1)" office:value-type="string" office:string-value="Maximum Charge" calcext:value-type="string">
            <text:p>Maximum Charge</text:p>
          </table:table-cell>
          <table:table-cell table:style-name="ce28" table:formula="of:=VLOOKUP([$Editor.S178];[$Key.$A$2:.$F$257];6;1)" office:value-type="float" office:value="0" calcext:value-type="float">
            <text:p/>
          </table:table-cell>
          <table:table-cell table:style-name="ce31" table:formula="of:=VLOOKUP([$Editor.T178];[$Key.$A$2:.$E$257];5;1)" office:value-type="float" office:value="0" calcext:value-type="float">
            <text:p/>
          </table:table-cell>
          <table:table-cell table:style-name="ce28" table:formula="of:=IF([$Editor.U178]=&quot;00&quot;;&quot;&quot;;HEX2DEC([$Editor.U178]))">
            <text:p/>
          </table:table-cell>
          <table:table-cell table:style-name="ce31" table:formula="of:=IF([$Editor.V178]=&quot;00&quot;;&quot;&quot;;HEX2DEC([$Editor.V178]))">
            <text:p/>
          </table:table-cell>
          <table:table-cell table:style-name="ce28" table:formula="of:=IF([$Editor.W178]=&quot;00&quot;;&quot;&quot;;HEX2DEC([$Editor.W178]))">
            <text:p/>
          </table:table-cell>
          <table:table-cell table:style-name="ce31" table:formula="of:=IF([$Editor.X178]=&quot;00&quot;;&quot;&quot;;COM.MICROSOFT.CONCAT(VLOOKUP([$Editor.X178];[$Key.$A$2:.$C$257];3;1);&quot;%&quot;))">
            <text:p/>
          </table:table-cell>
          <table:table-cell table:style-name="ce28" table:formula="of:=IF([$Editor.Y178]=&quot;00&quot;;&quot;&quot;;COM.MICROSOFT.CONCAT(VLOOKUP([$Editor.Y178];[$Key.$A$2:.$C$257];3;1);&quot;%&quot;))">
            <text:p/>
          </table:table-cell>
          <table:table-cell table:style-name="ce31" table:formula="of:=IF([$Editor.Z178]=&quot;00&quot;;&quot;&quot;;COM.MICROSOFT.CONCAT(VLOOKUP([$Editor.Z178];[$Key.$A$2:.$C$257];3;1);&quot;%&quot;))">
            <text:p/>
          </table:table-cell>
          <table:table-cell table:style-name="ce28" table:formula="of:=IF([$Editor.AA178]=&quot;00&quot;;&quot;&quot;;COM.MICROSOFT.CONCAT(VLOOKUP([$Editor.AA178];[$Key.$A$2:.$C$257];3;1);&quot;%&quot;))">
            <text:p/>
          </table:table-cell>
          <table:table-cell table:style-name="ce31" table:formula="of:=IF([$Editor.AB178]=&quot;00&quot;;&quot;&quot;;COM.MICROSOFT.CONCAT(VLOOKUP([$Editor.AB178];[$Key.$A$2:.$C$257];3;1);&quot;%&quot;))">
            <text:p/>
          </table:table-cell>
          <table:table-cell table:style-name="ce28" table:formula="of:=IF([$Editor.AC178]=&quot;00&quot;;&quot;&quot;;COM.MICROSOFT.CONCAT(VLOOKUP([$Editor.AC178];[$Key.$A$2:.$C$257];3;1);&quot;%&quot;))">
            <text:p/>
          </table:table-cell>
          <table:table-cell table:style-name="ce31" table:formula="of:=IF([$Editor.AD178]=&quot;00&quot;;&quot;&quot;;COM.MICROSOFT.CONCAT(VLOOKUP([$Editor.AD178];[$Key.$A$2:.$C$257];3;1);&quot;%&quot;))">
            <text:p/>
          </table:table-cell>
          <table:table-cell table:style-name="ce28" table:formula="of:=HEX2DEC([$Editor.AE178])" office:value-type="float" office:value="0" calcext:value-type="float">
            <text:p>0</text:p>
          </table:table-cell>
          <table:table-cell table:style-name="ce31" table:formula="of:=HEX2DEC([$Editor.AF178])" office:value-type="float" office:value="0" calcext:value-type="float">
            <text:p>0</text:p>
          </table:table-cell>
          <table:table-cell table:style-name="ce28" table:formula="of:=HEX2DEC([$Editor.AG178])" office:value-type="float" office:value="0" calcext:value-type="float">
            <text:p>0</text:p>
          </table:table-cell>
          <table:table-cell table:style-name="ce31" table:formula="of:=VLOOKUP([$Editor.AH178];[$Key.$A$2:.$K$6];11;1)" office:value-type="float" office:value="0" calcext:value-type="float">
            <text:p/>
          </table:table-cell>
          <table:table-cell table:style-name="ce28" table:formula="of:=HEX2DEC([$Editor.AI178])" office:value-type="float" office:value="0" calcext:value-type="float">
            <text:p>0</text:p>
          </table:table-cell>
          <table:table-cell table:style-name="ce31" table:formula="of:=HEX2DEC([$Editor.AJ178])" office:value-type="float" office:value="0" calcext:value-type="float">
            <text:p>0</text:p>
          </table:table-cell>
          <table:table-cell table:style-name="ce28" table:formula="of:=HEX2DEC([$Editor.AK178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Wisdom Fruit</text:p>
          </table:table-cell>
          <table:table-cell table:style-name="ce27" table:formula="of:=COM.MICROSOFT.CONCAT([$Editor.C179];[$Editor.B179])" office:value-type="string" office:string-value="00d5" calcext:value-type="string" table:number-columns-spanned="2" table:number-rows-spanned="1">
            <text:p>00d5</text:p>
          </table:table-cell>
          <table:covered-table-cell table:style-name="ce45"/>
          <table:table-cell table:style-name="ce29" table:formula="of:=HEX2DEC(COM.MICROSOFT.CONCAT([$Editor.E179];[$Editor.D179]))" office:value-type="float" office:value="1000" calcext:value-type="float" table:number-columns-spanned="2" table:number-rows-spanned="1">
            <text:p>1000</text:p>
          </table:table-cell>
          <table:covered-table-cell table:style-name="ce30"/>
          <table:table-cell table:style-name="ce27" table:formula="of:=COM.MICROSOFT.CONCAT([$Editor.G179];[$Editor.F179])" office:value-type="string" office:string-value="00d1" calcext:value-type="string" table:number-columns-spanned="2" table:number-rows-spanned="1">
            <text:p>00d1</text:p>
          </table:table-cell>
          <table:covered-table-cell table:style-name="ce30"/>
          <table:table-cell table:style-name="ce31" table:formula="of:=VLOOKUP([$Editor.H179];[$Key.$A$2:.$G$19];7;1)" office:value-type="string" office:string-value="Consumables" calcext:value-type="string">
            <text:p>Consumables</text:p>
          </table:table-cell>
          <table:table-cell table:style-name="ce28" table:formula="of:=VLOOKUP([$Editor.I179];[$Key.$A$2:.$H$12];8;1)" office:value-type="string" office:string-value="Virtue" calcext:value-type="string">
            <text:p>Virtue</text:p>
          </table:table-cell>
          <table:table-cell table:style-name="ce31" table:formula="of:=VLOOKUP([$Editor.J179];[$Key.$A$2:.$I$8];9;1)" office:value-type="string" office:string-value="None" calcext:value-type="string">
            <text:p>None</text:p>
          </table:table-cell>
          <table:table-cell table:style-name="ce28" table:formula="of:=VLOOKUP([$Editor.K179];[$Key.$A$2:.$J$6];10;1)" office:value-type="string" office:string-value="None" calcext:value-type="string">
            <text:p>None</text:p>
          </table:table-cell>
          <table:table-cell table:style-name="ce31" table:formula="of:=HEX2DEC([$Editor.L179])" office:value-type="float" office:value="0" calcext:value-type="float">
            <text:p>0</text:p>
          </table:table-cell>
          <table:table-cell table:style-name="ce28" table:formula="of:=VLOOKUP([$Editor.M179];[$Key.$A$2:.$C$257];3;1)" office:value-type="string" office:string-value="5" calcext:value-type="string">
            <text:p>5</text:p>
          </table:table-cell>
          <table:table-cell table:style-name="ce31" table:formula="of:=HEX2DEC([$Editor.N179])" office:value-type="float" office:value="0" calcext:value-type="float">
            <text:p>0</text:p>
          </table:table-cell>
          <table:table-cell table:style-name="ce28" table:formula="of:=HEX2DEC([$Editor.O179])" office:value-type="float" office:value="0" calcext:value-type="float">
            <text:p>0</text:p>
          </table:table-cell>
          <table:table-cell table:style-name="ce31" table:formula="of:=VLOOKUP([$Editor.P179];[$Key.$A$2:.$H$12];8;1)" office:value-type="string" office:string-value="All" calcext:value-type="string">
            <text:p>All</text:p>
          </table:table-cell>
          <table:table-cell table:style-name="ce28" table:formula="of:=HEX2DEC([$Editor.Q179])" office:value-type="float" office:value="0" calcext:value-type="float">
            <text:p>0</text:p>
          </table:table-cell>
          <table:table-cell table:style-name="ce31" table:formula="of:=VLOOKUP([$Editor.R179];[$Key.$A$2:.$D$257];4;1)" office:value-type="string" office:string-value="100 Restore" calcext:value-type="string">
            <text:p>100 Restore</text:p>
          </table:table-cell>
          <table:table-cell table:style-name="ce28" table:formula="of:=VLOOKUP([$Editor.S179];[$Key.$A$2:.$F$257];6;1)" office:value-type="float" office:value="0" calcext:value-type="float">
            <text:p/>
          </table:table-cell>
          <table:table-cell table:style-name="ce31" table:formula="of:=VLOOKUP([$Editor.T179];[$Key.$A$2:.$E$257];5;1)" office:value-type="float" office:value="0" calcext:value-type="float">
            <text:p/>
          </table:table-cell>
          <table:table-cell table:style-name="ce28" table:formula="of:=IF([$Editor.U179]=&quot;00&quot;;&quot;&quot;;HEX2DEC([$Editor.U179]))">
            <text:p/>
          </table:table-cell>
          <table:table-cell table:style-name="ce31" table:formula="of:=IF([$Editor.V179]=&quot;00&quot;;&quot;&quot;;HEX2DEC([$Editor.V179]))">
            <text:p/>
          </table:table-cell>
          <table:table-cell table:style-name="ce28" table:formula="of:=IF([$Editor.W179]=&quot;00&quot;;&quot;&quot;;HEX2DEC([$Editor.W179]))">
            <text:p/>
          </table:table-cell>
          <table:table-cell table:style-name="ce31" table:formula="of:=IF([$Editor.X179]=&quot;00&quot;;&quot;&quot;;COM.MICROSOFT.CONCAT(VLOOKUP([$Editor.X179];[$Key.$A$2:.$C$257];3;1);&quot;%&quot;))">
            <text:p/>
          </table:table-cell>
          <table:table-cell table:style-name="ce28" table:formula="of:=IF([$Editor.Y179]=&quot;00&quot;;&quot;&quot;;COM.MICROSOFT.CONCAT(VLOOKUP([$Editor.Y179];[$Key.$A$2:.$C$257];3;1);&quot;%&quot;))">
            <text:p/>
          </table:table-cell>
          <table:table-cell table:style-name="ce31" table:formula="of:=IF([$Editor.Z179]=&quot;00&quot;;&quot;&quot;;COM.MICROSOFT.CONCAT(VLOOKUP([$Editor.Z179];[$Key.$A$2:.$C$257];3;1);&quot;%&quot;))">
            <text:p/>
          </table:table-cell>
          <table:table-cell table:style-name="ce28" table:formula="of:=IF([$Editor.AA179]=&quot;00&quot;;&quot;&quot;;COM.MICROSOFT.CONCAT(VLOOKUP([$Editor.AA179];[$Key.$A$2:.$C$257];3;1);&quot;%&quot;))">
            <text:p/>
          </table:table-cell>
          <table:table-cell table:style-name="ce31" table:formula="of:=IF([$Editor.AB179]=&quot;00&quot;;&quot;&quot;;COM.MICROSOFT.CONCAT(VLOOKUP([$Editor.AB179];[$Key.$A$2:.$C$257];3;1);&quot;%&quot;))">
            <text:p/>
          </table:table-cell>
          <table:table-cell table:style-name="ce28" table:formula="of:=IF([$Editor.AC179]=&quot;00&quot;;&quot;&quot;;COM.MICROSOFT.CONCAT(VLOOKUP([$Editor.AC179];[$Key.$A$2:.$C$257];3;1);&quot;%&quot;))">
            <text:p/>
          </table:table-cell>
          <table:table-cell table:style-name="ce31" table:formula="of:=IF([$Editor.AD179]=&quot;00&quot;;&quot;&quot;;COM.MICROSOFT.CONCAT(VLOOKUP([$Editor.AD179];[$Key.$A$2:.$C$257];3;1);&quot;%&quot;))">
            <text:p/>
          </table:table-cell>
          <table:table-cell table:style-name="ce28" table:formula="of:=HEX2DEC([$Editor.AE179])" office:value-type="float" office:value="0" calcext:value-type="float">
            <text:p>0</text:p>
          </table:table-cell>
          <table:table-cell table:style-name="ce31" table:formula="of:=HEX2DEC([$Editor.AF179])" office:value-type="float" office:value="0" calcext:value-type="float">
            <text:p>0</text:p>
          </table:table-cell>
          <table:table-cell table:style-name="ce28" table:formula="of:=HEX2DEC([$Editor.AG179])" office:value-type="float" office:value="0" calcext:value-type="float">
            <text:p>0</text:p>
          </table:table-cell>
          <table:table-cell table:style-name="ce31" table:formula="of:=VLOOKUP([$Editor.AH179];[$Key.$A$2:.$K$6];11;1)" office:value-type="float" office:value="0" calcext:value-type="float">
            <text:p/>
          </table:table-cell>
          <table:table-cell table:style-name="ce28" table:formula="of:=HEX2DEC([$Editor.AI179])" office:value-type="float" office:value="0" calcext:value-type="float">
            <text:p>0</text:p>
          </table:table-cell>
          <table:table-cell table:style-name="ce31" table:formula="of:=HEX2DEC([$Editor.AJ179])" office:value-type="float" office:value="0" calcext:value-type="float">
            <text:p>0</text:p>
          </table:table-cell>
          <table:table-cell table:style-name="ce28" table:formula="of:=HEX2DEC([$Editor.AK179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Angel Fruit</text:p>
          </table:table-cell>
          <table:table-cell table:style-name="ce27" table:formula="of:=COM.MICROSOFT.CONCAT([$Editor.C180];[$Editor.B180])" office:value-type="string" office:string-value="00d6" calcext:value-type="string" table:number-columns-spanned="2" table:number-rows-spanned="1">
            <text:p>00d6</text:p>
          </table:table-cell>
          <table:covered-table-cell table:style-name="ce45"/>
          <table:table-cell table:style-name="ce29" table:formula="of:=HEX2DEC(COM.MICROSOFT.CONCAT([$Editor.E180];[$Editor.D180]))" office:value-type="float" office:value="1000" calcext:value-type="float" table:number-columns-spanned="2" table:number-rows-spanned="1">
            <text:p>1000</text:p>
          </table:table-cell>
          <table:covered-table-cell table:style-name="ce30"/>
          <table:table-cell table:style-name="ce27" table:formula="of:=COM.MICROSOFT.CONCAT([$Editor.G180];[$Editor.F180])" office:value-type="string" office:string-value="00d2" calcext:value-type="string" table:number-columns-spanned="2" table:number-rows-spanned="1">
            <text:p>00d2</text:p>
          </table:table-cell>
          <table:covered-table-cell table:style-name="ce30"/>
          <table:table-cell table:style-name="ce31" table:formula="of:=VLOOKUP([$Editor.H180];[$Key.$A$2:.$G$19];7;1)" office:value-type="string" office:string-value="Consumables" calcext:value-type="string">
            <text:p>Consumables</text:p>
          </table:table-cell>
          <table:table-cell table:style-name="ce28" table:formula="of:=VLOOKUP([$Editor.I180];[$Key.$A$2:.$H$12];8;1)" office:value-type="string" office:string-value="Virtue" calcext:value-type="string">
            <text:p>Virtue</text:p>
          </table:table-cell>
          <table:table-cell table:style-name="ce31" table:formula="of:=VLOOKUP([$Editor.J180];[$Key.$A$2:.$I$8];9;1)" office:value-type="string" office:string-value="None" calcext:value-type="string">
            <text:p>None</text:p>
          </table:table-cell>
          <table:table-cell table:style-name="ce28" table:formula="of:=VLOOKUP([$Editor.K180];[$Key.$A$2:.$J$6];10;1)" office:value-type="string" office:string-value="None" calcext:value-type="string">
            <text:p>None</text:p>
          </table:table-cell>
          <table:table-cell table:style-name="ce31" table:formula="of:=HEX2DEC([$Editor.L180])" office:value-type="float" office:value="0" calcext:value-type="float">
            <text:p>0</text:p>
          </table:table-cell>
          <table:table-cell table:style-name="ce28" table:formula="of:=VLOOKUP([$Editor.M180];[$Key.$A$2:.$C$257];3;1)" office:value-type="string" office:string-value="5" calcext:value-type="string">
            <text:p>5</text:p>
          </table:table-cell>
          <table:table-cell table:style-name="ce31" table:formula="of:=HEX2DEC([$Editor.N180])" office:value-type="float" office:value="0" calcext:value-type="float">
            <text:p>0</text:p>
          </table:table-cell>
          <table:table-cell table:style-name="ce28" table:formula="of:=HEX2DEC([$Editor.O180])" office:value-type="float" office:value="0" calcext:value-type="float">
            <text:p>0</text:p>
          </table:table-cell>
          <table:table-cell table:style-name="ce31" table:formula="of:=VLOOKUP([$Editor.P180];[$Key.$A$2:.$H$12];8;1)" office:value-type="string" office:string-value="All" calcext:value-type="string">
            <text:p>All</text:p>
          </table:table-cell>
          <table:table-cell table:style-name="ce28" table:formula="of:=HEX2DEC([$Editor.Q180])" office:value-type="float" office:value="0" calcext:value-type="float">
            <text:p>0</text:p>
          </table:table-cell>
          <table:table-cell table:style-name="ce31" table:formula="of:=VLOOKUP([$Editor.R180];[$Key.$A$2:.$D$257];4;1)" office:value-type="string" office:string-value="Maximum Restore" calcext:value-type="string">
            <text:p>Maximum Restore</text:p>
          </table:table-cell>
          <table:table-cell table:style-name="ce28" table:formula="of:=VLOOKUP([$Editor.S180];[$Key.$A$2:.$F$257];6;1)" office:value-type="float" office:value="0" calcext:value-type="float">
            <text:p/>
          </table:table-cell>
          <table:table-cell table:style-name="ce31" table:formula="of:=VLOOKUP([$Editor.T180];[$Key.$A$2:.$E$257];5;1)" office:value-type="float" office:value="0" calcext:value-type="float">
            <text:p/>
          </table:table-cell>
          <table:table-cell table:style-name="ce28" table:formula="of:=IF([$Editor.U180]=&quot;00&quot;;&quot;&quot;;HEX2DEC([$Editor.U180]))">
            <text:p/>
          </table:table-cell>
          <table:table-cell table:style-name="ce31" table:formula="of:=IF([$Editor.V180]=&quot;00&quot;;&quot;&quot;;HEX2DEC([$Editor.V180]))">
            <text:p/>
          </table:table-cell>
          <table:table-cell table:style-name="ce28" table:formula="of:=IF([$Editor.W180]=&quot;00&quot;;&quot;&quot;;HEX2DEC([$Editor.W180]))">
            <text:p/>
          </table:table-cell>
          <table:table-cell table:style-name="ce31" table:formula="of:=IF([$Editor.X180]=&quot;00&quot;;&quot;&quot;;COM.MICROSOFT.CONCAT(VLOOKUP([$Editor.X180];[$Key.$A$2:.$C$257];3;1);&quot;%&quot;))">
            <text:p/>
          </table:table-cell>
          <table:table-cell table:style-name="ce28" table:formula="of:=IF([$Editor.Y180]=&quot;00&quot;;&quot;&quot;;COM.MICROSOFT.CONCAT(VLOOKUP([$Editor.Y180];[$Key.$A$2:.$C$257];3;1);&quot;%&quot;))">
            <text:p/>
          </table:table-cell>
          <table:table-cell table:style-name="ce31" table:formula="of:=IF([$Editor.Z180]=&quot;00&quot;;&quot;&quot;;COM.MICROSOFT.CONCAT(VLOOKUP([$Editor.Z180];[$Key.$A$2:.$C$257];3;1);&quot;%&quot;))">
            <text:p/>
          </table:table-cell>
          <table:table-cell table:style-name="ce28" table:formula="of:=IF([$Editor.AA180]=&quot;00&quot;;&quot;&quot;;COM.MICROSOFT.CONCAT(VLOOKUP([$Editor.AA180];[$Key.$A$2:.$C$257];3;1);&quot;%&quot;))">
            <text:p/>
          </table:table-cell>
          <table:table-cell table:style-name="ce31" table:formula="of:=IF([$Editor.AB180]=&quot;00&quot;;&quot;&quot;;COM.MICROSOFT.CONCAT(VLOOKUP([$Editor.AB180];[$Key.$A$2:.$C$257];3;1);&quot;%&quot;))">
            <text:p/>
          </table:table-cell>
          <table:table-cell table:style-name="ce28" table:formula="of:=IF([$Editor.AC180]=&quot;00&quot;;&quot;&quot;;COM.MICROSOFT.CONCAT(VLOOKUP([$Editor.AC180];[$Key.$A$2:.$C$257];3;1);&quot;%&quot;))">
            <text:p/>
          </table:table-cell>
          <table:table-cell table:style-name="ce31" table:formula="of:=IF([$Editor.AD180]=&quot;00&quot;;&quot;&quot;;COM.MICROSOFT.CONCAT(VLOOKUP([$Editor.AD180];[$Key.$A$2:.$C$257];3;1);&quot;%&quot;))">
            <text:p/>
          </table:table-cell>
          <table:table-cell table:style-name="ce28" table:formula="of:=HEX2DEC([$Editor.AE180])" office:value-type="float" office:value="0" calcext:value-type="float">
            <text:p>0</text:p>
          </table:table-cell>
          <table:table-cell table:style-name="ce31" table:formula="of:=HEX2DEC([$Editor.AF180])" office:value-type="float" office:value="0" calcext:value-type="float">
            <text:p>0</text:p>
          </table:table-cell>
          <table:table-cell table:style-name="ce28" table:formula="of:=HEX2DEC([$Editor.AG180])" office:value-type="float" office:value="0" calcext:value-type="float">
            <text:p>0</text:p>
          </table:table-cell>
          <table:table-cell table:style-name="ce31" table:formula="of:=VLOOKUP([$Editor.AH180];[$Key.$A$2:.$K$6];11;1)" office:value-type="float" office:value="0" calcext:value-type="float">
            <text:p/>
          </table:table-cell>
          <table:table-cell table:style-name="ce28" table:formula="of:=HEX2DEC([$Editor.AI180])" office:value-type="float" office:value="0" calcext:value-type="float">
            <text:p>0</text:p>
          </table:table-cell>
          <table:table-cell table:style-name="ce31" table:formula="of:=HEX2DEC([$Editor.AJ180])" office:value-type="float" office:value="0" calcext:value-type="float">
            <text:p>0</text:p>
          </table:table-cell>
          <table:table-cell table:style-name="ce28" table:formula="of:=HEX2DEC([$Editor.AK180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Revive Stone</text:p>
          </table:table-cell>
          <table:table-cell table:style-name="ce27" table:formula="of:=COM.MICROSOFT.CONCAT([$Editor.C181];[$Editor.B181])" office:value-type="string" office:string-value="00d7" calcext:value-type="string" table:number-columns-spanned="2" table:number-rows-spanned="1">
            <text:p>00d7</text:p>
          </table:table-cell>
          <table:covered-table-cell table:style-name="ce45"/>
          <table:table-cell table:style-name="ce29" table:formula="of:=HEX2DEC(COM.MICROSOFT.CONCAT([$Editor.E181];[$Editor.D181]))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7" table:formula="of:=COM.MICROSOFT.CONCAT([$Editor.G181];[$Editor.F181])" office:value-type="string" office:string-value="00d3" calcext:value-type="string" table:number-columns-spanned="2" table:number-rows-spanned="1">
            <text:p>00d3</text:p>
          </table:table-cell>
          <table:covered-table-cell table:style-name="ce30"/>
          <table:table-cell table:style-name="ce31" table:formula="of:=VLOOKUP([$Editor.H181];[$Key.$A$2:.$G$19];7;1)" office:value-type="string" office:string-value="Consumables" calcext:value-type="string">
            <text:p>Consumables</text:p>
          </table:table-cell>
          <table:table-cell table:style-name="ce28" table:formula="of:=VLOOKUP([$Editor.I181];[$Key.$A$2:.$H$12];8;1)" office:value-type="string" office:string-value="Virtue" calcext:value-type="string">
            <text:p>Virtue</text:p>
          </table:table-cell>
          <table:table-cell table:style-name="ce31" table:formula="of:=VLOOKUP([$Editor.J181];[$Key.$A$2:.$I$8];9;1)" office:value-type="string" office:string-value="None" calcext:value-type="string">
            <text:p>None</text:p>
          </table:table-cell>
          <table:table-cell table:style-name="ce28" table:formula="of:=VLOOKUP([$Editor.K181];[$Key.$A$2:.$J$6];10;1)" office:value-type="string" office:string-value="None" calcext:value-type="string">
            <text:p>None</text:p>
          </table:table-cell>
          <table:table-cell table:style-name="ce31" table:formula="of:=HEX2DEC([$Editor.L181])" office:value-type="float" office:value="0" calcext:value-type="float">
            <text:p>0</text:p>
          </table:table-cell>
          <table:table-cell table:style-name="ce28" table:formula="of:=VLOOKUP([$Editor.M181];[$Key.$A$2:.$C$257];3;1)" office:value-type="string" office:string-value="5" calcext:value-type="string">
            <text:p>5</text:p>
          </table:table-cell>
          <table:table-cell table:style-name="ce31" table:formula="of:=HEX2DEC([$Editor.N181])" office:value-type="float" office:value="0" calcext:value-type="float">
            <text:p>0</text:p>
          </table:table-cell>
          <table:table-cell table:style-name="ce28" table:formula="of:=HEX2DEC([$Editor.O181])" office:value-type="float" office:value="0" calcext:value-type="float">
            <text:p>0</text:p>
          </table:table-cell>
          <table:table-cell table:style-name="ce31" table:formula="of:=VLOOKUP([$Editor.P181];[$Key.$A$2:.$H$12];8;1)" office:value-type="string" office:string-value="All" calcext:value-type="string">
            <text:p>All</text:p>
          </table:table-cell>
          <table:table-cell table:style-name="ce28" table:formula="of:=HEX2DEC([$Editor.Q181])" office:value-type="float" office:value="0" calcext:value-type="float">
            <text:p>0</text:p>
          </table:table-cell>
          <table:table-cell table:style-name="ce31" table:formula="of:=VLOOKUP([$Editor.R181];[$Key.$A$2:.$D$257];4;1)" office:value-type="string" office:string-value="Revive Stone" calcext:value-type="string">
            <text:p>Revive Stone</text:p>
          </table:table-cell>
          <table:table-cell table:style-name="ce28" table:formula="of:=VLOOKUP([$Editor.S181];[$Key.$A$2:.$F$257];6;1)" office:value-type="float" office:value="0" calcext:value-type="float">
            <text:p/>
          </table:table-cell>
          <table:table-cell table:style-name="ce31" table:formula="of:=VLOOKUP([$Editor.T181];[$Key.$A$2:.$E$257];5;1)" office:value-type="float" office:value="0" calcext:value-type="float">
            <text:p/>
          </table:table-cell>
          <table:table-cell table:style-name="ce28" table:formula="of:=IF([$Editor.U181]=&quot;00&quot;;&quot;&quot;;HEX2DEC([$Editor.U181]))">
            <text:p/>
          </table:table-cell>
          <table:table-cell table:style-name="ce31" table:formula="of:=IF([$Editor.V181]=&quot;00&quot;;&quot;&quot;;HEX2DEC([$Editor.V181]))">
            <text:p/>
          </table:table-cell>
          <table:table-cell table:style-name="ce28" table:formula="of:=IF([$Editor.W181]=&quot;00&quot;;&quot;&quot;;HEX2DEC([$Editor.W181]))">
            <text:p/>
          </table:table-cell>
          <table:table-cell table:style-name="ce31" table:formula="of:=IF([$Editor.X181]=&quot;00&quot;;&quot;&quot;;COM.MICROSOFT.CONCAT(VLOOKUP([$Editor.X181];[$Key.$A$2:.$C$257];3;1);&quot;%&quot;))">
            <text:p/>
          </table:table-cell>
          <table:table-cell table:style-name="ce28" table:formula="of:=IF([$Editor.Y181]=&quot;00&quot;;&quot;&quot;;COM.MICROSOFT.CONCAT(VLOOKUP([$Editor.Y181];[$Key.$A$2:.$C$257];3;1);&quot;%&quot;))">
            <text:p/>
          </table:table-cell>
          <table:table-cell table:style-name="ce31" table:formula="of:=IF([$Editor.Z181]=&quot;00&quot;;&quot;&quot;;COM.MICROSOFT.CONCAT(VLOOKUP([$Editor.Z181];[$Key.$A$2:.$C$257];3;1);&quot;%&quot;))">
            <text:p/>
          </table:table-cell>
          <table:table-cell table:style-name="ce28" table:formula="of:=IF([$Editor.AA181]=&quot;00&quot;;&quot;&quot;;COM.MICROSOFT.CONCAT(VLOOKUP([$Editor.AA181];[$Key.$A$2:.$C$257];3;1);&quot;%&quot;))">
            <text:p/>
          </table:table-cell>
          <table:table-cell table:style-name="ce31" table:formula="of:=IF([$Editor.AB181]=&quot;00&quot;;&quot;&quot;;COM.MICROSOFT.CONCAT(VLOOKUP([$Editor.AB181];[$Key.$A$2:.$C$257];3;1);&quot;%&quot;))">
            <text:p/>
          </table:table-cell>
          <table:table-cell table:style-name="ce28" table:formula="of:=IF([$Editor.AC181]=&quot;00&quot;;&quot;&quot;;COM.MICROSOFT.CONCAT(VLOOKUP([$Editor.AC181];[$Key.$A$2:.$C$257];3;1);&quot;%&quot;))">
            <text:p/>
          </table:table-cell>
          <table:table-cell table:style-name="ce31" table:formula="of:=IF([$Editor.AD181]=&quot;00&quot;;&quot;&quot;;COM.MICROSOFT.CONCAT(VLOOKUP([$Editor.AD181];[$Key.$A$2:.$C$257];3;1);&quot;%&quot;))">
            <text:p/>
          </table:table-cell>
          <table:table-cell table:style-name="ce28" table:formula="of:=HEX2DEC([$Editor.AE181])" office:value-type="float" office:value="0" calcext:value-type="float">
            <text:p>0</text:p>
          </table:table-cell>
          <table:table-cell table:style-name="ce31" table:formula="of:=HEX2DEC([$Editor.AF181])" office:value-type="float" office:value="0" calcext:value-type="float">
            <text:p>0</text:p>
          </table:table-cell>
          <table:table-cell table:style-name="ce28" table:formula="of:=HEX2DEC([$Editor.AG181])" office:value-type="float" office:value="0" calcext:value-type="float">
            <text:p>0</text:p>
          </table:table-cell>
          <table:table-cell table:style-name="ce31" table:formula="of:=VLOOKUP([$Editor.AH181];[$Key.$A$2:.$K$6];11;1)" office:value-type="float" office:value="0" calcext:value-type="float">
            <text:p/>
          </table:table-cell>
          <table:table-cell table:style-name="ce28" table:formula="of:=HEX2DEC([$Editor.AI181])" office:value-type="float" office:value="0" calcext:value-type="float">
            <text:p>0</text:p>
          </table:table-cell>
          <table:table-cell table:style-name="ce31" table:formula="of:=HEX2DEC([$Editor.AJ181])" office:value-type="float" office:value="0" calcext:value-type="float">
            <text:p>0</text:p>
          </table:table-cell>
          <table:table-cell table:style-name="ce28" table:formula="of:=HEX2DEC([$Editor.AK181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Antidote</text:p>
          </table:table-cell>
          <table:table-cell table:style-name="ce27" table:formula="of:=COM.MICROSOFT.CONCAT([$Editor.C182];[$Editor.B182])" office:value-type="string" office:string-value="00d8" calcext:value-type="string" table:number-columns-spanned="2" table:number-rows-spanned="1">
            <text:p>00d8</text:p>
          </table:table-cell>
          <table:covered-table-cell table:style-name="ce45"/>
          <table:table-cell table:style-name="ce29" table:formula="of:=HEX2DEC(COM.MICROSOFT.CONCAT([$Editor.E182];[$Editor.D182]))" office:value-type="float" office:value="500" calcext:value-type="float" table:number-columns-spanned="2" table:number-rows-spanned="1">
            <text:p>500</text:p>
          </table:table-cell>
          <table:covered-table-cell table:style-name="ce30"/>
          <table:table-cell table:style-name="ce27" table:formula="of:=COM.MICROSOFT.CONCAT([$Editor.G182];[$Editor.F182])" office:value-type="string" office:string-value="00d4" calcext:value-type="string" table:number-columns-spanned="2" table:number-rows-spanned="1">
            <text:p>00d4</text:p>
          </table:table-cell>
          <table:covered-table-cell table:style-name="ce30"/>
          <table:table-cell table:style-name="ce31" table:formula="of:=VLOOKUP([$Editor.H182];[$Key.$A$2:.$G$19];7;1)" office:value-type="string" office:string-value="Consumables" calcext:value-type="string">
            <text:p>Consumables</text:p>
          </table:table-cell>
          <table:table-cell table:style-name="ce28" table:formula="of:=VLOOKUP([$Editor.I182];[$Key.$A$2:.$H$12];8;1)" office:value-type="string" office:string-value="Virtue" calcext:value-type="string">
            <text:p>Virtue</text:p>
          </table:table-cell>
          <table:table-cell table:style-name="ce31" table:formula="of:=VLOOKUP([$Editor.J182];[$Key.$A$2:.$I$8];9;1)" office:value-type="string" office:string-value="None" calcext:value-type="string">
            <text:p>None</text:p>
          </table:table-cell>
          <table:table-cell table:style-name="ce28" table:formula="of:=VLOOKUP([$Editor.K182];[$Key.$A$2:.$J$6];10;1)" office:value-type="string" office:string-value="None" calcext:value-type="string">
            <text:p>None</text:p>
          </table:table-cell>
          <table:table-cell table:style-name="ce31" table:formula="of:=HEX2DEC([$Editor.L182])" office:value-type="float" office:value="0" calcext:value-type="float">
            <text:p>0</text:p>
          </table:table-cell>
          <table:table-cell table:style-name="ce28" table:formula="of:=VLOOKUP([$Editor.M182];[$Key.$A$2:.$C$257];3;1)" office:value-type="string" office:string-value="5" calcext:value-type="string">
            <text:p>5</text:p>
          </table:table-cell>
          <table:table-cell table:style-name="ce31" table:formula="of:=HEX2DEC([$Editor.N182])" office:value-type="float" office:value="0" calcext:value-type="float">
            <text:p>0</text:p>
          </table:table-cell>
          <table:table-cell table:style-name="ce28" table:formula="of:=HEX2DEC([$Editor.O182])" office:value-type="float" office:value="0" calcext:value-type="float">
            <text:p>0</text:p>
          </table:table-cell>
          <table:table-cell table:style-name="ce31" table:formula="of:=VLOOKUP([$Editor.P182];[$Key.$A$2:.$H$12];8;1)" office:value-type="string" office:string-value="All" calcext:value-type="string">
            <text:p>All</text:p>
          </table:table-cell>
          <table:table-cell table:style-name="ce28" table:formula="of:=HEX2DEC([$Editor.Q182])" office:value-type="float" office:value="0" calcext:value-type="float">
            <text:p>0</text:p>
          </table:table-cell>
          <table:table-cell table:style-name="ce31" table:formula="of:=VLOOKUP([$Editor.R182];[$Key.$A$2:.$D$257];4;1)" office:value-type="string" office:string-value="Antidote" calcext:value-type="string">
            <text:p>Antidote</text:p>
          </table:table-cell>
          <table:table-cell table:style-name="ce28" table:formula="of:=VLOOKUP([$Editor.S182];[$Key.$A$2:.$F$257];6;1)" office:value-type="float" office:value="0" calcext:value-type="float">
            <text:p/>
          </table:table-cell>
          <table:table-cell table:style-name="ce31" table:formula="of:=VLOOKUP([$Editor.T182];[$Key.$A$2:.$E$257];5;1)" office:value-type="float" office:value="0" calcext:value-type="float">
            <text:p/>
          </table:table-cell>
          <table:table-cell table:style-name="ce28" table:formula="of:=IF([$Editor.U182]=&quot;00&quot;;&quot;&quot;;HEX2DEC([$Editor.U182]))">
            <text:p/>
          </table:table-cell>
          <table:table-cell table:style-name="ce31" table:formula="of:=IF([$Editor.V182]=&quot;00&quot;;&quot;&quot;;HEX2DEC([$Editor.V182]))">
            <text:p/>
          </table:table-cell>
          <table:table-cell table:style-name="ce28" table:formula="of:=IF([$Editor.W182]=&quot;00&quot;;&quot;&quot;;HEX2DEC([$Editor.W182]))">
            <text:p/>
          </table:table-cell>
          <table:table-cell table:style-name="ce31" table:formula="of:=IF([$Editor.X182]=&quot;00&quot;;&quot;&quot;;COM.MICROSOFT.CONCAT(VLOOKUP([$Editor.X182];[$Key.$A$2:.$C$257];3;1);&quot;%&quot;))">
            <text:p/>
          </table:table-cell>
          <table:table-cell table:style-name="ce28" table:formula="of:=IF([$Editor.Y182]=&quot;00&quot;;&quot;&quot;;COM.MICROSOFT.CONCAT(VLOOKUP([$Editor.Y182];[$Key.$A$2:.$C$257];3;1);&quot;%&quot;))">
            <text:p/>
          </table:table-cell>
          <table:table-cell table:style-name="ce31" table:formula="of:=IF([$Editor.Z182]=&quot;00&quot;;&quot;&quot;;COM.MICROSOFT.CONCAT(VLOOKUP([$Editor.Z182];[$Key.$A$2:.$C$257];3;1);&quot;%&quot;))">
            <text:p/>
          </table:table-cell>
          <table:table-cell table:style-name="ce28" table:formula="of:=IF([$Editor.AA182]=&quot;00&quot;;&quot;&quot;;COM.MICROSOFT.CONCAT(VLOOKUP([$Editor.AA182];[$Key.$A$2:.$C$257];3;1);&quot;%&quot;))">
            <text:p/>
          </table:table-cell>
          <table:table-cell table:style-name="ce31" table:formula="of:=IF([$Editor.AB182]=&quot;00&quot;;&quot;&quot;;COM.MICROSOFT.CONCAT(VLOOKUP([$Editor.AB182];[$Key.$A$2:.$C$257];3;1);&quot;%&quot;))">
            <text:p/>
          </table:table-cell>
          <table:table-cell table:style-name="ce28" table:formula="of:=IF([$Editor.AC182]=&quot;00&quot;;&quot;&quot;;COM.MICROSOFT.CONCAT(VLOOKUP([$Editor.AC182];[$Key.$A$2:.$C$257];3;1);&quot;%&quot;))">
            <text:p/>
          </table:table-cell>
          <table:table-cell table:style-name="ce31" table:formula="of:=IF([$Editor.AD182]=&quot;00&quot;;&quot;&quot;;COM.MICROSOFT.CONCAT(VLOOKUP([$Editor.AD182];[$Key.$A$2:.$C$257];3;1);&quot;%&quot;))">
            <text:p/>
          </table:table-cell>
          <table:table-cell table:style-name="ce28" table:formula="of:=HEX2DEC([$Editor.AE182])" office:value-type="float" office:value="0" calcext:value-type="float">
            <text:p>0</text:p>
          </table:table-cell>
          <table:table-cell table:style-name="ce31" table:formula="of:=HEX2DEC([$Editor.AF182])" office:value-type="float" office:value="0" calcext:value-type="float">
            <text:p>0</text:p>
          </table:table-cell>
          <table:table-cell table:style-name="ce28" table:formula="of:=HEX2DEC([$Editor.AG182])" office:value-type="float" office:value="0" calcext:value-type="float">
            <text:p>0</text:p>
          </table:table-cell>
          <table:table-cell table:style-name="ce31" table:formula="of:=VLOOKUP([$Editor.AH182];[$Key.$A$2:.$K$6];11;1)" office:value-type="float" office:value="0" calcext:value-type="float">
            <text:p/>
          </table:table-cell>
          <table:table-cell table:style-name="ce28" table:formula="of:=HEX2DEC([$Editor.AI182])" office:value-type="float" office:value="0" calcext:value-type="float">
            <text:p>0</text:p>
          </table:table-cell>
          <table:table-cell table:style-name="ce31" table:formula="of:=HEX2DEC([$Editor.AJ182])" office:value-type="float" office:value="0" calcext:value-type="float">
            <text:p>0</text:p>
          </table:table-cell>
          <table:table-cell table:style-name="ce28" table:formula="of:=HEX2DEC([$Editor.AK182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pirit Fruit</text:p>
          </table:table-cell>
          <table:table-cell table:style-name="ce27" table:formula="of:=COM.MICROSOFT.CONCAT([$Editor.C183];[$Editor.B183])" office:value-type="string" office:string-value="00d9" calcext:value-type="string" table:number-columns-spanned="2" table:number-rows-spanned="1">
            <text:p>00d9</text:p>
          </table:table-cell>
          <table:covered-table-cell table:style-name="ce45"/>
          <table:table-cell table:style-name="ce29" table:formula="of:=HEX2DEC(COM.MICROSOFT.CONCAT([$Editor.E183];[$Editor.D183]))" office:value-type="float" office:value="1000" calcext:value-type="float" table:number-columns-spanned="2" table:number-rows-spanned="1">
            <text:p>1000</text:p>
          </table:table-cell>
          <table:covered-table-cell table:style-name="ce30"/>
          <table:table-cell table:style-name="ce27" table:formula="of:=COM.MICROSOFT.CONCAT([$Editor.G183];[$Editor.F183])" office:value-type="string" office:string-value="00d5" calcext:value-type="string" table:number-columns-spanned="2" table:number-rows-spanned="1">
            <text:p>00d5</text:p>
          </table:table-cell>
          <table:covered-table-cell table:style-name="ce30"/>
          <table:table-cell table:style-name="ce31" table:formula="of:=VLOOKUP([$Editor.H183];[$Key.$A$2:.$G$19];7;1)" office:value-type="string" office:string-value="Consumables" calcext:value-type="string">
            <text:p>Consumables</text:p>
          </table:table-cell>
          <table:table-cell table:style-name="ce28" table:formula="of:=VLOOKUP([$Editor.I183];[$Key.$A$2:.$H$12];8;1)" office:value-type="string" office:string-value="Virtue" calcext:value-type="string">
            <text:p>Virtue</text:p>
          </table:table-cell>
          <table:table-cell table:style-name="ce31" table:formula="of:=VLOOKUP([$Editor.J183];[$Key.$A$2:.$I$8];9;1)" office:value-type="string" office:string-value="None" calcext:value-type="string">
            <text:p>None</text:p>
          </table:table-cell>
          <table:table-cell table:style-name="ce28" table:formula="of:=VLOOKUP([$Editor.K183];[$Key.$A$2:.$J$6];10;1)" office:value-type="string" office:string-value="None" calcext:value-type="string">
            <text:p>None</text:p>
          </table:table-cell>
          <table:table-cell table:style-name="ce31" table:formula="of:=HEX2DEC([$Editor.L183])" office:value-type="float" office:value="0" calcext:value-type="float">
            <text:p>0</text:p>
          </table:table-cell>
          <table:table-cell table:style-name="ce28" table:formula="of:=VLOOKUP([$Editor.M183];[$Key.$A$2:.$C$257];3;1)" office:value-type="string" office:string-value="5" calcext:value-type="string">
            <text:p>5</text:p>
          </table:table-cell>
          <table:table-cell table:style-name="ce31" table:formula="of:=HEX2DEC([$Editor.N183])" office:value-type="float" office:value="0" calcext:value-type="float">
            <text:p>0</text:p>
          </table:table-cell>
          <table:table-cell table:style-name="ce28" table:formula="of:=HEX2DEC([$Editor.O183])" office:value-type="float" office:value="0" calcext:value-type="float">
            <text:p>0</text:p>
          </table:table-cell>
          <table:table-cell table:style-name="ce31" table:formula="of:=VLOOKUP([$Editor.P183];[$Key.$A$2:.$H$12];8;1)" office:value-type="string" office:string-value="All" calcext:value-type="string">
            <text:p>All</text:p>
          </table:table-cell>
          <table:table-cell table:style-name="ce28" table:formula="of:=HEX2DEC([$Editor.Q183])" office:value-type="float" office:value="0" calcext:value-type="float">
            <text:p>0</text:p>
          </table:table-cell>
          <table:table-cell table:style-name="ce31" table:formula="of:=VLOOKUP([$Editor.R183];[$Key.$A$2:.$D$257];4;1)" office:value-type="string" office:string-value="Recuperate" calcext:value-type="string">
            <text:p>Recuperate</text:p>
          </table:table-cell>
          <table:table-cell table:style-name="ce28" table:formula="of:=VLOOKUP([$Editor.S183];[$Key.$A$2:.$F$257];6;1)" office:value-type="float" office:value="0" calcext:value-type="float">
            <text:p/>
          </table:table-cell>
          <table:table-cell table:style-name="ce31" table:formula="of:=VLOOKUP([$Editor.T183];[$Key.$A$2:.$E$257];5;1)" office:value-type="float" office:value="0" calcext:value-type="float">
            <text:p/>
          </table:table-cell>
          <table:table-cell table:style-name="ce28" table:formula="of:=IF([$Editor.U183]=&quot;00&quot;;&quot;&quot;;HEX2DEC([$Editor.U183]))">
            <text:p/>
          </table:table-cell>
          <table:table-cell table:style-name="ce31" table:formula="of:=IF([$Editor.V183]=&quot;00&quot;;&quot;&quot;;HEX2DEC([$Editor.V183]))">
            <text:p/>
          </table:table-cell>
          <table:table-cell table:style-name="ce28" table:formula="of:=IF([$Editor.W183]=&quot;00&quot;;&quot;&quot;;HEX2DEC([$Editor.W183]))">
            <text:p/>
          </table:table-cell>
          <table:table-cell table:style-name="ce31" table:formula="of:=IF([$Editor.X183]=&quot;00&quot;;&quot;&quot;;COM.MICROSOFT.CONCAT(VLOOKUP([$Editor.X183];[$Key.$A$2:.$C$257];3;1);&quot;%&quot;))">
            <text:p/>
          </table:table-cell>
          <table:table-cell table:style-name="ce28" table:formula="of:=IF([$Editor.Y183]=&quot;00&quot;;&quot;&quot;;COM.MICROSOFT.CONCAT(VLOOKUP([$Editor.Y183];[$Key.$A$2:.$C$257];3;1);&quot;%&quot;))">
            <text:p/>
          </table:table-cell>
          <table:table-cell table:style-name="ce31" table:formula="of:=IF([$Editor.Z183]=&quot;00&quot;;&quot;&quot;;COM.MICROSOFT.CONCAT(VLOOKUP([$Editor.Z183];[$Key.$A$2:.$C$257];3;1);&quot;%&quot;))">
            <text:p/>
          </table:table-cell>
          <table:table-cell table:style-name="ce28" table:formula="of:=IF([$Editor.AA183]=&quot;00&quot;;&quot;&quot;;COM.MICROSOFT.CONCAT(VLOOKUP([$Editor.AA183];[$Key.$A$2:.$C$257];3;1);&quot;%&quot;))">
            <text:p/>
          </table:table-cell>
          <table:table-cell table:style-name="ce31" table:formula="of:=IF([$Editor.AB183]=&quot;00&quot;;&quot;&quot;;COM.MICROSOFT.CONCAT(VLOOKUP([$Editor.AB183];[$Key.$A$2:.$C$257];3;1);&quot;%&quot;))">
            <text:p/>
          </table:table-cell>
          <table:table-cell table:style-name="ce28" table:formula="of:=IF([$Editor.AC183]=&quot;00&quot;;&quot;&quot;;COM.MICROSOFT.CONCAT(VLOOKUP([$Editor.AC183];[$Key.$A$2:.$C$257];3;1);&quot;%&quot;))">
            <text:p/>
          </table:table-cell>
          <table:table-cell table:style-name="ce31" table:formula="of:=IF([$Editor.AD183]=&quot;00&quot;;&quot;&quot;;COM.MICROSOFT.CONCAT(VLOOKUP([$Editor.AD183];[$Key.$A$2:.$C$257];3;1);&quot;%&quot;))">
            <text:p/>
          </table:table-cell>
          <table:table-cell table:style-name="ce28" table:formula="of:=HEX2DEC([$Editor.AE183])" office:value-type="float" office:value="0" calcext:value-type="float">
            <text:p>0</text:p>
          </table:table-cell>
          <table:table-cell table:style-name="ce31" table:formula="of:=HEX2DEC([$Editor.AF183])" office:value-type="float" office:value="0" calcext:value-type="float">
            <text:p>0</text:p>
          </table:table-cell>
          <table:table-cell table:style-name="ce28" table:formula="of:=HEX2DEC([$Editor.AG183])" office:value-type="float" office:value="0" calcext:value-type="float">
            <text:p>0</text:p>
          </table:table-cell>
          <table:table-cell table:style-name="ce31" table:formula="of:=VLOOKUP([$Editor.AH183];[$Key.$A$2:.$K$6];11;1)" office:value-type="float" office:value="0" calcext:value-type="float">
            <text:p/>
          </table:table-cell>
          <table:table-cell table:style-name="ce28" table:formula="of:=HEX2DEC([$Editor.AI183])" office:value-type="float" office:value="0" calcext:value-type="float">
            <text:p>0</text:p>
          </table:table-cell>
          <table:table-cell table:style-name="ce31" table:formula="of:=HEX2DEC([$Editor.AJ183])" office:value-type="float" office:value="0" calcext:value-type="float">
            <text:p>0</text:p>
          </table:table-cell>
          <table:table-cell table:style-name="ce28" table:formula="of:=HEX2DEC([$Editor.AK183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Orb</text:p>
          </table:table-cell>
          <table:table-cell table:style-name="ce27" table:formula="of:=COM.MICROSOFT.CONCAT([$Editor.C184];[$Editor.B184])" office:value-type="string" office:string-value="00da" calcext:value-type="string" table:number-columns-spanned="2" table:number-rows-spanned="1">
            <text:p>00da</text:p>
          </table:table-cell>
          <table:covered-table-cell table:style-name="ce45"/>
          <table:table-cell table:style-name="ce29" table:formula="of:=HEX2DEC(COM.MICROSOFT.CONCAT([$Editor.E184];[$Editor.D184]))" office:value-type="float" office:value="2200" calcext:value-type="float" table:number-columns-spanned="2" table:number-rows-spanned="1">
            <text:p>2200</text:p>
          </table:table-cell>
          <table:covered-table-cell table:style-name="ce30"/>
          <table:table-cell table:style-name="ce27" table:formula="of:=COM.MICROSOFT.CONCAT([$Editor.G184];[$Editor.F184])" office:value-type="string" office:string-value="00d6" calcext:value-type="string" table:number-columns-spanned="2" table:number-rows-spanned="1">
            <text:p>00d6</text:p>
          </table:table-cell>
          <table:covered-table-cell table:style-name="ce30"/>
          <table:table-cell table:style-name="ce31" table:formula="of:=VLOOKUP([$Editor.H184];[$Key.$A$2:.$G$19];7;1)" office:value-type="string" office:string-value="Consumables" calcext:value-type="string">
            <text:p>Consumables</text:p>
          </table:table-cell>
          <table:table-cell table:style-name="ce28" table:formula="of:=VLOOKUP([$Editor.I184];[$Key.$A$2:.$H$12];8;1)" office:value-type="float" office:value="0" calcext:value-type="float">
            <text:p/>
          </table:table-cell>
          <table:table-cell table:style-name="ce31" table:formula="of:=VLOOKUP([$Editor.J184];[$Key.$A$2:.$I$8];9;1)" office:value-type="string" office:string-value="None" calcext:value-type="string">
            <text:p>None</text:p>
          </table:table-cell>
          <table:table-cell table:style-name="ce28" table:formula="of:=VLOOKUP([$Editor.K184];[$Key.$A$2:.$J$6];10;1)" office:value-type="string" office:string-value="None" calcext:value-type="string">
            <text:p>None</text:p>
          </table:table-cell>
          <table:table-cell table:style-name="ce31" table:formula="of:=HEX2DEC([$Editor.L184])" office:value-type="float" office:value="0" calcext:value-type="float">
            <text:p>0</text:p>
          </table:table-cell>
          <table:table-cell table:style-name="ce28" table:formula="of:=VLOOKUP([$Editor.M184];[$Key.$A$2:.$C$257];3;1)" office:value-type="string" office:string-value="5" calcext:value-type="string">
            <text:p>5</text:p>
          </table:table-cell>
          <table:table-cell table:style-name="ce31" table:formula="of:=HEX2DEC([$Editor.N184])" office:value-type="float" office:value="0" calcext:value-type="float">
            <text:p>0</text:p>
          </table:table-cell>
          <table:table-cell table:style-name="ce28" table:formula="of:=HEX2DEC([$Editor.O184])" office:value-type="float" office:value="0" calcext:value-type="float">
            <text:p>0</text:p>
          </table:table-cell>
          <table:table-cell table:style-name="ce31" table:formula="of:=VLOOKUP([$Editor.P184];[$Key.$A$2:.$H$12];8;1)" office:value-type="float" office:value="0" calcext:value-type="float">
            <text:p/>
          </table:table-cell>
          <table:table-cell table:style-name="ce28" table:formula="of:=HEX2DEC([$Editor.Q184])" office:value-type="float" office:value="0" calcext:value-type="float">
            <text:p>0</text:p>
          </table:table-cell>
          <table:table-cell table:style-name="ce31" table:formula="of:=VLOOKUP([$Editor.R184];[$Key.$A$2:.$D$257];4;1)" office:value-type="string" office:string-value="Summon Element" calcext:value-type="string">
            <text:p>Summon Element</text:p>
          </table:table-cell>
          <table:table-cell table:style-name="ce28" table:formula="of:=VLOOKUP([$Editor.S184];[$Key.$A$2:.$F$257];6;1)" office:value-type="float" office:value="0" calcext:value-type="float">
            <text:p/>
          </table:table-cell>
          <table:table-cell table:style-name="ce31" table:formula="of:=VLOOKUP([$Editor.T184];[$Key.$A$2:.$E$257];5;1)" office:value-type="float" office:value="0" calcext:value-type="float">
            <text:p/>
          </table:table-cell>
          <table:table-cell table:style-name="ce28" table:formula="of:=IF([$Editor.U184]=&quot;00&quot;;&quot;&quot;;HEX2DEC([$Editor.U184]))">
            <text:p/>
          </table:table-cell>
          <table:table-cell table:style-name="ce31" table:formula="of:=IF([$Editor.V184]=&quot;00&quot;;&quot;&quot;;HEX2DEC([$Editor.V184]))">
            <text:p/>
          </table:table-cell>
          <table:table-cell table:style-name="ce28" table:formula="of:=IF([$Editor.W184]=&quot;00&quot;;&quot;&quot;;HEX2DEC([$Editor.W184]))">
            <text:p/>
          </table:table-cell>
          <table:table-cell table:style-name="ce31" table:formula="of:=IF([$Editor.X184]=&quot;00&quot;;&quot;&quot;;COM.MICROSOFT.CONCAT(VLOOKUP([$Editor.X184];[$Key.$A$2:.$C$257];3;1);&quot;%&quot;))">
            <text:p/>
          </table:table-cell>
          <table:table-cell table:style-name="ce28" table:formula="of:=IF([$Editor.Y184]=&quot;00&quot;;&quot;&quot;;COM.MICROSOFT.CONCAT(VLOOKUP([$Editor.Y184];[$Key.$A$2:.$C$257];3;1);&quot;%&quot;))">
            <text:p/>
          </table:table-cell>
          <table:table-cell table:style-name="ce31" table:formula="of:=IF([$Editor.Z184]=&quot;00&quot;;&quot;&quot;;COM.MICROSOFT.CONCAT(VLOOKUP([$Editor.Z184];[$Key.$A$2:.$C$257];3;1);&quot;%&quot;))">
            <text:p/>
          </table:table-cell>
          <table:table-cell table:style-name="ce28" table:formula="of:=IF([$Editor.AA184]=&quot;00&quot;;&quot;&quot;;COM.MICROSOFT.CONCAT(VLOOKUP([$Editor.AA184];[$Key.$A$2:.$C$257];3;1);&quot;%&quot;))">
            <text:p/>
          </table:table-cell>
          <table:table-cell table:style-name="ce31" table:formula="of:=IF([$Editor.AB184]=&quot;00&quot;;&quot;&quot;;COM.MICROSOFT.CONCAT(VLOOKUP([$Editor.AB184];[$Key.$A$2:.$C$257];3;1);&quot;%&quot;))">
            <text:p/>
          </table:table-cell>
          <table:table-cell table:style-name="ce28" table:formula="of:=IF([$Editor.AC184]=&quot;00&quot;;&quot;&quot;;COM.MICROSOFT.CONCAT(VLOOKUP([$Editor.AC184];[$Key.$A$2:.$C$257];3;1);&quot;%&quot;))">
            <text:p/>
          </table:table-cell>
          <table:table-cell table:style-name="ce31" table:formula="of:=IF([$Editor.AD184]=&quot;00&quot;;&quot;&quot;;COM.MICROSOFT.CONCAT(VLOOKUP([$Editor.AD184];[$Key.$A$2:.$C$257];3;1);&quot;%&quot;))">
            <text:p/>
          </table:table-cell>
          <table:table-cell table:style-name="ce28" table:formula="of:=HEX2DEC([$Editor.AE184])" office:value-type="float" office:value="0" calcext:value-type="float">
            <text:p>0</text:p>
          </table:table-cell>
          <table:table-cell table:style-name="ce31" table:formula="of:=HEX2DEC([$Editor.AF184])" office:value-type="float" office:value="0" calcext:value-type="float">
            <text:p>0</text:p>
          </table:table-cell>
          <table:table-cell table:style-name="ce28" table:formula="of:=HEX2DEC([$Editor.AG184])" office:value-type="float" office:value="0" calcext:value-type="float">
            <text:p>0</text:p>
          </table:table-cell>
          <table:table-cell table:style-name="ce31" table:formula="of:=VLOOKUP([$Editor.AH184];[$Key.$A$2:.$K$6];11;1)" office:value-type="float" office:value="0" calcext:value-type="float">
            <text:p/>
          </table:table-cell>
          <table:table-cell table:style-name="ce28" table:formula="of:=HEX2DEC([$Editor.AI184])" office:value-type="float" office:value="0" calcext:value-type="float">
            <text:p>0</text:p>
          </table:table-cell>
          <table:table-cell table:style-name="ce31" table:formula="of:=HEX2DEC([$Editor.AJ184])" office:value-type="float" office:value="0" calcext:value-type="float">
            <text:p>0</text:p>
          </table:table-cell>
          <table:table-cell table:style-name="ce28" table:formula="of:=HEX2DEC([$Editor.AK184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avage Bugle</text:p>
          </table:table-cell>
          <table:table-cell table:style-name="ce27" table:formula="of:=COM.MICROSOFT.CONCAT([$Editor.C185];[$Editor.B185])" office:value-type="string" office:string-value="00db" calcext:value-type="string" table:number-columns-spanned="2" table:number-rows-spanned="1">
            <text:p>00db</text:p>
          </table:table-cell>
          <table:covered-table-cell table:style-name="ce45"/>
          <table:table-cell table:style-name="ce29" table:formula="of:=HEX2DEC(COM.MICROSOFT.CONCAT([$Editor.E185];[$Editor.D185]))" office:value-type="float" office:value="1000" calcext:value-type="float" table:number-columns-spanned="2" table:number-rows-spanned="1">
            <text:p>1000</text:p>
          </table:table-cell>
          <table:covered-table-cell table:style-name="ce30"/>
          <table:table-cell table:style-name="ce27" table:formula="of:=COM.MICROSOFT.CONCAT([$Editor.G185];[$Editor.F185])" office:value-type="string" office:string-value="00d7" calcext:value-type="string" table:number-columns-spanned="2" table:number-rows-spanned="1">
            <text:p>00d7</text:p>
          </table:table-cell>
          <table:covered-table-cell table:style-name="ce30"/>
          <table:table-cell table:style-name="ce31" table:formula="of:=VLOOKUP([$Editor.H185];[$Key.$A$2:.$G$19];7;1)" office:value-type="string" office:string-value="Consumables" calcext:value-type="string">
            <text:p>Consumables</text:p>
          </table:table-cell>
          <table:table-cell table:style-name="ce28" table:formula="of:=VLOOKUP([$Editor.I185];[$Key.$A$2:.$H$12];8;1)" office:value-type="string" office:string-value="Wind" calcext:value-type="string">
            <text:p>Wind</text:p>
          </table:table-cell>
          <table:table-cell table:style-name="ce31" table:formula="of:=VLOOKUP([$Editor.J185];[$Key.$A$2:.$I$8];9;1)" office:value-type="string" office:string-value="None" calcext:value-type="string">
            <text:p>None</text:p>
          </table:table-cell>
          <table:table-cell table:style-name="ce28" table:formula="of:=VLOOKUP([$Editor.K185];[$Key.$A$2:.$J$6];10;1)" office:value-type="string" office:string-value="None" calcext:value-type="string">
            <text:p>None</text:p>
          </table:table-cell>
          <table:table-cell table:style-name="ce31" table:formula="of:=HEX2DEC([$Editor.L185])" office:value-type="float" office:value="0" calcext:value-type="float">
            <text:p>0</text:p>
          </table:table-cell>
          <table:table-cell table:style-name="ce28" table:formula="of:=VLOOKUP([$Editor.M185];[$Key.$A$2:.$C$257];3;1)" office:value-type="string" office:string-value="5" calcext:value-type="string">
            <text:p>5</text:p>
          </table:table-cell>
          <table:table-cell table:style-name="ce31" table:formula="of:=HEX2DEC([$Editor.N185])" office:value-type="float" office:value="0" calcext:value-type="float">
            <text:p>0</text:p>
          </table:table-cell>
          <table:table-cell table:style-name="ce28" table:formula="of:=HEX2DEC([$Editor.O185])" office:value-type="float" office:value="0" calcext:value-type="float">
            <text:p>0</text:p>
          </table:table-cell>
          <table:table-cell table:style-name="ce31" table:formula="of:=VLOOKUP([$Editor.P185];[$Key.$A$2:.$H$12];8;1)" office:value-type="float" office:value="0" calcext:value-type="float">
            <text:p/>
          </table:table-cell>
          <table:table-cell table:style-name="ce28" table:formula="of:=HEX2DEC([$Editor.Q185])" office:value-type="float" office:value="0" calcext:value-type="float">
            <text:p>0</text:p>
          </table:table-cell>
          <table:table-cell table:style-name="ce31" table:formula="of:=VLOOKUP([$Editor.R185];[$Key.$A$2:.$D$257];4;1)" office:value-type="string" office:string-value="Summon Tempest" calcext:value-type="string">
            <text:p>Summon Tempest</text:p>
          </table:table-cell>
          <table:table-cell table:style-name="ce28" table:formula="of:=VLOOKUP([$Editor.S185];[$Key.$A$2:.$F$257];6;1)" office:value-type="float" office:value="0" calcext:value-type="float">
            <text:p/>
          </table:table-cell>
          <table:table-cell table:style-name="ce31" table:formula="of:=VLOOKUP([$Editor.T185];[$Key.$A$2:.$E$257];5;1)" office:value-type="float" office:value="0" calcext:value-type="float">
            <text:p/>
          </table:table-cell>
          <table:table-cell table:style-name="ce28" table:formula="of:=IF([$Editor.U185]=&quot;00&quot;;&quot;&quot;;HEX2DEC([$Editor.U185]))">
            <text:p/>
          </table:table-cell>
          <table:table-cell table:style-name="ce31" table:formula="of:=IF([$Editor.V185]=&quot;00&quot;;&quot;&quot;;HEX2DEC([$Editor.V185]))">
            <text:p/>
          </table:table-cell>
          <table:table-cell table:style-name="ce28" table:formula="of:=IF([$Editor.W185]=&quot;00&quot;;&quot;&quot;;HEX2DEC([$Editor.W185]))">
            <text:p/>
          </table:table-cell>
          <table:table-cell table:style-name="ce31" table:formula="of:=IF([$Editor.X185]=&quot;00&quot;;&quot;&quot;;COM.MICROSOFT.CONCAT(VLOOKUP([$Editor.X185];[$Key.$A$2:.$C$257];3;1);&quot;%&quot;))">
            <text:p/>
          </table:table-cell>
          <table:table-cell table:style-name="ce28" table:formula="of:=IF([$Editor.Y185]=&quot;00&quot;;&quot;&quot;;COM.MICROSOFT.CONCAT(VLOOKUP([$Editor.Y185];[$Key.$A$2:.$C$257];3;1);&quot;%&quot;))">
            <text:p/>
          </table:table-cell>
          <table:table-cell table:style-name="ce31" table:formula="of:=IF([$Editor.Z185]=&quot;00&quot;;&quot;&quot;;COM.MICROSOFT.CONCAT(VLOOKUP([$Editor.Z185];[$Key.$A$2:.$C$257];3;1);&quot;%&quot;))">
            <text:p/>
          </table:table-cell>
          <table:table-cell table:style-name="ce28" table:formula="of:=IF([$Editor.AA185]=&quot;00&quot;;&quot;&quot;;COM.MICROSOFT.CONCAT(VLOOKUP([$Editor.AA185];[$Key.$A$2:.$C$257];3;1);&quot;%&quot;))">
            <text:p/>
          </table:table-cell>
          <table:table-cell table:style-name="ce31" table:formula="of:=IF([$Editor.AB185]=&quot;00&quot;;&quot;&quot;;COM.MICROSOFT.CONCAT(VLOOKUP([$Editor.AB185];[$Key.$A$2:.$C$257];3;1);&quot;%&quot;))">
            <text:p/>
          </table:table-cell>
          <table:table-cell table:style-name="ce28" table:formula="of:=IF([$Editor.AC185]=&quot;00&quot;;&quot;&quot;;COM.MICROSOFT.CONCAT(VLOOKUP([$Editor.AC185];[$Key.$A$2:.$C$257];3;1);&quot;%&quot;))">
            <text:p/>
          </table:table-cell>
          <table:table-cell table:style-name="ce31" table:formula="of:=IF([$Editor.AD185]=&quot;00&quot;;&quot;&quot;;COM.MICROSOFT.CONCAT(VLOOKUP([$Editor.AD185];[$Key.$A$2:.$C$257];3;1);&quot;%&quot;))">
            <text:p/>
          </table:table-cell>
          <table:table-cell table:style-name="ce28" table:formula="of:=HEX2DEC([$Editor.AE185])" office:value-type="float" office:value="0" calcext:value-type="float">
            <text:p>0</text:p>
          </table:table-cell>
          <table:table-cell table:style-name="ce31" table:formula="of:=HEX2DEC([$Editor.AF185])" office:value-type="float" office:value="0" calcext:value-type="float">
            <text:p>0</text:p>
          </table:table-cell>
          <table:table-cell table:style-name="ce28" table:formula="of:=HEX2DEC([$Editor.AG185])" office:value-type="float" office:value="0" calcext:value-type="float">
            <text:p>0</text:p>
          </table:table-cell>
          <table:table-cell table:style-name="ce31" table:formula="of:=VLOOKUP([$Editor.AH185];[$Key.$A$2:.$K$6];11;1)" office:value-type="float" office:value="0" calcext:value-type="float">
            <text:p/>
          </table:table-cell>
          <table:table-cell table:style-name="ce28" table:formula="of:=HEX2DEC([$Editor.AI185])" office:value-type="float" office:value="0" calcext:value-type="float">
            <text:p>0</text:p>
          </table:table-cell>
          <table:table-cell table:style-name="ce31" table:formula="of:=HEX2DEC([$Editor.AJ185])" office:value-type="float" office:value="0" calcext:value-type="float">
            <text:p>0</text:p>
          </table:table-cell>
          <table:table-cell table:style-name="ce28" table:formula="of:=HEX2DEC([$Editor.AK185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Coral Harp</text:p>
          </table:table-cell>
          <table:table-cell table:style-name="ce27" table:formula="of:=COM.MICROSOFT.CONCAT([$Editor.C186];[$Editor.B186])" office:value-type="string" office:string-value="00dc" calcext:value-type="string" table:number-columns-spanned="2" table:number-rows-spanned="1">
            <text:p>00dc</text:p>
          </table:table-cell>
          <table:covered-table-cell table:style-name="ce45"/>
          <table:table-cell table:style-name="ce29" table:formula="of:=HEX2DEC(COM.MICROSOFT.CONCAT([$Editor.E186];[$Editor.D186]))" office:value-type="float" office:value="1000" calcext:value-type="float" table:number-columns-spanned="2" table:number-rows-spanned="1">
            <text:p>1000</text:p>
          </table:table-cell>
          <table:covered-table-cell table:style-name="ce30"/>
          <table:table-cell table:style-name="ce27" table:formula="of:=COM.MICROSOFT.CONCAT([$Editor.G186];[$Editor.F186])" office:value-type="string" office:string-value="00d8" calcext:value-type="string" table:number-columns-spanned="2" table:number-rows-spanned="1">
            <text:p>00d8</text:p>
          </table:table-cell>
          <table:covered-table-cell table:style-name="ce30"/>
          <table:table-cell table:style-name="ce31" table:formula="of:=VLOOKUP([$Editor.H186];[$Key.$A$2:.$G$19];7;1)" office:value-type="string" office:string-value="Consumables" calcext:value-type="string">
            <text:p>Consumables</text:p>
          </table:table-cell>
          <table:table-cell table:style-name="ce28" table:formula="of:=VLOOKUP([$Editor.I186];[$Key.$A$2:.$H$12];8;1)" office:value-type="string" office:string-value="Fire" calcext:value-type="string">
            <text:p>Fire</text:p>
          </table:table-cell>
          <table:table-cell table:style-name="ce31" table:formula="of:=VLOOKUP([$Editor.J186];[$Key.$A$2:.$I$8];9;1)" office:value-type="string" office:string-value="None" calcext:value-type="string">
            <text:p>None</text:p>
          </table:table-cell>
          <table:table-cell table:style-name="ce28" table:formula="of:=VLOOKUP([$Editor.K186];[$Key.$A$2:.$J$6];10;1)" office:value-type="string" office:string-value="None" calcext:value-type="string">
            <text:p>None</text:p>
          </table:table-cell>
          <table:table-cell table:style-name="ce31" table:formula="of:=HEX2DEC([$Editor.L186])" office:value-type="float" office:value="0" calcext:value-type="float">
            <text:p>0</text:p>
          </table:table-cell>
          <table:table-cell table:style-name="ce28" table:formula="of:=VLOOKUP([$Editor.M186];[$Key.$A$2:.$C$257];3;1)" office:value-type="string" office:string-value="5" calcext:value-type="string">
            <text:p>5</text:p>
          </table:table-cell>
          <table:table-cell table:style-name="ce31" table:formula="of:=HEX2DEC([$Editor.N186])" office:value-type="float" office:value="0" calcext:value-type="float">
            <text:p>0</text:p>
          </table:table-cell>
          <table:table-cell table:style-name="ce28" table:formula="of:=HEX2DEC([$Editor.O186])" office:value-type="float" office:value="0" calcext:value-type="float">
            <text:p>0</text:p>
          </table:table-cell>
          <table:table-cell table:style-name="ce31" table:formula="of:=VLOOKUP([$Editor.P186];[$Key.$A$2:.$H$12];8;1)" office:value-type="float" office:value="0" calcext:value-type="float">
            <text:p/>
          </table:table-cell>
          <table:table-cell table:style-name="ce28" table:formula="of:=HEX2DEC([$Editor.Q186])" office:value-type="float" office:value="0" calcext:value-type="float">
            <text:p>0</text:p>
          </table:table-cell>
          <table:table-cell table:style-name="ce31" table:formula="of:=VLOOKUP([$Editor.R186];[$Key.$A$2:.$D$257];4;1)" office:value-type="string" office:string-value="Clear Sky" calcext:value-type="string">
            <text:p>Clear Sky</text:p>
          </table:table-cell>
          <table:table-cell table:style-name="ce28" table:formula="of:=VLOOKUP([$Editor.S186];[$Key.$A$2:.$F$257];6;1)" office:value-type="float" office:value="0" calcext:value-type="float">
            <text:p/>
          </table:table-cell>
          <table:table-cell table:style-name="ce31" table:formula="of:=VLOOKUP([$Editor.T186];[$Key.$A$2:.$E$257];5;1)" office:value-type="float" office:value="0" calcext:value-type="float">
            <text:p/>
          </table:table-cell>
          <table:table-cell table:style-name="ce28" table:formula="of:=IF([$Editor.U186]=&quot;00&quot;;&quot;&quot;;HEX2DEC([$Editor.U186]))">
            <text:p/>
          </table:table-cell>
          <table:table-cell table:style-name="ce31" table:formula="of:=IF([$Editor.V186]=&quot;00&quot;;&quot;&quot;;HEX2DEC([$Editor.V186]))">
            <text:p/>
          </table:table-cell>
          <table:table-cell table:style-name="ce28" table:formula="of:=IF([$Editor.W186]=&quot;00&quot;;&quot;&quot;;HEX2DEC([$Editor.W186]))">
            <text:p/>
          </table:table-cell>
          <table:table-cell table:style-name="ce31" table:formula="of:=IF([$Editor.X186]=&quot;00&quot;;&quot;&quot;;COM.MICROSOFT.CONCAT(VLOOKUP([$Editor.X186];[$Key.$A$2:.$C$257];3;1);&quot;%&quot;))">
            <text:p/>
          </table:table-cell>
          <table:table-cell table:style-name="ce28" table:formula="of:=IF([$Editor.Y186]=&quot;00&quot;;&quot;&quot;;COM.MICROSOFT.CONCAT(VLOOKUP([$Editor.Y186];[$Key.$A$2:.$C$257];3;1);&quot;%&quot;))">
            <text:p/>
          </table:table-cell>
          <table:table-cell table:style-name="ce31" table:formula="of:=IF([$Editor.Z186]=&quot;00&quot;;&quot;&quot;;COM.MICROSOFT.CONCAT(VLOOKUP([$Editor.Z186];[$Key.$A$2:.$C$257];3;1);&quot;%&quot;))">
            <text:p/>
          </table:table-cell>
          <table:table-cell table:style-name="ce28" table:formula="of:=IF([$Editor.AA186]=&quot;00&quot;;&quot;&quot;;COM.MICROSOFT.CONCAT(VLOOKUP([$Editor.AA186];[$Key.$A$2:.$C$257];3;1);&quot;%&quot;))">
            <text:p/>
          </table:table-cell>
          <table:table-cell table:style-name="ce31" table:formula="of:=IF([$Editor.AB186]=&quot;00&quot;;&quot;&quot;;COM.MICROSOFT.CONCAT(VLOOKUP([$Editor.AB186];[$Key.$A$2:.$C$257];3;1);&quot;%&quot;))">
            <text:p/>
          </table:table-cell>
          <table:table-cell table:style-name="ce28" table:formula="of:=IF([$Editor.AC186]=&quot;00&quot;;&quot;&quot;;COM.MICROSOFT.CONCAT(VLOOKUP([$Editor.AC186];[$Key.$A$2:.$C$257];3;1);&quot;%&quot;))">
            <text:p/>
          </table:table-cell>
          <table:table-cell table:style-name="ce31" table:formula="of:=IF([$Editor.AD186]=&quot;00&quot;;&quot;&quot;;COM.MICROSOFT.CONCAT(VLOOKUP([$Editor.AD186];[$Key.$A$2:.$C$257];3;1);&quot;%&quot;))">
            <text:p/>
          </table:table-cell>
          <table:table-cell table:style-name="ce28" table:formula="of:=HEX2DEC([$Editor.AE186])" office:value-type="float" office:value="0" calcext:value-type="float">
            <text:p>0</text:p>
          </table:table-cell>
          <table:table-cell table:style-name="ce31" table:formula="of:=HEX2DEC([$Editor.AF186])" office:value-type="float" office:value="0" calcext:value-type="float">
            <text:p>0</text:p>
          </table:table-cell>
          <table:table-cell table:style-name="ce28" table:formula="of:=HEX2DEC([$Editor.AG186])" office:value-type="float" office:value="0" calcext:value-type="float">
            <text:p>0</text:p>
          </table:table-cell>
          <table:table-cell table:style-name="ce31" table:formula="of:=VLOOKUP([$Editor.AH186];[$Key.$A$2:.$K$6];11;1)" office:value-type="float" office:value="0" calcext:value-type="float">
            <text:p/>
          </table:table-cell>
          <table:table-cell table:style-name="ce28" table:formula="of:=HEX2DEC([$Editor.AI186])" office:value-type="float" office:value="0" calcext:value-type="float">
            <text:p>0</text:p>
          </table:table-cell>
          <table:table-cell table:style-name="ce31" table:formula="of:=HEX2DEC([$Editor.AJ186])" office:value-type="float" office:value="0" calcext:value-type="float">
            <text:p>0</text:p>
          </table:table-cell>
          <table:table-cell table:style-name="ce28" table:formula="of:=HEX2DEC([$Editor.AK186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napdragon</text:p>
          </table:table-cell>
          <table:table-cell table:style-name="ce27" table:formula="of:=COM.MICROSOFT.CONCAT([$Editor.C187];[$Editor.B187])" office:value-type="string" office:string-value="00dd" calcext:value-type="string" table:number-columns-spanned="2" table:number-rows-spanned="1">
            <text:p>00dd</text:p>
          </table:table-cell>
          <table:covered-table-cell table:style-name="ce45"/>
          <table:table-cell table:style-name="ce29" table:formula="of:=HEX2DEC(COM.MICROSOFT.CONCAT([$Editor.E187];[$Editor.D187]))" office:value-type="float" office:value="0" calcext:value-type="float" table:number-columns-spanned="2" table:number-rows-spanned="1">
            <text:p>0</text:p>
          </table:table-cell>
          <table:covered-table-cell table:style-name="ce30"/>
          <table:table-cell table:style-name="ce27" table:formula="of:=COM.MICROSOFT.CONCAT([$Editor.G187];[$Editor.F187])" office:value-type="string" office:string-value="00d9" calcext:value-type="string" table:number-columns-spanned="2" table:number-rows-spanned="1">
            <text:p>00d9</text:p>
          </table:table-cell>
          <table:covered-table-cell table:style-name="ce30"/>
          <table:table-cell table:style-name="ce31" table:formula="of:=VLOOKUP([$Editor.H187];[$Key.$A$2:.$G$19];7;1)" office:value-type="string" office:string-value="Consumables" calcext:value-type="string">
            <text:p>Consumables</text:p>
          </table:table-cell>
          <table:table-cell table:style-name="ce28" table:formula="of:=VLOOKUP([$Editor.I187];[$Key.$A$2:.$H$12];8;1)" office:value-type="float" office:value="0" calcext:value-type="float">
            <text:p/>
          </table:table-cell>
          <table:table-cell table:style-name="ce31" table:formula="of:=VLOOKUP([$Editor.J187];[$Key.$A$2:.$I$8];9;1)" office:value-type="string" office:string-value="None" calcext:value-type="string">
            <text:p>None</text:p>
          </table:table-cell>
          <table:table-cell table:style-name="ce28" table:formula="of:=VLOOKUP([$Editor.K187];[$Key.$A$2:.$J$6];10;1)" office:value-type="string" office:string-value="None" calcext:value-type="string">
            <text:p>None</text:p>
          </table:table-cell>
          <table:table-cell table:style-name="ce31" table:formula="of:=HEX2DEC([$Editor.L187])" office:value-type="float" office:value="0" calcext:value-type="float">
            <text:p>0</text:p>
          </table:table-cell>
          <table:table-cell table:style-name="ce28" table:formula="of:=VLOOKUP([$Editor.M187];[$Key.$A$2:.$C$257];3;1)" office:value-type="string" office:string-value="5" calcext:value-type="string">
            <text:p>5</text:p>
          </table:table-cell>
          <table:table-cell table:style-name="ce31" table:formula="of:=HEX2DEC([$Editor.N187])" office:value-type="float" office:value="0" calcext:value-type="float">
            <text:p>0</text:p>
          </table:table-cell>
          <table:table-cell table:style-name="ce28" table:formula="of:=HEX2DEC([$Editor.O187])" office:value-type="float" office:value="0" calcext:value-type="float">
            <text:p>0</text:p>
          </table:table-cell>
          <table:table-cell table:style-name="ce31" table:formula="of:=VLOOKUP([$Editor.P187];[$Key.$A$2:.$H$12];8;1)" office:value-type="float" office:value="0" calcext:value-type="float">
            <text:p/>
          </table:table-cell>
          <table:table-cell table:style-name="ce28" table:formula="of:=HEX2DEC([$Editor.Q187])" office:value-type="float" office:value="0" calcext:value-type="float">
            <text:p>0</text:p>
          </table:table-cell>
          <table:table-cell table:style-name="ce31" table:formula="of:=VLOOKUP([$Editor.R187];[$Key.$A$2:.$D$257];4;1)" office:value-type="string" office:string-value="Snapdragon" calcext:value-type="string">
            <text:p>Snapdragon</text:p>
          </table:table-cell>
          <table:table-cell table:style-name="ce28" table:formula="of:=VLOOKUP([$Editor.S187];[$Key.$A$2:.$F$257];6;1)" office:value-type="float" office:value="0" calcext:value-type="float">
            <text:p/>
          </table:table-cell>
          <table:table-cell table:style-name="ce31" table:formula="of:=VLOOKUP([$Editor.T187];[$Key.$A$2:.$E$257];5;1)" office:value-type="float" office:value="0" calcext:value-type="float">
            <text:p/>
          </table:table-cell>
          <table:table-cell table:style-name="ce28" table:formula="of:=IF([$Editor.U187]=&quot;00&quot;;&quot;&quot;;HEX2DEC([$Editor.U187]))">
            <text:p/>
          </table:table-cell>
          <table:table-cell table:style-name="ce31" table:formula="of:=IF([$Editor.V187]=&quot;00&quot;;&quot;&quot;;HEX2DEC([$Editor.V187]))">
            <text:p/>
          </table:table-cell>
          <table:table-cell table:style-name="ce28" table:formula="of:=IF([$Editor.W187]=&quot;00&quot;;&quot;&quot;;HEX2DEC([$Editor.W187]))">
            <text:p/>
          </table:table-cell>
          <table:table-cell table:style-name="ce31" table:formula="of:=IF([$Editor.X187]=&quot;00&quot;;&quot;&quot;;COM.MICROSOFT.CONCAT(VLOOKUP([$Editor.X187];[$Key.$A$2:.$C$257];3;1);&quot;%&quot;))">
            <text:p/>
          </table:table-cell>
          <table:table-cell table:style-name="ce28" table:formula="of:=IF([$Editor.Y187]=&quot;00&quot;;&quot;&quot;;COM.MICROSOFT.CONCAT(VLOOKUP([$Editor.Y187];[$Key.$A$2:.$C$257];3;1);&quot;%&quot;))">
            <text:p/>
          </table:table-cell>
          <table:table-cell table:style-name="ce31" table:formula="of:=IF([$Editor.Z187]=&quot;00&quot;;&quot;&quot;;COM.MICROSOFT.CONCAT(VLOOKUP([$Editor.Z187];[$Key.$A$2:.$C$257];3;1);&quot;%&quot;))">
            <text:p/>
          </table:table-cell>
          <table:table-cell table:style-name="ce28" table:formula="of:=IF([$Editor.AA187]=&quot;00&quot;;&quot;&quot;;COM.MICROSOFT.CONCAT(VLOOKUP([$Editor.AA187];[$Key.$A$2:.$C$257];3;1);&quot;%&quot;))">
            <text:p/>
          </table:table-cell>
          <table:table-cell table:style-name="ce31" table:formula="of:=IF([$Editor.AB187]=&quot;00&quot;;&quot;&quot;;COM.MICROSOFT.CONCAT(VLOOKUP([$Editor.AB187];[$Key.$A$2:.$C$257];3;1);&quot;%&quot;))">
            <text:p/>
          </table:table-cell>
          <table:table-cell table:style-name="ce28" table:formula="of:=IF([$Editor.AC187]=&quot;00&quot;;&quot;&quot;;COM.MICROSOFT.CONCAT(VLOOKUP([$Editor.AC187];[$Key.$A$2:.$C$257];3;1);&quot;%&quot;))">
            <text:p/>
          </table:table-cell>
          <table:table-cell table:style-name="ce31" table:formula="of:=IF([$Editor.AD187]=&quot;00&quot;;&quot;&quot;;COM.MICROSOFT.CONCAT(VLOOKUP([$Editor.AD187];[$Key.$A$2:.$C$257];3;1);&quot;%&quot;))">
            <text:p/>
          </table:table-cell>
          <table:table-cell table:style-name="ce28" table:formula="of:=HEX2DEC([$Editor.AE187])" office:value-type="float" office:value="0" calcext:value-type="float">
            <text:p>0</text:p>
          </table:table-cell>
          <table:table-cell table:style-name="ce31" table:formula="of:=HEX2DEC([$Editor.AF187])" office:value-type="float" office:value="0" calcext:value-type="float">
            <text:p>0</text:p>
          </table:table-cell>
          <table:table-cell table:style-name="ce28" table:formula="of:=HEX2DEC([$Editor.AG187])" office:value-type="float" office:value="0" calcext:value-type="float">
            <text:p>0</text:p>
          </table:table-cell>
          <table:table-cell table:style-name="ce31" table:formula="of:=VLOOKUP([$Editor.AH187];[$Key.$A$2:.$K$6];11;1)" office:value-type="float" office:value="0" calcext:value-type="float">
            <text:p/>
          </table:table-cell>
          <table:table-cell table:style-name="ce28" table:formula="of:=HEX2DEC([$Editor.AI187])" office:value-type="float" office:value="0" calcext:value-type="float">
            <text:p>0</text:p>
          </table:table-cell>
          <table:table-cell table:style-name="ce31" table:formula="of:=HEX2DEC([$Editor.AJ187])" office:value-type="float" office:value="0" calcext:value-type="float">
            <text:p>0</text:p>
          </table:table-cell>
          <table:table-cell table:style-name="ce28" table:formula="of:=HEX2DEC([$Editor.AK187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Reincarnation</text:p>
          </table:table-cell>
          <table:table-cell table:style-name="ce27" table:formula="of:=COM.MICROSOFT.CONCAT([$Editor.C188];[$Editor.B188])" office:value-type="string" office:string-value="00de" calcext:value-type="string" table:number-columns-spanned="2" table:number-rows-spanned="1">
            <text:p>00de</text:p>
          </table:table-cell>
          <table:covered-table-cell table:style-name="ce45"/>
          <table:table-cell table:style-name="ce29" table:formula="of:=HEX2DEC(COM.MICROSOFT.CONCAT([$Editor.E188];[$Editor.D188]))" office:value-type="float" office:value="80" calcext:value-type="float" table:number-columns-spanned="2" table:number-rows-spanned="1">
            <text:p>80</text:p>
          </table:table-cell>
          <table:covered-table-cell table:style-name="ce30"/>
          <table:table-cell table:style-name="ce27" table:formula="of:=COM.MICROSOFT.CONCAT([$Editor.G188];[$Editor.F188])" office:value-type="string" office:string-value="00da" calcext:value-type="string" table:number-columns-spanned="2" table:number-rows-spanned="1">
            <text:p>00da</text:p>
          </table:table-cell>
          <table:covered-table-cell table:style-name="ce30"/>
          <table:table-cell table:style-name="ce31" table:formula="of:=VLOOKUP([$Editor.H188];[$Key.$A$2:.$G$19];7;1)" office:value-type="string" office:string-value="Consumables" calcext:value-type="string">
            <text:p>Consumables</text:p>
          </table:table-cell>
          <table:table-cell table:style-name="ce28" table:formula="of:=VLOOKUP([$Editor.I188];[$Key.$A$2:.$H$12];8;1)" office:value-type="float" office:value="0" calcext:value-type="float">
            <text:p/>
          </table:table-cell>
          <table:table-cell table:style-name="ce31" table:formula="of:=VLOOKUP([$Editor.J188];[$Key.$A$2:.$I$8];9;1)" office:value-type="string" office:string-value="None" calcext:value-type="string">
            <text:p>None</text:p>
          </table:table-cell>
          <table:table-cell table:style-name="ce28" table:formula="of:=VLOOKUP([$Editor.K188];[$Key.$A$2:.$J$6];10;1)" office:value-type="string" office:string-value="None" calcext:value-type="string">
            <text:p>None</text:p>
          </table:table-cell>
          <table:table-cell table:style-name="ce31" table:formula="of:=HEX2DEC([$Editor.L188])" office:value-type="float" office:value="0" calcext:value-type="float">
            <text:p>0</text:p>
          </table:table-cell>
          <table:table-cell table:style-name="ce28" table:formula="of:=VLOOKUP([$Editor.M188];[$Key.$A$2:.$C$257];3;1)" office:value-type="string" office:string-value="5" calcext:value-type="string">
            <text:p>5</text:p>
          </table:table-cell>
          <table:table-cell table:style-name="ce31" table:formula="of:=HEX2DEC([$Editor.N188])" office:value-type="float" office:value="0" calcext:value-type="float">
            <text:p>0</text:p>
          </table:table-cell>
          <table:table-cell table:style-name="ce28" table:formula="of:=HEX2DEC([$Editor.O188])" office:value-type="float" office:value="0" calcext:value-type="float">
            <text:p>0</text:p>
          </table:table-cell>
          <table:table-cell table:style-name="ce31" table:formula="of:=VLOOKUP([$Editor.P188];[$Key.$A$2:.$H$12];8;1)" office:value-type="float" office:value="0" calcext:value-type="float">
            <text:p/>
          </table:table-cell>
          <table:table-cell table:style-name="ce28" table:formula="of:=HEX2DEC([$Editor.Q188])" office:value-type="float" office:value="0" calcext:value-type="float">
            <text:p>0</text:p>
          </table:table-cell>
          <table:table-cell table:style-name="ce31" table:formula="of:=VLOOKUP([$Editor.R188];[$Key.$A$2:.$D$257];4;1)" office:value-type="string" office:string-value="Reincarnation" calcext:value-type="string">
            <text:p>Reincarnation</text:p>
          </table:table-cell>
          <table:table-cell table:style-name="ce28" table:formula="of:=VLOOKUP([$Editor.S188];[$Key.$A$2:.$F$257];6;1)" office:value-type="float" office:value="0" calcext:value-type="float">
            <text:p/>
          </table:table-cell>
          <table:table-cell table:style-name="ce31" table:formula="of:=VLOOKUP([$Editor.T188];[$Key.$A$2:.$E$257];5;1)" office:value-type="float" office:value="0" calcext:value-type="float">
            <text:p/>
          </table:table-cell>
          <table:table-cell table:style-name="ce28" table:formula="of:=IF([$Editor.U188]=&quot;00&quot;;&quot;&quot;;HEX2DEC([$Editor.U188]))">
            <text:p/>
          </table:table-cell>
          <table:table-cell table:style-name="ce31" table:formula="of:=IF([$Editor.V188]=&quot;00&quot;;&quot;&quot;;HEX2DEC([$Editor.V188]))">
            <text:p/>
          </table:table-cell>
          <table:table-cell table:style-name="ce28" table:formula="of:=IF([$Editor.W188]=&quot;00&quot;;&quot;&quot;;HEX2DEC([$Editor.W188]))">
            <text:p/>
          </table:table-cell>
          <table:table-cell table:style-name="ce31" table:formula="of:=IF([$Editor.X188]=&quot;00&quot;;&quot;&quot;;COM.MICROSOFT.CONCAT(VLOOKUP([$Editor.X188];[$Key.$A$2:.$C$257];3;1);&quot;%&quot;))">
            <text:p/>
          </table:table-cell>
          <table:table-cell table:style-name="ce28" table:formula="of:=IF([$Editor.Y188]=&quot;00&quot;;&quot;&quot;;COM.MICROSOFT.CONCAT(VLOOKUP([$Editor.Y188];[$Key.$A$2:.$C$257];3;1);&quot;%&quot;))">
            <text:p/>
          </table:table-cell>
          <table:table-cell table:style-name="ce31" table:formula="of:=IF([$Editor.Z188]=&quot;00&quot;;&quot;&quot;;COM.MICROSOFT.CONCAT(VLOOKUP([$Editor.Z188];[$Key.$A$2:.$C$257];3;1);&quot;%&quot;))">
            <text:p/>
          </table:table-cell>
          <table:table-cell table:style-name="ce28" table:formula="of:=IF([$Editor.AA188]=&quot;00&quot;;&quot;&quot;;COM.MICROSOFT.CONCAT(VLOOKUP([$Editor.AA188];[$Key.$A$2:.$C$257];3;1);&quot;%&quot;))">
            <text:p/>
          </table:table-cell>
          <table:table-cell table:style-name="ce31" table:formula="of:=IF([$Editor.AB188]=&quot;00&quot;;&quot;&quot;;COM.MICROSOFT.CONCAT(VLOOKUP([$Editor.AB188];[$Key.$A$2:.$C$257];3;1);&quot;%&quot;))">
            <text:p/>
          </table:table-cell>
          <table:table-cell table:style-name="ce28" table:formula="of:=IF([$Editor.AC188]=&quot;00&quot;;&quot;&quot;;COM.MICROSOFT.CONCAT(VLOOKUP([$Editor.AC188];[$Key.$A$2:.$C$257];3;1);&quot;%&quot;))">
            <text:p/>
          </table:table-cell>
          <table:table-cell table:style-name="ce31" table:formula="of:=IF([$Editor.AD188]=&quot;00&quot;;&quot;&quot;;COM.MICROSOFT.CONCAT(VLOOKUP([$Editor.AD188];[$Key.$A$2:.$C$257];3;1);&quot;%&quot;))">
            <text:p/>
          </table:table-cell>
          <table:table-cell table:style-name="ce28" table:formula="of:=HEX2DEC([$Editor.AE188])" office:value-type="float" office:value="0" calcext:value-type="float">
            <text:p>0</text:p>
          </table:table-cell>
          <table:table-cell table:style-name="ce31" table:formula="of:=HEX2DEC([$Editor.AF188])" office:value-type="float" office:value="0" calcext:value-type="float">
            <text:p>0</text:p>
          </table:table-cell>
          <table:table-cell table:style-name="ce28" table:formula="of:=HEX2DEC([$Editor.AG188])" office:value-type="float" office:value="0" calcext:value-type="float">
            <text:p>0</text:p>
          </table:table-cell>
          <table:table-cell table:style-name="ce31" table:formula="of:=VLOOKUP([$Editor.AH188];[$Key.$A$2:.$K$6];11;1)" office:value-type="float" office:value="0" calcext:value-type="float">
            <text:p/>
          </table:table-cell>
          <table:table-cell table:style-name="ce28" table:formula="of:=HEX2DEC([$Editor.AI188])" office:value-type="float" office:value="0" calcext:value-type="float">
            <text:p>0</text:p>
          </table:table-cell>
          <table:table-cell table:style-name="ce31" table:formula="of:=HEX2DEC([$Editor.AJ188])" office:value-type="float" office:value="0" calcext:value-type="float">
            <text:p>0</text:p>
          </table:table-cell>
          <table:table-cell table:style-name="ce28" table:formula="of:=HEX2DEC([$Editor.AK188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word Emblem</text:p>
          </table:table-cell>
          <table:table-cell table:style-name="ce27" table:formula="of:=COM.MICROSOFT.CONCAT([$Editor.C189];[$Editor.B189])" office:value-type="string" office:string-value="00df" calcext:value-type="string" table:number-columns-spanned="2" table:number-rows-spanned="1">
            <text:p>00df</text:p>
          </table:table-cell>
          <table:covered-table-cell table:style-name="ce45"/>
          <table:table-cell table:style-name="ce29" table:formula="of:=HEX2DEC(COM.MICROSOFT.CONCAT([$Editor.E189];[$Editor.D189]))" office:value-type="float" office:value="1000" calcext:value-type="float" table:number-columns-spanned="2" table:number-rows-spanned="1">
            <text:p>1000</text:p>
          </table:table-cell>
          <table:covered-table-cell table:style-name="ce30"/>
          <table:table-cell table:style-name="ce27" table:formula="of:=COM.MICROSOFT.CONCAT([$Editor.G189];[$Editor.F189])" office:value-type="string" office:string-value="00db" calcext:value-type="string" table:number-columns-spanned="2" table:number-rows-spanned="1">
            <text:p>00db</text:p>
          </table:table-cell>
          <table:covered-table-cell table:style-name="ce30"/>
          <table:table-cell table:style-name="ce31" table:formula="of:=VLOOKUP([$Editor.H189];[$Key.$A$2:.$G$19];7;1)" office:value-type="string" office:string-value="Consumables" calcext:value-type="string">
            <text:p>Consumables</text:p>
          </table:table-cell>
          <table:table-cell table:style-name="ce28" table:formula="of:=VLOOKUP([$Editor.I189];[$Key.$A$2:.$H$12];8;1)" office:value-type="float" office:value="0" calcext:value-type="float">
            <text:p/>
          </table:table-cell>
          <table:table-cell table:style-name="ce31" table:formula="of:=VLOOKUP([$Editor.J189];[$Key.$A$2:.$I$8];9;1)" office:value-type="string" office:string-value="None" calcext:value-type="string">
            <text:p>None</text:p>
          </table:table-cell>
          <table:table-cell table:style-name="ce28" table:formula="of:=VLOOKUP([$Editor.K189];[$Key.$A$2:.$J$6];10;1)" office:value-type="string" office:string-value="None" calcext:value-type="string">
            <text:p>None</text:p>
          </table:table-cell>
          <table:table-cell table:style-name="ce31" table:formula="of:=HEX2DEC([$Editor.L189])" office:value-type="float" office:value="0" calcext:value-type="float">
            <text:p>0</text:p>
          </table:table-cell>
          <table:table-cell table:style-name="ce28" table:formula="of:=VLOOKUP([$Editor.M189];[$Key.$A$2:.$C$257];3;1)" office:value-type="string" office:string-value="5" calcext:value-type="string">
            <text:p>5</text:p>
          </table:table-cell>
          <table:table-cell table:style-name="ce31" table:formula="of:=HEX2DEC([$Editor.N189])" office:value-type="float" office:value="0" calcext:value-type="float">
            <text:p>0</text:p>
          </table:table-cell>
          <table:table-cell table:style-name="ce28" table:formula="of:=HEX2DEC([$Editor.O189])" office:value-type="float" office:value="0" calcext:value-type="float">
            <text:p>0</text:p>
          </table:table-cell>
          <table:table-cell table:style-name="ce31" table:formula="of:=VLOOKUP([$Editor.P189];[$Key.$A$2:.$H$12];8;1)" office:value-type="string" office:string-value="All" calcext:value-type="string">
            <text:p>All</text:p>
          </table:table-cell>
          <table:table-cell table:style-name="ce28" table:formula="of:=HEX2DEC([$Editor.Q189])" office:value-type="float" office:value="0" calcext:value-type="float">
            <text:p>0</text:p>
          </table:table-cell>
          <table:table-cell table:style-name="ce31" table:formula="of:=VLOOKUP([$Editor.R189];[$Key.$A$2:.$D$257];4;1)" office:value-type="string" office:string-value="Reinforce" calcext:value-type="string">
            <text:p>Reinforce</text:p>
          </table:table-cell>
          <table:table-cell table:style-name="ce28" table:formula="of:=VLOOKUP([$Editor.S189];[$Key.$A$2:.$F$257];6;1)" office:value-type="float" office:value="0" calcext:value-type="float">
            <text:p/>
          </table:table-cell>
          <table:table-cell table:style-name="ce31" table:formula="of:=VLOOKUP([$Editor.T189];[$Key.$A$2:.$E$257];5;1)" office:value-type="float" office:value="0" calcext:value-type="float">
            <text:p/>
          </table:table-cell>
          <table:table-cell table:style-name="ce28" table:formula="of:=IF([$Editor.U189]=&quot;00&quot;;&quot;&quot;;HEX2DEC([$Editor.U189]))">
            <text:p/>
          </table:table-cell>
          <table:table-cell table:style-name="ce31" table:formula="of:=IF([$Editor.V189]=&quot;00&quot;;&quot;&quot;;HEX2DEC([$Editor.V189]))">
            <text:p/>
          </table:table-cell>
          <table:table-cell table:style-name="ce28" table:formula="of:=IF([$Editor.W189]=&quot;00&quot;;&quot;&quot;;HEX2DEC([$Editor.W189]))">
            <text:p/>
          </table:table-cell>
          <table:table-cell table:style-name="ce31" table:formula="of:=IF([$Editor.X189]=&quot;00&quot;;&quot;&quot;;COM.MICROSOFT.CONCAT(VLOOKUP([$Editor.X189];[$Key.$A$2:.$C$257];3;1);&quot;%&quot;))">
            <text:p/>
          </table:table-cell>
          <table:table-cell table:style-name="ce28" table:formula="of:=IF([$Editor.Y189]=&quot;00&quot;;&quot;&quot;;COM.MICROSOFT.CONCAT(VLOOKUP([$Editor.Y189];[$Key.$A$2:.$C$257];3;1);&quot;%&quot;))">
            <text:p/>
          </table:table-cell>
          <table:table-cell table:style-name="ce31" table:formula="of:=IF([$Editor.Z189]=&quot;00&quot;;&quot;&quot;;COM.MICROSOFT.CONCAT(VLOOKUP([$Editor.Z189];[$Key.$A$2:.$C$257];3;1);&quot;%&quot;))">
            <text:p/>
          </table:table-cell>
          <table:table-cell table:style-name="ce28" table:formula="of:=IF([$Editor.AA189]=&quot;00&quot;;&quot;&quot;;COM.MICROSOFT.CONCAT(VLOOKUP([$Editor.AA189];[$Key.$A$2:.$C$257];3;1);&quot;%&quot;))">
            <text:p/>
          </table:table-cell>
          <table:table-cell table:style-name="ce31" table:formula="of:=IF([$Editor.AB189]=&quot;00&quot;;&quot;&quot;;COM.MICROSOFT.CONCAT(VLOOKUP([$Editor.AB189];[$Key.$A$2:.$C$257];3;1);&quot;%&quot;))">
            <text:p/>
          </table:table-cell>
          <table:table-cell table:style-name="ce28" table:formula="of:=IF([$Editor.AC189]=&quot;00&quot;;&quot;&quot;;COM.MICROSOFT.CONCAT(VLOOKUP([$Editor.AC189];[$Key.$A$2:.$C$257];3;1);&quot;%&quot;))">
            <text:p/>
          </table:table-cell>
          <table:table-cell table:style-name="ce31" table:formula="of:=IF([$Editor.AD189]=&quot;00&quot;;&quot;&quot;;COM.MICROSOFT.CONCAT(VLOOKUP([$Editor.AD189];[$Key.$A$2:.$C$257];3;1);&quot;%&quot;))">
            <text:p/>
          </table:table-cell>
          <table:table-cell table:style-name="ce28" table:formula="of:=HEX2DEC([$Editor.AE189])" office:value-type="float" office:value="0" calcext:value-type="float">
            <text:p>0</text:p>
          </table:table-cell>
          <table:table-cell table:style-name="ce31" table:formula="of:=HEX2DEC([$Editor.AF189])" office:value-type="float" office:value="0" calcext:value-type="float">
            <text:p>0</text:p>
          </table:table-cell>
          <table:table-cell table:style-name="ce28" table:formula="of:=HEX2DEC([$Editor.AG189])" office:value-type="float" office:value="0" calcext:value-type="float">
            <text:p>0</text:p>
          </table:table-cell>
          <table:table-cell table:style-name="ce31" table:formula="of:=VLOOKUP([$Editor.AH189];[$Key.$A$2:.$K$6];11;1)" office:value-type="float" office:value="0" calcext:value-type="float">
            <text:p/>
          </table:table-cell>
          <table:table-cell table:style-name="ce28" table:formula="of:=HEX2DEC([$Editor.AI189])" office:value-type="float" office:value="0" calcext:value-type="float">
            <text:p>0</text:p>
          </table:table-cell>
          <table:table-cell table:style-name="ce31" table:formula="of:=HEX2DEC([$Editor.AJ189])" office:value-type="float" office:value="0" calcext:value-type="float">
            <text:p>0</text:p>
          </table:table-cell>
          <table:table-cell table:style-name="ce28" table:formula="of:=HEX2DEC([$Editor.AK189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Crown of Intellect</text:p>
          </table:table-cell>
          <table:table-cell table:style-name="ce27" table:formula="of:=COM.MICROSOFT.CONCAT([$Editor.C190];[$Editor.B190])" office:value-type="string" office:string-value="00e0" calcext:value-type="string" table:number-columns-spanned="2" table:number-rows-spanned="1">
            <text:p>00e0</text:p>
          </table:table-cell>
          <table:covered-table-cell table:style-name="ce45"/>
          <table:table-cell table:style-name="ce29" table:formula="of:=HEX2DEC(COM.MICROSOFT.CONCAT([$Editor.E190];[$Editor.D190]))" office:value-type="float" office:value="1000" calcext:value-type="float" table:number-columns-spanned="2" table:number-rows-spanned="1">
            <text:p>1000</text:p>
          </table:table-cell>
          <table:covered-table-cell table:style-name="ce30"/>
          <table:table-cell table:style-name="ce27" table:formula="of:=COM.MICROSOFT.CONCAT([$Editor.G190];[$Editor.F190])" office:value-type="string" office:string-value="00dc" calcext:value-type="string" table:number-columns-spanned="2" table:number-rows-spanned="1">
            <text:p>00dc</text:p>
          </table:table-cell>
          <table:covered-table-cell table:style-name="ce30"/>
          <table:table-cell table:style-name="ce31" table:formula="of:=VLOOKUP([$Editor.H190];[$Key.$A$2:.$G$19];7;1)" office:value-type="string" office:string-value="Consumables" calcext:value-type="string">
            <text:p>Consumables</text:p>
          </table:table-cell>
          <table:table-cell table:style-name="ce28" table:formula="of:=VLOOKUP([$Editor.I190];[$Key.$A$2:.$H$12];8;1)" office:value-type="float" office:value="0" calcext:value-type="float">
            <text:p/>
          </table:table-cell>
          <table:table-cell table:style-name="ce31" table:formula="of:=VLOOKUP([$Editor.J190];[$Key.$A$2:.$I$8];9;1)" office:value-type="string" office:string-value="None" calcext:value-type="string">
            <text:p>None</text:p>
          </table:table-cell>
          <table:table-cell table:style-name="ce28" table:formula="of:=VLOOKUP([$Editor.K190];[$Key.$A$2:.$J$6];10;1)" office:value-type="string" office:string-value="None" calcext:value-type="string">
            <text:p>None</text:p>
          </table:table-cell>
          <table:table-cell table:style-name="ce31" table:formula="of:=HEX2DEC([$Editor.L190])" office:value-type="float" office:value="0" calcext:value-type="float">
            <text:p>0</text:p>
          </table:table-cell>
          <table:table-cell table:style-name="ce28" table:formula="of:=VLOOKUP([$Editor.M190];[$Key.$A$2:.$C$257];3;1)" office:value-type="string" office:string-value="5" calcext:value-type="string">
            <text:p>5</text:p>
          </table:table-cell>
          <table:table-cell table:style-name="ce31" table:formula="of:=HEX2DEC([$Editor.N190])" office:value-type="float" office:value="0" calcext:value-type="float">
            <text:p>0</text:p>
          </table:table-cell>
          <table:table-cell table:style-name="ce28" table:formula="of:=HEX2DEC([$Editor.O190])" office:value-type="float" office:value="0" calcext:value-type="float">
            <text:p>0</text:p>
          </table:table-cell>
          <table:table-cell table:style-name="ce31" table:formula="of:=VLOOKUP([$Editor.P190];[$Key.$A$2:.$H$12];8;1)" office:value-type="string" office:string-value="All" calcext:value-type="string">
            <text:p>All</text:p>
          </table:table-cell>
          <table:table-cell table:style-name="ce28" table:formula="of:=HEX2DEC([$Editor.Q190])" office:value-type="float" office:value="0" calcext:value-type="float">
            <text:p>0</text:p>
          </table:table-cell>
          <table:table-cell table:style-name="ce31" table:formula="of:=VLOOKUP([$Editor.R190];[$Key.$A$2:.$D$257];4;1)" office:value-type="string" office:string-value="Sage's Wisdom" calcext:value-type="string">
            <text:p>Sage's Wisdom</text:p>
          </table:table-cell>
          <table:table-cell table:style-name="ce28" table:formula="of:=VLOOKUP([$Editor.S190];[$Key.$A$2:.$F$257];6;1)" office:value-type="float" office:value="0" calcext:value-type="float">
            <text:p/>
          </table:table-cell>
          <table:table-cell table:style-name="ce31" table:formula="of:=VLOOKUP([$Editor.T190];[$Key.$A$2:.$E$257];5;1)" office:value-type="float" office:value="0" calcext:value-type="float">
            <text:p/>
          </table:table-cell>
          <table:table-cell table:style-name="ce28" table:formula="of:=IF([$Editor.U190]=&quot;00&quot;;&quot;&quot;;HEX2DEC([$Editor.U190]))">
            <text:p/>
          </table:table-cell>
          <table:table-cell table:style-name="ce31" table:formula="of:=IF([$Editor.V190]=&quot;00&quot;;&quot;&quot;;HEX2DEC([$Editor.V190]))">
            <text:p/>
          </table:table-cell>
          <table:table-cell table:style-name="ce28" table:formula="of:=IF([$Editor.W190]=&quot;00&quot;;&quot;&quot;;HEX2DEC([$Editor.W190]))">
            <text:p/>
          </table:table-cell>
          <table:table-cell table:style-name="ce31" table:formula="of:=IF([$Editor.X190]=&quot;00&quot;;&quot;&quot;;COM.MICROSOFT.CONCAT(VLOOKUP([$Editor.X190];[$Key.$A$2:.$C$257];3;1);&quot;%&quot;))">
            <text:p/>
          </table:table-cell>
          <table:table-cell table:style-name="ce28" table:formula="of:=IF([$Editor.Y190]=&quot;00&quot;;&quot;&quot;;COM.MICROSOFT.CONCAT(VLOOKUP([$Editor.Y190];[$Key.$A$2:.$C$257];3;1);&quot;%&quot;))">
            <text:p/>
          </table:table-cell>
          <table:table-cell table:style-name="ce31" table:formula="of:=IF([$Editor.Z190]=&quot;00&quot;;&quot;&quot;;COM.MICROSOFT.CONCAT(VLOOKUP([$Editor.Z190];[$Key.$A$2:.$C$257];3;1);&quot;%&quot;))">
            <text:p/>
          </table:table-cell>
          <table:table-cell table:style-name="ce28" table:formula="of:=IF([$Editor.AA190]=&quot;00&quot;;&quot;&quot;;COM.MICROSOFT.CONCAT(VLOOKUP([$Editor.AA190];[$Key.$A$2:.$C$257];3;1);&quot;%&quot;))">
            <text:p/>
          </table:table-cell>
          <table:table-cell table:style-name="ce31" table:formula="of:=IF([$Editor.AB190]=&quot;00&quot;;&quot;&quot;;COM.MICROSOFT.CONCAT(VLOOKUP([$Editor.AB190];[$Key.$A$2:.$C$257];3;1);&quot;%&quot;))">
            <text:p/>
          </table:table-cell>
          <table:table-cell table:style-name="ce28" table:formula="of:=IF([$Editor.AC190]=&quot;00&quot;;&quot;&quot;;COM.MICROSOFT.CONCAT(VLOOKUP([$Editor.AC190];[$Key.$A$2:.$C$257];3;1);&quot;%&quot;))">
            <text:p/>
          </table:table-cell>
          <table:table-cell table:style-name="ce31" table:formula="of:=IF([$Editor.AD190]=&quot;00&quot;;&quot;&quot;;COM.MICROSOFT.CONCAT(VLOOKUP([$Editor.AD190];[$Key.$A$2:.$C$257];3;1);&quot;%&quot;))">
            <text:p/>
          </table:table-cell>
          <table:table-cell table:style-name="ce28" table:formula="of:=HEX2DEC([$Editor.AE190])" office:value-type="float" office:value="0" calcext:value-type="float">
            <text:p>0</text:p>
          </table:table-cell>
          <table:table-cell table:style-name="ce31" table:formula="of:=HEX2DEC([$Editor.AF190])" office:value-type="float" office:value="0" calcext:value-type="float">
            <text:p>0</text:p>
          </table:table-cell>
          <table:table-cell table:style-name="ce28" table:formula="of:=HEX2DEC([$Editor.AG190])" office:value-type="float" office:value="0" calcext:value-type="float">
            <text:p>0</text:p>
          </table:table-cell>
          <table:table-cell table:style-name="ce31" table:formula="of:=VLOOKUP([$Editor.AH190];[$Key.$A$2:.$K$6];11;1)" office:value-type="float" office:value="0" calcext:value-type="float">
            <text:p/>
          </table:table-cell>
          <table:table-cell table:style-name="ce28" table:formula="of:=HEX2DEC([$Editor.AI190])" office:value-type="float" office:value="0" calcext:value-type="float">
            <text:p>0</text:p>
          </table:table-cell>
          <table:table-cell table:style-name="ce31" table:formula="of:=HEX2DEC([$Editor.AJ190])" office:value-type="float" office:value="0" calcext:value-type="float">
            <text:p>0</text:p>
          </table:table-cell>
          <table:table-cell table:style-name="ce28" table:formula="of:=HEX2DEC([$Editor.AK190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tone of Swiftness</text:p>
          </table:table-cell>
          <table:table-cell table:style-name="ce27" table:formula="of:=COM.MICROSOFT.CONCAT([$Editor.C191];[$Editor.B191])" office:value-type="string" office:string-value="00e1" calcext:value-type="string" table:number-columns-spanned="2" table:number-rows-spanned="1">
            <text:p>00e1</text:p>
          </table:table-cell>
          <table:covered-table-cell table:style-name="ce45"/>
          <table:table-cell table:style-name="ce29" table:formula="of:=HEX2DEC(COM.MICROSOFT.CONCAT([$Editor.E191];[$Editor.D191]))" office:value-type="float" office:value="1000" calcext:value-type="float" table:number-columns-spanned="2" table:number-rows-spanned="1">
            <text:p>1000</text:p>
          </table:table-cell>
          <table:covered-table-cell table:style-name="ce30"/>
          <table:table-cell table:style-name="ce27" table:formula="of:=COM.MICROSOFT.CONCAT([$Editor.G191];[$Editor.F191])" office:value-type="string" office:string-value="00dd" calcext:value-type="string" table:number-columns-spanned="2" table:number-rows-spanned="1">
            <text:p>00dd</text:p>
          </table:table-cell>
          <table:covered-table-cell table:style-name="ce30"/>
          <table:table-cell table:style-name="ce31" table:formula="of:=VLOOKUP([$Editor.H191];[$Key.$A$2:.$G$19];7;1)" office:value-type="string" office:string-value="Consumables" calcext:value-type="string">
            <text:p>Consumables</text:p>
          </table:table-cell>
          <table:table-cell table:style-name="ce28" table:formula="of:=VLOOKUP([$Editor.I191];[$Key.$A$2:.$H$12];8;1)" office:value-type="float" office:value="0" calcext:value-type="float">
            <text:p/>
          </table:table-cell>
          <table:table-cell table:style-name="ce31" table:formula="of:=VLOOKUP([$Editor.J191];[$Key.$A$2:.$I$8];9;1)" office:value-type="string" office:string-value="None" calcext:value-type="string">
            <text:p>None</text:p>
          </table:table-cell>
          <table:table-cell table:style-name="ce28" table:formula="of:=VLOOKUP([$Editor.K191];[$Key.$A$2:.$J$6];10;1)" office:value-type="string" office:string-value="None" calcext:value-type="string">
            <text:p>None</text:p>
          </table:table-cell>
          <table:table-cell table:style-name="ce31" table:formula="of:=HEX2DEC([$Editor.L191])" office:value-type="float" office:value="0" calcext:value-type="float">
            <text:p>0</text:p>
          </table:table-cell>
          <table:table-cell table:style-name="ce28" table:formula="of:=VLOOKUP([$Editor.M191];[$Key.$A$2:.$C$257];3;1)" office:value-type="string" office:string-value="5" calcext:value-type="string">
            <text:p>5</text:p>
          </table:table-cell>
          <table:table-cell table:style-name="ce31" table:formula="of:=HEX2DEC([$Editor.N191])" office:value-type="float" office:value="0" calcext:value-type="float">
            <text:p>0</text:p>
          </table:table-cell>
          <table:table-cell table:style-name="ce28" table:formula="of:=HEX2DEC([$Editor.O191])" office:value-type="float" office:value="0" calcext:value-type="float">
            <text:p>0</text:p>
          </table:table-cell>
          <table:table-cell table:style-name="ce31" table:formula="of:=VLOOKUP([$Editor.P191];[$Key.$A$2:.$H$12];8;1)" office:value-type="string" office:string-value="All" calcext:value-type="string">
            <text:p>All</text:p>
          </table:table-cell>
          <table:table-cell table:style-name="ce28" table:formula="of:=HEX2DEC([$Editor.Q191])" office:value-type="float" office:value="0" calcext:value-type="float">
            <text:p>0</text:p>
          </table:table-cell>
          <table:table-cell table:style-name="ce31" table:formula="of:=VLOOKUP([$Editor.R191];[$Key.$A$2:.$D$257];4;1)" office:value-type="string" office:string-value="Nimble" calcext:value-type="string">
            <text:p>Nimble</text:p>
          </table:table-cell>
          <table:table-cell table:style-name="ce28" table:formula="of:=VLOOKUP([$Editor.S191];[$Key.$A$2:.$F$257];6;1)" office:value-type="float" office:value="0" calcext:value-type="float">
            <text:p/>
          </table:table-cell>
          <table:table-cell table:style-name="ce31" table:formula="of:=VLOOKUP([$Editor.T191];[$Key.$A$2:.$E$257];5;1)" office:value-type="float" office:value="0" calcext:value-type="float">
            <text:p/>
          </table:table-cell>
          <table:table-cell table:style-name="ce28" table:formula="of:=IF([$Editor.U191]=&quot;00&quot;;&quot;&quot;;HEX2DEC([$Editor.U191]))">
            <text:p/>
          </table:table-cell>
          <table:table-cell table:style-name="ce31" table:formula="of:=IF([$Editor.V191]=&quot;00&quot;;&quot;&quot;;HEX2DEC([$Editor.V191]))">
            <text:p/>
          </table:table-cell>
          <table:table-cell table:style-name="ce28" table:formula="of:=IF([$Editor.W191]=&quot;00&quot;;&quot;&quot;;HEX2DEC([$Editor.W191]))">
            <text:p/>
          </table:table-cell>
          <table:table-cell table:style-name="ce31" table:formula="of:=IF([$Editor.X191]=&quot;00&quot;;&quot;&quot;;COM.MICROSOFT.CONCAT(VLOOKUP([$Editor.X191];[$Key.$A$2:.$C$257];3;1);&quot;%&quot;))">
            <text:p/>
          </table:table-cell>
          <table:table-cell table:style-name="ce28" table:formula="of:=IF([$Editor.Y191]=&quot;00&quot;;&quot;&quot;;COM.MICROSOFT.CONCAT(VLOOKUP([$Editor.Y191];[$Key.$A$2:.$C$257];3;1);&quot;%&quot;))">
            <text:p/>
          </table:table-cell>
          <table:table-cell table:style-name="ce31" table:formula="of:=IF([$Editor.Z191]=&quot;00&quot;;&quot;&quot;;COM.MICROSOFT.CONCAT(VLOOKUP([$Editor.Z191];[$Key.$A$2:.$C$257];3;1);&quot;%&quot;))">
            <text:p/>
          </table:table-cell>
          <table:table-cell table:style-name="ce28" table:formula="of:=IF([$Editor.AA191]=&quot;00&quot;;&quot;&quot;;COM.MICROSOFT.CONCAT(VLOOKUP([$Editor.AA191];[$Key.$A$2:.$C$257];3;1);&quot;%&quot;))">
            <text:p/>
          </table:table-cell>
          <table:table-cell table:style-name="ce31" table:formula="of:=IF([$Editor.AB191]=&quot;00&quot;;&quot;&quot;;COM.MICROSOFT.CONCAT(VLOOKUP([$Editor.AB191];[$Key.$A$2:.$C$257];3;1);&quot;%&quot;))">
            <text:p/>
          </table:table-cell>
          <table:table-cell table:style-name="ce28" table:formula="of:=IF([$Editor.AC191]=&quot;00&quot;;&quot;&quot;;COM.MICROSOFT.CONCAT(VLOOKUP([$Editor.AC191];[$Key.$A$2:.$C$257];3;1);&quot;%&quot;))">
            <text:p/>
          </table:table-cell>
          <table:table-cell table:style-name="ce31" table:formula="of:=IF([$Editor.AD191]=&quot;00&quot;;&quot;&quot;;COM.MICROSOFT.CONCAT(VLOOKUP([$Editor.AD191];[$Key.$A$2:.$C$257];3;1);&quot;%&quot;))">
            <text:p/>
          </table:table-cell>
          <table:table-cell table:style-name="ce28" table:formula="of:=HEX2DEC([$Editor.AE191])" office:value-type="float" office:value="0" calcext:value-type="float">
            <text:p>0</text:p>
          </table:table-cell>
          <table:table-cell table:style-name="ce31" table:formula="of:=HEX2DEC([$Editor.AF191])" office:value-type="float" office:value="0" calcext:value-type="float">
            <text:p>0</text:p>
          </table:table-cell>
          <table:table-cell table:style-name="ce28" table:formula="of:=HEX2DEC([$Editor.AG191])" office:value-type="float" office:value="0" calcext:value-type="float">
            <text:p>0</text:p>
          </table:table-cell>
          <table:table-cell table:style-name="ce31" table:formula="of:=VLOOKUP([$Editor.AH191];[$Key.$A$2:.$K$6];11;1)" office:value-type="float" office:value="0" calcext:value-type="float">
            <text:p/>
          </table:table-cell>
          <table:table-cell table:style-name="ce28" table:formula="of:=HEX2DEC([$Editor.AI191])" office:value-type="float" office:value="0" calcext:value-type="float">
            <text:p>0</text:p>
          </table:table-cell>
          <table:table-cell table:style-name="ce31" table:formula="of:=HEX2DEC([$Editor.AJ191])" office:value-type="float" office:value="0" calcext:value-type="float">
            <text:p>0</text:p>
          </table:table-cell>
          <table:table-cell table:style-name="ce28" table:formula="of:=HEX2DEC([$Editor.AK191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Tome of Discipline</text:p>
          </table:table-cell>
          <table:table-cell table:style-name="ce27" table:formula="of:=COM.MICROSOFT.CONCAT([$Editor.C192];[$Editor.B192])" office:value-type="string" office:string-value="00e2" calcext:value-type="string" table:number-columns-spanned="2" table:number-rows-spanned="1">
            <text:p>00e2</text:p>
          </table:table-cell>
          <table:covered-table-cell table:style-name="ce45"/>
          <table:table-cell table:style-name="ce29" table:formula="of:=HEX2DEC(COM.MICROSOFT.CONCAT([$Editor.E192];[$Editor.D192]))" office:value-type="float" office:value="1000" calcext:value-type="float" table:number-columns-spanned="2" table:number-rows-spanned="1">
            <text:p>1000</text:p>
          </table:table-cell>
          <table:covered-table-cell table:style-name="ce30"/>
          <table:table-cell table:style-name="ce27" table:formula="of:=COM.MICROSOFT.CONCAT([$Editor.G192];[$Editor.F192])" office:value-type="string" office:string-value="00de" calcext:value-type="string" table:number-columns-spanned="2" table:number-rows-spanned="1">
            <text:p>00de</text:p>
          </table:table-cell>
          <table:covered-table-cell table:style-name="ce30"/>
          <table:table-cell table:style-name="ce31" table:formula="of:=VLOOKUP([$Editor.H192];[$Key.$A$2:.$G$19];7;1)" office:value-type="string" office:string-value="Consumables" calcext:value-type="string">
            <text:p>Consumables</text:p>
          </table:table-cell>
          <table:table-cell table:style-name="ce28" table:formula="of:=VLOOKUP([$Editor.I192];[$Key.$A$2:.$H$12];8;1)" office:value-type="float" office:value="0" calcext:value-type="float">
            <text:p/>
          </table:table-cell>
          <table:table-cell table:style-name="ce31" table:formula="of:=VLOOKUP([$Editor.J192];[$Key.$A$2:.$I$8];9;1)" office:value-type="string" office:string-value="None" calcext:value-type="string">
            <text:p>None</text:p>
          </table:table-cell>
          <table:table-cell table:style-name="ce28" table:formula="of:=VLOOKUP([$Editor.K192];[$Key.$A$2:.$J$6];10;1)" office:value-type="string" office:string-value="None" calcext:value-type="string">
            <text:p>None</text:p>
          </table:table-cell>
          <table:table-cell table:style-name="ce31" table:formula="of:=HEX2DEC([$Editor.L192])" office:value-type="float" office:value="0" calcext:value-type="float">
            <text:p>0</text:p>
          </table:table-cell>
          <table:table-cell table:style-name="ce28" table:formula="of:=VLOOKUP([$Editor.M192];[$Key.$A$2:.$C$257];3;1)" office:value-type="string" office:string-value="5" calcext:value-type="string">
            <text:p>5</text:p>
          </table:table-cell>
          <table:table-cell table:style-name="ce31" table:formula="of:=HEX2DEC([$Editor.N192])" office:value-type="float" office:value="0" calcext:value-type="float">
            <text:p>0</text:p>
          </table:table-cell>
          <table:table-cell table:style-name="ce28" table:formula="of:=HEX2DEC([$Editor.O192])" office:value-type="float" office:value="0" calcext:value-type="float">
            <text:p>0</text:p>
          </table:table-cell>
          <table:table-cell table:style-name="ce31" table:formula="of:=VLOOKUP([$Editor.P192];[$Key.$A$2:.$H$12];8;1)" office:value-type="string" office:string-value="All" calcext:value-type="string">
            <text:p>All</text:p>
          </table:table-cell>
          <table:table-cell table:style-name="ce28" table:formula="of:=HEX2DEC([$Editor.Q192])" office:value-type="float" office:value="0" calcext:value-type="float">
            <text:p>0</text:p>
          </table:table-cell>
          <table:table-cell table:style-name="ce31" table:formula="of:=VLOOKUP([$Editor.R192];[$Key.$A$2:.$D$257];4;1)" office:value-type="string" office:string-value="Lawful" calcext:value-type="string">
            <text:p>Lawful</text:p>
          </table:table-cell>
          <table:table-cell table:style-name="ce28" table:formula="of:=VLOOKUP([$Editor.S192];[$Key.$A$2:.$F$257];6;1)" office:value-type="float" office:value="0" calcext:value-type="float">
            <text:p/>
          </table:table-cell>
          <table:table-cell table:style-name="ce31" table:formula="of:=VLOOKUP([$Editor.T192];[$Key.$A$2:.$E$257];5;1)" office:value-type="float" office:value="0" calcext:value-type="float">
            <text:p/>
          </table:table-cell>
          <table:table-cell table:style-name="ce28" table:formula="of:=IF([$Editor.U192]=&quot;00&quot;;&quot;&quot;;HEX2DEC([$Editor.U192]))">
            <text:p/>
          </table:table-cell>
          <table:table-cell table:style-name="ce31" table:formula="of:=IF([$Editor.V192]=&quot;00&quot;;&quot;&quot;;HEX2DEC([$Editor.V192]))">
            <text:p/>
          </table:table-cell>
          <table:table-cell table:style-name="ce28" table:formula="of:=IF([$Editor.W192]=&quot;00&quot;;&quot;&quot;;HEX2DEC([$Editor.W192]))">
            <text:p/>
          </table:table-cell>
          <table:table-cell table:style-name="ce31" table:formula="of:=IF([$Editor.X192]=&quot;00&quot;;&quot;&quot;;COM.MICROSOFT.CONCAT(VLOOKUP([$Editor.X192];[$Key.$A$2:.$C$257];3;1);&quot;%&quot;))">
            <text:p/>
          </table:table-cell>
          <table:table-cell table:style-name="ce28" table:formula="of:=IF([$Editor.Y192]=&quot;00&quot;;&quot;&quot;;COM.MICROSOFT.CONCAT(VLOOKUP([$Editor.Y192];[$Key.$A$2:.$C$257];3;1);&quot;%&quot;))">
            <text:p/>
          </table:table-cell>
          <table:table-cell table:style-name="ce31" table:formula="of:=IF([$Editor.Z192]=&quot;00&quot;;&quot;&quot;;COM.MICROSOFT.CONCAT(VLOOKUP([$Editor.Z192];[$Key.$A$2:.$C$257];3;1);&quot;%&quot;))">
            <text:p/>
          </table:table-cell>
          <table:table-cell table:style-name="ce28" table:formula="of:=IF([$Editor.AA192]=&quot;00&quot;;&quot;&quot;;COM.MICROSOFT.CONCAT(VLOOKUP([$Editor.AA192];[$Key.$A$2:.$C$257];3;1);&quot;%&quot;))">
            <text:p/>
          </table:table-cell>
          <table:table-cell table:style-name="ce31" table:formula="of:=IF([$Editor.AB192]=&quot;00&quot;;&quot;&quot;;COM.MICROSOFT.CONCAT(VLOOKUP([$Editor.AB192];[$Key.$A$2:.$C$257];3;1);&quot;%&quot;))">
            <text:p/>
          </table:table-cell>
          <table:table-cell table:style-name="ce28" table:formula="of:=IF([$Editor.AC192]=&quot;00&quot;;&quot;&quot;;COM.MICROSOFT.CONCAT(VLOOKUP([$Editor.AC192];[$Key.$A$2:.$C$257];3;1);&quot;%&quot;))">
            <text:p/>
          </table:table-cell>
          <table:table-cell table:style-name="ce31" table:formula="of:=IF([$Editor.AD192]=&quot;00&quot;;&quot;&quot;;COM.MICROSOFT.CONCAT(VLOOKUP([$Editor.AD192];[$Key.$A$2:.$C$257];3;1);&quot;%&quot;))">
            <text:p/>
          </table:table-cell>
          <table:table-cell table:style-name="ce28" table:formula="of:=HEX2DEC([$Editor.AE192])" office:value-type="float" office:value="0" calcext:value-type="float">
            <text:p>0</text:p>
          </table:table-cell>
          <table:table-cell table:style-name="ce31" table:formula="of:=HEX2DEC([$Editor.AF192])" office:value-type="float" office:value="0" calcext:value-type="float">
            <text:p>0</text:p>
          </table:table-cell>
          <table:table-cell table:style-name="ce28" table:formula="of:=HEX2DEC([$Editor.AG192])" office:value-type="float" office:value="0" calcext:value-type="float">
            <text:p>0</text:p>
          </table:table-cell>
          <table:table-cell table:style-name="ce31" table:formula="of:=VLOOKUP([$Editor.AH192];[$Key.$A$2:.$K$6];11;1)" office:value-type="float" office:value="0" calcext:value-type="float">
            <text:p/>
          </table:table-cell>
          <table:table-cell table:style-name="ce28" table:formula="of:=HEX2DEC([$Editor.AI192])" office:value-type="float" office:value="0" calcext:value-type="float">
            <text:p>0</text:p>
          </table:table-cell>
          <table:table-cell table:style-name="ce31" table:formula="of:=HEX2DEC([$Editor.AJ192])" office:value-type="float" office:value="0" calcext:value-type="float">
            <text:p>0</text:p>
          </table:table-cell>
          <table:table-cell table:style-name="ce28" table:formula="of:=HEX2DEC([$Editor.AK192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Urn of Chaos</text:p>
          </table:table-cell>
          <table:table-cell table:style-name="ce27" table:formula="of:=COM.MICROSOFT.CONCAT([$Editor.C193];[$Editor.B193])" office:value-type="string" office:string-value="00e3" calcext:value-type="string" table:number-columns-spanned="2" table:number-rows-spanned="1">
            <text:p>00e3</text:p>
          </table:table-cell>
          <table:covered-table-cell table:style-name="ce45"/>
          <table:table-cell table:style-name="ce29" table:formula="of:=HEX2DEC(COM.MICROSOFT.CONCAT([$Editor.E193];[$Editor.D193]))" office:value-type="float" office:value="1000" calcext:value-type="float" table:number-columns-spanned="2" table:number-rows-spanned="1">
            <text:p>1000</text:p>
          </table:table-cell>
          <table:covered-table-cell table:style-name="ce30"/>
          <table:table-cell table:style-name="ce27" table:formula="of:=COM.MICROSOFT.CONCAT([$Editor.G193];[$Editor.F193])" office:value-type="string" office:string-value="00df" calcext:value-type="string" table:number-columns-spanned="2" table:number-rows-spanned="1">
            <text:p>00df</text:p>
          </table:table-cell>
          <table:covered-table-cell table:style-name="ce30"/>
          <table:table-cell table:style-name="ce31" table:formula="of:=VLOOKUP([$Editor.H193];[$Key.$A$2:.$G$19];7;1)" office:value-type="string" office:string-value="Consumables" calcext:value-type="string">
            <text:p>Consumables</text:p>
          </table:table-cell>
          <table:table-cell table:style-name="ce28" table:formula="of:=VLOOKUP([$Editor.I193];[$Key.$A$2:.$H$12];8;1)" office:value-type="float" office:value="0" calcext:value-type="float">
            <text:p/>
          </table:table-cell>
          <table:table-cell table:style-name="ce31" table:formula="of:=VLOOKUP([$Editor.J193];[$Key.$A$2:.$I$8];9;1)" office:value-type="string" office:string-value="None" calcext:value-type="string">
            <text:p>None</text:p>
          </table:table-cell>
          <table:table-cell table:style-name="ce28" table:formula="of:=VLOOKUP([$Editor.K193];[$Key.$A$2:.$J$6];10;1)" office:value-type="string" office:string-value="None" calcext:value-type="string">
            <text:p>None</text:p>
          </table:table-cell>
          <table:table-cell table:style-name="ce31" table:formula="of:=HEX2DEC([$Editor.L193])" office:value-type="float" office:value="0" calcext:value-type="float">
            <text:p>0</text:p>
          </table:table-cell>
          <table:table-cell table:style-name="ce28" table:formula="of:=VLOOKUP([$Editor.M193];[$Key.$A$2:.$C$257];3;1)" office:value-type="string" office:string-value="5" calcext:value-type="string">
            <text:p>5</text:p>
          </table:table-cell>
          <table:table-cell table:style-name="ce31" table:formula="of:=HEX2DEC([$Editor.N193])" office:value-type="float" office:value="0" calcext:value-type="float">
            <text:p>0</text:p>
          </table:table-cell>
          <table:table-cell table:style-name="ce28" table:formula="of:=HEX2DEC([$Editor.O193])" office:value-type="float" office:value="0" calcext:value-type="float">
            <text:p>0</text:p>
          </table:table-cell>
          <table:table-cell table:style-name="ce31" table:formula="of:=VLOOKUP([$Editor.P193];[$Key.$A$2:.$H$12];8;1)" office:value-type="string" office:string-value="All" calcext:value-type="string">
            <text:p>All</text:p>
          </table:table-cell>
          <table:table-cell table:style-name="ce28" table:formula="of:=HEX2DEC([$Editor.Q193])" office:value-type="float" office:value="0" calcext:value-type="float">
            <text:p>0</text:p>
          </table:table-cell>
          <table:table-cell table:style-name="ce31" table:formula="of:=VLOOKUP([$Editor.R193];[$Key.$A$2:.$D$257];4;1)" office:value-type="string" office:string-value="Chaotic" calcext:value-type="string">
            <text:p>Chaotic</text:p>
          </table:table-cell>
          <table:table-cell table:style-name="ce28" table:formula="of:=VLOOKUP([$Editor.S193];[$Key.$A$2:.$F$257];6;1)" office:value-type="float" office:value="0" calcext:value-type="float">
            <text:p/>
          </table:table-cell>
          <table:table-cell table:style-name="ce31" table:formula="of:=VLOOKUP([$Editor.T193];[$Key.$A$2:.$E$257];5;1)" office:value-type="float" office:value="0" calcext:value-type="float">
            <text:p/>
          </table:table-cell>
          <table:table-cell table:style-name="ce28" table:formula="of:=IF([$Editor.U193]=&quot;00&quot;;&quot;&quot;;HEX2DEC([$Editor.U193]))">
            <text:p/>
          </table:table-cell>
          <table:table-cell table:style-name="ce31" table:formula="of:=IF([$Editor.V193]=&quot;00&quot;;&quot;&quot;;HEX2DEC([$Editor.V193]))">
            <text:p/>
          </table:table-cell>
          <table:table-cell table:style-name="ce28" table:formula="of:=IF([$Editor.W193]=&quot;00&quot;;&quot;&quot;;HEX2DEC([$Editor.W193]))">
            <text:p/>
          </table:table-cell>
          <table:table-cell table:style-name="ce31" table:formula="of:=IF([$Editor.X193]=&quot;00&quot;;&quot;&quot;;COM.MICROSOFT.CONCAT(VLOOKUP([$Editor.X193];[$Key.$A$2:.$C$257];3;1);&quot;%&quot;))">
            <text:p/>
          </table:table-cell>
          <table:table-cell table:style-name="ce28" table:formula="of:=IF([$Editor.Y193]=&quot;00&quot;;&quot;&quot;;COM.MICROSOFT.CONCAT(VLOOKUP([$Editor.Y193];[$Key.$A$2:.$C$257];3;1);&quot;%&quot;))">
            <text:p/>
          </table:table-cell>
          <table:table-cell table:style-name="ce31" table:formula="of:=IF([$Editor.Z193]=&quot;00&quot;;&quot;&quot;;COM.MICROSOFT.CONCAT(VLOOKUP([$Editor.Z193];[$Key.$A$2:.$C$257];3;1);&quot;%&quot;))">
            <text:p/>
          </table:table-cell>
          <table:table-cell table:style-name="ce28" table:formula="of:=IF([$Editor.AA193]=&quot;00&quot;;&quot;&quot;;COM.MICROSOFT.CONCAT(VLOOKUP([$Editor.AA193];[$Key.$A$2:.$C$257];3;1);&quot;%&quot;))">
            <text:p/>
          </table:table-cell>
          <table:table-cell table:style-name="ce31" table:formula="of:=IF([$Editor.AB193]=&quot;00&quot;;&quot;&quot;;COM.MICROSOFT.CONCAT(VLOOKUP([$Editor.AB193];[$Key.$A$2:.$C$257];3;1);&quot;%&quot;))">
            <text:p/>
          </table:table-cell>
          <table:table-cell table:style-name="ce28" table:formula="of:=IF([$Editor.AC193]=&quot;00&quot;;&quot;&quot;;COM.MICROSOFT.CONCAT(VLOOKUP([$Editor.AC193];[$Key.$A$2:.$C$257];3;1);&quot;%&quot;))">
            <text:p/>
          </table:table-cell>
          <table:table-cell table:style-name="ce31" table:formula="of:=IF([$Editor.AD193]=&quot;00&quot;;&quot;&quot;;COM.MICROSOFT.CONCAT(VLOOKUP([$Editor.AD193];[$Key.$A$2:.$C$257];3;1);&quot;%&quot;))">
            <text:p/>
          </table:table-cell>
          <table:table-cell table:style-name="ce28" table:formula="of:=HEX2DEC([$Editor.AE193])" office:value-type="float" office:value="0" calcext:value-type="float">
            <text:p>0</text:p>
          </table:table-cell>
          <table:table-cell table:style-name="ce31" table:formula="of:=HEX2DEC([$Editor.AF193])" office:value-type="float" office:value="0" calcext:value-type="float">
            <text:p>0</text:p>
          </table:table-cell>
          <table:table-cell table:style-name="ce28" table:formula="of:=HEX2DEC([$Editor.AG193])" office:value-type="float" office:value="0" calcext:value-type="float">
            <text:p>0</text:p>
          </table:table-cell>
          <table:table-cell table:style-name="ce31" table:formula="of:=VLOOKUP([$Editor.AH193];[$Key.$A$2:.$K$6];11;1)" office:value-type="float" office:value="0" calcext:value-type="float">
            <text:p/>
          </table:table-cell>
          <table:table-cell table:style-name="ce28" table:formula="of:=HEX2DEC([$Editor.AI193])" office:value-type="float" office:value="0" calcext:value-type="float">
            <text:p>0</text:p>
          </table:table-cell>
          <table:table-cell table:style-name="ce31" table:formula="of:=HEX2DEC([$Editor.AJ193])" office:value-type="float" office:value="0" calcext:value-type="float">
            <text:p>0</text:p>
          </table:table-cell>
          <table:table-cell table:style-name="ce28" table:formula="of:=HEX2DEC([$Editor.AK193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Mirror of the Gods</text:p>
          </table:table-cell>
          <table:table-cell table:style-name="ce27" table:formula="of:=COM.MICROSOFT.CONCAT([$Editor.C194];[$Editor.B194])" office:value-type="string" office:string-value="00e4" calcext:value-type="string" table:number-columns-spanned="2" table:number-rows-spanned="1">
            <text:p>00e4</text:p>
          </table:table-cell>
          <table:covered-table-cell table:style-name="ce45"/>
          <table:table-cell table:style-name="ce29" table:formula="of:=HEX2DEC(COM.MICROSOFT.CONCAT([$Editor.E194];[$Editor.D194]))" office:value-type="float" office:value="1000" calcext:value-type="float" table:number-columns-spanned="2" table:number-rows-spanned="1">
            <text:p>1000</text:p>
          </table:table-cell>
          <table:covered-table-cell table:style-name="ce30"/>
          <table:table-cell table:style-name="ce27" table:formula="of:=COM.MICROSOFT.CONCAT([$Editor.G194];[$Editor.F194])" office:value-type="string" office:string-value="00e0" calcext:value-type="string" table:number-columns-spanned="2" table:number-rows-spanned="1">
            <text:p>00e0</text:p>
          </table:table-cell>
          <table:covered-table-cell table:style-name="ce30"/>
          <table:table-cell table:style-name="ce31" table:formula="of:=VLOOKUP([$Editor.H194];[$Key.$A$2:.$G$19];7;1)" office:value-type="string" office:string-value="Consumables" calcext:value-type="string">
            <text:p>Consumables</text:p>
          </table:table-cell>
          <table:table-cell table:style-name="ce28" table:formula="of:=VLOOKUP([$Editor.I194];[$Key.$A$2:.$H$12];8;1)" office:value-type="float" office:value="0" calcext:value-type="float">
            <text:p/>
          </table:table-cell>
          <table:table-cell table:style-name="ce31" table:formula="of:=VLOOKUP([$Editor.J194];[$Key.$A$2:.$I$8];9;1)" office:value-type="string" office:string-value="None" calcext:value-type="string">
            <text:p>None</text:p>
          </table:table-cell>
          <table:table-cell table:style-name="ce28" table:formula="of:=VLOOKUP([$Editor.K194];[$Key.$A$2:.$J$6];10;1)" office:value-type="string" office:string-value="None" calcext:value-type="string">
            <text:p>None</text:p>
          </table:table-cell>
          <table:table-cell table:style-name="ce31" table:formula="of:=HEX2DEC([$Editor.L194])" office:value-type="float" office:value="0" calcext:value-type="float">
            <text:p>0</text:p>
          </table:table-cell>
          <table:table-cell table:style-name="ce28" table:formula="of:=VLOOKUP([$Editor.M194];[$Key.$A$2:.$C$257];3;1)" office:value-type="string" office:string-value="5" calcext:value-type="string">
            <text:p>5</text:p>
          </table:table-cell>
          <table:table-cell table:style-name="ce31" table:formula="of:=HEX2DEC([$Editor.N194])" office:value-type="float" office:value="0" calcext:value-type="float">
            <text:p>0</text:p>
          </table:table-cell>
          <table:table-cell table:style-name="ce28" table:formula="of:=HEX2DEC([$Editor.O194])" office:value-type="float" office:value="0" calcext:value-type="float">
            <text:p>0</text:p>
          </table:table-cell>
          <table:table-cell table:style-name="ce31" table:formula="of:=VLOOKUP([$Editor.P194];[$Key.$A$2:.$H$12];8;1)" office:value-type="string" office:string-value="All" calcext:value-type="string">
            <text:p>All</text:p>
          </table:table-cell>
          <table:table-cell table:style-name="ce28" table:formula="of:=HEX2DEC([$Editor.Q194])" office:value-type="float" office:value="0" calcext:value-type="float">
            <text:p>0</text:p>
          </table:table-cell>
          <table:table-cell table:style-name="ce31" table:formula="of:=VLOOKUP([$Editor.R194];[$Key.$A$2:.$D$257];4;1)" office:value-type="string" office:string-value="Conform" calcext:value-type="string">
            <text:p>Conform</text:p>
          </table:table-cell>
          <table:table-cell table:style-name="ce28" table:formula="of:=VLOOKUP([$Editor.S194];[$Key.$A$2:.$F$257];6;1)" office:value-type="float" office:value="0" calcext:value-type="float">
            <text:p/>
          </table:table-cell>
          <table:table-cell table:style-name="ce31" table:formula="of:=VLOOKUP([$Editor.T194];[$Key.$A$2:.$E$257];5;1)" office:value-type="float" office:value="0" calcext:value-type="float">
            <text:p/>
          </table:table-cell>
          <table:table-cell table:style-name="ce28" table:formula="of:=IF([$Editor.U194]=&quot;00&quot;;&quot;&quot;;HEX2DEC([$Editor.U194]))">
            <text:p/>
          </table:table-cell>
          <table:table-cell table:style-name="ce31" table:formula="of:=IF([$Editor.V194]=&quot;00&quot;;&quot;&quot;;HEX2DEC([$Editor.V194]))">
            <text:p/>
          </table:table-cell>
          <table:table-cell table:style-name="ce28" table:formula="of:=IF([$Editor.W194]=&quot;00&quot;;&quot;&quot;;HEX2DEC([$Editor.W194]))">
            <text:p/>
          </table:table-cell>
          <table:table-cell table:style-name="ce31" table:formula="of:=IF([$Editor.X194]=&quot;00&quot;;&quot;&quot;;COM.MICROSOFT.CONCAT(VLOOKUP([$Editor.X194];[$Key.$A$2:.$C$257];3;1);&quot;%&quot;))">
            <text:p/>
          </table:table-cell>
          <table:table-cell table:style-name="ce28" table:formula="of:=IF([$Editor.Y194]=&quot;00&quot;;&quot;&quot;;COM.MICROSOFT.CONCAT(VLOOKUP([$Editor.Y194];[$Key.$A$2:.$C$257];3;1);&quot;%&quot;))">
            <text:p/>
          </table:table-cell>
          <table:table-cell table:style-name="ce31" table:formula="of:=IF([$Editor.Z194]=&quot;00&quot;;&quot;&quot;;COM.MICROSOFT.CONCAT(VLOOKUP([$Editor.Z194];[$Key.$A$2:.$C$257];3;1);&quot;%&quot;))">
            <text:p/>
          </table:table-cell>
          <table:table-cell table:style-name="ce28" table:formula="of:=IF([$Editor.AA194]=&quot;00&quot;;&quot;&quot;;COM.MICROSOFT.CONCAT(VLOOKUP([$Editor.AA194];[$Key.$A$2:.$C$257];3;1);&quot;%&quot;))">
            <text:p/>
          </table:table-cell>
          <table:table-cell table:style-name="ce31" table:formula="of:=IF([$Editor.AB194]=&quot;00&quot;;&quot;&quot;;COM.MICROSOFT.CONCAT(VLOOKUP([$Editor.AB194];[$Key.$A$2:.$C$257];3;1);&quot;%&quot;))">
            <text:p/>
          </table:table-cell>
          <table:table-cell table:style-name="ce28" table:formula="of:=IF([$Editor.AC194]=&quot;00&quot;;&quot;&quot;;COM.MICROSOFT.CONCAT(VLOOKUP([$Editor.AC194];[$Key.$A$2:.$C$257];3;1);&quot;%&quot;))">
            <text:p/>
          </table:table-cell>
          <table:table-cell table:style-name="ce31" table:formula="of:=IF([$Editor.AD194]=&quot;00&quot;;&quot;&quot;;COM.MICROSOFT.CONCAT(VLOOKUP([$Editor.AD194];[$Key.$A$2:.$C$257];3;1);&quot;%&quot;))">
            <text:p/>
          </table:table-cell>
          <table:table-cell table:style-name="ce28" table:formula="of:=HEX2DEC([$Editor.AE194])" office:value-type="float" office:value="0" calcext:value-type="float">
            <text:p>0</text:p>
          </table:table-cell>
          <table:table-cell table:style-name="ce31" table:formula="of:=HEX2DEC([$Editor.AF194])" office:value-type="float" office:value="0" calcext:value-type="float">
            <text:p>0</text:p>
          </table:table-cell>
          <table:table-cell table:style-name="ce28" table:formula="of:=HEX2DEC([$Editor.AG194])" office:value-type="float" office:value="0" calcext:value-type="float">
            <text:p>0</text:p>
          </table:table-cell>
          <table:table-cell table:style-name="ce31" table:formula="of:=VLOOKUP([$Editor.AH194];[$Key.$A$2:.$K$6];11;1)" office:value-type="float" office:value="0" calcext:value-type="float">
            <text:p/>
          </table:table-cell>
          <table:table-cell table:style-name="ce28" table:formula="of:=HEX2DEC([$Editor.AI194])" office:value-type="float" office:value="0" calcext:value-type="float">
            <text:p>0</text:p>
          </table:table-cell>
          <table:table-cell table:style-name="ce31" table:formula="of:=HEX2DEC([$Editor.AJ194])" office:value-type="float" office:value="0" calcext:value-type="float">
            <text:p>0</text:p>
          </table:table-cell>
          <table:table-cell table:style-name="ce28" table:formula="of:=HEX2DEC([$Editor.AK194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Cup of Life</text:p>
          </table:table-cell>
          <table:table-cell table:style-name="ce27" table:formula="of:=COM.MICROSOFT.CONCAT([$Editor.C195];[$Editor.B195])" office:value-type="string" office:string-value="00e5" calcext:value-type="string" table:number-columns-spanned="2" table:number-rows-spanned="1">
            <text:p>00e5</text:p>
          </table:table-cell>
          <table:covered-table-cell table:style-name="ce45"/>
          <table:table-cell table:style-name="ce29" table:formula="of:=HEX2DEC(COM.MICROSOFT.CONCAT([$Editor.E195];[$Editor.D195]))" office:value-type="float" office:value="1000" calcext:value-type="float" table:number-columns-spanned="2" table:number-rows-spanned="1">
            <text:p>1000</text:p>
          </table:table-cell>
          <table:covered-table-cell table:style-name="ce30"/>
          <table:table-cell table:style-name="ce27" table:formula="of:=COM.MICROSOFT.CONCAT([$Editor.G195];[$Editor.F195])" office:value-type="string" office:string-value="00e1" calcext:value-type="string" table:number-columns-spanned="2" table:number-rows-spanned="1">
            <text:p>00e1</text:p>
          </table:table-cell>
          <table:covered-table-cell table:style-name="ce30"/>
          <table:table-cell table:style-name="ce31" table:formula="of:=VLOOKUP([$Editor.H195];[$Key.$A$2:.$G$19];7;1)" office:value-type="string" office:string-value="Consumables" calcext:value-type="string">
            <text:p>Consumables</text:p>
          </table:table-cell>
          <table:table-cell table:style-name="ce28" table:formula="of:=VLOOKUP([$Editor.I195];[$Key.$A$2:.$H$12];8;1)" office:value-type="float" office:value="0" calcext:value-type="float">
            <text:p/>
          </table:table-cell>
          <table:table-cell table:style-name="ce31" table:formula="of:=VLOOKUP([$Editor.J195];[$Key.$A$2:.$I$8];9;1)" office:value-type="string" office:string-value="None" calcext:value-type="string">
            <text:p>None</text:p>
          </table:table-cell>
          <table:table-cell table:style-name="ce28" table:formula="of:=VLOOKUP([$Editor.K195];[$Key.$A$2:.$J$6];10;1)" office:value-type="string" office:string-value="None" calcext:value-type="string">
            <text:p>None</text:p>
          </table:table-cell>
          <table:table-cell table:style-name="ce31" table:formula="of:=HEX2DEC([$Editor.L195])" office:value-type="float" office:value="0" calcext:value-type="float">
            <text:p>0</text:p>
          </table:table-cell>
          <table:table-cell table:style-name="ce28" table:formula="of:=VLOOKUP([$Editor.M195];[$Key.$A$2:.$C$257];3;1)" office:value-type="string" office:string-value="5" calcext:value-type="string">
            <text:p>5</text:p>
          </table:table-cell>
          <table:table-cell table:style-name="ce31" table:formula="of:=HEX2DEC([$Editor.N195])" office:value-type="float" office:value="0" calcext:value-type="float">
            <text:p>0</text:p>
          </table:table-cell>
          <table:table-cell table:style-name="ce28" table:formula="of:=HEX2DEC([$Editor.O195])" office:value-type="float" office:value="0" calcext:value-type="float">
            <text:p>0</text:p>
          </table:table-cell>
          <table:table-cell table:style-name="ce31" table:formula="of:=VLOOKUP([$Editor.P195];[$Key.$A$2:.$H$12];8;1)" office:value-type="string" office:string-value="All" calcext:value-type="string">
            <text:p>All</text:p>
          </table:table-cell>
          <table:table-cell table:style-name="ce28" table:formula="of:=HEX2DEC([$Editor.Q195])" office:value-type="float" office:value="0" calcext:value-type="float">
            <text:p>0</text:p>
          </table:table-cell>
          <table:table-cell table:style-name="ce31" table:formula="of:=VLOOKUP([$Editor.R195];[$Key.$A$2:.$D$257];4;1)" office:value-type="string" office:string-value="Vigor" calcext:value-type="string">
            <text:p>Vigor</text:p>
          </table:table-cell>
          <table:table-cell table:style-name="ce28" table:formula="of:=VLOOKUP([$Editor.S195];[$Key.$A$2:.$F$257];6;1)" office:value-type="float" office:value="0" calcext:value-type="float">
            <text:p/>
          </table:table-cell>
          <table:table-cell table:style-name="ce31" table:formula="of:=VLOOKUP([$Editor.T195];[$Key.$A$2:.$E$257];5;1)" office:value-type="float" office:value="0" calcext:value-type="float">
            <text:p/>
          </table:table-cell>
          <table:table-cell table:style-name="ce28" table:formula="of:=IF([$Editor.U195]=&quot;00&quot;;&quot;&quot;;HEX2DEC([$Editor.U195]))">
            <text:p/>
          </table:table-cell>
          <table:table-cell table:style-name="ce31" table:formula="of:=IF([$Editor.V195]=&quot;00&quot;;&quot;&quot;;HEX2DEC([$Editor.V195]))">
            <text:p/>
          </table:table-cell>
          <table:table-cell table:style-name="ce28" table:formula="of:=IF([$Editor.W195]=&quot;00&quot;;&quot;&quot;;HEX2DEC([$Editor.W195]))">
            <text:p/>
          </table:table-cell>
          <table:table-cell table:style-name="ce31" table:formula="of:=IF([$Editor.X195]=&quot;00&quot;;&quot;&quot;;COM.MICROSOFT.CONCAT(VLOOKUP([$Editor.X195];[$Key.$A$2:.$C$257];3;1);&quot;%&quot;))">
            <text:p/>
          </table:table-cell>
          <table:table-cell table:style-name="ce28" table:formula="of:=IF([$Editor.Y195]=&quot;00&quot;;&quot;&quot;;COM.MICROSOFT.CONCAT(VLOOKUP([$Editor.Y195];[$Key.$A$2:.$C$257];3;1);&quot;%&quot;))">
            <text:p/>
          </table:table-cell>
          <table:table-cell table:style-name="ce31" table:formula="of:=IF([$Editor.Z195]=&quot;00&quot;;&quot;&quot;;COM.MICROSOFT.CONCAT(VLOOKUP([$Editor.Z195];[$Key.$A$2:.$C$257];3;1);&quot;%&quot;))">
            <text:p/>
          </table:table-cell>
          <table:table-cell table:style-name="ce28" table:formula="of:=IF([$Editor.AA195]=&quot;00&quot;;&quot;&quot;;COM.MICROSOFT.CONCAT(VLOOKUP([$Editor.AA195];[$Key.$A$2:.$C$257];3;1);&quot;%&quot;))">
            <text:p/>
          </table:table-cell>
          <table:table-cell table:style-name="ce31" table:formula="of:=IF([$Editor.AB195]=&quot;00&quot;;&quot;&quot;;COM.MICROSOFT.CONCAT(VLOOKUP([$Editor.AB195];[$Key.$A$2:.$C$257];3;1);&quot;%&quot;))">
            <text:p/>
          </table:table-cell>
          <table:table-cell table:style-name="ce28" table:formula="of:=IF([$Editor.AC195]=&quot;00&quot;;&quot;&quot;;COM.MICROSOFT.CONCAT(VLOOKUP([$Editor.AC195];[$Key.$A$2:.$C$257];3;1);&quot;%&quot;))">
            <text:p/>
          </table:table-cell>
          <table:table-cell table:style-name="ce31" table:formula="of:=IF([$Editor.AD195]=&quot;00&quot;;&quot;&quot;;COM.MICROSOFT.CONCAT(VLOOKUP([$Editor.AD195];[$Key.$A$2:.$C$257];3;1);&quot;%&quot;))">
            <text:p/>
          </table:table-cell>
          <table:table-cell table:style-name="ce28" table:formula="of:=HEX2DEC([$Editor.AE195])" office:value-type="float" office:value="0" calcext:value-type="float">
            <text:p>0</text:p>
          </table:table-cell>
          <table:table-cell table:style-name="ce31" table:formula="of:=HEX2DEC([$Editor.AF195])" office:value-type="float" office:value="0" calcext:value-type="float">
            <text:p>0</text:p>
          </table:table-cell>
          <table:table-cell table:style-name="ce28" table:formula="of:=HEX2DEC([$Editor.AG195])" office:value-type="float" office:value="0" calcext:value-type="float">
            <text:p>0</text:p>
          </table:table-cell>
          <table:table-cell table:style-name="ce31" table:formula="of:=VLOOKUP([$Editor.AH195];[$Key.$A$2:.$K$6];11;1)" office:value-type="float" office:value="0" calcext:value-type="float">
            <text:p/>
          </table:table-cell>
          <table:table-cell table:style-name="ce28" table:formula="of:=HEX2DEC([$Editor.AI195])" office:value-type="float" office:value="0" calcext:value-type="float">
            <text:p>0</text:p>
          </table:table-cell>
          <table:table-cell table:style-name="ce31" table:formula="of:=HEX2DEC([$Editor.AJ195])" office:value-type="float" office:value="0" calcext:value-type="float">
            <text:p>0</text:p>
          </table:table-cell>
          <table:table-cell table:style-name="ce28" table:formula="of:=HEX2DEC([$Editor.AK195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Sorcerer's Cup</text:p>
          </table:table-cell>
          <table:table-cell table:style-name="ce27" table:formula="of:=COM.MICROSOFT.CONCAT([$Editor.C196];[$Editor.B196])" office:value-type="string" office:string-value="00e6" calcext:value-type="string" table:number-columns-spanned="2" table:number-rows-spanned="1">
            <text:p>00e6</text:p>
          </table:table-cell>
          <table:covered-table-cell table:style-name="ce45"/>
          <table:table-cell table:style-name="ce29" table:formula="of:=HEX2DEC(COM.MICROSOFT.CONCAT([$Editor.E196];[$Editor.D196]))" office:value-type="float" office:value="1000" calcext:value-type="float" table:number-columns-spanned="2" table:number-rows-spanned="1">
            <text:p>1000</text:p>
          </table:table-cell>
          <table:covered-table-cell table:style-name="ce30"/>
          <table:table-cell table:style-name="ce27" table:formula="of:=COM.MICROSOFT.CONCAT([$Editor.G196];[$Editor.F196])" office:value-type="string" office:string-value="00e2" calcext:value-type="string" table:number-columns-spanned="2" table:number-rows-spanned="1">
            <text:p>00e2</text:p>
          </table:table-cell>
          <table:covered-table-cell table:style-name="ce30"/>
          <table:table-cell table:style-name="ce31" table:formula="of:=VLOOKUP([$Editor.H196];[$Key.$A$2:.$G$19];7;1)" office:value-type="string" office:string-value="Consumables" calcext:value-type="string">
            <text:p>Consumables</text:p>
          </table:table-cell>
          <table:table-cell table:style-name="ce28" table:formula="of:=VLOOKUP([$Editor.I196];[$Key.$A$2:.$H$12];8;1)" office:value-type="float" office:value="0" calcext:value-type="float">
            <text:p/>
          </table:table-cell>
          <table:table-cell table:style-name="ce31" table:formula="of:=VLOOKUP([$Editor.J196];[$Key.$A$2:.$I$8];9;1)" office:value-type="string" office:string-value="None" calcext:value-type="string">
            <text:p>None</text:p>
          </table:table-cell>
          <table:table-cell table:style-name="ce28" table:formula="of:=VLOOKUP([$Editor.K196];[$Key.$A$2:.$J$6];10;1)" office:value-type="string" office:string-value="None" calcext:value-type="string">
            <text:p>None</text:p>
          </table:table-cell>
          <table:table-cell table:style-name="ce31" table:formula="of:=HEX2DEC([$Editor.L196])" office:value-type="float" office:value="0" calcext:value-type="float">
            <text:p>0</text:p>
          </table:table-cell>
          <table:table-cell table:style-name="ce28" table:formula="of:=VLOOKUP([$Editor.M196];[$Key.$A$2:.$C$257];3;1)" office:value-type="string" office:string-value="5" calcext:value-type="string">
            <text:p>5</text:p>
          </table:table-cell>
          <table:table-cell table:style-name="ce31" table:formula="of:=HEX2DEC([$Editor.N196])" office:value-type="float" office:value="0" calcext:value-type="float">
            <text:p>0</text:p>
          </table:table-cell>
          <table:table-cell table:style-name="ce28" table:formula="of:=HEX2DEC([$Editor.O196])" office:value-type="float" office:value="0" calcext:value-type="float">
            <text:p>0</text:p>
          </table:table-cell>
          <table:table-cell table:style-name="ce31" table:formula="of:=VLOOKUP([$Editor.P196];[$Key.$A$2:.$H$12];8;1)" office:value-type="string" office:string-value="All" calcext:value-type="string">
            <text:p>All</text:p>
          </table:table-cell>
          <table:table-cell table:style-name="ce28" table:formula="of:=HEX2DEC([$Editor.Q196])" office:value-type="float" office:value="0" calcext:value-type="float">
            <text:p>0</text:p>
          </table:table-cell>
          <table:table-cell table:style-name="ce31" table:formula="of:=VLOOKUP([$Editor.R196];[$Key.$A$2:.$D$257];4;1)" office:value-type="string" office:string-value="Enlightenment" calcext:value-type="string">
            <text:p>Enlightenment</text:p>
          </table:table-cell>
          <table:table-cell table:style-name="ce28" table:formula="of:=VLOOKUP([$Editor.S196];[$Key.$A$2:.$F$257];6;1)" office:value-type="float" office:value="0" calcext:value-type="float">
            <text:p/>
          </table:table-cell>
          <table:table-cell table:style-name="ce31" table:formula="of:=VLOOKUP([$Editor.T196];[$Key.$A$2:.$E$257];5;1)" office:value-type="float" office:value="0" calcext:value-type="float">
            <text:p/>
          </table:table-cell>
          <table:table-cell table:style-name="ce28" table:formula="of:=IF([$Editor.U196]=&quot;00&quot;;&quot;&quot;;HEX2DEC([$Editor.U196]))">
            <text:p/>
          </table:table-cell>
          <table:table-cell table:style-name="ce31" table:formula="of:=IF([$Editor.V196]=&quot;00&quot;;&quot;&quot;;HEX2DEC([$Editor.V196]))">
            <text:p/>
          </table:table-cell>
          <table:table-cell table:style-name="ce28" table:formula="of:=IF([$Editor.W196]=&quot;00&quot;;&quot;&quot;;HEX2DEC([$Editor.W196]))">
            <text:p/>
          </table:table-cell>
          <table:table-cell table:style-name="ce31" table:formula="of:=IF([$Editor.X196]=&quot;00&quot;;&quot;&quot;;COM.MICROSOFT.CONCAT(VLOOKUP([$Editor.X196];[$Key.$A$2:.$C$257];3;1);&quot;%&quot;))">
            <text:p/>
          </table:table-cell>
          <table:table-cell table:style-name="ce28" table:formula="of:=IF([$Editor.Y196]=&quot;00&quot;;&quot;&quot;;COM.MICROSOFT.CONCAT(VLOOKUP([$Editor.Y196];[$Key.$A$2:.$C$257];3;1);&quot;%&quot;))">
            <text:p/>
          </table:table-cell>
          <table:table-cell table:style-name="ce31" table:formula="of:=IF([$Editor.Z196]=&quot;00&quot;;&quot;&quot;;COM.MICROSOFT.CONCAT(VLOOKUP([$Editor.Z196];[$Key.$A$2:.$C$257];3;1);&quot;%&quot;))">
            <text:p/>
          </table:table-cell>
          <table:table-cell table:style-name="ce28" table:formula="of:=IF([$Editor.AA196]=&quot;00&quot;;&quot;&quot;;COM.MICROSOFT.CONCAT(VLOOKUP([$Editor.AA196];[$Key.$A$2:.$C$257];3;1);&quot;%&quot;))">
            <text:p/>
          </table:table-cell>
          <table:table-cell table:style-name="ce31" table:formula="of:=IF([$Editor.AB196]=&quot;00&quot;;&quot;&quot;;COM.MICROSOFT.CONCAT(VLOOKUP([$Editor.AB196];[$Key.$A$2:.$C$257];3;1);&quot;%&quot;))">
            <text:p/>
          </table:table-cell>
          <table:table-cell table:style-name="ce28" table:formula="of:=IF([$Editor.AC196]=&quot;00&quot;;&quot;&quot;;COM.MICROSOFT.CONCAT(VLOOKUP([$Editor.AC196];[$Key.$A$2:.$C$257];3;1);&quot;%&quot;))">
            <text:p/>
          </table:table-cell>
          <table:table-cell table:style-name="ce31" table:formula="of:=IF([$Editor.AD196]=&quot;00&quot;;&quot;&quot;;COM.MICROSOFT.CONCAT(VLOOKUP([$Editor.AD196];[$Key.$A$2:.$C$257];3;1);&quot;%&quot;))">
            <text:p/>
          </table:table-cell>
          <table:table-cell table:style-name="ce28" table:formula="of:=HEX2DEC([$Editor.AE196])" office:value-type="float" office:value="0" calcext:value-type="float">
            <text:p>0</text:p>
          </table:table-cell>
          <table:table-cell table:style-name="ce31" table:formula="of:=HEX2DEC([$Editor.AF196])" office:value-type="float" office:value="0" calcext:value-type="float">
            <text:p>0</text:p>
          </table:table-cell>
          <table:table-cell table:style-name="ce28" table:formula="of:=HEX2DEC([$Editor.AG196])" office:value-type="float" office:value="0" calcext:value-type="float">
            <text:p>0</text:p>
          </table:table-cell>
          <table:table-cell table:style-name="ce31" table:formula="of:=VLOOKUP([$Editor.AH196];[$Key.$A$2:.$K$6];11;1)" office:value-type="float" office:value="0" calcext:value-type="float">
            <text:p/>
          </table:table-cell>
          <table:table-cell table:style-name="ce28" table:formula="of:=HEX2DEC([$Editor.AI196])" office:value-type="float" office:value="0" calcext:value-type="float">
            <text:p>0</text:p>
          </table:table-cell>
          <table:table-cell table:style-name="ce31" table:formula="of:=HEX2DEC([$Editor.AJ196])" office:value-type="float" office:value="0" calcext:value-type="float">
            <text:p>0</text:p>
          </table:table-cell>
          <table:table-cell table:style-name="ce28" table:formula="of:=HEX2DEC([$Editor.AK196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style-name="ce51" office:value-type="string" calcext:value-type="string">
            <text:p>Altar of Resurrection</text:p>
          </table:table-cell>
          <table:table-cell table:style-name="ce27" table:formula="of:=COM.MICROSOFT.CONCAT([$Editor.C197];[$Editor.B197])" office:value-type="string" office:string-value="0198" calcext:value-type="string" table:number-columns-spanned="2" table:number-rows-spanned="1">
            <text:p>0198</text:p>
          </table:table-cell>
          <table:covered-table-cell table:style-name="ce45"/>
          <table:table-cell table:style-name="ce29" table:formula="of:=HEX2DEC(COM.MICROSOFT.CONCAT([$Editor.E197];[$Editor.D197]))" office:value-type="float" office:value="2200" calcext:value-type="float" table:number-columns-spanned="2" table:number-rows-spanned="1">
            <text:p>2200</text:p>
          </table:table-cell>
          <table:covered-table-cell table:style-name="ce30"/>
          <table:table-cell table:style-name="ce27" table:formula="of:=COM.MICROSOFT.CONCAT([$Editor.G197];[$Editor.F197])" office:value-type="string" office:string-value="0176" calcext:value-type="string" table:number-columns-spanned="2" table:number-rows-spanned="1">
            <text:p>0176</text:p>
          </table:table-cell>
          <table:covered-table-cell table:style-name="ce30"/>
          <table:table-cell table:style-name="ce31" table:formula="of:=VLOOKUP([$Editor.H197];[$Key.$A$2:.$G$19];7;1)" office:value-type="string" office:string-value="Consumables" calcext:value-type="string">
            <text:p>Consumables</text:p>
          </table:table-cell>
          <table:table-cell table:style-name="ce28" table:formula="of:=VLOOKUP([$Editor.I197];[$Key.$A$2:.$H$12];8;1)" office:value-type="string" office:string-value="Virtue" calcext:value-type="string">
            <text:p>Virtue</text:p>
          </table:table-cell>
          <table:table-cell table:style-name="ce31" table:formula="of:=VLOOKUP([$Editor.J197];[$Key.$A$2:.$I$8];9;1)" office:value-type="string" office:string-value="None" calcext:value-type="string">
            <text:p>None</text:p>
          </table:table-cell>
          <table:table-cell table:style-name="ce28" table:formula="of:=VLOOKUP([$Editor.K197];[$Key.$A$2:.$J$6];10;1)" office:value-type="string" office:string-value="None" calcext:value-type="string">
            <text:p>None</text:p>
          </table:table-cell>
          <table:table-cell table:style-name="ce31" table:formula="of:=HEX2DEC([$Editor.L197])" office:value-type="float" office:value="0" calcext:value-type="float">
            <text:p>0</text:p>
          </table:table-cell>
          <table:table-cell table:style-name="ce28" table:formula="of:=VLOOKUP([$Editor.M197];[$Key.$A$2:.$C$257];3;1)" office:value-type="string" office:string-value="5" calcext:value-type="string">
            <text:p>5</text:p>
          </table:table-cell>
          <table:table-cell table:style-name="ce31" table:formula="of:=HEX2DEC([$Editor.N197])" office:value-type="float" office:value="0" calcext:value-type="float">
            <text:p>0</text:p>
          </table:table-cell>
          <table:table-cell table:style-name="ce28" table:formula="of:=HEX2DEC([$Editor.O197])" office:value-type="float" office:value="0" calcext:value-type="float">
            <text:p>0</text:p>
          </table:table-cell>
          <table:table-cell table:style-name="ce31" table:formula="of:=VLOOKUP([$Editor.P197];[$Key.$A$2:.$H$12];8;1)" office:value-type="float" office:value="0" calcext:value-type="float">
            <text:p/>
          </table:table-cell>
          <table:table-cell table:style-name="ce28" table:formula="of:=HEX2DEC([$Editor.Q197])" office:value-type="float" office:value="0" calcext:value-type="float">
            <text:p>0</text:p>
          </table:table-cell>
          <table:table-cell table:style-name="ce31" table:formula="of:=VLOOKUP([$Editor.R197];[$Key.$A$2:.$D$257];4;1)" office:value-type="string" office:string-value="Resurrection" calcext:value-type="string">
            <text:p>Resurrection</text:p>
          </table:table-cell>
          <table:table-cell table:style-name="ce28" table:formula="of:=VLOOKUP([$Editor.S197];[$Key.$A$2:.$F$257];6;1)" office:value-type="float" office:value="0" calcext:value-type="float">
            <text:p/>
          </table:table-cell>
          <table:table-cell table:style-name="ce31" table:formula="of:=VLOOKUP([$Editor.T197];[$Key.$A$2:.$E$257];5;1)" office:value-type="float" office:value="0" calcext:value-type="float">
            <text:p/>
          </table:table-cell>
          <table:table-cell table:style-name="ce28" table:formula="of:=IF([$Editor.U197]=&quot;00&quot;;&quot;&quot;;HEX2DEC([$Editor.U197]))">
            <text:p/>
          </table:table-cell>
          <table:table-cell table:style-name="ce31" table:formula="of:=IF([$Editor.V197]=&quot;00&quot;;&quot;&quot;;HEX2DEC([$Editor.V197]))">
            <text:p/>
          </table:table-cell>
          <table:table-cell table:style-name="ce28" table:formula="of:=IF([$Editor.W197]=&quot;00&quot;;&quot;&quot;;HEX2DEC([$Editor.W197]))">
            <text:p/>
          </table:table-cell>
          <table:table-cell table:style-name="ce31" table:formula="of:=IF([$Editor.X197]=&quot;00&quot;;&quot;&quot;;COM.MICROSOFT.CONCAT(VLOOKUP([$Editor.X197];[$Key.$A$2:.$C$257];3;1);&quot;%&quot;))">
            <text:p/>
          </table:table-cell>
          <table:table-cell table:style-name="ce28" table:formula="of:=IF([$Editor.Y197]=&quot;00&quot;;&quot;&quot;;COM.MICROSOFT.CONCAT(VLOOKUP([$Editor.Y197];[$Key.$A$2:.$C$257];3;1);&quot;%&quot;))">
            <text:p/>
          </table:table-cell>
          <table:table-cell table:style-name="ce31" table:formula="of:=IF([$Editor.Z197]=&quot;00&quot;;&quot;&quot;;COM.MICROSOFT.CONCAT(VLOOKUP([$Editor.Z197];[$Key.$A$2:.$C$257];3;1);&quot;%&quot;))">
            <text:p/>
          </table:table-cell>
          <table:table-cell table:style-name="ce28" table:formula="of:=IF([$Editor.AA197]=&quot;00&quot;;&quot;&quot;;COM.MICROSOFT.CONCAT(VLOOKUP([$Editor.AA197];[$Key.$A$2:.$C$257];3;1);&quot;%&quot;))">
            <text:p/>
          </table:table-cell>
          <table:table-cell table:style-name="ce31" table:formula="of:=IF([$Editor.AB197]=&quot;00&quot;;&quot;&quot;;COM.MICROSOFT.CONCAT(VLOOKUP([$Editor.AB197];[$Key.$A$2:.$C$257];3;1);&quot;%&quot;))">
            <text:p/>
          </table:table-cell>
          <table:table-cell table:style-name="ce28" table:formula="of:=IF([$Editor.AC197]=&quot;00&quot;;&quot;&quot;;COM.MICROSOFT.CONCAT(VLOOKUP([$Editor.AC197];[$Key.$A$2:.$C$257];3;1);&quot;%&quot;))">
            <text:p/>
          </table:table-cell>
          <table:table-cell table:style-name="ce31" table:formula="of:=IF([$Editor.AD197]=&quot;00&quot;;&quot;&quot;;COM.MICROSOFT.CONCAT(VLOOKUP([$Editor.AD197];[$Key.$A$2:.$C$257];3;1);&quot;%&quot;))">
            <text:p/>
          </table:table-cell>
          <table:table-cell table:style-name="ce28" table:formula="of:=HEX2DEC([$Editor.AE197])" office:value-type="float" office:value="0" calcext:value-type="float">
            <text:p>0</text:p>
          </table:table-cell>
          <table:table-cell table:style-name="ce31" table:formula="of:=HEX2DEC([$Editor.AF197])" office:value-type="float" office:value="0" calcext:value-type="float">
            <text:p>0</text:p>
          </table:table-cell>
          <table:table-cell table:style-name="ce28" table:formula="of:=HEX2DEC([$Editor.AG197])" office:value-type="float" office:value="0" calcext:value-type="float">
            <text:p>0</text:p>
          </table:table-cell>
          <table:table-cell table:style-name="ce31" table:formula="of:=VLOOKUP([$Editor.AH197];[$Key.$A$2:.$K$6];11;1)" office:value-type="float" office:value="0" calcext:value-type="float">
            <text:p/>
          </table:table-cell>
          <table:table-cell table:style-name="ce28" table:formula="of:=HEX2DEC([$Editor.AI197])" office:value-type="float" office:value="0" calcext:value-type="float">
            <text:p>0</text:p>
          </table:table-cell>
          <table:table-cell table:style-name="ce31" table:formula="of:=HEX2DEC([$Editor.AJ197])" office:value-type="float" office:value="0" calcext:value-type="float">
            <text:p>0</text:p>
          </table:table-cell>
          <table:table-cell table:style-name="ce28" table:formula="of:=HEX2DEC([$Editor.AK197])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table:number-columns-repeated="16382"/>
        </table:table-row>
        <table:table-row table:style-name="ro1">
          <table:table-cell/>
          <table:table-cell table:number-columns-repeated="4" table:style-name="ce57" office:value-type="string" calcext:value-type="string">
            <text:p>--</text:p>
          </table:table-cell>
          <table:table-cell table:number-columns-repeated="2" table:style-name="ce57" office:value-type="string" calcext:value-type="string">
            <text:p>---</text:p>
          </table:table-cell>
          <table:table-cell table:number-columns-repeated="4" table:style-name="ce57" office:value-type="string" calcext:value-type="string">
            <text:p>--------</text:p>
          </table:table-cell>
          <table:table-cell table:style-name="ce57" office:value-type="string" calcext:value-type="string">
            <text:p>------</text:p>
          </table:table-cell>
          <table:table-cell table:style-name="ce57" office:value-type="string" calcext:value-type="string">
            <text:p>-----</text:p>
          </table:table-cell>
          <table:table-cell table:number-columns-repeated="2" table:style-name="ce57" office:value-type="string" calcext:value-type="string">
            <text:p>--------</text:p>
          </table:table-cell>
          <table:table-cell table:style-name="ce57" office:value-type="string" calcext:value-type="string">
            <text:p>-------</text:p>
          </table:table-cell>
          <table:table-cell table:style-name="ce57" office:value-type="string" calcext:value-type="string">
            <text:p>--</text:p>
          </table:table-cell>
          <table:table-cell table:number-columns-repeated="3" table:style-name="ce57" office:value-type="string" calcext:value-type="string">
            <text:p>--------</text:p>
          </table:table-cell>
          <table:table-cell table:number-columns-repeated="3" table:style-name="ce57" office:value-type="string" calcext:value-type="string">
            <text:p>-----</text:p>
          </table:table-cell>
          <table:table-cell table:style-name="ce57" office:value-type="string" calcext:value-type="string">
            <text:p>--------</text:p>
          </table:table-cell>
          <table:table-cell table:number-columns-repeated="6" table:style-name="ce57" office:value-type="string" calcext:value-type="string">
            <text:p>------</text:p>
          </table:table-cell>
          <table:table-cell table:number-columns-repeated="4" table:style-name="ce57" office:value-type="string" calcext:value-type="string">
            <text:p>--------</text:p>
          </table:table-cell>
          <table:table-cell table:number-columns-repeated="3" table:style-name="ce57" office:value-type="string" calcext:value-type="string">
            <text:p>---</text:p>
          </table:table-cell>
          <table:table-cell table:number-columns-repeated="16345"/>
        </table:table-row>
        <table:table-row table:style-name="ro1" table:number-rows-repeated="1048376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Key" table:style-name="ta1">
        <office:forms form:automatic-focus="false" form:apply-design-mode="false"/>
        <table:table-column table:style-name="co5" table:default-cell-style-name="ce81"/>
        <table:table-column table:style-name="co10" table:number-columns-repeated="2" table:default-cell-style-name="ce81"/>
        <table:table-column table:style-name="co17" table:default-cell-style-name="ce81"/>
        <table:table-column table:style-name="co14" table:default-cell-style-name="ce81"/>
        <table:table-column table:style-name="co13" table:default-cell-style-name="ce81"/>
        <table:table-column table:style-name="co6" table:default-cell-style-name="ce81"/>
        <table:table-column table:style-name="co7" table:default-cell-style-name="ce81"/>
        <table:table-column table:style-name="co8" table:default-cell-style-name="ce81"/>
        <table:table-column table:style-name="co9" table:default-cell-style-name="ce81"/>
        <table:table-column table:style-name="co18" table:default-cell-style-name="ce81"/>
        <table:table-column table:style-name="co3" table:number-columns-repeated="6" table:default-cell-style-name="ce81"/>
        <table:table-column table:style-name="co17" table:default-cell-style-name="ce81"/>
        <table:table-column table:style-name="co1" table:default-cell-style-name="ce81"/>
        <table:table-column table:style-name="co19" table:default-cell-style-name="ce81"/>
        <table:table-column table:style-name="co3" table:number-columns-repeated="16361" table:default-cell-style-name="ce81"/>
        <table:table-column table:style-name="co3" table:number-columns-repeated="3" table:default-cell-style-name="ce52"/>
        <table:table-row table:style-name="ro1">
          <table:table-cell table:style-name="ce80" office:value-type="string" calcext:value-type="string">
            <text:p>Hex</text:p>
          </table:table-cell>
          <table:table-cell table:style-name="ce80" office:value-type="string" calcext:value-type="string">
            <office:annotation draw:style-name="gr1" draw:text-style-name="P2" svg:width="1.1413in" svg:height="0.7083in" svg:x="1.25in" svg:y="0in" draw:caption-point-x="-0.2402in" draw:caption-point-y="0.0039in">
              <dc:date>2023-02-05T00:00:00</dc:date>
              <text:p text:style-name="P1"><text:span text:style-name="T1">Unsigned Byte</text:span></text:p>
            </office:annotation>
            <text:p>Dec, U</text:p>
          </table:table-cell>
          <table:table-cell table:style-name="ce80" office:value-type="string" calcext:value-type="string">
            <office:annotation draw:style-name="gr3" draw:text-style-name="P2" svg:width="1.1413in" svg:height="1.0122in" svg:x="1.8854in" svg:y="0in" draw:caption-point-x="-0.2402in" draw:caption-point-y="0.0039in">
              <dc:date>2023-02-18T00:00:00</dc:date>
              <text:p text:style-name="P1"><text:span text:style-name="T1">Signed Byte.</text:span></text:p>
            </office:annotation>
            <text:p>Dec, S</text:p>
          </table:table-cell>
          <table:table-cell table:style-name="ce82" office:value-type="string" calcext:value-type="string">
            <text:p>Skills</text:p>
          </table:table-cell>
          <table:table-cell table:style-name="ce84" office:value-type="string" calcext:value-type="string">
            <office:annotation draw:style-name="gr1" draw:text-style-name="P2" svg:width="1.1413in" svg:height="0.7083in" svg:x="5.9024in" svg:y="0in" draw:caption-point-x="-0.2402in" draw:caption-point-y="0.0039in">
              <dc:date>2023-02-05T00:00:00</dc:date>
              <text:p text:style-name="P1"><text:span text:style-name="T1">Many are unknown, please report your findings.</text:span></text:p>
            </office:annotation>
            <text:p>Perks</text:p>
          </table:table-cell>
          <table:table-cell table:style-name="ce85" office:value-type="string" calcext:value-type="string">
            <office:annotation draw:style-name="gr1" draw:text-style-name="P2" svg:width="1.1413in" svg:height="0.7083in" svg:x="7.3953in" svg:y="0in" draw:caption-point-x="-0.2402in" draw:caption-point-y="0.0039in">
              <dc:date>2023-02-05T00:00:00</dc:date>
              <text:p text:style-name="P1"><text:span text:style-name="T1">Many are unknown, please report your findings.</text:span></text:p>
            </office:annotation>
            <text:p>On hit effects</text:p>
          </table:table-cell>
          <table:table-cell table:style-name="ce85" office:value-type="string" calcext:value-type="string">
            <text:p>Type</text:p>
          </table:table-cell>
          <table:table-cell table:style-name="ce84" office:value-type="string" calcext:value-type="string">
            <text:p>Elements</text:p>
          </table:table-cell>
          <table:table-cell table:style-name="ce85" office:value-type="string" calcext:value-type="string">
            <text:p>Slots</text:p>
          </table:table-cell>
          <table:table-cell table:style-name="ce84" office:value-type="string" calcext:value-type="string">
            <text:p>Animation</text:p>
          </table:table-cell>
          <table:table-cell table:style-name="ce85" office:value-type="string" calcext:value-type="string">
            <office:annotation draw:style-name="gr1" draw:text-style-name="P2" svg:width="1.1413in" svg:height="0.7083in" svg:x="12.6315in" svg:y="0in" draw:caption-point-x="-0.2402in" draw:caption-point-y="0.0039in">
              <dc:date>2023-02-18T00:00:00</dc:date>
              <text:p text:style-name="P1"><text:span text:style-name="T1">No float?</text:span></text:p>
            </office:annotation>
            <text:p>Movement Types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>
            <text:p>00</text:p>
          </table:table-cell>
          <table:table-cell table:number-columns-repeated="2" table:style-name="ce80" office:value-type="string" calcext:value-type="string">
            <text:p>0</text:p>
          </table:table-cell>
          <table:table-cell table:style-name="ce85"/>
          <table:table-cell table:style-name="ce84"/>
          <table:table-cell table:style-name="ce85"/>
          <table:table-cell table:style-name="ce85" office:value-type="string" calcext:value-type="string">
            <text:p>None</text:p>
          </table:table-cell>
          <table:table-cell table:style-name="ce84">
            <office:annotation draw:style-name="gr1" draw:text-style-name="P2" svg:width="1.1413in" svg:height="0.7083in" svg:x="9.2669in" svg:y="0in" draw:caption-point-x="-0.2402in" draw:caption-point-y="0.1819in">
              <dc:date>2023-02-18T00:00:00</dc:date>
              <text:p text:style-name="P1"><text:span text:style-name="T1">No element</text:span></text:p>
            </office:annotation>
          </table:table-cell>
          <table:table-cell table:style-name="ce85" office:value-type="string" calcext:value-type="string">
            <text:p>None</text:p>
          </table:table-cell>
          <table:table-cell table:style-name="ce84" office:value-type="string" calcext:value-type="string">
            <text:p>None</text:p>
          </table:table-cell>
          <table:table-cell table:style-name="ce85"/>
          <table:table-cell table:number-columns-repeated="16373"/>
        </table:table-row>
        <table:table-row table:style-name="ro1">
          <table:table-cell table:style-name="ce80" office:value-type="string" calcext:value-type="string">
            <text:p>01</text:p>
          </table:table-cell>
          <table:table-cell table:number-columns-repeated="2" table:style-name="ce80" office:value-type="string" calcext:value-type="string">
            <text:p>1</text:p>
          </table:table-cell>
          <table:table-cell table:style-name="ce85" office:value-type="string" calcext:value-type="string">
            <text:p>Thunderbird</text:p>
          </table:table-cell>
          <table:table-cell table:style-name="ce8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85" office:value-type="string" calcext:value-type="string">
            <text:p>Swords</text:p>
          </table:table-cell>
          <table:table-cell table:style-name="ce84" office:value-type="string" calcext:value-type="string">
            <text:p>Wind</text:p>
          </table:table-cell>
          <table:table-cell table:style-name="ce85" office:value-type="string" calcext:value-type="string">
            <text:p>1 Handed</text:p>
          </table:table-cell>
          <table:table-cell table:style-name="ce84" office:value-type="string" calcext:value-type="string">
            <text:p>Close Ranged</text:p>
          </table:table-cell>
          <table:table-cell table:style-name="ce85" office:value-type="string" calcext:value-type="string">
            <text:p>Teleport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>
            <text:p>02</text:p>
          </table:table-cell>
          <table:table-cell table:number-columns-repeated="2" table:style-name="ce80" office:value-type="string" calcext:value-type="string">
            <text:p>2</text:p>
          </table:table-cell>
          <table:table-cell table:style-name="ce85" office:value-type="string" calcext:value-type="string">
            <text:p>Thunder Flare</text:p>
          </table:table-cell>
          <table:table-cell table:style-name="ce84" office:value-type="float" office:value="2" calcext:value-type="float">
            <text:p>2</text:p>
          </table:table-cell>
          <table:table-cell table:style-name="ce57" office:value-type="float" office:value="2" calcext:value-type="float">
            <text:p>2</text:p>
          </table:table-cell>
          <table:table-cell table:style-name="ce85" office:value-type="string" calcext:value-type="string">
            <text:p>Katana</text:p>
          </table:table-cell>
          <table:table-cell table:style-name="ce84" office:value-type="string" calcext:value-type="string">
            <text:p>Fire</text:p>
          </table:table-cell>
          <table:table-cell table:style-name="ce85" office:value-type="string" calcext:value-type="string">
            <text:p>2 Handed</text:p>
          </table:table-cell>
          <table:table-cell table:style-name="ce84" office:value-type="string" calcext:value-type="string">
            <text:p>Lances</text:p>
          </table:table-cell>
          <table:table-cell table:style-name="ce85" office:value-type="string" calcext:value-type="string">
            <text:p>Flight</text:p>
          </table:table-cell>
          <table:table-cell table:style-name="ce52"/>
          <table:table-cell/>
          <table:table-cell table:style-name="ce52" table:number-columns-repeated="2"/>
          <table:table-cell table:number-columns-repeated="6"/>
          <table:table-cell table:style-name="ce52" table:number-columns-repeated="2"/>
          <table:table-cell table:number-columns-repeated="5"/>
          <table:table-cell office:value-type="string" calcext:value-type="string">
            <text:p>Move Type</text:p>
          </table:table-cell>
          <table:table-cell table:number-columns-repeated="16355"/>
        </table:table-row>
        <table:table-row table:style-name="ro1">
          <table:table-cell table:style-name="ce80" office:value-type="string" calcext:value-type="string">
            <text:p>03</text:p>
          </table:table-cell>
          <table:table-cell table:number-columns-repeated="2" table:style-name="ce80" office:value-type="string" calcext:value-type="string">
            <text:p>3</text:p>
          </table:table-cell>
          <table:table-cell table:style-name="ce85" office:value-type="string" calcext:value-type="string">
            <text:p>Air Blade</text:p>
          </table:table-cell>
          <table:table-cell table:style-name="ce84" office:value-type="string" calcext:value-type="string">
            <text:p>Effective vs Dragons</text:p>
          </table:table-cell>
          <table:table-cell table:style-name="ce57" office:value-type="float" office:value="3" calcext:value-type="float">
            <text:p>3</text:p>
          </table:table-cell>
          <table:table-cell table:style-name="ce85" office:value-type="string" calcext:value-type="string">
            <text:p>Rapier</text:p>
          </table:table-cell>
          <table:table-cell table:style-name="ce84" office:value-type="string" calcext:value-type="string">
            <text:p>Earth</text:p>
          </table:table-cell>
          <table:table-cell table:style-name="ce85" office:value-type="string" calcext:value-type="string">
            <text:p>Body</text:p>
          </table:table-cell>
          <table:table-cell table:style-name="ce84" office:value-type="string" calcext:value-type="string">
            <text:p>Bows</text:p>
          </table:table-cell>
          <table:table-cell table:style-name="ce85" office:value-type="string" calcext:value-type="string">
            <text:p>Water Walk</text:p>
          </table:table-cell>
          <table:table-cell table:style-name="ce52"/>
          <table:table-cell/>
          <table:table-cell table:style-name="ce52" table:number-columns-repeated="2"/>
          <table:table-cell table:number-columns-repeated="6"/>
          <table:table-cell table:style-name="ce52" table:number-columns-repeated="2"/>
          <table:table-cell table:number-columns-repeated="4"/>
          <table:table-cell office:value-type="string" calcext:value-type="string">
            <text:p>0x00</text:p>
          </table:table-cell>
          <table:table-cell office:value-type="string" calcext:value-type="string">
            <text:p>None</text:p>
          </table:table-cell>
          <table:table-cell table:number-columns-repeated="16355"/>
        </table:table-row>
        <table:table-row table:style-name="ro1">
          <table:table-cell table:style-name="ce80" office:value-type="string" calcext:value-type="string">
            <text:p>04</text:p>
          </table:table-cell>
          <table:table-cell table:number-columns-repeated="2" table:style-name="ce80" office:value-type="string" calcext:value-type="string">
            <text:p>4</text:p>
          </table:table-cell>
          <table:table-cell table:style-name="ce85" office:value-type="string" calcext:value-type="string">
            <text:p>Teleport</text:p>
          </table:table-cell>
          <table:table-cell table:style-name="ce84" office:value-type="float" office:value="4" calcext:value-type="float">
            <text:p>4</text:p>
          </table:table-cell>
          <table:table-cell table:style-name="ce57" office:value-type="float" office:value="4" calcext:value-type="float">
            <text:p>4</text:p>
          </table:table-cell>
          <table:table-cell table:style-name="ce85" office:value-type="string" calcext:value-type="string">
            <text:p>Axe</text:p>
          </table:table-cell>
          <table:table-cell table:style-name="ce84" office:value-type="string" calcext:value-type="string">
            <text:p>Water</text:p>
          </table:table-cell>
          <table:table-cell table:style-name="ce85" office:value-type="string" calcext:value-type="string">
            <text:p>Head</text:p>
          </table:table-cell>
          <table:table-cell table:style-name="ce84" office:value-type="string" calcext:value-type="string">
            <text:p>Crossbows</text:p>
          </table:table-cell>
          <table:table-cell table:style-name="ce85" office:value-type="string" calcext:value-type="string">
            <text:p>+Snow []</text:p>
          </table:table-cell>
          <table:table-cell table:style-name="ce52"/>
          <table:table-cell/>
          <table:table-cell table:style-name="ce52" table:number-columns-repeated="2"/>
          <table:table-cell table:number-columns-repeated="6"/>
          <table:table-cell table:style-name="ce52" table:number-columns-repeated="2"/>
          <table:table-cell table:number-columns-repeated="4"/>
          <table:table-cell office:value-type="string" calcext:value-type="string">
            <text:p>0x01</text:p>
          </table:table-cell>
          <table:table-cell office:value-type="string" calcext:value-type="string">
            <text:p>Teleportation</text:p>
          </table:table-cell>
          <table:table-cell table:number-columns-repeated="16355"/>
        </table:table-row>
        <table:table-row table:style-name="ro1">
          <table:table-cell table:style-name="ce80" office:value-type="string" calcext:value-type="string">
            <text:p>05</text:p>
          </table:table-cell>
          <table:table-cell table:number-columns-repeated="2" table:style-name="ce80" office:value-type="string" calcext:value-type="string">
            <text:p>5</text:p>
          </table:table-cell>
          <table:table-cell table:style-name="ce85" office:value-type="string" calcext:value-type="string">
            <text:p>Summon Tempest</text:p>
          </table:table-cell>
          <table:table-cell table:style-name="ce84" office:value-type="string" calcext:value-type="string">
            <text:p>Resist Dragon Breath</text:p>
          </table:table-cell>
          <table:table-cell table:style-name="ce57" office:value-type="float" office:value="5" calcext:value-type="float">
            <text:p>5</text:p>
          </table:table-cell>
          <table:table-cell table:style-name="ce85" office:value-type="string" calcext:value-type="string">
            <text:p>Hammer</text:p>
          </table:table-cell>
          <table:table-cell table:style-name="ce84" office:value-type="string" calcext:value-type="string">
            <text:p>Virtue</text:p>
          </table:table-cell>
          <table:table-cell table:style-name="ce85" office:value-type="string" calcext:value-type="string">
            <text:p>Accessory</text:p>
          </table:table-cell>
          <table:table-cell/>
          <table:table-cell table:style-name="ce52" table:number-columns-repeated="2"/>
          <table:table-cell/>
          <table:table-cell table:style-name="ce52" table:number-columns-repeated="2"/>
          <table:table-cell table:number-columns-repeated="6"/>
          <table:table-cell table:style-name="ce52" table:number-columns-repeated="2"/>
          <table:table-cell table:number-columns-repeated="4"/>
          <table:table-cell office:value-type="string" calcext:value-type="string">
            <text:p>0x02</text:p>
          </table:table-cell>
          <table:table-cell office:value-type="string" calcext:value-type="string">
            <text:p>Flight</text:p>
          </table:table-cell>
          <table:table-cell table:number-columns-repeated="16355"/>
        </table:table-row>
        <table:table-row table:style-name="ro1">
          <table:table-cell table:style-name="ce80" office:value-type="string" calcext:value-type="string">
            <text:p>06</text:p>
          </table:table-cell>
          <table:table-cell table:number-columns-repeated="2" table:style-name="ce80" office:value-type="string" calcext:value-type="string">
            <text:p>6</text:p>
          </table:table-cell>
          <table:table-cell table:style-name="ce85" office:value-type="string" calcext:value-type="string">
            <text:p>Harnella's Influence</text:p>
          </table:table-cell>
          <table:table-cell table:style-name="ce84" office:value-type="float" office:value="6" calcext:value-type="float">
            <text:p>6</text:p>
          </table:table-cell>
          <table:table-cell table:style-name="ce57" office:value-type="float" office:value="6" calcext:value-type="float">
            <text:p>6</text:p>
          </table:table-cell>
          <table:table-cell table:style-name="ce85" office:value-type="string" calcext:value-type="string">
            <text:p>Fan</text:p>
          </table:table-cell>
          <table:table-cell table:style-name="ce84" office:value-type="string" calcext:value-type="string">
            <text:p>Bane</text:p>
          </table:table-cell>
          <table:table-cell table:style-name="ce85" office:value-type="string" calcext:value-type="string">
            <text:p>Feet</text:p>
          </table:table-cell>
          <table:table-cell/>
          <table:table-cell table:style-name="ce52" table:number-columns-repeated="2"/>
          <table:table-cell/>
          <table:table-cell table:style-name="ce52" table:number-columns-repeated="2"/>
          <table:table-cell table:number-columns-repeated="6"/>
          <table:table-cell table:style-name="ce52" table:number-columns-repeated="2"/>
          <table:table-cell table:number-columns-repeated="4"/>
          <table:table-cell office:value-type="string" calcext:value-type="string">
            <text:p>0x03</text:p>
          </table:table-cell>
          <table:table-cell office:value-type="string" calcext:value-type="string">
            <text:p>Float</text:p>
          </table:table-cell>
          <table:table-cell table:number-columns-repeated="16355"/>
        </table:table-row>
        <table:table-row table:style-name="ro1">
          <table:table-cell table:style-name="ce80" office:value-type="string" calcext:value-type="string">
            <text:p>07</text:p>
          </table:table-cell>
          <table:table-cell table:number-columns-repeated="2" table:style-name="ce80" office:value-type="string" calcext:value-type="string">
            <text:p>7</text:p>
          </table:table-cell>
          <table:table-cell table:style-name="ce85" office:value-type="string" calcext:value-type="string">
            <text:p>Haste</text:p>
          </table:table-cell>
          <table:table-cell table:style-name="ce84" office:value-type="float" office:value="7" calcext:value-type="float">
            <text:p>7</text:p>
          </table:table-cell>
          <table:table-cell table:style-name="ce57" office:value-type="float" office:value="7" calcext:value-type="float">
            <text:p>7</text:p>
          </table:table-cell>
          <table:table-cell table:style-name="ce85" office:value-type="string" calcext:value-type="string">
            <text:p>Staff</text:p>
          </table:table-cell>
          <table:table-cell table:style-name="ce84" office:value-type="string" calcext:value-type="string">
            <text:p>Any</text:p>
          </table:table-cell>
          <table:table-cell table:style-name="ce52"/>
          <table:table-cell/>
          <table:table-cell table:style-name="ce52" table:number-columns-repeated="2"/>
          <table:table-cell/>
          <table:table-cell table:style-name="ce52" table:number-columns-repeated="2"/>
          <table:table-cell table:number-columns-repeated="6"/>
          <table:table-cell table:style-name="ce52" table:number-columns-repeated="2"/>
          <table:table-cell table:number-columns-repeated="4"/>
          <table:table-cell office:value-type="string" calcext:value-type="string">
            <text:p>0x04</text:p>
          </table:table-cell>
          <table:table-cell office:value-type="string" calcext:value-type="string">
            <text:p>Snow</text:p>
          </table:table-cell>
          <table:table-cell table:number-columns-repeated="16355"/>
        </table:table-row>
        <table:table-row table:style-name="ro1">
          <table:table-cell table:style-name="ce80" office:value-type="string" calcext:value-type="string">
            <text:p>08</text:p>
          </table:table-cell>
          <table:table-cell table:number-columns-repeated="2" table:style-name="ce80" office:value-type="string" calcext:value-type="string">
            <text:p>8</text:p>
          </table:table-cell>
          <table:table-cell table:style-name="ce85" office:value-type="string" calcext:value-type="string">
            <text:p>Salamander</text:p>
          </table:table-cell>
          <table:table-cell table:style-name="ce84" office:value-type="string" calcext:value-type="string">
            <text:p>Effective vs Beasts</text:p>
          </table:table-cell>
          <table:table-cell table:style-name="ce57" office:value-type="float" office:value="8" calcext:value-type="float">
            <text:p>8</text:p>
          </table:table-cell>
          <table:table-cell table:style-name="ce85" office:value-type="string" calcext:value-type="string">
            <text:p>Lance</text:p>
          </table:table-cell>
          <table:table-cell table:style-name="ce86"/>
          <table:table-cell table:style-name="ce52"/>
          <table:table-cell table:number-columns-repeated="4"/>
          <table:table-cell table:style-name="ce52" table:number-columns-repeated="2"/>
          <table:table-cell table:number-columns-repeated="6"/>
          <table:table-cell table:style-name="ce52" table:number-columns-repeated="2"/>
          <table:table-cell table:number-columns-repeated="4"/>
          <table:table-cell office:value-type="string" calcext:value-type="string">
            <text:p>0x05</text:p>
          </table:table-cell>
          <table:table-cell office:value-type="string" calcext:value-type="string">
            <text:p>Walking</text:p>
          </table:table-cell>
          <table:table-cell table:number-columns-repeated="16355"/>
        </table:table-row>
        <table:table-row table:style-name="ro1">
          <table:table-cell table:style-name="ce80" office:value-type="string" calcext:value-type="string">
            <text:p>09</text:p>
          </table:table-cell>
          <table:table-cell table:number-columns-repeated="2" table:style-name="ce80" office:value-type="string" calcext:value-type="string">
            <text:p>9</text:p>
          </table:table-cell>
          <table:table-cell table:style-name="ce85" office:value-type="string" calcext:value-type="string">
            <text:p>Firestorm</text:p>
          </table:table-cell>
          <table:table-cell table:style-name="ce84" office:value-type="string" calcext:value-type="string">
            <text:p>Def Up vs Dragons/Beasts</text:p>
          </table:table-cell>
          <table:table-cell table:style-name="ce57" office:value-type="float" office:value="9" calcext:value-type="float">
            <text:p>9</text:p>
          </table:table-cell>
          <table:table-cell table:style-name="ce85" office:value-type="string" calcext:value-type="string">
            <text:p>Whip</text:p>
          </table:table-cell>
          <table:table-cell table:style-name="ce86"/>
          <table:table-cell table:style-name="ce52"/>
          <table:table-cell table:number-columns-repeated="4"/>
          <table:table-cell table:style-name="ce52" table:number-columns-repeated="2"/>
          <table:table-cell table:number-columns-repeated="6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80" office:value-type="string" calcext:value-type="string">
            <text:p>0A</text:p>
          </table:table-cell>
          <table:table-cell table:number-columns-repeated="2" table:style-name="ce80" office:value-type="string" calcext:value-type="string">
            <text:p>10</text:p>
          </table:table-cell>
          <table:table-cell table:style-name="ce85" office:value-type="string" calcext:value-type="string">
            <text:p>Fireball</text:p>
          </table:table-cell>
          <table:table-cell table:style-name="ce84" office:value-type="float" office:value="10" calcext:value-type="float">
            <text:p>10</text:p>
          </table:table-cell>
          <table:table-cell table:style-name="ce57" office:value-type="float" office:value="10" calcext:value-type="float">
            <text:p>10</text:p>
          </table:table-cell>
          <table:table-cell table:style-name="ce85" office:value-type="string" calcext:value-type="string">
            <text:p>Bow</text:p>
          </table:table-cell>
          <table:table-cell table:style-name="ce84" office:value-type="string" calcext:value-type="string">
            <text:p>All</text:p>
          </table:table-cell>
          <table:table-cell table:number-columns-repeated="5"/>
          <table:table-cell table:style-name="ce52" table:number-columns-repeated="2"/>
          <table:table-cell table:number-columns-repeated="6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80" office:value-type="string" calcext:value-type="string">
            <text:p>0B</text:p>
          </table:table-cell>
          <table:table-cell table:number-columns-repeated="2" table:style-name="ce80" office:value-type="string" calcext:value-type="string">
            <text:p>11</text:p>
          </table:table-cell>
          <table:table-cell table:style-name="ce85" office:value-type="string" calcext:value-type="string">
            <text:p>Clear Sky</text:p>
          </table:table-cell>
          <table:table-cell table:style-name="ce84" office:value-type="string" calcext:value-type="string">
            <office:annotation draw:style-name="gr1" draw:text-style-name="P2" svg:width="1.1413in" svg:height="0.7083in" svg:x="5.9024in" svg:y="1.5429in" draw:caption-point-x="-0.2402in" draw:caption-point-y="0.5945in">
              <dc:date>2023-02-05T00:00:00</dc:date>
              <text:p text:style-name="P1"><text:span text:style-name="T1">Fails when on weapons.</text:span></text:p>
              <text:p text:style-name="P1"><text:span text:style-name="T1"/></text:p>
              <text:p text:style-name="P1"><text:span text:style-name="T1">Class only.</text:span></text:p>
            </office:annotation>
            <text:p>Chance to 1HKO Dragons</text:p>
          </table:table-cell>
          <table:table-cell table:style-name="ce85" office:value-type="string" calcext:value-type="string">
            <text:p>Petrify</text:p>
          </table:table-cell>
          <table:table-cell table:style-name="ce85" office:value-type="string" calcext:value-type="string">
            <text:p>Shield</text:p>
          </table:table-cell>
          <table:table-cell table:style-name="ce52"/>
          <table:table-cell table:number-columns-repeated="5"/>
          <table:table-cell table:style-name="ce52" table:number-columns-repeated="2"/>
          <table:table-cell table:number-columns-repeated="6"/>
          <table:table-cell table:style-name="ce52" table:number-columns-repeated="2"/>
          <table:table-cell table:number-columns-repeated="16361"/>
        </table:table-row>
        <table:table-row table:style-name="ro1">
          <table:table-cell table:style-name="ce80" office:value-type="string" calcext:value-type="string">
            <text:p>0C</text:p>
          </table:table-cell>
          <table:table-cell table:number-columns-repeated="2" table:style-name="ce80" office:value-type="string" calcext:value-type="string">
            <text:p>12</text:p>
          </table:table-cell>
          <table:table-cell table:style-name="ce85" office:value-type="string" calcext:value-type="string">
            <text:p>Ray of Paralysis</text:p>
          </table:table-cell>
          <table:table-cell table:style-name="ce84" office:value-type="string" calcext:value-type="string">
            <office:annotation draw:style-name="gr1" draw:text-style-name="P2" svg:width="1.1413in" svg:height="0.7083in" svg:x="5.9024in" svg:y="1.7205in" draw:caption-point-x="-0.2402in" draw:caption-point-y="0.5945in">
              <dc:date>2023-02-05T00:00:00</dc:date>
              <text:p text:style-name="P1"><text:span text:style-name="T1">Frozen Axe</text:span></text:p>
            </office:annotation>
            <text:p>“Useful in the cold”?</text:p>
          </table:table-cell>
          <table:table-cell table:style-name="ce85" office:value-type="string" calcext:value-type="string">
            <text:p>Paralyze</text:p>
          </table:table-cell>
          <table:table-cell table:style-name="ce85" office:value-type="string" calcext:value-type="string">
            <text:p>Armor</text:p>
          </table:table-cell>
          <table:table-cell table:style-name="ce52"/>
          <table:table-cell table:number-columns-repeated="16376"/>
        </table:table-row>
        <table:table-row table:style-name="ro1">
          <table:table-cell table:style-name="ce80" office:value-type="string" calcext:value-type="string">
            <text:p>0D</text:p>
          </table:table-cell>
          <table:table-cell table:number-columns-repeated="2" table:style-name="ce80" office:value-type="string" calcext:value-type="string">
            <text:p>13</text:p>
          </table:table-cell>
          <table:table-cell table:style-name="ce85" office:value-type="string" calcext:value-type="string">
            <text:p>Zoshonel's Influence</text:p>
          </table:table-cell>
          <table:table-cell table:style-name="ce84" office:value-type="string" calcext:value-type="string">
            <office:annotation draw:style-name="gr4" draw:text-style-name="P4" svg:width="1.1413in" svg:height="0.7083in" svg:x="5.9024in" svg:y="1.8984in" draw:caption-point-x="-0.2402in" draw:caption-point-y="0.5945in">
              <dc:date>2023-02-05T00:00:00</dc:date>
              <text:p text:style-name="P3"><text:span text:style-name="T1">Fragarach</text:span></text:p>
            </office:annotation>
            <text:p>Atk Up as HP Down</text:p>
          </table:table-cell>
          <table:table-cell table:style-name="ce85" office:value-type="string" calcext:value-type="string">
            <text:p>Sleep</text:p>
          </table:table-cell>
          <table:table-cell table:style-name="ce85" office:value-type="string" calcext:value-type="string">
            <text:p>Robes</text:p>
          </table:table-cell>
          <table:table-cell table:style-name="ce52"/>
          <table:table-cell table:number-columns-repeated="16376"/>
        </table:table-row>
        <table:table-row table:style-name="ro1">
          <table:table-cell table:style-name="ce80" office:value-type="string" calcext:value-type="string">
            <text:p>0E</text:p>
          </table:table-cell>
          <table:table-cell table:number-columns-repeated="2" table:style-name="ce80" office:value-type="string" calcext:value-type="string">
            <text:p>14</text:p>
          </table:table-cell>
          <table:table-cell table:style-name="ce85" office:value-type="string" calcext:value-type="string">
            <text:p>Molten Blade</text:p>
          </table:table-cell>
          <table:table-cell table:style-name="ce84" office:value-type="string" calcext:value-type="string">
            <office:annotation draw:style-name="gr2" draw:text-style-name="P2" svg:width="1.1413in" svg:height="0.8567in" svg:x="5.9024in" svg:y="2.076in" draw:caption-point-x="-0.2402in" draw:caption-point-y="0.5945in">
              <dc:date>2023-02-05T00:00:00</dc:date>
              <text:p text:style-name="P1"><text:span text:style-name="T1">Answerer</text:span><text:span text:style-name="T1"><text:line-break/></text:span><text:span text:style-name="T1"><text:line-break/></text:span><text:span text:style-name="T1">Stacks with Self Preservation emblem?</text:span></text:p>
            </office:annotation>
            <text:p>Counter Damage Up</text:p>
          </table:table-cell>
          <table:table-cell table:style-name="ce85" office:value-type="string" calcext:value-type="string">
            <text:p>Charm</text:p>
          </table:table-cell>
          <table:table-cell table:style-name="ce85" office:value-type="string" calcext:value-type="string">
            <text:p>Hats</text:p>
          </table:table-cell>
          <table:table-cell table:style-name="ce52"/>
          <table:table-cell table:number-columns-repeated="16376"/>
        </table:table-row>
        <table:table-row table:style-name="ro1">
          <table:table-cell table:style-name="ce80" office:value-type="string" calcext:value-type="string">
            <text:p>0F</text:p>
          </table:table-cell>
          <table:table-cell table:number-columns-repeated="2" table:style-name="ce80" office:value-type="string" calcext:value-type="string">
            <text:p>15</text:p>
          </table:table-cell>
          <table:table-cell table:style-name="ce85" office:value-type="string" calcext:value-type="string">
            <text:p>Gnome</text:p>
          </table:table-cell>
          <table:table-cell table:style-name="ce84" office:value-type="string" calcext:value-type="string">
            <text:p>Block Petrify</text:p>
          </table:table-cell>
          <table:table-cell table:style-name="ce85" office:value-type="string" calcext:value-type="string">
            <text:p>Confuse</text:p>
          </table:table-cell>
          <table:table-cell table:style-name="ce85" office:value-type="string" calcext:value-type="string">
            <text:p>Shoes</text:p>
          </table:table-cell>
          <table:table-cell table:style-name="ce52"/>
          <table:table-cell table:number-columns-repeated="16376"/>
        </table:table-row>
        <table:table-row table:style-name="ro1">
          <table:table-cell table:style-name="ce80" office:value-type="string" calcext:value-type="string">
            <text:p>10</text:p>
          </table:table-cell>
          <table:table-cell table:number-columns-repeated="2" table:style-name="ce80" office:value-type="string" calcext:value-type="string">
            <text:p>16</text:p>
          </table:table-cell>
          <table:table-cell table:style-name="ce85" office:value-type="string" calcext:value-type="string">
            <text:p>Acid Vapor</text:p>
          </table:table-cell>
          <table:table-cell table:style-name="ce84" office:value-type="string" calcext:value-type="string">
            <text:p>Block Charm</text:p>
          </table:table-cell>
          <table:table-cell table:style-name="ce85" office:value-type="string" calcext:value-type="string">
            <text:p>Poison</text:p>
          </table:table-cell>
          <table:table-cell table:style-name="ce85" office:value-type="string" calcext:value-type="string">
            <text:p>Rings</text:p>
          </table:table-cell>
          <table:table-cell table:style-name="ce52"/>
          <table:table-cell table:number-columns-repeated="16376"/>
        </table:table-row>
        <table:table-row table:style-name="ro1">
          <table:table-cell table:style-name="ce80" office:value-type="string" calcext:value-type="string">
            <text:p>11</text:p>
          </table:table-cell>
          <table:table-cell table:number-columns-repeated="2" table:style-name="ce80" office:value-type="string" calcext:value-type="string">
            <text:p>17</text:p>
          </table:table-cell>
          <table:table-cell table:style-name="ce85" office:value-type="string" calcext:value-type="string">
            <text:p>Crag Crush</text:p>
          </table:table-cell>
          <table:table-cell table:style-name="ce84" office:value-type="string" calcext:value-type="string">
            <text:p>Block Debuffs</text:p>
          </table:table-cell>
          <table:table-cell table:style-name="ce57" office:value-type="float" office:value="17" calcext:value-type="float">
            <text:p>17</text:p>
          </table:table-cell>
          <table:table-cell table:style-name="ce85" office:value-type="string" calcext:value-type="string">
            <text:p>Consumables</text:p>
          </table:table-cell>
          <table:table-cell table:style-name="ce52"/>
          <table:table-cell table:number-columns-repeated="16376"/>
        </table:table-row>
        <table:table-row table:style-name="ro1">
          <table:table-cell table:style-name="ce80" office:value-type="string" calcext:value-type="string">
            <text:p>12</text:p>
          </table:table-cell>
          <table:table-cell table:number-columns-repeated="2" table:style-name="ce80" office:value-type="string" calcext:value-type="string">
            <text:p>18</text:p>
          </table:table-cell>
          <table:table-cell table:style-name="ce85" office:value-type="string" calcext:value-type="string">
            <text:p>Petrifying Cloud</text:p>
          </table:table-cell>
          <table:table-cell table:style-name="ce84" office:value-type="string" calcext:value-type="string">
            <text:p>Block Instant KO</text:p>
          </table:table-cell>
          <table:table-cell table:style-name="ce85" office:value-type="string" calcext:value-type="string">
            <text:p>Instant KO</text:p>
          </table:table-cell>
          <table:table-cell table:style-name="ce52" table:number-columns-repeated="2"/>
          <table:table-cell table:number-columns-repeated="16376"/>
        </table:table-row>
        <table:table-row table:style-name="ro1">
          <table:table-cell table:style-name="ce80" office:value-type="string" calcext:value-type="string">
            <text:p>13</text:p>
          </table:table-cell>
          <table:table-cell table:number-columns-repeated="2" table:style-name="ce80" office:value-type="string" calcext:value-type="string">
            <text:p>19</text:p>
          </table:table-cell>
          <table:table-cell table:style-name="ce85" office:value-type="string" calcext:value-type="string">
            <text:p>Hurdle Wall</text:p>
          </table:table-cell>
          <table:table-cell table:style-name="ce84" office:value-type="string" calcext:value-type="string">
            <text:p>Unknown Tathlum Effect</text:p>
          </table:table-cell>
          <table:table-cell table:style-name="ce57" office:value-type="float" office:value="19" calcext:value-type="float">
            <text:p>19</text:p>
          </table:table-cell>
          <table:table-cell/>
          <table:table-cell table:style-name="ce52"/>
          <table:table-cell table:number-columns-repeated="16376"/>
        </table:table-row>
        <table:table-row table:style-name="ro1">
          <table:table-cell table:style-name="ce80" office:value-type="string" calcext:value-type="string">
            <text:p>14</text:p>
          </table:table-cell>
          <table:table-cell table:number-columns-repeated="2" table:style-name="ce80" office:value-type="string" calcext:value-type="string">
            <text:p>20</text:p>
          </table:table-cell>
          <table:table-cell table:style-name="ce85" office:value-type="string" calcext:value-type="string">
            <text:p>Berthe's Influence</text:p>
          </table:table-cell>
          <table:table-cell table:style-name="ce84" office:value-type="float" office:value="14" calcext:value-type="float">
            <text:p>14</text:p>
          </table:table-cell>
          <table:table-cell table:style-name="ce57" office:value-type="float" office:value="20" calcext:value-type="float">
            <text:p>20</text:p>
          </table:table-cell>
          <table:table-cell/>
          <table:table-cell table:style-name="ce52"/>
          <table:table-cell table:number-columns-repeated="16376"/>
        </table:table-row>
        <table:table-row table:style-name="ro1">
          <table:table-cell table:style-name="ce80" office:value-type="string" calcext:value-type="string">
            <text:p>15</text:p>
          </table:table-cell>
          <table:table-cell table:number-columns-repeated="2" table:style-name="ce80" office:value-type="string" calcext:value-type="string">
            <text:p>21</text:p>
          </table:table-cell>
          <table:table-cell table:style-name="ce85" office:value-type="string" calcext:value-type="string">
            <text:p>Constrain</text:p>
          </table:table-cell>
          <table:table-cell table:style-name="ce84" office:value-type="float" office:value="15" calcext:value-type="float">
            <text:p>15</text:p>
          </table:table-cell>
          <table:table-cell table:style-name="ce57" office:value-type="float" office:value="21" calcext:value-type="float">
            <text:p>21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16</text:p>
          </table:table-cell>
          <table:table-cell table:number-columns-repeated="2" table:style-name="ce80" office:value-type="string" calcext:value-type="string">
            <text:p>22</text:p>
          </table:table-cell>
          <table:table-cell table:style-name="ce85" office:value-type="string" calcext:value-type="string">
            <text:p>Fenrir</text:p>
          </table:table-cell>
          <table:table-cell table:style-name="ce84" office:value-type="float" office:value="16" calcext:value-type="float">
            <text:p>16</text:p>
          </table:table-cell>
          <table:table-cell table:style-name="ce57" office:value-type="float" office:value="22" calcext:value-type="float">
            <text:p>22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17</text:p>
          </table:table-cell>
          <table:table-cell table:number-columns-repeated="2" table:style-name="ce80" office:value-type="string" calcext:value-type="string">
            <text:p>23</text:p>
          </table:table-cell>
          <table:table-cell table:style-name="ce85" office:value-type="string" calcext:value-type="string">
            <text:p>Ice Javelin</text:p>
          </table:table-cell>
          <table:table-cell table:style-name="ce84" office:value-type="string" calcext:value-type="string">
            <office:annotation draw:style-name="gr1" draw:text-style-name="P2" svg:width="1.1413in" svg:height="0.7083in" svg:x="5.9024in" svg:y="3.676in" draw:caption-point-x="-0.2402in" draw:caption-point-y="0.5945in">
              <dc:date>2023-02-05T00:00:00</dc:date>
              <text:p text:style-name="P1"><text:span text:style-name="T1">Southern Cross</text:span></text:p>
              <text:p text:style-name="P1"><text:span text:style-name="T1"/></text:p>
              <text:p text:style-name="P1"><text:span text:style-name="T1">Stacks with Miracle?</text:span></text:p>
            </office:annotation>
            <text:p>Critical Rate Up</text:p>
          </table:table-cell>
          <table:table-cell table:style-name="ce57" office:value-type="float" office:value="23" calcext:value-type="float">
            <text:p>23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18</text:p>
          </table:table-cell>
          <table:table-cell table:number-columns-repeated="2" table:style-name="ce80" office:value-type="string" calcext:value-type="string">
            <text:p>24</text:p>
          </table:table-cell>
          <table:table-cell table:style-name="ce85" office:value-type="string" calcext:value-type="string">
            <text:p>Ice Field</text:p>
          </table:table-cell>
          <table:table-cell table:style-name="ce84" office:value-type="string" calcext:value-type="string">
            <text:p>Block All Magic</text:p>
          </table:table-cell>
          <table:table-cell table:style-name="ce57" office:value-type="float" office:value="24" calcext:value-type="float">
            <text:p>24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19</text:p>
          </table:table-cell>
          <table:table-cell table:number-columns-repeated="2" table:style-name="ce80" office:value-type="string" calcext:value-type="string">
            <text:p>25</text:p>
          </table:table-cell>
          <table:table-cell table:style-name="ce85" office:value-type="string" calcext:value-type="string">
            <text:p>Slumber Mist</text:p>
          </table:table-cell>
          <table:table-cell table:style-name="ce84" office:value-type="string" calcext:value-type="string">
            <office:annotation draw:style-name="gr1" draw:text-style-name="P2" svg:width="1.1413in" svg:height="0.7083in" svg:x="5.9024in" svg:y="4.0315in" draw:caption-point-x="-0.2402in" draw:caption-point-y="0.5945in">
              <dc:date>2023-02-05T00:00:00</dc:date>
              <text:p text:style-name="P1"><text:span text:style-name="T1">Dragon Handling</text:span></text:p>
            </office:annotation>
            <text:p>Support Nearby Dragons</text:p>
          </table:table-cell>
          <table:table-cell table:style-name="ce57" office:value-type="float" office:value="25" calcext:value-type="float">
            <text:p>25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1A</text:p>
          </table:table-cell>
          <table:table-cell table:number-columns-repeated="2" table:style-name="ce80" office:value-type="string" calcext:value-type="string">
            <text:p>26</text:p>
          </table:table-cell>
          <table:table-cell table:style-name="ce85" office:value-type="string" calcext:value-type="string">
            <text:p>Grueza's Influence</text:p>
          </table:table-cell>
          <table:table-cell table:style-name="ce84" office:value-type="string" calcext:value-type="string">
            <office:annotation draw:style-name="gr1" draw:text-style-name="P2" svg:width="1.1413in" svg:height="0.7083in" svg:x="5.9024in" svg:y="4.2094in" draw:caption-point-x="-0.2402in" draw:caption-point-y="0.5945in">
              <dc:date>2023-02-05T00:00:00</dc:date>
              <text:p text:style-name="P1"><text:span text:style-name="T1">Beast Handling</text:span></text:p>
            </office:annotation>
            <text:p>Support Nearby Beasts</text:p>
          </table:table-cell>
          <table:table-cell table:style-name="ce57" office:value-type="float" office:value="26" calcext:value-type="float">
            <text:p>26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1B</text:p>
          </table:table-cell>
          <table:table-cell table:number-columns-repeated="2" table:style-name="ce80" office:value-type="string" calcext:value-type="string">
            <text:p>27</text:p>
          </table:table-cell>
          <table:table-cell table:style-name="ce85" office:value-type="string" calcext:value-type="string">
            <text:p>Poison Squall</text:p>
          </table:table-cell>
          <table:table-cell table:style-name="ce84" office:value-type="float" office:value="27" calcext:value-type="float">
            <text:p>27</text:p>
          </table:table-cell>
          <table:table-cell table:style-name="ce57" office:value-type="float" office:value="27" calcext:value-type="float">
            <text:p>27</text:p>
          </table:table-cell>
          <table:table-cell table:number-columns-repeated="4"/>
          <table:table-cell table:style-name="ce87"/>
          <table:table-cell table:number-columns-repeated="16373"/>
        </table:table-row>
        <table:table-row table:style-name="ro1">
          <table:table-cell table:style-name="ce80" office:value-type="string" calcext:value-type="string">
            <text:p>1C</text:p>
          </table:table-cell>
          <table:table-cell table:number-columns-repeated="2" table:style-name="ce80" office:value-type="string" calcext:value-type="string">
            <text:p>28</text:p>
          </table:table-cell>
          <table:table-cell table:style-name="ce85" office:value-type="string" calcext:value-type="string">
            <text:p>Purify</text:p>
          </table:table-cell>
          <table:table-cell table:style-name="ce84" office:value-type="string" calcext:value-type="string">
            <text:p>Frighten Nearby Enemies</text:p>
          </table:table-cell>
          <table:table-cell table:style-name="ce57" office:value-type="float" office:value="28" calcext:value-type="float">
            <text:p>28</text:p>
          </table:table-cell>
          <table:table-cell table:number-columns-repeated="4"/>
          <table:table-cell table:style-name="ce87"/>
          <table:table-cell table:number-columns-repeated="16373"/>
        </table:table-row>
        <table:table-row table:style-name="ro1">
          <table:table-cell table:style-name="ce80" office:value-type="string" calcext:value-type="string">
            <text:p>1D</text:p>
          </table:table-cell>
          <table:table-cell table:number-columns-repeated="2" table:style-name="ce80" office:value-type="string" calcext:value-type="string">
            <text:p>29</text:p>
          </table:table-cell>
          <table:table-cell table:style-name="ce85" office:value-type="string" calcext:value-type="string">
            <text:p>Star Tiara – Fake</text:p>
          </table:table-cell>
          <table:table-cell table:style-name="ce84" office:value-type="string" calcext:value-type="string">
            <text:p>Support Nearby Men</text:p>
          </table:table-cell>
          <table:table-cell table:style-name="ce57" office:value-type="float" office:value="29" calcext:value-type="float">
            <text:p>29</text:p>
          </table:table-cell>
          <table:table-cell table:number-columns-repeated="4"/>
          <table:table-cell table:style-name="ce87"/>
          <table:table-cell table:number-columns-repeated="16373"/>
        </table:table-row>
        <table:table-row table:style-name="ro1">
          <table:table-cell table:style-name="ce80" office:value-type="string" calcext:value-type="string">
            <text:p>1E</text:p>
          </table:table-cell>
          <table:table-cell table:number-columns-repeated="2" table:style-name="ce80" office:value-type="string" calcext:value-type="string">
            <text:p>30</text:p>
          </table:table-cell>
          <table:table-cell table:style-name="ce85" office:value-type="string" calcext:value-type="string">
            <text:p>Exorcism</text:p>
          </table:table-cell>
          <table:table-cell table:style-name="ce84" office:value-type="string" calcext:value-type="string">
            <text:p>Support Nearby Undead</text:p>
          </table:table-cell>
          <table:table-cell table:style-name="ce57" office:value-type="float" office:value="30" calcext:value-type="float">
            <text:p>30</text:p>
          </table:table-cell>
          <table:table-cell table:number-columns-repeated="4"/>
          <table:table-cell table:style-name="ce87"/>
          <table:table-cell table:number-columns-repeated="16373"/>
        </table:table-row>
        <table:table-row table:style-name="ro1">
          <table:table-cell table:style-name="ce80" office:value-type="string" calcext:value-type="string">
            <text:p>1F</text:p>
          </table:table-cell>
          <table:table-cell table:number-columns-repeated="2" table:style-name="ce80" office:value-type="string" calcext:value-type="string">
            <text:p>31</text:p>
          </table:table-cell>
          <table:table-cell table:style-name="ce85" office:value-type="string" calcext:value-type="string">
            <text:p>Lightning Bow</text:p>
          </table:table-cell>
          <table:table-cell table:style-name="ce84" office:value-type="string" calcext:value-type="string">
            <text:p>Support Nearby Allies</text:p>
          </table:table-cell>
          <table:table-cell table:style-name="ce85" office:value-type="string" calcext:value-type="string">
            <text:p>Ring of the Dead</text:p>
          </table:table-cell>
          <table:table-cell table:number-columns-repeated="4"/>
          <table:table-cell table:style-name="ce87"/>
          <table:table-cell table:number-columns-repeated="16373"/>
        </table:table-row>
        <table:table-row table:style-name="ro1">
          <table:table-cell table:style-name="ce80" office:value-type="string" calcext:value-type="string">
            <text:p>20</text:p>
          </table:table-cell>
          <table:table-cell table:number-columns-repeated="2" table:style-name="ce80" office:value-type="string" calcext:value-type="string">
            <text:p>32</text:p>
          </table:table-cell>
          <table:table-cell table:style-name="ce85" office:value-type="string" calcext:value-type="string">
            <text:p>Divine Radiance</text:p>
          </table:table-cell>
          <table:table-cell table:style-name="ce84" office:value-type="string" calcext:value-type="string">
            <office:annotation draw:style-name="gr2" draw:text-style-name="P2" svg:width="1.1413in" svg:height="0.8567in" svg:x="5.9024in" svg:y="5.276in" draw:caption-point-x="-0.2402in" draw:caption-point-y="0.5945in">
              <dc:date>2023-02-05T00:00:00</dc:date>
              <text:p text:style-name="P1"><text:span text:style-name="T1">Swordmaster, Hell Gigas</text:span><text:span text:style-name="T1"><text:line-break/></text:span><text:span text:style-name="T1"><text:line-break/></text:span><text:span text:style-name="T1">Doesn’t work on weapons?</text:span></text:p>
            </office:annotation>
            <text:p>Instant KO?</text:p>
          </table:table-cell>
          <table:table-cell table:style-name="ce85" office:value-type="float" office:value="32" calcext:value-type="float">
            <text:p>32</text:p>
          </table:table-cell>
          <table:table-cell table:number-columns-repeated="4"/>
          <table:table-cell table:style-name="ce87"/>
          <table:table-cell table:number-columns-repeated="16373"/>
        </table:table-row>
        <table:table-row table:style-name="ro1">
          <table:table-cell table:style-name="ce80" office:value-type="string" calcext:value-type="string">
            <text:p>21</text:p>
          </table:table-cell>
          <table:table-cell table:number-columns-repeated="2" table:style-name="ce80" office:value-type="string" calcext:value-type="string">
            <text:p>33</text:p>
          </table:table-cell>
          <table:table-cell table:style-name="ce85" office:value-type="string" calcext:value-type="string">
            <text:p>Tranquillize</text:p>
          </table:table-cell>
          <table:table-cell table:style-name="ce84" office:value-type="string" calcext:value-type="string">
            <text:p>Prevent Fear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22</text:p>
          </table:table-cell>
          <table:table-cell table:number-columns-repeated="2" table:style-name="ce80" office:value-type="string" calcext:value-type="string">
            <text:p>34</text:p>
          </table:table-cell>
          <table:table-cell table:style-name="ce85" office:value-type="string" calcext:value-type="string">
            <text:p>Faith</text:p>
          </table:table-cell>
          <table:table-cell table:style-name="ce84" office:value-type="float" office:value="34" calcext:value-type="float">
            <text:p>34</text:p>
          </table:table-cell>
          <table:table-cell table:style-name="ce85" office:value-type="float" office:value="34" calcext:value-type="float">
            <text:p>34</text:p>
          </table:table-cell>
          <table:table-cell table:number-columns-repeated="4"/>
          <table:table-cell table:style-name="ce87"/>
          <table:table-cell table:number-columns-repeated="16373"/>
        </table:table-row>
        <table:table-row table:style-name="ro1">
          <table:table-cell table:style-name="ce80" office:value-type="string" calcext:value-type="string">
            <text:p>23</text:p>
          </table:table-cell>
          <table:table-cell table:number-columns-repeated="2" table:style-name="ce80" office:value-type="string" calcext:value-type="string">
            <text:p>35</text:p>
          </table:table-cell>
          <table:table-cell table:style-name="ce85" office:value-type="string" calcext:value-type="string">
            <text:p>Cleanse</text:p>
          </table:table-cell>
          <table:table-cell table:style-name="ce84" office:value-type="float" office:value="35" calcext:value-type="float">
            <text:p>35</text:p>
          </table:table-cell>
          <table:table-cell table:style-name="ce85" office:value-type="float" office:value="35" calcext:value-type="float">
            <text:p>35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24</text:p>
          </table:table-cell>
          <table:table-cell table:number-columns-repeated="2" table:style-name="ce80" office:value-type="string" calcext:value-type="string">
            <text:p>36</text:p>
          </table:table-cell>
          <table:table-cell table:style-name="ce85" office:value-type="string" calcext:value-type="string">
            <text:p>Heal</text:p>
          </table:table-cell>
          <table:table-cell table:style-name="ce84" office:value-type="float" office:value="36" calcext:value-type="float">
            <text:p>36</text:p>
          </table:table-cell>
          <table:table-cell table:style-name="ce85" office:value-type="float" office:value="36" calcext:value-type="float">
            <text:p>36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25</text:p>
          </table:table-cell>
          <table:table-cell table:number-columns-repeated="2" table:style-name="ce80" office:value-type="string" calcext:value-type="string">
            <text:p>37</text:p>
          </table:table-cell>
          <table:table-cell table:style-name="ce85" office:value-type="string" calcext:value-type="string">
            <text:p>Heal Plus</text:p>
          </table:table-cell>
          <table:table-cell table:style-name="ce84" office:value-type="float" office:value="37" calcext:value-type="float">
            <text:p>37</text:p>
          </table:table-cell>
          <table:table-cell table:style-name="ce85" office:value-type="float" office:value="37" calcext:value-type="float">
            <text:p>37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26</text:p>
          </table:table-cell>
          <table:table-cell table:number-columns-repeated="2" table:style-name="ce80" office:value-type="string" calcext:value-type="string">
            <text:p>38</text:p>
          </table:table-cell>
          <table:table-cell table:style-name="ce85" office:value-type="string" calcext:value-type="string">
            <text:p>Full Heal</text:p>
          </table:table-cell>
          <table:table-cell table:style-name="ce84" office:value-type="float" office:value="38" calcext:value-type="float">
            <text:p>38</text:p>
          </table:table-cell>
          <table:table-cell table:style-name="ce85" office:value-type="float" office:value="38" calcext:value-type="float">
            <text:p>38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27</text:p>
          </table:table-cell>
          <table:table-cell table:number-columns-repeated="2" table:style-name="ce80" office:value-type="string" calcext:value-type="string">
            <text:p>39</text:p>
          </table:table-cell>
          <table:table-cell table:style-name="ce85" office:value-type="string" calcext:value-type="string">
            <text:p>Resurrection</text:p>
          </table:table-cell>
          <table:table-cell table:style-name="ce84" office:value-type="float" office:value="39" calcext:value-type="float">
            <text:p>39</text:p>
          </table:table-cell>
          <table:table-cell table:style-name="ce85" office:value-type="float" office:value="39" calcext:value-type="float">
            <text:p>39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28</text:p>
          </table:table-cell>
          <table:table-cell table:number-columns-repeated="2" table:style-name="ce80" office:value-type="string" calcext:value-type="string">
            <text:p>40</text:p>
          </table:table-cell>
          <table:table-cell table:style-name="ce85" office:value-type="string" calcext:value-type="string">
            <text:p>Ignis Fatuus</text:p>
          </table:table-cell>
          <table:table-cell table:style-name="ce84" office:value-type="float" office:value="40" calcext:value-type="float">
            <text:p>40</text:p>
          </table:table-cell>
          <table:table-cell table:style-name="ce85" office:value-type="float" office:value="40" calcext:value-type="float">
            <text:p>40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29</text:p>
          </table:table-cell>
          <table:table-cell table:number-columns-repeated="2" table:style-name="ce80" office:value-type="string" calcext:value-type="string">
            <text:p>41</text:p>
          </table:table-cell>
          <table:table-cell table:style-name="ce85" office:value-type="string" calcext:value-type="string">
            <text:p>Fiend's Grip</text:p>
          </table:table-cell>
          <table:table-cell table:style-name="ce84" office:value-type="float" office:value="41" calcext:value-type="float">
            <text:p>41</text:p>
          </table:table-cell>
          <table:table-cell table:style-name="ce85" office:value-type="float" office:value="41" calcext:value-type="float">
            <text:p>41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2A</text:p>
          </table:table-cell>
          <table:table-cell table:number-columns-repeated="2" table:style-name="ce80" office:value-type="string" calcext:value-type="string">
            <text:p>42</text:p>
          </table:table-cell>
          <table:table-cell table:style-name="ce85" office:value-type="string" calcext:value-type="string">
            <text:p>Nightmare</text:p>
          </table:table-cell>
          <table:table-cell table:style-name="ce84" office:value-type="float" office:value="42" calcext:value-type="float">
            <text:p>42</text:p>
          </table:table-cell>
          <table:table-cell table:style-name="ce85" office:value-type="float" office:value="42" calcext:value-type="float">
            <text:p>42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2B</text:p>
          </table:table-cell>
          <table:table-cell table:number-columns-repeated="2" table:style-name="ce80" office:value-type="string" calcext:value-type="string">
            <text:p>43</text:p>
          </table:table-cell>
          <table:table-cell table:style-name="ce85" office:value-type="string" calcext:value-type="string">
            <text:p>Pain – Fake</text:p>
          </table:table-cell>
          <table:table-cell table:style-name="ce84" office:value-type="float" office:value="43" calcext:value-type="float">
            <text:p>43</text:p>
          </table:table-cell>
          <table:table-cell table:style-name="ce85" office:value-type="float" office:value="43" calcext:value-type="float">
            <text:p>43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2C</text:p>
          </table:table-cell>
          <table:table-cell table:number-columns-repeated="2" table:style-name="ce80" office:value-type="string" calcext:value-type="string">
            <text:p>44</text:p>
          </table:table-cell>
          <table:table-cell table:style-name="ce85" office:value-type="string" calcext:value-type="string">
            <text:p>Brain Sap</text:p>
          </table:table-cell>
          <table:table-cell table:style-name="ce84" office:value-type="float" office:value="44" calcext:value-type="float">
            <text:p>44</text:p>
          </table:table-cell>
          <table:table-cell table:style-name="ce85" office:value-type="float" office:value="44" calcext:value-type="float">
            <text:p>44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2D</text:p>
          </table:table-cell>
          <table:table-cell table:number-columns-repeated="2" table:style-name="ce80" office:value-type="string" calcext:value-type="string">
            <text:p>45</text:p>
          </table:table-cell>
          <table:table-cell table:style-name="ce85" office:value-type="string" calcext:value-type="string">
            <text:p>Enfeeble</text:p>
          </table:table-cell>
          <table:table-cell table:style-name="ce84" office:value-type="float" office:value="45" calcext:value-type="float">
            <text:p>45</text:p>
          </table:table-cell>
          <table:table-cell table:style-name="ce85" office:value-type="float" office:value="45" calcext:value-type="float">
            <text:p>45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2E</text:p>
          </table:table-cell>
          <table:table-cell table:number-columns-repeated="2" table:style-name="ce80" office:value-type="string" calcext:value-type="string">
            <text:p>46</text:p>
          </table:table-cell>
          <table:table-cell table:style-name="ce85" office:value-type="string" calcext:value-type="string">
            <text:p>Cursed Existence</text:p>
          </table:table-cell>
          <table:table-cell table:style-name="ce84" office:value-type="float" office:value="46" calcext:value-type="float">
            <text:p>46</text:p>
          </table:table-cell>
          <table:table-cell table:style-name="ce85" office:value-type="float" office:value="46" calcext:value-type="float">
            <text:p>46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2F</text:p>
          </table:table-cell>
          <table:table-cell table:number-columns-repeated="2" table:style-name="ce80" office:value-type="string" calcext:value-type="string">
            <text:p>47</text:p>
          </table:table-cell>
          <table:table-cell table:style-name="ce85" office:value-type="string" calcext:value-type="string">
            <text:p>Fluid Magic</text:p>
          </table:table-cell>
          <table:table-cell table:style-name="ce84" office:value-type="float" office:value="47" calcext:value-type="float">
            <text:p>47</text:p>
          </table:table-cell>
          <table:table-cell table:style-name="ce85" office:value-type="float" office:value="47" calcext:value-type="float">
            <text:p>47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30</text:p>
          </table:table-cell>
          <table:table-cell table:number-columns-repeated="2" table:style-name="ce80" office:value-type="string" calcext:value-type="string">
            <text:p>48</text:p>
          </table:table-cell>
          <table:table-cell table:style-name="ce85" office:value-type="string" calcext:value-type="string">
            <text:p>Time Flux</text:p>
          </table:table-cell>
          <table:table-cell table:style-name="ce84" office:value-type="float" office:value="48" calcext:value-type="float">
            <text:p>48</text:p>
          </table:table-cell>
          <table:table-cell table:style-name="ce85" office:value-type="float" office:value="48" calcext:value-type="float">
            <text:p>48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31</text:p>
          </table:table-cell>
          <table:table-cell table:number-columns-repeated="2" table:style-name="ce80" office:value-type="string" calcext:value-type="string">
            <text:p>49</text:p>
          </table:table-cell>
          <table:table-cell table:style-name="ce85" office:value-type="string" calcext:value-type="string">
            <text:p>Necromancy</text:p>
          </table:table-cell>
          <table:table-cell table:style-name="ce84" office:value-type="float" office:value="49" calcext:value-type="float">
            <text:p>49</text:p>
          </table:table-cell>
          <table:table-cell table:style-name="ce85" office:value-type="float" office:value="49" calcext:value-type="float">
            <text:p>49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32</text:p>
          </table:table-cell>
          <table:table-cell table:number-columns-repeated="2" table:style-name="ce80" office:value-type="string" calcext:value-type="string">
            <text:p>50</text:p>
          </table:table-cell>
          <table:table-cell table:style-name="ce85" office:value-type="string" calcext:value-type="string">
            <text:p>Thunder Breath</text:p>
          </table:table-cell>
          <table:table-cell table:style-name="ce84" office:value-type="float" office:value="50" calcext:value-type="float">
            <text:p>50</text:p>
          </table:table-cell>
          <table:table-cell table:style-name="ce85" office:value-type="float" office:value="50" calcext:value-type="float">
            <text:p>50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33</text:p>
          </table:table-cell>
          <table:table-cell table:number-columns-repeated="2" table:style-name="ce80" office:value-type="string" calcext:value-type="string">
            <text:p>51</text:p>
          </table:table-cell>
          <table:table-cell table:style-name="ce85" office:value-type="string" calcext:value-type="string">
            <text:p>Fire Breath</text:p>
          </table:table-cell>
          <table:table-cell table:style-name="ce84" office:value-type="float" office:value="51" calcext:value-type="float">
            <text:p>51</text:p>
          </table:table-cell>
          <table:table-cell table:style-name="ce85" office:value-type="string" calcext:value-type="string">
            <text:p>Pierce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34</text:p>
          </table:table-cell>
          <table:table-cell table:number-columns-repeated="2" table:style-name="ce80" office:value-type="string" calcext:value-type="string">
            <text:p>52</text:p>
          </table:table-cell>
          <table:table-cell table:style-name="ce85" office:value-type="string" calcext:value-type="string">
            <text:p>Poison Breath</text:p>
          </table:table-cell>
          <table:table-cell table:style-name="ce84" office:value-type="float" office:value="52" calcext:value-type="float">
            <text:p>52</text:p>
          </table:table-cell>
          <table:table-cell table:style-name="ce85" office:value-type="float" office:value="52" calcext:value-type="float">
            <text:p>52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35</text:p>
          </table:table-cell>
          <table:table-cell table:number-columns-repeated="2" table:style-name="ce80" office:value-type="string" calcext:value-type="string">
            <text:p>53</text:p>
          </table:table-cell>
          <table:table-cell table:style-name="ce85" office:value-type="string" calcext:value-type="string">
            <text:p>Cold Breath</text:p>
          </table:table-cell>
          <table:table-cell table:style-name="ce84" office:value-type="float" office:value="53" calcext:value-type="float">
            <text:p>53</text:p>
          </table:table-cell>
          <table:table-cell table:style-name="ce85" office:value-type="float" office:value="53" calcext:value-type="float">
            <text:p>53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36</text:p>
          </table:table-cell>
          <table:table-cell table:number-columns-repeated="2" table:style-name="ce80" office:value-type="string" calcext:value-type="string">
            <text:p>54</text:p>
          </table:table-cell>
          <table:table-cell table:style-name="ce85" office:value-type="string" calcext:value-type="string">
            <text:p>Mesmerize</text:p>
          </table:table-cell>
          <table:table-cell table:style-name="ce84" office:value-type="float" office:value="54" calcext:value-type="float">
            <text:p>54</text:p>
          </table:table-cell>
          <table:table-cell table:style-name="ce85" office:value-type="float" office:value="54" calcext:value-type="float">
            <text:p>54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37</text:p>
          </table:table-cell>
          <table:table-cell table:number-columns-repeated="2" table:style-name="ce80" office:value-type="string" calcext:value-type="string">
            <text:p>55</text:p>
          </table:table-cell>
          <table:table-cell table:style-name="ce85" office:value-type="string" calcext:value-type="string">
            <text:p>Petrifying Breath</text:p>
          </table:table-cell>
          <table:table-cell table:style-name="ce84" office:value-type="float" office:value="55" calcext:value-type="float">
            <text:p>55</text:p>
          </table:table-cell>
          <table:table-cell table:style-name="ce85" office:value-type="float" office:value="55" calcext:value-type="float">
            <text:p>55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38</text:p>
          </table:table-cell>
          <table:table-cell table:number-columns-repeated="2" table:style-name="ce80" office:value-type="string" calcext:value-type="string">
            <text:p>56</text:p>
          </table:table-cell>
          <table:table-cell table:style-name="ce85" office:value-type="string" calcext:value-type="string">
            <text:p>Rotten Breath</text:p>
          </table:table-cell>
          <table:table-cell table:style-name="ce84" office:value-type="float" office:value="56" calcext:value-type="float">
            <text:p>56</text:p>
          </table:table-cell>
          <table:table-cell table:style-name="ce85" office:value-type="float" office:value="56" calcext:value-type="float">
            <text:p>56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39</text:p>
          </table:table-cell>
          <table:table-cell table:number-columns-repeated="2" table:style-name="ce80" office:value-type="string" calcext:value-type="string">
            <text:p>57</text:p>
          </table:table-cell>
          <table:table-cell table:style-name="ce85" office:value-type="string" calcext:value-type="string">
            <text:p>Strangling Tentacles</text:p>
          </table:table-cell>
          <table:table-cell table:style-name="ce84" office:value-type="float" office:value="57" calcext:value-type="float">
            <text:p>57</text:p>
          </table:table-cell>
          <table:table-cell table:style-name="ce85" office:value-type="float" office:value="57" calcext:value-type="float">
            <text:p>57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3A</text:p>
          </table:table-cell>
          <table:table-cell table:number-columns-repeated="2" table:style-name="ce80" office:value-type="string" calcext:value-type="string">
            <text:p>58</text:p>
          </table:table-cell>
          <table:table-cell table:style-name="ce85" office:value-type="string" calcext:value-type="string">
            <text:p>Windstorm</text:p>
          </table:table-cell>
          <table:table-cell table:style-name="ce84" office:value-type="float" office:value="58" calcext:value-type="float">
            <text:p>58</text:p>
          </table:table-cell>
          <table:table-cell table:style-name="ce85" office:value-type="float" office:value="58" calcext:value-type="float">
            <text:p>58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3B</text:p>
          </table:table-cell>
          <table:table-cell table:number-columns-repeated="2" table:style-name="ce80" office:value-type="string" calcext:value-type="string">
            <text:p>59</text:p>
          </table:table-cell>
          <table:table-cell table:style-name="ce85" office:value-type="string" calcext:value-type="string">
            <text:p>Titan Crush</text:p>
          </table:table-cell>
          <table:table-cell table:style-name="ce84" office:value-type="float" office:value="59" calcext:value-type="float">
            <text:p>59</text:p>
          </table:table-cell>
          <table:table-cell table:style-name="ce85" office:value-type="float" office:value="59" calcext:value-type="float">
            <text:p>59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3C</text:p>
          </table:table-cell>
          <table:table-cell table:number-columns-repeated="2" table:style-name="ce80" office:value-type="string" calcext:value-type="string">
            <text:p>60</text:p>
          </table:table-cell>
          <table:table-cell table:style-name="ce85" office:value-type="string" calcext:value-type="string">
            <text:p>Hell's Gate</text:p>
          </table:table-cell>
          <table:table-cell table:style-name="ce84" office:value-type="float" office:value="60" calcext:value-type="float">
            <text:p>60</text:p>
          </table:table-cell>
          <table:table-cell table:style-name="ce85" office:value-type="float" office:value="60" calcext:value-type="float">
            <text:p>60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3D</text:p>
          </table:table-cell>
          <table:table-cell table:number-columns-repeated="2" table:style-name="ce80" office:value-type="string" calcext:value-type="string">
            <text:p>61</text:p>
          </table:table-cell>
          <table:table-cell table:style-name="ce85" office:value-type="string" calcext:value-type="string">
            <office:annotation draw:style-name="gr1" draw:text-style-name="P2" svg:width="1.1413in" svg:height="0.7083in" svg:x="3.7224in" svg:y="10.4315in" draw:caption-point-x="-0.2402in" draw:caption-point-y="0.5945in">
              <dc:date>2023-02-04T00:00:00</dc:date>
              <text:p text:style-name="P1"><text:span text:style-name="T1">Enemy Only</text:span></text:p>
            </office:annotation>
            <text:p>Anbicion – E</text:p>
          </table:table-cell>
          <table:table-cell table:style-name="ce84" office:value-type="float" office:value="61" calcext:value-type="float">
            <text:p>61</text:p>
          </table:table-cell>
          <table:table-cell table:style-name="ce85" office:value-type="float" office:value="61" calcext:value-type="float">
            <text:p>61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3E</text:p>
          </table:table-cell>
          <table:table-cell table:number-columns-repeated="2" table:style-name="ce80" office:value-type="string" calcext:value-type="string">
            <text:p>62</text:p>
          </table:table-cell>
          <table:table-cell table:style-name="ce85" office:value-type="string" calcext:value-type="string">
            <office:annotation draw:style-name="gr1" draw:text-style-name="P2" svg:width="1.1413in" svg:height="0.7083in" svg:x="3.7224in" svg:y="10.6094in" draw:caption-point-x="-0.2402in" draw:caption-point-y="0.5945in">
              <dc:date>2023-02-04T00:00:00</dc:date>
              <text:p text:style-name="P1"><text:span text:style-name="T1">Player Only</text:span></text:p>
            </office:annotation>
            <text:p>Anbicion – P</text:p>
          </table:table-cell>
          <table:table-cell table:style-name="ce84" office:value-type="float" office:value="62" calcext:value-type="float">
            <text:p>62</text:p>
          </table:table-cell>
          <table:table-cell table:style-name="ce85" office:value-type="float" office:value="62" calcext:value-type="float">
            <text:p>62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3F</text:p>
          </table:table-cell>
          <table:table-cell table:number-columns-repeated="2" table:style-name="ce80" office:value-type="string" calcext:value-type="string">
            <text:p>63</text:p>
          </table:table-cell>
          <table:table-cell table:style-name="ce85" office:value-type="string" calcext:value-type="string">
            <text:p>Summon Darkness</text:p>
          </table:table-cell>
          <table:table-cell table:style-name="ce84" office:value-type="float" office:value="63" calcext:value-type="float">
            <text:p>63</text:p>
          </table:table-cell>
          <table:table-cell table:style-name="ce85" office:value-type="float" office:value="63" calcext:value-type="float">
            <text:p>63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40</text:p>
          </table:table-cell>
          <table:table-cell table:number-columns-repeated="2" table:style-name="ce80" office:value-type="string" calcext:value-type="string">
            <text:p>64</text:p>
          </table:table-cell>
          <table:table-cell table:style-name="ce85" office:value-type="string" calcext:value-type="string">
            <text:p>Summon Golem</text:p>
          </table:table-cell>
          <table:table-cell table:style-name="ce84" office:value-type="float" office:value="64" calcext:value-type="float">
            <text:p>64</text:p>
          </table:table-cell>
          <table:table-cell table:style-name="ce85" office:value-type="float" office:value="64" calcext:value-type="float">
            <text:p>64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41</text:p>
          </table:table-cell>
          <table:table-cell table:number-columns-repeated="2" table:style-name="ce80" office:value-type="string" calcext:value-type="string">
            <text:p>65</text:p>
          </table:table-cell>
          <table:table-cell table:style-name="ce85" office:value-type="string" calcext:value-type="string">
            <text:p>Energy Transfer</text:p>
          </table:table-cell>
          <table:table-cell table:style-name="ce84" office:value-type="float" office:value="65" calcext:value-type="float">
            <text:p>65</text:p>
          </table:table-cell>
          <table:table-cell table:style-name="ce85" office:value-type="float" office:value="65" calcext:value-type="float">
            <text:p>65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42</text:p>
          </table:table-cell>
          <table:table-cell table:number-columns-repeated="2" table:style-name="ce80" office:value-type="string" calcext:value-type="string">
            <text:p>66</text:p>
          </table:table-cell>
          <table:table-cell table:style-name="ce85" office:value-type="string" calcext:value-type="string">
            <text:p>Barren Soul</text:p>
          </table:table-cell>
          <table:table-cell table:style-name="ce84" office:value-type="float" office:value="66" calcext:value-type="float">
            <text:p>66</text:p>
          </table:table-cell>
          <table:table-cell table:style-name="ce85" office:value-type="float" office:value="66" calcext:value-type="float">
            <text:p>66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43</text:p>
          </table:table-cell>
          <table:table-cell table:number-columns-repeated="2" table:style-name="ce80" office:value-type="string" calcext:value-type="string">
            <text:p>67</text:p>
          </table:table-cell>
          <table:table-cell table:style-name="ce85" office:value-type="string" calcext:value-type="string">
            <text:p>Swallow's Daze</text:p>
          </table:table-cell>
          <table:table-cell table:style-name="ce84" office:value-type="float" office:value="67" calcext:value-type="float">
            <text:p>67</text:p>
          </table:table-cell>
          <table:table-cell table:style-name="ce85" office:value-type="float" office:value="67" calcext:value-type="float">
            <text:p>67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44</text:p>
          </table:table-cell>
          <table:table-cell table:number-columns-repeated="2" table:style-name="ce80" office:value-type="string" calcext:value-type="string">
            <text:p>68</text:p>
          </table:table-cell>
          <table:table-cell table:style-name="ce85" office:value-type="string" calcext:value-type="string">
            <text:p>Fascination</text:p>
          </table:table-cell>
          <table:table-cell table:style-name="ce84" office:value-type="float" office:value="68" calcext:value-type="float">
            <text:p>68</text:p>
          </table:table-cell>
          <table:table-cell table:style-name="ce85" office:value-type="float" office:value="68" calcext:value-type="float">
            <text:p>68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45</text:p>
          </table:table-cell>
          <table:table-cell table:number-columns-repeated="2" table:style-name="ce80" office:value-type="string" calcext:value-type="string">
            <text:p>69</text:p>
          </table:table-cell>
          <table:table-cell table:style-name="ce85" office:value-type="string" calcext:value-type="string">
            <text:p>Temptation</text:p>
          </table:table-cell>
          <table:table-cell table:style-name="ce84" office:value-type="float" office:value="69" calcext:value-type="float">
            <text:p>69</text:p>
          </table:table-cell>
          <table:table-cell table:style-name="ce85" office:value-type="float" office:value="69" calcext:value-type="float">
            <text:p>69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46</text:p>
          </table:table-cell>
          <table:table-cell table:number-columns-repeated="2" table:style-name="ce80" office:value-type="string" calcext:value-type="string">
            <text:p>70</text:p>
          </table:table-cell>
          <table:table-cell table:style-name="ce85" office:value-type="string" calcext:value-type="string">
            <text:p>Poignant Melody</text:p>
          </table:table-cell>
          <table:table-cell table:style-name="ce84" office:value-type="float" office:value="70" calcext:value-type="float">
            <text:p>70</text:p>
          </table:table-cell>
          <table:table-cell table:style-name="ce85" office:value-type="float" office:value="70" calcext:value-type="float">
            <text:p>70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47</text:p>
          </table:table-cell>
          <table:table-cell table:number-columns-repeated="2" table:style-name="ce80" office:value-type="string" calcext:value-type="string">
            <text:p>71</text:p>
          </table:table-cell>
          <table:table-cell table:style-name="ce85" office:value-type="string" calcext:value-type="string">
            <text:p>Banish</text:p>
          </table:table-cell>
          <table:table-cell table:style-name="ce84" office:value-type="float" office:value="71" calcext:value-type="float">
            <text:p>71</text:p>
          </table:table-cell>
          <table:table-cell table:style-name="ce85" office:value-type="float" office:value="71" calcext:value-type="float">
            <text:p>71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48</text:p>
          </table:table-cell>
          <table:table-cell table:number-columns-repeated="2" table:style-name="ce80" office:value-type="string" calcext:value-type="string">
            <text:p>72</text:p>
          </table:table-cell>
          <table:table-cell table:style-name="ce85" office:value-type="string" calcext:value-type="string">
            <text:p>Thunder Arrow</text:p>
          </table:table-cell>
          <table:table-cell table:style-name="ce84" office:value-type="float" office:value="72" calcext:value-type="float">
            <text:p>72</text:p>
          </table:table-cell>
          <table:table-cell table:style-name="ce85" office:value-type="float" office:value="72" calcext:value-type="float">
            <text:p>72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49</text:p>
          </table:table-cell>
          <table:table-cell table:number-columns-repeated="2" table:style-name="ce80" office:value-type="string" calcext:value-type="string">
            <text:p>73</text:p>
          </table:table-cell>
          <table:table-cell table:style-name="ce85" office:value-type="string" calcext:value-type="string">
            <text:p>Cheer</text:p>
          </table:table-cell>
          <table:table-cell table:style-name="ce84" office:value-type="float" office:value="73" calcext:value-type="float">
            <text:p>73</text:p>
          </table:table-cell>
          <table:table-cell table:style-name="ce85" office:value-type="float" office:value="73" calcext:value-type="float">
            <text:p>73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4A</text:p>
          </table:table-cell>
          <table:table-cell table:number-columns-repeated="2" table:style-name="ce80" office:value-type="string" calcext:value-type="string">
            <text:p>74</text:p>
          </table:table-cell>
          <table:table-cell table:style-name="ce85" office:value-type="string" calcext:value-type="string">
            <text:p>Lullaby</text:p>
          </table:table-cell>
          <table:table-cell table:style-name="ce84" office:value-type="float" office:value="74" calcext:value-type="float">
            <text:p>74</text:p>
          </table:table-cell>
          <table:table-cell table:style-name="ce85" office:value-type="float" office:value="74" calcext:value-type="float">
            <text:p>74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4B</text:p>
          </table:table-cell>
          <table:table-cell table:number-columns-repeated="2" table:style-name="ce80" office:value-type="string" calcext:value-type="string">
            <text:p>75</text:p>
          </table:table-cell>
          <table:table-cell table:style-name="ce85" office:value-type="string" calcext:value-type="string">
            <text:p>Fairy's Embrace</text:p>
          </table:table-cell>
          <table:table-cell table:style-name="ce84" office:value-type="float" office:value="75" calcext:value-type="float">
            <text:p>75</text:p>
          </table:table-cell>
          <table:table-cell table:style-name="ce85" office:value-type="float" office:value="75" calcext:value-type="float">
            <text:p>75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4C</text:p>
          </table:table-cell>
          <table:table-cell table:number-columns-repeated="2" table:style-name="ce80" office:value-type="string" calcext:value-type="string">
            <text:p>76</text:p>
          </table:table-cell>
          <table:table-cell table:style-name="ce85" office:value-type="string" calcext:value-type="string">
            <text:p>Fairy's Kiss</text:p>
          </table:table-cell>
          <table:table-cell table:style-name="ce84" office:value-type="float" office:value="76" calcext:value-type="float">
            <text:p>76</text:p>
          </table:table-cell>
          <table:table-cell table:style-name="ce85" office:value-type="float" office:value="76" calcext:value-type="float">
            <text:p>76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4D</text:p>
          </table:table-cell>
          <table:table-cell table:number-columns-repeated="2" table:style-name="ce80" office:value-type="string" calcext:value-type="string">
            <text:p>77</text:p>
          </table:table-cell>
          <table:table-cell table:style-name="ce85" office:value-type="string" calcext:value-type="string">
            <text:p>Magic Missile</text:p>
          </table:table-cell>
          <table:table-cell table:style-name="ce84" office:value-type="float" office:value="77" calcext:value-type="float">
            <text:p>77</text:p>
          </table:table-cell>
          <table:table-cell table:style-name="ce85" office:value-type="float" office:value="77" calcext:value-type="float">
            <text:p>77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4E</text:p>
          </table:table-cell>
          <table:table-cell table:number-columns-repeated="2" table:style-name="ce80" office:value-type="string" calcext:value-type="string">
            <text:p>78</text:p>
          </table:table-cell>
          <table:table-cell table:style-name="ce85" office:value-type="string" calcext:value-type="string">
            <text:p>Magic Barrage</text:p>
          </table:table-cell>
          <table:table-cell table:style-name="ce84" office:value-type="float" office:value="78" calcext:value-type="float">
            <text:p>78</text:p>
          </table:table-cell>
          <table:table-cell table:style-name="ce85" office:value-type="float" office:value="78" calcext:value-type="float">
            <text:p>78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4F</text:p>
          </table:table-cell>
          <table:table-cell table:number-columns-repeated="2" table:style-name="ce80" office:value-type="string" calcext:value-type="string">
            <text:p>79</text:p>
          </table:table-cell>
          <table:table-cell table:style-name="ce85" office:value-type="string" calcext:value-type="string">
            <office:annotation draw:style-name="gr1" draw:text-style-name="P2" svg:width="1.1413in" svg:height="0.7083in" svg:x="3.7224in" svg:y="13.6315in" draw:caption-point-x="-0.2402in" draw:caption-point-y="0.5945in">
              <dc:date>2023-02-04T00:00:00</dc:date>
              <text:p text:style-name="P1"><text:span text:style-name="T1">Gremlin</text:span></text:p>
            </office:annotation>
            <text:p>Fairy's Embrace – G</text:p>
          </table:table-cell>
          <table:table-cell table:style-name="ce84" office:value-type="float" office:value="79" calcext:value-type="float">
            <text:p>79</text:p>
          </table:table-cell>
          <table:table-cell table:style-name="ce85" office:value-type="float" office:value="79" calcext:value-type="float">
            <text:p>79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50</text:p>
          </table:table-cell>
          <table:table-cell table:number-columns-repeated="2" table:style-name="ce80" office:value-type="string" calcext:value-type="string">
            <text:p>80</text:p>
          </table:table-cell>
          <table:table-cell table:style-name="ce85" office:value-type="string" calcext:value-type="string">
            <office:annotation draw:style-name="gr1" draw:text-style-name="P2" svg:width="1.1413in" svg:height="0.7083in" svg:x="3.7224in" svg:y="13.8094in" draw:caption-point-x="-0.2402in" draw:caption-point-y="0.5945in">
              <dc:date>2023-02-04T00:00:00</dc:date>
              <text:p text:style-name="P1"><text:span text:style-name="T1">Gremlin</text:span></text:p>
            </office:annotation>
            <text:p>Fairy's Kiss – G</text:p>
          </table:table-cell>
          <table:table-cell table:style-name="ce84" office:value-type="float" office:value="80" calcext:value-type="float">
            <text:p>80</text:p>
          </table:table-cell>
          <table:table-cell table:style-name="ce85" office:value-type="float" office:value="80" calcext:value-type="float">
            <text:p>80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51</text:p>
          </table:table-cell>
          <table:table-cell table:number-columns-repeated="2" table:style-name="ce80" office:value-type="string" calcext:value-type="string">
            <text:p>81</text:p>
          </table:table-cell>
          <table:table-cell table:style-name="ce85" office:value-type="string" calcext:value-type="string">
            <text:p>Evil Eye</text:p>
          </table:table-cell>
          <table:table-cell table:style-name="ce84" office:value-type="float" office:value="81" calcext:value-type="float">
            <text:p>81</text:p>
          </table:table-cell>
          <table:table-cell table:style-name="ce85" office:value-type="float" office:value="81" calcext:value-type="float">
            <text:p>81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52</text:p>
          </table:table-cell>
          <table:table-cell table:number-columns-repeated="2" table:style-name="ce80" office:value-type="string" calcext:value-type="string">
            <text:p>82</text:p>
          </table:table-cell>
          <table:table-cell table:style-name="ce85" office:value-type="string" calcext:value-type="string">
            <text:p>Ice Requiem</text:p>
          </table:table-cell>
          <table:table-cell table:style-name="ce84" office:value-type="float" office:value="82" calcext:value-type="float">
            <text:p>82</text:p>
          </table:table-cell>
          <table:table-cell table:style-name="ce85" office:value-type="float" office:value="82" calcext:value-type="float">
            <text:p>82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53</text:p>
          </table:table-cell>
          <table:table-cell table:number-columns-repeated="2" table:style-name="ce80" office:value-type="string" calcext:value-type="string">
            <text:p>83</text:p>
          </table:table-cell>
          <table:table-cell table:style-name="ce85" office:value-type="string" calcext:value-type="string">
            <text:p>Day of Reckoning</text:p>
          </table:table-cell>
          <table:table-cell table:style-name="ce84" office:value-type="float" office:value="83" calcext:value-type="float">
            <text:p>83</text:p>
          </table:table-cell>
          <table:table-cell table:style-name="ce85" office:value-type="float" office:value="83" calcext:value-type="float">
            <text:p>83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54</text:p>
          </table:table-cell>
          <table:table-cell table:number-columns-repeated="2" table:style-name="ce80" office:value-type="string" calcext:value-type="string">
            <text:p>84</text:p>
          </table:table-cell>
          <table:table-cell table:style-name="ce85" office:value-type="string" calcext:value-type="string">
            <text:p>Apocalypse</text:p>
          </table:table-cell>
          <table:table-cell table:style-name="ce84" office:value-type="float" office:value="84" calcext:value-type="float">
            <text:p>84</text:p>
          </table:table-cell>
          <table:table-cell table:style-name="ce85" office:value-type="float" office:value="84" calcext:value-type="float">
            <text:p>84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55</text:p>
          </table:table-cell>
          <table:table-cell table:number-columns-repeated="2" table:style-name="ce80" office:value-type="string" calcext:value-type="string">
            <text:p>85</text:p>
          </table:table-cell>
          <table:table-cell table:style-name="ce85" office:value-type="string" calcext:value-type="string">
            <text:p>Cataclysm</text:p>
          </table:table-cell>
          <table:table-cell table:style-name="ce84" office:value-type="float" office:value="85" calcext:value-type="float">
            <text:p>85</text:p>
          </table:table-cell>
          <table:table-cell table:style-name="ce85" office:value-type="float" office:value="85" calcext:value-type="float">
            <text:p>85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56</text:p>
          </table:table-cell>
          <table:table-cell table:number-columns-repeated="2" table:style-name="ce80" office:value-type="string" calcext:value-type="string">
            <text:p>86</text:p>
          </table:table-cell>
          <table:table-cell table:style-name="ce85" office:value-type="string" calcext:value-type="string">
            <office:annotation draw:style-name="gr1" draw:text-style-name="P2" svg:width="1.1413in" svg:height="0.7083in" svg:x="3.7224in" svg:y="14.876in" draw:caption-point-x="-0.2402in" draw:caption-point-y="0.5945in">
              <dc:date>2023-02-04T00:00:00</dc:date>
              <text:p text:style-name="P1"><text:span text:style-name="T1">Shaher Only</text:span></text:p>
            </office:annotation>
            <text:p>Descent – S</text:p>
          </table:table-cell>
          <table:table-cell table:style-name="ce84" office:value-type="float" office:value="86" calcext:value-type="float">
            <text:p>86</text:p>
          </table:table-cell>
          <table:table-cell table:style-name="ce85" office:value-type="float" office:value="86" calcext:value-type="float">
            <text:p>86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57</text:p>
          </table:table-cell>
          <table:table-cell table:number-columns-repeated="2" table:style-name="ce80" office:value-type="string" calcext:value-type="string">
            <text:p>87</text:p>
          </table:table-cell>
          <table:table-cell table:style-name="ce85" office:value-type="string" calcext:value-type="string">
            <text:p>Atropos</text:p>
          </table:table-cell>
          <table:table-cell table:style-name="ce84" office:value-type="float" office:value="87" calcext:value-type="float">
            <text:p>87</text:p>
          </table:table-cell>
          <table:table-cell table:style-name="ce85" office:value-type="float" office:value="87" calcext:value-type="float">
            <text:p>87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58</text:p>
          </table:table-cell>
          <table:table-cell table:number-columns-repeated="2" table:style-name="ce80" office:value-type="string" calcext:value-type="string">
            <text:p>88</text:p>
          </table:table-cell>
          <table:table-cell table:style-name="ce85" office:value-type="string" calcext:value-type="string">
            <office:annotation draw:style-name="gr1" draw:text-style-name="P2" svg:width="1.1413in" svg:height="0.7083in" svg:x="3.7224in" svg:y="15.2315in" draw:caption-point-x="-0.2402in" draw:caption-point-y="0.5945in">
              <dc:date>2023-02-04T00:00:00</dc:date>
              <text:p text:style-name="P1"><text:span text:style-name="T1">Real</text:span></text:p>
            </office:annotation>
            <text:p>Star Tiara – R</text:p>
          </table:table-cell>
          <table:table-cell table:style-name="ce84" office:value-type="float" office:value="88" calcext:value-type="float">
            <text:p>88</text:p>
          </table:table-cell>
          <table:table-cell table:style-name="ce85" office:value-type="float" office:value="88" calcext:value-type="float">
            <text:p>88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59</text:p>
          </table:table-cell>
          <table:table-cell table:number-columns-repeated="2" table:style-name="ce80" office:value-type="string" calcext:value-type="string">
            <text:p>89</text:p>
          </table:table-cell>
          <table:table-cell table:style-name="ce85" office:value-type="string" calcext:value-type="string">
            <text:p>Clotho</text:p>
          </table:table-cell>
          <table:table-cell table:style-name="ce84" office:value-type="float" office:value="89" calcext:value-type="float">
            <text:p>89</text:p>
          </table:table-cell>
          <table:table-cell table:style-name="ce85" office:value-type="float" office:value="89" calcext:value-type="float">
            <text:p>89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5A</text:p>
          </table:table-cell>
          <table:table-cell table:number-columns-repeated="2" table:style-name="ce80" office:value-type="string" calcext:value-type="string">
            <text:p>90</text:p>
          </table:table-cell>
          <table:table-cell table:style-name="ce85" office:value-type="string" calcext:value-type="string">
            <text:p>Descent</text:p>
          </table:table-cell>
          <table:table-cell table:style-name="ce84" office:value-type="float" office:value="90" calcext:value-type="float">
            <text:p>90</text:p>
          </table:table-cell>
          <table:table-cell table:style-name="ce85" office:value-type="float" office:value="90" calcext:value-type="float">
            <text:p>90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5B</text:p>
          </table:table-cell>
          <table:table-cell table:number-columns-repeated="2" table:style-name="ce80" office:value-type="string" calcext:value-type="string">
            <text:p>91</text:p>
          </table:table-cell>
          <table:table-cell table:style-name="ce85" office:value-type="string" calcext:value-type="string">
            <text:p>Lachesis</text:p>
          </table:table-cell>
          <table:table-cell table:style-name="ce84" office:value-type="float" office:value="91" calcext:value-type="float">
            <text:p>91</text:p>
          </table:table-cell>
          <table:table-cell table:style-name="ce85" office:value-type="float" office:value="91" calcext:value-type="float">
            <text:p>91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5C</text:p>
          </table:table-cell>
          <table:table-cell table:number-columns-repeated="2" table:style-name="ce80" office:value-type="string" calcext:value-type="string">
            <text:p>92</text:p>
          </table:table-cell>
          <table:table-cell table:style-name="ce85" office:value-type="string" calcext:value-type="string">
            <text:p>Shuriken Barrage</text:p>
          </table:table-cell>
          <table:table-cell table:style-name="ce84" office:value-type="float" office:value="92" calcext:value-type="float">
            <text:p>92</text:p>
          </table:table-cell>
          <table:table-cell table:style-name="ce85" office:value-type="float" office:value="92" calcext:value-type="float">
            <text:p>92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5D</text:p>
          </table:table-cell>
          <table:table-cell table:number-columns-repeated="2" table:style-name="ce80" office:value-type="string" calcext:value-type="string">
            <text:p>93</text:p>
          </table:table-cell>
          <table:table-cell table:style-name="ce85" office:value-type="string" calcext:value-type="string">
            <text:p>Pelting Fury</text:p>
          </table:table-cell>
          <table:table-cell table:style-name="ce84" office:value-type="float" office:value="93" calcext:value-type="float">
            <text:p>93</text:p>
          </table:table-cell>
          <table:table-cell table:style-name="ce85" office:value-type="float" office:value="93" calcext:value-type="float">
            <text:p>93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5E</text:p>
          </table:table-cell>
          <table:table-cell table:number-columns-repeated="2" table:style-name="ce80" office:value-type="string" calcext:value-type="string">
            <text:p>94</text:p>
          </table:table-cell>
          <table:table-cell table:style-name="ce85" office:value-type="string" calcext:value-type="string">
            <text:p>50 Heal</text:p>
          </table:table-cell>
          <table:table-cell table:style-name="ce84" office:value-type="float" office:value="94" calcext:value-type="float">
            <text:p>94</text:p>
          </table:table-cell>
          <table:table-cell table:style-name="ce85" office:value-type="float" office:value="94" calcext:value-type="float">
            <text:p>94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5F</text:p>
          </table:table-cell>
          <table:table-cell table:number-columns-repeated="2" table:style-name="ce80" office:value-type="string" calcext:value-type="string">
            <text:p>95</text:p>
          </table:table-cell>
          <table:table-cell table:style-name="ce85" office:value-type="string" calcext:value-type="string">
            <text:p>100 Heal</text:p>
          </table:table-cell>
          <table:table-cell table:style-name="ce84" office:value-type="float" office:value="95" calcext:value-type="float">
            <text:p>95</text:p>
          </table:table-cell>
          <table:table-cell table:style-name="ce85" office:value-type="float" office:value="95" calcext:value-type="float">
            <text:p>95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60</text:p>
          </table:table-cell>
          <table:table-cell table:number-columns-repeated="2" table:style-name="ce80" office:value-type="string" calcext:value-type="string">
            <text:p>96</text:p>
          </table:table-cell>
          <table:table-cell table:style-name="ce85" office:value-type="string" calcext:value-type="string">
            <text:p>150 Heal</text:p>
          </table:table-cell>
          <table:table-cell table:style-name="ce84" office:value-type="float" office:value="96" calcext:value-type="float">
            <text:p>96</text:p>
          </table:table-cell>
          <table:table-cell table:style-name="ce85" office:value-type="float" office:value="96" calcext:value-type="float">
            <text:p>96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61</text:p>
          </table:table-cell>
          <table:table-cell table:number-columns-repeated="2" table:style-name="ce80" office:value-type="string" calcext:value-type="string">
            <text:p>97</text:p>
          </table:table-cell>
          <table:table-cell table:style-name="ce85" office:value-type="string" calcext:value-type="string">
            <text:p>Maximum Heal</text:p>
          </table:table-cell>
          <table:table-cell table:style-name="ce84" office:value-type="float" office:value="97" calcext:value-type="float">
            <text:p>97</text:p>
          </table:table-cell>
          <table:table-cell table:style-name="ce85" office:value-type="float" office:value="97" calcext:value-type="float">
            <text:p>97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62</text:p>
          </table:table-cell>
          <table:table-cell table:number-columns-repeated="2" table:style-name="ce80" office:value-type="string" calcext:value-type="string">
            <text:p>98</text:p>
          </table:table-cell>
          <table:table-cell table:style-name="ce85" office:value-type="string" calcext:value-type="string">
            <text:p>25 Charge</text:p>
          </table:table-cell>
          <table:table-cell table:style-name="ce84" office:value-type="float" office:value="98" calcext:value-type="float">
            <text:p>98</text:p>
          </table:table-cell>
          <table:table-cell table:style-name="ce85" office:value-type="float" office:value="98" calcext:value-type="float">
            <text:p>98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63</text:p>
          </table:table-cell>
          <table:table-cell table:number-columns-repeated="2" table:style-name="ce80" office:value-type="string" calcext:value-type="string">
            <text:p>99</text:p>
          </table:table-cell>
          <table:table-cell table:style-name="ce85" office:value-type="string" calcext:value-type="string">
            <text:p>50 Charge</text:p>
          </table:table-cell>
          <table:table-cell table:style-name="ce84" office:value-type="float" office:value="99" calcext:value-type="float">
            <text:p>99</text:p>
          </table:table-cell>
          <table:table-cell table:style-name="ce85" office:value-type="float" office:value="99" calcext:value-type="float">
            <text:p>99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64</text:p>
          </table:table-cell>
          <table:table-cell table:number-columns-repeated="2" table:style-name="ce80" office:value-type="string" calcext:value-type="string">
            <text:p>100</text:p>
          </table:table-cell>
          <table:table-cell table:style-name="ce85" office:value-type="string" calcext:value-type="string">
            <text:p>100 Charge</text:p>
          </table:table-cell>
          <table:table-cell table:style-name="ce84" office:value-type="float" office:value="100" calcext:value-type="float">
            <text:p>100</text:p>
          </table:table-cell>
          <table:table-cell table:style-name="ce85" office:value-type="float" office:value="100" calcext:value-type="float">
            <text:p>100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65</text:p>
          </table:table-cell>
          <table:table-cell table:number-columns-repeated="2" table:style-name="ce80" office:value-type="string" calcext:value-type="string">
            <text:p>101</text:p>
          </table:table-cell>
          <table:table-cell table:style-name="ce85" office:value-type="string" calcext:value-type="string">
            <text:p>Maximum Charge</text:p>
          </table:table-cell>
          <table:table-cell table:style-name="ce84" office:value-type="float" office:value="101" calcext:value-type="float">
            <text:p>101</text:p>
          </table:table-cell>
          <table:table-cell table:style-name="ce85" office:value-type="float" office:value="101" calcext:value-type="float">
            <text:p>101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66</text:p>
          </table:table-cell>
          <table:table-cell table:number-columns-repeated="2" table:style-name="ce80" office:value-type="string" calcext:value-type="string">
            <text:p>102</text:p>
          </table:table-cell>
          <table:table-cell table:style-name="ce85" office:value-type="string" calcext:value-type="string">
            <text:p>100 Restore</text:p>
          </table:table-cell>
          <table:table-cell table:style-name="ce84" office:value-type="float" office:value="102" calcext:value-type="float">
            <text:p>102</text:p>
          </table:table-cell>
          <table:table-cell table:style-name="ce85" office:value-type="float" office:value="102" calcext:value-type="float">
            <text:p>102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67</text:p>
          </table:table-cell>
          <table:table-cell table:number-columns-repeated="2" table:style-name="ce80" office:value-type="string" calcext:value-type="string">
            <text:p>103</text:p>
          </table:table-cell>
          <table:table-cell table:style-name="ce85" office:value-type="string" calcext:value-type="string">
            <text:p>Maximum Restore</text:p>
          </table:table-cell>
          <table:table-cell table:style-name="ce84" office:value-type="float" office:value="103" calcext:value-type="float">
            <text:p>103</text:p>
          </table:table-cell>
          <table:table-cell table:style-name="ce85" office:value-type="float" office:value="103" calcext:value-type="float">
            <text:p>103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68</text:p>
          </table:table-cell>
          <table:table-cell table:number-columns-repeated="2" table:style-name="ce80" office:value-type="string" calcext:value-type="string">
            <text:p>104</text:p>
          </table:table-cell>
          <table:table-cell table:style-name="ce85" office:value-type="string" calcext:value-type="string">
            <text:p>Revive Stone</text:p>
          </table:table-cell>
          <table:table-cell table:style-name="ce84" office:value-type="float" office:value="104" calcext:value-type="float">
            <text:p>104</text:p>
          </table:table-cell>
          <table:table-cell table:style-name="ce85" office:value-type="float" office:value="104" calcext:value-type="float">
            <text:p>104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69</text:p>
          </table:table-cell>
          <table:table-cell table:number-columns-repeated="2" table:style-name="ce80" office:value-type="string" calcext:value-type="string">
            <text:p>105</text:p>
          </table:table-cell>
          <table:table-cell table:style-name="ce85" office:value-type="string" calcext:value-type="string">
            <text:p>Antidote</text:p>
          </table:table-cell>
          <table:table-cell table:style-name="ce84" office:value-type="float" office:value="105" calcext:value-type="float">
            <text:p>105</text:p>
          </table:table-cell>
          <table:table-cell table:style-name="ce85" office:value-type="float" office:value="105" calcext:value-type="float">
            <text:p>105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6A</text:p>
          </table:table-cell>
          <table:table-cell table:number-columns-repeated="2" table:style-name="ce80" office:value-type="string" calcext:value-type="string">
            <text:p>106</text:p>
          </table:table-cell>
          <table:table-cell table:style-name="ce85" office:value-type="string" calcext:value-type="string">
            <text:p>Recuperate</text:p>
          </table:table-cell>
          <table:table-cell table:style-name="ce84" office:value-type="float" office:value="106" calcext:value-type="float">
            <text:p>106</text:p>
          </table:table-cell>
          <table:table-cell table:style-name="ce85" office:value-type="float" office:value="106" calcext:value-type="float">
            <text:p>106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6B</text:p>
          </table:table-cell>
          <table:table-cell table:number-columns-repeated="2" table:style-name="ce80" office:value-type="string" calcext:value-type="string">
            <text:p>107</text:p>
          </table:table-cell>
          <table:table-cell table:style-name="ce85" office:value-type="string" calcext:value-type="string">
            <text:p>Summon Element</text:p>
          </table:table-cell>
          <table:table-cell table:style-name="ce84" office:value-type="float" office:value="107" calcext:value-type="float">
            <text:p>107</text:p>
          </table:table-cell>
          <table:table-cell table:style-name="ce85" office:value-type="float" office:value="107" calcext:value-type="float">
            <text:p>107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6C</text:p>
          </table:table-cell>
          <table:table-cell table:number-columns-repeated="2" table:style-name="ce80" office:value-type="string" calcext:value-type="string">
            <text:p>108</text:p>
          </table:table-cell>
          <table:table-cell table:style-name="ce85" office:value-type="string" calcext:value-type="string">
            <text:p>Revival</text:p>
          </table:table-cell>
          <table:table-cell table:style-name="ce84" office:value-type="float" office:value="108" calcext:value-type="float">
            <text:p>108</text:p>
          </table:table-cell>
          <table:table-cell table:style-name="ce85" office:value-type="float" office:value="108" calcext:value-type="float">
            <text:p>108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6D</text:p>
          </table:table-cell>
          <table:table-cell table:number-columns-repeated="2" table:style-name="ce80" office:value-type="string" calcext:value-type="string">
            <text:p>109</text:p>
          </table:table-cell>
          <table:table-cell table:style-name="ce85" office:value-type="string" calcext:value-type="string">
            <text:p>Summon Tempest</text:p>
          </table:table-cell>
          <table:table-cell table:style-name="ce84" office:value-type="float" office:value="109" calcext:value-type="float">
            <text:p>109</text:p>
          </table:table-cell>
          <table:table-cell table:style-name="ce85" office:value-type="float" office:value="109" calcext:value-type="float">
            <text:p>109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6E</text:p>
          </table:table-cell>
          <table:table-cell table:number-columns-repeated="2" table:style-name="ce80" office:value-type="string" calcext:value-type="string">
            <text:p>110</text:p>
          </table:table-cell>
          <table:table-cell table:style-name="ce85" office:value-type="string" calcext:value-type="string">
            <text:p>Clear Sky</text:p>
          </table:table-cell>
          <table:table-cell table:style-name="ce84" office:value-type="float" office:value="110" calcext:value-type="float">
            <text:p>110</text:p>
          </table:table-cell>
          <table:table-cell table:style-name="ce85" office:value-type="float" office:value="110" calcext:value-type="float">
            <text:p>110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6F</text:p>
          </table:table-cell>
          <table:table-cell table:number-columns-repeated="2" table:style-name="ce80" office:value-type="string" calcext:value-type="string">
            <text:p>111</text:p>
          </table:table-cell>
          <table:table-cell table:style-name="ce85" office:value-type="string" calcext:value-type="string">
            <text:p>Transfer</text:p>
          </table:table-cell>
          <table:table-cell table:style-name="ce84" office:value-type="float" office:value="111" calcext:value-type="float">
            <text:p>111</text:p>
          </table:table-cell>
          <table:table-cell table:style-name="ce85" office:value-type="float" office:value="111" calcext:value-type="float">
            <text:p>111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70</text:p>
          </table:table-cell>
          <table:table-cell table:number-columns-repeated="2" table:style-name="ce80" office:value-type="string" calcext:value-type="string">
            <text:p>112</text:p>
          </table:table-cell>
          <table:table-cell table:style-name="ce85" office:value-type="string" calcext:value-type="string">
            <text:p>Snapdragon</text:p>
          </table:table-cell>
          <table:table-cell table:style-name="ce84" office:value-type="float" office:value="112" calcext:value-type="float">
            <text:p>112</text:p>
          </table:table-cell>
          <table:table-cell table:style-name="ce85" office:value-type="float" office:value="112" calcext:value-type="float">
            <text:p>112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71</text:p>
          </table:table-cell>
          <table:table-cell table:number-columns-repeated="2" table:style-name="ce80" office:value-type="string" calcext:value-type="string">
            <text:p>113</text:p>
          </table:table-cell>
          <table:table-cell table:style-name="ce85" office:value-type="string" calcext:value-type="string">
            <text:p>Reincarnation</text:p>
          </table:table-cell>
          <table:table-cell table:style-name="ce84" office:value-type="float" office:value="113" calcext:value-type="float">
            <text:p>113</text:p>
          </table:table-cell>
          <table:table-cell table:style-name="ce85" office:value-type="float" office:value="113" calcext:value-type="float">
            <text:p>113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72</text:p>
          </table:table-cell>
          <table:table-cell table:number-columns-repeated="2" table:style-name="ce80" office:value-type="string" calcext:value-type="string">
            <text:p>114</text:p>
          </table:table-cell>
          <table:table-cell table:style-name="ce85" office:value-type="string" calcext:value-type="string">
            <text:p>Reinforce</text:p>
          </table:table-cell>
          <table:table-cell table:style-name="ce84" office:value-type="float" office:value="114" calcext:value-type="float">
            <text:p>114</text:p>
          </table:table-cell>
          <table:table-cell table:style-name="ce85" office:value-type="float" office:value="114" calcext:value-type="float">
            <text:p>114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73</text:p>
          </table:table-cell>
          <table:table-cell table:number-columns-repeated="2" table:style-name="ce80" office:value-type="string" calcext:value-type="string">
            <text:p>115</text:p>
          </table:table-cell>
          <table:table-cell table:style-name="ce85" office:value-type="string" calcext:value-type="string">
            <text:p>Sage's Wisdom</text:p>
          </table:table-cell>
          <table:table-cell table:style-name="ce84" office:value-type="float" office:value="115" calcext:value-type="float">
            <text:p>115</text:p>
          </table:table-cell>
          <table:table-cell table:style-name="ce85" office:value-type="float" office:value="115" calcext:value-type="float">
            <text:p>115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74</text:p>
          </table:table-cell>
          <table:table-cell table:number-columns-repeated="2" table:style-name="ce80" office:value-type="string" calcext:value-type="string">
            <text:p>116</text:p>
          </table:table-cell>
          <table:table-cell table:style-name="ce85" office:value-type="string" calcext:value-type="string">
            <text:p>Nimble</text:p>
          </table:table-cell>
          <table:table-cell table:style-name="ce84" office:value-type="float" office:value="116" calcext:value-type="float">
            <text:p>116</text:p>
          </table:table-cell>
          <table:table-cell table:style-name="ce85" office:value-type="float" office:value="116" calcext:value-type="float">
            <text:p>116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75</text:p>
          </table:table-cell>
          <table:table-cell table:number-columns-repeated="2" table:style-name="ce80" office:value-type="string" calcext:value-type="string">
            <text:p>117</text:p>
          </table:table-cell>
          <table:table-cell table:style-name="ce85" office:value-type="string" calcext:value-type="string">
            <text:p>Lawful</text:p>
          </table:table-cell>
          <table:table-cell table:style-name="ce84" office:value-type="float" office:value="117" calcext:value-type="float">
            <text:p>117</text:p>
          </table:table-cell>
          <table:table-cell table:style-name="ce85" office:value-type="float" office:value="117" calcext:value-type="float">
            <text:p>117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76</text:p>
          </table:table-cell>
          <table:table-cell table:number-columns-repeated="2" table:style-name="ce80" office:value-type="string" calcext:value-type="string">
            <text:p>118</text:p>
          </table:table-cell>
          <table:table-cell table:style-name="ce85" office:value-type="string" calcext:value-type="string">
            <text:p>Chaotic</text:p>
          </table:table-cell>
          <table:table-cell table:style-name="ce84" office:value-type="float" office:value="118" calcext:value-type="float">
            <text:p>118</text:p>
          </table:table-cell>
          <table:table-cell table:style-name="ce85" office:value-type="float" office:value="118" calcext:value-type="float">
            <text:p>118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77</text:p>
          </table:table-cell>
          <table:table-cell table:number-columns-repeated="2" table:style-name="ce80" office:value-type="string" calcext:value-type="string">
            <text:p>119</text:p>
          </table:table-cell>
          <table:table-cell table:style-name="ce85" office:value-type="string" calcext:value-type="string">
            <text:p>Conform</text:p>
          </table:table-cell>
          <table:table-cell table:style-name="ce84" office:value-type="float" office:value="119" calcext:value-type="float">
            <text:p>119</text:p>
          </table:table-cell>
          <table:table-cell table:style-name="ce85" office:value-type="float" office:value="119" calcext:value-type="float">
            <text:p>119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78</text:p>
          </table:table-cell>
          <table:table-cell table:number-columns-repeated="2" table:style-name="ce80" office:value-type="string" calcext:value-type="string">
            <text:p>120</text:p>
          </table:table-cell>
          <table:table-cell table:style-name="ce85" office:value-type="string" calcext:value-type="string">
            <text:p>Vigor</text:p>
          </table:table-cell>
          <table:table-cell table:style-name="ce84" office:value-type="float" office:value="120" calcext:value-type="float">
            <text:p>120</text:p>
          </table:table-cell>
          <table:table-cell table:style-name="ce85" office:value-type="float" office:value="120" calcext:value-type="float">
            <text:p>120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79</text:p>
          </table:table-cell>
          <table:table-cell table:number-columns-repeated="2" table:style-name="ce80" office:value-type="string" calcext:value-type="string">
            <text:p>121</text:p>
          </table:table-cell>
          <table:table-cell table:style-name="ce85" office:value-type="string" calcext:value-type="string">
            <text:p>Enlightenment</text:p>
          </table:table-cell>
          <table:table-cell table:style-name="ce84" office:value-type="float" office:value="121" calcext:value-type="float">
            <text:p>121</text:p>
          </table:table-cell>
          <table:table-cell table:style-name="ce85" office:value-type="float" office:value="121" calcext:value-type="float">
            <text:p>121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7A</text:p>
          </table:table-cell>
          <table:table-cell table:number-columns-repeated="2" table:style-name="ce80" office:value-type="string" calcext:value-type="string">
            <text:p>122</text:p>
          </table:table-cell>
          <table:table-cell table:style-name="ce85" office:value-type="string" calcext:value-type="string">
            <text:p>Resurrection</text:p>
          </table:table-cell>
          <table:table-cell table:style-name="ce84" office:value-type="float" office:value="122" calcext:value-type="float">
            <text:p>122</text:p>
          </table:table-cell>
          <table:table-cell table:style-name="ce85" office:value-type="float" office:value="122" calcext:value-type="float">
            <text:p>122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7B</text:p>
          </table:table-cell>
          <table:table-cell table:number-columns-repeated="2" table:style-name="ce80" office:value-type="string" calcext:value-type="string">
            <text:p>123</text:p>
          </table:table-cell>
          <table:table-cell table:style-name="ce85" office:value-type="string" calcext:value-type="string">
            <text:p>Shear</text:p>
          </table:table-cell>
          <table:table-cell table:style-name="ce84" office:value-type="float" office:value="123" calcext:value-type="float">
            <text:p>123</text:p>
          </table:table-cell>
          <table:table-cell table:style-name="ce85" office:value-type="float" office:value="123" calcext:value-type="float">
            <text:p>123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7C</text:p>
          </table:table-cell>
          <table:table-cell table:number-columns-repeated="2" table:style-name="ce80" office:value-type="string" calcext:value-type="string">
            <text:p>124</text:p>
          </table:table-cell>
          <table:table-cell table:style-name="ce85" office:value-type="string" calcext:value-type="string">
            <office:annotation draw:style-name="gr1" draw:text-style-name="P2" svg:width="1.1413in" svg:height="0.7083in" svg:x="3.7224in" svg:y="21.6315in" draw:caption-point-x="-0.2402in" draw:caption-point-y="0.5945in">
              <dc:date>2023-02-04T00:00:00</dc:date>
              <text:p text:style-name="P1"><text:span text:style-name="T1">Lich</text:span></text:p>
            </office:annotation>
            <text:p>Transmigration – L</text:p>
          </table:table-cell>
          <table:table-cell table:style-name="ce84" office:value-type="float" office:value="124" calcext:value-type="float">
            <text:p>124</text:p>
          </table:table-cell>
          <table:table-cell table:style-name="ce85" office:value-type="float" office:value="124" calcext:value-type="float">
            <text:p>124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7D</text:p>
          </table:table-cell>
          <table:table-cell table:number-columns-repeated="2" table:style-name="ce80" office:value-type="string" calcext:value-type="string">
            <text:p>125</text:p>
          </table:table-cell>
          <table:table-cell table:style-name="ce85" office:value-type="string" calcext:value-type="string">
            <office:annotation draw:style-name="gr1" draw:text-style-name="P2" svg:width="1.1413in" svg:height="0.7083in" svg:x="3.7224in" svg:y="21.8094in" draw:caption-point-x="-0.2402in" draw:caption-point-y="0.5945in">
              <dc:date>2023-02-04T00:00:00</dc:date>
              <text:p text:style-name="P1"><text:span text:style-name="T1">A</text:span></text:p>
            </office:annotation>
            <text:p>Transmigration – A</text:p>
          </table:table-cell>
          <table:table-cell table:style-name="ce84" office:value-type="float" office:value="125" calcext:value-type="float">
            <text:p>125</text:p>
          </table:table-cell>
          <table:table-cell table:style-name="ce85" office:value-type="float" office:value="125" calcext:value-type="float">
            <text:p>125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7E</text:p>
          </table:table-cell>
          <table:table-cell table:number-columns-repeated="2" table:style-name="ce80" office:value-type="string" calcext:value-type="string">
            <text:p>126</text:p>
          </table:table-cell>
          <table:table-cell table:style-name="ce85" office:value-type="string" calcext:value-type="string">
            <text:p>Dragonform</text:p>
          </table:table-cell>
          <table:table-cell table:style-name="ce84" office:value-type="float" office:value="126" calcext:value-type="float">
            <text:p>126</text:p>
          </table:table-cell>
          <table:table-cell table:style-name="ce85" office:value-type="float" office:value="126" calcext:value-type="float">
            <text:p>126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7F</text:p>
          </table:table-cell>
          <table:table-cell table:number-columns-repeated="2" table:style-name="ce80" office:value-type="string" calcext:value-type="string">
            <text:p>127</text:p>
          </table:table-cell>
          <table:table-cell table:style-name="ce85"/>
          <table:table-cell table:style-name="ce84" office:value-type="float" office:value="127" calcext:value-type="float">
            <text:p>127</text:p>
          </table:table-cell>
          <table:table-cell table:style-name="ce85" office:value-type="float" office:value="127" calcext:value-type="float">
            <text:p>127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80</text:p>
          </table:table-cell>
          <table:table-cell table:style-name="ce80" office:value-type="string" calcext:value-type="string">
            <text:p>128</text:p>
          </table:table-cell>
          <table:table-cell table:style-name="ce80" office:value-type="string" calcext:value-type="string">
            <text:p>-128</text:p>
          </table:table-cell>
          <table:table-cell table:style-name="ce85"/>
          <table:table-cell table:style-name="ce84" office:value-type="float" office:value="128" calcext:value-type="float">
            <text:p>128</text:p>
          </table:table-cell>
          <table:table-cell table:style-name="ce85" office:value-type="float" office:value="128" calcext:value-type="float">
            <text:p>128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81</text:p>
          </table:table-cell>
          <table:table-cell table:style-name="ce80" office:value-type="string" calcext:value-type="string">
            <text:p>129</text:p>
          </table:table-cell>
          <table:table-cell table:style-name="ce80" office:value-type="string" calcext:value-type="string">
            <text:p>-127</text:p>
          </table:table-cell>
          <table:table-cell table:style-name="ce85"/>
          <table:table-cell table:style-name="ce84" office:value-type="float" office:value="129" calcext:value-type="float">
            <text:p>129</text:p>
          </table:table-cell>
          <table:table-cell table:style-name="ce85" office:value-type="float" office:value="129" calcext:value-type="float">
            <text:p>129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82</text:p>
          </table:table-cell>
          <table:table-cell table:style-name="ce80" office:value-type="string" calcext:value-type="string">
            <text:p>130</text:p>
          </table:table-cell>
          <table:table-cell table:style-name="ce80" office:value-type="string" calcext:value-type="string">
            <text:p>-126</text:p>
          </table:table-cell>
          <table:table-cell table:style-name="ce85"/>
          <table:table-cell table:style-name="ce84" office:value-type="float" office:value="130" calcext:value-type="float">
            <text:p>130</text:p>
          </table:table-cell>
          <table:table-cell table:style-name="ce85" office:value-type="float" office:value="130" calcext:value-type="float">
            <text:p>130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83</text:p>
          </table:table-cell>
          <table:table-cell table:style-name="ce80" office:value-type="string" calcext:value-type="string">
            <text:p>131</text:p>
          </table:table-cell>
          <table:table-cell table:style-name="ce80" office:value-type="string" calcext:value-type="string">
            <text:p>-125</text:p>
          </table:table-cell>
          <table:table-cell table:style-name="ce85"/>
          <table:table-cell table:style-name="ce84" office:value-type="float" office:value="131" calcext:value-type="float">
            <text:p>131</text:p>
          </table:table-cell>
          <table:table-cell table:style-name="ce85" office:value-type="float" office:value="131" calcext:value-type="float">
            <text:p>131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84</text:p>
          </table:table-cell>
          <table:table-cell table:style-name="ce80" office:value-type="string" calcext:value-type="string">
            <text:p>132</text:p>
          </table:table-cell>
          <table:table-cell table:style-name="ce80" office:value-type="string" calcext:value-type="string">
            <text:p>-124</text:p>
          </table:table-cell>
          <table:table-cell table:style-name="ce85"/>
          <table:table-cell table:style-name="ce84" office:value-type="float" office:value="132" calcext:value-type="float">
            <text:p>132</text:p>
          </table:table-cell>
          <table:table-cell table:style-name="ce85" office:value-type="float" office:value="132" calcext:value-type="float">
            <text:p>132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85</text:p>
          </table:table-cell>
          <table:table-cell table:style-name="ce80" office:value-type="string" calcext:value-type="string">
            <text:p>133</text:p>
          </table:table-cell>
          <table:table-cell table:style-name="ce80" office:value-type="string" calcext:value-type="string">
            <text:p>-123</text:p>
          </table:table-cell>
          <table:table-cell table:style-name="ce85"/>
          <table:table-cell table:style-name="ce84" office:value-type="float" office:value="133" calcext:value-type="float">
            <text:p>133</text:p>
          </table:table-cell>
          <table:table-cell table:style-name="ce85" office:value-type="float" office:value="133" calcext:value-type="float">
            <text:p>133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86</text:p>
          </table:table-cell>
          <table:table-cell table:style-name="ce80" office:value-type="string" calcext:value-type="string">
            <text:p>134</text:p>
          </table:table-cell>
          <table:table-cell table:style-name="ce80" office:value-type="string" calcext:value-type="string">
            <text:p>-122</text:p>
          </table:table-cell>
          <table:table-cell table:style-name="ce85"/>
          <table:table-cell table:style-name="ce84" office:value-type="float" office:value="134" calcext:value-type="float">
            <text:p>134</text:p>
          </table:table-cell>
          <table:table-cell table:style-name="ce85" office:value-type="float" office:value="134" calcext:value-type="float">
            <text:p>134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87</text:p>
          </table:table-cell>
          <table:table-cell table:style-name="ce80" office:value-type="string" calcext:value-type="string">
            <text:p>135</text:p>
          </table:table-cell>
          <table:table-cell table:style-name="ce80" office:value-type="string" calcext:value-type="string">
            <text:p>-121</text:p>
          </table:table-cell>
          <table:table-cell table:style-name="ce85"/>
          <table:table-cell table:style-name="ce84" office:value-type="float" office:value="135" calcext:value-type="float">
            <text:p>135</text:p>
          </table:table-cell>
          <table:table-cell table:style-name="ce85" office:value-type="float" office:value="135" calcext:value-type="float">
            <text:p>135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88</text:p>
          </table:table-cell>
          <table:table-cell table:style-name="ce80" office:value-type="string" calcext:value-type="string">
            <text:p>136</text:p>
          </table:table-cell>
          <table:table-cell table:style-name="ce80" office:value-type="string" calcext:value-type="string">
            <text:p>-120</text:p>
          </table:table-cell>
          <table:table-cell table:style-name="ce85"/>
          <table:table-cell table:style-name="ce84" office:value-type="float" office:value="136" calcext:value-type="float">
            <text:p>136</text:p>
          </table:table-cell>
          <table:table-cell table:style-name="ce85" office:value-type="float" office:value="136" calcext:value-type="float">
            <text:p>136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89</text:p>
          </table:table-cell>
          <table:table-cell table:style-name="ce80" office:value-type="string" calcext:value-type="string">
            <text:p>137</text:p>
          </table:table-cell>
          <table:table-cell table:style-name="ce80" office:value-type="string" calcext:value-type="string">
            <text:p>-119</text:p>
          </table:table-cell>
          <table:table-cell table:style-name="ce85"/>
          <table:table-cell table:style-name="ce84" office:value-type="float" office:value="137" calcext:value-type="float">
            <text:p>137</text:p>
          </table:table-cell>
          <table:table-cell table:style-name="ce85" office:value-type="float" office:value="137" calcext:value-type="float">
            <text:p>137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8A</text:p>
          </table:table-cell>
          <table:table-cell table:style-name="ce80" office:value-type="string" calcext:value-type="string">
            <text:p>138</text:p>
          </table:table-cell>
          <table:table-cell table:style-name="ce80" office:value-type="string" calcext:value-type="string">
            <text:p>-118</text:p>
          </table:table-cell>
          <table:table-cell table:style-name="ce85"/>
          <table:table-cell table:style-name="ce84" office:value-type="float" office:value="138" calcext:value-type="float">
            <text:p>138</text:p>
          </table:table-cell>
          <table:table-cell table:style-name="ce85" office:value-type="float" office:value="138" calcext:value-type="float">
            <text:p>138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8B</text:p>
          </table:table-cell>
          <table:table-cell table:style-name="ce80" office:value-type="string" calcext:value-type="string">
            <text:p>139</text:p>
          </table:table-cell>
          <table:table-cell table:style-name="ce80" office:value-type="string" calcext:value-type="string">
            <text:p>-117</text:p>
          </table:table-cell>
          <table:table-cell table:style-name="ce85"/>
          <table:table-cell table:style-name="ce84" office:value-type="float" office:value="139" calcext:value-type="float">
            <text:p>139</text:p>
          </table:table-cell>
          <table:table-cell table:style-name="ce85" office:value-type="float" office:value="139" calcext:value-type="float">
            <text:p>139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8C</text:p>
          </table:table-cell>
          <table:table-cell table:style-name="ce80" office:value-type="string" calcext:value-type="string">
            <text:p>140</text:p>
          </table:table-cell>
          <table:table-cell table:style-name="ce80" office:value-type="string" calcext:value-type="string">
            <text:p>-116</text:p>
          </table:table-cell>
          <table:table-cell table:style-name="ce85"/>
          <table:table-cell table:style-name="ce84" office:value-type="float" office:value="140" calcext:value-type="float">
            <text:p>140</text:p>
          </table:table-cell>
          <table:table-cell table:style-name="ce85" office:value-type="float" office:value="140" calcext:value-type="float">
            <text:p>140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8D</text:p>
          </table:table-cell>
          <table:table-cell table:style-name="ce80" office:value-type="string" calcext:value-type="string">
            <text:p>141</text:p>
          </table:table-cell>
          <table:table-cell table:style-name="ce80" office:value-type="string" calcext:value-type="string">
            <text:p>-115</text:p>
          </table:table-cell>
          <table:table-cell table:style-name="ce85"/>
          <table:table-cell table:style-name="ce84" office:value-type="float" office:value="141" calcext:value-type="float">
            <text:p>141</text:p>
          </table:table-cell>
          <table:table-cell table:style-name="ce85" office:value-type="float" office:value="141" calcext:value-type="float">
            <text:p>141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8E</text:p>
          </table:table-cell>
          <table:table-cell table:style-name="ce80" office:value-type="string" calcext:value-type="string">
            <text:p>142</text:p>
          </table:table-cell>
          <table:table-cell table:style-name="ce80" office:value-type="string" calcext:value-type="string">
            <text:p>-114</text:p>
          </table:table-cell>
          <table:table-cell table:style-name="ce85"/>
          <table:table-cell table:style-name="ce84" office:value-type="float" office:value="142" calcext:value-type="float">
            <text:p>142</text:p>
          </table:table-cell>
          <table:table-cell table:style-name="ce85" office:value-type="float" office:value="142" calcext:value-type="float">
            <text:p>142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8F</text:p>
          </table:table-cell>
          <table:table-cell table:style-name="ce80" office:value-type="string" calcext:value-type="string">
            <text:p>143</text:p>
          </table:table-cell>
          <table:table-cell table:style-name="ce80" office:value-type="string" calcext:value-type="string">
            <text:p>-113</text:p>
          </table:table-cell>
          <table:table-cell table:style-name="ce85"/>
          <table:table-cell table:style-name="ce84" office:value-type="float" office:value="143" calcext:value-type="float">
            <text:p>143</text:p>
          </table:table-cell>
          <table:table-cell table:style-name="ce85" office:value-type="float" office:value="143" calcext:value-type="float">
            <text:p>143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90</text:p>
          </table:table-cell>
          <table:table-cell table:style-name="ce80" office:value-type="string" calcext:value-type="string">
            <text:p>144</text:p>
          </table:table-cell>
          <table:table-cell table:style-name="ce80" office:value-type="string" calcext:value-type="string">
            <text:p>-112</text:p>
          </table:table-cell>
          <table:table-cell table:style-name="ce85"/>
          <table:table-cell table:style-name="ce84" office:value-type="float" office:value="144" calcext:value-type="float">
            <text:p>144</text:p>
          </table:table-cell>
          <table:table-cell table:style-name="ce85" office:value-type="float" office:value="144" calcext:value-type="float">
            <text:p>144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91</text:p>
          </table:table-cell>
          <table:table-cell table:style-name="ce80" office:value-type="string" calcext:value-type="string">
            <text:p>145</text:p>
          </table:table-cell>
          <table:table-cell table:style-name="ce80" office:value-type="string" calcext:value-type="string">
            <text:p>-111</text:p>
          </table:table-cell>
          <table:table-cell table:style-name="ce85"/>
          <table:table-cell table:style-name="ce84" office:value-type="float" office:value="145" calcext:value-type="float">
            <text:p>145</text:p>
          </table:table-cell>
          <table:table-cell table:style-name="ce85" office:value-type="float" office:value="145" calcext:value-type="float">
            <text:p>145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92</text:p>
          </table:table-cell>
          <table:table-cell table:style-name="ce80" office:value-type="string" calcext:value-type="string">
            <text:p>146</text:p>
          </table:table-cell>
          <table:table-cell table:style-name="ce80" office:value-type="string" calcext:value-type="string">
            <text:p>-110</text:p>
          </table:table-cell>
          <table:table-cell table:style-name="ce85"/>
          <table:table-cell table:style-name="ce84" office:value-type="float" office:value="146" calcext:value-type="float">
            <text:p>146</text:p>
          </table:table-cell>
          <table:table-cell table:style-name="ce85" office:value-type="float" office:value="146" calcext:value-type="float">
            <text:p>146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93</text:p>
          </table:table-cell>
          <table:table-cell table:style-name="ce80" office:value-type="string" calcext:value-type="string">
            <text:p>147</text:p>
          </table:table-cell>
          <table:table-cell table:style-name="ce80" office:value-type="string" calcext:value-type="string">
            <text:p>-109</text:p>
          </table:table-cell>
          <table:table-cell table:style-name="ce85"/>
          <table:table-cell table:style-name="ce84" office:value-type="float" office:value="147" calcext:value-type="float">
            <text:p>147</text:p>
          </table:table-cell>
          <table:table-cell table:style-name="ce85" office:value-type="float" office:value="147" calcext:value-type="float">
            <text:p>147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94</text:p>
          </table:table-cell>
          <table:table-cell table:style-name="ce80" office:value-type="string" calcext:value-type="string">
            <text:p>148</text:p>
          </table:table-cell>
          <table:table-cell table:style-name="ce80" office:value-type="string" calcext:value-type="string">
            <text:p>-108</text:p>
          </table:table-cell>
          <table:table-cell table:style-name="ce85"/>
          <table:table-cell table:style-name="ce84" office:value-type="float" office:value="148" calcext:value-type="float">
            <text:p>148</text:p>
          </table:table-cell>
          <table:table-cell table:style-name="ce85" office:value-type="float" office:value="148" calcext:value-type="float">
            <text:p>148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95</text:p>
          </table:table-cell>
          <table:table-cell table:style-name="ce80" office:value-type="string" calcext:value-type="string">
            <text:p>149</text:p>
          </table:table-cell>
          <table:table-cell table:style-name="ce80" office:value-type="string" calcext:value-type="string">
            <text:p>-107</text:p>
          </table:table-cell>
          <table:table-cell table:style-name="ce85"/>
          <table:table-cell table:style-name="ce84" office:value-type="float" office:value="149" calcext:value-type="float">
            <text:p>149</text:p>
          </table:table-cell>
          <table:table-cell table:style-name="ce85" office:value-type="float" office:value="149" calcext:value-type="float">
            <text:p>149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96</text:p>
          </table:table-cell>
          <table:table-cell table:style-name="ce80" office:value-type="string" calcext:value-type="string">
            <text:p>150</text:p>
          </table:table-cell>
          <table:table-cell table:style-name="ce80" office:value-type="string" calcext:value-type="string">
            <text:p>-106</text:p>
          </table:table-cell>
          <table:table-cell table:style-name="ce85"/>
          <table:table-cell table:style-name="ce84" office:value-type="float" office:value="150" calcext:value-type="float">
            <text:p>150</text:p>
          </table:table-cell>
          <table:table-cell table:style-name="ce85" office:value-type="float" office:value="150" calcext:value-type="float">
            <text:p>150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97</text:p>
          </table:table-cell>
          <table:table-cell table:style-name="ce80" office:value-type="string" calcext:value-type="string">
            <text:p>151</text:p>
          </table:table-cell>
          <table:table-cell table:style-name="ce80" office:value-type="string" calcext:value-type="string">
            <text:p>-105</text:p>
          </table:table-cell>
          <table:table-cell table:style-name="ce85"/>
          <table:table-cell table:style-name="ce84" office:value-type="float" office:value="151" calcext:value-type="float">
            <text:p>151</text:p>
          </table:table-cell>
          <table:table-cell table:style-name="ce85" office:value-type="float" office:value="151" calcext:value-type="float">
            <text:p>151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98</text:p>
          </table:table-cell>
          <table:table-cell table:style-name="ce80" office:value-type="string" calcext:value-type="string">
            <text:p>152</text:p>
          </table:table-cell>
          <table:table-cell table:style-name="ce80" office:value-type="string" calcext:value-type="string">
            <text:p>-104</text:p>
          </table:table-cell>
          <table:table-cell table:style-name="ce85"/>
          <table:table-cell table:style-name="ce84" office:value-type="float" office:value="152" calcext:value-type="float">
            <text:p>152</text:p>
          </table:table-cell>
          <table:table-cell table:style-name="ce85" office:value-type="float" office:value="152" calcext:value-type="float">
            <text:p>152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99</text:p>
          </table:table-cell>
          <table:table-cell table:style-name="ce80" office:value-type="string" calcext:value-type="string">
            <text:p>153</text:p>
          </table:table-cell>
          <table:table-cell table:style-name="ce80" office:value-type="string" calcext:value-type="string">
            <text:p>-103</text:p>
          </table:table-cell>
          <table:table-cell table:style-name="ce85"/>
          <table:table-cell table:style-name="ce84" office:value-type="float" office:value="153" calcext:value-type="float">
            <text:p>153</text:p>
          </table:table-cell>
          <table:table-cell table:style-name="ce85" office:value-type="float" office:value="153" calcext:value-type="float">
            <text:p>153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9A</text:p>
          </table:table-cell>
          <table:table-cell table:style-name="ce80" office:value-type="string" calcext:value-type="string">
            <text:p>154</text:p>
          </table:table-cell>
          <table:table-cell table:style-name="ce80" office:value-type="string" calcext:value-type="string">
            <text:p>-102</text:p>
          </table:table-cell>
          <table:table-cell table:style-name="ce85"/>
          <table:table-cell table:style-name="ce84" office:value-type="float" office:value="154" calcext:value-type="float">
            <text:p>154</text:p>
          </table:table-cell>
          <table:table-cell table:style-name="ce85" office:value-type="float" office:value="154" calcext:value-type="float">
            <text:p>154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9B</text:p>
          </table:table-cell>
          <table:table-cell table:style-name="ce80" office:value-type="string" calcext:value-type="string">
            <text:p>155</text:p>
          </table:table-cell>
          <table:table-cell table:style-name="ce80" office:value-type="string" calcext:value-type="string">
            <text:p>-101</text:p>
          </table:table-cell>
          <table:table-cell table:style-name="ce85"/>
          <table:table-cell table:style-name="ce84" office:value-type="float" office:value="155" calcext:value-type="float">
            <text:p>155</text:p>
          </table:table-cell>
          <table:table-cell table:style-name="ce85" office:value-type="float" office:value="155" calcext:value-type="float">
            <text:p>155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9C</text:p>
          </table:table-cell>
          <table:table-cell table:style-name="ce80" office:value-type="string" calcext:value-type="string">
            <text:p>156</text:p>
          </table:table-cell>
          <table:table-cell table:style-name="ce80" office:value-type="string" calcext:value-type="string">
            <text:p>-100</text:p>
          </table:table-cell>
          <table:table-cell table:style-name="ce85"/>
          <table:table-cell table:style-name="ce84" office:value-type="float" office:value="156" calcext:value-type="float">
            <text:p>156</text:p>
          </table:table-cell>
          <table:table-cell table:style-name="ce85" office:value-type="float" office:value="156" calcext:value-type="float">
            <text:p>156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9D</text:p>
          </table:table-cell>
          <table:table-cell table:style-name="ce80" office:value-type="string" calcext:value-type="string">
            <text:p>157</text:p>
          </table:table-cell>
          <table:table-cell table:style-name="ce80" office:value-type="string" calcext:value-type="string">
            <text:p>-99</text:p>
          </table:table-cell>
          <table:table-cell table:style-name="ce85"/>
          <table:table-cell table:style-name="ce84" office:value-type="float" office:value="157" calcext:value-type="float">
            <text:p>157</text:p>
          </table:table-cell>
          <table:table-cell table:style-name="ce85" office:value-type="float" office:value="157" calcext:value-type="float">
            <text:p>157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9E</text:p>
          </table:table-cell>
          <table:table-cell table:style-name="ce80" office:value-type="string" calcext:value-type="string">
            <text:p>158</text:p>
          </table:table-cell>
          <table:table-cell table:style-name="ce80" office:value-type="string" calcext:value-type="string">
            <text:p>-98</text:p>
          </table:table-cell>
          <table:table-cell table:style-name="ce85"/>
          <table:table-cell table:style-name="ce84" office:value-type="float" office:value="158" calcext:value-type="float">
            <text:p>158</text:p>
          </table:table-cell>
          <table:table-cell table:style-name="ce85" office:value-type="float" office:value="158" calcext:value-type="float">
            <text:p>158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9F</text:p>
          </table:table-cell>
          <table:table-cell table:style-name="ce80" office:value-type="string" calcext:value-type="string">
            <text:p>159</text:p>
          </table:table-cell>
          <table:table-cell table:style-name="ce80" office:value-type="string" calcext:value-type="string">
            <text:p>-97</text:p>
          </table:table-cell>
          <table:table-cell table:style-name="ce85"/>
          <table:table-cell table:style-name="ce84" office:value-type="float" office:value="159" calcext:value-type="float">
            <text:p>159</text:p>
          </table:table-cell>
          <table:table-cell table:style-name="ce85" office:value-type="float" office:value="159" calcext:value-type="float">
            <text:p>159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A0</text:p>
          </table:table-cell>
          <table:table-cell table:style-name="ce80" office:value-type="string" calcext:value-type="string">
            <text:p>160</text:p>
          </table:table-cell>
          <table:table-cell table:style-name="ce80" office:value-type="string" calcext:value-type="string">
            <text:p>-96</text:p>
          </table:table-cell>
          <table:table-cell table:style-name="ce85"/>
          <table:table-cell table:style-name="ce84" office:value-type="float" office:value="160" calcext:value-type="float">
            <text:p>160</text:p>
          </table:table-cell>
          <table:table-cell table:style-name="ce85" office:value-type="float" office:value="160" calcext:value-type="float">
            <text:p>160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A1</text:p>
          </table:table-cell>
          <table:table-cell table:style-name="ce80" office:value-type="string" calcext:value-type="string">
            <text:p>161</text:p>
          </table:table-cell>
          <table:table-cell table:style-name="ce80" office:value-type="string" calcext:value-type="string">
            <text:p>-95</text:p>
          </table:table-cell>
          <table:table-cell table:style-name="ce85"/>
          <table:table-cell table:style-name="ce84" office:value-type="float" office:value="161" calcext:value-type="float">
            <text:p>161</text:p>
          </table:table-cell>
          <table:table-cell table:style-name="ce85" office:value-type="float" office:value="161" calcext:value-type="float">
            <text:p>161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A2</text:p>
          </table:table-cell>
          <table:table-cell table:style-name="ce80" office:value-type="string" calcext:value-type="string">
            <text:p>162</text:p>
          </table:table-cell>
          <table:table-cell table:style-name="ce80" office:value-type="string" calcext:value-type="string">
            <text:p>-94</text:p>
          </table:table-cell>
          <table:table-cell table:style-name="ce85"/>
          <table:table-cell table:style-name="ce84" office:value-type="float" office:value="162" calcext:value-type="float">
            <text:p>162</text:p>
          </table:table-cell>
          <table:table-cell table:style-name="ce85" office:value-type="float" office:value="162" calcext:value-type="float">
            <text:p>162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A3</text:p>
          </table:table-cell>
          <table:table-cell table:style-name="ce80" office:value-type="string" calcext:value-type="string">
            <text:p>163</text:p>
          </table:table-cell>
          <table:table-cell table:style-name="ce80" office:value-type="string" calcext:value-type="string">
            <text:p>-93</text:p>
          </table:table-cell>
          <table:table-cell table:style-name="ce85"/>
          <table:table-cell table:style-name="ce84" office:value-type="float" office:value="163" calcext:value-type="float">
            <text:p>163</text:p>
          </table:table-cell>
          <table:table-cell table:style-name="ce85" office:value-type="float" office:value="163" calcext:value-type="float">
            <text:p>163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A4</text:p>
          </table:table-cell>
          <table:table-cell table:style-name="ce80" office:value-type="string" calcext:value-type="string">
            <text:p>164</text:p>
          </table:table-cell>
          <table:table-cell table:style-name="ce80" office:value-type="string" calcext:value-type="string">
            <text:p>-92</text:p>
          </table:table-cell>
          <table:table-cell table:style-name="ce85"/>
          <table:table-cell table:style-name="ce84" office:value-type="float" office:value="164" calcext:value-type="float">
            <text:p>164</text:p>
          </table:table-cell>
          <table:table-cell table:style-name="ce85" office:value-type="float" office:value="164" calcext:value-type="float">
            <text:p>164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A5</text:p>
          </table:table-cell>
          <table:table-cell table:style-name="ce80" office:value-type="string" calcext:value-type="string">
            <text:p>165</text:p>
          </table:table-cell>
          <table:table-cell table:style-name="ce80" office:value-type="string" calcext:value-type="string">
            <text:p>-91</text:p>
          </table:table-cell>
          <table:table-cell table:style-name="ce85"/>
          <table:table-cell table:style-name="ce84" office:value-type="float" office:value="165" calcext:value-type="float">
            <text:p>165</text:p>
          </table:table-cell>
          <table:table-cell table:style-name="ce85" office:value-type="float" office:value="165" calcext:value-type="float">
            <text:p>165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A6</text:p>
          </table:table-cell>
          <table:table-cell table:style-name="ce80" office:value-type="string" calcext:value-type="string">
            <text:p>166</text:p>
          </table:table-cell>
          <table:table-cell table:style-name="ce80" office:value-type="string" calcext:value-type="string">
            <text:p>-90</text:p>
          </table:table-cell>
          <table:table-cell table:style-name="ce85"/>
          <table:table-cell table:style-name="ce84" office:value-type="float" office:value="166" calcext:value-type="float">
            <text:p>166</text:p>
          </table:table-cell>
          <table:table-cell table:style-name="ce85" office:value-type="float" office:value="166" calcext:value-type="float">
            <text:p>166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A7</text:p>
          </table:table-cell>
          <table:table-cell table:style-name="ce80" office:value-type="string" calcext:value-type="string">
            <text:p>167</text:p>
          </table:table-cell>
          <table:table-cell table:style-name="ce80" office:value-type="string" calcext:value-type="string">
            <text:p>-89</text:p>
          </table:table-cell>
          <table:table-cell table:style-name="ce85"/>
          <table:table-cell table:style-name="ce84" office:value-type="float" office:value="167" calcext:value-type="float">
            <text:p>167</text:p>
          </table:table-cell>
          <table:table-cell table:style-name="ce85" office:value-type="float" office:value="167" calcext:value-type="float">
            <text:p>167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A8</text:p>
          </table:table-cell>
          <table:table-cell table:style-name="ce80" office:value-type="string" calcext:value-type="string">
            <text:p>168</text:p>
          </table:table-cell>
          <table:table-cell table:style-name="ce80" office:value-type="string" calcext:value-type="string">
            <text:p>-88</text:p>
          </table:table-cell>
          <table:table-cell table:style-name="ce85"/>
          <table:table-cell table:style-name="ce84" office:value-type="float" office:value="168" calcext:value-type="float">
            <text:p>168</text:p>
          </table:table-cell>
          <table:table-cell table:style-name="ce85" office:value-type="float" office:value="168" calcext:value-type="float">
            <text:p>168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A9</text:p>
          </table:table-cell>
          <table:table-cell table:style-name="ce80" office:value-type="string" calcext:value-type="string">
            <text:p>169</text:p>
          </table:table-cell>
          <table:table-cell table:style-name="ce80" office:value-type="string" calcext:value-type="string">
            <text:p>-87</text:p>
          </table:table-cell>
          <table:table-cell table:style-name="ce85"/>
          <table:table-cell table:style-name="ce84" office:value-type="float" office:value="169" calcext:value-type="float">
            <text:p>169</text:p>
          </table:table-cell>
          <table:table-cell table:style-name="ce85" office:value-type="float" office:value="169" calcext:value-type="float">
            <text:p>169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AA</text:p>
          </table:table-cell>
          <table:table-cell table:style-name="ce80" office:value-type="string" calcext:value-type="string">
            <text:p>170</text:p>
          </table:table-cell>
          <table:table-cell table:style-name="ce80" office:value-type="string" calcext:value-type="string">
            <text:p>-86</text:p>
          </table:table-cell>
          <table:table-cell table:style-name="ce85"/>
          <table:table-cell table:style-name="ce84" office:value-type="float" office:value="170" calcext:value-type="float">
            <text:p>170</text:p>
          </table:table-cell>
          <table:table-cell table:style-name="ce85" office:value-type="float" office:value="170" calcext:value-type="float">
            <text:p>170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AB</text:p>
          </table:table-cell>
          <table:table-cell table:style-name="ce80" office:value-type="string" calcext:value-type="string">
            <text:p>171</text:p>
          </table:table-cell>
          <table:table-cell table:style-name="ce80" office:value-type="string" calcext:value-type="string">
            <text:p>-85</text:p>
          </table:table-cell>
          <table:table-cell table:style-name="ce85"/>
          <table:table-cell table:style-name="ce84" office:value-type="float" office:value="171" calcext:value-type="float">
            <text:p>171</text:p>
          </table:table-cell>
          <table:table-cell table:style-name="ce85" office:value-type="float" office:value="171" calcext:value-type="float">
            <text:p>171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AC</text:p>
          </table:table-cell>
          <table:table-cell table:style-name="ce80" office:value-type="string" calcext:value-type="string">
            <text:p>172</text:p>
          </table:table-cell>
          <table:table-cell table:style-name="ce80" office:value-type="string" calcext:value-type="string">
            <text:p>-84</text:p>
          </table:table-cell>
          <table:table-cell table:style-name="ce85"/>
          <table:table-cell table:style-name="ce84" office:value-type="float" office:value="172" calcext:value-type="float">
            <text:p>172</text:p>
          </table:table-cell>
          <table:table-cell table:style-name="ce85" office:value-type="float" office:value="172" calcext:value-type="float">
            <text:p>172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AD</text:p>
          </table:table-cell>
          <table:table-cell table:style-name="ce80" office:value-type="string" calcext:value-type="string">
            <text:p>173</text:p>
          </table:table-cell>
          <table:table-cell table:style-name="ce80" office:value-type="string" calcext:value-type="string">
            <text:p>-83</text:p>
          </table:table-cell>
          <table:table-cell table:style-name="ce85"/>
          <table:table-cell table:style-name="ce84" office:value-type="float" office:value="173" calcext:value-type="float">
            <text:p>173</text:p>
          </table:table-cell>
          <table:table-cell table:style-name="ce85" office:value-type="float" office:value="173" calcext:value-type="float">
            <text:p>173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AE</text:p>
          </table:table-cell>
          <table:table-cell table:style-name="ce80" office:value-type="string" calcext:value-type="string">
            <text:p>174</text:p>
          </table:table-cell>
          <table:table-cell table:style-name="ce80" office:value-type="string" calcext:value-type="string">
            <text:p>-82</text:p>
          </table:table-cell>
          <table:table-cell table:style-name="ce85"/>
          <table:table-cell table:style-name="ce84" office:value-type="float" office:value="174" calcext:value-type="float">
            <text:p>174</text:p>
          </table:table-cell>
          <table:table-cell table:style-name="ce85" office:value-type="float" office:value="174" calcext:value-type="float">
            <text:p>174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AF</text:p>
          </table:table-cell>
          <table:table-cell table:style-name="ce80" office:value-type="string" calcext:value-type="string">
            <text:p>175</text:p>
          </table:table-cell>
          <table:table-cell table:style-name="ce80" office:value-type="string" calcext:value-type="string">
            <text:p>-81</text:p>
          </table:table-cell>
          <table:table-cell table:style-name="ce85"/>
          <table:table-cell table:style-name="ce84" office:value-type="float" office:value="175" calcext:value-type="float">
            <text:p>175</text:p>
          </table:table-cell>
          <table:table-cell table:style-name="ce85" office:value-type="float" office:value="175" calcext:value-type="float">
            <text:p>175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B0</text:p>
          </table:table-cell>
          <table:table-cell table:style-name="ce80" office:value-type="string" calcext:value-type="string">
            <text:p>176</text:p>
          </table:table-cell>
          <table:table-cell table:style-name="ce80" office:value-type="string" calcext:value-type="string">
            <text:p>-80</text:p>
          </table:table-cell>
          <table:table-cell table:style-name="ce85"/>
          <table:table-cell table:style-name="ce84" office:value-type="float" office:value="176" calcext:value-type="float">
            <text:p>176</text:p>
          </table:table-cell>
          <table:table-cell table:style-name="ce85" office:value-type="float" office:value="176" calcext:value-type="float">
            <text:p>176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B1</text:p>
          </table:table-cell>
          <table:table-cell table:style-name="ce80" office:value-type="string" calcext:value-type="string">
            <text:p>177</text:p>
          </table:table-cell>
          <table:table-cell table:style-name="ce80" office:value-type="string" calcext:value-type="string">
            <text:p>-79</text:p>
          </table:table-cell>
          <table:table-cell table:style-name="ce85"/>
          <table:table-cell table:style-name="ce84" office:value-type="float" office:value="177" calcext:value-type="float">
            <text:p>177</text:p>
          </table:table-cell>
          <table:table-cell table:style-name="ce85" office:value-type="float" office:value="177" calcext:value-type="float">
            <text:p>177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B2</text:p>
          </table:table-cell>
          <table:table-cell table:style-name="ce80" office:value-type="string" calcext:value-type="string">
            <text:p>178</text:p>
          </table:table-cell>
          <table:table-cell table:style-name="ce80" office:value-type="string" calcext:value-type="string">
            <text:p>-78</text:p>
          </table:table-cell>
          <table:table-cell table:style-name="ce85"/>
          <table:table-cell table:style-name="ce84" office:value-type="float" office:value="178" calcext:value-type="float">
            <text:p>178</text:p>
          </table:table-cell>
          <table:table-cell table:style-name="ce85" office:value-type="float" office:value="178" calcext:value-type="float">
            <text:p>178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B3</text:p>
          </table:table-cell>
          <table:table-cell table:style-name="ce80" office:value-type="string" calcext:value-type="string">
            <text:p>179</text:p>
          </table:table-cell>
          <table:table-cell table:style-name="ce80" office:value-type="string" calcext:value-type="string">
            <text:p>-77</text:p>
          </table:table-cell>
          <table:table-cell table:style-name="ce85"/>
          <table:table-cell table:style-name="ce84" office:value-type="float" office:value="179" calcext:value-type="float">
            <text:p>179</text:p>
          </table:table-cell>
          <table:table-cell table:style-name="ce85" office:value-type="float" office:value="179" calcext:value-type="float">
            <text:p>179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B4</text:p>
          </table:table-cell>
          <table:table-cell table:style-name="ce80" office:value-type="string" calcext:value-type="string">
            <text:p>180</text:p>
          </table:table-cell>
          <table:table-cell table:style-name="ce80" office:value-type="string" calcext:value-type="string">
            <text:p>-76</text:p>
          </table:table-cell>
          <table:table-cell table:style-name="ce85"/>
          <table:table-cell table:style-name="ce84" office:value-type="float" office:value="180" calcext:value-type="float">
            <text:p>180</text:p>
          </table:table-cell>
          <table:table-cell table:style-name="ce85" office:value-type="float" office:value="180" calcext:value-type="float">
            <text:p>180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B5</text:p>
          </table:table-cell>
          <table:table-cell table:style-name="ce80" office:value-type="string" calcext:value-type="string">
            <text:p>181</text:p>
          </table:table-cell>
          <table:table-cell table:style-name="ce80" office:value-type="string" calcext:value-type="string">
            <text:p>-75</text:p>
          </table:table-cell>
          <table:table-cell table:style-name="ce85"/>
          <table:table-cell table:style-name="ce84" office:value-type="float" office:value="181" calcext:value-type="float">
            <text:p>181</text:p>
          </table:table-cell>
          <table:table-cell table:style-name="ce85" office:value-type="float" office:value="181" calcext:value-type="float">
            <text:p>181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B6</text:p>
          </table:table-cell>
          <table:table-cell table:style-name="ce80" office:value-type="string" calcext:value-type="string">
            <text:p>182</text:p>
          </table:table-cell>
          <table:table-cell table:style-name="ce80" office:value-type="string" calcext:value-type="string">
            <text:p>-74</text:p>
          </table:table-cell>
          <table:table-cell table:style-name="ce85"/>
          <table:table-cell table:style-name="ce84" office:value-type="float" office:value="182" calcext:value-type="float">
            <text:p>182</text:p>
          </table:table-cell>
          <table:table-cell table:style-name="ce85" office:value-type="float" office:value="182" calcext:value-type="float">
            <text:p>182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B7</text:p>
          </table:table-cell>
          <table:table-cell table:style-name="ce80" office:value-type="string" calcext:value-type="string">
            <text:p>183</text:p>
          </table:table-cell>
          <table:table-cell table:style-name="ce80" office:value-type="string" calcext:value-type="string">
            <text:p>-73</text:p>
          </table:table-cell>
          <table:table-cell table:style-name="ce85"/>
          <table:table-cell table:style-name="ce84" office:value-type="float" office:value="183" calcext:value-type="float">
            <text:p>183</text:p>
          </table:table-cell>
          <table:table-cell table:style-name="ce85" office:value-type="float" office:value="183" calcext:value-type="float">
            <text:p>183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B8</text:p>
          </table:table-cell>
          <table:table-cell table:style-name="ce80" office:value-type="string" calcext:value-type="string">
            <text:p>184</text:p>
          </table:table-cell>
          <table:table-cell table:style-name="ce80" office:value-type="string" calcext:value-type="string">
            <text:p>-72</text:p>
          </table:table-cell>
          <table:table-cell table:style-name="ce85"/>
          <table:table-cell table:style-name="ce84" office:value-type="float" office:value="184" calcext:value-type="float">
            <text:p>184</text:p>
          </table:table-cell>
          <table:table-cell table:style-name="ce85" office:value-type="float" office:value="184" calcext:value-type="float">
            <text:p>184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B9</text:p>
          </table:table-cell>
          <table:table-cell table:style-name="ce80" office:value-type="string" calcext:value-type="string">
            <text:p>185</text:p>
          </table:table-cell>
          <table:table-cell table:style-name="ce80" office:value-type="string" calcext:value-type="string">
            <text:p>-71</text:p>
          </table:table-cell>
          <table:table-cell table:style-name="ce85"/>
          <table:table-cell table:style-name="ce84" office:value-type="float" office:value="185" calcext:value-type="float">
            <text:p>185</text:p>
          </table:table-cell>
          <table:table-cell table:style-name="ce85" office:value-type="float" office:value="185" calcext:value-type="float">
            <text:p>185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BA</text:p>
          </table:table-cell>
          <table:table-cell table:style-name="ce80" office:value-type="string" calcext:value-type="string">
            <text:p>186</text:p>
          </table:table-cell>
          <table:table-cell table:style-name="ce80" office:value-type="string" calcext:value-type="string">
            <text:p>-70</text:p>
          </table:table-cell>
          <table:table-cell table:style-name="ce85"/>
          <table:table-cell table:style-name="ce84" office:value-type="float" office:value="186" calcext:value-type="float">
            <text:p>186</text:p>
          </table:table-cell>
          <table:table-cell table:style-name="ce85" office:value-type="float" office:value="186" calcext:value-type="float">
            <text:p>186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BB</text:p>
          </table:table-cell>
          <table:table-cell table:style-name="ce80" office:value-type="string" calcext:value-type="string">
            <text:p>187</text:p>
          </table:table-cell>
          <table:table-cell table:style-name="ce80" office:value-type="string" calcext:value-type="string">
            <text:p>-69</text:p>
          </table:table-cell>
          <table:table-cell table:style-name="ce85"/>
          <table:table-cell table:style-name="ce84" office:value-type="float" office:value="187" calcext:value-type="float">
            <text:p>187</text:p>
          </table:table-cell>
          <table:table-cell table:style-name="ce85" office:value-type="float" office:value="187" calcext:value-type="float">
            <text:p>187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BC</text:p>
          </table:table-cell>
          <table:table-cell table:style-name="ce80" office:value-type="string" calcext:value-type="string">
            <text:p>188</text:p>
          </table:table-cell>
          <table:table-cell table:style-name="ce80" office:value-type="string" calcext:value-type="string">
            <text:p>-68</text:p>
          </table:table-cell>
          <table:table-cell table:style-name="ce85"/>
          <table:table-cell table:style-name="ce84" office:value-type="float" office:value="188" calcext:value-type="float">
            <text:p>188</text:p>
          </table:table-cell>
          <table:table-cell table:style-name="ce85" office:value-type="float" office:value="188" calcext:value-type="float">
            <text:p>188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BD</text:p>
          </table:table-cell>
          <table:table-cell table:style-name="ce80" office:value-type="string" calcext:value-type="string">
            <text:p>189</text:p>
          </table:table-cell>
          <table:table-cell table:style-name="ce80" office:value-type="string" calcext:value-type="string">
            <text:p>-67</text:p>
          </table:table-cell>
          <table:table-cell table:style-name="ce85"/>
          <table:table-cell table:style-name="ce84" office:value-type="float" office:value="189" calcext:value-type="float">
            <text:p>189</text:p>
          </table:table-cell>
          <table:table-cell table:style-name="ce85" office:value-type="float" office:value="189" calcext:value-type="float">
            <text:p>189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BE</text:p>
          </table:table-cell>
          <table:table-cell table:style-name="ce80" office:value-type="string" calcext:value-type="string">
            <text:p>190</text:p>
          </table:table-cell>
          <table:table-cell table:style-name="ce80" office:value-type="string" calcext:value-type="string">
            <text:p>-66</text:p>
          </table:table-cell>
          <table:table-cell table:style-name="ce85"/>
          <table:table-cell table:style-name="ce84" office:value-type="float" office:value="190" calcext:value-type="float">
            <text:p>190</text:p>
          </table:table-cell>
          <table:table-cell table:style-name="ce85" office:value-type="float" office:value="190" calcext:value-type="float">
            <text:p>190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BF</text:p>
          </table:table-cell>
          <table:table-cell table:style-name="ce80" office:value-type="string" calcext:value-type="string">
            <text:p>191</text:p>
          </table:table-cell>
          <table:table-cell table:style-name="ce80" office:value-type="string" calcext:value-type="string">
            <text:p>-65</text:p>
          </table:table-cell>
          <table:table-cell table:style-name="ce85"/>
          <table:table-cell table:style-name="ce84" office:value-type="float" office:value="191" calcext:value-type="float">
            <text:p>191</text:p>
          </table:table-cell>
          <table:table-cell table:style-name="ce85" office:value-type="float" office:value="191" calcext:value-type="float">
            <text:p>191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C0</text:p>
          </table:table-cell>
          <table:table-cell table:style-name="ce80" office:value-type="string" calcext:value-type="string">
            <text:p>192</text:p>
          </table:table-cell>
          <table:table-cell table:style-name="ce80" office:value-type="string" calcext:value-type="string">
            <text:p>-64</text:p>
          </table:table-cell>
          <table:table-cell table:style-name="ce85"/>
          <table:table-cell table:style-name="ce84" office:value-type="float" office:value="192" calcext:value-type="float">
            <text:p>192</text:p>
          </table:table-cell>
          <table:table-cell table:style-name="ce85" office:value-type="float" office:value="192" calcext:value-type="float">
            <text:p>192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C1</text:p>
          </table:table-cell>
          <table:table-cell table:style-name="ce80" office:value-type="string" calcext:value-type="string">
            <text:p>193</text:p>
          </table:table-cell>
          <table:table-cell table:style-name="ce80" office:value-type="string" calcext:value-type="string">
            <text:p>-63</text:p>
          </table:table-cell>
          <table:table-cell table:style-name="ce85"/>
          <table:table-cell table:style-name="ce84" office:value-type="float" office:value="193" calcext:value-type="float">
            <text:p>193</text:p>
          </table:table-cell>
          <table:table-cell table:style-name="ce85" office:value-type="float" office:value="193" calcext:value-type="float">
            <text:p>193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C2</text:p>
          </table:table-cell>
          <table:table-cell table:style-name="ce80" office:value-type="string" calcext:value-type="string">
            <text:p>194</text:p>
          </table:table-cell>
          <table:table-cell table:style-name="ce80" office:value-type="string" calcext:value-type="string">
            <text:p>-62</text:p>
          </table:table-cell>
          <table:table-cell table:style-name="ce85"/>
          <table:table-cell table:style-name="ce84" office:value-type="float" office:value="194" calcext:value-type="float">
            <text:p>194</text:p>
          </table:table-cell>
          <table:table-cell table:style-name="ce85" office:value-type="float" office:value="194" calcext:value-type="float">
            <text:p>194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C3</text:p>
          </table:table-cell>
          <table:table-cell table:style-name="ce80" office:value-type="string" calcext:value-type="string">
            <text:p>195</text:p>
          </table:table-cell>
          <table:table-cell table:style-name="ce80" office:value-type="string" calcext:value-type="string">
            <text:p>-61</text:p>
          </table:table-cell>
          <table:table-cell table:style-name="ce85"/>
          <table:table-cell table:style-name="ce84" office:value-type="float" office:value="195" calcext:value-type="float">
            <text:p>195</text:p>
          </table:table-cell>
          <table:table-cell table:style-name="ce85" office:value-type="float" office:value="195" calcext:value-type="float">
            <text:p>195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C4</text:p>
          </table:table-cell>
          <table:table-cell table:style-name="ce80" office:value-type="string" calcext:value-type="string">
            <text:p>196</text:p>
          </table:table-cell>
          <table:table-cell table:style-name="ce80" office:value-type="string" calcext:value-type="string">
            <text:p>-60</text:p>
          </table:table-cell>
          <table:table-cell table:style-name="ce85"/>
          <table:table-cell table:style-name="ce84" office:value-type="float" office:value="196" calcext:value-type="float">
            <text:p>196</text:p>
          </table:table-cell>
          <table:table-cell table:style-name="ce85" office:value-type="float" office:value="196" calcext:value-type="float">
            <text:p>196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C5</text:p>
          </table:table-cell>
          <table:table-cell table:style-name="ce80" office:value-type="string" calcext:value-type="string">
            <text:p>197</text:p>
          </table:table-cell>
          <table:table-cell table:style-name="ce80" office:value-type="string" calcext:value-type="string">
            <text:p>-59</text:p>
          </table:table-cell>
          <table:table-cell table:style-name="ce85"/>
          <table:table-cell table:style-name="ce84" office:value-type="float" office:value="197" calcext:value-type="float">
            <text:p>197</text:p>
          </table:table-cell>
          <table:table-cell table:style-name="ce85" office:value-type="float" office:value="197" calcext:value-type="float">
            <text:p>197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C6</text:p>
          </table:table-cell>
          <table:table-cell table:style-name="ce80" office:value-type="string" calcext:value-type="string">
            <text:p>198</text:p>
          </table:table-cell>
          <table:table-cell table:style-name="ce80" office:value-type="string" calcext:value-type="string">
            <text:p>-58</text:p>
          </table:table-cell>
          <table:table-cell table:style-name="ce85"/>
          <table:table-cell table:style-name="ce84" office:value-type="float" office:value="198" calcext:value-type="float">
            <text:p>198</text:p>
          </table:table-cell>
          <table:table-cell table:style-name="ce85" office:value-type="float" office:value="198" calcext:value-type="float">
            <text:p>198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C7</text:p>
          </table:table-cell>
          <table:table-cell table:style-name="ce80" office:value-type="string" calcext:value-type="string">
            <text:p>199</text:p>
          </table:table-cell>
          <table:table-cell table:style-name="ce80" office:value-type="string" calcext:value-type="string">
            <text:p>-57</text:p>
          </table:table-cell>
          <table:table-cell table:style-name="ce85"/>
          <table:table-cell table:style-name="ce84" office:value-type="float" office:value="199" calcext:value-type="float">
            <text:p>199</text:p>
          </table:table-cell>
          <table:table-cell table:style-name="ce85" office:value-type="float" office:value="199" calcext:value-type="float">
            <text:p>199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C8</text:p>
          </table:table-cell>
          <table:table-cell table:style-name="ce80" office:value-type="string" calcext:value-type="string">
            <text:p>200</text:p>
          </table:table-cell>
          <table:table-cell table:style-name="ce80" office:value-type="string" calcext:value-type="string">
            <text:p>-56</text:p>
          </table:table-cell>
          <table:table-cell table:style-name="ce85"/>
          <table:table-cell table:style-name="ce84" office:value-type="float" office:value="200" calcext:value-type="float">
            <text:p>200</text:p>
          </table:table-cell>
          <table:table-cell table:style-name="ce85" office:value-type="float" office:value="200" calcext:value-type="float">
            <text:p>200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C9</text:p>
          </table:table-cell>
          <table:table-cell table:style-name="ce80" office:value-type="string" calcext:value-type="string">
            <text:p>201</text:p>
          </table:table-cell>
          <table:table-cell table:style-name="ce80" office:value-type="string" calcext:value-type="string">
            <text:p>-55</text:p>
          </table:table-cell>
          <table:table-cell table:style-name="ce85"/>
          <table:table-cell table:style-name="ce84" office:value-type="float" office:value="201" calcext:value-type="float">
            <text:p>201</text:p>
          </table:table-cell>
          <table:table-cell table:style-name="ce85" office:value-type="float" office:value="201" calcext:value-type="float">
            <text:p>201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CA</text:p>
          </table:table-cell>
          <table:table-cell table:style-name="ce80" office:value-type="string" calcext:value-type="string">
            <text:p>202</text:p>
          </table:table-cell>
          <table:table-cell table:style-name="ce80" office:value-type="string" calcext:value-type="string">
            <text:p>-54</text:p>
          </table:table-cell>
          <table:table-cell table:style-name="ce85"/>
          <table:table-cell table:style-name="ce84" office:value-type="float" office:value="202" calcext:value-type="float">
            <text:p>202</text:p>
          </table:table-cell>
          <table:table-cell table:style-name="ce85" office:value-type="float" office:value="202" calcext:value-type="float">
            <text:p>202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CB</text:p>
          </table:table-cell>
          <table:table-cell table:style-name="ce80" office:value-type="string" calcext:value-type="string">
            <text:p>203</text:p>
          </table:table-cell>
          <table:table-cell table:style-name="ce80" office:value-type="string" calcext:value-type="string">
            <text:p>-53</text:p>
          </table:table-cell>
          <table:table-cell table:style-name="ce85"/>
          <table:table-cell table:style-name="ce84" office:value-type="float" office:value="203" calcext:value-type="float">
            <text:p>203</text:p>
          </table:table-cell>
          <table:table-cell table:style-name="ce85" office:value-type="float" office:value="203" calcext:value-type="float">
            <text:p>203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CC</text:p>
          </table:table-cell>
          <table:table-cell table:style-name="ce80" office:value-type="string" calcext:value-type="string">
            <text:p>204</text:p>
          </table:table-cell>
          <table:table-cell table:style-name="ce80" office:value-type="string" calcext:value-type="string">
            <text:p>-52</text:p>
          </table:table-cell>
          <table:table-cell table:style-name="ce85"/>
          <table:table-cell table:style-name="ce84" office:value-type="float" office:value="204" calcext:value-type="float">
            <text:p>204</text:p>
          </table:table-cell>
          <table:table-cell table:style-name="ce85" office:value-type="float" office:value="204" calcext:value-type="float">
            <text:p>204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CD</text:p>
          </table:table-cell>
          <table:table-cell table:style-name="ce80" office:value-type="string" calcext:value-type="string">
            <text:p>205</text:p>
          </table:table-cell>
          <table:table-cell table:style-name="ce80" office:value-type="string" calcext:value-type="string">
            <text:p>-51</text:p>
          </table:table-cell>
          <table:table-cell table:style-name="ce85"/>
          <table:table-cell table:style-name="ce84" office:value-type="float" office:value="205" calcext:value-type="float">
            <text:p>205</text:p>
          </table:table-cell>
          <table:table-cell table:style-name="ce85" office:value-type="float" office:value="205" calcext:value-type="float">
            <text:p>205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CE</text:p>
          </table:table-cell>
          <table:table-cell table:style-name="ce80" office:value-type="string" calcext:value-type="string">
            <text:p>206</text:p>
          </table:table-cell>
          <table:table-cell table:style-name="ce80" office:value-type="string" calcext:value-type="string">
            <text:p>-50</text:p>
          </table:table-cell>
          <table:table-cell table:style-name="ce85"/>
          <table:table-cell table:style-name="ce84" office:value-type="float" office:value="206" calcext:value-type="float">
            <text:p>206</text:p>
          </table:table-cell>
          <table:table-cell table:style-name="ce85" office:value-type="float" office:value="206" calcext:value-type="float">
            <text:p>206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CF</text:p>
          </table:table-cell>
          <table:table-cell table:style-name="ce80" office:value-type="string" calcext:value-type="string">
            <text:p>207</text:p>
          </table:table-cell>
          <table:table-cell table:style-name="ce80" office:value-type="string" calcext:value-type="string">
            <text:p>-49</text:p>
          </table:table-cell>
          <table:table-cell table:style-name="ce85"/>
          <table:table-cell table:style-name="ce84" office:value-type="float" office:value="207" calcext:value-type="float">
            <text:p>207</text:p>
          </table:table-cell>
          <table:table-cell table:style-name="ce85" office:value-type="float" office:value="207" calcext:value-type="float">
            <text:p>207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D0</text:p>
          </table:table-cell>
          <table:table-cell table:style-name="ce80" office:value-type="string" calcext:value-type="string">
            <text:p>208</text:p>
          </table:table-cell>
          <table:table-cell table:style-name="ce80" office:value-type="string" calcext:value-type="string">
            <text:p>-48</text:p>
          </table:table-cell>
          <table:table-cell table:style-name="ce85"/>
          <table:table-cell table:style-name="ce84" office:value-type="float" office:value="208" calcext:value-type="float">
            <text:p>208</text:p>
          </table:table-cell>
          <table:table-cell table:style-name="ce85" office:value-type="float" office:value="208" calcext:value-type="float">
            <text:p>208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D1</text:p>
          </table:table-cell>
          <table:table-cell table:style-name="ce80" office:value-type="string" calcext:value-type="string">
            <text:p>209</text:p>
          </table:table-cell>
          <table:table-cell table:style-name="ce80" office:value-type="string" calcext:value-type="string">
            <text:p>-47</text:p>
          </table:table-cell>
          <table:table-cell table:style-name="ce85"/>
          <table:table-cell table:style-name="ce84" office:value-type="float" office:value="209" calcext:value-type="float">
            <text:p>209</text:p>
          </table:table-cell>
          <table:table-cell table:style-name="ce85" office:value-type="float" office:value="209" calcext:value-type="float">
            <text:p>209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D2</text:p>
          </table:table-cell>
          <table:table-cell table:style-name="ce80" office:value-type="string" calcext:value-type="string">
            <text:p>210</text:p>
          </table:table-cell>
          <table:table-cell table:style-name="ce80" office:value-type="string" calcext:value-type="string">
            <text:p>-46</text:p>
          </table:table-cell>
          <table:table-cell table:style-name="ce85"/>
          <table:table-cell table:style-name="ce84" office:value-type="float" office:value="210" calcext:value-type="float">
            <text:p>210</text:p>
          </table:table-cell>
          <table:table-cell table:style-name="ce85" office:value-type="float" office:value="210" calcext:value-type="float">
            <text:p>210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D3</text:p>
          </table:table-cell>
          <table:table-cell table:style-name="ce80" office:value-type="string" calcext:value-type="string">
            <text:p>211</text:p>
          </table:table-cell>
          <table:table-cell table:style-name="ce80" office:value-type="string" calcext:value-type="string">
            <text:p>-45</text:p>
          </table:table-cell>
          <table:table-cell table:style-name="ce85"/>
          <table:table-cell table:style-name="ce84" office:value-type="float" office:value="211" calcext:value-type="float">
            <text:p>211</text:p>
          </table:table-cell>
          <table:table-cell table:style-name="ce85" office:value-type="float" office:value="211" calcext:value-type="float">
            <text:p>211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D4</text:p>
          </table:table-cell>
          <table:table-cell table:style-name="ce80" office:value-type="string" calcext:value-type="string">
            <text:p>212</text:p>
          </table:table-cell>
          <table:table-cell table:style-name="ce80" office:value-type="string" calcext:value-type="string">
            <text:p>-44</text:p>
          </table:table-cell>
          <table:table-cell table:style-name="ce85"/>
          <table:table-cell table:style-name="ce84" office:value-type="float" office:value="212" calcext:value-type="float">
            <text:p>212</text:p>
          </table:table-cell>
          <table:table-cell table:style-name="ce85" office:value-type="float" office:value="212" calcext:value-type="float">
            <text:p>212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D5</text:p>
          </table:table-cell>
          <table:table-cell table:style-name="ce80" office:value-type="string" calcext:value-type="string">
            <text:p>213</text:p>
          </table:table-cell>
          <table:table-cell table:style-name="ce80" office:value-type="string" calcext:value-type="string">
            <text:p>-43</text:p>
          </table:table-cell>
          <table:table-cell table:style-name="ce85"/>
          <table:table-cell table:style-name="ce84" office:value-type="float" office:value="213" calcext:value-type="float">
            <text:p>213</text:p>
          </table:table-cell>
          <table:table-cell table:style-name="ce85" office:value-type="float" office:value="213" calcext:value-type="float">
            <text:p>213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D6</text:p>
          </table:table-cell>
          <table:table-cell table:style-name="ce80" office:value-type="string" calcext:value-type="string">
            <text:p>214</text:p>
          </table:table-cell>
          <table:table-cell table:style-name="ce80" office:value-type="string" calcext:value-type="string">
            <text:p>-42</text:p>
          </table:table-cell>
          <table:table-cell table:style-name="ce85"/>
          <table:table-cell table:style-name="ce84" office:value-type="float" office:value="214" calcext:value-type="float">
            <text:p>214</text:p>
          </table:table-cell>
          <table:table-cell table:style-name="ce85" office:value-type="float" office:value="214" calcext:value-type="float">
            <text:p>214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D7</text:p>
          </table:table-cell>
          <table:table-cell table:style-name="ce80" office:value-type="string" calcext:value-type="string">
            <text:p>215</text:p>
          </table:table-cell>
          <table:table-cell table:style-name="ce80" office:value-type="string" calcext:value-type="string">
            <text:p>-41</text:p>
          </table:table-cell>
          <table:table-cell table:style-name="ce85"/>
          <table:table-cell table:style-name="ce84" office:value-type="float" office:value="215" calcext:value-type="float">
            <text:p>215</text:p>
          </table:table-cell>
          <table:table-cell table:style-name="ce85" office:value-type="float" office:value="215" calcext:value-type="float">
            <text:p>215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D8</text:p>
          </table:table-cell>
          <table:table-cell table:style-name="ce80" office:value-type="string" calcext:value-type="string">
            <text:p>216</text:p>
          </table:table-cell>
          <table:table-cell table:style-name="ce80" office:value-type="string" calcext:value-type="string">
            <text:p>-40</text:p>
          </table:table-cell>
          <table:table-cell table:style-name="ce85"/>
          <table:table-cell table:style-name="ce84" office:value-type="float" office:value="216" calcext:value-type="float">
            <text:p>216</text:p>
          </table:table-cell>
          <table:table-cell table:style-name="ce85" office:value-type="float" office:value="216" calcext:value-type="float">
            <text:p>216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D9</text:p>
          </table:table-cell>
          <table:table-cell table:style-name="ce80" office:value-type="string" calcext:value-type="string">
            <text:p>217</text:p>
          </table:table-cell>
          <table:table-cell table:style-name="ce80" office:value-type="string" calcext:value-type="string">
            <text:p>-39</text:p>
          </table:table-cell>
          <table:table-cell table:style-name="ce85"/>
          <table:table-cell table:style-name="ce84" office:value-type="float" office:value="217" calcext:value-type="float">
            <text:p>217</text:p>
          </table:table-cell>
          <table:table-cell table:style-name="ce85" office:value-type="float" office:value="217" calcext:value-type="float">
            <text:p>217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DA</text:p>
          </table:table-cell>
          <table:table-cell table:style-name="ce80" office:value-type="string" calcext:value-type="string">
            <text:p>218</text:p>
          </table:table-cell>
          <table:table-cell table:style-name="ce80" office:value-type="string" calcext:value-type="string">
            <text:p>-38</text:p>
          </table:table-cell>
          <table:table-cell table:style-name="ce85"/>
          <table:table-cell table:style-name="ce84" office:value-type="float" office:value="218" calcext:value-type="float">
            <text:p>218</text:p>
          </table:table-cell>
          <table:table-cell table:style-name="ce85" office:value-type="float" office:value="218" calcext:value-type="float">
            <text:p>218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DB</text:p>
          </table:table-cell>
          <table:table-cell table:style-name="ce80" office:value-type="string" calcext:value-type="string">
            <text:p>219</text:p>
          </table:table-cell>
          <table:table-cell table:style-name="ce80" office:value-type="string" calcext:value-type="string">
            <text:p>-37</text:p>
          </table:table-cell>
          <table:table-cell table:style-name="ce85"/>
          <table:table-cell table:style-name="ce84" office:value-type="float" office:value="219" calcext:value-type="float">
            <text:p>219</text:p>
          </table:table-cell>
          <table:table-cell table:style-name="ce85" office:value-type="float" office:value="219" calcext:value-type="float">
            <text:p>219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DC</text:p>
          </table:table-cell>
          <table:table-cell table:style-name="ce80" office:value-type="string" calcext:value-type="string">
            <text:p>220</text:p>
          </table:table-cell>
          <table:table-cell table:style-name="ce80" office:value-type="string" calcext:value-type="string">
            <text:p>-36</text:p>
          </table:table-cell>
          <table:table-cell table:style-name="ce85"/>
          <table:table-cell table:style-name="ce84" office:value-type="float" office:value="220" calcext:value-type="float">
            <text:p>220</text:p>
          </table:table-cell>
          <table:table-cell table:style-name="ce85" office:value-type="float" office:value="220" calcext:value-type="float">
            <text:p>220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DD</text:p>
          </table:table-cell>
          <table:table-cell table:style-name="ce80" office:value-type="string" calcext:value-type="string">
            <text:p>221</text:p>
          </table:table-cell>
          <table:table-cell table:style-name="ce80" office:value-type="string" calcext:value-type="string">
            <text:p>-35</text:p>
          </table:table-cell>
          <table:table-cell table:style-name="ce85"/>
          <table:table-cell table:style-name="ce84" office:value-type="float" office:value="221" calcext:value-type="float">
            <text:p>221</text:p>
          </table:table-cell>
          <table:table-cell table:style-name="ce85" office:value-type="float" office:value="221" calcext:value-type="float">
            <text:p>221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DE</text:p>
          </table:table-cell>
          <table:table-cell table:style-name="ce80" office:value-type="string" calcext:value-type="string">
            <text:p>222</text:p>
          </table:table-cell>
          <table:table-cell table:style-name="ce80" office:value-type="string" calcext:value-type="string">
            <text:p>-34</text:p>
          </table:table-cell>
          <table:table-cell table:style-name="ce85"/>
          <table:table-cell table:style-name="ce84" office:value-type="float" office:value="222" calcext:value-type="float">
            <text:p>222</text:p>
          </table:table-cell>
          <table:table-cell table:style-name="ce85" office:value-type="float" office:value="222" calcext:value-type="float">
            <text:p>222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DF</text:p>
          </table:table-cell>
          <table:table-cell table:style-name="ce80" office:value-type="string" calcext:value-type="string">
            <text:p>223</text:p>
          </table:table-cell>
          <table:table-cell table:style-name="ce80" office:value-type="string" calcext:value-type="string">
            <text:p>-33</text:p>
          </table:table-cell>
          <table:table-cell table:style-name="ce85"/>
          <table:table-cell table:style-name="ce84" office:value-type="float" office:value="223" calcext:value-type="float">
            <text:p>223</text:p>
          </table:table-cell>
          <table:table-cell table:style-name="ce85" office:value-type="float" office:value="223" calcext:value-type="float">
            <text:p>223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E0</text:p>
          </table:table-cell>
          <table:table-cell table:style-name="ce80" office:value-type="string" calcext:value-type="string">
            <text:p>224</text:p>
          </table:table-cell>
          <table:table-cell table:style-name="ce80" office:value-type="string" calcext:value-type="string">
            <text:p>-32</text:p>
          </table:table-cell>
          <table:table-cell table:style-name="ce85"/>
          <table:table-cell table:style-name="ce84" office:value-type="float" office:value="224" calcext:value-type="float">
            <text:p>224</text:p>
          </table:table-cell>
          <table:table-cell table:style-name="ce85" office:value-type="float" office:value="224" calcext:value-type="float">
            <text:p>224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E1</text:p>
          </table:table-cell>
          <table:table-cell table:style-name="ce80" office:value-type="string" calcext:value-type="string">
            <text:p>225</text:p>
          </table:table-cell>
          <table:table-cell table:style-name="ce80" office:value-type="string" calcext:value-type="string">
            <text:p>-31</text:p>
          </table:table-cell>
          <table:table-cell table:style-name="ce85"/>
          <table:table-cell table:style-name="ce84" office:value-type="float" office:value="225" calcext:value-type="float">
            <text:p>225</text:p>
          </table:table-cell>
          <table:table-cell table:style-name="ce85" office:value-type="float" office:value="225" calcext:value-type="float">
            <text:p>225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E2</text:p>
          </table:table-cell>
          <table:table-cell table:style-name="ce80" office:value-type="string" calcext:value-type="string">
            <text:p>226</text:p>
          </table:table-cell>
          <table:table-cell table:style-name="ce80" office:value-type="string" calcext:value-type="string">
            <text:p>-30</text:p>
          </table:table-cell>
          <table:table-cell table:style-name="ce85"/>
          <table:table-cell table:style-name="ce84" office:value-type="float" office:value="226" calcext:value-type="float">
            <text:p>226</text:p>
          </table:table-cell>
          <table:table-cell table:style-name="ce85" office:value-type="float" office:value="226" calcext:value-type="float">
            <text:p>226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E3</text:p>
          </table:table-cell>
          <table:table-cell table:style-name="ce80" office:value-type="string" calcext:value-type="string">
            <text:p>227</text:p>
          </table:table-cell>
          <table:table-cell table:style-name="ce80" office:value-type="string" calcext:value-type="string">
            <text:p>-29</text:p>
          </table:table-cell>
          <table:table-cell table:style-name="ce85"/>
          <table:table-cell table:style-name="ce84" office:value-type="float" office:value="227" calcext:value-type="float">
            <text:p>227</text:p>
          </table:table-cell>
          <table:table-cell table:style-name="ce85" office:value-type="float" office:value="227" calcext:value-type="float">
            <text:p>227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E4</text:p>
          </table:table-cell>
          <table:table-cell table:style-name="ce80" office:value-type="string" calcext:value-type="string">
            <text:p>228</text:p>
          </table:table-cell>
          <table:table-cell table:style-name="ce80" office:value-type="string" calcext:value-type="string">
            <text:p>-28</text:p>
          </table:table-cell>
          <table:table-cell table:style-name="ce85"/>
          <table:table-cell table:style-name="ce84" office:value-type="float" office:value="228" calcext:value-type="float">
            <text:p>228</text:p>
          </table:table-cell>
          <table:table-cell table:style-name="ce85" office:value-type="float" office:value="228" calcext:value-type="float">
            <text:p>228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E5</text:p>
          </table:table-cell>
          <table:table-cell table:style-name="ce80" office:value-type="string" calcext:value-type="string">
            <text:p>229</text:p>
          </table:table-cell>
          <table:table-cell table:style-name="ce80" office:value-type="string" calcext:value-type="string">
            <text:p>-27</text:p>
          </table:table-cell>
          <table:table-cell table:style-name="ce85"/>
          <table:table-cell table:style-name="ce84" office:value-type="float" office:value="229" calcext:value-type="float">
            <text:p>229</text:p>
          </table:table-cell>
          <table:table-cell table:style-name="ce85" office:value-type="float" office:value="229" calcext:value-type="float">
            <text:p>229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E6</text:p>
          </table:table-cell>
          <table:table-cell table:style-name="ce80" office:value-type="string" calcext:value-type="string">
            <text:p>230</text:p>
          </table:table-cell>
          <table:table-cell table:style-name="ce80" office:value-type="string" calcext:value-type="string">
            <text:p>-26</text:p>
          </table:table-cell>
          <table:table-cell table:style-name="ce85"/>
          <table:table-cell table:style-name="ce84" office:value-type="float" office:value="230" calcext:value-type="float">
            <text:p>230</text:p>
          </table:table-cell>
          <table:table-cell table:style-name="ce85" office:value-type="float" office:value="230" calcext:value-type="float">
            <text:p>230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E7</text:p>
          </table:table-cell>
          <table:table-cell table:style-name="ce80" office:value-type="string" calcext:value-type="string">
            <text:p>231</text:p>
          </table:table-cell>
          <table:table-cell table:style-name="ce80" office:value-type="string" calcext:value-type="string">
            <text:p>-25</text:p>
          </table:table-cell>
          <table:table-cell table:style-name="ce85"/>
          <table:table-cell table:style-name="ce84" office:value-type="float" office:value="231" calcext:value-type="float">
            <text:p>231</text:p>
          </table:table-cell>
          <table:table-cell table:style-name="ce85" office:value-type="float" office:value="231" calcext:value-type="float">
            <text:p>231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E8</text:p>
          </table:table-cell>
          <table:table-cell table:style-name="ce80" office:value-type="string" calcext:value-type="string">
            <text:p>232</text:p>
          </table:table-cell>
          <table:table-cell table:style-name="ce80" office:value-type="string" calcext:value-type="string">
            <text:p>-24</text:p>
          </table:table-cell>
          <table:table-cell table:style-name="ce85"/>
          <table:table-cell table:style-name="ce84" office:value-type="float" office:value="232" calcext:value-type="float">
            <text:p>232</text:p>
          </table:table-cell>
          <table:table-cell table:style-name="ce85" office:value-type="float" office:value="232" calcext:value-type="float">
            <text:p>232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E9</text:p>
          </table:table-cell>
          <table:table-cell table:style-name="ce80" office:value-type="string" calcext:value-type="string">
            <text:p>233</text:p>
          </table:table-cell>
          <table:table-cell table:style-name="ce80" office:value-type="string" calcext:value-type="string">
            <text:p>-23</text:p>
          </table:table-cell>
          <table:table-cell table:style-name="ce85"/>
          <table:table-cell table:style-name="ce84" office:value-type="float" office:value="233" calcext:value-type="float">
            <text:p>233</text:p>
          </table:table-cell>
          <table:table-cell table:style-name="ce85" office:value-type="float" office:value="233" calcext:value-type="float">
            <text:p>233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EA</text:p>
          </table:table-cell>
          <table:table-cell table:style-name="ce80" office:value-type="string" calcext:value-type="string">
            <text:p>234</text:p>
          </table:table-cell>
          <table:table-cell table:style-name="ce80" office:value-type="string" calcext:value-type="string">
            <text:p>-22</text:p>
          </table:table-cell>
          <table:table-cell table:style-name="ce85"/>
          <table:table-cell table:style-name="ce84" office:value-type="float" office:value="234" calcext:value-type="float">
            <text:p>234</text:p>
          </table:table-cell>
          <table:table-cell table:style-name="ce85" office:value-type="float" office:value="234" calcext:value-type="float">
            <text:p>234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EB</text:p>
          </table:table-cell>
          <table:table-cell table:style-name="ce80" office:value-type="string" calcext:value-type="string">
            <text:p>235</text:p>
          </table:table-cell>
          <table:table-cell table:style-name="ce80" office:value-type="string" calcext:value-type="string">
            <text:p>-21</text:p>
          </table:table-cell>
          <table:table-cell table:style-name="ce85"/>
          <table:table-cell table:style-name="ce84" office:value-type="float" office:value="235" calcext:value-type="float">
            <text:p>235</text:p>
          </table:table-cell>
          <table:table-cell table:style-name="ce85"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EC</text:p>
          </table:table-cell>
          <table:table-cell table:style-name="ce80" office:value-type="string" calcext:value-type="string">
            <text:p>236</text:p>
          </table:table-cell>
          <table:table-cell table:style-name="ce80" office:value-type="string" calcext:value-type="string">
            <text:p>-20</text:p>
          </table:table-cell>
          <table:table-cell table:style-name="ce85"/>
          <table:table-cell table:style-name="ce84" office:value-type="float" office:value="236" calcext:value-type="float">
            <text:p>236</text:p>
          </table:table-cell>
          <table:table-cell table:style-name="ce85" office:value-type="float" office:value="236" calcext:value-type="float">
            <text:p>236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ED</text:p>
          </table:table-cell>
          <table:table-cell table:style-name="ce80" office:value-type="string" calcext:value-type="string">
            <text:p>237</text:p>
          </table:table-cell>
          <table:table-cell table:style-name="ce80" office:value-type="string" calcext:value-type="string">
            <text:p>-19</text:p>
          </table:table-cell>
          <table:table-cell table:style-name="ce85"/>
          <table:table-cell table:style-name="ce84" office:value-type="float" office:value="237" calcext:value-type="float">
            <text:p>237</text:p>
          </table:table-cell>
          <table:table-cell table:style-name="ce85" office:value-type="float" office:value="237" calcext:value-type="float">
            <text:p>237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EE</text:p>
          </table:table-cell>
          <table:table-cell table:style-name="ce80" office:value-type="string" calcext:value-type="string">
            <text:p>238</text:p>
          </table:table-cell>
          <table:table-cell table:style-name="ce80" office:value-type="string" calcext:value-type="string">
            <text:p>-18</text:p>
          </table:table-cell>
          <table:table-cell table:style-name="ce85"/>
          <table:table-cell table:style-name="ce84" office:value-type="float" office:value="238" calcext:value-type="float">
            <text:p>238</text:p>
          </table:table-cell>
          <table:table-cell table:style-name="ce85" office:value-type="float" office:value="238" calcext:value-type="float">
            <text:p>238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EF</text:p>
          </table:table-cell>
          <table:table-cell table:style-name="ce80" office:value-type="string" calcext:value-type="string">
            <text:p>239</text:p>
          </table:table-cell>
          <table:table-cell table:style-name="ce80" office:value-type="string" calcext:value-type="string">
            <text:p>-17</text:p>
          </table:table-cell>
          <table:table-cell table:style-name="ce85"/>
          <table:table-cell table:style-name="ce84" office:value-type="float" office:value="239" calcext:value-type="float">
            <text:p>239</text:p>
          </table:table-cell>
          <table:table-cell table:style-name="ce85" office:value-type="float" office:value="239" calcext:value-type="float">
            <text:p>239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F0</text:p>
          </table:table-cell>
          <table:table-cell table:style-name="ce80" office:value-type="string" calcext:value-type="string">
            <text:p>240</text:p>
          </table:table-cell>
          <table:table-cell table:style-name="ce80" office:value-type="string" calcext:value-type="string">
            <text:p>-16</text:p>
          </table:table-cell>
          <table:table-cell table:style-name="ce85"/>
          <table:table-cell table:style-name="ce84" office:value-type="float" office:value="240" calcext:value-type="float">
            <text:p>240</text:p>
          </table:table-cell>
          <table:table-cell table:style-name="ce85" office:value-type="float" office:value="240" calcext:value-type="float">
            <text:p>240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F1</text:p>
          </table:table-cell>
          <table:table-cell table:style-name="ce80" office:value-type="string" calcext:value-type="string">
            <text:p>241</text:p>
          </table:table-cell>
          <table:table-cell table:style-name="ce80" office:value-type="string" calcext:value-type="string">
            <text:p>-15</text:p>
          </table:table-cell>
          <table:table-cell table:style-name="ce85"/>
          <table:table-cell table:style-name="ce84" office:value-type="float" office:value="241" calcext:value-type="float">
            <text:p>241</text:p>
          </table:table-cell>
          <table:table-cell table:style-name="ce85" office:value-type="float" office:value="241" calcext:value-type="float">
            <text:p>241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F2</text:p>
          </table:table-cell>
          <table:table-cell table:style-name="ce80" office:value-type="string" calcext:value-type="string">
            <text:p>242</text:p>
          </table:table-cell>
          <table:table-cell table:style-name="ce80" office:value-type="string" calcext:value-type="string">
            <text:p>-14</text:p>
          </table:table-cell>
          <table:table-cell table:style-name="ce85"/>
          <table:table-cell table:style-name="ce84" office:value-type="float" office:value="242" calcext:value-type="float">
            <text:p>242</text:p>
          </table:table-cell>
          <table:table-cell table:style-name="ce85" office:value-type="float" office:value="242" calcext:value-type="float">
            <text:p>242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F3</text:p>
          </table:table-cell>
          <table:table-cell table:style-name="ce80" office:value-type="string" calcext:value-type="string">
            <text:p>243</text:p>
          </table:table-cell>
          <table:table-cell table:style-name="ce80" office:value-type="string" calcext:value-type="string">
            <text:p>-13</text:p>
          </table:table-cell>
          <table:table-cell table:style-name="ce85"/>
          <table:table-cell table:style-name="ce84" office:value-type="float" office:value="243" calcext:value-type="float">
            <text:p>243</text:p>
          </table:table-cell>
          <table:table-cell table:style-name="ce85" office:value-type="float" office:value="243" calcext:value-type="float">
            <text:p>243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F4</text:p>
          </table:table-cell>
          <table:table-cell table:style-name="ce80" office:value-type="string" calcext:value-type="string">
            <text:p>244</text:p>
          </table:table-cell>
          <table:table-cell table:style-name="ce80" office:value-type="string" calcext:value-type="string">
            <text:p>-12</text:p>
          </table:table-cell>
          <table:table-cell table:style-name="ce85"/>
          <table:table-cell table:style-name="ce84" office:value-type="float" office:value="244" calcext:value-type="float">
            <text:p>244</text:p>
          </table:table-cell>
          <table:table-cell table:style-name="ce85" office:value-type="float" office:value="244" calcext:value-type="float">
            <text:p>244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F5</text:p>
          </table:table-cell>
          <table:table-cell table:style-name="ce80" office:value-type="string" calcext:value-type="string">
            <text:p>245</text:p>
          </table:table-cell>
          <table:table-cell table:style-name="ce80" office:value-type="string" calcext:value-type="string">
            <text:p>-11</text:p>
          </table:table-cell>
          <table:table-cell table:style-name="ce85"/>
          <table:table-cell table:style-name="ce84" office:value-type="float" office:value="245" calcext:value-type="float">
            <text:p>245</text:p>
          </table:table-cell>
          <table:table-cell table:style-name="ce85" office:value-type="float" office:value="245" calcext:value-type="float">
            <text:p>245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F6</text:p>
          </table:table-cell>
          <table:table-cell table:style-name="ce80" office:value-type="string" calcext:value-type="string">
            <text:p>246</text:p>
          </table:table-cell>
          <table:table-cell table:style-name="ce80" office:value-type="string" calcext:value-type="string">
            <text:p>-10</text:p>
          </table:table-cell>
          <table:table-cell table:style-name="ce85"/>
          <table:table-cell table:style-name="ce84" office:value-type="float" office:value="246" calcext:value-type="float">
            <text:p>246</text:p>
          </table:table-cell>
          <table:table-cell table:style-name="ce85" office:value-type="float" office:value="246" calcext:value-type="float">
            <text:p>246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F7</text:p>
          </table:table-cell>
          <table:table-cell table:style-name="ce80" office:value-type="string" calcext:value-type="string">
            <text:p>247</text:p>
          </table:table-cell>
          <table:table-cell table:style-name="ce80" office:value-type="string" calcext:value-type="string">
            <text:p>-9</text:p>
          </table:table-cell>
          <table:table-cell table:style-name="ce85"/>
          <table:table-cell table:style-name="ce84" office:value-type="float" office:value="247" calcext:value-type="float">
            <text:p>247</text:p>
          </table:table-cell>
          <table:table-cell table:style-name="ce85" office:value-type="float" office:value="247" calcext:value-type="float">
            <text:p>247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F8</text:p>
          </table:table-cell>
          <table:table-cell table:style-name="ce80" office:value-type="string" calcext:value-type="string">
            <text:p>248</text:p>
          </table:table-cell>
          <table:table-cell table:style-name="ce80" office:value-type="string" calcext:value-type="string">
            <text:p>-8</text:p>
          </table:table-cell>
          <table:table-cell table:style-name="ce85"/>
          <table:table-cell table:style-name="ce84" office:value-type="float" office:value="248" calcext:value-type="float">
            <text:p>248</text:p>
          </table:table-cell>
          <table:table-cell table:style-name="ce85" office:value-type="float" office:value="248" calcext:value-type="float">
            <text:p>248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F9</text:p>
          </table:table-cell>
          <table:table-cell table:style-name="ce80" office:value-type="string" calcext:value-type="string">
            <text:p>249</text:p>
          </table:table-cell>
          <table:table-cell table:style-name="ce80" office:value-type="string" calcext:value-type="string">
            <text:p>-7</text:p>
          </table:table-cell>
          <table:table-cell table:style-name="ce85"/>
          <table:table-cell table:style-name="ce84" office:value-type="float" office:value="249" calcext:value-type="float">
            <text:p>249</text:p>
          </table:table-cell>
          <table:table-cell table:style-name="ce85" office:value-type="float" office:value="249" calcext:value-type="float">
            <text:p>249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FA</text:p>
          </table:table-cell>
          <table:table-cell table:style-name="ce80" office:value-type="string" calcext:value-type="string">
            <text:p>250</text:p>
          </table:table-cell>
          <table:table-cell table:style-name="ce80" office:value-type="string" calcext:value-type="string">
            <text:p>-6</text:p>
          </table:table-cell>
          <table:table-cell table:style-name="ce85"/>
          <table:table-cell table:style-name="ce84" office:value-type="float" office:value="250" calcext:value-type="float">
            <text:p>250</text:p>
          </table:table-cell>
          <table:table-cell table:style-name="ce85" office:value-type="float" office:value="250" calcext:value-type="float">
            <text:p>250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FB</text:p>
          </table:table-cell>
          <table:table-cell table:style-name="ce80" office:value-type="string" calcext:value-type="string">
            <text:p>251</text:p>
          </table:table-cell>
          <table:table-cell table:style-name="ce80" office:value-type="string" calcext:value-type="string">
            <text:p>-5</text:p>
          </table:table-cell>
          <table:table-cell table:style-name="ce85"/>
          <table:table-cell table:style-name="ce84" office:value-type="float" office:value="251" calcext:value-type="float">
            <text:p>251</text:p>
          </table:table-cell>
          <table:table-cell table:style-name="ce85" office:value-type="float" office:value="251" calcext:value-type="float">
            <text:p>251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FC</text:p>
          </table:table-cell>
          <table:table-cell table:style-name="ce80" office:value-type="string" calcext:value-type="string">
            <text:p>252</text:p>
          </table:table-cell>
          <table:table-cell table:style-name="ce80" office:value-type="string" calcext:value-type="string">
            <text:p>-4</text:p>
          </table:table-cell>
          <table:table-cell table:style-name="ce85"/>
          <table:table-cell table:style-name="ce84" office:value-type="float" office:value="252" calcext:value-type="float">
            <text:p>252</text:p>
          </table:table-cell>
          <table:table-cell table:style-name="ce85" office:value-type="float" office:value="252" calcext:value-type="float">
            <text:p>252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FD</text:p>
          </table:table-cell>
          <table:table-cell table:style-name="ce80" office:value-type="string" calcext:value-type="string">
            <text:p>253</text:p>
          </table:table-cell>
          <table:table-cell table:style-name="ce80" office:value-type="string" calcext:value-type="string">
            <text:p>-3</text:p>
          </table:table-cell>
          <table:table-cell table:style-name="ce85"/>
          <table:table-cell table:style-name="ce84" office:value-type="float" office:value="253" calcext:value-type="float">
            <text:p>253</text:p>
          </table:table-cell>
          <table:table-cell table:style-name="ce85" office:value-type="float" office:value="253" calcext:value-type="float">
            <text:p>253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FE</text:p>
          </table:table-cell>
          <table:table-cell table:style-name="ce80" office:value-type="string" calcext:value-type="string">
            <text:p>254</text:p>
          </table:table-cell>
          <table:table-cell table:style-name="ce80" office:value-type="string" calcext:value-type="string">
            <text:p>-2</text:p>
          </table:table-cell>
          <table:table-cell table:style-name="ce85"/>
          <table:table-cell table:style-name="ce84" office:value-type="float" office:value="254" calcext:value-type="float">
            <text:p>254</text:p>
          </table:table-cell>
          <table:table-cell table:style-name="ce85" office:value-type="float" office:value="254" calcext:value-type="float">
            <text:p>254</text:p>
          </table:table-cell>
          <table:table-cell table:number-columns-repeated="16378"/>
        </table:table-row>
        <table:table-row table:style-name="ro1">
          <table:table-cell table:style-name="ce80" office:value-type="string" calcext:value-type="string">
            <text:p>FF</text:p>
          </table:table-cell>
          <table:table-cell table:style-name="ce80" office:value-type="string" calcext:value-type="string">
            <text:p>255</text:p>
          </table:table-cell>
          <table:table-cell table:style-name="ce80" office:value-type="string" calcext:value-type="string">
            <text:p>-1</text:p>
          </table:table-cell>
          <table:table-cell table:style-name="ce85" office:value-type="string" calcext:value-type="string">
            <text:p>Nothing</text:p>
          </table:table-cell>
          <table:table-cell table:style-name="ce84" office:value-type="float" office:value="255" calcext:value-type="float">
            <text:p>255</text:p>
          </table:table-cell>
          <table:table-cell table:style-name="ce85" office:value-type="float" office:value="255" calcext:value-type="float">
            <text:p>255</text:p>
          </table:table-cell>
          <table:table-cell table:number-columns-repeated="16378"/>
        </table:table-row>
        <table:table-row table:style-name="ro1" table:number-rows-repeated="104831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sc" table:style-name="ta1">
        <office:forms form:automatic-focus="false" form:apply-design-mode="false"/>
        <table:table-column table:style-name="co3" table:number-columns-repeated="2" table:default-cell-style-name="ce52"/>
        <table:table-column table:style-name="co20" table:default-cell-style-name="ce52"/>
        <table:table-column table:style-name="co3" table:number-columns-repeated="16381" table:default-cell-style-name="ce52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57" office:value-type="string" calcext:value-type="string">
            <text:p>Starting Address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88" office:value-type="float" office:value="6385504" calcext:value-type="float">
            <text:p>638550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57" office:value-type="string" calcext:value-type="string">
            <text:p>Entry Size In Bytes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89" office:value-type="float" office:value="36" calcext:value-type="float">
            <text:p>36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57" office:value-type="string" calcext:value-type="string">
            <text:p>File Nam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62" office:value-type="string" calcext:value-type="string">
            <text:p>totkol.gba</text:p>
          </table:table-cell>
          <table:table-cell table:number-columns-repeated="16381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SV" table:style-name="ta1">
        <office:forms form:automatic-focus="false" form:apply-design-mode="false"/>
        <table:table-column table:style-name="co21" table:default-cell-style-name="ce52"/>
        <table:table-column table:style-name="co3" table:default-cell-style-name="ce52"/>
        <table:table-column table:style-name="co22" table:default-cell-style-name="ce52"/>
        <table:table-column table:style-name="co3" table:number-columns-repeated="16381" table:default-cell-style-name="ce52"/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$Misc.$C$3]" office:value-type="float" office:value="6385504" calcext:value-type="float">
            <text:p>6385504</text:p>
          </table:table-cell>
          <table:table-cell table:formula="of:=COM.MICROSOFT.CONCAT([$Editor.B6:$Editor.AK6])" office:value-type="string" office:string-value="0000000000000000010101000a0000000000000000000000000000000000000000000000" calcext:value-type="string">
            <text:p>0000000000000000010101000a00000000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]+[$Misc.$C$6]" office:value-type="float" office:value="6385540" calcext:value-type="float">
            <text:p>6385540</text:p>
          </table:table-cell>
          <table:table-cell table:formula="of:=COM.MICROSOFT.CONCAT([$Editor.B7:$Editor.AK7])" office:value-type="string" office:string-value="300068012a000100010101071e0000000000000000000000000000000000000000000000" calcext:value-type="string">
            <text:p>300068012a000100010101071e00000000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2]+[$Misc.$C$6]" office:value-type="float" office:value="6385576" calcext:value-type="float">
            <text:p>6385576</text:p>
          </table:table-cell>
          <table:table-cell table:formula="of:=COM.MICROSOFT.CONCAT([$Editor.B8:$Editor.AK8])" office:value-type="string" office:string-value="3100bc022b0001000101011e280000000000000000000000000000000000000000000000" calcext:value-type="string">
            <text:p>3100bc022b0001000101011e2800000000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3]+[$Misc.$C$6]" office:value-type="float" office:value="6385612" calcext:value-type="float">
            <text:p>6385612</text:p>
          </table:table-cell>
          <table:table-cell table:formula="of:=COM.MICROSOFT.CONCAT([$Editor.B9:$Editor.AK9])" office:value-type="string" office:string-value="3200b0042c00010002010123300000000000000000000000000000000000000000000000" calcext:value-type="string">
            <text:p>3200b0042c000100020101233000000000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4]+[$Misc.$C$6]" office:value-type="float" office:value="6385648" calcext:value-type="float">
            <text:p>6385648</text:p>
          </table:table-cell>
          <table:table-cell table:formula="of:=COM.MICROSOFT.CONCAT([$Editor.B10:$Editor.AK10])" office:value-type="string" office:string-value="3300a0052d0001010101012036000100000000000000000000fb00000000000000000000" calcext:value-type="string">
            <text:p>3300a0052d0001010101012036000100000000000000000000fb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5]+[$Misc.$C$6]" office:value-type="float" office:value="6385684" calcext:value-type="float">
            <text:p>6385684</text:p>
          </table:table-cell>
          <table:table-cell table:formula="of:=COM.MICROSOFT.CONCAT([$Editor.B11:$Editor.AK11])" office:value-type="string" office:string-value="3400a0052e000102010101213800020000000000000000000000fb000000000000000000" calcext:value-type="string">
            <text:p>3400a0052e000102010101213800020000000000000000000000fb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6]+[$Misc.$C$6]" office:value-type="float" office:value="6385720" calcext:value-type="float">
            <text:p>6385720</text:p>
          </table:table-cell>
          <table:table-cell table:formula="of:=COM.MICROSOFT.CONCAT([$Editor.B12:$Editor.AK12])" office:value-type="string" office:string-value="3500a0052f0001040101011f340004000000000000000000fb0000000000000000000000" calcext:value-type="string">
            <text:p>3500a0052f0001040101011f340004000000000000000000fb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7]+[$Misc.$C$6]" office:value-type="float" office:value="6385756" calcext:value-type="float">
            <text:p>6385756</text:p>
          </table:table-cell>
          <table:table-cell table:formula="of:=COM.MICROSOFT.CONCAT([$Editor.B13:$Editor.AK13])" office:value-type="string" office:string-value="36004006300001000101011f3a0020000000030000000000000000000000000000000000" calcext:value-type="string">
            <text:p>36004006300001000101011f3a002000000003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8]+[$Misc.$C$6]" office:value-type="float" office:value="6385792" calcext:value-type="float">
            <text:p>6385792</text:p>
          </table:table-cell>
          <table:table-cell table:formula="of:=COM.MICROSOFT.CONCAT([$Editor.B14:$Editor.AK14])" office:value-type="string" office:string-value="3700ca0831000100020101253c0020000000030000000000000000000001000000000000" calcext:value-type="string">
            <text:p>3700ca0831000100020101253c0020000000030000000000000000000001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9]+[$Misc.$C$6]" office:value-type="float" office:value="6385828" calcext:value-type="float">
            <text:p>6385828</text:p>
          </table:table-cell>
          <table:table-cell table:formula="of:=COM.MICROSOFT.CONCAT([$Editor.B15:$Editor.AK15])" office:value-type="string" office:string-value="3800300c320001000201012b400020000000030000000000000000000000000100000000" calcext:value-type="string">
            <text:p>3800300c320001000201012b4000200000000300000000000000000000000001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0]+[$Misc.$C$6]" office:value-type="float" office:value="6385864" calcext:value-type="float">
            <text:p>6385864</text:p>
          </table:table-cell>
          <table:table-cell table:formula="of:=COM.MICROSOFT.CONCAT([$Editor.B16:$Editor.AK16])" office:value-type="string" office:string-value="3900300c33000101020101283e000100000000000000000000fb00000000000000000000" calcext:value-type="string">
            <text:p>3900300c33000101020101283e000100000000000000000000fb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1]+[$Misc.$C$6]" office:value-type="float" office:value="6385900" calcext:value-type="float">
            <text:p>6385900</text:p>
          </table:table-cell>
          <table:table-cell table:formula="of:=COM.MICROSOFT.CONCAT([$Editor.B17:$Editor.AK17])" office:value-type="string" office:string-value="3a00300c34000102020101203c00020000000000000000000000fb000000000000000000" calcext:value-type="string">
            <text:p>3a00300c34000102020101203c00020000000000000000000000fb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2]+[$Misc.$C$6]" office:value-type="float" office:value="6385936" calcext:value-type="float">
            <text:p>6385936</text:p>
          </table:table-cell>
          <table:table-cell table:formula="of:=COM.MICROSOFT.CONCAT([$Editor.B18:$Editor.AK18])" office:value-type="string" office:string-value="3b00ca0835000103010101213a00030000000000000000fb000000000000000000000000" calcext:value-type="string">
            <text:p>3b00ca0835000103010101213a00030000000000000000fb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3]+[$Misc.$C$6]" office:value-type="float" office:value="6385972" calcext:value-type="float">
            <text:p>6385972</text:p>
          </table:table-cell>
          <table:table-cell table:formula="of:=COM.MICROSOFT.CONCAT([$Editor.B19:$Editor.AK19])" office:value-type="string" office:string-value="3c00a00f360001050101012447000500470000000800000000000000fb00010000000000" calcext:value-type="string">
            <text:p>3c00a00f360001050101012447000500470000000800000000000000fb0001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4]+[$Misc.$C$6]" office:value-type="float" office:value="6386008" calcext:value-type="float">
            <text:p>6386008</text:p>
          </table:table-cell>
          <table:table-cell table:formula="of:=COM.MICROSOFT.CONCAT([$Editor.B20:$Editor.AK20])" office:value-type="string" office:string-value="3d00d80e37000106020101274b00060000000d0000000000000000fb0501000000000000" calcext:value-type="string">
            <text:p>3d00d80e37000106020101274b00060000000d0000000000000000fb0501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5]+[$Misc.$C$6]" office:value-type="float" office:value="6386044" calcext:value-type="float">
            <text:p>6386044</text:p>
          </table:table-cell>
          <table:table-cell table:formula="of:=COM.MICROSOFT.CONCAT([$Editor.B21:$Editor.AK21])" office:value-type="string" office:string-value="3e000000380001050101011c5a0005000000000000000000000000fbf100000000000000" calcext:value-type="string">
            <text:p>3e000000380001050101011c5a0005000000000000000000000000fbf1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6]+[$Misc.$C$6]" office:value-type="float" office:value="6386080" calcext:value-type="float">
            <text:p>6386080</text:p>
          </table:table-cell>
          <table:table-cell table:formula="of:=COM.MICROSOFT.CONCAT([$Editor.B22:$Editor.AK22])" office:value-type="string" office:string-value="3e000000390001050101011c440005003e0000000005000000000005f100000000000000" calcext:value-type="string">
            <text:p>3e000000390001050101011c440005003e0000000005000000000005f1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7]+[$Misc.$C$6]" office:value-type="float" office:value="6386116" calcext:value-type="float">
            <text:p>6386116</text:p>
          </table:table-cell>
          <table:table-cell table:formula="of:=COM.MICROSOFT.CONCAT([$Editor.B23:$Editor.AK23])" office:value-type="string" office:string-value="000000003a00010101010100550001000000000000000000000000000000000000000000" calcext:value-type="string">
            <text:p>000000003a000101010101005500010000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8]+[$Misc.$C$6]" office:value-type="float" office:value="6386152" calcext:value-type="float">
            <text:p>6386152</text:p>
          </table:table-cell>
          <table:table-cell table:formula="of:=COM.MICROSOFT.CONCAT([$Editor.B24:$Editor.AK24])" office:value-type="string" office:string-value="000000003a00010201010100550002000000000000000000000000000000000000000000" calcext:value-type="string">
            <text:p>000000003a000102010101005500020000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9]+[$Misc.$C$6]" office:value-type="float" office:value="6386188" calcext:value-type="float">
            <text:p>6386188</text:p>
          </table:table-cell>
          <table:table-cell table:formula="of:=COM.MICROSOFT.CONCAT([$Editor.B25:$Editor.AK25])" office:value-type="string" office:string-value="000000003a00010301010100550003000000000000000000000000000000000000000000" calcext:value-type="string">
            <text:p>000000003a000103010101005500030000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20]+[$Misc.$C$6]" office:value-type="float" office:value="6386224" calcext:value-type="float">
            <text:p>6386224</text:p>
          </table:table-cell>
          <table:table-cell table:formula="of:=COM.MICROSOFT.CONCAT([$Editor.B26:$Editor.AK26])" office:value-type="string" office:string-value="000000003a00010401010100550004000000000000000000000000000000000000000000" calcext:value-type="string">
            <text:p>000000003a000104010101005500040000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21]+[$Misc.$C$6]" office:value-type="float" office:value="6386260" calcext:value-type="float">
            <text:p>6386260</text:p>
          </table:table-cell>
          <table:table-cell table:formula="of:=COM.MICROSOFT.CONCAT([$Editor.B27:$Editor.AK27])" office:value-type="string" office:string-value="000000003a00010501010100550005000000000000000000000000000000000000000000" calcext:value-type="string">
            <text:p>000000003a000105010101005500050000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22]+[$Misc.$C$6]" office:value-type="float" office:value="6386296" calcext:value-type="float">
            <text:p>6386296</text:p>
          </table:table-cell>
          <table:table-cell table:formula="of:=COM.MICROSOFT.CONCAT([$Editor.B28:$Editor.AK28])" office:value-type="string" office:string-value="000000003a00010601010100550006000000000000000000000000000000000000000000" calcext:value-type="string">
            <text:p>000000003a000106010101005500060000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23]+[$Misc.$C$6]" office:value-type="float" office:value="6386332" calcext:value-type="float">
            <text:p>6386332</text:p>
          </table:table-cell>
          <table:table-cell table:formula="of:=COM.MICROSOFT.CONCAT([$Editor.B29:$Editor.AK29])" office:value-type="string" office:string-value="3f00a0053b0002010201012634000100000000000004000000fb00000000000100000000" calcext:value-type="string">
            <text:p>3f00a0053b0002010201012634000100000000000004000000fb000000000001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24]+[$Misc.$C$6]" office:value-type="float" office:value="6386368" calcext:value-type="float">
            <text:p>6386368</text:p>
          </table:table-cell>
          <table:table-cell table:formula="of:=COM.MICROSOFT.CONCAT([$Editor.B30:$Editor.AK30])" office:value-type="string" office:string-value="4000a0053c000202020101263400020000000000000400000000fb000000000100000000" calcext:value-type="string">
            <text:p>4000a0053c000202020101263400020000000000000400000000fb0000000001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25]+[$Misc.$C$6]" office:value-type="float" office:value="6386404" calcext:value-type="float">
            <text:p>6386404</text:p>
          </table:table-cell>
          <table:table-cell table:formula="of:=COM.MICROSOFT.CONCAT([$Editor.B31:$Editor.AK31])" office:value-type="string" office:string-value="4100a0053d000203020101263400030000000000000400fb000000000000000100000000" calcext:value-type="string">
            <text:p>4100a0053d000203020101263400030000000000000400fb0000000000000001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26]+[$Misc.$C$6]" office:value-type="float" office:value="6386440" calcext:value-type="float">
            <text:p>6386440</text:p>
          </table:table-cell>
          <table:table-cell table:formula="of:=COM.MICROSOFT.CONCAT([$Editor.B32:$Editor.AK32])" office:value-type="string" office:string-value="4200a0053e00020402010126340004000000000000040000fb0000000000000100000000" calcext:value-type="string">
            <text:p>4200a0053e00020402010126340004000000000000040000fb00000000000001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27]+[$Misc.$C$6]" office:value-type="float" office:value="6386476" calcext:value-type="float">
            <text:p>6386476</text:p>
          </table:table-cell>
          <table:table-cell table:formula="of:=COM.MICROSOFT.CONCAT([$Editor.B33:$Editor.AK33])" office:value-type="string" office:string-value="4300a4013f00030001010111230000000000000000000000000000000000000000000000" calcext:value-type="string">
            <text:p>4300a4013f000300010101112300000000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28]+[$Misc.$C$6]" office:value-type="float" office:value="6386512" calcext:value-type="float">
            <text:p>6386512</text:p>
          </table:table-cell>
          <table:table-cell table:formula="of:=COM.MICROSOFT.CONCAT([$Editor.B34:$Editor.AK34])" office:value-type="string" office:string-value="440080024000030001010115280000000000000000000000000000000000000000000000" calcext:value-type="string">
            <text:p>4400800240000300010101152800000000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29]+[$Misc.$C$6]" office:value-type="float" office:value="6386548" calcext:value-type="float">
            <text:p>6386548</text:p>
          </table:table-cell>
          <table:table-cell table:formula="of:=COM.MICROSOFT.CONCAT([$Editor.B35:$Editor.AK35])" office:value-type="string" office:string-value="450070034100030001010117300000000000190000000000000000000000000000000000" calcext:value-type="string">
            <text:p>45007003410003000101011730000000000019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30]+[$Misc.$C$6]" office:value-type="float" office:value="6386584" calcext:value-type="float">
            <text:p>6386584</text:p>
          </table:table-cell>
          <table:table-cell table:formula="of:=COM.MICROSOFT.CONCAT([$Editor.B36:$Editor.AK36])" office:value-type="string" office:string-value="46004c0442000302010101193400020000000000000000000000fb000000000000000000" calcext:value-type="string">
            <text:p>46004c0442000302010101193400020000000000000000000000fb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31]+[$Misc.$C$6]" office:value-type="float" office:value="6386620" calcext:value-type="float">
            <text:p>6386620</text:p>
          </table:table-cell>
          <table:table-cell table:formula="of:=COM.MICROSOFT.CONCAT([$Editor.B37:$Editor.AK37])" office:value-type="string" office:string-value="4700a00543000304010101193c0004000000000000000000fb0000000000000000000000" calcext:value-type="string">
            <text:p>4700a00543000304010101193c0004000000000000000000fb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32]+[$Misc.$C$6]" office:value-type="float" office:value="6386656" calcext:value-type="float">
            <text:p>6386656</text:p>
          </table:table-cell>
          <table:table-cell table:formula="of:=COM.MICROSOFT.CONCAT([$Editor.B38:$Editor.AK38])" office:value-type="string" office:string-value="4800a005440003050101010f3c000500000000000000000000000000fb00000000000000" calcext:value-type="string">
            <text:p>4800a005440003050101010f3c000500000000000000000000000000fb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33]+[$Misc.$C$6]" office:value-type="float" office:value="6386692" calcext:value-type="float">
            <text:p>6386692</text:p>
          </table:table-cell>
          <table:table-cell table:formula="of:=COM.MICROSOFT.CONCAT([$Editor.B39:$Editor.AK39])" office:value-type="string" office:string-value="4900d80e450003060101011c4400060000000e0000000000000000fb0501000000000000" calcext:value-type="string">
            <text:p>4900d80e450003060101011c4400060000000e0000000000000000fb0501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34]+[$Misc.$C$6]" office:value-type="float" office:value="6386728" calcext:value-type="float">
            <text:p>6386728</text:p>
          </table:table-cell>
          <table:table-cell table:formula="of:=COM.MICROSOFT.CONCAT([$Editor.B40:$Editor.AK40])" office:value-type="string" office:string-value="4a00cc014600040001010114280000000000000000000000000000000000000000000000" calcext:value-type="string">
            <text:p>4a00cc0146000400010101142800000000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35]+[$Misc.$C$6]" office:value-type="float" office:value="6386764" calcext:value-type="float">
            <text:p>6386764</text:p>
          </table:table-cell>
          <table:table-cell table:formula="of:=COM.MICROSOFT.CONCAT([$Editor.B41:$Editor.AK41])" office:value-type="string" office:string-value="4b00ca0847000402020101254000020000000000000000000000fb000000000000000000" calcext:value-type="string">
            <text:p>4b00ca0847000402020101254000020000000000000000000000fb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36]+[$Misc.$C$6]" office:value-type="float" office:value="6386800" calcext:value-type="float">
            <text:p>6386800</text:p>
          </table:table-cell>
          <table:table-cell table:formula="of:=COM.MICROSOFT.CONCAT([$Editor.B42:$Editor.AK42])" office:value-type="string" office:string-value="4c00ca08480004030201011e4400032000000300000000fb000000000000000000000000" calcext:value-type="string">
            <text:p>4c00ca08480004030201011e4400032000000300000000fb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37]+[$Misc.$C$6]" office:value-type="float" office:value="6386836" calcext:value-type="float">
            <text:p>6386836</text:p>
          </table:table-cell>
          <table:table-cell table:formula="of:=COM.MICROSOFT.CONCAT([$Editor.B43:$Editor.AK43])" office:value-type="string" office:string-value="4d00ca08490004040201011f4200040000000c0000000000fb0000000000000000000000" calcext:value-type="string">
            <text:p>4d00ca08490004040201011f4200040000000c0000000000fb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38]+[$Misc.$C$6]" office:value-type="float" office:value="6386872" calcext:value-type="float">
            <text:p>6386872</text:p>
          </table:table-cell>
          <table:table-cell table:formula="of:=COM.MICROSOFT.CONCAT([$Editor.B44:$Editor.AK44])" office:value-type="string" office:string-value="4e00ca084a0004060201012b480006002d00000000000000000000fb0001000000000000" calcext:value-type="string">
            <text:p>4e00ca084a0004060201012b480006002d00000000000000000000fb0001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39]+[$Misc.$C$6]" office:value-type="float" office:value="6386908" calcext:value-type="float">
            <text:p>6386908</text:p>
          </table:table-cell>
          <table:table-cell table:formula="of:=COM.MICROSOFT.CONCAT([$Editor.B45:$Editor.AK45])" office:value-type="string" office:string-value="4f00300c4b0004010201012a46000100000000000000000000fb00000000000000000000" calcext:value-type="string">
            <text:p>4f00300c4b0004010201012a46000100000000000000000000fb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40]+[$Misc.$C$6]" office:value-type="float" office:value="6386944" calcext:value-type="float">
            <text:p>6386944</text:p>
          </table:table-cell>
          <table:table-cell table:formula="of:=COM.MICROSOFT.CONCAT([$Editor.B46:$Editor.AK46])" office:value-type="string" office:string-value="5000d0024c0005000101010e280000000000000000000000000000000000000000000000" calcext:value-type="string">
            <text:p>5000d0024c0005000101010e2800000000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41]+[$Misc.$C$6]" office:value-type="float" office:value="6386980" calcext:value-type="float">
            <text:p>6386980</text:p>
          </table:table-cell>
          <table:table-cell table:formula="of:=COM.MICROSOFT.CONCAT([$Editor.B47:$Editor.AK47])" office:value-type="string" office:string-value="5100300c4d000501020101203e000100000000000000000000fb00000000000000000000" calcext:value-type="string">
            <text:p>5100300c4d000501020101203e000100000000000000000000fb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42]+[$Misc.$C$6]" office:value-type="float" office:value="6387016" calcext:value-type="float">
            <text:p>6387016</text:p>
          </table:table-cell>
          <table:table-cell table:formula="of:=COM.MICROSOFT.CONCAT([$Editor.B48:$Editor.AK48])" office:value-type="string" office:string-value="5200ca084e000502020101233c00020000000000000000000000fb000000000000000000" calcext:value-type="string">
            <text:p>5200ca084e000502020101233c00020000000000000000000000fb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43]+[$Misc.$C$6]" office:value-type="float" office:value="6387052" calcext:value-type="float">
            <text:p>6387052</text:p>
          </table:table-cell>
          <table:table-cell table:formula="of:=COM.MICROSOFT.CONCAT([$Editor.B49:$Editor.AK49])" office:value-type="string" office:string-value="5300220b4f0005030201011f4c000310000f0000000000fb000000000000000000000000" calcext:value-type="string">
            <text:p>5300220b4f0005030201011f4c000310000f0000000000fb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44]+[$Misc.$C$6]" office:value-type="float" office:value="6387088" calcext:value-type="float">
            <text:p>6387088</text:p>
          </table:table-cell>
          <table:table-cell table:formula="of:=COM.MICROSOFT.CONCAT([$Editor.B50:$Editor.AK50])" office:value-type="string" office:string-value="5400220b50000504020101213e0004000000000000000000fb0000000000000000000000" calcext:value-type="string">
            <text:p>5400220b50000504020101213e0004000000000000000000fb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45]+[$Misc.$C$6]" office:value-type="float" office:value="6387124" calcext:value-type="float">
            <text:p>6387124</text:p>
          </table:table-cell>
          <table:table-cell table:formula="of:=COM.MICROSOFT.CONCAT([$Editor.B51:$Editor.AK51])" office:value-type="string" office:string-value="5500220b51000505020101243e000500000000000000000000000000fb00000000000000" calcext:value-type="string">
            <text:p>5500220b51000505020101243e000500000000000000000000000000fb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46]+[$Misc.$C$6]" office:value-type="float" office:value="6387160" calcext:value-type="float">
            <text:p>6387160</text:p>
          </table:table-cell>
          <table:table-cell table:formula="of:=COM.MICROSOFT.CONCAT([$Editor.B52:$Editor.AK52])" office:value-type="string" office:string-value="56004001520006000101011a2c0000000000000000000000000000000000000000000000" calcext:value-type="string">
            <text:p>56004001520006000101011a2c00000000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47]+[$Misc.$C$6]" office:value-type="float" office:value="6387196" calcext:value-type="float">
            <text:p>6387196</text:p>
          </table:table-cell>
          <table:table-cell table:formula="of:=COM.MICROSOFT.CONCAT([$Editor.B53:$Editor.AK53])" office:value-type="string" office:string-value="5700b00453000605010101183400050f000e10000008000000000000fb00000000000000" calcext:value-type="string">
            <text:p>5700b00453000605010101183400050f000e10000008000000000000fb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48]+[$Misc.$C$6]" office:value-type="float" office:value="6387232" calcext:value-type="float">
            <text:p>6387232</text:p>
          </table:table-cell>
          <table:table-cell table:formula="of:=COM.MICROSOFT.CONCAT([$Editor.B54:$Editor.AK54])" office:value-type="string" office:string-value="5800e803540006010101011636000100000000000000000000fb00000000000000000000" calcext:value-type="string">
            <text:p>5800e803540006010101011636000100000000000000000000fb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49]+[$Misc.$C$6]" office:value-type="float" office:value="6387268" calcext:value-type="float">
            <text:p>6387268</text:p>
          </table:table-cell>
          <table:table-cell table:formula="of:=COM.MICROSOFT.CONCAT([$Editor.B55:$Editor.AK55])" office:value-type="string" office:string-value="5900a005550006060101011834000610000f000000040000000000fb0200000000000000" calcext:value-type="string">
            <text:p>5900a005550006060101011834000610000f000000040000000000fb02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50]+[$Misc.$C$6]" office:value-type="float" office:value="6387304" calcext:value-type="float">
            <text:p>6387304</text:p>
          </table:table-cell>
          <table:table-cell table:formula="of:=COM.MICROSOFT.CONCAT([$Editor.B56:$Editor.AK56])" office:value-type="string" office:string-value="5a000e01560007000101010214050000000000000a000000000000000000000000000000" calcext:value-type="string">
            <text:p>5a000e01560007000101010214050000000000000a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51]+[$Misc.$C$6]" office:value-type="float" office:value="6387340" calcext:value-type="float">
            <text:p>6387340</text:p>
          </table:table-cell>
          <table:table-cell table:formula="of:=COM.MICROSOFT.CONCAT([$Editor.B57:$Editor.AK57])" office:value-type="string" office:string-value="5b00b004570007010101010918050100020000001300000000fb00000000000000000000" calcext:value-type="string">
            <text:p>5b00b004570007010101010918050100020000001300000000fb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52]+[$Misc.$C$6]" office:value-type="float" office:value="6387376" calcext:value-type="float">
            <text:p>6387376</text:p>
          </table:table-cell>
          <table:table-cell table:formula="of:=COM.MICROSOFT.CONCAT([$Editor.B58:$Editor.AK58])" office:value-type="string" office:string-value="5c00b00458000702010101091a05000009000000110000000000fb000000000000000000" calcext:value-type="string">
            <text:p>5c00b00458000702010101091a05000009000000110000000000fb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53]+[$Misc.$C$6]" office:value-type="float" office:value="6387412" calcext:value-type="float">
            <text:p>6387412</text:p>
          </table:table-cell>
          <table:table-cell table:formula="of:=COM.MICROSOFT.CONCAT([$Editor.B59:$Editor.AK59])" office:value-type="string" office:string-value="5d00b004590007030101010a1a05030011000000120000fb000000000000000000000000" calcext:value-type="string">
            <text:p>5d00b004590007030101010a1a05030011000000120000fb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54]+[$Misc.$C$6]" office:value-type="float" office:value="6387448" calcext:value-type="float">
            <text:p>6387448</text:p>
          </table:table-cell>
          <table:table-cell table:formula="of:=COM.MICROSOFT.CONCAT([$Editor.B60:$Editor.AK60])" office:value-type="string" office:string-value="5e00b0045a00070401010109140504001800000014000000fb0000000000000000000000" calcext:value-type="string">
            <text:p>5e00b0045a00070401010109140504001800000014000000fb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55]+[$Misc.$C$6]" office:value-type="float" office:value="6387484" calcext:value-type="float">
            <text:p>6387484</text:p>
          </table:table-cell>
          <table:table-cell table:formula="of:=COM.MICROSOFT.CONCAT([$Editor.B61:$Editor.AK61])" office:value-type="string" office:string-value="5f00b0045b0007050101010e1c0a0500200000001e00000000000000fb00010000000000" calcext:value-type="string">
            <text:p>5f00b0045b0007050101010e1c0a0500200000001e00000000000000fb0001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56]+[$Misc.$C$6]" office:value-type="float" office:value="6387520" calcext:value-type="float">
            <text:p>6387520</text:p>
          </table:table-cell>
          <table:table-cell table:formula="of:=COM.MICROSOFT.CONCAT([$Editor.B62:$Editor.AK62])" office:value-type="string" office:string-value="6000b0045c0007060101010c200a0600290000001c000000000000fb0000000000000000" calcext:value-type="string">
            <text:p>6000b0045c0007060101010c200a0600290000001c000000000000fb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57]+[$Misc.$C$6]" office:value-type="float" office:value="6387556" calcext:value-type="float">
            <text:p>6387556</text:p>
          </table:table-cell>
          <table:table-cell table:formula="of:=COM.MICROSOFT.CONCAT([$Editor.B63:$Editor.AK63])" office:value-type="string" office:string-value="610064005d00070001010102000000000000000000000000000000000000000000000000" calcext:value-type="string">
            <text:p>610064005d000700010101020000000000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58]+[$Misc.$C$6]" office:value-type="float" office:value="6387592" calcext:value-type="float">
            <text:p>6387592</text:p>
          </table:table-cell>
          <table:table-cell table:formula="of:=COM.MICROSOFT.CONCAT([$Editor.B64:$Editor.AK64])" office:value-type="string" office:string-value="620098085e0007000101010310050000000000000000000000000000000000ff00000000" calcext:value-type="string">
            <text:p>620098085e0007000101010310050000000000000000000000000000000000ff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59]+[$Misc.$C$6]" office:value-type="float" office:value="6387628" calcext:value-type="float">
            <text:p>6387628</text:p>
          </table:table-cell>
          <table:table-cell table:formula="of:=COM.MICROSOFT.CONCAT([$Editor.B65:$Editor.AK65])" office:value-type="string" office:string-value="6300f8025f0008000202021c2a0000000000000000000000000000000000000000000000" calcext:value-type="string">
            <text:p>6300f8025f0008000202021c2a00000000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60]+[$Misc.$C$6]" office:value-type="float" office:value="6387664" calcext:value-type="float">
            <text:p>6387664</text:p>
          </table:table-cell>
          <table:table-cell table:formula="of:=COM.MICROSOFT.CONCAT([$Editor.B66:$Editor.AK66])" office:value-type="string" office:string-value="64004c046000080002020216370000000000000000030000000000000000000000000000" calcext:value-type="string">
            <text:p>64004c04600008000202021637000000000000000003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61]+[$Misc.$C$6]" office:value-type="float" office:value="6387700" calcext:value-type="float">
            <text:p>6387700</text:p>
          </table:table-cell>
          <table:table-cell table:formula="of:=COM.MICROSOFT.CONCAT([$Editor.B67:$Editor.AK67])" office:value-type="string" office:string-value="6500300c610008010202022846000100000000000000000000fb00000000000000000000" calcext:value-type="string">
            <text:p>6500300c610008010202022846000100000000000000000000fb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62]+[$Misc.$C$6]" office:value-type="float" office:value="6387736" calcext:value-type="float">
            <text:p>6387736</text:p>
          </table:table-cell>
          <table:table-cell table:formula="of:=COM.MICROSOFT.CONCAT([$Editor.B68:$Editor.AK68])" office:value-type="string" office:string-value="6600540662000802020202264000020000000000000000000000fb000000000000000000" calcext:value-type="string">
            <text:p>6600540662000802020202264000020000000000000000000000fb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63]+[$Misc.$C$6]" office:value-type="float" office:value="6387772" calcext:value-type="float">
            <text:p>6387772</text:p>
          </table:table-cell>
          <table:table-cell table:formula="of:=COM.MICROSOFT.CONCAT([$Editor.B69:$Editor.AK69])" office:value-type="string" office:string-value="6700540663000803020202244400030000000000000000fb000000000000000000000000" calcext:value-type="string">
            <text:p>6700540663000803020202244400030000000000000000fb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64]+[$Misc.$C$6]" office:value-type="float" office:value="6387808" calcext:value-type="float">
            <text:p>6387808</text:p>
          </table:table-cell>
          <table:table-cell table:formula="of:=COM.MICROSOFT.CONCAT([$Editor.B70:$Editor.AK70])" office:value-type="string" office:string-value="680054066400080402020225420004000000000000000000fb0000000000000000000000" calcext:value-type="string">
            <text:p>680054066400080402020225420004000000000000000000fb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65]+[$Misc.$C$6]" office:value-type="float" office:value="6387844" calcext:value-type="float">
            <text:p>6387844</text:p>
          </table:table-cell>
          <table:table-cell table:formula="of:=COM.MICROSOFT.CONCAT([$Editor.B71:$Editor.AK71])" office:value-type="string" office:string-value="6900000065000805020202274a00051d0033000000000000000000fbfb00000000000000" calcext:value-type="string">
            <text:p>6900000065000805020202274a00051d0033000000000000000000fbfb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66]+[$Misc.$C$6]" office:value-type="float" office:value="6387880" calcext:value-type="float">
            <text:p>6387880</text:p>
          </table:table-cell>
          <table:table-cell table:formula="of:=COM.MICROSOFT.CONCAT([$Editor.B72:$Editor.AK72])" office:value-type="string" office:string-value="6a00d80e66000806020202283e0006130012000000000000000000fb0000000100000000" calcext:value-type="string">
            <text:p>6a00d80e66000806020202283e0006130012000000000000000000fb00000001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67]+[$Misc.$C$6]" office:value-type="float" office:value="6387916" calcext:value-type="float">
            <text:p>6387916</text:p>
          </table:table-cell>
          <table:table-cell table:formula="of:=COM.MICROSOFT.CONCAT([$Editor.B73:$Editor.AK73])" office:value-type="string" office:string-value="6b000c03670009000201021c2d0000000000000000000000000000000000000000000000" calcext:value-type="string">
            <text:p>6b000c03670009000201021c2d00000000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68]+[$Misc.$C$6]" office:value-type="float" office:value="6387952" calcext:value-type="float">
            <text:p>6387952</text:p>
          </table:table-cell>
          <table:table-cell table:formula="of:=COM.MICROSOFT.CONCAT([$Editor.B74:$Editor.AK74])" office:value-type="string" office:string-value="6c00a005680009000201021c3400000000001a0000000000000000000000000000000000" calcext:value-type="string">
            <text:p>6c00a005680009000201021c3400000000001a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69]+[$Misc.$C$6]" office:value-type="float" office:value="6387988" calcext:value-type="float">
            <text:p>6387988</text:p>
          </table:table-cell>
          <table:table-cell table:formula="of:=COM.MICROSOFT.CONCAT([$Editor.B75:$Editor.AK75])" office:value-type="string" office:string-value="6d00540669000905020102233e000500000000000000000000000000fb00000000000000" calcext:value-type="string">
            <text:p>6d00540669000905020102233e000500000000000000000000000000fb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70]+[$Misc.$C$6]" office:value-type="float" office:value="6388024" calcext:value-type="float">
            <text:p>6388024</text:p>
          </table:table-cell>
          <table:table-cell table:formula="of:=COM.MICROSOFT.CONCAT([$Editor.B76:$Editor.AK76])" office:value-type="string" office:string-value="6e0054066a0009060201021e4200060f000e000000000000000000fb0000000000000000" calcext:value-type="string">
            <text:p>6e0054066a0009060201021e4200060f000e000000000000000000fb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71]+[$Misc.$C$6]" office:value-type="float" office:value="6388060" calcext:value-type="float">
            <text:p>6388060</text:p>
          </table:table-cell>
          <table:table-cell table:formula="of:=COM.MICROSOFT.CONCAT([$Editor.B77:$Editor.AK77])" office:value-type="string" office:string-value="6f00e0016b000a0001030506140000000000000000000000000000000000000000000000" calcext:value-type="string">
            <text:p>6f00e0016b000a00010305061400000000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72]+[$Misc.$C$6]" office:value-type="float" office:value="6388096" calcext:value-type="float">
            <text:p>6388096</text:p>
          </table:table-cell>
          <table:table-cell table:formula="of:=COM.MICROSOFT.CONCAT([$Editor.B78:$Editor.AK78])" office:value-type="string" office:string-value="7000e8036c000a0002030512230000000000000000000000000000000000000000000000" calcext:value-type="string">
            <text:p>7000e8036c000a00020305122300000000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73]+[$Misc.$C$6]" office:value-type="float" office:value="6388132" calcext:value-type="float">
            <text:p>6388132</text:p>
          </table:table-cell>
          <table:table-cell table:formula="of:=COM.MICROSOFT.CONCAT([$Editor.B79:$Editor.AK79])" office:value-type="string" office:string-value="7100a0056d000a010203062332000100000000000000000000fb00000000000000000000" calcext:value-type="string">
            <text:p>7100a0056d000a010203062332000100000000000000000000fb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74]+[$Misc.$C$6]" office:value-type="float" office:value="6388168" calcext:value-type="float">
            <text:p>6388168</text:p>
          </table:table-cell>
          <table:table-cell table:formula="of:=COM.MICROSOFT.CONCAT([$Editor.B80:$Editor.AK80])" office:value-type="string" office:string-value="7200a0056e000a02020306243400020000000000000000000000fb000000000000000000" calcext:value-type="string">
            <text:p>7200a0056e000a02020306243400020000000000000000000000fb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75]+[$Misc.$C$6]" office:value-type="float" office:value="6388204" calcext:value-type="float">
            <text:p>6388204</text:p>
          </table:table-cell>
          <table:table-cell table:formula="of:=COM.MICROSOFT.CONCAT([$Editor.B81:$Editor.AK81])" office:value-type="string" office:string-value="7300a0056f000a03020306203000030000000000000000fb000000000000000000000000" calcext:value-type="string">
            <text:p>7300a0056f000a03020306203000030000000000000000fb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76]+[$Misc.$C$6]" office:value-type="float" office:value="6388240" calcext:value-type="float">
            <text:p>6388240</text:p>
          </table:table-cell>
          <table:table-cell table:formula="of:=COM.MICROSOFT.CONCAT([$Editor.B82:$Editor.AK82])" office:value-type="string" office:string-value="7400a00570000a0402030627360004000000000000000000fb0000000000000000000000" calcext:value-type="string">
            <text:p>7400a00570000a0402030627360004000000000000000000fb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77]+[$Misc.$C$6]" office:value-type="float" office:value="6388276" calcext:value-type="float">
            <text:p>6388276</text:p>
          </table:table-cell>
          <table:table-cell table:formula="of:=COM.MICROSOFT.CONCAT([$Editor.B83:$Editor.AK83])" office:value-type="string" office:string-value="7500300c71000a050203072a3c00050d000c00000008000000000000fb00000000000000" calcext:value-type="string">
            <text:p>7500300c71000a050203072a3c00050d000c00000008000000000000fb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78]+[$Misc.$C$6]" office:value-type="float" office:value="6388312" calcext:value-type="float">
            <text:p>6388312</text:p>
          </table:table-cell>
          <table:table-cell table:formula="of:=COM.MICROSOFT.CONCAT([$Editor.B84:$Editor.AK84])" office:value-type="string" office:string-value="7600220b72000a0002030720360020210000080000000000000000000000000100000000" calcext:value-type="string">
            <text:p>7600220b72000a00020307203600202100000800000000000000000000000001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79]+[$Misc.$C$6]" office:value-type="float" office:value="6388348" calcext:value-type="float">
            <text:p>6388348</text:p>
          </table:table-cell>
          <table:table-cell table:formula="of:=COM.MICROSOFT.CONCAT([$Editor.B85:$Editor.AK85])" office:value-type="string" office:string-value="77001c0273000a00010406181e0000000000000000010000000000000000000000000000" calcext:value-type="string">
            <text:p>77001c0273000a00010406181e000000000000000001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80]+[$Misc.$C$6]" office:value-type="float" office:value="6388384" calcext:value-type="float">
            <text:p>6388384</text:p>
          </table:table-cell>
          <table:table-cell table:formula="of:=COM.MICROSOFT.CONCAT([$Editor.B86:$Editor.AK86])" office:value-type="string" office:string-value="7800000574000a000204071e2c0000000000000000010000000000000000000000000000" calcext:value-type="string">
            <text:p>7800000574000a000204071e2c000000000000000001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81]+[$Misc.$C$6]" office:value-type="float" office:value="6388420" calcext:value-type="float">
            <text:p>6388420</text:p>
          </table:table-cell>
          <table:table-cell table:formula="of:=COM.MICROSOFT.CONCAT([$Editor.B87:$Editor.AK87])" office:value-type="string" office:string-value="7900d80e75000a06020407262c0006220000130000010000000000fb0000000100000000" calcext:value-type="string">
            <text:p>7900d80e75000a06020407262c0006220000130000010000000000fb00000001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82]+[$Misc.$C$6]" office:value-type="float" office:value="6388456" calcext:value-type="float">
            <text:p>6388456</text:p>
          </table:table-cell>
          <table:table-cell table:formula="of:=COM.MICROSOFT.CONCAT([$Editor.B88:$Editor.AK88])" office:value-type="string" office:string-value="7a008a0276000b000101010a0f050000000000000000f600000000000000000000000000" calcext:value-type="string">
            <text:p>7a008a0276000b000101010a0f050000000000000000f6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83]+[$Misc.$C$6]" office:value-type="float" office:value="6388492" calcext:value-type="float">
            <text:p>6388492</text:p>
          </table:table-cell>
          <table:table-cell table:formula="of:=COM.MICROSOFT.CONCAT([$Editor.B89:$Editor.AK89])" office:value-type="string" office:string-value="7b00c40977000b000101011e14050000000009000000ec00000000000000000000000000" calcext:value-type="string">
            <text:p>7b00c40977000b000101011e14050000000009000000ec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84]+[$Misc.$C$6]" office:value-type="float" office:value="6388528" calcext:value-type="float">
            <text:p>6388528</text:p>
          </table:table-cell>
          <table:table-cell table:formula="of:=COM.MICROSOFT.CONCAT([$Editor.B90:$Editor.AK90])" office:value-type="string" office:string-value="7c00c40978000b0101010128140a0100000000000000e70000ec00000000000000000000" calcext:value-type="string">
            <text:p>7c00c40978000b0101010128140a0100000000000000e70000ec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85]+[$Misc.$C$6]" office:value-type="float" office:value="6388564" calcext:value-type="float">
            <text:p>6388564</text:p>
          </table:table-cell>
          <table:table-cell table:formula="of:=COM.MICROSOFT.CONCAT([$Editor.B91:$Editor.AK91])" office:value-type="string" office:string-value="7d00c40979000b0201010128140a0200000000000000e7000000ec000000000000000000" calcext:value-type="string">
            <text:p>7d00c40979000b0201010128140a0200000000000000e7000000ec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86]+[$Misc.$C$6]" office:value-type="float" office:value="6388600" calcext:value-type="float">
            <text:p>6388600</text:p>
          </table:table-cell>
          <table:table-cell table:formula="of:=COM.MICROSOFT.CONCAT([$Editor.B92:$Editor.AK92])" office:value-type="string" office:string-value="7e00c4097a000b0301010128140a0300000000000000e7ec000000000000000000000000" calcext:value-type="string">
            <text:p>7e00c4097a000b0301010128140a0300000000000000e7ec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87]+[$Misc.$C$6]" office:value-type="float" office:value="6388636" calcext:value-type="float">
            <text:p>6388636</text:p>
          </table:table-cell>
          <table:table-cell table:formula="of:=COM.MICROSOFT.CONCAT([$Editor.B93:$Editor.AK93])" office:value-type="string" office:string-value="7f00c4097b000b0401010128140a0400000000000000e700ec0000000000000000000000" calcext:value-type="string">
            <text:p>7f00c4097b000b0401010128140a0400000000000000e700ec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88]+[$Misc.$C$6]" office:value-type="float" office:value="6388672" calcext:value-type="float">
            <text:p>6388672</text:p>
          </table:table-cell>
          <table:table-cell table:formula="of:=COM.MICROSOFT.CONCAT([$Editor.B94:$Editor.AK94])" office:value-type="string" office:string-value="8000c4097c000b0501010128140f0500000000000000e70000000000ec00000000000000" calcext:value-type="string">
            <text:p>8000c4097c000b0501010128140f0500000000000000e70000000000ec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89]+[$Misc.$C$6]" office:value-type="float" office:value="6388708" calcext:value-type="float">
            <text:p>6388708</text:p>
          </table:table-cell>
          <table:table-cell table:formula="of:=COM.MICROSOFT.CONCAT([$Editor.B95:$Editor.AK95])" office:value-type="string" office:string-value="8100c4097d000b0601010128140f0600000000000000e700000000ec0000000000000000" calcext:value-type="string">
            <text:p>8100c4097d000b0601010128140f0600000000000000e700000000ec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90]+[$Misc.$C$6]" office:value-type="float" office:value="6388744" calcext:value-type="float">
            <text:p>6388744</text:p>
          </table:table-cell>
          <table:table-cell table:formula="of:=COM.MICROSOFT.CONCAT([$Editor.B96:$Editor.AK96])" office:value-type="string" office:string-value="820098087e000b00010101140a050000000000000000f10000000000000000ff00000000" calcext:value-type="string">
            <text:p>820098087e000b00010101140a050000000000000000f10000000000000000ff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91]+[$Misc.$C$6]" office:value-type="float" office:value="6388780" calcext:value-type="float">
            <text:p>6388780</text:p>
          </table:table-cell>
          <table:table-cell table:formula="of:=COM.MICROSOFT.CONCAT([$Editor.B97:$Editor.AK97])" office:value-type="string" office:string-value="83001c027f000c000300000809050000000000000000fd00000000000000000000000000" calcext:value-type="string">
            <text:p>83001c027f000c000300000809050000000000000000fd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92]+[$Misc.$C$6]" office:value-type="float" office:value="6388816" calcext:value-type="float">
            <text:p>6388816</text:p>
          </table:table-cell>
          <table:table-cell table:formula="of:=COM.MICROSOFT.CONCAT([$Editor.B98:$Editor.AK98])" office:value-type="string" office:string-value="84004c0480000c000300000c12050000000000000000fa00000000000000000000000000" calcext:value-type="string">
            <text:p>84004c0480000c000300000c12050000000000000000fa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93]+[$Misc.$C$6]" office:value-type="float" office:value="6388852" calcext:value-type="float">
            <text:p>6388852</text:p>
          </table:table-cell>
          <table:table-cell table:formula="of:=COM.MICROSOFT.CONCAT([$Editor.B99:$Editor.AK99])" office:value-type="string" office:string-value="8500a00581000c010300000e120a0000000000000000fa0000f600000000000000000000" calcext:value-type="string">
            <text:p>8500a00581000c010300000e120a0000000000000000fa0000f6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94]+[$Misc.$C$6]" office:value-type="float" office:value="6388888" calcext:value-type="float">
            <text:p>6388888</text:p>
          </table:table-cell>
          <table:table-cell table:formula="of:=COM.MICROSOFT.CONCAT([$Editor.B100:$Editor.AK100])" office:value-type="string" office:string-value="8600a00582000c020300000a120a0000000000000000fa000000f6000000000000000000" calcext:value-type="string">
            <text:p>8600a00582000c020300000a120a0000000000000000fa000000f6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95]+[$Misc.$C$6]" office:value-type="float" office:value="6388924" calcext:value-type="float">
            <text:p>6388924</text:p>
          </table:table-cell>
          <table:table-cell table:formula="of:=COM.MICROSOFT.CONCAT([$Editor.B101:$Editor.AK101])" office:value-type="string" office:string-value="8700a00583000c030300000a120a0000000000000000faf6000000000000000000000000" calcext:value-type="string">
            <text:p>8700a00583000c030300000a120a0000000000000000faf6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96]+[$Misc.$C$6]" office:value-type="float" office:value="6388960" calcext:value-type="float">
            <text:p>6388960</text:p>
          </table:table-cell>
          <table:table-cell table:formula="of:=COM.MICROSOFT.CONCAT([$Editor.B102:$Editor.AK102])" office:value-type="string" office:string-value="8800a00584000c040300000e120a0000000000000000fa00f60000000000000000000000" calcext:value-type="string">
            <text:p>8800a00584000c040300000e120a0000000000000000fa00f6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97]+[$Misc.$C$6]" office:value-type="float" office:value="6388996" calcext:value-type="float">
            <text:p>6388996</text:p>
          </table:table-cell>
          <table:table-cell table:formula="of:=COM.MICROSOFT.CONCAT([$Editor.B103:$Editor.AK103])" office:value-type="string" office:string-value="8900a00585000c050300000b120a0000000000000000fa0000000000f600000000000000" calcext:value-type="string">
            <text:p>8900a00585000c050300000b120a0000000000000000fa0000000000f6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98]+[$Misc.$C$6]" office:value-type="float" office:value="6389032" calcext:value-type="float">
            <text:p>6389032</text:p>
          </table:table-cell>
          <table:table-cell table:formula="of:=COM.MICROSOFT.CONCAT([$Editor.B104:$Editor.AK104])" office:value-type="string" office:string-value="8a00a00586000c060300000b120a0000000000000000fa00000000f60000000000000000" calcext:value-type="string">
            <text:p>8a00a00586000c060300000b120a0000000000000000fa00000000f6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99]+[$Misc.$C$6]" office:value-type="float" office:value="6389068" calcext:value-type="float">
            <text:p>6389068</text:p>
          </table:table-cell>
          <table:table-cell table:formula="of:=COM.MICROSOFT.CONCAT([$Editor.B105:$Editor.AK105])" office:value-type="string" office:string-value="8b00a80787000c00030000181e0a0000000000000000f600000000000000000000000000" calcext:value-type="string">
            <text:p>8b00a80787000c00030000181e0a0000000000000000f6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00]+[$Misc.$C$6]" office:value-type="float" office:value="6389104" calcext:value-type="float">
            <text:p>6389104</text:p>
          </table:table-cell>
          <table:table-cell table:formula="of:=COM.MICROSOFT.CONCAT([$Editor.B106:$Editor.AK106])" office:value-type="string" office:string-value="8c00980888000c000300001e270a0000000000000000f300000000000000000000000000" calcext:value-type="string">
            <text:p>8c00980888000c000300001e270a0000000000000000f3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01]+[$Misc.$C$6]" office:value-type="float" office:value="6389140" calcext:value-type="float">
            <text:p>6389140</text:p>
          </table:table-cell>
          <table:table-cell table:formula="of:=COM.MICROSOFT.CONCAT([$Editor.B107:$Editor.AK107])" office:value-type="string" office:string-value="8d009c0989000c010300001c270f0000000000000000f30000f100000000000000000000" calcext:value-type="string">
            <text:p>8d009c0989000c010300001c270f0000000000000000f30000f1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02]+[$Misc.$C$6]" office:value-type="float" office:value="6389176" calcext:value-type="float">
            <text:p>6389176</text:p>
          </table:table-cell>
          <table:table-cell table:formula="of:=COM.MICROSOFT.CONCAT([$Editor.B108:$Editor.AK108])" office:value-type="string" office:string-value="8e009c098a000c020300001c270f0000000000000000f3000000f1000000000000000000" calcext:value-type="string">
            <text:p>8e009c098a000c020300001c270f0000000000000000f3000000f1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03]+[$Misc.$C$6]" office:value-type="float" office:value="6389212" calcext:value-type="float">
            <text:p>6389212</text:p>
          </table:table-cell>
          <table:table-cell table:formula="of:=COM.MICROSOFT.CONCAT([$Editor.B109:$Editor.AK109])" office:value-type="string" office:string-value="8f009c098b000c030300001c270f0000000000000000f3f1000000000000000000000000" calcext:value-type="string">
            <text:p>8f009c098b000c030300001c270f0000000000000000f3f1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04]+[$Misc.$C$6]" office:value-type="float" office:value="6389248" calcext:value-type="float">
            <text:p>6389248</text:p>
          </table:table-cell>
          <table:table-cell table:formula="of:=COM.MICROSOFT.CONCAT([$Editor.B110:$Editor.AK110])" office:value-type="string" office:string-value="90009c098c000c040300001c270f0000000000000000f300f10000000000000000000000" calcext:value-type="string">
            <text:p>90009c098c000c040300001c270f0000000000000000f300f1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05]+[$Misc.$C$6]" office:value-type="float" office:value="6389284" calcext:value-type="float">
            <text:p>6389284</text:p>
          </table:table-cell>
          <table:table-cell table:formula="of:=COM.MICROSOFT.CONCAT([$Editor.B111:$Editor.AK111])" office:value-type="string" office:string-value="91009c098d000c050300001e270f0000000000000000f30000000000f101000000000000" calcext:value-type="string">
            <text:p>91009c098d000c050300001e270f0000000000000000f30000000000f101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06]+[$Misc.$C$6]" office:value-type="float" office:value="6389320" calcext:value-type="float">
            <text:p>6389320</text:p>
          </table:table-cell>
          <table:table-cell table:formula="of:=COM.MICROSOFT.CONCAT([$Editor.B112:$Editor.AK112])" office:value-type="string" office:string-value="92009c098e000c060300001e270f0000000000000000f300000000f10001000000000000" calcext:value-type="string">
            <text:p>92009c098e000c060300001e270f0000000000000000f300000000f10001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07]+[$Misc.$C$6]" office:value-type="float" office:value="6389356" calcext:value-type="float">
            <text:p>6389356</text:p>
          </table:table-cell>
          <table:table-cell table:formula="of:=COM.MICROSOFT.CONCAT([$Editor.B113:$Editor.AK113])" office:value-type="string" office:string-value="9300800c8f000c050300001a1e1e0000000017000500f60000000000f100000000000000" calcext:value-type="string">
            <text:p>9300800c8f000c050300001a1e1e0000000017000500f60000000000f1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08]+[$Misc.$C$6]" office:value-type="float" office:value="6389392" calcext:value-type="float">
            <text:p>6389392</text:p>
          </table:table-cell>
          <table:table-cell table:formula="of:=COM.MICROSOFT.CONCAT([$Editor.B114:$Editor.AK114])" office:value-type="string" office:string-value="9400800c90000c000300001f1e050000000005000000f600000000000000000000000000" calcext:value-type="string">
            <text:p>9400800c90000c000300001f1e050000000005000000f6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09]+[$Misc.$C$6]" office:value-type="float" office:value="6389428" calcext:value-type="float">
            <text:p>6389428</text:p>
          </table:table-cell>
          <table:table-cell table:formula="of:=COM.MICROSOFT.CONCAT([$Editor.B115:$Editor.AK115])" office:value-type="string" office:string-value="9500800c91000c000300000b12050000000009000000fa0000fe00000000000000000000" calcext:value-type="string">
            <text:p>9500800c91000c000300000b12050000000009000000fa0000fe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10]+[$Misc.$C$6]" office:value-type="float" office:value="6389464" calcext:value-type="float">
            <text:p>6389464</text:p>
          </table:table-cell>
          <table:table-cell table:formula="of:=COM.MICROSOFT.CONCAT([$Editor.B116:$Editor.AK116])" office:value-type="string" office:string-value="9600980892000c000300001018050000000000000000f80000000000000000ff00000000" calcext:value-type="string">
            <text:p>9600980892000c000300001018050000000000000000f80000000000000000ff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11]+[$Misc.$C$6]" office:value-type="float" office:value="6389500" calcext:value-type="float">
            <text:p>6389500</text:p>
          </table:table-cell>
          <table:table-cell table:formula="of:=COM.MICROSOFT.CONCAT([$Editor.B117:$Editor.AK117])" office:value-type="string" office:string-value="9700800c93000c00030000191e0a0000000000000005f600000000000000000000000000" calcext:value-type="string">
            <text:p>9700800c93000c00030000191e0a0000000000000005f6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12]+[$Misc.$C$6]" office:value-type="float" office:value="6389536" calcext:value-type="float">
            <text:p>6389536</text:p>
          </table:table-cell>
          <table:table-cell table:formula="of:=COM.MICROSOFT.CONCAT([$Editor.B118:$Editor.AK118])" office:value-type="string" office:string-value="9800400194000d0003000001030a0000000000000000ff00000000000000000000000000" calcext:value-type="string">
            <text:p>9800400194000d0003000001030a0000000000000000ff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13]+[$Misc.$C$6]" office:value-type="float" office:value="6389572" calcext:value-type="float">
            <text:p>6389572</text:p>
          </table:table-cell>
          <table:table-cell table:formula="of:=COM.MICROSOFT.CONCAT([$Editor.B119:$Editor.AK119])" office:value-type="string" office:string-value="99009c0995000d00030000030c0f0000000000000500fc00000000000000000000000000" calcext:value-type="string">
            <text:p>99009c0995000d00030000030c0f0000000000000500fc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14]+[$Misc.$C$6]" office:value-type="float" office:value="6389608" calcext:value-type="float">
            <text:p>6389608</text:p>
          </table:table-cell>
          <table:table-cell table:formula="of:=COM.MICROSOFT.CONCAT([$Editor.B120:$Editor.AK120])" office:value-type="string" office:string-value="9a009c0996000d000300000612190000000000000500fa00000000000000000100000000" calcext:value-type="string">
            <text:p>9a009c0996000d000300000612190000000000000500fa000000000000000001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15]+[$Misc.$C$6]" office:value-type="float" office:value="6389644" calcext:value-type="float">
            <text:p>6389644</text:p>
          </table:table-cell>
          <table:table-cell table:formula="of:=COM.MICROSOFT.CONCAT([$Editor.B121:$Editor.AK121])" office:value-type="string" office:string-value="9b009c0997000d01030000050f140000000000000500fb0000f600000000000000000000" calcext:value-type="string">
            <text:p>9b009c0997000d01030000050f140000000000000500fb0000f6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16]+[$Misc.$C$6]" office:value-type="float" office:value="6389680" calcext:value-type="float">
            <text:p>6389680</text:p>
          </table:table-cell>
          <table:table-cell table:formula="of:=COM.MICROSOFT.CONCAT([$Editor.B122:$Editor.AK122])" office:value-type="string" office:string-value="9c009c0998000d02030000050f140000000000000500fb000000f6000000000000000000" calcext:value-type="string">
            <text:p>9c009c0998000d02030000050f140000000000000500fb000000f6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17]+[$Misc.$C$6]" office:value-type="float" office:value="6389716" calcext:value-type="float">
            <text:p>6389716</text:p>
          </table:table-cell>
          <table:table-cell table:formula="of:=COM.MICROSOFT.CONCAT([$Editor.B123:$Editor.AK123])" office:value-type="string" office:string-value="9d009c0999000d03030000050f140000000000000500fbf6000000000000000000000000" calcext:value-type="string">
            <text:p>9d009c0999000d03030000050f140000000000000500fbf6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18]+[$Misc.$C$6]" office:value-type="float" office:value="6389752" calcext:value-type="float">
            <text:p>6389752</text:p>
          </table:table-cell>
          <table:table-cell table:formula="of:=COM.MICROSOFT.CONCAT([$Editor.B124:$Editor.AK124])" office:value-type="string" office:string-value="9e009c099a000d04030000050f140000000000000500fb00f60000000000000000000000" calcext:value-type="string">
            <text:p>9e009c099a000d04030000050f140000000000000500fb00f6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19]+[$Misc.$C$6]" office:value-type="float" office:value="6389788" calcext:value-type="float">
            <text:p>6389788</text:p>
          </table:table-cell>
          <table:table-cell table:formula="of:=COM.MICROSOFT.CONCAT([$Editor.B125:$Editor.AK125])" office:value-type="string" office:string-value="9f009c099b000d05030000050f140000000000000a00fb0000000005f600000100000000" calcext:value-type="string">
            <text:p>9f009c099b000d05030000050f140000000000000a00fb0000000005f6000001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20]+[$Misc.$C$6]" office:value-type="float" office:value="6389824" calcext:value-type="float">
            <text:p>6389824</text:p>
          </table:table-cell>
          <table:table-cell table:formula="of:=COM.MICROSOFT.CONCAT([$Editor.B126:$Editor.AK126])" office:value-type="string" office:string-value="a0009c099c000d06030000050f140000000000000a00fb00000000f60500000100000000" calcext:value-type="string">
            <text:p>a0009c099c000d06030000050f140000000000000a00fb00000000f605000001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21]+[$Misc.$C$6]" office:value-type="float" office:value="6389860" calcext:value-type="float">
            <text:p>6389860</text:p>
          </table:table-cell>
          <table:table-cell table:formula="of:=COM.MICROSOFT.CONCAT([$Editor.B127:$Editor.AK127])" office:value-type="string" office:string-value="a100c0129d000d00030000090f050000000000000500fb00000000000000010000000000" calcext:value-type="string">
            <text:p>a100c0129d000d00030000090f050000000000000500fb0000000000000001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22]+[$Misc.$C$6]" office:value-type="float" office:value="6389896" calcext:value-type="float">
            <text:p>6389896</text:p>
          </table:table-cell>
          <table:table-cell table:formula="of:=COM.MICROSOFT.CONCAT([$Editor.B128:$Editor.AK128])" office:value-type="string" office:string-value="a2009c099e000d050300000a0f190000000011000f00fb00000000fbf600000000000000" calcext:value-type="string">
            <text:p>a2009c099e000d050300000a0f190000000011000f00fb00000000fbf6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23]+[$Misc.$C$6]" office:value-type="float" office:value="6389932" calcext:value-type="float">
            <text:p>6389932</text:p>
          </table:table-cell>
          <table:table-cell table:formula="of:=COM.MICROSOFT.CONCAT([$Editor.B129:$Editor.AK129])" office:value-type="string" office:string-value="a3009c099f000d00030000050f1e0000000000000000fbfbfbfbfb000000000000000000" calcext:value-type="string">
            <text:p>a3009c099f000d00030000050f1e0000000000000000fbfbfbfbfb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24]+[$Misc.$C$6]" office:value-type="float" office:value="6389968" calcext:value-type="float">
            <text:p>6389968</text:p>
          </table:table-cell>
          <table:table-cell table:formula="of:=COM.MICROSOFT.CONCAT([$Editor.B130:$Editor.AK130])" office:value-type="string" office:string-value="a400b400a0000e000400000406020000000000000000fe00000000000000000000000000" calcext:value-type="string">
            <text:p>a400b400a0000e000400000406020000000000000000fe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25]+[$Misc.$C$6]" office:value-type="float" office:value="6390004" calcext:value-type="float">
            <text:p>6390004</text:p>
          </table:table-cell>
          <table:table-cell table:formula="of:=COM.MICROSOFT.CONCAT([$Editor.B131:$Editor.AK131])" office:value-type="string" office:string-value="a500dc00a1000e000400000403020000000000000500ff00000000000000000000000000" calcext:value-type="string">
            <text:p>a500dc00a1000e000400000403020000000000000500ff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26]+[$Misc.$C$6]" office:value-type="float" office:value="6390040" calcext:value-type="float">
            <text:p>6390040</text:p>
          </table:table-cell>
          <table:table-cell table:formula="of:=COM.MICROSOFT.CONCAT([$Editor.B132:$Editor.AK132])" office:value-type="string" office:string-value="a600e001a2000e000400000606050000000000000005fe0000000000fc00000000000000" calcext:value-type="string">
            <text:p>a600e001a2000e000400000606050000000000000005fe0000000000fc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27]+[$Misc.$C$6]" office:value-type="float" office:value="6390076" calcext:value-type="float">
            <text:p>6390076</text:p>
          </table:table-cell>
          <table:table-cell table:formula="of:=COM.MICROSOFT.CONCAT([$Editor.B133:$Editor.AK133])" office:value-type="string" office:string-value="a7002003a3000e00040000141e020000000000000000f600000000000000000000000000" calcext:value-type="string">
            <text:p>a7002003a3000e00040000141e020000000000000000f6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28]+[$Misc.$C$6]" office:value-type="float" office:value="6390112" calcext:value-type="float">
            <text:p>6390112</text:p>
          </table:table-cell>
          <table:table-cell table:formula="of:=COM.MICROSOFT.CONCAT([$Editor.B134:$Editor.AK134])" office:value-type="string" office:string-value="a800a005a4000e060400001615000000000000140005f900000000fb0001000000000000" calcext:value-type="string">
            <text:p>a800a005a4000e060400001615000000000000140005f900000000fb0001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29]+[$Misc.$C$6]" office:value-type="float" office:value="6390148" calcext:value-type="float">
            <text:p>6390148</text:p>
          </table:table-cell>
          <table:table-cell table:formula="of:=COM.MICROSOFT.CONCAT([$Editor.B135:$Editor.AK135])" office:value-type="string" office:string-value="a900a005a5000e050400000d150a0000000000000500f90000000000fb00000000000000" calcext:value-type="string">
            <text:p>a900a005a5000e050400000d150a0000000000000500f90000000000fb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30]+[$Misc.$C$6]" office:value-type="float" office:value="6390184" calcext:value-type="float">
            <text:p>6390184</text:p>
          </table:table-cell>
          <table:table-cell table:formula="of:=COM.MICROSOFT.CONCAT([$Editor.B136:$Editor.AK136])" office:value-type="string" office:string-value="aa00a005a6000e05040000141e0a0000000000000000f60000000000f600000000000000" calcext:value-type="string">
            <text:p>aa00a005a6000e05040000141e0a0000000000000000f60000000000f6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31]+[$Misc.$C$6]" office:value-type="float" office:value="6390220" calcext:value-type="float">
            <text:p>6390220</text:p>
          </table:table-cell>
          <table:table-cell table:formula="of:=COM.MICROSOFT.CONCAT([$Editor.B137:$Editor.AK137])" office:value-type="string" office:string-value="ab00a005a7000e00040000101e050000000005000000f600000000000000000000000000" calcext:value-type="string">
            <text:p>ab00a005a7000e00040000101e050000000005000000f6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32]+[$Misc.$C$6]" office:value-type="float" office:value="6390256" calcext:value-type="float">
            <text:p>6390256</text:p>
          </table:table-cell>
          <table:table-cell table:formula="of:=COM.MICROSOFT.CONCAT([$Editor.B138:$Editor.AK138])" office:value-type="string" office:string-value="ac00a005a8000e000400000606050000000000000005fe00000000000000000100000000" calcext:value-type="string">
            <text:p>ac00a005a8000e000400000606050000000000000005fe000000000000000001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33]+[$Misc.$C$6]" office:value-type="float" office:value="6390292" calcext:value-type="float">
            <text:p>6390292</text:p>
          </table:table-cell>
          <table:table-cell table:formula="of:=COM.MICROSOFT.CONCAT([$Editor.B139:$Editor.AK139])" office:value-type="string" office:string-value="ad009808a9000e000400000a15020000000000000000f90000000000000000ff00000000" calcext:value-type="string">
            <text:p>ad009808a9000e000400000a15020000000000000000f90000000000000000ff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34]+[$Misc.$C$6]" office:value-type="float" office:value="6390328" calcext:value-type="float">
            <text:p>6390328</text:p>
          </table:table-cell>
          <table:table-cell table:formula="of:=COM.MICROSOFT.CONCAT([$Editor.B140:$Editor.AK140])" office:value-type="string" office:string-value="ae00a005aa000e0004000004060a0000000000000500fe00000000000000000000000000" calcext:value-type="string">
            <text:p>ae00a005aa000e0004000004060a0000000000000500fe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35]+[$Misc.$C$6]" office:value-type="float" office:value="6390364" calcext:value-type="float">
            <text:p>6390364</text:p>
          </table:table-cell>
          <table:table-cell table:formula="of:=COM.MICROSOFT.CONCAT([$Editor.B141:$Editor.AK141])" office:value-type="string" office:string-value="af000000ab000e00040000080f0f0000000000000a00fb00000000000000010000000000" calcext:value-type="string">
            <text:p>af000000ab000e00040000080f0f0000000000000a00fb0000000000000001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36]+[$Misc.$C$6]" office:value-type="float" office:value="6390400" calcext:value-type="float">
            <text:p>6390400</text:p>
          </table:table-cell>
          <table:table-cell table:formula="of:=COM.MICROSOFT.CONCAT([$Editor.B142:$Editor.AK142])" office:value-type="string" office:string-value="b0005203ac000f000600000509020000000000000004fd00000000000000000002000000" calcext:value-type="string">
            <text:p>b0005203ac000f000600000509020000000000000004fd00000000000000000002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37]+[$Misc.$C$6]" office:value-type="float" office:value="6390436" calcext:value-type="float">
            <text:p>6390436</text:p>
          </table:table-cell>
          <table:table-cell table:formula="of:=COM.MICROSOFT.CONCAT([$Editor.B143:$Editor.AK143])" office:value-type="string" office:string-value="b1005203ad000f000600000509020000000000000004fd00000000000000000001000000" calcext:value-type="string">
            <text:p>b1005203ad000f000600000509020000000000000004fd00000000000000000001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38]+[$Misc.$C$6]" office:value-type="float" office:value="6390472" calcext:value-type="float">
            <text:p>6390472</text:p>
          </table:table-cell>
          <table:table-cell table:formula="of:=COM.MICROSOFT.CONCAT([$Editor.B144:$Editor.AK144])" office:value-type="string" office:string-value="b2005203ae000f000600000509020000000000000004fd00000000000000000003000000" calcext:value-type="string">
            <text:p>b2005203ae000f000600000509020000000000000004fd00000000000000000003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39]+[$Misc.$C$6]" office:value-type="float" office:value="6390508" calcext:value-type="float">
            <text:p>6390508</text:p>
          </table:table-cell>
          <table:table-cell table:formula="of:=COM.MICROSOFT.CONCAT([$Editor.B145:$Editor.AK145])" office:value-type="string" office:string-value="b3005203af000f000600000509020000000000000004fd00000000000000000004000000" calcext:value-type="string">
            <text:p>b3005203af000f000600000509020000000000000004fd00000000000000000004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40]+[$Misc.$C$6]" office:value-type="float" office:value="6390544" calcext:value-type="float">
            <text:p>6390544</text:p>
          </table:table-cell>
          <table:table-cell table:formula="of:=COM.MICROSOFT.CONCAT([$Editor.B146:$Editor.AK146])" office:value-type="string" office:string-value="b4005203b0000f000600000509020000000000000004fd00000000000000000000000000" calcext:value-type="string">
            <text:p>b4005203b0000f000600000509020000000000000004fd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41]+[$Misc.$C$6]" office:value-type="float" office:value="6390580" calcext:value-type="float">
            <text:p>6390580</text:p>
          </table:table-cell>
          <table:table-cell table:formula="of:=COM.MICROSOFT.CONCAT([$Editor.B147:$Editor.AK147])" office:value-type="string" office:string-value="b500f00ab100100005000001000500000000000003040000000000000000000002000000" calcext:value-type="string">
            <text:p>b500f00ab100100005000001000500000000000003040000000000000000000002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42]+[$Misc.$C$6]" office:value-type="float" office:value="6390616" calcext:value-type="float">
            <text:p>6390616</text:p>
          </table:table-cell>
          <table:table-cell table:formula="of:=COM.MICROSOFT.CONCAT([$Editor.B148:$Editor.AK148])" office:value-type="string" office:string-value="b600f00ab200100005000001000500000000000003040000000000000000000001000000" calcext:value-type="string">
            <text:p>b600f00ab200100005000001000500000000000003040000000000000000000001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43]+[$Misc.$C$6]" office:value-type="float" office:value="6390652" calcext:value-type="float">
            <text:p>6390652</text:p>
          </table:table-cell>
          <table:table-cell table:formula="of:=COM.MICROSOFT.CONCAT([$Editor.B149:$Editor.AK149])" office:value-type="string" office:string-value="b700f00ab300100005000001000500000000000003040000000000000000000003000000" calcext:value-type="string">
            <text:p>b700f00ab300100005000001000500000000000003040000000000000000000003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44]+[$Misc.$C$6]" office:value-type="float" office:value="6390688" calcext:value-type="float">
            <text:p>6390688</text:p>
          </table:table-cell>
          <table:table-cell table:formula="of:=COM.MICROSOFT.CONCAT([$Editor.B150:$Editor.AK150])" office:value-type="string" office:string-value="b800f00ab400100005000001000a0000000000000f000000000000000000000000000000" calcext:value-type="string">
            <text:p>b800f00ab400100005000001000a0000000000000f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45]+[$Misc.$C$6]" office:value-type="float" office:value="6390724" calcext:value-type="float">
            <text:p>6390724</text:p>
          </table:table-cell>
          <table:table-cell table:formula="of:=COM.MICROSOFT.CONCAT([$Editor.B151:$Editor.AK151])" office:value-type="string" office:string-value="b900f00ab500100005000001000a000000000000000a0000000000000000000000000000" calcext:value-type="string">
            <text:p>b900f00ab500100005000001000a000000000000000a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46]+[$Misc.$C$6]" office:value-type="float" office:value="6390760" calcext:value-type="float">
            <text:p>6390760</text:p>
          </table:table-cell>
          <table:table-cell table:formula="of:=COM.MICROSOFT.CONCAT([$Editor.B152:$Editor.AK152])" office:value-type="string" office:string-value="ba002003b600100105000001000a0000020000000404000000fb00000000000000000000" calcext:value-type="string">
            <text:p>ba002003b600100105000001000a0000020000000404000000fb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47]+[$Misc.$C$6]" office:value-type="float" office:value="6390796" calcext:value-type="float">
            <text:p>6390796</text:p>
          </table:table-cell>
          <table:table-cell table:formula="of:=COM.MICROSOFT.CONCAT([$Editor.B153:$Editor.AK153])" office:value-type="string" office:string-value="bb002003b700100205000001000a000009000004040000000000fb000000000000000000" calcext:value-type="string">
            <text:p>bb002003b700100205000001000a000009000004040000000000fb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48]+[$Misc.$C$6]" office:value-type="float" office:value="6390832" calcext:value-type="float">
            <text:p>6390832</text:p>
          </table:table-cell>
          <table:table-cell table:formula="of:=COM.MICROSOFT.CONCAT([$Editor.B154:$Editor.AK154])" office:value-type="string" office:string-value="bc002003b800100305000001000a000011000004040000fb000000000000000000000000" calcext:value-type="string">
            <text:p>bc002003b800100305000001000a000011000004040000fb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49]+[$Misc.$C$6]" office:value-type="float" office:value="6390868" calcext:value-type="float">
            <text:p>6390868</text:p>
          </table:table-cell>
          <table:table-cell table:formula="of:=COM.MICROSOFT.CONCAT([$Editor.B155:$Editor.AK155])" office:value-type="string" office:string-value="bd002003b900100405000001000a00001800000004040000fb0000000000000000000000" calcext:value-type="string">
            <text:p>bd002003b900100405000001000a00001800000004040000fb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50]+[$Misc.$C$6]" office:value-type="float" office:value="6390904" calcext:value-type="float">
            <text:p>6390904</text:p>
          </table:table-cell>
          <table:table-cell table:formula="of:=COM.MICROSOFT.CONCAT([$Editor.B156:$Editor.AK156])" office:value-type="string" office:string-value="be002003ba00100505000001000a0000240000000800000000000000fb00000000000000" calcext:value-type="string">
            <text:p>be002003ba00100505000001000a0000240000000800000000000000fb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51]+[$Misc.$C$6]" office:value-type="float" office:value="6390940" calcext:value-type="float">
            <text:p>6390940</text:p>
          </table:table-cell>
          <table:table-cell table:formula="of:=COM.MICROSOFT.CONCAT([$Editor.B157:$Editor.AK157])" office:value-type="string" office:string-value="bf002003bb00100605000001000a00002900000008000000000000fb0000000000000000" calcext:value-type="string">
            <text:p>bf002003bb00100605000001000a00002900000008000000000000fb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52]+[$Misc.$C$6]" office:value-type="float" office:value="6390976" calcext:value-type="float">
            <text:p>6390976</text:p>
          </table:table-cell>
          <table:table-cell table:formula="of:=COM.MICROSOFT.CONCAT([$Editor.B158:$Editor.AK158])" office:value-type="string" office:string-value="c000100ebc00100005000001000f00000000110008000000000000000000000000000000" calcext:value-type="string">
            <text:p>c000100ebc00100005000001000f00000000110008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53]+[$Misc.$C$6]" office:value-type="float" office:value="6391012" calcext:value-type="float">
            <text:p>6391012</text:p>
          </table:table-cell>
          <table:table-cell table:formula="of:=COM.MICROSOFT.CONCAT([$Editor.B159:$Editor.AK159])" office:value-type="string" office:string-value="c1005000bd00100605000001000a0000001f000008000000000000000000000000000000" calcext:value-type="string">
            <text:p>c1005000bd00100605000001000a0000001f000008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54]+[$Misc.$C$6]" office:value-type="float" office:value="6391048" calcext:value-type="float">
            <text:p>6391048</text:p>
          </table:table-cell>
          <table:table-cell table:formula="of:=COM.MICROSOFT.CONCAT([$Editor.B160:$Editor.AK160])" office:value-type="string" office:string-value="c2005000be0010050500000100000000000018000a00000000000000fb00000000000000" calcext:value-type="string">
            <text:p>c2005000be0010050500000100000000000018000a00000000000000fb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55]+[$Misc.$C$6]" office:value-type="float" office:value="6391084" calcext:value-type="float">
            <text:p>6391084</text:p>
          </table:table-cell>
          <table:table-cell table:formula="of:=COM.MICROSOFT.CONCAT([$Editor.B161:$Editor.AK161])" office:value-type="string" office:string-value="c3000000bf00100405000001001400000000110000000000f60000000000000000000000" calcext:value-type="string">
            <text:p>c3000000bf00100405000001001400000000110000000000f6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56]+[$Misc.$C$6]" office:value-type="float" office:value="6391120" calcext:value-type="float">
            <text:p>6391120</text:p>
          </table:table-cell>
          <table:table-cell table:formula="of:=COM.MICROSOFT.CONCAT([$Editor.B162:$Editor.AK162])" office:value-type="string" office:string-value="c400a005c0001000050000010014000000000f0007000000000000000000000000000000" calcext:value-type="string">
            <text:p>c400a005c0001000050000010014000000000f0007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57]+[$Misc.$C$6]" office:value-type="float" office:value="6391156" calcext:value-type="float">
            <text:p>6391156</text:p>
          </table:table-cell>
          <table:table-cell table:formula="of:=COM.MICROSOFT.CONCAT([$Editor.B163:$Editor.AK163])" office:value-type="string" office:string-value="c500a005c100100005000001000a00000000190000000000000000000000000000000000" calcext:value-type="string">
            <text:p>c500a005c100100005000001000a0000000019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58]+[$Misc.$C$6]" office:value-type="float" office:value="6391192" calcext:value-type="float">
            <text:p>6391192</text:p>
          </table:table-cell>
          <table:table-cell table:formula="of:=COM.MICROSOFT.CONCAT([$Editor.B164:$Editor.AK164])" office:value-type="string" office:string-value="c600a005c200100005000001000a000000001a0000000000000000000000000000000000" calcext:value-type="string">
            <text:p>c600a005c200100005000001000a000000001a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59]+[$Misc.$C$6]" office:value-type="float" office:value="6391228" calcext:value-type="float">
            <text:p>6391228</text:p>
          </table:table-cell>
          <table:table-cell table:formula="of:=COM.MICROSOFT.CONCAT([$Editor.B165:$Editor.AK165])" office:value-type="string" office:string-value="c700a00fc30010000500002d0f0f0000000017000000fbfbfbfbfbfbfb00000000000000" calcext:value-type="string">
            <text:p>c700a00fc30010000500002d0f0f0000000017000000fbfbfbfbfbfbfb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60]+[$Misc.$C$6]" office:value-type="float" office:value="6391264" calcext:value-type="float">
            <text:p>6391264</text:p>
          </table:table-cell>
          <table:table-cell table:formula="of:=COM.MICROSOFT.CONCAT([$Editor.B166:$Editor.AK166])" office:value-type="string" office:string-value="c800007dc4001000050000015a0f0000000000000000e2e2e2e2e2e2e200000000000000" calcext:value-type="string">
            <text:p>c800007dc4001000050000015a0f0000000000000000e2e2e2e2e2e2e2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61]+[$Misc.$C$6]" office:value-type="float" office:value="6391300" calcext:value-type="float">
            <text:p>6391300</text:p>
          </table:table-cell>
          <table:table-cell table:formula="of:=COM.MICROSOFT.CONCAT([$Editor.B167:$Editor.AK167])" office:value-type="string" office:string-value="c900b004c500100005000001000000000000120000000000000000000000000000000000" calcext:value-type="string">
            <text:p>c900b004c50010000500000100000000000012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62]+[$Misc.$C$6]" office:value-type="float" office:value="6391336" calcext:value-type="float">
            <text:p>6391336</text:p>
          </table:table-cell>
          <table:table-cell table:formula="of:=COM.MICROSOFT.CONCAT([$Editor.B168:$Editor.AK168])" office:value-type="string" office:string-value="ca000019c600100505000001000500000000000000000000000000000000000000000000" calcext:value-type="string">
            <text:p>ca000019c6001005050000010005000000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63]+[$Misc.$C$6]" office:value-type="float" office:value="6391372" calcext:value-type="float">
            <text:p>6391372</text:p>
          </table:table-cell>
          <table:table-cell table:formula="of:=COM.MICROSOFT.CONCAT([$Editor.B169:$Editor.AK169])" office:value-type="string" office:string-value="cb002003c700100005000001000000000000000000000000000000000000000000000000" calcext:value-type="string">
            <text:p>cb002003c7001000050000010000000000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64]+[$Misc.$C$6]" office:value-type="float" office:value="6391408" calcext:value-type="float">
            <text:p>6391408</text:p>
          </table:table-cell>
          <table:table-cell table:formula="of:=COM.MICROSOFT.CONCAT([$Editor.B170:$Editor.AK170])" office:value-type="string" office:string-value="cc002003c8001000050000ec000a00000000000000000000000000000000000000000000" calcext:value-type="string">
            <text:p>cc002003c8001000050000ec000a000000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65]+[$Misc.$C$6]" office:value-type="float" office:value="6391444" calcext:value-type="float">
            <text:p>6391444</text:p>
          </table:table-cell>
          <table:table-cell table:formula="of:=COM.MICROSOFT.CONCAT([$Editor.B171:$Editor.AK171])" office:value-type="string" office:string-value="cd009600c90011050000000500000a005e00000000000000000000000000000000000000" calcext:value-type="string">
            <text:p>cd009600c90011050000000500000a005e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66]+[$Misc.$C$6]" office:value-type="float" office:value="6391480" calcext:value-type="float">
            <text:p>6391480</text:p>
          </table:table-cell>
          <table:table-cell table:formula="of:=COM.MICROSOFT.CONCAT([$Editor.B172:$Editor.AK172])" office:value-type="string" office:string-value="ce002c01ca0011050000000500000a005f00000000000000000000000000000000000000" calcext:value-type="string">
            <text:p>ce002c01ca0011050000000500000a005f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67]+[$Misc.$C$6]" office:value-type="float" office:value="6391516" calcext:value-type="float">
            <text:p>6391516</text:p>
          </table:table-cell>
          <table:table-cell table:formula="of:=COM.MICROSOFT.CONCAT([$Editor.B173:$Editor.AK173])" office:value-type="string" office:string-value="cf009001cb0011050000000500000a006000000000000000000000000000000000000000" calcext:value-type="string">
            <text:p>cf009001cb0011050000000500000a0060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68]+[$Misc.$C$6]" office:value-type="float" office:value="6391552" calcext:value-type="float">
            <text:p>6391552</text:p>
          </table:table-cell>
          <table:table-cell table:formula="of:=COM.MICROSOFT.CONCAT([$Editor.B174:$Editor.AK174])" office:value-type="string" office:string-value="d000e803cc0011050000000500000a006100000000000000000000000000000000000000" calcext:value-type="string">
            <text:p>d000e803cc0011050000000500000a0061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69]+[$Misc.$C$6]" office:value-type="float" office:value="6391588" calcext:value-type="float">
            <text:p>6391588</text:p>
          </table:table-cell>
          <table:table-cell table:formula="of:=COM.MICROSOFT.CONCAT([$Editor.B175:$Editor.AK175])" office:value-type="string" office:string-value="d1009600cd0011050000000500000a006200000000000000000000000000000000000000" calcext:value-type="string">
            <text:p>d1009600cd0011050000000500000a0062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70]+[$Misc.$C$6]" office:value-type="float" office:value="6391624" calcext:value-type="float">
            <text:p>6391624</text:p>
          </table:table-cell>
          <table:table-cell table:formula="of:=COM.MICROSOFT.CONCAT([$Editor.B176:$Editor.AK176])" office:value-type="string" office:string-value="d2002c01ce0011050000000500000a006300000000000000000000000000000000000000" calcext:value-type="string">
            <text:p>d2002c01ce0011050000000500000a0063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71]+[$Misc.$C$6]" office:value-type="float" office:value="6391660" calcext:value-type="float">
            <text:p>6391660</text:p>
          </table:table-cell>
          <table:table-cell table:formula="of:=COM.MICROSOFT.CONCAT([$Editor.B177:$Editor.AK177])" office:value-type="string" office:string-value="d3009001cf0011050000000500000a006400000000000000000000000000000000000000" calcext:value-type="string">
            <text:p>d3009001cf0011050000000500000a0064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72]+[$Misc.$C$6]" office:value-type="float" office:value="6391696" calcext:value-type="float">
            <text:p>6391696</text:p>
          </table:table-cell>
          <table:table-cell table:formula="of:=COM.MICROSOFT.CONCAT([$Editor.B178:$Editor.AK178])" office:value-type="string" office:string-value="d400e803d00011050000000500000a006500000000000000000000000000000000000000" calcext:value-type="string">
            <text:p>d400e803d00011050000000500000a0065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73]+[$Misc.$C$6]" office:value-type="float" office:value="6391732" calcext:value-type="float">
            <text:p>6391732</text:p>
          </table:table-cell>
          <table:table-cell table:formula="of:=COM.MICROSOFT.CONCAT([$Editor.B179:$Editor.AK179])" office:value-type="string" office:string-value="d500e803d10011050000000500000a006600000000000000000000000000000000000000" calcext:value-type="string">
            <text:p>d500e803d10011050000000500000a0066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74]+[$Misc.$C$6]" office:value-type="float" office:value="6391768" calcext:value-type="float">
            <text:p>6391768</text:p>
          </table:table-cell>
          <table:table-cell table:formula="of:=COM.MICROSOFT.CONCAT([$Editor.B180:$Editor.AK180])" office:value-type="string" office:string-value="d600e803d20011050000000500000a006700000000000000000000000000000000000000" calcext:value-type="string">
            <text:p>d600e803d20011050000000500000a0067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75]+[$Misc.$C$6]" office:value-type="float" office:value="6391804" calcext:value-type="float">
            <text:p>6391804</text:p>
          </table:table-cell>
          <table:table-cell table:formula="of:=COM.MICROSOFT.CONCAT([$Editor.B181:$Editor.AK181])" office:value-type="string" office:string-value="d700f401d300110500000005000014006800000000000000000000000000000000000000" calcext:value-type="string">
            <text:p>d700f401d3001105000000050000140068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76]+[$Misc.$C$6]" office:value-type="float" office:value="6391840" calcext:value-type="float">
            <text:p>6391840</text:p>
          </table:table-cell>
          <table:table-cell table:formula="of:=COM.MICROSOFT.CONCAT([$Editor.B182:$Editor.AK182])" office:value-type="string" office:string-value="d800f401d400110500000005000014006900000000000000000000000000000000000000" calcext:value-type="string">
            <text:p>d800f401d4001105000000050000140069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77]+[$Misc.$C$6]" office:value-type="float" office:value="6391876" calcext:value-type="float">
            <text:p>6391876</text:p>
          </table:table-cell>
          <table:table-cell table:formula="of:=COM.MICROSOFT.CONCAT([$Editor.B183:$Editor.AK183])" office:value-type="string" office:string-value="d900e803d500110500000005000014006a00000000000000000000000000000000000000" calcext:value-type="string">
            <text:p>d900e803d500110500000005000014006a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78]+[$Misc.$C$6]" office:value-type="float" office:value="6391912" calcext:value-type="float">
            <text:p>6391912</text:p>
          </table:table-cell>
          <table:table-cell table:formula="of:=COM.MICROSOFT.CONCAT([$Editor.B184:$Editor.AK184])" office:value-type="string" office:string-value="da009808d600110000000005000000006b00000000000000000000000000000000000000" calcext:value-type="string">
            <text:p>da009808d600110000000005000000006b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79]+[$Misc.$C$6]" office:value-type="float" office:value="6391948" calcext:value-type="float">
            <text:p>6391948</text:p>
          </table:table-cell>
          <table:table-cell table:formula="of:=COM.MICROSOFT.CONCAT([$Editor.B185:$Editor.AK185])" office:value-type="string" office:string-value="db00e803d700110100000005000000006d00000000000000000000000000000000000000" calcext:value-type="string">
            <text:p>db00e803d700110100000005000000006d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80]+[$Misc.$C$6]" office:value-type="float" office:value="6391984" calcext:value-type="float">
            <text:p>6391984</text:p>
          </table:table-cell>
          <table:table-cell table:formula="of:=COM.MICROSOFT.CONCAT([$Editor.B186:$Editor.AK186])" office:value-type="string" office:string-value="dc00e803d800110200000005000000006e00000000000000000000000000000000000000" calcext:value-type="string">
            <text:p>dc00e803d800110200000005000000006e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81]+[$Misc.$C$6]" office:value-type="float" office:value="6392020" calcext:value-type="float">
            <text:p>6392020</text:p>
          </table:table-cell>
          <table:table-cell table:formula="of:=COM.MICROSOFT.CONCAT([$Editor.B187:$Editor.AK187])" office:value-type="string" office:string-value="dd000000d900110000000005000000007000000000000000000000000000000000000000" calcext:value-type="string">
            <text:p>dd000000d9001100000000050000000070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82]+[$Misc.$C$6]" office:value-type="float" office:value="6392056" calcext:value-type="float">
            <text:p>6392056</text:p>
          </table:table-cell>
          <table:table-cell table:formula="of:=COM.MICROSOFT.CONCAT([$Editor.B188:$Editor.AK188])" office:value-type="string" office:string-value="de005000da00110000000005000000007100000000000000000000000000000000000000" calcext:value-type="string">
            <text:p>de005000da001100000000050000000071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83]+[$Misc.$C$6]" office:value-type="float" office:value="6392092" calcext:value-type="float">
            <text:p>6392092</text:p>
          </table:table-cell>
          <table:table-cell table:formula="of:=COM.MICROSOFT.CONCAT([$Editor.B189:$Editor.AK189])" office:value-type="string" office:string-value="df00e803db0011000000000500001a007200000000000000000000000000000000000000" calcext:value-type="string">
            <text:p>df00e803db0011000000000500001a0072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84]+[$Misc.$C$6]" office:value-type="float" office:value="6392128" calcext:value-type="float">
            <text:p>6392128</text:p>
          </table:table-cell>
          <table:table-cell table:formula="of:=COM.MICROSOFT.CONCAT([$Editor.B190:$Editor.AK190])" office:value-type="string" office:string-value="e000e803dc0011000000000500001a007300000000000000000000000000000000000000" calcext:value-type="string">
            <text:p>e000e803dc0011000000000500001a0073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85]+[$Misc.$C$6]" office:value-type="float" office:value="6392164" calcext:value-type="float">
            <text:p>6392164</text:p>
          </table:table-cell>
          <table:table-cell table:formula="of:=COM.MICROSOFT.CONCAT([$Editor.B191:$Editor.AK191])" office:value-type="string" office:string-value="e100e803dd0011000000000500001a007400000000000000000000000000000000000000" calcext:value-type="string">
            <text:p>e100e803dd0011000000000500001a0074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86]+[$Misc.$C$6]" office:value-type="float" office:value="6392200" calcext:value-type="float">
            <text:p>6392200</text:p>
          </table:table-cell>
          <table:table-cell table:formula="of:=COM.MICROSOFT.CONCAT([$Editor.B192:$Editor.AK192])" office:value-type="string" office:string-value="e200e803de0011000000000500001b007500000000000000000000000000000000000000" calcext:value-type="string">
            <text:p>e200e803de0011000000000500001b0075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87]+[$Misc.$C$6]" office:value-type="float" office:value="6392236" calcext:value-type="float">
            <text:p>6392236</text:p>
          </table:table-cell>
          <table:table-cell table:formula="of:=COM.MICROSOFT.CONCAT([$Editor.B193:$Editor.AK193])" office:value-type="string" office:string-value="e300e803df0011000000000500001c007600000000000000000000000000000000000000" calcext:value-type="string">
            <text:p>e300e803df0011000000000500001c0076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88]+[$Misc.$C$6]" office:value-type="float" office:value="6392272" calcext:value-type="float">
            <text:p>6392272</text:p>
          </table:table-cell>
          <table:table-cell table:formula="of:=COM.MICROSOFT.CONCAT([$Editor.B194:$Editor.AK194])" office:value-type="string" office:string-value="e400e803e000110000000005000026007700000000000000000000000000000000000000" calcext:value-type="string">
            <text:p>e400e803e0001100000000050000260077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89]+[$Misc.$C$6]" office:value-type="float" office:value="6392308" calcext:value-type="float">
            <text:p>6392308</text:p>
          </table:table-cell>
          <table:table-cell table:formula="of:=COM.MICROSOFT.CONCAT([$Editor.B195:$Editor.AK195])" office:value-type="string" office:string-value="e500e803e10011000000000500001a007800000000000000000000000000000000000000" calcext:value-type="string">
            <text:p>e500e803e10011000000000500001a0078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90]+[$Misc.$C$6]" office:value-type="float" office:value="6392344" calcext:value-type="float">
            <text:p>6392344</text:p>
          </table:table-cell>
          <table:table-cell table:formula="of:=COM.MICROSOFT.CONCAT([$Editor.B196:$Editor.AK196])" office:value-type="string" office:string-value="e600e803e20011000000000500001a007900000000000000000000000000000000000000" calcext:value-type="string">
            <text:p>e600e803e20011000000000500001a007900000000000000000000000000000000000000</text:p>
          </table:table-cell>
          <table:table-cell table:number-columns-repeated="16381"/>
        </table:table-row>
        <table:table-row table:style-name="ro1">
          <table:table-cell table:style-name="ce90" table:formula="of:=[$Misc.$C$9]" office:value-type="string" office:string-value="totkol.gba" calcext:value-type="string">
            <text:p>totkol.gba</text:p>
          </table:table-cell>
          <table:table-cell table:formula="of:=[.B191]+[$Misc.$C$6]" office:value-type="float" office:value="6392380" calcext:value-type="float">
            <text:p>6392380</text:p>
          </table:table-cell>
          <table:table-cell table:formula="of:=COM.MICROSOFT.CONCAT([$Editor.B197:$Editor.AK197])" office:value-type="string" office:string-value="980198087601110500000005000000007a00000000000000000000000000000000000000" calcext:value-type="string">
            <text:p>980198087601110500000005000000007a00000000000000000000000000000000000000</text:p>
          </table:table-cell>
          <table:table-cell table:number-columns-repeated="16381"/>
        </table:table-row>
        <table:table-row table:style-name="ro1" table:number-rows-repeated="31">
          <table:table-cell table:style-name="ce90"/>
          <table:table-cell table:number-columns-repeated="16383"/>
        </table:table-row>
        <table:table-row table:style-name="ro1" table:number-rows-repeated="104835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07T06:40:14.218000000</dc:date>
    <meta:editing-duration>PT5H1M34S</meta:editing-duration>
    <meta:editing-cycles>174</meta:editing-cycles>
    <meta:generator>LibreOffice/7.4.5.1$Windows_X86_64 LibreOffice_project/9c0871452b3918c1019dde9bfac75448afc4b57f</meta:generator>
    <meta:document-statistic meta:table-count="5" meta:cell-count="15979" meta:object-count="0"/>
  </office:meta>
</office:document-meta>
</file>